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006cm"/>
    </style:style>
    <style:style style:name="co10" style:family="table-column">
      <style:table-column-properties fo:break-before="auto" style:column-width="3.009cm"/>
    </style:style>
    <style:style style:name="co11" style:family="table-column">
      <style:table-column-properties fo:break-before="auto" style:column-width="1.00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Calibration">
      <style:table-properties table:display="true" style:writing-mode="lr-tb"/>
    </style:style>
    <style:style style:name="ta3" style:family="table" style:master-page-name="PageStyle_5f_Valuation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5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3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/>
      <style:paragraph-properties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36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36">
      <style:table-cell-properties style:glyph-orientation-vertical="0" fo:border-bottom="0.06pt solid #000000" fo:background-color="#e6e6e6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36">
      <style:table-cell-properties style:glyph-orientation-vertical="0" fo:border-bottom="0.06pt solid #000000" fo:background-color="#e6e6e6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6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3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3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36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3333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36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36">
      <style:table-cell-properties style:glyph-orientation-vertical="0" fo:border-bottom="0.06pt solid #000000" fo:background-color="#ffff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37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37">
      <style:table-cell-properties style:glyph-orientation-vertical="0" fo:border-bottom="0.06pt solid #000000" fo:background-color="#e6e6e6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37">
      <style:table-cell-properties style:glyph-orientation-vertical="0" fo:border-bottom="0.06pt solid #000000" fo:background-color="#e6e6e6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/>
      <style:paragraph-properties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c0c0c0" style:text-outline="false" style:text-line-through-style="none" style:font-name="Arial" fo:font-size="10pt" fo:language="en" fo:country="US" fo:font-style="normal" fo:text-shadow="none" style:text-underline-style="none" fo:font-weight="normal" style:font-name-asian="SimSun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420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38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39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3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3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2" table:maximum-difference="0.0001"/>
      </table:calculation-settings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0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8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9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Curve Calibration/lib" calcext:value-type="string">
            <text:p>/Users/fries/Documents/Development/finmath experiments/spreadsheets/Curve Calibration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4.0.12" calcext:value-type="string">
            <text:p>4.0.12</text:p>
          </table:table-cell>
          <table:table-cell/>
          <table:table-cell office:value-type="string" calcext:value-type="string">
            <text:p>Path:</text:p>
          </table:table-cell>
          <table:table-cell table:style-name="ce8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9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Documents/Development/finmath experiments/spreadsheets/Curve Calibration" calcext:value-type="string">
            <text:p>/Users/fries/Documents/Development/finmath experiments/spreadsheets/Curve Calibration</text:p>
          </table:table-cell>
          <table:table-cell table:number-columns-repeated="25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libration" table:style-name="ta2" table:print="false">
        <office:forms form:automatic-focus="false" form:apply-design-mode="false"/>
        <table:table-column table:style-name="co6" table:default-cell-style-name="ce11"/>
        <table:table-column table:style-name="co7" table:number-columns-repeated="255" table:default-cell-style-name="ce11"/>
        <table:table-column table:style-name="co7" table:number-columns-repeated="768" table:default-cell-style-name="Default"/>
        <table:table-row table:style-name="ro2">
          <table:table-cell table:number-columns-repeated="256"/>
          <table:table-cell table:style-name="ce11" table:number-columns-repeated="2"/>
          <table:table-cell table:number-columns-repeated="766"/>
        </table:table-row>
        <table:table-row table:style-name="ro3">
          <table:table-cell/>
          <table:table-cell table:style-name="ce17" office:value-type="string" calcext:value-type="string">
            <text:p><text:span text:style-name="T3"><text:a xlink:href="mailto:info@finmath.net" xlink:type="simple">Calibrate Discount and Forward Curves to Market Data (- please send feedback to info@finmath.net -)</text:a></text:span></text:p>
          </table:table-cell>
          <table:table-cell table:number-columns-repeated="7"/>
          <table:table-cell table:style-name="ce42" office:value-type="string" calcext:value-type="string">
            <text:p>Color Coding:</text:p>
          </table:table-cell>
          <table:table-cell table:style-name="ce44" office:value-type="string" calcext:value-type="string">
            <text:p>INPUT</text:p>
          </table:table-cell>
          <table:table-cell table:number-columns-repeated="245"/>
          <table:table-cell table:style-name="ce11" table:number-columns-repeated="2"/>
          <table:table-cell table:number-columns-repeated="766"/>
        </table:table-row>
        <table:table-row table:style-name="ro2">
          <table:table-cell table:number-columns-repeated="9"/>
          <table:table-cell table:style-name="ce43"/>
          <table:table-cell table:style-name="ce45" office:value-type="string" calcext:value-type="string">
            <text:p>INPUT</text:p>
          </table:table-cell>
          <table:table-cell table:number-columns-repeated="245"/>
          <table:table-cell table:style-name="ce11" table:number-columns-repeated="2"/>
          <table:table-cell table:number-columns-repeated="766"/>
        </table:table-row>
        <table:table-row table:style-name="ro2">
          <table:table-cell table:number-columns-repeated="9"/>
          <table:table-cell table:style-name="ce42" office:value-type="string" calcext:value-type="string">
            <text:p>Note:</text:p>
          </table:table-cell>
          <table:table-cell table:style-name="ce46" office:value-type="string" calcext:value-type="string">
            <text:p>To add data, duplicate a whole row (ensure to include the formulas at the end of the input fields)</text:p>
          </table:table-cell>
          <table:table-cell table:number-columns-repeated="245"/>
          <table:table-cell table:style-name="ce11" table:number-columns-repeated="2"/>
          <table:table-cell table:number-columns-repeated="766"/>
        </table:table-row>
        <table:table-row table:style-name="ro2">
          <table:table-cell/>
          <table:table-cell table:style-name="ce18" office:value-type="string" calcext:value-type="string">
            <text:p>Create Collection of Calibrated Curves from Market Data</text:p>
          </table:table-cell>
          <table:table-cell table:style-name="ce18"/>
          <table:table-cell table:number-columns-repeated="253"/>
          <table:table-cell table:style-name="ce11" table:number-columns-repeated="3"/>
          <table:table-cell table:number-columns-repeated="765"/>
        </table:table-row>
        <table:table-row table:style-name="ro2">
          <table:table-cell table:number-columns-repeated="256"/>
          <table:table-cell table:style-name="ce11" table:number-columns-repeated="4"/>
          <table:table-cell table:number-columns-repeated="764"/>
        </table:table-row>
        <table:table-row table:style-name="ro2">
          <table:table-cell/>
          <table:table-cell table:style-name="ce19" office:value-type="string" calcext:value-type="string">
            <text:p>Object</text:p>
          </table:table-cell>
          <table:table-cell table:style-name="ce19"/>
          <table:table-cell/>
          <table:table-cell table:style-name="ce19" office:value-type="string" calcext:value-type="string">
            <text:p>Common parameters</text:p>
          </table:table-cell>
          <table:table-cell table:style-name="ce19" table:number-columns-repeated="3"/>
          <table:table-cell table:number-columns-repeated="248"/>
          <table:table-cell table:style-name="ce11" table:number-columns-repeated="4"/>
          <table:table-cell table:number-columns-repeated="764"/>
        </table:table-row>
        <table:table-row table:style-name="ro2">
          <table:table-cell/>
          <table:table-cell table:style-name="ce20" table:formula="of:=INFO.OBBA.OBBA.OBMAKE(&quot;calibratedCurves&quot;;obLibs&amp;&quot;net.finmath.marketdata.calibration.CalibratedCurves&quot;;INFO.OBBA.OBBA.OBMAKE(&quot;&quot;;&quot;net.finmath.marketdata.calibration.CalibratedCurves$CalibrationSpec[]&quot;;[.B17:.B126]))" office:value-type="string" office:string-value="calibratedCurves &#10;[2660]" calcext:value-type="string">
            <text:p>calibratedCurves </text:p>
            <text:p>[2660]</text:p>
          </table:table-cell>
          <table:table-cell table:number-columns-repeated="2"/>
          <table:table-cell table:formula="of:=INFO.OBBA.OBBA.OBMAKE(&quot;baseDate-&quot;&amp;SHEET();&quot;Date&quot;;[.F8])" office:value-type="string" office:string-value="baseDate-2 &#10;[15]" calcext:value-type="string">
            <text:p>baseDate-2 </text:p>
            <text:p>[15]</text:p>
          </table:table-cell>
          <table:table-cell table:style-name="ce37" office:value-type="date" office:date-value="2012-01-15" calcext:value-type="date">
            <text:p>15.01.2012</text:p>
          </table:table-cell>
          <table:table-cell table:number-columns-repeated="250"/>
          <table:table-cell table:style-name="ce11" table:number-columns-repeated="4"/>
          <table:table-cell table:number-columns-repeated="764"/>
        </table:table-row>
        <table:table-row table:style-name="ro2">
          <table:table-cell/>
          <table:table-cell table:style-name="ce20"/>
          <table:table-cell table:number-columns-repeated="2"/>
          <table:table-cell table:formula="of:=INFO.OBBA.OBBA.OBMAKE(&quot;spotDate-&quot;&amp;SHEET();&quot;Date&quot;;[.F9])" office:value-type="string" office:string-value="spotDate-2 &#10;[16]" calcext:value-type="string">
            <text:p>spotDate-2 </text:p>
            <text:p>[16]</text:p>
          </table:table-cell>
          <table:table-cell table:style-name="ce37" office:value-type="date" office:date-value="2012-01-17" calcext:value-type="date">
            <text:p>17.01.2012</text:p>
          </table:table-cell>
          <table:table-cell table:number-columns-repeated="4"/>
          <table:table-cell table:style-name="ce47" office:value-type="string" calcext:value-type="string">
            <text:p>See sheet „Curves View“ for result of calibration</text:p>
          </table:table-cell>
          <table:table-cell table:style-name="ce31"/>
          <table:table-cell table:number-columns-repeated="244"/>
          <table:table-cell table:style-name="ce11" table:number-columns-repeated="4"/>
          <table:table-cell table:number-columns-repeated="764"/>
        </table:table-row>
        <table:table-row table:style-name="ro2">
          <table:table-cell/>
          <table:table-cell table:style-name="ce20"/>
          <table:table-cell table:number-columns-repeated="2"/>
          <table:table-cell table:formula="of:=INFO.OBBA.OBBA.OBMAKE(&quot;shortPeriod-&quot;&amp;SHEET();&quot;String&quot;;[.F10])" office:value-type="string" office:string-value="shortPeriod-2 &#10;[17]" calcext:value-type="string">
            <text:p>shortPeriod-2 </text:p>
            <text:p>[17]</text:p>
          </table:table-cell>
          <table:table-cell table:style-name="ce34" office:value-type="string" calcext:value-type="string">
            <text:p>first</text:p>
          </table:table-cell>
          <table:table-cell table:number-columns-repeated="5"/>
          <table:table-cell table:style-name="ce31"/>
          <table:table-cell table:number-columns-repeated="244"/>
          <table:table-cell table:style-name="ce11" table:number-columns-repeated="4"/>
          <table:table-cell table:number-columns-repeated="764"/>
        </table:table-row>
        <table:table-row table:style-name="ro2">
          <table:table-cell/>
          <table:table-cell table:style-name="ce20"/>
          <table:table-cell table:number-columns-repeated="2"/>
          <table:table-cell table:style-name="ce31" table:formula="of:=INFO.OBBA.OBBA.OBMAKE(&quot;businessDayCal-&quot;&amp;SHEET();obLibs&amp;&quot;net.finmath.time.businessdaycalendar.&quot;&amp;[.F11])" office:value-type="string" office:string-value="businessDayCal-2 &#10;[25]" calcext:value-type="string">
            <text:p>businessDayCal-2 </text:p>
            <text:p>[25]</text:p>
          </table:table-cell>
          <table:table-cell table:style-name="ce38" office:value-type="string" calcext:value-type="string">
            <text:p>BusinessdayCalendarExcludingTARGETHolidays</text:p>
          </table:table-cell>
          <table:table-cell table:number-columns-repeated="4"/>
          <table:table-cell table:style-name="ce31" table:number-columns-repeated="2"/>
          <table:table-cell table:number-columns-repeated="244"/>
          <table:table-cell table:style-name="ce11" table:number-columns-repeated="4"/>
          <table:table-cell table:number-columns-repeated="764"/>
        </table:table-row>
        <table:table-row table:style-name="ro2">
          <table:table-cell/>
          <table:table-cell table:style-name="ce20"/>
          <table:table-cell table:number-columns-repeated="8"/>
          <table:table-cell table:style-name="ce31" table:number-columns-repeated="2"/>
          <table:table-cell table:number-columns-repeated="244"/>
          <table:table-cell table:style-name="ce11" table:number-columns-repeated="4"/>
          <table:table-cell table:number-columns-repeated="764"/>
        </table:table-row>
        <table:table-row table:style-name="ro2">
          <table:table-cell table:number-columns-repeated="4"/>
          <table:table-cell table:style-name="ce32" office:value-type="string" calcext:value-type="string">
            <text:p>Define the receiver leg here. Specify a name for a curve for the forward of leave the name empty.</text:p>
          </table:table-cell>
          <table:table-cell table:style-name="ce19" table:number-columns-repeated="8"/>
          <table:table-cell/>
          <table:table-cell table:style-name="ce32" office:value-type="string" calcext:value-type="string">
            <text:p>Define the payer leg here.</text:p>
          </table:table-cell>
          <table:table-cell table:style-name="ce19" table:number-columns-repeated="8"/>
          <table:table-cell/>
          <table:table-cell table:style-name="ce58" office:value-type="string" calcext:value-type="string">
            <text:p>Define the curve and time to calibrate from this product.</text:p>
          </table:table-cell>
          <table:table-cell table:number-columns-repeated="231"/>
          <table:table-cell table:style-name="ce11" table:number-columns-repeated="6"/>
          <table:table-cell table:number-columns-repeated="762"/>
        </table:table-row>
        <table:table-row table:style-name="ro2">
          <table:table-cell/>
          <table:table-cell table:style-name="ce21" table:formula="of:=&quot;Calibration error: &quot;&amp;(SUMPRODUCT([.C17:.C126];[.C17:.C126]))" office:value-type="string" office:string-value="Calibration error: 8,44094669374198E-031" calcext:value-type="string">
            <text:p>Calibration error: 8,44094669374198E-031</text:p>
          </table:table-cell>
          <table:table-cell table:style-name="ce25"/>
          <table:table-cell table:number-columns-repeated="253"/>
          <table:table-cell table:style-name="ce11" table:number-columns-repeated="6"/>
          <table:table-cell table:number-columns-repeated="762"/>
        </table:table-row>
        <table:table-row table:style-name="ro2">
          <table:table-cell/>
          <table:table-cell table:formula="of:=&quot;using &quot;&amp;INFO.OBBA.OBBA.OBGET(INFO.OBBA.OBBA.OBCALL(&quot;&quot;;[.B8];&quot;getLastNumberOfInterations&quot;))&amp;&quot; Iterations.&quot;" office:value-type="string" office:string-value="using 40 Iterations." calcext:value-type="string">
            <text:p>using 40 Iterations.</text:p>
          </table:table-cell>
          <table:table-cell table:number-columns-repeated="2"/>
          <table:table-cell office:value-type="string" calcext:value-type="string">
            <text:p>Reciever Leg</text:p>
          </table:table-cell>
          <table:table-cell table:number-columns-repeated="9"/>
          <table:table-cell office:value-type="string" calcext:value-type="string">
            <text:p>Payer Leg</text:p>
          </table:table-cell>
          <table:table-cell table:number-columns-repeated="9"/>
          <table:table-cell office:value-type="string" calcext:value-type="string">
            <text:p>Calibration entity</text:p>
          </table:table-cell>
          <table:table-cell table:number-columns-repeated="231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2" table:number-columns-repeated="3"/>
          <table:table-cell table:style-name="ce12" office:value-type="string" calcext:value-type="string">
            <text:p>type</text:p>
          </table:table-cell>
          <table:table-cell table:style-name="ce33" office:value-type="string" calcext:value-type="string">
            <text:p>frequency</text:p>
          </table:table-cell>
          <table:table-cell table:style-name="ce33" office:value-type="string" calcext:value-type="string">
            <text:p>maturity</text:p>
          </table:table-cell>
          <table:table-cell table:style-name="ce33" office:value-type="string" calcext:value-type="string">
            <text:p>daycounting</text:p>
          </table:table-cell>
          <table:table-cell table:style-name="ce33" office:value-type="string" calcext:value-type="string">
            <text:p>bus. day adj.</text:p>
          </table:table-cell>
          <table:table-cell table:style-name="ce33" office:value-type="string" calcext:value-type="string">
            <text:p>fixing offset</text:p>
          </table:table-cell>
          <table:table-cell table:style-name="ce33" office:value-type="string" calcext:value-type="string">
            <text:p>payment offset</text:p>
          </table:table-cell>
          <table:table-cell table:style-name="ce18" office:value-type="string" calcext:value-type="string">
            <text:p>forward curve</text:p>
          </table:table-cell>
          <table:table-cell table:style-name="ce33" office:value-type="string" calcext:value-type="string">
            <text:p>spread</text:p>
          </table:table-cell>
          <table:table-cell table:style-name="ce18" office:value-type="string" calcext:value-type="string">
            <text:p>discount curve</text:p>
          </table:table-cell>
          <table:table-cell table:style-name="ce12"/>
          <table:table-cell table:style-name="ce33" office:value-type="string" calcext:value-type="string">
            <text:p>frequency</text:p>
          </table:table-cell>
          <table:table-cell table:style-name="ce33" office:value-type="string" calcext:value-type="string">
            <text:p>maturity</text:p>
          </table:table-cell>
          <table:table-cell table:style-name="ce33" office:value-type="string" calcext:value-type="string">
            <text:p>daycounting</text:p>
          </table:table-cell>
          <table:table-cell table:style-name="ce33" office:value-type="string" calcext:value-type="string">
            <text:p>bus. day adj.</text:p>
          </table:table-cell>
          <table:table-cell table:style-name="ce33" office:value-type="string" calcext:value-type="string">
            <text:p>fixing offset</text:p>
          </table:table-cell>
          <table:table-cell table:style-name="ce33" office:value-type="string" calcext:value-type="string">
            <text:p>payment offset</text:p>
          </table:table-cell>
          <table:table-cell table:style-name="ce18" office:value-type="string" calcext:value-type="string">
            <text:p>forward curve</text:p>
          </table:table-cell>
          <table:table-cell table:style-name="ce33" office:value-type="string" calcext:value-type="string">
            <text:p>spread</text:p>
          </table:table-cell>
          <table:table-cell table:style-name="ce18" office:value-type="string" calcext:value-type="string">
            <text:p>discount curve</text:p>
          </table:table-cell>
          <table:table-cell table:style-name="ce12"/>
          <table:table-cell table:style-name="ce12" office:value-type="string" calcext:value-type="string">
            <text:p>calibration curve</text:p>
          </table:table-cell>
          <table:table-cell table:style-name="ce59" office:value-type="string" calcext:value-type="string">
            <text:p>calibration time</text:p>
          </table:table-cell>
          <table:table-cell table:style-name="ce12"/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enor rec</text:p>
          </table:table-cell>
          <table:table-cell table:style-name="ce12" office:value-type="string" calcext:value-type="string">
            <text:p>forward rec</text:p>
          </table:table-cell>
          <table:table-cell table:style-name="ce12" office:value-type="string" calcext:value-type="string">
            <text:p>spread rec</text:p>
          </table:table-cell>
          <table:table-cell table:style-name="ce12" office:value-type="string" calcext:value-type="string">
            <text:p>discount rec</text:p>
          </table:table-cell>
          <table:table-cell table:style-name="ce12" office:value-type="string" calcext:value-type="string">
            <text:p>tenor pay</text:p>
          </table:table-cell>
          <table:table-cell table:style-name="ce12" office:value-type="string" calcext:value-type="string">
            <text:p>forward pay</text:p>
          </table:table-cell>
          <table:table-cell table:style-name="ce12" office:value-type="string" calcext:value-type="string">
            <text:p>spread pay</text:p>
          </table:table-cell>
          <table:table-cell table:style-name="ce12" office:value-type="string" calcext:value-type="string">
            <text:p>disocunt pay</text:p>
          </table:table-cell>
          <table:table-cell table:style-name="ce12" office:value-type="string" calcext:value-type="string">
            <text:p>calibration curve</text:p>
          </table:table-cell>
          <table:table-cell table:style-name="ce12" office:value-type="string" calcext:value-type="string">
            <text:p>calibration time</text:p>
          </table:table-cell>
          <table:table-cell table:style-name="ce12" table:number-columns-repeated="986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7:.AL17])" office:value-type="string" office:string-value="calibItem-17 &#10;[42]" calcext:value-type="string">
            <text:p>calibItem-17 <text:line-break/>[42]</text:p>
          </table:table-cell>
          <table:table-cell table:style-name="ce22" table:formula="of:=INFO.OBBA.OBBA.OBGET(INFO.OBBA.OBBA.OBCALL(&quot;&quot;;INFO.OBBA.OBBA.OBCALL(&quot;&quot;;[.$B$8];&quot;getCalibrationProductForSpec&quot;;[.B17]);&quot;getValue&quot;;INFO.OBBA.OBBA.OBCALL(&quot;&quot;;[.$B$8];&quot;getModel&quot;)))" office:value-type="percentage" office:value="-4.39101879856629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7]" office:value-type="float" office:value="1" calcext:value-type="float">
            <text:p>1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0063" calcext:value-type="percentage">
            <text:p>0,063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7]" office:value-type="string" office:string-value="discount-EUR-OIS" calcext:value-type="string">
            <text:p>discount-EUR-OIS</text:p>
          </table:table-cell>
          <table:table-cell table:style-name="ce34" table:formula="of:=[.F17]" office:value-type="float" office:value="1" calcext:value-type="float">
            <text:p>1</text:p>
          </table:table-cell>
          <table:table-cell/>
          <table:table-cell table:style-name="ce60" table:formula="of:=INFO.OBBA.OBBA.OBMAKE([.AB$16]&amp;&quot;-&quot;&amp;ROW();&quot;String&quot;;[.D17])" office:value-type="string" office:string-value="type-17 &#10;[18]" calcext:value-type="string">
            <text:p>type-17 <text:line-break/>[18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7]);INFO.OBBA.OBBA.OBMAKE(&quot;&quot;;&quot;double&quot;;[.F17]);INFO.OBBA.OBBA.OBMAKE(&quot;&quot;;&quot;String&quot;;[.G17]);[.$E$10];INFO.OBBA.OBBA.OBMAKE(&quot;&quot;;&quot;String&quot;;[.H17]);[.$E$11];INFO.OBBA.OBBA.OBMAKE(&quot;&quot;;&quot;int&quot;;[.I17]);INFO.OBBA.OBBA.OBMAKE(&quot;&quot;;&quot;int&quot;;[.J17]))" office:value-type="string" office:string-value="tenor rec-17 &#10;[26]" calcext:value-type="string">
            <text:p>tenor rec-17 <text:line-break/>[26]</text:p>
          </table:table-cell>
          <table:table-cell table:style-name="ce60" table:formula="of:=INFO.OBBA.OBBA.OBMAKE([.AD$16]&amp;&quot;-&quot;&amp;ROW();&quot;String&quot;;[.K17])" office:value-type="string" office:string-value="forward rec-17 &#10;[27]" calcext:value-type="string">
            <text:p>forward rec-17 <text:line-break/>[27]</text:p>
          </table:table-cell>
          <table:table-cell table:style-name="ce60" table:formula="of:=INFO.OBBA.OBBA.OBMAKE([.AE$16]&amp;&quot;-&quot;&amp;ROW();&quot;double&quot;;[.L17])" office:value-type="string" office:string-value="spread rec-17 &#10;[28]" calcext:value-type="string">
            <text:p>spread rec-17 <text:line-break/>[28]</text:p>
          </table:table-cell>
          <table:table-cell table:style-name="ce60" table:formula="of:=INFO.OBBA.OBBA.OBMAKE([.AF$16]&amp;&quot;-&quot;&amp;ROW();&quot;String&quot;;[.M17])" office:value-type="string" office:string-value="discount rec-17 &#10;[29]" calcext:value-type="string">
            <text:p>discount rec-17 <text:line-break/>[2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7]);INFO.OBBA.OBBA.OBMAKE(&quot;&quot;;&quot;double&quot;;[.P17]);INFO.OBBA.OBBA.OBMAKE(&quot;&quot;;&quot;String&quot;;[.Q17]);[.$E$10];INFO.OBBA.OBBA.OBMAKE(&quot;&quot;;&quot;String&quot;;[.H17]);[.$E$11];INFO.OBBA.OBBA.OBMAKE(&quot;&quot;;&quot;int&quot;;[.S17]);INFO.OBBA.OBBA.OBMAKE(&quot;&quot;;&quot;int&quot;;[.T17]))" office:value-type="string" office:string-value="tenor pay-17 &#10;[36]" calcext:value-type="string">
            <text:p>tenor pay-17 <text:line-break/>[36]</text:p>
          </table:table-cell>
          <table:table-cell table:style-name="ce60" table:formula="of:=INFO.OBBA.OBBA.OBMAKE([.AH$16]&amp;&quot;-&quot;&amp;ROW();&quot;String&quot;;[.U17])" office:value-type="string" office:string-value="forward pay-17 &#10;[37]" calcext:value-type="string">
            <text:p>forward pay-17 <text:line-break/>[37]</text:p>
          </table:table-cell>
          <table:table-cell table:style-name="ce60" table:formula="of:=INFO.OBBA.OBBA.OBMAKE([.AI$16]&amp;&quot;-&quot;&amp;ROW();&quot;double&quot;;[.V17])" office:value-type="string" office:string-value="spread pay-17 &#10;[38]" calcext:value-type="string">
            <text:p>spread pay-17 <text:line-break/>[38]</text:p>
          </table:table-cell>
          <table:table-cell table:style-name="ce60" table:formula="of:=INFO.OBBA.OBBA.OBMAKE([.AJ$16]&amp;&quot;-&quot;&amp;ROW();&quot;String&quot;;[.W17])" office:value-type="string" office:string-value="disocunt pay-17 &#10;[39]" calcext:value-type="string">
            <text:p>disocunt pay-17 <text:line-break/>[39]</text:p>
          </table:table-cell>
          <table:table-cell table:style-name="ce60" table:formula="of:=INFO.OBBA.OBBA.OBMAKE([.AK$16]&amp;&quot;-&quot;&amp;ROW();&quot;String&quot;;[.Y17])" office:value-type="string" office:string-value="calibration curve-17 &#10;[40]" calcext:value-type="string">
            <text:p>calibration curve-17 <text:line-break/>[40]</text:p>
          </table:table-cell>
          <table:table-cell table:style-name="ce60" table:formula="of:=INFO.OBBA.OBBA.OBMAKE([.AL$16]&amp;&quot;-&quot;&amp;ROW();&quot;double&quot;;[.Z17])" office:value-type="string" office:string-value="calibration time-17 &#10;[41]" calcext:value-type="string">
            <text:p>calibration time-17 <text:line-break/>[4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8:.AL18])" office:value-type="string" office:string-value="calibItem-18 &#10;[66]" calcext:value-type="string">
            <text:p>calibItem-18 <text:line-break/>[66]</text:p>
          </table:table-cell>
          <table:table-cell table:style-name="ce22" table:formula="of:=INFO.OBBA.OBBA.OBGET(INFO.OBBA.OBBA.OBCALL(&quot;&quot;;INFO.OBBA.OBBA.OBCALL(&quot;&quot;;[.$B$8];&quot;getCalibrationProductForSpec&quot;;[.B18]);&quot;getValue&quot;;INFO.OBBA.OBBA.OBCALL(&quot;&quot;;[.$B$8];&quot;getModel&quot;)))" office:value-type="percentage" office:value="-2.45029690981724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8]" office:value-type="float" office:value="2" calcext:value-type="float">
            <text:p>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01" calcext:value-type="percentage">
            <text:p>0,101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8]" office:value-type="string" office:string-value="discount-EUR-OIS" calcext:value-type="string">
            <text:p>discount-EUR-OIS</text:p>
          </table:table-cell>
          <table:table-cell table:style-name="ce34" table:formula="of:=[.F18]" office:value-type="float" office:value="2" calcext:value-type="float">
            <text:p>2</text:p>
          </table:table-cell>
          <table:table-cell/>
          <table:table-cell table:style-name="ce60" table:formula="of:=INFO.OBBA.OBBA.OBMAKE([.AB$16]&amp;&quot;-&quot;&amp;ROW();&quot;String&quot;;[.D18])" office:value-type="string" office:string-value="type-18 &#10;[43]" calcext:value-type="string">
            <text:p>type-18 <text:line-break/>[4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8]);INFO.OBBA.OBBA.OBMAKE(&quot;&quot;;&quot;double&quot;;[.F18]);INFO.OBBA.OBBA.OBMAKE(&quot;&quot;;&quot;String&quot;;[.G18]);[.$E$10];INFO.OBBA.OBBA.OBMAKE(&quot;&quot;;&quot;String&quot;;[.H18]);[.$E$11];INFO.OBBA.OBBA.OBMAKE(&quot;&quot;;&quot;int&quot;;[.I18]);INFO.OBBA.OBBA.OBMAKE(&quot;&quot;;&quot;int&quot;;[.J18]))" office:value-type="string" office:string-value="tenor rec-18 &#10;[50]" calcext:value-type="string">
            <text:p>tenor rec-18 <text:line-break/>[50]</text:p>
          </table:table-cell>
          <table:table-cell table:style-name="ce60" table:formula="of:=INFO.OBBA.OBBA.OBMAKE([.AD$16]&amp;&quot;-&quot;&amp;ROW();&quot;String&quot;;[.K18])" office:value-type="string" office:string-value="forward rec-18 &#10;[51]" calcext:value-type="string">
            <text:p>forward rec-18 <text:line-break/>[51]</text:p>
          </table:table-cell>
          <table:table-cell table:style-name="ce60" table:formula="of:=INFO.OBBA.OBBA.OBMAKE([.AE$16]&amp;&quot;-&quot;&amp;ROW();&quot;double&quot;;[.L18])" office:value-type="string" office:string-value="spread rec-18 &#10;[52]" calcext:value-type="string">
            <text:p>spread rec-18 <text:line-break/>[52]</text:p>
          </table:table-cell>
          <table:table-cell table:style-name="ce60" table:formula="of:=INFO.OBBA.OBBA.OBMAKE([.AF$16]&amp;&quot;-&quot;&amp;ROW();&quot;String&quot;;[.M18])" office:value-type="string" office:string-value="discount rec-18 &#10;[53]" calcext:value-type="string">
            <text:p>discount rec-18 <text:line-break/>[5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8]);INFO.OBBA.OBBA.OBMAKE(&quot;&quot;;&quot;double&quot;;[.P18]);INFO.OBBA.OBBA.OBMAKE(&quot;&quot;;&quot;String&quot;;[.Q18]);[.$E$10];INFO.OBBA.OBBA.OBMAKE(&quot;&quot;;&quot;String&quot;;[.H18]);[.$E$11];INFO.OBBA.OBBA.OBMAKE(&quot;&quot;;&quot;int&quot;;[.S18]);INFO.OBBA.OBBA.OBMAKE(&quot;&quot;;&quot;int&quot;;[.T18]))" office:value-type="string" office:string-value="tenor pay-18 &#10;[60]" calcext:value-type="string">
            <text:p>tenor pay-18 <text:line-break/>[60]</text:p>
          </table:table-cell>
          <table:table-cell table:style-name="ce60" table:formula="of:=INFO.OBBA.OBBA.OBMAKE([.AH$16]&amp;&quot;-&quot;&amp;ROW();&quot;String&quot;;[.U18])" office:value-type="string" office:string-value="forward pay-18 &#10;[61]" calcext:value-type="string">
            <text:p>forward pay-18 <text:line-break/>[61]</text:p>
          </table:table-cell>
          <table:table-cell table:style-name="ce60" table:formula="of:=INFO.OBBA.OBBA.OBMAKE([.AI$16]&amp;&quot;-&quot;&amp;ROW();&quot;double&quot;;[.V18])" office:value-type="string" office:string-value="spread pay-18 &#10;[62]" calcext:value-type="string">
            <text:p>spread pay-18 <text:line-break/>[62]</text:p>
          </table:table-cell>
          <table:table-cell table:style-name="ce60" table:formula="of:=INFO.OBBA.OBBA.OBMAKE([.AJ$16]&amp;&quot;-&quot;&amp;ROW();&quot;String&quot;;[.W18])" office:value-type="string" office:string-value="disocunt pay-18 &#10;[63]" calcext:value-type="string">
            <text:p>disocunt pay-18 <text:line-break/>[63]</text:p>
          </table:table-cell>
          <table:table-cell table:style-name="ce60" table:formula="of:=INFO.OBBA.OBBA.OBMAKE([.AK$16]&amp;&quot;-&quot;&amp;ROW();&quot;String&quot;;[.Y18])" office:value-type="string" office:string-value="calibration curve-18 &#10;[64]" calcext:value-type="string">
            <text:p>calibration curve-18 <text:line-break/>[64]</text:p>
          </table:table-cell>
          <table:table-cell table:style-name="ce60" table:formula="of:=INFO.OBBA.OBBA.OBMAKE([.AL$16]&amp;&quot;-&quot;&amp;ROW();&quot;double&quot;;[.Z18])" office:value-type="string" office:string-value="calibration time-18 &#10;[65]" calcext:value-type="string">
            <text:p>calibration time-18 <text:line-break/>[6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9:.AL19])" office:value-type="string" office:string-value="calibItem-19 &#10;[90]" calcext:value-type="string">
            <text:p>calibItem-19 <text:line-break/>[90]</text:p>
          </table:table-cell>
          <table:table-cell table:style-name="ce22" table:formula="of:=INFO.OBBA.OBBA.OBGET(INFO.OBBA.OBBA.OBCALL(&quot;&quot;;INFO.OBBA.OBBA.OBCALL(&quot;&quot;;[.$B$8];&quot;getCalibrationProductForSpec&quot;;[.B19]);&quot;getValue&quot;;INFO.OBBA.OBBA.OBCALL(&quot;&quot;;[.$B$8];&quot;getModel&quot;)))" office:value-type="percentage" office:value="-9.54097911787242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9]" office:value-type="float" office:value="3" calcext:value-type="float">
            <text:p>3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94" calcext:value-type="percentage">
            <text:p>0,194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9]" office:value-type="string" office:string-value="discount-EUR-OIS" calcext:value-type="string">
            <text:p>discount-EUR-OIS</text:p>
          </table:table-cell>
          <table:table-cell table:style-name="ce34" table:formula="of:=[.F19]" office:value-type="float" office:value="3" calcext:value-type="float">
            <text:p>3</text:p>
          </table:table-cell>
          <table:table-cell/>
          <table:table-cell table:style-name="ce60" table:formula="of:=INFO.OBBA.OBBA.OBMAKE([.AB$16]&amp;&quot;-&quot;&amp;ROW();&quot;String&quot;;[.D19])" office:value-type="string" office:string-value="type-19 &#10;[67]" calcext:value-type="string">
            <text:p>type-19 <text:line-break/>[6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9]);INFO.OBBA.OBBA.OBMAKE(&quot;&quot;;&quot;double&quot;;[.F19]);INFO.OBBA.OBBA.OBMAKE(&quot;&quot;;&quot;String&quot;;[.G19]);[.$E$10];INFO.OBBA.OBBA.OBMAKE(&quot;&quot;;&quot;String&quot;;[.H19]);[.$E$11];INFO.OBBA.OBBA.OBMAKE(&quot;&quot;;&quot;int&quot;;[.I19]);INFO.OBBA.OBBA.OBMAKE(&quot;&quot;;&quot;int&quot;;[.J19]))" office:value-type="string" office:string-value="tenor rec-19 &#10;[74]" calcext:value-type="string">
            <text:p>tenor rec-19 <text:line-break/>[74]</text:p>
          </table:table-cell>
          <table:table-cell table:style-name="ce60" table:formula="of:=INFO.OBBA.OBBA.OBMAKE([.AD$16]&amp;&quot;-&quot;&amp;ROW();&quot;String&quot;;[.K19])" office:value-type="string" office:string-value="forward rec-19 &#10;[75]" calcext:value-type="string">
            <text:p>forward rec-19 <text:line-break/>[75]</text:p>
          </table:table-cell>
          <table:table-cell table:style-name="ce60" table:formula="of:=INFO.OBBA.OBBA.OBMAKE([.AE$16]&amp;&quot;-&quot;&amp;ROW();&quot;double&quot;;[.L19])" office:value-type="string" office:string-value="spread rec-19 &#10;[76]" calcext:value-type="string">
            <text:p>spread rec-19 <text:line-break/>[76]</text:p>
          </table:table-cell>
          <table:table-cell table:style-name="ce60" table:formula="of:=INFO.OBBA.OBBA.OBMAKE([.AF$16]&amp;&quot;-&quot;&amp;ROW();&quot;String&quot;;[.M19])" office:value-type="string" office:string-value="discount rec-19 &#10;[77]" calcext:value-type="string">
            <text:p>discount rec-19 <text:line-break/>[7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9]);INFO.OBBA.OBBA.OBMAKE(&quot;&quot;;&quot;double&quot;;[.P19]);INFO.OBBA.OBBA.OBMAKE(&quot;&quot;;&quot;String&quot;;[.Q19]);[.$E$10];INFO.OBBA.OBBA.OBMAKE(&quot;&quot;;&quot;String&quot;;[.H19]);[.$E$11];INFO.OBBA.OBBA.OBMAKE(&quot;&quot;;&quot;int&quot;;[.S19]);INFO.OBBA.OBBA.OBMAKE(&quot;&quot;;&quot;int&quot;;[.T19]))" office:value-type="string" office:string-value="tenor pay-19 &#10;[84]" calcext:value-type="string">
            <text:p>tenor pay-19 <text:line-break/>[84]</text:p>
          </table:table-cell>
          <table:table-cell table:style-name="ce60" table:formula="of:=INFO.OBBA.OBBA.OBMAKE([.AH$16]&amp;&quot;-&quot;&amp;ROW();&quot;String&quot;;[.U19])" office:value-type="string" office:string-value="forward pay-19 &#10;[85]" calcext:value-type="string">
            <text:p>forward pay-19 <text:line-break/>[85]</text:p>
          </table:table-cell>
          <table:table-cell table:style-name="ce60" table:formula="of:=INFO.OBBA.OBBA.OBMAKE([.AI$16]&amp;&quot;-&quot;&amp;ROW();&quot;double&quot;;[.V19])" office:value-type="string" office:string-value="spread pay-19 &#10;[86]" calcext:value-type="string">
            <text:p>spread pay-19 <text:line-break/>[86]</text:p>
          </table:table-cell>
          <table:table-cell table:style-name="ce60" table:formula="of:=INFO.OBBA.OBBA.OBMAKE([.AJ$16]&amp;&quot;-&quot;&amp;ROW();&quot;String&quot;;[.W19])" office:value-type="string" office:string-value="disocunt pay-19 &#10;[87]" calcext:value-type="string">
            <text:p>disocunt pay-19 <text:line-break/>[87]</text:p>
          </table:table-cell>
          <table:table-cell table:style-name="ce60" table:formula="of:=INFO.OBBA.OBBA.OBMAKE([.AK$16]&amp;&quot;-&quot;&amp;ROW();&quot;String&quot;;[.Y19])" office:value-type="string" office:string-value="calibration curve-19 &#10;[88]" calcext:value-type="string">
            <text:p>calibration curve-19 <text:line-break/>[88]</text:p>
          </table:table-cell>
          <table:table-cell table:style-name="ce60" table:formula="of:=INFO.OBBA.OBBA.OBMAKE([.AL$16]&amp;&quot;-&quot;&amp;ROW();&quot;double&quot;;[.Z19])" office:value-type="string" office:string-value="calibration time-19 &#10;[89]" calcext:value-type="string">
            <text:p>calibration time-19 <text:line-break/>[8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20:.AL20])" office:value-type="string" office:string-value="calibItem-20 &#10;[114]" calcext:value-type="string">
            <text:p>calibItem-20 <text:line-break/>[114]</text:p>
          </table:table-cell>
          <table:table-cell table:style-name="ce22" table:formula="of:=INFO.OBBA.OBBA.OBGET(INFO.OBBA.OBBA.OBCALL(&quot;&quot;;INFO.OBBA.OBBA.OBCALL(&quot;&quot;;[.$B$8];&quot;getCalibrationProductForSpec&quot;;[.B20]);&quot;getValue&quot;;INFO.OBBA.OBBA.OBCALL(&quot;&quot;;[.$B$8];&quot;getModel&quot;)))" office:value-type="percentage" office:value="-2.39391839684799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20]" office:value-type="float" office:value="4" calcext:value-type="float">
            <text:p>4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46" calcext:value-type="percentage">
            <text:p>0,346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20]" office:value-type="string" office:string-value="discount-EUR-OIS" calcext:value-type="string">
            <text:p>discount-EUR-OIS</text:p>
          </table:table-cell>
          <table:table-cell table:style-name="ce34" table:formula="of:=[.F20]" office:value-type="float" office:value="4" calcext:value-type="float">
            <text:p>4</text:p>
          </table:table-cell>
          <table:table-cell/>
          <table:table-cell table:style-name="ce60" table:formula="of:=INFO.OBBA.OBBA.OBMAKE([.AB$16]&amp;&quot;-&quot;&amp;ROW();&quot;String&quot;;[.D20])" office:value-type="string" office:string-value="type-20 &#10;[91]" calcext:value-type="string">
            <text:p>type-20 <text:line-break/>[9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20]);INFO.OBBA.OBBA.OBMAKE(&quot;&quot;;&quot;double&quot;;[.F20]);INFO.OBBA.OBBA.OBMAKE(&quot;&quot;;&quot;String&quot;;[.G20]);[.$E$10];INFO.OBBA.OBBA.OBMAKE(&quot;&quot;;&quot;String&quot;;[.H20]);[.$E$11];INFO.OBBA.OBBA.OBMAKE(&quot;&quot;;&quot;int&quot;;[.I20]);INFO.OBBA.OBBA.OBMAKE(&quot;&quot;;&quot;int&quot;;[.J20]))" office:value-type="string" office:string-value="tenor rec-20 &#10;[98]" calcext:value-type="string">
            <text:p>tenor rec-20 <text:line-break/>[98]</text:p>
          </table:table-cell>
          <table:table-cell table:style-name="ce60" table:formula="of:=INFO.OBBA.OBBA.OBMAKE([.AD$16]&amp;&quot;-&quot;&amp;ROW();&quot;String&quot;;[.K20])" office:value-type="string" office:string-value="forward rec-20 &#10;[99]" calcext:value-type="string">
            <text:p>forward rec-20 <text:line-break/>[99]</text:p>
          </table:table-cell>
          <table:table-cell table:style-name="ce60" table:formula="of:=INFO.OBBA.OBBA.OBMAKE([.AE$16]&amp;&quot;-&quot;&amp;ROW();&quot;double&quot;;[.L20])" office:value-type="string" office:string-value="spread rec-20 &#10;[100]" calcext:value-type="string">
            <text:p>spread rec-20 <text:line-break/>[100]</text:p>
          </table:table-cell>
          <table:table-cell table:style-name="ce60" table:formula="of:=INFO.OBBA.OBBA.OBMAKE([.AF$16]&amp;&quot;-&quot;&amp;ROW();&quot;String&quot;;[.M20])" office:value-type="string" office:string-value="discount rec-20 &#10;[101]" calcext:value-type="string">
            <text:p>discount rec-20 <text:line-break/>[10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20]);INFO.OBBA.OBBA.OBMAKE(&quot;&quot;;&quot;double&quot;;[.P20]);INFO.OBBA.OBBA.OBMAKE(&quot;&quot;;&quot;String&quot;;[.Q20]);[.$E$10];INFO.OBBA.OBBA.OBMAKE(&quot;&quot;;&quot;String&quot;;[.H20]);[.$E$11];INFO.OBBA.OBBA.OBMAKE(&quot;&quot;;&quot;int&quot;;[.S20]);INFO.OBBA.OBBA.OBMAKE(&quot;&quot;;&quot;int&quot;;[.T20]))" office:value-type="string" office:string-value="tenor pay-20 &#10;[108]" calcext:value-type="string">
            <text:p>tenor pay-20 <text:line-break/>[108]</text:p>
          </table:table-cell>
          <table:table-cell table:style-name="ce60" table:formula="of:=INFO.OBBA.OBBA.OBMAKE([.AH$16]&amp;&quot;-&quot;&amp;ROW();&quot;String&quot;;[.U20])" office:value-type="string" office:string-value="forward pay-20 &#10;[109]" calcext:value-type="string">
            <text:p>forward pay-20 <text:line-break/>[109]</text:p>
          </table:table-cell>
          <table:table-cell table:style-name="ce60" table:formula="of:=INFO.OBBA.OBBA.OBMAKE([.AI$16]&amp;&quot;-&quot;&amp;ROW();&quot;double&quot;;[.V20])" office:value-type="string" office:string-value="spread pay-20 &#10;[110]" calcext:value-type="string">
            <text:p>spread pay-20 <text:line-break/>[110]</text:p>
          </table:table-cell>
          <table:table-cell table:style-name="ce60" table:formula="of:=INFO.OBBA.OBBA.OBMAKE([.AJ$16]&amp;&quot;-&quot;&amp;ROW();&quot;String&quot;;[.W20])" office:value-type="string" office:string-value="disocunt pay-20 &#10;[111]" calcext:value-type="string">
            <text:p>disocunt pay-20 <text:line-break/>[111]</text:p>
          </table:table-cell>
          <table:table-cell table:style-name="ce60" table:formula="of:=INFO.OBBA.OBBA.OBMAKE([.AK$16]&amp;&quot;-&quot;&amp;ROW();&quot;String&quot;;[.Y20])" office:value-type="string" office:string-value="calibration curve-20 &#10;[112]" calcext:value-type="string">
            <text:p>calibration curve-20 <text:line-break/>[112]</text:p>
          </table:table-cell>
          <table:table-cell table:style-name="ce60" table:formula="of:=INFO.OBBA.OBBA.OBMAKE([.AL$16]&amp;&quot;-&quot;&amp;ROW();&quot;double&quot;;[.Z20])" office:value-type="string" office:string-value="calibration time-20 &#10;[113]" calcext:value-type="string">
            <text:p>calibration time-20 <text:line-break/>[11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21:.AL21])" office:value-type="string" office:string-value="calibItem-21 &#10;[138]" calcext:value-type="string">
            <text:p>calibItem-21 <text:line-break/>[138]</text:p>
          </table:table-cell>
          <table:table-cell table:style-name="ce22" table:formula="of:=INFO.OBBA.OBBA.OBGET(INFO.OBBA.OBBA.OBCALL(&quot;&quot;;INFO.OBBA.OBBA.OBCALL(&quot;&quot;;[.$B$8];&quot;getCalibrationProductForSpec&quot;;[.B21]);&quot;getValue&quot;;INFO.OBBA.OBBA.OBCALL(&quot;&quot;;[.$B$8];&quot;getModel&quot;)))" office:value-type="percentage" office:value="-1.37043154602168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21]" office:value-type="float" office:value="5" calcext:value-type="float">
            <text:p>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0534" calcext:value-type="percentage">
            <text:p>0,534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21]" office:value-type="string" office:string-value="discount-EUR-OIS" calcext:value-type="string">
            <text:p>discount-EUR-OIS</text:p>
          </table:table-cell>
          <table:table-cell table:style-name="ce34" table:formula="of:=[.F21]" office:value-type="float" office:value="5" calcext:value-type="float">
            <text:p>5</text:p>
          </table:table-cell>
          <table:table-cell/>
          <table:table-cell table:style-name="ce60" table:formula="of:=INFO.OBBA.OBBA.OBMAKE([.AB$16]&amp;&quot;-&quot;&amp;ROW();&quot;String&quot;;[.D21])" office:value-type="string" office:string-value="type-21 &#10;[115]" calcext:value-type="string">
            <text:p>type-21 <text:line-break/>[11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21]);INFO.OBBA.OBBA.OBMAKE(&quot;&quot;;&quot;double&quot;;[.F21]);INFO.OBBA.OBBA.OBMAKE(&quot;&quot;;&quot;String&quot;;[.G21]);[.$E$10];INFO.OBBA.OBBA.OBMAKE(&quot;&quot;;&quot;String&quot;;[.H21]);[.$E$11];INFO.OBBA.OBBA.OBMAKE(&quot;&quot;;&quot;int&quot;;[.I21]);INFO.OBBA.OBBA.OBMAKE(&quot;&quot;;&quot;int&quot;;[.J21]))" office:value-type="string" office:string-value="tenor rec-21 &#10;[122]" calcext:value-type="string">
            <text:p>tenor rec-21 <text:line-break/>[122]</text:p>
          </table:table-cell>
          <table:table-cell table:style-name="ce60" table:formula="of:=INFO.OBBA.OBBA.OBMAKE([.AD$16]&amp;&quot;-&quot;&amp;ROW();&quot;String&quot;;[.K21])" office:value-type="string" office:string-value="forward rec-21 &#10;[123]" calcext:value-type="string">
            <text:p>forward rec-21 <text:line-break/>[123]</text:p>
          </table:table-cell>
          <table:table-cell table:style-name="ce60" table:formula="of:=INFO.OBBA.OBBA.OBMAKE([.AE$16]&amp;&quot;-&quot;&amp;ROW();&quot;double&quot;;[.L21])" office:value-type="string" office:string-value="spread rec-21 &#10;[124]" calcext:value-type="string">
            <text:p>spread rec-21 <text:line-break/>[124]</text:p>
          </table:table-cell>
          <table:table-cell table:style-name="ce60" table:formula="of:=INFO.OBBA.OBBA.OBMAKE([.AF$16]&amp;&quot;-&quot;&amp;ROW();&quot;String&quot;;[.M21])" office:value-type="string" office:string-value="discount rec-21 &#10;[125]" calcext:value-type="string">
            <text:p>discount rec-21 <text:line-break/>[12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21]);INFO.OBBA.OBBA.OBMAKE(&quot;&quot;;&quot;double&quot;;[.P21]);INFO.OBBA.OBBA.OBMAKE(&quot;&quot;;&quot;String&quot;;[.Q21]);[.$E$10];INFO.OBBA.OBBA.OBMAKE(&quot;&quot;;&quot;String&quot;;[.H21]);[.$E$11];INFO.OBBA.OBBA.OBMAKE(&quot;&quot;;&quot;int&quot;;[.S21]);INFO.OBBA.OBBA.OBMAKE(&quot;&quot;;&quot;int&quot;;[.T21]))" office:value-type="string" office:string-value="tenor pay-21 &#10;[132]" calcext:value-type="string">
            <text:p>tenor pay-21 <text:line-break/>[132]</text:p>
          </table:table-cell>
          <table:table-cell table:style-name="ce60" table:formula="of:=INFO.OBBA.OBBA.OBMAKE([.AH$16]&amp;&quot;-&quot;&amp;ROW();&quot;String&quot;;[.U21])" office:value-type="string" office:string-value="forward pay-21 &#10;[133]" calcext:value-type="string">
            <text:p>forward pay-21 <text:line-break/>[133]</text:p>
          </table:table-cell>
          <table:table-cell table:style-name="ce60" table:formula="of:=INFO.OBBA.OBBA.OBMAKE([.AI$16]&amp;&quot;-&quot;&amp;ROW();&quot;double&quot;;[.V21])" office:value-type="string" office:string-value="spread pay-21 &#10;[134]" calcext:value-type="string">
            <text:p>spread pay-21 <text:line-break/>[134]</text:p>
          </table:table-cell>
          <table:table-cell table:style-name="ce60" table:formula="of:=INFO.OBBA.OBBA.OBMAKE([.AJ$16]&amp;&quot;-&quot;&amp;ROW();&quot;String&quot;;[.W21])" office:value-type="string" office:string-value="disocunt pay-21 &#10;[135]" calcext:value-type="string">
            <text:p>disocunt pay-21 <text:line-break/>[135]</text:p>
          </table:table-cell>
          <table:table-cell table:style-name="ce60" table:formula="of:=INFO.OBBA.OBBA.OBMAKE([.AK$16]&amp;&quot;-&quot;&amp;ROW();&quot;String&quot;;[.Y21])" office:value-type="string" office:string-value="calibration curve-21 &#10;[136]" calcext:value-type="string">
            <text:p>calibration curve-21 <text:line-break/>[136]</text:p>
          </table:table-cell>
          <table:table-cell table:style-name="ce60" table:formula="of:=INFO.OBBA.OBBA.OBMAKE([.AL$16]&amp;&quot;-&quot;&amp;ROW();&quot;double&quot;;[.Z21])" office:value-type="string" office:string-value="calibration time-21 &#10;[137]" calcext:value-type="string">
            <text:p>calibration time-21 <text:line-break/>[13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22:.AL22])" office:value-type="string" office:string-value="calibItem-22 &#10;[162]" calcext:value-type="string">
            <text:p>calibItem-22 <text:line-break/>[162]</text:p>
          </table:table-cell>
          <table:table-cell table:style-name="ce22" table:formula="of:=INFO.OBBA.OBBA.OBGET(INFO.OBBA.OBBA.OBCALL(&quot;&quot;;INFO.OBBA.OBBA.OBCALL(&quot;&quot;;[.$B$8];&quot;getCalibrationProductForSpec&quot;;[.B22]);&quot;getValue&quot;;INFO.OBBA.OBBA.OBCALL(&quot;&quot;;[.$B$8];&quot;getModel&quot;)))" office:value-type="percentage" office:value="-1.31838984174237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22]" office:value-type="float" office:value="6" calcext:value-type="float">
            <text:p>6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0723" calcext:value-type="percentage">
            <text:p>0,723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22]" office:value-type="string" office:string-value="discount-EUR-OIS" calcext:value-type="string">
            <text:p>discount-EUR-OIS</text:p>
          </table:table-cell>
          <table:table-cell table:style-name="ce34" table:formula="of:=[.F22]" office:value-type="float" office:value="6" calcext:value-type="float">
            <text:p>6</text:p>
          </table:table-cell>
          <table:table-cell/>
          <table:table-cell table:style-name="ce60" table:formula="of:=INFO.OBBA.OBBA.OBMAKE([.AB$16]&amp;&quot;-&quot;&amp;ROW();&quot;String&quot;;[.D22])" office:value-type="string" office:string-value="type-22 &#10;[139]" calcext:value-type="string">
            <text:p>type-22 <text:line-break/>[13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22]);INFO.OBBA.OBBA.OBMAKE(&quot;&quot;;&quot;double&quot;;[.F22]);INFO.OBBA.OBBA.OBMAKE(&quot;&quot;;&quot;String&quot;;[.G22]);[.$E$10];INFO.OBBA.OBBA.OBMAKE(&quot;&quot;;&quot;String&quot;;[.H22]);[.$E$11];INFO.OBBA.OBBA.OBMAKE(&quot;&quot;;&quot;int&quot;;[.I22]);INFO.OBBA.OBBA.OBMAKE(&quot;&quot;;&quot;int&quot;;[.J22]))" office:value-type="string" office:string-value="tenor rec-22 &#10;[146]" calcext:value-type="string">
            <text:p>tenor rec-22 <text:line-break/>[146]</text:p>
          </table:table-cell>
          <table:table-cell table:style-name="ce60" table:formula="of:=INFO.OBBA.OBBA.OBMAKE([.AD$16]&amp;&quot;-&quot;&amp;ROW();&quot;String&quot;;[.K22])" office:value-type="string" office:string-value="forward rec-22 &#10;[147]" calcext:value-type="string">
            <text:p>forward rec-22 <text:line-break/>[147]</text:p>
          </table:table-cell>
          <table:table-cell table:style-name="ce60" table:formula="of:=INFO.OBBA.OBBA.OBMAKE([.AE$16]&amp;&quot;-&quot;&amp;ROW();&quot;double&quot;;[.L22])" office:value-type="string" office:string-value="spread rec-22 &#10;[148]" calcext:value-type="string">
            <text:p>spread rec-22 <text:line-break/>[148]</text:p>
          </table:table-cell>
          <table:table-cell table:style-name="ce60" table:formula="of:=INFO.OBBA.OBBA.OBMAKE([.AF$16]&amp;&quot;-&quot;&amp;ROW();&quot;String&quot;;[.M22])" office:value-type="string" office:string-value="discount rec-22 &#10;[149]" calcext:value-type="string">
            <text:p>discount rec-22 <text:line-break/>[14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22]);INFO.OBBA.OBBA.OBMAKE(&quot;&quot;;&quot;double&quot;;[.P22]);INFO.OBBA.OBBA.OBMAKE(&quot;&quot;;&quot;String&quot;;[.Q22]);[.$E$10];INFO.OBBA.OBBA.OBMAKE(&quot;&quot;;&quot;String&quot;;[.H22]);[.$E$11];INFO.OBBA.OBBA.OBMAKE(&quot;&quot;;&quot;int&quot;;[.S22]);INFO.OBBA.OBBA.OBMAKE(&quot;&quot;;&quot;int&quot;;[.T22]))" office:value-type="string" office:string-value="tenor pay-22 &#10;[156]" calcext:value-type="string">
            <text:p>tenor pay-22 <text:line-break/>[156]</text:p>
          </table:table-cell>
          <table:table-cell table:style-name="ce60" table:formula="of:=INFO.OBBA.OBBA.OBMAKE([.AH$16]&amp;&quot;-&quot;&amp;ROW();&quot;String&quot;;[.U22])" office:value-type="string" office:string-value="forward pay-22 &#10;[157]" calcext:value-type="string">
            <text:p>forward pay-22 <text:line-break/>[157]</text:p>
          </table:table-cell>
          <table:table-cell table:style-name="ce60" table:formula="of:=INFO.OBBA.OBBA.OBMAKE([.AI$16]&amp;&quot;-&quot;&amp;ROW();&quot;double&quot;;[.V22])" office:value-type="string" office:string-value="spread pay-22 &#10;[158]" calcext:value-type="string">
            <text:p>spread pay-22 <text:line-break/>[158]</text:p>
          </table:table-cell>
          <table:table-cell table:style-name="ce60" table:formula="of:=INFO.OBBA.OBBA.OBMAKE([.AJ$16]&amp;&quot;-&quot;&amp;ROW();&quot;String&quot;;[.W22])" office:value-type="string" office:string-value="disocunt pay-22 &#10;[159]" calcext:value-type="string">
            <text:p>disocunt pay-22 <text:line-break/>[159]</text:p>
          </table:table-cell>
          <table:table-cell table:style-name="ce60" table:formula="of:=INFO.OBBA.OBBA.OBMAKE([.AK$16]&amp;&quot;-&quot;&amp;ROW();&quot;String&quot;;[.Y22])" office:value-type="string" office:string-value="calibration curve-22 &#10;[160]" calcext:value-type="string">
            <text:p>calibration curve-22 <text:line-break/>[160]</text:p>
          </table:table-cell>
          <table:table-cell table:style-name="ce60" table:formula="of:=INFO.OBBA.OBBA.OBMAKE([.AL$16]&amp;&quot;-&quot;&amp;ROW();&quot;double&quot;;[.Z22])" office:value-type="string" office:string-value="calibration time-22 &#10;[161]" calcext:value-type="string">
            <text:p>calibration time-22 <text:line-break/>[16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23:.AL23])" office:value-type="string" office:string-value="calibItem-23 &#10;[186]" calcext:value-type="string">
            <text:p>calibItem-23 <text:line-break/>[186]</text:p>
          </table:table-cell>
          <table:table-cell table:style-name="ce22" table:formula="of:=INFO.OBBA.OBBA.OBGET(INFO.OBBA.OBBA.OBCALL(&quot;&quot;;INFO.OBBA.OBBA.OBCALL(&quot;&quot;;[.$B$8];&quot;getCalibrationProductForSpec&quot;;[.B23]);&quot;getValue&quot;;INFO.OBBA.OBBA.OBCALL(&quot;&quot;;[.$B$8];&quot;getModel&quot;)))" office:value-type="percentage" office:value="2.42861286636753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23]" office:value-type="float" office:value="7" calcext:value-type="float">
            <text:p>7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0895" calcext:value-type="percentage">
            <text:p>0,895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23]" office:value-type="string" office:string-value="discount-EUR-OIS" calcext:value-type="string">
            <text:p>discount-EUR-OIS</text:p>
          </table:table-cell>
          <table:table-cell table:style-name="ce34" table:formula="of:=[.F23]" office:value-type="float" office:value="7" calcext:value-type="float">
            <text:p>7</text:p>
          </table:table-cell>
          <table:table-cell/>
          <table:table-cell table:style-name="ce60" table:formula="of:=INFO.OBBA.OBBA.OBMAKE([.AB$16]&amp;&quot;-&quot;&amp;ROW();&quot;String&quot;;[.D23])" office:value-type="string" office:string-value="type-23 &#10;[163]" calcext:value-type="string">
            <text:p>type-23 <text:line-break/>[16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23]);INFO.OBBA.OBBA.OBMAKE(&quot;&quot;;&quot;double&quot;;[.F23]);INFO.OBBA.OBBA.OBMAKE(&quot;&quot;;&quot;String&quot;;[.G23]);[.$E$10];INFO.OBBA.OBBA.OBMAKE(&quot;&quot;;&quot;String&quot;;[.H23]);[.$E$11];INFO.OBBA.OBBA.OBMAKE(&quot;&quot;;&quot;int&quot;;[.I23]);INFO.OBBA.OBBA.OBMAKE(&quot;&quot;;&quot;int&quot;;[.J23]))" office:value-type="string" office:string-value="tenor rec-23 &#10;[170]" calcext:value-type="string">
            <text:p>tenor rec-23 <text:line-break/>[170]</text:p>
          </table:table-cell>
          <table:table-cell table:style-name="ce60" table:formula="of:=INFO.OBBA.OBBA.OBMAKE([.AD$16]&amp;&quot;-&quot;&amp;ROW();&quot;String&quot;;[.K23])" office:value-type="string" office:string-value="forward rec-23 &#10;[171]" calcext:value-type="string">
            <text:p>forward rec-23 <text:line-break/>[171]</text:p>
          </table:table-cell>
          <table:table-cell table:style-name="ce60" table:formula="of:=INFO.OBBA.OBBA.OBMAKE([.AE$16]&amp;&quot;-&quot;&amp;ROW();&quot;double&quot;;[.L23])" office:value-type="string" office:string-value="spread rec-23 &#10;[172]" calcext:value-type="string">
            <text:p>spread rec-23 <text:line-break/>[172]</text:p>
          </table:table-cell>
          <table:table-cell table:style-name="ce60" table:formula="of:=INFO.OBBA.OBBA.OBMAKE([.AF$16]&amp;&quot;-&quot;&amp;ROW();&quot;String&quot;;[.M23])" office:value-type="string" office:string-value="discount rec-23 &#10;[173]" calcext:value-type="string">
            <text:p>discount rec-23 <text:line-break/>[17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23]);INFO.OBBA.OBBA.OBMAKE(&quot;&quot;;&quot;double&quot;;[.P23]);INFO.OBBA.OBBA.OBMAKE(&quot;&quot;;&quot;String&quot;;[.Q23]);[.$E$10];INFO.OBBA.OBBA.OBMAKE(&quot;&quot;;&quot;String&quot;;[.H23]);[.$E$11];INFO.OBBA.OBBA.OBMAKE(&quot;&quot;;&quot;int&quot;;[.S23]);INFO.OBBA.OBBA.OBMAKE(&quot;&quot;;&quot;int&quot;;[.T23]))" office:value-type="string" office:string-value="tenor pay-23 &#10;[180]" calcext:value-type="string">
            <text:p>tenor pay-23 <text:line-break/>[180]</text:p>
          </table:table-cell>
          <table:table-cell table:style-name="ce60" table:formula="of:=INFO.OBBA.OBBA.OBMAKE([.AH$16]&amp;&quot;-&quot;&amp;ROW();&quot;String&quot;;[.U23])" office:value-type="string" office:string-value="forward pay-23 &#10;[181]" calcext:value-type="string">
            <text:p>forward pay-23 <text:line-break/>[181]</text:p>
          </table:table-cell>
          <table:table-cell table:style-name="ce60" table:formula="of:=INFO.OBBA.OBBA.OBMAKE([.AI$16]&amp;&quot;-&quot;&amp;ROW();&quot;double&quot;;[.V23])" office:value-type="string" office:string-value="spread pay-23 &#10;[182]" calcext:value-type="string">
            <text:p>spread pay-23 <text:line-break/>[182]</text:p>
          </table:table-cell>
          <table:table-cell table:style-name="ce60" table:formula="of:=INFO.OBBA.OBBA.OBMAKE([.AJ$16]&amp;&quot;-&quot;&amp;ROW();&quot;String&quot;;[.W23])" office:value-type="string" office:string-value="disocunt pay-23 &#10;[183]" calcext:value-type="string">
            <text:p>disocunt pay-23 <text:line-break/>[183]</text:p>
          </table:table-cell>
          <table:table-cell table:style-name="ce60" table:formula="of:=INFO.OBBA.OBBA.OBMAKE([.AK$16]&amp;&quot;-&quot;&amp;ROW();&quot;String&quot;;[.Y23])" office:value-type="string" office:string-value="calibration curve-23 &#10;[184]" calcext:value-type="string">
            <text:p>calibration curve-23 <text:line-break/>[184]</text:p>
          </table:table-cell>
          <table:table-cell table:style-name="ce60" table:formula="of:=INFO.OBBA.OBBA.OBMAKE([.AL$16]&amp;&quot;-&quot;&amp;ROW();&quot;double&quot;;[.Z23])" office:value-type="string" office:string-value="calibration time-23 &#10;[185]" calcext:value-type="string">
            <text:p>calibration time-23 <text:line-break/>[18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24:.AL24])" office:value-type="string" office:string-value="calibItem-24 &#10;[210]" calcext:value-type="string">
            <text:p>calibItem-24 <text:line-break/>[210]</text:p>
          </table:table-cell>
          <table:table-cell table:style-name="ce22" table:formula="of:=INFO.OBBA.OBBA.OBGET(INFO.OBBA.OBBA.OBCALL(&quot;&quot;;INFO.OBBA.OBBA.OBCALL(&quot;&quot;;[.$B$8];&quot;getCalibrationProductForSpec&quot;;[.B24]);&quot;getValue&quot;;INFO.OBBA.OBBA.OBCALL(&quot;&quot;;[.$B$8];&quot;getModel&quot;)))" office:value-type="percentage" office:value="1.59594559789866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24]" office:value-type="float" office:value="8" calcext:value-type="float">
            <text:p>8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1054" calcext:value-type="percentage">
            <text:p>1,054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24]" office:value-type="string" office:string-value="discount-EUR-OIS" calcext:value-type="string">
            <text:p>discount-EUR-OIS</text:p>
          </table:table-cell>
          <table:table-cell table:style-name="ce34" table:formula="of:=[.F24]" office:value-type="float" office:value="8" calcext:value-type="float">
            <text:p>8</text:p>
          </table:table-cell>
          <table:table-cell/>
          <table:table-cell table:style-name="ce60" table:formula="of:=INFO.OBBA.OBBA.OBMAKE([.AB$16]&amp;&quot;-&quot;&amp;ROW();&quot;String&quot;;[.D24])" office:value-type="string" office:string-value="type-24 &#10;[187]" calcext:value-type="string">
            <text:p>type-24 <text:line-break/>[18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24]);INFO.OBBA.OBBA.OBMAKE(&quot;&quot;;&quot;double&quot;;[.F24]);INFO.OBBA.OBBA.OBMAKE(&quot;&quot;;&quot;String&quot;;[.G24]);[.$E$10];INFO.OBBA.OBBA.OBMAKE(&quot;&quot;;&quot;String&quot;;[.H24]);[.$E$11];INFO.OBBA.OBBA.OBMAKE(&quot;&quot;;&quot;int&quot;;[.I24]);INFO.OBBA.OBBA.OBMAKE(&quot;&quot;;&quot;int&quot;;[.J24]))" office:value-type="string" office:string-value="tenor rec-24 &#10;[194]" calcext:value-type="string">
            <text:p>tenor rec-24 <text:line-break/>[194]</text:p>
          </table:table-cell>
          <table:table-cell table:style-name="ce60" table:formula="of:=INFO.OBBA.OBBA.OBMAKE([.AD$16]&amp;&quot;-&quot;&amp;ROW();&quot;String&quot;;[.K24])" office:value-type="string" office:string-value="forward rec-24 &#10;[195]" calcext:value-type="string">
            <text:p>forward rec-24 <text:line-break/>[195]</text:p>
          </table:table-cell>
          <table:table-cell table:style-name="ce60" table:formula="of:=INFO.OBBA.OBBA.OBMAKE([.AE$16]&amp;&quot;-&quot;&amp;ROW();&quot;double&quot;;[.L24])" office:value-type="string" office:string-value="spread rec-24 &#10;[196]" calcext:value-type="string">
            <text:p>spread rec-24 <text:line-break/>[196]</text:p>
          </table:table-cell>
          <table:table-cell table:style-name="ce60" table:formula="of:=INFO.OBBA.OBBA.OBMAKE([.AF$16]&amp;&quot;-&quot;&amp;ROW();&quot;String&quot;;[.M24])" office:value-type="string" office:string-value="discount rec-24 &#10;[197]" calcext:value-type="string">
            <text:p>discount rec-24 <text:line-break/>[19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24]);INFO.OBBA.OBBA.OBMAKE(&quot;&quot;;&quot;double&quot;;[.P24]);INFO.OBBA.OBBA.OBMAKE(&quot;&quot;;&quot;String&quot;;[.Q24]);[.$E$10];INFO.OBBA.OBBA.OBMAKE(&quot;&quot;;&quot;String&quot;;[.H24]);[.$E$11];INFO.OBBA.OBBA.OBMAKE(&quot;&quot;;&quot;int&quot;;[.S24]);INFO.OBBA.OBBA.OBMAKE(&quot;&quot;;&quot;int&quot;;[.T24]))" office:value-type="string" office:string-value="tenor pay-24 &#10;[204]" calcext:value-type="string">
            <text:p>tenor pay-24 <text:line-break/>[204]</text:p>
          </table:table-cell>
          <table:table-cell table:style-name="ce60" table:formula="of:=INFO.OBBA.OBBA.OBMAKE([.AH$16]&amp;&quot;-&quot;&amp;ROW();&quot;String&quot;;[.U24])" office:value-type="string" office:string-value="forward pay-24 &#10;[205]" calcext:value-type="string">
            <text:p>forward pay-24 <text:line-break/>[205]</text:p>
          </table:table-cell>
          <table:table-cell table:style-name="ce60" table:formula="of:=INFO.OBBA.OBBA.OBMAKE([.AI$16]&amp;&quot;-&quot;&amp;ROW();&quot;double&quot;;[.V24])" office:value-type="string" office:string-value="spread pay-24 &#10;[206]" calcext:value-type="string">
            <text:p>spread pay-24 <text:line-break/>[206]</text:p>
          </table:table-cell>
          <table:table-cell table:style-name="ce60" table:formula="of:=INFO.OBBA.OBBA.OBMAKE([.AJ$16]&amp;&quot;-&quot;&amp;ROW();&quot;String&quot;;[.W24])" office:value-type="string" office:string-value="disocunt pay-24 &#10;[207]" calcext:value-type="string">
            <text:p>disocunt pay-24 <text:line-break/>[207]</text:p>
          </table:table-cell>
          <table:table-cell table:style-name="ce60" table:formula="of:=INFO.OBBA.OBBA.OBMAKE([.AK$16]&amp;&quot;-&quot;&amp;ROW();&quot;String&quot;;[.Y24])" office:value-type="string" office:string-value="calibration curve-24 &#10;[208]" calcext:value-type="string">
            <text:p>calibration curve-24 <text:line-break/>[208]</text:p>
          </table:table-cell>
          <table:table-cell table:style-name="ce60" table:formula="of:=INFO.OBBA.OBBA.OBMAKE([.AL$16]&amp;&quot;-&quot;&amp;ROW();&quot;double&quot;;[.Z24])" office:value-type="string" office:string-value="calibration time-24 &#10;[209]" calcext:value-type="string">
            <text:p>calibration time-24 <text:line-break/>[20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25:.AL25])" office:value-type="string" office:string-value="calibItem-25 &#10;[234]" calcext:value-type="string">
            <text:p>calibItem-25 <text:line-break/>[234]</text:p>
          </table:table-cell>
          <table:table-cell table:style-name="ce22" table:formula="of:=INFO.OBBA.OBBA.OBGET(INFO.OBBA.OBBA.OBCALL(&quot;&quot;;INFO.OBBA.OBBA.OBCALL(&quot;&quot;;[.$B$8];&quot;getCalibrationProductForSpec&quot;;[.B25]);&quot;getValue&quot;;INFO.OBBA.OBBA.OBCALL(&quot;&quot;;[.$B$8];&quot;getModel&quot;)))" office:value-type="percentage" office:value="-3.46944695195361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25]" office:value-type="float" office:value="9" calcext:value-type="float">
            <text:p>9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89" calcext:value-type="percentage">
            <text:p>1,189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25]" office:value-type="string" office:string-value="discount-EUR-OIS" calcext:value-type="string">
            <text:p>discount-EUR-OIS</text:p>
          </table:table-cell>
          <table:table-cell table:style-name="ce34" table:formula="of:=[.F25]" office:value-type="float" office:value="9" calcext:value-type="float">
            <text:p>9</text:p>
          </table:table-cell>
          <table:table-cell/>
          <table:table-cell table:style-name="ce60" table:formula="of:=INFO.OBBA.OBBA.OBMAKE([.AB$16]&amp;&quot;-&quot;&amp;ROW();&quot;String&quot;;[.D25])" office:value-type="string" office:string-value="type-25 &#10;[211]" calcext:value-type="string">
            <text:p>type-25 <text:line-break/>[21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25]);INFO.OBBA.OBBA.OBMAKE(&quot;&quot;;&quot;double&quot;;[.F25]);INFO.OBBA.OBBA.OBMAKE(&quot;&quot;;&quot;String&quot;;[.G25]);[.$E$10];INFO.OBBA.OBBA.OBMAKE(&quot;&quot;;&quot;String&quot;;[.H25]);[.$E$11];INFO.OBBA.OBBA.OBMAKE(&quot;&quot;;&quot;int&quot;;[.I25]);INFO.OBBA.OBBA.OBMAKE(&quot;&quot;;&quot;int&quot;;[.J25]))" office:value-type="string" office:string-value="tenor rec-25 &#10;[218]" calcext:value-type="string">
            <text:p>tenor rec-25 <text:line-break/>[218]</text:p>
          </table:table-cell>
          <table:table-cell table:style-name="ce60" table:formula="of:=INFO.OBBA.OBBA.OBMAKE([.AD$16]&amp;&quot;-&quot;&amp;ROW();&quot;String&quot;;[.K25])" office:value-type="string" office:string-value="forward rec-25 &#10;[219]" calcext:value-type="string">
            <text:p>forward rec-25 <text:line-break/>[219]</text:p>
          </table:table-cell>
          <table:table-cell table:style-name="ce60" table:formula="of:=INFO.OBBA.OBBA.OBMAKE([.AE$16]&amp;&quot;-&quot;&amp;ROW();&quot;double&quot;;[.L25])" office:value-type="string" office:string-value="spread rec-25 &#10;[220]" calcext:value-type="string">
            <text:p>spread rec-25 <text:line-break/>[220]</text:p>
          </table:table-cell>
          <table:table-cell table:style-name="ce60" table:formula="of:=INFO.OBBA.OBBA.OBMAKE([.AF$16]&amp;&quot;-&quot;&amp;ROW();&quot;String&quot;;[.M25])" office:value-type="string" office:string-value="discount rec-25 &#10;[221]" calcext:value-type="string">
            <text:p>discount rec-25 <text:line-break/>[22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25]);INFO.OBBA.OBBA.OBMAKE(&quot;&quot;;&quot;double&quot;;[.P25]);INFO.OBBA.OBBA.OBMAKE(&quot;&quot;;&quot;String&quot;;[.Q25]);[.$E$10];INFO.OBBA.OBBA.OBMAKE(&quot;&quot;;&quot;String&quot;;[.H25]);[.$E$11];INFO.OBBA.OBBA.OBMAKE(&quot;&quot;;&quot;int&quot;;[.S25]);INFO.OBBA.OBBA.OBMAKE(&quot;&quot;;&quot;int&quot;;[.T25]))" office:value-type="string" office:string-value="tenor pay-25 &#10;[228]" calcext:value-type="string">
            <text:p>tenor pay-25 <text:line-break/>[228]</text:p>
          </table:table-cell>
          <table:table-cell table:style-name="ce60" table:formula="of:=INFO.OBBA.OBBA.OBMAKE([.AH$16]&amp;&quot;-&quot;&amp;ROW();&quot;String&quot;;[.U25])" office:value-type="string" office:string-value="forward pay-25 &#10;[229]" calcext:value-type="string">
            <text:p>forward pay-25 <text:line-break/>[229]</text:p>
          </table:table-cell>
          <table:table-cell table:style-name="ce60" table:formula="of:=INFO.OBBA.OBBA.OBMAKE([.AI$16]&amp;&quot;-&quot;&amp;ROW();&quot;double&quot;;[.V25])" office:value-type="string" office:string-value="spread pay-25 &#10;[230]" calcext:value-type="string">
            <text:p>spread pay-25 <text:line-break/>[230]</text:p>
          </table:table-cell>
          <table:table-cell table:style-name="ce60" table:formula="of:=INFO.OBBA.OBBA.OBMAKE([.AJ$16]&amp;&quot;-&quot;&amp;ROW();&quot;String&quot;;[.W25])" office:value-type="string" office:string-value="disocunt pay-25 &#10;[231]" calcext:value-type="string">
            <text:p>disocunt pay-25 <text:line-break/>[231]</text:p>
          </table:table-cell>
          <table:table-cell table:style-name="ce60" table:formula="of:=INFO.OBBA.OBBA.OBMAKE([.AK$16]&amp;&quot;-&quot;&amp;ROW();&quot;String&quot;;[.Y25])" office:value-type="string" office:string-value="calibration curve-25 &#10;[232]" calcext:value-type="string">
            <text:p>calibration curve-25 <text:line-break/>[232]</text:p>
          </table:table-cell>
          <table:table-cell table:style-name="ce60" table:formula="of:=INFO.OBBA.OBBA.OBMAKE([.AL$16]&amp;&quot;-&quot;&amp;ROW();&quot;double&quot;;[.Z25])" office:value-type="string" office:string-value="calibration time-25 &#10;[233]" calcext:value-type="string">
            <text:p>calibration time-25 <text:line-break/>[23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26:.AL26])" office:value-type="string" office:string-value="calibItem-26 &#10;[258]" calcext:value-type="string">
            <text:p>calibItem-26 <text:line-break/>[258]</text:p>
          </table:table-cell>
          <table:table-cell table:style-name="ce22" table:formula="of:=INFO.OBBA.OBBA.OBGET(INFO.OBBA.OBBA.OBCALL(&quot;&quot;;INFO.OBBA.OBBA.OBCALL(&quot;&quot;;[.$B$8];&quot;getCalibrationProductForSpec&quot;;[.B26]);&quot;getValue&quot;;INFO.OBBA.OBBA.OBCALL(&quot;&quot;;[.$B$8];&quot;getModel&quot;)))" office:value-type="percentage" office:value="3.46944695195361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26]" office:value-type="float" office:value="10" calcext:value-type="float">
            <text:p>1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131" calcext:value-type="percentage">
            <text:p>1,310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26]" office:value-type="string" office:string-value="discount-EUR-OIS" calcext:value-type="string">
            <text:p>discount-EUR-OIS</text:p>
          </table:table-cell>
          <table:table-cell table:style-name="ce34" table:formula="of:=[.F26]" office:value-type="float" office:value="10" calcext:value-type="float">
            <text:p>10</text:p>
          </table:table-cell>
          <table:table-cell/>
          <table:table-cell table:style-name="ce60" table:formula="of:=INFO.OBBA.OBBA.OBMAKE([.AB$16]&amp;&quot;-&quot;&amp;ROW();&quot;String&quot;;[.D26])" office:value-type="string" office:string-value="type-26 &#10;[235]" calcext:value-type="string">
            <text:p>type-26 <text:line-break/>[23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26]);INFO.OBBA.OBBA.OBMAKE(&quot;&quot;;&quot;double&quot;;[.F26]);INFO.OBBA.OBBA.OBMAKE(&quot;&quot;;&quot;String&quot;;[.G26]);[.$E$10];INFO.OBBA.OBBA.OBMAKE(&quot;&quot;;&quot;String&quot;;[.H26]);[.$E$11];INFO.OBBA.OBBA.OBMAKE(&quot;&quot;;&quot;int&quot;;[.I26]);INFO.OBBA.OBBA.OBMAKE(&quot;&quot;;&quot;int&quot;;[.J26]))" office:value-type="string" office:string-value="tenor rec-26 &#10;[242]" calcext:value-type="string">
            <text:p>tenor rec-26 <text:line-break/>[242]</text:p>
          </table:table-cell>
          <table:table-cell table:style-name="ce60" table:formula="of:=INFO.OBBA.OBBA.OBMAKE([.AD$16]&amp;&quot;-&quot;&amp;ROW();&quot;String&quot;;[.K26])" office:value-type="string" office:string-value="forward rec-26 &#10;[243]" calcext:value-type="string">
            <text:p>forward rec-26 <text:line-break/>[243]</text:p>
          </table:table-cell>
          <table:table-cell table:style-name="ce60" table:formula="of:=INFO.OBBA.OBBA.OBMAKE([.AE$16]&amp;&quot;-&quot;&amp;ROW();&quot;double&quot;;[.L26])" office:value-type="string" office:string-value="spread rec-26 &#10;[244]" calcext:value-type="string">
            <text:p>spread rec-26 <text:line-break/>[244]</text:p>
          </table:table-cell>
          <table:table-cell table:style-name="ce60" table:formula="of:=INFO.OBBA.OBBA.OBMAKE([.AF$16]&amp;&quot;-&quot;&amp;ROW();&quot;String&quot;;[.M26])" office:value-type="string" office:string-value="discount rec-26 &#10;[245]" calcext:value-type="string">
            <text:p>discount rec-26 <text:line-break/>[24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26]);INFO.OBBA.OBBA.OBMAKE(&quot;&quot;;&quot;double&quot;;[.P26]);INFO.OBBA.OBBA.OBMAKE(&quot;&quot;;&quot;String&quot;;[.Q26]);[.$E$10];INFO.OBBA.OBBA.OBMAKE(&quot;&quot;;&quot;String&quot;;[.H26]);[.$E$11];INFO.OBBA.OBBA.OBMAKE(&quot;&quot;;&quot;int&quot;;[.S26]);INFO.OBBA.OBBA.OBMAKE(&quot;&quot;;&quot;int&quot;;[.T26]))" office:value-type="string" office:string-value="tenor pay-26 &#10;[252]" calcext:value-type="string">
            <text:p>tenor pay-26 <text:line-break/>[252]</text:p>
          </table:table-cell>
          <table:table-cell table:style-name="ce60" table:formula="of:=INFO.OBBA.OBBA.OBMAKE([.AH$16]&amp;&quot;-&quot;&amp;ROW();&quot;String&quot;;[.U26])" office:value-type="string" office:string-value="forward pay-26 &#10;[253]" calcext:value-type="string">
            <text:p>forward pay-26 <text:line-break/>[253]</text:p>
          </table:table-cell>
          <table:table-cell table:style-name="ce60" table:formula="of:=INFO.OBBA.OBBA.OBMAKE([.AI$16]&amp;&quot;-&quot;&amp;ROW();&quot;double&quot;;[.V26])" office:value-type="string" office:string-value="spread pay-26 &#10;[254]" calcext:value-type="string">
            <text:p>spread pay-26 <text:line-break/>[254]</text:p>
          </table:table-cell>
          <table:table-cell table:style-name="ce60" table:formula="of:=INFO.OBBA.OBBA.OBMAKE([.AJ$16]&amp;&quot;-&quot;&amp;ROW();&quot;String&quot;;[.W26])" office:value-type="string" office:string-value="disocunt pay-26 &#10;[255]" calcext:value-type="string">
            <text:p>disocunt pay-26 <text:line-break/>[255]</text:p>
          </table:table-cell>
          <table:table-cell table:style-name="ce60" table:formula="of:=INFO.OBBA.OBBA.OBMAKE([.AK$16]&amp;&quot;-&quot;&amp;ROW();&quot;String&quot;;[.Y26])" office:value-type="string" office:string-value="calibration curve-26 &#10;[256]" calcext:value-type="string">
            <text:p>calibration curve-26 <text:line-break/>[256]</text:p>
          </table:table-cell>
          <table:table-cell table:style-name="ce60" table:formula="of:=INFO.OBBA.OBBA.OBMAKE([.AL$16]&amp;&quot;-&quot;&amp;ROW();&quot;double&quot;;[.Z26])" office:value-type="string" office:string-value="calibration time-26 &#10;[257]" calcext:value-type="string">
            <text:p>calibration time-26 <text:line-break/>[25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27:.AL27])" office:value-type="string" office:string-value="calibItem-27 &#10;[282]" calcext:value-type="string">
            <text:p>calibItem-27 <text:line-break/>[282]</text:p>
          </table:table-cell>
          <table:table-cell table:style-name="ce22" table:formula="of:=INFO.OBBA.OBBA.OBGET(INFO.OBBA.OBBA.OBCALL(&quot;&quot;;INFO.OBBA.OBBA.OBCALL(&quot;&quot;;[.$B$8];&quot;getCalibrationProductForSpec&quot;;[.B27]);&quot;getValue&quot;;INFO.OBBA.OBBA.OBCALL(&quot;&quot;;[.$B$8];&quot;getModel&quot;)))" office:value-type="percentage" office:value="2.42861286636753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27]" office:value-type="float" office:value="11" calcext:value-type="float">
            <text:p>11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23" calcext:value-type="percentage">
            <text:p>1,423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27]" office:value-type="string" office:string-value="discount-EUR-OIS" calcext:value-type="string">
            <text:p>discount-EUR-OIS</text:p>
          </table:table-cell>
          <table:table-cell table:style-name="ce34" table:formula="of:=[.F27]" office:value-type="float" office:value="11" calcext:value-type="float">
            <text:p>11</text:p>
          </table:table-cell>
          <table:table-cell/>
          <table:table-cell table:style-name="ce60" table:formula="of:=INFO.OBBA.OBBA.OBMAKE([.AB$16]&amp;&quot;-&quot;&amp;ROW();&quot;String&quot;;[.D27])" office:value-type="string" office:string-value="type-27 &#10;[259]" calcext:value-type="string">
            <text:p>type-27 <text:line-break/>[25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27]);INFO.OBBA.OBBA.OBMAKE(&quot;&quot;;&quot;double&quot;;[.F27]);INFO.OBBA.OBBA.OBMAKE(&quot;&quot;;&quot;String&quot;;[.G27]);[.$E$10];INFO.OBBA.OBBA.OBMAKE(&quot;&quot;;&quot;String&quot;;[.H27]);[.$E$11];INFO.OBBA.OBBA.OBMAKE(&quot;&quot;;&quot;int&quot;;[.I27]);INFO.OBBA.OBBA.OBMAKE(&quot;&quot;;&quot;int&quot;;[.J27]))" office:value-type="string" office:string-value="tenor rec-27 &#10;[266]" calcext:value-type="string">
            <text:p>tenor rec-27 <text:line-break/>[266]</text:p>
          </table:table-cell>
          <table:table-cell table:style-name="ce60" table:formula="of:=INFO.OBBA.OBBA.OBMAKE([.AD$16]&amp;&quot;-&quot;&amp;ROW();&quot;String&quot;;[.K27])" office:value-type="string" office:string-value="forward rec-27 &#10;[267]" calcext:value-type="string">
            <text:p>forward rec-27 <text:line-break/>[267]</text:p>
          </table:table-cell>
          <table:table-cell table:style-name="ce60" table:formula="of:=INFO.OBBA.OBBA.OBMAKE([.AE$16]&amp;&quot;-&quot;&amp;ROW();&quot;double&quot;;[.L27])" office:value-type="string" office:string-value="spread rec-27 &#10;[268]" calcext:value-type="string">
            <text:p>spread rec-27 <text:line-break/>[268]</text:p>
          </table:table-cell>
          <table:table-cell table:style-name="ce60" table:formula="of:=INFO.OBBA.OBBA.OBMAKE([.AF$16]&amp;&quot;-&quot;&amp;ROW();&quot;String&quot;;[.M27])" office:value-type="string" office:string-value="discount rec-27 &#10;[269]" calcext:value-type="string">
            <text:p>discount rec-27 <text:line-break/>[26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27]);INFO.OBBA.OBBA.OBMAKE(&quot;&quot;;&quot;double&quot;;[.P27]);INFO.OBBA.OBBA.OBMAKE(&quot;&quot;;&quot;String&quot;;[.Q27]);[.$E$10];INFO.OBBA.OBBA.OBMAKE(&quot;&quot;;&quot;String&quot;;[.H27]);[.$E$11];INFO.OBBA.OBBA.OBMAKE(&quot;&quot;;&quot;int&quot;;[.S27]);INFO.OBBA.OBBA.OBMAKE(&quot;&quot;;&quot;int&quot;;[.T27]))" office:value-type="string" office:string-value="tenor pay-27 &#10;[276]" calcext:value-type="string">
            <text:p>tenor pay-27 <text:line-break/>[276]</text:p>
          </table:table-cell>
          <table:table-cell table:style-name="ce60" table:formula="of:=INFO.OBBA.OBBA.OBMAKE([.AH$16]&amp;&quot;-&quot;&amp;ROW();&quot;String&quot;;[.U27])" office:value-type="string" office:string-value="forward pay-27 &#10;[277]" calcext:value-type="string">
            <text:p>forward pay-27 <text:line-break/>[277]</text:p>
          </table:table-cell>
          <table:table-cell table:style-name="ce60" table:formula="of:=INFO.OBBA.OBBA.OBMAKE([.AI$16]&amp;&quot;-&quot;&amp;ROW();&quot;double&quot;;[.V27])" office:value-type="string" office:string-value="spread pay-27 &#10;[278]" calcext:value-type="string">
            <text:p>spread pay-27 <text:line-break/>[278]</text:p>
          </table:table-cell>
          <table:table-cell table:style-name="ce60" table:formula="of:=INFO.OBBA.OBBA.OBMAKE([.AJ$16]&amp;&quot;-&quot;&amp;ROW();&quot;String&quot;;[.W27])" office:value-type="string" office:string-value="disocunt pay-27 &#10;[279]" calcext:value-type="string">
            <text:p>disocunt pay-27 <text:line-break/>[279]</text:p>
          </table:table-cell>
          <table:table-cell table:style-name="ce60" table:formula="of:=INFO.OBBA.OBBA.OBMAKE([.AK$16]&amp;&quot;-&quot;&amp;ROW();&quot;String&quot;;[.Y27])" office:value-type="string" office:string-value="calibration curve-27 &#10;[280]" calcext:value-type="string">
            <text:p>calibration curve-27 <text:line-break/>[280]</text:p>
          </table:table-cell>
          <table:table-cell table:style-name="ce60" table:formula="of:=INFO.OBBA.OBBA.OBMAKE([.AL$16]&amp;&quot;-&quot;&amp;ROW();&quot;double&quot;;[.Z27])" office:value-type="string" office:string-value="calibration time-27 &#10;[281]" calcext:value-type="string">
            <text:p>calibration time-27 <text:line-break/>[28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28:.AL28])" office:value-type="string" office:string-value="calibItem-28 &#10;[306]" calcext:value-type="string">
            <text:p>calibItem-28 <text:line-break/>[306]</text:p>
          </table:table-cell>
          <table:table-cell table:style-name="ce22" table:formula="of:=INFO.OBBA.OBBA.OBGET(INFO.OBBA.OBBA.OBCALL(&quot;&quot;;INFO.OBBA.OBBA.OBCALL(&quot;&quot;;[.$B$8];&quot;getCalibrationProductForSpec&quot;;[.B28]);&quot;getValue&quot;;INFO.OBBA.OBBA.OBCALL(&quot;&quot;;[.$B$8];&quot;getModel&quot;)))" office:value-type="percentage" office:value="8.67361737988402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28]" office:value-type="float" office:value="12" calcext:value-type="float">
            <text:p>1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2" calcext:value-type="percentage">
            <text:p>1,520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28]" office:value-type="string" office:string-value="discount-EUR-OIS" calcext:value-type="string">
            <text:p>discount-EUR-OIS</text:p>
          </table:table-cell>
          <table:table-cell table:style-name="ce34" table:formula="of:=[.F28]" office:value-type="float" office:value="12" calcext:value-type="float">
            <text:p>12</text:p>
          </table:table-cell>
          <table:table-cell/>
          <table:table-cell table:style-name="ce60" table:formula="of:=INFO.OBBA.OBBA.OBMAKE([.AB$16]&amp;&quot;-&quot;&amp;ROW();&quot;String&quot;;[.D28])" office:value-type="string" office:string-value="type-28 &#10;[283]" calcext:value-type="string">
            <text:p>type-28 <text:line-break/>[28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28]);INFO.OBBA.OBBA.OBMAKE(&quot;&quot;;&quot;double&quot;;[.F28]);INFO.OBBA.OBBA.OBMAKE(&quot;&quot;;&quot;String&quot;;[.G28]);[.$E$10];INFO.OBBA.OBBA.OBMAKE(&quot;&quot;;&quot;String&quot;;[.H28]);[.$E$11];INFO.OBBA.OBBA.OBMAKE(&quot;&quot;;&quot;int&quot;;[.I28]);INFO.OBBA.OBBA.OBMAKE(&quot;&quot;;&quot;int&quot;;[.J28]))" office:value-type="string" office:string-value="tenor rec-28 &#10;[290]" calcext:value-type="string">
            <text:p>tenor rec-28 <text:line-break/>[290]</text:p>
          </table:table-cell>
          <table:table-cell table:style-name="ce60" table:formula="of:=INFO.OBBA.OBBA.OBMAKE([.AD$16]&amp;&quot;-&quot;&amp;ROW();&quot;String&quot;;[.K28])" office:value-type="string" office:string-value="forward rec-28 &#10;[291]" calcext:value-type="string">
            <text:p>forward rec-28 <text:line-break/>[291]</text:p>
          </table:table-cell>
          <table:table-cell table:style-name="ce60" table:formula="of:=INFO.OBBA.OBBA.OBMAKE([.AE$16]&amp;&quot;-&quot;&amp;ROW();&quot;double&quot;;[.L28])" office:value-type="string" office:string-value="spread rec-28 &#10;[292]" calcext:value-type="string">
            <text:p>spread rec-28 <text:line-break/>[292]</text:p>
          </table:table-cell>
          <table:table-cell table:style-name="ce60" table:formula="of:=INFO.OBBA.OBBA.OBMAKE([.AF$16]&amp;&quot;-&quot;&amp;ROW();&quot;String&quot;;[.M28])" office:value-type="string" office:string-value="discount rec-28 &#10;[293]" calcext:value-type="string">
            <text:p>discount rec-28 <text:line-break/>[29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28]);INFO.OBBA.OBBA.OBMAKE(&quot;&quot;;&quot;double&quot;;[.P28]);INFO.OBBA.OBBA.OBMAKE(&quot;&quot;;&quot;String&quot;;[.Q28]);[.$E$10];INFO.OBBA.OBBA.OBMAKE(&quot;&quot;;&quot;String&quot;;[.H28]);[.$E$11];INFO.OBBA.OBBA.OBMAKE(&quot;&quot;;&quot;int&quot;;[.S28]);INFO.OBBA.OBBA.OBMAKE(&quot;&quot;;&quot;int&quot;;[.T28]))" office:value-type="string" office:string-value="tenor pay-28 &#10;[300]" calcext:value-type="string">
            <text:p>tenor pay-28 <text:line-break/>[300]</text:p>
          </table:table-cell>
          <table:table-cell table:style-name="ce60" table:formula="of:=INFO.OBBA.OBBA.OBMAKE([.AH$16]&amp;&quot;-&quot;&amp;ROW();&quot;String&quot;;[.U28])" office:value-type="string" office:string-value="forward pay-28 &#10;[301]" calcext:value-type="string">
            <text:p>forward pay-28 <text:line-break/>[301]</text:p>
          </table:table-cell>
          <table:table-cell table:style-name="ce60" table:formula="of:=INFO.OBBA.OBBA.OBMAKE([.AI$16]&amp;&quot;-&quot;&amp;ROW();&quot;double&quot;;[.V28])" office:value-type="string" office:string-value="spread pay-28 &#10;[302]" calcext:value-type="string">
            <text:p>spread pay-28 <text:line-break/>[302]</text:p>
          </table:table-cell>
          <table:table-cell table:style-name="ce60" table:formula="of:=INFO.OBBA.OBBA.OBMAKE([.AJ$16]&amp;&quot;-&quot;&amp;ROW();&quot;String&quot;;[.W28])" office:value-type="string" office:string-value="disocunt pay-28 &#10;[303]" calcext:value-type="string">
            <text:p>disocunt pay-28 <text:line-break/>[303]</text:p>
          </table:table-cell>
          <table:table-cell table:style-name="ce60" table:formula="of:=INFO.OBBA.OBBA.OBMAKE([.AK$16]&amp;&quot;-&quot;&amp;ROW();&quot;String&quot;;[.Y28])" office:value-type="string" office:string-value="calibration curve-28 &#10;[304]" calcext:value-type="string">
            <text:p>calibration curve-28 <text:line-break/>[304]</text:p>
          </table:table-cell>
          <table:table-cell table:style-name="ce60" table:formula="of:=INFO.OBBA.OBBA.OBMAKE([.AL$16]&amp;&quot;-&quot;&amp;ROW();&quot;double&quot;;[.Z28])" office:value-type="string" office:string-value="calibration time-28 &#10;[305]" calcext:value-type="string">
            <text:p>calibration time-28 <text:line-break/>[30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29:.AL29])" office:value-type="string" office:string-value="calibItem-29 &#10;[330]" calcext:value-type="string">
            <text:p>calibItem-29 <text:line-break/>[330]</text:p>
          </table:table-cell>
          <table:table-cell table:style-name="ce22" table:formula="of:=INFO.OBBA.OBBA.OBGET(INFO.OBBA.OBBA.OBCALL(&quot;&quot;;INFO.OBBA.OBBA.OBCALL(&quot;&quot;;[.$B$8];&quot;getCalibrationProductForSpec&quot;;[.B29]);&quot;getValue&quot;;INFO.OBBA.OBBA.OBCALL(&quot;&quot;;[.$B$8];&quot;getModel&quot;)))" office:value-type="percentage" office:value="1.66533453693773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29]" office:value-type="float" office:value="15" calcext:value-type="float">
            <text:p>1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23" calcext:value-type="percentage">
            <text:p>1,723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29]" office:value-type="string" office:string-value="discount-EUR-OIS" calcext:value-type="string">
            <text:p>discount-EUR-OIS</text:p>
          </table:table-cell>
          <table:table-cell table:style-name="ce34" table:formula="of:=[.F29]" office:value-type="float" office:value="15" calcext:value-type="float">
            <text:p>15</text:p>
          </table:table-cell>
          <table:table-cell/>
          <table:table-cell table:style-name="ce60" table:formula="of:=INFO.OBBA.OBBA.OBMAKE([.AB$16]&amp;&quot;-&quot;&amp;ROW();&quot;String&quot;;[.D29])" office:value-type="string" office:string-value="type-29 &#10;[307]" calcext:value-type="string">
            <text:p>type-29 <text:line-break/>[30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29]);INFO.OBBA.OBBA.OBMAKE(&quot;&quot;;&quot;double&quot;;[.F29]);INFO.OBBA.OBBA.OBMAKE(&quot;&quot;;&quot;String&quot;;[.G29]);[.$E$10];INFO.OBBA.OBBA.OBMAKE(&quot;&quot;;&quot;String&quot;;[.H29]);[.$E$11];INFO.OBBA.OBBA.OBMAKE(&quot;&quot;;&quot;int&quot;;[.I29]);INFO.OBBA.OBBA.OBMAKE(&quot;&quot;;&quot;int&quot;;[.J29]))" office:value-type="string" office:string-value="tenor rec-29 &#10;[314]" calcext:value-type="string">
            <text:p>tenor rec-29 <text:line-break/>[314]</text:p>
          </table:table-cell>
          <table:table-cell table:style-name="ce60" table:formula="of:=INFO.OBBA.OBBA.OBMAKE([.AD$16]&amp;&quot;-&quot;&amp;ROW();&quot;String&quot;;[.K29])" office:value-type="string" office:string-value="forward rec-29 &#10;[315]" calcext:value-type="string">
            <text:p>forward rec-29 <text:line-break/>[315]</text:p>
          </table:table-cell>
          <table:table-cell table:style-name="ce60" table:formula="of:=INFO.OBBA.OBBA.OBMAKE([.AE$16]&amp;&quot;-&quot;&amp;ROW();&quot;double&quot;;[.L29])" office:value-type="string" office:string-value="spread rec-29 &#10;[316]" calcext:value-type="string">
            <text:p>spread rec-29 <text:line-break/>[316]</text:p>
          </table:table-cell>
          <table:table-cell table:style-name="ce60" table:formula="of:=INFO.OBBA.OBBA.OBMAKE([.AF$16]&amp;&quot;-&quot;&amp;ROW();&quot;String&quot;;[.M29])" office:value-type="string" office:string-value="discount rec-29 &#10;[317]" calcext:value-type="string">
            <text:p>discount rec-29 <text:line-break/>[31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29]);INFO.OBBA.OBBA.OBMAKE(&quot;&quot;;&quot;double&quot;;[.P29]);INFO.OBBA.OBBA.OBMAKE(&quot;&quot;;&quot;String&quot;;[.Q29]);[.$E$10];INFO.OBBA.OBBA.OBMAKE(&quot;&quot;;&quot;String&quot;;[.H29]);[.$E$11];INFO.OBBA.OBBA.OBMAKE(&quot;&quot;;&quot;int&quot;;[.S29]);INFO.OBBA.OBBA.OBMAKE(&quot;&quot;;&quot;int&quot;;[.T29]))" office:value-type="string" office:string-value="tenor pay-29 &#10;[324]" calcext:value-type="string">
            <text:p>tenor pay-29 <text:line-break/>[324]</text:p>
          </table:table-cell>
          <table:table-cell table:style-name="ce60" table:formula="of:=INFO.OBBA.OBBA.OBMAKE([.AH$16]&amp;&quot;-&quot;&amp;ROW();&quot;String&quot;;[.U29])" office:value-type="string" office:string-value="forward pay-29 &#10;[325]" calcext:value-type="string">
            <text:p>forward pay-29 <text:line-break/>[325]</text:p>
          </table:table-cell>
          <table:table-cell table:style-name="ce60" table:formula="of:=INFO.OBBA.OBBA.OBMAKE([.AI$16]&amp;&quot;-&quot;&amp;ROW();&quot;double&quot;;[.V29])" office:value-type="string" office:string-value="spread pay-29 &#10;[326]" calcext:value-type="string">
            <text:p>spread pay-29 <text:line-break/>[326]</text:p>
          </table:table-cell>
          <table:table-cell table:style-name="ce60" table:formula="of:=INFO.OBBA.OBBA.OBMAKE([.AJ$16]&amp;&quot;-&quot;&amp;ROW();&quot;String&quot;;[.W29])" office:value-type="string" office:string-value="disocunt pay-29 &#10;[327]" calcext:value-type="string">
            <text:p>disocunt pay-29 <text:line-break/>[327]</text:p>
          </table:table-cell>
          <table:table-cell table:style-name="ce60" table:formula="of:=INFO.OBBA.OBBA.OBMAKE([.AK$16]&amp;&quot;-&quot;&amp;ROW();&quot;String&quot;;[.Y29])" office:value-type="string" office:string-value="calibration curve-29 &#10;[328]" calcext:value-type="string">
            <text:p>calibration curve-29 <text:line-break/>[328]</text:p>
          </table:table-cell>
          <table:table-cell table:style-name="ce60" table:formula="of:=INFO.OBBA.OBBA.OBMAKE([.AL$16]&amp;&quot;-&quot;&amp;ROW();&quot;double&quot;;[.Z29])" office:value-type="string" office:string-value="calibration time-29 &#10;[329]" calcext:value-type="string">
            <text:p>calibration time-29 <text:line-break/>[32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30:.AL30])" office:value-type="string" office:string-value="calibItem-30 &#10;[354]" calcext:value-type="string">
            <text:p>calibItem-30 <text:line-break/>[354]</text:p>
          </table:table-cell>
          <table:table-cell table:style-name="ce22" table:formula="of:=INFO.OBBA.OBBA.OBGET(INFO.OBBA.OBBA.OBCALL(&quot;&quot;;INFO.OBBA.OBBA.OBCALL(&quot;&quot;;[.$B$8];&quot;getCalibrationProductForSpec&quot;;[.B30]);&quot;getValue&quot;;INFO.OBBA.OBBA.OBCALL(&quot;&quot;;[.$B$8];&quot;getModel&quot;)))" office:value-type="percentage" office:value="3.7470027081099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30]" office:value-type="float" office:value="20" calcext:value-type="float">
            <text:p>2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1826" calcext:value-type="percentage">
            <text:p>1,826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30]" office:value-type="string" office:string-value="discount-EUR-OIS" calcext:value-type="string">
            <text:p>discount-EUR-OIS</text:p>
          </table:table-cell>
          <table:table-cell table:style-name="ce34" table:formula="of:=[.F30]" office:value-type="float" office:value="20" calcext:value-type="float">
            <text:p>20</text:p>
          </table:table-cell>
          <table:table-cell/>
          <table:table-cell table:style-name="ce60" table:formula="of:=INFO.OBBA.OBBA.OBMAKE([.AB$16]&amp;&quot;-&quot;&amp;ROW();&quot;String&quot;;[.D30])" office:value-type="string" office:string-value="type-30 &#10;[331]" calcext:value-type="string">
            <text:p>type-30 <text:line-break/>[33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30]);INFO.OBBA.OBBA.OBMAKE(&quot;&quot;;&quot;double&quot;;[.F30]);INFO.OBBA.OBBA.OBMAKE(&quot;&quot;;&quot;String&quot;;[.G30]);[.$E$10];INFO.OBBA.OBBA.OBMAKE(&quot;&quot;;&quot;String&quot;;[.H30]);[.$E$11];INFO.OBBA.OBBA.OBMAKE(&quot;&quot;;&quot;int&quot;;[.I30]);INFO.OBBA.OBBA.OBMAKE(&quot;&quot;;&quot;int&quot;;[.J30]))" office:value-type="string" office:string-value="tenor rec-30 &#10;[338]" calcext:value-type="string">
            <text:p>tenor rec-30 <text:line-break/>[338]</text:p>
          </table:table-cell>
          <table:table-cell table:style-name="ce60" table:formula="of:=INFO.OBBA.OBBA.OBMAKE([.AD$16]&amp;&quot;-&quot;&amp;ROW();&quot;String&quot;;[.K30])" office:value-type="string" office:string-value="forward rec-30 &#10;[339]" calcext:value-type="string">
            <text:p>forward rec-30 <text:line-break/>[339]</text:p>
          </table:table-cell>
          <table:table-cell table:style-name="ce60" table:formula="of:=INFO.OBBA.OBBA.OBMAKE([.AE$16]&amp;&quot;-&quot;&amp;ROW();&quot;double&quot;;[.L30])" office:value-type="string" office:string-value="spread rec-30 &#10;[340]" calcext:value-type="string">
            <text:p>spread rec-30 <text:line-break/>[340]</text:p>
          </table:table-cell>
          <table:table-cell table:style-name="ce60" table:formula="of:=INFO.OBBA.OBBA.OBMAKE([.AF$16]&amp;&quot;-&quot;&amp;ROW();&quot;String&quot;;[.M30])" office:value-type="string" office:string-value="discount rec-30 &#10;[341]" calcext:value-type="string">
            <text:p>discount rec-30 <text:line-break/>[34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30]);INFO.OBBA.OBBA.OBMAKE(&quot;&quot;;&quot;double&quot;;[.P30]);INFO.OBBA.OBBA.OBMAKE(&quot;&quot;;&quot;String&quot;;[.Q30]);[.$E$10];INFO.OBBA.OBBA.OBMAKE(&quot;&quot;;&quot;String&quot;;[.H30]);[.$E$11];INFO.OBBA.OBBA.OBMAKE(&quot;&quot;;&quot;int&quot;;[.S30]);INFO.OBBA.OBBA.OBMAKE(&quot;&quot;;&quot;int&quot;;[.T30]))" office:value-type="string" office:string-value="tenor pay-30 &#10;[348]" calcext:value-type="string">
            <text:p>tenor pay-30 <text:line-break/>[348]</text:p>
          </table:table-cell>
          <table:table-cell table:style-name="ce60" table:formula="of:=INFO.OBBA.OBBA.OBMAKE([.AH$16]&amp;&quot;-&quot;&amp;ROW();&quot;String&quot;;[.U30])" office:value-type="string" office:string-value="forward pay-30 &#10;[349]" calcext:value-type="string">
            <text:p>forward pay-30 <text:line-break/>[349]</text:p>
          </table:table-cell>
          <table:table-cell table:style-name="ce60" table:formula="of:=INFO.OBBA.OBBA.OBMAKE([.AI$16]&amp;&quot;-&quot;&amp;ROW();&quot;double&quot;;[.V30])" office:value-type="string" office:string-value="spread pay-30 &#10;[350]" calcext:value-type="string">
            <text:p>spread pay-30 <text:line-break/>[350]</text:p>
          </table:table-cell>
          <table:table-cell table:style-name="ce60" table:formula="of:=INFO.OBBA.OBBA.OBMAKE([.AJ$16]&amp;&quot;-&quot;&amp;ROW();&quot;String&quot;;[.W30])" office:value-type="string" office:string-value="disocunt pay-30 &#10;[351]" calcext:value-type="string">
            <text:p>disocunt pay-30 <text:line-break/>[351]</text:p>
          </table:table-cell>
          <table:table-cell table:style-name="ce60" table:formula="of:=INFO.OBBA.OBBA.OBMAKE([.AK$16]&amp;&quot;-&quot;&amp;ROW();&quot;String&quot;;[.Y30])" office:value-type="string" office:string-value="calibration curve-30 &#10;[352]" calcext:value-type="string">
            <text:p>calibration curve-30 <text:line-break/>[352]</text:p>
          </table:table-cell>
          <table:table-cell table:style-name="ce60" table:formula="of:=INFO.OBBA.OBBA.OBMAKE([.AL$16]&amp;&quot;-&quot;&amp;ROW();&quot;double&quot;;[.Z30])" office:value-type="string" office:string-value="calibration time-30 &#10;[353]" calcext:value-type="string">
            <text:p>calibration time-30 <text:line-break/>[35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31:.AL31])" office:value-type="string" office:string-value="calibItem-31 &#10;[378]" calcext:value-type="string">
            <text:p>calibItem-31 <text:line-break/>[378]</text:p>
          </table:table-cell>
          <table:table-cell table:style-name="ce22" table:formula="of:=INFO.OBBA.OBBA.OBGET(INFO.OBBA.OBBA.OBCALL(&quot;&quot;;INFO.OBBA.OBBA.OBCALL(&quot;&quot;;[.$B$8];&quot;getCalibrationProductForSpec&quot;;[.B31]);&quot;getValue&quot;;INFO.OBBA.OBBA.OBCALL(&quot;&quot;;[.$B$8];&quot;getModel&quot;)))" office:value-type="percentage" office:value="2.35922392732846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31]" office:value-type="float" office:value="25" calcext:value-type="float">
            <text:p>2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1877" calcext:value-type="percentage">
            <text:p>1,877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31]" office:value-type="string" office:string-value="discount-EUR-OIS" calcext:value-type="string">
            <text:p>discount-EUR-OIS</text:p>
          </table:table-cell>
          <table:table-cell table:style-name="ce34" table:formula="of:=[.F31]" office:value-type="float" office:value="25" calcext:value-type="float">
            <text:p>25</text:p>
          </table:table-cell>
          <table:table-cell/>
          <table:table-cell table:style-name="ce60" table:formula="of:=INFO.OBBA.OBBA.OBMAKE([.AB$16]&amp;&quot;-&quot;&amp;ROW();&quot;String&quot;;[.D31])" office:value-type="string" office:string-value="type-31 &#10;[355]" calcext:value-type="string">
            <text:p>type-31 <text:line-break/>[35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31]);INFO.OBBA.OBBA.OBMAKE(&quot;&quot;;&quot;double&quot;;[.F31]);INFO.OBBA.OBBA.OBMAKE(&quot;&quot;;&quot;String&quot;;[.G31]);[.$E$10];INFO.OBBA.OBBA.OBMAKE(&quot;&quot;;&quot;String&quot;;[.H31]);[.$E$11];INFO.OBBA.OBBA.OBMAKE(&quot;&quot;;&quot;int&quot;;[.I31]);INFO.OBBA.OBBA.OBMAKE(&quot;&quot;;&quot;int&quot;;[.J31]))" office:value-type="string" office:string-value="tenor rec-31 &#10;[362]" calcext:value-type="string">
            <text:p>tenor rec-31 <text:line-break/>[362]</text:p>
          </table:table-cell>
          <table:table-cell table:style-name="ce60" table:formula="of:=INFO.OBBA.OBBA.OBMAKE([.AD$16]&amp;&quot;-&quot;&amp;ROW();&quot;String&quot;;[.K31])" office:value-type="string" office:string-value="forward rec-31 &#10;[363]" calcext:value-type="string">
            <text:p>forward rec-31 <text:line-break/>[363]</text:p>
          </table:table-cell>
          <table:table-cell table:style-name="ce60" table:formula="of:=INFO.OBBA.OBBA.OBMAKE([.AE$16]&amp;&quot;-&quot;&amp;ROW();&quot;double&quot;;[.L31])" office:value-type="string" office:string-value="spread rec-31 &#10;[364]" calcext:value-type="string">
            <text:p>spread rec-31 <text:line-break/>[364]</text:p>
          </table:table-cell>
          <table:table-cell table:style-name="ce60" table:formula="of:=INFO.OBBA.OBBA.OBMAKE([.AF$16]&amp;&quot;-&quot;&amp;ROW();&quot;String&quot;;[.M31])" office:value-type="string" office:string-value="discount rec-31 &#10;[365]" calcext:value-type="string">
            <text:p>discount rec-31 <text:line-break/>[36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31]);INFO.OBBA.OBBA.OBMAKE(&quot;&quot;;&quot;double&quot;;[.P31]);INFO.OBBA.OBBA.OBMAKE(&quot;&quot;;&quot;String&quot;;[.Q31]);[.$E$10];INFO.OBBA.OBBA.OBMAKE(&quot;&quot;;&quot;String&quot;;[.H31]);[.$E$11];INFO.OBBA.OBBA.OBMAKE(&quot;&quot;;&quot;int&quot;;[.S31]);INFO.OBBA.OBBA.OBMAKE(&quot;&quot;;&quot;int&quot;;[.T31]))" office:value-type="string" office:string-value="tenor pay-31 &#10;[372]" calcext:value-type="string">
            <text:p>tenor pay-31 <text:line-break/>[372]</text:p>
          </table:table-cell>
          <table:table-cell table:style-name="ce60" table:formula="of:=INFO.OBBA.OBBA.OBMAKE([.AH$16]&amp;&quot;-&quot;&amp;ROW();&quot;String&quot;;[.U31])" office:value-type="string" office:string-value="forward pay-31 &#10;[373]" calcext:value-type="string">
            <text:p>forward pay-31 <text:line-break/>[373]</text:p>
          </table:table-cell>
          <table:table-cell table:style-name="ce60" table:formula="of:=INFO.OBBA.OBBA.OBMAKE([.AI$16]&amp;&quot;-&quot;&amp;ROW();&quot;double&quot;;[.V31])" office:value-type="string" office:string-value="spread pay-31 &#10;[374]" calcext:value-type="string">
            <text:p>spread pay-31 <text:line-break/>[374]</text:p>
          </table:table-cell>
          <table:table-cell table:style-name="ce60" table:formula="of:=INFO.OBBA.OBBA.OBMAKE([.AJ$16]&amp;&quot;-&quot;&amp;ROW();&quot;String&quot;;[.W31])" office:value-type="string" office:string-value="disocunt pay-31 &#10;[375]" calcext:value-type="string">
            <text:p>disocunt pay-31 <text:line-break/>[375]</text:p>
          </table:table-cell>
          <table:table-cell table:style-name="ce60" table:formula="of:=INFO.OBBA.OBBA.OBMAKE([.AK$16]&amp;&quot;-&quot;&amp;ROW();&quot;String&quot;;[.Y31])" office:value-type="string" office:string-value="calibration curve-31 &#10;[376]" calcext:value-type="string">
            <text:p>calibration curve-31 <text:line-break/>[376]</text:p>
          </table:table-cell>
          <table:table-cell table:style-name="ce60" table:formula="of:=INFO.OBBA.OBBA.OBMAKE([.AL$16]&amp;&quot;-&quot;&amp;ROW();&quot;double&quot;;[.Z31])" office:value-type="string" office:string-value="calibration time-31 &#10;[377]" calcext:value-type="string">
            <text:p>calibration time-31 <text:line-break/>[37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32:.AL32])" office:value-type="string" office:string-value="calibItem-32 &#10;[402]" calcext:value-type="string">
            <text:p>calibItem-32 <text:line-break/>[402]</text:p>
          </table:table-cell>
          <table:table-cell table:style-name="ce22" table:formula="of:=INFO.OBBA.OBBA.OBGET(INFO.OBBA.OBBA.OBCALL(&quot;&quot;;INFO.OBBA.OBBA.OBCALL(&quot;&quot;;[.$B$8];&quot;getCalibrationProductForSpec&quot;;[.B32]);&quot;getValue&quot;;INFO.OBBA.OBBA.OBCALL(&quot;&quot;;[.$B$8];&quot;getModel&quot;)))" office:value-type="percentage" office:value="2.22044604925031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32]" office:value-type="float" office:value="30" calcext:value-type="float">
            <text:p>3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191" calcext:value-type="percentage">
            <text:p>1,910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32]" office:value-type="string" office:string-value="discount-EUR-OIS" calcext:value-type="string">
            <text:p>discount-EUR-OIS</text:p>
          </table:table-cell>
          <table:table-cell table:style-name="ce34" table:formula="of:=[.F32]" office:value-type="float" office:value="30" calcext:value-type="float">
            <text:p>30</text:p>
          </table:table-cell>
          <table:table-cell/>
          <table:table-cell table:style-name="ce60" table:formula="of:=INFO.OBBA.OBBA.OBMAKE([.AB$16]&amp;&quot;-&quot;&amp;ROW();&quot;String&quot;;[.D32])" office:value-type="string" office:string-value="type-32 &#10;[379]" calcext:value-type="string">
            <text:p>type-32 <text:line-break/>[37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32]);INFO.OBBA.OBBA.OBMAKE(&quot;&quot;;&quot;double&quot;;[.F32]);INFO.OBBA.OBBA.OBMAKE(&quot;&quot;;&quot;String&quot;;[.G32]);[.$E$10];INFO.OBBA.OBBA.OBMAKE(&quot;&quot;;&quot;String&quot;;[.H32]);[.$E$11];INFO.OBBA.OBBA.OBMAKE(&quot;&quot;;&quot;int&quot;;[.I32]);INFO.OBBA.OBBA.OBMAKE(&quot;&quot;;&quot;int&quot;;[.J32]))" office:value-type="string" office:string-value="tenor rec-32 &#10;[386]" calcext:value-type="string">
            <text:p>tenor rec-32 <text:line-break/>[386]</text:p>
          </table:table-cell>
          <table:table-cell table:style-name="ce60" table:formula="of:=INFO.OBBA.OBBA.OBMAKE([.AD$16]&amp;&quot;-&quot;&amp;ROW();&quot;String&quot;;[.K32])" office:value-type="string" office:string-value="forward rec-32 &#10;[387]" calcext:value-type="string">
            <text:p>forward rec-32 <text:line-break/>[387]</text:p>
          </table:table-cell>
          <table:table-cell table:style-name="ce60" table:formula="of:=INFO.OBBA.OBBA.OBMAKE([.AE$16]&amp;&quot;-&quot;&amp;ROW();&quot;double&quot;;[.L32])" office:value-type="string" office:string-value="spread rec-32 &#10;[388]" calcext:value-type="string">
            <text:p>spread rec-32 <text:line-break/>[388]</text:p>
          </table:table-cell>
          <table:table-cell table:style-name="ce60" table:formula="of:=INFO.OBBA.OBBA.OBMAKE([.AF$16]&amp;&quot;-&quot;&amp;ROW();&quot;String&quot;;[.M32])" office:value-type="string" office:string-value="discount rec-32 &#10;[389]" calcext:value-type="string">
            <text:p>discount rec-32 <text:line-break/>[38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32]);INFO.OBBA.OBBA.OBMAKE(&quot;&quot;;&quot;double&quot;;[.P32]);INFO.OBBA.OBBA.OBMAKE(&quot;&quot;;&quot;String&quot;;[.Q32]);[.$E$10];INFO.OBBA.OBBA.OBMAKE(&quot;&quot;;&quot;String&quot;;[.H32]);[.$E$11];INFO.OBBA.OBBA.OBMAKE(&quot;&quot;;&quot;int&quot;;[.S32]);INFO.OBBA.OBBA.OBMAKE(&quot;&quot;;&quot;int&quot;;[.T32]))" office:value-type="string" office:string-value="tenor pay-32 &#10;[396]" calcext:value-type="string">
            <text:p>tenor pay-32 <text:line-break/>[396]</text:p>
          </table:table-cell>
          <table:table-cell table:style-name="ce60" table:formula="of:=INFO.OBBA.OBBA.OBMAKE([.AH$16]&amp;&quot;-&quot;&amp;ROW();&quot;String&quot;;[.U32])" office:value-type="string" office:string-value="forward pay-32 &#10;[397]" calcext:value-type="string">
            <text:p>forward pay-32 <text:line-break/>[397]</text:p>
          </table:table-cell>
          <table:table-cell table:style-name="ce60" table:formula="of:=INFO.OBBA.OBBA.OBMAKE([.AI$16]&amp;&quot;-&quot;&amp;ROW();&quot;double&quot;;[.V32])" office:value-type="string" office:string-value="spread pay-32 &#10;[398]" calcext:value-type="string">
            <text:p>spread pay-32 <text:line-break/>[398]</text:p>
          </table:table-cell>
          <table:table-cell table:style-name="ce60" table:formula="of:=INFO.OBBA.OBBA.OBMAKE([.AJ$16]&amp;&quot;-&quot;&amp;ROW();&quot;String&quot;;[.W32])" office:value-type="string" office:string-value="disocunt pay-32 &#10;[399]" calcext:value-type="string">
            <text:p>disocunt pay-32 <text:line-break/>[399]</text:p>
          </table:table-cell>
          <table:table-cell table:style-name="ce60" table:formula="of:=INFO.OBBA.OBBA.OBMAKE([.AK$16]&amp;&quot;-&quot;&amp;ROW();&quot;String&quot;;[.Y32])" office:value-type="string" office:string-value="calibration curve-32 &#10;[400]" calcext:value-type="string">
            <text:p>calibration curve-32 <text:line-break/>[400]</text:p>
          </table:table-cell>
          <table:table-cell table:style-name="ce60" table:formula="of:=INFO.OBBA.OBBA.OBMAKE([.AL$16]&amp;&quot;-&quot;&amp;ROW();&quot;double&quot;;[.Z32])" office:value-type="string" office:string-value="calibration time-32 &#10;[401]" calcext:value-type="string">
            <text:p>calibration time-32 <text:line-break/>[40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33:.AL33])" office:value-type="string" office:string-value="calibItem-33 &#10;[426]" calcext:value-type="string">
            <text:p>calibItem-33 <text:line-break/>[426]</text:p>
          </table:table-cell>
          <table:table-cell table:style-name="ce22" table:formula="of:=INFO.OBBA.OBBA.OBGET(INFO.OBBA.OBBA.OBCALL(&quot;&quot;;INFO.OBBA.OBBA.OBCALL(&quot;&quot;;[.$B$8];&quot;getCalibrationProductForSpec&quot;;[.B33]);&quot;getValue&quot;;INFO.OBBA.OBBA.OBCALL(&quot;&quot;;[.$B$8];&quot;getModel&quot;)))" office:value-type="percentage" office:value="3.12250225675825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iscount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33]" office:value-type="float" office:value="40" calcext:value-type="float">
            <text:p>4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25" calcext:value-type="percentage">
            <text:p>2,025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33]" office:value-type="string" office:string-value="discount-EUR-OIS" calcext:value-type="string">
            <text:p>discount-EUR-OIS</text:p>
          </table:table-cell>
          <table:table-cell table:style-name="ce34" table:formula="of:=[.F33]" office:value-type="float" office:value="40" calcext:value-type="float">
            <text:p>40</text:p>
          </table:table-cell>
          <table:table-cell/>
          <table:table-cell table:style-name="ce60" table:formula="of:=INFO.OBBA.OBBA.OBMAKE([.AB$16]&amp;&quot;-&quot;&amp;ROW();&quot;String&quot;;[.D33])" office:value-type="string" office:string-value="type-33 &#10;[403]" calcext:value-type="string">
            <text:p>type-33 <text:line-break/>[40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33]);INFO.OBBA.OBBA.OBMAKE(&quot;&quot;;&quot;double&quot;;[.F33]);INFO.OBBA.OBBA.OBMAKE(&quot;&quot;;&quot;String&quot;;[.G33]);[.$E$10];INFO.OBBA.OBBA.OBMAKE(&quot;&quot;;&quot;String&quot;;[.H33]);[.$E$11];INFO.OBBA.OBBA.OBMAKE(&quot;&quot;;&quot;int&quot;;[.I33]);INFO.OBBA.OBBA.OBMAKE(&quot;&quot;;&quot;int&quot;;[.J33]))" office:value-type="string" office:string-value="tenor rec-33 &#10;[410]" calcext:value-type="string">
            <text:p>tenor rec-33 <text:line-break/>[410]</text:p>
          </table:table-cell>
          <table:table-cell table:style-name="ce60" table:formula="of:=INFO.OBBA.OBBA.OBMAKE([.AD$16]&amp;&quot;-&quot;&amp;ROW();&quot;String&quot;;[.K33])" office:value-type="string" office:string-value="forward rec-33 &#10;[411]" calcext:value-type="string">
            <text:p>forward rec-33 <text:line-break/>[411]</text:p>
          </table:table-cell>
          <table:table-cell table:style-name="ce60" table:formula="of:=INFO.OBBA.OBBA.OBMAKE([.AE$16]&amp;&quot;-&quot;&amp;ROW();&quot;double&quot;;[.L33])" office:value-type="string" office:string-value="spread rec-33 &#10;[412]" calcext:value-type="string">
            <text:p>spread rec-33 <text:line-break/>[412]</text:p>
          </table:table-cell>
          <table:table-cell table:style-name="ce60" table:formula="of:=INFO.OBBA.OBBA.OBMAKE([.AF$16]&amp;&quot;-&quot;&amp;ROW();&quot;String&quot;;[.M33])" office:value-type="string" office:string-value="discount rec-33 &#10;[413]" calcext:value-type="string">
            <text:p>discount rec-33 <text:line-break/>[41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33]);INFO.OBBA.OBBA.OBMAKE(&quot;&quot;;&quot;double&quot;;[.P33]);INFO.OBBA.OBBA.OBMAKE(&quot;&quot;;&quot;String&quot;;[.Q33]);[.$E$10];INFO.OBBA.OBBA.OBMAKE(&quot;&quot;;&quot;String&quot;;[.H33]);[.$E$11];INFO.OBBA.OBBA.OBMAKE(&quot;&quot;;&quot;int&quot;;[.S33]);INFO.OBBA.OBBA.OBMAKE(&quot;&quot;;&quot;int&quot;;[.T33]))" office:value-type="string" office:string-value="tenor pay-33 &#10;[420]" calcext:value-type="string">
            <text:p>tenor pay-33 <text:line-break/>[420]</text:p>
          </table:table-cell>
          <table:table-cell table:style-name="ce60" table:formula="of:=INFO.OBBA.OBBA.OBMAKE([.AH$16]&amp;&quot;-&quot;&amp;ROW();&quot;String&quot;;[.U33])" office:value-type="string" office:string-value="forward pay-33 &#10;[421]" calcext:value-type="string">
            <text:p>forward pay-33 <text:line-break/>[421]</text:p>
          </table:table-cell>
          <table:table-cell table:style-name="ce60" table:formula="of:=INFO.OBBA.OBBA.OBMAKE([.AI$16]&amp;&quot;-&quot;&amp;ROW();&quot;double&quot;;[.V33])" office:value-type="string" office:string-value="spread pay-33 &#10;[422]" calcext:value-type="string">
            <text:p>spread pay-33 <text:line-break/>[422]</text:p>
          </table:table-cell>
          <table:table-cell table:style-name="ce60" table:formula="of:=INFO.OBBA.OBBA.OBMAKE([.AJ$16]&amp;&quot;-&quot;&amp;ROW();&quot;String&quot;;[.W33])" office:value-type="string" office:string-value="disocunt pay-33 &#10;[423]" calcext:value-type="string">
            <text:p>disocunt pay-33 <text:line-break/>[423]</text:p>
          </table:table-cell>
          <table:table-cell table:style-name="ce60" table:formula="of:=INFO.OBBA.OBBA.OBMAKE([.AK$16]&amp;&quot;-&quot;&amp;ROW();&quot;String&quot;;[.Y33])" office:value-type="string" office:string-value="calibration curve-33 &#10;[424]" calcext:value-type="string">
            <text:p>calibration curve-33 <text:line-break/>[424]</text:p>
          </table:table-cell>
          <table:table-cell table:style-name="ce60" table:formula="of:=INFO.OBBA.OBBA.OBMAKE([.AL$16]&amp;&quot;-&quot;&amp;ROW();&quot;double&quot;;[.Z33])" office:value-type="string" office:string-value="calibration time-33 &#10;[425]" calcext:value-type="string">
            <text:p>calibration time-33 <text:line-break/>[42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4"/>
          <table:table-cell table:style-name="ce23" table:formula="of:=INFO.OBBA.OBBA.OBMAKE(&quot;calibItem-&quot;&amp;ROW();obLibs&amp;&quot;net.finmath.marketdata.calibration.CalibratedCurves$CalibrationSpec&quot;;[.AB34:.AL34])" office:value-type="string" office:string-value="calibItem-34 &#10;[450]" calcext:value-type="string">
            <text:p>calibItem-34 <text:line-break/>[450]</text:p>
          </table:table-cell>
          <table:table-cell table:style-name="ce26" table:formula="of:=INFO.OBBA.OBBA.OBGET(INFO.OBBA.OBBA.OBCALL(&quot;&quot;;INFO.OBBA.OBBA.OBCALL(&quot;&quot;;[.$B$8];&quot;getCalibrationProductForSpec&quot;;[.B34]);&quot;getValue&quot;;INFO.OBBA.OBBA.OBCALL(&quot;&quot;;[.$B$8];&quot;getModel&quot;)))" office:value-type="percentage" office:value="-1.17961196366423E-016" calcext:value-type="percentage">
            <text:p>0,000%</text:p>
          </table:table-cell>
          <table:table-cell table:style-name="ce12" office:value-type="string" calcext:value-type="string">
            <text:p>Swap</text:p>
          </table:table-cell>
          <table:table-cell table:style-name="ce35" office:value-type="string" calcext:value-type="string">
            <text:p>annual</text:p>
          </table:table-cell>
          <table:table-cell table:style-name="ce39" office:value-type="float" office:value="50" calcext:value-type="float">
            <text:p>50</text:p>
          </table:table-cell>
          <table:table-cell table:style-name="ce35" office:value-type="string" calcext:value-type="string">
            <text:p>act/360</text:p>
          </table:table-cell>
          <table:table-cell table:style-name="ce35" office:value-type="string" calcext:value-type="string">
            <text:p>following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8" office:value-type="string" calcext:value-type="string">
            <text:p>discount-EUR-OIS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string" calcext:value-type="string">
            <text:p>discount-EUR-OIS</text:p>
          </table:table-cell>
          <table:table-cell table:style-name="ce12"/>
          <table:table-cell table:style-name="ce35" office:value-type="string" calcext:value-type="string">
            <text:p>annual</text:p>
          </table:table-cell>
          <table:table-cell table:style-name="ce39" table:formula="of:=[.F34]" office:value-type="float" office:value="50" calcext:value-type="float">
            <text:p>50</text:p>
          </table:table-cell>
          <table:table-cell table:style-name="ce35" office:value-type="string" calcext:value-type="string">
            <text:p>act/360</text:p>
          </table:table-cell>
          <table:table-cell table:style-name="ce35" office:value-type="string" calcext:value-type="string">
            <text:p>actua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48" table:formula="of:=&quot;&quot;">
            <text:p/>
          </table:table-cell>
          <table:table-cell table:style-name="ce53" office:value-type="percentage" office:value="0.02101" calcext:value-type="percentage">
            <text:p>2,101%</text:p>
          </table:table-cell>
          <table:table-cell table:style-name="ce48" office:value-type="string" calcext:value-type="string">
            <text:p>discount-EUR-OIS</text:p>
          </table:table-cell>
          <table:table-cell table:style-name="ce56"/>
          <table:table-cell table:style-name="ce48" table:formula="of:=[.M34]" office:value-type="string" office:string-value="discount-EUR-OIS" calcext:value-type="string">
            <text:p>discount-EUR-OIS</text:p>
          </table:table-cell>
          <table:table-cell table:style-name="ce39" table:formula="of:=[.F34]" office:value-type="float" office:value="50" calcext:value-type="float">
            <text:p>50</text:p>
          </table:table-cell>
          <table:table-cell table:style-name="ce12"/>
          <table:table-cell table:style-name="ce61" table:formula="of:=INFO.OBBA.OBBA.OBMAKE([.AB$16]&amp;&quot;-&quot;&amp;ROW();&quot;String&quot;;[.D34])" office:value-type="string" office:string-value="type-34 &#10;[427]" calcext:value-type="string">
            <text:p>type-34 <text:line-break/>[42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34]);INFO.OBBA.OBBA.OBMAKE(&quot;&quot;;&quot;double&quot;;[.F34]);INFO.OBBA.OBBA.OBMAKE(&quot;&quot;;&quot;String&quot;;[.G34]);[.$E$10];INFO.OBBA.OBBA.OBMAKE(&quot;&quot;;&quot;String&quot;;[.H34]);[.$E$11];INFO.OBBA.OBBA.OBMAKE(&quot;&quot;;&quot;int&quot;;[.I34]);INFO.OBBA.OBBA.OBMAKE(&quot;&quot;;&quot;int&quot;;[.J34]))" office:value-type="string" office:string-value="tenor rec-34 &#10;[434]" calcext:value-type="string">
            <text:p>tenor rec-34 <text:line-break/>[434]</text:p>
          </table:table-cell>
          <table:table-cell table:style-name="ce61" table:formula="of:=INFO.OBBA.OBBA.OBMAKE([.AD$16]&amp;&quot;-&quot;&amp;ROW();&quot;String&quot;;[.K34])" office:value-type="string" office:string-value="forward rec-34 &#10;[435]" calcext:value-type="string">
            <text:p>forward rec-34 <text:line-break/>[435]</text:p>
          </table:table-cell>
          <table:table-cell table:style-name="ce61" table:formula="of:=INFO.OBBA.OBBA.OBMAKE([.AE$16]&amp;&quot;-&quot;&amp;ROW();&quot;double&quot;;[.L34])" office:value-type="string" office:string-value="spread rec-34 &#10;[436]" calcext:value-type="string">
            <text:p>spread rec-34 <text:line-break/>[436]</text:p>
          </table:table-cell>
          <table:table-cell table:style-name="ce61" table:formula="of:=INFO.OBBA.OBBA.OBMAKE([.AF$16]&amp;&quot;-&quot;&amp;ROW();&quot;String&quot;;[.M34])" office:value-type="string" office:string-value="discount rec-34 &#10;[437]" calcext:value-type="string">
            <text:p>discount rec-34 <text:line-break/>[43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34]);INFO.OBBA.OBBA.OBMAKE(&quot;&quot;;&quot;double&quot;;[.P34]);INFO.OBBA.OBBA.OBMAKE(&quot;&quot;;&quot;String&quot;;[.Q34]);[.$E$10];INFO.OBBA.OBBA.OBMAKE(&quot;&quot;;&quot;String&quot;;[.H34]);[.$E$11];INFO.OBBA.OBBA.OBMAKE(&quot;&quot;;&quot;int&quot;;[.S34]);INFO.OBBA.OBBA.OBMAKE(&quot;&quot;;&quot;int&quot;;[.T34]))" office:value-type="string" office:string-value="tenor pay-34 &#10;[444]" calcext:value-type="string">
            <text:p>tenor pay-34 <text:line-break/>[444]</text:p>
          </table:table-cell>
          <table:table-cell table:style-name="ce61" table:formula="of:=INFO.OBBA.OBBA.OBMAKE([.AH$16]&amp;&quot;-&quot;&amp;ROW();&quot;String&quot;;[.U34])" office:value-type="string" office:string-value="forward pay-34 &#10;[445]" calcext:value-type="string">
            <text:p>forward pay-34 <text:line-break/>[445]</text:p>
          </table:table-cell>
          <table:table-cell table:style-name="ce61" table:formula="of:=INFO.OBBA.OBBA.OBMAKE([.AI$16]&amp;&quot;-&quot;&amp;ROW();&quot;double&quot;;[.V34])" office:value-type="string" office:string-value="spread pay-34 &#10;[446]" calcext:value-type="string">
            <text:p>spread pay-34 <text:line-break/>[446]</text:p>
          </table:table-cell>
          <table:table-cell table:style-name="ce61" table:formula="of:=INFO.OBBA.OBBA.OBMAKE([.AJ$16]&amp;&quot;-&quot;&amp;ROW();&quot;String&quot;;[.W34])" office:value-type="string" office:string-value="disocunt pay-34 &#10;[447]" calcext:value-type="string">
            <text:p>disocunt pay-34 <text:line-break/>[447]</text:p>
          </table:table-cell>
          <table:table-cell table:style-name="ce61" table:formula="of:=INFO.OBBA.OBBA.OBMAKE([.AK$16]&amp;&quot;-&quot;&amp;ROW();&quot;String&quot;;[.Y34])" office:value-type="string" office:string-value="calibration curve-34 &#10;[448]" calcext:value-type="string">
            <text:p>calibration curve-34 <text:line-break/>[448]</text:p>
          </table:table-cell>
          <table:table-cell table:style-name="ce61" table:formula="of:=INFO.OBBA.OBBA.OBMAKE([.AL$16]&amp;&quot;-&quot;&amp;ROW();&quot;double&quot;;[.Z34])" office:value-type="string" office:string-value="calibration time-34 &#10;[449]" calcext:value-type="string">
            <text:p>calibration time-34 <text:line-break/>[449]</text:p>
          </table:table-cell>
          <table:table-cell table:style-name="ce12" table:number-columns-repeated="986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35:.AL35])" office:value-type="string" office:string-value="calibItem-35 &#10;[474]" calcext:value-type="string">
            <text:p>calibItem-35 <text:line-break/>[474]</text:p>
          </table:table-cell>
          <table:table-cell table:style-name="ce22" table:formula="of:=INFO.OBBA.OBBA.OBGET(INFO.OBBA.OBBA.OBCALL(&quot;&quot;;INFO.OBBA.OBBA.OBCALL(&quot;&quot;;[.$B$8];&quot;getCalibrationProductForSpec&quot;;[.B35]);&quot;getValue&quot;;INFO.OBBA.OBBA.OBCALL(&quot;&quot;;[.$B$8];&quot;getModel&quot;)))" office:value-type="percentage" office:value="0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35]" office:value-type="float" office:value="1" calcext:value-type="float">
            <text:p>1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23" calcext:value-type="percentage">
            <text:p>0,323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35]" office:value-type="string" office:string-value="forward-EUR-3M" calcext:value-type="string">
            <text:p>forward-EUR-3M</text:p>
          </table:table-cell>
          <table:table-cell table:style-name="ce34" table:formula="of:=[.F35]-0.25" office:value-type="float" office:value="0.75" calcext:value-type="float">
            <text:p>0,75</text:p>
          </table:table-cell>
          <table:table-cell/>
          <table:table-cell table:style-name="ce60" table:formula="of:=INFO.OBBA.OBBA.OBMAKE([.AB$16]&amp;&quot;-&quot;&amp;ROW();&quot;String&quot;;[.D35])" office:value-type="string" office:string-value="type-35 &#10;[451]" calcext:value-type="string">
            <text:p>type-35 <text:line-break/>[45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35]);INFO.OBBA.OBBA.OBMAKE(&quot;&quot;;&quot;double&quot;;[.F35]);INFO.OBBA.OBBA.OBMAKE(&quot;&quot;;&quot;String&quot;;[.G35]);[.$E$10];INFO.OBBA.OBBA.OBMAKE(&quot;&quot;;&quot;String&quot;;[.H35]);[.$E$11];INFO.OBBA.OBBA.OBMAKE(&quot;&quot;;&quot;int&quot;;[.I35]);INFO.OBBA.OBBA.OBMAKE(&quot;&quot;;&quot;int&quot;;[.J35]))" office:value-type="string" office:string-value="tenor rec-35 &#10;[458]" calcext:value-type="string">
            <text:p>tenor rec-35 <text:line-break/>[458]</text:p>
          </table:table-cell>
          <table:table-cell table:style-name="ce60" table:formula="of:=INFO.OBBA.OBBA.OBMAKE([.AD$16]&amp;&quot;-&quot;&amp;ROW();&quot;String&quot;;[.K35])" office:value-type="string" office:string-value="forward rec-35 &#10;[459]" calcext:value-type="string">
            <text:p>forward rec-35 <text:line-break/>[459]</text:p>
          </table:table-cell>
          <table:table-cell table:style-name="ce60" table:formula="of:=INFO.OBBA.OBBA.OBMAKE([.AE$16]&amp;&quot;-&quot;&amp;ROW();&quot;double&quot;;[.L35])" office:value-type="string" office:string-value="spread rec-35 &#10;[460]" calcext:value-type="string">
            <text:p>spread rec-35 <text:line-break/>[460]</text:p>
          </table:table-cell>
          <table:table-cell table:style-name="ce60" table:formula="of:=INFO.OBBA.OBBA.OBMAKE([.AF$16]&amp;&quot;-&quot;&amp;ROW();&quot;String&quot;;[.M35])" office:value-type="string" office:string-value="discount rec-35 &#10;[461]" calcext:value-type="string">
            <text:p>discount rec-35 <text:line-break/>[46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35]);INFO.OBBA.OBBA.OBMAKE(&quot;&quot;;&quot;double&quot;;[.P35]);INFO.OBBA.OBBA.OBMAKE(&quot;&quot;;&quot;String&quot;;[.Q35]);[.$E$10];INFO.OBBA.OBBA.OBMAKE(&quot;&quot;;&quot;String&quot;;[.H35]);[.$E$11];INFO.OBBA.OBBA.OBMAKE(&quot;&quot;;&quot;int&quot;;[.S35]);INFO.OBBA.OBBA.OBMAKE(&quot;&quot;;&quot;int&quot;;[.T35]))" office:value-type="string" office:string-value="tenor pay-35 &#10;[468]" calcext:value-type="string">
            <text:p>tenor pay-35 <text:line-break/>[468]</text:p>
          </table:table-cell>
          <table:table-cell table:style-name="ce60" table:formula="of:=INFO.OBBA.OBBA.OBMAKE([.AH$16]&amp;&quot;-&quot;&amp;ROW();&quot;String&quot;;[.U35])" office:value-type="string" office:string-value="forward pay-35 &#10;[469]" calcext:value-type="string">
            <text:p>forward pay-35 <text:line-break/>[469]</text:p>
          </table:table-cell>
          <table:table-cell table:style-name="ce60" table:formula="of:=INFO.OBBA.OBBA.OBMAKE([.AI$16]&amp;&quot;-&quot;&amp;ROW();&quot;double&quot;;[.V35])" office:value-type="string" office:string-value="spread pay-35 &#10;[470]" calcext:value-type="string">
            <text:p>spread pay-35 <text:line-break/>[470]</text:p>
          </table:table-cell>
          <table:table-cell table:style-name="ce60" table:formula="of:=INFO.OBBA.OBBA.OBMAKE([.AJ$16]&amp;&quot;-&quot;&amp;ROW();&quot;String&quot;;[.W35])" office:value-type="string" office:string-value="disocunt pay-35 &#10;[471]" calcext:value-type="string">
            <text:p>disocunt pay-35 <text:line-break/>[471]</text:p>
          </table:table-cell>
          <table:table-cell table:style-name="ce60" table:formula="of:=INFO.OBBA.OBBA.OBMAKE([.AK$16]&amp;&quot;-&quot;&amp;ROW();&quot;String&quot;;[.Y35])" office:value-type="string" office:string-value="calibration curve-35 &#10;[472]" calcext:value-type="string">
            <text:p>calibration curve-35 <text:line-break/>[472]</text:p>
          </table:table-cell>
          <table:table-cell table:style-name="ce60" table:formula="of:=INFO.OBBA.OBBA.OBMAKE([.AL$16]&amp;&quot;-&quot;&amp;ROW();&quot;double&quot;;[.Z35])" office:value-type="string" office:string-value="calibration time-35 &#10;[473]" calcext:value-type="string">
            <text:p>calibration time-35 <text:line-break/>[47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36:.AL36])" office:value-type="string" office:string-value="calibItem-36 &#10;[498]" calcext:value-type="string">
            <text:p>calibItem-36 <text:line-break/>[498]</text:p>
          </table:table-cell>
          <table:table-cell table:style-name="ce22" table:formula="of:=INFO.OBBA.OBBA.OBGET(INFO.OBBA.OBBA.OBCALL(&quot;&quot;;INFO.OBBA.OBBA.OBCALL(&quot;&quot;;[.$B$8];&quot;getCalibrationProductForSpec&quot;;[.B36]);&quot;getValue&quot;;INFO.OBBA.OBBA.OBCALL(&quot;&quot;;[.$B$8];&quot;getModel&quot;)))" office:value-type="percentage" office:value="0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36]" office:value-type="float" office:value="2" calcext:value-type="float">
            <text:p>2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97" calcext:value-type="percentage">
            <text:p>0,397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36]" office:value-type="string" office:string-value="forward-EUR-3M" calcext:value-type="string">
            <text:p>forward-EUR-3M</text:p>
          </table:table-cell>
          <table:table-cell table:style-name="ce34" table:formula="of:=[.F36]-0.25" office:value-type="float" office:value="1.75" calcext:value-type="float">
            <text:p>1,75</text:p>
          </table:table-cell>
          <table:table-cell/>
          <table:table-cell table:style-name="ce60" table:formula="of:=INFO.OBBA.OBBA.OBMAKE([.AB$16]&amp;&quot;-&quot;&amp;ROW();&quot;String&quot;;[.D36])" office:value-type="string" office:string-value="type-36 &#10;[475]" calcext:value-type="string">
            <text:p>type-36 <text:line-break/>[47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36]);INFO.OBBA.OBBA.OBMAKE(&quot;&quot;;&quot;double&quot;;[.F36]);INFO.OBBA.OBBA.OBMAKE(&quot;&quot;;&quot;String&quot;;[.G36]);[.$E$10];INFO.OBBA.OBBA.OBMAKE(&quot;&quot;;&quot;String&quot;;[.H36]);[.$E$11];INFO.OBBA.OBBA.OBMAKE(&quot;&quot;;&quot;int&quot;;[.I36]);INFO.OBBA.OBBA.OBMAKE(&quot;&quot;;&quot;int&quot;;[.J36]))" office:value-type="string" office:string-value="tenor rec-36 &#10;[482]" calcext:value-type="string">
            <text:p>tenor rec-36 <text:line-break/>[482]</text:p>
          </table:table-cell>
          <table:table-cell table:style-name="ce60" table:formula="of:=INFO.OBBA.OBBA.OBMAKE([.AD$16]&amp;&quot;-&quot;&amp;ROW();&quot;String&quot;;[.K36])" office:value-type="string" office:string-value="forward rec-36 &#10;[483]" calcext:value-type="string">
            <text:p>forward rec-36 <text:line-break/>[483]</text:p>
          </table:table-cell>
          <table:table-cell table:style-name="ce60" table:formula="of:=INFO.OBBA.OBBA.OBMAKE([.AE$16]&amp;&quot;-&quot;&amp;ROW();&quot;double&quot;;[.L36])" office:value-type="string" office:string-value="spread rec-36 &#10;[484]" calcext:value-type="string">
            <text:p>spread rec-36 <text:line-break/>[484]</text:p>
          </table:table-cell>
          <table:table-cell table:style-name="ce60" table:formula="of:=INFO.OBBA.OBBA.OBMAKE([.AF$16]&amp;&quot;-&quot;&amp;ROW();&quot;String&quot;;[.M36])" office:value-type="string" office:string-value="discount rec-36 &#10;[485]" calcext:value-type="string">
            <text:p>discount rec-36 <text:line-break/>[48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36]);INFO.OBBA.OBBA.OBMAKE(&quot;&quot;;&quot;double&quot;;[.P36]);INFO.OBBA.OBBA.OBMAKE(&quot;&quot;;&quot;String&quot;;[.Q36]);[.$E$10];INFO.OBBA.OBBA.OBMAKE(&quot;&quot;;&quot;String&quot;;[.H36]);[.$E$11];INFO.OBBA.OBBA.OBMAKE(&quot;&quot;;&quot;int&quot;;[.S36]);INFO.OBBA.OBBA.OBMAKE(&quot;&quot;;&quot;int&quot;;[.T36]))" office:value-type="string" office:string-value="tenor pay-36 &#10;[492]" calcext:value-type="string">
            <text:p>tenor pay-36 <text:line-break/>[492]</text:p>
          </table:table-cell>
          <table:table-cell table:style-name="ce60" table:formula="of:=INFO.OBBA.OBBA.OBMAKE([.AH$16]&amp;&quot;-&quot;&amp;ROW();&quot;String&quot;;[.U36])" office:value-type="string" office:string-value="forward pay-36 &#10;[493]" calcext:value-type="string">
            <text:p>forward pay-36 <text:line-break/>[493]</text:p>
          </table:table-cell>
          <table:table-cell table:style-name="ce60" table:formula="of:=INFO.OBBA.OBBA.OBMAKE([.AI$16]&amp;&quot;-&quot;&amp;ROW();&quot;double&quot;;[.V36])" office:value-type="string" office:string-value="spread pay-36 &#10;[494]" calcext:value-type="string">
            <text:p>spread pay-36 <text:line-break/>[494]</text:p>
          </table:table-cell>
          <table:table-cell table:style-name="ce60" table:formula="of:=INFO.OBBA.OBBA.OBMAKE([.AJ$16]&amp;&quot;-&quot;&amp;ROW();&quot;String&quot;;[.W36])" office:value-type="string" office:string-value="disocunt pay-36 &#10;[495]" calcext:value-type="string">
            <text:p>disocunt pay-36 <text:line-break/>[495]</text:p>
          </table:table-cell>
          <table:table-cell table:style-name="ce60" table:formula="of:=INFO.OBBA.OBBA.OBMAKE([.AK$16]&amp;&quot;-&quot;&amp;ROW();&quot;String&quot;;[.Y36])" office:value-type="string" office:string-value="calibration curve-36 &#10;[496]" calcext:value-type="string">
            <text:p>calibration curve-36 <text:line-break/>[496]</text:p>
          </table:table-cell>
          <table:table-cell table:style-name="ce60" table:formula="of:=INFO.OBBA.OBBA.OBMAKE([.AL$16]&amp;&quot;-&quot;&amp;ROW();&quot;double&quot;;[.Z36])" office:value-type="string" office:string-value="calibration time-36 &#10;[497]" calcext:value-type="string">
            <text:p>calibration time-36 <text:line-break/>[49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37:.AL37])" office:value-type="string" office:string-value="calibItem-37 &#10;[522]" calcext:value-type="string">
            <text:p>calibItem-37 <text:line-break/>[522]</text:p>
          </table:table-cell>
          <table:table-cell table:style-name="ce22" table:formula="of:=INFO.OBBA.OBBA.OBGET(INFO.OBBA.OBBA.OBCALL(&quot;&quot;;INFO.OBBA.OBBA.OBCALL(&quot;&quot;;[.$B$8];&quot;getCalibrationProductForSpec&quot;;[.B37]);&quot;getValue&quot;;INFO.OBBA.OBBA.OBCALL(&quot;&quot;;[.$B$8];&quot;getModel&quot;)))" office:value-type="percentage" office:value="1.7347234759768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37]" office:value-type="float" office:value="3" calcext:value-type="float">
            <text:p>3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85" calcext:value-type="percentage">
            <text:p>0,485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37]" office:value-type="string" office:string-value="forward-EUR-3M" calcext:value-type="string">
            <text:p>forward-EUR-3M</text:p>
          </table:table-cell>
          <table:table-cell table:style-name="ce34" table:formula="of:=[.F37]-0.25" office:value-type="float" office:value="2.75" calcext:value-type="float">
            <text:p>2,75</text:p>
          </table:table-cell>
          <table:table-cell/>
          <table:table-cell table:style-name="ce60" table:formula="of:=INFO.OBBA.OBBA.OBMAKE([.AB$16]&amp;&quot;-&quot;&amp;ROW();&quot;String&quot;;[.D37])" office:value-type="string" office:string-value="type-37 &#10;[499]" calcext:value-type="string">
            <text:p>type-37 <text:line-break/>[49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37]);INFO.OBBA.OBBA.OBMAKE(&quot;&quot;;&quot;double&quot;;[.F37]);INFO.OBBA.OBBA.OBMAKE(&quot;&quot;;&quot;String&quot;;[.G37]);[.$E$10];INFO.OBBA.OBBA.OBMAKE(&quot;&quot;;&quot;String&quot;;[.H37]);[.$E$11];INFO.OBBA.OBBA.OBMAKE(&quot;&quot;;&quot;int&quot;;[.I37]);INFO.OBBA.OBBA.OBMAKE(&quot;&quot;;&quot;int&quot;;[.J37]))" office:value-type="string" office:string-value="tenor rec-37 &#10;[506]" calcext:value-type="string">
            <text:p>tenor rec-37 <text:line-break/>[506]</text:p>
          </table:table-cell>
          <table:table-cell table:style-name="ce60" table:formula="of:=INFO.OBBA.OBBA.OBMAKE([.AD$16]&amp;&quot;-&quot;&amp;ROW();&quot;String&quot;;[.K37])" office:value-type="string" office:string-value="forward rec-37 &#10;[507]" calcext:value-type="string">
            <text:p>forward rec-37 <text:line-break/>[507]</text:p>
          </table:table-cell>
          <table:table-cell table:style-name="ce60" table:formula="of:=INFO.OBBA.OBBA.OBMAKE([.AE$16]&amp;&quot;-&quot;&amp;ROW();&quot;double&quot;;[.L37])" office:value-type="string" office:string-value="spread rec-37 &#10;[508]" calcext:value-type="string">
            <text:p>spread rec-37 <text:line-break/>[508]</text:p>
          </table:table-cell>
          <table:table-cell table:style-name="ce60" table:formula="of:=INFO.OBBA.OBBA.OBMAKE([.AF$16]&amp;&quot;-&quot;&amp;ROW();&quot;String&quot;;[.M37])" office:value-type="string" office:string-value="discount rec-37 &#10;[509]" calcext:value-type="string">
            <text:p>discount rec-37 <text:line-break/>[50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37]);INFO.OBBA.OBBA.OBMAKE(&quot;&quot;;&quot;double&quot;;[.P37]);INFO.OBBA.OBBA.OBMAKE(&quot;&quot;;&quot;String&quot;;[.Q37]);[.$E$10];INFO.OBBA.OBBA.OBMAKE(&quot;&quot;;&quot;String&quot;;[.H37]);[.$E$11];INFO.OBBA.OBBA.OBMAKE(&quot;&quot;;&quot;int&quot;;[.S37]);INFO.OBBA.OBBA.OBMAKE(&quot;&quot;;&quot;int&quot;;[.T37]))" office:value-type="string" office:string-value="tenor pay-37 &#10;[516]" calcext:value-type="string">
            <text:p>tenor pay-37 <text:line-break/>[516]</text:p>
          </table:table-cell>
          <table:table-cell table:style-name="ce60" table:formula="of:=INFO.OBBA.OBBA.OBMAKE([.AH$16]&amp;&quot;-&quot;&amp;ROW();&quot;String&quot;;[.U37])" office:value-type="string" office:string-value="forward pay-37 &#10;[517]" calcext:value-type="string">
            <text:p>forward pay-37 <text:line-break/>[517]</text:p>
          </table:table-cell>
          <table:table-cell table:style-name="ce60" table:formula="of:=INFO.OBBA.OBBA.OBMAKE([.AI$16]&amp;&quot;-&quot;&amp;ROW();&quot;double&quot;;[.V37])" office:value-type="string" office:string-value="spread pay-37 &#10;[518]" calcext:value-type="string">
            <text:p>spread pay-37 <text:line-break/>[518]</text:p>
          </table:table-cell>
          <table:table-cell table:style-name="ce60" table:formula="of:=INFO.OBBA.OBBA.OBMAKE([.AJ$16]&amp;&quot;-&quot;&amp;ROW();&quot;String&quot;;[.W37])" office:value-type="string" office:string-value="disocunt pay-37 &#10;[519]" calcext:value-type="string">
            <text:p>disocunt pay-37 <text:line-break/>[519]</text:p>
          </table:table-cell>
          <table:table-cell table:style-name="ce60" table:formula="of:=INFO.OBBA.OBBA.OBMAKE([.AK$16]&amp;&quot;-&quot;&amp;ROW();&quot;String&quot;;[.Y37])" office:value-type="string" office:string-value="calibration curve-37 &#10;[520]" calcext:value-type="string">
            <text:p>calibration curve-37 <text:line-break/>[520]</text:p>
          </table:table-cell>
          <table:table-cell table:style-name="ce60" table:formula="of:=INFO.OBBA.OBBA.OBMAKE([.AL$16]&amp;&quot;-&quot;&amp;ROW();&quot;double&quot;;[.Z37])" office:value-type="string" office:string-value="calibration time-37 &#10;[521]" calcext:value-type="string">
            <text:p>calibration time-37 <text:line-break/>[52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38:.AL38])" office:value-type="string" office:string-value="calibItem-38 &#10;[546]" calcext:value-type="string">
            <text:p>calibItem-38 <text:line-break/>[546]</text:p>
          </table:table-cell>
          <table:table-cell table:style-name="ce22" table:formula="of:=INFO.OBBA.OBBA.OBGET(INFO.OBBA.OBBA.OBCALL(&quot;&quot;;INFO.OBBA.OBBA.OBCALL(&quot;&quot;;[.$B$8];&quot;getCalibrationProductForSpec&quot;;[.B38]);&quot;getValue&quot;;INFO.OBBA.OBBA.OBCALL(&quot;&quot;;[.$B$8];&quot;getModel&quot;)))" office:value-type="percentage" office:value="3.46944695195361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38]" office:value-type="float" office:value="4" calcext:value-type="float">
            <text:p>4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628" calcext:value-type="percentage">
            <text:p>0,628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38]" office:value-type="string" office:string-value="forward-EUR-3M" calcext:value-type="string">
            <text:p>forward-EUR-3M</text:p>
          </table:table-cell>
          <table:table-cell table:style-name="ce34" table:formula="of:=[.F38]-0.25" office:value-type="float" office:value="3.75" calcext:value-type="float">
            <text:p>3,75</text:p>
          </table:table-cell>
          <table:table-cell/>
          <table:table-cell table:style-name="ce60" table:formula="of:=INFO.OBBA.OBBA.OBMAKE([.AB$16]&amp;&quot;-&quot;&amp;ROW();&quot;String&quot;;[.D38])" office:value-type="string" office:string-value="type-38 &#10;[523]" calcext:value-type="string">
            <text:p>type-38 <text:line-break/>[52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38]);INFO.OBBA.OBBA.OBMAKE(&quot;&quot;;&quot;double&quot;;[.F38]);INFO.OBBA.OBBA.OBMAKE(&quot;&quot;;&quot;String&quot;;[.G38]);[.$E$10];INFO.OBBA.OBBA.OBMAKE(&quot;&quot;;&quot;String&quot;;[.H38]);[.$E$11];INFO.OBBA.OBBA.OBMAKE(&quot;&quot;;&quot;int&quot;;[.I38]);INFO.OBBA.OBBA.OBMAKE(&quot;&quot;;&quot;int&quot;;[.J38]))" office:value-type="string" office:string-value="tenor rec-38 &#10;[530]" calcext:value-type="string">
            <text:p>tenor rec-38 <text:line-break/>[530]</text:p>
          </table:table-cell>
          <table:table-cell table:style-name="ce60" table:formula="of:=INFO.OBBA.OBBA.OBMAKE([.AD$16]&amp;&quot;-&quot;&amp;ROW();&quot;String&quot;;[.K38])" office:value-type="string" office:string-value="forward rec-38 &#10;[531]" calcext:value-type="string">
            <text:p>forward rec-38 <text:line-break/>[531]</text:p>
          </table:table-cell>
          <table:table-cell table:style-name="ce60" table:formula="of:=INFO.OBBA.OBBA.OBMAKE([.AE$16]&amp;&quot;-&quot;&amp;ROW();&quot;double&quot;;[.L38])" office:value-type="string" office:string-value="spread rec-38 &#10;[532]" calcext:value-type="string">
            <text:p>spread rec-38 <text:line-break/>[532]</text:p>
          </table:table-cell>
          <table:table-cell table:style-name="ce60" table:formula="of:=INFO.OBBA.OBBA.OBMAKE([.AF$16]&amp;&quot;-&quot;&amp;ROW();&quot;String&quot;;[.M38])" office:value-type="string" office:string-value="discount rec-38 &#10;[533]" calcext:value-type="string">
            <text:p>discount rec-38 <text:line-break/>[53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38]);INFO.OBBA.OBBA.OBMAKE(&quot;&quot;;&quot;double&quot;;[.P38]);INFO.OBBA.OBBA.OBMAKE(&quot;&quot;;&quot;String&quot;;[.Q38]);[.$E$10];INFO.OBBA.OBBA.OBMAKE(&quot;&quot;;&quot;String&quot;;[.H38]);[.$E$11];INFO.OBBA.OBBA.OBMAKE(&quot;&quot;;&quot;int&quot;;[.S38]);INFO.OBBA.OBBA.OBMAKE(&quot;&quot;;&quot;int&quot;;[.T38]))" office:value-type="string" office:string-value="tenor pay-38 &#10;[540]" calcext:value-type="string">
            <text:p>tenor pay-38 <text:line-break/>[540]</text:p>
          </table:table-cell>
          <table:table-cell table:style-name="ce60" table:formula="of:=INFO.OBBA.OBBA.OBMAKE([.AH$16]&amp;&quot;-&quot;&amp;ROW();&quot;String&quot;;[.U38])" office:value-type="string" office:string-value="forward pay-38 &#10;[541]" calcext:value-type="string">
            <text:p>forward pay-38 <text:line-break/>[541]</text:p>
          </table:table-cell>
          <table:table-cell table:style-name="ce60" table:formula="of:=INFO.OBBA.OBBA.OBMAKE([.AI$16]&amp;&quot;-&quot;&amp;ROW();&quot;double&quot;;[.V38])" office:value-type="string" office:string-value="spread pay-38 &#10;[542]" calcext:value-type="string">
            <text:p>spread pay-38 <text:line-break/>[542]</text:p>
          </table:table-cell>
          <table:table-cell table:style-name="ce60" table:formula="of:=INFO.OBBA.OBBA.OBMAKE([.AJ$16]&amp;&quot;-&quot;&amp;ROW();&quot;String&quot;;[.W38])" office:value-type="string" office:string-value="disocunt pay-38 &#10;[543]" calcext:value-type="string">
            <text:p>disocunt pay-38 <text:line-break/>[543]</text:p>
          </table:table-cell>
          <table:table-cell table:style-name="ce60" table:formula="of:=INFO.OBBA.OBBA.OBMAKE([.AK$16]&amp;&quot;-&quot;&amp;ROW();&quot;String&quot;;[.Y38])" office:value-type="string" office:string-value="calibration curve-38 &#10;[544]" calcext:value-type="string">
            <text:p>calibration curve-38 <text:line-break/>[544]</text:p>
          </table:table-cell>
          <table:table-cell table:style-name="ce60" table:formula="of:=INFO.OBBA.OBBA.OBMAKE([.AL$16]&amp;&quot;-&quot;&amp;ROW();&quot;double&quot;;[.Z38])" office:value-type="string" office:string-value="calibration time-38 &#10;[545]" calcext:value-type="string">
            <text:p>calibration time-38 <text:line-break/>[54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39:.AL39])" office:value-type="string" office:string-value="calibItem-39 &#10;[570]" calcext:value-type="string">
            <text:p>calibItem-39 <text:line-break/>[570]</text:p>
          </table:table-cell>
          <table:table-cell table:style-name="ce22" table:formula="of:=INFO.OBBA.OBBA.OBGET(INFO.OBBA.OBBA.OBCALL(&quot;&quot;;INFO.OBBA.OBBA.OBCALL(&quot;&quot;;[.$B$8];&quot;getCalibrationProductForSpec&quot;;[.B39]);&quot;getValue&quot;;INFO.OBBA.OBBA.OBCALL(&quot;&quot;;[.$B$8];&quot;getModel&quot;)))" office:value-type="percentage" office:value="6.93889390390722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39]" office:value-type="float" office:value="5" calcext:value-type="float">
            <text:p>5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812" calcext:value-type="percentage">
            <text:p>0,812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39]" office:value-type="string" office:string-value="forward-EUR-3M" calcext:value-type="string">
            <text:p>forward-EUR-3M</text:p>
          </table:table-cell>
          <table:table-cell table:style-name="ce34" table:formula="of:=[.F39]-0.25" office:value-type="float" office:value="4.75" calcext:value-type="float">
            <text:p>4,75</text:p>
          </table:table-cell>
          <table:table-cell/>
          <table:table-cell table:style-name="ce60" table:formula="of:=INFO.OBBA.OBBA.OBMAKE([.AB$16]&amp;&quot;-&quot;&amp;ROW();&quot;String&quot;;[.D39])" office:value-type="string" office:string-value="type-39 &#10;[547]" calcext:value-type="string">
            <text:p>type-39 <text:line-break/>[54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39]);INFO.OBBA.OBBA.OBMAKE(&quot;&quot;;&quot;double&quot;;[.F39]);INFO.OBBA.OBBA.OBMAKE(&quot;&quot;;&quot;String&quot;;[.G39]);[.$E$10];INFO.OBBA.OBBA.OBMAKE(&quot;&quot;;&quot;String&quot;;[.H39]);[.$E$11];INFO.OBBA.OBBA.OBMAKE(&quot;&quot;;&quot;int&quot;;[.I39]);INFO.OBBA.OBBA.OBMAKE(&quot;&quot;;&quot;int&quot;;[.J39]))" office:value-type="string" office:string-value="tenor rec-39 &#10;[554]" calcext:value-type="string">
            <text:p>tenor rec-39 <text:line-break/>[554]</text:p>
          </table:table-cell>
          <table:table-cell table:style-name="ce60" table:formula="of:=INFO.OBBA.OBBA.OBMAKE([.AD$16]&amp;&quot;-&quot;&amp;ROW();&quot;String&quot;;[.K39])" office:value-type="string" office:string-value="forward rec-39 &#10;[555]" calcext:value-type="string">
            <text:p>forward rec-39 <text:line-break/>[555]</text:p>
          </table:table-cell>
          <table:table-cell table:style-name="ce60" table:formula="of:=INFO.OBBA.OBBA.OBMAKE([.AE$16]&amp;&quot;-&quot;&amp;ROW();&quot;double&quot;;[.L39])" office:value-type="string" office:string-value="spread rec-39 &#10;[556]" calcext:value-type="string">
            <text:p>spread rec-39 <text:line-break/>[556]</text:p>
          </table:table-cell>
          <table:table-cell table:style-name="ce60" table:formula="of:=INFO.OBBA.OBBA.OBMAKE([.AF$16]&amp;&quot;-&quot;&amp;ROW();&quot;String&quot;;[.M39])" office:value-type="string" office:string-value="discount rec-39 &#10;[557]" calcext:value-type="string">
            <text:p>discount rec-39 <text:line-break/>[55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39]);INFO.OBBA.OBBA.OBMAKE(&quot;&quot;;&quot;double&quot;;[.P39]);INFO.OBBA.OBBA.OBMAKE(&quot;&quot;;&quot;String&quot;;[.Q39]);[.$E$10];INFO.OBBA.OBBA.OBMAKE(&quot;&quot;;&quot;String&quot;;[.H39]);[.$E$11];INFO.OBBA.OBBA.OBMAKE(&quot;&quot;;&quot;int&quot;;[.S39]);INFO.OBBA.OBBA.OBMAKE(&quot;&quot;;&quot;int&quot;;[.T39]))" office:value-type="string" office:string-value="tenor pay-39 &#10;[564]" calcext:value-type="string">
            <text:p>tenor pay-39 <text:line-break/>[564]</text:p>
          </table:table-cell>
          <table:table-cell table:style-name="ce60" table:formula="of:=INFO.OBBA.OBBA.OBMAKE([.AH$16]&amp;&quot;-&quot;&amp;ROW();&quot;String&quot;;[.U39])" office:value-type="string" office:string-value="forward pay-39 &#10;[565]" calcext:value-type="string">
            <text:p>forward pay-39 <text:line-break/>[565]</text:p>
          </table:table-cell>
          <table:table-cell table:style-name="ce60" table:formula="of:=INFO.OBBA.OBBA.OBMAKE([.AI$16]&amp;&quot;-&quot;&amp;ROW();&quot;double&quot;;[.V39])" office:value-type="string" office:string-value="spread pay-39 &#10;[566]" calcext:value-type="string">
            <text:p>spread pay-39 <text:line-break/>[566]</text:p>
          </table:table-cell>
          <table:table-cell table:style-name="ce60" table:formula="of:=INFO.OBBA.OBBA.OBMAKE([.AJ$16]&amp;&quot;-&quot;&amp;ROW();&quot;String&quot;;[.W39])" office:value-type="string" office:string-value="disocunt pay-39 &#10;[567]" calcext:value-type="string">
            <text:p>disocunt pay-39 <text:line-break/>[567]</text:p>
          </table:table-cell>
          <table:table-cell table:style-name="ce60" table:formula="of:=INFO.OBBA.OBBA.OBMAKE([.AK$16]&amp;&quot;-&quot;&amp;ROW();&quot;String&quot;;[.Y39])" office:value-type="string" office:string-value="calibration curve-39 &#10;[568]" calcext:value-type="string">
            <text:p>calibration curve-39 <text:line-break/>[568]</text:p>
          </table:table-cell>
          <table:table-cell table:style-name="ce60" table:formula="of:=INFO.OBBA.OBBA.OBMAKE([.AL$16]&amp;&quot;-&quot;&amp;ROW();&quot;double&quot;;[.Z39])" office:value-type="string" office:string-value="calibration time-39 &#10;[569]" calcext:value-type="string">
            <text:p>calibration time-39 <text:line-break/>[56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40:.AL40])" office:value-type="string" office:string-value="calibItem-40 &#10;[594]" calcext:value-type="string">
            <text:p>calibItem-40 <text:line-break/>[594]</text:p>
          </table:table-cell>
          <table:table-cell table:style-name="ce22" table:formula="of:=INFO.OBBA.OBBA.OBGET(INFO.OBBA.OBBA.OBCALL(&quot;&quot;;INFO.OBBA.OBBA.OBCALL(&quot;&quot;;[.$B$8];&quot;getCalibrationProductForSpec&quot;;[.B40]);&quot;getValue&quot;;INFO.OBBA.OBBA.OBCALL(&quot;&quot;;[.$B$8];&quot;getModel&quot;)))" office:value-type="percentage" office:value="-1.04083408558608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40]" office:value-type="float" office:value="6" calcext:value-type="float">
            <text:p>6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98" calcext:value-type="percentage">
            <text:p>0,998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40]" office:value-type="string" office:string-value="forward-EUR-3M" calcext:value-type="string">
            <text:p>forward-EUR-3M</text:p>
          </table:table-cell>
          <table:table-cell table:style-name="ce34" table:formula="of:=[.F40]-0.25" office:value-type="float" office:value="5.75" calcext:value-type="float">
            <text:p>5,75</text:p>
          </table:table-cell>
          <table:table-cell/>
          <table:table-cell table:style-name="ce60" table:formula="of:=INFO.OBBA.OBBA.OBMAKE([.AB$16]&amp;&quot;-&quot;&amp;ROW();&quot;String&quot;;[.D40])" office:value-type="string" office:string-value="type-40 &#10;[571]" calcext:value-type="string">
            <text:p>type-40 <text:line-break/>[57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40]);INFO.OBBA.OBBA.OBMAKE(&quot;&quot;;&quot;double&quot;;[.F40]);INFO.OBBA.OBBA.OBMAKE(&quot;&quot;;&quot;String&quot;;[.G40]);[.$E$10];INFO.OBBA.OBBA.OBMAKE(&quot;&quot;;&quot;String&quot;;[.H40]);[.$E$11];INFO.OBBA.OBBA.OBMAKE(&quot;&quot;;&quot;int&quot;;[.I40]);INFO.OBBA.OBBA.OBMAKE(&quot;&quot;;&quot;int&quot;;[.J40]))" office:value-type="string" office:string-value="tenor rec-40 &#10;[578]" calcext:value-type="string">
            <text:p>tenor rec-40 <text:line-break/>[578]</text:p>
          </table:table-cell>
          <table:table-cell table:style-name="ce60" table:formula="of:=INFO.OBBA.OBBA.OBMAKE([.AD$16]&amp;&quot;-&quot;&amp;ROW();&quot;String&quot;;[.K40])" office:value-type="string" office:string-value="forward rec-40 &#10;[579]" calcext:value-type="string">
            <text:p>forward rec-40 <text:line-break/>[579]</text:p>
          </table:table-cell>
          <table:table-cell table:style-name="ce60" table:formula="of:=INFO.OBBA.OBBA.OBMAKE([.AE$16]&amp;&quot;-&quot;&amp;ROW();&quot;double&quot;;[.L40])" office:value-type="string" office:string-value="spread rec-40 &#10;[580]" calcext:value-type="string">
            <text:p>spread rec-40 <text:line-break/>[580]</text:p>
          </table:table-cell>
          <table:table-cell table:style-name="ce60" table:formula="of:=INFO.OBBA.OBBA.OBMAKE([.AF$16]&amp;&quot;-&quot;&amp;ROW();&quot;String&quot;;[.M40])" office:value-type="string" office:string-value="discount rec-40 &#10;[581]" calcext:value-type="string">
            <text:p>discount rec-40 <text:line-break/>[58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40]);INFO.OBBA.OBBA.OBMAKE(&quot;&quot;;&quot;double&quot;;[.P40]);INFO.OBBA.OBBA.OBMAKE(&quot;&quot;;&quot;String&quot;;[.Q40]);[.$E$10];INFO.OBBA.OBBA.OBMAKE(&quot;&quot;;&quot;String&quot;;[.H40]);[.$E$11];INFO.OBBA.OBBA.OBMAKE(&quot;&quot;;&quot;int&quot;;[.S40]);INFO.OBBA.OBBA.OBMAKE(&quot;&quot;;&quot;int&quot;;[.T40]))" office:value-type="string" office:string-value="tenor pay-40 &#10;[588]" calcext:value-type="string">
            <text:p>tenor pay-40 <text:line-break/>[588]</text:p>
          </table:table-cell>
          <table:table-cell table:style-name="ce60" table:formula="of:=INFO.OBBA.OBBA.OBMAKE([.AH$16]&amp;&quot;-&quot;&amp;ROW();&quot;String&quot;;[.U40])" office:value-type="string" office:string-value="forward pay-40 &#10;[589]" calcext:value-type="string">
            <text:p>forward pay-40 <text:line-break/>[589]</text:p>
          </table:table-cell>
          <table:table-cell table:style-name="ce60" table:formula="of:=INFO.OBBA.OBBA.OBMAKE([.AI$16]&amp;&quot;-&quot;&amp;ROW();&quot;double&quot;;[.V40])" office:value-type="string" office:string-value="spread pay-40 &#10;[590]" calcext:value-type="string">
            <text:p>spread pay-40 <text:line-break/>[590]</text:p>
          </table:table-cell>
          <table:table-cell table:style-name="ce60" table:formula="of:=INFO.OBBA.OBBA.OBMAKE([.AJ$16]&amp;&quot;-&quot;&amp;ROW();&quot;String&quot;;[.W40])" office:value-type="string" office:string-value="disocunt pay-40 &#10;[591]" calcext:value-type="string">
            <text:p>disocunt pay-40 <text:line-break/>[591]</text:p>
          </table:table-cell>
          <table:table-cell table:style-name="ce60" table:formula="of:=INFO.OBBA.OBBA.OBMAKE([.AK$16]&amp;&quot;-&quot;&amp;ROW();&quot;String&quot;;[.Y40])" office:value-type="string" office:string-value="calibration curve-40 &#10;[592]" calcext:value-type="string">
            <text:p>calibration curve-40 <text:line-break/>[592]</text:p>
          </table:table-cell>
          <table:table-cell table:style-name="ce60" table:formula="of:=INFO.OBBA.OBBA.OBMAKE([.AL$16]&amp;&quot;-&quot;&amp;ROW();&quot;double&quot;;[.Z40])" office:value-type="string" office:string-value="calibration time-40 &#10;[593]" calcext:value-type="string">
            <text:p>calibration time-40 <text:line-break/>[59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41:.AL41])" office:value-type="string" office:string-value="calibItem-41 &#10;[618]" calcext:value-type="string">
            <text:p>calibItem-41 <text:line-break/>[618]</text:p>
          </table:table-cell>
          <table:table-cell table:style-name="ce22" table:formula="of:=INFO.OBBA.OBBA.OBGET(INFO.OBBA.OBBA.OBCALL(&quot;&quot;;INFO.OBBA.OBBA.OBCALL(&quot;&quot;;[.$B$8];&quot;getCalibrationProductForSpec&quot;;[.B41]);&quot;getValue&quot;;INFO.OBBA.OBBA.OBCALL(&quot;&quot;;[.$B$8];&quot;getModel&quot;)))" office:value-type="percentage" office:value="0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41]" office:value-type="float" office:value="7" calcext:value-type="float">
            <text:p>7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68" calcext:value-type="percentage">
            <text:p>1,168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41]" office:value-type="string" office:string-value="forward-EUR-3M" calcext:value-type="string">
            <text:p>forward-EUR-3M</text:p>
          </table:table-cell>
          <table:table-cell table:style-name="ce34" table:formula="of:=[.F41]-0.25" office:value-type="float" office:value="6.75" calcext:value-type="float">
            <text:p>6,75</text:p>
          </table:table-cell>
          <table:table-cell/>
          <table:table-cell table:style-name="ce60" table:formula="of:=INFO.OBBA.OBBA.OBMAKE([.AB$16]&amp;&quot;-&quot;&amp;ROW();&quot;String&quot;;[.D41])" office:value-type="string" office:string-value="type-41 &#10;[595]" calcext:value-type="string">
            <text:p>type-41 <text:line-break/>[59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41]);INFO.OBBA.OBBA.OBMAKE(&quot;&quot;;&quot;double&quot;;[.F41]);INFO.OBBA.OBBA.OBMAKE(&quot;&quot;;&quot;String&quot;;[.G41]);[.$E$10];INFO.OBBA.OBBA.OBMAKE(&quot;&quot;;&quot;String&quot;;[.H41]);[.$E$11];INFO.OBBA.OBBA.OBMAKE(&quot;&quot;;&quot;int&quot;;[.I41]);INFO.OBBA.OBBA.OBMAKE(&quot;&quot;;&quot;int&quot;;[.J41]))" office:value-type="string" office:string-value="tenor rec-41 &#10;[602]" calcext:value-type="string">
            <text:p>tenor rec-41 <text:line-break/>[602]</text:p>
          </table:table-cell>
          <table:table-cell table:style-name="ce60" table:formula="of:=INFO.OBBA.OBBA.OBMAKE([.AD$16]&amp;&quot;-&quot;&amp;ROW();&quot;String&quot;;[.K41])" office:value-type="string" office:string-value="forward rec-41 &#10;[603]" calcext:value-type="string">
            <text:p>forward rec-41 <text:line-break/>[603]</text:p>
          </table:table-cell>
          <table:table-cell table:style-name="ce60" table:formula="of:=INFO.OBBA.OBBA.OBMAKE([.AE$16]&amp;&quot;-&quot;&amp;ROW();&quot;double&quot;;[.L41])" office:value-type="string" office:string-value="spread rec-41 &#10;[604]" calcext:value-type="string">
            <text:p>spread rec-41 <text:line-break/>[604]</text:p>
          </table:table-cell>
          <table:table-cell table:style-name="ce60" table:formula="of:=INFO.OBBA.OBBA.OBMAKE([.AF$16]&amp;&quot;-&quot;&amp;ROW();&quot;String&quot;;[.M41])" office:value-type="string" office:string-value="discount rec-41 &#10;[605]" calcext:value-type="string">
            <text:p>discount rec-41 <text:line-break/>[60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41]);INFO.OBBA.OBBA.OBMAKE(&quot;&quot;;&quot;double&quot;;[.P41]);INFO.OBBA.OBBA.OBMAKE(&quot;&quot;;&quot;String&quot;;[.Q41]);[.$E$10];INFO.OBBA.OBBA.OBMAKE(&quot;&quot;;&quot;String&quot;;[.H41]);[.$E$11];INFO.OBBA.OBBA.OBMAKE(&quot;&quot;;&quot;int&quot;;[.S41]);INFO.OBBA.OBBA.OBMAKE(&quot;&quot;;&quot;int&quot;;[.T41]))" office:value-type="string" office:string-value="tenor pay-41 &#10;[612]" calcext:value-type="string">
            <text:p>tenor pay-41 <text:line-break/>[612]</text:p>
          </table:table-cell>
          <table:table-cell table:style-name="ce60" table:formula="of:=INFO.OBBA.OBBA.OBMAKE([.AH$16]&amp;&quot;-&quot;&amp;ROW();&quot;String&quot;;[.U41])" office:value-type="string" office:string-value="forward pay-41 &#10;[613]" calcext:value-type="string">
            <text:p>forward pay-41 <text:line-break/>[613]</text:p>
          </table:table-cell>
          <table:table-cell table:style-name="ce60" table:formula="of:=INFO.OBBA.OBBA.OBMAKE([.AI$16]&amp;&quot;-&quot;&amp;ROW();&quot;double&quot;;[.V41])" office:value-type="string" office:string-value="spread pay-41 &#10;[614]" calcext:value-type="string">
            <text:p>spread pay-41 <text:line-break/>[614]</text:p>
          </table:table-cell>
          <table:table-cell table:style-name="ce60" table:formula="of:=INFO.OBBA.OBBA.OBMAKE([.AJ$16]&amp;&quot;-&quot;&amp;ROW();&quot;String&quot;;[.W41])" office:value-type="string" office:string-value="disocunt pay-41 &#10;[615]" calcext:value-type="string">
            <text:p>disocunt pay-41 <text:line-break/>[615]</text:p>
          </table:table-cell>
          <table:table-cell table:style-name="ce60" table:formula="of:=INFO.OBBA.OBBA.OBMAKE([.AK$16]&amp;&quot;-&quot;&amp;ROW();&quot;String&quot;;[.Y41])" office:value-type="string" office:string-value="calibration curve-41 &#10;[616]" calcext:value-type="string">
            <text:p>calibration curve-41 <text:line-break/>[616]</text:p>
          </table:table-cell>
          <table:table-cell table:style-name="ce60" table:formula="of:=INFO.OBBA.OBBA.OBMAKE([.AL$16]&amp;&quot;-&quot;&amp;ROW();&quot;double&quot;;[.Z41])" office:value-type="string" office:string-value="calibration time-41 &#10;[617]" calcext:value-type="string">
            <text:p>calibration time-41 <text:line-break/>[61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42:.AL42])" office:value-type="string" office:string-value="calibItem-42 &#10;[642]" calcext:value-type="string">
            <text:p>calibItem-42 <text:line-break/>[642]</text:p>
          </table:table-cell>
          <table:table-cell table:style-name="ce22" table:formula="of:=INFO.OBBA.OBBA.OBGET(INFO.OBBA.OBBA.OBCALL(&quot;&quot;;INFO.OBBA.OBBA.OBCALL(&quot;&quot;;[.$B$8];&quot;getCalibrationProductForSpec&quot;;[.B42]);&quot;getValue&quot;;INFO.OBBA.OBBA.OBCALL(&quot;&quot;;[.$B$8];&quot;getModel&quot;)))" office:value-type="percentage" office:value="-3.46944695195361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42]" office:value-type="float" office:value="8" calcext:value-type="float">
            <text:p>8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316" calcext:value-type="percentage">
            <text:p>1,316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42]" office:value-type="string" office:string-value="forward-EUR-3M" calcext:value-type="string">
            <text:p>forward-EUR-3M</text:p>
          </table:table-cell>
          <table:table-cell table:style-name="ce34" table:formula="of:=[.F42]-0.25" office:value-type="float" office:value="7.75" calcext:value-type="float">
            <text:p>7,75</text:p>
          </table:table-cell>
          <table:table-cell/>
          <table:table-cell table:style-name="ce60" table:formula="of:=INFO.OBBA.OBBA.OBMAKE([.AB$16]&amp;&quot;-&quot;&amp;ROW();&quot;String&quot;;[.D42])" office:value-type="string" office:string-value="type-42 &#10;[619]" calcext:value-type="string">
            <text:p>type-42 <text:line-break/>[61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42]);INFO.OBBA.OBBA.OBMAKE(&quot;&quot;;&quot;double&quot;;[.F42]);INFO.OBBA.OBBA.OBMAKE(&quot;&quot;;&quot;String&quot;;[.G42]);[.$E$10];INFO.OBBA.OBBA.OBMAKE(&quot;&quot;;&quot;String&quot;;[.H42]);[.$E$11];INFO.OBBA.OBBA.OBMAKE(&quot;&quot;;&quot;int&quot;;[.I42]);INFO.OBBA.OBBA.OBMAKE(&quot;&quot;;&quot;int&quot;;[.J42]))" office:value-type="string" office:string-value="tenor rec-42 &#10;[626]" calcext:value-type="string">
            <text:p>tenor rec-42 <text:line-break/>[626]</text:p>
          </table:table-cell>
          <table:table-cell table:style-name="ce60" table:formula="of:=INFO.OBBA.OBBA.OBMAKE([.AD$16]&amp;&quot;-&quot;&amp;ROW();&quot;String&quot;;[.K42])" office:value-type="string" office:string-value="forward rec-42 &#10;[627]" calcext:value-type="string">
            <text:p>forward rec-42 <text:line-break/>[627]</text:p>
          </table:table-cell>
          <table:table-cell table:style-name="ce60" table:formula="of:=INFO.OBBA.OBBA.OBMAKE([.AE$16]&amp;&quot;-&quot;&amp;ROW();&quot;double&quot;;[.L42])" office:value-type="string" office:string-value="spread rec-42 &#10;[628]" calcext:value-type="string">
            <text:p>spread rec-42 <text:line-break/>[628]</text:p>
          </table:table-cell>
          <table:table-cell table:style-name="ce60" table:formula="of:=INFO.OBBA.OBBA.OBMAKE([.AF$16]&amp;&quot;-&quot;&amp;ROW();&quot;String&quot;;[.M42])" office:value-type="string" office:string-value="discount rec-42 &#10;[629]" calcext:value-type="string">
            <text:p>discount rec-42 <text:line-break/>[62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42]);INFO.OBBA.OBBA.OBMAKE(&quot;&quot;;&quot;double&quot;;[.P42]);INFO.OBBA.OBBA.OBMAKE(&quot;&quot;;&quot;String&quot;;[.Q42]);[.$E$10];INFO.OBBA.OBBA.OBMAKE(&quot;&quot;;&quot;String&quot;;[.H42]);[.$E$11];INFO.OBBA.OBBA.OBMAKE(&quot;&quot;;&quot;int&quot;;[.S42]);INFO.OBBA.OBBA.OBMAKE(&quot;&quot;;&quot;int&quot;;[.T42]))" office:value-type="string" office:string-value="tenor pay-42 &#10;[636]" calcext:value-type="string">
            <text:p>tenor pay-42 <text:line-break/>[636]</text:p>
          </table:table-cell>
          <table:table-cell table:style-name="ce60" table:formula="of:=INFO.OBBA.OBBA.OBMAKE([.AH$16]&amp;&quot;-&quot;&amp;ROW();&quot;String&quot;;[.U42])" office:value-type="string" office:string-value="forward pay-42 &#10;[637]" calcext:value-type="string">
            <text:p>forward pay-42 <text:line-break/>[637]</text:p>
          </table:table-cell>
          <table:table-cell table:style-name="ce60" table:formula="of:=INFO.OBBA.OBBA.OBMAKE([.AI$16]&amp;&quot;-&quot;&amp;ROW();&quot;double&quot;;[.V42])" office:value-type="string" office:string-value="spread pay-42 &#10;[638]" calcext:value-type="string">
            <text:p>spread pay-42 <text:line-break/>[638]</text:p>
          </table:table-cell>
          <table:table-cell table:style-name="ce60" table:formula="of:=INFO.OBBA.OBBA.OBMAKE([.AJ$16]&amp;&quot;-&quot;&amp;ROW();&quot;String&quot;;[.W42])" office:value-type="string" office:string-value="disocunt pay-42 &#10;[639]" calcext:value-type="string">
            <text:p>disocunt pay-42 <text:line-break/>[639]</text:p>
          </table:table-cell>
          <table:table-cell table:style-name="ce60" table:formula="of:=INFO.OBBA.OBBA.OBMAKE([.AK$16]&amp;&quot;-&quot;&amp;ROW();&quot;String&quot;;[.Y42])" office:value-type="string" office:string-value="calibration curve-42 &#10;[640]" calcext:value-type="string">
            <text:p>calibration curve-42 <text:line-break/>[640]</text:p>
          </table:table-cell>
          <table:table-cell table:style-name="ce60" table:formula="of:=INFO.OBBA.OBBA.OBMAKE([.AL$16]&amp;&quot;-&quot;&amp;ROW();&quot;double&quot;;[.Z42])" office:value-type="string" office:string-value="calibration time-42 &#10;[641]" calcext:value-type="string">
            <text:p>calibration time-42 <text:line-break/>[64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43:.AL43])" office:value-type="string" office:string-value="calibItem-43 &#10;[666]" calcext:value-type="string">
            <text:p>calibItem-43 <text:line-break/>[666]</text:p>
          </table:table-cell>
          <table:table-cell table:style-name="ce22" table:formula="of:=INFO.OBBA.OBBA.OBGET(INFO.OBBA.OBBA.OBCALL(&quot;&quot;;INFO.OBBA.OBBA.OBCALL(&quot;&quot;;[.$B$8];&quot;getCalibrationProductForSpec&quot;;[.B43]);&quot;getValue&quot;;INFO.OBBA.OBBA.OBCALL(&quot;&quot;;[.$B$8];&quot;getModel&quot;)))" office:value-type="percentage" office:value="-3.46944695195361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43]" office:value-type="float" office:value="9" calcext:value-type="float">
            <text:p>9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42" calcext:value-type="percentage">
            <text:p>1,442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43]" office:value-type="string" office:string-value="forward-EUR-3M" calcext:value-type="string">
            <text:p>forward-EUR-3M</text:p>
          </table:table-cell>
          <table:table-cell table:style-name="ce34" table:formula="of:=[.F43]-0.25" office:value-type="float" office:value="8.75" calcext:value-type="float">
            <text:p>8,75</text:p>
          </table:table-cell>
          <table:table-cell/>
          <table:table-cell table:style-name="ce60" table:formula="of:=INFO.OBBA.OBBA.OBMAKE([.AB$16]&amp;&quot;-&quot;&amp;ROW();&quot;String&quot;;[.D43])" office:value-type="string" office:string-value="type-43 &#10;[643]" calcext:value-type="string">
            <text:p>type-43 <text:line-break/>[64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43]);INFO.OBBA.OBBA.OBMAKE(&quot;&quot;;&quot;double&quot;;[.F43]);INFO.OBBA.OBBA.OBMAKE(&quot;&quot;;&quot;String&quot;;[.G43]);[.$E$10];INFO.OBBA.OBBA.OBMAKE(&quot;&quot;;&quot;String&quot;;[.H43]);[.$E$11];INFO.OBBA.OBBA.OBMAKE(&quot;&quot;;&quot;int&quot;;[.I43]);INFO.OBBA.OBBA.OBMAKE(&quot;&quot;;&quot;int&quot;;[.J43]))" office:value-type="string" office:string-value="tenor rec-43 &#10;[650]" calcext:value-type="string">
            <text:p>tenor rec-43 <text:line-break/>[650]</text:p>
          </table:table-cell>
          <table:table-cell table:style-name="ce60" table:formula="of:=INFO.OBBA.OBBA.OBMAKE([.AD$16]&amp;&quot;-&quot;&amp;ROW();&quot;String&quot;;[.K43])" office:value-type="string" office:string-value="forward rec-43 &#10;[651]" calcext:value-type="string">
            <text:p>forward rec-43 <text:line-break/>[651]</text:p>
          </table:table-cell>
          <table:table-cell table:style-name="ce60" table:formula="of:=INFO.OBBA.OBBA.OBMAKE([.AE$16]&amp;&quot;-&quot;&amp;ROW();&quot;double&quot;;[.L43])" office:value-type="string" office:string-value="spread rec-43 &#10;[652]" calcext:value-type="string">
            <text:p>spread rec-43 <text:line-break/>[652]</text:p>
          </table:table-cell>
          <table:table-cell table:style-name="ce60" table:formula="of:=INFO.OBBA.OBBA.OBMAKE([.AF$16]&amp;&quot;-&quot;&amp;ROW();&quot;String&quot;;[.M43])" office:value-type="string" office:string-value="discount rec-43 &#10;[653]" calcext:value-type="string">
            <text:p>discount rec-43 <text:line-break/>[65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43]);INFO.OBBA.OBBA.OBMAKE(&quot;&quot;;&quot;double&quot;;[.P43]);INFO.OBBA.OBBA.OBMAKE(&quot;&quot;;&quot;String&quot;;[.Q43]);[.$E$10];INFO.OBBA.OBBA.OBMAKE(&quot;&quot;;&quot;String&quot;;[.H43]);[.$E$11];INFO.OBBA.OBBA.OBMAKE(&quot;&quot;;&quot;int&quot;;[.S43]);INFO.OBBA.OBBA.OBMAKE(&quot;&quot;;&quot;int&quot;;[.T43]))" office:value-type="string" office:string-value="tenor pay-43 &#10;[660]" calcext:value-type="string">
            <text:p>tenor pay-43 <text:line-break/>[660]</text:p>
          </table:table-cell>
          <table:table-cell table:style-name="ce60" table:formula="of:=INFO.OBBA.OBBA.OBMAKE([.AH$16]&amp;&quot;-&quot;&amp;ROW();&quot;String&quot;;[.U43])" office:value-type="string" office:string-value="forward pay-43 &#10;[661]" calcext:value-type="string">
            <text:p>forward pay-43 <text:line-break/>[661]</text:p>
          </table:table-cell>
          <table:table-cell table:style-name="ce60" table:formula="of:=INFO.OBBA.OBBA.OBMAKE([.AI$16]&amp;&quot;-&quot;&amp;ROW();&quot;double&quot;;[.V43])" office:value-type="string" office:string-value="spread pay-43 &#10;[662]" calcext:value-type="string">
            <text:p>spread pay-43 <text:line-break/>[662]</text:p>
          </table:table-cell>
          <table:table-cell table:style-name="ce60" table:formula="of:=INFO.OBBA.OBBA.OBMAKE([.AJ$16]&amp;&quot;-&quot;&amp;ROW();&quot;String&quot;;[.W43])" office:value-type="string" office:string-value="disocunt pay-43 &#10;[663]" calcext:value-type="string">
            <text:p>disocunt pay-43 <text:line-break/>[663]</text:p>
          </table:table-cell>
          <table:table-cell table:style-name="ce60" table:formula="of:=INFO.OBBA.OBBA.OBMAKE([.AK$16]&amp;&quot;-&quot;&amp;ROW();&quot;String&quot;;[.Y43])" office:value-type="string" office:string-value="calibration curve-43 &#10;[664]" calcext:value-type="string">
            <text:p>calibration curve-43 <text:line-break/>[664]</text:p>
          </table:table-cell>
          <table:table-cell table:style-name="ce60" table:formula="of:=INFO.OBBA.OBBA.OBMAKE([.AL$16]&amp;&quot;-&quot;&amp;ROW();&quot;double&quot;;[.Z43])" office:value-type="string" office:string-value="calibration time-43 &#10;[665]" calcext:value-type="string">
            <text:p>calibration time-43 <text:line-break/>[66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44:.AL44])" office:value-type="string" office:string-value="calibItem-44 &#10;[690]" calcext:value-type="string">
            <text:p>calibItem-44 <text:line-break/>[690]</text:p>
          </table:table-cell>
          <table:table-cell table:style-name="ce22" table:formula="of:=INFO.OBBA.OBBA.OBGET(INFO.OBBA.OBBA.OBCALL(&quot;&quot;;INFO.OBBA.OBBA.OBCALL(&quot;&quot;;[.$B$8];&quot;getCalibrationProductForSpec&quot;;[.B44]);&quot;getValue&quot;;INFO.OBBA.OBBA.OBCALL(&quot;&quot;;[.$B$8];&quot;getModel&quot;)))" office:value-type="percentage" office:value="2.08166817117216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44]" office:value-type="float" office:value="10" calcext:value-type="float">
            <text:p>10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57" calcext:value-type="percentage">
            <text:p>1,557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44]" office:value-type="string" office:string-value="forward-EUR-3M" calcext:value-type="string">
            <text:p>forward-EUR-3M</text:p>
          </table:table-cell>
          <table:table-cell table:style-name="ce34" table:formula="of:=[.F44]-0.25" office:value-type="float" office:value="9.75" calcext:value-type="float">
            <text:p>9,75</text:p>
          </table:table-cell>
          <table:table-cell/>
          <table:table-cell table:style-name="ce60" table:formula="of:=INFO.OBBA.OBBA.OBMAKE([.AB$16]&amp;&quot;-&quot;&amp;ROW();&quot;String&quot;;[.D44])" office:value-type="string" office:string-value="type-44 &#10;[667]" calcext:value-type="string">
            <text:p>type-44 <text:line-break/>[66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44]);INFO.OBBA.OBBA.OBMAKE(&quot;&quot;;&quot;double&quot;;[.F44]);INFO.OBBA.OBBA.OBMAKE(&quot;&quot;;&quot;String&quot;;[.G44]);[.$E$10];INFO.OBBA.OBBA.OBMAKE(&quot;&quot;;&quot;String&quot;;[.H44]);[.$E$11];INFO.OBBA.OBBA.OBMAKE(&quot;&quot;;&quot;int&quot;;[.I44]);INFO.OBBA.OBBA.OBMAKE(&quot;&quot;;&quot;int&quot;;[.J44]))" office:value-type="string" office:string-value="tenor rec-44 &#10;[674]" calcext:value-type="string">
            <text:p>tenor rec-44 <text:line-break/>[674]</text:p>
          </table:table-cell>
          <table:table-cell table:style-name="ce60" table:formula="of:=INFO.OBBA.OBBA.OBMAKE([.AD$16]&amp;&quot;-&quot;&amp;ROW();&quot;String&quot;;[.K44])" office:value-type="string" office:string-value="forward rec-44 &#10;[675]" calcext:value-type="string">
            <text:p>forward rec-44 <text:line-break/>[675]</text:p>
          </table:table-cell>
          <table:table-cell table:style-name="ce60" table:formula="of:=INFO.OBBA.OBBA.OBMAKE([.AE$16]&amp;&quot;-&quot;&amp;ROW();&quot;double&quot;;[.L44])" office:value-type="string" office:string-value="spread rec-44 &#10;[676]" calcext:value-type="string">
            <text:p>spread rec-44 <text:line-break/>[676]</text:p>
          </table:table-cell>
          <table:table-cell table:style-name="ce60" table:formula="of:=INFO.OBBA.OBBA.OBMAKE([.AF$16]&amp;&quot;-&quot;&amp;ROW();&quot;String&quot;;[.M44])" office:value-type="string" office:string-value="discount rec-44 &#10;[677]" calcext:value-type="string">
            <text:p>discount rec-44 <text:line-break/>[67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44]);INFO.OBBA.OBBA.OBMAKE(&quot;&quot;;&quot;double&quot;;[.P44]);INFO.OBBA.OBBA.OBMAKE(&quot;&quot;;&quot;String&quot;;[.Q44]);[.$E$10];INFO.OBBA.OBBA.OBMAKE(&quot;&quot;;&quot;String&quot;;[.H44]);[.$E$11];INFO.OBBA.OBBA.OBMAKE(&quot;&quot;;&quot;int&quot;;[.S44]);INFO.OBBA.OBBA.OBMAKE(&quot;&quot;;&quot;int&quot;;[.T44]))" office:value-type="string" office:string-value="tenor pay-44 &#10;[684]" calcext:value-type="string">
            <text:p>tenor pay-44 <text:line-break/>[684]</text:p>
          </table:table-cell>
          <table:table-cell table:style-name="ce60" table:formula="of:=INFO.OBBA.OBBA.OBMAKE([.AH$16]&amp;&quot;-&quot;&amp;ROW();&quot;String&quot;;[.U44])" office:value-type="string" office:string-value="forward pay-44 &#10;[685]" calcext:value-type="string">
            <text:p>forward pay-44 <text:line-break/>[685]</text:p>
          </table:table-cell>
          <table:table-cell table:style-name="ce60" table:formula="of:=INFO.OBBA.OBBA.OBMAKE([.AI$16]&amp;&quot;-&quot;&amp;ROW();&quot;double&quot;;[.V44])" office:value-type="string" office:string-value="spread pay-44 &#10;[686]" calcext:value-type="string">
            <text:p>spread pay-44 <text:line-break/>[686]</text:p>
          </table:table-cell>
          <table:table-cell table:style-name="ce60" table:formula="of:=INFO.OBBA.OBBA.OBMAKE([.AJ$16]&amp;&quot;-&quot;&amp;ROW();&quot;String&quot;;[.W44])" office:value-type="string" office:string-value="disocunt pay-44 &#10;[687]" calcext:value-type="string">
            <text:p>disocunt pay-44 <text:line-break/>[687]</text:p>
          </table:table-cell>
          <table:table-cell table:style-name="ce60" table:formula="of:=INFO.OBBA.OBBA.OBMAKE([.AK$16]&amp;&quot;-&quot;&amp;ROW();&quot;String&quot;;[.Y44])" office:value-type="string" office:string-value="calibration curve-44 &#10;[688]" calcext:value-type="string">
            <text:p>calibration curve-44 <text:line-break/>[688]</text:p>
          </table:table-cell>
          <table:table-cell table:style-name="ce60" table:formula="of:=INFO.OBBA.OBBA.OBMAKE([.AL$16]&amp;&quot;-&quot;&amp;ROW();&quot;double&quot;;[.Z44])" office:value-type="string" office:string-value="calibration time-44 &#10;[689]" calcext:value-type="string">
            <text:p>calibration time-44 <text:line-break/>[68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45:.AL45])" office:value-type="string" office:string-value="calibItem-45 &#10;[714]" calcext:value-type="string">
            <text:p>calibItem-45 <text:line-break/>[714]</text:p>
          </table:table-cell>
          <table:table-cell table:style-name="ce22" table:formula="of:=INFO.OBBA.OBBA.OBGET(INFO.OBBA.OBBA.OBCALL(&quot;&quot;;INFO.OBBA.OBBA.OBCALL(&quot;&quot;;[.$B$8];&quot;getCalibrationProductForSpec&quot;;[.B45]);&quot;getValue&quot;;INFO.OBBA.OBBA.OBCALL(&quot;&quot;;[.$B$8];&quot;getModel&quot;)))" office:value-type="percentage" office:value="2.08166817117216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45]" office:value-type="float" office:value="15" calcext:value-type="float">
            <text:p>15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942" calcext:value-type="percentage">
            <text:p>1,942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45]" office:value-type="string" office:string-value="forward-EUR-3M" calcext:value-type="string">
            <text:p>forward-EUR-3M</text:p>
          </table:table-cell>
          <table:table-cell table:style-name="ce34" table:formula="of:=[.F45]-0.25" office:value-type="float" office:value="14.75" calcext:value-type="float">
            <text:p>14,75</text:p>
          </table:table-cell>
          <table:table-cell/>
          <table:table-cell table:style-name="ce60" table:formula="of:=INFO.OBBA.OBBA.OBMAKE([.AB$16]&amp;&quot;-&quot;&amp;ROW();&quot;String&quot;;[.D45])" office:value-type="string" office:string-value="type-45 &#10;[691]" calcext:value-type="string">
            <text:p>type-45 <text:line-break/>[69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45]);INFO.OBBA.OBBA.OBMAKE(&quot;&quot;;&quot;double&quot;;[.F45]);INFO.OBBA.OBBA.OBMAKE(&quot;&quot;;&quot;String&quot;;[.G45]);[.$E$10];INFO.OBBA.OBBA.OBMAKE(&quot;&quot;;&quot;String&quot;;[.H45]);[.$E$11];INFO.OBBA.OBBA.OBMAKE(&quot;&quot;;&quot;int&quot;;[.I45]);INFO.OBBA.OBBA.OBMAKE(&quot;&quot;;&quot;int&quot;;[.J45]))" office:value-type="string" office:string-value="tenor rec-45 &#10;[698]" calcext:value-type="string">
            <text:p>tenor rec-45 <text:line-break/>[698]</text:p>
          </table:table-cell>
          <table:table-cell table:style-name="ce60" table:formula="of:=INFO.OBBA.OBBA.OBMAKE([.AD$16]&amp;&quot;-&quot;&amp;ROW();&quot;String&quot;;[.K45])" office:value-type="string" office:string-value="forward rec-45 &#10;[699]" calcext:value-type="string">
            <text:p>forward rec-45 <text:line-break/>[699]</text:p>
          </table:table-cell>
          <table:table-cell table:style-name="ce60" table:formula="of:=INFO.OBBA.OBBA.OBMAKE([.AE$16]&amp;&quot;-&quot;&amp;ROW();&quot;double&quot;;[.L45])" office:value-type="string" office:string-value="spread rec-45 &#10;[700]" calcext:value-type="string">
            <text:p>spread rec-45 <text:line-break/>[700]</text:p>
          </table:table-cell>
          <table:table-cell table:style-name="ce60" table:formula="of:=INFO.OBBA.OBBA.OBMAKE([.AF$16]&amp;&quot;-&quot;&amp;ROW();&quot;String&quot;;[.M45])" office:value-type="string" office:string-value="discount rec-45 &#10;[701]" calcext:value-type="string">
            <text:p>discount rec-45 <text:line-break/>[70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45]);INFO.OBBA.OBBA.OBMAKE(&quot;&quot;;&quot;double&quot;;[.P45]);INFO.OBBA.OBBA.OBMAKE(&quot;&quot;;&quot;String&quot;;[.Q45]);[.$E$10];INFO.OBBA.OBBA.OBMAKE(&quot;&quot;;&quot;String&quot;;[.H45]);[.$E$11];INFO.OBBA.OBBA.OBMAKE(&quot;&quot;;&quot;int&quot;;[.S45]);INFO.OBBA.OBBA.OBMAKE(&quot;&quot;;&quot;int&quot;;[.T45]))" office:value-type="string" office:string-value="tenor pay-45 &#10;[708]" calcext:value-type="string">
            <text:p>tenor pay-45 <text:line-break/>[708]</text:p>
          </table:table-cell>
          <table:table-cell table:style-name="ce60" table:formula="of:=INFO.OBBA.OBBA.OBMAKE([.AH$16]&amp;&quot;-&quot;&amp;ROW();&quot;String&quot;;[.U45])" office:value-type="string" office:string-value="forward pay-45 &#10;[709]" calcext:value-type="string">
            <text:p>forward pay-45 <text:line-break/>[709]</text:p>
          </table:table-cell>
          <table:table-cell table:style-name="ce60" table:formula="of:=INFO.OBBA.OBBA.OBMAKE([.AI$16]&amp;&quot;-&quot;&amp;ROW();&quot;double&quot;;[.V45])" office:value-type="string" office:string-value="spread pay-45 &#10;[710]" calcext:value-type="string">
            <text:p>spread pay-45 <text:line-break/>[710]</text:p>
          </table:table-cell>
          <table:table-cell table:style-name="ce60" table:formula="of:=INFO.OBBA.OBBA.OBMAKE([.AJ$16]&amp;&quot;-&quot;&amp;ROW();&quot;String&quot;;[.W45])" office:value-type="string" office:string-value="disocunt pay-45 &#10;[711]" calcext:value-type="string">
            <text:p>disocunt pay-45 <text:line-break/>[711]</text:p>
          </table:table-cell>
          <table:table-cell table:style-name="ce60" table:formula="of:=INFO.OBBA.OBBA.OBMAKE([.AK$16]&amp;&quot;-&quot;&amp;ROW();&quot;String&quot;;[.Y45])" office:value-type="string" office:string-value="calibration curve-45 &#10;[712]" calcext:value-type="string">
            <text:p>calibration curve-45 <text:line-break/>[712]</text:p>
          </table:table-cell>
          <table:table-cell table:style-name="ce60" table:formula="of:=INFO.OBBA.OBBA.OBMAKE([.AL$16]&amp;&quot;-&quot;&amp;ROW();&quot;double&quot;;[.Z45])" office:value-type="string" office:string-value="calibration time-45 &#10;[713]" calcext:value-type="string">
            <text:p>calibration time-45 <text:line-break/>[71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46:.AL46])" office:value-type="string" office:string-value="calibItem-46 &#10;[738]" calcext:value-type="string">
            <text:p>calibItem-46 <text:line-break/>[738]</text:p>
          </table:table-cell>
          <table:table-cell table:style-name="ce22" table:formula="of:=INFO.OBBA.OBBA.OBGET(INFO.OBBA.OBBA.OBCALL(&quot;&quot;;INFO.OBBA.OBBA.OBCALL(&quot;&quot;;[.$B$8];&quot;getCalibrationProductForSpec&quot;;[.B46]);&quot;getValue&quot;;INFO.OBBA.OBBA.OBCALL(&quot;&quot;;[.$B$8];&quot;getModel&quot;)))" office:value-type="percentage" office:value="3.46944695195361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46]" office:value-type="float" office:value="20" calcext:value-type="float">
            <text:p>20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29" calcext:value-type="percentage">
            <text:p>2,029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46]" office:value-type="string" office:string-value="forward-EUR-3M" calcext:value-type="string">
            <text:p>forward-EUR-3M</text:p>
          </table:table-cell>
          <table:table-cell table:style-name="ce34" table:formula="of:=[.F46]-0.25" office:value-type="float" office:value="19.75" calcext:value-type="float">
            <text:p>19,75</text:p>
          </table:table-cell>
          <table:table-cell/>
          <table:table-cell table:style-name="ce60" table:formula="of:=INFO.OBBA.OBBA.OBMAKE([.AB$16]&amp;&quot;-&quot;&amp;ROW();&quot;String&quot;;[.D46])" office:value-type="string" office:string-value="type-46 &#10;[715]" calcext:value-type="string">
            <text:p>type-46 <text:line-break/>[71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46]);INFO.OBBA.OBBA.OBMAKE(&quot;&quot;;&quot;double&quot;;[.F46]);INFO.OBBA.OBBA.OBMAKE(&quot;&quot;;&quot;String&quot;;[.G46]);[.$E$10];INFO.OBBA.OBBA.OBMAKE(&quot;&quot;;&quot;String&quot;;[.H46]);[.$E$11];INFO.OBBA.OBBA.OBMAKE(&quot;&quot;;&quot;int&quot;;[.I46]);INFO.OBBA.OBBA.OBMAKE(&quot;&quot;;&quot;int&quot;;[.J46]))" office:value-type="string" office:string-value="tenor rec-46 &#10;[722]" calcext:value-type="string">
            <text:p>tenor rec-46 <text:line-break/>[722]</text:p>
          </table:table-cell>
          <table:table-cell table:style-name="ce60" table:formula="of:=INFO.OBBA.OBBA.OBMAKE([.AD$16]&amp;&quot;-&quot;&amp;ROW();&quot;String&quot;;[.K46])" office:value-type="string" office:string-value="forward rec-46 &#10;[723]" calcext:value-type="string">
            <text:p>forward rec-46 <text:line-break/>[723]</text:p>
          </table:table-cell>
          <table:table-cell table:style-name="ce60" table:formula="of:=INFO.OBBA.OBBA.OBMAKE([.AE$16]&amp;&quot;-&quot;&amp;ROW();&quot;double&quot;;[.L46])" office:value-type="string" office:string-value="spread rec-46 &#10;[724]" calcext:value-type="string">
            <text:p>spread rec-46 <text:line-break/>[724]</text:p>
          </table:table-cell>
          <table:table-cell table:style-name="ce60" table:formula="of:=INFO.OBBA.OBBA.OBMAKE([.AF$16]&amp;&quot;-&quot;&amp;ROW();&quot;String&quot;;[.M46])" office:value-type="string" office:string-value="discount rec-46 &#10;[725]" calcext:value-type="string">
            <text:p>discount rec-46 <text:line-break/>[72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46]);INFO.OBBA.OBBA.OBMAKE(&quot;&quot;;&quot;double&quot;;[.P46]);INFO.OBBA.OBBA.OBMAKE(&quot;&quot;;&quot;String&quot;;[.Q46]);[.$E$10];INFO.OBBA.OBBA.OBMAKE(&quot;&quot;;&quot;String&quot;;[.H46]);[.$E$11];INFO.OBBA.OBBA.OBMAKE(&quot;&quot;;&quot;int&quot;;[.S46]);INFO.OBBA.OBBA.OBMAKE(&quot;&quot;;&quot;int&quot;;[.T46]))" office:value-type="string" office:string-value="tenor pay-46 &#10;[732]" calcext:value-type="string">
            <text:p>tenor pay-46 <text:line-break/>[732]</text:p>
          </table:table-cell>
          <table:table-cell table:style-name="ce60" table:formula="of:=INFO.OBBA.OBBA.OBMAKE([.AH$16]&amp;&quot;-&quot;&amp;ROW();&quot;String&quot;;[.U46])" office:value-type="string" office:string-value="forward pay-46 &#10;[733]" calcext:value-type="string">
            <text:p>forward pay-46 <text:line-break/>[733]</text:p>
          </table:table-cell>
          <table:table-cell table:style-name="ce60" table:formula="of:=INFO.OBBA.OBBA.OBMAKE([.AI$16]&amp;&quot;-&quot;&amp;ROW();&quot;double&quot;;[.V46])" office:value-type="string" office:string-value="spread pay-46 &#10;[734]" calcext:value-type="string">
            <text:p>spread pay-46 <text:line-break/>[734]</text:p>
          </table:table-cell>
          <table:table-cell table:style-name="ce60" table:formula="of:=INFO.OBBA.OBBA.OBMAKE([.AJ$16]&amp;&quot;-&quot;&amp;ROW();&quot;String&quot;;[.W46])" office:value-type="string" office:string-value="disocunt pay-46 &#10;[735]" calcext:value-type="string">
            <text:p>disocunt pay-46 <text:line-break/>[735]</text:p>
          </table:table-cell>
          <table:table-cell table:style-name="ce60" table:formula="of:=INFO.OBBA.OBBA.OBMAKE([.AK$16]&amp;&quot;-&quot;&amp;ROW();&quot;String&quot;;[.Y46])" office:value-type="string" office:string-value="calibration curve-46 &#10;[736]" calcext:value-type="string">
            <text:p>calibration curve-46 <text:line-break/>[736]</text:p>
          </table:table-cell>
          <table:table-cell table:style-name="ce60" table:formula="of:=INFO.OBBA.OBBA.OBMAKE([.AL$16]&amp;&quot;-&quot;&amp;ROW();&quot;double&quot;;[.Z46])" office:value-type="string" office:string-value="calibration time-46 &#10;[737]" calcext:value-type="string">
            <text:p>calibration time-46 <text:line-break/>[73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47:.AL47])" office:value-type="string" office:string-value="calibItem-47 &#10;[762]" calcext:value-type="string">
            <text:p>calibItem-47 <text:line-break/>[762]</text:p>
          </table:table-cell>
          <table:table-cell table:style-name="ce22" table:formula="of:=INFO.OBBA.OBBA.OBGET(INFO.OBBA.OBBA.OBCALL(&quot;&quot;;INFO.OBBA.OBBA.OBCALL(&quot;&quot;;[.$B$8];&quot;getCalibrationProductForSpec&quot;;[.B47]);&quot;getValue&quot;;INFO.OBBA.OBBA.OBCALL(&quot;&quot;;[.$B$8];&quot;getModel&quot;)))" office:value-type="percentage" office:value="-2.08166817117216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47]" office:value-type="float" office:value="30" calcext:value-type="float">
            <text:p>30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97" calcext:value-type="percentage">
            <text:p>2,097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47]" office:value-type="string" office:string-value="forward-EUR-3M" calcext:value-type="string">
            <text:p>forward-EUR-3M</text:p>
          </table:table-cell>
          <table:table-cell table:style-name="ce34" table:formula="of:=[.F47]-0.25" office:value-type="float" office:value="29.75" calcext:value-type="float">
            <text:p>29,75</text:p>
          </table:table-cell>
          <table:table-cell/>
          <table:table-cell table:style-name="ce60" table:formula="of:=INFO.OBBA.OBBA.OBMAKE([.AB$16]&amp;&quot;-&quot;&amp;ROW();&quot;String&quot;;[.D47])" office:value-type="string" office:string-value="type-47 &#10;[739]" calcext:value-type="string">
            <text:p>type-47 <text:line-break/>[73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47]);INFO.OBBA.OBBA.OBMAKE(&quot;&quot;;&quot;double&quot;;[.F47]);INFO.OBBA.OBBA.OBMAKE(&quot;&quot;;&quot;String&quot;;[.G47]);[.$E$10];INFO.OBBA.OBBA.OBMAKE(&quot;&quot;;&quot;String&quot;;[.H47]);[.$E$11];INFO.OBBA.OBBA.OBMAKE(&quot;&quot;;&quot;int&quot;;[.I47]);INFO.OBBA.OBBA.OBMAKE(&quot;&quot;;&quot;int&quot;;[.J47]))" office:value-type="string" office:string-value="tenor rec-47 &#10;[746]" calcext:value-type="string">
            <text:p>tenor rec-47 <text:line-break/>[746]</text:p>
          </table:table-cell>
          <table:table-cell table:style-name="ce60" table:formula="of:=INFO.OBBA.OBBA.OBMAKE([.AD$16]&amp;&quot;-&quot;&amp;ROW();&quot;String&quot;;[.K47])" office:value-type="string" office:string-value="forward rec-47 &#10;[747]" calcext:value-type="string">
            <text:p>forward rec-47 <text:line-break/>[747]</text:p>
          </table:table-cell>
          <table:table-cell table:style-name="ce60" table:formula="of:=INFO.OBBA.OBBA.OBMAKE([.AE$16]&amp;&quot;-&quot;&amp;ROW();&quot;double&quot;;[.L47])" office:value-type="string" office:string-value="spread rec-47 &#10;[748]" calcext:value-type="string">
            <text:p>spread rec-47 <text:line-break/>[748]</text:p>
          </table:table-cell>
          <table:table-cell table:style-name="ce60" table:formula="of:=INFO.OBBA.OBBA.OBMAKE([.AF$16]&amp;&quot;-&quot;&amp;ROW();&quot;String&quot;;[.M47])" office:value-type="string" office:string-value="discount rec-47 &#10;[749]" calcext:value-type="string">
            <text:p>discount rec-47 <text:line-break/>[74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47]);INFO.OBBA.OBBA.OBMAKE(&quot;&quot;;&quot;double&quot;;[.P47]);INFO.OBBA.OBBA.OBMAKE(&quot;&quot;;&quot;String&quot;;[.Q47]);[.$E$10];INFO.OBBA.OBBA.OBMAKE(&quot;&quot;;&quot;String&quot;;[.H47]);[.$E$11];INFO.OBBA.OBBA.OBMAKE(&quot;&quot;;&quot;int&quot;;[.S47]);INFO.OBBA.OBBA.OBMAKE(&quot;&quot;;&quot;int&quot;;[.T47]))" office:value-type="string" office:string-value="tenor pay-47 &#10;[756]" calcext:value-type="string">
            <text:p>tenor pay-47 <text:line-break/>[756]</text:p>
          </table:table-cell>
          <table:table-cell table:style-name="ce60" table:formula="of:=INFO.OBBA.OBBA.OBMAKE([.AH$16]&amp;&quot;-&quot;&amp;ROW();&quot;String&quot;;[.U47])" office:value-type="string" office:string-value="forward pay-47 &#10;[757]" calcext:value-type="string">
            <text:p>forward pay-47 <text:line-break/>[757]</text:p>
          </table:table-cell>
          <table:table-cell table:style-name="ce60" table:formula="of:=INFO.OBBA.OBBA.OBMAKE([.AI$16]&amp;&quot;-&quot;&amp;ROW();&quot;double&quot;;[.V47])" office:value-type="string" office:string-value="spread pay-47 &#10;[758]" calcext:value-type="string">
            <text:p>spread pay-47 <text:line-break/>[758]</text:p>
          </table:table-cell>
          <table:table-cell table:style-name="ce60" table:formula="of:=INFO.OBBA.OBBA.OBMAKE([.AJ$16]&amp;&quot;-&quot;&amp;ROW();&quot;String&quot;;[.W47])" office:value-type="string" office:string-value="disocunt pay-47 &#10;[759]" calcext:value-type="string">
            <text:p>disocunt pay-47 <text:line-break/>[759]</text:p>
          </table:table-cell>
          <table:table-cell table:style-name="ce60" table:formula="of:=INFO.OBBA.OBBA.OBMAKE([.AK$16]&amp;&quot;-&quot;&amp;ROW();&quot;String&quot;;[.Y47])" office:value-type="string" office:string-value="calibration curve-47 &#10;[760]" calcext:value-type="string">
            <text:p>calibration curve-47 <text:line-break/>[760]</text:p>
          </table:table-cell>
          <table:table-cell table:style-name="ce60" table:formula="of:=INFO.OBBA.OBBA.OBMAKE([.AL$16]&amp;&quot;-&quot;&amp;ROW();&quot;double&quot;;[.Z47])" office:value-type="string" office:string-value="calibration time-47 &#10;[761]" calcext:value-type="string">
            <text:p>calibration time-47 <text:line-break/>[76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48:.AL48])" office:value-type="string" office:string-value="calibItem-48 &#10;[786]" calcext:value-type="string">
            <text:p>calibItem-48 <text:line-break/>[786]</text:p>
          </table:table-cell>
          <table:table-cell table:style-name="ce22" table:formula="of:=INFO.OBBA.OBBA.OBGET(INFO.OBBA.OBBA.OBCALL(&quot;&quot;;INFO.OBBA.OBBA.OBCALL(&quot;&quot;;[.$B$8];&quot;getCalibrationProductForSpec&quot;;[.B48]);&quot;getValue&quot;;INFO.OBBA.OBBA.OBCALL(&quot;&quot;;[.$B$8];&quot;getModel&quot;)))" office:value-type="percentage" office:value="3.46944695195361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48]" office:value-type="float" office:value="40" calcext:value-type="float">
            <text:p>40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08" calcext:value-type="percentage">
            <text:p>2,208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48]" office:value-type="string" office:string-value="forward-EUR-3M" calcext:value-type="string">
            <text:p>forward-EUR-3M</text:p>
          </table:table-cell>
          <table:table-cell table:style-name="ce34" table:formula="of:=[.F48]-0.25" office:value-type="float" office:value="39.75" calcext:value-type="float">
            <text:p>39,75</text:p>
          </table:table-cell>
          <table:table-cell/>
          <table:table-cell table:style-name="ce60" table:formula="of:=INFO.OBBA.OBBA.OBMAKE([.AB$16]&amp;&quot;-&quot;&amp;ROW();&quot;String&quot;;[.D48])" office:value-type="string" office:string-value="type-48 &#10;[763]" calcext:value-type="string">
            <text:p>type-48 <text:line-break/>[76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48]);INFO.OBBA.OBBA.OBMAKE(&quot;&quot;;&quot;double&quot;;[.F48]);INFO.OBBA.OBBA.OBMAKE(&quot;&quot;;&quot;String&quot;;[.G48]);[.$E$10];INFO.OBBA.OBBA.OBMAKE(&quot;&quot;;&quot;String&quot;;[.H48]);[.$E$11];INFO.OBBA.OBBA.OBMAKE(&quot;&quot;;&quot;int&quot;;[.I48]);INFO.OBBA.OBBA.OBMAKE(&quot;&quot;;&quot;int&quot;;[.J48]))" office:value-type="string" office:string-value="tenor rec-48 &#10;[770]" calcext:value-type="string">
            <text:p>tenor rec-48 <text:line-break/>[770]</text:p>
          </table:table-cell>
          <table:table-cell table:style-name="ce60" table:formula="of:=INFO.OBBA.OBBA.OBMAKE([.AD$16]&amp;&quot;-&quot;&amp;ROW();&quot;String&quot;;[.K48])" office:value-type="string" office:string-value="forward rec-48 &#10;[771]" calcext:value-type="string">
            <text:p>forward rec-48 <text:line-break/>[771]</text:p>
          </table:table-cell>
          <table:table-cell table:style-name="ce60" table:formula="of:=INFO.OBBA.OBBA.OBMAKE([.AE$16]&amp;&quot;-&quot;&amp;ROW();&quot;double&quot;;[.L48])" office:value-type="string" office:string-value="spread rec-48 &#10;[772]" calcext:value-type="string">
            <text:p>spread rec-48 <text:line-break/>[772]</text:p>
          </table:table-cell>
          <table:table-cell table:style-name="ce60" table:formula="of:=INFO.OBBA.OBBA.OBMAKE([.AF$16]&amp;&quot;-&quot;&amp;ROW();&quot;String&quot;;[.M48])" office:value-type="string" office:string-value="discount rec-48 &#10;[773]" calcext:value-type="string">
            <text:p>discount rec-48 <text:line-break/>[77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48]);INFO.OBBA.OBBA.OBMAKE(&quot;&quot;;&quot;double&quot;;[.P48]);INFO.OBBA.OBBA.OBMAKE(&quot;&quot;;&quot;String&quot;;[.Q48]);[.$E$10];INFO.OBBA.OBBA.OBMAKE(&quot;&quot;;&quot;String&quot;;[.H48]);[.$E$11];INFO.OBBA.OBBA.OBMAKE(&quot;&quot;;&quot;int&quot;;[.S48]);INFO.OBBA.OBBA.OBMAKE(&quot;&quot;;&quot;int&quot;;[.T48]))" office:value-type="string" office:string-value="tenor pay-48 &#10;[780]" calcext:value-type="string">
            <text:p>tenor pay-48 <text:line-break/>[780]</text:p>
          </table:table-cell>
          <table:table-cell table:style-name="ce60" table:formula="of:=INFO.OBBA.OBBA.OBMAKE([.AH$16]&amp;&quot;-&quot;&amp;ROW();&quot;String&quot;;[.U48])" office:value-type="string" office:string-value="forward pay-48 &#10;[781]" calcext:value-type="string">
            <text:p>forward pay-48 <text:line-break/>[781]</text:p>
          </table:table-cell>
          <table:table-cell table:style-name="ce60" table:formula="of:=INFO.OBBA.OBBA.OBMAKE([.AI$16]&amp;&quot;-&quot;&amp;ROW();&quot;double&quot;;[.V48])" office:value-type="string" office:string-value="spread pay-48 &#10;[782]" calcext:value-type="string">
            <text:p>spread pay-48 <text:line-break/>[782]</text:p>
          </table:table-cell>
          <table:table-cell table:style-name="ce60" table:formula="of:=INFO.OBBA.OBBA.OBMAKE([.AJ$16]&amp;&quot;-&quot;&amp;ROW();&quot;String&quot;;[.W48])" office:value-type="string" office:string-value="disocunt pay-48 &#10;[783]" calcext:value-type="string">
            <text:p>disocunt pay-48 <text:line-break/>[783]</text:p>
          </table:table-cell>
          <table:table-cell table:style-name="ce60" table:formula="of:=INFO.OBBA.OBBA.OBMAKE([.AK$16]&amp;&quot;-&quot;&amp;ROW();&quot;String&quot;;[.Y48])" office:value-type="string" office:string-value="calibration curve-48 &#10;[784]" calcext:value-type="string">
            <text:p>calibration curve-48 <text:line-break/>[784]</text:p>
          </table:table-cell>
          <table:table-cell table:style-name="ce60" table:formula="of:=INFO.OBBA.OBBA.OBMAKE([.AL$16]&amp;&quot;-&quot;&amp;ROW();&quot;double&quot;;[.Z48])" office:value-type="string" office:string-value="calibration time-48 &#10;[785]" calcext:value-type="string">
            <text:p>calibration time-48 <text:line-break/>[78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AB49:.AL49])" office:value-type="string" office:string-value="calibItem-49 &#10;[810]" calcext:value-type="string">
            <text:p>calibItem-49 <text:line-break/>[810]</text:p>
          </table:table-cell>
          <table:table-cell table:style-name="ce27" table:formula="of:=INFO.OBBA.OBBA.OBGET(INFO.OBBA.OBBA.OBCALL(&quot;&quot;;INFO.OBBA.OBBA.OBCALL(&quot;&quot;;[.$B$8];&quot;getCalibrationProductForSpec&quot;;[.B49]);&quot;getValue&quot;;INFO.OBBA.OBBA.OBCALL(&quot;&quot;;[.$B$8];&quot;getModel&quot;)))" office:value-type="percentage" office:value="6.93889390390722E-017" calcext:value-type="percentage">
            <text:p>0,000%</text:p>
          </table:table-cell>
          <table:table-cell table:style-name="ce29" office:value-type="string" calcext:value-type="string">
            <text:p>Swap</text:p>
          </table:table-cell>
          <table:table-cell table:style-name="ce36" office:value-type="string" calcext:value-type="string">
            <text:p>quaterly</text:p>
          </table:table-cell>
          <table:table-cell table:style-name="ce40" office:value-type="float" office:value="50" calcext:value-type="float">
            <text:p>50</text:p>
          </table:table-cell>
          <table:table-cell table:style-name="ce36" office:value-type="string" calcext:value-type="string">
            <text:p>act/360</text:p>
          </table:table-cell>
          <table:table-cell table:style-name="ce35" office:value-type="string" calcext:value-type="string">
            <text:p>actual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9" office:value-type="string" calcext:value-type="string">
            <text:p>forward-EUR-3M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string" calcext:value-type="string">
            <text:p>discount-EUR-OIS</text:p>
          </table:table-cell>
          <table:table-cell table:style-name="ce29"/>
          <table:table-cell table:style-name="ce36" office:value-type="string" calcext:value-type="string">
            <text:p>annual</text:p>
          </table:table-cell>
          <table:table-cell table:style-name="ce40" table:formula="of:=[.F49]" office:value-type="float" office:value="50" calcext:value-type="float">
            <text:p>50</text:p>
          </table:table-cell>
          <table:table-cell table:style-name="ce36" office:value-type="string" calcext:value-type="string">
            <text:p>E30/360</text:p>
          </table:table-cell>
          <table:table-cell table:style-name="ce35" office:value-type="string" calcext:value-type="string">
            <text:p>actual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9" table:formula="of:=&quot;&quot;">
            <text:p/>
          </table:table-cell>
          <table:table-cell table:style-name="ce54" office:value-type="percentage" office:value="0.02286" calcext:value-type="percentage">
            <text:p>2,286%</text:p>
          </table:table-cell>
          <table:table-cell table:style-name="ce49" office:value-type="string" calcext:value-type="string">
            <text:p>discount-EUR-OIS</text:p>
          </table:table-cell>
          <table:table-cell table:style-name="ce57"/>
          <table:table-cell table:style-name="ce49" table:formula="of:=[.K49]" office:value-type="string" office:string-value="forward-EUR-3M" calcext:value-type="string">
            <text:p>forward-EUR-3M</text:p>
          </table:table-cell>
          <table:table-cell table:style-name="ce36" table:formula="of:=[.F49]-0.25" office:value-type="float" office:value="49.75" calcext:value-type="float">
            <text:p>49,75</text:p>
          </table:table-cell>
          <table:table-cell table:style-name="ce29"/>
          <table:table-cell table:style-name="ce62" table:formula="of:=INFO.OBBA.OBBA.OBMAKE([.AB$16]&amp;&quot;-&quot;&amp;ROW();&quot;String&quot;;[.D49])" office:value-type="string" office:string-value="type-49 &#10;[787]" calcext:value-type="string">
            <text:p>type-49 <text:line-break/>[78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49]);INFO.OBBA.OBBA.OBMAKE(&quot;&quot;;&quot;double&quot;;[.F49]);INFO.OBBA.OBBA.OBMAKE(&quot;&quot;;&quot;String&quot;;[.G49]);[.$E$10];INFO.OBBA.OBBA.OBMAKE(&quot;&quot;;&quot;String&quot;;[.H49]);[.$E$11];INFO.OBBA.OBBA.OBMAKE(&quot;&quot;;&quot;int&quot;;[.I49]);INFO.OBBA.OBBA.OBMAKE(&quot;&quot;;&quot;int&quot;;[.J49]))" office:value-type="string" office:string-value="tenor rec-49 &#10;[794]" calcext:value-type="string">
            <text:p>tenor rec-49 <text:line-break/>[794]</text:p>
          </table:table-cell>
          <table:table-cell table:style-name="ce62" table:formula="of:=INFO.OBBA.OBBA.OBMAKE([.AD$16]&amp;&quot;-&quot;&amp;ROW();&quot;String&quot;;[.K49])" office:value-type="string" office:string-value="forward rec-49 &#10;[795]" calcext:value-type="string">
            <text:p>forward rec-49 <text:line-break/>[795]</text:p>
          </table:table-cell>
          <table:table-cell table:style-name="ce62" table:formula="of:=INFO.OBBA.OBBA.OBMAKE([.AE$16]&amp;&quot;-&quot;&amp;ROW();&quot;double&quot;;[.L49])" office:value-type="string" office:string-value="spread rec-49 &#10;[796]" calcext:value-type="string">
            <text:p>spread rec-49 <text:line-break/>[796]</text:p>
          </table:table-cell>
          <table:table-cell table:style-name="ce62" table:formula="of:=INFO.OBBA.OBBA.OBMAKE([.AF$16]&amp;&quot;-&quot;&amp;ROW();&quot;String&quot;;[.M49])" office:value-type="string" office:string-value="discount rec-49 &#10;[797]" calcext:value-type="string">
            <text:p>discount rec-49 <text:line-break/>[79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49]);INFO.OBBA.OBBA.OBMAKE(&quot;&quot;;&quot;double&quot;;[.P49]);INFO.OBBA.OBBA.OBMAKE(&quot;&quot;;&quot;String&quot;;[.Q49]);[.$E$10];INFO.OBBA.OBBA.OBMAKE(&quot;&quot;;&quot;String&quot;;[.H49]);[.$E$11];INFO.OBBA.OBBA.OBMAKE(&quot;&quot;;&quot;int&quot;;[.S49]);INFO.OBBA.OBBA.OBMAKE(&quot;&quot;;&quot;int&quot;;[.T49]))" office:value-type="string" office:string-value="tenor pay-49 &#10;[804]" calcext:value-type="string">
            <text:p>tenor pay-49 <text:line-break/>[804]</text:p>
          </table:table-cell>
          <table:table-cell table:style-name="ce62" table:formula="of:=INFO.OBBA.OBBA.OBMAKE([.AH$16]&amp;&quot;-&quot;&amp;ROW();&quot;String&quot;;[.U49])" office:value-type="string" office:string-value="forward pay-49 &#10;[805]" calcext:value-type="string">
            <text:p>forward pay-49 <text:line-break/>[805]</text:p>
          </table:table-cell>
          <table:table-cell table:style-name="ce62" table:formula="of:=INFO.OBBA.OBBA.OBMAKE([.AI$16]&amp;&quot;-&quot;&amp;ROW();&quot;double&quot;;[.V49])" office:value-type="string" office:string-value="spread pay-49 &#10;[806]" calcext:value-type="string">
            <text:p>spread pay-49 <text:line-break/>[806]</text:p>
          </table:table-cell>
          <table:table-cell table:style-name="ce62" table:formula="of:=INFO.OBBA.OBBA.OBMAKE([.AJ$16]&amp;&quot;-&quot;&amp;ROW();&quot;String&quot;;[.W49])" office:value-type="string" office:string-value="disocunt pay-49 &#10;[807]" calcext:value-type="string">
            <text:p>disocunt pay-49 <text:line-break/>[807]</text:p>
          </table:table-cell>
          <table:table-cell table:style-name="ce62" table:formula="of:=INFO.OBBA.OBBA.OBMAKE([.AK$16]&amp;&quot;-&quot;&amp;ROW();&quot;String&quot;;[.Y49])" office:value-type="string" office:string-value="calibration curve-49 &#10;[808]" calcext:value-type="string">
            <text:p>calibration curve-49 <text:line-break/>[808]</text:p>
          </table:table-cell>
          <table:table-cell table:style-name="ce62" table:formula="of:=INFO.OBBA.OBBA.OBMAKE([.AL$16]&amp;&quot;-&quot;&amp;ROW();&quot;double&quot;;[.Z49])" office:value-type="string" office:string-value="calibration time-49 &#10;[809]" calcext:value-type="string">
            <text:p>calibration time-49 <text:line-break/>[809]</text:p>
          </table:table-cell>
          <table:table-cell table:style-name="ce29" table:number-columns-repeated="986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50:.AL50])" office:value-type="string" office:string-value="calibItem-50 &#10;[834]" calcext:value-type="string">
            <text:p>calibItem-50 <text:line-break/>[834]</text:p>
          </table:table-cell>
          <table:table-cell table:style-name="ce22" table:formula="of:=INFO.OBBA.OBBA.OBGET(INFO.OBBA.OBBA.OBCALL(&quot;&quot;;INFO.OBBA.OBBA.OBCALL(&quot;&quot;;[.$B$8];&quot;getCalibrationProductForSpec&quot;;[.B50]);&quot;getValue&quot;;INFO.OBBA.OBBA.OBCALL(&quot;&quot;;[.$B$8];&quot;getModel&quot;)))" office:value-type="percentage" office:value="0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50]" office:value-type="float" office:value="1" calcext:value-type="float">
            <text:p>1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291" calcext:value-type="percentage">
            <text:p>0,291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50]" office:value-type="string" office:string-value="forward-EUR-6M" calcext:value-type="string">
            <text:p>forward-EUR-6M</text:p>
          </table:table-cell>
          <table:table-cell table:style-name="ce34" table:formula="of:=[.F50]-0.5" office:value-type="float" office:value="0.5" calcext:value-type="float">
            <text:p>0,5</text:p>
          </table:table-cell>
          <table:table-cell/>
          <table:table-cell table:style-name="ce60" table:formula="of:=INFO.OBBA.OBBA.OBMAKE([.AB$16]&amp;&quot;-&quot;&amp;ROW();&quot;String&quot;;[.D50])" office:value-type="string" office:string-value="type-50 &#10;[811]" calcext:value-type="string">
            <text:p>type-50 <text:line-break/>[81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50]);INFO.OBBA.OBBA.OBMAKE(&quot;&quot;;&quot;double&quot;;[.F50]);INFO.OBBA.OBBA.OBMAKE(&quot;&quot;;&quot;String&quot;;[.G50]);[.$E$10];INFO.OBBA.OBBA.OBMAKE(&quot;&quot;;&quot;String&quot;;[.H50]);[.$E$11];INFO.OBBA.OBBA.OBMAKE(&quot;&quot;;&quot;int&quot;;[.I50]);INFO.OBBA.OBBA.OBMAKE(&quot;&quot;;&quot;int&quot;;[.J50]))" office:value-type="string" office:string-value="tenor rec-50 &#10;[818]" calcext:value-type="string">
            <text:p>tenor rec-50 <text:line-break/>[818]</text:p>
          </table:table-cell>
          <table:table-cell table:style-name="ce60" table:formula="of:=INFO.OBBA.OBBA.OBMAKE([.AD$16]&amp;&quot;-&quot;&amp;ROW();&quot;String&quot;;[.K50])" office:value-type="string" office:string-value="forward rec-50 &#10;[819]" calcext:value-type="string">
            <text:p>forward rec-50 <text:line-break/>[819]</text:p>
          </table:table-cell>
          <table:table-cell table:style-name="ce60" table:formula="of:=INFO.OBBA.OBBA.OBMAKE([.AE$16]&amp;&quot;-&quot;&amp;ROW();&quot;double&quot;;[.L50])" office:value-type="string" office:string-value="spread rec-50 &#10;[820]" calcext:value-type="string">
            <text:p>spread rec-50 <text:line-break/>[820]</text:p>
          </table:table-cell>
          <table:table-cell table:style-name="ce60" table:formula="of:=INFO.OBBA.OBBA.OBMAKE([.AF$16]&amp;&quot;-&quot;&amp;ROW();&quot;String&quot;;[.M50])" office:value-type="string" office:string-value="discount rec-50 &#10;[821]" calcext:value-type="string">
            <text:p>discount rec-50 <text:line-break/>[82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50]);INFO.OBBA.OBBA.OBMAKE(&quot;&quot;;&quot;double&quot;;[.P50]);INFO.OBBA.OBBA.OBMAKE(&quot;&quot;;&quot;String&quot;;[.Q50]);[.$E$10];INFO.OBBA.OBBA.OBMAKE(&quot;&quot;;&quot;String&quot;;[.H50]);[.$E$11];INFO.OBBA.OBBA.OBMAKE(&quot;&quot;;&quot;int&quot;;[.S50]);INFO.OBBA.OBBA.OBMAKE(&quot;&quot;;&quot;int&quot;;[.T50]))" office:value-type="string" office:string-value="tenor pay-50 &#10;[828]" calcext:value-type="string">
            <text:p>tenor pay-50 <text:line-break/>[828]</text:p>
          </table:table-cell>
          <table:table-cell table:style-name="ce60" table:formula="of:=INFO.OBBA.OBBA.OBMAKE([.AH$16]&amp;&quot;-&quot;&amp;ROW();&quot;String&quot;;[.U50])" office:value-type="string" office:string-value="forward pay-50 &#10;[829]" calcext:value-type="string">
            <text:p>forward pay-50 <text:line-break/>[829]</text:p>
          </table:table-cell>
          <table:table-cell table:style-name="ce60" table:formula="of:=INFO.OBBA.OBBA.OBMAKE([.AI$16]&amp;&quot;-&quot;&amp;ROW();&quot;double&quot;;[.V50])" office:value-type="string" office:string-value="spread pay-50 &#10;[830]" calcext:value-type="string">
            <text:p>spread pay-50 <text:line-break/>[830]</text:p>
          </table:table-cell>
          <table:table-cell table:style-name="ce60" table:formula="of:=INFO.OBBA.OBBA.OBMAKE([.AJ$16]&amp;&quot;-&quot;&amp;ROW();&quot;String&quot;;[.W50])" office:value-type="string" office:string-value="disocunt pay-50 &#10;[831]" calcext:value-type="string">
            <text:p>disocunt pay-50 <text:line-break/>[831]</text:p>
          </table:table-cell>
          <table:table-cell table:style-name="ce60" table:formula="of:=INFO.OBBA.OBBA.OBMAKE([.AK$16]&amp;&quot;-&quot;&amp;ROW();&quot;String&quot;;[.Y50])" office:value-type="string" office:string-value="calibration curve-50 &#10;[832]" calcext:value-type="string">
            <text:p>calibration curve-50 <text:line-break/>[832]</text:p>
          </table:table-cell>
          <table:table-cell table:style-name="ce60" table:formula="of:=INFO.OBBA.OBBA.OBMAKE([.AL$16]&amp;&quot;-&quot;&amp;ROW();&quot;double&quot;;[.Z50])" office:value-type="string" office:string-value="calibration time-50 &#10;[833]" calcext:value-type="string">
            <text:p>calibration time-50 <text:line-break/>[83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51:.AL51])" office:value-type="string" office:string-value="calibItem-51 &#10;[858]" calcext:value-type="string">
            <text:p>calibItem-51 <text:line-break/>[858]</text:p>
          </table:table-cell>
          <table:table-cell table:style-name="ce22" table:formula="of:=INFO.OBBA.OBBA.OBGET(INFO.OBBA.OBBA.OBCALL(&quot;&quot;;INFO.OBBA.OBBA.OBCALL(&quot;&quot;;[.$B$8];&quot;getCalibrationProductForSpec&quot;;[.B51]);&quot;getValue&quot;;INFO.OBBA.OBBA.OBCALL(&quot;&quot;;[.$B$8];&quot;getModel&quot;)))" office:value-type="percentage" office:value="0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51]" office:value-type="float" office:value="2" calcext:value-type="float">
            <text:p>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261" calcext:value-type="percentage">
            <text:p>0,261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51]" office:value-type="string" office:string-value="forward-EUR-6M" calcext:value-type="string">
            <text:p>forward-EUR-6M</text:p>
          </table:table-cell>
          <table:table-cell table:style-name="ce34" table:formula="of:=[.F51]-0.5" office:value-type="float" office:value="1.5" calcext:value-type="float">
            <text:p>1,5</text:p>
          </table:table-cell>
          <table:table-cell/>
          <table:table-cell table:style-name="ce60" table:formula="of:=INFO.OBBA.OBBA.OBMAKE([.AB$16]&amp;&quot;-&quot;&amp;ROW();&quot;String&quot;;[.D51])" office:value-type="string" office:string-value="type-51 &#10;[835]" calcext:value-type="string">
            <text:p>type-51 <text:line-break/>[83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51]);INFO.OBBA.OBBA.OBMAKE(&quot;&quot;;&quot;double&quot;;[.F51]);INFO.OBBA.OBBA.OBMAKE(&quot;&quot;;&quot;String&quot;;[.G51]);[.$E$10];INFO.OBBA.OBBA.OBMAKE(&quot;&quot;;&quot;String&quot;;[.H51]);[.$E$11];INFO.OBBA.OBBA.OBMAKE(&quot;&quot;;&quot;int&quot;;[.I51]);INFO.OBBA.OBBA.OBMAKE(&quot;&quot;;&quot;int&quot;;[.J51]))" office:value-type="string" office:string-value="tenor rec-51 &#10;[842]" calcext:value-type="string">
            <text:p>tenor rec-51 <text:line-break/>[842]</text:p>
          </table:table-cell>
          <table:table-cell table:style-name="ce60" table:formula="of:=INFO.OBBA.OBBA.OBMAKE([.AD$16]&amp;&quot;-&quot;&amp;ROW();&quot;String&quot;;[.K51])" office:value-type="string" office:string-value="forward rec-51 &#10;[843]" calcext:value-type="string">
            <text:p>forward rec-51 <text:line-break/>[843]</text:p>
          </table:table-cell>
          <table:table-cell table:style-name="ce60" table:formula="of:=INFO.OBBA.OBBA.OBMAKE([.AE$16]&amp;&quot;-&quot;&amp;ROW();&quot;double&quot;;[.L51])" office:value-type="string" office:string-value="spread rec-51 &#10;[844]" calcext:value-type="string">
            <text:p>spread rec-51 <text:line-break/>[844]</text:p>
          </table:table-cell>
          <table:table-cell table:style-name="ce60" table:formula="of:=INFO.OBBA.OBBA.OBMAKE([.AF$16]&amp;&quot;-&quot;&amp;ROW();&quot;String&quot;;[.M51])" office:value-type="string" office:string-value="discount rec-51 &#10;[845]" calcext:value-type="string">
            <text:p>discount rec-51 <text:line-break/>[84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51]);INFO.OBBA.OBBA.OBMAKE(&quot;&quot;;&quot;double&quot;;[.P51]);INFO.OBBA.OBBA.OBMAKE(&quot;&quot;;&quot;String&quot;;[.Q51]);[.$E$10];INFO.OBBA.OBBA.OBMAKE(&quot;&quot;;&quot;String&quot;;[.H51]);[.$E$11];INFO.OBBA.OBBA.OBMAKE(&quot;&quot;;&quot;int&quot;;[.S51]);INFO.OBBA.OBBA.OBMAKE(&quot;&quot;;&quot;int&quot;;[.T51]))" office:value-type="string" office:string-value="tenor pay-51 &#10;[852]" calcext:value-type="string">
            <text:p>tenor pay-51 <text:line-break/>[852]</text:p>
          </table:table-cell>
          <table:table-cell table:style-name="ce60" table:formula="of:=INFO.OBBA.OBBA.OBMAKE([.AH$16]&amp;&quot;-&quot;&amp;ROW();&quot;String&quot;;[.U51])" office:value-type="string" office:string-value="forward pay-51 &#10;[853]" calcext:value-type="string">
            <text:p>forward pay-51 <text:line-break/>[853]</text:p>
          </table:table-cell>
          <table:table-cell table:style-name="ce60" table:formula="of:=INFO.OBBA.OBBA.OBMAKE([.AI$16]&amp;&quot;-&quot;&amp;ROW();&quot;double&quot;;[.V51])" office:value-type="string" office:string-value="spread pay-51 &#10;[854]" calcext:value-type="string">
            <text:p>spread pay-51 <text:line-break/>[854]</text:p>
          </table:table-cell>
          <table:table-cell table:style-name="ce60" table:formula="of:=INFO.OBBA.OBBA.OBMAKE([.AJ$16]&amp;&quot;-&quot;&amp;ROW();&quot;String&quot;;[.W51])" office:value-type="string" office:string-value="disocunt pay-51 &#10;[855]" calcext:value-type="string">
            <text:p>disocunt pay-51 <text:line-break/>[855]</text:p>
          </table:table-cell>
          <table:table-cell table:style-name="ce60" table:formula="of:=INFO.OBBA.OBBA.OBMAKE([.AK$16]&amp;&quot;-&quot;&amp;ROW();&quot;String&quot;;[.Y51])" office:value-type="string" office:string-value="calibration curve-51 &#10;[856]" calcext:value-type="string">
            <text:p>calibration curve-51 <text:line-break/>[856]</text:p>
          </table:table-cell>
          <table:table-cell table:style-name="ce60" table:formula="of:=INFO.OBBA.OBBA.OBMAKE([.AL$16]&amp;&quot;-&quot;&amp;ROW();&quot;double&quot;;[.Z51])" office:value-type="string" office:string-value="calibration time-51 &#10;[857]" calcext:value-type="string">
            <text:p>calibration time-51 <text:line-break/>[85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52:.AL52])" office:value-type="string" office:string-value="calibItem-52 &#10;[882]" calcext:value-type="string">
            <text:p>calibItem-52 <text:line-break/>[882]</text:p>
          </table:table-cell>
          <table:table-cell table:style-name="ce22" table:formula="of:=INFO.OBBA.OBBA.OBGET(INFO.OBBA.OBBA.OBCALL(&quot;&quot;;INFO.OBBA.OBBA.OBCALL(&quot;&quot;;[.$B$8];&quot;getCalibrationProductForSpec&quot;;[.B52]);&quot;getValue&quot;;INFO.OBBA.OBBA.OBCALL(&quot;&quot;;[.$B$8];&quot;getModel&quot;)))" office:value-type="percentage" office:value="3.46944695195361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52]" office:value-type="float" office:value="3" calcext:value-type="float">
            <text:p>3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24" calcext:value-type="percentage">
            <text:p>0,240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52]" office:value-type="string" office:string-value="forward-EUR-6M" calcext:value-type="string">
            <text:p>forward-EUR-6M</text:p>
          </table:table-cell>
          <table:table-cell table:style-name="ce34" table:formula="of:=[.F52]-0.5" office:value-type="float" office:value="2.5" calcext:value-type="float">
            <text:p>2,5</text:p>
          </table:table-cell>
          <table:table-cell/>
          <table:table-cell table:style-name="ce60" table:formula="of:=INFO.OBBA.OBBA.OBMAKE([.AB$16]&amp;&quot;-&quot;&amp;ROW();&quot;String&quot;;[.D52])" office:value-type="string" office:string-value="type-52 &#10;[859]" calcext:value-type="string">
            <text:p>type-52 <text:line-break/>[85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52]);INFO.OBBA.OBBA.OBMAKE(&quot;&quot;;&quot;double&quot;;[.F52]);INFO.OBBA.OBBA.OBMAKE(&quot;&quot;;&quot;String&quot;;[.G52]);[.$E$10];INFO.OBBA.OBBA.OBMAKE(&quot;&quot;;&quot;String&quot;;[.H52]);[.$E$11];INFO.OBBA.OBBA.OBMAKE(&quot;&quot;;&quot;int&quot;;[.I52]);INFO.OBBA.OBBA.OBMAKE(&quot;&quot;;&quot;int&quot;;[.J52]))" office:value-type="string" office:string-value="tenor rec-52 &#10;[866]" calcext:value-type="string">
            <text:p>tenor rec-52 <text:line-break/>[866]</text:p>
          </table:table-cell>
          <table:table-cell table:style-name="ce60" table:formula="of:=INFO.OBBA.OBBA.OBMAKE([.AD$16]&amp;&quot;-&quot;&amp;ROW();&quot;String&quot;;[.K52])" office:value-type="string" office:string-value="forward rec-52 &#10;[867]" calcext:value-type="string">
            <text:p>forward rec-52 <text:line-break/>[867]</text:p>
          </table:table-cell>
          <table:table-cell table:style-name="ce60" table:formula="of:=INFO.OBBA.OBBA.OBMAKE([.AE$16]&amp;&quot;-&quot;&amp;ROW();&quot;double&quot;;[.L52])" office:value-type="string" office:string-value="spread rec-52 &#10;[868]" calcext:value-type="string">
            <text:p>spread rec-52 <text:line-break/>[868]</text:p>
          </table:table-cell>
          <table:table-cell table:style-name="ce60" table:formula="of:=INFO.OBBA.OBBA.OBMAKE([.AF$16]&amp;&quot;-&quot;&amp;ROW();&quot;String&quot;;[.M52])" office:value-type="string" office:string-value="discount rec-52 &#10;[869]" calcext:value-type="string">
            <text:p>discount rec-52 <text:line-break/>[86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52]);INFO.OBBA.OBBA.OBMAKE(&quot;&quot;;&quot;double&quot;;[.P52]);INFO.OBBA.OBBA.OBMAKE(&quot;&quot;;&quot;String&quot;;[.Q52]);[.$E$10];INFO.OBBA.OBBA.OBMAKE(&quot;&quot;;&quot;String&quot;;[.H52]);[.$E$11];INFO.OBBA.OBBA.OBMAKE(&quot;&quot;;&quot;int&quot;;[.S52]);INFO.OBBA.OBBA.OBMAKE(&quot;&quot;;&quot;int&quot;;[.T52]))" office:value-type="string" office:string-value="tenor pay-52 &#10;[876]" calcext:value-type="string">
            <text:p>tenor pay-52 <text:line-break/>[876]</text:p>
          </table:table-cell>
          <table:table-cell table:style-name="ce60" table:formula="of:=INFO.OBBA.OBBA.OBMAKE([.AH$16]&amp;&quot;-&quot;&amp;ROW();&quot;String&quot;;[.U52])" office:value-type="string" office:string-value="forward pay-52 &#10;[877]" calcext:value-type="string">
            <text:p>forward pay-52 <text:line-break/>[877]</text:p>
          </table:table-cell>
          <table:table-cell table:style-name="ce60" table:formula="of:=INFO.OBBA.OBBA.OBMAKE([.AI$16]&amp;&quot;-&quot;&amp;ROW();&quot;double&quot;;[.V52])" office:value-type="string" office:string-value="spread pay-52 &#10;[878]" calcext:value-type="string">
            <text:p>spread pay-52 <text:line-break/>[878]</text:p>
          </table:table-cell>
          <table:table-cell table:style-name="ce60" table:formula="of:=INFO.OBBA.OBBA.OBMAKE([.AJ$16]&amp;&quot;-&quot;&amp;ROW();&quot;String&quot;;[.W52])" office:value-type="string" office:string-value="disocunt pay-52 &#10;[879]" calcext:value-type="string">
            <text:p>disocunt pay-52 <text:line-break/>[879]</text:p>
          </table:table-cell>
          <table:table-cell table:style-name="ce60" table:formula="of:=INFO.OBBA.OBBA.OBMAKE([.AK$16]&amp;&quot;-&quot;&amp;ROW();&quot;String&quot;;[.Y52])" office:value-type="string" office:string-value="calibration curve-52 &#10;[880]" calcext:value-type="string">
            <text:p>calibration curve-52 <text:line-break/>[880]</text:p>
          </table:table-cell>
          <table:table-cell table:style-name="ce60" table:formula="of:=INFO.OBBA.OBBA.OBMAKE([.AL$16]&amp;&quot;-&quot;&amp;ROW();&quot;double&quot;;[.Z52])" office:value-type="string" office:string-value="calibration time-52 &#10;[881]" calcext:value-type="string">
            <text:p>calibration time-52 <text:line-break/>[88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53:.AL53])" office:value-type="string" office:string-value="calibItem-53 &#10;[906]" calcext:value-type="string">
            <text:p>calibItem-53 <text:line-break/>[906]</text:p>
          </table:table-cell>
          <table:table-cell table:style-name="ce22" table:formula="of:=INFO.OBBA.OBBA.OBGET(INFO.OBBA.OBBA.OBCALL(&quot;&quot;;INFO.OBBA.OBBA.OBCALL(&quot;&quot;;[.$B$8];&quot;getCalibrationProductForSpec&quot;;[.B53]);&quot;getValue&quot;;INFO.OBBA.OBBA.OBCALL(&quot;&quot;;[.$B$8];&quot;getModel&quot;)))" office:value-type="percentage" office:value="6.93889390390722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53]" office:value-type="float" office:value="4" calcext:value-type="float">
            <text:p>4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224" calcext:value-type="percentage">
            <text:p>0,224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53]" office:value-type="string" office:string-value="forward-EUR-6M" calcext:value-type="string">
            <text:p>forward-EUR-6M</text:p>
          </table:table-cell>
          <table:table-cell table:style-name="ce34" table:formula="of:=[.F53]-0.5" office:value-type="float" office:value="3.5" calcext:value-type="float">
            <text:p>3,5</text:p>
          </table:table-cell>
          <table:table-cell/>
          <table:table-cell table:style-name="ce60" table:formula="of:=INFO.OBBA.OBBA.OBMAKE([.AB$16]&amp;&quot;-&quot;&amp;ROW();&quot;String&quot;;[.D53])" office:value-type="string" office:string-value="type-53 &#10;[883]" calcext:value-type="string">
            <text:p>type-53 <text:line-break/>[88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53]);INFO.OBBA.OBBA.OBMAKE(&quot;&quot;;&quot;double&quot;;[.F53]);INFO.OBBA.OBBA.OBMAKE(&quot;&quot;;&quot;String&quot;;[.G53]);[.$E$10];INFO.OBBA.OBBA.OBMAKE(&quot;&quot;;&quot;String&quot;;[.H53]);[.$E$11];INFO.OBBA.OBBA.OBMAKE(&quot;&quot;;&quot;int&quot;;[.I53]);INFO.OBBA.OBBA.OBMAKE(&quot;&quot;;&quot;int&quot;;[.J53]))" office:value-type="string" office:string-value="tenor rec-53 &#10;[890]" calcext:value-type="string">
            <text:p>tenor rec-53 <text:line-break/>[890]</text:p>
          </table:table-cell>
          <table:table-cell table:style-name="ce60" table:formula="of:=INFO.OBBA.OBBA.OBMAKE([.AD$16]&amp;&quot;-&quot;&amp;ROW();&quot;String&quot;;[.K53])" office:value-type="string" office:string-value="forward rec-53 &#10;[891]" calcext:value-type="string">
            <text:p>forward rec-53 <text:line-break/>[891]</text:p>
          </table:table-cell>
          <table:table-cell table:style-name="ce60" table:formula="of:=INFO.OBBA.OBBA.OBMAKE([.AE$16]&amp;&quot;-&quot;&amp;ROW();&quot;double&quot;;[.L53])" office:value-type="string" office:string-value="spread rec-53 &#10;[892]" calcext:value-type="string">
            <text:p>spread rec-53 <text:line-break/>[892]</text:p>
          </table:table-cell>
          <table:table-cell table:style-name="ce60" table:formula="of:=INFO.OBBA.OBBA.OBMAKE([.AF$16]&amp;&quot;-&quot;&amp;ROW();&quot;String&quot;;[.M53])" office:value-type="string" office:string-value="discount rec-53 &#10;[893]" calcext:value-type="string">
            <text:p>discount rec-53 <text:line-break/>[89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53]);INFO.OBBA.OBBA.OBMAKE(&quot;&quot;;&quot;double&quot;;[.P53]);INFO.OBBA.OBBA.OBMAKE(&quot;&quot;;&quot;String&quot;;[.Q53]);[.$E$10];INFO.OBBA.OBBA.OBMAKE(&quot;&quot;;&quot;String&quot;;[.H53]);[.$E$11];INFO.OBBA.OBBA.OBMAKE(&quot;&quot;;&quot;int&quot;;[.S53]);INFO.OBBA.OBBA.OBMAKE(&quot;&quot;;&quot;int&quot;;[.T53]))" office:value-type="string" office:string-value="tenor pay-53 &#10;[900]" calcext:value-type="string">
            <text:p>tenor pay-53 <text:line-break/>[900]</text:p>
          </table:table-cell>
          <table:table-cell table:style-name="ce60" table:formula="of:=INFO.OBBA.OBBA.OBMAKE([.AH$16]&amp;&quot;-&quot;&amp;ROW();&quot;String&quot;;[.U53])" office:value-type="string" office:string-value="forward pay-53 &#10;[901]" calcext:value-type="string">
            <text:p>forward pay-53 <text:line-break/>[901]</text:p>
          </table:table-cell>
          <table:table-cell table:style-name="ce60" table:formula="of:=INFO.OBBA.OBBA.OBMAKE([.AI$16]&amp;&quot;-&quot;&amp;ROW();&quot;double&quot;;[.V53])" office:value-type="string" office:string-value="spread pay-53 &#10;[902]" calcext:value-type="string">
            <text:p>spread pay-53 <text:line-break/>[902]</text:p>
          </table:table-cell>
          <table:table-cell table:style-name="ce60" table:formula="of:=INFO.OBBA.OBBA.OBMAKE([.AJ$16]&amp;&quot;-&quot;&amp;ROW();&quot;String&quot;;[.W53])" office:value-type="string" office:string-value="disocunt pay-53 &#10;[903]" calcext:value-type="string">
            <text:p>disocunt pay-53 <text:line-break/>[903]</text:p>
          </table:table-cell>
          <table:table-cell table:style-name="ce60" table:formula="of:=INFO.OBBA.OBBA.OBMAKE([.AK$16]&amp;&quot;-&quot;&amp;ROW();&quot;String&quot;;[.Y53])" office:value-type="string" office:string-value="calibration curve-53 &#10;[904]" calcext:value-type="string">
            <text:p>calibration curve-53 <text:line-break/>[904]</text:p>
          </table:table-cell>
          <table:table-cell table:style-name="ce60" table:formula="of:=INFO.OBBA.OBBA.OBMAKE([.AL$16]&amp;&quot;-&quot;&amp;ROW();&quot;double&quot;;[.Z53])" office:value-type="string" office:string-value="calibration time-53 &#10;[905]" calcext:value-type="string">
            <text:p>calibration time-53 <text:line-break/>[90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54:.AL54])" office:value-type="string" office:string-value="calibItem-54 &#10;[930]" calcext:value-type="string">
            <text:p>calibItem-54 <text:line-break/>[930]</text:p>
          </table:table-cell>
          <table:table-cell table:style-name="ce22" table:formula="of:=INFO.OBBA.OBBA.OBGET(INFO.OBBA.OBBA.OBCALL(&quot;&quot;;INFO.OBBA.OBBA.OBCALL(&quot;&quot;;[.$B$8];&quot;getCalibrationProductForSpec&quot;;[.B54]);&quot;getValue&quot;;INFO.OBBA.OBBA.OBCALL(&quot;&quot;;[.$B$8];&quot;getModel&quot;)))" office:value-type="percentage" office:value="3.46944695195361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54]" office:value-type="float" office:value="5" calcext:value-type="float">
            <text:p>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21" calcext:value-type="percentage">
            <text:p>0,210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54]" office:value-type="string" office:string-value="forward-EUR-6M" calcext:value-type="string">
            <text:p>forward-EUR-6M</text:p>
          </table:table-cell>
          <table:table-cell table:style-name="ce34" table:formula="of:=[.F54]-0.5" office:value-type="float" office:value="4.5" calcext:value-type="float">
            <text:p>4,5</text:p>
          </table:table-cell>
          <table:table-cell/>
          <table:table-cell table:style-name="ce60" table:formula="of:=INFO.OBBA.OBBA.OBMAKE([.AB$16]&amp;&quot;-&quot;&amp;ROW();&quot;String&quot;;[.D54])" office:value-type="string" office:string-value="type-54 &#10;[907]" calcext:value-type="string">
            <text:p>type-54 <text:line-break/>[90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54]);INFO.OBBA.OBBA.OBMAKE(&quot;&quot;;&quot;double&quot;;[.F54]);INFO.OBBA.OBBA.OBMAKE(&quot;&quot;;&quot;String&quot;;[.G54]);[.$E$10];INFO.OBBA.OBBA.OBMAKE(&quot;&quot;;&quot;String&quot;;[.H54]);[.$E$11];INFO.OBBA.OBBA.OBMAKE(&quot;&quot;;&quot;int&quot;;[.I54]);INFO.OBBA.OBBA.OBMAKE(&quot;&quot;;&quot;int&quot;;[.J54]))" office:value-type="string" office:string-value="tenor rec-54 &#10;[914]" calcext:value-type="string">
            <text:p>tenor rec-54 <text:line-break/>[914]</text:p>
          </table:table-cell>
          <table:table-cell table:style-name="ce60" table:formula="of:=INFO.OBBA.OBBA.OBMAKE([.AD$16]&amp;&quot;-&quot;&amp;ROW();&quot;String&quot;;[.K54])" office:value-type="string" office:string-value="forward rec-54 &#10;[915]" calcext:value-type="string">
            <text:p>forward rec-54 <text:line-break/>[915]</text:p>
          </table:table-cell>
          <table:table-cell table:style-name="ce60" table:formula="of:=INFO.OBBA.OBBA.OBMAKE([.AE$16]&amp;&quot;-&quot;&amp;ROW();&quot;double&quot;;[.L54])" office:value-type="string" office:string-value="spread rec-54 &#10;[916]" calcext:value-type="string">
            <text:p>spread rec-54 <text:line-break/>[916]</text:p>
          </table:table-cell>
          <table:table-cell table:style-name="ce60" table:formula="of:=INFO.OBBA.OBBA.OBMAKE([.AF$16]&amp;&quot;-&quot;&amp;ROW();&quot;String&quot;;[.M54])" office:value-type="string" office:string-value="discount rec-54 &#10;[917]" calcext:value-type="string">
            <text:p>discount rec-54 <text:line-break/>[91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54]);INFO.OBBA.OBBA.OBMAKE(&quot;&quot;;&quot;double&quot;;[.P54]);INFO.OBBA.OBBA.OBMAKE(&quot;&quot;;&quot;String&quot;;[.Q54]);[.$E$10];INFO.OBBA.OBBA.OBMAKE(&quot;&quot;;&quot;String&quot;;[.H54]);[.$E$11];INFO.OBBA.OBBA.OBMAKE(&quot;&quot;;&quot;int&quot;;[.S54]);INFO.OBBA.OBBA.OBMAKE(&quot;&quot;;&quot;int&quot;;[.T54]))" office:value-type="string" office:string-value="tenor pay-54 &#10;[924]" calcext:value-type="string">
            <text:p>tenor pay-54 <text:line-break/>[924]</text:p>
          </table:table-cell>
          <table:table-cell table:style-name="ce60" table:formula="of:=INFO.OBBA.OBBA.OBMAKE([.AH$16]&amp;&quot;-&quot;&amp;ROW();&quot;String&quot;;[.U54])" office:value-type="string" office:string-value="forward pay-54 &#10;[925]" calcext:value-type="string">
            <text:p>forward pay-54 <text:line-break/>[925]</text:p>
          </table:table-cell>
          <table:table-cell table:style-name="ce60" table:formula="of:=INFO.OBBA.OBBA.OBMAKE([.AI$16]&amp;&quot;-&quot;&amp;ROW();&quot;double&quot;;[.V54])" office:value-type="string" office:string-value="spread pay-54 &#10;[926]" calcext:value-type="string">
            <text:p>spread pay-54 <text:line-break/>[926]</text:p>
          </table:table-cell>
          <table:table-cell table:style-name="ce60" table:formula="of:=INFO.OBBA.OBBA.OBMAKE([.AJ$16]&amp;&quot;-&quot;&amp;ROW();&quot;String&quot;;[.W54])" office:value-type="string" office:string-value="disocunt pay-54 &#10;[927]" calcext:value-type="string">
            <text:p>disocunt pay-54 <text:line-break/>[927]</text:p>
          </table:table-cell>
          <table:table-cell table:style-name="ce60" table:formula="of:=INFO.OBBA.OBBA.OBMAKE([.AK$16]&amp;&quot;-&quot;&amp;ROW();&quot;String&quot;;[.Y54])" office:value-type="string" office:string-value="calibration curve-54 &#10;[928]" calcext:value-type="string">
            <text:p>calibration curve-54 <text:line-break/>[928]</text:p>
          </table:table-cell>
          <table:table-cell table:style-name="ce60" table:formula="of:=INFO.OBBA.OBBA.OBMAKE([.AL$16]&amp;&quot;-&quot;&amp;ROW();&quot;double&quot;;[.Z54])" office:value-type="string" office:string-value="calibration time-54 &#10;[929]" calcext:value-type="string">
            <text:p>calibration time-54 <text:line-break/>[92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55:.AL55])" office:value-type="string" office:string-value="calibItem-55 &#10;[954]" calcext:value-type="string">
            <text:p>calibItem-55 <text:line-break/>[954]</text:p>
          </table:table-cell>
          <table:table-cell table:style-name="ce22" table:formula="of:=INFO.OBBA.OBBA.OBGET(INFO.OBBA.OBBA.OBCALL(&quot;&quot;;INFO.OBBA.OBBA.OBCALL(&quot;&quot;;[.$B$8];&quot;getCalibrationProductForSpec&quot;;[.B55]);&quot;getValue&quot;;INFO.OBBA.OBBA.OBCALL(&quot;&quot;;[.$B$8];&quot;getModel&quot;)))" office:value-type="percentage" office:value="0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55]" office:value-type="float" office:value="6" calcext:value-type="float">
            <text:p>6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199" calcext:value-type="percentage">
            <text:p>0,199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55]" office:value-type="string" office:string-value="forward-EUR-6M" calcext:value-type="string">
            <text:p>forward-EUR-6M</text:p>
          </table:table-cell>
          <table:table-cell table:style-name="ce34" table:formula="of:=[.F55]-0.5" office:value-type="float" office:value="5.5" calcext:value-type="float">
            <text:p>5,5</text:p>
          </table:table-cell>
          <table:table-cell/>
          <table:table-cell table:style-name="ce60" table:formula="of:=INFO.OBBA.OBBA.OBMAKE([.AB$16]&amp;&quot;-&quot;&amp;ROW();&quot;String&quot;;[.D55])" office:value-type="string" office:string-value="type-55 &#10;[931]" calcext:value-type="string">
            <text:p>type-55 <text:line-break/>[93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55]);INFO.OBBA.OBBA.OBMAKE(&quot;&quot;;&quot;double&quot;;[.F55]);INFO.OBBA.OBBA.OBMAKE(&quot;&quot;;&quot;String&quot;;[.G55]);[.$E$10];INFO.OBBA.OBBA.OBMAKE(&quot;&quot;;&quot;String&quot;;[.H55]);[.$E$11];INFO.OBBA.OBBA.OBMAKE(&quot;&quot;;&quot;int&quot;;[.I55]);INFO.OBBA.OBBA.OBMAKE(&quot;&quot;;&quot;int&quot;;[.J55]))" office:value-type="string" office:string-value="tenor rec-55 &#10;[938]" calcext:value-type="string">
            <text:p>tenor rec-55 <text:line-break/>[938]</text:p>
          </table:table-cell>
          <table:table-cell table:style-name="ce60" table:formula="of:=INFO.OBBA.OBBA.OBMAKE([.AD$16]&amp;&quot;-&quot;&amp;ROW();&quot;String&quot;;[.K55])" office:value-type="string" office:string-value="forward rec-55 &#10;[939]" calcext:value-type="string">
            <text:p>forward rec-55 <text:line-break/>[939]</text:p>
          </table:table-cell>
          <table:table-cell table:style-name="ce60" table:formula="of:=INFO.OBBA.OBBA.OBMAKE([.AE$16]&amp;&quot;-&quot;&amp;ROW();&quot;double&quot;;[.L55])" office:value-type="string" office:string-value="spread rec-55 &#10;[940]" calcext:value-type="string">
            <text:p>spread rec-55 <text:line-break/>[940]</text:p>
          </table:table-cell>
          <table:table-cell table:style-name="ce60" table:formula="of:=INFO.OBBA.OBBA.OBMAKE([.AF$16]&amp;&quot;-&quot;&amp;ROW();&quot;String&quot;;[.M55])" office:value-type="string" office:string-value="discount rec-55 &#10;[941]" calcext:value-type="string">
            <text:p>discount rec-55 <text:line-break/>[94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55]);INFO.OBBA.OBBA.OBMAKE(&quot;&quot;;&quot;double&quot;;[.P55]);INFO.OBBA.OBBA.OBMAKE(&quot;&quot;;&quot;String&quot;;[.Q55]);[.$E$10];INFO.OBBA.OBBA.OBMAKE(&quot;&quot;;&quot;String&quot;;[.H55]);[.$E$11];INFO.OBBA.OBBA.OBMAKE(&quot;&quot;;&quot;int&quot;;[.S55]);INFO.OBBA.OBBA.OBMAKE(&quot;&quot;;&quot;int&quot;;[.T55]))" office:value-type="string" office:string-value="tenor pay-55 &#10;[948]" calcext:value-type="string">
            <text:p>tenor pay-55 <text:line-break/>[948]</text:p>
          </table:table-cell>
          <table:table-cell table:style-name="ce60" table:formula="of:=INFO.OBBA.OBBA.OBMAKE([.AH$16]&amp;&quot;-&quot;&amp;ROW();&quot;String&quot;;[.U55])" office:value-type="string" office:string-value="forward pay-55 &#10;[949]" calcext:value-type="string">
            <text:p>forward pay-55 <text:line-break/>[949]</text:p>
          </table:table-cell>
          <table:table-cell table:style-name="ce60" table:formula="of:=INFO.OBBA.OBBA.OBMAKE([.AI$16]&amp;&quot;-&quot;&amp;ROW();&quot;double&quot;;[.V55])" office:value-type="string" office:string-value="spread pay-55 &#10;[950]" calcext:value-type="string">
            <text:p>spread pay-55 <text:line-break/>[950]</text:p>
          </table:table-cell>
          <table:table-cell table:style-name="ce60" table:formula="of:=INFO.OBBA.OBBA.OBMAKE([.AJ$16]&amp;&quot;-&quot;&amp;ROW();&quot;String&quot;;[.W55])" office:value-type="string" office:string-value="disocunt pay-55 &#10;[951]" calcext:value-type="string">
            <text:p>disocunt pay-55 <text:line-break/>[951]</text:p>
          </table:table-cell>
          <table:table-cell table:style-name="ce60" table:formula="of:=INFO.OBBA.OBBA.OBMAKE([.AK$16]&amp;&quot;-&quot;&amp;ROW();&quot;String&quot;;[.Y55])" office:value-type="string" office:string-value="calibration curve-55 &#10;[952]" calcext:value-type="string">
            <text:p>calibration curve-55 <text:line-break/>[952]</text:p>
          </table:table-cell>
          <table:table-cell table:style-name="ce60" table:formula="of:=INFO.OBBA.OBBA.OBMAKE([.AL$16]&amp;&quot;-&quot;&amp;ROW();&quot;double&quot;;[.Z55])" office:value-type="string" office:string-value="calibration time-55 &#10;[953]" calcext:value-type="string">
            <text:p>calibration time-55 <text:line-break/>[95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56:.AL56])" office:value-type="string" office:string-value="calibItem-56 &#10;[978]" calcext:value-type="string">
            <text:p>calibItem-56 <text:line-break/>[978]</text:p>
          </table:table-cell>
          <table:table-cell table:style-name="ce22" table:formula="of:=INFO.OBBA.OBBA.OBGET(INFO.OBBA.OBBA.OBCALL(&quot;&quot;;INFO.OBBA.OBBA.OBCALL(&quot;&quot;;[.$B$8];&quot;getCalibrationProductForSpec&quot;;[.B56]);&quot;getValue&quot;;INFO.OBBA.OBBA.OBCALL(&quot;&quot;;[.$B$8];&quot;getModel&quot;)))" office:value-type="percentage" office:value="-1.38777878078144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56]" office:value-type="float" office:value="7" calcext:value-type="float">
            <text:p>7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184" calcext:value-type="percentage">
            <text:p>0,184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56]" office:value-type="string" office:string-value="forward-EUR-6M" calcext:value-type="string">
            <text:p>forward-EUR-6M</text:p>
          </table:table-cell>
          <table:table-cell table:style-name="ce34" table:formula="of:=[.F56]-0.5" office:value-type="float" office:value="6.5" calcext:value-type="float">
            <text:p>6,5</text:p>
          </table:table-cell>
          <table:table-cell/>
          <table:table-cell table:style-name="ce60" table:formula="of:=INFO.OBBA.OBBA.OBMAKE([.AB$16]&amp;&quot;-&quot;&amp;ROW();&quot;String&quot;;[.D56])" office:value-type="string" office:string-value="type-56 &#10;[955]" calcext:value-type="string">
            <text:p>type-56 <text:line-break/>[95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56]);INFO.OBBA.OBBA.OBMAKE(&quot;&quot;;&quot;double&quot;;[.F56]);INFO.OBBA.OBBA.OBMAKE(&quot;&quot;;&quot;String&quot;;[.G56]);[.$E$10];INFO.OBBA.OBBA.OBMAKE(&quot;&quot;;&quot;String&quot;;[.H56]);[.$E$11];INFO.OBBA.OBBA.OBMAKE(&quot;&quot;;&quot;int&quot;;[.I56]);INFO.OBBA.OBBA.OBMAKE(&quot;&quot;;&quot;int&quot;;[.J56]))" office:value-type="string" office:string-value="tenor rec-56 &#10;[962]" calcext:value-type="string">
            <text:p>tenor rec-56 <text:line-break/>[962]</text:p>
          </table:table-cell>
          <table:table-cell table:style-name="ce60" table:formula="of:=INFO.OBBA.OBBA.OBMAKE([.AD$16]&amp;&quot;-&quot;&amp;ROW();&quot;String&quot;;[.K56])" office:value-type="string" office:string-value="forward rec-56 &#10;[963]" calcext:value-type="string">
            <text:p>forward rec-56 <text:line-break/>[963]</text:p>
          </table:table-cell>
          <table:table-cell table:style-name="ce60" table:formula="of:=INFO.OBBA.OBBA.OBMAKE([.AE$16]&amp;&quot;-&quot;&amp;ROW();&quot;double&quot;;[.L56])" office:value-type="string" office:string-value="spread rec-56 &#10;[964]" calcext:value-type="string">
            <text:p>spread rec-56 <text:line-break/>[964]</text:p>
          </table:table-cell>
          <table:table-cell table:style-name="ce60" table:formula="of:=INFO.OBBA.OBBA.OBMAKE([.AF$16]&amp;&quot;-&quot;&amp;ROW();&quot;String&quot;;[.M56])" office:value-type="string" office:string-value="discount rec-56 &#10;[965]" calcext:value-type="string">
            <text:p>discount rec-56 <text:line-break/>[96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56]);INFO.OBBA.OBBA.OBMAKE(&quot;&quot;;&quot;double&quot;;[.P56]);INFO.OBBA.OBBA.OBMAKE(&quot;&quot;;&quot;String&quot;;[.Q56]);[.$E$10];INFO.OBBA.OBBA.OBMAKE(&quot;&quot;;&quot;String&quot;;[.H56]);[.$E$11];INFO.OBBA.OBBA.OBMAKE(&quot;&quot;;&quot;int&quot;;[.S56]);INFO.OBBA.OBBA.OBMAKE(&quot;&quot;;&quot;int&quot;;[.T56]))" office:value-type="string" office:string-value="tenor pay-56 &#10;[972]" calcext:value-type="string">
            <text:p>tenor pay-56 <text:line-break/>[972]</text:p>
          </table:table-cell>
          <table:table-cell table:style-name="ce60" table:formula="of:=INFO.OBBA.OBBA.OBMAKE([.AH$16]&amp;&quot;-&quot;&amp;ROW();&quot;String&quot;;[.U56])" office:value-type="string" office:string-value="forward pay-56 &#10;[973]" calcext:value-type="string">
            <text:p>forward pay-56 <text:line-break/>[973]</text:p>
          </table:table-cell>
          <table:table-cell table:style-name="ce60" table:formula="of:=INFO.OBBA.OBBA.OBMAKE([.AI$16]&amp;&quot;-&quot;&amp;ROW();&quot;double&quot;;[.V56])" office:value-type="string" office:string-value="spread pay-56 &#10;[974]" calcext:value-type="string">
            <text:p>spread pay-56 <text:line-break/>[974]</text:p>
          </table:table-cell>
          <table:table-cell table:style-name="ce60" table:formula="of:=INFO.OBBA.OBBA.OBMAKE([.AJ$16]&amp;&quot;-&quot;&amp;ROW();&quot;String&quot;;[.W56])" office:value-type="string" office:string-value="disocunt pay-56 &#10;[975]" calcext:value-type="string">
            <text:p>disocunt pay-56 <text:line-break/>[975]</text:p>
          </table:table-cell>
          <table:table-cell table:style-name="ce60" table:formula="of:=INFO.OBBA.OBBA.OBMAKE([.AK$16]&amp;&quot;-&quot;&amp;ROW();&quot;String&quot;;[.Y56])" office:value-type="string" office:string-value="calibration curve-56 &#10;[976]" calcext:value-type="string">
            <text:p>calibration curve-56 <text:line-break/>[976]</text:p>
          </table:table-cell>
          <table:table-cell table:style-name="ce60" table:formula="of:=INFO.OBBA.OBBA.OBMAKE([.AL$16]&amp;&quot;-&quot;&amp;ROW();&quot;double&quot;;[.Z56])" office:value-type="string" office:string-value="calibration time-56 &#10;[977]" calcext:value-type="string">
            <text:p>calibration time-56 <text:line-break/>[97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57:.AL57])" office:value-type="string" office:string-value="calibItem-57 &#10;[1002]" calcext:value-type="string">
            <text:p>calibItem-57 <text:line-break/>[1002]</text:p>
          </table:table-cell>
          <table:table-cell table:style-name="ce22" table:formula="of:=INFO.OBBA.OBBA.OBGET(INFO.OBBA.OBBA.OBCALL(&quot;&quot;;INFO.OBBA.OBBA.OBCALL(&quot;&quot;;[.$B$8];&quot;getCalibrationProductForSpec&quot;;[.B57]);&quot;getValue&quot;;INFO.OBBA.OBBA.OBCALL(&quot;&quot;;[.$B$8];&quot;getModel&quot;)))" office:value-type="percentage" office:value="-6.93889390390722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57]" office:value-type="float" office:value="8" calcext:value-type="float">
            <text:p>8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172" calcext:value-type="percentage">
            <text:p>0,172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57]" office:value-type="string" office:string-value="forward-EUR-6M" calcext:value-type="string">
            <text:p>forward-EUR-6M</text:p>
          </table:table-cell>
          <table:table-cell table:style-name="ce34" table:formula="of:=[.F57]-0.5" office:value-type="float" office:value="7.5" calcext:value-type="float">
            <text:p>7,5</text:p>
          </table:table-cell>
          <table:table-cell/>
          <table:table-cell table:style-name="ce60" table:formula="of:=INFO.OBBA.OBBA.OBMAKE([.AB$16]&amp;&quot;-&quot;&amp;ROW();&quot;String&quot;;[.D57])" office:value-type="string" office:string-value="type-57 &#10;[979]" calcext:value-type="string">
            <text:p>type-57 <text:line-break/>[97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57]);INFO.OBBA.OBBA.OBMAKE(&quot;&quot;;&quot;double&quot;;[.F57]);INFO.OBBA.OBBA.OBMAKE(&quot;&quot;;&quot;String&quot;;[.G57]);[.$E$10];INFO.OBBA.OBBA.OBMAKE(&quot;&quot;;&quot;String&quot;;[.H57]);[.$E$11];INFO.OBBA.OBBA.OBMAKE(&quot;&quot;;&quot;int&quot;;[.I57]);INFO.OBBA.OBBA.OBMAKE(&quot;&quot;;&quot;int&quot;;[.J57]))" office:value-type="string" office:string-value="tenor rec-57 &#10;[986]" calcext:value-type="string">
            <text:p>tenor rec-57 <text:line-break/>[986]</text:p>
          </table:table-cell>
          <table:table-cell table:style-name="ce60" table:formula="of:=INFO.OBBA.OBBA.OBMAKE([.AD$16]&amp;&quot;-&quot;&amp;ROW();&quot;String&quot;;[.K57])" office:value-type="string" office:string-value="forward rec-57 &#10;[987]" calcext:value-type="string">
            <text:p>forward rec-57 <text:line-break/>[987]</text:p>
          </table:table-cell>
          <table:table-cell table:style-name="ce60" table:formula="of:=INFO.OBBA.OBBA.OBMAKE([.AE$16]&amp;&quot;-&quot;&amp;ROW();&quot;double&quot;;[.L57])" office:value-type="string" office:string-value="spread rec-57 &#10;[988]" calcext:value-type="string">
            <text:p>spread rec-57 <text:line-break/>[988]</text:p>
          </table:table-cell>
          <table:table-cell table:style-name="ce60" table:formula="of:=INFO.OBBA.OBBA.OBMAKE([.AF$16]&amp;&quot;-&quot;&amp;ROW();&quot;String&quot;;[.M57])" office:value-type="string" office:string-value="discount rec-57 &#10;[989]" calcext:value-type="string">
            <text:p>discount rec-57 <text:line-break/>[98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57]);INFO.OBBA.OBBA.OBMAKE(&quot;&quot;;&quot;double&quot;;[.P57]);INFO.OBBA.OBBA.OBMAKE(&quot;&quot;;&quot;String&quot;;[.Q57]);[.$E$10];INFO.OBBA.OBBA.OBMAKE(&quot;&quot;;&quot;String&quot;;[.H57]);[.$E$11];INFO.OBBA.OBBA.OBMAKE(&quot;&quot;;&quot;int&quot;;[.S57]);INFO.OBBA.OBBA.OBMAKE(&quot;&quot;;&quot;int&quot;;[.T57]))" office:value-type="string" office:string-value="tenor pay-57 &#10;[996]" calcext:value-type="string">
            <text:p>tenor pay-57 <text:line-break/>[996]</text:p>
          </table:table-cell>
          <table:table-cell table:style-name="ce60" table:formula="of:=INFO.OBBA.OBBA.OBMAKE([.AH$16]&amp;&quot;-&quot;&amp;ROW();&quot;String&quot;;[.U57])" office:value-type="string" office:string-value="forward pay-57 &#10;[997]" calcext:value-type="string">
            <text:p>forward pay-57 <text:line-break/>[997]</text:p>
          </table:table-cell>
          <table:table-cell table:style-name="ce60" table:formula="of:=INFO.OBBA.OBBA.OBMAKE([.AI$16]&amp;&quot;-&quot;&amp;ROW();&quot;double&quot;;[.V57])" office:value-type="string" office:string-value="spread pay-57 &#10;[998]" calcext:value-type="string">
            <text:p>spread pay-57 <text:line-break/>[998]</text:p>
          </table:table-cell>
          <table:table-cell table:style-name="ce60" table:formula="of:=INFO.OBBA.OBBA.OBMAKE([.AJ$16]&amp;&quot;-&quot;&amp;ROW();&quot;String&quot;;[.W57])" office:value-type="string" office:string-value="disocunt pay-57 &#10;[999]" calcext:value-type="string">
            <text:p>disocunt pay-57 <text:line-break/>[999]</text:p>
          </table:table-cell>
          <table:table-cell table:style-name="ce60" table:formula="of:=INFO.OBBA.OBBA.OBMAKE([.AK$16]&amp;&quot;-&quot;&amp;ROW();&quot;String&quot;;[.Y57])" office:value-type="string" office:string-value="calibration curve-57 &#10;[1000]" calcext:value-type="string">
            <text:p>calibration curve-57 <text:line-break/>[1000]</text:p>
          </table:table-cell>
          <table:table-cell table:style-name="ce60" table:formula="of:=INFO.OBBA.OBBA.OBMAKE([.AL$16]&amp;&quot;-&quot;&amp;ROW();&quot;double&quot;;[.Z57])" office:value-type="string" office:string-value="calibration time-57 &#10;[1001]" calcext:value-type="string">
            <text:p>calibration time-57 <text:line-break/>[100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58:.AL58])" office:value-type="string" office:string-value="calibItem-58 &#10;[1026]" calcext:value-type="string">
            <text:p>calibItem-58 <text:line-break/>[1026]</text:p>
          </table:table-cell>
          <table:table-cell table:style-name="ce22" table:formula="of:=INFO.OBBA.OBBA.OBGET(INFO.OBBA.OBBA.OBCALL(&quot;&quot;;INFO.OBBA.OBBA.OBCALL(&quot;&quot;;[.$B$8];&quot;getCalibrationProductForSpec&quot;;[.B58]);&quot;getValue&quot;;INFO.OBBA.OBBA.OBCALL(&quot;&quot;;[.$B$8];&quot;getModel&quot;)))" office:value-type="percentage" office:value="-6.93889390390722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58]" office:value-type="float" office:value="9" calcext:value-type="float">
            <text:p>9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163" calcext:value-type="percentage">
            <text:p>0,163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58]" office:value-type="string" office:string-value="forward-EUR-6M" calcext:value-type="string">
            <text:p>forward-EUR-6M</text:p>
          </table:table-cell>
          <table:table-cell table:style-name="ce34" table:formula="of:=[.F58]-0.5" office:value-type="float" office:value="8.5" calcext:value-type="float">
            <text:p>8,5</text:p>
          </table:table-cell>
          <table:table-cell/>
          <table:table-cell table:style-name="ce60" table:formula="of:=INFO.OBBA.OBBA.OBMAKE([.AB$16]&amp;&quot;-&quot;&amp;ROW();&quot;String&quot;;[.D58])" office:value-type="string" office:string-value="type-58 &#10;[1003]" calcext:value-type="string">
            <text:p>type-58 <text:line-break/>[100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58]);INFO.OBBA.OBBA.OBMAKE(&quot;&quot;;&quot;double&quot;;[.F58]);INFO.OBBA.OBBA.OBMAKE(&quot;&quot;;&quot;String&quot;;[.G58]);[.$E$10];INFO.OBBA.OBBA.OBMAKE(&quot;&quot;;&quot;String&quot;;[.H58]);[.$E$11];INFO.OBBA.OBBA.OBMAKE(&quot;&quot;;&quot;int&quot;;[.I58]);INFO.OBBA.OBBA.OBMAKE(&quot;&quot;;&quot;int&quot;;[.J58]))" office:value-type="string" office:string-value="tenor rec-58 &#10;[1010]" calcext:value-type="string">
            <text:p>tenor rec-58 <text:line-break/>[1010]</text:p>
          </table:table-cell>
          <table:table-cell table:style-name="ce60" table:formula="of:=INFO.OBBA.OBBA.OBMAKE([.AD$16]&amp;&quot;-&quot;&amp;ROW();&quot;String&quot;;[.K58])" office:value-type="string" office:string-value="forward rec-58 &#10;[1011]" calcext:value-type="string">
            <text:p>forward rec-58 <text:line-break/>[1011]</text:p>
          </table:table-cell>
          <table:table-cell table:style-name="ce60" table:formula="of:=INFO.OBBA.OBBA.OBMAKE([.AE$16]&amp;&quot;-&quot;&amp;ROW();&quot;double&quot;;[.L58])" office:value-type="string" office:string-value="spread rec-58 &#10;[1012]" calcext:value-type="string">
            <text:p>spread rec-58 <text:line-break/>[1012]</text:p>
          </table:table-cell>
          <table:table-cell table:style-name="ce60" table:formula="of:=INFO.OBBA.OBBA.OBMAKE([.AF$16]&amp;&quot;-&quot;&amp;ROW();&quot;String&quot;;[.M58])" office:value-type="string" office:string-value="discount rec-58 &#10;[1013]" calcext:value-type="string">
            <text:p>discount rec-58 <text:line-break/>[101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58]);INFO.OBBA.OBBA.OBMAKE(&quot;&quot;;&quot;double&quot;;[.P58]);INFO.OBBA.OBBA.OBMAKE(&quot;&quot;;&quot;String&quot;;[.Q58]);[.$E$10];INFO.OBBA.OBBA.OBMAKE(&quot;&quot;;&quot;String&quot;;[.H58]);[.$E$11];INFO.OBBA.OBBA.OBMAKE(&quot;&quot;;&quot;int&quot;;[.S58]);INFO.OBBA.OBBA.OBMAKE(&quot;&quot;;&quot;int&quot;;[.T58]))" office:value-type="string" office:string-value="tenor pay-58 &#10;[1020]" calcext:value-type="string">
            <text:p>tenor pay-58 <text:line-break/>[1020]</text:p>
          </table:table-cell>
          <table:table-cell table:style-name="ce60" table:formula="of:=INFO.OBBA.OBBA.OBMAKE([.AH$16]&amp;&quot;-&quot;&amp;ROW();&quot;String&quot;;[.U58])" office:value-type="string" office:string-value="forward pay-58 &#10;[1021]" calcext:value-type="string">
            <text:p>forward pay-58 <text:line-break/>[1021]</text:p>
          </table:table-cell>
          <table:table-cell table:style-name="ce60" table:formula="of:=INFO.OBBA.OBBA.OBMAKE([.AI$16]&amp;&quot;-&quot;&amp;ROW();&quot;double&quot;;[.V58])" office:value-type="string" office:string-value="spread pay-58 &#10;[1022]" calcext:value-type="string">
            <text:p>spread pay-58 <text:line-break/>[1022]</text:p>
          </table:table-cell>
          <table:table-cell table:style-name="ce60" table:formula="of:=INFO.OBBA.OBBA.OBMAKE([.AJ$16]&amp;&quot;-&quot;&amp;ROW();&quot;String&quot;;[.W58])" office:value-type="string" office:string-value="disocunt pay-58 &#10;[1023]" calcext:value-type="string">
            <text:p>disocunt pay-58 <text:line-break/>[1023]</text:p>
          </table:table-cell>
          <table:table-cell table:style-name="ce60" table:formula="of:=INFO.OBBA.OBBA.OBMAKE([.AK$16]&amp;&quot;-&quot;&amp;ROW();&quot;String&quot;;[.Y58])" office:value-type="string" office:string-value="calibration curve-58 &#10;[1024]" calcext:value-type="string">
            <text:p>calibration curve-58 <text:line-break/>[1024]</text:p>
          </table:table-cell>
          <table:table-cell table:style-name="ce60" table:formula="of:=INFO.OBBA.OBBA.OBMAKE([.AL$16]&amp;&quot;-&quot;&amp;ROW();&quot;double&quot;;[.Z58])" office:value-type="string" office:string-value="calibration time-58 &#10;[1025]" calcext:value-type="string">
            <text:p>calibration time-58 <text:line-break/>[102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59:.AL59])" office:value-type="string" office:string-value="calibItem-59 &#10;[1050]" calcext:value-type="string">
            <text:p>calibItem-59 <text:line-break/>[1050]</text:p>
          </table:table-cell>
          <table:table-cell table:style-name="ce22" table:formula="of:=INFO.OBBA.OBBA.OBGET(INFO.OBBA.OBBA.OBCALL(&quot;&quot;;INFO.OBBA.OBBA.OBCALL(&quot;&quot;;[.$B$8];&quot;getCalibrationProductForSpec&quot;;[.B59]);&quot;getValue&quot;;INFO.OBBA.OBBA.OBCALL(&quot;&quot;;[.$B$8];&quot;getModel&quot;)))" office:value-type="percentage" office:value="6.93889390390722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59]" office:value-type="float" office:value="10" calcext:value-type="float">
            <text:p>1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16" calcext:value-type="percentage">
            <text:p>0,160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59]" office:value-type="string" office:string-value="forward-EUR-6M" calcext:value-type="string">
            <text:p>forward-EUR-6M</text:p>
          </table:table-cell>
          <table:table-cell table:style-name="ce34" table:formula="of:=[.F59]-0.5" office:value-type="float" office:value="9.5" calcext:value-type="float">
            <text:p>9,5</text:p>
          </table:table-cell>
          <table:table-cell/>
          <table:table-cell table:style-name="ce60" table:formula="of:=INFO.OBBA.OBBA.OBMAKE([.AB$16]&amp;&quot;-&quot;&amp;ROW();&quot;String&quot;;[.D59])" office:value-type="string" office:string-value="type-59 &#10;[1027]" calcext:value-type="string">
            <text:p>type-59 <text:line-break/>[102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59]);INFO.OBBA.OBBA.OBMAKE(&quot;&quot;;&quot;double&quot;;[.F59]);INFO.OBBA.OBBA.OBMAKE(&quot;&quot;;&quot;String&quot;;[.G59]);[.$E$10];INFO.OBBA.OBBA.OBMAKE(&quot;&quot;;&quot;String&quot;;[.H59]);[.$E$11];INFO.OBBA.OBBA.OBMAKE(&quot;&quot;;&quot;int&quot;;[.I59]);INFO.OBBA.OBBA.OBMAKE(&quot;&quot;;&quot;int&quot;;[.J59]))" office:value-type="string" office:string-value="tenor rec-59 &#10;[1034]" calcext:value-type="string">
            <text:p>tenor rec-59 <text:line-break/>[1034]</text:p>
          </table:table-cell>
          <table:table-cell table:style-name="ce60" table:formula="of:=INFO.OBBA.OBBA.OBMAKE([.AD$16]&amp;&quot;-&quot;&amp;ROW();&quot;String&quot;;[.K59])" office:value-type="string" office:string-value="forward rec-59 &#10;[1035]" calcext:value-type="string">
            <text:p>forward rec-59 <text:line-break/>[1035]</text:p>
          </table:table-cell>
          <table:table-cell table:style-name="ce60" table:formula="of:=INFO.OBBA.OBBA.OBMAKE([.AE$16]&amp;&quot;-&quot;&amp;ROW();&quot;double&quot;;[.L59])" office:value-type="string" office:string-value="spread rec-59 &#10;[1036]" calcext:value-type="string">
            <text:p>spread rec-59 <text:line-break/>[1036]</text:p>
          </table:table-cell>
          <table:table-cell table:style-name="ce60" table:formula="of:=INFO.OBBA.OBBA.OBMAKE([.AF$16]&amp;&quot;-&quot;&amp;ROW();&quot;String&quot;;[.M59])" office:value-type="string" office:string-value="discount rec-59 &#10;[1037]" calcext:value-type="string">
            <text:p>discount rec-59 <text:line-break/>[103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59]);INFO.OBBA.OBBA.OBMAKE(&quot;&quot;;&quot;double&quot;;[.P59]);INFO.OBBA.OBBA.OBMAKE(&quot;&quot;;&quot;String&quot;;[.Q59]);[.$E$10];INFO.OBBA.OBBA.OBMAKE(&quot;&quot;;&quot;String&quot;;[.H59]);[.$E$11];INFO.OBBA.OBBA.OBMAKE(&quot;&quot;;&quot;int&quot;;[.S59]);INFO.OBBA.OBBA.OBMAKE(&quot;&quot;;&quot;int&quot;;[.T59]))" office:value-type="string" office:string-value="tenor pay-59 &#10;[1044]" calcext:value-type="string">
            <text:p>tenor pay-59 <text:line-break/>[1044]</text:p>
          </table:table-cell>
          <table:table-cell table:style-name="ce60" table:formula="of:=INFO.OBBA.OBBA.OBMAKE([.AH$16]&amp;&quot;-&quot;&amp;ROW();&quot;String&quot;;[.U59])" office:value-type="string" office:string-value="forward pay-59 &#10;[1045]" calcext:value-type="string">
            <text:p>forward pay-59 <text:line-break/>[1045]</text:p>
          </table:table-cell>
          <table:table-cell table:style-name="ce60" table:formula="of:=INFO.OBBA.OBBA.OBMAKE([.AI$16]&amp;&quot;-&quot;&amp;ROW();&quot;double&quot;;[.V59])" office:value-type="string" office:string-value="spread pay-59 &#10;[1046]" calcext:value-type="string">
            <text:p>spread pay-59 <text:line-break/>[1046]</text:p>
          </table:table-cell>
          <table:table-cell table:style-name="ce60" table:formula="of:=INFO.OBBA.OBBA.OBMAKE([.AJ$16]&amp;&quot;-&quot;&amp;ROW();&quot;String&quot;;[.W59])" office:value-type="string" office:string-value="disocunt pay-59 &#10;[1047]" calcext:value-type="string">
            <text:p>disocunt pay-59 <text:line-break/>[1047]</text:p>
          </table:table-cell>
          <table:table-cell table:style-name="ce60" table:formula="of:=INFO.OBBA.OBBA.OBMAKE([.AK$16]&amp;&quot;-&quot;&amp;ROW();&quot;String&quot;;[.Y59])" office:value-type="string" office:string-value="calibration curve-59 &#10;[1048]" calcext:value-type="string">
            <text:p>calibration curve-59 <text:line-break/>[1048]</text:p>
          </table:table-cell>
          <table:table-cell table:style-name="ce60" table:formula="of:=INFO.OBBA.OBBA.OBMAKE([.AL$16]&amp;&quot;-&quot;&amp;ROW();&quot;double&quot;;[.Z59])" office:value-type="string" office:string-value="calibration time-59 &#10;[1049]" calcext:value-type="string">
            <text:p>calibration time-59 <text:line-break/>[104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60:.AL60])" office:value-type="string" office:string-value="calibItem-60 &#10;[1074]" calcext:value-type="string">
            <text:p>calibItem-60 <text:line-break/>[1074]</text:p>
          </table:table-cell>
          <table:table-cell table:style-name="ce22" table:formula="of:=INFO.OBBA.OBBA.OBGET(INFO.OBBA.OBBA.OBCALL(&quot;&quot;;INFO.OBBA.OBBA.OBCALL(&quot;&quot;;[.$B$8];&quot;getCalibrationProductForSpec&quot;;[.B60]);&quot;getValue&quot;;INFO.OBBA.OBBA.OBCALL(&quot;&quot;;[.$B$8];&quot;getModel&quot;)))" office:value-type="percentage" office:value="-1.38777878078144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60]" office:value-type="float" office:value="15" calcext:value-type="float">
            <text:p>1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133" calcext:value-type="percentage">
            <text:p>0,133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60]" office:value-type="string" office:string-value="forward-EUR-6M" calcext:value-type="string">
            <text:p>forward-EUR-6M</text:p>
          </table:table-cell>
          <table:table-cell table:style-name="ce34" table:formula="of:=[.F60]-0.5" office:value-type="float" office:value="14.5" calcext:value-type="float">
            <text:p>14,5</text:p>
          </table:table-cell>
          <table:table-cell/>
          <table:table-cell table:style-name="ce60" table:formula="of:=INFO.OBBA.OBBA.OBMAKE([.AB$16]&amp;&quot;-&quot;&amp;ROW();&quot;String&quot;;[.D60])" office:value-type="string" office:string-value="type-60 &#10;[1051]" calcext:value-type="string">
            <text:p>type-60 <text:line-break/>[105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60]);INFO.OBBA.OBBA.OBMAKE(&quot;&quot;;&quot;double&quot;;[.F60]);INFO.OBBA.OBBA.OBMAKE(&quot;&quot;;&quot;String&quot;;[.G60]);[.$E$10];INFO.OBBA.OBBA.OBMAKE(&quot;&quot;;&quot;String&quot;;[.H60]);[.$E$11];INFO.OBBA.OBBA.OBMAKE(&quot;&quot;;&quot;int&quot;;[.I60]);INFO.OBBA.OBBA.OBMAKE(&quot;&quot;;&quot;int&quot;;[.J60]))" office:value-type="string" office:string-value="tenor rec-60 &#10;[1058]" calcext:value-type="string">
            <text:p>tenor rec-60 <text:line-break/>[1058]</text:p>
          </table:table-cell>
          <table:table-cell table:style-name="ce60" table:formula="of:=INFO.OBBA.OBBA.OBMAKE([.AD$16]&amp;&quot;-&quot;&amp;ROW();&quot;String&quot;;[.K60])" office:value-type="string" office:string-value="forward rec-60 &#10;[1059]" calcext:value-type="string">
            <text:p>forward rec-60 <text:line-break/>[1059]</text:p>
          </table:table-cell>
          <table:table-cell table:style-name="ce60" table:formula="of:=INFO.OBBA.OBBA.OBMAKE([.AE$16]&amp;&quot;-&quot;&amp;ROW();&quot;double&quot;;[.L60])" office:value-type="string" office:string-value="spread rec-60 &#10;[1060]" calcext:value-type="string">
            <text:p>spread rec-60 <text:line-break/>[1060]</text:p>
          </table:table-cell>
          <table:table-cell table:style-name="ce60" table:formula="of:=INFO.OBBA.OBBA.OBMAKE([.AF$16]&amp;&quot;-&quot;&amp;ROW();&quot;String&quot;;[.M60])" office:value-type="string" office:string-value="discount rec-60 &#10;[1061]" calcext:value-type="string">
            <text:p>discount rec-60 <text:line-break/>[106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60]);INFO.OBBA.OBBA.OBMAKE(&quot;&quot;;&quot;double&quot;;[.P60]);INFO.OBBA.OBBA.OBMAKE(&quot;&quot;;&quot;String&quot;;[.Q60]);[.$E$10];INFO.OBBA.OBBA.OBMAKE(&quot;&quot;;&quot;String&quot;;[.H60]);[.$E$11];INFO.OBBA.OBBA.OBMAKE(&quot;&quot;;&quot;int&quot;;[.S60]);INFO.OBBA.OBBA.OBMAKE(&quot;&quot;;&quot;int&quot;;[.T60]))" office:value-type="string" office:string-value="tenor pay-60 &#10;[1068]" calcext:value-type="string">
            <text:p>tenor pay-60 <text:line-break/>[1068]</text:p>
          </table:table-cell>
          <table:table-cell table:style-name="ce60" table:formula="of:=INFO.OBBA.OBBA.OBMAKE([.AH$16]&amp;&quot;-&quot;&amp;ROW();&quot;String&quot;;[.U60])" office:value-type="string" office:string-value="forward pay-60 &#10;[1069]" calcext:value-type="string">
            <text:p>forward pay-60 <text:line-break/>[1069]</text:p>
          </table:table-cell>
          <table:table-cell table:style-name="ce60" table:formula="of:=INFO.OBBA.OBBA.OBMAKE([.AI$16]&amp;&quot;-&quot;&amp;ROW();&quot;double&quot;;[.V60])" office:value-type="string" office:string-value="spread pay-60 &#10;[1070]" calcext:value-type="string">
            <text:p>spread pay-60 <text:line-break/>[1070]</text:p>
          </table:table-cell>
          <table:table-cell table:style-name="ce60" table:formula="of:=INFO.OBBA.OBBA.OBMAKE([.AJ$16]&amp;&quot;-&quot;&amp;ROW();&quot;String&quot;;[.W60])" office:value-type="string" office:string-value="disocunt pay-60 &#10;[1071]" calcext:value-type="string">
            <text:p>disocunt pay-60 <text:line-break/>[1071]</text:p>
          </table:table-cell>
          <table:table-cell table:style-name="ce60" table:formula="of:=INFO.OBBA.OBBA.OBMAKE([.AK$16]&amp;&quot;-&quot;&amp;ROW();&quot;String&quot;;[.Y60])" office:value-type="string" office:string-value="calibration curve-60 &#10;[1072]" calcext:value-type="string">
            <text:p>calibration curve-60 <text:line-break/>[1072]</text:p>
          </table:table-cell>
          <table:table-cell table:style-name="ce60" table:formula="of:=INFO.OBBA.OBBA.OBMAKE([.AL$16]&amp;&quot;-&quot;&amp;ROW();&quot;double&quot;;[.Z60])" office:value-type="string" office:string-value="calibration time-60 &#10;[1073]" calcext:value-type="string">
            <text:p>calibration time-60 <text:line-break/>[107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61:.AL61])" office:value-type="string" office:string-value="calibItem-61 &#10;[1098]" calcext:value-type="string">
            <text:p>calibItem-61 <text:line-break/>[1098]</text:p>
          </table:table-cell>
          <table:table-cell table:style-name="ce22" table:formula="of:=INFO.OBBA.OBBA.OBGET(INFO.OBBA.OBBA.OBCALL(&quot;&quot;;INFO.OBBA.OBBA.OBCALL(&quot;&quot;;[.$B$8];&quot;getCalibrationProductForSpec&quot;;[.B61]);&quot;getValue&quot;;INFO.OBBA.OBBA.OBCALL(&quot;&quot;;[.$B$8];&quot;getModel&quot;)))" office:value-type="percentage" office:value="-2.77555756156289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61]" office:value-type="float" office:value="20" calcext:value-type="float">
            <text:p>2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124" calcext:value-type="percentage">
            <text:p>0,124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61]" office:value-type="string" office:string-value="forward-EUR-6M" calcext:value-type="string">
            <text:p>forward-EUR-6M</text:p>
          </table:table-cell>
          <table:table-cell table:style-name="ce34" table:formula="of:=[.F61]-0.5" office:value-type="float" office:value="19.5" calcext:value-type="float">
            <text:p>19,5</text:p>
          </table:table-cell>
          <table:table-cell/>
          <table:table-cell table:style-name="ce60" table:formula="of:=INFO.OBBA.OBBA.OBMAKE([.AB$16]&amp;&quot;-&quot;&amp;ROW();&quot;String&quot;;[.D61])" office:value-type="string" office:string-value="type-61 &#10;[1075]" calcext:value-type="string">
            <text:p>type-61 <text:line-break/>[107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61]);INFO.OBBA.OBBA.OBMAKE(&quot;&quot;;&quot;double&quot;;[.F61]);INFO.OBBA.OBBA.OBMAKE(&quot;&quot;;&quot;String&quot;;[.G61]);[.$E$10];INFO.OBBA.OBBA.OBMAKE(&quot;&quot;;&quot;String&quot;;[.H61]);[.$E$11];INFO.OBBA.OBBA.OBMAKE(&quot;&quot;;&quot;int&quot;;[.I61]);INFO.OBBA.OBBA.OBMAKE(&quot;&quot;;&quot;int&quot;;[.J61]))" office:value-type="string" office:string-value="tenor rec-61 &#10;[1082]" calcext:value-type="string">
            <text:p>tenor rec-61 <text:line-break/>[1082]</text:p>
          </table:table-cell>
          <table:table-cell table:style-name="ce60" table:formula="of:=INFO.OBBA.OBBA.OBMAKE([.AD$16]&amp;&quot;-&quot;&amp;ROW();&quot;String&quot;;[.K61])" office:value-type="string" office:string-value="forward rec-61 &#10;[1083]" calcext:value-type="string">
            <text:p>forward rec-61 <text:line-break/>[1083]</text:p>
          </table:table-cell>
          <table:table-cell table:style-name="ce60" table:formula="of:=INFO.OBBA.OBBA.OBMAKE([.AE$16]&amp;&quot;-&quot;&amp;ROW();&quot;double&quot;;[.L61])" office:value-type="string" office:string-value="spread rec-61 &#10;[1084]" calcext:value-type="string">
            <text:p>spread rec-61 <text:line-break/>[1084]</text:p>
          </table:table-cell>
          <table:table-cell table:style-name="ce60" table:formula="of:=INFO.OBBA.OBBA.OBMAKE([.AF$16]&amp;&quot;-&quot;&amp;ROW();&quot;String&quot;;[.M61])" office:value-type="string" office:string-value="discount rec-61 &#10;[1085]" calcext:value-type="string">
            <text:p>discount rec-61 <text:line-break/>[108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61]);INFO.OBBA.OBBA.OBMAKE(&quot;&quot;;&quot;double&quot;;[.P61]);INFO.OBBA.OBBA.OBMAKE(&quot;&quot;;&quot;String&quot;;[.Q61]);[.$E$10];INFO.OBBA.OBBA.OBMAKE(&quot;&quot;;&quot;String&quot;;[.H61]);[.$E$11];INFO.OBBA.OBBA.OBMAKE(&quot;&quot;;&quot;int&quot;;[.S61]);INFO.OBBA.OBBA.OBMAKE(&quot;&quot;;&quot;int&quot;;[.T61]))" office:value-type="string" office:string-value="tenor pay-61 &#10;[1092]" calcext:value-type="string">
            <text:p>tenor pay-61 <text:line-break/>[1092]</text:p>
          </table:table-cell>
          <table:table-cell table:style-name="ce60" table:formula="of:=INFO.OBBA.OBBA.OBMAKE([.AH$16]&amp;&quot;-&quot;&amp;ROW();&quot;String&quot;;[.U61])" office:value-type="string" office:string-value="forward pay-61 &#10;[1093]" calcext:value-type="string">
            <text:p>forward pay-61 <text:line-break/>[1093]</text:p>
          </table:table-cell>
          <table:table-cell table:style-name="ce60" table:formula="of:=INFO.OBBA.OBBA.OBMAKE([.AI$16]&amp;&quot;-&quot;&amp;ROW();&quot;double&quot;;[.V61])" office:value-type="string" office:string-value="spread pay-61 &#10;[1094]" calcext:value-type="string">
            <text:p>spread pay-61 <text:line-break/>[1094]</text:p>
          </table:table-cell>
          <table:table-cell table:style-name="ce60" table:formula="of:=INFO.OBBA.OBBA.OBMAKE([.AJ$16]&amp;&quot;-&quot;&amp;ROW();&quot;String&quot;;[.W61])" office:value-type="string" office:string-value="disocunt pay-61 &#10;[1095]" calcext:value-type="string">
            <text:p>disocunt pay-61 <text:line-break/>[1095]</text:p>
          </table:table-cell>
          <table:table-cell table:style-name="ce60" table:formula="of:=INFO.OBBA.OBBA.OBMAKE([.AK$16]&amp;&quot;-&quot;&amp;ROW();&quot;String&quot;;[.Y61])" office:value-type="string" office:string-value="calibration curve-61 &#10;[1096]" calcext:value-type="string">
            <text:p>calibration curve-61 <text:line-break/>[1096]</text:p>
          </table:table-cell>
          <table:table-cell table:style-name="ce60" table:formula="of:=INFO.OBBA.OBBA.OBMAKE([.AL$16]&amp;&quot;-&quot;&amp;ROW();&quot;double&quot;;[.Z61])" office:value-type="string" office:string-value="calibration time-61 &#10;[1097]" calcext:value-type="string">
            <text:p>calibration time-61 <text:line-break/>[109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62:.AL62])" office:value-type="string" office:string-value="calibItem-62 &#10;[1122]" calcext:value-type="string">
            <text:p>calibItem-62 <text:line-break/>[1122]</text:p>
          </table:table-cell>
          <table:table-cell table:style-name="ce22" table:formula="of:=INFO.OBBA.OBBA.OBGET(INFO.OBBA.OBBA.OBCALL(&quot;&quot;;INFO.OBBA.OBBA.OBCALL(&quot;&quot;;[.$B$8];&quot;getCalibrationProductForSpec&quot;;[.B62]);&quot;getValue&quot;;INFO.OBBA.OBBA.OBCALL(&quot;&quot;;[.$B$8];&quot;getModel&quot;)))" office:value-type="percentage" office:value="2.77555756156289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62]" office:value-type="float" office:value="30" calcext:value-type="float">
            <text:p>3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107" calcext:value-type="percentage">
            <text:p>0,107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62]" office:value-type="string" office:string-value="forward-EUR-6M" calcext:value-type="string">
            <text:p>forward-EUR-6M</text:p>
          </table:table-cell>
          <table:table-cell table:style-name="ce34" table:formula="of:=[.F62]-0.5" office:value-type="float" office:value="29.5" calcext:value-type="float">
            <text:p>29,5</text:p>
          </table:table-cell>
          <table:table-cell/>
          <table:table-cell table:style-name="ce60" table:formula="of:=INFO.OBBA.OBBA.OBMAKE([.AB$16]&amp;&quot;-&quot;&amp;ROW();&quot;String&quot;;[.D62])" office:value-type="string" office:string-value="type-62 &#10;[1099]" calcext:value-type="string">
            <text:p>type-62 <text:line-break/>[109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62]);INFO.OBBA.OBBA.OBMAKE(&quot;&quot;;&quot;double&quot;;[.F62]);INFO.OBBA.OBBA.OBMAKE(&quot;&quot;;&quot;String&quot;;[.G62]);[.$E$10];INFO.OBBA.OBBA.OBMAKE(&quot;&quot;;&quot;String&quot;;[.H62]);[.$E$11];INFO.OBBA.OBBA.OBMAKE(&quot;&quot;;&quot;int&quot;;[.I62]);INFO.OBBA.OBBA.OBMAKE(&quot;&quot;;&quot;int&quot;;[.J62]))" office:value-type="string" office:string-value="tenor rec-62 &#10;[1106]" calcext:value-type="string">
            <text:p>tenor rec-62 <text:line-break/>[1106]</text:p>
          </table:table-cell>
          <table:table-cell table:style-name="ce60" table:formula="of:=INFO.OBBA.OBBA.OBMAKE([.AD$16]&amp;&quot;-&quot;&amp;ROW();&quot;String&quot;;[.K62])" office:value-type="string" office:string-value="forward rec-62 &#10;[1107]" calcext:value-type="string">
            <text:p>forward rec-62 <text:line-break/>[1107]</text:p>
          </table:table-cell>
          <table:table-cell table:style-name="ce60" table:formula="of:=INFO.OBBA.OBBA.OBMAKE([.AE$16]&amp;&quot;-&quot;&amp;ROW();&quot;double&quot;;[.L62])" office:value-type="string" office:string-value="spread rec-62 &#10;[1108]" calcext:value-type="string">
            <text:p>spread rec-62 <text:line-break/>[1108]</text:p>
          </table:table-cell>
          <table:table-cell table:style-name="ce60" table:formula="of:=INFO.OBBA.OBBA.OBMAKE([.AF$16]&amp;&quot;-&quot;&amp;ROW();&quot;String&quot;;[.M62])" office:value-type="string" office:string-value="discount rec-62 &#10;[1109]" calcext:value-type="string">
            <text:p>discount rec-62 <text:line-break/>[110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62]);INFO.OBBA.OBBA.OBMAKE(&quot;&quot;;&quot;double&quot;;[.P62]);INFO.OBBA.OBBA.OBMAKE(&quot;&quot;;&quot;String&quot;;[.Q62]);[.$E$10];INFO.OBBA.OBBA.OBMAKE(&quot;&quot;;&quot;String&quot;;[.H62]);[.$E$11];INFO.OBBA.OBBA.OBMAKE(&quot;&quot;;&quot;int&quot;;[.S62]);INFO.OBBA.OBBA.OBMAKE(&quot;&quot;;&quot;int&quot;;[.T62]))" office:value-type="string" office:string-value="tenor pay-62 &#10;[1116]" calcext:value-type="string">
            <text:p>tenor pay-62 <text:line-break/>[1116]</text:p>
          </table:table-cell>
          <table:table-cell table:style-name="ce60" table:formula="of:=INFO.OBBA.OBBA.OBMAKE([.AH$16]&amp;&quot;-&quot;&amp;ROW();&quot;String&quot;;[.U62])" office:value-type="string" office:string-value="forward pay-62 &#10;[1117]" calcext:value-type="string">
            <text:p>forward pay-62 <text:line-break/>[1117]</text:p>
          </table:table-cell>
          <table:table-cell table:style-name="ce60" table:formula="of:=INFO.OBBA.OBBA.OBMAKE([.AI$16]&amp;&quot;-&quot;&amp;ROW();&quot;double&quot;;[.V62])" office:value-type="string" office:string-value="spread pay-62 &#10;[1118]" calcext:value-type="string">
            <text:p>spread pay-62 <text:line-break/>[1118]</text:p>
          </table:table-cell>
          <table:table-cell table:style-name="ce60" table:formula="of:=INFO.OBBA.OBBA.OBMAKE([.AJ$16]&amp;&quot;-&quot;&amp;ROW();&quot;String&quot;;[.W62])" office:value-type="string" office:string-value="disocunt pay-62 &#10;[1119]" calcext:value-type="string">
            <text:p>disocunt pay-62 <text:line-break/>[1119]</text:p>
          </table:table-cell>
          <table:table-cell table:style-name="ce60" table:formula="of:=INFO.OBBA.OBBA.OBMAKE([.AK$16]&amp;&quot;-&quot;&amp;ROW();&quot;String&quot;;[.Y62])" office:value-type="string" office:string-value="calibration curve-62 &#10;[1120]" calcext:value-type="string">
            <text:p>calibration curve-62 <text:line-break/>[1120]</text:p>
          </table:table-cell>
          <table:table-cell table:style-name="ce60" table:formula="of:=INFO.OBBA.OBBA.OBMAKE([.AL$16]&amp;&quot;-&quot;&amp;ROW();&quot;double&quot;;[.Z62])" office:value-type="string" office:string-value="calibration time-62 &#10;[1121]" calcext:value-type="string">
            <text:p>calibration time-62 <text:line-break/>[112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63:.AL63])" office:value-type="string" office:string-value="calibItem-63 &#10;[1146]" calcext:value-type="string">
            <text:p>calibItem-63 <text:line-break/>[1146]</text:p>
          </table:table-cell>
          <table:table-cell table:style-name="ce22" table:formula="of:=INFO.OBBA.OBBA.OBGET(INFO.OBBA.OBBA.OBCALL(&quot;&quot;;INFO.OBBA.OBBA.OBCALL(&quot;&quot;;[.$B$8];&quot;getCalibrationProductForSpec&quot;;[.B63]);&quot;getValue&quot;;INFO.OBBA.OBBA.OBCALL(&quot;&quot;;[.$B$8];&quot;getModel&quot;)))" office:value-type="percentage" office:value="-5.55111512312577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semiannual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6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63]" office:value-type="float" office:value="40" calcext:value-type="float">
            <text:p>4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0.00095" calcext:value-type="percentage">
            <text:p>0,095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K63]" office:value-type="string" office:string-value="forward-EUR-6M" calcext:value-type="string">
            <text:p>forward-EUR-6M</text:p>
          </table:table-cell>
          <table:table-cell table:style-name="ce34" table:formula="of:=[.F63]-0.5" office:value-type="float" office:value="39.5" calcext:value-type="float">
            <text:p>39,5</text:p>
          </table:table-cell>
          <table:table-cell/>
          <table:table-cell table:style-name="ce60" table:formula="of:=INFO.OBBA.OBBA.OBMAKE([.AB$16]&amp;&quot;-&quot;&amp;ROW();&quot;String&quot;;[.D63])" office:value-type="string" office:string-value="type-63 &#10;[1123]" calcext:value-type="string">
            <text:p>type-63 <text:line-break/>[112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63]);INFO.OBBA.OBBA.OBMAKE(&quot;&quot;;&quot;double&quot;;[.F63]);INFO.OBBA.OBBA.OBMAKE(&quot;&quot;;&quot;String&quot;;[.G63]);[.$E$10];INFO.OBBA.OBBA.OBMAKE(&quot;&quot;;&quot;String&quot;;[.H63]);[.$E$11];INFO.OBBA.OBBA.OBMAKE(&quot;&quot;;&quot;int&quot;;[.I63]);INFO.OBBA.OBBA.OBMAKE(&quot;&quot;;&quot;int&quot;;[.J63]))" office:value-type="string" office:string-value="tenor rec-63 &#10;[1130]" calcext:value-type="string">
            <text:p>tenor rec-63 <text:line-break/>[1130]</text:p>
          </table:table-cell>
          <table:table-cell table:style-name="ce60" table:formula="of:=INFO.OBBA.OBBA.OBMAKE([.AD$16]&amp;&quot;-&quot;&amp;ROW();&quot;String&quot;;[.K63])" office:value-type="string" office:string-value="forward rec-63 &#10;[1131]" calcext:value-type="string">
            <text:p>forward rec-63 <text:line-break/>[1131]</text:p>
          </table:table-cell>
          <table:table-cell table:style-name="ce60" table:formula="of:=INFO.OBBA.OBBA.OBMAKE([.AE$16]&amp;&quot;-&quot;&amp;ROW();&quot;double&quot;;[.L63])" office:value-type="string" office:string-value="spread rec-63 &#10;[1132]" calcext:value-type="string">
            <text:p>spread rec-63 <text:line-break/>[1132]</text:p>
          </table:table-cell>
          <table:table-cell table:style-name="ce60" table:formula="of:=INFO.OBBA.OBBA.OBMAKE([.AF$16]&amp;&quot;-&quot;&amp;ROW();&quot;String&quot;;[.M63])" office:value-type="string" office:string-value="discount rec-63 &#10;[1133]" calcext:value-type="string">
            <text:p>discount rec-63 <text:line-break/>[113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63]);INFO.OBBA.OBBA.OBMAKE(&quot;&quot;;&quot;double&quot;;[.P63]);INFO.OBBA.OBBA.OBMAKE(&quot;&quot;;&quot;String&quot;;[.Q63]);[.$E$10];INFO.OBBA.OBBA.OBMAKE(&quot;&quot;;&quot;String&quot;;[.H63]);[.$E$11];INFO.OBBA.OBBA.OBMAKE(&quot;&quot;;&quot;int&quot;;[.S63]);INFO.OBBA.OBBA.OBMAKE(&quot;&quot;;&quot;int&quot;;[.T63]))" office:value-type="string" office:string-value="tenor pay-63 &#10;[1140]" calcext:value-type="string">
            <text:p>tenor pay-63 <text:line-break/>[1140]</text:p>
          </table:table-cell>
          <table:table-cell table:style-name="ce60" table:formula="of:=INFO.OBBA.OBBA.OBMAKE([.AH$16]&amp;&quot;-&quot;&amp;ROW();&quot;String&quot;;[.U63])" office:value-type="string" office:string-value="forward pay-63 &#10;[1141]" calcext:value-type="string">
            <text:p>forward pay-63 <text:line-break/>[1141]</text:p>
          </table:table-cell>
          <table:table-cell table:style-name="ce60" table:formula="of:=INFO.OBBA.OBBA.OBMAKE([.AI$16]&amp;&quot;-&quot;&amp;ROW();&quot;double&quot;;[.V63])" office:value-type="string" office:string-value="spread pay-63 &#10;[1142]" calcext:value-type="string">
            <text:p>spread pay-63 <text:line-break/>[1142]</text:p>
          </table:table-cell>
          <table:table-cell table:style-name="ce60" table:formula="of:=INFO.OBBA.OBBA.OBMAKE([.AJ$16]&amp;&quot;-&quot;&amp;ROW();&quot;String&quot;;[.W63])" office:value-type="string" office:string-value="disocunt pay-63 &#10;[1143]" calcext:value-type="string">
            <text:p>disocunt pay-63 <text:line-break/>[1143]</text:p>
          </table:table-cell>
          <table:table-cell table:style-name="ce60" table:formula="of:=INFO.OBBA.OBBA.OBMAKE([.AK$16]&amp;&quot;-&quot;&amp;ROW();&quot;String&quot;;[.Y63])" office:value-type="string" office:string-value="calibration curve-63 &#10;[1144]" calcext:value-type="string">
            <text:p>calibration curve-63 <text:line-break/>[1144]</text:p>
          </table:table-cell>
          <table:table-cell table:style-name="ce60" table:formula="of:=INFO.OBBA.OBBA.OBMAKE([.AL$16]&amp;&quot;-&quot;&amp;ROW();&quot;double&quot;;[.Z63])" office:value-type="string" office:string-value="calibration time-63 &#10;[1145]" calcext:value-type="string">
            <text:p>calibration time-63 <text:line-break/>[114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4"/>
          <table:table-cell table:style-name="ce23" table:formula="of:=INFO.OBBA.OBBA.OBMAKE(&quot;calibItem-&quot;&amp;ROW();obLibs&amp;&quot;net.finmath.marketdata.calibration.CalibratedCurves$CalibrationSpec&quot;;[.AB64:.AL64])" office:value-type="string" office:string-value="calibItem-64 &#10;[1170]" calcext:value-type="string">
            <text:p>calibItem-64 <text:line-break/>[1170]</text:p>
          </table:table-cell>
          <table:table-cell table:style-name="ce26" table:formula="of:=INFO.OBBA.OBBA.OBGET(INFO.OBBA.OBBA.OBCALL(&quot;&quot;;INFO.OBBA.OBBA.OBCALL(&quot;&quot;;[.$B$8];&quot;getCalibrationProductForSpec&quot;;[.B64]);&quot;getValue&quot;;INFO.OBBA.OBBA.OBCALL(&quot;&quot;;[.$B$8];&quot;getModel&quot;)))" office:value-type="percentage" office:value="4.16333634234433E-017" calcext:value-type="percentage">
            <text:p>0,000%</text:p>
          </table:table-cell>
          <table:table-cell table:style-name="ce12" office:value-type="string" calcext:value-type="string">
            <text:p>Swap</text:p>
          </table:table-cell>
          <table:table-cell table:style-name="ce35" office:value-type="string" calcext:value-type="string">
            <text:p>semiannual</text:p>
          </table:table-cell>
          <table:table-cell table:style-name="ce39" office:value-type="float" office:value="50" calcext:value-type="float">
            <text:p>50</text:p>
          </table:table-cell>
          <table:table-cell table:style-name="ce35" office:value-type="string" calcext:value-type="string">
            <text:p>act/360</text:p>
          </table:table-cell>
          <table:table-cell table:style-name="ce35" office:value-type="string" calcext:value-type="string">
            <text:p>actual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8" office:value-type="string" calcext:value-type="string">
            <text:p>forward-EUR-6M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string" calcext:value-type="string">
            <text:p>discount-EUR-OIS</text:p>
          </table:table-cell>
          <table:table-cell table:style-name="ce12"/>
          <table:table-cell table:style-name="ce35" office:value-type="string" calcext:value-type="string">
            <text:p>quaterly</text:p>
          </table:table-cell>
          <table:table-cell table:style-name="ce39" table:formula="of:=[.F64]" office:value-type="float" office:value="50" calcext:value-type="float">
            <text:p>50</text:p>
          </table:table-cell>
          <table:table-cell table:style-name="ce35" office:value-type="string" calcext:value-type="string">
            <text:p>act/360</text:p>
          </table:table-cell>
          <table:table-cell table:style-name="ce35" office:value-type="string" calcext:value-type="string">
            <text:p>actual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8" office:value-type="string" calcext:value-type="string">
            <text:p>forward-EUR-3M</text:p>
          </table:table-cell>
          <table:table-cell table:style-name="ce53" office:value-type="percentage" office:value="0.00088" calcext:value-type="percentage">
            <text:p>0,088%</text:p>
          </table:table-cell>
          <table:table-cell table:style-name="ce48" office:value-type="string" calcext:value-type="string">
            <text:p>discount-EUR-OIS</text:p>
          </table:table-cell>
          <table:table-cell table:style-name="ce56"/>
          <table:table-cell table:style-name="ce48" table:formula="of:=[.K64]" office:value-type="string" office:string-value="forward-EUR-6M" calcext:value-type="string">
            <text:p>forward-EUR-6M</text:p>
          </table:table-cell>
          <table:table-cell table:style-name="ce35" table:formula="of:=[.F64]-0.5" office:value-type="float" office:value="49.5" calcext:value-type="float">
            <text:p>49,5</text:p>
          </table:table-cell>
          <table:table-cell table:style-name="ce12"/>
          <table:table-cell table:style-name="ce61" table:formula="of:=INFO.OBBA.OBBA.OBMAKE([.AB$16]&amp;&quot;-&quot;&amp;ROW();&quot;String&quot;;[.D64])" office:value-type="string" office:string-value="type-64 &#10;[1147]" calcext:value-type="string">
            <text:p>type-64 <text:line-break/>[114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64]);INFO.OBBA.OBBA.OBMAKE(&quot;&quot;;&quot;double&quot;;[.F64]);INFO.OBBA.OBBA.OBMAKE(&quot;&quot;;&quot;String&quot;;[.G64]);[.$E$10];INFO.OBBA.OBBA.OBMAKE(&quot;&quot;;&quot;String&quot;;[.H64]);[.$E$11];INFO.OBBA.OBBA.OBMAKE(&quot;&quot;;&quot;int&quot;;[.I64]);INFO.OBBA.OBBA.OBMAKE(&quot;&quot;;&quot;int&quot;;[.J64]))" office:value-type="string" office:string-value="tenor rec-64 &#10;[1154]" calcext:value-type="string">
            <text:p>tenor rec-64 <text:line-break/>[1154]</text:p>
          </table:table-cell>
          <table:table-cell table:style-name="ce61" table:formula="of:=INFO.OBBA.OBBA.OBMAKE([.AD$16]&amp;&quot;-&quot;&amp;ROW();&quot;String&quot;;[.K64])" office:value-type="string" office:string-value="forward rec-64 &#10;[1155]" calcext:value-type="string">
            <text:p>forward rec-64 <text:line-break/>[1155]</text:p>
          </table:table-cell>
          <table:table-cell table:style-name="ce61" table:formula="of:=INFO.OBBA.OBBA.OBMAKE([.AE$16]&amp;&quot;-&quot;&amp;ROW();&quot;double&quot;;[.L64])" office:value-type="string" office:string-value="spread rec-64 &#10;[1156]" calcext:value-type="string">
            <text:p>spread rec-64 <text:line-break/>[1156]</text:p>
          </table:table-cell>
          <table:table-cell table:style-name="ce61" table:formula="of:=INFO.OBBA.OBBA.OBMAKE([.AF$16]&amp;&quot;-&quot;&amp;ROW();&quot;String&quot;;[.M64])" office:value-type="string" office:string-value="discount rec-64 &#10;[1157]" calcext:value-type="string">
            <text:p>discount rec-64 <text:line-break/>[115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64]);INFO.OBBA.OBBA.OBMAKE(&quot;&quot;;&quot;double&quot;;[.P64]);INFO.OBBA.OBBA.OBMAKE(&quot;&quot;;&quot;String&quot;;[.Q64]);[.$E$10];INFO.OBBA.OBBA.OBMAKE(&quot;&quot;;&quot;String&quot;;[.H64]);[.$E$11];INFO.OBBA.OBBA.OBMAKE(&quot;&quot;;&quot;int&quot;;[.S64]);INFO.OBBA.OBBA.OBMAKE(&quot;&quot;;&quot;int&quot;;[.T64]))" office:value-type="string" office:string-value="tenor pay-64 &#10;[1164]" calcext:value-type="string">
            <text:p>tenor pay-64 <text:line-break/>[1164]</text:p>
          </table:table-cell>
          <table:table-cell table:style-name="ce61" table:formula="of:=INFO.OBBA.OBBA.OBMAKE([.AH$16]&amp;&quot;-&quot;&amp;ROW();&quot;String&quot;;[.U64])" office:value-type="string" office:string-value="forward pay-64 &#10;[1165]" calcext:value-type="string">
            <text:p>forward pay-64 <text:line-break/>[1165]</text:p>
          </table:table-cell>
          <table:table-cell table:style-name="ce61" table:formula="of:=INFO.OBBA.OBBA.OBMAKE([.AI$16]&amp;&quot;-&quot;&amp;ROW();&quot;double&quot;;[.V64])" office:value-type="string" office:string-value="spread pay-64 &#10;[1166]" calcext:value-type="string">
            <text:p>spread pay-64 <text:line-break/>[1166]</text:p>
          </table:table-cell>
          <table:table-cell table:style-name="ce61" table:formula="of:=INFO.OBBA.OBBA.OBMAKE([.AJ$16]&amp;&quot;-&quot;&amp;ROW();&quot;String&quot;;[.W64])" office:value-type="string" office:string-value="disocunt pay-64 &#10;[1167]" calcext:value-type="string">
            <text:p>disocunt pay-64 <text:line-break/>[1167]</text:p>
          </table:table-cell>
          <table:table-cell table:style-name="ce61" table:formula="of:=INFO.OBBA.OBBA.OBMAKE([.AK$16]&amp;&quot;-&quot;&amp;ROW();&quot;String&quot;;[.Y64])" office:value-type="string" office:string-value="calibration curve-64 &#10;[1168]" calcext:value-type="string">
            <text:p>calibration curve-64 <text:line-break/>[1168]</text:p>
          </table:table-cell>
          <table:table-cell table:style-name="ce61" table:formula="of:=INFO.OBBA.OBBA.OBMAKE([.AL$16]&amp;&quot;-&quot;&amp;ROW();&quot;double&quot;;[.Z64])" office:value-type="string" office:string-value="calibration time-64 &#10;[1169]" calcext:value-type="string">
            <text:p>calibration time-64 <text:line-break/>[1169]</text:p>
          </table:table-cell>
          <table:table-cell table:style-name="ce12" table:number-columns-repeated="986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65:.AL65])" office:value-type="string" office:string-value="calibItem-65 &#10;[1194]" calcext:value-type="string">
            <text:p>calibItem-65 <text:line-break/>[1194]</text:p>
          </table:table-cell>
          <table:table-cell table:style-name="ce22" table:formula="of:=INFO.OBBA.OBBA.OBGET(INFO.OBBA.OBBA.OBCALL(&quot;&quot;;INFO.OBBA.OBBA.OBCALL(&quot;&quot;;[.$B$8];&quot;getCalibrationProductForSpec&quot;;[.B65]);&quot;getValue&quot;;INFO.OBBA.OBBA.OBCALL(&quot;&quot;;[.$B$8];&quot;getModel&quot;)))" office:value-type="percentage" office:value="1.76074432811646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65]" office:value-type="float" office:value="1" calcext:value-type="float">
            <text:p>1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37" calcext:value-type="percentage">
            <text:p>0,137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65]" office:value-type="string" office:string-value="discount-USD-OIS" calcext:value-type="string">
            <text:p>discount-USD-OIS</text:p>
          </table:table-cell>
          <table:table-cell table:style-name="ce34" table:formula="of:=[.F65]" office:value-type="float" office:value="1" calcext:value-type="float">
            <text:p>1</text:p>
          </table:table-cell>
          <table:table-cell/>
          <table:table-cell table:style-name="ce60" table:formula="of:=INFO.OBBA.OBBA.OBMAKE([.AB$16]&amp;&quot;-&quot;&amp;ROW();&quot;String&quot;;[.D65])" office:value-type="string" office:string-value="type-65 &#10;[1171]" calcext:value-type="string">
            <text:p>type-65 <text:line-break/>[117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65]);INFO.OBBA.OBBA.OBMAKE(&quot;&quot;;&quot;double&quot;;[.F65]);INFO.OBBA.OBBA.OBMAKE(&quot;&quot;;&quot;String&quot;;[.G65]);[.$E$10];INFO.OBBA.OBBA.OBMAKE(&quot;&quot;;&quot;String&quot;;[.H65]);[.$E$11];INFO.OBBA.OBBA.OBMAKE(&quot;&quot;;&quot;int&quot;;[.I65]);INFO.OBBA.OBBA.OBMAKE(&quot;&quot;;&quot;int&quot;;[.J65]))" office:value-type="string" office:string-value="tenor rec-65 &#10;[1178]" calcext:value-type="string">
            <text:p>tenor rec-65 <text:line-break/>[1178]</text:p>
          </table:table-cell>
          <table:table-cell table:style-name="ce60" table:formula="of:=INFO.OBBA.OBBA.OBMAKE([.AD$16]&amp;&quot;-&quot;&amp;ROW();&quot;String&quot;;[.K65])" office:value-type="string" office:string-value="forward rec-65 &#10;[1179]" calcext:value-type="string">
            <text:p>forward rec-65 <text:line-break/>[1179]</text:p>
          </table:table-cell>
          <table:table-cell table:style-name="ce60" table:formula="of:=INFO.OBBA.OBBA.OBMAKE([.AE$16]&amp;&quot;-&quot;&amp;ROW();&quot;double&quot;;[.L65])" office:value-type="string" office:string-value="spread rec-65 &#10;[1180]" calcext:value-type="string">
            <text:p>spread rec-65 <text:line-break/>[1180]</text:p>
          </table:table-cell>
          <table:table-cell table:style-name="ce60" table:formula="of:=INFO.OBBA.OBBA.OBMAKE([.AF$16]&amp;&quot;-&quot;&amp;ROW();&quot;String&quot;;[.M65])" office:value-type="string" office:string-value="discount rec-65 &#10;[1181]" calcext:value-type="string">
            <text:p>discount rec-65 <text:line-break/>[118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65]);INFO.OBBA.OBBA.OBMAKE(&quot;&quot;;&quot;double&quot;;[.P65]);INFO.OBBA.OBBA.OBMAKE(&quot;&quot;;&quot;String&quot;;[.Q65]);[.$E$10];INFO.OBBA.OBBA.OBMAKE(&quot;&quot;;&quot;String&quot;;[.H65]);[.$E$11];INFO.OBBA.OBBA.OBMAKE(&quot;&quot;;&quot;int&quot;;[.S65]);INFO.OBBA.OBBA.OBMAKE(&quot;&quot;;&quot;int&quot;;[.T65]))" office:value-type="string" office:string-value="tenor pay-65 &#10;[1188]" calcext:value-type="string">
            <text:p>tenor pay-65 <text:line-break/>[1188]</text:p>
          </table:table-cell>
          <table:table-cell table:style-name="ce60" table:formula="of:=INFO.OBBA.OBBA.OBMAKE([.AH$16]&amp;&quot;-&quot;&amp;ROW();&quot;String&quot;;[.U65])" office:value-type="string" office:string-value="forward pay-65 &#10;[1189]" calcext:value-type="string">
            <text:p>forward pay-65 <text:line-break/>[1189]</text:p>
          </table:table-cell>
          <table:table-cell table:style-name="ce60" table:formula="of:=INFO.OBBA.OBBA.OBMAKE([.AI$16]&amp;&quot;-&quot;&amp;ROW();&quot;double&quot;;[.V65])" office:value-type="string" office:string-value="spread pay-65 &#10;[1190]" calcext:value-type="string">
            <text:p>spread pay-65 <text:line-break/>[1190]</text:p>
          </table:table-cell>
          <table:table-cell table:style-name="ce60" table:formula="of:=INFO.OBBA.OBBA.OBMAKE([.AJ$16]&amp;&quot;-&quot;&amp;ROW();&quot;String&quot;;[.W65])" office:value-type="string" office:string-value="disocunt pay-65 &#10;[1191]" calcext:value-type="string">
            <text:p>disocunt pay-65 <text:line-break/>[1191]</text:p>
          </table:table-cell>
          <table:table-cell table:style-name="ce60" table:formula="of:=INFO.OBBA.OBBA.OBMAKE([.AK$16]&amp;&quot;-&quot;&amp;ROW();&quot;String&quot;;[.Y65])" office:value-type="string" office:string-value="calibration curve-65 &#10;[1192]" calcext:value-type="string">
            <text:p>calibration curve-65 <text:line-break/>[1192]</text:p>
          </table:table-cell>
          <table:table-cell table:style-name="ce60" table:formula="of:=INFO.OBBA.OBBA.OBMAKE([.AL$16]&amp;&quot;-&quot;&amp;ROW();&quot;double&quot;;[.Z65])" office:value-type="string" office:string-value="calibration time-65 &#10;[1193]" calcext:value-type="string">
            <text:p>calibration time-65 <text:line-break/>[119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66:.AL66])" office:value-type="string" office:string-value="calibItem-66 &#10;[1218]" calcext:value-type="string">
            <text:p>calibItem-66 <text:line-break/>[1218]</text:p>
          </table:table-cell>
          <table:table-cell table:style-name="ce22" table:formula="of:=INFO.OBBA.OBBA.OBGET(INFO.OBBA.OBBA.OBCALL(&quot;&quot;;INFO.OBBA.OBBA.OBCALL(&quot;&quot;;[.$B$8];&quot;getCalibrationProductForSpec&quot;;[.B66]);&quot;getValue&quot;;INFO.OBBA.OBBA.OBCALL(&quot;&quot;;[.$B$8];&quot;getModel&quot;)))" office:value-type="percentage" office:value="1.62630325872825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66]" office:value-type="float" office:value="2" calcext:value-type="float">
            <text:p>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45" calcext:value-type="percentage">
            <text:p>0,145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66]" office:value-type="string" office:string-value="discount-USD-OIS" calcext:value-type="string">
            <text:p>discount-USD-OIS</text:p>
          </table:table-cell>
          <table:table-cell table:style-name="ce34" table:formula="of:=[.F66]" office:value-type="float" office:value="2" calcext:value-type="float">
            <text:p>2</text:p>
          </table:table-cell>
          <table:table-cell/>
          <table:table-cell table:style-name="ce60" table:formula="of:=INFO.OBBA.OBBA.OBMAKE([.AB$16]&amp;&quot;-&quot;&amp;ROW();&quot;String&quot;;[.D66])" office:value-type="string" office:string-value="type-66 &#10;[1195]" calcext:value-type="string">
            <text:p>type-66 <text:line-break/>[119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66]);INFO.OBBA.OBBA.OBMAKE(&quot;&quot;;&quot;double&quot;;[.F66]);INFO.OBBA.OBBA.OBMAKE(&quot;&quot;;&quot;String&quot;;[.G66]);[.$E$10];INFO.OBBA.OBBA.OBMAKE(&quot;&quot;;&quot;String&quot;;[.H66]);[.$E$11];INFO.OBBA.OBBA.OBMAKE(&quot;&quot;;&quot;int&quot;;[.I66]);INFO.OBBA.OBBA.OBMAKE(&quot;&quot;;&quot;int&quot;;[.J66]))" office:value-type="string" office:string-value="tenor rec-66 &#10;[1202]" calcext:value-type="string">
            <text:p>tenor rec-66 <text:line-break/>[1202]</text:p>
          </table:table-cell>
          <table:table-cell table:style-name="ce60" table:formula="of:=INFO.OBBA.OBBA.OBMAKE([.AD$16]&amp;&quot;-&quot;&amp;ROW();&quot;String&quot;;[.K66])" office:value-type="string" office:string-value="forward rec-66 &#10;[1203]" calcext:value-type="string">
            <text:p>forward rec-66 <text:line-break/>[1203]</text:p>
          </table:table-cell>
          <table:table-cell table:style-name="ce60" table:formula="of:=INFO.OBBA.OBBA.OBMAKE([.AE$16]&amp;&quot;-&quot;&amp;ROW();&quot;double&quot;;[.L66])" office:value-type="string" office:string-value="spread rec-66 &#10;[1204]" calcext:value-type="string">
            <text:p>spread rec-66 <text:line-break/>[1204]</text:p>
          </table:table-cell>
          <table:table-cell table:style-name="ce60" table:formula="of:=INFO.OBBA.OBBA.OBMAKE([.AF$16]&amp;&quot;-&quot;&amp;ROW();&quot;String&quot;;[.M66])" office:value-type="string" office:string-value="discount rec-66 &#10;[1205]" calcext:value-type="string">
            <text:p>discount rec-66 <text:line-break/>[120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66]);INFO.OBBA.OBBA.OBMAKE(&quot;&quot;;&quot;double&quot;;[.P66]);INFO.OBBA.OBBA.OBMAKE(&quot;&quot;;&quot;String&quot;;[.Q66]);[.$E$10];INFO.OBBA.OBBA.OBMAKE(&quot;&quot;;&quot;String&quot;;[.H66]);[.$E$11];INFO.OBBA.OBBA.OBMAKE(&quot;&quot;;&quot;int&quot;;[.S66]);INFO.OBBA.OBBA.OBMAKE(&quot;&quot;;&quot;int&quot;;[.T66]))" office:value-type="string" office:string-value="tenor pay-66 &#10;[1212]" calcext:value-type="string">
            <text:p>tenor pay-66 <text:line-break/>[1212]</text:p>
          </table:table-cell>
          <table:table-cell table:style-name="ce60" table:formula="of:=INFO.OBBA.OBBA.OBMAKE([.AH$16]&amp;&quot;-&quot;&amp;ROW();&quot;String&quot;;[.U66])" office:value-type="string" office:string-value="forward pay-66 &#10;[1213]" calcext:value-type="string">
            <text:p>forward pay-66 <text:line-break/>[1213]</text:p>
          </table:table-cell>
          <table:table-cell table:style-name="ce60" table:formula="of:=INFO.OBBA.OBBA.OBMAKE([.AI$16]&amp;&quot;-&quot;&amp;ROW();&quot;double&quot;;[.V66])" office:value-type="string" office:string-value="spread pay-66 &#10;[1214]" calcext:value-type="string">
            <text:p>spread pay-66 <text:line-break/>[1214]</text:p>
          </table:table-cell>
          <table:table-cell table:style-name="ce60" table:formula="of:=INFO.OBBA.OBBA.OBMAKE([.AJ$16]&amp;&quot;-&quot;&amp;ROW();&quot;String&quot;;[.W66])" office:value-type="string" office:string-value="disocunt pay-66 &#10;[1215]" calcext:value-type="string">
            <text:p>disocunt pay-66 <text:line-break/>[1215]</text:p>
          </table:table-cell>
          <table:table-cell table:style-name="ce60" table:formula="of:=INFO.OBBA.OBBA.OBMAKE([.AK$16]&amp;&quot;-&quot;&amp;ROW();&quot;String&quot;;[.Y66])" office:value-type="string" office:string-value="calibration curve-66 &#10;[1216]" calcext:value-type="string">
            <text:p>calibration curve-66 <text:line-break/>[1216]</text:p>
          </table:table-cell>
          <table:table-cell table:style-name="ce60" table:formula="of:=INFO.OBBA.OBBA.OBMAKE([.AL$16]&amp;&quot;-&quot;&amp;ROW();&quot;double&quot;;[.Z66])" office:value-type="string" office:string-value="calibration time-66 &#10;[1217]" calcext:value-type="string">
            <text:p>calibration time-66 <text:line-break/>[121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67:.AL67])" office:value-type="string" office:string-value="calibItem-67 &#10;[1242]" calcext:value-type="string">
            <text:p>calibItem-67 <text:line-break/>[1242]</text:p>
          </table:table-cell>
          <table:table-cell table:style-name="ce22" table:formula="of:=INFO.OBBA.OBBA.OBGET(INFO.OBBA.OBBA.OBCALL(&quot;&quot;;INFO.OBBA.OBBA.OBCALL(&quot;&quot;;[.$B$8];&quot;getCalibrationProductForSpec&quot;;[.B67]);&quot;getValue&quot;;INFO.OBBA.OBBA.OBCALL(&quot;&quot;;[.$B$8];&quot;getModel&quot;)))" office:value-type="percentage" office:value="-1.57426155444895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67]" office:value-type="float" office:value="3" calcext:value-type="float">
            <text:p>3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95" calcext:value-type="percentage">
            <text:p>0,195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67]" office:value-type="string" office:string-value="discount-USD-OIS" calcext:value-type="string">
            <text:p>discount-USD-OIS</text:p>
          </table:table-cell>
          <table:table-cell table:style-name="ce34" table:formula="of:=[.F67]" office:value-type="float" office:value="3" calcext:value-type="float">
            <text:p>3</text:p>
          </table:table-cell>
          <table:table-cell/>
          <table:table-cell table:style-name="ce60" table:formula="of:=INFO.OBBA.OBBA.OBMAKE([.AB$16]&amp;&quot;-&quot;&amp;ROW();&quot;String&quot;;[.D67])" office:value-type="string" office:string-value="type-67 &#10;[1219]" calcext:value-type="string">
            <text:p>type-67 <text:line-break/>[121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67]);INFO.OBBA.OBBA.OBMAKE(&quot;&quot;;&quot;double&quot;;[.F67]);INFO.OBBA.OBBA.OBMAKE(&quot;&quot;;&quot;String&quot;;[.G67]);[.$E$10];INFO.OBBA.OBBA.OBMAKE(&quot;&quot;;&quot;String&quot;;[.H67]);[.$E$11];INFO.OBBA.OBBA.OBMAKE(&quot;&quot;;&quot;int&quot;;[.I67]);INFO.OBBA.OBBA.OBMAKE(&quot;&quot;;&quot;int&quot;;[.J67]))" office:value-type="string" office:string-value="tenor rec-67 &#10;[1226]" calcext:value-type="string">
            <text:p>tenor rec-67 <text:line-break/>[1226]</text:p>
          </table:table-cell>
          <table:table-cell table:style-name="ce60" table:formula="of:=INFO.OBBA.OBBA.OBMAKE([.AD$16]&amp;&quot;-&quot;&amp;ROW();&quot;String&quot;;[.K67])" office:value-type="string" office:string-value="forward rec-67 &#10;[1227]" calcext:value-type="string">
            <text:p>forward rec-67 <text:line-break/>[1227]</text:p>
          </table:table-cell>
          <table:table-cell table:style-name="ce60" table:formula="of:=INFO.OBBA.OBBA.OBMAKE([.AE$16]&amp;&quot;-&quot;&amp;ROW();&quot;double&quot;;[.L67])" office:value-type="string" office:string-value="spread rec-67 &#10;[1228]" calcext:value-type="string">
            <text:p>spread rec-67 <text:line-break/>[1228]</text:p>
          </table:table-cell>
          <table:table-cell table:style-name="ce60" table:formula="of:=INFO.OBBA.OBBA.OBMAKE([.AF$16]&amp;&quot;-&quot;&amp;ROW();&quot;String&quot;;[.M67])" office:value-type="string" office:string-value="discount rec-67 &#10;[1229]" calcext:value-type="string">
            <text:p>discount rec-67 <text:line-break/>[122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67]);INFO.OBBA.OBBA.OBMAKE(&quot;&quot;;&quot;double&quot;;[.P67]);INFO.OBBA.OBBA.OBMAKE(&quot;&quot;;&quot;String&quot;;[.Q67]);[.$E$10];INFO.OBBA.OBBA.OBMAKE(&quot;&quot;;&quot;String&quot;;[.H67]);[.$E$11];INFO.OBBA.OBBA.OBMAKE(&quot;&quot;;&quot;int&quot;;[.S67]);INFO.OBBA.OBBA.OBMAKE(&quot;&quot;;&quot;int&quot;;[.T67]))" office:value-type="string" office:string-value="tenor pay-67 &#10;[1236]" calcext:value-type="string">
            <text:p>tenor pay-67 <text:line-break/>[1236]</text:p>
          </table:table-cell>
          <table:table-cell table:style-name="ce60" table:formula="of:=INFO.OBBA.OBBA.OBMAKE([.AH$16]&amp;&quot;-&quot;&amp;ROW();&quot;String&quot;;[.U67])" office:value-type="string" office:string-value="forward pay-67 &#10;[1237]" calcext:value-type="string">
            <text:p>forward pay-67 <text:line-break/>[1237]</text:p>
          </table:table-cell>
          <table:table-cell table:style-name="ce60" table:formula="of:=INFO.OBBA.OBBA.OBMAKE([.AI$16]&amp;&quot;-&quot;&amp;ROW();&quot;double&quot;;[.V67])" office:value-type="string" office:string-value="spread pay-67 &#10;[1238]" calcext:value-type="string">
            <text:p>spread pay-67 <text:line-break/>[1238]</text:p>
          </table:table-cell>
          <table:table-cell table:style-name="ce60" table:formula="of:=INFO.OBBA.OBBA.OBMAKE([.AJ$16]&amp;&quot;-&quot;&amp;ROW();&quot;String&quot;;[.W67])" office:value-type="string" office:string-value="disocunt pay-67 &#10;[1239]" calcext:value-type="string">
            <text:p>disocunt pay-67 <text:line-break/>[1239]</text:p>
          </table:table-cell>
          <table:table-cell table:style-name="ce60" table:formula="of:=INFO.OBBA.OBBA.OBMAKE([.AK$16]&amp;&quot;-&quot;&amp;ROW();&quot;String&quot;;[.Y67])" office:value-type="string" office:string-value="calibration curve-67 &#10;[1240]" calcext:value-type="string">
            <text:p>calibration curve-67 <text:line-break/>[1240]</text:p>
          </table:table-cell>
          <table:table-cell table:style-name="ce60" table:formula="of:=INFO.OBBA.OBBA.OBMAKE([.AL$16]&amp;&quot;-&quot;&amp;ROW();&quot;double&quot;;[.Z67])" office:value-type="string" office:string-value="calibration time-67 &#10;[1241]" calcext:value-type="string">
            <text:p>calibration time-67 <text:line-break/>[124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68:.AL68])" office:value-type="string" office:string-value="calibItem-68 &#10;[1266]" calcext:value-type="string">
            <text:p>calibItem-68 <text:line-break/>[1266]</text:p>
          </table:table-cell>
          <table:table-cell table:style-name="ce22" table:formula="of:=INFO.OBBA.OBBA.OBGET(INFO.OBBA.OBBA.OBCALL(&quot;&quot;;INFO.OBBA.OBBA.OBCALL(&quot;&quot;;[.$B$8];&quot;getCalibrationProductForSpec&quot;;[.B68]);&quot;getValue&quot;;INFO.OBBA.OBBA.OBCALL(&quot;&quot;;[.$B$8];&quot;getModel&quot;)))" office:value-type="percentage" office:value="5.29090660172925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68]" office:value-type="float" office:value="4" calcext:value-type="float">
            <text:p>4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15" calcext:value-type="percentage">
            <text:p>0,315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68]" office:value-type="string" office:string-value="discount-USD-OIS" calcext:value-type="string">
            <text:p>discount-USD-OIS</text:p>
          </table:table-cell>
          <table:table-cell table:style-name="ce34" table:formula="of:=[.F68]" office:value-type="float" office:value="4" calcext:value-type="float">
            <text:p>4</text:p>
          </table:table-cell>
          <table:table-cell/>
          <table:table-cell table:style-name="ce60" table:formula="of:=INFO.OBBA.OBBA.OBMAKE([.AB$16]&amp;&quot;-&quot;&amp;ROW();&quot;String&quot;;[.D68])" office:value-type="string" office:string-value="type-68 &#10;[1243]" calcext:value-type="string">
            <text:p>type-68 <text:line-break/>[124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68]);INFO.OBBA.OBBA.OBMAKE(&quot;&quot;;&quot;double&quot;;[.F68]);INFO.OBBA.OBBA.OBMAKE(&quot;&quot;;&quot;String&quot;;[.G68]);[.$E$10];INFO.OBBA.OBBA.OBMAKE(&quot;&quot;;&quot;String&quot;;[.H68]);[.$E$11];INFO.OBBA.OBBA.OBMAKE(&quot;&quot;;&quot;int&quot;;[.I68]);INFO.OBBA.OBBA.OBMAKE(&quot;&quot;;&quot;int&quot;;[.J68]))" office:value-type="string" office:string-value="tenor rec-68 &#10;[1250]" calcext:value-type="string">
            <text:p>tenor rec-68 <text:line-break/>[1250]</text:p>
          </table:table-cell>
          <table:table-cell table:style-name="ce60" table:formula="of:=INFO.OBBA.OBBA.OBMAKE([.AD$16]&amp;&quot;-&quot;&amp;ROW();&quot;String&quot;;[.K68])" office:value-type="string" office:string-value="forward rec-68 &#10;[1251]" calcext:value-type="string">
            <text:p>forward rec-68 <text:line-break/>[1251]</text:p>
          </table:table-cell>
          <table:table-cell table:style-name="ce60" table:formula="of:=INFO.OBBA.OBBA.OBMAKE([.AE$16]&amp;&quot;-&quot;&amp;ROW();&quot;double&quot;;[.L68])" office:value-type="string" office:string-value="spread rec-68 &#10;[1252]" calcext:value-type="string">
            <text:p>spread rec-68 <text:line-break/>[1252]</text:p>
          </table:table-cell>
          <table:table-cell table:style-name="ce60" table:formula="of:=INFO.OBBA.OBBA.OBMAKE([.AF$16]&amp;&quot;-&quot;&amp;ROW();&quot;String&quot;;[.M68])" office:value-type="string" office:string-value="discount rec-68 &#10;[1253]" calcext:value-type="string">
            <text:p>discount rec-68 <text:line-break/>[125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68]);INFO.OBBA.OBBA.OBMAKE(&quot;&quot;;&quot;double&quot;;[.P68]);INFO.OBBA.OBBA.OBMAKE(&quot;&quot;;&quot;String&quot;;[.Q68]);[.$E$10];INFO.OBBA.OBBA.OBMAKE(&quot;&quot;;&quot;String&quot;;[.H68]);[.$E$11];INFO.OBBA.OBBA.OBMAKE(&quot;&quot;;&quot;int&quot;;[.S68]);INFO.OBBA.OBBA.OBMAKE(&quot;&quot;;&quot;int&quot;;[.T68]))" office:value-type="string" office:string-value="tenor pay-68 &#10;[1260]" calcext:value-type="string">
            <text:p>tenor pay-68 <text:line-break/>[1260]</text:p>
          </table:table-cell>
          <table:table-cell table:style-name="ce60" table:formula="of:=INFO.OBBA.OBBA.OBMAKE([.AH$16]&amp;&quot;-&quot;&amp;ROW();&quot;String&quot;;[.U68])" office:value-type="string" office:string-value="forward pay-68 &#10;[1261]" calcext:value-type="string">
            <text:p>forward pay-68 <text:line-break/>[1261]</text:p>
          </table:table-cell>
          <table:table-cell table:style-name="ce60" table:formula="of:=INFO.OBBA.OBBA.OBMAKE([.AI$16]&amp;&quot;-&quot;&amp;ROW();&quot;double&quot;;[.V68])" office:value-type="string" office:string-value="spread pay-68 &#10;[1262]" calcext:value-type="string">
            <text:p>spread pay-68 <text:line-break/>[1262]</text:p>
          </table:table-cell>
          <table:table-cell table:style-name="ce60" table:formula="of:=INFO.OBBA.OBBA.OBMAKE([.AJ$16]&amp;&quot;-&quot;&amp;ROW();&quot;String&quot;;[.W68])" office:value-type="string" office:string-value="disocunt pay-68 &#10;[1263]" calcext:value-type="string">
            <text:p>disocunt pay-68 <text:line-break/>[1263]</text:p>
          </table:table-cell>
          <table:table-cell table:style-name="ce60" table:formula="of:=INFO.OBBA.OBBA.OBMAKE([.AK$16]&amp;&quot;-&quot;&amp;ROW();&quot;String&quot;;[.Y68])" office:value-type="string" office:string-value="calibration curve-68 &#10;[1264]" calcext:value-type="string">
            <text:p>calibration curve-68 <text:line-break/>[1264]</text:p>
          </table:table-cell>
          <table:table-cell table:style-name="ce60" table:formula="of:=INFO.OBBA.OBBA.OBMAKE([.AL$16]&amp;&quot;-&quot;&amp;ROW();&quot;double&quot;;[.Z68])" office:value-type="string" office:string-value="calibration time-68 &#10;[1265]" calcext:value-type="string">
            <text:p>calibration time-68 <text:line-break/>[126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69:.AL69])" office:value-type="string" office:string-value="calibItem-69 &#10;[1290]" calcext:value-type="string">
            <text:p>calibItem-69 <text:line-break/>[1290]</text:p>
          </table:table-cell>
          <table:table-cell table:style-name="ce22" table:formula="of:=INFO.OBBA.OBBA.OBGET(INFO.OBBA.OBBA.OBCALL(&quot;&quot;;INFO.OBBA.OBBA.OBCALL(&quot;&quot;;[.$B$8];&quot;getCalibrationProductForSpec&quot;;[.B69]);&quot;getValue&quot;;INFO.OBBA.OBBA.OBCALL(&quot;&quot;;[.$B$8];&quot;getModel&quot;)))" office:value-type="percentage" office:value="-1.7347234759768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69]" office:value-type="float" office:value="5" calcext:value-type="float">
            <text:p>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81" calcext:value-type="percentage">
            <text:p>0,481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69]" office:value-type="string" office:string-value="discount-USD-OIS" calcext:value-type="string">
            <text:p>discount-USD-OIS</text:p>
          </table:table-cell>
          <table:table-cell table:style-name="ce34" table:formula="of:=[.F69]" office:value-type="float" office:value="5" calcext:value-type="float">
            <text:p>5</text:p>
          </table:table-cell>
          <table:table-cell/>
          <table:table-cell table:style-name="ce60" table:formula="of:=INFO.OBBA.OBBA.OBMAKE([.AB$16]&amp;&quot;-&quot;&amp;ROW();&quot;String&quot;;[.D69])" office:value-type="string" office:string-value="type-69 &#10;[1267]" calcext:value-type="string">
            <text:p>type-69 <text:line-break/>[126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69]);INFO.OBBA.OBBA.OBMAKE(&quot;&quot;;&quot;double&quot;;[.F69]);INFO.OBBA.OBBA.OBMAKE(&quot;&quot;;&quot;String&quot;;[.G69]);[.$E$10];INFO.OBBA.OBBA.OBMAKE(&quot;&quot;;&quot;String&quot;;[.H69]);[.$E$11];INFO.OBBA.OBBA.OBMAKE(&quot;&quot;;&quot;int&quot;;[.I69]);INFO.OBBA.OBBA.OBMAKE(&quot;&quot;;&quot;int&quot;;[.J69]))" office:value-type="string" office:string-value="tenor rec-69 &#10;[1274]" calcext:value-type="string">
            <text:p>tenor rec-69 <text:line-break/>[1274]</text:p>
          </table:table-cell>
          <table:table-cell table:style-name="ce60" table:formula="of:=INFO.OBBA.OBBA.OBMAKE([.AD$16]&amp;&quot;-&quot;&amp;ROW();&quot;String&quot;;[.K69])" office:value-type="string" office:string-value="forward rec-69 &#10;[1275]" calcext:value-type="string">
            <text:p>forward rec-69 <text:line-break/>[1275]</text:p>
          </table:table-cell>
          <table:table-cell table:style-name="ce60" table:formula="of:=INFO.OBBA.OBBA.OBMAKE([.AE$16]&amp;&quot;-&quot;&amp;ROW();&quot;double&quot;;[.L69])" office:value-type="string" office:string-value="spread rec-69 &#10;[1276]" calcext:value-type="string">
            <text:p>spread rec-69 <text:line-break/>[1276]</text:p>
          </table:table-cell>
          <table:table-cell table:style-name="ce60" table:formula="of:=INFO.OBBA.OBBA.OBMAKE([.AF$16]&amp;&quot;-&quot;&amp;ROW();&quot;String&quot;;[.M69])" office:value-type="string" office:string-value="discount rec-69 &#10;[1277]" calcext:value-type="string">
            <text:p>discount rec-69 <text:line-break/>[127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69]);INFO.OBBA.OBBA.OBMAKE(&quot;&quot;;&quot;double&quot;;[.P69]);INFO.OBBA.OBBA.OBMAKE(&quot;&quot;;&quot;String&quot;;[.Q69]);[.$E$10];INFO.OBBA.OBBA.OBMAKE(&quot;&quot;;&quot;String&quot;;[.H69]);[.$E$11];INFO.OBBA.OBBA.OBMAKE(&quot;&quot;;&quot;int&quot;;[.S69]);INFO.OBBA.OBBA.OBMAKE(&quot;&quot;;&quot;int&quot;;[.T69]))" office:value-type="string" office:string-value="tenor pay-69 &#10;[1284]" calcext:value-type="string">
            <text:p>tenor pay-69 <text:line-break/>[1284]</text:p>
          </table:table-cell>
          <table:table-cell table:style-name="ce60" table:formula="of:=INFO.OBBA.OBBA.OBMAKE([.AH$16]&amp;&quot;-&quot;&amp;ROW();&quot;String&quot;;[.U69])" office:value-type="string" office:string-value="forward pay-69 &#10;[1285]" calcext:value-type="string">
            <text:p>forward pay-69 <text:line-break/>[1285]</text:p>
          </table:table-cell>
          <table:table-cell table:style-name="ce60" table:formula="of:=INFO.OBBA.OBBA.OBMAKE([.AI$16]&amp;&quot;-&quot;&amp;ROW();&quot;double&quot;;[.V69])" office:value-type="string" office:string-value="spread pay-69 &#10;[1286]" calcext:value-type="string">
            <text:p>spread pay-69 <text:line-break/>[1286]</text:p>
          </table:table-cell>
          <table:table-cell table:style-name="ce60" table:formula="of:=INFO.OBBA.OBBA.OBMAKE([.AJ$16]&amp;&quot;-&quot;&amp;ROW();&quot;String&quot;;[.W69])" office:value-type="string" office:string-value="disocunt pay-69 &#10;[1287]" calcext:value-type="string">
            <text:p>disocunt pay-69 <text:line-break/>[1287]</text:p>
          </table:table-cell>
          <table:table-cell table:style-name="ce60" table:formula="of:=INFO.OBBA.OBBA.OBMAKE([.AK$16]&amp;&quot;-&quot;&amp;ROW();&quot;String&quot;;[.Y69])" office:value-type="string" office:string-value="calibration curve-69 &#10;[1288]" calcext:value-type="string">
            <text:p>calibration curve-69 <text:line-break/>[1288]</text:p>
          </table:table-cell>
          <table:table-cell table:style-name="ce60" table:formula="of:=INFO.OBBA.OBBA.OBMAKE([.AL$16]&amp;&quot;-&quot;&amp;ROW();&quot;double&quot;;[.Z69])" office:value-type="string" office:string-value="calibration time-69 &#10;[1289]" calcext:value-type="string">
            <text:p>calibration time-69 <text:line-break/>[128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70:.AL70])" office:value-type="string" office:string-value="calibItem-70 &#10;[1314]" calcext:value-type="string">
            <text:p>calibItem-70 <text:line-break/>[1314]</text:p>
          </table:table-cell>
          <table:table-cell table:style-name="ce22" table:formula="of:=INFO.OBBA.OBBA.OBGET(INFO.OBBA.OBBA.OBCALL(&quot;&quot;;INFO.OBBA.OBBA.OBCALL(&quot;&quot;;[.$B$8];&quot;getCalibrationProductForSpec&quot;;[.B70]);&quot;getValue&quot;;INFO.OBBA.OBBA.OBCALL(&quot;&quot;;[.$B$8];&quot;getModel&quot;)))" office:value-type="percentage" office:value="-3.46944695195361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70]" office:value-type="float" office:value="7" calcext:value-type="float">
            <text:p>7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841" calcext:value-type="percentage">
            <text:p>0,841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70]" office:value-type="string" office:string-value="discount-USD-OIS" calcext:value-type="string">
            <text:p>discount-USD-OIS</text:p>
          </table:table-cell>
          <table:table-cell table:style-name="ce34" table:formula="of:=[.F70]" office:value-type="float" office:value="7" calcext:value-type="float">
            <text:p>7</text:p>
          </table:table-cell>
          <table:table-cell/>
          <table:table-cell table:style-name="ce60" table:formula="of:=INFO.OBBA.OBBA.OBMAKE([.AB$16]&amp;&quot;-&quot;&amp;ROW();&quot;String&quot;;[.D70])" office:value-type="string" office:string-value="type-70 &#10;[1291]" calcext:value-type="string">
            <text:p>type-70 <text:line-break/>[129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70]);INFO.OBBA.OBBA.OBMAKE(&quot;&quot;;&quot;double&quot;;[.F70]);INFO.OBBA.OBBA.OBMAKE(&quot;&quot;;&quot;String&quot;;[.G70]);[.$E$10];INFO.OBBA.OBBA.OBMAKE(&quot;&quot;;&quot;String&quot;;[.H70]);[.$E$11];INFO.OBBA.OBBA.OBMAKE(&quot;&quot;;&quot;int&quot;;[.I70]);INFO.OBBA.OBBA.OBMAKE(&quot;&quot;;&quot;int&quot;;[.J70]))" office:value-type="string" office:string-value="tenor rec-70 &#10;[1298]" calcext:value-type="string">
            <text:p>tenor rec-70 <text:line-break/>[1298]</text:p>
          </table:table-cell>
          <table:table-cell table:style-name="ce60" table:formula="of:=INFO.OBBA.OBBA.OBMAKE([.AD$16]&amp;&quot;-&quot;&amp;ROW();&quot;String&quot;;[.K70])" office:value-type="string" office:string-value="forward rec-70 &#10;[1299]" calcext:value-type="string">
            <text:p>forward rec-70 <text:line-break/>[1299]</text:p>
          </table:table-cell>
          <table:table-cell table:style-name="ce60" table:formula="of:=INFO.OBBA.OBBA.OBMAKE([.AE$16]&amp;&quot;-&quot;&amp;ROW();&quot;double&quot;;[.L70])" office:value-type="string" office:string-value="spread rec-70 &#10;[1300]" calcext:value-type="string">
            <text:p>spread rec-70 <text:line-break/>[1300]</text:p>
          </table:table-cell>
          <table:table-cell table:style-name="ce60" table:formula="of:=INFO.OBBA.OBBA.OBMAKE([.AF$16]&amp;&quot;-&quot;&amp;ROW();&quot;String&quot;;[.M70])" office:value-type="string" office:string-value="discount rec-70 &#10;[1301]" calcext:value-type="string">
            <text:p>discount rec-70 <text:line-break/>[130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70]);INFO.OBBA.OBBA.OBMAKE(&quot;&quot;;&quot;double&quot;;[.P70]);INFO.OBBA.OBBA.OBMAKE(&quot;&quot;;&quot;String&quot;;[.Q70]);[.$E$10];INFO.OBBA.OBBA.OBMAKE(&quot;&quot;;&quot;String&quot;;[.H70]);[.$E$11];INFO.OBBA.OBBA.OBMAKE(&quot;&quot;;&quot;int&quot;;[.S70]);INFO.OBBA.OBBA.OBMAKE(&quot;&quot;;&quot;int&quot;;[.T70]))" office:value-type="string" office:string-value="tenor pay-70 &#10;[1308]" calcext:value-type="string">
            <text:p>tenor pay-70 <text:line-break/>[1308]</text:p>
          </table:table-cell>
          <table:table-cell table:style-name="ce60" table:formula="of:=INFO.OBBA.OBBA.OBMAKE([.AH$16]&amp;&quot;-&quot;&amp;ROW();&quot;String&quot;;[.U70])" office:value-type="string" office:string-value="forward pay-70 &#10;[1309]" calcext:value-type="string">
            <text:p>forward pay-70 <text:line-break/>[1309]</text:p>
          </table:table-cell>
          <table:table-cell table:style-name="ce60" table:formula="of:=INFO.OBBA.OBBA.OBMAKE([.AI$16]&amp;&quot;-&quot;&amp;ROW();&quot;double&quot;;[.V70])" office:value-type="string" office:string-value="spread pay-70 &#10;[1310]" calcext:value-type="string">
            <text:p>spread pay-70 <text:line-break/>[1310]</text:p>
          </table:table-cell>
          <table:table-cell table:style-name="ce60" table:formula="of:=INFO.OBBA.OBBA.OBMAKE([.AJ$16]&amp;&quot;-&quot;&amp;ROW();&quot;String&quot;;[.W70])" office:value-type="string" office:string-value="disocunt pay-70 &#10;[1311]" calcext:value-type="string">
            <text:p>disocunt pay-70 <text:line-break/>[1311]</text:p>
          </table:table-cell>
          <table:table-cell table:style-name="ce60" table:formula="of:=INFO.OBBA.OBBA.OBMAKE([.AK$16]&amp;&quot;-&quot;&amp;ROW();&quot;String&quot;;[.Y70])" office:value-type="string" office:string-value="calibration curve-70 &#10;[1312]" calcext:value-type="string">
            <text:p>calibration curve-70 <text:line-break/>[1312]</text:p>
          </table:table-cell>
          <table:table-cell table:style-name="ce60" table:formula="of:=INFO.OBBA.OBBA.OBMAKE([.AL$16]&amp;&quot;-&quot;&amp;ROW();&quot;double&quot;;[.Z70])" office:value-type="string" office:string-value="calibration time-70 &#10;[1313]" calcext:value-type="string">
            <text:p>calibration time-70 <text:line-break/>[131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71:.AL71])" office:value-type="string" office:string-value="calibItem-71 &#10;[1338]" calcext:value-type="string">
            <text:p>calibItem-71 <text:line-break/>[1338]</text:p>
          </table:table-cell>
          <table:table-cell table:style-name="ce22" table:formula="of:=INFO.OBBA.OBBA.OBGET(INFO.OBBA.OBBA.OBCALL(&quot;&quot;;INFO.OBBA.OBBA.OBCALL(&quot;&quot;;[.$B$8];&quot;getCalibrationProductForSpec&quot;;[.B71]);&quot;getValue&quot;;INFO.OBBA.OBBA.OBCALL(&quot;&quot;;[.$B$8];&quot;getModel&quot;)))" office:value-type="percentage" office:value="2.08166817117216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71]" office:value-type="float" office:value="8" calcext:value-type="float">
            <text:p>8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99" calcext:value-type="percentage">
            <text:p>0,999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71]" office:value-type="string" office:string-value="discount-USD-OIS" calcext:value-type="string">
            <text:p>discount-USD-OIS</text:p>
          </table:table-cell>
          <table:table-cell table:style-name="ce34" table:formula="of:=[.F71]" office:value-type="float" office:value="8" calcext:value-type="float">
            <text:p>8</text:p>
          </table:table-cell>
          <table:table-cell/>
          <table:table-cell table:style-name="ce60" table:formula="of:=INFO.OBBA.OBBA.OBMAKE([.AB$16]&amp;&quot;-&quot;&amp;ROW();&quot;String&quot;;[.D71])" office:value-type="string" office:string-value="type-71 &#10;[1315]" calcext:value-type="string">
            <text:p>type-71 <text:line-break/>[131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71]);INFO.OBBA.OBBA.OBMAKE(&quot;&quot;;&quot;double&quot;;[.F71]);INFO.OBBA.OBBA.OBMAKE(&quot;&quot;;&quot;String&quot;;[.G71]);[.$E$10];INFO.OBBA.OBBA.OBMAKE(&quot;&quot;;&quot;String&quot;;[.H71]);[.$E$11];INFO.OBBA.OBBA.OBMAKE(&quot;&quot;;&quot;int&quot;;[.I71]);INFO.OBBA.OBBA.OBMAKE(&quot;&quot;;&quot;int&quot;;[.J71]))" office:value-type="string" office:string-value="tenor rec-71 &#10;[1322]" calcext:value-type="string">
            <text:p>tenor rec-71 <text:line-break/>[1322]</text:p>
          </table:table-cell>
          <table:table-cell table:style-name="ce60" table:formula="of:=INFO.OBBA.OBBA.OBMAKE([.AD$16]&amp;&quot;-&quot;&amp;ROW();&quot;String&quot;;[.K71])" office:value-type="string" office:string-value="forward rec-71 &#10;[1323]" calcext:value-type="string">
            <text:p>forward rec-71 <text:line-break/>[1323]</text:p>
          </table:table-cell>
          <table:table-cell table:style-name="ce60" table:formula="of:=INFO.OBBA.OBBA.OBMAKE([.AE$16]&amp;&quot;-&quot;&amp;ROW();&quot;double&quot;;[.L71])" office:value-type="string" office:string-value="spread rec-71 &#10;[1324]" calcext:value-type="string">
            <text:p>spread rec-71 <text:line-break/>[1324]</text:p>
          </table:table-cell>
          <table:table-cell table:style-name="ce60" table:formula="of:=INFO.OBBA.OBBA.OBMAKE([.AF$16]&amp;&quot;-&quot;&amp;ROW();&quot;String&quot;;[.M71])" office:value-type="string" office:string-value="discount rec-71 &#10;[1325]" calcext:value-type="string">
            <text:p>discount rec-71 <text:line-break/>[132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71]);INFO.OBBA.OBBA.OBMAKE(&quot;&quot;;&quot;double&quot;;[.P71]);INFO.OBBA.OBBA.OBMAKE(&quot;&quot;;&quot;String&quot;;[.Q71]);[.$E$10];INFO.OBBA.OBBA.OBMAKE(&quot;&quot;;&quot;String&quot;;[.H71]);[.$E$11];INFO.OBBA.OBBA.OBMAKE(&quot;&quot;;&quot;int&quot;;[.S71]);INFO.OBBA.OBBA.OBMAKE(&quot;&quot;;&quot;int&quot;;[.T71]))" office:value-type="string" office:string-value="tenor pay-71 &#10;[1332]" calcext:value-type="string">
            <text:p>tenor pay-71 <text:line-break/>[1332]</text:p>
          </table:table-cell>
          <table:table-cell table:style-name="ce60" table:formula="of:=INFO.OBBA.OBBA.OBMAKE([.AH$16]&amp;&quot;-&quot;&amp;ROW();&quot;String&quot;;[.U71])" office:value-type="string" office:string-value="forward pay-71 &#10;[1333]" calcext:value-type="string">
            <text:p>forward pay-71 <text:line-break/>[1333]</text:p>
          </table:table-cell>
          <table:table-cell table:style-name="ce60" table:formula="of:=INFO.OBBA.OBBA.OBMAKE([.AI$16]&amp;&quot;-&quot;&amp;ROW();&quot;double&quot;;[.V71])" office:value-type="string" office:string-value="spread pay-71 &#10;[1334]" calcext:value-type="string">
            <text:p>spread pay-71 <text:line-break/>[1334]</text:p>
          </table:table-cell>
          <table:table-cell table:style-name="ce60" table:formula="of:=INFO.OBBA.OBBA.OBMAKE([.AJ$16]&amp;&quot;-&quot;&amp;ROW();&quot;String&quot;;[.W71])" office:value-type="string" office:string-value="disocunt pay-71 &#10;[1335]" calcext:value-type="string">
            <text:p>disocunt pay-71 <text:line-break/>[1335]</text:p>
          </table:table-cell>
          <table:table-cell table:style-name="ce60" table:formula="of:=INFO.OBBA.OBBA.OBMAKE([.AK$16]&amp;&quot;-&quot;&amp;ROW();&quot;String&quot;;[.Y71])" office:value-type="string" office:string-value="calibration curve-71 &#10;[1336]" calcext:value-type="string">
            <text:p>calibration curve-71 <text:line-break/>[1336]</text:p>
          </table:table-cell>
          <table:table-cell table:style-name="ce60" table:formula="of:=INFO.OBBA.OBBA.OBMAKE([.AL$16]&amp;&quot;-&quot;&amp;ROW();&quot;double&quot;;[.Z71])" office:value-type="string" office:string-value="calibration time-71 &#10;[1337]" calcext:value-type="string">
            <text:p>calibration time-71 <text:line-break/>[133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72:.AL72])" office:value-type="string" office:string-value="calibItem-72 &#10;[1362]" calcext:value-type="string">
            <text:p>calibItem-72 <text:line-break/>[1362]</text:p>
          </table:table-cell>
          <table:table-cell table:style-name="ce22" table:formula="of:=INFO.OBBA.OBBA.OBGET(INFO.OBBA.OBBA.OBCALL(&quot;&quot;;INFO.OBBA.OBBA.OBCALL(&quot;&quot;;[.$B$8];&quot;getCalibrationProductForSpec&quot;;[.B72]);&quot;getValue&quot;;INFO.OBBA.OBBA.OBCALL(&quot;&quot;;[.$B$8];&quot;getModel&quot;)))" office:value-type="percentage" office:value="-4.85722573273505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72]" office:value-type="float" office:value="9" calcext:value-type="float">
            <text:p>9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4" calcext:value-type="percentage">
            <text:p>1,140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72]" office:value-type="string" office:string-value="discount-USD-OIS" calcext:value-type="string">
            <text:p>discount-USD-OIS</text:p>
          </table:table-cell>
          <table:table-cell table:style-name="ce34" table:formula="of:=[.F72]" office:value-type="float" office:value="9" calcext:value-type="float">
            <text:p>9</text:p>
          </table:table-cell>
          <table:table-cell/>
          <table:table-cell table:style-name="ce60" table:formula="of:=INFO.OBBA.OBBA.OBMAKE([.AB$16]&amp;&quot;-&quot;&amp;ROW();&quot;String&quot;;[.D72])" office:value-type="string" office:string-value="type-72 &#10;[1339]" calcext:value-type="string">
            <text:p>type-72 <text:line-break/>[133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72]);INFO.OBBA.OBBA.OBMAKE(&quot;&quot;;&quot;double&quot;;[.F72]);INFO.OBBA.OBBA.OBMAKE(&quot;&quot;;&quot;String&quot;;[.G72]);[.$E$10];INFO.OBBA.OBBA.OBMAKE(&quot;&quot;;&quot;String&quot;;[.H72]);[.$E$11];INFO.OBBA.OBBA.OBMAKE(&quot;&quot;;&quot;int&quot;;[.I72]);INFO.OBBA.OBBA.OBMAKE(&quot;&quot;;&quot;int&quot;;[.J72]))" office:value-type="string" office:string-value="tenor rec-72 &#10;[1346]" calcext:value-type="string">
            <text:p>tenor rec-72 <text:line-break/>[1346]</text:p>
          </table:table-cell>
          <table:table-cell table:style-name="ce60" table:formula="of:=INFO.OBBA.OBBA.OBMAKE([.AD$16]&amp;&quot;-&quot;&amp;ROW();&quot;String&quot;;[.K72])" office:value-type="string" office:string-value="forward rec-72 &#10;[1347]" calcext:value-type="string">
            <text:p>forward rec-72 <text:line-break/>[1347]</text:p>
          </table:table-cell>
          <table:table-cell table:style-name="ce60" table:formula="of:=INFO.OBBA.OBBA.OBMAKE([.AE$16]&amp;&quot;-&quot;&amp;ROW();&quot;double&quot;;[.L72])" office:value-type="string" office:string-value="spread rec-72 &#10;[1348]" calcext:value-type="string">
            <text:p>spread rec-72 <text:line-break/>[1348]</text:p>
          </table:table-cell>
          <table:table-cell table:style-name="ce60" table:formula="of:=INFO.OBBA.OBBA.OBMAKE([.AF$16]&amp;&quot;-&quot;&amp;ROW();&quot;String&quot;;[.M72])" office:value-type="string" office:string-value="discount rec-72 &#10;[1349]" calcext:value-type="string">
            <text:p>discount rec-72 <text:line-break/>[134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72]);INFO.OBBA.OBBA.OBMAKE(&quot;&quot;;&quot;double&quot;;[.P72]);INFO.OBBA.OBBA.OBMAKE(&quot;&quot;;&quot;String&quot;;[.Q72]);[.$E$10];INFO.OBBA.OBBA.OBMAKE(&quot;&quot;;&quot;String&quot;;[.H72]);[.$E$11];INFO.OBBA.OBBA.OBMAKE(&quot;&quot;;&quot;int&quot;;[.S72]);INFO.OBBA.OBBA.OBMAKE(&quot;&quot;;&quot;int&quot;;[.T72]))" office:value-type="string" office:string-value="tenor pay-72 &#10;[1356]" calcext:value-type="string">
            <text:p>tenor pay-72 <text:line-break/>[1356]</text:p>
          </table:table-cell>
          <table:table-cell table:style-name="ce60" table:formula="of:=INFO.OBBA.OBBA.OBMAKE([.AH$16]&amp;&quot;-&quot;&amp;ROW();&quot;String&quot;;[.U72])" office:value-type="string" office:string-value="forward pay-72 &#10;[1357]" calcext:value-type="string">
            <text:p>forward pay-72 <text:line-break/>[1357]</text:p>
          </table:table-cell>
          <table:table-cell table:style-name="ce60" table:formula="of:=INFO.OBBA.OBBA.OBMAKE([.AI$16]&amp;&quot;-&quot;&amp;ROW();&quot;double&quot;;[.V72])" office:value-type="string" office:string-value="spread pay-72 &#10;[1358]" calcext:value-type="string">
            <text:p>spread pay-72 <text:line-break/>[1358]</text:p>
          </table:table-cell>
          <table:table-cell table:style-name="ce60" table:formula="of:=INFO.OBBA.OBBA.OBMAKE([.AJ$16]&amp;&quot;-&quot;&amp;ROW();&quot;String&quot;;[.W72])" office:value-type="string" office:string-value="disocunt pay-72 &#10;[1359]" calcext:value-type="string">
            <text:p>disocunt pay-72 <text:line-break/>[1359]</text:p>
          </table:table-cell>
          <table:table-cell table:style-name="ce60" table:formula="of:=INFO.OBBA.OBBA.OBMAKE([.AK$16]&amp;&quot;-&quot;&amp;ROW();&quot;String&quot;;[.Y72])" office:value-type="string" office:string-value="calibration curve-72 &#10;[1360]" calcext:value-type="string">
            <text:p>calibration curve-72 <text:line-break/>[1360]</text:p>
          </table:table-cell>
          <table:table-cell table:style-name="ce60" table:formula="of:=INFO.OBBA.OBBA.OBMAKE([.AL$16]&amp;&quot;-&quot;&amp;ROW();&quot;double&quot;;[.Z72])" office:value-type="string" office:string-value="calibration time-72 &#10;[1361]" calcext:value-type="string">
            <text:p>calibration time-72 <text:line-break/>[136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73:.AL73])" office:value-type="string" office:string-value="calibItem-73 &#10;[1386]" calcext:value-type="string">
            <text:p>calibItem-73 <text:line-break/>[1386]</text:p>
          </table:table-cell>
          <table:table-cell table:style-name="ce22" table:formula="of:=INFO.OBBA.OBBA.OBGET(INFO.OBBA.OBBA.OBCALL(&quot;&quot;;INFO.OBBA.OBBA.OBCALL(&quot;&quot;;[.$B$8];&quot;getCalibrationProductForSpec&quot;;[.B73]);&quot;getValue&quot;;INFO.OBBA.OBBA.OBCALL(&quot;&quot;;[.$B$8];&quot;getModel&quot;)))" office:value-type="percentage" office:value="-9.36750677027474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73]" office:value-type="float" office:value="10" calcext:value-type="float">
            <text:p>1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267" calcext:value-type="percentage">
            <text:p>1,267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73]" office:value-type="string" office:string-value="discount-USD-OIS" calcext:value-type="string">
            <text:p>discount-USD-OIS</text:p>
          </table:table-cell>
          <table:table-cell table:style-name="ce34" table:formula="of:=[.F73]" office:value-type="float" office:value="10" calcext:value-type="float">
            <text:p>10</text:p>
          </table:table-cell>
          <table:table-cell/>
          <table:table-cell table:style-name="ce60" table:formula="of:=INFO.OBBA.OBBA.OBMAKE([.AB$16]&amp;&quot;-&quot;&amp;ROW();&quot;String&quot;;[.D73])" office:value-type="string" office:string-value="type-73 &#10;[1363]" calcext:value-type="string">
            <text:p>type-73 <text:line-break/>[136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73]);INFO.OBBA.OBBA.OBMAKE(&quot;&quot;;&quot;double&quot;;[.F73]);INFO.OBBA.OBBA.OBMAKE(&quot;&quot;;&quot;String&quot;;[.G73]);[.$E$10];INFO.OBBA.OBBA.OBMAKE(&quot;&quot;;&quot;String&quot;;[.H73]);[.$E$11];INFO.OBBA.OBBA.OBMAKE(&quot;&quot;;&quot;int&quot;;[.I73]);INFO.OBBA.OBBA.OBMAKE(&quot;&quot;;&quot;int&quot;;[.J73]))" office:value-type="string" office:string-value="tenor rec-73 &#10;[1370]" calcext:value-type="string">
            <text:p>tenor rec-73 <text:line-break/>[1370]</text:p>
          </table:table-cell>
          <table:table-cell table:style-name="ce60" table:formula="of:=INFO.OBBA.OBBA.OBMAKE([.AD$16]&amp;&quot;-&quot;&amp;ROW();&quot;String&quot;;[.K73])" office:value-type="string" office:string-value="forward rec-73 &#10;[1371]" calcext:value-type="string">
            <text:p>forward rec-73 <text:line-break/>[1371]</text:p>
          </table:table-cell>
          <table:table-cell table:style-name="ce60" table:formula="of:=INFO.OBBA.OBBA.OBMAKE([.AE$16]&amp;&quot;-&quot;&amp;ROW();&quot;double&quot;;[.L73])" office:value-type="string" office:string-value="spread rec-73 &#10;[1372]" calcext:value-type="string">
            <text:p>spread rec-73 <text:line-break/>[1372]</text:p>
          </table:table-cell>
          <table:table-cell table:style-name="ce60" table:formula="of:=INFO.OBBA.OBBA.OBMAKE([.AF$16]&amp;&quot;-&quot;&amp;ROW();&quot;String&quot;;[.M73])" office:value-type="string" office:string-value="discount rec-73 &#10;[1373]" calcext:value-type="string">
            <text:p>discount rec-73 <text:line-break/>[137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73]);INFO.OBBA.OBBA.OBMAKE(&quot;&quot;;&quot;double&quot;;[.P73]);INFO.OBBA.OBBA.OBMAKE(&quot;&quot;;&quot;String&quot;;[.Q73]);[.$E$10];INFO.OBBA.OBBA.OBMAKE(&quot;&quot;;&quot;String&quot;;[.H73]);[.$E$11];INFO.OBBA.OBBA.OBMAKE(&quot;&quot;;&quot;int&quot;;[.S73]);INFO.OBBA.OBBA.OBMAKE(&quot;&quot;;&quot;int&quot;;[.T73]))" office:value-type="string" office:string-value="tenor pay-73 &#10;[1380]" calcext:value-type="string">
            <text:p>tenor pay-73 <text:line-break/>[1380]</text:p>
          </table:table-cell>
          <table:table-cell table:style-name="ce60" table:formula="of:=INFO.OBBA.OBBA.OBMAKE([.AH$16]&amp;&quot;-&quot;&amp;ROW();&quot;String&quot;;[.U73])" office:value-type="string" office:string-value="forward pay-73 &#10;[1381]" calcext:value-type="string">
            <text:p>forward pay-73 <text:line-break/>[1381]</text:p>
          </table:table-cell>
          <table:table-cell table:style-name="ce60" table:formula="of:=INFO.OBBA.OBBA.OBMAKE([.AI$16]&amp;&quot;-&quot;&amp;ROW();&quot;double&quot;;[.V73])" office:value-type="string" office:string-value="spread pay-73 &#10;[1382]" calcext:value-type="string">
            <text:p>spread pay-73 <text:line-break/>[1382]</text:p>
          </table:table-cell>
          <table:table-cell table:style-name="ce60" table:formula="of:=INFO.OBBA.OBBA.OBMAKE([.AJ$16]&amp;&quot;-&quot;&amp;ROW();&quot;String&quot;;[.W73])" office:value-type="string" office:string-value="disocunt pay-73 &#10;[1383]" calcext:value-type="string">
            <text:p>disocunt pay-73 <text:line-break/>[1383]</text:p>
          </table:table-cell>
          <table:table-cell table:style-name="ce60" table:formula="of:=INFO.OBBA.OBBA.OBMAKE([.AK$16]&amp;&quot;-&quot;&amp;ROW();&quot;String&quot;;[.Y73])" office:value-type="string" office:string-value="calibration curve-73 &#10;[1384]" calcext:value-type="string">
            <text:p>calibration curve-73 <text:line-break/>[1384]</text:p>
          </table:table-cell>
          <table:table-cell table:style-name="ce60" table:formula="of:=INFO.OBBA.OBBA.OBMAKE([.AL$16]&amp;&quot;-&quot;&amp;ROW();&quot;double&quot;;[.Z73])" office:value-type="string" office:string-value="calibration time-73 &#10;[1385]" calcext:value-type="string">
            <text:p>calibration time-73 <text:line-break/>[138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74:.AL74])" office:value-type="string" office:string-value="calibItem-74 &#10;[1410]" calcext:value-type="string">
            <text:p>calibItem-74 <text:line-break/>[1410]</text:p>
          </table:table-cell>
          <table:table-cell table:style-name="ce22" table:formula="of:=INFO.OBBA.OBBA.OBGET(INFO.OBBA.OBBA.OBCALL(&quot;&quot;;INFO.OBBA.OBBA.OBCALL(&quot;&quot;;[.$B$8];&quot;getCalibrationProductForSpec&quot;;[.B74]);&quot;getValue&quot;;INFO.OBBA.OBBA.OBCALL(&quot;&quot;;[.$B$8];&quot;getModel&quot;)))" office:value-type="percentage" office:value="-2.77555756156289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74]" office:value-type="float" office:value="12" calcext:value-type="float">
            <text:p>1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85" calcext:value-type="percentage">
            <text:p>1,485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74]" office:value-type="string" office:string-value="discount-USD-OIS" calcext:value-type="string">
            <text:p>discount-USD-OIS</text:p>
          </table:table-cell>
          <table:table-cell table:style-name="ce34" table:formula="of:=[.F74]" office:value-type="float" office:value="12" calcext:value-type="float">
            <text:p>12</text:p>
          </table:table-cell>
          <table:table-cell/>
          <table:table-cell table:style-name="ce60" table:formula="of:=INFO.OBBA.OBBA.OBMAKE([.AB$16]&amp;&quot;-&quot;&amp;ROW();&quot;String&quot;;[.D74])" office:value-type="string" office:string-value="type-74 &#10;[1387]" calcext:value-type="string">
            <text:p>type-74 <text:line-break/>[138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74]);INFO.OBBA.OBBA.OBMAKE(&quot;&quot;;&quot;double&quot;;[.F74]);INFO.OBBA.OBBA.OBMAKE(&quot;&quot;;&quot;String&quot;;[.G74]);[.$E$10];INFO.OBBA.OBBA.OBMAKE(&quot;&quot;;&quot;String&quot;;[.H74]);[.$E$11];INFO.OBBA.OBBA.OBMAKE(&quot;&quot;;&quot;int&quot;;[.I74]);INFO.OBBA.OBBA.OBMAKE(&quot;&quot;;&quot;int&quot;;[.J74]))" office:value-type="string" office:string-value="tenor rec-74 &#10;[1394]" calcext:value-type="string">
            <text:p>tenor rec-74 <text:line-break/>[1394]</text:p>
          </table:table-cell>
          <table:table-cell table:style-name="ce60" table:formula="of:=INFO.OBBA.OBBA.OBMAKE([.AD$16]&amp;&quot;-&quot;&amp;ROW();&quot;String&quot;;[.K74])" office:value-type="string" office:string-value="forward rec-74 &#10;[1395]" calcext:value-type="string">
            <text:p>forward rec-74 <text:line-break/>[1395]</text:p>
          </table:table-cell>
          <table:table-cell table:style-name="ce60" table:formula="of:=INFO.OBBA.OBBA.OBMAKE([.AE$16]&amp;&quot;-&quot;&amp;ROW();&quot;double&quot;;[.L74])" office:value-type="string" office:string-value="spread rec-74 &#10;[1396]" calcext:value-type="string">
            <text:p>spread rec-74 <text:line-break/>[1396]</text:p>
          </table:table-cell>
          <table:table-cell table:style-name="ce60" table:formula="of:=INFO.OBBA.OBBA.OBMAKE([.AF$16]&amp;&quot;-&quot;&amp;ROW();&quot;String&quot;;[.M74])" office:value-type="string" office:string-value="discount rec-74 &#10;[1397]" calcext:value-type="string">
            <text:p>discount rec-74 <text:line-break/>[139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74]);INFO.OBBA.OBBA.OBMAKE(&quot;&quot;;&quot;double&quot;;[.P74]);INFO.OBBA.OBBA.OBMAKE(&quot;&quot;;&quot;String&quot;;[.Q74]);[.$E$10];INFO.OBBA.OBBA.OBMAKE(&quot;&quot;;&quot;String&quot;;[.H74]);[.$E$11];INFO.OBBA.OBBA.OBMAKE(&quot;&quot;;&quot;int&quot;;[.S74]);INFO.OBBA.OBBA.OBMAKE(&quot;&quot;;&quot;int&quot;;[.T74]))" office:value-type="string" office:string-value="tenor pay-74 &#10;[1404]" calcext:value-type="string">
            <text:p>tenor pay-74 <text:line-break/>[1404]</text:p>
          </table:table-cell>
          <table:table-cell table:style-name="ce60" table:formula="of:=INFO.OBBA.OBBA.OBMAKE([.AH$16]&amp;&quot;-&quot;&amp;ROW();&quot;String&quot;;[.U74])" office:value-type="string" office:string-value="forward pay-74 &#10;[1405]" calcext:value-type="string">
            <text:p>forward pay-74 <text:line-break/>[1405]</text:p>
          </table:table-cell>
          <table:table-cell table:style-name="ce60" table:formula="of:=INFO.OBBA.OBBA.OBMAKE([.AI$16]&amp;&quot;-&quot;&amp;ROW();&quot;double&quot;;[.V74])" office:value-type="string" office:string-value="spread pay-74 &#10;[1406]" calcext:value-type="string">
            <text:p>spread pay-74 <text:line-break/>[1406]</text:p>
          </table:table-cell>
          <table:table-cell table:style-name="ce60" table:formula="of:=INFO.OBBA.OBBA.OBMAKE([.AJ$16]&amp;&quot;-&quot;&amp;ROW();&quot;String&quot;;[.W74])" office:value-type="string" office:string-value="disocunt pay-74 &#10;[1407]" calcext:value-type="string">
            <text:p>disocunt pay-74 <text:line-break/>[1407]</text:p>
          </table:table-cell>
          <table:table-cell table:style-name="ce60" table:formula="of:=INFO.OBBA.OBBA.OBMAKE([.AK$16]&amp;&quot;-&quot;&amp;ROW();&quot;String&quot;;[.Y74])" office:value-type="string" office:string-value="calibration curve-74 &#10;[1408]" calcext:value-type="string">
            <text:p>calibration curve-74 <text:line-break/>[1408]</text:p>
          </table:table-cell>
          <table:table-cell table:style-name="ce60" table:formula="of:=INFO.OBBA.OBBA.OBMAKE([.AL$16]&amp;&quot;-&quot;&amp;ROW();&quot;double&quot;;[.Z74])" office:value-type="string" office:string-value="calibration time-74 &#10;[1409]" calcext:value-type="string">
            <text:p>calibration time-74 <text:line-break/>[140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75:.AL75])" office:value-type="string" office:string-value="calibItem-75 &#10;[1434]" calcext:value-type="string">
            <text:p>calibItem-75 <text:line-break/>[1434]</text:p>
          </table:table-cell>
          <table:table-cell table:style-name="ce22" table:formula="of:=INFO.OBBA.OBBA.OBGET(INFO.OBBA.OBBA.OBCALL(&quot;&quot;;INFO.OBBA.OBBA.OBCALL(&quot;&quot;;[.$B$8];&quot;getCalibrationProductForSpec&quot;;[.B75]);&quot;getValue&quot;;INFO.OBBA.OBBA.OBCALL(&quot;&quot;;[.$B$8];&quot;getModel&quot;)))" office:value-type="percentage" office:value="-2.18575157973078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75]" office:value-type="float" office:value="15" calcext:value-type="float">
            <text:p>1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01" calcext:value-type="percentage">
            <text:p>1,701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75]" office:value-type="string" office:string-value="discount-USD-OIS" calcext:value-type="string">
            <text:p>discount-USD-OIS</text:p>
          </table:table-cell>
          <table:table-cell table:style-name="ce34" table:formula="of:=[.F75]" office:value-type="float" office:value="15" calcext:value-type="float">
            <text:p>15</text:p>
          </table:table-cell>
          <table:table-cell/>
          <table:table-cell table:style-name="ce60" table:formula="of:=INFO.OBBA.OBBA.OBMAKE([.AB$16]&amp;&quot;-&quot;&amp;ROW();&quot;String&quot;;[.D75])" office:value-type="string" office:string-value="type-75 &#10;[1411]" calcext:value-type="string">
            <text:p>type-75 <text:line-break/>[141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75]);INFO.OBBA.OBBA.OBMAKE(&quot;&quot;;&quot;double&quot;;[.F75]);INFO.OBBA.OBBA.OBMAKE(&quot;&quot;;&quot;String&quot;;[.G75]);[.$E$10];INFO.OBBA.OBBA.OBMAKE(&quot;&quot;;&quot;String&quot;;[.H75]);[.$E$11];INFO.OBBA.OBBA.OBMAKE(&quot;&quot;;&quot;int&quot;;[.I75]);INFO.OBBA.OBBA.OBMAKE(&quot;&quot;;&quot;int&quot;;[.J75]))" office:value-type="string" office:string-value="tenor rec-75 &#10;[1418]" calcext:value-type="string">
            <text:p>tenor rec-75 <text:line-break/>[1418]</text:p>
          </table:table-cell>
          <table:table-cell table:style-name="ce60" table:formula="of:=INFO.OBBA.OBBA.OBMAKE([.AD$16]&amp;&quot;-&quot;&amp;ROW();&quot;String&quot;;[.K75])" office:value-type="string" office:string-value="forward rec-75 &#10;[1419]" calcext:value-type="string">
            <text:p>forward rec-75 <text:line-break/>[1419]</text:p>
          </table:table-cell>
          <table:table-cell table:style-name="ce60" table:formula="of:=INFO.OBBA.OBBA.OBMAKE([.AE$16]&amp;&quot;-&quot;&amp;ROW();&quot;double&quot;;[.L75])" office:value-type="string" office:string-value="spread rec-75 &#10;[1420]" calcext:value-type="string">
            <text:p>spread rec-75 <text:line-break/>[1420]</text:p>
          </table:table-cell>
          <table:table-cell table:style-name="ce60" table:formula="of:=INFO.OBBA.OBBA.OBMAKE([.AF$16]&amp;&quot;-&quot;&amp;ROW();&quot;String&quot;;[.M75])" office:value-type="string" office:string-value="discount rec-75 &#10;[1421]" calcext:value-type="string">
            <text:p>discount rec-75 <text:line-break/>[142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75]);INFO.OBBA.OBBA.OBMAKE(&quot;&quot;;&quot;double&quot;;[.P75]);INFO.OBBA.OBBA.OBMAKE(&quot;&quot;;&quot;String&quot;;[.Q75]);[.$E$10];INFO.OBBA.OBBA.OBMAKE(&quot;&quot;;&quot;String&quot;;[.H75]);[.$E$11];INFO.OBBA.OBBA.OBMAKE(&quot;&quot;;&quot;int&quot;;[.S75]);INFO.OBBA.OBBA.OBMAKE(&quot;&quot;;&quot;int&quot;;[.T75]))" office:value-type="string" office:string-value="tenor pay-75 &#10;[1428]" calcext:value-type="string">
            <text:p>tenor pay-75 <text:line-break/>[1428]</text:p>
          </table:table-cell>
          <table:table-cell table:style-name="ce60" table:formula="of:=INFO.OBBA.OBBA.OBMAKE([.AH$16]&amp;&quot;-&quot;&amp;ROW();&quot;String&quot;;[.U75])" office:value-type="string" office:string-value="forward pay-75 &#10;[1429]" calcext:value-type="string">
            <text:p>forward pay-75 <text:line-break/>[1429]</text:p>
          </table:table-cell>
          <table:table-cell table:style-name="ce60" table:formula="of:=INFO.OBBA.OBBA.OBMAKE([.AI$16]&amp;&quot;-&quot;&amp;ROW();&quot;double&quot;;[.V75])" office:value-type="string" office:string-value="spread pay-75 &#10;[1430]" calcext:value-type="string">
            <text:p>spread pay-75 <text:line-break/>[1430]</text:p>
          </table:table-cell>
          <table:table-cell table:style-name="ce60" table:formula="of:=INFO.OBBA.OBBA.OBMAKE([.AJ$16]&amp;&quot;-&quot;&amp;ROW();&quot;String&quot;;[.W75])" office:value-type="string" office:string-value="disocunt pay-75 &#10;[1431]" calcext:value-type="string">
            <text:p>disocunt pay-75 <text:line-break/>[1431]</text:p>
          </table:table-cell>
          <table:table-cell table:style-name="ce60" table:formula="of:=INFO.OBBA.OBBA.OBMAKE([.AK$16]&amp;&quot;-&quot;&amp;ROW();&quot;String&quot;;[.Y75])" office:value-type="string" office:string-value="calibration curve-75 &#10;[1432]" calcext:value-type="string">
            <text:p>calibration curve-75 <text:line-break/>[1432]</text:p>
          </table:table-cell>
          <table:table-cell table:style-name="ce60" table:formula="of:=INFO.OBBA.OBBA.OBMAKE([.AL$16]&amp;&quot;-&quot;&amp;ROW();&quot;double&quot;;[.Z75])" office:value-type="string" office:string-value="calibration time-75 &#10;[1433]" calcext:value-type="string">
            <text:p>calibration time-75 <text:line-break/>[143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76:.AL76])" office:value-type="string" office:string-value="calibItem-76 &#10;[1458]" calcext:value-type="string">
            <text:p>calibItem-76 <text:line-break/>[1458]</text:p>
          </table:table-cell>
          <table:table-cell table:style-name="ce22" table:formula="of:=INFO.OBBA.OBBA.OBGET(INFO.OBBA.OBBA.OBCALL(&quot;&quot;;INFO.OBBA.OBBA.OBCALL(&quot;&quot;;[.$B$8];&quot;getCalibrationProductForSpec&quot;;[.B76]);&quot;getValue&quot;;INFO.OBBA.OBBA.OBCALL(&quot;&quot;;[.$B$8];&quot;getModel&quot;)))" office:value-type="percentage" office:value="1.70002900645727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76]" office:value-type="float" office:value="20" calcext:value-type="float">
            <text:p>2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881" calcext:value-type="percentage">
            <text:p>1,881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76]" office:value-type="string" office:string-value="discount-USD-OIS" calcext:value-type="string">
            <text:p>discount-USD-OIS</text:p>
          </table:table-cell>
          <table:table-cell table:style-name="ce34" table:formula="of:=[.F76]" office:value-type="float" office:value="20" calcext:value-type="float">
            <text:p>20</text:p>
          </table:table-cell>
          <table:table-cell/>
          <table:table-cell table:style-name="ce60" table:formula="of:=INFO.OBBA.OBBA.OBMAKE([.AB$16]&amp;&quot;-&quot;&amp;ROW();&quot;String&quot;;[.D76])" office:value-type="string" office:string-value="type-76 &#10;[1435]" calcext:value-type="string">
            <text:p>type-76 <text:line-break/>[143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76]);INFO.OBBA.OBBA.OBMAKE(&quot;&quot;;&quot;double&quot;;[.F76]);INFO.OBBA.OBBA.OBMAKE(&quot;&quot;;&quot;String&quot;;[.G76]);[.$E$10];INFO.OBBA.OBBA.OBMAKE(&quot;&quot;;&quot;String&quot;;[.H76]);[.$E$11];INFO.OBBA.OBBA.OBMAKE(&quot;&quot;;&quot;int&quot;;[.I76]);INFO.OBBA.OBBA.OBMAKE(&quot;&quot;;&quot;int&quot;;[.J76]))" office:value-type="string" office:string-value="tenor rec-76 &#10;[1442]" calcext:value-type="string">
            <text:p>tenor rec-76 <text:line-break/>[1442]</text:p>
          </table:table-cell>
          <table:table-cell table:style-name="ce60" table:formula="of:=INFO.OBBA.OBBA.OBMAKE([.AD$16]&amp;&quot;-&quot;&amp;ROW();&quot;String&quot;;[.K76])" office:value-type="string" office:string-value="forward rec-76 &#10;[1443]" calcext:value-type="string">
            <text:p>forward rec-76 <text:line-break/>[1443]</text:p>
          </table:table-cell>
          <table:table-cell table:style-name="ce60" table:formula="of:=INFO.OBBA.OBBA.OBMAKE([.AE$16]&amp;&quot;-&quot;&amp;ROW();&quot;double&quot;;[.L76])" office:value-type="string" office:string-value="spread rec-76 &#10;[1444]" calcext:value-type="string">
            <text:p>spread rec-76 <text:line-break/>[1444]</text:p>
          </table:table-cell>
          <table:table-cell table:style-name="ce60" table:formula="of:=INFO.OBBA.OBBA.OBMAKE([.AF$16]&amp;&quot;-&quot;&amp;ROW();&quot;String&quot;;[.M76])" office:value-type="string" office:string-value="discount rec-76 &#10;[1445]" calcext:value-type="string">
            <text:p>discount rec-76 <text:line-break/>[144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76]);INFO.OBBA.OBBA.OBMAKE(&quot;&quot;;&quot;double&quot;;[.P76]);INFO.OBBA.OBBA.OBMAKE(&quot;&quot;;&quot;String&quot;;[.Q76]);[.$E$10];INFO.OBBA.OBBA.OBMAKE(&quot;&quot;;&quot;String&quot;;[.H76]);[.$E$11];INFO.OBBA.OBBA.OBMAKE(&quot;&quot;;&quot;int&quot;;[.S76]);INFO.OBBA.OBBA.OBMAKE(&quot;&quot;;&quot;int&quot;;[.T76]))" office:value-type="string" office:string-value="tenor pay-76 &#10;[1452]" calcext:value-type="string">
            <text:p>tenor pay-76 <text:line-break/>[1452]</text:p>
          </table:table-cell>
          <table:table-cell table:style-name="ce60" table:formula="of:=INFO.OBBA.OBBA.OBMAKE([.AH$16]&amp;&quot;-&quot;&amp;ROW();&quot;String&quot;;[.U76])" office:value-type="string" office:string-value="forward pay-76 &#10;[1453]" calcext:value-type="string">
            <text:p>forward pay-76 <text:line-break/>[1453]</text:p>
          </table:table-cell>
          <table:table-cell table:style-name="ce60" table:formula="of:=INFO.OBBA.OBBA.OBMAKE([.AI$16]&amp;&quot;-&quot;&amp;ROW();&quot;double&quot;;[.V76])" office:value-type="string" office:string-value="spread pay-76 &#10;[1454]" calcext:value-type="string">
            <text:p>spread pay-76 <text:line-break/>[1454]</text:p>
          </table:table-cell>
          <table:table-cell table:style-name="ce60" table:formula="of:=INFO.OBBA.OBBA.OBMAKE([.AJ$16]&amp;&quot;-&quot;&amp;ROW();&quot;String&quot;;[.W76])" office:value-type="string" office:string-value="disocunt pay-76 &#10;[1455]" calcext:value-type="string">
            <text:p>disocunt pay-76 <text:line-break/>[1455]</text:p>
          </table:table-cell>
          <table:table-cell table:style-name="ce60" table:formula="of:=INFO.OBBA.OBBA.OBMAKE([.AK$16]&amp;&quot;-&quot;&amp;ROW();&quot;String&quot;;[.Y76])" office:value-type="string" office:string-value="calibration curve-76 &#10;[1456]" calcext:value-type="string">
            <text:p>calibration curve-76 <text:line-break/>[1456]</text:p>
          </table:table-cell>
          <table:table-cell table:style-name="ce60" table:formula="of:=INFO.OBBA.OBBA.OBMAKE([.AL$16]&amp;&quot;-&quot;&amp;ROW();&quot;double&quot;;[.Z76])" office:value-type="string" office:string-value="calibration time-76 &#10;[1457]" calcext:value-type="string">
            <text:p>calibration time-76 <text:line-break/>[145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77:.AL77])" office:value-type="string" office:string-value="calibItem-77 &#10;[1482]" calcext:value-type="string">
            <text:p>calibItem-77 <text:line-break/>[1482]</text:p>
          </table:table-cell>
          <table:table-cell table:style-name="ce22" table:formula="of:=INFO.OBBA.OBBA.OBGET(INFO.OBBA.OBBA.OBCALL(&quot;&quot;;INFO.OBBA.OBBA.OBCALL(&quot;&quot;;[.$B$8];&quot;getCalibrationProductForSpec&quot;;[.B77]);&quot;getValue&quot;;INFO.OBBA.OBBA.OBCALL(&quot;&quot;;[.$B$8];&quot;getModel&quot;)))" office:value-type="percentage" office:value="2.84494650060196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77]" office:value-type="float" office:value="25" calcext:value-type="float">
            <text:p>2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981" calcext:value-type="percentage">
            <text:p>1,981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77]" office:value-type="string" office:string-value="discount-USD-OIS" calcext:value-type="string">
            <text:p>discount-USD-OIS</text:p>
          </table:table-cell>
          <table:table-cell table:style-name="ce34" table:formula="of:=[.F77]" office:value-type="float" office:value="25" calcext:value-type="float">
            <text:p>25</text:p>
          </table:table-cell>
          <table:table-cell/>
          <table:table-cell table:style-name="ce60" table:formula="of:=INFO.OBBA.OBBA.OBMAKE([.AB$16]&amp;&quot;-&quot;&amp;ROW();&quot;String&quot;;[.D77])" office:value-type="string" office:string-value="type-77 &#10;[1459]" calcext:value-type="string">
            <text:p>type-77 <text:line-break/>[145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77]);INFO.OBBA.OBBA.OBMAKE(&quot;&quot;;&quot;double&quot;;[.F77]);INFO.OBBA.OBBA.OBMAKE(&quot;&quot;;&quot;String&quot;;[.G77]);[.$E$10];INFO.OBBA.OBBA.OBMAKE(&quot;&quot;;&quot;String&quot;;[.H77]);[.$E$11];INFO.OBBA.OBBA.OBMAKE(&quot;&quot;;&quot;int&quot;;[.I77]);INFO.OBBA.OBBA.OBMAKE(&quot;&quot;;&quot;int&quot;;[.J77]))" office:value-type="string" office:string-value="tenor rec-77 &#10;[1466]" calcext:value-type="string">
            <text:p>tenor rec-77 <text:line-break/>[1466]</text:p>
          </table:table-cell>
          <table:table-cell table:style-name="ce60" table:formula="of:=INFO.OBBA.OBBA.OBMAKE([.AD$16]&amp;&quot;-&quot;&amp;ROW();&quot;String&quot;;[.K77])" office:value-type="string" office:string-value="forward rec-77 &#10;[1467]" calcext:value-type="string">
            <text:p>forward rec-77 <text:line-break/>[1467]</text:p>
          </table:table-cell>
          <table:table-cell table:style-name="ce60" table:formula="of:=INFO.OBBA.OBBA.OBMAKE([.AE$16]&amp;&quot;-&quot;&amp;ROW();&quot;double&quot;;[.L77])" office:value-type="string" office:string-value="spread rec-77 &#10;[1468]" calcext:value-type="string">
            <text:p>spread rec-77 <text:line-break/>[1468]</text:p>
          </table:table-cell>
          <table:table-cell table:style-name="ce60" table:formula="of:=INFO.OBBA.OBBA.OBMAKE([.AF$16]&amp;&quot;-&quot;&amp;ROW();&quot;String&quot;;[.M77])" office:value-type="string" office:string-value="discount rec-77 &#10;[1469]" calcext:value-type="string">
            <text:p>discount rec-77 <text:line-break/>[146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77]);INFO.OBBA.OBBA.OBMAKE(&quot;&quot;;&quot;double&quot;;[.P77]);INFO.OBBA.OBBA.OBMAKE(&quot;&quot;;&quot;String&quot;;[.Q77]);[.$E$10];INFO.OBBA.OBBA.OBMAKE(&quot;&quot;;&quot;String&quot;;[.H77]);[.$E$11];INFO.OBBA.OBBA.OBMAKE(&quot;&quot;;&quot;int&quot;;[.S77]);INFO.OBBA.OBBA.OBMAKE(&quot;&quot;;&quot;int&quot;;[.T77]))" office:value-type="string" office:string-value="tenor pay-77 &#10;[1476]" calcext:value-type="string">
            <text:p>tenor pay-77 <text:line-break/>[1476]</text:p>
          </table:table-cell>
          <table:table-cell table:style-name="ce60" table:formula="of:=INFO.OBBA.OBBA.OBMAKE([.AH$16]&amp;&quot;-&quot;&amp;ROW();&quot;String&quot;;[.U77])" office:value-type="string" office:string-value="forward pay-77 &#10;[1477]" calcext:value-type="string">
            <text:p>forward pay-77 <text:line-break/>[1477]</text:p>
          </table:table-cell>
          <table:table-cell table:style-name="ce60" table:formula="of:=INFO.OBBA.OBBA.OBMAKE([.AI$16]&amp;&quot;-&quot;&amp;ROW();&quot;double&quot;;[.V77])" office:value-type="string" office:string-value="spread pay-77 &#10;[1478]" calcext:value-type="string">
            <text:p>spread pay-77 <text:line-break/>[1478]</text:p>
          </table:table-cell>
          <table:table-cell table:style-name="ce60" table:formula="of:=INFO.OBBA.OBBA.OBMAKE([.AJ$16]&amp;&quot;-&quot;&amp;ROW();&quot;String&quot;;[.W77])" office:value-type="string" office:string-value="disocunt pay-77 &#10;[1479]" calcext:value-type="string">
            <text:p>disocunt pay-77 <text:line-break/>[1479]</text:p>
          </table:table-cell>
          <table:table-cell table:style-name="ce60" table:formula="of:=INFO.OBBA.OBBA.OBMAKE([.AK$16]&amp;&quot;-&quot;&amp;ROW();&quot;String&quot;;[.Y77])" office:value-type="string" office:string-value="calibration curve-77 &#10;[1480]" calcext:value-type="string">
            <text:p>calibration curve-77 <text:line-break/>[1480]</text:p>
          </table:table-cell>
          <table:table-cell table:style-name="ce60" table:formula="of:=INFO.OBBA.OBBA.OBMAKE([.AL$16]&amp;&quot;-&quot;&amp;ROW();&quot;double&quot;;[.Z77])" office:value-type="string" office:string-value="calibration time-77 &#10;[1481]" calcext:value-type="string">
            <text:p>calibration time-77 <text:line-break/>[148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78:.AL78])" office:value-type="string" office:string-value="calibItem-78 &#10;[1506]" calcext:value-type="string">
            <text:p>calibItem-78 <text:line-break/>[1506]</text:p>
          </table:table-cell>
          <table:table-cell table:style-name="ce22" table:formula="of:=INFO.OBBA.OBBA.OBGET(INFO.OBBA.OBBA.OBCALL(&quot;&quot;;INFO.OBBA.OBBA.OBCALL(&quot;&quot;;[.$B$8];&quot;getCalibrationProductForSpec&quot;;[.B78]);&quot;getValue&quot;;INFO.OBBA.OBBA.OBCALL(&quot;&quot;;[.$B$8];&quot;getModel&quot;)))" office:value-type="percentage" office:value="3.46944695195361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78]" office:value-type="float" office:value="30" calcext:value-type="float">
            <text:p>3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43" calcext:value-type="percentage">
            <text:p>2,043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78]" office:value-type="string" office:string-value="discount-USD-OIS" calcext:value-type="string">
            <text:p>discount-USD-OIS</text:p>
          </table:table-cell>
          <table:table-cell table:style-name="ce34" table:formula="of:=[.F78]" office:value-type="float" office:value="30" calcext:value-type="float">
            <text:p>30</text:p>
          </table:table-cell>
          <table:table-cell/>
          <table:table-cell table:style-name="ce60" table:formula="of:=INFO.OBBA.OBBA.OBMAKE([.AB$16]&amp;&quot;-&quot;&amp;ROW();&quot;String&quot;;[.D78])" office:value-type="string" office:string-value="type-78 &#10;[1483]" calcext:value-type="string">
            <text:p>type-78 <text:line-break/>[148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78]);INFO.OBBA.OBBA.OBMAKE(&quot;&quot;;&quot;double&quot;;[.F78]);INFO.OBBA.OBBA.OBMAKE(&quot;&quot;;&quot;String&quot;;[.G78]);[.$E$10];INFO.OBBA.OBBA.OBMAKE(&quot;&quot;;&quot;String&quot;;[.H78]);[.$E$11];INFO.OBBA.OBBA.OBMAKE(&quot;&quot;;&quot;int&quot;;[.I78]);INFO.OBBA.OBBA.OBMAKE(&quot;&quot;;&quot;int&quot;;[.J78]))" office:value-type="string" office:string-value="tenor rec-78 &#10;[1490]" calcext:value-type="string">
            <text:p>tenor rec-78 <text:line-break/>[1490]</text:p>
          </table:table-cell>
          <table:table-cell table:style-name="ce60" table:formula="of:=INFO.OBBA.OBBA.OBMAKE([.AD$16]&amp;&quot;-&quot;&amp;ROW();&quot;String&quot;;[.K78])" office:value-type="string" office:string-value="forward rec-78 &#10;[1491]" calcext:value-type="string">
            <text:p>forward rec-78 <text:line-break/>[1491]</text:p>
          </table:table-cell>
          <table:table-cell table:style-name="ce60" table:formula="of:=INFO.OBBA.OBBA.OBMAKE([.AE$16]&amp;&quot;-&quot;&amp;ROW();&quot;double&quot;;[.L78])" office:value-type="string" office:string-value="spread rec-78 &#10;[1492]" calcext:value-type="string">
            <text:p>spread rec-78 <text:line-break/>[1492]</text:p>
          </table:table-cell>
          <table:table-cell table:style-name="ce60" table:formula="of:=INFO.OBBA.OBBA.OBMAKE([.AF$16]&amp;&quot;-&quot;&amp;ROW();&quot;String&quot;;[.M78])" office:value-type="string" office:string-value="discount rec-78 &#10;[1493]" calcext:value-type="string">
            <text:p>discount rec-78 <text:line-break/>[149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78]);INFO.OBBA.OBBA.OBMAKE(&quot;&quot;;&quot;double&quot;;[.P78]);INFO.OBBA.OBBA.OBMAKE(&quot;&quot;;&quot;String&quot;;[.Q78]);[.$E$10];INFO.OBBA.OBBA.OBMAKE(&quot;&quot;;&quot;String&quot;;[.H78]);[.$E$11];INFO.OBBA.OBBA.OBMAKE(&quot;&quot;;&quot;int&quot;;[.S78]);INFO.OBBA.OBBA.OBMAKE(&quot;&quot;;&quot;int&quot;;[.T78]))" office:value-type="string" office:string-value="tenor pay-78 &#10;[1500]" calcext:value-type="string">
            <text:p>tenor pay-78 <text:line-break/>[1500]</text:p>
          </table:table-cell>
          <table:table-cell table:style-name="ce60" table:formula="of:=INFO.OBBA.OBBA.OBMAKE([.AH$16]&amp;&quot;-&quot;&amp;ROW();&quot;String&quot;;[.U78])" office:value-type="string" office:string-value="forward pay-78 &#10;[1501]" calcext:value-type="string">
            <text:p>forward pay-78 <text:line-break/>[1501]</text:p>
          </table:table-cell>
          <table:table-cell table:style-name="ce60" table:formula="of:=INFO.OBBA.OBBA.OBMAKE([.AI$16]&amp;&quot;-&quot;&amp;ROW();&quot;double&quot;;[.V78])" office:value-type="string" office:string-value="spread pay-78 &#10;[1502]" calcext:value-type="string">
            <text:p>spread pay-78 <text:line-break/>[1502]</text:p>
          </table:table-cell>
          <table:table-cell table:style-name="ce60" table:formula="of:=INFO.OBBA.OBBA.OBMAKE([.AJ$16]&amp;&quot;-&quot;&amp;ROW();&quot;String&quot;;[.W78])" office:value-type="string" office:string-value="disocunt pay-78 &#10;[1503]" calcext:value-type="string">
            <text:p>disocunt pay-78 <text:line-break/>[1503]</text:p>
          </table:table-cell>
          <table:table-cell table:style-name="ce60" table:formula="of:=INFO.OBBA.OBBA.OBMAKE([.AK$16]&amp;&quot;-&quot;&amp;ROW();&quot;String&quot;;[.Y78])" office:value-type="string" office:string-value="calibration curve-78 &#10;[1504]" calcext:value-type="string">
            <text:p>calibration curve-78 <text:line-break/>[1504]</text:p>
          </table:table-cell>
          <table:table-cell table:style-name="ce60" table:formula="of:=INFO.OBBA.OBBA.OBMAKE([.AL$16]&amp;&quot;-&quot;&amp;ROW();&quot;double&quot;;[.Z78])" office:value-type="string" office:string-value="calibration time-78 &#10;[1505]" calcext:value-type="string">
            <text:p>calibration time-78 <text:line-break/>[150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79:.AL79])" office:value-type="string" office:string-value="calibItem-79 &#10;[1530]" calcext:value-type="string">
            <text:p>calibItem-79 <text:line-break/>[1530]</text:p>
          </table:table-cell>
          <table:table-cell table:style-name="ce22" table:formula="of:=INFO.OBBA.OBBA.OBGET(INFO.OBBA.OBBA.OBCALL(&quot;&quot;;INFO.OBBA.OBBA.OBCALL(&quot;&quot;;[.$B$8];&quot;getCalibrationProductForSpec&quot;;[.B79]);&quot;getValue&quot;;INFO.OBBA.OBBA.OBCALL(&quot;&quot;;[.$B$8];&quot;getModel&quot;)))" office:value-type="percentage" office:value="1.35308431126191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79]" office:value-type="float" office:value="40" calcext:value-type="float">
            <text:p>4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68" calcext:value-type="percentage">
            <text:p>2,068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M79]" office:value-type="string" office:string-value="discount-USD-OIS" calcext:value-type="string">
            <text:p>discount-USD-OIS</text:p>
          </table:table-cell>
          <table:table-cell table:style-name="ce34" table:formula="of:=[.F79]" office:value-type="float" office:value="40" calcext:value-type="float">
            <text:p>40</text:p>
          </table:table-cell>
          <table:table-cell/>
          <table:table-cell table:style-name="ce60" table:formula="of:=INFO.OBBA.OBBA.OBMAKE([.AB$16]&amp;&quot;-&quot;&amp;ROW();&quot;String&quot;;[.D79])" office:value-type="string" office:string-value="type-79 &#10;[1507]" calcext:value-type="string">
            <text:p>type-79 <text:line-break/>[150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79]);INFO.OBBA.OBBA.OBMAKE(&quot;&quot;;&quot;double&quot;;[.F79]);INFO.OBBA.OBBA.OBMAKE(&quot;&quot;;&quot;String&quot;;[.G79]);[.$E$10];INFO.OBBA.OBBA.OBMAKE(&quot;&quot;;&quot;String&quot;;[.H79]);[.$E$11];INFO.OBBA.OBBA.OBMAKE(&quot;&quot;;&quot;int&quot;;[.I79]);INFO.OBBA.OBBA.OBMAKE(&quot;&quot;;&quot;int&quot;;[.J79]))" office:value-type="string" office:string-value="tenor rec-79 &#10;[1514]" calcext:value-type="string">
            <text:p>tenor rec-79 <text:line-break/>[1514]</text:p>
          </table:table-cell>
          <table:table-cell table:style-name="ce60" table:formula="of:=INFO.OBBA.OBBA.OBMAKE([.AD$16]&amp;&quot;-&quot;&amp;ROW();&quot;String&quot;;[.K79])" office:value-type="string" office:string-value="forward rec-79 &#10;[1515]" calcext:value-type="string">
            <text:p>forward rec-79 <text:line-break/>[1515]</text:p>
          </table:table-cell>
          <table:table-cell table:style-name="ce60" table:formula="of:=INFO.OBBA.OBBA.OBMAKE([.AE$16]&amp;&quot;-&quot;&amp;ROW();&quot;double&quot;;[.L79])" office:value-type="string" office:string-value="spread rec-79 &#10;[1516]" calcext:value-type="string">
            <text:p>spread rec-79 <text:line-break/>[1516]</text:p>
          </table:table-cell>
          <table:table-cell table:style-name="ce60" table:formula="of:=INFO.OBBA.OBBA.OBMAKE([.AF$16]&amp;&quot;-&quot;&amp;ROW();&quot;String&quot;;[.M79])" office:value-type="string" office:string-value="discount rec-79 &#10;[1517]" calcext:value-type="string">
            <text:p>discount rec-79 <text:line-break/>[151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79]);INFO.OBBA.OBBA.OBMAKE(&quot;&quot;;&quot;double&quot;;[.P79]);INFO.OBBA.OBBA.OBMAKE(&quot;&quot;;&quot;String&quot;;[.Q79]);[.$E$10];INFO.OBBA.OBBA.OBMAKE(&quot;&quot;;&quot;String&quot;;[.H79]);[.$E$11];INFO.OBBA.OBBA.OBMAKE(&quot;&quot;;&quot;int&quot;;[.S79]);INFO.OBBA.OBBA.OBMAKE(&quot;&quot;;&quot;int&quot;;[.T79]))" office:value-type="string" office:string-value="tenor pay-79 &#10;[1524]" calcext:value-type="string">
            <text:p>tenor pay-79 <text:line-break/>[1524]</text:p>
          </table:table-cell>
          <table:table-cell table:style-name="ce60" table:formula="of:=INFO.OBBA.OBBA.OBMAKE([.AH$16]&amp;&quot;-&quot;&amp;ROW();&quot;String&quot;;[.U79])" office:value-type="string" office:string-value="forward pay-79 &#10;[1525]" calcext:value-type="string">
            <text:p>forward pay-79 <text:line-break/>[1525]</text:p>
          </table:table-cell>
          <table:table-cell table:style-name="ce60" table:formula="of:=INFO.OBBA.OBBA.OBMAKE([.AI$16]&amp;&quot;-&quot;&amp;ROW();&quot;double&quot;;[.V79])" office:value-type="string" office:string-value="spread pay-79 &#10;[1526]" calcext:value-type="string">
            <text:p>spread pay-79 <text:line-break/>[1526]</text:p>
          </table:table-cell>
          <table:table-cell table:style-name="ce60" table:formula="of:=INFO.OBBA.OBBA.OBMAKE([.AJ$16]&amp;&quot;-&quot;&amp;ROW();&quot;String&quot;;[.W79])" office:value-type="string" office:string-value="disocunt pay-79 &#10;[1527]" calcext:value-type="string">
            <text:p>disocunt pay-79 <text:line-break/>[1527]</text:p>
          </table:table-cell>
          <table:table-cell table:style-name="ce60" table:formula="of:=INFO.OBBA.OBBA.OBMAKE([.AK$16]&amp;&quot;-&quot;&amp;ROW();&quot;String&quot;;[.Y79])" office:value-type="string" office:string-value="calibration curve-79 &#10;[1528]" calcext:value-type="string">
            <text:p>calibration curve-79 <text:line-break/>[1528]</text:p>
          </table:table-cell>
          <table:table-cell table:style-name="ce60" table:formula="of:=INFO.OBBA.OBBA.OBMAKE([.AL$16]&amp;&quot;-&quot;&amp;ROW();&quot;double&quot;;[.Z79])" office:value-type="string" office:string-value="calibration time-79 &#10;[1529]" calcext:value-type="string">
            <text:p>calibration time-79 <text:line-break/>[152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4"/>
          <table:table-cell table:style-name="ce23" table:formula="of:=INFO.OBBA.OBBA.OBMAKE(&quot;calibItem-&quot;&amp;ROW();obLibs&amp;&quot;net.finmath.marketdata.calibration.CalibratedCurves$CalibrationSpec&quot;;[.AB80:.AL80])" office:value-type="string" office:string-value="calibItem-80 &#10;[1554]" calcext:value-type="string">
            <text:p>calibItem-80 <text:line-break/>[1554]</text:p>
          </table:table-cell>
          <table:table-cell table:style-name="ce26" table:formula="of:=INFO.OBBA.OBBA.OBGET(INFO.OBBA.OBBA.OBCALL(&quot;&quot;;INFO.OBBA.OBBA.OBCALL(&quot;&quot;;[.$B$8];&quot;getCalibrationProductForSpec&quot;;[.B80]);&quot;getValue&quot;;INFO.OBBA.OBBA.OBCALL(&quot;&quot;;[.$B$8];&quot;getModel&quot;)))" office:value-type="percentage" office:value="9.7144514654701E-017" calcext:value-type="percentage">
            <text:p>0,000%</text:p>
          </table:table-cell>
          <table:table-cell table:style-name="ce12" office:value-type="string" calcext:value-type="string">
            <text:p>Swap</text:p>
          </table:table-cell>
          <table:table-cell table:style-name="ce35" office:value-type="string" calcext:value-type="string">
            <text:p>annual</text:p>
          </table:table-cell>
          <table:table-cell table:style-name="ce39" office:value-type="float" office:value="50" calcext:value-type="float">
            <text:p>50</text:p>
          </table:table-cell>
          <table:table-cell table:style-name="ce35" office:value-type="string" calcext:value-type="string">
            <text:p>act/360</text:p>
          </table:table-cell>
          <table:table-cell table:style-name="ce35" office:value-type="string" calcext:value-type="string">
            <text:p>actual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8" office:value-type="string" calcext:value-type="string">
            <text:p>discount-USD-OIS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string" calcext:value-type="string">
            <text:p>discount-USD-OIS</text:p>
          </table:table-cell>
          <table:table-cell table:style-name="ce12"/>
          <table:table-cell table:style-name="ce35" office:value-type="string" calcext:value-type="string">
            <text:p>annual</text:p>
          </table:table-cell>
          <table:table-cell table:style-name="ce39" table:formula="of:=[.F80]" office:value-type="float" office:value="50" calcext:value-type="float">
            <text:p>50</text:p>
          </table:table-cell>
          <table:table-cell table:style-name="ce35" office:value-type="string" calcext:value-type="string">
            <text:p>act/360</text:p>
          </table:table-cell>
          <table:table-cell table:style-name="ce35" office:value-type="string" calcext:value-type="string">
            <text:p>actual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8" table:formula="of:=&quot;&quot;">
            <text:p/>
          </table:table-cell>
          <table:table-cell table:style-name="ce53" office:value-type="percentage" office:value="0.02047" calcext:value-type="percentage">
            <text:p>2,047%</text:p>
          </table:table-cell>
          <table:table-cell table:style-name="ce48" office:value-type="string" calcext:value-type="string">
            <text:p>discount-USD-OIS</text:p>
          </table:table-cell>
          <table:table-cell table:style-name="ce56"/>
          <table:table-cell table:style-name="ce48" table:formula="of:=[.M80]" office:value-type="string" office:string-value="discount-USD-OIS" calcext:value-type="string">
            <text:p>discount-USD-OIS</text:p>
          </table:table-cell>
          <table:table-cell table:style-name="ce39" table:formula="of:=[.F80]" office:value-type="float" office:value="50" calcext:value-type="float">
            <text:p>50</text:p>
          </table:table-cell>
          <table:table-cell table:style-name="ce12"/>
          <table:table-cell table:style-name="ce61" table:formula="of:=INFO.OBBA.OBBA.OBMAKE([.AB$16]&amp;&quot;-&quot;&amp;ROW();&quot;String&quot;;[.D80])" office:value-type="string" office:string-value="type-80 &#10;[1531]" calcext:value-type="string">
            <text:p>type-80 <text:line-break/>[153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80]);INFO.OBBA.OBBA.OBMAKE(&quot;&quot;;&quot;double&quot;;[.F80]);INFO.OBBA.OBBA.OBMAKE(&quot;&quot;;&quot;String&quot;;[.G80]);[.$E$10];INFO.OBBA.OBBA.OBMAKE(&quot;&quot;;&quot;String&quot;;[.H80]);[.$E$11];INFO.OBBA.OBBA.OBMAKE(&quot;&quot;;&quot;int&quot;;[.I80]);INFO.OBBA.OBBA.OBMAKE(&quot;&quot;;&quot;int&quot;;[.J80]))" office:value-type="string" office:string-value="tenor rec-80 &#10;[1538]" calcext:value-type="string">
            <text:p>tenor rec-80 <text:line-break/>[1538]</text:p>
          </table:table-cell>
          <table:table-cell table:style-name="ce61" table:formula="of:=INFO.OBBA.OBBA.OBMAKE([.AD$16]&amp;&quot;-&quot;&amp;ROW();&quot;String&quot;;[.K80])" office:value-type="string" office:string-value="forward rec-80 &#10;[1539]" calcext:value-type="string">
            <text:p>forward rec-80 <text:line-break/>[1539]</text:p>
          </table:table-cell>
          <table:table-cell table:style-name="ce61" table:formula="of:=INFO.OBBA.OBBA.OBMAKE([.AE$16]&amp;&quot;-&quot;&amp;ROW();&quot;double&quot;;[.L80])" office:value-type="string" office:string-value="spread rec-80 &#10;[1540]" calcext:value-type="string">
            <text:p>spread rec-80 <text:line-break/>[1540]</text:p>
          </table:table-cell>
          <table:table-cell table:style-name="ce61" table:formula="of:=INFO.OBBA.OBBA.OBMAKE([.AF$16]&amp;&quot;-&quot;&amp;ROW();&quot;String&quot;;[.M80])" office:value-type="string" office:string-value="discount rec-80 &#10;[1541]" calcext:value-type="string">
            <text:p>discount rec-80 <text:line-break/>[154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80]);INFO.OBBA.OBBA.OBMAKE(&quot;&quot;;&quot;double&quot;;[.P80]);INFO.OBBA.OBBA.OBMAKE(&quot;&quot;;&quot;String&quot;;[.Q80]);[.$E$10];INFO.OBBA.OBBA.OBMAKE(&quot;&quot;;&quot;String&quot;;[.H80]);[.$E$11];INFO.OBBA.OBBA.OBMAKE(&quot;&quot;;&quot;int&quot;;[.S80]);INFO.OBBA.OBBA.OBMAKE(&quot;&quot;;&quot;int&quot;;[.T80]))" office:value-type="string" office:string-value="tenor pay-80 &#10;[1548]" calcext:value-type="string">
            <text:p>tenor pay-80 <text:line-break/>[1548]</text:p>
          </table:table-cell>
          <table:table-cell table:style-name="ce61" table:formula="of:=INFO.OBBA.OBBA.OBMAKE([.AH$16]&amp;&quot;-&quot;&amp;ROW();&quot;String&quot;;[.U80])" office:value-type="string" office:string-value="forward pay-80 &#10;[1549]" calcext:value-type="string">
            <text:p>forward pay-80 <text:line-break/>[1549]</text:p>
          </table:table-cell>
          <table:table-cell table:style-name="ce61" table:formula="of:=INFO.OBBA.OBBA.OBMAKE([.AI$16]&amp;&quot;-&quot;&amp;ROW();&quot;double&quot;;[.V80])" office:value-type="string" office:string-value="spread pay-80 &#10;[1550]" calcext:value-type="string">
            <text:p>spread pay-80 <text:line-break/>[1550]</text:p>
          </table:table-cell>
          <table:table-cell table:style-name="ce61" table:formula="of:=INFO.OBBA.OBBA.OBMAKE([.AJ$16]&amp;&quot;-&quot;&amp;ROW();&quot;String&quot;;[.W80])" office:value-type="string" office:string-value="disocunt pay-80 &#10;[1551]" calcext:value-type="string">
            <text:p>disocunt pay-80 <text:line-break/>[1551]</text:p>
          </table:table-cell>
          <table:table-cell table:style-name="ce61" table:formula="of:=INFO.OBBA.OBBA.OBMAKE([.AK$16]&amp;&quot;-&quot;&amp;ROW();&quot;String&quot;;[.Y80])" office:value-type="string" office:string-value="calibration curve-80 &#10;[1552]" calcext:value-type="string">
            <text:p>calibration curve-80 <text:line-break/>[1552]</text:p>
          </table:table-cell>
          <table:table-cell table:style-name="ce61" table:formula="of:=INFO.OBBA.OBBA.OBMAKE([.AL$16]&amp;&quot;-&quot;&amp;ROW();&quot;double&quot;;[.Z80])" office:value-type="string" office:string-value="calibration time-80 &#10;[1553]" calcext:value-type="string">
            <text:p>calibration time-80 <text:line-break/>[1553]</text:p>
          </table:table-cell>
          <table:table-cell table:style-name="ce12" table:number-columns-repeated="986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81:.AL81])" office:value-type="string" office:string-value="calibItem-81 &#10;[1578]" calcext:value-type="string">
            <text:p>calibItem-81 <text:line-break/>[1578]</text:p>
          </table:table-cell>
          <table:table-cell table:style-name="ce22" table:formula="of:=INFO.OBBA.OBBA.OBGET(INFO.OBBA.OBBA.OBCALL(&quot;&quot;;INFO.OBBA.OBBA.OBCALL(&quot;&quot;;[.$B$8];&quot;getCalibrationProductForSpec&quot;;[.B81]);&quot;getValue&quot;;INFO.OBBA.OBBA.OBCALL(&quot;&quot;;[.$B$8];&quot;getModel&quot;)))" office:value-type="percentage" office:value="4.33680868994201E-019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81]" office:value-type="float" office:value="1" calcext:value-type="float">
            <text:p>1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25" calcext:value-type="percentage">
            <text:p>0,425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81]" office:value-type="string" office:string-value="forward-USD-3M" calcext:value-type="string">
            <text:p>forward-USD-3M</text:p>
          </table:table-cell>
          <table:table-cell table:style-name="ce34" table:formula="of:=[.F81]-0.25" office:value-type="float" office:value="0.75" calcext:value-type="float">
            <text:p>0,75</text:p>
          </table:table-cell>
          <table:table-cell/>
          <table:table-cell table:style-name="ce60" table:formula="of:=INFO.OBBA.OBBA.OBMAKE([.AB$16]&amp;&quot;-&quot;&amp;ROW();&quot;String&quot;;[.D81])" office:value-type="string" office:string-value="type-81 &#10;[1555]" calcext:value-type="string">
            <text:p>type-81 <text:line-break/>[155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81]);INFO.OBBA.OBBA.OBMAKE(&quot;&quot;;&quot;double&quot;;[.F81]);INFO.OBBA.OBBA.OBMAKE(&quot;&quot;;&quot;String&quot;;[.G81]);[.$E$10];INFO.OBBA.OBBA.OBMAKE(&quot;&quot;;&quot;String&quot;;[.H81]);[.$E$11];INFO.OBBA.OBBA.OBMAKE(&quot;&quot;;&quot;int&quot;;[.I81]);INFO.OBBA.OBBA.OBMAKE(&quot;&quot;;&quot;int&quot;;[.J81]))" office:value-type="string" office:string-value="tenor rec-81 &#10;[1562]" calcext:value-type="string">
            <text:p>tenor rec-81 <text:line-break/>[1562]</text:p>
          </table:table-cell>
          <table:table-cell table:style-name="ce60" table:formula="of:=INFO.OBBA.OBBA.OBMAKE([.AD$16]&amp;&quot;-&quot;&amp;ROW();&quot;String&quot;;[.K81])" office:value-type="string" office:string-value="forward rec-81 &#10;[1563]" calcext:value-type="string">
            <text:p>forward rec-81 <text:line-break/>[1563]</text:p>
          </table:table-cell>
          <table:table-cell table:style-name="ce60" table:formula="of:=INFO.OBBA.OBBA.OBMAKE([.AE$16]&amp;&quot;-&quot;&amp;ROW();&quot;double&quot;;[.L81])" office:value-type="string" office:string-value="spread rec-81 &#10;[1564]" calcext:value-type="string">
            <text:p>spread rec-81 <text:line-break/>[1564]</text:p>
          </table:table-cell>
          <table:table-cell table:style-name="ce60" table:formula="of:=INFO.OBBA.OBBA.OBMAKE([.AF$16]&amp;&quot;-&quot;&amp;ROW();&quot;String&quot;;[.M81])" office:value-type="string" office:string-value="discount rec-81 &#10;[1565]" calcext:value-type="string">
            <text:p>discount rec-81 <text:line-break/>[156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81]);INFO.OBBA.OBBA.OBMAKE(&quot;&quot;;&quot;double&quot;;[.P81]);INFO.OBBA.OBBA.OBMAKE(&quot;&quot;;&quot;String&quot;;[.Q81]);[.$E$10];INFO.OBBA.OBBA.OBMAKE(&quot;&quot;;&quot;String&quot;;[.H81]);[.$E$11];INFO.OBBA.OBBA.OBMAKE(&quot;&quot;;&quot;int&quot;;[.S81]);INFO.OBBA.OBBA.OBMAKE(&quot;&quot;;&quot;int&quot;;[.T81]))" office:value-type="string" office:string-value="tenor pay-81 &#10;[1572]" calcext:value-type="string">
            <text:p>tenor pay-81 <text:line-break/>[1572]</text:p>
          </table:table-cell>
          <table:table-cell table:style-name="ce60" table:formula="of:=INFO.OBBA.OBBA.OBMAKE([.AH$16]&amp;&quot;-&quot;&amp;ROW();&quot;String&quot;;[.U81])" office:value-type="string" office:string-value="forward pay-81 &#10;[1573]" calcext:value-type="string">
            <text:p>forward pay-81 <text:line-break/>[1573]</text:p>
          </table:table-cell>
          <table:table-cell table:style-name="ce60" table:formula="of:=INFO.OBBA.OBBA.OBMAKE([.AI$16]&amp;&quot;-&quot;&amp;ROW();&quot;double&quot;;[.V81])" office:value-type="string" office:string-value="spread pay-81 &#10;[1574]" calcext:value-type="string">
            <text:p>spread pay-81 <text:line-break/>[1574]</text:p>
          </table:table-cell>
          <table:table-cell table:style-name="ce60" table:formula="of:=INFO.OBBA.OBBA.OBMAKE([.AJ$16]&amp;&quot;-&quot;&amp;ROW();&quot;String&quot;;[.W81])" office:value-type="string" office:string-value="disocunt pay-81 &#10;[1575]" calcext:value-type="string">
            <text:p>disocunt pay-81 <text:line-break/>[1575]</text:p>
          </table:table-cell>
          <table:table-cell table:style-name="ce60" table:formula="of:=INFO.OBBA.OBBA.OBMAKE([.AK$16]&amp;&quot;-&quot;&amp;ROW();&quot;String&quot;;[.Y81])" office:value-type="string" office:string-value="calibration curve-81 &#10;[1576]" calcext:value-type="string">
            <text:p>calibration curve-81 <text:line-break/>[1576]</text:p>
          </table:table-cell>
          <table:table-cell table:style-name="ce60" table:formula="of:=INFO.OBBA.OBBA.OBMAKE([.AL$16]&amp;&quot;-&quot;&amp;ROW();&quot;double&quot;;[.Z81])" office:value-type="string" office:string-value="calibration time-81 &#10;[1577]" calcext:value-type="string">
            <text:p>calibration time-81 <text:line-break/>[157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82:.AL82])" office:value-type="string" office:string-value="calibItem-82 &#10;[1602]" calcext:value-type="string">
            <text:p>calibItem-82 <text:line-break/>[1602]</text:p>
          </table:table-cell>
          <table:table-cell table:style-name="ce22" table:formula="of:=INFO.OBBA.OBBA.OBGET(INFO.OBBA.OBBA.OBCALL(&quot;&quot;;INFO.OBBA.OBBA.OBCALL(&quot;&quot;;[.$B$8];&quot;getCalibrationProductForSpec&quot;;[.B82]);&quot;getValue&quot;;INFO.OBBA.OBBA.OBCALL(&quot;&quot;;[.$B$8];&quot;getModel&quot;)))" office:value-type="percentage" office:value="-8.67361737988402E-019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82]" office:value-type="float" office:value="2" calcext:value-type="float">
            <text:p>2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45" calcext:value-type="percentage">
            <text:p>0,445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82]" office:value-type="string" office:string-value="forward-USD-3M" calcext:value-type="string">
            <text:p>forward-USD-3M</text:p>
          </table:table-cell>
          <table:table-cell table:style-name="ce34" table:formula="of:=[.F82]-0.25" office:value-type="float" office:value="1.75" calcext:value-type="float">
            <text:p>1,75</text:p>
          </table:table-cell>
          <table:table-cell/>
          <table:table-cell table:style-name="ce60" table:formula="of:=INFO.OBBA.OBBA.OBMAKE([.AB$16]&amp;&quot;-&quot;&amp;ROW();&quot;String&quot;;[.D82])" office:value-type="string" office:string-value="type-82 &#10;[1579]" calcext:value-type="string">
            <text:p>type-82 <text:line-break/>[157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82]);INFO.OBBA.OBBA.OBMAKE(&quot;&quot;;&quot;double&quot;;[.F82]);INFO.OBBA.OBBA.OBMAKE(&quot;&quot;;&quot;String&quot;;[.G82]);[.$E$10];INFO.OBBA.OBBA.OBMAKE(&quot;&quot;;&quot;String&quot;;[.H82]);[.$E$11];INFO.OBBA.OBBA.OBMAKE(&quot;&quot;;&quot;int&quot;;[.I82]);INFO.OBBA.OBBA.OBMAKE(&quot;&quot;;&quot;int&quot;;[.J82]))" office:value-type="string" office:string-value="tenor rec-82 &#10;[1586]" calcext:value-type="string">
            <text:p>tenor rec-82 <text:line-break/>[1586]</text:p>
          </table:table-cell>
          <table:table-cell table:style-name="ce60" table:formula="of:=INFO.OBBA.OBBA.OBMAKE([.AD$16]&amp;&quot;-&quot;&amp;ROW();&quot;String&quot;;[.K82])" office:value-type="string" office:string-value="forward rec-82 &#10;[1587]" calcext:value-type="string">
            <text:p>forward rec-82 <text:line-break/>[1587]</text:p>
          </table:table-cell>
          <table:table-cell table:style-name="ce60" table:formula="of:=INFO.OBBA.OBBA.OBMAKE([.AE$16]&amp;&quot;-&quot;&amp;ROW();&quot;double&quot;;[.L82])" office:value-type="string" office:string-value="spread rec-82 &#10;[1588]" calcext:value-type="string">
            <text:p>spread rec-82 <text:line-break/>[1588]</text:p>
          </table:table-cell>
          <table:table-cell table:style-name="ce60" table:formula="of:=INFO.OBBA.OBBA.OBMAKE([.AF$16]&amp;&quot;-&quot;&amp;ROW();&quot;String&quot;;[.M82])" office:value-type="string" office:string-value="discount rec-82 &#10;[1589]" calcext:value-type="string">
            <text:p>discount rec-82 <text:line-break/>[158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82]);INFO.OBBA.OBBA.OBMAKE(&quot;&quot;;&quot;double&quot;;[.P82]);INFO.OBBA.OBBA.OBMAKE(&quot;&quot;;&quot;String&quot;;[.Q82]);[.$E$10];INFO.OBBA.OBBA.OBMAKE(&quot;&quot;;&quot;String&quot;;[.H82]);[.$E$11];INFO.OBBA.OBBA.OBMAKE(&quot;&quot;;&quot;int&quot;;[.S82]);INFO.OBBA.OBBA.OBMAKE(&quot;&quot;;&quot;int&quot;;[.T82]))" office:value-type="string" office:string-value="tenor pay-82 &#10;[1596]" calcext:value-type="string">
            <text:p>tenor pay-82 <text:line-break/>[1596]</text:p>
          </table:table-cell>
          <table:table-cell table:style-name="ce60" table:formula="of:=INFO.OBBA.OBBA.OBMAKE([.AH$16]&amp;&quot;-&quot;&amp;ROW();&quot;String&quot;;[.U82])" office:value-type="string" office:string-value="forward pay-82 &#10;[1597]" calcext:value-type="string">
            <text:p>forward pay-82 <text:line-break/>[1597]</text:p>
          </table:table-cell>
          <table:table-cell table:style-name="ce60" table:formula="of:=INFO.OBBA.OBBA.OBMAKE([.AI$16]&amp;&quot;-&quot;&amp;ROW();&quot;double&quot;;[.V82])" office:value-type="string" office:string-value="spread pay-82 &#10;[1598]" calcext:value-type="string">
            <text:p>spread pay-82 <text:line-break/>[1598]</text:p>
          </table:table-cell>
          <table:table-cell table:style-name="ce60" table:formula="of:=INFO.OBBA.OBBA.OBMAKE([.AJ$16]&amp;&quot;-&quot;&amp;ROW();&quot;String&quot;;[.W82])" office:value-type="string" office:string-value="disocunt pay-82 &#10;[1599]" calcext:value-type="string">
            <text:p>disocunt pay-82 <text:line-break/>[1599]</text:p>
          </table:table-cell>
          <table:table-cell table:style-name="ce60" table:formula="of:=INFO.OBBA.OBBA.OBMAKE([.AK$16]&amp;&quot;-&quot;&amp;ROW();&quot;String&quot;;[.Y82])" office:value-type="string" office:string-value="calibration curve-82 &#10;[1600]" calcext:value-type="string">
            <text:p>calibration curve-82 <text:line-break/>[1600]</text:p>
          </table:table-cell>
          <table:table-cell table:style-name="ce60" table:formula="of:=INFO.OBBA.OBBA.OBMAKE([.AL$16]&amp;&quot;-&quot;&amp;ROW();&quot;double&quot;;[.Z82])" office:value-type="string" office:string-value="calibration time-82 &#10;[1601]" calcext:value-type="string">
            <text:p>calibration time-82 <text:line-break/>[160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83:.AL83])" office:value-type="string" office:string-value="calibItem-83 &#10;[1626]" calcext:value-type="string">
            <text:p>calibItem-83 <text:line-break/>[1626]</text:p>
          </table:table-cell>
          <table:table-cell table:style-name="ce22" table:formula="of:=INFO.OBBA.OBBA.OBGET(INFO.OBBA.OBBA.OBCALL(&quot;&quot;;INFO.OBBA.OBBA.OBCALL(&quot;&quot;;[.$B$8];&quot;getCalibrationProductForSpec&quot;;[.B83]);&quot;getValue&quot;;INFO.OBBA.OBBA.OBCALL(&quot;&quot;;[.$B$8];&quot;getModel&quot;)))" office:value-type="percentage" office:value="0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83]" office:value-type="float" office:value="3" calcext:value-type="float">
            <text:p>3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502" calcext:value-type="percentage">
            <text:p>0,502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83]" office:value-type="string" office:string-value="forward-USD-3M" calcext:value-type="string">
            <text:p>forward-USD-3M</text:p>
          </table:table-cell>
          <table:table-cell table:style-name="ce34" table:formula="of:=[.F83]-0.25" office:value-type="float" office:value="2.75" calcext:value-type="float">
            <text:p>2,75</text:p>
          </table:table-cell>
          <table:table-cell/>
          <table:table-cell table:style-name="ce60" table:formula="of:=INFO.OBBA.OBBA.OBMAKE([.AB$16]&amp;&quot;-&quot;&amp;ROW();&quot;String&quot;;[.D83])" office:value-type="string" office:string-value="type-83 &#10;[1603]" calcext:value-type="string">
            <text:p>type-83 <text:line-break/>[160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83]);INFO.OBBA.OBBA.OBMAKE(&quot;&quot;;&quot;double&quot;;[.F83]);INFO.OBBA.OBBA.OBMAKE(&quot;&quot;;&quot;String&quot;;[.G83]);[.$E$10];INFO.OBBA.OBBA.OBMAKE(&quot;&quot;;&quot;String&quot;;[.H83]);[.$E$11];INFO.OBBA.OBBA.OBMAKE(&quot;&quot;;&quot;int&quot;;[.I83]);INFO.OBBA.OBBA.OBMAKE(&quot;&quot;;&quot;int&quot;;[.J83]))" office:value-type="string" office:string-value="tenor rec-83 &#10;[1610]" calcext:value-type="string">
            <text:p>tenor rec-83 <text:line-break/>[1610]</text:p>
          </table:table-cell>
          <table:table-cell table:style-name="ce60" table:formula="of:=INFO.OBBA.OBBA.OBMAKE([.AD$16]&amp;&quot;-&quot;&amp;ROW();&quot;String&quot;;[.K83])" office:value-type="string" office:string-value="forward rec-83 &#10;[1611]" calcext:value-type="string">
            <text:p>forward rec-83 <text:line-break/>[1611]</text:p>
          </table:table-cell>
          <table:table-cell table:style-name="ce60" table:formula="of:=INFO.OBBA.OBBA.OBMAKE([.AE$16]&amp;&quot;-&quot;&amp;ROW();&quot;double&quot;;[.L83])" office:value-type="string" office:string-value="spread rec-83 &#10;[1612]" calcext:value-type="string">
            <text:p>spread rec-83 <text:line-break/>[1612]</text:p>
          </table:table-cell>
          <table:table-cell table:style-name="ce60" table:formula="of:=INFO.OBBA.OBBA.OBMAKE([.AF$16]&amp;&quot;-&quot;&amp;ROW();&quot;String&quot;;[.M83])" office:value-type="string" office:string-value="discount rec-83 &#10;[1613]" calcext:value-type="string">
            <text:p>discount rec-83 <text:line-break/>[161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83]);INFO.OBBA.OBBA.OBMAKE(&quot;&quot;;&quot;double&quot;;[.P83]);INFO.OBBA.OBBA.OBMAKE(&quot;&quot;;&quot;String&quot;;[.Q83]);[.$E$10];INFO.OBBA.OBBA.OBMAKE(&quot;&quot;;&quot;String&quot;;[.H83]);[.$E$11];INFO.OBBA.OBBA.OBMAKE(&quot;&quot;;&quot;int&quot;;[.S83]);INFO.OBBA.OBBA.OBMAKE(&quot;&quot;;&quot;int&quot;;[.T83]))" office:value-type="string" office:string-value="tenor pay-83 &#10;[1620]" calcext:value-type="string">
            <text:p>tenor pay-83 <text:line-break/>[1620]</text:p>
          </table:table-cell>
          <table:table-cell table:style-name="ce60" table:formula="of:=INFO.OBBA.OBBA.OBMAKE([.AH$16]&amp;&quot;-&quot;&amp;ROW();&quot;String&quot;;[.U83])" office:value-type="string" office:string-value="forward pay-83 &#10;[1621]" calcext:value-type="string">
            <text:p>forward pay-83 <text:line-break/>[1621]</text:p>
          </table:table-cell>
          <table:table-cell table:style-name="ce60" table:formula="of:=INFO.OBBA.OBBA.OBMAKE([.AI$16]&amp;&quot;-&quot;&amp;ROW();&quot;double&quot;;[.V83])" office:value-type="string" office:string-value="spread pay-83 &#10;[1622]" calcext:value-type="string">
            <text:p>spread pay-83 <text:line-break/>[1622]</text:p>
          </table:table-cell>
          <table:table-cell table:style-name="ce60" table:formula="of:=INFO.OBBA.OBBA.OBMAKE([.AJ$16]&amp;&quot;-&quot;&amp;ROW();&quot;String&quot;;[.W83])" office:value-type="string" office:string-value="disocunt pay-83 &#10;[1623]" calcext:value-type="string">
            <text:p>disocunt pay-83 <text:line-break/>[1623]</text:p>
          </table:table-cell>
          <table:table-cell table:style-name="ce60" table:formula="of:=INFO.OBBA.OBBA.OBMAKE([.AK$16]&amp;&quot;-&quot;&amp;ROW();&quot;String&quot;;[.Y83])" office:value-type="string" office:string-value="calibration curve-83 &#10;[1624]" calcext:value-type="string">
            <text:p>calibration curve-83 <text:line-break/>[1624]</text:p>
          </table:table-cell>
          <table:table-cell table:style-name="ce60" table:formula="of:=INFO.OBBA.OBBA.OBMAKE([.AL$16]&amp;&quot;-&quot;&amp;ROW();&quot;double&quot;;[.Z83])" office:value-type="string" office:string-value="calibration time-83 &#10;[1625]" calcext:value-type="string">
            <text:p>calibration time-83 <text:line-break/>[162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84:.AL84])" office:value-type="string" office:string-value="calibItem-84 &#10;[1650]" calcext:value-type="string">
            <text:p>calibItem-84 <text:line-break/>[1650]</text:p>
          </table:table-cell>
          <table:table-cell table:style-name="ce22" table:formula="of:=INFO.OBBA.OBBA.OBGET(INFO.OBBA.OBBA.OBCALL(&quot;&quot;;INFO.OBBA.OBBA.OBCALL(&quot;&quot;;[.$B$8];&quot;getCalibrationProductForSpec&quot;;[.B84]);&quot;getValue&quot;;INFO.OBBA.OBBA.OBCALL(&quot;&quot;;[.$B$8];&quot;getModel&quot;)))" office:value-type="percentage" office:value="-1.7347234759768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84]" office:value-type="float" office:value="4" calcext:value-type="float">
            <text:p>4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625" calcext:value-type="percentage">
            <text:p>0,625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84]" office:value-type="string" office:string-value="forward-USD-3M" calcext:value-type="string">
            <text:p>forward-USD-3M</text:p>
          </table:table-cell>
          <table:table-cell table:style-name="ce34" table:formula="of:=[.F84]-0.25" office:value-type="float" office:value="3.75" calcext:value-type="float">
            <text:p>3,75</text:p>
          </table:table-cell>
          <table:table-cell/>
          <table:table-cell table:style-name="ce60" table:formula="of:=INFO.OBBA.OBBA.OBMAKE([.AB$16]&amp;&quot;-&quot;&amp;ROW();&quot;String&quot;;[.D84])" office:value-type="string" office:string-value="type-84 &#10;[1627]" calcext:value-type="string">
            <text:p>type-84 <text:line-break/>[162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84]);INFO.OBBA.OBBA.OBMAKE(&quot;&quot;;&quot;double&quot;;[.F84]);INFO.OBBA.OBBA.OBMAKE(&quot;&quot;;&quot;String&quot;;[.G84]);[.$E$10];INFO.OBBA.OBBA.OBMAKE(&quot;&quot;;&quot;String&quot;;[.H84]);[.$E$11];INFO.OBBA.OBBA.OBMAKE(&quot;&quot;;&quot;int&quot;;[.I84]);INFO.OBBA.OBBA.OBMAKE(&quot;&quot;;&quot;int&quot;;[.J84]))" office:value-type="string" office:string-value="tenor rec-84 &#10;[1634]" calcext:value-type="string">
            <text:p>tenor rec-84 <text:line-break/>[1634]</text:p>
          </table:table-cell>
          <table:table-cell table:style-name="ce60" table:formula="of:=INFO.OBBA.OBBA.OBMAKE([.AD$16]&amp;&quot;-&quot;&amp;ROW();&quot;String&quot;;[.K84])" office:value-type="string" office:string-value="forward rec-84 &#10;[1635]" calcext:value-type="string">
            <text:p>forward rec-84 <text:line-break/>[1635]</text:p>
          </table:table-cell>
          <table:table-cell table:style-name="ce60" table:formula="of:=INFO.OBBA.OBBA.OBMAKE([.AE$16]&amp;&quot;-&quot;&amp;ROW();&quot;double&quot;;[.L84])" office:value-type="string" office:string-value="spread rec-84 &#10;[1636]" calcext:value-type="string">
            <text:p>spread rec-84 <text:line-break/>[1636]</text:p>
          </table:table-cell>
          <table:table-cell table:style-name="ce60" table:formula="of:=INFO.OBBA.OBBA.OBMAKE([.AF$16]&amp;&quot;-&quot;&amp;ROW();&quot;String&quot;;[.M84])" office:value-type="string" office:string-value="discount rec-84 &#10;[1637]" calcext:value-type="string">
            <text:p>discount rec-84 <text:line-break/>[163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84]);INFO.OBBA.OBBA.OBMAKE(&quot;&quot;;&quot;double&quot;;[.P84]);INFO.OBBA.OBBA.OBMAKE(&quot;&quot;;&quot;String&quot;;[.Q84]);[.$E$10];INFO.OBBA.OBBA.OBMAKE(&quot;&quot;;&quot;String&quot;;[.H84]);[.$E$11];INFO.OBBA.OBBA.OBMAKE(&quot;&quot;;&quot;int&quot;;[.S84]);INFO.OBBA.OBBA.OBMAKE(&quot;&quot;;&quot;int&quot;;[.T84]))" office:value-type="string" office:string-value="tenor pay-84 &#10;[1644]" calcext:value-type="string">
            <text:p>tenor pay-84 <text:line-break/>[1644]</text:p>
          </table:table-cell>
          <table:table-cell table:style-name="ce60" table:formula="of:=INFO.OBBA.OBBA.OBMAKE([.AH$16]&amp;&quot;-&quot;&amp;ROW();&quot;String&quot;;[.U84])" office:value-type="string" office:string-value="forward pay-84 &#10;[1645]" calcext:value-type="string">
            <text:p>forward pay-84 <text:line-break/>[1645]</text:p>
          </table:table-cell>
          <table:table-cell table:style-name="ce60" table:formula="of:=INFO.OBBA.OBBA.OBMAKE([.AI$16]&amp;&quot;-&quot;&amp;ROW();&quot;double&quot;;[.V84])" office:value-type="string" office:string-value="spread pay-84 &#10;[1646]" calcext:value-type="string">
            <text:p>spread pay-84 <text:line-break/>[1646]</text:p>
          </table:table-cell>
          <table:table-cell table:style-name="ce60" table:formula="of:=INFO.OBBA.OBBA.OBMAKE([.AJ$16]&amp;&quot;-&quot;&amp;ROW();&quot;String&quot;;[.W84])" office:value-type="string" office:string-value="disocunt pay-84 &#10;[1647]" calcext:value-type="string">
            <text:p>disocunt pay-84 <text:line-break/>[1647]</text:p>
          </table:table-cell>
          <table:table-cell table:style-name="ce60" table:formula="of:=INFO.OBBA.OBBA.OBMAKE([.AK$16]&amp;&quot;-&quot;&amp;ROW();&quot;String&quot;;[.Y84])" office:value-type="string" office:string-value="calibration curve-84 &#10;[1648]" calcext:value-type="string">
            <text:p>calibration curve-84 <text:line-break/>[1648]</text:p>
          </table:table-cell>
          <table:table-cell table:style-name="ce60" table:formula="of:=INFO.OBBA.OBBA.OBMAKE([.AL$16]&amp;&quot;-&quot;&amp;ROW();&quot;double&quot;;[.Z84])" office:value-type="string" office:string-value="calibration time-84 &#10;[1649]" calcext:value-type="string">
            <text:p>calibration time-84 <text:line-break/>[164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85:.AL85])" office:value-type="string" office:string-value="calibItem-85 &#10;[1674]" calcext:value-type="string">
            <text:p>calibItem-85 <text:line-break/>[1674]</text:p>
          </table:table-cell>
          <table:table-cell table:style-name="ce22" table:formula="of:=INFO.OBBA.OBBA.OBGET(INFO.OBBA.OBBA.OBCALL(&quot;&quot;;INFO.OBBA.OBBA.OBCALL(&quot;&quot;;[.$B$8];&quot;getCalibrationProductForSpec&quot;;[.B85]);&quot;getValue&quot;;INFO.OBBA.OBBA.OBCALL(&quot;&quot;;[.$B$8];&quot;getModel&quot;)))" office:value-type="percentage" office:value="-6.93889390390722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85]" office:value-type="float" office:value="5" calcext:value-type="float">
            <text:p>5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788" calcext:value-type="percentage">
            <text:p>0,788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85]" office:value-type="string" office:string-value="forward-USD-3M" calcext:value-type="string">
            <text:p>forward-USD-3M</text:p>
          </table:table-cell>
          <table:table-cell table:style-name="ce34" table:formula="of:=[.F85]-0.25" office:value-type="float" office:value="4.75" calcext:value-type="float">
            <text:p>4,75</text:p>
          </table:table-cell>
          <table:table-cell/>
          <table:table-cell table:style-name="ce60" table:formula="of:=INFO.OBBA.OBBA.OBMAKE([.AB$16]&amp;&quot;-&quot;&amp;ROW();&quot;String&quot;;[.D85])" office:value-type="string" office:string-value="type-85 &#10;[1651]" calcext:value-type="string">
            <text:p>type-85 <text:line-break/>[165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85]);INFO.OBBA.OBBA.OBMAKE(&quot;&quot;;&quot;double&quot;;[.F85]);INFO.OBBA.OBBA.OBMAKE(&quot;&quot;;&quot;String&quot;;[.G85]);[.$E$10];INFO.OBBA.OBBA.OBMAKE(&quot;&quot;;&quot;String&quot;;[.H85]);[.$E$11];INFO.OBBA.OBBA.OBMAKE(&quot;&quot;;&quot;int&quot;;[.I85]);INFO.OBBA.OBBA.OBMAKE(&quot;&quot;;&quot;int&quot;;[.J85]))" office:value-type="string" office:string-value="tenor rec-85 &#10;[1658]" calcext:value-type="string">
            <text:p>tenor rec-85 <text:line-break/>[1658]</text:p>
          </table:table-cell>
          <table:table-cell table:style-name="ce60" table:formula="of:=INFO.OBBA.OBBA.OBMAKE([.AD$16]&amp;&quot;-&quot;&amp;ROW();&quot;String&quot;;[.K85])" office:value-type="string" office:string-value="forward rec-85 &#10;[1659]" calcext:value-type="string">
            <text:p>forward rec-85 <text:line-break/>[1659]</text:p>
          </table:table-cell>
          <table:table-cell table:style-name="ce60" table:formula="of:=INFO.OBBA.OBBA.OBMAKE([.AE$16]&amp;&quot;-&quot;&amp;ROW();&quot;double&quot;;[.L85])" office:value-type="string" office:string-value="spread rec-85 &#10;[1660]" calcext:value-type="string">
            <text:p>spread rec-85 <text:line-break/>[1660]</text:p>
          </table:table-cell>
          <table:table-cell table:style-name="ce60" table:formula="of:=INFO.OBBA.OBBA.OBMAKE([.AF$16]&amp;&quot;-&quot;&amp;ROW();&quot;String&quot;;[.M85])" office:value-type="string" office:string-value="discount rec-85 &#10;[1661]" calcext:value-type="string">
            <text:p>discount rec-85 <text:line-break/>[166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85]);INFO.OBBA.OBBA.OBMAKE(&quot;&quot;;&quot;double&quot;;[.P85]);INFO.OBBA.OBBA.OBMAKE(&quot;&quot;;&quot;String&quot;;[.Q85]);[.$E$10];INFO.OBBA.OBBA.OBMAKE(&quot;&quot;;&quot;String&quot;;[.H85]);[.$E$11];INFO.OBBA.OBBA.OBMAKE(&quot;&quot;;&quot;int&quot;;[.S85]);INFO.OBBA.OBBA.OBMAKE(&quot;&quot;;&quot;int&quot;;[.T85]))" office:value-type="string" office:string-value="tenor pay-85 &#10;[1668]" calcext:value-type="string">
            <text:p>tenor pay-85 <text:line-break/>[1668]</text:p>
          </table:table-cell>
          <table:table-cell table:style-name="ce60" table:formula="of:=INFO.OBBA.OBBA.OBMAKE([.AH$16]&amp;&quot;-&quot;&amp;ROW();&quot;String&quot;;[.U85])" office:value-type="string" office:string-value="forward pay-85 &#10;[1669]" calcext:value-type="string">
            <text:p>forward pay-85 <text:line-break/>[1669]</text:p>
          </table:table-cell>
          <table:table-cell table:style-name="ce60" table:formula="of:=INFO.OBBA.OBBA.OBMAKE([.AI$16]&amp;&quot;-&quot;&amp;ROW();&quot;double&quot;;[.V85])" office:value-type="string" office:string-value="spread pay-85 &#10;[1670]" calcext:value-type="string">
            <text:p>spread pay-85 <text:line-break/>[1670]</text:p>
          </table:table-cell>
          <table:table-cell table:style-name="ce60" table:formula="of:=INFO.OBBA.OBBA.OBMAKE([.AJ$16]&amp;&quot;-&quot;&amp;ROW();&quot;String&quot;;[.W85])" office:value-type="string" office:string-value="disocunt pay-85 &#10;[1671]" calcext:value-type="string">
            <text:p>disocunt pay-85 <text:line-break/>[1671]</text:p>
          </table:table-cell>
          <table:table-cell table:style-name="ce60" table:formula="of:=INFO.OBBA.OBBA.OBMAKE([.AK$16]&amp;&quot;-&quot;&amp;ROW();&quot;String&quot;;[.Y85])" office:value-type="string" office:string-value="calibration curve-85 &#10;[1672]" calcext:value-type="string">
            <text:p>calibration curve-85 <text:line-break/>[1672]</text:p>
          </table:table-cell>
          <table:table-cell table:style-name="ce60" table:formula="of:=INFO.OBBA.OBBA.OBMAKE([.AL$16]&amp;&quot;-&quot;&amp;ROW();&quot;double&quot;;[.Z85])" office:value-type="string" office:string-value="calibration time-85 &#10;[1673]" calcext:value-type="string">
            <text:p>calibration time-85 <text:line-break/>[167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86:.AL86])" office:value-type="string" office:string-value="calibItem-86 &#10;[1698]" calcext:value-type="string">
            <text:p>calibItem-86 <text:line-break/>[1698]</text:p>
          </table:table-cell>
          <table:table-cell table:style-name="ce22" table:formula="of:=INFO.OBBA.OBBA.OBGET(INFO.OBBA.OBBA.OBCALL(&quot;&quot;;INFO.OBBA.OBBA.OBCALL(&quot;&quot;;[.$B$8];&quot;getCalibrationProductForSpec&quot;;[.B86]);&quot;getValue&quot;;INFO.OBBA.OBBA.OBCALL(&quot;&quot;;[.$B$8];&quot;getModel&quot;)))" office:value-type="percentage" office:value="-6.93889390390722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86]" office:value-type="float" office:value="6" calcext:value-type="float">
            <text:p>6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7" calcext:value-type="percentage">
            <text:p>0,970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86]" office:value-type="string" office:string-value="forward-USD-3M" calcext:value-type="string">
            <text:p>forward-USD-3M</text:p>
          </table:table-cell>
          <table:table-cell table:style-name="ce34" table:formula="of:=[.F86]-0.25" office:value-type="float" office:value="5.75" calcext:value-type="float">
            <text:p>5,75</text:p>
          </table:table-cell>
          <table:table-cell/>
          <table:table-cell table:style-name="ce60" table:formula="of:=INFO.OBBA.OBBA.OBMAKE([.AB$16]&amp;&quot;-&quot;&amp;ROW();&quot;String&quot;;[.D86])" office:value-type="string" office:string-value="type-86 &#10;[1675]" calcext:value-type="string">
            <text:p>type-86 <text:line-break/>[167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86]);INFO.OBBA.OBBA.OBMAKE(&quot;&quot;;&quot;double&quot;;[.F86]);INFO.OBBA.OBBA.OBMAKE(&quot;&quot;;&quot;String&quot;;[.G86]);[.$E$10];INFO.OBBA.OBBA.OBMAKE(&quot;&quot;;&quot;String&quot;;[.H86]);[.$E$11];INFO.OBBA.OBBA.OBMAKE(&quot;&quot;;&quot;int&quot;;[.I86]);INFO.OBBA.OBBA.OBMAKE(&quot;&quot;;&quot;int&quot;;[.J86]))" office:value-type="string" office:string-value="tenor rec-86 &#10;[1682]" calcext:value-type="string">
            <text:p>tenor rec-86 <text:line-break/>[1682]</text:p>
          </table:table-cell>
          <table:table-cell table:style-name="ce60" table:formula="of:=INFO.OBBA.OBBA.OBMAKE([.AD$16]&amp;&quot;-&quot;&amp;ROW();&quot;String&quot;;[.K86])" office:value-type="string" office:string-value="forward rec-86 &#10;[1683]" calcext:value-type="string">
            <text:p>forward rec-86 <text:line-break/>[1683]</text:p>
          </table:table-cell>
          <table:table-cell table:style-name="ce60" table:formula="of:=INFO.OBBA.OBBA.OBMAKE([.AE$16]&amp;&quot;-&quot;&amp;ROW();&quot;double&quot;;[.L86])" office:value-type="string" office:string-value="spread rec-86 &#10;[1684]" calcext:value-type="string">
            <text:p>spread rec-86 <text:line-break/>[1684]</text:p>
          </table:table-cell>
          <table:table-cell table:style-name="ce60" table:formula="of:=INFO.OBBA.OBBA.OBMAKE([.AF$16]&amp;&quot;-&quot;&amp;ROW();&quot;String&quot;;[.M86])" office:value-type="string" office:string-value="discount rec-86 &#10;[1685]" calcext:value-type="string">
            <text:p>discount rec-86 <text:line-break/>[168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86]);INFO.OBBA.OBBA.OBMAKE(&quot;&quot;;&quot;double&quot;;[.P86]);INFO.OBBA.OBBA.OBMAKE(&quot;&quot;;&quot;String&quot;;[.Q86]);[.$E$10];INFO.OBBA.OBBA.OBMAKE(&quot;&quot;;&quot;String&quot;;[.H86]);[.$E$11];INFO.OBBA.OBBA.OBMAKE(&quot;&quot;;&quot;int&quot;;[.S86]);INFO.OBBA.OBBA.OBMAKE(&quot;&quot;;&quot;int&quot;;[.T86]))" office:value-type="string" office:string-value="tenor pay-86 &#10;[1692]" calcext:value-type="string">
            <text:p>tenor pay-86 <text:line-break/>[1692]</text:p>
          </table:table-cell>
          <table:table-cell table:style-name="ce60" table:formula="of:=INFO.OBBA.OBBA.OBMAKE([.AH$16]&amp;&quot;-&quot;&amp;ROW();&quot;String&quot;;[.U86])" office:value-type="string" office:string-value="forward pay-86 &#10;[1693]" calcext:value-type="string">
            <text:p>forward pay-86 <text:line-break/>[1693]</text:p>
          </table:table-cell>
          <table:table-cell table:style-name="ce60" table:formula="of:=INFO.OBBA.OBBA.OBMAKE([.AI$16]&amp;&quot;-&quot;&amp;ROW();&quot;double&quot;;[.V86])" office:value-type="string" office:string-value="spread pay-86 &#10;[1694]" calcext:value-type="string">
            <text:p>spread pay-86 <text:line-break/>[1694]</text:p>
          </table:table-cell>
          <table:table-cell table:style-name="ce60" table:formula="of:=INFO.OBBA.OBBA.OBMAKE([.AJ$16]&amp;&quot;-&quot;&amp;ROW();&quot;String&quot;;[.W86])" office:value-type="string" office:string-value="disocunt pay-86 &#10;[1695]" calcext:value-type="string">
            <text:p>disocunt pay-86 <text:line-break/>[1695]</text:p>
          </table:table-cell>
          <table:table-cell table:style-name="ce60" table:formula="of:=INFO.OBBA.OBBA.OBMAKE([.AK$16]&amp;&quot;-&quot;&amp;ROW();&quot;String&quot;;[.Y86])" office:value-type="string" office:string-value="calibration curve-86 &#10;[1696]" calcext:value-type="string">
            <text:p>calibration curve-86 <text:line-break/>[1696]</text:p>
          </table:table-cell>
          <table:table-cell table:style-name="ce60" table:formula="of:=INFO.OBBA.OBBA.OBMAKE([.AL$16]&amp;&quot;-&quot;&amp;ROW();&quot;double&quot;;[.Z86])" office:value-type="string" office:string-value="calibration time-86 &#10;[1697]" calcext:value-type="string">
            <text:p>calibration time-86 <text:line-break/>[169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87:.AL87])" office:value-type="string" office:string-value="calibItem-87 &#10;[1722]" calcext:value-type="string">
            <text:p>calibItem-87 <text:line-break/>[1722]</text:p>
          </table:table-cell>
          <table:table-cell table:style-name="ce22" table:formula="of:=INFO.OBBA.OBBA.OBGET(INFO.OBBA.OBBA.OBCALL(&quot;&quot;;INFO.OBBA.OBBA.OBCALL(&quot;&quot;;[.$B$8];&quot;getCalibrationProductForSpec&quot;;[.B87]);&quot;getValue&quot;;INFO.OBBA.OBBA.OBCALL(&quot;&quot;;[.$B$8];&quot;getModel&quot;)))" office:value-type="percentage" office:value="0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87]" office:value-type="float" office:value="7" calcext:value-type="float">
            <text:p>7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42" calcext:value-type="percentage">
            <text:p>1,142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87]" office:value-type="string" office:string-value="forward-USD-3M" calcext:value-type="string">
            <text:p>forward-USD-3M</text:p>
          </table:table-cell>
          <table:table-cell table:style-name="ce34" table:formula="of:=[.F87]-0.25" office:value-type="float" office:value="6.75" calcext:value-type="float">
            <text:p>6,75</text:p>
          </table:table-cell>
          <table:table-cell/>
          <table:table-cell table:style-name="ce60" table:formula="of:=INFO.OBBA.OBBA.OBMAKE([.AB$16]&amp;&quot;-&quot;&amp;ROW();&quot;String&quot;;[.D87])" office:value-type="string" office:string-value="type-87 &#10;[1699]" calcext:value-type="string">
            <text:p>type-87 <text:line-break/>[169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87]);INFO.OBBA.OBBA.OBMAKE(&quot;&quot;;&quot;double&quot;;[.F87]);INFO.OBBA.OBBA.OBMAKE(&quot;&quot;;&quot;String&quot;;[.G87]);[.$E$10];INFO.OBBA.OBBA.OBMAKE(&quot;&quot;;&quot;String&quot;;[.H87]);[.$E$11];INFO.OBBA.OBBA.OBMAKE(&quot;&quot;;&quot;int&quot;;[.I87]);INFO.OBBA.OBBA.OBMAKE(&quot;&quot;;&quot;int&quot;;[.J87]))" office:value-type="string" office:string-value="tenor rec-87 &#10;[1706]" calcext:value-type="string">
            <text:p>tenor rec-87 <text:line-break/>[1706]</text:p>
          </table:table-cell>
          <table:table-cell table:style-name="ce60" table:formula="of:=INFO.OBBA.OBBA.OBMAKE([.AD$16]&amp;&quot;-&quot;&amp;ROW();&quot;String&quot;;[.K87])" office:value-type="string" office:string-value="forward rec-87 &#10;[1707]" calcext:value-type="string">
            <text:p>forward rec-87 <text:line-break/>[1707]</text:p>
          </table:table-cell>
          <table:table-cell table:style-name="ce60" table:formula="of:=INFO.OBBA.OBBA.OBMAKE([.AE$16]&amp;&quot;-&quot;&amp;ROW();&quot;double&quot;;[.L87])" office:value-type="string" office:string-value="spread rec-87 &#10;[1708]" calcext:value-type="string">
            <text:p>spread rec-87 <text:line-break/>[1708]</text:p>
          </table:table-cell>
          <table:table-cell table:style-name="ce60" table:formula="of:=INFO.OBBA.OBBA.OBMAKE([.AF$16]&amp;&quot;-&quot;&amp;ROW();&quot;String&quot;;[.M87])" office:value-type="string" office:string-value="discount rec-87 &#10;[1709]" calcext:value-type="string">
            <text:p>discount rec-87 <text:line-break/>[170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87]);INFO.OBBA.OBBA.OBMAKE(&quot;&quot;;&quot;double&quot;;[.P87]);INFO.OBBA.OBBA.OBMAKE(&quot;&quot;;&quot;String&quot;;[.Q87]);[.$E$10];INFO.OBBA.OBBA.OBMAKE(&quot;&quot;;&quot;String&quot;;[.H87]);[.$E$11];INFO.OBBA.OBBA.OBMAKE(&quot;&quot;;&quot;int&quot;;[.S87]);INFO.OBBA.OBBA.OBMAKE(&quot;&quot;;&quot;int&quot;;[.T87]))" office:value-type="string" office:string-value="tenor pay-87 &#10;[1716]" calcext:value-type="string">
            <text:p>tenor pay-87 <text:line-break/>[1716]</text:p>
          </table:table-cell>
          <table:table-cell table:style-name="ce60" table:formula="of:=INFO.OBBA.OBBA.OBMAKE([.AH$16]&amp;&quot;-&quot;&amp;ROW();&quot;String&quot;;[.U87])" office:value-type="string" office:string-value="forward pay-87 &#10;[1717]" calcext:value-type="string">
            <text:p>forward pay-87 <text:line-break/>[1717]</text:p>
          </table:table-cell>
          <table:table-cell table:style-name="ce60" table:formula="of:=INFO.OBBA.OBBA.OBMAKE([.AI$16]&amp;&quot;-&quot;&amp;ROW();&quot;double&quot;;[.V87])" office:value-type="string" office:string-value="spread pay-87 &#10;[1718]" calcext:value-type="string">
            <text:p>spread pay-87 <text:line-break/>[1718]</text:p>
          </table:table-cell>
          <table:table-cell table:style-name="ce60" table:formula="of:=INFO.OBBA.OBBA.OBMAKE([.AJ$16]&amp;&quot;-&quot;&amp;ROW();&quot;String&quot;;[.W87])" office:value-type="string" office:string-value="disocunt pay-87 &#10;[1719]" calcext:value-type="string">
            <text:p>disocunt pay-87 <text:line-break/>[1719]</text:p>
          </table:table-cell>
          <table:table-cell table:style-name="ce60" table:formula="of:=INFO.OBBA.OBBA.OBMAKE([.AK$16]&amp;&quot;-&quot;&amp;ROW();&quot;String&quot;;[.Y87])" office:value-type="string" office:string-value="calibration curve-87 &#10;[1720]" calcext:value-type="string">
            <text:p>calibration curve-87 <text:line-break/>[1720]</text:p>
          </table:table-cell>
          <table:table-cell table:style-name="ce60" table:formula="of:=INFO.OBBA.OBBA.OBMAKE([.AL$16]&amp;&quot;-&quot;&amp;ROW();&quot;double&quot;;[.Z87])" office:value-type="string" office:string-value="calibration time-87 &#10;[1721]" calcext:value-type="string">
            <text:p>calibration time-87 <text:line-break/>[172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88:.AL88])" office:value-type="string" office:string-value="calibItem-88 &#10;[1746]" calcext:value-type="string">
            <text:p>calibItem-88 <text:line-break/>[1746]</text:p>
          </table:table-cell>
          <table:table-cell table:style-name="ce22" table:formula="of:=INFO.OBBA.OBBA.OBGET(INFO.OBBA.OBBA.OBCALL(&quot;&quot;;INFO.OBBA.OBBA.OBCALL(&quot;&quot;;[.$B$8];&quot;getCalibrationProductForSpec&quot;;[.B88]);&quot;getValue&quot;;INFO.OBBA.OBBA.OBCALL(&quot;&quot;;[.$B$8];&quot;getModel&quot;)))" office:value-type="percentage" office:value="-2.42861286636753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88]" office:value-type="float" office:value="8" calcext:value-type="float">
            <text:p>8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293" calcext:value-type="percentage">
            <text:p>1,293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88]" office:value-type="string" office:string-value="forward-USD-3M" calcext:value-type="string">
            <text:p>forward-USD-3M</text:p>
          </table:table-cell>
          <table:table-cell table:style-name="ce34" table:formula="of:=[.F88]-0.25" office:value-type="float" office:value="7.75" calcext:value-type="float">
            <text:p>7,75</text:p>
          </table:table-cell>
          <table:table-cell/>
          <table:table-cell table:style-name="ce60" table:formula="of:=INFO.OBBA.OBBA.OBMAKE([.AB$16]&amp;&quot;-&quot;&amp;ROW();&quot;String&quot;;[.D88])" office:value-type="string" office:string-value="type-88 &#10;[1723]" calcext:value-type="string">
            <text:p>type-88 <text:line-break/>[172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88]);INFO.OBBA.OBBA.OBMAKE(&quot;&quot;;&quot;double&quot;;[.F88]);INFO.OBBA.OBBA.OBMAKE(&quot;&quot;;&quot;String&quot;;[.G88]);[.$E$10];INFO.OBBA.OBBA.OBMAKE(&quot;&quot;;&quot;String&quot;;[.H88]);[.$E$11];INFO.OBBA.OBBA.OBMAKE(&quot;&quot;;&quot;int&quot;;[.I88]);INFO.OBBA.OBBA.OBMAKE(&quot;&quot;;&quot;int&quot;;[.J88]))" office:value-type="string" office:string-value="tenor rec-88 &#10;[1730]" calcext:value-type="string">
            <text:p>tenor rec-88 <text:line-break/>[1730]</text:p>
          </table:table-cell>
          <table:table-cell table:style-name="ce60" table:formula="of:=INFO.OBBA.OBBA.OBMAKE([.AD$16]&amp;&quot;-&quot;&amp;ROW();&quot;String&quot;;[.K88])" office:value-type="string" office:string-value="forward rec-88 &#10;[1731]" calcext:value-type="string">
            <text:p>forward rec-88 <text:line-break/>[1731]</text:p>
          </table:table-cell>
          <table:table-cell table:style-name="ce60" table:formula="of:=INFO.OBBA.OBBA.OBMAKE([.AE$16]&amp;&quot;-&quot;&amp;ROW();&quot;double&quot;;[.L88])" office:value-type="string" office:string-value="spread rec-88 &#10;[1732]" calcext:value-type="string">
            <text:p>spread rec-88 <text:line-break/>[1732]</text:p>
          </table:table-cell>
          <table:table-cell table:style-name="ce60" table:formula="of:=INFO.OBBA.OBBA.OBMAKE([.AF$16]&amp;&quot;-&quot;&amp;ROW();&quot;String&quot;;[.M88])" office:value-type="string" office:string-value="discount rec-88 &#10;[1733]" calcext:value-type="string">
            <text:p>discount rec-88 <text:line-break/>[173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88]);INFO.OBBA.OBBA.OBMAKE(&quot;&quot;;&quot;double&quot;;[.P88]);INFO.OBBA.OBBA.OBMAKE(&quot;&quot;;&quot;String&quot;;[.Q88]);[.$E$10];INFO.OBBA.OBBA.OBMAKE(&quot;&quot;;&quot;String&quot;;[.H88]);[.$E$11];INFO.OBBA.OBBA.OBMAKE(&quot;&quot;;&quot;int&quot;;[.S88]);INFO.OBBA.OBBA.OBMAKE(&quot;&quot;;&quot;int&quot;;[.T88]))" office:value-type="string" office:string-value="tenor pay-88 &#10;[1740]" calcext:value-type="string">
            <text:p>tenor pay-88 <text:line-break/>[1740]</text:p>
          </table:table-cell>
          <table:table-cell table:style-name="ce60" table:formula="of:=INFO.OBBA.OBBA.OBMAKE([.AH$16]&amp;&quot;-&quot;&amp;ROW();&quot;String&quot;;[.U88])" office:value-type="string" office:string-value="forward pay-88 &#10;[1741]" calcext:value-type="string">
            <text:p>forward pay-88 <text:line-break/>[1741]</text:p>
          </table:table-cell>
          <table:table-cell table:style-name="ce60" table:formula="of:=INFO.OBBA.OBBA.OBMAKE([.AI$16]&amp;&quot;-&quot;&amp;ROW();&quot;double&quot;;[.V88])" office:value-type="string" office:string-value="spread pay-88 &#10;[1742]" calcext:value-type="string">
            <text:p>spread pay-88 <text:line-break/>[1742]</text:p>
          </table:table-cell>
          <table:table-cell table:style-name="ce60" table:formula="of:=INFO.OBBA.OBBA.OBMAKE([.AJ$16]&amp;&quot;-&quot;&amp;ROW();&quot;String&quot;;[.W88])" office:value-type="string" office:string-value="disocunt pay-88 &#10;[1743]" calcext:value-type="string">
            <text:p>disocunt pay-88 <text:line-break/>[1743]</text:p>
          </table:table-cell>
          <table:table-cell table:style-name="ce60" table:formula="of:=INFO.OBBA.OBBA.OBMAKE([.AK$16]&amp;&quot;-&quot;&amp;ROW();&quot;String&quot;;[.Y88])" office:value-type="string" office:string-value="calibration curve-88 &#10;[1744]" calcext:value-type="string">
            <text:p>calibration curve-88 <text:line-break/>[1744]</text:p>
          </table:table-cell>
          <table:table-cell table:style-name="ce60" table:formula="of:=INFO.OBBA.OBBA.OBMAKE([.AL$16]&amp;&quot;-&quot;&amp;ROW();&quot;double&quot;;[.Z88])" office:value-type="string" office:string-value="calibration time-88 &#10;[1745]" calcext:value-type="string">
            <text:p>calibration time-88 <text:line-break/>[174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89:.AL89])" office:value-type="string" office:string-value="calibItem-89 &#10;[1770]" calcext:value-type="string">
            <text:p>calibItem-89 <text:line-break/>[1770]</text:p>
          </table:table-cell>
          <table:table-cell table:style-name="ce22" table:formula="of:=INFO.OBBA.OBBA.OBGET(INFO.OBBA.OBBA.OBCALL(&quot;&quot;;INFO.OBBA.OBBA.OBCALL(&quot;&quot;;[.$B$8];&quot;getCalibrationProductForSpec&quot;;[.B89]);&quot;getValue&quot;;INFO.OBBA.OBBA.OBCALL(&quot;&quot;;[.$B$8];&quot;getModel&quot;)))" office:value-type="percentage" office:value="-1.38777878078144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89]" office:value-type="float" office:value="9" calcext:value-type="float">
            <text:p>9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29" calcext:value-type="percentage">
            <text:p>1,429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89]" office:value-type="string" office:string-value="forward-USD-3M" calcext:value-type="string">
            <text:p>forward-USD-3M</text:p>
          </table:table-cell>
          <table:table-cell table:style-name="ce34" table:formula="of:=[.F89]-0.25" office:value-type="float" office:value="8.75" calcext:value-type="float">
            <text:p>8,75</text:p>
          </table:table-cell>
          <table:table-cell/>
          <table:table-cell table:style-name="ce60" table:formula="of:=INFO.OBBA.OBBA.OBMAKE([.AB$16]&amp;&quot;-&quot;&amp;ROW();&quot;String&quot;;[.D89])" office:value-type="string" office:string-value="type-89 &#10;[1747]" calcext:value-type="string">
            <text:p>type-89 <text:line-break/>[174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89]);INFO.OBBA.OBBA.OBMAKE(&quot;&quot;;&quot;double&quot;;[.F89]);INFO.OBBA.OBBA.OBMAKE(&quot;&quot;;&quot;String&quot;;[.G89]);[.$E$10];INFO.OBBA.OBBA.OBMAKE(&quot;&quot;;&quot;String&quot;;[.H89]);[.$E$11];INFO.OBBA.OBBA.OBMAKE(&quot;&quot;;&quot;int&quot;;[.I89]);INFO.OBBA.OBBA.OBMAKE(&quot;&quot;;&quot;int&quot;;[.J89]))" office:value-type="string" office:string-value="tenor rec-89 &#10;[1754]" calcext:value-type="string">
            <text:p>tenor rec-89 <text:line-break/>[1754]</text:p>
          </table:table-cell>
          <table:table-cell table:style-name="ce60" table:formula="of:=INFO.OBBA.OBBA.OBMAKE([.AD$16]&amp;&quot;-&quot;&amp;ROW();&quot;String&quot;;[.K89])" office:value-type="string" office:string-value="forward rec-89 &#10;[1755]" calcext:value-type="string">
            <text:p>forward rec-89 <text:line-break/>[1755]</text:p>
          </table:table-cell>
          <table:table-cell table:style-name="ce60" table:formula="of:=INFO.OBBA.OBBA.OBMAKE([.AE$16]&amp;&quot;-&quot;&amp;ROW();&quot;double&quot;;[.L89])" office:value-type="string" office:string-value="spread rec-89 &#10;[1756]" calcext:value-type="string">
            <text:p>spread rec-89 <text:line-break/>[1756]</text:p>
          </table:table-cell>
          <table:table-cell table:style-name="ce60" table:formula="of:=INFO.OBBA.OBBA.OBMAKE([.AF$16]&amp;&quot;-&quot;&amp;ROW();&quot;String&quot;;[.M89])" office:value-type="string" office:string-value="discount rec-89 &#10;[1757]" calcext:value-type="string">
            <text:p>discount rec-89 <text:line-break/>[175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89]);INFO.OBBA.OBBA.OBMAKE(&quot;&quot;;&quot;double&quot;;[.P89]);INFO.OBBA.OBBA.OBMAKE(&quot;&quot;;&quot;String&quot;;[.Q89]);[.$E$10];INFO.OBBA.OBBA.OBMAKE(&quot;&quot;;&quot;String&quot;;[.H89]);[.$E$11];INFO.OBBA.OBBA.OBMAKE(&quot;&quot;;&quot;int&quot;;[.S89]);INFO.OBBA.OBBA.OBMAKE(&quot;&quot;;&quot;int&quot;;[.T89]))" office:value-type="string" office:string-value="tenor pay-89 &#10;[1764]" calcext:value-type="string">
            <text:p>tenor pay-89 <text:line-break/>[1764]</text:p>
          </table:table-cell>
          <table:table-cell table:style-name="ce60" table:formula="of:=INFO.OBBA.OBBA.OBMAKE([.AH$16]&amp;&quot;-&quot;&amp;ROW();&quot;String&quot;;[.U89])" office:value-type="string" office:string-value="forward pay-89 &#10;[1765]" calcext:value-type="string">
            <text:p>forward pay-89 <text:line-break/>[1765]</text:p>
          </table:table-cell>
          <table:table-cell table:style-name="ce60" table:formula="of:=INFO.OBBA.OBBA.OBMAKE([.AI$16]&amp;&quot;-&quot;&amp;ROW();&quot;double&quot;;[.V89])" office:value-type="string" office:string-value="spread pay-89 &#10;[1766]" calcext:value-type="string">
            <text:p>spread pay-89 <text:line-break/>[1766]</text:p>
          </table:table-cell>
          <table:table-cell table:style-name="ce60" table:formula="of:=INFO.OBBA.OBBA.OBMAKE([.AJ$16]&amp;&quot;-&quot;&amp;ROW();&quot;String&quot;;[.W89])" office:value-type="string" office:string-value="disocunt pay-89 &#10;[1767]" calcext:value-type="string">
            <text:p>disocunt pay-89 <text:line-break/>[1767]</text:p>
          </table:table-cell>
          <table:table-cell table:style-name="ce60" table:formula="of:=INFO.OBBA.OBBA.OBMAKE([.AK$16]&amp;&quot;-&quot;&amp;ROW();&quot;String&quot;;[.Y89])" office:value-type="string" office:string-value="calibration curve-89 &#10;[1768]" calcext:value-type="string">
            <text:p>calibration curve-89 <text:line-break/>[1768]</text:p>
          </table:table-cell>
          <table:table-cell table:style-name="ce60" table:formula="of:=INFO.OBBA.OBBA.OBMAKE([.AL$16]&amp;&quot;-&quot;&amp;ROW();&quot;double&quot;;[.Z89])" office:value-type="string" office:string-value="calibration time-89 &#10;[1769]" calcext:value-type="string">
            <text:p>calibration time-89 <text:line-break/>[176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90:.AL90])" office:value-type="string" office:string-value="calibItem-90 &#10;[1794]" calcext:value-type="string">
            <text:p>calibItem-90 <text:line-break/>[1794]</text:p>
          </table:table-cell>
          <table:table-cell table:style-name="ce22" table:formula="of:=INFO.OBBA.OBBA.OBGET(INFO.OBBA.OBBA.OBCALL(&quot;&quot;;INFO.OBBA.OBBA.OBCALL(&quot;&quot;;[.$B$8];&quot;getCalibrationProductForSpec&quot;;[.B90]);&quot;getValue&quot;;INFO.OBBA.OBBA.OBCALL(&quot;&quot;;[.$B$8];&quot;getModel&quot;)))" office:value-type="percentage" office:value="-6.93889390390722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90]" office:value-type="float" office:value="10" calcext:value-type="float">
            <text:p>10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52" calcext:value-type="percentage">
            <text:p>1,552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90]" office:value-type="string" office:string-value="forward-USD-3M" calcext:value-type="string">
            <text:p>forward-USD-3M</text:p>
          </table:table-cell>
          <table:table-cell table:style-name="ce34" table:formula="of:=[.F90]-0.25" office:value-type="float" office:value="9.75" calcext:value-type="float">
            <text:p>9,75</text:p>
          </table:table-cell>
          <table:table-cell/>
          <table:table-cell table:style-name="ce60" table:formula="of:=INFO.OBBA.OBBA.OBMAKE([.AB$16]&amp;&quot;-&quot;&amp;ROW();&quot;String&quot;;[.D90])" office:value-type="string" office:string-value="type-90 &#10;[1771]" calcext:value-type="string">
            <text:p>type-90 <text:line-break/>[177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90]);INFO.OBBA.OBBA.OBMAKE(&quot;&quot;;&quot;double&quot;;[.F90]);INFO.OBBA.OBBA.OBMAKE(&quot;&quot;;&quot;String&quot;;[.G90]);[.$E$10];INFO.OBBA.OBBA.OBMAKE(&quot;&quot;;&quot;String&quot;;[.H90]);[.$E$11];INFO.OBBA.OBBA.OBMAKE(&quot;&quot;;&quot;int&quot;;[.I90]);INFO.OBBA.OBBA.OBMAKE(&quot;&quot;;&quot;int&quot;;[.J90]))" office:value-type="string" office:string-value="tenor rec-90 &#10;[1778]" calcext:value-type="string">
            <text:p>tenor rec-90 <text:line-break/>[1778]</text:p>
          </table:table-cell>
          <table:table-cell table:style-name="ce60" table:formula="of:=INFO.OBBA.OBBA.OBMAKE([.AD$16]&amp;&quot;-&quot;&amp;ROW();&quot;String&quot;;[.K90])" office:value-type="string" office:string-value="forward rec-90 &#10;[1779]" calcext:value-type="string">
            <text:p>forward rec-90 <text:line-break/>[1779]</text:p>
          </table:table-cell>
          <table:table-cell table:style-name="ce60" table:formula="of:=INFO.OBBA.OBBA.OBMAKE([.AE$16]&amp;&quot;-&quot;&amp;ROW();&quot;double&quot;;[.L90])" office:value-type="string" office:string-value="spread rec-90 &#10;[1780]" calcext:value-type="string">
            <text:p>spread rec-90 <text:line-break/>[1780]</text:p>
          </table:table-cell>
          <table:table-cell table:style-name="ce60" table:formula="of:=INFO.OBBA.OBBA.OBMAKE([.AF$16]&amp;&quot;-&quot;&amp;ROW();&quot;String&quot;;[.M90])" office:value-type="string" office:string-value="discount rec-90 &#10;[1781]" calcext:value-type="string">
            <text:p>discount rec-90 <text:line-break/>[178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90]);INFO.OBBA.OBBA.OBMAKE(&quot;&quot;;&quot;double&quot;;[.P90]);INFO.OBBA.OBBA.OBMAKE(&quot;&quot;;&quot;String&quot;;[.Q90]);[.$E$10];INFO.OBBA.OBBA.OBMAKE(&quot;&quot;;&quot;String&quot;;[.H90]);[.$E$11];INFO.OBBA.OBBA.OBMAKE(&quot;&quot;;&quot;int&quot;;[.S90]);INFO.OBBA.OBBA.OBMAKE(&quot;&quot;;&quot;int&quot;;[.T90]))" office:value-type="string" office:string-value="tenor pay-90 &#10;[1788]" calcext:value-type="string">
            <text:p>tenor pay-90 <text:line-break/>[1788]</text:p>
          </table:table-cell>
          <table:table-cell table:style-name="ce60" table:formula="of:=INFO.OBBA.OBBA.OBMAKE([.AH$16]&amp;&quot;-&quot;&amp;ROW();&quot;String&quot;;[.U90])" office:value-type="string" office:string-value="forward pay-90 &#10;[1789]" calcext:value-type="string">
            <text:p>forward pay-90 <text:line-break/>[1789]</text:p>
          </table:table-cell>
          <table:table-cell table:style-name="ce60" table:formula="of:=INFO.OBBA.OBBA.OBMAKE([.AI$16]&amp;&quot;-&quot;&amp;ROW();&quot;double&quot;;[.V90])" office:value-type="string" office:string-value="spread pay-90 &#10;[1790]" calcext:value-type="string">
            <text:p>spread pay-90 <text:line-break/>[1790]</text:p>
          </table:table-cell>
          <table:table-cell table:style-name="ce60" table:formula="of:=INFO.OBBA.OBBA.OBMAKE([.AJ$16]&amp;&quot;-&quot;&amp;ROW();&quot;String&quot;;[.W90])" office:value-type="string" office:string-value="disocunt pay-90 &#10;[1791]" calcext:value-type="string">
            <text:p>disocunt pay-90 <text:line-break/>[1791]</text:p>
          </table:table-cell>
          <table:table-cell table:style-name="ce60" table:formula="of:=INFO.OBBA.OBBA.OBMAKE([.AK$16]&amp;&quot;-&quot;&amp;ROW();&quot;String&quot;;[.Y90])" office:value-type="string" office:string-value="calibration curve-90 &#10;[1792]" calcext:value-type="string">
            <text:p>calibration curve-90 <text:line-break/>[1792]</text:p>
          </table:table-cell>
          <table:table-cell table:style-name="ce60" table:formula="of:=INFO.OBBA.OBBA.OBMAKE([.AL$16]&amp;&quot;-&quot;&amp;ROW();&quot;double&quot;;[.Z90])" office:value-type="string" office:string-value="calibration time-90 &#10;[1793]" calcext:value-type="string">
            <text:p>calibration time-90 <text:line-break/>[179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91:.AL91])" office:value-type="string" office:string-value="calibItem-91 &#10;[1818]" calcext:value-type="string">
            <text:p>calibItem-91 <text:line-break/>[1818]</text:p>
          </table:table-cell>
          <table:table-cell table:style-name="ce22" table:formula="of:=INFO.OBBA.OBBA.OBGET(INFO.OBBA.OBBA.OBCALL(&quot;&quot;;INFO.OBBA.OBBA.OBCALL(&quot;&quot;;[.$B$8];&quot;getCalibrationProductForSpec&quot;;[.B91]);&quot;getValue&quot;;INFO.OBBA.OBBA.OBCALL(&quot;&quot;;[.$B$8];&quot;getModel&quot;)))" office:value-type="percentage" office:value="0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91]" office:value-type="float" office:value="12" calcext:value-type="float">
            <text:p>12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57" calcext:value-type="percentage">
            <text:p>1,757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91]" office:value-type="string" office:string-value="forward-USD-3M" calcext:value-type="string">
            <text:p>forward-USD-3M</text:p>
          </table:table-cell>
          <table:table-cell table:style-name="ce34" table:formula="of:=[.F91]-0.25" office:value-type="float" office:value="11.75" calcext:value-type="float">
            <text:p>11,75</text:p>
          </table:table-cell>
          <table:table-cell/>
          <table:table-cell table:style-name="ce60" table:formula="of:=INFO.OBBA.OBBA.OBMAKE([.AB$16]&amp;&quot;-&quot;&amp;ROW();&quot;String&quot;;[.D91])" office:value-type="string" office:string-value="type-91 &#10;[1795]" calcext:value-type="string">
            <text:p>type-91 <text:line-break/>[179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91]);INFO.OBBA.OBBA.OBMAKE(&quot;&quot;;&quot;double&quot;;[.F91]);INFO.OBBA.OBBA.OBMAKE(&quot;&quot;;&quot;String&quot;;[.G91]);[.$E$10];INFO.OBBA.OBBA.OBMAKE(&quot;&quot;;&quot;String&quot;;[.H91]);[.$E$11];INFO.OBBA.OBBA.OBMAKE(&quot;&quot;;&quot;int&quot;;[.I91]);INFO.OBBA.OBBA.OBMAKE(&quot;&quot;;&quot;int&quot;;[.J91]))" office:value-type="string" office:string-value="tenor rec-91 &#10;[1802]" calcext:value-type="string">
            <text:p>tenor rec-91 <text:line-break/>[1802]</text:p>
          </table:table-cell>
          <table:table-cell table:style-name="ce60" table:formula="of:=INFO.OBBA.OBBA.OBMAKE([.AD$16]&amp;&quot;-&quot;&amp;ROW();&quot;String&quot;;[.K91])" office:value-type="string" office:string-value="forward rec-91 &#10;[1803]" calcext:value-type="string">
            <text:p>forward rec-91 <text:line-break/>[1803]</text:p>
          </table:table-cell>
          <table:table-cell table:style-name="ce60" table:formula="of:=INFO.OBBA.OBBA.OBMAKE([.AE$16]&amp;&quot;-&quot;&amp;ROW();&quot;double&quot;;[.L91])" office:value-type="string" office:string-value="spread rec-91 &#10;[1804]" calcext:value-type="string">
            <text:p>spread rec-91 <text:line-break/>[1804]</text:p>
          </table:table-cell>
          <table:table-cell table:style-name="ce60" table:formula="of:=INFO.OBBA.OBBA.OBMAKE([.AF$16]&amp;&quot;-&quot;&amp;ROW();&quot;String&quot;;[.M91])" office:value-type="string" office:string-value="discount rec-91 &#10;[1805]" calcext:value-type="string">
            <text:p>discount rec-91 <text:line-break/>[180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91]);INFO.OBBA.OBBA.OBMAKE(&quot;&quot;;&quot;double&quot;;[.P91]);INFO.OBBA.OBBA.OBMAKE(&quot;&quot;;&quot;String&quot;;[.Q91]);[.$E$10];INFO.OBBA.OBBA.OBMAKE(&quot;&quot;;&quot;String&quot;;[.H91]);[.$E$11];INFO.OBBA.OBBA.OBMAKE(&quot;&quot;;&quot;int&quot;;[.S91]);INFO.OBBA.OBBA.OBMAKE(&quot;&quot;;&quot;int&quot;;[.T91]))" office:value-type="string" office:string-value="tenor pay-91 &#10;[1812]" calcext:value-type="string">
            <text:p>tenor pay-91 <text:line-break/>[1812]</text:p>
          </table:table-cell>
          <table:table-cell table:style-name="ce60" table:formula="of:=INFO.OBBA.OBBA.OBMAKE([.AH$16]&amp;&quot;-&quot;&amp;ROW();&quot;String&quot;;[.U91])" office:value-type="string" office:string-value="forward pay-91 &#10;[1813]" calcext:value-type="string">
            <text:p>forward pay-91 <text:line-break/>[1813]</text:p>
          </table:table-cell>
          <table:table-cell table:style-name="ce60" table:formula="of:=INFO.OBBA.OBBA.OBMAKE([.AI$16]&amp;&quot;-&quot;&amp;ROW();&quot;double&quot;;[.V91])" office:value-type="string" office:string-value="spread pay-91 &#10;[1814]" calcext:value-type="string">
            <text:p>spread pay-91 <text:line-break/>[1814]</text:p>
          </table:table-cell>
          <table:table-cell table:style-name="ce60" table:formula="of:=INFO.OBBA.OBBA.OBMAKE([.AJ$16]&amp;&quot;-&quot;&amp;ROW();&quot;String&quot;;[.W91])" office:value-type="string" office:string-value="disocunt pay-91 &#10;[1815]" calcext:value-type="string">
            <text:p>disocunt pay-91 <text:line-break/>[1815]</text:p>
          </table:table-cell>
          <table:table-cell table:style-name="ce60" table:formula="of:=INFO.OBBA.OBBA.OBMAKE([.AK$16]&amp;&quot;-&quot;&amp;ROW();&quot;String&quot;;[.Y91])" office:value-type="string" office:string-value="calibration curve-91 &#10;[1816]" calcext:value-type="string">
            <text:p>calibration curve-91 <text:line-break/>[1816]</text:p>
          </table:table-cell>
          <table:table-cell table:style-name="ce60" table:formula="of:=INFO.OBBA.OBBA.OBMAKE([.AL$16]&amp;&quot;-&quot;&amp;ROW();&quot;double&quot;;[.Z91])" office:value-type="string" office:string-value="calibration time-91 &#10;[1817]" calcext:value-type="string">
            <text:p>calibration time-91 <text:line-break/>[181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6"/>
          <table:table-cell table:style-name="ce22" table:formula="of:=INFO.OBBA.OBBA.OBMAKE(&quot;calibItem-&quot;&amp;ROW();obLibs&amp;&quot;net.finmath.marketdata.calibration.CalibratedCurves$CalibrationSpec&quot;;[.AB92:.AL92])" office:value-type="string" office:string-value="calibItem-92 &#10;[1842]" calcext:value-type="string">
            <text:p>calibItem-92 <text:line-break/>[1842]</text:p>
          </table:table-cell>
          <table:table-cell table:style-name="ce28" table:formula="of:=INFO.OBBA.OBBA.OBGET(INFO.OBBA.OBBA.OBCALL(&quot;&quot;;INFO.OBBA.OBBA.OBCALL(&quot;&quot;;[.$B$8];&quot;getCalibrationProductForSpec&quot;;[.B92]);&quot;getValue&quot;;INFO.OBBA.OBBA.OBCALL(&quot;&quot;;[.$B$8];&quot;getModel&quot;)))" office:value-type="percentage" office:value="-2.77555756156289E-017" calcext:value-type="percentage">
            <text:p>0,000%</text:p>
          </table:table-cell>
          <table:table-cell table:style-name="ce30"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41" office:value-type="float" office:value="15" calcext:value-type="float">
            <text:p>1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50" office:value-type="string" calcext:value-type="string">
            <text:p>forward-USD-3M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string" calcext:value-type="string">
            <text:p>discount-USD-OIS</text:p>
          </table:table-cell>
          <table:table-cell table:style-name="ce30"/>
          <table:table-cell table:style-name="ce34" office:value-type="string" calcext:value-type="string">
            <text:p>annual</text:p>
          </table:table-cell>
          <table:table-cell table:style-name="ce41" table:formula="of:=[.F92]" office:value-type="float" office:value="15" calcext:value-type="float">
            <text:p>15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50" table:formula="of:=&quot;&quot;">
            <text:p/>
          </table:table-cell>
          <table:table-cell table:style-name="ce52" office:value-type="percentage" office:value="0.0196" calcext:value-type="percentage">
            <text:p>1,960%</text:p>
          </table:table-cell>
          <table:table-cell table:style-name="ce50" office:value-type="string" calcext:value-type="string">
            <text:p>discount-USD-OIS</text:p>
          </table:table-cell>
          <table:table-cell table:style-name="ce55"/>
          <table:table-cell table:style-name="ce50" table:formula="of:=[.K92]" office:value-type="string" office:string-value="forward-USD-3M" calcext:value-type="string">
            <text:p>forward-USD-3M</text:p>
          </table:table-cell>
          <table:table-cell table:style-name="ce34" table:formula="of:=[.F92]-0.25" office:value-type="float" office:value="14.75" calcext:value-type="float">
            <text:p>14,75</text:p>
          </table:table-cell>
          <table:table-cell table:style-name="ce30"/>
          <table:table-cell table:style-name="ce63" table:formula="of:=INFO.OBBA.OBBA.OBMAKE([.AB$16]&amp;&quot;-&quot;&amp;ROW();&quot;String&quot;;[.D92])" office:value-type="string" office:string-value="type-92 &#10;[1819]" calcext:value-type="string">
            <text:p>type-92 <text:line-break/>[181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92]);INFO.OBBA.OBBA.OBMAKE(&quot;&quot;;&quot;double&quot;;[.F92]);INFO.OBBA.OBBA.OBMAKE(&quot;&quot;;&quot;String&quot;;[.G92]);[.$E$10];INFO.OBBA.OBBA.OBMAKE(&quot;&quot;;&quot;String&quot;;[.H92]);[.$E$11];INFO.OBBA.OBBA.OBMAKE(&quot;&quot;;&quot;int&quot;;[.I92]);INFO.OBBA.OBBA.OBMAKE(&quot;&quot;;&quot;int&quot;;[.J92]))" office:value-type="string" office:string-value="tenor rec-92 &#10;[1826]" calcext:value-type="string">
            <text:p>tenor rec-92 <text:line-break/>[1826]</text:p>
          </table:table-cell>
          <table:table-cell table:style-name="ce63" table:formula="of:=INFO.OBBA.OBBA.OBMAKE([.AD$16]&amp;&quot;-&quot;&amp;ROW();&quot;String&quot;;[.K92])" office:value-type="string" office:string-value="forward rec-92 &#10;[1827]" calcext:value-type="string">
            <text:p>forward rec-92 <text:line-break/>[1827]</text:p>
          </table:table-cell>
          <table:table-cell table:style-name="ce63" table:formula="of:=INFO.OBBA.OBBA.OBMAKE([.AE$16]&amp;&quot;-&quot;&amp;ROW();&quot;double&quot;;[.L92])" office:value-type="string" office:string-value="spread rec-92 &#10;[1828]" calcext:value-type="string">
            <text:p>spread rec-92 <text:line-break/>[1828]</text:p>
          </table:table-cell>
          <table:table-cell table:style-name="ce63" table:formula="of:=INFO.OBBA.OBBA.OBMAKE([.AF$16]&amp;&quot;-&quot;&amp;ROW();&quot;String&quot;;[.M92])" office:value-type="string" office:string-value="discount rec-92 &#10;[1829]" calcext:value-type="string">
            <text:p>discount rec-92 <text:line-break/>[182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92]);INFO.OBBA.OBBA.OBMAKE(&quot;&quot;;&quot;double&quot;;[.P92]);INFO.OBBA.OBBA.OBMAKE(&quot;&quot;;&quot;String&quot;;[.Q92]);[.$E$10];INFO.OBBA.OBBA.OBMAKE(&quot;&quot;;&quot;String&quot;;[.H92]);[.$E$11];INFO.OBBA.OBBA.OBMAKE(&quot;&quot;;&quot;int&quot;;[.S92]);INFO.OBBA.OBBA.OBMAKE(&quot;&quot;;&quot;int&quot;;[.T92]))" office:value-type="string" office:string-value="tenor pay-92 &#10;[1836]" calcext:value-type="string">
            <text:p>tenor pay-92 <text:line-break/>[1836]</text:p>
          </table:table-cell>
          <table:table-cell table:style-name="ce63" table:formula="of:=INFO.OBBA.OBBA.OBMAKE([.AH$16]&amp;&quot;-&quot;&amp;ROW();&quot;String&quot;;[.U92])" office:value-type="string" office:string-value="forward pay-92 &#10;[1837]" calcext:value-type="string">
            <text:p>forward pay-92 <text:line-break/>[1837]</text:p>
          </table:table-cell>
          <table:table-cell table:style-name="ce63" table:formula="of:=INFO.OBBA.OBBA.OBMAKE([.AI$16]&amp;&quot;-&quot;&amp;ROW();&quot;double&quot;;[.V92])" office:value-type="string" office:string-value="spread pay-92 &#10;[1838]" calcext:value-type="string">
            <text:p>spread pay-92 <text:line-break/>[1838]</text:p>
          </table:table-cell>
          <table:table-cell table:style-name="ce63" table:formula="of:=INFO.OBBA.OBBA.OBMAKE([.AJ$16]&amp;&quot;-&quot;&amp;ROW();&quot;String&quot;;[.W92])" office:value-type="string" office:string-value="disocunt pay-92 &#10;[1839]" calcext:value-type="string">
            <text:p>disocunt pay-92 <text:line-break/>[1839]</text:p>
          </table:table-cell>
          <table:table-cell table:style-name="ce63" table:formula="of:=INFO.OBBA.OBBA.OBMAKE([.AK$16]&amp;&quot;-&quot;&amp;ROW();&quot;String&quot;;[.Y92])" office:value-type="string" office:string-value="calibration curve-92 &#10;[1840]" calcext:value-type="string">
            <text:p>calibration curve-92 <text:line-break/>[1840]</text:p>
          </table:table-cell>
          <table:table-cell table:style-name="ce63" table:formula="of:=INFO.OBBA.OBBA.OBMAKE([.AL$16]&amp;&quot;-&quot;&amp;ROW();&quot;double&quot;;[.Z92])" office:value-type="string" office:string-value="calibration time-92 &#10;[1841]" calcext:value-type="string">
            <text:p>calibration time-92 <text:line-break/>[1841]</text:p>
          </table:table-cell>
          <table:table-cell table:style-name="ce30" table:number-columns-repeated="986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93:.AL93])" office:value-type="string" office:string-value="calibItem-93 &#10;[1866]" calcext:value-type="string">
            <text:p>calibItem-93 <text:line-break/>[1866]</text:p>
          </table:table-cell>
          <table:table-cell table:style-name="ce22" table:formula="of:=INFO.OBBA.OBBA.OBGET(INFO.OBBA.OBBA.OBCALL(&quot;&quot;;INFO.OBBA.OBBA.OBCALL(&quot;&quot;;[.$B$8];&quot;getCalibrationProductForSpec&quot;;[.B93]);&quot;getValue&quot;;INFO.OBBA.OBBA.OBCALL(&quot;&quot;;[.$B$8];&quot;getModel&quot;)))" office:value-type="percentage" office:value="6.93889390390722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93]" office:value-type="float" office:value="20" calcext:value-type="float">
            <text:p>20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2125" calcext:value-type="percentage">
            <text:p>2,125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93]" office:value-type="string" office:string-value="forward-USD-3M" calcext:value-type="string">
            <text:p>forward-USD-3M</text:p>
          </table:table-cell>
          <table:table-cell table:style-name="ce34" table:formula="of:=[.F93]-0.25" office:value-type="float" office:value="19.75" calcext:value-type="float">
            <text:p>19,75</text:p>
          </table:table-cell>
          <table:table-cell/>
          <table:table-cell table:style-name="ce60" table:formula="of:=INFO.OBBA.OBBA.OBMAKE([.AB$16]&amp;&quot;-&quot;&amp;ROW();&quot;String&quot;;[.D93])" office:value-type="string" office:string-value="type-93 &#10;[1843]" calcext:value-type="string">
            <text:p>type-93 <text:line-break/>[184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93]);INFO.OBBA.OBBA.OBMAKE(&quot;&quot;;&quot;double&quot;;[.F93]);INFO.OBBA.OBBA.OBMAKE(&quot;&quot;;&quot;String&quot;;[.G93]);[.$E$10];INFO.OBBA.OBBA.OBMAKE(&quot;&quot;;&quot;String&quot;;[.H93]);[.$E$11];INFO.OBBA.OBBA.OBMAKE(&quot;&quot;;&quot;int&quot;;[.I93]);INFO.OBBA.OBBA.OBMAKE(&quot;&quot;;&quot;int&quot;;[.J93]))" office:value-type="string" office:string-value="tenor rec-93 &#10;[1850]" calcext:value-type="string">
            <text:p>tenor rec-93 <text:line-break/>[1850]</text:p>
          </table:table-cell>
          <table:table-cell table:style-name="ce60" table:formula="of:=INFO.OBBA.OBBA.OBMAKE([.AD$16]&amp;&quot;-&quot;&amp;ROW();&quot;String&quot;;[.K93])" office:value-type="string" office:string-value="forward rec-93 &#10;[1851]" calcext:value-type="string">
            <text:p>forward rec-93 <text:line-break/>[1851]</text:p>
          </table:table-cell>
          <table:table-cell table:style-name="ce60" table:formula="of:=INFO.OBBA.OBBA.OBMAKE([.AE$16]&amp;&quot;-&quot;&amp;ROW();&quot;double&quot;;[.L93])" office:value-type="string" office:string-value="spread rec-93 &#10;[1852]" calcext:value-type="string">
            <text:p>spread rec-93 <text:line-break/>[1852]</text:p>
          </table:table-cell>
          <table:table-cell table:style-name="ce60" table:formula="of:=INFO.OBBA.OBBA.OBMAKE([.AF$16]&amp;&quot;-&quot;&amp;ROW();&quot;String&quot;;[.M93])" office:value-type="string" office:string-value="discount rec-93 &#10;[1853]" calcext:value-type="string">
            <text:p>discount rec-93 <text:line-break/>[185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93]);INFO.OBBA.OBBA.OBMAKE(&quot;&quot;;&quot;double&quot;;[.P93]);INFO.OBBA.OBBA.OBMAKE(&quot;&quot;;&quot;String&quot;;[.Q93]);[.$E$10];INFO.OBBA.OBBA.OBMAKE(&quot;&quot;;&quot;String&quot;;[.H93]);[.$E$11];INFO.OBBA.OBBA.OBMAKE(&quot;&quot;;&quot;int&quot;;[.S93]);INFO.OBBA.OBBA.OBMAKE(&quot;&quot;;&quot;int&quot;;[.T93]))" office:value-type="string" office:string-value="tenor pay-93 &#10;[1860]" calcext:value-type="string">
            <text:p>tenor pay-93 <text:line-break/>[1860]</text:p>
          </table:table-cell>
          <table:table-cell table:style-name="ce60" table:formula="of:=INFO.OBBA.OBBA.OBMAKE([.AH$16]&amp;&quot;-&quot;&amp;ROW();&quot;String&quot;;[.U93])" office:value-type="string" office:string-value="forward pay-93 &#10;[1861]" calcext:value-type="string">
            <text:p>forward pay-93 <text:line-break/>[1861]</text:p>
          </table:table-cell>
          <table:table-cell table:style-name="ce60" table:formula="of:=INFO.OBBA.OBBA.OBMAKE([.AI$16]&amp;&quot;-&quot;&amp;ROW();&quot;double&quot;;[.V93])" office:value-type="string" office:string-value="spread pay-93 &#10;[1862]" calcext:value-type="string">
            <text:p>spread pay-93 <text:line-break/>[1862]</text:p>
          </table:table-cell>
          <table:table-cell table:style-name="ce60" table:formula="of:=INFO.OBBA.OBBA.OBMAKE([.AJ$16]&amp;&quot;-&quot;&amp;ROW();&quot;String&quot;;[.W93])" office:value-type="string" office:string-value="disocunt pay-93 &#10;[1863]" calcext:value-type="string">
            <text:p>disocunt pay-93 <text:line-break/>[1863]</text:p>
          </table:table-cell>
          <table:table-cell table:style-name="ce60" table:formula="of:=INFO.OBBA.OBBA.OBMAKE([.AK$16]&amp;&quot;-&quot;&amp;ROW();&quot;String&quot;;[.Y93])" office:value-type="string" office:string-value="calibration curve-93 &#10;[1864]" calcext:value-type="string">
            <text:p>calibration curve-93 <text:line-break/>[1864]</text:p>
          </table:table-cell>
          <table:table-cell table:style-name="ce60" table:formula="of:=INFO.OBBA.OBBA.OBMAKE([.AL$16]&amp;&quot;-&quot;&amp;ROW();&quot;double&quot;;[.Z93])" office:value-type="string" office:string-value="calibration time-93 &#10;[1865]" calcext:value-type="string">
            <text:p>calibration time-93 <text:line-break/>[186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94:.AL94])" office:value-type="string" office:string-value="calibItem-94 &#10;[1890]" calcext:value-type="string">
            <text:p>calibItem-94 <text:line-break/>[1890]</text:p>
          </table:table-cell>
          <table:table-cell table:style-name="ce22" table:formula="of:=INFO.OBBA.OBBA.OBGET(INFO.OBBA.OBBA.OBCALL(&quot;&quot;;INFO.OBBA.OBBA.OBCALL(&quot;&quot;;[.$B$8];&quot;getCalibrationProductForSpec&quot;;[.B94]);&quot;getValue&quot;;INFO.OBBA.OBBA.OBCALL(&quot;&quot;;[.$B$8];&quot;getModel&quot;)))" office:value-type="percentage" office:value="0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94]" office:value-type="float" office:value="25" calcext:value-type="float">
            <text:p>25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1" calcext:value-type="percentage">
            <text:p>2,210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94]" office:value-type="string" office:string-value="forward-USD-3M" calcext:value-type="string">
            <text:p>forward-USD-3M</text:p>
          </table:table-cell>
          <table:table-cell table:style-name="ce34" table:formula="of:=[.F94]-0.25" office:value-type="float" office:value="24.75" calcext:value-type="float">
            <text:p>24,75</text:p>
          </table:table-cell>
          <table:table-cell/>
          <table:table-cell table:style-name="ce60" table:formula="of:=INFO.OBBA.OBBA.OBMAKE([.AB$16]&amp;&quot;-&quot;&amp;ROW();&quot;String&quot;;[.D94])" office:value-type="string" office:string-value="type-94 &#10;[1867]" calcext:value-type="string">
            <text:p>type-94 <text:line-break/>[186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94]);INFO.OBBA.OBBA.OBMAKE(&quot;&quot;;&quot;double&quot;;[.F94]);INFO.OBBA.OBBA.OBMAKE(&quot;&quot;;&quot;String&quot;;[.G94]);[.$E$10];INFO.OBBA.OBBA.OBMAKE(&quot;&quot;;&quot;String&quot;;[.H94]);[.$E$11];INFO.OBBA.OBBA.OBMAKE(&quot;&quot;;&quot;int&quot;;[.I94]);INFO.OBBA.OBBA.OBMAKE(&quot;&quot;;&quot;int&quot;;[.J94]))" office:value-type="string" office:string-value="tenor rec-94 &#10;[1874]" calcext:value-type="string">
            <text:p>tenor rec-94 <text:line-break/>[1874]</text:p>
          </table:table-cell>
          <table:table-cell table:style-name="ce60" table:formula="of:=INFO.OBBA.OBBA.OBMAKE([.AD$16]&amp;&quot;-&quot;&amp;ROW();&quot;String&quot;;[.K94])" office:value-type="string" office:string-value="forward rec-94 &#10;[1875]" calcext:value-type="string">
            <text:p>forward rec-94 <text:line-break/>[1875]</text:p>
          </table:table-cell>
          <table:table-cell table:style-name="ce60" table:formula="of:=INFO.OBBA.OBBA.OBMAKE([.AE$16]&amp;&quot;-&quot;&amp;ROW();&quot;double&quot;;[.L94])" office:value-type="string" office:string-value="spread rec-94 &#10;[1876]" calcext:value-type="string">
            <text:p>spread rec-94 <text:line-break/>[1876]</text:p>
          </table:table-cell>
          <table:table-cell table:style-name="ce60" table:formula="of:=INFO.OBBA.OBBA.OBMAKE([.AF$16]&amp;&quot;-&quot;&amp;ROW();&quot;String&quot;;[.M94])" office:value-type="string" office:string-value="discount rec-94 &#10;[1877]" calcext:value-type="string">
            <text:p>discount rec-94 <text:line-break/>[187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94]);INFO.OBBA.OBBA.OBMAKE(&quot;&quot;;&quot;double&quot;;[.P94]);INFO.OBBA.OBBA.OBMAKE(&quot;&quot;;&quot;String&quot;;[.Q94]);[.$E$10];INFO.OBBA.OBBA.OBMAKE(&quot;&quot;;&quot;String&quot;;[.H94]);[.$E$11];INFO.OBBA.OBBA.OBMAKE(&quot;&quot;;&quot;int&quot;;[.S94]);INFO.OBBA.OBBA.OBMAKE(&quot;&quot;;&quot;int&quot;;[.T94]))" office:value-type="string" office:string-value="tenor pay-94 &#10;[1884]" calcext:value-type="string">
            <text:p>tenor pay-94 <text:line-break/>[1884]</text:p>
          </table:table-cell>
          <table:table-cell table:style-name="ce60" table:formula="of:=INFO.OBBA.OBBA.OBMAKE([.AH$16]&amp;&quot;-&quot;&amp;ROW();&quot;String&quot;;[.U94])" office:value-type="string" office:string-value="forward pay-94 &#10;[1885]" calcext:value-type="string">
            <text:p>forward pay-94 <text:line-break/>[1885]</text:p>
          </table:table-cell>
          <table:table-cell table:style-name="ce60" table:formula="of:=INFO.OBBA.OBBA.OBMAKE([.AI$16]&amp;&quot;-&quot;&amp;ROW();&quot;double&quot;;[.V94])" office:value-type="string" office:string-value="spread pay-94 &#10;[1886]" calcext:value-type="string">
            <text:p>spread pay-94 <text:line-break/>[1886]</text:p>
          </table:table-cell>
          <table:table-cell table:style-name="ce60" table:formula="of:=INFO.OBBA.OBBA.OBMAKE([.AJ$16]&amp;&quot;-&quot;&amp;ROW();&quot;String&quot;;[.W94])" office:value-type="string" office:string-value="disocunt pay-94 &#10;[1887]" calcext:value-type="string">
            <text:p>disocunt pay-94 <text:line-break/>[1887]</text:p>
          </table:table-cell>
          <table:table-cell table:style-name="ce60" table:formula="of:=INFO.OBBA.OBBA.OBMAKE([.AK$16]&amp;&quot;-&quot;&amp;ROW();&quot;String&quot;;[.Y94])" office:value-type="string" office:string-value="calibration curve-94 &#10;[1888]" calcext:value-type="string">
            <text:p>calibration curve-94 <text:line-break/>[1888]</text:p>
          </table:table-cell>
          <table:table-cell table:style-name="ce60" table:formula="of:=INFO.OBBA.OBBA.OBMAKE([.AL$16]&amp;&quot;-&quot;&amp;ROW();&quot;double&quot;;[.Z94])" office:value-type="string" office:string-value="calibration time-94 &#10;[1889]" calcext:value-type="string">
            <text:p>calibration time-94 <text:line-break/>[188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95:.AL95])" office:value-type="string" office:string-value="calibItem-95 &#10;[1914]" calcext:value-type="string">
            <text:p>calibItem-95 <text:line-break/>[1914]</text:p>
          </table:table-cell>
          <table:table-cell table:style-name="ce22" table:formula="of:=INFO.OBBA.OBBA.OBGET(INFO.OBBA.OBBA.OBCALL(&quot;&quot;;INFO.OBBA.OBBA.OBCALL(&quot;&quot;;[.$B$8];&quot;getCalibrationProductForSpec&quot;;[.B95]);&quot;getValue&quot;;INFO.OBBA.OBBA.OBCALL(&quot;&quot;;[.$B$8];&quot;getModel&quot;)))" office:value-type="percentage" office:value="4.16333634234433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95]" office:value-type="float" office:value="30" calcext:value-type="float">
            <text:p>30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61" calcext:value-type="percentage">
            <text:p>2,261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95]" office:value-type="string" office:string-value="forward-USD-3M" calcext:value-type="string">
            <text:p>forward-USD-3M</text:p>
          </table:table-cell>
          <table:table-cell table:style-name="ce34" table:formula="of:=[.F95]-0.25" office:value-type="float" office:value="29.75" calcext:value-type="float">
            <text:p>29,75</text:p>
          </table:table-cell>
          <table:table-cell/>
          <table:table-cell table:style-name="ce60" table:formula="of:=INFO.OBBA.OBBA.OBMAKE([.AB$16]&amp;&quot;-&quot;&amp;ROW();&quot;String&quot;;[.D95])" office:value-type="string" office:string-value="type-95 &#10;[1891]" calcext:value-type="string">
            <text:p>type-95 <text:line-break/>[189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95]);INFO.OBBA.OBBA.OBMAKE(&quot;&quot;;&quot;double&quot;;[.F95]);INFO.OBBA.OBBA.OBMAKE(&quot;&quot;;&quot;String&quot;;[.G95]);[.$E$10];INFO.OBBA.OBBA.OBMAKE(&quot;&quot;;&quot;String&quot;;[.H95]);[.$E$11];INFO.OBBA.OBBA.OBMAKE(&quot;&quot;;&quot;int&quot;;[.I95]);INFO.OBBA.OBBA.OBMAKE(&quot;&quot;;&quot;int&quot;;[.J95]))" office:value-type="string" office:string-value="tenor rec-95 &#10;[1898]" calcext:value-type="string">
            <text:p>tenor rec-95 <text:line-break/>[1898]</text:p>
          </table:table-cell>
          <table:table-cell table:style-name="ce60" table:formula="of:=INFO.OBBA.OBBA.OBMAKE([.AD$16]&amp;&quot;-&quot;&amp;ROW();&quot;String&quot;;[.K95])" office:value-type="string" office:string-value="forward rec-95 &#10;[1899]" calcext:value-type="string">
            <text:p>forward rec-95 <text:line-break/>[1899]</text:p>
          </table:table-cell>
          <table:table-cell table:style-name="ce60" table:formula="of:=INFO.OBBA.OBBA.OBMAKE([.AE$16]&amp;&quot;-&quot;&amp;ROW();&quot;double&quot;;[.L95])" office:value-type="string" office:string-value="spread rec-95 &#10;[1900]" calcext:value-type="string">
            <text:p>spread rec-95 <text:line-break/>[1900]</text:p>
          </table:table-cell>
          <table:table-cell table:style-name="ce60" table:formula="of:=INFO.OBBA.OBBA.OBMAKE([.AF$16]&amp;&quot;-&quot;&amp;ROW();&quot;String&quot;;[.M95])" office:value-type="string" office:string-value="discount rec-95 &#10;[1901]" calcext:value-type="string">
            <text:p>discount rec-95 <text:line-break/>[190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95]);INFO.OBBA.OBBA.OBMAKE(&quot;&quot;;&quot;double&quot;;[.P95]);INFO.OBBA.OBBA.OBMAKE(&quot;&quot;;&quot;String&quot;;[.Q95]);[.$E$10];INFO.OBBA.OBBA.OBMAKE(&quot;&quot;;&quot;String&quot;;[.H95]);[.$E$11];INFO.OBBA.OBBA.OBMAKE(&quot;&quot;;&quot;int&quot;;[.S95]);INFO.OBBA.OBBA.OBMAKE(&quot;&quot;;&quot;int&quot;;[.T95]))" office:value-type="string" office:string-value="tenor pay-95 &#10;[1908]" calcext:value-type="string">
            <text:p>tenor pay-95 <text:line-break/>[1908]</text:p>
          </table:table-cell>
          <table:table-cell table:style-name="ce60" table:formula="of:=INFO.OBBA.OBBA.OBMAKE([.AH$16]&amp;&quot;-&quot;&amp;ROW();&quot;String&quot;;[.U95])" office:value-type="string" office:string-value="forward pay-95 &#10;[1909]" calcext:value-type="string">
            <text:p>forward pay-95 <text:line-break/>[1909]</text:p>
          </table:table-cell>
          <table:table-cell table:style-name="ce60" table:formula="of:=INFO.OBBA.OBBA.OBMAKE([.AI$16]&amp;&quot;-&quot;&amp;ROW();&quot;double&quot;;[.V95])" office:value-type="string" office:string-value="spread pay-95 &#10;[1910]" calcext:value-type="string">
            <text:p>spread pay-95 <text:line-break/>[1910]</text:p>
          </table:table-cell>
          <table:table-cell table:style-name="ce60" table:formula="of:=INFO.OBBA.OBBA.OBMAKE([.AJ$16]&amp;&quot;-&quot;&amp;ROW();&quot;String&quot;;[.W95])" office:value-type="string" office:string-value="disocunt pay-95 &#10;[1911]" calcext:value-type="string">
            <text:p>disocunt pay-95 <text:line-break/>[1911]</text:p>
          </table:table-cell>
          <table:table-cell table:style-name="ce60" table:formula="of:=INFO.OBBA.OBBA.OBMAKE([.AK$16]&amp;&quot;-&quot;&amp;ROW();&quot;String&quot;;[.Y95])" office:value-type="string" office:string-value="calibration curve-95 &#10;[1912]" calcext:value-type="string">
            <text:p>calibration curve-95 <text:line-break/>[1912]</text:p>
          </table:table-cell>
          <table:table-cell table:style-name="ce60" table:formula="of:=INFO.OBBA.OBBA.OBMAKE([.AL$16]&amp;&quot;-&quot;&amp;ROW();&quot;double&quot;;[.Z95])" office:value-type="string" office:string-value="calibration time-95 &#10;[1913]" calcext:value-type="string">
            <text:p>calibration time-95 <text:line-break/>[191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96:.AL96])" office:value-type="string" office:string-value="calibItem-96 &#10;[1938]" calcext:value-type="string">
            <text:p>calibItem-96 <text:line-break/>[1938]</text:p>
          </table:table-cell>
          <table:table-cell table:style-name="ce22" table:formula="of:=INFO.OBBA.OBBA.OBGET(INFO.OBBA.OBBA.OBCALL(&quot;&quot;;INFO.OBBA.OBBA.OBCALL(&quot;&quot;;[.$B$8];&quot;getCalibrationProductForSpec&quot;;[.B96]);&quot;getValue&quot;;INFO.OBBA.OBBA.OBCALL(&quot;&quot;;[.$B$8];&quot;getModel&quot;)))" office:value-type="percentage" office:value="0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96]" office:value-type="float" office:value="40" calcext:value-type="float">
            <text:p>40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86" calcext:value-type="percentage">
            <text:p>2,286%</text:p>
          </table:table-cell>
          <table:table-cell table:style-name="ce44" office:value-type="string" calcext:value-type="string">
            <text:p>discount-USD-OIS</text:p>
          </table:table-cell>
          <table:table-cell table:style-name="ce55"/>
          <table:table-cell table:style-name="ce44" table:formula="of:=[.K96]" office:value-type="string" office:string-value="forward-USD-3M" calcext:value-type="string">
            <text:p>forward-USD-3M</text:p>
          </table:table-cell>
          <table:table-cell table:style-name="ce34" table:formula="of:=[.F96]-0.25" office:value-type="float" office:value="39.75" calcext:value-type="float">
            <text:p>39,75</text:p>
          </table:table-cell>
          <table:table-cell/>
          <table:table-cell table:style-name="ce60" table:formula="of:=INFO.OBBA.OBBA.OBMAKE([.AB$16]&amp;&quot;-&quot;&amp;ROW();&quot;String&quot;;[.D96])" office:value-type="string" office:string-value="type-96 &#10;[1915]" calcext:value-type="string">
            <text:p>type-96 <text:line-break/>[191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96]);INFO.OBBA.OBBA.OBMAKE(&quot;&quot;;&quot;double&quot;;[.F96]);INFO.OBBA.OBBA.OBMAKE(&quot;&quot;;&quot;String&quot;;[.G96]);[.$E$10];INFO.OBBA.OBBA.OBMAKE(&quot;&quot;;&quot;String&quot;;[.H96]);[.$E$11];INFO.OBBA.OBBA.OBMAKE(&quot;&quot;;&quot;int&quot;;[.I96]);INFO.OBBA.OBBA.OBMAKE(&quot;&quot;;&quot;int&quot;;[.J96]))" office:value-type="string" office:string-value="tenor rec-96 &#10;[1922]" calcext:value-type="string">
            <text:p>tenor rec-96 <text:line-break/>[1922]</text:p>
          </table:table-cell>
          <table:table-cell table:style-name="ce60" table:formula="of:=INFO.OBBA.OBBA.OBMAKE([.AD$16]&amp;&quot;-&quot;&amp;ROW();&quot;String&quot;;[.K96])" office:value-type="string" office:string-value="forward rec-96 &#10;[1923]" calcext:value-type="string">
            <text:p>forward rec-96 <text:line-break/>[1923]</text:p>
          </table:table-cell>
          <table:table-cell table:style-name="ce60" table:formula="of:=INFO.OBBA.OBBA.OBMAKE([.AE$16]&amp;&quot;-&quot;&amp;ROW();&quot;double&quot;;[.L96])" office:value-type="string" office:string-value="spread rec-96 &#10;[1924]" calcext:value-type="string">
            <text:p>spread rec-96 <text:line-break/>[1924]</text:p>
          </table:table-cell>
          <table:table-cell table:style-name="ce60" table:formula="of:=INFO.OBBA.OBBA.OBMAKE([.AF$16]&amp;&quot;-&quot;&amp;ROW();&quot;String&quot;;[.M96])" office:value-type="string" office:string-value="discount rec-96 &#10;[1925]" calcext:value-type="string">
            <text:p>discount rec-96 <text:line-break/>[192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96]);INFO.OBBA.OBBA.OBMAKE(&quot;&quot;;&quot;double&quot;;[.P96]);INFO.OBBA.OBBA.OBMAKE(&quot;&quot;;&quot;String&quot;;[.Q96]);[.$E$10];INFO.OBBA.OBBA.OBMAKE(&quot;&quot;;&quot;String&quot;;[.H96]);[.$E$11];INFO.OBBA.OBBA.OBMAKE(&quot;&quot;;&quot;int&quot;;[.S96]);INFO.OBBA.OBBA.OBMAKE(&quot;&quot;;&quot;int&quot;;[.T96]))" office:value-type="string" office:string-value="tenor pay-96 &#10;[1932]" calcext:value-type="string">
            <text:p>tenor pay-96 <text:line-break/>[1932]</text:p>
          </table:table-cell>
          <table:table-cell table:style-name="ce60" table:formula="of:=INFO.OBBA.OBBA.OBMAKE([.AH$16]&amp;&quot;-&quot;&amp;ROW();&quot;String&quot;;[.U96])" office:value-type="string" office:string-value="forward pay-96 &#10;[1933]" calcext:value-type="string">
            <text:p>forward pay-96 <text:line-break/>[1933]</text:p>
          </table:table-cell>
          <table:table-cell table:style-name="ce60" table:formula="of:=INFO.OBBA.OBBA.OBMAKE([.AI$16]&amp;&quot;-&quot;&amp;ROW();&quot;double&quot;;[.V96])" office:value-type="string" office:string-value="spread pay-96 &#10;[1934]" calcext:value-type="string">
            <text:p>spread pay-96 <text:line-break/>[1934]</text:p>
          </table:table-cell>
          <table:table-cell table:style-name="ce60" table:formula="of:=INFO.OBBA.OBBA.OBMAKE([.AJ$16]&amp;&quot;-&quot;&amp;ROW();&quot;String&quot;;[.W96])" office:value-type="string" office:string-value="disocunt pay-96 &#10;[1935]" calcext:value-type="string">
            <text:p>disocunt pay-96 <text:line-break/>[1935]</text:p>
          </table:table-cell>
          <table:table-cell table:style-name="ce60" table:formula="of:=INFO.OBBA.OBBA.OBMAKE([.AK$16]&amp;&quot;-&quot;&amp;ROW();&quot;String&quot;;[.Y96])" office:value-type="string" office:string-value="calibration curve-96 &#10;[1936]" calcext:value-type="string">
            <text:p>calibration curve-96 <text:line-break/>[1936]</text:p>
          </table:table-cell>
          <table:table-cell table:style-name="ce60" table:formula="of:=INFO.OBBA.OBBA.OBMAKE([.AL$16]&amp;&quot;-&quot;&amp;ROW();&quot;double&quot;;[.Z96])" office:value-type="string" office:string-value="calibration time-96 &#10;[1937]" calcext:value-type="string">
            <text:p>calibration time-96 <text:line-break/>[193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4"/>
          <table:table-cell table:style-name="ce23" table:formula="of:=INFO.OBBA.OBBA.OBMAKE(&quot;calibItem-&quot;&amp;ROW();obLibs&amp;&quot;net.finmath.marketdata.calibration.CalibratedCurves$CalibrationSpec&quot;;[.AB97:.AL97])" office:value-type="string" office:string-value="calibItem-97 &#10;[1962]" calcext:value-type="string">
            <text:p>calibItem-97 <text:line-break/>[1962]</text:p>
          </table:table-cell>
          <table:table-cell table:style-name="ce26" table:formula="of:=INFO.OBBA.OBBA.OBGET(INFO.OBBA.OBBA.OBCALL(&quot;&quot;;INFO.OBBA.OBBA.OBCALL(&quot;&quot;;[.$B$8];&quot;getCalibrationProductForSpec&quot;;[.B97]);&quot;getValue&quot;;INFO.OBBA.OBBA.OBCALL(&quot;&quot;;[.$B$8];&quot;getModel&quot;)))" office:value-type="percentage" office:value="4.16333634234433E-017" calcext:value-type="percentage">
            <text:p>0,000%</text:p>
          </table:table-cell>
          <table:table-cell table:style-name="ce12" office:value-type="string" calcext:value-type="string">
            <text:p>Swap</text:p>
          </table:table-cell>
          <table:table-cell table:style-name="ce35" office:value-type="string" calcext:value-type="string">
            <text:p>quaterly</text:p>
          </table:table-cell>
          <table:table-cell table:style-name="ce39" office:value-type="float" office:value="50" calcext:value-type="float">
            <text:p>50</text:p>
          </table:table-cell>
          <table:table-cell table:style-name="ce35" office:value-type="string" calcext:value-type="string">
            <text:p>act/360</text:p>
          </table:table-cell>
          <table:table-cell table:style-name="ce35" office:value-type="string" calcext:value-type="string">
            <text:p>actual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8" office:value-type="string" calcext:value-type="string">
            <text:p>forward-USD-3M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string" calcext:value-type="string">
            <text:p>discount-USD-OIS</text:p>
          </table:table-cell>
          <table:table-cell table:style-name="ce12"/>
          <table:table-cell table:style-name="ce35" office:value-type="string" calcext:value-type="string">
            <text:p>annual</text:p>
          </table:table-cell>
          <table:table-cell table:style-name="ce39" table:formula="of:=[.F97]" office:value-type="float" office:value="50" calcext:value-type="float">
            <text:p>50</text:p>
          </table:table-cell>
          <table:table-cell table:style-name="ce35" office:value-type="string" calcext:value-type="string">
            <text:p>E30/360</text:p>
          </table:table-cell>
          <table:table-cell table:style-name="ce35" office:value-type="string" calcext:value-type="string">
            <text:p>actual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8" table:formula="of:=&quot;&quot;">
            <text:p/>
          </table:table-cell>
          <table:table-cell table:style-name="ce53" office:value-type="percentage" office:value="0.02268" calcext:value-type="percentage">
            <text:p>2,268%</text:p>
          </table:table-cell>
          <table:table-cell table:style-name="ce48" office:value-type="string" calcext:value-type="string">
            <text:p>discount-USD-OIS</text:p>
          </table:table-cell>
          <table:table-cell table:style-name="ce56"/>
          <table:table-cell table:style-name="ce48" table:formula="of:=[.K97]" office:value-type="string" office:string-value="forward-USD-3M" calcext:value-type="string">
            <text:p>forward-USD-3M</text:p>
          </table:table-cell>
          <table:table-cell table:style-name="ce35" table:formula="of:=[.F97]-0.25" office:value-type="float" office:value="49.75" calcext:value-type="float">
            <text:p>49,75</text:p>
          </table:table-cell>
          <table:table-cell table:style-name="ce12"/>
          <table:table-cell table:style-name="ce61" table:formula="of:=INFO.OBBA.OBBA.OBMAKE([.AB$16]&amp;&quot;-&quot;&amp;ROW();&quot;String&quot;;[.D97])" office:value-type="string" office:string-value="type-97 &#10;[1939]" calcext:value-type="string">
            <text:p>type-97 <text:line-break/>[193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97]);INFO.OBBA.OBBA.OBMAKE(&quot;&quot;;&quot;double&quot;;[.F97]);INFO.OBBA.OBBA.OBMAKE(&quot;&quot;;&quot;String&quot;;[.G97]);[.$E$10];INFO.OBBA.OBBA.OBMAKE(&quot;&quot;;&quot;String&quot;;[.H97]);[.$E$11];INFO.OBBA.OBBA.OBMAKE(&quot;&quot;;&quot;int&quot;;[.I97]);INFO.OBBA.OBBA.OBMAKE(&quot;&quot;;&quot;int&quot;;[.J97]))" office:value-type="string" office:string-value="tenor rec-97 &#10;[1946]" calcext:value-type="string">
            <text:p>tenor rec-97 <text:line-break/>[1946]</text:p>
          </table:table-cell>
          <table:table-cell table:style-name="ce61" table:formula="of:=INFO.OBBA.OBBA.OBMAKE([.AD$16]&amp;&quot;-&quot;&amp;ROW();&quot;String&quot;;[.K97])" office:value-type="string" office:string-value="forward rec-97 &#10;[1947]" calcext:value-type="string">
            <text:p>forward rec-97 <text:line-break/>[1947]</text:p>
          </table:table-cell>
          <table:table-cell table:style-name="ce61" table:formula="of:=INFO.OBBA.OBBA.OBMAKE([.AE$16]&amp;&quot;-&quot;&amp;ROW();&quot;double&quot;;[.L97])" office:value-type="string" office:string-value="spread rec-97 &#10;[1948]" calcext:value-type="string">
            <text:p>spread rec-97 <text:line-break/>[1948]</text:p>
          </table:table-cell>
          <table:table-cell table:style-name="ce61" table:formula="of:=INFO.OBBA.OBBA.OBMAKE([.AF$16]&amp;&quot;-&quot;&amp;ROW();&quot;String&quot;;[.M97])" office:value-type="string" office:string-value="discount rec-97 &#10;[1949]" calcext:value-type="string">
            <text:p>discount rec-97 <text:line-break/>[194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97]);INFO.OBBA.OBBA.OBMAKE(&quot;&quot;;&quot;double&quot;;[.P97]);INFO.OBBA.OBBA.OBMAKE(&quot;&quot;;&quot;String&quot;;[.Q97]);[.$E$10];INFO.OBBA.OBBA.OBMAKE(&quot;&quot;;&quot;String&quot;;[.H97]);[.$E$11];INFO.OBBA.OBBA.OBMAKE(&quot;&quot;;&quot;int&quot;;[.S97]);INFO.OBBA.OBBA.OBMAKE(&quot;&quot;;&quot;int&quot;;[.T97]))" office:value-type="string" office:string-value="tenor pay-97 &#10;[1956]" calcext:value-type="string">
            <text:p>tenor pay-97 <text:line-break/>[1956]</text:p>
          </table:table-cell>
          <table:table-cell table:style-name="ce61" table:formula="of:=INFO.OBBA.OBBA.OBMAKE([.AH$16]&amp;&quot;-&quot;&amp;ROW();&quot;String&quot;;[.U97])" office:value-type="string" office:string-value="forward pay-97 &#10;[1957]" calcext:value-type="string">
            <text:p>forward pay-97 <text:line-break/>[1957]</text:p>
          </table:table-cell>
          <table:table-cell table:style-name="ce61" table:formula="of:=INFO.OBBA.OBBA.OBMAKE([.AI$16]&amp;&quot;-&quot;&amp;ROW();&quot;double&quot;;[.V97])" office:value-type="string" office:string-value="spread pay-97 &#10;[1958]" calcext:value-type="string">
            <text:p>spread pay-97 <text:line-break/>[1958]</text:p>
          </table:table-cell>
          <table:table-cell table:style-name="ce61" table:formula="of:=INFO.OBBA.OBBA.OBMAKE([.AJ$16]&amp;&quot;-&quot;&amp;ROW();&quot;String&quot;;[.W97])" office:value-type="string" office:string-value="disocunt pay-97 &#10;[1959]" calcext:value-type="string">
            <text:p>disocunt pay-97 <text:line-break/>[1959]</text:p>
          </table:table-cell>
          <table:table-cell table:style-name="ce61" table:formula="of:=INFO.OBBA.OBBA.OBMAKE([.AK$16]&amp;&quot;-&quot;&amp;ROW();&quot;String&quot;;[.Y97])" office:value-type="string" office:string-value="calibration curve-97 &#10;[1960]" calcext:value-type="string">
            <text:p>calibration curve-97 <text:line-break/>[1960]</text:p>
          </table:table-cell>
          <table:table-cell table:style-name="ce61" table:formula="of:=INFO.OBBA.OBBA.OBMAKE([.AL$16]&amp;&quot;-&quot;&amp;ROW();&quot;double&quot;;[.Z97])" office:value-type="string" office:string-value="calibration time-97 &#10;[1961]" calcext:value-type="string">
            <text:p>calibration time-97 <text:line-break/>[1961]</text:p>
          </table:table-cell>
          <table:table-cell table:style-name="ce12" table:number-columns-repeated="986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98:.AL98])" office:value-type="string" office:string-value="calibItem-98 &#10;[1986]" calcext:value-type="string">
            <text:p>calibItem-98 <text:line-break/>[1986]</text:p>
          </table:table-cell>
          <table:table-cell table:style-name="ce22" table:formula="of:=INFO.OBBA.OBBA.OBGET(INFO.OBBA.OBBA.OBCALL(&quot;&quot;;INFO.OBBA.OBBA.OBCALL(&quot;&quot;;[.$B$8];&quot;getCalibrationProductForSpec&quot;;[.B98]);&quot;getValue&quot;;INFO.OBBA.OBBA.OBCALL(&quot;&quot;;[.$B$8];&quot;getModel&quot;)))" office:value-type="percentage" office:value="4.33680868994201E-019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98]" office:value-type="float" office:value="1" calcext:value-type="float">
            <text:p>1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25" calcext:value-type="percentage">
            <text:p>0,425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98]" office:value-type="string" office:string-value="forward-USD-3M-EUR-OIS" calcext:value-type="string">
            <text:p>forward-USD-3M-EUR-OIS</text:p>
          </table:table-cell>
          <table:table-cell table:style-name="ce34" table:formula="of:=[.F98]-0.25" office:value-type="float" office:value="0.75" calcext:value-type="float">
            <text:p>0,75</text:p>
          </table:table-cell>
          <table:table-cell/>
          <table:table-cell table:style-name="ce60" table:formula="of:=INFO.OBBA.OBBA.OBMAKE([.AB$16]&amp;&quot;-&quot;&amp;ROW();&quot;String&quot;;[.D98])" office:value-type="string" office:string-value="type-98 &#10;[1963]" calcext:value-type="string">
            <text:p>type-98 <text:line-break/>[196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98]);INFO.OBBA.OBBA.OBMAKE(&quot;&quot;;&quot;double&quot;;[.F98]);INFO.OBBA.OBBA.OBMAKE(&quot;&quot;;&quot;String&quot;;[.G98]);[.$E$10];INFO.OBBA.OBBA.OBMAKE(&quot;&quot;;&quot;String&quot;;[.H98]);[.$E$11];INFO.OBBA.OBBA.OBMAKE(&quot;&quot;;&quot;int&quot;;[.I98]);INFO.OBBA.OBBA.OBMAKE(&quot;&quot;;&quot;int&quot;;[.J98]))" office:value-type="string" office:string-value="tenor rec-98 &#10;[1970]" calcext:value-type="string">
            <text:p>tenor rec-98 <text:line-break/>[1970]</text:p>
          </table:table-cell>
          <table:table-cell table:style-name="ce60" table:formula="of:=INFO.OBBA.OBBA.OBMAKE([.AD$16]&amp;&quot;-&quot;&amp;ROW();&quot;String&quot;;[.K98])" office:value-type="string" office:string-value="forward rec-98 &#10;[1971]" calcext:value-type="string">
            <text:p>forward rec-98 <text:line-break/>[1971]</text:p>
          </table:table-cell>
          <table:table-cell table:style-name="ce60" table:formula="of:=INFO.OBBA.OBBA.OBMAKE([.AE$16]&amp;&quot;-&quot;&amp;ROW();&quot;double&quot;;[.L98])" office:value-type="string" office:string-value="spread rec-98 &#10;[1972]" calcext:value-type="string">
            <text:p>spread rec-98 <text:line-break/>[1972]</text:p>
          </table:table-cell>
          <table:table-cell table:style-name="ce60" table:formula="of:=INFO.OBBA.OBBA.OBMAKE([.AF$16]&amp;&quot;-&quot;&amp;ROW();&quot;String&quot;;[.M98])" office:value-type="string" office:string-value="discount rec-98 &#10;[1973]" calcext:value-type="string">
            <text:p>discount rec-98 <text:line-break/>[197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98]);INFO.OBBA.OBBA.OBMAKE(&quot;&quot;;&quot;double&quot;;[.P98]);INFO.OBBA.OBBA.OBMAKE(&quot;&quot;;&quot;String&quot;;[.Q98]);[.$E$10];INFO.OBBA.OBBA.OBMAKE(&quot;&quot;;&quot;String&quot;;[.H98]);[.$E$11];INFO.OBBA.OBBA.OBMAKE(&quot;&quot;;&quot;int&quot;;[.S98]);INFO.OBBA.OBBA.OBMAKE(&quot;&quot;;&quot;int&quot;;[.T98]))" office:value-type="string" office:string-value="tenor pay-98 &#10;[1980]" calcext:value-type="string">
            <text:p>tenor pay-98 <text:line-break/>[1980]</text:p>
          </table:table-cell>
          <table:table-cell table:style-name="ce60" table:formula="of:=INFO.OBBA.OBBA.OBMAKE([.AH$16]&amp;&quot;-&quot;&amp;ROW();&quot;String&quot;;[.U98])" office:value-type="string" office:string-value="forward pay-98 &#10;[1981]" calcext:value-type="string">
            <text:p>forward pay-98 <text:line-break/>[1981]</text:p>
          </table:table-cell>
          <table:table-cell table:style-name="ce60" table:formula="of:=INFO.OBBA.OBBA.OBMAKE([.AI$16]&amp;&quot;-&quot;&amp;ROW();&quot;double&quot;;[.V98])" office:value-type="string" office:string-value="spread pay-98 &#10;[1982]" calcext:value-type="string">
            <text:p>spread pay-98 <text:line-break/>[1982]</text:p>
          </table:table-cell>
          <table:table-cell table:style-name="ce60" table:formula="of:=INFO.OBBA.OBBA.OBMAKE([.AJ$16]&amp;&quot;-&quot;&amp;ROW();&quot;String&quot;;[.W98])" office:value-type="string" office:string-value="disocunt pay-98 &#10;[1983]" calcext:value-type="string">
            <text:p>disocunt pay-98 <text:line-break/>[1983]</text:p>
          </table:table-cell>
          <table:table-cell table:style-name="ce60" table:formula="of:=INFO.OBBA.OBBA.OBMAKE([.AK$16]&amp;&quot;-&quot;&amp;ROW();&quot;String&quot;;[.Y98])" office:value-type="string" office:string-value="calibration curve-98 &#10;[1984]" calcext:value-type="string">
            <text:p>calibration curve-98 <text:line-break/>[1984]</text:p>
          </table:table-cell>
          <table:table-cell table:style-name="ce60" table:formula="of:=INFO.OBBA.OBBA.OBMAKE([.AL$16]&amp;&quot;-&quot;&amp;ROW();&quot;double&quot;;[.Z98])" office:value-type="string" office:string-value="calibration time-98 &#10;[1985]" calcext:value-type="string">
            <text:p>calibration time-98 <text:line-break/>[198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99:.AL99])" office:value-type="string" office:string-value="calibItem-99 &#10;[2010]" calcext:value-type="string">
            <text:p>calibItem-99 <text:line-break/>[2010]</text:p>
          </table:table-cell>
          <table:table-cell table:style-name="ce22" table:formula="of:=INFO.OBBA.OBBA.OBGET(INFO.OBBA.OBBA.OBCALL(&quot;&quot;;INFO.OBBA.OBBA.OBCALL(&quot;&quot;;[.$B$8];&quot;getCalibrationProductForSpec&quot;;[.B99]);&quot;getValue&quot;;INFO.OBBA.OBBA.OBCALL(&quot;&quot;;[.$B$8];&quot;getModel&quot;)))" office:value-type="percentage" office:value="1.7347234759768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99]" office:value-type="float" office:value="2" calcext:value-type="float">
            <text:p>2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45" calcext:value-type="percentage">
            <text:p>0,445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99]" office:value-type="string" office:string-value="forward-USD-3M-EUR-OIS" calcext:value-type="string">
            <text:p>forward-USD-3M-EUR-OIS</text:p>
          </table:table-cell>
          <table:table-cell table:style-name="ce34" table:formula="of:=[.F99]-0.25" office:value-type="float" office:value="1.75" calcext:value-type="float">
            <text:p>1,75</text:p>
          </table:table-cell>
          <table:table-cell/>
          <table:table-cell table:style-name="ce60" table:formula="of:=INFO.OBBA.OBBA.OBMAKE([.AB$16]&amp;&quot;-&quot;&amp;ROW();&quot;String&quot;;[.D99])" office:value-type="string" office:string-value="type-99 &#10;[1987]" calcext:value-type="string">
            <text:p>type-99 <text:line-break/>[198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99]);INFO.OBBA.OBBA.OBMAKE(&quot;&quot;;&quot;double&quot;;[.F99]);INFO.OBBA.OBBA.OBMAKE(&quot;&quot;;&quot;String&quot;;[.G99]);[.$E$10];INFO.OBBA.OBBA.OBMAKE(&quot;&quot;;&quot;String&quot;;[.H99]);[.$E$11];INFO.OBBA.OBBA.OBMAKE(&quot;&quot;;&quot;int&quot;;[.I99]);INFO.OBBA.OBBA.OBMAKE(&quot;&quot;;&quot;int&quot;;[.J99]))" office:value-type="string" office:string-value="tenor rec-99 &#10;[1994]" calcext:value-type="string">
            <text:p>tenor rec-99 <text:line-break/>[1994]</text:p>
          </table:table-cell>
          <table:table-cell table:style-name="ce60" table:formula="of:=INFO.OBBA.OBBA.OBMAKE([.AD$16]&amp;&quot;-&quot;&amp;ROW();&quot;String&quot;;[.K99])" office:value-type="string" office:string-value="forward rec-99 &#10;[1995]" calcext:value-type="string">
            <text:p>forward rec-99 <text:line-break/>[1995]</text:p>
          </table:table-cell>
          <table:table-cell table:style-name="ce60" table:formula="of:=INFO.OBBA.OBBA.OBMAKE([.AE$16]&amp;&quot;-&quot;&amp;ROW();&quot;double&quot;;[.L99])" office:value-type="string" office:string-value="spread rec-99 &#10;[1996]" calcext:value-type="string">
            <text:p>spread rec-99 <text:line-break/>[1996]</text:p>
          </table:table-cell>
          <table:table-cell table:style-name="ce60" table:formula="of:=INFO.OBBA.OBBA.OBMAKE([.AF$16]&amp;&quot;-&quot;&amp;ROW();&quot;String&quot;;[.M99])" office:value-type="string" office:string-value="discount rec-99 &#10;[1997]" calcext:value-type="string">
            <text:p>discount rec-99 <text:line-break/>[199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99]);INFO.OBBA.OBBA.OBMAKE(&quot;&quot;;&quot;double&quot;;[.P99]);INFO.OBBA.OBBA.OBMAKE(&quot;&quot;;&quot;String&quot;;[.Q99]);[.$E$10];INFO.OBBA.OBBA.OBMAKE(&quot;&quot;;&quot;String&quot;;[.H99]);[.$E$11];INFO.OBBA.OBBA.OBMAKE(&quot;&quot;;&quot;int&quot;;[.S99]);INFO.OBBA.OBBA.OBMAKE(&quot;&quot;;&quot;int&quot;;[.T99]))" office:value-type="string" office:string-value="tenor pay-99 &#10;[2004]" calcext:value-type="string">
            <text:p>tenor pay-99 <text:line-break/>[2004]</text:p>
          </table:table-cell>
          <table:table-cell table:style-name="ce60" table:formula="of:=INFO.OBBA.OBBA.OBMAKE([.AH$16]&amp;&quot;-&quot;&amp;ROW();&quot;String&quot;;[.U99])" office:value-type="string" office:string-value="forward pay-99 &#10;[2005]" calcext:value-type="string">
            <text:p>forward pay-99 <text:line-break/>[2005]</text:p>
          </table:table-cell>
          <table:table-cell table:style-name="ce60" table:formula="of:=INFO.OBBA.OBBA.OBMAKE([.AI$16]&amp;&quot;-&quot;&amp;ROW();&quot;double&quot;;[.V99])" office:value-type="string" office:string-value="spread pay-99 &#10;[2006]" calcext:value-type="string">
            <text:p>spread pay-99 <text:line-break/>[2006]</text:p>
          </table:table-cell>
          <table:table-cell table:style-name="ce60" table:formula="of:=INFO.OBBA.OBBA.OBMAKE([.AJ$16]&amp;&quot;-&quot;&amp;ROW();&quot;String&quot;;[.W99])" office:value-type="string" office:string-value="disocunt pay-99 &#10;[2007]" calcext:value-type="string">
            <text:p>disocunt pay-99 <text:line-break/>[2007]</text:p>
          </table:table-cell>
          <table:table-cell table:style-name="ce60" table:formula="of:=INFO.OBBA.OBBA.OBMAKE([.AK$16]&amp;&quot;-&quot;&amp;ROW();&quot;String&quot;;[.Y99])" office:value-type="string" office:string-value="calibration curve-99 &#10;[2008]" calcext:value-type="string">
            <text:p>calibration curve-99 <text:line-break/>[2008]</text:p>
          </table:table-cell>
          <table:table-cell table:style-name="ce60" table:formula="of:=INFO.OBBA.OBBA.OBMAKE([.AL$16]&amp;&quot;-&quot;&amp;ROW();&quot;double&quot;;[.Z99])" office:value-type="string" office:string-value="calibration time-99 &#10;[2009]" calcext:value-type="string">
            <text:p>calibration time-99 <text:line-break/>[200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00:.AL100])" office:value-type="string" office:string-value="calibItem-100 &#10;[2034]" calcext:value-type="string">
            <text:p>calibItem-100 <text:line-break/>[2034]</text:p>
          </table:table-cell>
          <table:table-cell table:style-name="ce22" table:formula="of:=INFO.OBBA.OBBA.OBGET(INFO.OBBA.OBBA.OBCALL(&quot;&quot;;INFO.OBBA.OBBA.OBCALL(&quot;&quot;;[.$B$8];&quot;getCalibrationProductForSpec&quot;;[.B100]);&quot;getValue&quot;;INFO.OBBA.OBBA.OBCALL(&quot;&quot;;[.$B$8];&quot;getModel&quot;)))" office:value-type="percentage" office:value="3.46944695195361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00]" office:value-type="float" office:value="3" calcext:value-type="float">
            <text:p>3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502" calcext:value-type="percentage">
            <text:p>0,502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100]" office:value-type="string" office:string-value="forward-USD-3M-EUR-OIS" calcext:value-type="string">
            <text:p>forward-USD-3M-EUR-OIS</text:p>
          </table:table-cell>
          <table:table-cell table:style-name="ce34" table:formula="of:=[.F100]-0.25" office:value-type="float" office:value="2.75" calcext:value-type="float">
            <text:p>2,75</text:p>
          </table:table-cell>
          <table:table-cell/>
          <table:table-cell table:style-name="ce60" table:formula="of:=INFO.OBBA.OBBA.OBMAKE([.AB$16]&amp;&quot;-&quot;&amp;ROW();&quot;String&quot;;[.D100])" office:value-type="string" office:string-value="type-100 &#10;[2011]" calcext:value-type="string">
            <text:p>type-100 <text:line-break/>[201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00]);INFO.OBBA.OBBA.OBMAKE(&quot;&quot;;&quot;double&quot;;[.F100]);INFO.OBBA.OBBA.OBMAKE(&quot;&quot;;&quot;String&quot;;[.G100]);[.$E$10];INFO.OBBA.OBBA.OBMAKE(&quot;&quot;;&quot;String&quot;;[.H100]);[.$E$11];INFO.OBBA.OBBA.OBMAKE(&quot;&quot;;&quot;int&quot;;[.I100]);INFO.OBBA.OBBA.OBMAKE(&quot;&quot;;&quot;int&quot;;[.J100]))" office:value-type="string" office:string-value="tenor rec-100 &#10;[2018]" calcext:value-type="string">
            <text:p>tenor rec-100 <text:line-break/>[2018]</text:p>
          </table:table-cell>
          <table:table-cell table:style-name="ce60" table:formula="of:=INFO.OBBA.OBBA.OBMAKE([.AD$16]&amp;&quot;-&quot;&amp;ROW();&quot;String&quot;;[.K100])" office:value-type="string" office:string-value="forward rec-100 &#10;[2019]" calcext:value-type="string">
            <text:p>forward rec-100 <text:line-break/>[2019]</text:p>
          </table:table-cell>
          <table:table-cell table:style-name="ce60" table:formula="of:=INFO.OBBA.OBBA.OBMAKE([.AE$16]&amp;&quot;-&quot;&amp;ROW();&quot;double&quot;;[.L100])" office:value-type="string" office:string-value="spread rec-100 &#10;[2020]" calcext:value-type="string">
            <text:p>spread rec-100 <text:line-break/>[2020]</text:p>
          </table:table-cell>
          <table:table-cell table:style-name="ce60" table:formula="of:=INFO.OBBA.OBBA.OBMAKE([.AF$16]&amp;&quot;-&quot;&amp;ROW();&quot;String&quot;;[.M100])" office:value-type="string" office:string-value="discount rec-100 &#10;[2021]" calcext:value-type="string">
            <text:p>discount rec-100 <text:line-break/>[202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00]);INFO.OBBA.OBBA.OBMAKE(&quot;&quot;;&quot;double&quot;;[.P100]);INFO.OBBA.OBBA.OBMAKE(&quot;&quot;;&quot;String&quot;;[.Q100]);[.$E$10];INFO.OBBA.OBBA.OBMAKE(&quot;&quot;;&quot;String&quot;;[.H100]);[.$E$11];INFO.OBBA.OBBA.OBMAKE(&quot;&quot;;&quot;int&quot;;[.S100]);INFO.OBBA.OBBA.OBMAKE(&quot;&quot;;&quot;int&quot;;[.T100]))" office:value-type="string" office:string-value="tenor pay-100 &#10;[2028]" calcext:value-type="string">
            <text:p>tenor pay-100 <text:line-break/>[2028]</text:p>
          </table:table-cell>
          <table:table-cell table:style-name="ce60" table:formula="of:=INFO.OBBA.OBBA.OBMAKE([.AH$16]&amp;&quot;-&quot;&amp;ROW();&quot;String&quot;;[.U100])" office:value-type="string" office:string-value="forward pay-100 &#10;[2029]" calcext:value-type="string">
            <text:p>forward pay-100 <text:line-break/>[2029]</text:p>
          </table:table-cell>
          <table:table-cell table:style-name="ce60" table:formula="of:=INFO.OBBA.OBBA.OBMAKE([.AI$16]&amp;&quot;-&quot;&amp;ROW();&quot;double&quot;;[.V100])" office:value-type="string" office:string-value="spread pay-100 &#10;[2030]" calcext:value-type="string">
            <text:p>spread pay-100 <text:line-break/>[2030]</text:p>
          </table:table-cell>
          <table:table-cell table:style-name="ce60" table:formula="of:=INFO.OBBA.OBBA.OBMAKE([.AJ$16]&amp;&quot;-&quot;&amp;ROW();&quot;String&quot;;[.W100])" office:value-type="string" office:string-value="disocunt pay-100 &#10;[2031]" calcext:value-type="string">
            <text:p>disocunt pay-100 <text:line-break/>[2031]</text:p>
          </table:table-cell>
          <table:table-cell table:style-name="ce60" table:formula="of:=INFO.OBBA.OBBA.OBMAKE([.AK$16]&amp;&quot;-&quot;&amp;ROW();&quot;String&quot;;[.Y100])" office:value-type="string" office:string-value="calibration curve-100 &#10;[2032]" calcext:value-type="string">
            <text:p>calibration curve-100 <text:line-break/>[2032]</text:p>
          </table:table-cell>
          <table:table-cell table:style-name="ce60" table:formula="of:=INFO.OBBA.OBBA.OBMAKE([.AL$16]&amp;&quot;-&quot;&amp;ROW();&quot;double&quot;;[.Z100])" office:value-type="string" office:string-value="calibration time-100 &#10;[2033]" calcext:value-type="string">
            <text:p>calibration time-100 <text:line-break/>[203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01:.AL101])" office:value-type="string" office:string-value="calibItem-101 &#10;[2058]" calcext:value-type="string">
            <text:p>calibItem-101 <text:line-break/>[2058]</text:p>
          </table:table-cell>
          <table:table-cell table:style-name="ce22" table:formula="of:=INFO.OBBA.OBBA.OBGET(INFO.OBBA.OBBA.OBCALL(&quot;&quot;;INFO.OBBA.OBBA.OBCALL(&quot;&quot;;[.$B$8];&quot;getCalibrationProductForSpec&quot;;[.B101]);&quot;getValue&quot;;INFO.OBBA.OBBA.OBCALL(&quot;&quot;;[.$B$8];&quot;getModel&quot;)))" office:value-type="percentage" office:value="1.7347234759768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01]" office:value-type="float" office:value="4" calcext:value-type="float">
            <text:p>4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625" calcext:value-type="percentage">
            <text:p>0,625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101]" office:value-type="string" office:string-value="forward-USD-3M-EUR-OIS" calcext:value-type="string">
            <text:p>forward-USD-3M-EUR-OIS</text:p>
          </table:table-cell>
          <table:table-cell table:style-name="ce34" table:formula="of:=[.F101]-0.25" office:value-type="float" office:value="3.75" calcext:value-type="float">
            <text:p>3,75</text:p>
          </table:table-cell>
          <table:table-cell/>
          <table:table-cell table:style-name="ce60" table:formula="of:=INFO.OBBA.OBBA.OBMAKE([.AB$16]&amp;&quot;-&quot;&amp;ROW();&quot;String&quot;;[.D101])" office:value-type="string" office:string-value="type-101 &#10;[2035]" calcext:value-type="string">
            <text:p>type-101 <text:line-break/>[203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01]);INFO.OBBA.OBBA.OBMAKE(&quot;&quot;;&quot;double&quot;;[.F101]);INFO.OBBA.OBBA.OBMAKE(&quot;&quot;;&quot;String&quot;;[.G101]);[.$E$10];INFO.OBBA.OBBA.OBMAKE(&quot;&quot;;&quot;String&quot;;[.H101]);[.$E$11];INFO.OBBA.OBBA.OBMAKE(&quot;&quot;;&quot;int&quot;;[.I101]);INFO.OBBA.OBBA.OBMAKE(&quot;&quot;;&quot;int&quot;;[.J101]))" office:value-type="string" office:string-value="tenor rec-101 &#10;[2042]" calcext:value-type="string">
            <text:p>tenor rec-101 <text:line-break/>[2042]</text:p>
          </table:table-cell>
          <table:table-cell table:style-name="ce60" table:formula="of:=INFO.OBBA.OBBA.OBMAKE([.AD$16]&amp;&quot;-&quot;&amp;ROW();&quot;String&quot;;[.K101])" office:value-type="string" office:string-value="forward rec-101 &#10;[2043]" calcext:value-type="string">
            <text:p>forward rec-101 <text:line-break/>[2043]</text:p>
          </table:table-cell>
          <table:table-cell table:style-name="ce60" table:formula="of:=INFO.OBBA.OBBA.OBMAKE([.AE$16]&amp;&quot;-&quot;&amp;ROW();&quot;double&quot;;[.L101])" office:value-type="string" office:string-value="spread rec-101 &#10;[2044]" calcext:value-type="string">
            <text:p>spread rec-101 <text:line-break/>[2044]</text:p>
          </table:table-cell>
          <table:table-cell table:style-name="ce60" table:formula="of:=INFO.OBBA.OBBA.OBMAKE([.AF$16]&amp;&quot;-&quot;&amp;ROW();&quot;String&quot;;[.M101])" office:value-type="string" office:string-value="discount rec-101 &#10;[2045]" calcext:value-type="string">
            <text:p>discount rec-101 <text:line-break/>[204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01]);INFO.OBBA.OBBA.OBMAKE(&quot;&quot;;&quot;double&quot;;[.P101]);INFO.OBBA.OBBA.OBMAKE(&quot;&quot;;&quot;String&quot;;[.Q101]);[.$E$10];INFO.OBBA.OBBA.OBMAKE(&quot;&quot;;&quot;String&quot;;[.H101]);[.$E$11];INFO.OBBA.OBBA.OBMAKE(&quot;&quot;;&quot;int&quot;;[.S101]);INFO.OBBA.OBBA.OBMAKE(&quot;&quot;;&quot;int&quot;;[.T101]))" office:value-type="string" office:string-value="tenor pay-101 &#10;[2052]" calcext:value-type="string">
            <text:p>tenor pay-101 <text:line-break/>[2052]</text:p>
          </table:table-cell>
          <table:table-cell table:style-name="ce60" table:formula="of:=INFO.OBBA.OBBA.OBMAKE([.AH$16]&amp;&quot;-&quot;&amp;ROW();&quot;String&quot;;[.U101])" office:value-type="string" office:string-value="forward pay-101 &#10;[2053]" calcext:value-type="string">
            <text:p>forward pay-101 <text:line-break/>[2053]</text:p>
          </table:table-cell>
          <table:table-cell table:style-name="ce60" table:formula="of:=INFO.OBBA.OBBA.OBMAKE([.AI$16]&amp;&quot;-&quot;&amp;ROW();&quot;double&quot;;[.V101])" office:value-type="string" office:string-value="spread pay-101 &#10;[2054]" calcext:value-type="string">
            <text:p>spread pay-101 <text:line-break/>[2054]</text:p>
          </table:table-cell>
          <table:table-cell table:style-name="ce60" table:formula="of:=INFO.OBBA.OBBA.OBMAKE([.AJ$16]&amp;&quot;-&quot;&amp;ROW();&quot;String&quot;;[.W101])" office:value-type="string" office:string-value="disocunt pay-101 &#10;[2055]" calcext:value-type="string">
            <text:p>disocunt pay-101 <text:line-break/>[2055]</text:p>
          </table:table-cell>
          <table:table-cell table:style-name="ce60" table:formula="of:=INFO.OBBA.OBBA.OBMAKE([.AK$16]&amp;&quot;-&quot;&amp;ROW();&quot;String&quot;;[.Y101])" office:value-type="string" office:string-value="calibration curve-101 &#10;[2056]" calcext:value-type="string">
            <text:p>calibration curve-101 <text:line-break/>[2056]</text:p>
          </table:table-cell>
          <table:table-cell table:style-name="ce60" table:formula="of:=INFO.OBBA.OBBA.OBMAKE([.AL$16]&amp;&quot;-&quot;&amp;ROW();&quot;double&quot;;[.Z101])" office:value-type="string" office:string-value="calibration time-101 &#10;[2057]" calcext:value-type="string">
            <text:p>calibration time-101 <text:line-break/>[205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02:.AL102])" office:value-type="string" office:string-value="calibItem-102 &#10;[2082]" calcext:value-type="string">
            <text:p>calibItem-102 <text:line-break/>[2082]</text:p>
          </table:table-cell>
          <table:table-cell table:style-name="ce22" table:formula="of:=INFO.OBBA.OBBA.OBGET(INFO.OBBA.OBBA.OBCALL(&quot;&quot;;INFO.OBBA.OBBA.OBCALL(&quot;&quot;;[.$B$8];&quot;getCalibrationProductForSpec&quot;;[.B102]);&quot;getValue&quot;;INFO.OBBA.OBBA.OBCALL(&quot;&quot;;[.$B$8];&quot;getModel&quot;)))" office:value-type="percentage" office:value="3.46944695195361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02]" office:value-type="float" office:value="5" calcext:value-type="float">
            <text:p>5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788" calcext:value-type="percentage">
            <text:p>0,788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102]" office:value-type="string" office:string-value="forward-USD-3M-EUR-OIS" calcext:value-type="string">
            <text:p>forward-USD-3M-EUR-OIS</text:p>
          </table:table-cell>
          <table:table-cell table:style-name="ce34" table:formula="of:=[.F102]-0.25" office:value-type="float" office:value="4.75" calcext:value-type="float">
            <text:p>4,75</text:p>
          </table:table-cell>
          <table:table-cell/>
          <table:table-cell table:style-name="ce60" table:formula="of:=INFO.OBBA.OBBA.OBMAKE([.AB$16]&amp;&quot;-&quot;&amp;ROW();&quot;String&quot;;[.D102])" office:value-type="string" office:string-value="type-102 &#10;[2059]" calcext:value-type="string">
            <text:p>type-102 <text:line-break/>[205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02]);INFO.OBBA.OBBA.OBMAKE(&quot;&quot;;&quot;double&quot;;[.F102]);INFO.OBBA.OBBA.OBMAKE(&quot;&quot;;&quot;String&quot;;[.G102]);[.$E$10];INFO.OBBA.OBBA.OBMAKE(&quot;&quot;;&quot;String&quot;;[.H102]);[.$E$11];INFO.OBBA.OBBA.OBMAKE(&quot;&quot;;&quot;int&quot;;[.I102]);INFO.OBBA.OBBA.OBMAKE(&quot;&quot;;&quot;int&quot;;[.J102]))" office:value-type="string" office:string-value="tenor rec-102 &#10;[2066]" calcext:value-type="string">
            <text:p>tenor rec-102 <text:line-break/>[2066]</text:p>
          </table:table-cell>
          <table:table-cell table:style-name="ce60" table:formula="of:=INFO.OBBA.OBBA.OBMAKE([.AD$16]&amp;&quot;-&quot;&amp;ROW();&quot;String&quot;;[.K102])" office:value-type="string" office:string-value="forward rec-102 &#10;[2067]" calcext:value-type="string">
            <text:p>forward rec-102 <text:line-break/>[2067]</text:p>
          </table:table-cell>
          <table:table-cell table:style-name="ce60" table:formula="of:=INFO.OBBA.OBBA.OBMAKE([.AE$16]&amp;&quot;-&quot;&amp;ROW();&quot;double&quot;;[.L102])" office:value-type="string" office:string-value="spread rec-102 &#10;[2068]" calcext:value-type="string">
            <text:p>spread rec-102 <text:line-break/>[2068]</text:p>
          </table:table-cell>
          <table:table-cell table:style-name="ce60" table:formula="of:=INFO.OBBA.OBBA.OBMAKE([.AF$16]&amp;&quot;-&quot;&amp;ROW();&quot;String&quot;;[.M102])" office:value-type="string" office:string-value="discount rec-102 &#10;[2069]" calcext:value-type="string">
            <text:p>discount rec-102 <text:line-break/>[206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02]);INFO.OBBA.OBBA.OBMAKE(&quot;&quot;;&quot;double&quot;;[.P102]);INFO.OBBA.OBBA.OBMAKE(&quot;&quot;;&quot;String&quot;;[.Q102]);[.$E$10];INFO.OBBA.OBBA.OBMAKE(&quot;&quot;;&quot;String&quot;;[.H102]);[.$E$11];INFO.OBBA.OBBA.OBMAKE(&quot;&quot;;&quot;int&quot;;[.S102]);INFO.OBBA.OBBA.OBMAKE(&quot;&quot;;&quot;int&quot;;[.T102]))" office:value-type="string" office:string-value="tenor pay-102 &#10;[2076]" calcext:value-type="string">
            <text:p>tenor pay-102 <text:line-break/>[2076]</text:p>
          </table:table-cell>
          <table:table-cell table:style-name="ce60" table:formula="of:=INFO.OBBA.OBBA.OBMAKE([.AH$16]&amp;&quot;-&quot;&amp;ROW();&quot;String&quot;;[.U102])" office:value-type="string" office:string-value="forward pay-102 &#10;[2077]" calcext:value-type="string">
            <text:p>forward pay-102 <text:line-break/>[2077]</text:p>
          </table:table-cell>
          <table:table-cell table:style-name="ce60" table:formula="of:=INFO.OBBA.OBBA.OBMAKE([.AI$16]&amp;&quot;-&quot;&amp;ROW();&quot;double&quot;;[.V102])" office:value-type="string" office:string-value="spread pay-102 &#10;[2078]" calcext:value-type="string">
            <text:p>spread pay-102 <text:line-break/>[2078]</text:p>
          </table:table-cell>
          <table:table-cell table:style-name="ce60" table:formula="of:=INFO.OBBA.OBBA.OBMAKE([.AJ$16]&amp;&quot;-&quot;&amp;ROW();&quot;String&quot;;[.W102])" office:value-type="string" office:string-value="disocunt pay-102 &#10;[2079]" calcext:value-type="string">
            <text:p>disocunt pay-102 <text:line-break/>[2079]</text:p>
          </table:table-cell>
          <table:table-cell table:style-name="ce60" table:formula="of:=INFO.OBBA.OBBA.OBMAKE([.AK$16]&amp;&quot;-&quot;&amp;ROW();&quot;String&quot;;[.Y102])" office:value-type="string" office:string-value="calibration curve-102 &#10;[2080]" calcext:value-type="string">
            <text:p>calibration curve-102 <text:line-break/>[2080]</text:p>
          </table:table-cell>
          <table:table-cell table:style-name="ce60" table:formula="of:=INFO.OBBA.OBBA.OBMAKE([.AL$16]&amp;&quot;-&quot;&amp;ROW();&quot;double&quot;;[.Z102])" office:value-type="string" office:string-value="calibration time-102 &#10;[2081]" calcext:value-type="string">
            <text:p>calibration time-102 <text:line-break/>[208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03:.AL103])" office:value-type="string" office:string-value="calibItem-103 &#10;[2106]" calcext:value-type="string">
            <text:p>calibItem-103 <text:line-break/>[2106]</text:p>
          </table:table-cell>
          <table:table-cell table:style-name="ce22" table:formula="of:=INFO.OBBA.OBBA.OBGET(INFO.OBBA.OBBA.OBCALL(&quot;&quot;;INFO.OBBA.OBBA.OBCALL(&quot;&quot;;[.$B$8];&quot;getCalibrationProductForSpec&quot;;[.B103]);&quot;getValue&quot;;INFO.OBBA.OBBA.OBCALL(&quot;&quot;;[.$B$8];&quot;getModel&quot;)))" office:value-type="percentage" office:value="-1.7347234759768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03]" office:value-type="float" office:value="6" calcext:value-type="float">
            <text:p>6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7" calcext:value-type="percentage">
            <text:p>0,970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103]" office:value-type="string" office:string-value="forward-USD-3M-EUR-OIS" calcext:value-type="string">
            <text:p>forward-USD-3M-EUR-OIS</text:p>
          </table:table-cell>
          <table:table-cell table:style-name="ce34" table:formula="of:=[.F103]-0.25" office:value-type="float" office:value="5.75" calcext:value-type="float">
            <text:p>5,75</text:p>
          </table:table-cell>
          <table:table-cell/>
          <table:table-cell table:style-name="ce60" table:formula="of:=INFO.OBBA.OBBA.OBMAKE([.AB$16]&amp;&quot;-&quot;&amp;ROW();&quot;String&quot;;[.D103])" office:value-type="string" office:string-value="type-103 &#10;[2083]" calcext:value-type="string">
            <text:p>type-103 <text:line-break/>[208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03]);INFO.OBBA.OBBA.OBMAKE(&quot;&quot;;&quot;double&quot;;[.F103]);INFO.OBBA.OBBA.OBMAKE(&quot;&quot;;&quot;String&quot;;[.G103]);[.$E$10];INFO.OBBA.OBBA.OBMAKE(&quot;&quot;;&quot;String&quot;;[.H103]);[.$E$11];INFO.OBBA.OBBA.OBMAKE(&quot;&quot;;&quot;int&quot;;[.I103]);INFO.OBBA.OBBA.OBMAKE(&quot;&quot;;&quot;int&quot;;[.J103]))" office:value-type="string" office:string-value="tenor rec-103 &#10;[2090]" calcext:value-type="string">
            <text:p>tenor rec-103 <text:line-break/>[2090]</text:p>
          </table:table-cell>
          <table:table-cell table:style-name="ce60" table:formula="of:=INFO.OBBA.OBBA.OBMAKE([.AD$16]&amp;&quot;-&quot;&amp;ROW();&quot;String&quot;;[.K103])" office:value-type="string" office:string-value="forward rec-103 &#10;[2091]" calcext:value-type="string">
            <text:p>forward rec-103 <text:line-break/>[2091]</text:p>
          </table:table-cell>
          <table:table-cell table:style-name="ce60" table:formula="of:=INFO.OBBA.OBBA.OBMAKE([.AE$16]&amp;&quot;-&quot;&amp;ROW();&quot;double&quot;;[.L103])" office:value-type="string" office:string-value="spread rec-103 &#10;[2092]" calcext:value-type="string">
            <text:p>spread rec-103 <text:line-break/>[2092]</text:p>
          </table:table-cell>
          <table:table-cell table:style-name="ce60" table:formula="of:=INFO.OBBA.OBBA.OBMAKE([.AF$16]&amp;&quot;-&quot;&amp;ROW();&quot;String&quot;;[.M103])" office:value-type="string" office:string-value="discount rec-103 &#10;[2093]" calcext:value-type="string">
            <text:p>discount rec-103 <text:line-break/>[209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03]);INFO.OBBA.OBBA.OBMAKE(&quot;&quot;;&quot;double&quot;;[.P103]);INFO.OBBA.OBBA.OBMAKE(&quot;&quot;;&quot;String&quot;;[.Q103]);[.$E$10];INFO.OBBA.OBBA.OBMAKE(&quot;&quot;;&quot;String&quot;;[.H103]);[.$E$11];INFO.OBBA.OBBA.OBMAKE(&quot;&quot;;&quot;int&quot;;[.S103]);INFO.OBBA.OBBA.OBMAKE(&quot;&quot;;&quot;int&quot;;[.T103]))" office:value-type="string" office:string-value="tenor pay-103 &#10;[2100]" calcext:value-type="string">
            <text:p>tenor pay-103 <text:line-break/>[2100]</text:p>
          </table:table-cell>
          <table:table-cell table:style-name="ce60" table:formula="of:=INFO.OBBA.OBBA.OBMAKE([.AH$16]&amp;&quot;-&quot;&amp;ROW();&quot;String&quot;;[.U103])" office:value-type="string" office:string-value="forward pay-103 &#10;[2101]" calcext:value-type="string">
            <text:p>forward pay-103 <text:line-break/>[2101]</text:p>
          </table:table-cell>
          <table:table-cell table:style-name="ce60" table:formula="of:=INFO.OBBA.OBBA.OBMAKE([.AI$16]&amp;&quot;-&quot;&amp;ROW();&quot;double&quot;;[.V103])" office:value-type="string" office:string-value="spread pay-103 &#10;[2102]" calcext:value-type="string">
            <text:p>spread pay-103 <text:line-break/>[2102]</text:p>
          </table:table-cell>
          <table:table-cell table:style-name="ce60" table:formula="of:=INFO.OBBA.OBBA.OBMAKE([.AJ$16]&amp;&quot;-&quot;&amp;ROW();&quot;String&quot;;[.W103])" office:value-type="string" office:string-value="disocunt pay-103 &#10;[2103]" calcext:value-type="string">
            <text:p>disocunt pay-103 <text:line-break/>[2103]</text:p>
          </table:table-cell>
          <table:table-cell table:style-name="ce60" table:formula="of:=INFO.OBBA.OBBA.OBMAKE([.AK$16]&amp;&quot;-&quot;&amp;ROW();&quot;String&quot;;[.Y103])" office:value-type="string" office:string-value="calibration curve-103 &#10;[2104]" calcext:value-type="string">
            <text:p>calibration curve-103 <text:line-break/>[2104]</text:p>
          </table:table-cell>
          <table:table-cell table:style-name="ce60" table:formula="of:=INFO.OBBA.OBBA.OBMAKE([.AL$16]&amp;&quot;-&quot;&amp;ROW();&quot;double&quot;;[.Z103])" office:value-type="string" office:string-value="calibration time-103 &#10;[2105]" calcext:value-type="string">
            <text:p>calibration time-103 <text:line-break/>[210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04:.AL104])" office:value-type="string" office:string-value="calibItem-104 &#10;[2130]" calcext:value-type="string">
            <text:p>calibItem-104 <text:line-break/>[2130]</text:p>
          </table:table-cell>
          <table:table-cell table:style-name="ce22" table:formula="of:=INFO.OBBA.OBBA.OBGET(INFO.OBBA.OBBA.OBCALL(&quot;&quot;;INFO.OBBA.OBBA.OBCALL(&quot;&quot;;[.$B$8];&quot;getCalibrationProductForSpec&quot;;[.B104]);&quot;getValue&quot;;INFO.OBBA.OBBA.OBCALL(&quot;&quot;;[.$B$8];&quot;getModel&quot;)))" office:value-type="percentage" office:value="-3.46944695195361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04]" office:value-type="float" office:value="7" calcext:value-type="float">
            <text:p>7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42" calcext:value-type="percentage">
            <text:p>1,142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104]" office:value-type="string" office:string-value="forward-USD-3M-EUR-OIS" calcext:value-type="string">
            <text:p>forward-USD-3M-EUR-OIS</text:p>
          </table:table-cell>
          <table:table-cell table:style-name="ce34" table:formula="of:=[.F104]-0.25" office:value-type="float" office:value="6.75" calcext:value-type="float">
            <text:p>6,75</text:p>
          </table:table-cell>
          <table:table-cell/>
          <table:table-cell table:style-name="ce60" table:formula="of:=INFO.OBBA.OBBA.OBMAKE([.AB$16]&amp;&quot;-&quot;&amp;ROW();&quot;String&quot;;[.D104])" office:value-type="string" office:string-value="type-104 &#10;[2107]" calcext:value-type="string">
            <text:p>type-104 <text:line-break/>[210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04]);INFO.OBBA.OBBA.OBMAKE(&quot;&quot;;&quot;double&quot;;[.F104]);INFO.OBBA.OBBA.OBMAKE(&quot;&quot;;&quot;String&quot;;[.G104]);[.$E$10];INFO.OBBA.OBBA.OBMAKE(&quot;&quot;;&quot;String&quot;;[.H104]);[.$E$11];INFO.OBBA.OBBA.OBMAKE(&quot;&quot;;&quot;int&quot;;[.I104]);INFO.OBBA.OBBA.OBMAKE(&quot;&quot;;&quot;int&quot;;[.J104]))" office:value-type="string" office:string-value="tenor rec-104 &#10;[2114]" calcext:value-type="string">
            <text:p>tenor rec-104 <text:line-break/>[2114]</text:p>
          </table:table-cell>
          <table:table-cell table:style-name="ce60" table:formula="of:=INFO.OBBA.OBBA.OBMAKE([.AD$16]&amp;&quot;-&quot;&amp;ROW();&quot;String&quot;;[.K104])" office:value-type="string" office:string-value="forward rec-104 &#10;[2115]" calcext:value-type="string">
            <text:p>forward rec-104 <text:line-break/>[2115]</text:p>
          </table:table-cell>
          <table:table-cell table:style-name="ce60" table:formula="of:=INFO.OBBA.OBBA.OBMAKE([.AE$16]&amp;&quot;-&quot;&amp;ROW();&quot;double&quot;;[.L104])" office:value-type="string" office:string-value="spread rec-104 &#10;[2116]" calcext:value-type="string">
            <text:p>spread rec-104 <text:line-break/>[2116]</text:p>
          </table:table-cell>
          <table:table-cell table:style-name="ce60" table:formula="of:=INFO.OBBA.OBBA.OBMAKE([.AF$16]&amp;&quot;-&quot;&amp;ROW();&quot;String&quot;;[.M104])" office:value-type="string" office:string-value="discount rec-104 &#10;[2117]" calcext:value-type="string">
            <text:p>discount rec-104 <text:line-break/>[211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04]);INFO.OBBA.OBBA.OBMAKE(&quot;&quot;;&quot;double&quot;;[.P104]);INFO.OBBA.OBBA.OBMAKE(&quot;&quot;;&quot;String&quot;;[.Q104]);[.$E$10];INFO.OBBA.OBBA.OBMAKE(&quot;&quot;;&quot;String&quot;;[.H104]);[.$E$11];INFO.OBBA.OBBA.OBMAKE(&quot;&quot;;&quot;int&quot;;[.S104]);INFO.OBBA.OBBA.OBMAKE(&quot;&quot;;&quot;int&quot;;[.T104]))" office:value-type="string" office:string-value="tenor pay-104 &#10;[2124]" calcext:value-type="string">
            <text:p>tenor pay-104 <text:line-break/>[2124]</text:p>
          </table:table-cell>
          <table:table-cell table:style-name="ce60" table:formula="of:=INFO.OBBA.OBBA.OBMAKE([.AH$16]&amp;&quot;-&quot;&amp;ROW();&quot;String&quot;;[.U104])" office:value-type="string" office:string-value="forward pay-104 &#10;[2125]" calcext:value-type="string">
            <text:p>forward pay-104 <text:line-break/>[2125]</text:p>
          </table:table-cell>
          <table:table-cell table:style-name="ce60" table:formula="of:=INFO.OBBA.OBBA.OBMAKE([.AI$16]&amp;&quot;-&quot;&amp;ROW();&quot;double&quot;;[.V104])" office:value-type="string" office:string-value="spread pay-104 &#10;[2126]" calcext:value-type="string">
            <text:p>spread pay-104 <text:line-break/>[2126]</text:p>
          </table:table-cell>
          <table:table-cell table:style-name="ce60" table:formula="of:=INFO.OBBA.OBBA.OBMAKE([.AJ$16]&amp;&quot;-&quot;&amp;ROW();&quot;String&quot;;[.W104])" office:value-type="string" office:string-value="disocunt pay-104 &#10;[2127]" calcext:value-type="string">
            <text:p>disocunt pay-104 <text:line-break/>[2127]</text:p>
          </table:table-cell>
          <table:table-cell table:style-name="ce60" table:formula="of:=INFO.OBBA.OBBA.OBMAKE([.AK$16]&amp;&quot;-&quot;&amp;ROW();&quot;String&quot;;[.Y104])" office:value-type="string" office:string-value="calibration curve-104 &#10;[2128]" calcext:value-type="string">
            <text:p>calibration curve-104 <text:line-break/>[2128]</text:p>
          </table:table-cell>
          <table:table-cell table:style-name="ce60" table:formula="of:=INFO.OBBA.OBBA.OBMAKE([.AL$16]&amp;&quot;-&quot;&amp;ROW();&quot;double&quot;;[.Z104])" office:value-type="string" office:string-value="calibration time-104 &#10;[2129]" calcext:value-type="string">
            <text:p>calibration time-104 <text:line-break/>[212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05:.AL105])" office:value-type="string" office:string-value="calibItem-105 &#10;[2154]" calcext:value-type="string">
            <text:p>calibItem-105 <text:line-break/>[2154]</text:p>
          </table:table-cell>
          <table:table-cell table:style-name="ce22" table:formula="of:=INFO.OBBA.OBBA.OBGET(INFO.OBBA.OBBA.OBCALL(&quot;&quot;;INFO.OBBA.OBBA.OBCALL(&quot;&quot;;[.$B$8];&quot;getCalibrationProductForSpec&quot;;[.B105]);&quot;getValue&quot;;INFO.OBBA.OBBA.OBCALL(&quot;&quot;;[.$B$8];&quot;getModel&quot;)))" office:value-type="percentage" office:value="3.46944695195361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05]" office:value-type="float" office:value="8" calcext:value-type="float">
            <text:p>8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293" calcext:value-type="percentage">
            <text:p>1,293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105]" office:value-type="string" office:string-value="forward-USD-3M-EUR-OIS" calcext:value-type="string">
            <text:p>forward-USD-3M-EUR-OIS</text:p>
          </table:table-cell>
          <table:table-cell table:style-name="ce34" table:formula="of:=[.F105]-0.25" office:value-type="float" office:value="7.75" calcext:value-type="float">
            <text:p>7,75</text:p>
          </table:table-cell>
          <table:table-cell/>
          <table:table-cell table:style-name="ce60" table:formula="of:=INFO.OBBA.OBBA.OBMAKE([.AB$16]&amp;&quot;-&quot;&amp;ROW();&quot;String&quot;;[.D105])" office:value-type="string" office:string-value="type-105 &#10;[2131]" calcext:value-type="string">
            <text:p>type-105 <text:line-break/>[213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05]);INFO.OBBA.OBBA.OBMAKE(&quot;&quot;;&quot;double&quot;;[.F105]);INFO.OBBA.OBBA.OBMAKE(&quot;&quot;;&quot;String&quot;;[.G105]);[.$E$10];INFO.OBBA.OBBA.OBMAKE(&quot;&quot;;&quot;String&quot;;[.H105]);[.$E$11];INFO.OBBA.OBBA.OBMAKE(&quot;&quot;;&quot;int&quot;;[.I105]);INFO.OBBA.OBBA.OBMAKE(&quot;&quot;;&quot;int&quot;;[.J105]))" office:value-type="string" office:string-value="tenor rec-105 &#10;[2138]" calcext:value-type="string">
            <text:p>tenor rec-105 <text:line-break/>[2138]</text:p>
          </table:table-cell>
          <table:table-cell table:style-name="ce60" table:formula="of:=INFO.OBBA.OBBA.OBMAKE([.AD$16]&amp;&quot;-&quot;&amp;ROW();&quot;String&quot;;[.K105])" office:value-type="string" office:string-value="forward rec-105 &#10;[2139]" calcext:value-type="string">
            <text:p>forward rec-105 <text:line-break/>[2139]</text:p>
          </table:table-cell>
          <table:table-cell table:style-name="ce60" table:formula="of:=INFO.OBBA.OBBA.OBMAKE([.AE$16]&amp;&quot;-&quot;&amp;ROW();&quot;double&quot;;[.L105])" office:value-type="string" office:string-value="spread rec-105 &#10;[2140]" calcext:value-type="string">
            <text:p>spread rec-105 <text:line-break/>[2140]</text:p>
          </table:table-cell>
          <table:table-cell table:style-name="ce60" table:formula="of:=INFO.OBBA.OBBA.OBMAKE([.AF$16]&amp;&quot;-&quot;&amp;ROW();&quot;String&quot;;[.M105])" office:value-type="string" office:string-value="discount rec-105 &#10;[2141]" calcext:value-type="string">
            <text:p>discount rec-105 <text:line-break/>[214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05]);INFO.OBBA.OBBA.OBMAKE(&quot;&quot;;&quot;double&quot;;[.P105]);INFO.OBBA.OBBA.OBMAKE(&quot;&quot;;&quot;String&quot;;[.Q105]);[.$E$10];INFO.OBBA.OBBA.OBMAKE(&quot;&quot;;&quot;String&quot;;[.H105]);[.$E$11];INFO.OBBA.OBBA.OBMAKE(&quot;&quot;;&quot;int&quot;;[.S105]);INFO.OBBA.OBBA.OBMAKE(&quot;&quot;;&quot;int&quot;;[.T105]))" office:value-type="string" office:string-value="tenor pay-105 &#10;[2148]" calcext:value-type="string">
            <text:p>tenor pay-105 <text:line-break/>[2148]</text:p>
          </table:table-cell>
          <table:table-cell table:style-name="ce60" table:formula="of:=INFO.OBBA.OBBA.OBMAKE([.AH$16]&amp;&quot;-&quot;&amp;ROW();&quot;String&quot;;[.U105])" office:value-type="string" office:string-value="forward pay-105 &#10;[2149]" calcext:value-type="string">
            <text:p>forward pay-105 <text:line-break/>[2149]</text:p>
          </table:table-cell>
          <table:table-cell table:style-name="ce60" table:formula="of:=INFO.OBBA.OBBA.OBMAKE([.AI$16]&amp;&quot;-&quot;&amp;ROW();&quot;double&quot;;[.V105])" office:value-type="string" office:string-value="spread pay-105 &#10;[2150]" calcext:value-type="string">
            <text:p>spread pay-105 <text:line-break/>[2150]</text:p>
          </table:table-cell>
          <table:table-cell table:style-name="ce60" table:formula="of:=INFO.OBBA.OBBA.OBMAKE([.AJ$16]&amp;&quot;-&quot;&amp;ROW();&quot;String&quot;;[.W105])" office:value-type="string" office:string-value="disocunt pay-105 &#10;[2151]" calcext:value-type="string">
            <text:p>disocunt pay-105 <text:line-break/>[2151]</text:p>
          </table:table-cell>
          <table:table-cell table:style-name="ce60" table:formula="of:=INFO.OBBA.OBBA.OBMAKE([.AK$16]&amp;&quot;-&quot;&amp;ROW();&quot;String&quot;;[.Y105])" office:value-type="string" office:string-value="calibration curve-105 &#10;[2152]" calcext:value-type="string">
            <text:p>calibration curve-105 <text:line-break/>[2152]</text:p>
          </table:table-cell>
          <table:table-cell table:style-name="ce60" table:formula="of:=INFO.OBBA.OBBA.OBMAKE([.AL$16]&amp;&quot;-&quot;&amp;ROW();&quot;double&quot;;[.Z105])" office:value-type="string" office:string-value="calibration time-105 &#10;[2153]" calcext:value-type="string">
            <text:p>calibration time-105 <text:line-break/>[215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06:.AL106])" office:value-type="string" office:string-value="calibItem-106 &#10;[2178]" calcext:value-type="string">
            <text:p>calibItem-106 <text:line-break/>[2178]</text:p>
          </table:table-cell>
          <table:table-cell table:style-name="ce22" table:formula="of:=INFO.OBBA.OBBA.OBGET(INFO.OBBA.OBBA.OBCALL(&quot;&quot;;INFO.OBBA.OBBA.OBCALL(&quot;&quot;;[.$B$8];&quot;getCalibrationProductForSpec&quot;;[.B106]);&quot;getValue&quot;;INFO.OBBA.OBBA.OBCALL(&quot;&quot;;[.$B$8];&quot;getModel&quot;)))" office:value-type="percentage" office:value="-3.46944695195361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06]" office:value-type="float" office:value="9" calcext:value-type="float">
            <text:p>9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29" calcext:value-type="percentage">
            <text:p>1,429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106]" office:value-type="string" office:string-value="forward-USD-3M-EUR-OIS" calcext:value-type="string">
            <text:p>forward-USD-3M-EUR-OIS</text:p>
          </table:table-cell>
          <table:table-cell table:style-name="ce34" table:formula="of:=[.F106]-0.25" office:value-type="float" office:value="8.75" calcext:value-type="float">
            <text:p>8,75</text:p>
          </table:table-cell>
          <table:table-cell/>
          <table:table-cell table:style-name="ce60" table:formula="of:=INFO.OBBA.OBBA.OBMAKE([.AB$16]&amp;&quot;-&quot;&amp;ROW();&quot;String&quot;;[.D106])" office:value-type="string" office:string-value="type-106 &#10;[2155]" calcext:value-type="string">
            <text:p>type-106 <text:line-break/>[215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06]);INFO.OBBA.OBBA.OBMAKE(&quot;&quot;;&quot;double&quot;;[.F106]);INFO.OBBA.OBBA.OBMAKE(&quot;&quot;;&quot;String&quot;;[.G106]);[.$E$10];INFO.OBBA.OBBA.OBMAKE(&quot;&quot;;&quot;String&quot;;[.H106]);[.$E$11];INFO.OBBA.OBBA.OBMAKE(&quot;&quot;;&quot;int&quot;;[.I106]);INFO.OBBA.OBBA.OBMAKE(&quot;&quot;;&quot;int&quot;;[.J106]))" office:value-type="string" office:string-value="tenor rec-106 &#10;[2162]" calcext:value-type="string">
            <text:p>tenor rec-106 <text:line-break/>[2162]</text:p>
          </table:table-cell>
          <table:table-cell table:style-name="ce60" table:formula="of:=INFO.OBBA.OBBA.OBMAKE([.AD$16]&amp;&quot;-&quot;&amp;ROW();&quot;String&quot;;[.K106])" office:value-type="string" office:string-value="forward rec-106 &#10;[2163]" calcext:value-type="string">
            <text:p>forward rec-106 <text:line-break/>[2163]</text:p>
          </table:table-cell>
          <table:table-cell table:style-name="ce60" table:formula="of:=INFO.OBBA.OBBA.OBMAKE([.AE$16]&amp;&quot;-&quot;&amp;ROW();&quot;double&quot;;[.L106])" office:value-type="string" office:string-value="spread rec-106 &#10;[2164]" calcext:value-type="string">
            <text:p>spread rec-106 <text:line-break/>[2164]</text:p>
          </table:table-cell>
          <table:table-cell table:style-name="ce60" table:formula="of:=INFO.OBBA.OBBA.OBMAKE([.AF$16]&amp;&quot;-&quot;&amp;ROW();&quot;String&quot;;[.M106])" office:value-type="string" office:string-value="discount rec-106 &#10;[2165]" calcext:value-type="string">
            <text:p>discount rec-106 <text:line-break/>[216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06]);INFO.OBBA.OBBA.OBMAKE(&quot;&quot;;&quot;double&quot;;[.P106]);INFO.OBBA.OBBA.OBMAKE(&quot;&quot;;&quot;String&quot;;[.Q106]);[.$E$10];INFO.OBBA.OBBA.OBMAKE(&quot;&quot;;&quot;String&quot;;[.H106]);[.$E$11];INFO.OBBA.OBBA.OBMAKE(&quot;&quot;;&quot;int&quot;;[.S106]);INFO.OBBA.OBBA.OBMAKE(&quot;&quot;;&quot;int&quot;;[.T106]))" office:value-type="string" office:string-value="tenor pay-106 &#10;[2172]" calcext:value-type="string">
            <text:p>tenor pay-106 <text:line-break/>[2172]</text:p>
          </table:table-cell>
          <table:table-cell table:style-name="ce60" table:formula="of:=INFO.OBBA.OBBA.OBMAKE([.AH$16]&amp;&quot;-&quot;&amp;ROW();&quot;String&quot;;[.U106])" office:value-type="string" office:string-value="forward pay-106 &#10;[2173]" calcext:value-type="string">
            <text:p>forward pay-106 <text:line-break/>[2173]</text:p>
          </table:table-cell>
          <table:table-cell table:style-name="ce60" table:formula="of:=INFO.OBBA.OBBA.OBMAKE([.AI$16]&amp;&quot;-&quot;&amp;ROW();&quot;double&quot;;[.V106])" office:value-type="string" office:string-value="spread pay-106 &#10;[2174]" calcext:value-type="string">
            <text:p>spread pay-106 <text:line-break/>[2174]</text:p>
          </table:table-cell>
          <table:table-cell table:style-name="ce60" table:formula="of:=INFO.OBBA.OBBA.OBMAKE([.AJ$16]&amp;&quot;-&quot;&amp;ROW();&quot;String&quot;;[.W106])" office:value-type="string" office:string-value="disocunt pay-106 &#10;[2175]" calcext:value-type="string">
            <text:p>disocunt pay-106 <text:line-break/>[2175]</text:p>
          </table:table-cell>
          <table:table-cell table:style-name="ce60" table:formula="of:=INFO.OBBA.OBBA.OBMAKE([.AK$16]&amp;&quot;-&quot;&amp;ROW();&quot;String&quot;;[.Y106])" office:value-type="string" office:string-value="calibration curve-106 &#10;[2176]" calcext:value-type="string">
            <text:p>calibration curve-106 <text:line-break/>[2176]</text:p>
          </table:table-cell>
          <table:table-cell table:style-name="ce60" table:formula="of:=INFO.OBBA.OBBA.OBMAKE([.AL$16]&amp;&quot;-&quot;&amp;ROW();&quot;double&quot;;[.Z106])" office:value-type="string" office:string-value="calibration time-106 &#10;[2177]" calcext:value-type="string">
            <text:p>calibration time-106 <text:line-break/>[217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07:.AL107])" office:value-type="string" office:string-value="calibItem-107 &#10;[2202]" calcext:value-type="string">
            <text:p>calibItem-107 <text:line-break/>[2202]</text:p>
          </table:table-cell>
          <table:table-cell table:style-name="ce22" table:formula="of:=INFO.OBBA.OBBA.OBGET(INFO.OBBA.OBBA.OBCALL(&quot;&quot;;INFO.OBBA.OBBA.OBCALL(&quot;&quot;;[.$B$8];&quot;getCalibrationProductForSpec&quot;;[.B107]);&quot;getValue&quot;;INFO.OBBA.OBBA.OBCALL(&quot;&quot;;[.$B$8];&quot;getModel&quot;)))" office:value-type="percentage" office:value="-1.7347234759768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07]" office:value-type="float" office:value="10" calcext:value-type="float">
            <text:p>10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52" calcext:value-type="percentage">
            <text:p>1,552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107]" office:value-type="string" office:string-value="forward-USD-3M-EUR-OIS" calcext:value-type="string">
            <text:p>forward-USD-3M-EUR-OIS</text:p>
          </table:table-cell>
          <table:table-cell table:style-name="ce34" table:formula="of:=[.F107]-0.25" office:value-type="float" office:value="9.75" calcext:value-type="float">
            <text:p>9,75</text:p>
          </table:table-cell>
          <table:table-cell/>
          <table:table-cell table:style-name="ce60" table:formula="of:=INFO.OBBA.OBBA.OBMAKE([.AB$16]&amp;&quot;-&quot;&amp;ROW();&quot;String&quot;;[.D107])" office:value-type="string" office:string-value="type-107 &#10;[2179]" calcext:value-type="string">
            <text:p>type-107 <text:line-break/>[217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07]);INFO.OBBA.OBBA.OBMAKE(&quot;&quot;;&quot;double&quot;;[.F107]);INFO.OBBA.OBBA.OBMAKE(&quot;&quot;;&quot;String&quot;;[.G107]);[.$E$10];INFO.OBBA.OBBA.OBMAKE(&quot;&quot;;&quot;String&quot;;[.H107]);[.$E$11];INFO.OBBA.OBBA.OBMAKE(&quot;&quot;;&quot;int&quot;;[.I107]);INFO.OBBA.OBBA.OBMAKE(&quot;&quot;;&quot;int&quot;;[.J107]))" office:value-type="string" office:string-value="tenor rec-107 &#10;[2186]" calcext:value-type="string">
            <text:p>tenor rec-107 <text:line-break/>[2186]</text:p>
          </table:table-cell>
          <table:table-cell table:style-name="ce60" table:formula="of:=INFO.OBBA.OBBA.OBMAKE([.AD$16]&amp;&quot;-&quot;&amp;ROW();&quot;String&quot;;[.K107])" office:value-type="string" office:string-value="forward rec-107 &#10;[2187]" calcext:value-type="string">
            <text:p>forward rec-107 <text:line-break/>[2187]</text:p>
          </table:table-cell>
          <table:table-cell table:style-name="ce60" table:formula="of:=INFO.OBBA.OBBA.OBMAKE([.AE$16]&amp;&quot;-&quot;&amp;ROW();&quot;double&quot;;[.L107])" office:value-type="string" office:string-value="spread rec-107 &#10;[2188]" calcext:value-type="string">
            <text:p>spread rec-107 <text:line-break/>[2188]</text:p>
          </table:table-cell>
          <table:table-cell table:style-name="ce60" table:formula="of:=INFO.OBBA.OBBA.OBMAKE([.AF$16]&amp;&quot;-&quot;&amp;ROW();&quot;String&quot;;[.M107])" office:value-type="string" office:string-value="discount rec-107 &#10;[2189]" calcext:value-type="string">
            <text:p>discount rec-107 <text:line-break/>[218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07]);INFO.OBBA.OBBA.OBMAKE(&quot;&quot;;&quot;double&quot;;[.P107]);INFO.OBBA.OBBA.OBMAKE(&quot;&quot;;&quot;String&quot;;[.Q107]);[.$E$10];INFO.OBBA.OBBA.OBMAKE(&quot;&quot;;&quot;String&quot;;[.H107]);[.$E$11];INFO.OBBA.OBBA.OBMAKE(&quot;&quot;;&quot;int&quot;;[.S107]);INFO.OBBA.OBBA.OBMAKE(&quot;&quot;;&quot;int&quot;;[.T107]))" office:value-type="string" office:string-value="tenor pay-107 &#10;[2196]" calcext:value-type="string">
            <text:p>tenor pay-107 <text:line-break/>[2196]</text:p>
          </table:table-cell>
          <table:table-cell table:style-name="ce60" table:formula="of:=INFO.OBBA.OBBA.OBMAKE([.AH$16]&amp;&quot;-&quot;&amp;ROW();&quot;String&quot;;[.U107])" office:value-type="string" office:string-value="forward pay-107 &#10;[2197]" calcext:value-type="string">
            <text:p>forward pay-107 <text:line-break/>[2197]</text:p>
          </table:table-cell>
          <table:table-cell table:style-name="ce60" table:formula="of:=INFO.OBBA.OBBA.OBMAKE([.AI$16]&amp;&quot;-&quot;&amp;ROW();&quot;double&quot;;[.V107])" office:value-type="string" office:string-value="spread pay-107 &#10;[2198]" calcext:value-type="string">
            <text:p>spread pay-107 <text:line-break/>[2198]</text:p>
          </table:table-cell>
          <table:table-cell table:style-name="ce60" table:formula="of:=INFO.OBBA.OBBA.OBMAKE([.AJ$16]&amp;&quot;-&quot;&amp;ROW();&quot;String&quot;;[.W107])" office:value-type="string" office:string-value="disocunt pay-107 &#10;[2199]" calcext:value-type="string">
            <text:p>disocunt pay-107 <text:line-break/>[2199]</text:p>
          </table:table-cell>
          <table:table-cell table:style-name="ce60" table:formula="of:=INFO.OBBA.OBBA.OBMAKE([.AK$16]&amp;&quot;-&quot;&amp;ROW();&quot;String&quot;;[.Y107])" office:value-type="string" office:string-value="calibration curve-107 &#10;[2200]" calcext:value-type="string">
            <text:p>calibration curve-107 <text:line-break/>[2200]</text:p>
          </table:table-cell>
          <table:table-cell table:style-name="ce60" table:formula="of:=INFO.OBBA.OBBA.OBMAKE([.AL$16]&amp;&quot;-&quot;&amp;ROW();&quot;double&quot;;[.Z107])" office:value-type="string" office:string-value="calibration time-107 &#10;[2201]" calcext:value-type="string">
            <text:p>calibration time-107 <text:line-break/>[220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08:.AL108])" office:value-type="string" office:string-value="calibItem-108 &#10;[2226]" calcext:value-type="string">
            <text:p>calibItem-108 <text:line-break/>[2226]</text:p>
          </table:table-cell>
          <table:table-cell table:style-name="ce22" table:formula="of:=INFO.OBBA.OBBA.OBGET(INFO.OBBA.OBBA.OBCALL(&quot;&quot;;INFO.OBBA.OBBA.OBCALL(&quot;&quot;;[.$B$8];&quot;getCalibrationProductForSpec&quot;;[.B108]);&quot;getValue&quot;;INFO.OBBA.OBBA.OBCALL(&quot;&quot;;[.$B$8];&quot;getModel&quot;)))" office:value-type="percentage" office:value="1.04083408558608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08]" office:value-type="float" office:value="12" calcext:value-type="float">
            <text:p>12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57" calcext:value-type="percentage">
            <text:p>1,757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108]" office:value-type="string" office:string-value="forward-USD-3M-EUR-OIS" calcext:value-type="string">
            <text:p>forward-USD-3M-EUR-OIS</text:p>
          </table:table-cell>
          <table:table-cell table:style-name="ce34" table:formula="of:=[.F108]-0.25" office:value-type="float" office:value="11.75" calcext:value-type="float">
            <text:p>11,75</text:p>
          </table:table-cell>
          <table:table-cell/>
          <table:table-cell table:style-name="ce60" table:formula="of:=INFO.OBBA.OBBA.OBMAKE([.AB$16]&amp;&quot;-&quot;&amp;ROW();&quot;String&quot;;[.D108])" office:value-type="string" office:string-value="type-108 &#10;[2203]" calcext:value-type="string">
            <text:p>type-108 <text:line-break/>[220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08]);INFO.OBBA.OBBA.OBMAKE(&quot;&quot;;&quot;double&quot;;[.F108]);INFO.OBBA.OBBA.OBMAKE(&quot;&quot;;&quot;String&quot;;[.G108]);[.$E$10];INFO.OBBA.OBBA.OBMAKE(&quot;&quot;;&quot;String&quot;;[.H108]);[.$E$11];INFO.OBBA.OBBA.OBMAKE(&quot;&quot;;&quot;int&quot;;[.I108]);INFO.OBBA.OBBA.OBMAKE(&quot;&quot;;&quot;int&quot;;[.J108]))" office:value-type="string" office:string-value="tenor rec-108 &#10;[2210]" calcext:value-type="string">
            <text:p>tenor rec-108 <text:line-break/>[2210]</text:p>
          </table:table-cell>
          <table:table-cell table:style-name="ce60" table:formula="of:=INFO.OBBA.OBBA.OBMAKE([.AD$16]&amp;&quot;-&quot;&amp;ROW();&quot;String&quot;;[.K108])" office:value-type="string" office:string-value="forward rec-108 &#10;[2211]" calcext:value-type="string">
            <text:p>forward rec-108 <text:line-break/>[2211]</text:p>
          </table:table-cell>
          <table:table-cell table:style-name="ce60" table:formula="of:=INFO.OBBA.OBBA.OBMAKE([.AE$16]&amp;&quot;-&quot;&amp;ROW();&quot;double&quot;;[.L108])" office:value-type="string" office:string-value="spread rec-108 &#10;[2212]" calcext:value-type="string">
            <text:p>spread rec-108 <text:line-break/>[2212]</text:p>
          </table:table-cell>
          <table:table-cell table:style-name="ce60" table:formula="of:=INFO.OBBA.OBBA.OBMAKE([.AF$16]&amp;&quot;-&quot;&amp;ROW();&quot;String&quot;;[.M108])" office:value-type="string" office:string-value="discount rec-108 &#10;[2213]" calcext:value-type="string">
            <text:p>discount rec-108 <text:line-break/>[221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08]);INFO.OBBA.OBBA.OBMAKE(&quot;&quot;;&quot;double&quot;;[.P108]);INFO.OBBA.OBBA.OBMAKE(&quot;&quot;;&quot;String&quot;;[.Q108]);[.$E$10];INFO.OBBA.OBBA.OBMAKE(&quot;&quot;;&quot;String&quot;;[.H108]);[.$E$11];INFO.OBBA.OBBA.OBMAKE(&quot;&quot;;&quot;int&quot;;[.S108]);INFO.OBBA.OBBA.OBMAKE(&quot;&quot;;&quot;int&quot;;[.T108]))" office:value-type="string" office:string-value="tenor pay-108 &#10;[2220]" calcext:value-type="string">
            <text:p>tenor pay-108 <text:line-break/>[2220]</text:p>
          </table:table-cell>
          <table:table-cell table:style-name="ce60" table:formula="of:=INFO.OBBA.OBBA.OBMAKE([.AH$16]&amp;&quot;-&quot;&amp;ROW();&quot;String&quot;;[.U108])" office:value-type="string" office:string-value="forward pay-108 &#10;[2221]" calcext:value-type="string">
            <text:p>forward pay-108 <text:line-break/>[2221]</text:p>
          </table:table-cell>
          <table:table-cell table:style-name="ce60" table:formula="of:=INFO.OBBA.OBBA.OBMAKE([.AI$16]&amp;&quot;-&quot;&amp;ROW();&quot;double&quot;;[.V108])" office:value-type="string" office:string-value="spread pay-108 &#10;[2222]" calcext:value-type="string">
            <text:p>spread pay-108 <text:line-break/>[2222]</text:p>
          </table:table-cell>
          <table:table-cell table:style-name="ce60" table:formula="of:=INFO.OBBA.OBBA.OBMAKE([.AJ$16]&amp;&quot;-&quot;&amp;ROW();&quot;String&quot;;[.W108])" office:value-type="string" office:string-value="disocunt pay-108 &#10;[2223]" calcext:value-type="string">
            <text:p>disocunt pay-108 <text:line-break/>[2223]</text:p>
          </table:table-cell>
          <table:table-cell table:style-name="ce60" table:formula="of:=INFO.OBBA.OBBA.OBMAKE([.AK$16]&amp;&quot;-&quot;&amp;ROW();&quot;String&quot;;[.Y108])" office:value-type="string" office:string-value="calibration curve-108 &#10;[2224]" calcext:value-type="string">
            <text:p>calibration curve-108 <text:line-break/>[2224]</text:p>
          </table:table-cell>
          <table:table-cell table:style-name="ce60" table:formula="of:=INFO.OBBA.OBBA.OBMAKE([.AL$16]&amp;&quot;-&quot;&amp;ROW();&quot;double&quot;;[.Z108])" office:value-type="string" office:string-value="calibration time-108 &#10;[2225]" calcext:value-type="string">
            <text:p>calibration time-108 <text:line-break/>[222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6"/>
          <table:table-cell table:style-name="ce22" table:formula="of:=INFO.OBBA.OBBA.OBMAKE(&quot;calibItem-&quot;&amp;ROW();obLibs&amp;&quot;net.finmath.marketdata.calibration.CalibratedCurves$CalibrationSpec&quot;;[.AB109:.AL109])" office:value-type="string" office:string-value="calibItem-109 &#10;[2250]" calcext:value-type="string">
            <text:p>calibItem-109 <text:line-break/>[2250]</text:p>
          </table:table-cell>
          <table:table-cell table:style-name="ce28" table:formula="of:=INFO.OBBA.OBBA.OBGET(INFO.OBBA.OBBA.OBCALL(&quot;&quot;;INFO.OBBA.OBBA.OBCALL(&quot;&quot;;[.$B$8];&quot;getCalibrationProductForSpec&quot;;[.B109]);&quot;getValue&quot;;INFO.OBBA.OBBA.OBCALL(&quot;&quot;;[.$B$8];&quot;getModel&quot;)))" office:value-type="percentage" office:value="6.07153216591881E-018" calcext:value-type="percentage">
            <text:p>0,000%</text:p>
          </table:table-cell>
          <table:table-cell table:style-name="ce30"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41" office:value-type="float" office:value="15" calcext:value-type="float">
            <text:p>1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 table:style-name="ce30"/>
          <table:table-cell table:style-name="ce34" office:value-type="string" calcext:value-type="string">
            <text:p>annual</text:p>
          </table:table-cell>
          <table:table-cell table:style-name="ce41" table:formula="of:=[.F109]" office:value-type="float" office:value="15" calcext:value-type="float">
            <text:p>15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50" table:formula="of:=&quot;&quot;">
            <text:p/>
          </table:table-cell>
          <table:table-cell table:style-name="ce52" office:value-type="percentage" office:value="0.0196" calcext:value-type="percentage">
            <text:p>1,960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50" table:formula="of:=[.K109]" office:value-type="string" office:string-value="forward-USD-3M-EUR-OIS" calcext:value-type="string">
            <text:p>forward-USD-3M-EUR-OIS</text:p>
          </table:table-cell>
          <table:table-cell table:style-name="ce34" table:formula="of:=[.F109]-0.25" office:value-type="float" office:value="14.75" calcext:value-type="float">
            <text:p>14,75</text:p>
          </table:table-cell>
          <table:table-cell table:style-name="ce30"/>
          <table:table-cell table:style-name="ce63" table:formula="of:=INFO.OBBA.OBBA.OBMAKE([.AB$16]&amp;&quot;-&quot;&amp;ROW();&quot;String&quot;;[.D109])" office:value-type="string" office:string-value="type-109 &#10;[2227]" calcext:value-type="string">
            <text:p>type-109 <text:line-break/>[222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09]);INFO.OBBA.OBBA.OBMAKE(&quot;&quot;;&quot;double&quot;;[.F109]);INFO.OBBA.OBBA.OBMAKE(&quot;&quot;;&quot;String&quot;;[.G109]);[.$E$10];INFO.OBBA.OBBA.OBMAKE(&quot;&quot;;&quot;String&quot;;[.H109]);[.$E$11];INFO.OBBA.OBBA.OBMAKE(&quot;&quot;;&quot;int&quot;;[.I109]);INFO.OBBA.OBBA.OBMAKE(&quot;&quot;;&quot;int&quot;;[.J109]))" office:value-type="string" office:string-value="tenor rec-109 &#10;[2234]" calcext:value-type="string">
            <text:p>tenor rec-109 <text:line-break/>[2234]</text:p>
          </table:table-cell>
          <table:table-cell table:style-name="ce63" table:formula="of:=INFO.OBBA.OBBA.OBMAKE([.AD$16]&amp;&quot;-&quot;&amp;ROW();&quot;String&quot;;[.K109])" office:value-type="string" office:string-value="forward rec-109 &#10;[2235]" calcext:value-type="string">
            <text:p>forward rec-109 <text:line-break/>[2235]</text:p>
          </table:table-cell>
          <table:table-cell table:style-name="ce63" table:formula="of:=INFO.OBBA.OBBA.OBMAKE([.AE$16]&amp;&quot;-&quot;&amp;ROW();&quot;double&quot;;[.L109])" office:value-type="string" office:string-value="spread rec-109 &#10;[2236]" calcext:value-type="string">
            <text:p>spread rec-109 <text:line-break/>[2236]</text:p>
          </table:table-cell>
          <table:table-cell table:style-name="ce63" table:formula="of:=INFO.OBBA.OBBA.OBMAKE([.AF$16]&amp;&quot;-&quot;&amp;ROW();&quot;String&quot;;[.M109])" office:value-type="string" office:string-value="discount rec-109 &#10;[2237]" calcext:value-type="string">
            <text:p>discount rec-109 <text:line-break/>[223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09]);INFO.OBBA.OBBA.OBMAKE(&quot;&quot;;&quot;double&quot;;[.P109]);INFO.OBBA.OBBA.OBMAKE(&quot;&quot;;&quot;String&quot;;[.Q109]);[.$E$10];INFO.OBBA.OBBA.OBMAKE(&quot;&quot;;&quot;String&quot;;[.H109]);[.$E$11];INFO.OBBA.OBBA.OBMAKE(&quot;&quot;;&quot;int&quot;;[.S109]);INFO.OBBA.OBBA.OBMAKE(&quot;&quot;;&quot;int&quot;;[.T109]))" office:value-type="string" office:string-value="tenor pay-109 &#10;[2244]" calcext:value-type="string">
            <text:p>tenor pay-109 <text:line-break/>[2244]</text:p>
          </table:table-cell>
          <table:table-cell table:style-name="ce63" table:formula="of:=INFO.OBBA.OBBA.OBMAKE([.AH$16]&amp;&quot;-&quot;&amp;ROW();&quot;String&quot;;[.U109])" office:value-type="string" office:string-value="forward pay-109 &#10;[2245]" calcext:value-type="string">
            <text:p>forward pay-109 <text:line-break/>[2245]</text:p>
          </table:table-cell>
          <table:table-cell table:style-name="ce63" table:formula="of:=INFO.OBBA.OBBA.OBMAKE([.AI$16]&amp;&quot;-&quot;&amp;ROW();&quot;double&quot;;[.V109])" office:value-type="string" office:string-value="spread pay-109 &#10;[2246]" calcext:value-type="string">
            <text:p>spread pay-109 <text:line-break/>[2246]</text:p>
          </table:table-cell>
          <table:table-cell table:style-name="ce63" table:formula="of:=INFO.OBBA.OBBA.OBMAKE([.AJ$16]&amp;&quot;-&quot;&amp;ROW();&quot;String&quot;;[.W109])" office:value-type="string" office:string-value="disocunt pay-109 &#10;[2247]" calcext:value-type="string">
            <text:p>disocunt pay-109 <text:line-break/>[2247]</text:p>
          </table:table-cell>
          <table:table-cell table:style-name="ce63" table:formula="of:=INFO.OBBA.OBBA.OBMAKE([.AK$16]&amp;&quot;-&quot;&amp;ROW();&quot;String&quot;;[.Y109])" office:value-type="string" office:string-value="calibration curve-109 &#10;[2248]" calcext:value-type="string">
            <text:p>calibration curve-109 <text:line-break/>[2248]</text:p>
          </table:table-cell>
          <table:table-cell table:style-name="ce63" table:formula="of:=INFO.OBBA.OBBA.OBMAKE([.AL$16]&amp;&quot;-&quot;&amp;ROW();&quot;double&quot;;[.Z109])" office:value-type="string" office:string-value="calibration time-109 &#10;[2249]" calcext:value-type="string">
            <text:p>calibration time-109 <text:line-break/>[2249]</text:p>
          </table:table-cell>
          <table:table-cell table:style-name="ce30" table:number-columns-repeated="986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10:.AL110])" office:value-type="string" office:string-value="calibItem-110 &#10;[2274]" calcext:value-type="string">
            <text:p>calibItem-110 <text:line-break/>[2274]</text:p>
          </table:table-cell>
          <table:table-cell table:style-name="ce22" table:formula="of:=INFO.OBBA.OBBA.OBGET(INFO.OBBA.OBBA.OBCALL(&quot;&quot;;INFO.OBBA.OBBA.OBCALL(&quot;&quot;;[.$B$8];&quot;getCalibrationProductForSpec&quot;;[.B110]);&quot;getValue&quot;;INFO.OBBA.OBBA.OBCALL(&quot;&quot;;[.$B$8];&quot;getModel&quot;)))" office:value-type="percentage" office:value="-3.81639164714897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10]" office:value-type="float" office:value="20" calcext:value-type="float">
            <text:p>20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2125" calcext:value-type="percentage">
            <text:p>2,125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110]" office:value-type="string" office:string-value="forward-USD-3M-EUR-OIS" calcext:value-type="string">
            <text:p>forward-USD-3M-EUR-OIS</text:p>
          </table:table-cell>
          <table:table-cell table:style-name="ce34" table:formula="of:=[.F110]-0.25" office:value-type="float" office:value="19.75" calcext:value-type="float">
            <text:p>19,75</text:p>
          </table:table-cell>
          <table:table-cell/>
          <table:table-cell table:style-name="ce60" table:formula="of:=INFO.OBBA.OBBA.OBMAKE([.AB$16]&amp;&quot;-&quot;&amp;ROW();&quot;String&quot;;[.D110])" office:value-type="string" office:string-value="type-110 &#10;[2251]" calcext:value-type="string">
            <text:p>type-110 <text:line-break/>[225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10]);INFO.OBBA.OBBA.OBMAKE(&quot;&quot;;&quot;double&quot;;[.F110]);INFO.OBBA.OBBA.OBMAKE(&quot;&quot;;&quot;String&quot;;[.G110]);[.$E$10];INFO.OBBA.OBBA.OBMAKE(&quot;&quot;;&quot;String&quot;;[.H110]);[.$E$11];INFO.OBBA.OBBA.OBMAKE(&quot;&quot;;&quot;int&quot;;[.I110]);INFO.OBBA.OBBA.OBMAKE(&quot;&quot;;&quot;int&quot;;[.J110]))" office:value-type="string" office:string-value="tenor rec-110 &#10;[2258]" calcext:value-type="string">
            <text:p>tenor rec-110 <text:line-break/>[2258]</text:p>
          </table:table-cell>
          <table:table-cell table:style-name="ce60" table:formula="of:=INFO.OBBA.OBBA.OBMAKE([.AD$16]&amp;&quot;-&quot;&amp;ROW();&quot;String&quot;;[.K110])" office:value-type="string" office:string-value="forward rec-110 &#10;[2259]" calcext:value-type="string">
            <text:p>forward rec-110 <text:line-break/>[2259]</text:p>
          </table:table-cell>
          <table:table-cell table:style-name="ce60" table:formula="of:=INFO.OBBA.OBBA.OBMAKE([.AE$16]&amp;&quot;-&quot;&amp;ROW();&quot;double&quot;;[.L110])" office:value-type="string" office:string-value="spread rec-110 &#10;[2260]" calcext:value-type="string">
            <text:p>spread rec-110 <text:line-break/>[2260]</text:p>
          </table:table-cell>
          <table:table-cell table:style-name="ce60" table:formula="of:=INFO.OBBA.OBBA.OBMAKE([.AF$16]&amp;&quot;-&quot;&amp;ROW();&quot;String&quot;;[.M110])" office:value-type="string" office:string-value="discount rec-110 &#10;[2261]" calcext:value-type="string">
            <text:p>discount rec-110 <text:line-break/>[226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10]);INFO.OBBA.OBBA.OBMAKE(&quot;&quot;;&quot;double&quot;;[.P110]);INFO.OBBA.OBBA.OBMAKE(&quot;&quot;;&quot;String&quot;;[.Q110]);[.$E$10];INFO.OBBA.OBBA.OBMAKE(&quot;&quot;;&quot;String&quot;;[.H110]);[.$E$11];INFO.OBBA.OBBA.OBMAKE(&quot;&quot;;&quot;int&quot;;[.S110]);INFO.OBBA.OBBA.OBMAKE(&quot;&quot;;&quot;int&quot;;[.T110]))" office:value-type="string" office:string-value="tenor pay-110 &#10;[2268]" calcext:value-type="string">
            <text:p>tenor pay-110 <text:line-break/>[2268]</text:p>
          </table:table-cell>
          <table:table-cell table:style-name="ce60" table:formula="of:=INFO.OBBA.OBBA.OBMAKE([.AH$16]&amp;&quot;-&quot;&amp;ROW();&quot;String&quot;;[.U110])" office:value-type="string" office:string-value="forward pay-110 &#10;[2269]" calcext:value-type="string">
            <text:p>forward pay-110 <text:line-break/>[2269]</text:p>
          </table:table-cell>
          <table:table-cell table:style-name="ce60" table:formula="of:=INFO.OBBA.OBBA.OBMAKE([.AI$16]&amp;&quot;-&quot;&amp;ROW();&quot;double&quot;;[.V110])" office:value-type="string" office:string-value="spread pay-110 &#10;[2270]" calcext:value-type="string">
            <text:p>spread pay-110 <text:line-break/>[2270]</text:p>
          </table:table-cell>
          <table:table-cell table:style-name="ce60" table:formula="of:=INFO.OBBA.OBBA.OBMAKE([.AJ$16]&amp;&quot;-&quot;&amp;ROW();&quot;String&quot;;[.W110])" office:value-type="string" office:string-value="disocunt pay-110 &#10;[2271]" calcext:value-type="string">
            <text:p>disocunt pay-110 <text:line-break/>[2271]</text:p>
          </table:table-cell>
          <table:table-cell table:style-name="ce60" table:formula="of:=INFO.OBBA.OBBA.OBMAKE([.AK$16]&amp;&quot;-&quot;&amp;ROW();&quot;String&quot;;[.Y110])" office:value-type="string" office:string-value="calibration curve-110 &#10;[2272]" calcext:value-type="string">
            <text:p>calibration curve-110 <text:line-break/>[2272]</text:p>
          </table:table-cell>
          <table:table-cell table:style-name="ce60" table:formula="of:=INFO.OBBA.OBBA.OBMAKE([.AL$16]&amp;&quot;-&quot;&amp;ROW();&quot;double&quot;;[.Z110])" office:value-type="string" office:string-value="calibration time-110 &#10;[2273]" calcext:value-type="string">
            <text:p>calibration time-110 <text:line-break/>[227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11:.AL111])" office:value-type="string" office:string-value="calibItem-111 &#10;[2298]" calcext:value-type="string">
            <text:p>calibItem-111 <text:line-break/>[2298]</text:p>
          </table:table-cell>
          <table:table-cell table:style-name="ce22" table:formula="of:=INFO.OBBA.OBBA.OBGET(INFO.OBBA.OBBA.OBCALL(&quot;&quot;;INFO.OBBA.OBBA.OBCALL(&quot;&quot;;[.$B$8];&quot;getCalibrationProductForSpec&quot;;[.B111]);&quot;getValue&quot;;INFO.OBBA.OBBA.OBCALL(&quot;&quot;;[.$B$8];&quot;getModel&quot;)))" office:value-type="percentage" office:value="5.20417042793041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11]" office:value-type="float" office:value="25" calcext:value-type="float">
            <text:p>25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1" calcext:value-type="percentage">
            <text:p>2,210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111]" office:value-type="string" office:string-value="forward-USD-3M-EUR-OIS" calcext:value-type="string">
            <text:p>forward-USD-3M-EUR-OIS</text:p>
          </table:table-cell>
          <table:table-cell table:style-name="ce34" table:formula="of:=[.F111]-0.25" office:value-type="float" office:value="24.75" calcext:value-type="float">
            <text:p>24,75</text:p>
          </table:table-cell>
          <table:table-cell/>
          <table:table-cell table:style-name="ce60" table:formula="of:=INFO.OBBA.OBBA.OBMAKE([.AB$16]&amp;&quot;-&quot;&amp;ROW();&quot;String&quot;;[.D111])" office:value-type="string" office:string-value="type-111 &#10;[2275]" calcext:value-type="string">
            <text:p>type-111 <text:line-break/>[227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11]);INFO.OBBA.OBBA.OBMAKE(&quot;&quot;;&quot;double&quot;;[.F111]);INFO.OBBA.OBBA.OBMAKE(&quot;&quot;;&quot;String&quot;;[.G111]);[.$E$10];INFO.OBBA.OBBA.OBMAKE(&quot;&quot;;&quot;String&quot;;[.H111]);[.$E$11];INFO.OBBA.OBBA.OBMAKE(&quot;&quot;;&quot;int&quot;;[.I111]);INFO.OBBA.OBBA.OBMAKE(&quot;&quot;;&quot;int&quot;;[.J111]))" office:value-type="string" office:string-value="tenor rec-111 &#10;[2282]" calcext:value-type="string">
            <text:p>tenor rec-111 <text:line-break/>[2282]</text:p>
          </table:table-cell>
          <table:table-cell table:style-name="ce60" table:formula="of:=INFO.OBBA.OBBA.OBMAKE([.AD$16]&amp;&quot;-&quot;&amp;ROW();&quot;String&quot;;[.K111])" office:value-type="string" office:string-value="forward rec-111 &#10;[2283]" calcext:value-type="string">
            <text:p>forward rec-111 <text:line-break/>[2283]</text:p>
          </table:table-cell>
          <table:table-cell table:style-name="ce60" table:formula="of:=INFO.OBBA.OBBA.OBMAKE([.AE$16]&amp;&quot;-&quot;&amp;ROW();&quot;double&quot;;[.L111])" office:value-type="string" office:string-value="spread rec-111 &#10;[2284]" calcext:value-type="string">
            <text:p>spread rec-111 <text:line-break/>[2284]</text:p>
          </table:table-cell>
          <table:table-cell table:style-name="ce60" table:formula="of:=INFO.OBBA.OBBA.OBMAKE([.AF$16]&amp;&quot;-&quot;&amp;ROW();&quot;String&quot;;[.M111])" office:value-type="string" office:string-value="discount rec-111 &#10;[2285]" calcext:value-type="string">
            <text:p>discount rec-111 <text:line-break/>[228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11]);INFO.OBBA.OBBA.OBMAKE(&quot;&quot;;&quot;double&quot;;[.P111]);INFO.OBBA.OBBA.OBMAKE(&quot;&quot;;&quot;String&quot;;[.Q111]);[.$E$10];INFO.OBBA.OBBA.OBMAKE(&quot;&quot;;&quot;String&quot;;[.H111]);[.$E$11];INFO.OBBA.OBBA.OBMAKE(&quot;&quot;;&quot;int&quot;;[.S111]);INFO.OBBA.OBBA.OBMAKE(&quot;&quot;;&quot;int&quot;;[.T111]))" office:value-type="string" office:string-value="tenor pay-111 &#10;[2292]" calcext:value-type="string">
            <text:p>tenor pay-111 <text:line-break/>[2292]</text:p>
          </table:table-cell>
          <table:table-cell table:style-name="ce60" table:formula="of:=INFO.OBBA.OBBA.OBMAKE([.AH$16]&amp;&quot;-&quot;&amp;ROW();&quot;String&quot;;[.U111])" office:value-type="string" office:string-value="forward pay-111 &#10;[2293]" calcext:value-type="string">
            <text:p>forward pay-111 <text:line-break/>[2293]</text:p>
          </table:table-cell>
          <table:table-cell table:style-name="ce60" table:formula="of:=INFO.OBBA.OBBA.OBMAKE([.AI$16]&amp;&quot;-&quot;&amp;ROW();&quot;double&quot;;[.V111])" office:value-type="string" office:string-value="spread pay-111 &#10;[2294]" calcext:value-type="string">
            <text:p>spread pay-111 <text:line-break/>[2294]</text:p>
          </table:table-cell>
          <table:table-cell table:style-name="ce60" table:formula="of:=INFO.OBBA.OBBA.OBMAKE([.AJ$16]&amp;&quot;-&quot;&amp;ROW();&quot;String&quot;;[.W111])" office:value-type="string" office:string-value="disocunt pay-111 &#10;[2295]" calcext:value-type="string">
            <text:p>disocunt pay-111 <text:line-break/>[2295]</text:p>
          </table:table-cell>
          <table:table-cell table:style-name="ce60" table:formula="of:=INFO.OBBA.OBBA.OBMAKE([.AK$16]&amp;&quot;-&quot;&amp;ROW();&quot;String&quot;;[.Y111])" office:value-type="string" office:string-value="calibration curve-111 &#10;[2296]" calcext:value-type="string">
            <text:p>calibration curve-111 <text:line-break/>[2296]</text:p>
          </table:table-cell>
          <table:table-cell table:style-name="ce60" table:formula="of:=INFO.OBBA.OBBA.OBMAKE([.AL$16]&amp;&quot;-&quot;&amp;ROW();&quot;double&quot;;[.Z111])" office:value-type="string" office:string-value="calibration time-111 &#10;[2297]" calcext:value-type="string">
            <text:p>calibration time-111 <text:line-break/>[229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12:.AL112])" office:value-type="string" office:string-value="calibItem-112 &#10;[2322]" calcext:value-type="string">
            <text:p>calibItem-112 <text:line-break/>[2322]</text:p>
          </table:table-cell>
          <table:table-cell table:style-name="ce22" table:formula="of:=INFO.OBBA.OBBA.OBGET(INFO.OBBA.OBBA.OBCALL(&quot;&quot;;INFO.OBBA.OBBA.OBCALL(&quot;&quot;;[.$B$8];&quot;getCalibrationProductForSpec&quot;;[.B112]);&quot;getValue&quot;;INFO.OBBA.OBBA.OBCALL(&quot;&quot;;[.$B$8];&quot;getModel&quot;)))" office:value-type="percentage" office:value="-6.93889390390722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12]" office:value-type="float" office:value="30" calcext:value-type="float">
            <text:p>30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61" calcext:value-type="percentage">
            <text:p>2,261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112]" office:value-type="string" office:string-value="forward-USD-3M-EUR-OIS" calcext:value-type="string">
            <text:p>forward-USD-3M-EUR-OIS</text:p>
          </table:table-cell>
          <table:table-cell table:style-name="ce34" table:formula="of:=[.F112]-0.25" office:value-type="float" office:value="29.75" calcext:value-type="float">
            <text:p>29,75</text:p>
          </table:table-cell>
          <table:table-cell/>
          <table:table-cell table:style-name="ce60" table:formula="of:=INFO.OBBA.OBBA.OBMAKE([.AB$16]&amp;&quot;-&quot;&amp;ROW();&quot;String&quot;;[.D112])" office:value-type="string" office:string-value="type-112 &#10;[2299]" calcext:value-type="string">
            <text:p>type-112 <text:line-break/>[229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12]);INFO.OBBA.OBBA.OBMAKE(&quot;&quot;;&quot;double&quot;;[.F112]);INFO.OBBA.OBBA.OBMAKE(&quot;&quot;;&quot;String&quot;;[.G112]);[.$E$10];INFO.OBBA.OBBA.OBMAKE(&quot;&quot;;&quot;String&quot;;[.H112]);[.$E$11];INFO.OBBA.OBBA.OBMAKE(&quot;&quot;;&quot;int&quot;;[.I112]);INFO.OBBA.OBBA.OBMAKE(&quot;&quot;;&quot;int&quot;;[.J112]))" office:value-type="string" office:string-value="tenor rec-112 &#10;[2306]" calcext:value-type="string">
            <text:p>tenor rec-112 <text:line-break/>[2306]</text:p>
          </table:table-cell>
          <table:table-cell table:style-name="ce60" table:formula="of:=INFO.OBBA.OBBA.OBMAKE([.AD$16]&amp;&quot;-&quot;&amp;ROW();&quot;String&quot;;[.K112])" office:value-type="string" office:string-value="forward rec-112 &#10;[2307]" calcext:value-type="string">
            <text:p>forward rec-112 <text:line-break/>[2307]</text:p>
          </table:table-cell>
          <table:table-cell table:style-name="ce60" table:formula="of:=INFO.OBBA.OBBA.OBMAKE([.AE$16]&amp;&quot;-&quot;&amp;ROW();&quot;double&quot;;[.L112])" office:value-type="string" office:string-value="spread rec-112 &#10;[2308]" calcext:value-type="string">
            <text:p>spread rec-112 <text:line-break/>[2308]</text:p>
          </table:table-cell>
          <table:table-cell table:style-name="ce60" table:formula="of:=INFO.OBBA.OBBA.OBMAKE([.AF$16]&amp;&quot;-&quot;&amp;ROW();&quot;String&quot;;[.M112])" office:value-type="string" office:string-value="discount rec-112 &#10;[2309]" calcext:value-type="string">
            <text:p>discount rec-112 <text:line-break/>[230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12]);INFO.OBBA.OBBA.OBMAKE(&quot;&quot;;&quot;double&quot;;[.P112]);INFO.OBBA.OBBA.OBMAKE(&quot;&quot;;&quot;String&quot;;[.Q112]);[.$E$10];INFO.OBBA.OBBA.OBMAKE(&quot;&quot;;&quot;String&quot;;[.H112]);[.$E$11];INFO.OBBA.OBBA.OBMAKE(&quot;&quot;;&quot;int&quot;;[.S112]);INFO.OBBA.OBBA.OBMAKE(&quot;&quot;;&quot;int&quot;;[.T112]))" office:value-type="string" office:string-value="tenor pay-112 &#10;[2316]" calcext:value-type="string">
            <text:p>tenor pay-112 <text:line-break/>[2316]</text:p>
          </table:table-cell>
          <table:table-cell table:style-name="ce60" table:formula="of:=INFO.OBBA.OBBA.OBMAKE([.AH$16]&amp;&quot;-&quot;&amp;ROW();&quot;String&quot;;[.U112])" office:value-type="string" office:string-value="forward pay-112 &#10;[2317]" calcext:value-type="string">
            <text:p>forward pay-112 <text:line-break/>[2317]</text:p>
          </table:table-cell>
          <table:table-cell table:style-name="ce60" table:formula="of:=INFO.OBBA.OBBA.OBMAKE([.AI$16]&amp;&quot;-&quot;&amp;ROW();&quot;double&quot;;[.V112])" office:value-type="string" office:string-value="spread pay-112 &#10;[2318]" calcext:value-type="string">
            <text:p>spread pay-112 <text:line-break/>[2318]</text:p>
          </table:table-cell>
          <table:table-cell table:style-name="ce60" table:formula="of:=INFO.OBBA.OBBA.OBMAKE([.AJ$16]&amp;&quot;-&quot;&amp;ROW();&quot;String&quot;;[.W112])" office:value-type="string" office:string-value="disocunt pay-112 &#10;[2319]" calcext:value-type="string">
            <text:p>disocunt pay-112 <text:line-break/>[2319]</text:p>
          </table:table-cell>
          <table:table-cell table:style-name="ce60" table:formula="of:=INFO.OBBA.OBBA.OBMAKE([.AK$16]&amp;&quot;-&quot;&amp;ROW();&quot;String&quot;;[.Y112])" office:value-type="string" office:string-value="calibration curve-112 &#10;[2320]" calcext:value-type="string">
            <text:p>calibration curve-112 <text:line-break/>[2320]</text:p>
          </table:table-cell>
          <table:table-cell table:style-name="ce60" table:formula="of:=INFO.OBBA.OBBA.OBMAKE([.AL$16]&amp;&quot;-&quot;&amp;ROW();&quot;double&quot;;[.Z112])" office:value-type="string" office:string-value="calibration time-112 &#10;[2321]" calcext:value-type="string">
            <text:p>calibration time-112 <text:line-break/>[232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13:.AL113])" office:value-type="string" office:string-value="calibItem-113 &#10;[2346]" calcext:value-type="string">
            <text:p>calibItem-113 <text:line-break/>[2346]</text:p>
          </table:table-cell>
          <table:table-cell table:style-name="ce22" table:formula="of:=INFO.OBBA.OBBA.OBGET(INFO.OBBA.OBBA.OBCALL(&quot;&quot;;INFO.OBBA.OBBA.OBCALL(&quot;&quot;;[.$B$8];&quot;getCalibrationProductForSpec&quot;;[.B113]);&quot;getValue&quot;;INFO.OBBA.OBBA.OBCALL(&quot;&quot;;[.$B$8];&quot;getModel&quot;)))" office:value-type="percentage" office:value="-4.16333634234433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annual</text:p>
          </table:table-cell>
          <table:table-cell table:style-name="ce34" table:formula="of:=[.F113]" office:value-type="float" office:value="40" calcext:value-type="float">
            <text:p>40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86" calcext:value-type="percentage">
            <text:p>2,286%</text:p>
          </table:table-cell>
          <table:table-cell table:style-name="ce44" office:value-type="string" calcext:value-type="string">
            <text:p>discount-USD-EUR-OIS</text:p>
          </table:table-cell>
          <table:table-cell table:style-name="ce55"/>
          <table:table-cell table:style-name="ce44" table:formula="of:=[.K113]" office:value-type="string" office:string-value="forward-USD-3M-EUR-OIS" calcext:value-type="string">
            <text:p>forward-USD-3M-EUR-OIS</text:p>
          </table:table-cell>
          <table:table-cell table:style-name="ce34" table:formula="of:=[.F113]-0.25" office:value-type="float" office:value="39.75" calcext:value-type="float">
            <text:p>39,75</text:p>
          </table:table-cell>
          <table:table-cell/>
          <table:table-cell table:style-name="ce60" table:formula="of:=INFO.OBBA.OBBA.OBMAKE([.AB$16]&amp;&quot;-&quot;&amp;ROW();&quot;String&quot;;[.D113])" office:value-type="string" office:string-value="type-113 &#10;[2323]" calcext:value-type="string">
            <text:p>type-113 <text:line-break/>[232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13]);INFO.OBBA.OBBA.OBMAKE(&quot;&quot;;&quot;double&quot;;[.F113]);INFO.OBBA.OBBA.OBMAKE(&quot;&quot;;&quot;String&quot;;[.G113]);[.$E$10];INFO.OBBA.OBBA.OBMAKE(&quot;&quot;;&quot;String&quot;;[.H113]);[.$E$11];INFO.OBBA.OBBA.OBMAKE(&quot;&quot;;&quot;int&quot;;[.I113]);INFO.OBBA.OBBA.OBMAKE(&quot;&quot;;&quot;int&quot;;[.J113]))" office:value-type="string" office:string-value="tenor rec-113 &#10;[2330]" calcext:value-type="string">
            <text:p>tenor rec-113 <text:line-break/>[2330]</text:p>
          </table:table-cell>
          <table:table-cell table:style-name="ce60" table:formula="of:=INFO.OBBA.OBBA.OBMAKE([.AD$16]&amp;&quot;-&quot;&amp;ROW();&quot;String&quot;;[.K113])" office:value-type="string" office:string-value="forward rec-113 &#10;[2331]" calcext:value-type="string">
            <text:p>forward rec-113 <text:line-break/>[2331]</text:p>
          </table:table-cell>
          <table:table-cell table:style-name="ce60" table:formula="of:=INFO.OBBA.OBBA.OBMAKE([.AE$16]&amp;&quot;-&quot;&amp;ROW();&quot;double&quot;;[.L113])" office:value-type="string" office:string-value="spread rec-113 &#10;[2332]" calcext:value-type="string">
            <text:p>spread rec-113 <text:line-break/>[2332]</text:p>
          </table:table-cell>
          <table:table-cell table:style-name="ce60" table:formula="of:=INFO.OBBA.OBBA.OBMAKE([.AF$16]&amp;&quot;-&quot;&amp;ROW();&quot;String&quot;;[.M113])" office:value-type="string" office:string-value="discount rec-113 &#10;[2333]" calcext:value-type="string">
            <text:p>discount rec-113 <text:line-break/>[233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13]);INFO.OBBA.OBBA.OBMAKE(&quot;&quot;;&quot;double&quot;;[.P113]);INFO.OBBA.OBBA.OBMAKE(&quot;&quot;;&quot;String&quot;;[.Q113]);[.$E$10];INFO.OBBA.OBBA.OBMAKE(&quot;&quot;;&quot;String&quot;;[.H113]);[.$E$11];INFO.OBBA.OBBA.OBMAKE(&quot;&quot;;&quot;int&quot;;[.S113]);INFO.OBBA.OBBA.OBMAKE(&quot;&quot;;&quot;int&quot;;[.T113]))" office:value-type="string" office:string-value="tenor pay-113 &#10;[2340]" calcext:value-type="string">
            <text:p>tenor pay-113 <text:line-break/>[2340]</text:p>
          </table:table-cell>
          <table:table-cell table:style-name="ce60" table:formula="of:=INFO.OBBA.OBBA.OBMAKE([.AH$16]&amp;&quot;-&quot;&amp;ROW();&quot;String&quot;;[.U113])" office:value-type="string" office:string-value="forward pay-113 &#10;[2341]" calcext:value-type="string">
            <text:p>forward pay-113 <text:line-break/>[2341]</text:p>
          </table:table-cell>
          <table:table-cell table:style-name="ce60" table:formula="of:=INFO.OBBA.OBBA.OBMAKE([.AI$16]&amp;&quot;-&quot;&amp;ROW();&quot;double&quot;;[.V113])" office:value-type="string" office:string-value="spread pay-113 &#10;[2342]" calcext:value-type="string">
            <text:p>spread pay-113 <text:line-break/>[2342]</text:p>
          </table:table-cell>
          <table:table-cell table:style-name="ce60" table:formula="of:=INFO.OBBA.OBBA.OBMAKE([.AJ$16]&amp;&quot;-&quot;&amp;ROW();&quot;String&quot;;[.W113])" office:value-type="string" office:string-value="disocunt pay-113 &#10;[2343]" calcext:value-type="string">
            <text:p>disocunt pay-113 <text:line-break/>[2343]</text:p>
          </table:table-cell>
          <table:table-cell table:style-name="ce60" table:formula="of:=INFO.OBBA.OBBA.OBMAKE([.AK$16]&amp;&quot;-&quot;&amp;ROW();&quot;String&quot;;[.Y113])" office:value-type="string" office:string-value="calibration curve-113 &#10;[2344]" calcext:value-type="string">
            <text:p>calibration curve-113 <text:line-break/>[2344]</text:p>
          </table:table-cell>
          <table:table-cell table:style-name="ce60" table:formula="of:=INFO.OBBA.OBBA.OBMAKE([.AL$16]&amp;&quot;-&quot;&amp;ROW();&quot;double&quot;;[.Z113])" office:value-type="string" office:string-value="calibration time-113 &#10;[2345]" calcext:value-type="string">
            <text:p>calibration time-113 <text:line-break/>[234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4"/>
          <table:table-cell table:style-name="ce23" table:formula="of:=INFO.OBBA.OBBA.OBMAKE(&quot;calibItem-&quot;&amp;ROW();obLibs&amp;&quot;net.finmath.marketdata.calibration.CalibratedCurves$CalibrationSpec&quot;;[.AB114:.AL114])" office:value-type="string" office:string-value="calibItem-114 &#10;[2370]" calcext:value-type="string">
            <text:p>calibItem-114 <text:line-break/>[2370]</text:p>
          </table:table-cell>
          <table:table-cell table:style-name="ce26" table:formula="of:=INFO.OBBA.OBBA.OBGET(INFO.OBBA.OBBA.OBCALL(&quot;&quot;;INFO.OBBA.OBBA.OBCALL(&quot;&quot;;[.$B$8];&quot;getCalibrationProductForSpec&quot;;[.B114]);&quot;getValue&quot;;INFO.OBBA.OBBA.OBCALL(&quot;&quot;;[.$B$8];&quot;getModel&quot;)))" office:value-type="percentage" office:value="-1.82145964977564E-017" calcext:value-type="percentage">
            <text:p>0,000%</text:p>
          </table:table-cell>
          <table:table-cell table:style-name="ce12" office:value-type="string" calcext:value-type="string">
            <text:p>Swap</text:p>
          </table:table-cell>
          <table:table-cell table:style-name="ce35" office:value-type="string" calcext:value-type="string">
            <text:p>quaterly</text:p>
          </table:table-cell>
          <table:table-cell table:style-name="ce39" office:value-type="float" office:value="50" calcext:value-type="float">
            <text:p>50</text:p>
          </table:table-cell>
          <table:table-cell table:style-name="ce35" office:value-type="string" calcext:value-type="string">
            <text:p>act/360</text:p>
          </table:table-cell>
          <table:table-cell table:style-name="ce35" office:value-type="string" calcext:value-type="string">
            <text:p>actual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8" office:value-type="string" calcext:value-type="string">
            <text:p>forward-USD-3M-EUR-OIS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string" calcext:value-type="string">
            <text:p>discount-USD-EUR-OIS</text:p>
          </table:table-cell>
          <table:table-cell table:style-name="ce12"/>
          <table:table-cell table:style-name="ce35" office:value-type="string" calcext:value-type="string">
            <text:p>annual</text:p>
          </table:table-cell>
          <table:table-cell table:style-name="ce39" table:formula="of:=[.F114]" office:value-type="float" office:value="50" calcext:value-type="float">
            <text:p>50</text:p>
          </table:table-cell>
          <table:table-cell table:style-name="ce35" office:value-type="string" calcext:value-type="string">
            <text:p>E30/360</text:p>
          </table:table-cell>
          <table:table-cell table:style-name="ce35" office:value-type="string" calcext:value-type="string">
            <text:p>actual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8" table:formula="of:=&quot;&quot;">
            <text:p/>
          </table:table-cell>
          <table:table-cell table:style-name="ce53" office:value-type="percentage" office:value="0.02268" calcext:value-type="percentage">
            <text:p>2,268%</text:p>
          </table:table-cell>
          <table:table-cell table:style-name="ce48" office:value-type="string" calcext:value-type="string">
            <text:p>discount-USD-EUR-OIS</text:p>
          </table:table-cell>
          <table:table-cell table:style-name="ce56"/>
          <table:table-cell table:style-name="ce48" table:formula="of:=[.K114]" office:value-type="string" office:string-value="forward-USD-3M-EUR-OIS" calcext:value-type="string">
            <text:p>forward-USD-3M-EUR-OIS</text:p>
          </table:table-cell>
          <table:table-cell table:style-name="ce35" table:formula="of:=[.F114]-0.25" office:value-type="float" office:value="49.75" calcext:value-type="float">
            <text:p>49,75</text:p>
          </table:table-cell>
          <table:table-cell table:style-name="ce12"/>
          <table:table-cell table:style-name="ce61" table:formula="of:=INFO.OBBA.OBBA.OBMAKE([.AB$16]&amp;&quot;-&quot;&amp;ROW();&quot;String&quot;;[.D114])" office:value-type="string" office:string-value="type-114 &#10;[2347]" calcext:value-type="string">
            <text:p>type-114 <text:line-break/>[234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14]);INFO.OBBA.OBBA.OBMAKE(&quot;&quot;;&quot;double&quot;;[.F114]);INFO.OBBA.OBBA.OBMAKE(&quot;&quot;;&quot;String&quot;;[.G114]);[.$E$10];INFO.OBBA.OBBA.OBMAKE(&quot;&quot;;&quot;String&quot;;[.H114]);[.$E$11];INFO.OBBA.OBBA.OBMAKE(&quot;&quot;;&quot;int&quot;;[.I114]);INFO.OBBA.OBBA.OBMAKE(&quot;&quot;;&quot;int&quot;;[.J114]))" office:value-type="string" office:string-value="tenor rec-114 &#10;[2354]" calcext:value-type="string">
            <text:p>tenor rec-114 <text:line-break/>[2354]</text:p>
          </table:table-cell>
          <table:table-cell table:style-name="ce61" table:formula="of:=INFO.OBBA.OBBA.OBMAKE([.AD$16]&amp;&quot;-&quot;&amp;ROW();&quot;String&quot;;[.K114])" office:value-type="string" office:string-value="forward rec-114 &#10;[2355]" calcext:value-type="string">
            <text:p>forward rec-114 <text:line-break/>[2355]</text:p>
          </table:table-cell>
          <table:table-cell table:style-name="ce61" table:formula="of:=INFO.OBBA.OBBA.OBMAKE([.AE$16]&amp;&quot;-&quot;&amp;ROW();&quot;double&quot;;[.L114])" office:value-type="string" office:string-value="spread rec-114 &#10;[2356]" calcext:value-type="string">
            <text:p>spread rec-114 <text:line-break/>[2356]</text:p>
          </table:table-cell>
          <table:table-cell table:style-name="ce61" table:formula="of:=INFO.OBBA.OBBA.OBMAKE([.AF$16]&amp;&quot;-&quot;&amp;ROW();&quot;String&quot;;[.M114])" office:value-type="string" office:string-value="discount rec-114 &#10;[2357]" calcext:value-type="string">
            <text:p>discount rec-114 <text:line-break/>[235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14]);INFO.OBBA.OBBA.OBMAKE(&quot;&quot;;&quot;double&quot;;[.P114]);INFO.OBBA.OBBA.OBMAKE(&quot;&quot;;&quot;String&quot;;[.Q114]);[.$E$10];INFO.OBBA.OBBA.OBMAKE(&quot;&quot;;&quot;String&quot;;[.H114]);[.$E$11];INFO.OBBA.OBBA.OBMAKE(&quot;&quot;;&quot;int&quot;;[.S114]);INFO.OBBA.OBBA.OBMAKE(&quot;&quot;;&quot;int&quot;;[.T114]))" office:value-type="string" office:string-value="tenor pay-114 &#10;[2364]" calcext:value-type="string">
            <text:p>tenor pay-114 <text:line-break/>[2364]</text:p>
          </table:table-cell>
          <table:table-cell table:style-name="ce61" table:formula="of:=INFO.OBBA.OBBA.OBMAKE([.AH$16]&amp;&quot;-&quot;&amp;ROW();&quot;String&quot;;[.U114])" office:value-type="string" office:string-value="forward pay-114 &#10;[2365]" calcext:value-type="string">
            <text:p>forward pay-114 <text:line-break/>[2365]</text:p>
          </table:table-cell>
          <table:table-cell table:style-name="ce61" table:formula="of:=INFO.OBBA.OBBA.OBMAKE([.AI$16]&amp;&quot;-&quot;&amp;ROW();&quot;double&quot;;[.V114])" office:value-type="string" office:string-value="spread pay-114 &#10;[2366]" calcext:value-type="string">
            <text:p>spread pay-114 <text:line-break/>[2366]</text:p>
          </table:table-cell>
          <table:table-cell table:style-name="ce61" table:formula="of:=INFO.OBBA.OBBA.OBMAKE([.AJ$16]&amp;&quot;-&quot;&amp;ROW();&quot;String&quot;;[.W114])" office:value-type="string" office:string-value="disocunt pay-114 &#10;[2367]" calcext:value-type="string">
            <text:p>disocunt pay-114 <text:line-break/>[2367]</text:p>
          </table:table-cell>
          <table:table-cell table:style-name="ce61" table:formula="of:=INFO.OBBA.OBBA.OBMAKE([.AK$16]&amp;&quot;-&quot;&amp;ROW();&quot;String&quot;;[.Y114])" office:value-type="string" office:string-value="calibration curve-114 &#10;[2368]" calcext:value-type="string">
            <text:p>calibration curve-114 <text:line-break/>[2368]</text:p>
          </table:table-cell>
          <table:table-cell table:style-name="ce61" table:formula="of:=INFO.OBBA.OBBA.OBMAKE([.AL$16]&amp;&quot;-&quot;&amp;ROW();&quot;double&quot;;[.Z114])" office:value-type="string" office:string-value="calibration time-114 &#10;[2369]" calcext:value-type="string">
            <text:p>calibration time-114 <text:line-break/>[2369]</text:p>
          </table:table-cell>
          <table:table-cell table:style-name="ce12" table:number-columns-repeated="986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15:.AL115])" office:value-type="string" office:string-value="calibItem-115 &#10;[2394]" calcext:value-type="string">
            <text:p>calibItem-115 <text:line-break/>[2394]</text:p>
          </table:table-cell>
          <table:table-cell table:style-name="ce22" table:formula="of:=INFO.OBBA.OBBA.OBGET(INFO.OBBA.OBBA.OBCALL(&quot;&quot;;INFO.OBBA.OBBA.OBCALL(&quot;&quot;;[.$B$8];&quot;getCalibrationProductForSpec&quot;;[.B115]);&quot;getValue&quot;;INFO.OBBA.OBBA.OBCALL(&quot;&quot;;[.$B$8];&quot;getModel&quot;)))" office:value-type="percentage" office:value="5.11743425413157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115]" office:value-type="float" office:value="1" calcext:value-type="float">
            <text:p>1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-0.00534" calcext:value-type="percentage">
            <text:p>-0,534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15]" office:value-type="string" office:string-value="discount-USD-EUR-OIS" calcext:value-type="string">
            <text:p>discount-USD-EUR-OIS</text:p>
          </table:table-cell>
          <table:table-cell table:style-name="ce34" table:formula="of:=[.F115]" office:value-type="float" office:value="1" calcext:value-type="float">
            <text:p>1</text:p>
          </table:table-cell>
          <table:table-cell/>
          <table:table-cell table:style-name="ce60" table:formula="of:=INFO.OBBA.OBBA.OBMAKE([.AB$16]&amp;&quot;-&quot;&amp;ROW();&quot;String&quot;;[.D115])" office:value-type="string" office:string-value="type-115 &#10;[2371]" calcext:value-type="string">
            <text:p>type-115 <text:line-break/>[237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15]);INFO.OBBA.OBBA.OBMAKE(&quot;&quot;;&quot;double&quot;;[.F115]);INFO.OBBA.OBBA.OBMAKE(&quot;&quot;;&quot;String&quot;;[.G115]);[.$E$10];INFO.OBBA.OBBA.OBMAKE(&quot;&quot;;&quot;String&quot;;[.H115]);[.$E$11];INFO.OBBA.OBBA.OBMAKE(&quot;&quot;;&quot;int&quot;;[.I115]);INFO.OBBA.OBBA.OBMAKE(&quot;&quot;;&quot;int&quot;;[.J115]))" office:value-type="string" office:string-value="tenor rec-115 &#10;[2378]" calcext:value-type="string">
            <text:p>tenor rec-115 <text:line-break/>[2378]</text:p>
          </table:table-cell>
          <table:table-cell table:style-name="ce60" table:formula="of:=INFO.OBBA.OBBA.OBMAKE([.AD$16]&amp;&quot;-&quot;&amp;ROW();&quot;String&quot;;[.K115])" office:value-type="string" office:string-value="forward rec-115 &#10;[2379]" calcext:value-type="string">
            <text:p>forward rec-115 <text:line-break/>[2379]</text:p>
          </table:table-cell>
          <table:table-cell table:style-name="ce60" table:formula="of:=INFO.OBBA.OBBA.OBMAKE([.AE$16]&amp;&quot;-&quot;&amp;ROW();&quot;double&quot;;[.L115])" office:value-type="string" office:string-value="spread rec-115 &#10;[2380]" calcext:value-type="string">
            <text:p>spread rec-115 <text:line-break/>[2380]</text:p>
          </table:table-cell>
          <table:table-cell table:style-name="ce60" table:formula="of:=INFO.OBBA.OBBA.OBMAKE([.AF$16]&amp;&quot;-&quot;&amp;ROW();&quot;String&quot;;[.M115])" office:value-type="string" office:string-value="discount rec-115 &#10;[2381]" calcext:value-type="string">
            <text:p>discount rec-115 <text:line-break/>[238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15]);INFO.OBBA.OBBA.OBMAKE(&quot;&quot;;&quot;double&quot;;[.P115]);INFO.OBBA.OBBA.OBMAKE(&quot;&quot;;&quot;String&quot;;[.Q115]);[.$E$10];INFO.OBBA.OBBA.OBMAKE(&quot;&quot;;&quot;String&quot;;[.H115]);[.$E$11];INFO.OBBA.OBBA.OBMAKE(&quot;&quot;;&quot;int&quot;;[.S115]);INFO.OBBA.OBBA.OBMAKE(&quot;&quot;;&quot;int&quot;;[.T115]))" office:value-type="string" office:string-value="tenor pay-115 &#10;[2388]" calcext:value-type="string">
            <text:p>tenor pay-115 <text:line-break/>[2388]</text:p>
          </table:table-cell>
          <table:table-cell table:style-name="ce60" table:formula="of:=INFO.OBBA.OBBA.OBMAKE([.AH$16]&amp;&quot;-&quot;&amp;ROW();&quot;String&quot;;[.U115])" office:value-type="string" office:string-value="forward pay-115 &#10;[2389]" calcext:value-type="string">
            <text:p>forward pay-115 <text:line-break/>[2389]</text:p>
          </table:table-cell>
          <table:table-cell table:style-name="ce60" table:formula="of:=INFO.OBBA.OBBA.OBMAKE([.AI$16]&amp;&quot;-&quot;&amp;ROW();&quot;double&quot;;[.V115])" office:value-type="string" office:string-value="spread pay-115 &#10;[2390]" calcext:value-type="string">
            <text:p>spread pay-115 <text:line-break/>[2390]</text:p>
          </table:table-cell>
          <table:table-cell table:style-name="ce60" table:formula="of:=INFO.OBBA.OBBA.OBMAKE([.AJ$16]&amp;&quot;-&quot;&amp;ROW();&quot;String&quot;;[.W115])" office:value-type="string" office:string-value="disocunt pay-115 &#10;[2391]" calcext:value-type="string">
            <text:p>disocunt pay-115 <text:line-break/>[2391]</text:p>
          </table:table-cell>
          <table:table-cell table:style-name="ce60" table:formula="of:=INFO.OBBA.OBBA.OBMAKE([.AK$16]&amp;&quot;-&quot;&amp;ROW();&quot;String&quot;;[.Y115])" office:value-type="string" office:string-value="calibration curve-115 &#10;[2392]" calcext:value-type="string">
            <text:p>calibration curve-115 <text:line-break/>[2392]</text:p>
          </table:table-cell>
          <table:table-cell table:style-name="ce60" table:formula="of:=INFO.OBBA.OBBA.OBMAKE([.AL$16]&amp;&quot;-&quot;&amp;ROW();&quot;double&quot;;[.Z115])" office:value-type="string" office:string-value="calibration time-115 &#10;[2393]" calcext:value-type="string">
            <text:p>calibration time-115 <text:line-break/>[239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16:.AL116])" office:value-type="string" office:string-value="calibItem-116 &#10;[2418]" calcext:value-type="string">
            <text:p>calibItem-116 <text:line-break/>[2418]</text:p>
          </table:table-cell>
          <table:table-cell table:style-name="ce22" table:formula="of:=INFO.OBBA.OBBA.OBGET(INFO.OBBA.OBBA.OBCALL(&quot;&quot;;INFO.OBBA.OBBA.OBCALL(&quot;&quot;;[.$B$8];&quot;getCalibrationProductForSpec&quot;;[.B116]);&quot;getValue&quot;;INFO.OBBA.OBBA.OBCALL(&quot;&quot;;[.$B$8];&quot;getModel&quot;)))" office:value-type="percentage" office:value="8.15320033709098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116]" office:value-type="float" office:value="2" calcext:value-type="float">
            <text:p>2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-0.0054" calcext:value-type="percentage">
            <text:p>-0,540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16]" office:value-type="string" office:string-value="discount-USD-EUR-OIS" calcext:value-type="string">
            <text:p>discount-USD-EUR-OIS</text:p>
          </table:table-cell>
          <table:table-cell table:style-name="ce34" table:formula="of:=[.F116]" office:value-type="float" office:value="2" calcext:value-type="float">
            <text:p>2</text:p>
          </table:table-cell>
          <table:table-cell/>
          <table:table-cell table:style-name="ce60" table:formula="of:=INFO.OBBA.OBBA.OBMAKE([.AB$16]&amp;&quot;-&quot;&amp;ROW();&quot;String&quot;;[.D116])" office:value-type="string" office:string-value="type-116 &#10;[2395]" calcext:value-type="string">
            <text:p>type-116 <text:line-break/>[239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16]);INFO.OBBA.OBBA.OBMAKE(&quot;&quot;;&quot;double&quot;;[.F116]);INFO.OBBA.OBBA.OBMAKE(&quot;&quot;;&quot;String&quot;;[.G116]);[.$E$10];INFO.OBBA.OBBA.OBMAKE(&quot;&quot;;&quot;String&quot;;[.H116]);[.$E$11];INFO.OBBA.OBBA.OBMAKE(&quot;&quot;;&quot;int&quot;;[.I116]);INFO.OBBA.OBBA.OBMAKE(&quot;&quot;;&quot;int&quot;;[.J116]))" office:value-type="string" office:string-value="tenor rec-116 &#10;[2402]" calcext:value-type="string">
            <text:p>tenor rec-116 <text:line-break/>[2402]</text:p>
          </table:table-cell>
          <table:table-cell table:style-name="ce60" table:formula="of:=INFO.OBBA.OBBA.OBMAKE([.AD$16]&amp;&quot;-&quot;&amp;ROW();&quot;String&quot;;[.K116])" office:value-type="string" office:string-value="forward rec-116 &#10;[2403]" calcext:value-type="string">
            <text:p>forward rec-116 <text:line-break/>[2403]</text:p>
          </table:table-cell>
          <table:table-cell table:style-name="ce60" table:formula="of:=INFO.OBBA.OBBA.OBMAKE([.AE$16]&amp;&quot;-&quot;&amp;ROW();&quot;double&quot;;[.L116])" office:value-type="string" office:string-value="spread rec-116 &#10;[2404]" calcext:value-type="string">
            <text:p>spread rec-116 <text:line-break/>[2404]</text:p>
          </table:table-cell>
          <table:table-cell table:style-name="ce60" table:formula="of:=INFO.OBBA.OBBA.OBMAKE([.AF$16]&amp;&quot;-&quot;&amp;ROW();&quot;String&quot;;[.M116])" office:value-type="string" office:string-value="discount rec-116 &#10;[2405]" calcext:value-type="string">
            <text:p>discount rec-116 <text:line-break/>[240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16]);INFO.OBBA.OBBA.OBMAKE(&quot;&quot;;&quot;double&quot;;[.P116]);INFO.OBBA.OBBA.OBMAKE(&quot;&quot;;&quot;String&quot;;[.Q116]);[.$E$10];INFO.OBBA.OBBA.OBMAKE(&quot;&quot;;&quot;String&quot;;[.H116]);[.$E$11];INFO.OBBA.OBBA.OBMAKE(&quot;&quot;;&quot;int&quot;;[.S116]);INFO.OBBA.OBBA.OBMAKE(&quot;&quot;;&quot;int&quot;;[.T116]))" office:value-type="string" office:string-value="tenor pay-116 &#10;[2412]" calcext:value-type="string">
            <text:p>tenor pay-116 <text:line-break/>[2412]</text:p>
          </table:table-cell>
          <table:table-cell table:style-name="ce60" table:formula="of:=INFO.OBBA.OBBA.OBMAKE([.AH$16]&amp;&quot;-&quot;&amp;ROW();&quot;String&quot;;[.U116])" office:value-type="string" office:string-value="forward pay-116 &#10;[2413]" calcext:value-type="string">
            <text:p>forward pay-116 <text:line-break/>[2413]</text:p>
          </table:table-cell>
          <table:table-cell table:style-name="ce60" table:formula="of:=INFO.OBBA.OBBA.OBMAKE([.AI$16]&amp;&quot;-&quot;&amp;ROW();&quot;double&quot;;[.V116])" office:value-type="string" office:string-value="spread pay-116 &#10;[2414]" calcext:value-type="string">
            <text:p>spread pay-116 <text:line-break/>[2414]</text:p>
          </table:table-cell>
          <table:table-cell table:style-name="ce60" table:formula="of:=INFO.OBBA.OBBA.OBMAKE([.AJ$16]&amp;&quot;-&quot;&amp;ROW();&quot;String&quot;;[.W116])" office:value-type="string" office:string-value="disocunt pay-116 &#10;[2415]" calcext:value-type="string">
            <text:p>disocunt pay-116 <text:line-break/>[2415]</text:p>
          </table:table-cell>
          <table:table-cell table:style-name="ce60" table:formula="of:=INFO.OBBA.OBBA.OBMAKE([.AK$16]&amp;&quot;-&quot;&amp;ROW();&quot;String&quot;;[.Y116])" office:value-type="string" office:string-value="calibration curve-116 &#10;[2416]" calcext:value-type="string">
            <text:p>calibration curve-116 <text:line-break/>[2416]</text:p>
          </table:table-cell>
          <table:table-cell table:style-name="ce60" table:formula="of:=INFO.OBBA.OBBA.OBMAKE([.AL$16]&amp;&quot;-&quot;&amp;ROW();&quot;double&quot;;[.Z116])" office:value-type="string" office:string-value="calibration time-116 &#10;[2417]" calcext:value-type="string">
            <text:p>calibration time-116 <text:line-break/>[241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17:.AL117])" office:value-type="string" office:string-value="calibItem-117 &#10;[2442]" calcext:value-type="string">
            <text:p>calibItem-117 <text:line-break/>[2442]</text:p>
          </table:table-cell>
          <table:table-cell table:style-name="ce22" table:formula="of:=INFO.OBBA.OBBA.OBGET(INFO.OBBA.OBBA.OBCALL(&quot;&quot;;INFO.OBBA.OBBA.OBCALL(&quot;&quot;;[.$B$8];&quot;getCalibrationProductForSpec&quot;;[.B117]);&quot;getValue&quot;;INFO.OBBA.OBBA.OBCALL(&quot;&quot;;[.$B$8];&quot;getModel&quot;)))" office:value-type="percentage" office:value="5.81132364452229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117]" office:value-type="float" office:value="3" calcext:value-type="float">
            <text:p>3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-0.00536" calcext:value-type="percentage">
            <text:p>-0,536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17]" office:value-type="string" office:string-value="discount-USD-EUR-OIS" calcext:value-type="string">
            <text:p>discount-USD-EUR-OIS</text:p>
          </table:table-cell>
          <table:table-cell table:style-name="ce34" table:formula="of:=[.F117]" office:value-type="float" office:value="3" calcext:value-type="float">
            <text:p>3</text:p>
          </table:table-cell>
          <table:table-cell/>
          <table:table-cell table:style-name="ce60" table:formula="of:=INFO.OBBA.OBBA.OBMAKE([.AB$16]&amp;&quot;-&quot;&amp;ROW();&quot;String&quot;;[.D117])" office:value-type="string" office:string-value="type-117 &#10;[2419]" calcext:value-type="string">
            <text:p>type-117 <text:line-break/>[241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17]);INFO.OBBA.OBBA.OBMAKE(&quot;&quot;;&quot;double&quot;;[.F117]);INFO.OBBA.OBBA.OBMAKE(&quot;&quot;;&quot;String&quot;;[.G117]);[.$E$10];INFO.OBBA.OBBA.OBMAKE(&quot;&quot;;&quot;String&quot;;[.H117]);[.$E$11];INFO.OBBA.OBBA.OBMAKE(&quot;&quot;;&quot;int&quot;;[.I117]);INFO.OBBA.OBBA.OBMAKE(&quot;&quot;;&quot;int&quot;;[.J117]))" office:value-type="string" office:string-value="tenor rec-117 &#10;[2426]" calcext:value-type="string">
            <text:p>tenor rec-117 <text:line-break/>[2426]</text:p>
          </table:table-cell>
          <table:table-cell table:style-name="ce60" table:formula="of:=INFO.OBBA.OBBA.OBMAKE([.AD$16]&amp;&quot;-&quot;&amp;ROW();&quot;String&quot;;[.K117])" office:value-type="string" office:string-value="forward rec-117 &#10;[2427]" calcext:value-type="string">
            <text:p>forward rec-117 <text:line-break/>[2427]</text:p>
          </table:table-cell>
          <table:table-cell table:style-name="ce60" table:formula="of:=INFO.OBBA.OBBA.OBMAKE([.AE$16]&amp;&quot;-&quot;&amp;ROW();&quot;double&quot;;[.L117])" office:value-type="string" office:string-value="spread rec-117 &#10;[2428]" calcext:value-type="string">
            <text:p>spread rec-117 <text:line-break/>[2428]</text:p>
          </table:table-cell>
          <table:table-cell table:style-name="ce60" table:formula="of:=INFO.OBBA.OBBA.OBMAKE([.AF$16]&amp;&quot;-&quot;&amp;ROW();&quot;String&quot;;[.M117])" office:value-type="string" office:string-value="discount rec-117 &#10;[2429]" calcext:value-type="string">
            <text:p>discount rec-117 <text:line-break/>[242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17]);INFO.OBBA.OBBA.OBMAKE(&quot;&quot;;&quot;double&quot;;[.P117]);INFO.OBBA.OBBA.OBMAKE(&quot;&quot;;&quot;String&quot;;[.Q117]);[.$E$10];INFO.OBBA.OBBA.OBMAKE(&quot;&quot;;&quot;String&quot;;[.H117]);[.$E$11];INFO.OBBA.OBBA.OBMAKE(&quot;&quot;;&quot;int&quot;;[.S117]);INFO.OBBA.OBBA.OBMAKE(&quot;&quot;;&quot;int&quot;;[.T117]))" office:value-type="string" office:string-value="tenor pay-117 &#10;[2436]" calcext:value-type="string">
            <text:p>tenor pay-117 <text:line-break/>[2436]</text:p>
          </table:table-cell>
          <table:table-cell table:style-name="ce60" table:formula="of:=INFO.OBBA.OBBA.OBMAKE([.AH$16]&amp;&quot;-&quot;&amp;ROW();&quot;String&quot;;[.U117])" office:value-type="string" office:string-value="forward pay-117 &#10;[2437]" calcext:value-type="string">
            <text:p>forward pay-117 <text:line-break/>[2437]</text:p>
          </table:table-cell>
          <table:table-cell table:style-name="ce60" table:formula="of:=INFO.OBBA.OBBA.OBMAKE([.AI$16]&amp;&quot;-&quot;&amp;ROW();&quot;double&quot;;[.V117])" office:value-type="string" office:string-value="spread pay-117 &#10;[2438]" calcext:value-type="string">
            <text:p>spread pay-117 <text:line-break/>[2438]</text:p>
          </table:table-cell>
          <table:table-cell table:style-name="ce60" table:formula="of:=INFO.OBBA.OBBA.OBMAKE([.AJ$16]&amp;&quot;-&quot;&amp;ROW();&quot;String&quot;;[.W117])" office:value-type="string" office:string-value="disocunt pay-117 &#10;[2439]" calcext:value-type="string">
            <text:p>disocunt pay-117 <text:line-break/>[2439]</text:p>
          </table:table-cell>
          <table:table-cell table:style-name="ce60" table:formula="of:=INFO.OBBA.OBBA.OBMAKE([.AK$16]&amp;&quot;-&quot;&amp;ROW();&quot;String&quot;;[.Y117])" office:value-type="string" office:string-value="calibration curve-117 &#10;[2440]" calcext:value-type="string">
            <text:p>calibration curve-117 <text:line-break/>[2440]</text:p>
          </table:table-cell>
          <table:table-cell table:style-name="ce60" table:formula="of:=INFO.OBBA.OBBA.OBMAKE([.AL$16]&amp;&quot;-&quot;&amp;ROW();&quot;double&quot;;[.Z117])" office:value-type="string" office:string-value="calibration time-117 &#10;[2441]" calcext:value-type="string">
            <text:p>calibration time-117 <text:line-break/>[244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18:.AL118])" office:value-type="string" office:string-value="calibItem-118 &#10;[2466]" calcext:value-type="string">
            <text:p>calibItem-118 <text:line-break/>[2466]</text:p>
          </table:table-cell>
          <table:table-cell table:style-name="ce22" table:formula="of:=INFO.OBBA.OBBA.OBGET(INFO.OBBA.OBBA.OBCALL(&quot;&quot;;INFO.OBBA.OBBA.OBCALL(&quot;&quot;;[.$B$8];&quot;getCalibrationProductForSpec&quot;;[.B118]);&quot;getValue&quot;;INFO.OBBA.OBBA.OBCALL(&quot;&quot;;[.$B$8];&quot;getModel&quot;)))" office:value-type="percentage" office:value="-3.46944695195361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118]" office:value-type="float" office:value="4" calcext:value-type="float">
            <text:p>4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-0.00526" calcext:value-type="percentage">
            <text:p>-0,526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18]" office:value-type="string" office:string-value="discount-USD-EUR-OIS" calcext:value-type="string">
            <text:p>discount-USD-EUR-OIS</text:p>
          </table:table-cell>
          <table:table-cell table:style-name="ce34" table:formula="of:=[.F118]" office:value-type="float" office:value="4" calcext:value-type="float">
            <text:p>4</text:p>
          </table:table-cell>
          <table:table-cell/>
          <table:table-cell table:style-name="ce60" table:formula="of:=INFO.OBBA.OBBA.OBMAKE([.AB$16]&amp;&quot;-&quot;&amp;ROW();&quot;String&quot;;[.D118])" office:value-type="string" office:string-value="type-118 &#10;[2443]" calcext:value-type="string">
            <text:p>type-118 <text:line-break/>[244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18]);INFO.OBBA.OBBA.OBMAKE(&quot;&quot;;&quot;double&quot;;[.F118]);INFO.OBBA.OBBA.OBMAKE(&quot;&quot;;&quot;String&quot;;[.G118]);[.$E$10];INFO.OBBA.OBBA.OBMAKE(&quot;&quot;;&quot;String&quot;;[.H118]);[.$E$11];INFO.OBBA.OBBA.OBMAKE(&quot;&quot;;&quot;int&quot;;[.I118]);INFO.OBBA.OBBA.OBMAKE(&quot;&quot;;&quot;int&quot;;[.J118]))" office:value-type="string" office:string-value="tenor rec-118 &#10;[2450]" calcext:value-type="string">
            <text:p>tenor rec-118 <text:line-break/>[2450]</text:p>
          </table:table-cell>
          <table:table-cell table:style-name="ce60" table:formula="of:=INFO.OBBA.OBBA.OBMAKE([.AD$16]&amp;&quot;-&quot;&amp;ROW();&quot;String&quot;;[.K118])" office:value-type="string" office:string-value="forward rec-118 &#10;[2451]" calcext:value-type="string">
            <text:p>forward rec-118 <text:line-break/>[2451]</text:p>
          </table:table-cell>
          <table:table-cell table:style-name="ce60" table:formula="of:=INFO.OBBA.OBBA.OBMAKE([.AE$16]&amp;&quot;-&quot;&amp;ROW();&quot;double&quot;;[.L118])" office:value-type="string" office:string-value="spread rec-118 &#10;[2452]" calcext:value-type="string">
            <text:p>spread rec-118 <text:line-break/>[2452]</text:p>
          </table:table-cell>
          <table:table-cell table:style-name="ce60" table:formula="of:=INFO.OBBA.OBBA.OBMAKE([.AF$16]&amp;&quot;-&quot;&amp;ROW();&quot;String&quot;;[.M118])" office:value-type="string" office:string-value="discount rec-118 &#10;[2453]" calcext:value-type="string">
            <text:p>discount rec-118 <text:line-break/>[245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18]);INFO.OBBA.OBBA.OBMAKE(&quot;&quot;;&quot;double&quot;;[.P118]);INFO.OBBA.OBBA.OBMAKE(&quot;&quot;;&quot;String&quot;;[.Q118]);[.$E$10];INFO.OBBA.OBBA.OBMAKE(&quot;&quot;;&quot;String&quot;;[.H118]);[.$E$11];INFO.OBBA.OBBA.OBMAKE(&quot;&quot;;&quot;int&quot;;[.S118]);INFO.OBBA.OBBA.OBMAKE(&quot;&quot;;&quot;int&quot;;[.T118]))" office:value-type="string" office:string-value="tenor pay-118 &#10;[2460]" calcext:value-type="string">
            <text:p>tenor pay-118 <text:line-break/>[2460]</text:p>
          </table:table-cell>
          <table:table-cell table:style-name="ce60" table:formula="of:=INFO.OBBA.OBBA.OBMAKE([.AH$16]&amp;&quot;-&quot;&amp;ROW();&quot;String&quot;;[.U118])" office:value-type="string" office:string-value="forward pay-118 &#10;[2461]" calcext:value-type="string">
            <text:p>forward pay-118 <text:line-break/>[2461]</text:p>
          </table:table-cell>
          <table:table-cell table:style-name="ce60" table:formula="of:=INFO.OBBA.OBBA.OBMAKE([.AI$16]&amp;&quot;-&quot;&amp;ROW();&quot;double&quot;;[.V118])" office:value-type="string" office:string-value="spread pay-118 &#10;[2462]" calcext:value-type="string">
            <text:p>spread pay-118 <text:line-break/>[2462]</text:p>
          </table:table-cell>
          <table:table-cell table:style-name="ce60" table:formula="of:=INFO.OBBA.OBBA.OBMAKE([.AJ$16]&amp;&quot;-&quot;&amp;ROW();&quot;String&quot;;[.W118])" office:value-type="string" office:string-value="disocunt pay-118 &#10;[2463]" calcext:value-type="string">
            <text:p>disocunt pay-118 <text:line-break/>[2463]</text:p>
          </table:table-cell>
          <table:table-cell table:style-name="ce60" table:formula="of:=INFO.OBBA.OBBA.OBMAKE([.AK$16]&amp;&quot;-&quot;&amp;ROW();&quot;String&quot;;[.Y118])" office:value-type="string" office:string-value="calibration curve-118 &#10;[2464]" calcext:value-type="string">
            <text:p>calibration curve-118 <text:line-break/>[2464]</text:p>
          </table:table-cell>
          <table:table-cell table:style-name="ce60" table:formula="of:=INFO.OBBA.OBBA.OBMAKE([.AL$16]&amp;&quot;-&quot;&amp;ROW();&quot;double&quot;;[.Z118])" office:value-type="string" office:string-value="calibration time-118 &#10;[2465]" calcext:value-type="string">
            <text:p>calibration time-118 <text:line-break/>[246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19:.AL119])" office:value-type="string" office:string-value="calibItem-119 &#10;[2490]" calcext:value-type="string">
            <text:p>calibItem-119 <text:line-break/>[2490]</text:p>
          </table:table-cell>
          <table:table-cell table:style-name="ce22" table:formula="of:=INFO.OBBA.OBBA.OBGET(INFO.OBBA.OBBA.OBCALL(&quot;&quot;;INFO.OBBA.OBBA.OBCALL(&quot;&quot;;[.$B$8];&quot;getCalibrationProductForSpec&quot;;[.B119]);&quot;getValue&quot;;INFO.OBBA.OBBA.OBCALL(&quot;&quot;;[.$B$8];&quot;getModel&quot;)))" office:value-type="percentage" office:value="-1.02348685082632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119]" office:value-type="float" office:value="5" calcext:value-type="float">
            <text:p>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-0.0051" calcext:value-type="percentage">
            <text:p>-0,510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19]" office:value-type="string" office:string-value="discount-USD-EUR-OIS" calcext:value-type="string">
            <text:p>discount-USD-EUR-OIS</text:p>
          </table:table-cell>
          <table:table-cell table:style-name="ce34" table:formula="of:=[.F119]" office:value-type="float" office:value="5" calcext:value-type="float">
            <text:p>5</text:p>
          </table:table-cell>
          <table:table-cell/>
          <table:table-cell table:style-name="ce60" table:formula="of:=INFO.OBBA.OBBA.OBMAKE([.AB$16]&amp;&quot;-&quot;&amp;ROW();&quot;String&quot;;[.D119])" office:value-type="string" office:string-value="type-119 &#10;[2467]" calcext:value-type="string">
            <text:p>type-119 <text:line-break/>[246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19]);INFO.OBBA.OBBA.OBMAKE(&quot;&quot;;&quot;double&quot;;[.F119]);INFO.OBBA.OBBA.OBMAKE(&quot;&quot;;&quot;String&quot;;[.G119]);[.$E$10];INFO.OBBA.OBBA.OBMAKE(&quot;&quot;;&quot;String&quot;;[.H119]);[.$E$11];INFO.OBBA.OBBA.OBMAKE(&quot;&quot;;&quot;int&quot;;[.I119]);INFO.OBBA.OBBA.OBMAKE(&quot;&quot;;&quot;int&quot;;[.J119]))" office:value-type="string" office:string-value="tenor rec-119 &#10;[2474]" calcext:value-type="string">
            <text:p>tenor rec-119 <text:line-break/>[2474]</text:p>
          </table:table-cell>
          <table:table-cell table:style-name="ce60" table:formula="of:=INFO.OBBA.OBBA.OBMAKE([.AD$16]&amp;&quot;-&quot;&amp;ROW();&quot;String&quot;;[.K119])" office:value-type="string" office:string-value="forward rec-119 &#10;[2475]" calcext:value-type="string">
            <text:p>forward rec-119 <text:line-break/>[2475]</text:p>
          </table:table-cell>
          <table:table-cell table:style-name="ce60" table:formula="of:=INFO.OBBA.OBBA.OBMAKE([.AE$16]&amp;&quot;-&quot;&amp;ROW();&quot;double&quot;;[.L119])" office:value-type="string" office:string-value="spread rec-119 &#10;[2476]" calcext:value-type="string">
            <text:p>spread rec-119 <text:line-break/>[2476]</text:p>
          </table:table-cell>
          <table:table-cell table:style-name="ce60" table:formula="of:=INFO.OBBA.OBBA.OBMAKE([.AF$16]&amp;&quot;-&quot;&amp;ROW();&quot;String&quot;;[.M119])" office:value-type="string" office:string-value="discount rec-119 &#10;[2477]" calcext:value-type="string">
            <text:p>discount rec-119 <text:line-break/>[247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19]);INFO.OBBA.OBBA.OBMAKE(&quot;&quot;;&quot;double&quot;;[.P119]);INFO.OBBA.OBBA.OBMAKE(&quot;&quot;;&quot;String&quot;;[.Q119]);[.$E$10];INFO.OBBA.OBBA.OBMAKE(&quot;&quot;;&quot;String&quot;;[.H119]);[.$E$11];INFO.OBBA.OBBA.OBMAKE(&quot;&quot;;&quot;int&quot;;[.S119]);INFO.OBBA.OBBA.OBMAKE(&quot;&quot;;&quot;int&quot;;[.T119]))" office:value-type="string" office:string-value="tenor pay-119 &#10;[2484]" calcext:value-type="string">
            <text:p>tenor pay-119 <text:line-break/>[2484]</text:p>
          </table:table-cell>
          <table:table-cell table:style-name="ce60" table:formula="of:=INFO.OBBA.OBBA.OBMAKE([.AH$16]&amp;&quot;-&quot;&amp;ROW();&quot;String&quot;;[.U119])" office:value-type="string" office:string-value="forward pay-119 &#10;[2485]" calcext:value-type="string">
            <text:p>forward pay-119 <text:line-break/>[2485]</text:p>
          </table:table-cell>
          <table:table-cell table:style-name="ce60" table:formula="of:=INFO.OBBA.OBBA.OBMAKE([.AI$16]&amp;&quot;-&quot;&amp;ROW();&quot;double&quot;;[.V119])" office:value-type="string" office:string-value="spread pay-119 &#10;[2486]" calcext:value-type="string">
            <text:p>spread pay-119 <text:line-break/>[2486]</text:p>
          </table:table-cell>
          <table:table-cell table:style-name="ce60" table:formula="of:=INFO.OBBA.OBBA.OBMAKE([.AJ$16]&amp;&quot;-&quot;&amp;ROW();&quot;String&quot;;[.W119])" office:value-type="string" office:string-value="disocunt pay-119 &#10;[2487]" calcext:value-type="string">
            <text:p>disocunt pay-119 <text:line-break/>[2487]</text:p>
          </table:table-cell>
          <table:table-cell table:style-name="ce60" table:formula="of:=INFO.OBBA.OBBA.OBMAKE([.AK$16]&amp;&quot;-&quot;&amp;ROW();&quot;String&quot;;[.Y119])" office:value-type="string" office:string-value="calibration curve-119 &#10;[2488]" calcext:value-type="string">
            <text:p>calibration curve-119 <text:line-break/>[2488]</text:p>
          </table:table-cell>
          <table:table-cell table:style-name="ce60" table:formula="of:=INFO.OBBA.OBBA.OBMAKE([.AL$16]&amp;&quot;-&quot;&amp;ROW();&quot;double&quot;;[.Z119])" office:value-type="string" office:string-value="calibration time-119 &#10;[2489]" calcext:value-type="string">
            <text:p>calibration time-119 <text:line-break/>[248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20:.AL120])" office:value-type="string" office:string-value="calibItem-120 &#10;[2514]" calcext:value-type="string">
            <text:p>calibItem-120 <text:line-break/>[2514]</text:p>
          </table:table-cell>
          <table:table-cell table:style-name="ce22" table:formula="of:=INFO.OBBA.OBBA.OBGET(INFO.OBBA.OBBA.OBCALL(&quot;&quot;;INFO.OBBA.OBBA.OBCALL(&quot;&quot;;[.$B$8];&quot;getCalibrationProductForSpec&quot;;[.B120]);&quot;getValue&quot;;INFO.OBBA.OBBA.OBCALL(&quot;&quot;;[.$B$8];&quot;getModel&quot;)))" office:value-type="percentage" office:value="1.35308431126191E-016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120]" office:value-type="float" office:value="7" calcext:value-type="float">
            <text:p>7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-0.00452" calcext:value-type="percentage">
            <text:p>-0,452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20]" office:value-type="string" office:string-value="discount-USD-EUR-OIS" calcext:value-type="string">
            <text:p>discount-USD-EUR-OIS</text:p>
          </table:table-cell>
          <table:table-cell table:style-name="ce34" table:formula="of:=[.F120]" office:value-type="float" office:value="7" calcext:value-type="float">
            <text:p>7</text:p>
          </table:table-cell>
          <table:table-cell/>
          <table:table-cell table:style-name="ce60" table:formula="of:=INFO.OBBA.OBBA.OBMAKE([.AB$16]&amp;&quot;-&quot;&amp;ROW();&quot;String&quot;;[.D120])" office:value-type="string" office:string-value="type-120 &#10;[2491]" calcext:value-type="string">
            <text:p>type-120 <text:line-break/>[249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20]);INFO.OBBA.OBBA.OBMAKE(&quot;&quot;;&quot;double&quot;;[.F120]);INFO.OBBA.OBBA.OBMAKE(&quot;&quot;;&quot;String&quot;;[.G120]);[.$E$10];INFO.OBBA.OBBA.OBMAKE(&quot;&quot;;&quot;String&quot;;[.H120]);[.$E$11];INFO.OBBA.OBBA.OBMAKE(&quot;&quot;;&quot;int&quot;;[.I120]);INFO.OBBA.OBBA.OBMAKE(&quot;&quot;;&quot;int&quot;;[.J120]))" office:value-type="string" office:string-value="tenor rec-120 &#10;[2498]" calcext:value-type="string">
            <text:p>tenor rec-120 <text:line-break/>[2498]</text:p>
          </table:table-cell>
          <table:table-cell table:style-name="ce60" table:formula="of:=INFO.OBBA.OBBA.OBMAKE([.AD$16]&amp;&quot;-&quot;&amp;ROW();&quot;String&quot;;[.K120])" office:value-type="string" office:string-value="forward rec-120 &#10;[2499]" calcext:value-type="string">
            <text:p>forward rec-120 <text:line-break/>[2499]</text:p>
          </table:table-cell>
          <table:table-cell table:style-name="ce60" table:formula="of:=INFO.OBBA.OBBA.OBMAKE([.AE$16]&amp;&quot;-&quot;&amp;ROW();&quot;double&quot;;[.L120])" office:value-type="string" office:string-value="spread rec-120 &#10;[2500]" calcext:value-type="string">
            <text:p>spread rec-120 <text:line-break/>[2500]</text:p>
          </table:table-cell>
          <table:table-cell table:style-name="ce60" table:formula="of:=INFO.OBBA.OBBA.OBMAKE([.AF$16]&amp;&quot;-&quot;&amp;ROW();&quot;String&quot;;[.M120])" office:value-type="string" office:string-value="discount rec-120 &#10;[2501]" calcext:value-type="string">
            <text:p>discount rec-120 <text:line-break/>[250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20]);INFO.OBBA.OBBA.OBMAKE(&quot;&quot;;&quot;double&quot;;[.P120]);INFO.OBBA.OBBA.OBMAKE(&quot;&quot;;&quot;String&quot;;[.Q120]);[.$E$10];INFO.OBBA.OBBA.OBMAKE(&quot;&quot;;&quot;String&quot;;[.H120]);[.$E$11];INFO.OBBA.OBBA.OBMAKE(&quot;&quot;;&quot;int&quot;;[.S120]);INFO.OBBA.OBBA.OBMAKE(&quot;&quot;;&quot;int&quot;;[.T120]))" office:value-type="string" office:string-value="tenor pay-120 &#10;[2508]" calcext:value-type="string">
            <text:p>tenor pay-120 <text:line-break/>[2508]</text:p>
          </table:table-cell>
          <table:table-cell table:style-name="ce60" table:formula="of:=INFO.OBBA.OBBA.OBMAKE([.AH$16]&amp;&quot;-&quot;&amp;ROW();&quot;String&quot;;[.U120])" office:value-type="string" office:string-value="forward pay-120 &#10;[2509]" calcext:value-type="string">
            <text:p>forward pay-120 <text:line-break/>[2509]</text:p>
          </table:table-cell>
          <table:table-cell table:style-name="ce60" table:formula="of:=INFO.OBBA.OBBA.OBMAKE([.AI$16]&amp;&quot;-&quot;&amp;ROW();&quot;double&quot;;[.V120])" office:value-type="string" office:string-value="spread pay-120 &#10;[2510]" calcext:value-type="string">
            <text:p>spread pay-120 <text:line-break/>[2510]</text:p>
          </table:table-cell>
          <table:table-cell table:style-name="ce60" table:formula="of:=INFO.OBBA.OBBA.OBMAKE([.AJ$16]&amp;&quot;-&quot;&amp;ROW();&quot;String&quot;;[.W120])" office:value-type="string" office:string-value="disocunt pay-120 &#10;[2511]" calcext:value-type="string">
            <text:p>disocunt pay-120 <text:line-break/>[2511]</text:p>
          </table:table-cell>
          <table:table-cell table:style-name="ce60" table:formula="of:=INFO.OBBA.OBBA.OBMAKE([.AK$16]&amp;&quot;-&quot;&amp;ROW();&quot;String&quot;;[.Y120])" office:value-type="string" office:string-value="calibration curve-120 &#10;[2512]" calcext:value-type="string">
            <text:p>calibration curve-120 <text:line-break/>[2512]</text:p>
          </table:table-cell>
          <table:table-cell table:style-name="ce60" table:formula="of:=INFO.OBBA.OBBA.OBMAKE([.AL$16]&amp;&quot;-&quot;&amp;ROW();&quot;double&quot;;[.Z120])" office:value-type="string" office:string-value="calibration time-120 &#10;[2513]" calcext:value-type="string">
            <text:p>calibration time-120 <text:line-break/>[251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21:.AL121])" office:value-type="string" office:string-value="calibItem-121 &#10;[2538]" calcext:value-type="string">
            <text:p>calibItem-121 <text:line-break/>[2538]</text:p>
          </table:table-cell>
          <table:table-cell table:style-name="ce22" table:formula="of:=INFO.OBBA.OBBA.OBGET(INFO.OBBA.OBBA.OBCALL(&quot;&quot;;INFO.OBBA.OBBA.OBCALL(&quot;&quot;;[.$B$8];&quot;getCalibrationProductForSpec&quot;;[.B121]);&quot;getValue&quot;;INFO.OBBA.OBBA.OBCALL(&quot;&quot;;[.$B$8];&quot;getModel&quot;)))" office:value-type="percentage" office:value="-5.55111512312577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121]" office:value-type="float" office:value="10" calcext:value-type="float">
            <text:p>1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-0.00362" calcext:value-type="percentage">
            <text:p>-0,362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21]" office:value-type="string" office:string-value="discount-USD-EUR-OIS" calcext:value-type="string">
            <text:p>discount-USD-EUR-OIS</text:p>
          </table:table-cell>
          <table:table-cell table:style-name="ce34" table:formula="of:=[.F121]" office:value-type="float" office:value="10" calcext:value-type="float">
            <text:p>10</text:p>
          </table:table-cell>
          <table:table-cell/>
          <table:table-cell table:style-name="ce60" table:formula="of:=INFO.OBBA.OBBA.OBMAKE([.AB$16]&amp;&quot;-&quot;&amp;ROW();&quot;String&quot;;[.D121])" office:value-type="string" office:string-value="type-121 &#10;[2515]" calcext:value-type="string">
            <text:p>type-121 <text:line-break/>[251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21]);INFO.OBBA.OBBA.OBMAKE(&quot;&quot;;&quot;double&quot;;[.F121]);INFO.OBBA.OBBA.OBMAKE(&quot;&quot;;&quot;String&quot;;[.G121]);[.$E$10];INFO.OBBA.OBBA.OBMAKE(&quot;&quot;;&quot;String&quot;;[.H121]);[.$E$11];INFO.OBBA.OBBA.OBMAKE(&quot;&quot;;&quot;int&quot;;[.I121]);INFO.OBBA.OBBA.OBMAKE(&quot;&quot;;&quot;int&quot;;[.J121]))" office:value-type="string" office:string-value="tenor rec-121 &#10;[2522]" calcext:value-type="string">
            <text:p>tenor rec-121 <text:line-break/>[2522]</text:p>
          </table:table-cell>
          <table:table-cell table:style-name="ce60" table:formula="of:=INFO.OBBA.OBBA.OBMAKE([.AD$16]&amp;&quot;-&quot;&amp;ROW();&quot;String&quot;;[.K121])" office:value-type="string" office:string-value="forward rec-121 &#10;[2523]" calcext:value-type="string">
            <text:p>forward rec-121 <text:line-break/>[2523]</text:p>
          </table:table-cell>
          <table:table-cell table:style-name="ce60" table:formula="of:=INFO.OBBA.OBBA.OBMAKE([.AE$16]&amp;&quot;-&quot;&amp;ROW();&quot;double&quot;;[.L121])" office:value-type="string" office:string-value="spread rec-121 &#10;[2524]" calcext:value-type="string">
            <text:p>spread rec-121 <text:line-break/>[2524]</text:p>
          </table:table-cell>
          <table:table-cell table:style-name="ce60" table:formula="of:=INFO.OBBA.OBBA.OBMAKE([.AF$16]&amp;&quot;-&quot;&amp;ROW();&quot;String&quot;;[.M121])" office:value-type="string" office:string-value="discount rec-121 &#10;[2525]" calcext:value-type="string">
            <text:p>discount rec-121 <text:line-break/>[252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21]);INFO.OBBA.OBBA.OBMAKE(&quot;&quot;;&quot;double&quot;;[.P121]);INFO.OBBA.OBBA.OBMAKE(&quot;&quot;;&quot;String&quot;;[.Q121]);[.$E$10];INFO.OBBA.OBBA.OBMAKE(&quot;&quot;;&quot;String&quot;;[.H121]);[.$E$11];INFO.OBBA.OBBA.OBMAKE(&quot;&quot;;&quot;int&quot;;[.S121]);INFO.OBBA.OBBA.OBMAKE(&quot;&quot;;&quot;int&quot;;[.T121]))" office:value-type="string" office:string-value="tenor pay-121 &#10;[2532]" calcext:value-type="string">
            <text:p>tenor pay-121 <text:line-break/>[2532]</text:p>
          </table:table-cell>
          <table:table-cell table:style-name="ce60" table:formula="of:=INFO.OBBA.OBBA.OBMAKE([.AH$16]&amp;&quot;-&quot;&amp;ROW();&quot;String&quot;;[.U121])" office:value-type="string" office:string-value="forward pay-121 &#10;[2533]" calcext:value-type="string">
            <text:p>forward pay-121 <text:line-break/>[2533]</text:p>
          </table:table-cell>
          <table:table-cell table:style-name="ce60" table:formula="of:=INFO.OBBA.OBBA.OBMAKE([.AI$16]&amp;&quot;-&quot;&amp;ROW();&quot;double&quot;;[.V121])" office:value-type="string" office:string-value="spread pay-121 &#10;[2534]" calcext:value-type="string">
            <text:p>spread pay-121 <text:line-break/>[2534]</text:p>
          </table:table-cell>
          <table:table-cell table:style-name="ce60" table:formula="of:=INFO.OBBA.OBBA.OBMAKE([.AJ$16]&amp;&quot;-&quot;&amp;ROW();&quot;String&quot;;[.W121])" office:value-type="string" office:string-value="disocunt pay-121 &#10;[2535]" calcext:value-type="string">
            <text:p>disocunt pay-121 <text:line-break/>[2535]</text:p>
          </table:table-cell>
          <table:table-cell table:style-name="ce60" table:formula="of:=INFO.OBBA.OBBA.OBMAKE([.AK$16]&amp;&quot;-&quot;&amp;ROW();&quot;String&quot;;[.Y121])" office:value-type="string" office:string-value="calibration curve-121 &#10;[2536]" calcext:value-type="string">
            <text:p>calibration curve-121 <text:line-break/>[2536]</text:p>
          </table:table-cell>
          <table:table-cell table:style-name="ce60" table:formula="of:=INFO.OBBA.OBBA.OBMAKE([.AL$16]&amp;&quot;-&quot;&amp;ROW();&quot;double&quot;;[.Z121])" office:value-type="string" office:string-value="calibration time-121 &#10;[2537]" calcext:value-type="string">
            <text:p>calibration time-121 <text:line-break/>[2537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22:.AL122])" office:value-type="string" office:string-value="calibItem-122 &#10;[2562]" calcext:value-type="string">
            <text:p>calibItem-122 <text:line-break/>[2562]</text:p>
          </table:table-cell>
          <table:table-cell table:style-name="ce22" table:formula="of:=INFO.OBBA.OBBA.OBGET(INFO.OBBA.OBBA.OBCALL(&quot;&quot;;INFO.OBBA.OBBA.OBCALL(&quot;&quot;;[.$B$8];&quot;getCalibrationProductForSpec&quot;;[.B122]);&quot;getValue&quot;;INFO.OBBA.OBBA.OBCALL(&quot;&quot;;[.$B$8];&quot;getModel&quot;)))" office:value-type="percentage" office:value="4.25007251614317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122]" office:value-type="float" office:value="15" calcext:value-type="float">
            <text:p>15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-0.00276" calcext:value-type="percentage">
            <text:p>-0,276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22]" office:value-type="string" office:string-value="discount-USD-EUR-OIS" calcext:value-type="string">
            <text:p>discount-USD-EUR-OIS</text:p>
          </table:table-cell>
          <table:table-cell table:style-name="ce34" table:formula="of:=[.F122]" office:value-type="float" office:value="15" calcext:value-type="float">
            <text:p>15</text:p>
          </table:table-cell>
          <table:table-cell/>
          <table:table-cell table:style-name="ce60" table:formula="of:=INFO.OBBA.OBBA.OBMAKE([.AB$16]&amp;&quot;-&quot;&amp;ROW();&quot;String&quot;;[.D122])" office:value-type="string" office:string-value="type-122 &#10;[2539]" calcext:value-type="string">
            <text:p>type-122 <text:line-break/>[2539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22]);INFO.OBBA.OBBA.OBMAKE(&quot;&quot;;&quot;double&quot;;[.F122]);INFO.OBBA.OBBA.OBMAKE(&quot;&quot;;&quot;String&quot;;[.G122]);[.$E$10];INFO.OBBA.OBBA.OBMAKE(&quot;&quot;;&quot;String&quot;;[.H122]);[.$E$11];INFO.OBBA.OBBA.OBMAKE(&quot;&quot;;&quot;int&quot;;[.I122]);INFO.OBBA.OBBA.OBMAKE(&quot;&quot;;&quot;int&quot;;[.J122]))" office:value-type="string" office:string-value="tenor rec-122 &#10;[2546]" calcext:value-type="string">
            <text:p>tenor rec-122 <text:line-break/>[2546]</text:p>
          </table:table-cell>
          <table:table-cell table:style-name="ce60" table:formula="of:=INFO.OBBA.OBBA.OBMAKE([.AD$16]&amp;&quot;-&quot;&amp;ROW();&quot;String&quot;;[.K122])" office:value-type="string" office:string-value="forward rec-122 &#10;[2547]" calcext:value-type="string">
            <text:p>forward rec-122 <text:line-break/>[2547]</text:p>
          </table:table-cell>
          <table:table-cell table:style-name="ce60" table:formula="of:=INFO.OBBA.OBBA.OBMAKE([.AE$16]&amp;&quot;-&quot;&amp;ROW();&quot;double&quot;;[.L122])" office:value-type="string" office:string-value="spread rec-122 &#10;[2548]" calcext:value-type="string">
            <text:p>spread rec-122 <text:line-break/>[2548]</text:p>
          </table:table-cell>
          <table:table-cell table:style-name="ce60" table:formula="of:=INFO.OBBA.OBBA.OBMAKE([.AF$16]&amp;&quot;-&quot;&amp;ROW();&quot;String&quot;;[.M122])" office:value-type="string" office:string-value="discount rec-122 &#10;[2549]" calcext:value-type="string">
            <text:p>discount rec-122 <text:line-break/>[2549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22]);INFO.OBBA.OBBA.OBMAKE(&quot;&quot;;&quot;double&quot;;[.P122]);INFO.OBBA.OBBA.OBMAKE(&quot;&quot;;&quot;String&quot;;[.Q122]);[.$E$10];INFO.OBBA.OBBA.OBMAKE(&quot;&quot;;&quot;String&quot;;[.H122]);[.$E$11];INFO.OBBA.OBBA.OBMAKE(&quot;&quot;;&quot;int&quot;;[.S122]);INFO.OBBA.OBBA.OBMAKE(&quot;&quot;;&quot;int&quot;;[.T122]))" office:value-type="string" office:string-value="tenor pay-122 &#10;[2556]" calcext:value-type="string">
            <text:p>tenor pay-122 <text:line-break/>[2556]</text:p>
          </table:table-cell>
          <table:table-cell table:style-name="ce60" table:formula="of:=INFO.OBBA.OBBA.OBMAKE([.AH$16]&amp;&quot;-&quot;&amp;ROW();&quot;String&quot;;[.U122])" office:value-type="string" office:string-value="forward pay-122 &#10;[2557]" calcext:value-type="string">
            <text:p>forward pay-122 <text:line-break/>[2557]</text:p>
          </table:table-cell>
          <table:table-cell table:style-name="ce60" table:formula="of:=INFO.OBBA.OBBA.OBMAKE([.AI$16]&amp;&quot;-&quot;&amp;ROW();&quot;double&quot;;[.V122])" office:value-type="string" office:string-value="spread pay-122 &#10;[2558]" calcext:value-type="string">
            <text:p>spread pay-122 <text:line-break/>[2558]</text:p>
          </table:table-cell>
          <table:table-cell table:style-name="ce60" table:formula="of:=INFO.OBBA.OBBA.OBMAKE([.AJ$16]&amp;&quot;-&quot;&amp;ROW();&quot;String&quot;;[.W122])" office:value-type="string" office:string-value="disocunt pay-122 &#10;[2559]" calcext:value-type="string">
            <text:p>disocunt pay-122 <text:line-break/>[2559]</text:p>
          </table:table-cell>
          <table:table-cell table:style-name="ce60" table:formula="of:=INFO.OBBA.OBBA.OBMAKE([.AK$16]&amp;&quot;-&quot;&amp;ROW();&quot;String&quot;;[.Y122])" office:value-type="string" office:string-value="calibration curve-122 &#10;[2560]" calcext:value-type="string">
            <text:p>calibration curve-122 <text:line-break/>[2560]</text:p>
          </table:table-cell>
          <table:table-cell table:style-name="ce60" table:formula="of:=INFO.OBBA.OBBA.OBMAKE([.AL$16]&amp;&quot;-&quot;&amp;ROW();&quot;double&quot;;[.Z122])" office:value-type="string" office:string-value="calibration time-122 &#10;[2561]" calcext:value-type="string">
            <text:p>calibration time-122 <text:line-break/>[2561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23:.AL123])" office:value-type="string" office:string-value="calibItem-123 &#10;[2586]" calcext:value-type="string">
            <text:p>calibItem-123 <text:line-break/>[2586]</text:p>
          </table:table-cell>
          <table:table-cell table:style-name="ce22" table:formula="of:=INFO.OBBA.OBBA.OBGET(INFO.OBBA.OBBA.OBCALL(&quot;&quot;;INFO.OBBA.OBBA.OBCALL(&quot;&quot;;[.$B$8];&quot;getCalibrationProductForSpec&quot;;[.B123]);&quot;getValue&quot;;INFO.OBBA.OBBA.OBCALL(&quot;&quot;;[.$B$8];&quot;getModel&quot;)))" office:value-type="percentage" office:value="-7.80625564189562E-018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123]" office:value-type="float" office:value="20" calcext:value-type="float">
            <text:p>2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-0.00233" calcext:value-type="percentage">
            <text:p>-0,233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23]" office:value-type="string" office:string-value="discount-USD-EUR-OIS" calcext:value-type="string">
            <text:p>discount-USD-EUR-OIS</text:p>
          </table:table-cell>
          <table:table-cell table:style-name="ce34" table:formula="of:=[.F123]" office:value-type="float" office:value="20" calcext:value-type="float">
            <text:p>20</text:p>
          </table:table-cell>
          <table:table-cell/>
          <table:table-cell table:style-name="ce60" table:formula="of:=INFO.OBBA.OBBA.OBMAKE([.AB$16]&amp;&quot;-&quot;&amp;ROW();&quot;String&quot;;[.D123])" office:value-type="string" office:string-value="type-123 &#10;[2563]" calcext:value-type="string">
            <text:p>type-123 <text:line-break/>[2563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23]);INFO.OBBA.OBBA.OBMAKE(&quot;&quot;;&quot;double&quot;;[.F123]);INFO.OBBA.OBBA.OBMAKE(&quot;&quot;;&quot;String&quot;;[.G123]);[.$E$10];INFO.OBBA.OBBA.OBMAKE(&quot;&quot;;&quot;String&quot;;[.H123]);[.$E$11];INFO.OBBA.OBBA.OBMAKE(&quot;&quot;;&quot;int&quot;;[.I123]);INFO.OBBA.OBBA.OBMAKE(&quot;&quot;;&quot;int&quot;;[.J123]))" office:value-type="string" office:string-value="tenor rec-123 &#10;[2570]" calcext:value-type="string">
            <text:p>tenor rec-123 <text:line-break/>[2570]</text:p>
          </table:table-cell>
          <table:table-cell table:style-name="ce60" table:formula="of:=INFO.OBBA.OBBA.OBMAKE([.AD$16]&amp;&quot;-&quot;&amp;ROW();&quot;String&quot;;[.K123])" office:value-type="string" office:string-value="forward rec-123 &#10;[2571]" calcext:value-type="string">
            <text:p>forward rec-123 <text:line-break/>[2571]</text:p>
          </table:table-cell>
          <table:table-cell table:style-name="ce60" table:formula="of:=INFO.OBBA.OBBA.OBMAKE([.AE$16]&amp;&quot;-&quot;&amp;ROW();&quot;double&quot;;[.L123])" office:value-type="string" office:string-value="spread rec-123 &#10;[2572]" calcext:value-type="string">
            <text:p>spread rec-123 <text:line-break/>[2572]</text:p>
          </table:table-cell>
          <table:table-cell table:style-name="ce60" table:formula="of:=INFO.OBBA.OBBA.OBMAKE([.AF$16]&amp;&quot;-&quot;&amp;ROW();&quot;String&quot;;[.M123])" office:value-type="string" office:string-value="discount rec-123 &#10;[2573]" calcext:value-type="string">
            <text:p>discount rec-123 <text:line-break/>[2573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23]);INFO.OBBA.OBBA.OBMAKE(&quot;&quot;;&quot;double&quot;;[.P123]);INFO.OBBA.OBBA.OBMAKE(&quot;&quot;;&quot;String&quot;;[.Q123]);[.$E$10];INFO.OBBA.OBBA.OBMAKE(&quot;&quot;;&quot;String&quot;;[.H123]);[.$E$11];INFO.OBBA.OBBA.OBMAKE(&quot;&quot;;&quot;int&quot;;[.S123]);INFO.OBBA.OBBA.OBMAKE(&quot;&quot;;&quot;int&quot;;[.T123]))" office:value-type="string" office:string-value="tenor pay-123 &#10;[2580]" calcext:value-type="string">
            <text:p>tenor pay-123 <text:line-break/>[2580]</text:p>
          </table:table-cell>
          <table:table-cell table:style-name="ce60" table:formula="of:=INFO.OBBA.OBBA.OBMAKE([.AH$16]&amp;&quot;-&quot;&amp;ROW();&quot;String&quot;;[.U123])" office:value-type="string" office:string-value="forward pay-123 &#10;[2581]" calcext:value-type="string">
            <text:p>forward pay-123 <text:line-break/>[2581]</text:p>
          </table:table-cell>
          <table:table-cell table:style-name="ce60" table:formula="of:=INFO.OBBA.OBBA.OBMAKE([.AI$16]&amp;&quot;-&quot;&amp;ROW();&quot;double&quot;;[.V123])" office:value-type="string" office:string-value="spread pay-123 &#10;[2582]" calcext:value-type="string">
            <text:p>spread pay-123 <text:line-break/>[2582]</text:p>
          </table:table-cell>
          <table:table-cell table:style-name="ce60" table:formula="of:=INFO.OBBA.OBBA.OBMAKE([.AJ$16]&amp;&quot;-&quot;&amp;ROW();&quot;String&quot;;[.W123])" office:value-type="string" office:string-value="disocunt pay-123 &#10;[2583]" calcext:value-type="string">
            <text:p>disocunt pay-123 <text:line-break/>[2583]</text:p>
          </table:table-cell>
          <table:table-cell table:style-name="ce60" table:formula="of:=INFO.OBBA.OBBA.OBMAKE([.AK$16]&amp;&quot;-&quot;&amp;ROW();&quot;String&quot;;[.Y123])" office:value-type="string" office:string-value="calibration curve-123 &#10;[2584]" calcext:value-type="string">
            <text:p>calibration curve-123 <text:line-break/>[2584]</text:p>
          </table:table-cell>
          <table:table-cell table:style-name="ce60" table:formula="of:=INFO.OBBA.OBBA.OBMAKE([.AL$16]&amp;&quot;-&quot;&amp;ROW();&quot;double&quot;;[.Z123])" office:value-type="string" office:string-value="calibration time-123 &#10;[2585]" calcext:value-type="string">
            <text:p>calibration time-123 <text:line-break/>[2585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24:.AL124])" office:value-type="string" office:string-value="calibItem-124 &#10;[2610]" calcext:value-type="string">
            <text:p>calibItem-124 <text:line-break/>[2610]</text:p>
          </table:table-cell>
          <table:table-cell table:style-name="ce22" table:formula="of:=INFO.OBBA.OBBA.OBGET(INFO.OBBA.OBBA.OBCALL(&quot;&quot;;INFO.OBBA.OBBA.OBCALL(&quot;&quot;;[.$B$8];&quot;getCalibrationProductForSpec&quot;;[.B124]);&quot;getValue&quot;;INFO.OBBA.OBBA.OBCALL(&quot;&quot;;[.$B$8];&quot;getModel&quot;)))" office:value-type="percentage" office:value="-5.89805981832113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124]" office:value-type="float" office:value="30" calcext:value-type="float">
            <text:p>3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-0.0019" calcext:value-type="percentage">
            <text:p>-0,190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24]" office:value-type="string" office:string-value="discount-USD-EUR-OIS" calcext:value-type="string">
            <text:p>discount-USD-EUR-OIS</text:p>
          </table:table-cell>
          <table:table-cell table:style-name="ce34" table:formula="of:=[.F124]" office:value-type="float" office:value="30" calcext:value-type="float">
            <text:p>30</text:p>
          </table:table-cell>
          <table:table-cell/>
          <table:table-cell table:style-name="ce60" table:formula="of:=INFO.OBBA.OBBA.OBMAKE([.AB$16]&amp;&quot;-&quot;&amp;ROW();&quot;String&quot;;[.D124])" office:value-type="string" office:string-value="type-124 &#10;[2587]" calcext:value-type="string">
            <text:p>type-124 <text:line-break/>[2587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24]);INFO.OBBA.OBBA.OBMAKE(&quot;&quot;;&quot;double&quot;;[.F124]);INFO.OBBA.OBBA.OBMAKE(&quot;&quot;;&quot;String&quot;;[.G124]);[.$E$10];INFO.OBBA.OBBA.OBMAKE(&quot;&quot;;&quot;String&quot;;[.H124]);[.$E$11];INFO.OBBA.OBBA.OBMAKE(&quot;&quot;;&quot;int&quot;;[.I124]);INFO.OBBA.OBBA.OBMAKE(&quot;&quot;;&quot;int&quot;;[.J124]))" office:value-type="string" office:string-value="tenor rec-124 &#10;[2594]" calcext:value-type="string">
            <text:p>tenor rec-124 <text:line-break/>[2594]</text:p>
          </table:table-cell>
          <table:table-cell table:style-name="ce60" table:formula="of:=INFO.OBBA.OBBA.OBMAKE([.AD$16]&amp;&quot;-&quot;&amp;ROW();&quot;String&quot;;[.K124])" office:value-type="string" office:string-value="forward rec-124 &#10;[2595]" calcext:value-type="string">
            <text:p>forward rec-124 <text:line-break/>[2595]</text:p>
          </table:table-cell>
          <table:table-cell table:style-name="ce60" table:formula="of:=INFO.OBBA.OBBA.OBMAKE([.AE$16]&amp;&quot;-&quot;&amp;ROW();&quot;double&quot;;[.L124])" office:value-type="string" office:string-value="spread rec-124 &#10;[2596]" calcext:value-type="string">
            <text:p>spread rec-124 <text:line-break/>[2596]</text:p>
          </table:table-cell>
          <table:table-cell table:style-name="ce60" table:formula="of:=INFO.OBBA.OBBA.OBMAKE([.AF$16]&amp;&quot;-&quot;&amp;ROW();&quot;String&quot;;[.M124])" office:value-type="string" office:string-value="discount rec-124 &#10;[2597]" calcext:value-type="string">
            <text:p>discount rec-124 <text:line-break/>[2597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24]);INFO.OBBA.OBBA.OBMAKE(&quot;&quot;;&quot;double&quot;;[.P124]);INFO.OBBA.OBBA.OBMAKE(&quot;&quot;;&quot;String&quot;;[.Q124]);[.$E$10];INFO.OBBA.OBBA.OBMAKE(&quot;&quot;;&quot;String&quot;;[.H124]);[.$E$11];INFO.OBBA.OBBA.OBMAKE(&quot;&quot;;&quot;int&quot;;[.S124]);INFO.OBBA.OBBA.OBMAKE(&quot;&quot;;&quot;int&quot;;[.T124]))" office:value-type="string" office:string-value="tenor pay-124 &#10;[2604]" calcext:value-type="string">
            <text:p>tenor pay-124 <text:line-break/>[2604]</text:p>
          </table:table-cell>
          <table:table-cell table:style-name="ce60" table:formula="of:=INFO.OBBA.OBBA.OBMAKE([.AH$16]&amp;&quot;-&quot;&amp;ROW();&quot;String&quot;;[.U124])" office:value-type="string" office:string-value="forward pay-124 &#10;[2605]" calcext:value-type="string">
            <text:p>forward pay-124 <text:line-break/>[2605]</text:p>
          </table:table-cell>
          <table:table-cell table:style-name="ce60" table:formula="of:=INFO.OBBA.OBBA.OBMAKE([.AI$16]&amp;&quot;-&quot;&amp;ROW();&quot;double&quot;;[.V124])" office:value-type="string" office:string-value="spread pay-124 &#10;[2606]" calcext:value-type="string">
            <text:p>spread pay-124 <text:line-break/>[2606]</text:p>
          </table:table-cell>
          <table:table-cell table:style-name="ce60" table:formula="of:=INFO.OBBA.OBBA.OBMAKE([.AJ$16]&amp;&quot;-&quot;&amp;ROW();&quot;String&quot;;[.W124])" office:value-type="string" office:string-value="disocunt pay-124 &#10;[2607]" calcext:value-type="string">
            <text:p>disocunt pay-124 <text:line-break/>[2607]</text:p>
          </table:table-cell>
          <table:table-cell table:style-name="ce60" table:formula="of:=INFO.OBBA.OBBA.OBMAKE([.AK$16]&amp;&quot;-&quot;&amp;ROW();&quot;String&quot;;[.Y124])" office:value-type="string" office:string-value="calibration curve-124 &#10;[2608]" calcext:value-type="string">
            <text:p>calibration curve-124 <text:line-break/>[2608]</text:p>
          </table:table-cell>
          <table:table-cell table:style-name="ce60" table:formula="of:=INFO.OBBA.OBBA.OBMAKE([.AL$16]&amp;&quot;-&quot;&amp;ROW();&quot;double&quot;;[.Z124])" office:value-type="string" office:string-value="calibration time-124 &#10;[2609]" calcext:value-type="string">
            <text:p>calibration time-124 <text:line-break/>[2609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3"/>
          <table:table-cell table:style-name="ce22" table:formula="of:=INFO.OBBA.OBBA.OBMAKE(&quot;calibItem-&quot;&amp;ROW();obLibs&amp;&quot;net.finmath.marketdata.calibration.CalibratedCurves$CalibrationSpec&quot;;[.AB125:.AL125])" office:value-type="string" office:string-value="calibItem-125 &#10;[2634]" calcext:value-type="string">
            <text:p>calibItem-125 <text:line-break/>[2634]</text:p>
          </table:table-cell>
          <table:table-cell table:style-name="ce22" table:formula="of:=INFO.OBBA.OBBA.OBGET(INFO.OBBA.OBBA.OBCALL(&quot;&quot;;INFO.OBBA.OBBA.OBCALL(&quot;&quot;;[.$B$8];&quot;getCalibrationProductForSpec&quot;;[.B125]);&quot;getValue&quot;;INFO.OBBA.OBBA.OBCALL(&quot;&quot;;[.$B$8];&quot;getModel&quot;)))" office:value-type="percentage" office:value="4.94396190653389E-017" calcext:value-type="percentage">
            <text:p>0,000%</text:p>
          </table:table-cell>
          <table:table-cell office:value-type="string" calcext:value-type="string">
            <text:p>Swap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USD-3M-EUR-OIS</text:p>
          </table:table-cell>
          <table:table-cell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discount-USD-EUR-OIS</text:p>
          </table:table-cell>
          <table:table-cell/>
          <table:table-cell table:style-name="ce34" office:value-type="string" calcext:value-type="string">
            <text:p>quaterly</text:p>
          </table:table-cell>
          <table:table-cell table:style-name="ce34" table:formula="of:=[.F125]" office:value-type="float" office:value="40" calcext:value-type="float">
            <text:p>4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actual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string" calcext:value-type="string">
            <text:p>forward-EUR-3M</text:p>
          </table:table-cell>
          <table:table-cell table:style-name="ce52" office:value-type="percentage" office:value="-0.00187" calcext:value-type="percentage">
            <text:p>-0,187%</text:p>
          </table:table-cell>
          <table:table-cell table:style-name="ce44" office:value-type="string" calcext:value-type="string">
            <text:p>discount-EUR-OIS</text:p>
          </table:table-cell>
          <table:table-cell table:style-name="ce55"/>
          <table:table-cell table:style-name="ce44" table:formula="of:=[.M125]" office:value-type="string" office:string-value="discount-USD-EUR-OIS" calcext:value-type="string">
            <text:p>discount-USD-EUR-OIS</text:p>
          </table:table-cell>
          <table:table-cell table:style-name="ce34" table:formula="of:=[.F125]" office:value-type="float" office:value="40" calcext:value-type="float">
            <text:p>40</text:p>
          </table:table-cell>
          <table:table-cell/>
          <table:table-cell table:style-name="ce60" table:formula="of:=INFO.OBBA.OBBA.OBMAKE([.AB$16]&amp;&quot;-&quot;&amp;ROW();&quot;String&quot;;[.D125])" office:value-type="string" office:string-value="type-125 &#10;[2611]" calcext:value-type="string">
            <text:p>type-125 <text:line-break/>[2611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25]);INFO.OBBA.OBBA.OBMAKE(&quot;&quot;;&quot;double&quot;;[.F125]);INFO.OBBA.OBBA.OBMAKE(&quot;&quot;;&quot;String&quot;;[.G125]);[.$E$10];INFO.OBBA.OBBA.OBMAKE(&quot;&quot;;&quot;String&quot;;[.H125]);[.$E$11];INFO.OBBA.OBBA.OBMAKE(&quot;&quot;;&quot;int&quot;;[.I125]);INFO.OBBA.OBBA.OBMAKE(&quot;&quot;;&quot;int&quot;;[.J125]))" office:value-type="string" office:string-value="tenor rec-125 &#10;[2618]" calcext:value-type="string">
            <text:p>tenor rec-125 <text:line-break/>[2618]</text:p>
          </table:table-cell>
          <table:table-cell table:style-name="ce60" table:formula="of:=INFO.OBBA.OBBA.OBMAKE([.AD$16]&amp;&quot;-&quot;&amp;ROW();&quot;String&quot;;[.K125])" office:value-type="string" office:string-value="forward rec-125 &#10;[2619]" calcext:value-type="string">
            <text:p>forward rec-125 <text:line-break/>[2619]</text:p>
          </table:table-cell>
          <table:table-cell table:style-name="ce60" table:formula="of:=INFO.OBBA.OBBA.OBMAKE([.AE$16]&amp;&quot;-&quot;&amp;ROW();&quot;double&quot;;[.L125])" office:value-type="string" office:string-value="spread rec-125 &#10;[2620]" calcext:value-type="string">
            <text:p>spread rec-125 <text:line-break/>[2620]</text:p>
          </table:table-cell>
          <table:table-cell table:style-name="ce60" table:formula="of:=INFO.OBBA.OBBA.OBMAKE([.AF$16]&amp;&quot;-&quot;&amp;ROW();&quot;String&quot;;[.M125])" office:value-type="string" office:string-value="discount rec-125 &#10;[2621]" calcext:value-type="string">
            <text:p>discount rec-125 <text:line-break/>[2621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25]);INFO.OBBA.OBBA.OBMAKE(&quot;&quot;;&quot;double&quot;;[.P125]);INFO.OBBA.OBBA.OBMAKE(&quot;&quot;;&quot;String&quot;;[.Q125]);[.$E$10];INFO.OBBA.OBBA.OBMAKE(&quot;&quot;;&quot;String&quot;;[.H125]);[.$E$11];INFO.OBBA.OBBA.OBMAKE(&quot;&quot;;&quot;int&quot;;[.S125]);INFO.OBBA.OBBA.OBMAKE(&quot;&quot;;&quot;int&quot;;[.T125]))" office:value-type="string" office:string-value="tenor pay-125 &#10;[2628]" calcext:value-type="string">
            <text:p>tenor pay-125 <text:line-break/>[2628]</text:p>
          </table:table-cell>
          <table:table-cell table:style-name="ce60" table:formula="of:=INFO.OBBA.OBBA.OBMAKE([.AH$16]&amp;&quot;-&quot;&amp;ROW();&quot;String&quot;;[.U125])" office:value-type="string" office:string-value="forward pay-125 &#10;[2629]" calcext:value-type="string">
            <text:p>forward pay-125 <text:line-break/>[2629]</text:p>
          </table:table-cell>
          <table:table-cell table:style-name="ce60" table:formula="of:=INFO.OBBA.OBBA.OBMAKE([.AI$16]&amp;&quot;-&quot;&amp;ROW();&quot;double&quot;;[.V125])" office:value-type="string" office:string-value="spread pay-125 &#10;[2630]" calcext:value-type="string">
            <text:p>spread pay-125 <text:line-break/>[2630]</text:p>
          </table:table-cell>
          <table:table-cell table:style-name="ce60" table:formula="of:=INFO.OBBA.OBBA.OBMAKE([.AJ$16]&amp;&quot;-&quot;&amp;ROW();&quot;String&quot;;[.W125])" office:value-type="string" office:string-value="disocunt pay-125 &#10;[2631]" calcext:value-type="string">
            <text:p>disocunt pay-125 <text:line-break/>[2631]</text:p>
          </table:table-cell>
          <table:table-cell table:style-name="ce60" table:formula="of:=INFO.OBBA.OBBA.OBMAKE([.AK$16]&amp;&quot;-&quot;&amp;ROW();&quot;String&quot;;[.Y125])" office:value-type="string" office:string-value="calibration curve-125 &#10;[2632]" calcext:value-type="string">
            <text:p>calibration curve-125 <text:line-break/>[2632]</text:p>
          </table:table-cell>
          <table:table-cell table:style-name="ce60" table:formula="of:=INFO.OBBA.OBBA.OBMAKE([.AL$16]&amp;&quot;-&quot;&amp;ROW();&quot;double&quot;;[.Z125])" office:value-type="string" office:string-value="calibration time-125 &#10;[2633]" calcext:value-type="string">
            <text:p>calibration time-125 <text:line-break/>[2633]</text:p>
          </table:table-cell>
          <table:table-cell table:number-columns-repeated="218"/>
          <table:table-cell table:style-name="ce11" table:number-columns-repeated="6"/>
          <table:table-cell table:number-columns-repeated="762"/>
        </table:table-row>
        <table:table-row table:style-name="ro2">
          <table:table-cell table:style-name="ce14"/>
          <table:table-cell table:style-name="ce23" table:formula="of:=INFO.OBBA.OBBA.OBMAKE(&quot;calibItem-&quot;&amp;ROW();obLibs&amp;&quot;net.finmath.marketdata.calibration.CalibratedCurves$CalibrationSpec&quot;;[.AB126:.AL126])" office:value-type="string" office:string-value="calibItem-126 &#10;[2658]" calcext:value-type="string">
            <text:p>calibItem-126 <text:line-break/>[2658]</text:p>
          </table:table-cell>
          <table:table-cell table:style-name="ce26" table:formula="of:=INFO.OBBA.OBBA.OBGET(INFO.OBBA.OBBA.OBCALL(&quot;&quot;;INFO.OBBA.OBBA.OBCALL(&quot;&quot;;[.$B$8];&quot;getCalibrationProductForSpec&quot;;[.B126]);&quot;getValue&quot;;INFO.OBBA.OBBA.OBCALL(&quot;&quot;;[.$B$8];&quot;getModel&quot;)))" office:value-type="percentage" office:value="5.81132364452229E-017" calcext:value-type="percentage">
            <text:p>0,000%</text:p>
          </table:table-cell>
          <table:table-cell table:style-name="ce12" office:value-type="string" calcext:value-type="string">
            <text:p>Swap</text:p>
          </table:table-cell>
          <table:table-cell table:style-name="ce35" office:value-type="string" calcext:value-type="string">
            <text:p>quaterly</text:p>
          </table:table-cell>
          <table:table-cell table:style-name="ce39" office:value-type="float" office:value="50" calcext:value-type="float">
            <text:p>50</text:p>
          </table:table-cell>
          <table:table-cell table:style-name="ce35" office:value-type="string" calcext:value-type="string">
            <text:p>act/360</text:p>
          </table:table-cell>
          <table:table-cell table:style-name="ce35" office:value-type="string" calcext:value-type="string">
            <text:p>actual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1" office:value-type="string" calcext:value-type="string">
            <text:p>forward-USD-3M-EUR-OIS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string" calcext:value-type="string">
            <text:p>discount-USD-EUR-OIS</text:p>
          </table:table-cell>
          <table:table-cell table:style-name="ce12"/>
          <table:table-cell table:style-name="ce35" office:value-type="string" calcext:value-type="string">
            <text:p>quaterly</text:p>
          </table:table-cell>
          <table:table-cell table:style-name="ce39" table:formula="of:=[.F126]" office:value-type="float" office:value="50" calcext:value-type="float">
            <text:p>50</text:p>
          </table:table-cell>
          <table:table-cell table:style-name="ce35" office:value-type="string" calcext:value-type="string">
            <text:p>act/360</text:p>
          </table:table-cell>
          <table:table-cell table:style-name="ce35" office:value-type="string" calcext:value-type="string">
            <text:p>actual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8" office:value-type="string" calcext:value-type="string">
            <text:p>forward-EUR-3M</text:p>
          </table:table-cell>
          <table:table-cell table:style-name="ce53" office:value-type="percentage" office:value="-0.00187" calcext:value-type="percentage">
            <text:p>-0,187%</text:p>
          </table:table-cell>
          <table:table-cell table:style-name="ce48" office:value-type="string" calcext:value-type="string">
            <text:p>discount-EUR-OIS</text:p>
          </table:table-cell>
          <table:table-cell table:style-name="ce56"/>
          <table:table-cell table:style-name="ce48" table:formula="of:=[.M126]" office:value-type="string" office:string-value="discount-USD-EUR-OIS" calcext:value-type="string">
            <text:p>discount-USD-EUR-OIS</text:p>
          </table:table-cell>
          <table:table-cell table:style-name="ce39" table:formula="of:=[.F126]" office:value-type="float" office:value="50" calcext:value-type="float">
            <text:p>50</text:p>
          </table:table-cell>
          <table:table-cell table:style-name="ce12"/>
          <table:table-cell table:style-name="ce61" table:formula="of:=INFO.OBBA.OBBA.OBMAKE([.AB$16]&amp;&quot;-&quot;&amp;ROW();&quot;String&quot;;[.D126])" office:value-type="string" office:string-value="type-126 &#10;[2635]" calcext:value-type="string">
            <text:p>type-126 <text:line-break/>[2635]</text:p>
          </table:table-cell>
          <table:table-cell table:style-name="ce64" table:formula="of:=INFO.OBBA.OBBA.OBCALL([.AC$16]&amp;&quot;-&quot;&amp;ROW();obLibs&amp;&quot;net.finmath.time.ScheduleGenerator&quot;;&quot;createScheduleFromConventions&quot;;[.$E$8:.$E$9];INFO.OBBA.OBBA.OBMAKE(&quot;&quot;;&quot;String&quot;;[.E126]);INFO.OBBA.OBBA.OBMAKE(&quot;&quot;;&quot;double&quot;;[.F126]);INFO.OBBA.OBBA.OBMAKE(&quot;&quot;;&quot;String&quot;;[.G126]);[.$E$10];INFO.OBBA.OBBA.OBMAKE(&quot;&quot;;&quot;String&quot;;[.H126]);[.$E$11];INFO.OBBA.OBBA.OBMAKE(&quot;&quot;;&quot;int&quot;;[.I126]);INFO.OBBA.OBBA.OBMAKE(&quot;&quot;;&quot;int&quot;;[.J126]))" office:value-type="string" office:string-value="tenor rec-126 &#10;[2642]" calcext:value-type="string">
            <text:p>tenor rec-126 <text:line-break/>[2642]</text:p>
          </table:table-cell>
          <table:table-cell table:style-name="ce61" table:formula="of:=INFO.OBBA.OBBA.OBMAKE([.AD$16]&amp;&quot;-&quot;&amp;ROW();&quot;String&quot;;[.K126])" office:value-type="string" office:string-value="forward rec-126 &#10;[2643]" calcext:value-type="string">
            <text:p>forward rec-126 <text:line-break/>[2643]</text:p>
          </table:table-cell>
          <table:table-cell table:style-name="ce61" table:formula="of:=INFO.OBBA.OBBA.OBMAKE([.AE$16]&amp;&quot;-&quot;&amp;ROW();&quot;double&quot;;[.L126])" office:value-type="string" office:string-value="spread rec-126 &#10;[2644]" calcext:value-type="string">
            <text:p>spread rec-126 <text:line-break/>[2644]</text:p>
          </table:table-cell>
          <table:table-cell table:style-name="ce61" table:formula="of:=INFO.OBBA.OBBA.OBMAKE([.AF$16]&amp;&quot;-&quot;&amp;ROW();&quot;String&quot;;[.M126])" office:value-type="string" office:string-value="discount rec-126 &#10;[2645]" calcext:value-type="string">
            <text:p>discount rec-126 <text:line-break/>[2645]</text:p>
          </table:table-cell>
          <table:table-cell table:style-name="ce64" table:formula="of:=INFO.OBBA.OBBA.OBCALL([.AG$16]&amp;&quot;-&quot;&amp;ROW();obLibs&amp;&quot;net.finmath.time.ScheduleGenerator&quot;;&quot;createScheduleFromConventions&quot;;[.$E$8:.$E$9];INFO.OBBA.OBBA.OBMAKE(&quot;&quot;;&quot;String&quot;;[.O126]);INFO.OBBA.OBBA.OBMAKE(&quot;&quot;;&quot;double&quot;;[.P126]);INFO.OBBA.OBBA.OBMAKE(&quot;&quot;;&quot;String&quot;;[.Q126]);[.$E$10];INFO.OBBA.OBBA.OBMAKE(&quot;&quot;;&quot;String&quot;;[.H126]);[.$E$11];INFO.OBBA.OBBA.OBMAKE(&quot;&quot;;&quot;int&quot;;[.S126]);INFO.OBBA.OBBA.OBMAKE(&quot;&quot;;&quot;int&quot;;[.T126]))" office:value-type="string" office:string-value="tenor pay-126 &#10;[2652]" calcext:value-type="string">
            <text:p>tenor pay-126 <text:line-break/>[2652]</text:p>
          </table:table-cell>
          <table:table-cell table:style-name="ce61" table:formula="of:=INFO.OBBA.OBBA.OBMAKE([.AH$16]&amp;&quot;-&quot;&amp;ROW();&quot;String&quot;;[.U126])" office:value-type="string" office:string-value="forward pay-126 &#10;[2653]" calcext:value-type="string">
            <text:p>forward pay-126 <text:line-break/>[2653]</text:p>
          </table:table-cell>
          <table:table-cell table:style-name="ce61" table:formula="of:=INFO.OBBA.OBBA.OBMAKE([.AI$16]&amp;&quot;-&quot;&amp;ROW();&quot;double&quot;;[.V126])" office:value-type="string" office:string-value="spread pay-126 &#10;[2654]" calcext:value-type="string">
            <text:p>spread pay-126 <text:line-break/>[2654]</text:p>
          </table:table-cell>
          <table:table-cell table:style-name="ce61" table:formula="of:=INFO.OBBA.OBBA.OBMAKE([.AJ$16]&amp;&quot;-&quot;&amp;ROW();&quot;String&quot;;[.W126])" office:value-type="string" office:string-value="disocunt pay-126 &#10;[2655]" calcext:value-type="string">
            <text:p>disocunt pay-126 <text:line-break/>[2655]</text:p>
          </table:table-cell>
          <table:table-cell table:style-name="ce61" table:formula="of:=INFO.OBBA.OBBA.OBMAKE([.AK$16]&amp;&quot;-&quot;&amp;ROW();&quot;String&quot;;[.Y126])" office:value-type="string" office:string-value="calibration curve-126 &#10;[2656]" calcext:value-type="string">
            <text:p>calibration curve-126 <text:line-break/>[2656]</text:p>
          </table:table-cell>
          <table:table-cell table:style-name="ce61" table:formula="of:=INFO.OBBA.OBBA.OBMAKE([.AL$16]&amp;&quot;-&quot;&amp;ROW();&quot;double&quot;;[.Z126])" office:value-type="string" office:string-value="calibration time-126 &#10;[2657]" calcext:value-type="string">
            <text:p>calibration time-126 <text:line-break/>[2657]</text:p>
          </table:table-cell>
          <table:table-cell table:style-name="ce12" table:number-columns-repeated="986"/>
        </table:table-row>
        <table:table-row table:style-name="ro2">
          <table:table-cell table:number-columns-repeated="256"/>
          <table:table-cell table:style-name="ce11" table:number-columns-repeated="4"/>
          <table:table-cell table:number-columns-repeated="764"/>
        </table:table-row>
        <table:table-row table:style-name="ro1" table:number-rows-repeated="1048095">
          <table:table-cell table:number-columns-repeated="1024"/>
        </table:table-row>
        <table:table-row table:style-name="ro4" table:number-rows-repeated="3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urves View" table:style-name="ta2" table:print="false">
        <office:forms form:automatic-focus="false" form:apply-design-mode="false"/>
        <table:table-column table:style-name="co6" table:default-cell-style-name="ce11"/>
        <table:table-column table:style-name="co7" table:number-columns-repeated="255" table:default-cell-style-name="ce11"/>
        <table:table-column table:style-name="co7" table:number-columns-repeated="768" table:default-cell-style-name="Default"/>
        <table:table-row table:style-name="ro2">
          <table:table-cell table:number-columns-repeated="256"/>
          <table:table-cell table:style-name="ce11" table:number-columns-repeated="2"/>
          <table:table-cell table:number-columns-repeated="766"/>
        </table:table-row>
        <table:table-row table:style-name="ro3">
          <table:table-cell/>
          <table:table-cell table:style-name="ce17" office:value-type="string" calcext:value-type="string">
            <text:p><text:span text:style-name="T3"><text:a xlink:href="mailto:info@finmath.net" xlink:type="simple">Calibrate Discount and Forward Curves to Market Data (- please send feedback to info@finmath.net -)</text:a></text:span></text:p>
          </table:table-cell>
          <table:table-cell table:number-columns-repeated="254"/>
          <table:table-cell table:style-name="ce11" table:number-columns-repeated="2"/>
          <table:table-cell table:number-columns-repeated="76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>
            <text:p>Curves</text:p>
          </table:table-cell>
          <table:table-cell table:style-name="ce6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Object:</text:p>
          </table:table-cell>
          <table:table-cell table:style-name="ce19"/>
          <table:table-cell table:number-columns-repeated="1021"/>
        </table:table-row>
        <table:table-row table:style-name="ro1">
          <table:table-cell/>
          <table:table-cell table:style-name="ce66" office:value-type="string" calcext:value-type="string">
            <text:p>calibrateModel</text:p>
          </table:table-cell>
          <table:table-cell table:style-name="ce69" table:formula="of:=INFO.OBBA.OBBA.OBCALL(&quot;calibratedModel-&quot;&amp;SHEET()&amp;&quot;-&quot;&amp;ROW();[$Calibration.$B$8];&quot;getModel&quot;)" office:value-type="string" office:string-value="calibratedModel-3-8 &#10;[2993]" calcext:value-type="string">
            <text:p>calibratedModel-3-8 </text:p>
            <text:p>[2993]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66"/>
          <table:table-cell table:style-name="ce6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8"/>
          <table:table-cell table:style-name="ce18" office:value-type="string" calcext:value-type="string">
            <text:p>Results</text:p>
          </table:table-cell>
          <table:table-cell table:style-name="ce18" table:number-columns-repeated="1020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Fetch Curve Object</text:p>
          </table:table-cell>
          <table:table-cell table:style-name="ce18"/>
          <table:table-cell/>
          <table:table-cell table:style-name="ce18" office:value-type="string" calcext:value-type="string">
            <text:p>Fetch Curve Object</text:p>
          </table:table-cell>
          <table:table-cell table:style-name="ce18"/>
          <table:table-cell/>
          <table:table-cell table:style-name="ce18" office:value-type="string" calcext:value-type="string">
            <text:p>Fetch Curve Object</text:p>
          </table:table-cell>
          <table:table-cell table:style-name="ce18"/>
          <table:table-cell/>
          <table:table-cell table:style-name="ce18" office:value-type="string" calcext:value-type="string">
            <text:p>Fetch Curve Object</text:p>
          </table:table-cell>
          <table:table-cell table:style-name="ce18"/>
          <table:table-cell/>
          <table:table-cell table:style-name="ce18" office:value-type="string" calcext:value-type="string">
            <text:p>Fetch Curve Object</text:p>
          </table:table-cell>
          <table:table-cell table:style-name="ce18"/>
          <table:table-cell/>
          <table:table-cell table:style-name="ce18" office:value-type="string" calcext:value-type="string">
            <text:p>Fetch Curve Object</text:p>
          </table:table-cell>
          <table:table-cell table:style-name="ce18"/>
          <table:table-cell/>
          <table:table-cell table:style-name="ce18" office:value-type="string" calcext:value-type="string">
            <text:p>Fetch Curve Object</text:p>
          </table:table-cell>
          <table:table-cell table:style-name="ce18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Parameters</text:p>
          </table:table-cell>
          <table:table-cell table:style-name="ce19"/>
          <table:table-cell/>
          <table:table-cell table:style-name="ce19" office:value-type="string" calcext:value-type="string">
            <text:p>Parameters</text:p>
          </table:table-cell>
          <table:table-cell table:style-name="ce19"/>
          <table:table-cell/>
          <table:table-cell table:style-name="ce19" office:value-type="string" calcext:value-type="string">
            <text:p>Parameters</text:p>
          </table:table-cell>
          <table:table-cell table:style-name="ce19"/>
          <table:table-cell/>
          <table:table-cell table:style-name="ce19" office:value-type="string" calcext:value-type="string">
            <text:p>Parameters</text:p>
          </table:table-cell>
          <table:table-cell table:style-name="ce19"/>
          <table:table-cell/>
          <table:table-cell table:style-name="ce19" office:value-type="string" calcext:value-type="string">
            <text:p>Parameters</text:p>
          </table:table-cell>
          <table:table-cell table:style-name="ce19"/>
          <table:table-cell/>
          <table:table-cell table:style-name="ce19" office:value-type="string" calcext:value-type="string">
            <text:p>Parameters</text:p>
          </table:table-cell>
          <table:table-cell table:style-name="ce19"/>
          <table:table-cell/>
          <table:table-cell table:style-name="ce19" office:value-type="string" calcext:value-type="string">
            <text:p>Parameters</text:p>
          </table:table-cell>
          <table:table-cell table:style-name="ce19"/>
          <table:table-cell table:number-columns-repeated="1003"/>
        </table:table-row>
        <table:table-row table:style-name="ro2">
          <table:table-cell/>
          <table:table-cell table:style-name="ce66" office:value-type="string" calcext:value-type="string">
            <text:p>Curve Name</text:p>
          </table:table-cell>
          <table:table-cell office:value-type="string" calcext:value-type="string">
            <text:p>discount-EUR-OIS</text:p>
          </table:table-cell>
          <table:table-cell/>
          <table:table-cell table:style-name="ce66" office:value-type="string" calcext:value-type="string">
            <text:p>Curve Name</text:p>
          </table:table-cell>
          <table:table-cell office:value-type="string" calcext:value-type="string">
            <text:p>discount-USD-OIS</text:p>
          </table:table-cell>
          <table:table-cell/>
          <table:table-cell table:style-name="ce66" office:value-type="string" calcext:value-type="string">
            <text:p>Curve Name</text:p>
          </table:table-cell>
          <table:table-cell office:value-type="string" calcext:value-type="string">
            <text:p>discount-USD-EUR-OIS</text:p>
          </table:table-cell>
          <table:table-cell/>
          <table:table-cell table:style-name="ce66" office:value-type="string" calcext:value-type="string">
            <text:p>Curve Name</text:p>
          </table:table-cell>
          <table:table-cell office:value-type="string" calcext:value-type="string">
            <text:p>forward-EUR-3M</text:p>
          </table:table-cell>
          <table:table-cell/>
          <table:table-cell table:style-name="ce66" office:value-type="string" calcext:value-type="string">
            <text:p>Curve Name</text:p>
          </table:table-cell>
          <table:table-cell office:value-type="string" calcext:value-type="string">
            <text:p>forward-EUR-6M</text:p>
          </table:table-cell>
          <table:table-cell/>
          <table:table-cell table:style-name="ce66" office:value-type="string" calcext:value-type="string">
            <text:p>Curve Name</text:p>
          </table:table-cell>
          <table:table-cell office:value-type="string" calcext:value-type="string">
            <text:p>forward-USD-3M</text:p>
          </table:table-cell>
          <table:table-cell/>
          <table:table-cell table:style-name="ce66" office:value-type="string" calcext:value-type="string">
            <text:p>Curve Name</text:p>
          </table:table-cell>
          <table:table-cell office:value-type="string" calcext:value-type="string">
            <text:p>forward-USD-3M-EUR-OIS</text:p>
          </table:table-cell>
          <table:table-cell/>
          <table:table-cell office:value-type="string" calcext:value-type="string">
            <text:p>difference (bp)</text:p>
          </table:table-cell>
          <table:table-cell table:number-columns-repeated="1001"/>
        </table:table-row>
        <table:table-row table:style-name="ro2">
          <table:table-cell/>
          <table:table-cell table:style-name="ce67" table:formula="of:=IF(ISERROR([.C17]);&quot;UNABLE TO CREATE COMPILER! &quot;;&quot;&quot;)">
            <text:p/>
          </table:table-cell>
          <table:table-cell table:number-columns-repeated="2"/>
          <table:table-cell table:style-name="ce67" table:formula="of:=IF(ISERROR([.F17]);&quot;UNABLE TO CREATE COMPILER! &quot;;&quot;&quot;)">
            <text:p/>
          </table:table-cell>
          <table:table-cell table:number-columns-repeated="2"/>
          <table:table-cell table:style-name="ce67" table:formula="of:=IF(ISERROR([.I17]);&quot;UNABLE TO CREATE COMPILER! &quot;;&quot;&quot;)">
            <text:p/>
          </table:table-cell>
          <table:table-cell table:number-columns-repeated="2"/>
          <table:table-cell table:style-name="ce67" table:formula="of:=IF(ISERROR([.L17]);&quot;UNABLE TO CREATE COMPILER! &quot;;&quot;&quot;)">
            <text:p/>
          </table:table-cell>
          <table:table-cell table:number-columns-repeated="2"/>
          <table:table-cell table:style-name="ce67" table:formula="of:=IF(ISERROR([.O17]);&quot;UNABLE TO CREATE COMPILER! &quot;;&quot;&quot;)">
            <text:p/>
          </table:table-cell>
          <table:table-cell table:number-columns-repeated="2"/>
          <table:table-cell table:style-name="ce67" table:formula="of:=IF(ISERROR([.R17]);&quot;UNABLE TO CREATE COMPILER! &quot;;&quot;&quot;)">
            <text:p/>
          </table:table-cell>
          <table:table-cell table:number-columns-repeated="2"/>
          <table:table-cell table:style-name="ce67" table:formula="of:=IF(ISERROR([.U17]);&quot;UNABLE TO CREATE COMPILER! &quot;;&quot;&quot;)">
            <text:p/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Object (of type Curve)</text:p>
          </table:table-cell>
          <table:table-cell table:style-name="ce19"/>
          <table:table-cell/>
          <table:table-cell table:style-name="ce19" office:value-type="string" calcext:value-type="string">
            <text:p>Object (of type Curve)</text:p>
          </table:table-cell>
          <table:table-cell table:style-name="ce19"/>
          <table:table-cell/>
          <table:table-cell table:style-name="ce19" office:value-type="string" calcext:value-type="string">
            <text:p>Object (of type Curve)</text:p>
          </table:table-cell>
          <table:table-cell table:style-name="ce19"/>
          <table:table-cell/>
          <table:table-cell table:style-name="ce19" office:value-type="string" calcext:value-type="string">
            <text:p>Object (of type Curve)</text:p>
          </table:table-cell>
          <table:table-cell table:style-name="ce19"/>
          <table:table-cell/>
          <table:table-cell table:style-name="ce19" office:value-type="string" calcext:value-type="string">
            <text:p>Object (of type Curve)</text:p>
          </table:table-cell>
          <table:table-cell table:style-name="ce19"/>
          <table:table-cell/>
          <table:table-cell table:style-name="ce19" office:value-type="string" calcext:value-type="string">
            <text:p>Object (of type Curve)</text:p>
          </table:table-cell>
          <table:table-cell table:style-name="ce19"/>
          <table:table-cell/>
          <table:table-cell table:style-name="ce19" office:value-type="string" calcext:value-type="string">
            <text:p>Object (of type Curve)</text:p>
          </table:table-cell>
          <table:table-cell table:style-name="ce19"/>
          <table:table-cell table:number-columns-repeated="1003"/>
        </table:table-row>
        <table:table-row table:style-name="ro2">
          <table:table-cell/>
          <table:table-cell table:style-name="ce20" table:formula="of:=INFO.OBBA.OBBA.OBCALL(&quot;curveObject-&quot;&amp;[.C17];[.$C$8];&quot;getCurve&quot;;INFO.OBBA.OBBA.OBMAKE(&quot;&quot;;&quot;String&quot;;[.C17]))" office:value-type="string" office:string-value="curveObject-discount-EUR-OIS &#10;[2994]" calcext:value-type="string">
            <text:p>curveObject-discount-EUR-OIS </text:p>
            <text:p>[2994]</text:p>
          </table:table-cell>
          <table:table-cell table:number-columns-repeated="2"/>
          <table:table-cell table:style-name="ce20" table:formula="of:=INFO.OBBA.OBBA.OBCALL(&quot;curveObject-&quot;&amp;[.F17];[.$C$8];&quot;getCurve&quot;;INFO.OBBA.OBBA.OBMAKE(&quot;&quot;;&quot;String&quot;;[.F17]))" office:value-type="string" office:string-value="curveObject-discount-USD-OIS &#10;[2998]" calcext:value-type="string">
            <text:p>curveObject-discount-USD-OIS </text:p>
            <text:p>[2998]</text:p>
          </table:table-cell>
          <table:table-cell table:number-columns-repeated="2"/>
          <table:table-cell table:style-name="ce20" table:formula="of:=INFO.OBBA.OBBA.OBCALL(&quot;curveObject-&quot;&amp;[.I17];[.$C$8];&quot;getCurve&quot;;INFO.OBBA.OBBA.OBMAKE(&quot;&quot;;&quot;String&quot;;[.I17]))" office:value-type="string" office:string-value="curveObject-discount-USD-EUR-OIS &#10;[3002]" calcext:value-type="string">
            <text:p>curveObject-discount-USD-EUR-OIS </text:p>
            <text:p>[3002]</text:p>
          </table:table-cell>
          <table:table-cell table:number-columns-repeated="2"/>
          <table:table-cell table:style-name="ce20" table:formula="of:=INFO.OBBA.OBBA.OBCALL(&quot;curveObject-&quot;&amp;[.L17];[.$C$8];&quot;getCurve&quot;;INFO.OBBA.OBBA.OBMAKE(&quot;&quot;;&quot;String&quot;;[.L17]))" office:value-type="string" office:string-value="curveObject-forward-EUR-3M &#10;[3006]" calcext:value-type="string">
            <text:p>curveObject-forward-EUR-3M </text:p>
            <text:p>[3006]</text:p>
          </table:table-cell>
          <table:table-cell table:number-columns-repeated="2"/>
          <table:table-cell table:style-name="ce20" table:formula="of:=INFO.OBBA.OBBA.OBCALL(&quot;curveObject-&quot;&amp;[.O17];[.$C$8];&quot;getCurve&quot;;INFO.OBBA.OBBA.OBMAKE(&quot;&quot;;&quot;String&quot;;[.O17]))" office:value-type="string" office:string-value="curveObject-forward-EUR-6M &#10;[3010]" calcext:value-type="string">
            <text:p>curveObject-forward-EUR-6M </text:p>
            <text:p>[3010]</text:p>
          </table:table-cell>
          <table:table-cell table:number-columns-repeated="2"/>
          <table:table-cell table:style-name="ce20" table:formula="of:=INFO.OBBA.OBBA.OBCALL(&quot;curveObject-&quot;&amp;[.R17];[.$C$8];&quot;getCurve&quot;;INFO.OBBA.OBBA.OBMAKE(&quot;&quot;;&quot;String&quot;;[.R17]))" office:value-type="string" office:string-value="curveObject-forward-USD-3M &#10;[3014]" calcext:value-type="string">
            <text:p>curveObject-forward-USD-3M </text:p>
            <text:p>[3014]</text:p>
          </table:table-cell>
          <table:table-cell table:number-columns-repeated="2"/>
          <table:table-cell table:style-name="ce20" table:formula="of:=INFO.OBBA.OBBA.OBCALL(&quot;curveObject-&quot;&amp;[.U17];[.$C$8];&quot;getCurve&quot;;INFO.OBBA.OBBA.OBMAKE(&quot;&quot;;&quot;String&quot;;[.U17]))" office:value-type="string" office:string-value="curveObject-forward-USD-3M-EUR-OIS &#10;[3019]" calcext:value-type="string">
            <text:p>curveObject-forward-USD-3M-EUR-OIS </text:p>
            <text:p>[3019]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9" office:value-type="string" calcext:value-type="string">
            <text:p>time</text:p>
          </table:table-cell>
          <table:table-cell table:style-name="ce59" office:value-type="string" calcext:value-type="string">
            <text:p>value</text:p>
          </table:table-cell>
          <table:table-cell/>
          <table:table-cell table:style-name="ce59" office:value-type="string" calcext:value-type="string">
            <text:p>time</text:p>
          </table:table-cell>
          <table:table-cell table:style-name="ce59" office:value-type="string" calcext:value-type="string">
            <text:p>value</text:p>
          </table:table-cell>
          <table:table-cell/>
          <table:table-cell table:style-name="ce59" office:value-type="string" calcext:value-type="string">
            <text:p>time</text:p>
          </table:table-cell>
          <table:table-cell table:style-name="ce59" office:value-type="string" calcext:value-type="string">
            <text:p>value</text:p>
          </table:table-cell>
          <table:table-cell/>
          <table:table-cell table:style-name="ce59" office:value-type="string" calcext:value-type="string">
            <text:p>time</text:p>
          </table:table-cell>
          <table:table-cell table:style-name="ce59" office:value-type="string" calcext:value-type="string">
            <text:p>value</text:p>
          </table:table-cell>
          <table:table-cell/>
          <table:table-cell table:style-name="ce59" office:value-type="string" calcext:value-type="string">
            <text:p>time</text:p>
          </table:table-cell>
          <table:table-cell table:style-name="ce59" office:value-type="string" calcext:value-type="string">
            <text:p>value</text:p>
          </table:table-cell>
          <table:table-cell/>
          <table:table-cell table:style-name="ce59" office:value-type="string" calcext:value-type="string">
            <text:p>time</text:p>
          </table:table-cell>
          <table:table-cell table:style-name="ce59" office:value-type="string" calcext:value-type="string">
            <text:p>value</text:p>
          </table:table-cell>
          <table:table-cell/>
          <table:table-cell table:style-name="ce59" office:value-type="string" calcext:value-type="string">
            <text:p>time</text:p>
          </table:table-cell>
          <table:table-cell table:style-name="ce59" office:value-type="string" calcext:value-type="string">
            <text:p>value</text:p>
          </table:table-cell>
          <table:table-cell/>
          <table:table-cell table:style-name="ce59" office:value-type="string" calcext:value-type="string">
            <text:p>difference (bp)</text:p>
          </table:table-cell>
          <table:table-cell table:number-columns-repeated="1001"/>
        </table:table-row>
        <table:table-row table:style-name="ro2">
          <table:table-cell>
            <draw:frame table:end-cell-address="'Curves View'.F40" table:end-x="2.437cm" table:end-y="0.252cm" draw:z-index="0" draw:name="Diagramm 1" draw:style-name="gr1" draw:text-style-name="P1" svg:width="13.648cm" svg:height="7.674cm" svg:x="1cm" svg:y="0.465cm">
              <draw:object draw:notify-on-update-of-ranges="'Curves View'.B23:'Curves View'.B343 'Curves View'.C17:'Curves View'.C17 'Curves View'.C23:'Curves View'.C343 'Curves View'.E23:'Curves View'.E343 'Curves View'.F17:'Curves View'.F17 'Curves View'.F23:'Curves View'.F343 'Curves View'.H23:'Curves View'.H343 'Curves View'.I17:'Curves View'.I17 'Curves View'.I23:'Curves View'.I34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68" office:value-type="float" office:value="0.00001" calcext:value-type="float">
            <text:p>0,000</text:p>
          </table:table-cell>
          <table:table-cell table:style-name="ce70" table:number-matrix-columns-spanned="1" table:number-matrix-rows-spanned="321" table:formula="of:=TRANSPOSE(INFO.OBBA.OBBA.OBGET(INFO.OBBA.OBBA.OBCALL(&quot;&quot;;[.B$20];&quot;getZeroRates&quot;;INFO.OBBA.OBBA.OBMAKE(&quot;&quot;;&quot;double[]&quot;;[.B23:.B343]))))" office:value-type="percentage" office:value="0.000607737062522794" calcext:value-type="percentage">
            <text:p>0,06%</text:p>
          </table:table-cell>
          <table:table-cell/>
          <table:table-cell table:style-name="ce68" office:value-type="float" office:value="0.00001" calcext:value-type="float">
            <text:p>0,000</text:p>
          </table:table-cell>
          <table:table-cell table:style-name="ce70" table:number-matrix-columns-spanned="1" table:number-matrix-rows-spanned="321" table:formula="of:=TRANSPOSE(INFO.OBBA.OBBA.OBGET(INFO.OBBA.OBBA.OBCALL(&quot;&quot;;[.E$20];&quot;getZeroRates&quot;;INFO.OBBA.OBBA.OBMAKE(&quot;&quot;;&quot;double[]&quot;;[.E23:.E343]))))" office:value-type="percentage" office:value="0.00136615047985941" calcext:value-type="percentage">
            <text:p>0,14%</text:p>
          </table:table-cell>
          <table:table-cell>
            <draw:frame table:end-cell-address="'Curves View'.L40" table:end-x="2.054cm" table:end-y="0.238cm" draw:z-index="1" draw:name="Diagramm 2" draw:style-name="gr1" draw:text-style-name="P1" svg:width="13.357cm" svg:height="7.66cm" svg:x="2.704cm" svg:y="0.465cm">
              <draw:object draw:notify-on-update-of-ranges="'Curves View'.K23:'Curves View'.K343 'Curves View'.L17:'Curves View'.L17 'Curves View'.L23:'Curves View'.L343 'Curves View'.N23:'Curves View'.N343 'Curves View'.O17:'Curves View'.O17 'Curves View'.O23:'Curves View'.O343 'Curves View'.Q23:'Curves View'.Q343 'Curves View'.R17:'Curves View'.R17 'Curves View'.R23:'Curves View'.R34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68" office:value-type="float" office:value="0.00001" calcext:value-type="float">
            <text:p>0,000</text:p>
          </table:table-cell>
          <table:table-cell table:style-name="ce70" table:number-matrix-columns-spanned="1" table:number-matrix-rows-spanned="321" table:formula="of:=TRANSPOSE(INFO.OBBA.OBBA.OBGET(INFO.OBBA.OBBA.OBCALL(&quot;&quot;;[.H$20];&quot;getZeroRates&quot;;INFO.OBBA.OBBA.OBMAKE(&quot;&quot;;&quot;double[]&quot;;[.H23:.H343]))))" office:value-type="percentage" office:value="0.0070561111445193" calcext:value-type="percentage">
            <text:p>0,71%</text:p>
          </table:table-cell>
          <table:table-cell/>
          <table:table-cell table:style-name="ce68" office:value-type="float" office:value="0" calcext:value-type="float">
            <text:p>0,000</text:p>
          </table:table-cell>
          <table:table-cell table:style-name="ce70" table:number-matrix-columns-spanned="1" table:number-matrix-rows-spanned="321" table:formula="of:=TRANSPOSE(INFO.OBBA.OBBA.OBGET(INFO.OBBA.OBBA.OBCALL(&quot;&quot;;[.K$20];&quot;getValues&quot;;INFO.OBBA.OBBA.OBMAKE(&quot;&quot;;&quot;double[]&quot;;[.K23:.K343]))))" office:value-type="percentage" office:value="0.00317391296030334" calcext:value-type="percentage">
            <text:p>0,32%</text:p>
          </table:table-cell>
          <table:table-cell>
            <draw:frame table:end-cell-address="'Curves View'.R40" table:end-x="1.348cm" table:end-y="0.252cm" draw:z-index="2" draw:name="Diagramm 3" draw:style-name="gr1" draw:text-style-name="P1" svg:width="13.032cm" svg:height="7.674cm" svg:x="2.322cm" svg:y="0.465cm">
              <draw:object draw:notify-on-update-of-ranges="'Curves View'.Q23:'Curves View'.Q343 'Curves View'.R17:'Curves View'.R17 'Curves View'.R23:'Curves View'.R343 'Curves View'.T23:'Curves View'.T343 'Curves View'.U17:'Curves View'.U17 'Curves View'.U23:'Curves View'.U343 'Curves View'.T23:'Curves View'.T343 'Curves View'.W17:'Curves View'.W17 'Curves View'.W23:'Curves View'.W34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68" office:value-type="float" office:value="0" calcext:value-type="float">
            <text:p>0,000</text:p>
          </table:table-cell>
          <table:table-cell table:style-name="ce70" table:number-matrix-columns-spanned="1" table:number-matrix-rows-spanned="321" table:formula="of:=TRANSPOSE(INFO.OBBA.OBBA.OBGET(INFO.OBBA.OBBA.OBCALL(&quot;&quot;;[.N$20];&quot;getValues&quot;;INFO.OBBA.OBBA.OBMAKE(&quot;&quot;;&quot;double[]&quot;;[.N23:.N343]))))" office:value-type="percentage" office:value="0.00608520532337081" calcext:value-type="percentage">
            <text:p>0,61%</text:p>
          </table:table-cell>
          <table:table-cell/>
          <table:table-cell table:style-name="ce68" office:value-type="float" office:value="0" calcext:value-type="float">
            <text:p>0,000</text:p>
          </table:table-cell>
          <table:table-cell table:style-name="ce70" table:number-matrix-columns-spanned="1" table:number-matrix-rows-spanned="321" table:formula="of:=TRANSPOSE(INFO.OBBA.OBBA.OBGET(INFO.OBBA.OBBA.OBCALL(&quot;&quot;;[.Q$20];&quot;getValues&quot;;INFO.OBBA.OBBA.OBMAKE(&quot;&quot;;&quot;double[]&quot;;[.Q23:.Q343]))))" office:value-type="percentage" office:value="0.00417752178324119" calcext:value-type="percentage">
            <text:p>0,42%</text:p>
          </table:table-cell>
          <table:table-cell/>
          <table:table-cell table:style-name="ce68" office:value-type="float" office:value="0" calcext:value-type="float">
            <text:p>0,000</text:p>
          </table:table-cell>
          <table:table-cell table:style-name="ce70" table:number-matrix-columns-spanned="1" table:number-matrix-rows-spanned="321" table:formula="of:=TRANSPOSE(INFO.OBBA.OBBA.OBGET(INFO.OBBA.OBBA.OBCALL(&quot;&quot;;[.T$20];&quot;getValues&quot;;INFO.OBBA.OBBA.OBMAKE(&quot;&quot;;&quot;double[]&quot;;[.T23:.T343]))))" office:value-type="percentage" office:value="0.00416861288275574" calcext:value-type="percentage">
            <text:p>0,42%</text:p>
          </table:table-cell>
          <table:table-cell/>
          <table:table-cell table:style-name="ce71" table:formula="of:=([.R23]-[.U23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office:value-type="float" office:value="0.125" calcext:value-type="float">
            <text:p>0,125</text:p>
          </table:table-cell>
          <table:table-cell table:style-name="ce70" office:value-type="percentage" office:value="0.000607737058772467" calcext:value-type="percentage">
            <text:p>0,06%</text:p>
          </table:table-cell>
          <table:table-cell/>
          <table:table-cell table:style-name="ce68" office:value-type="float" office:value="0.125" calcext:value-type="float">
            <text:p>0,125</text:p>
          </table:table-cell>
          <table:table-cell table:style-name="ce70" office:value-type="percentage" office:value="0.00136615047917101" calcext:value-type="percentage">
            <text:p>0,14%</text:p>
          </table:table-cell>
          <table:table-cell/>
          <table:table-cell table:style-name="ce68" office:value-type="float" office:value="0.125" calcext:value-type="float">
            <text:p>0,125</text:p>
          </table:table-cell>
          <table:table-cell table:style-name="ce70" office:value-type="percentage" office:value="0.0070561111417146" calcext:value-type="percentage">
            <text:p>0,71%</text:p>
          </table:table-cell>
          <table:table-cell/>
          <table:table-cell table:style-name="ce68" table:formula="of:=[.K23]+0.05" office:value-type="float" office:value="0.05" calcext:value-type="float">
            <text:p>0,05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23]+0.05" office:value-type="float" office:value="0.05" calcext:value-type="float">
            <text:p>0,050</text:p>
          </table:table-cell>
          <table:table-cell table:style-name="ce70" office:value-type="percentage" office:value="0.00608520532337081" calcext:value-type="percentage">
            <text:p>0,61%</text:p>
          </table:table-cell>
          <table:table-cell/>
          <table:table-cell table:style-name="ce68" table:formula="of:=[.Q23]+0.05" office:value-type="float" office:value="0.05" calcext:value-type="float">
            <text:p>0,05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23]+0.05" office:value-type="float" office:value="0.05" calcext:value-type="float">
            <text:p>0,05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24]-[.U24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4]+0.125" office:value-type="float" office:value="0.25" calcext:value-type="float">
            <text:p>0,250</text:p>
          </table:table-cell>
          <table:table-cell table:style-name="ce70" office:value-type="percentage" office:value="0.000607737058772497" calcext:value-type="percentage">
            <text:p>0,06%</text:p>
          </table:table-cell>
          <table:table-cell/>
          <table:table-cell table:style-name="ce68" table:formula="of:=[.E24]+0.125" office:value-type="float" office:value="0.25" calcext:value-type="float">
            <text:p>0,250</text:p>
          </table:table-cell>
          <table:table-cell table:style-name="ce70" office:value-type="percentage" office:value="0.00136615047917121" calcext:value-type="percentage">
            <text:p>0,14%</text:p>
          </table:table-cell>
          <table:table-cell/>
          <table:table-cell table:style-name="ce68" table:formula="of:=[.H24]+0.125" office:value-type="float" office:value="0.25" calcext:value-type="float">
            <text:p>0,250</text:p>
          </table:table-cell>
          <table:table-cell table:style-name="ce70" office:value-type="percentage" office:value="0.00705611114171426" calcext:value-type="percentage">
            <text:p>0,71%</text:p>
          </table:table-cell>
          <table:table-cell/>
          <table:table-cell table:style-name="ce68" table:formula="of:=[.K24]+0.05" office:value-type="float" office:value="0.1" calcext:value-type="float">
            <text:p>0,10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24]+0.05" office:value-type="float" office:value="0.1" calcext:value-type="float">
            <text:p>0,100</text:p>
          </table:table-cell>
          <table:table-cell table:style-name="ce70" office:value-type="percentage" office:value="0.00608520532337081" calcext:value-type="percentage">
            <text:p>0,61%</text:p>
          </table:table-cell>
          <table:table-cell/>
          <table:table-cell table:style-name="ce68" table:formula="of:=[.Q24]+0.05" office:value-type="float" office:value="0.1" calcext:value-type="float">
            <text:p>0,10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24]+0.05" office:value-type="float" office:value="0.1" calcext:value-type="float">
            <text:p>0,10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25]-[.U25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5]+0.125" office:value-type="float" office:value="0.375" calcext:value-type="float">
            <text:p>0,375</text:p>
          </table:table-cell>
          <table:table-cell table:style-name="ce70" office:value-type="percentage" office:value="0.000607737058772418" calcext:value-type="percentage">
            <text:p>0,06%</text:p>
          </table:table-cell>
          <table:table-cell/>
          <table:table-cell table:style-name="ce68" table:formula="of:=[.E25]+0.125" office:value-type="float" office:value="0.375" calcext:value-type="float">
            <text:p>0,375</text:p>
          </table:table-cell>
          <table:table-cell table:style-name="ce70" office:value-type="percentage" office:value="0.00136615047917113" calcext:value-type="percentage">
            <text:p>0,14%</text:p>
          </table:table-cell>
          <table:table-cell/>
          <table:table-cell table:style-name="ce68" table:formula="of:=[.H25]+0.125" office:value-type="float" office:value="0.375" calcext:value-type="float">
            <text:p>0,375</text:p>
          </table:table-cell>
          <table:table-cell table:style-name="ce70" office:value-type="percentage" office:value="0.00705611114171434" calcext:value-type="percentage">
            <text:p>0,71%</text:p>
          </table:table-cell>
          <table:table-cell/>
          <table:table-cell table:style-name="ce68" table:formula="of:=[.K25]+0.05" office:value-type="float" office:value="0.15" calcext:value-type="float">
            <text:p>0,15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25]+0.05" office:value-type="float" office:value="0.15" calcext:value-type="float">
            <text:p>0,150</text:p>
          </table:table-cell>
          <table:table-cell table:style-name="ce70" office:value-type="percentage" office:value="0.00608520532337081" calcext:value-type="percentage">
            <text:p>0,61%</text:p>
          </table:table-cell>
          <table:table-cell/>
          <table:table-cell table:style-name="ce68" table:formula="of:=[.Q25]+0.05" office:value-type="float" office:value="0.15" calcext:value-type="float">
            <text:p>0,15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25]+0.05" office:value-type="float" office:value="0.15" calcext:value-type="float">
            <text:p>0,15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26]-[.U26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6]+0.125" office:value-type="float" office:value="0.5" calcext:value-type="float">
            <text:p>0,500</text:p>
          </table:table-cell>
          <table:table-cell table:style-name="ce70" office:value-type="percentage" office:value="0.000607737058772298" calcext:value-type="percentage">
            <text:p>0,06%</text:p>
          </table:table-cell>
          <table:table-cell/>
          <table:table-cell table:style-name="ce68" table:formula="of:=[.E26]+0.125" office:value-type="float" office:value="0.5" calcext:value-type="float">
            <text:p>0,500</text:p>
          </table:table-cell>
          <table:table-cell table:style-name="ce70" office:value-type="percentage" office:value="0.0013661504791709" calcext:value-type="percentage">
            <text:p>0,14%</text:p>
          </table:table-cell>
          <table:table-cell/>
          <table:table-cell table:style-name="ce68" table:formula="of:=[.H26]+0.125" office:value-type="float" office:value="0.5" calcext:value-type="float">
            <text:p>0,500</text:p>
          </table:table-cell>
          <table:table-cell table:style-name="ce70" office:value-type="percentage" office:value="0.0070561111417143" calcext:value-type="percentage">
            <text:p>0,71%</text:p>
          </table:table-cell>
          <table:table-cell/>
          <table:table-cell table:style-name="ce68" table:formula="of:=[.K26]+0.05" office:value-type="float" office:value="0.2" calcext:value-type="float">
            <text:p>0,20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26]+0.05" office:value-type="float" office:value="0.2" calcext:value-type="float">
            <text:p>0,200</text:p>
          </table:table-cell>
          <table:table-cell table:style-name="ce70" office:value-type="percentage" office:value="0.00608520532337081" calcext:value-type="percentage">
            <text:p>0,61%</text:p>
          </table:table-cell>
          <table:table-cell/>
          <table:table-cell table:style-name="ce68" table:formula="of:=[.Q26]+0.05" office:value-type="float" office:value="0.2" calcext:value-type="float">
            <text:p>0,20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26]+0.05" office:value-type="float" office:value="0.2" calcext:value-type="float">
            <text:p>0,20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27]-[.U27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7]+0.125" office:value-type="float" office:value="0.625" calcext:value-type="float">
            <text:p>0,625</text:p>
          </table:table-cell>
          <table:table-cell table:style-name="ce70" office:value-type="percentage" office:value="0.00060773705877238" calcext:value-type="percentage">
            <text:p>0,06%</text:p>
          </table:table-cell>
          <table:table-cell/>
          <table:table-cell table:style-name="ce68" table:formula="of:=[.E27]+0.125" office:value-type="float" office:value="0.625" calcext:value-type="float">
            <text:p>0,625</text:p>
          </table:table-cell>
          <table:table-cell table:style-name="ce70" office:value-type="percentage" office:value="0.00136615047917103" calcext:value-type="percentage">
            <text:p>0,14%</text:p>
          </table:table-cell>
          <table:table-cell/>
          <table:table-cell table:style-name="ce68" table:formula="of:=[.H27]+0.125" office:value-type="float" office:value="0.625" calcext:value-type="float">
            <text:p>0,625</text:p>
          </table:table-cell>
          <table:table-cell table:style-name="ce70" office:value-type="percentage" office:value="0.00705611114171436" calcext:value-type="percentage">
            <text:p>0,71%</text:p>
          </table:table-cell>
          <table:table-cell/>
          <table:table-cell table:style-name="ce68" table:formula="of:=[.K27]+0.05" office:value-type="float" office:value="0.25" calcext:value-type="float">
            <text:p>0,25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27]+0.05" office:value-type="float" office:value="0.25" calcext:value-type="float">
            <text:p>0,250</text:p>
          </table:table-cell>
          <table:table-cell table:style-name="ce70" office:value-type="percentage" office:value="0.00608520532337081" calcext:value-type="percentage">
            <text:p>0,61%</text:p>
          </table:table-cell>
          <table:table-cell/>
          <table:table-cell table:style-name="ce68" table:formula="of:=[.Q27]+0.05" office:value-type="float" office:value="0.25" calcext:value-type="float">
            <text:p>0,25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27]+0.05" office:value-type="float" office:value="0.25" calcext:value-type="float">
            <text:p>0,25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28]-[.U28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8]+0.125" office:value-type="float" office:value="0.75" calcext:value-type="float">
            <text:p>0,750</text:p>
          </table:table-cell>
          <table:table-cell table:style-name="ce70" office:value-type="percentage" office:value="0.000607737058772345" calcext:value-type="percentage">
            <text:p>0,06%</text:p>
          </table:table-cell>
          <table:table-cell/>
          <table:table-cell table:style-name="ce68" table:formula="of:=[.E28]+0.125" office:value-type="float" office:value="0.75" calcext:value-type="float">
            <text:p>0,750</text:p>
          </table:table-cell>
          <table:table-cell table:style-name="ce70" office:value-type="percentage" office:value="0.00136615047917103" calcext:value-type="percentage">
            <text:p>0,14%</text:p>
          </table:table-cell>
          <table:table-cell/>
          <table:table-cell table:style-name="ce68" table:formula="of:=[.H28]+0.125" office:value-type="float" office:value="0.75" calcext:value-type="float">
            <text:p>0,750</text:p>
          </table:table-cell>
          <table:table-cell table:style-name="ce70" office:value-type="percentage" office:value="0.00705611114171428" calcext:value-type="percentage">
            <text:p>0,71%</text:p>
          </table:table-cell>
          <table:table-cell/>
          <table:table-cell table:style-name="ce68" table:formula="of:=[.K28]+0.05" office:value-type="float" office:value="0.3" calcext:value-type="float">
            <text:p>0,30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28]+0.05" office:value-type="float" office:value="0.3" calcext:value-type="float">
            <text:p>0,300</text:p>
          </table:table-cell>
          <table:table-cell table:style-name="ce70" office:value-type="percentage" office:value="0.00608520532337081" calcext:value-type="percentage">
            <text:p>0,61%</text:p>
          </table:table-cell>
          <table:table-cell/>
          <table:table-cell table:style-name="ce68" table:formula="of:=[.Q28]+0.05" office:value-type="float" office:value="0.3" calcext:value-type="float">
            <text:p>0,30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28]+0.05" office:value-type="float" office:value="0.3" calcext:value-type="float">
            <text:p>0,30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29]-[.U29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9]+0.125" office:value-type="float" office:value="0.875" calcext:value-type="float">
            <text:p>0,875</text:p>
          </table:table-cell>
          <table:table-cell table:style-name="ce70" office:value-type="percentage" office:value="0.00060773705877235" calcext:value-type="percentage">
            <text:p>0,06%</text:p>
          </table:table-cell>
          <table:table-cell/>
          <table:table-cell table:style-name="ce68" table:formula="of:=[.E29]+0.125" office:value-type="float" office:value="0.875" calcext:value-type="float">
            <text:p>0,875</text:p>
          </table:table-cell>
          <table:table-cell table:style-name="ce70" office:value-type="percentage" office:value="0.00136615047917105" calcext:value-type="percentage">
            <text:p>0,14%</text:p>
          </table:table-cell>
          <table:table-cell/>
          <table:table-cell table:style-name="ce68" table:formula="of:=[.H29]+0.125" office:value-type="float" office:value="0.875" calcext:value-type="float">
            <text:p>0,875</text:p>
          </table:table-cell>
          <table:table-cell table:style-name="ce70" office:value-type="percentage" office:value="0.00705611114171424" calcext:value-type="percentage">
            <text:p>0,71%</text:p>
          </table:table-cell>
          <table:table-cell/>
          <table:table-cell table:style-name="ce68" table:formula="of:=[.K29]+0.05" office:value-type="float" office:value="0.35" calcext:value-type="float">
            <text:p>0,35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29]+0.05" office:value-type="float" office:value="0.35" calcext:value-type="float">
            <text:p>0,350</text:p>
          </table:table-cell>
          <table:table-cell table:style-name="ce70" office:value-type="percentage" office:value="0.00608520532337081" calcext:value-type="percentage">
            <text:p>0,61%</text:p>
          </table:table-cell>
          <table:table-cell/>
          <table:table-cell table:style-name="ce68" table:formula="of:=[.Q29]+0.05" office:value-type="float" office:value="0.35" calcext:value-type="float">
            <text:p>0,35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29]+0.05" office:value-type="float" office:value="0.35" calcext:value-type="float">
            <text:p>0,35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30]-[.U30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0]+0.125" office:value-type="float" office:value="1" calcext:value-type="float">
            <text:p>1,000</text:p>
          </table:table-cell>
          <table:table-cell table:style-name="ce70" office:value-type="percentage" office:value="0.000607737058772395" calcext:value-type="percentage">
            <text:p>0,06%</text:p>
          </table:table-cell>
          <table:table-cell/>
          <table:table-cell table:style-name="ce68" table:formula="of:=[.E30]+0.125" office:value-type="float" office:value="1" calcext:value-type="float">
            <text:p>1,000</text:p>
          </table:table-cell>
          <table:table-cell table:style-name="ce70" office:value-type="percentage" office:value="0.001366150479171" calcext:value-type="percentage">
            <text:p>0,14%</text:p>
          </table:table-cell>
          <table:table-cell/>
          <table:table-cell table:style-name="ce68" table:formula="of:=[.H30]+0.125" office:value-type="float" office:value="1" calcext:value-type="float">
            <text:p>1,000</text:p>
          </table:table-cell>
          <table:table-cell table:style-name="ce70" office:value-type="percentage" office:value="0.00705611114171428" calcext:value-type="percentage">
            <text:p>0,71%</text:p>
          </table:table-cell>
          <table:table-cell/>
          <table:table-cell table:style-name="ce68" table:formula="of:=[.K30]+0.05" office:value-type="float" office:value="0.4" calcext:value-type="float">
            <text:p>0,40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30]+0.05" office:value-type="float" office:value="0.4" calcext:value-type="float">
            <text:p>0,400</text:p>
          </table:table-cell>
          <table:table-cell table:style-name="ce70" office:value-type="percentage" office:value="0.00608520532337081" calcext:value-type="percentage">
            <text:p>0,61%</text:p>
          </table:table-cell>
          <table:table-cell/>
          <table:table-cell table:style-name="ce68" table:formula="of:=[.Q30]+0.05" office:value-type="float" office:value="0.4" calcext:value-type="float">
            <text:p>0,40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30]+0.05" office:value-type="float" office:value="0.4" calcext:value-type="float">
            <text:p>0,40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31]-[.U31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1]+0.125" office:value-type="float" office:value="1.125" calcext:value-type="float">
            <text:p>1,125</text:p>
          </table:table-cell>
          <table:table-cell table:style-name="ce70" office:value-type="percentage" office:value="0.000684673712842441" calcext:value-type="percentage">
            <text:p>0,07%</text:p>
          </table:table-cell>
          <table:table-cell/>
          <table:table-cell table:style-name="ce68" table:formula="of:=[.E31]+0.125" office:value-type="float" office:value="1.125" calcext:value-type="float">
            <text:p>1,125</text:p>
          </table:table-cell>
          <table:table-cell table:style-name="ce70" office:value-type="percentage" office:value="0.00138093400195118" calcext:value-type="percentage">
            <text:p>0,14%</text:p>
          </table:table-cell>
          <table:table-cell/>
          <table:table-cell table:style-name="ce68" table:formula="of:=[.H31]+0.125" office:value-type="float" office:value="1.125" calcext:value-type="float">
            <text:p>1,125</text:p>
          </table:table-cell>
          <table:table-cell table:style-name="ce70" office:value-type="percentage" office:value="0.00702609583952916" calcext:value-type="percentage">
            <text:p>0,70%</text:p>
          </table:table-cell>
          <table:table-cell/>
          <table:table-cell table:style-name="ce68" table:formula="of:=[.K31]+0.05" office:value-type="float" office:value="0.45" calcext:value-type="float">
            <text:p>0,45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31]+0.05" office:value-type="float" office:value="0.45" calcext:value-type="float">
            <text:p>0,450</text:p>
          </table:table-cell>
          <table:table-cell table:style-name="ce70" office:value-type="percentage" office:value="0.00608520532337081" calcext:value-type="percentage">
            <text:p>0,61%</text:p>
          </table:table-cell>
          <table:table-cell/>
          <table:table-cell table:style-name="ce68" table:formula="of:=[.Q31]+0.05" office:value-type="float" office:value="0.45" calcext:value-type="float">
            <text:p>0,45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31]+0.05" office:value-type="float" office:value="0.45" calcext:value-type="float">
            <text:p>0,45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32]-[.U32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2]+0.125" office:value-type="float" office:value="1.25" calcext:value-type="float">
            <text:p>1,250</text:p>
          </table:table-cell>
          <table:table-cell table:style-name="ce70" office:value-type="percentage" office:value="0.000746223036098431" calcext:value-type="percentage">
            <text:p>0,07%</text:p>
          </table:table-cell>
          <table:table-cell/>
          <table:table-cell table:style-name="ce68" table:formula="of:=[.E32]+0.125" office:value-type="float" office:value="1.25" calcext:value-type="float">
            <text:p>1,250</text:p>
          </table:table-cell>
          <table:table-cell table:style-name="ce70" office:value-type="percentage" office:value="0.00139276082017539" calcext:value-type="percentage">
            <text:p>0,14%</text:p>
          </table:table-cell>
          <table:table-cell/>
          <table:table-cell table:style-name="ce68" table:formula="of:=[.H32]+0.125" office:value-type="float" office:value="1.25" calcext:value-type="float">
            <text:p>1,250</text:p>
          </table:table-cell>
          <table:table-cell table:style-name="ce70" office:value-type="percentage" office:value="0.00700208359778108" calcext:value-type="percentage">
            <text:p>0,70%</text:p>
          </table:table-cell>
          <table:table-cell/>
          <table:table-cell table:style-name="ce68" table:formula="of:=[.K32]+0.05" office:value-type="float" office:value="0.5" calcext:value-type="float">
            <text:p>0,50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32]+0.05" office:value-type="float" office:value="0.5" calcext:value-type="float">
            <text:p>0,500</text:p>
          </table:table-cell>
          <table:table-cell table:style-name="ce70" office:value-type="percentage" office:value="0.00608520532337081" calcext:value-type="percentage">
            <text:p>0,61%</text:p>
          </table:table-cell>
          <table:table-cell/>
          <table:table-cell table:style-name="ce68" table:formula="of:=[.Q32]+0.05" office:value-type="float" office:value="0.5" calcext:value-type="float">
            <text:p>0,50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32]+0.05" office:value-type="float" office:value="0.5" calcext:value-type="float">
            <text:p>0,50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33]-[.U33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3]+0.125" office:value-type="float" office:value="1.375" calcext:value-type="float">
            <text:p>1,375</text:p>
          </table:table-cell>
          <table:table-cell table:style-name="ce70" office:value-type="percentage" office:value="0.000796581573307913" calcext:value-type="percentage">
            <text:p>0,08%</text:p>
          </table:table-cell>
          <table:table-cell/>
          <table:table-cell table:style-name="ce68" table:formula="of:=[.E33]+0.125" office:value-type="float" office:value="1.375" calcext:value-type="float">
            <text:p>1,375</text:p>
          </table:table-cell>
          <table:table-cell table:style-name="ce70" office:value-type="percentage" office:value="0.00140243730781335" calcext:value-type="percentage">
            <text:p>0,14%</text:p>
          </table:table-cell>
          <table:table-cell/>
          <table:table-cell table:style-name="ce68" table:formula="of:=[.H33]+0.125" office:value-type="float" office:value="1.375" calcext:value-type="float">
            <text:p>1,375</text:p>
          </table:table-cell>
          <table:table-cell table:style-name="ce70" office:value-type="percentage" office:value="0.00698243721816901" calcext:value-type="percentage">
            <text:p>0,70%</text:p>
          </table:table-cell>
          <table:table-cell/>
          <table:table-cell table:style-name="ce68" table:formula="of:=[.K33]+0.05" office:value-type="float" office:value="0.55" calcext:value-type="float">
            <text:p>0,55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33]+0.05" office:value-type="float" office:value="0.55" calcext:value-type="float">
            <text:p>0,550</text:p>
          </table:table-cell>
          <table:table-cell table:style-name="ce70" office:value-type="percentage" office:value="0.00614268834635705" calcext:value-type="percentage">
            <text:p>0,61%</text:p>
          </table:table-cell>
          <table:table-cell/>
          <table:table-cell table:style-name="ce68" table:formula="of:=[.Q33]+0.05" office:value-type="float" office:value="0.55" calcext:value-type="float">
            <text:p>0,55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33]+0.05" office:value-type="float" office:value="0.55" calcext:value-type="float">
            <text:p>0,55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34]-[.U34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4]+0.125" office:value-type="float" office:value="1.5" calcext:value-type="float">
            <text:p>1,500</text:p>
          </table:table-cell>
          <table:table-cell table:style-name="ce70" office:value-type="percentage" office:value="0.000838547020982461" calcext:value-type="percentage">
            <text:p>0,08%</text:p>
          </table:table-cell>
          <table:table-cell/>
          <table:table-cell table:style-name="ce68" table:formula="of:=[.E34]+0.125" office:value-type="float" office:value="1.5" calcext:value-type="float">
            <text:p>1,500</text:p>
          </table:table-cell>
          <table:table-cell table:style-name="ce70" office:value-type="percentage" office:value="0.00141050104751158" calcext:value-type="percentage">
            <text:p>0,14%</text:p>
          </table:table-cell>
          <table:table-cell/>
          <table:table-cell table:style-name="ce68" table:formula="of:=[.H34]+0.125" office:value-type="float" office:value="1.5" calcext:value-type="float">
            <text:p>1,500</text:p>
          </table:table-cell>
          <table:table-cell table:style-name="ce70" office:value-type="percentage" office:value="0.00696606523515896" calcext:value-type="percentage">
            <text:p>0,70%</text:p>
          </table:table-cell>
          <table:table-cell/>
          <table:table-cell table:style-name="ce68" table:formula="of:=[.K34]+0.05" office:value-type="float" office:value="0.6" calcext:value-type="float">
            <text:p>0,60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34]+0.05" office:value-type="float" office:value="0.6" calcext:value-type="float">
            <text:p>0,600</text:p>
          </table:table-cell>
          <table:table-cell table:style-name="ce70" office:value-type="percentage" office:value="0.00620017136934329" calcext:value-type="percentage">
            <text:p>0,62%</text:p>
          </table:table-cell>
          <table:table-cell/>
          <table:table-cell table:style-name="ce68" table:formula="of:=[.Q34]+0.05" office:value-type="float" office:value="0.6" calcext:value-type="float">
            <text:p>0,60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34]+0.05" office:value-type="float" office:value="0.6" calcext:value-type="float">
            <text:p>0,60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35]-[.U35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5]+0.125" office:value-type="float" office:value="1.625" calcext:value-type="float">
            <text:p>1,625</text:p>
          </table:table-cell>
          <table:table-cell table:style-name="ce70" office:value-type="percentage" office:value="0.000874056245937864" calcext:value-type="percentage">
            <text:p>0,09%</text:p>
          </table:table-cell>
          <table:table-cell/>
          <table:table-cell table:style-name="ce68" table:formula="of:=[.E35]+0.125" office:value-type="float" office:value="1.625" calcext:value-type="float">
            <text:p>1,625</text:p>
          </table:table-cell>
          <table:table-cell table:style-name="ce70" office:value-type="percentage" office:value="0.0014173242118717" calcext:value-type="percentage">
            <text:p>0,14%</text:p>
          </table:table-cell>
          <table:table-cell/>
          <table:table-cell table:style-name="ce68" table:formula="of:=[.H35]+0.125" office:value-type="float" office:value="1.625" calcext:value-type="float">
            <text:p>1,625</text:p>
          </table:table-cell>
          <table:table-cell table:style-name="ce70" office:value-type="percentage" office:value="0.00695221201876585" calcext:value-type="percentage">
            <text:p>0,70%</text:p>
          </table:table-cell>
          <table:table-cell/>
          <table:table-cell table:style-name="ce68" table:formula="of:=[.K35]+0.05" office:value-type="float" office:value="0.65" calcext:value-type="float">
            <text:p>0,65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35]+0.05" office:value-type="float" office:value="0.65" calcext:value-type="float">
            <text:p>0,650</text:p>
          </table:table-cell>
          <table:table-cell table:style-name="ce70" office:value-type="percentage" office:value="0.00625765439232952" calcext:value-type="percentage">
            <text:p>0,63%</text:p>
          </table:table-cell>
          <table:table-cell/>
          <table:table-cell table:style-name="ce68" table:formula="of:=[.Q35]+0.05" office:value-type="float" office:value="0.65" calcext:value-type="float">
            <text:p>0,65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35]+0.05" office:value-type="float" office:value="0.65" calcext:value-type="float">
            <text:p>0,65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36]-[.U36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6]+0.125" office:value-type="float" office:value="1.75" calcext:value-type="float">
            <text:p>1,750</text:p>
          </table:table-cell>
          <table:table-cell table:style-name="ce70" office:value-type="percentage" office:value="0.000904492724471071" calcext:value-type="percentage">
            <text:p>0,09%</text:p>
          </table:table-cell>
          <table:table-cell/>
          <table:table-cell table:style-name="ce68" table:formula="of:=[.E36]+0.125" office:value-type="float" office:value="1.75" calcext:value-type="float">
            <text:p>1,750</text:p>
          </table:table-cell>
          <table:table-cell table:style-name="ce70" office:value-type="percentage" office:value="0.00142317263846607" calcext:value-type="percentage">
            <text:p>0,14%</text:p>
          </table:table-cell>
          <table:table-cell/>
          <table:table-cell table:style-name="ce68" table:formula="of:=[.H36]+0.125" office:value-type="float" office:value="1.75" calcext:value-type="float">
            <text:p>1,750</text:p>
          </table:table-cell>
          <table:table-cell table:style-name="ce70" office:value-type="percentage" office:value="0.00694033783328607" calcext:value-type="percentage">
            <text:p>0,69%</text:p>
          </table:table-cell>
          <table:table-cell/>
          <table:table-cell table:style-name="ce68" table:formula="of:=[.K36]+0.05" office:value-type="float" office:value="0.7" calcext:value-type="float">
            <text:p>0,70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36]+0.05" office:value-type="float" office:value="0.7" calcext:value-type="float">
            <text:p>0,700</text:p>
          </table:table-cell>
          <table:table-cell table:style-name="ce70" office:value-type="percentage" office:value="0.00631513741531576" calcext:value-type="percentage">
            <text:p>0,63%</text:p>
          </table:table-cell>
          <table:table-cell/>
          <table:table-cell table:style-name="ce68" table:formula="of:=[.Q36]+0.05" office:value-type="float" office:value="0.7" calcext:value-type="float">
            <text:p>0,70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36]+0.05" office:value-type="float" office:value="0.7" calcext:value-type="float">
            <text:p>0,70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37]-[.U37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7]+0.125" office:value-type="float" office:value="1.875" calcext:value-type="float">
            <text:p>1,875</text:p>
          </table:table-cell>
          <table:table-cell table:style-name="ce70" office:value-type="percentage" office:value="0.000930871005866527" calcext:value-type="percentage">
            <text:p>0,09%</text:p>
          </table:table-cell>
          <table:table-cell/>
          <table:table-cell table:style-name="ce68" table:formula="of:=[.E37]+0.125" office:value-type="float" office:value="1.875" calcext:value-type="float">
            <text:p>1,875</text:p>
          </table:table-cell>
          <table:table-cell table:style-name="ce70" office:value-type="percentage" office:value="0.00142824127484786" calcext:value-type="percentage">
            <text:p>0,14%</text:p>
          </table:table-cell>
          <table:table-cell/>
          <table:table-cell table:style-name="ce68" table:formula="of:=[.H37]+0.125" office:value-type="float" office:value="1.875" calcext:value-type="float">
            <text:p>1,875</text:p>
          </table:table-cell>
          <table:table-cell table:style-name="ce70" office:value-type="percentage" office:value="0.00693004687253686" calcext:value-type="percentage">
            <text:p>0,69%</text:p>
          </table:table-cell>
          <table:table-cell/>
          <table:table-cell table:style-name="ce68" table:formula="of:=[.K37]+0.05" office:value-type="float" office:value="0.75" calcext:value-type="float">
            <text:p>0,750</text:p>
          </table:table-cell>
          <table:table-cell table:style-name="ce70" office:value-type="percentage" office:value="0.00317391296030334" calcext:value-type="percentage">
            <text:p>0,32%</text:p>
          </table:table-cell>
          <table:table-cell/>
          <table:table-cell table:style-name="ce68" table:formula="of:=[.N37]+0.05" office:value-type="float" office:value="0.75" calcext:value-type="float">
            <text:p>0,750</text:p>
          </table:table-cell>
          <table:table-cell table:style-name="ce70" office:value-type="percentage" office:value="0.006372620438302" calcext:value-type="percentage">
            <text:p>0,64%</text:p>
          </table:table-cell>
          <table:table-cell/>
          <table:table-cell table:style-name="ce68" table:formula="of:=[.Q37]+0.05" office:value-type="float" office:value="0.75" calcext:value-type="float">
            <text:p>0,750</text:p>
          </table:table-cell>
          <table:table-cell table:style-name="ce70" office:value-type="percentage" office:value="0.00417752178324119" calcext:value-type="percentage">
            <text:p>0,42%</text:p>
          </table:table-cell>
          <table:table-cell/>
          <table:table-cell table:style-name="ce68" table:formula="of:=[.T37]+0.05" office:value-type="float" office:value="0.75" calcext:value-type="float">
            <text:p>0,750</text:p>
          </table:table-cell>
          <table:table-cell table:style-name="ce70" office:value-type="percentage" office:value="0.00416861288275574" calcext:value-type="percentage">
            <text:p>0,42%</text:p>
          </table:table-cell>
          <table:table-cell/>
          <table:table-cell table:style-name="ce71" table:formula="of:=([.R38]-[.U38])*100*100" office:value-type="float" office:value="0.0890890048545635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8]+0.125" office:value-type="float" office:value="2" calcext:value-type="float">
            <text:p>2,000</text:p>
          </table:table-cell>
          <table:table-cell table:style-name="ce70" office:value-type="percentage" office:value="0.000953952002087525" calcext:value-type="percentage">
            <text:p>0,10%</text:p>
          </table:table-cell>
          <table:table-cell/>
          <table:table-cell table:style-name="ce68" table:formula="of:=[.E38]+0.125" office:value-type="float" office:value="2" calcext:value-type="float">
            <text:p>2,000</text:p>
          </table:table-cell>
          <table:table-cell table:style-name="ce70" office:value-type="percentage" office:value="0.00143267633168192" calcext:value-type="percentage">
            <text:p>0,14%</text:p>
          </table:table-cell>
          <table:table-cell/>
          <table:table-cell table:style-name="ce68" table:formula="of:=[.H38]+0.125" office:value-type="float" office:value="2" calcext:value-type="float">
            <text:p>2,000</text:p>
          </table:table-cell>
          <table:table-cell table:style-name="ce70" office:value-type="percentage" office:value="0.00692104228188135" calcext:value-type="percentage">
            <text:p>0,69%</text:p>
          </table:table-cell>
          <table:table-cell/>
          <table:table-cell table:style-name="ce68" table:formula="of:=[.K38]+0.05" office:value-type="float" office:value="0.8" calcext:value-type="float">
            <text:p>0,800</text:p>
          </table:table-cell>
          <table:table-cell table:style-name="ce70" office:value-type="percentage" office:value="0.00329056126794656" calcext:value-type="percentage">
            <text:p>0,33%</text:p>
          </table:table-cell>
          <table:table-cell/>
          <table:table-cell table:style-name="ce68" table:formula="of:=[.N38]+0.05" office:value-type="float" office:value="0.8" calcext:value-type="float">
            <text:p>0,800</text:p>
          </table:table-cell>
          <table:table-cell table:style-name="ce70" office:value-type="percentage" office:value="0.00643010346128823" calcext:value-type="percentage">
            <text:p>0,64%</text:p>
          </table:table-cell>
          <table:table-cell/>
          <table:table-cell table:style-name="ce68" table:formula="of:=[.Q38]+0.05" office:value-type="float" office:value="0.8" calcext:value-type="float">
            <text:p>0,800</text:p>
          </table:table-cell>
          <table:table-cell table:style-name="ce70" office:value-type="percentage" office:value="0.00420966365041626" calcext:value-type="percentage">
            <text:p>0,42%</text:p>
          </table:table-cell>
          <table:table-cell/>
          <table:table-cell table:style-name="ce68" table:formula="of:=[.T38]+0.05" office:value-type="float" office:value="0.8" calcext:value-type="float">
            <text:p>0,800</text:p>
          </table:table-cell>
          <table:table-cell table:style-name="ce70" office:value-type="percentage" office:value="0.00420084384930849" calcext:value-type="percentage">
            <text:p>0,42%</text:p>
          </table:table-cell>
          <table:table-cell/>
          <table:table-cell table:style-name="ce71" table:formula="of:=([.R39]-[.U39])*100*100" office:value-type="float" office:value="0.0881980110777492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9]+0.125" office:value-type="float" office:value="2.125" calcext:value-type="float">
            <text:p>2,125</text:p>
          </table:table-cell>
          <table:table-cell table:style-name="ce70" office:value-type="percentage" office:value="0.00111179927537563" calcext:value-type="percentage">
            <text:p>0,11%</text:p>
          </table:table-cell>
          <table:table-cell/>
          <table:table-cell table:style-name="ce68" table:formula="of:=[.E39]+0.125" office:value-type="float" office:value="2.125" calcext:value-type="float">
            <text:p>2,125</text:p>
          </table:table-cell>
          <table:table-cell table:style-name="ce70" office:value-type="percentage" office:value="0.00151708294122874" calcext:value-type="percentage">
            <text:p>0,15%</text:p>
          </table:table-cell>
          <table:table-cell/>
          <table:table-cell table:style-name="ce68" table:formula="of:=[.H39]+0.125" office:value-type="float" office:value="2.125" calcext:value-type="float">
            <text:p>2,125</text:p>
          </table:table-cell>
          <table:table-cell table:style-name="ce70" office:value-type="percentage" office:value="0.00701788112691306" calcext:value-type="percentage">
            <text:p>0,70%</text:p>
          </table:table-cell>
          <table:table-cell/>
          <table:table-cell table:style-name="ce68" table:formula="of:=[.K39]+0.05" office:value-type="float" office:value="0.85" calcext:value-type="float">
            <text:p>0,850</text:p>
          </table:table-cell>
          <table:table-cell table:style-name="ce70" office:value-type="percentage" office:value="0.00340720957558978" calcext:value-type="percentage">
            <text:p>0,34%</text:p>
          </table:table-cell>
          <table:table-cell/>
          <table:table-cell table:style-name="ce68" table:formula="of:=[.N39]+0.05" office:value-type="float" office:value="0.85" calcext:value-type="float">
            <text:p>0,850</text:p>
          </table:table-cell>
          <table:table-cell table:style-name="ce70" office:value-type="percentage" office:value="0.00648758648427447" calcext:value-type="percentage">
            <text:p>0,65%</text:p>
          </table:table-cell>
          <table:table-cell/>
          <table:table-cell table:style-name="ce68" table:formula="of:=[.Q39]+0.05" office:value-type="float" office:value="0.85" calcext:value-type="float">
            <text:p>0,850</text:p>
          </table:table-cell>
          <table:table-cell table:style-name="ce70" office:value-type="percentage" office:value="0.00424180551759133" calcext:value-type="percentage">
            <text:p>0,42%</text:p>
          </table:table-cell>
          <table:table-cell/>
          <table:table-cell table:style-name="ce68" table:formula="of:=[.T39]+0.05" office:value-type="float" office:value="0.85" calcext:value-type="float">
            <text:p>0,850</text:p>
          </table:table-cell>
          <table:table-cell table:style-name="ce70" office:value-type="percentage" office:value="0.00423307481586123" calcext:value-type="percentage">
            <text:p>0,42%</text:p>
          </table:table-cell>
          <table:table-cell/>
          <table:table-cell table:style-name="ce71" table:formula="of:=([.R40]-[.U40])*100*100" office:value-type="float" office:value="0.0873070173009437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40]+0.125" office:value-type="float" office:value="2.25" calcext:value-type="float">
            <text:p>2,250</text:p>
          </table:table-cell>
          <table:table-cell table:style-name="ce70" office:value-type="percentage" office:value="0.00125210796274284" calcext:value-type="percentage">
            <text:p>0,13%</text:p>
          </table:table-cell>
          <table:table-cell/>
          <table:table-cell table:style-name="ce68" table:formula="of:=[.E40]+0.125" office:value-type="float" office:value="2.25" calcext:value-type="float">
            <text:p>2,250</text:p>
          </table:table-cell>
          <table:table-cell table:style-name="ce70" office:value-type="percentage" office:value="0.00159211103860367" calcext:value-type="percentage">
            <text:p>0,16%</text:p>
          </table:table-cell>
          <table:table-cell/>
          <table:table-cell table:style-name="ce68" table:formula="of:=[.H40]+0.125" office:value-type="float" office:value="2.25" calcext:value-type="float">
            <text:p>2,250</text:p>
          </table:table-cell>
          <table:table-cell table:style-name="ce70" office:value-type="percentage" office:value="0.00710396010027456" calcext:value-type="percentage">
            <text:p>0,71%</text:p>
          </table:table-cell>
          <table:table-cell/>
          <table:table-cell table:style-name="ce68" table:formula="of:=[.K40]+0.05" office:value-type="float" office:value="0.9" calcext:value-type="float">
            <text:p>0,900</text:p>
          </table:table-cell>
          <table:table-cell table:style-name="ce70" office:value-type="percentage" office:value="0.003523857883233" calcext:value-type="percentage">
            <text:p>0,35%</text:p>
          </table:table-cell>
          <table:table-cell/>
          <table:table-cell table:style-name="ce68" table:formula="of:=[.N40]+0.05" office:value-type="float" office:value="0.9" calcext:value-type="float">
            <text:p>0,900</text:p>
          </table:table-cell>
          <table:table-cell table:style-name="ce70" office:value-type="percentage" office:value="0.00654506950726071" calcext:value-type="percentage">
            <text:p>0,65%</text:p>
          </table:table-cell>
          <table:table-cell/>
          <table:table-cell table:style-name="ce68" table:formula="of:=[.Q40]+0.05" office:value-type="float" office:value="0.9" calcext:value-type="float">
            <text:p>0,900</text:p>
          </table:table-cell>
          <table:table-cell table:style-name="ce70" office:value-type="percentage" office:value="0.0042739473847664" calcext:value-type="percentage">
            <text:p>0,43%</text:p>
          </table:table-cell>
          <table:table-cell/>
          <table:table-cell table:style-name="ce68" table:formula="of:=[.T40]+0.05" office:value-type="float" office:value="0.9" calcext:value-type="float">
            <text:p>0,900</text:p>
          </table:table-cell>
          <table:table-cell table:style-name="ce70" office:value-type="percentage" office:value="0.00426530578241398" calcext:value-type="percentage">
            <text:p>0,43%</text:p>
          </table:table-cell>
          <table:table-cell/>
          <table:table-cell table:style-name="ce71" table:formula="of:=([.R41]-[.U41])*100*100" office:value-type="float" office:value="0.0864160235241294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41]+0.125" office:value-type="float" office:value="2.375" calcext:value-type="float">
            <text:p>2,375</text:p>
          </table:table-cell>
          <table:table-cell table:style-name="ce70" office:value-type="percentage" office:value="0.0013776473145977" calcext:value-type="percentage">
            <text:p>0,14%</text:p>
          </table:table-cell>
          <table:table-cell/>
          <table:table-cell table:style-name="ce68" table:formula="of:=[.E41]+0.125" office:value-type="float" office:value="2.375" calcext:value-type="float">
            <text:p>2,375</text:p>
          </table:table-cell>
          <table:table-cell table:style-name="ce70" office:value-type="percentage" office:value="0.00165924144151812" calcext:value-type="percentage">
            <text:p>0,17%</text:p>
          </table:table-cell>
          <table:table-cell/>
          <table:table-cell table:style-name="ce68" table:formula="of:=[.H41]+0.125" office:value-type="float" office:value="2.375" calcext:value-type="float">
            <text:p>2,375</text:p>
          </table:table-cell>
          <table:table-cell table:style-name="ce70" office:value-type="percentage" office:value="0.00718097812907171" calcext:value-type="percentage">
            <text:p>0,72%</text:p>
          </table:table-cell>
          <table:table-cell/>
          <table:table-cell table:style-name="ce68" table:formula="of:=[.K41]+0.05" office:value-type="float" office:value="0.95" calcext:value-type="float">
            <text:p>0,950</text:p>
          </table:table-cell>
          <table:table-cell table:style-name="ce70" office:value-type="percentage" office:value="0.00364050619087621" calcext:value-type="percentage">
            <text:p>0,36%</text:p>
          </table:table-cell>
          <table:table-cell/>
          <table:table-cell table:style-name="ce68" table:formula="of:=[.N41]+0.05" office:value-type="float" office:value="0.95" calcext:value-type="float">
            <text:p>0,950</text:p>
          </table:table-cell>
          <table:table-cell table:style-name="ce70" office:value-type="percentage" office:value="0.00660255253024695" calcext:value-type="percentage">
            <text:p>0,66%</text:p>
          </table:table-cell>
          <table:table-cell/>
          <table:table-cell table:style-name="ce68" table:formula="of:=[.Q41]+0.05" office:value-type="float" office:value="0.95" calcext:value-type="float">
            <text:p>0,950</text:p>
          </table:table-cell>
          <table:table-cell table:style-name="ce70" office:value-type="percentage" office:value="0.00430608925194146" calcext:value-type="percentage">
            <text:p>0,43%</text:p>
          </table:table-cell>
          <table:table-cell/>
          <table:table-cell table:style-name="ce68" table:formula="of:=[.T41]+0.05" office:value-type="float" office:value="0.95" calcext:value-type="float">
            <text:p>0,950</text:p>
          </table:table-cell>
          <table:table-cell table:style-name="ce70" office:value-type="percentage" office:value="0.00429753674896673" calcext:value-type="percentage">
            <text:p>0,43%</text:p>
          </table:table-cell>
          <table:table-cell/>
          <table:table-cell table:style-name="ce71" table:formula="of:=([.R42]-[.U42])*100*100" office:value-type="float" office:value="0.0855250297473152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42]+0.125" office:value-type="float" office:value="2.5" calcext:value-type="float">
            <text:p>2,500</text:p>
          </table:table-cell>
          <table:table-cell table:style-name="ce70" office:value-type="percentage" office:value="0.00149063273126707" calcext:value-type="percentage">
            <text:p>0,15%</text:p>
          </table:table-cell>
          <table:table-cell/>
          <table:table-cell table:style-name="ce68" table:formula="of:=[.E42]+0.125" office:value-type="float" office:value="2.5" calcext:value-type="float">
            <text:p>2,500</text:p>
          </table:table-cell>
          <table:table-cell table:style-name="ce70" office:value-type="percentage" office:value="0.00171965880414107" calcext:value-type="percentage">
            <text:p>0,17%</text:p>
          </table:table-cell>
          <table:table-cell/>
          <table:table-cell table:style-name="ce68" table:formula="of:=[.H42]+0.125" office:value-type="float" office:value="2.5" calcext:value-type="float">
            <text:p>2,500</text:p>
          </table:table-cell>
          <table:table-cell table:style-name="ce70" office:value-type="percentage" office:value="0.00725029435498917" calcext:value-type="percentage">
            <text:p>0,73%</text:p>
          </table:table-cell>
          <table:table-cell/>
          <table:table-cell table:style-name="ce68" table:formula="of:=[.K42]+0.05" office:value-type="float" office:value="1" calcext:value-type="float">
            <text:p>1,000</text:p>
          </table:table-cell>
          <table:table-cell table:style-name="ce70" office:value-type="percentage" office:value="0.00375715449851943" calcext:value-type="percentage">
            <text:p>0,38%</text:p>
          </table:table-cell>
          <table:table-cell/>
          <table:table-cell table:style-name="ce68" table:formula="of:=[.N42]+0.05" office:value-type="float" office:value="1" calcext:value-type="float">
            <text:p>1,000</text:p>
          </table:table-cell>
          <table:table-cell table:style-name="ce70" office:value-type="percentage" office:value="0.00666003555323318" calcext:value-type="percentage">
            <text:p>0,67%</text:p>
          </table:table-cell>
          <table:table-cell/>
          <table:table-cell table:style-name="ce68" table:formula="of:=[.Q42]+0.05" office:value-type="float" office:value="1" calcext:value-type="float">
            <text:p>1,000</text:p>
          </table:table-cell>
          <table:table-cell table:style-name="ce70" office:value-type="percentage" office:value="0.00433823111911653" calcext:value-type="percentage">
            <text:p>0,43%</text:p>
          </table:table-cell>
          <table:table-cell/>
          <table:table-cell table:style-name="ce68" table:formula="of:=[.T42]+0.05" office:value-type="float" office:value="1" calcext:value-type="float">
            <text:p>1,000</text:p>
          </table:table-cell>
          <table:table-cell table:style-name="ce70" office:value-type="percentage" office:value="0.00432976771551948" calcext:value-type="percentage">
            <text:p>0,43%</text:p>
          </table:table-cell>
          <table:table-cell/>
          <table:table-cell table:style-name="ce71" table:formula="of:=([.R43]-[.U43])*100*100" office:value-type="float" office:value="0.0846340359705097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43]+0.125" office:value-type="float" office:value="2.625" calcext:value-type="float">
            <text:p>2,625</text:p>
          </table:table-cell>
          <table:table-cell table:style-name="ce70" office:value-type="percentage" office:value="0.00159285763206318" calcext:value-type="percentage">
            <text:p>0,16%</text:p>
          </table:table-cell>
          <table:table-cell/>
          <table:table-cell table:style-name="ce68" table:formula="of:=[.E43]+0.125" office:value-type="float" office:value="2.625" calcext:value-type="float">
            <text:p>2,625</text:p>
          </table:table-cell>
          <table:table-cell table:style-name="ce70" office:value-type="percentage" office:value="0.00177432213222855" calcext:value-type="percentage">
            <text:p>0,18%</text:p>
          </table:table-cell>
          <table:table-cell/>
          <table:table-cell table:style-name="ce68" table:formula="of:=[.H43]+0.125" office:value-type="float" office:value="2.625" calcext:value-type="float">
            <text:p>2,625</text:p>
          </table:table-cell>
          <table:table-cell table:style-name="ce70" office:value-type="percentage" office:value="0.00731300903558113" calcext:value-type="percentage">
            <text:p>0,73%</text:p>
          </table:table-cell>
          <table:table-cell/>
          <table:table-cell table:style-name="ce68" table:formula="of:=[.K43]+0.05" office:value-type="float" office:value="1.05" calcext:value-type="float">
            <text:p>1,050</text:p>
          </table:table-cell>
          <table:table-cell table:style-name="ce70" office:value-type="percentage" office:value="0.00387380280616265" calcext:value-type="percentage">
            <text:p>0,39%</text:p>
          </table:table-cell>
          <table:table-cell/>
          <table:table-cell table:style-name="ce68" table:formula="of:=[.N43]+0.05" office:value-type="float" office:value="1.05" calcext:value-type="float">
            <text:p>1,050</text:p>
          </table:table-cell>
          <table:table-cell table:style-name="ce70" office:value-type="percentage" office:value="0.00671751857621942" calcext:value-type="percentage">
            <text:p>0,67%</text:p>
          </table:table-cell>
          <table:table-cell/>
          <table:table-cell table:style-name="ce68" table:formula="of:=[.Q43]+0.05" office:value-type="float" office:value="1.05" calcext:value-type="float">
            <text:p>1,050</text:p>
          </table:table-cell>
          <table:table-cell table:style-name="ce70" office:value-type="percentage" office:value="0.0043703729862916" calcext:value-type="percentage">
            <text:p>0,44%</text:p>
          </table:table-cell>
          <table:table-cell/>
          <table:table-cell table:style-name="ce68" table:formula="of:=[.T43]+0.05" office:value-type="float" office:value="1.05" calcext:value-type="float">
            <text:p>1,050</text:p>
          </table:table-cell>
          <table:table-cell table:style-name="ce70" office:value-type="percentage" office:value="0.00436199868207223" calcext:value-type="percentage">
            <text:p>0,44%</text:p>
          </table:table-cell>
          <table:table-cell/>
          <table:table-cell table:style-name="ce71" table:formula="of:=([.R44]-[.U44])*100*100" office:value-type="float" office:value="0.0837430421936954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44]+0.125" office:value-type="float" office:value="2.75" calcext:value-type="float">
            <text:p>2,750</text:p>
          </table:table-cell>
          <table:table-cell table:style-name="ce70" office:value-type="percentage" office:value="0.00168578936005962" calcext:value-type="percentage">
            <text:p>0,17%</text:p>
          </table:table-cell>
          <table:table-cell/>
          <table:table-cell table:style-name="ce68" table:formula="of:=[.E44]+0.125" office:value-type="float" office:value="2.75" calcext:value-type="float">
            <text:p>2,750</text:p>
          </table:table-cell>
          <table:table-cell table:style-name="ce70" office:value-type="percentage" office:value="0.00182401606685351" calcext:value-type="percentage">
            <text:p>0,18%</text:p>
          </table:table-cell>
          <table:table-cell/>
          <table:table-cell table:style-name="ce68" table:formula="of:=[.H44]+0.125" office:value-type="float" office:value="2.75" calcext:value-type="float">
            <text:p>2,750</text:p>
          </table:table-cell>
          <table:table-cell table:style-name="ce70" office:value-type="percentage" office:value="0.0073700223815738" calcext:value-type="percentage">
            <text:p>0,74%</text:p>
          </table:table-cell>
          <table:table-cell/>
          <table:table-cell table:style-name="ce68" table:formula="of:=[.K44]+0.05" office:value-type="float" office:value="1.1" calcext:value-type="float">
            <text:p>1,100</text:p>
          </table:table-cell>
          <table:table-cell table:style-name="ce70" office:value-type="percentage" office:value="0.00399045111380587" calcext:value-type="percentage">
            <text:p>0,40%</text:p>
          </table:table-cell>
          <table:table-cell/>
          <table:table-cell table:style-name="ce68" table:formula="of:=[.N44]+0.05" office:value-type="float" office:value="1.1" calcext:value-type="float">
            <text:p>1,100</text:p>
          </table:table-cell>
          <table:table-cell table:style-name="ce70" office:value-type="percentage" office:value="0.00677500159920566" calcext:value-type="percentage">
            <text:p>0,68%</text:p>
          </table:table-cell>
          <table:table-cell/>
          <table:table-cell table:style-name="ce68" table:formula="of:=[.Q44]+0.05" office:value-type="float" office:value="1.1" calcext:value-type="float">
            <text:p>1,100</text:p>
          </table:table-cell>
          <table:table-cell table:style-name="ce70" office:value-type="percentage" office:value="0.00440251485346666" calcext:value-type="percentage">
            <text:p>0,44%</text:p>
          </table:table-cell>
          <table:table-cell/>
          <table:table-cell table:style-name="ce68" table:formula="of:=[.T44]+0.05" office:value-type="float" office:value="1.1" calcext:value-type="float">
            <text:p>1,100</text:p>
          </table:table-cell>
          <table:table-cell table:style-name="ce70" office:value-type="percentage" office:value="0.00439422964862498" calcext:value-type="percentage">
            <text:p>0,44%</text:p>
          </table:table-cell>
          <table:table-cell/>
          <table:table-cell table:style-name="ce71" table:formula="of:=([.R45]-[.U45])*100*100" office:value-type="float" office:value="0.0828520484168812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45]+0.125" office:value-type="float" office:value="2.875" calcext:value-type="float">
            <text:p>2,875</text:p>
          </table:table-cell>
          <table:table-cell table:style-name="ce70" office:value-type="percentage" office:value="0.00177064006823031" calcext:value-type="percentage">
            <text:p>0,18%</text:p>
          </table:table-cell>
          <table:table-cell/>
          <table:table-cell table:style-name="ce68" table:formula="of:=[.E45]+0.125" office:value-type="float" office:value="2.875" calcext:value-type="float">
            <text:p>2,875</text:p>
          </table:table-cell>
          <table:table-cell table:style-name="ce70" office:value-type="percentage" office:value="0.00186938878977195" calcext:value-type="percentage">
            <text:p>0,19%</text:p>
          </table:table-cell>
          <table:table-cell/>
          <table:table-cell table:style-name="ce68" table:formula="of:=[.H45]+0.125" office:value-type="float" office:value="2.875" calcext:value-type="float">
            <text:p>2,875</text:p>
          </table:table-cell>
          <table:table-cell table:style-name="ce70" office:value-type="percentage" office:value="0.00742207804530627" calcext:value-type="percentage">
            <text:p>0,74%</text:p>
          </table:table-cell>
          <table:table-cell/>
          <table:table-cell table:style-name="ce68" table:formula="of:=[.K45]+0.05" office:value-type="float" office:value="1.15" calcext:value-type="float">
            <text:p>1,150</text:p>
          </table:table-cell>
          <table:table-cell table:style-name="ce70" office:value-type="percentage" office:value="0.00410709942144909" calcext:value-type="percentage">
            <text:p>0,41%</text:p>
          </table:table-cell>
          <table:table-cell/>
          <table:table-cell table:style-name="ce68" table:formula="of:=[.N45]+0.05" office:value-type="float" office:value="1.15" calcext:value-type="float">
            <text:p>1,150</text:p>
          </table:table-cell>
          <table:table-cell table:style-name="ce70" office:value-type="percentage" office:value="0.00683248462219189" calcext:value-type="percentage">
            <text:p>0,68%</text:p>
          </table:table-cell>
          <table:table-cell/>
          <table:table-cell table:style-name="ce68" table:formula="of:=[.Q45]+0.05" office:value-type="float" office:value="1.15" calcext:value-type="float">
            <text:p>1,150</text:p>
          </table:table-cell>
          <table:table-cell table:style-name="ce70" office:value-type="percentage" office:value="0.00443465672064173" calcext:value-type="percentage">
            <text:p>0,44%</text:p>
          </table:table-cell>
          <table:table-cell/>
          <table:table-cell table:style-name="ce68" table:formula="of:=[.T45]+0.05" office:value-type="float" office:value="1.15" calcext:value-type="float">
            <text:p>1,150</text:p>
          </table:table-cell>
          <table:table-cell table:style-name="ce70" office:value-type="percentage" office:value="0.00442646061517772" calcext:value-type="percentage">
            <text:p>0,44%</text:p>
          </table:table-cell>
          <table:table-cell/>
          <table:table-cell table:style-name="ce71" table:formula="of:=([.R46]-[.U46])*100*100" office:value-type="float" office:value="0.0819610546400756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46]+0.125" office:value-type="float" office:value="3" calcext:value-type="float">
            <text:p>3,000</text:p>
          </table:table-cell>
          <table:table-cell table:style-name="ce70" office:value-type="percentage" office:value="0.00184841988405344" calcext:value-type="percentage">
            <text:p>0,18%</text:p>
          </table:table-cell>
          <table:table-cell/>
          <table:table-cell table:style-name="ce68" table:formula="of:=[.E46]+0.125" office:value-type="float" office:value="3" calcext:value-type="float">
            <text:p>3,000</text:p>
          </table:table-cell>
          <table:table-cell table:style-name="ce70" office:value-type="percentage" office:value="0.0019109804524472" calcext:value-type="percentage">
            <text:p>0,19%</text:p>
          </table:table-cell>
          <table:table-cell/>
          <table:table-cell table:style-name="ce68" table:formula="of:=[.H46]+0.125" office:value-type="float" office:value="3" calcext:value-type="float">
            <text:p>3,000</text:p>
          </table:table-cell>
          <table:table-cell table:style-name="ce70" office:value-type="percentage" office:value="0.00746979573706104" calcext:value-type="percentage">
            <text:p>0,75%</text:p>
          </table:table-cell>
          <table:table-cell/>
          <table:table-cell table:style-name="ce68" table:formula="of:=[.K46]+0.05" office:value-type="float" office:value="1.2" calcext:value-type="float">
            <text:p>1,200</text:p>
          </table:table-cell>
          <table:table-cell table:style-name="ce70" office:value-type="percentage" office:value="0.0042237477290923" calcext:value-type="percentage">
            <text:p>0,42%</text:p>
          </table:table-cell>
          <table:table-cell/>
          <table:table-cell table:style-name="ce68" table:formula="of:=[.N46]+0.05" office:value-type="float" office:value="1.2" calcext:value-type="float">
            <text:p>1,200</text:p>
          </table:table-cell>
          <table:table-cell table:style-name="ce70" office:value-type="percentage" office:value="0.00688996764517813" calcext:value-type="percentage">
            <text:p>0,69%</text:p>
          </table:table-cell>
          <table:table-cell/>
          <table:table-cell table:style-name="ce68" table:formula="of:=[.Q46]+0.05" office:value-type="float" office:value="1.2" calcext:value-type="float">
            <text:p>1,200</text:p>
          </table:table-cell>
          <table:table-cell table:style-name="ce70" office:value-type="percentage" office:value="0.0044667985878168" calcext:value-type="percentage">
            <text:p>0,45%</text:p>
          </table:table-cell>
          <table:table-cell/>
          <table:table-cell table:style-name="ce68" table:formula="of:=[.T46]+0.05" office:value-type="float" office:value="1.2" calcext:value-type="float">
            <text:p>1,200</text:p>
          </table:table-cell>
          <table:table-cell table:style-name="ce70" office:value-type="percentage" office:value="0.00445869158173047" calcext:value-type="percentage">
            <text:p>0,45%</text:p>
          </table:table-cell>
          <table:table-cell/>
          <table:table-cell table:style-name="ce71" table:formula="of:=([.R47]-[.U47])*100*100" office:value-type="float" office:value="0.0810700608632527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47]+0.125" office:value-type="float" office:value="3.125" calcext:value-type="float">
            <text:p>3,125</text:p>
          </table:table-cell>
          <table:table-cell table:style-name="ce70" office:value-type="percentage" office:value="0.00208885271365489" calcext:value-type="percentage">
            <text:p>0,21%</text:p>
          </table:table-cell>
          <table:table-cell/>
          <table:table-cell table:style-name="ce68" table:formula="of:=[.E47]+0.125" office:value-type="float" office:value="3.125" calcext:value-type="float">
            <text:p>3,125</text:p>
          </table:table-cell>
          <table:table-cell table:style-name="ce70" office:value-type="percentage" office:value="0.00210095048259672" calcext:value-type="percentage">
            <text:p>0,21%</text:p>
          </table:table-cell>
          <table:table-cell/>
          <table:table-cell table:style-name="ce68" table:formula="of:=[.H47]+0.125" office:value-type="float" office:value="3.125" calcext:value-type="float">
            <text:p>3,125</text:p>
          </table:table-cell>
          <table:table-cell table:style-name="ce70" office:value-type="percentage" office:value="0.00766342711326879" calcext:value-type="percentage">
            <text:p>0,77%</text:p>
          </table:table-cell>
          <table:table-cell/>
          <table:table-cell table:style-name="ce68" table:formula="of:=[.K47]+0.05" office:value-type="float" office:value="1.25" calcext:value-type="float">
            <text:p>1,250</text:p>
          </table:table-cell>
          <table:table-cell table:style-name="ce70" office:value-type="percentage" office:value="0.00434039603673552" calcext:value-type="percentage">
            <text:p>0,43%</text:p>
          </table:table-cell>
          <table:table-cell/>
          <table:table-cell table:style-name="ce68" table:formula="of:=[.N47]+0.05" office:value-type="float" office:value="1.25" calcext:value-type="float">
            <text:p>1,250</text:p>
          </table:table-cell>
          <table:table-cell table:style-name="ce70" office:value-type="percentage" office:value="0.00694745066816437" calcext:value-type="percentage">
            <text:p>0,69%</text:p>
          </table:table-cell>
          <table:table-cell/>
          <table:table-cell table:style-name="ce68" table:formula="of:=[.Q47]+0.05" office:value-type="float" office:value="1.25" calcext:value-type="float">
            <text:p>1,250</text:p>
          </table:table-cell>
          <table:table-cell table:style-name="ce70" office:value-type="percentage" office:value="0.00449894045499187" calcext:value-type="percentage">
            <text:p>0,45%</text:p>
          </table:table-cell>
          <table:table-cell/>
          <table:table-cell table:style-name="ce68" table:formula="of:=[.T47]+0.05" office:value-type="float" office:value="1.25" calcext:value-type="float">
            <text:p>1,250</text:p>
          </table:table-cell>
          <table:table-cell table:style-name="ce70" office:value-type="percentage" office:value="0.00449092254828322" calcext:value-type="percentage">
            <text:p>0,45%</text:p>
          </table:table-cell>
          <table:table-cell/>
          <table:table-cell table:style-name="ce71" table:formula="of:=([.R48]-[.U48])*100*100" office:value-type="float" office:value="0.0801790670864472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48]+0.125" office:value-type="float" office:value="3.25" calcext:value-type="float">
            <text:p>3,250</text:p>
          </table:table-cell>
          <table:table-cell table:style-name="ce70" office:value-type="percentage" office:value="0.00231079071021004" calcext:value-type="percentage">
            <text:p>0,23%</text:p>
          </table:table-cell>
          <table:table-cell/>
          <table:table-cell table:style-name="ce68" table:formula="of:=[.E48]+0.125" office:value-type="float" office:value="3.25" calcext:value-type="float">
            <text:p>3,250</text:p>
          </table:table-cell>
          <table:table-cell table:style-name="ce70" office:value-type="percentage" office:value="0.00227630743350397" calcext:value-type="percentage">
            <text:p>0,23%</text:p>
          </table:table-cell>
          <table:table-cell/>
          <table:table-cell table:style-name="ce68" table:formula="of:=[.H48]+0.125" office:value-type="float" office:value="3.25" calcext:value-type="float">
            <text:p>3,250</text:p>
          </table:table-cell>
          <table:table-cell table:style-name="ce70" office:value-type="percentage" office:value="0.00784216376822983" calcext:value-type="percentage">
            <text:p>0,78%</text:p>
          </table:table-cell>
          <table:table-cell/>
          <table:table-cell table:style-name="ce68" table:formula="of:=[.K48]+0.05" office:value-type="float" office:value="1.3" calcext:value-type="float">
            <text:p>1,300</text:p>
          </table:table-cell>
          <table:table-cell table:style-name="ce70" office:value-type="percentage" office:value="0.00445704434437874" calcext:value-type="percentage">
            <text:p>0,45%</text:p>
          </table:table-cell>
          <table:table-cell/>
          <table:table-cell table:style-name="ce68" table:formula="of:=[.N48]+0.05" office:value-type="float" office:value="1.3" calcext:value-type="float">
            <text:p>1,300</text:p>
          </table:table-cell>
          <table:table-cell table:style-name="ce70" office:value-type="percentage" office:value="0.00700493369115061" calcext:value-type="percentage">
            <text:p>0,70%</text:p>
          </table:table-cell>
          <table:table-cell/>
          <table:table-cell table:style-name="ce68" table:formula="of:=[.Q48]+0.05" office:value-type="float" office:value="1.3" calcext:value-type="float">
            <text:p>1,300</text:p>
          </table:table-cell>
          <table:table-cell table:style-name="ce70" office:value-type="percentage" office:value="0.00453108232216693" calcext:value-type="percentage">
            <text:p>0,45%</text:p>
          </table:table-cell>
          <table:table-cell/>
          <table:table-cell table:style-name="ce68" table:formula="of:=[.T48]+0.05" office:value-type="float" office:value="1.3" calcext:value-type="float">
            <text:p>1,300</text:p>
          </table:table-cell>
          <table:table-cell table:style-name="ce70" office:value-type="percentage" office:value="0.00452315351483597" calcext:value-type="percentage">
            <text:p>0,45%</text:p>
          </table:table-cell>
          <table:table-cell/>
          <table:table-cell table:style-name="ce71" table:formula="of:=([.R49]-[.U49])*100*100" office:value-type="float" office:value="0.0792880733096329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49]+0.125" office:value-type="float" office:value="3.375" calcext:value-type="float">
            <text:p>3,375</text:p>
          </table:table-cell>
          <table:table-cell table:style-name="ce70" office:value-type="percentage" office:value="0.00251628885516854" calcext:value-type="percentage">
            <text:p>0,25%</text:p>
          </table:table-cell>
          <table:table-cell/>
          <table:table-cell table:style-name="ce68" table:formula="of:=[.E49]+0.125" office:value-type="float" office:value="3.375" calcext:value-type="float">
            <text:p>3,375</text:p>
          </table:table-cell>
          <table:table-cell table:style-name="ce70" office:value-type="percentage" office:value="0.00243867498064031" calcext:value-type="percentage">
            <text:p>0,24%</text:p>
          </table:table-cell>
          <table:table-cell/>
          <table:table-cell table:style-name="ce68" table:formula="of:=[.H49]+0.125" office:value-type="float" office:value="3.375" calcext:value-type="float">
            <text:p>3,375</text:p>
          </table:table-cell>
          <table:table-cell table:style-name="ce70" office:value-type="percentage" office:value="0.0080076606709715" calcext:value-type="percentage">
            <text:p>0,80%</text:p>
          </table:table-cell>
          <table:table-cell/>
          <table:table-cell table:style-name="ce68" table:formula="of:=[.K49]+0.05" office:value-type="float" office:value="1.35" calcext:value-type="float">
            <text:p>1,350</text:p>
          </table:table-cell>
          <table:table-cell table:style-name="ce70" office:value-type="percentage" office:value="0.00457369265202196" calcext:value-type="percentage">
            <text:p>0,46%</text:p>
          </table:table-cell>
          <table:table-cell/>
          <table:table-cell table:style-name="ce68" table:formula="of:=[.N49]+0.05" office:value-type="float" office:value="1.35" calcext:value-type="float">
            <text:p>1,350</text:p>
          </table:table-cell>
          <table:table-cell table:style-name="ce70" office:value-type="percentage" office:value="0.00706241671413684" calcext:value-type="percentage">
            <text:p>0,71%</text:p>
          </table:table-cell>
          <table:table-cell/>
          <table:table-cell table:style-name="ce68" table:formula="of:=[.Q49]+0.05" office:value-type="float" office:value="1.35" calcext:value-type="float">
            <text:p>1,350</text:p>
          </table:table-cell>
          <table:table-cell table:style-name="ce70" office:value-type="percentage" office:value="0.004563224189342" calcext:value-type="percentage">
            <text:p>0,46%</text:p>
          </table:table-cell>
          <table:table-cell/>
          <table:table-cell table:style-name="ce68" table:formula="of:=[.T49]+0.05" office:value-type="float" office:value="1.35" calcext:value-type="float">
            <text:p>1,350</text:p>
          </table:table-cell>
          <table:table-cell table:style-name="ce70" office:value-type="percentage" office:value="0.00455538448138872" calcext:value-type="percentage">
            <text:p>0,46%</text:p>
          </table:table-cell>
          <table:table-cell/>
          <table:table-cell table:style-name="ce71" table:formula="of:=([.R50]-[.U50])*100*100" office:value-type="float" office:value="0.0783970795328187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50]+0.125" office:value-type="float" office:value="3.5" calcext:value-type="float">
            <text:p>3,500</text:p>
          </table:table-cell>
          <table:table-cell table:style-name="ce70" office:value-type="percentage" office:value="0.00270710856120143" calcext:value-type="percentage">
            <text:p>0,27%</text:p>
          </table:table-cell>
          <table:table-cell/>
          <table:table-cell table:style-name="ce68" table:formula="of:=[.E50]+0.125" office:value-type="float" office:value="3.5" calcext:value-type="float">
            <text:p>3,500</text:p>
          </table:table-cell>
          <table:table-cell table:style-name="ce70" office:value-type="percentage" office:value="0.00258944484583833" calcext:value-type="percentage">
            <text:p>0,26%</text:p>
          </table:table-cell>
          <table:table-cell/>
          <table:table-cell table:style-name="ce68" table:formula="of:=[.H50]+0.125" office:value-type="float" office:value="3.5" calcext:value-type="float">
            <text:p>3,500</text:p>
          </table:table-cell>
          <table:table-cell table:style-name="ce70" office:value-type="percentage" office:value="0.00816133636637451" calcext:value-type="percentage">
            <text:p>0,82%</text:p>
          </table:table-cell>
          <table:table-cell/>
          <table:table-cell table:style-name="ce68" table:formula="of:=[.K50]+0.05" office:value-type="float" office:value="1.4" calcext:value-type="float">
            <text:p>1,400</text:p>
          </table:table-cell>
          <table:table-cell table:style-name="ce70" office:value-type="percentage" office:value="0.00469034095966517" calcext:value-type="percentage">
            <text:p>0,47%</text:p>
          </table:table-cell>
          <table:table-cell/>
          <table:table-cell table:style-name="ce68" table:formula="of:=[.N50]+0.05" office:value-type="float" office:value="1.4" calcext:value-type="float">
            <text:p>1,400</text:p>
          </table:table-cell>
          <table:table-cell table:style-name="ce70" office:value-type="percentage" office:value="0.00711989973712308" calcext:value-type="percentage">
            <text:p>0,71%</text:p>
          </table:table-cell>
          <table:table-cell/>
          <table:table-cell table:style-name="ce68" table:formula="of:=[.Q50]+0.05" office:value-type="float" office:value="1.4" calcext:value-type="float">
            <text:p>1,400</text:p>
          </table:table-cell>
          <table:table-cell table:style-name="ce70" office:value-type="percentage" office:value="0.00459536605651707" calcext:value-type="percentage">
            <text:p>0,46%</text:p>
          </table:table-cell>
          <table:table-cell/>
          <table:table-cell table:style-name="ce68" table:formula="of:=[.T50]+0.05" office:value-type="float" office:value="1.4" calcext:value-type="float">
            <text:p>1,400</text:p>
          </table:table-cell>
          <table:table-cell table:style-name="ce70" office:value-type="percentage" office:value="0.00458761544794147" calcext:value-type="percentage">
            <text:p>0,46%</text:p>
          </table:table-cell>
          <table:table-cell/>
          <table:table-cell table:style-name="ce71" table:formula="of:=([.R51]-[.U51])*100*100" office:value-type="float" office:value="0.0775060857560132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51]+0.125" office:value-type="float" office:value="3.625" calcext:value-type="float">
            <text:p>3,625</text:p>
          </table:table-cell>
          <table:table-cell table:style-name="ce70" office:value-type="percentage" office:value="0.00288476828750791" calcext:value-type="percentage">
            <text:p>0,29%</text:p>
          </table:table-cell>
          <table:table-cell/>
          <table:table-cell table:style-name="ce68" table:formula="of:=[.E51]+0.125" office:value-type="float" office:value="3.625" calcext:value-type="float">
            <text:p>3,625</text:p>
          </table:table-cell>
          <table:table-cell table:style-name="ce70" office:value-type="percentage" office:value="0.00272981678929859" calcext:value-type="percentage">
            <text:p>0,27%</text:p>
          </table:table-cell>
          <table:table-cell/>
          <table:table-cell table:style-name="ce68" table:formula="of:=[.H51]+0.125" office:value-type="float" office:value="3.625" calcext:value-type="float">
            <text:p>3,625</text:p>
          </table:table-cell>
          <table:table-cell table:style-name="ce70" office:value-type="percentage" office:value="0.00830441373795659" calcext:value-type="percentage">
            <text:p>0,83%</text:p>
          </table:table-cell>
          <table:table-cell/>
          <table:table-cell table:style-name="ce68" table:formula="of:=[.K51]+0.05" office:value-type="float" office:value="1.45" calcext:value-type="float">
            <text:p>1,450</text:p>
          </table:table-cell>
          <table:table-cell table:style-name="ce70" office:value-type="percentage" office:value="0.00480698926730839" calcext:value-type="percentage">
            <text:p>0,48%</text:p>
          </table:table-cell>
          <table:table-cell/>
          <table:table-cell table:style-name="ce68" table:formula="of:=[.N51]+0.05" office:value-type="float" office:value="1.45" calcext:value-type="float">
            <text:p>1,450</text:p>
          </table:table-cell>
          <table:table-cell table:style-name="ce70" office:value-type="percentage" office:value="0.00717738276010932" calcext:value-type="percentage">
            <text:p>0,72%</text:p>
          </table:table-cell>
          <table:table-cell/>
          <table:table-cell table:style-name="ce68" table:formula="of:=[.Q51]+0.05" office:value-type="float" office:value="1.45" calcext:value-type="float">
            <text:p>1,450</text:p>
          </table:table-cell>
          <table:table-cell table:style-name="ce70" office:value-type="percentage" office:value="0.00462750792369213" calcext:value-type="percentage">
            <text:p>0,46%</text:p>
          </table:table-cell>
          <table:table-cell/>
          <table:table-cell table:style-name="ce68" table:formula="of:=[.T51]+0.05" office:value-type="float" office:value="1.45" calcext:value-type="float">
            <text:p>1,450</text:p>
          </table:table-cell>
          <table:table-cell table:style-name="ce70" office:value-type="percentage" office:value="0.00461984641449421" calcext:value-type="percentage">
            <text:p>0,46%</text:p>
          </table:table-cell>
          <table:table-cell/>
          <table:table-cell table:style-name="ce71" table:formula="of:=([.R52]-[.U52])*100*100" office:value-type="float" office:value="0.0766150919791989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52]+0.125" office:value-type="float" office:value="3.75" calcext:value-type="float">
            <text:p>3,750</text:p>
          </table:table-cell>
          <table:table-cell table:style-name="ce70" office:value-type="percentage" office:value="0.00305058403206065" calcext:value-type="percentage">
            <text:p>0,31%</text:p>
          </table:table-cell>
          <table:table-cell/>
          <table:table-cell table:style-name="ce68" table:formula="of:=[.E52]+0.125" office:value-type="float" office:value="3.75" calcext:value-type="float">
            <text:p>3,750</text:p>
          </table:table-cell>
          <table:table-cell table:style-name="ce70" office:value-type="percentage" office:value="0.00286083060319478" calcext:value-type="percentage">
            <text:p>0,29%</text:p>
          </table:table-cell>
          <table:table-cell/>
          <table:table-cell table:style-name="ce68" table:formula="of:=[.H52]+0.125" office:value-type="float" office:value="3.75" calcext:value-type="float">
            <text:p>3,750</text:p>
          </table:table-cell>
          <table:table-cell table:style-name="ce70" office:value-type="percentage" office:value="0.00843795261809987" calcext:value-type="percentage">
            <text:p>0,84%</text:p>
          </table:table-cell>
          <table:table-cell/>
          <table:table-cell table:style-name="ce68" table:formula="of:=[.K52]+0.05" office:value-type="float" office:value="1.5" calcext:value-type="float">
            <text:p>1,500</text:p>
          </table:table-cell>
          <table:table-cell table:style-name="ce70" office:value-type="percentage" office:value="0.00492363757495161" calcext:value-type="percentage">
            <text:p>0,49%</text:p>
          </table:table-cell>
          <table:table-cell/>
          <table:table-cell table:style-name="ce68" table:formula="of:=[.N52]+0.05" office:value-type="float" office:value="1.5" calcext:value-type="float">
            <text:p>1,500</text:p>
          </table:table-cell>
          <table:table-cell table:style-name="ce70" office:value-type="percentage" office:value="0.00723486578309556" calcext:value-type="percentage">
            <text:p>0,72%</text:p>
          </table:table-cell>
          <table:table-cell/>
          <table:table-cell table:style-name="ce68" table:formula="of:=[.Q52]+0.05" office:value-type="float" office:value="1.5" calcext:value-type="float">
            <text:p>1,500</text:p>
          </table:table-cell>
          <table:table-cell table:style-name="ce70" office:value-type="percentage" office:value="0.0046596497908672" calcext:value-type="percentage">
            <text:p>0,47%</text:p>
          </table:table-cell>
          <table:table-cell/>
          <table:table-cell table:style-name="ce68" table:formula="of:=[.T52]+0.05" office:value-type="float" office:value="1.5" calcext:value-type="float">
            <text:p>1,500</text:p>
          </table:table-cell>
          <table:table-cell table:style-name="ce70" office:value-type="percentage" office:value="0.00465207738104696" calcext:value-type="percentage">
            <text:p>0,47%</text:p>
          </table:table-cell>
          <table:table-cell/>
          <table:table-cell table:style-name="ce71" table:formula="of:=([.R53]-[.U53])*100*100" office:value-type="float" office:value="0.0757240982023847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53]+0.125" office:value-type="float" office:value="3.875" calcext:value-type="float">
            <text:p>3,875</text:p>
          </table:table-cell>
          <table:table-cell table:style-name="ce70" office:value-type="percentage" office:value="0.00320570198664223" calcext:value-type="percentage">
            <text:p>0,32%</text:p>
          </table:table-cell>
          <table:table-cell/>
          <table:table-cell table:style-name="ce68" table:formula="of:=[.E53]+0.125" office:value-type="float" office:value="3.875" calcext:value-type="float">
            <text:p>3,875</text:p>
          </table:table-cell>
          <table:table-cell table:style-name="ce70" office:value-type="percentage" office:value="0.00298339191296868" calcext:value-type="percentage">
            <text:p>0,30%</text:p>
          </table:table-cell>
          <table:table-cell/>
          <table:table-cell table:style-name="ce68" table:formula="of:=[.H53]+0.125" office:value-type="float" office:value="3.875" calcext:value-type="float">
            <text:p>3,875</text:p>
          </table:table-cell>
          <table:table-cell table:style-name="ce70" office:value-type="percentage" office:value="0.00856287608662102" calcext:value-type="percentage">
            <text:p>0,86%</text:p>
          </table:table-cell>
          <table:table-cell/>
          <table:table-cell table:style-name="ce68" table:formula="of:=[.K53]+0.05" office:value-type="float" office:value="1.55" calcext:value-type="float">
            <text:p>1,550</text:p>
          </table:table-cell>
          <table:table-cell table:style-name="ce70" office:value-type="percentage" office:value="0.00504028588259483" calcext:value-type="percentage">
            <text:p>0,50%</text:p>
          </table:table-cell>
          <table:table-cell/>
          <table:table-cell table:style-name="ce68" table:formula="of:=[.N53]+0.05" office:value-type="float" office:value="1.55" calcext:value-type="float">
            <text:p>1,550</text:p>
          </table:table-cell>
          <table:table-cell table:style-name="ce70" office:value-type="percentage" office:value="0.00731847269280832" calcext:value-type="percentage">
            <text:p>0,73%</text:p>
          </table:table-cell>
          <table:table-cell/>
          <table:table-cell table:style-name="ce68" table:formula="of:=[.Q53]+0.05" office:value-type="float" office:value="1.55" calcext:value-type="float">
            <text:p>1,550</text:p>
          </table:table-cell>
          <table:table-cell table:style-name="ce70" office:value-type="percentage" office:value="0.00469179165804227" calcext:value-type="percentage">
            <text:p>0,47%</text:p>
          </table:table-cell>
          <table:table-cell/>
          <table:table-cell table:style-name="ce68" table:formula="of:=[.T53]+0.05" office:value-type="float" office:value="1.55" calcext:value-type="float">
            <text:p>1,550</text:p>
          </table:table-cell>
          <table:table-cell table:style-name="ce70" office:value-type="percentage" office:value="0.00468430834759971" calcext:value-type="percentage">
            <text:p>0,47%</text:p>
          </table:table-cell>
          <table:table-cell/>
          <table:table-cell table:style-name="ce71" table:formula="of:=([.R54]-[.U54])*100*100" office:value-type="float" office:value="0.0748331044255791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54]+0.125" office:value-type="float" office:value="4" calcext:value-type="float">
            <text:p>4,000</text:p>
          </table:table-cell>
          <table:table-cell table:style-name="ce70" office:value-type="percentage" office:value="0.00335112506906245" calcext:value-type="percentage">
            <text:p>0,34%</text:p>
          </table:table-cell>
          <table:table-cell/>
          <table:table-cell table:style-name="ce68" table:formula="of:=[.E54]+0.125" office:value-type="float" office:value="4" calcext:value-type="float">
            <text:p>4,000</text:p>
          </table:table-cell>
          <table:table-cell table:style-name="ce70" office:value-type="percentage" office:value="0.0030982931408817" calcext:value-type="percentage">
            <text:p>0,31%</text:p>
          </table:table-cell>
          <table:table-cell/>
          <table:table-cell table:style-name="ce68" table:formula="of:=[.H54]+0.125" office:value-type="float" office:value="4" calcext:value-type="float">
            <text:p>4,000</text:p>
          </table:table-cell>
          <table:table-cell table:style-name="ce70" office:value-type="percentage" office:value="0.00867999183835959" calcext:value-type="percentage">
            <text:p>0,87%</text:p>
          </table:table-cell>
          <table:table-cell/>
          <table:table-cell table:style-name="ce68" table:formula="of:=[.K54]+0.05" office:value-type="float" office:value="1.6" calcext:value-type="float">
            <text:p>1,600</text:p>
          </table:table-cell>
          <table:table-cell table:style-name="ce70" office:value-type="percentage" office:value="0.00515693419023804" calcext:value-type="percentage">
            <text:p>0,52%</text:p>
          </table:table-cell>
          <table:table-cell/>
          <table:table-cell table:style-name="ce68" table:formula="of:=[.N54]+0.05" office:value-type="float" office:value="1.6" calcext:value-type="float">
            <text:p>1,600</text:p>
          </table:table-cell>
          <table:table-cell table:style-name="ce70" office:value-type="percentage" office:value="0.00740207960252109" calcext:value-type="percentage">
            <text:p>0,74%</text:p>
          </table:table-cell>
          <table:table-cell/>
          <table:table-cell table:style-name="ce68" table:formula="of:=[.Q54]+0.05" office:value-type="float" office:value="1.6" calcext:value-type="float">
            <text:p>1,600</text:p>
          </table:table-cell>
          <table:table-cell table:style-name="ce70" office:value-type="percentage" office:value="0.00472393352521734" calcext:value-type="percentage">
            <text:p>0,47%</text:p>
          </table:table-cell>
          <table:table-cell/>
          <table:table-cell table:style-name="ce68" table:formula="of:=[.T54]+0.05" office:value-type="float" office:value="1.6" calcext:value-type="float">
            <text:p>1,600</text:p>
          </table:table-cell>
          <table:table-cell table:style-name="ce70" office:value-type="percentage" office:value="0.00471653931415246" calcext:value-type="percentage">
            <text:p>0,47%</text:p>
          </table:table-cell>
          <table:table-cell/>
          <table:table-cell table:style-name="ce71" table:formula="of:=([.R55]-[.U55])*100*100" office:value-type="float" office:value="0.0739421106487649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55]+0.125" office:value-type="float" office:value="4.125" calcext:value-type="float">
            <text:p>4,125</text:p>
          </table:table-cell>
          <table:table-cell table:style-name="ce70" office:value-type="percentage" office:value="0.00363616436434295" calcext:value-type="percentage">
            <text:p>0,36%</text:p>
          </table:table-cell>
          <table:table-cell/>
          <table:table-cell table:style-name="ce68" table:formula="of:=[.E55]+0.125" office:value-type="float" office:value="4.125" calcext:value-type="float">
            <text:p>4,125</text:p>
          </table:table-cell>
          <table:table-cell table:style-name="ce70" office:value-type="percentage" office:value="0.00334850018349498" calcext:value-type="percentage">
            <text:p>0,33%</text:p>
          </table:table-cell>
          <table:table-cell/>
          <table:table-cell table:style-name="ce68" table:formula="of:=[.H55]+0.125" office:value-type="float" office:value="4.125" calcext:value-type="float">
            <text:p>4,125</text:p>
          </table:table-cell>
          <table:table-cell table:style-name="ce70" office:value-type="percentage" office:value="0.00890988825424767" calcext:value-type="percentage">
            <text:p>0,89%</text:p>
          </table:table-cell>
          <table:table-cell/>
          <table:table-cell table:style-name="ce68" table:formula="of:=[.K55]+0.05" office:value-type="float" office:value="1.65" calcext:value-type="float">
            <text:p>1,650</text:p>
          </table:table-cell>
          <table:table-cell table:style-name="ce70" office:value-type="percentage" office:value="0.00527358249788126" calcext:value-type="percentage">
            <text:p>0,53%</text:p>
          </table:table-cell>
          <table:table-cell/>
          <table:table-cell table:style-name="ce68" table:formula="of:=[.N55]+0.05" office:value-type="float" office:value="1.65" calcext:value-type="float">
            <text:p>1,650</text:p>
          </table:table-cell>
          <table:table-cell table:style-name="ce70" office:value-type="percentage" office:value="0.00748568651223385" calcext:value-type="percentage">
            <text:p>0,75%</text:p>
          </table:table-cell>
          <table:table-cell/>
          <table:table-cell table:style-name="ce68" table:formula="of:=[.Q55]+0.05" office:value-type="float" office:value="1.65" calcext:value-type="float">
            <text:p>1,650</text:p>
          </table:table-cell>
          <table:table-cell table:style-name="ce70" office:value-type="percentage" office:value="0.0047560753923924" calcext:value-type="percentage">
            <text:p>0,48%</text:p>
          </table:table-cell>
          <table:table-cell/>
          <table:table-cell table:style-name="ce68" table:formula="of:=[.T55]+0.05" office:value-type="float" office:value="1.65" calcext:value-type="float">
            <text:p>1,650</text:p>
          </table:table-cell>
          <table:table-cell table:style-name="ce70" office:value-type="percentage" office:value="0.00474877028070521" calcext:value-type="percentage">
            <text:p>0,47%</text:p>
          </table:table-cell>
          <table:table-cell/>
          <table:table-cell table:style-name="ce71" table:formula="of:=([.R56]-[.U56])*100*100" office:value-type="float" office:value="0.0730511168719507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56]+0.125" office:value-type="float" office:value="4.25" calcext:value-type="float">
            <text:p>4,250</text:p>
          </table:table-cell>
          <table:table-cell table:style-name="ce70" office:value-type="percentage" office:value="0.00390443664225401" calcext:value-type="percentage">
            <text:p>0,39%</text:p>
          </table:table-cell>
          <table:table-cell/>
          <table:table-cell table:style-name="ce68" table:formula="of:=[.E56]+0.125" office:value-type="float" office:value="4.25" calcext:value-type="float">
            <text:p>4,250</text:p>
          </table:table-cell>
          <table:table-cell table:style-name="ce70" office:value-type="percentage" office:value="0.00358398916477805" calcext:value-type="percentage">
            <text:p>0,36%</text:p>
          </table:table-cell>
          <table:table-cell/>
          <table:table-cell table:style-name="ce68" table:formula="of:=[.H56]+0.125" office:value-type="float" office:value="4.25" calcext:value-type="float">
            <text:p>4,250</text:p>
          </table:table-cell>
          <table:table-cell table:style-name="ce70" office:value-type="percentage" office:value="0.00912626135155408" calcext:value-type="percentage">
            <text:p>0,91%</text:p>
          </table:table-cell>
          <table:table-cell/>
          <table:table-cell table:style-name="ce68" table:formula="of:=[.K56]+0.05" office:value-type="float" office:value="1.7" calcext:value-type="float">
            <text:p>1,700</text:p>
          </table:table-cell>
          <table:table-cell table:style-name="ce70" office:value-type="percentage" office:value="0.00539023080552448" calcext:value-type="percentage">
            <text:p>0,54%</text:p>
          </table:table-cell>
          <table:table-cell/>
          <table:table-cell table:style-name="ce68" table:formula="of:=[.N56]+0.05" office:value-type="float" office:value="1.7" calcext:value-type="float">
            <text:p>1,700</text:p>
          </table:table-cell>
          <table:table-cell table:style-name="ce70" office:value-type="percentage" office:value="0.00756929342194661" calcext:value-type="percentage">
            <text:p>0,76%</text:p>
          </table:table-cell>
          <table:table-cell/>
          <table:table-cell table:style-name="ce68" table:formula="of:=[.Q56]+0.05" office:value-type="float" office:value="1.7" calcext:value-type="float">
            <text:p>1,700</text:p>
          </table:table-cell>
          <table:table-cell table:style-name="ce70" office:value-type="percentage" office:value="0.00478821725956747" calcext:value-type="percentage">
            <text:p>0,48%</text:p>
          </table:table-cell>
          <table:table-cell/>
          <table:table-cell table:style-name="ce68" table:formula="of:=[.T56]+0.05" office:value-type="float" office:value="1.7" calcext:value-type="float">
            <text:p>1,700</text:p>
          </table:table-cell>
          <table:table-cell table:style-name="ce70" office:value-type="percentage" office:value="0.00478100124725796" calcext:value-type="percentage">
            <text:p>0,48%</text:p>
          </table:table-cell>
          <table:table-cell/>
          <table:table-cell table:style-name="ce71" table:formula="of:=([.R57]-[.U57])*100*100" office:value-type="float" office:value="0.0721601230951364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57]+0.125" office:value-type="float" office:value="4.375" calcext:value-type="float">
            <text:p>4,375</text:p>
          </table:table-cell>
          <table:table-cell table:style-name="ce70" office:value-type="percentage" office:value="0.00415737907571304" calcext:value-type="percentage">
            <text:p>0,42%</text:p>
          </table:table-cell>
          <table:table-cell/>
          <table:table-cell table:style-name="ce68" table:formula="of:=[.E57]+0.125" office:value-type="float" office:value="4.375" calcext:value-type="float">
            <text:p>4,375</text:p>
          </table:table-cell>
          <table:table-cell table:style-name="ce70" office:value-type="percentage" office:value="0.00380602163284497" calcext:value-type="percentage">
            <text:p>0,38%</text:p>
          </table:table-cell>
          <table:table-cell/>
          <table:table-cell table:style-name="ce68" table:formula="of:=[.H57]+0.125" office:value-type="float" office:value="4.375" calcext:value-type="float">
            <text:p>4,375</text:p>
          </table:table-cell>
          <table:table-cell table:style-name="ce70" office:value-type="percentage" office:value="0.00933027027187156" calcext:value-type="percentage">
            <text:p>0,93%</text:p>
          </table:table-cell>
          <table:table-cell/>
          <table:table-cell table:style-name="ce68" table:formula="of:=[.K57]+0.05" office:value-type="float" office:value="1.75" calcext:value-type="float">
            <text:p>1,750</text:p>
          </table:table-cell>
          <table:table-cell table:style-name="ce70" office:value-type="percentage" office:value="0.0055068791131677" calcext:value-type="percentage">
            <text:p>0,55%</text:p>
          </table:table-cell>
          <table:table-cell/>
          <table:table-cell table:style-name="ce68" table:formula="of:=[.N57]+0.05" office:value-type="float" office:value="1.75" calcext:value-type="float">
            <text:p>1,750</text:p>
          </table:table-cell>
          <table:table-cell table:style-name="ce70" office:value-type="percentage" office:value="0.00765290033165938" calcext:value-type="percentage">
            <text:p>0,77%</text:p>
          </table:table-cell>
          <table:table-cell/>
          <table:table-cell table:style-name="ce68" table:formula="of:=[.Q57]+0.05" office:value-type="float" office:value="1.75" calcext:value-type="float">
            <text:p>1,750</text:p>
          </table:table-cell>
          <table:table-cell table:style-name="ce70" office:value-type="percentage" office:value="0.00482035912674254" calcext:value-type="percentage">
            <text:p>0,48%</text:p>
          </table:table-cell>
          <table:table-cell/>
          <table:table-cell table:style-name="ce68" table:formula="of:=[.T57]+0.05" office:value-type="float" office:value="1.75" calcext:value-type="float">
            <text:p>1,750</text:p>
          </table:table-cell>
          <table:table-cell table:style-name="ce70" office:value-type="percentage" office:value="0.00481323221381071" calcext:value-type="percentage">
            <text:p>0,48%</text:p>
          </table:table-cell>
          <table:table-cell/>
          <table:table-cell table:style-name="ce71" table:formula="of:=([.R58]-[.U58])*100*100" office:value-type="float" office:value="0.0712691293183309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58]+0.125" office:value-type="float" office:value="4.5" calcext:value-type="float">
            <text:p>4,500</text:p>
          </table:table-cell>
          <table:table-cell table:style-name="ce70" office:value-type="percentage" office:value="0.00439626915175765" calcext:value-type="percentage">
            <text:p>0,44%</text:p>
          </table:table-cell>
          <table:table-cell/>
          <table:table-cell table:style-name="ce68" table:formula="of:=[.E58]+0.125" office:value-type="float" office:value="4.5" calcext:value-type="float">
            <text:p>4,500</text:p>
          </table:table-cell>
          <table:table-cell table:style-name="ce70" office:value-type="percentage" office:value="0.00401571896379707" calcext:value-type="percentage">
            <text:p>0,40%</text:p>
          </table:table-cell>
          <table:table-cell/>
          <table:table-cell table:style-name="ce68" table:formula="of:=[.H58]+0.125" office:value-type="float" office:value="4.5" calcext:value-type="float">
            <text:p>4,500</text:p>
          </table:table-cell>
          <table:table-cell table:style-name="ce70" office:value-type="percentage" office:value="0.00952294536328253" calcext:value-type="percentage">
            <text:p>0,95%</text:p>
          </table:table-cell>
          <table:table-cell/>
          <table:table-cell table:style-name="ce68" table:formula="of:=[.K58]+0.05" office:value-type="float" office:value="1.8" calcext:value-type="float">
            <text:p>1,800</text:p>
          </table:table-cell>
          <table:table-cell table:style-name="ce70" office:value-type="percentage" office:value="0.00558682572493117" calcext:value-type="percentage">
            <text:p>0,56%</text:p>
          </table:table-cell>
          <table:table-cell/>
          <table:table-cell table:style-name="ce68" table:formula="of:=[.N58]+0.05" office:value-type="float" office:value="1.8" calcext:value-type="float">
            <text:p>1,800</text:p>
          </table:table-cell>
          <table:table-cell table:style-name="ce70" office:value-type="percentage" office:value="0.00773650724137214" calcext:value-type="percentage">
            <text:p>0,77%</text:p>
          </table:table-cell>
          <table:table-cell/>
          <table:table-cell table:style-name="ce68" table:formula="of:=[.Q58]+0.05" office:value-type="float" office:value="1.8" calcext:value-type="float">
            <text:p>1,800</text:p>
          </table:table-cell>
          <table:table-cell table:style-name="ce70" office:value-type="percentage" office:value="0.00491953026033774" calcext:value-type="percentage">
            <text:p>0,49%</text:p>
          </table:table-cell>
          <table:table-cell/>
          <table:table-cell table:style-name="ce68" table:formula="of:=[.T58]+0.05" office:value-type="float" office:value="1.8" calcext:value-type="float">
            <text:p>1,800</text:p>
          </table:table-cell>
          <table:table-cell table:style-name="ce70" office:value-type="percentage" office:value="0.00491275579204801" calcext:value-type="percentage">
            <text:p>0,49%</text:p>
          </table:table-cell>
          <table:table-cell/>
          <table:table-cell table:style-name="ce71" table:formula="of:=([.R59]-[.U59])*100*100" office:value-type="float" office:value="0.0677446828973184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59]+0.125" office:value-type="float" office:value="4.625" calcext:value-type="float">
            <text:p>4,625</text:p>
          </table:table-cell>
          <table:table-cell table:style-name="ce70" office:value-type="percentage" office:value="0.00462224625071879" calcext:value-type="percentage">
            <text:p>0,46%</text:p>
          </table:table-cell>
          <table:table-cell/>
          <table:table-cell table:style-name="ce68" table:formula="of:=[.E59]+0.125" office:value-type="float" office:value="4.625" calcext:value-type="float">
            <text:p>4,625</text:p>
          </table:table-cell>
          <table:table-cell table:style-name="ce70" office:value-type="percentage" office:value="0.00421408130388686" calcext:value-type="percentage">
            <text:p>0,42%</text:p>
          </table:table-cell>
          <table:table-cell/>
          <table:table-cell table:style-name="ce68" table:formula="of:=[.H59]+0.125" office:value-type="float" office:value="4.625" calcext:value-type="float">
            <text:p>4,625</text:p>
          </table:table-cell>
          <table:table-cell table:style-name="ce70" office:value-type="percentage" office:value="0.0097052055848875" calcext:value-type="percentage">
            <text:p>0,97%</text:p>
          </table:table-cell>
          <table:table-cell/>
          <table:table-cell table:style-name="ce68" table:formula="of:=[.K59]+0.05" office:value-type="float" office:value="1.85" calcext:value-type="float">
            <text:p>1,850</text:p>
          </table:table-cell>
          <table:table-cell table:style-name="ce70" office:value-type="percentage" office:value="0.00566677233669465" calcext:value-type="percentage">
            <text:p>0,57%</text:p>
          </table:table-cell>
          <table:table-cell/>
          <table:table-cell table:style-name="ce68" table:formula="of:=[.N59]+0.05" office:value-type="float" office:value="1.85" calcext:value-type="float">
            <text:p>1,850</text:p>
          </table:table-cell>
          <table:table-cell table:style-name="ce70" office:value-type="percentage" office:value="0.00782011415108491" calcext:value-type="percentage">
            <text:p>0,78%</text:p>
          </table:table-cell>
          <table:table-cell/>
          <table:table-cell table:style-name="ce68" table:formula="of:=[.Q59]+0.05" office:value-type="float" office:value="1.85" calcext:value-type="float">
            <text:p>1,850</text:p>
          </table:table-cell>
          <table:table-cell table:style-name="ce70" office:value-type="percentage" office:value="0.00501870139393295" calcext:value-type="percentage">
            <text:p>0,50%</text:p>
          </table:table-cell>
          <table:table-cell/>
          <table:table-cell table:style-name="ce68" table:formula="of:=[.T59]+0.05" office:value-type="float" office:value="1.85" calcext:value-type="float">
            <text:p>1,850</text:p>
          </table:table-cell>
          <table:table-cell table:style-name="ce70" office:value-type="percentage" office:value="0.00501227937028532" calcext:value-type="percentage">
            <text:p>0,50%</text:p>
          </table:table-cell>
          <table:table-cell/>
          <table:table-cell table:style-name="ce71" table:formula="of:=([.R60]-[.U60])*100*100" office:value-type="float" office:value="0.0642202364763058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60]+0.125" office:value-type="float" office:value="4.75" calcext:value-type="float">
            <text:p>4,750</text:p>
          </table:table-cell>
          <table:table-cell table:style-name="ce70" office:value-type="percentage" office:value="0.00483632981815563" calcext:value-type="percentage">
            <text:p>0,48%</text:p>
          </table:table-cell>
          <table:table-cell/>
          <table:table-cell table:style-name="ce68" table:formula="of:=[.E60]+0.125" office:value-type="float" office:value="4.75" calcext:value-type="float">
            <text:p>4,750</text:p>
          </table:table-cell>
          <table:table-cell table:style-name="ce70" office:value-type="percentage" office:value="0.00440200352081406" calcext:value-type="percentage">
            <text:p>0,44%</text:p>
          </table:table-cell>
          <table:table-cell/>
          <table:table-cell table:style-name="ce68" table:formula="of:=[.H60]+0.125" office:value-type="float" office:value="4.75" calcext:value-type="float">
            <text:p>4,750</text:p>
          </table:table-cell>
          <table:table-cell table:style-name="ce70" office:value-type="percentage" office:value="0.00987787316325009" calcext:value-type="percentage">
            <text:p>0,99%</text:p>
          </table:table-cell>
          <table:table-cell/>
          <table:table-cell table:style-name="ce68" table:formula="of:=[.K60]+0.05" office:value-type="float" office:value="1.9" calcext:value-type="float">
            <text:p>1,900</text:p>
          </table:table-cell>
          <table:table-cell table:style-name="ce70" office:value-type="percentage" office:value="0.00574671894845812" calcext:value-type="percentage">
            <text:p>0,57%</text:p>
          </table:table-cell>
          <table:table-cell/>
          <table:table-cell table:style-name="ce68" table:formula="of:=[.N60]+0.05" office:value-type="float" office:value="1.9" calcext:value-type="float">
            <text:p>1,900</text:p>
          </table:table-cell>
          <table:table-cell table:style-name="ce70" office:value-type="percentage" office:value="0.00790372106079767" calcext:value-type="percentage">
            <text:p>0,79%</text:p>
          </table:table-cell>
          <table:table-cell/>
          <table:table-cell table:style-name="ce68" table:formula="of:=[.Q60]+0.05" office:value-type="float" office:value="1.9" calcext:value-type="float">
            <text:p>1,900</text:p>
          </table:table-cell>
          <table:table-cell table:style-name="ce70" office:value-type="percentage" office:value="0.00511787252752816" calcext:value-type="percentage">
            <text:p>0,51%</text:p>
          </table:table-cell>
          <table:table-cell/>
          <table:table-cell table:style-name="ce68" table:formula="of:=[.T60]+0.05" office:value-type="float" office:value="1.9" calcext:value-type="float">
            <text:p>1,900</text:p>
          </table:table-cell>
          <table:table-cell table:style-name="ce70" office:value-type="percentage" office:value="0.00511180294852263" calcext:value-type="percentage">
            <text:p>0,51%</text:p>
          </table:table-cell>
          <table:table-cell/>
          <table:table-cell table:style-name="ce71" table:formula="of:=([.R61]-[.U61])*100*100" office:value-type="float" office:value="0.0606957900552933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61]+0.125" office:value-type="float" office:value="4.875" calcext:value-type="float">
            <text:p>4,875</text:p>
          </table:table-cell>
          <table:table-cell table:style-name="ce70" office:value-type="percentage" office:value="0.00503943474110854" calcext:value-type="percentage">
            <text:p>0,50%</text:p>
          </table:table-cell>
          <table:table-cell/>
          <table:table-cell table:style-name="ce68" table:formula="of:=[.E61]+0.125" office:value-type="float" office:value="4.875" calcext:value-type="float">
            <text:p>4,875</text:p>
          </table:table-cell>
          <table:table-cell table:style-name="ce70" office:value-type="percentage" office:value="0.00458028870097575" calcext:value-type="percentage">
            <text:p>0,46%</text:p>
          </table:table-cell>
          <table:table-cell/>
          <table:table-cell table:style-name="ce68" table:formula="of:=[.H61]+0.125" office:value-type="float" office:value="4.875" calcext:value-type="float">
            <text:p>4,875</text:p>
          </table:table-cell>
          <table:table-cell table:style-name="ce70" office:value-type="percentage" office:value="0.0100416859940043" calcext:value-type="percentage">
            <text:p>1,00%</text:p>
          </table:table-cell>
          <table:table-cell/>
          <table:table-cell table:style-name="ce68" table:formula="of:=[.K61]+0.05" office:value-type="float" office:value="1.95" calcext:value-type="float">
            <text:p>1,950</text:p>
          </table:table-cell>
          <table:table-cell table:style-name="ce70" office:value-type="percentage" office:value="0.0058266655602216" calcext:value-type="percentage">
            <text:p>0,58%</text:p>
          </table:table-cell>
          <table:table-cell/>
          <table:table-cell table:style-name="ce68" table:formula="of:=[.N61]+0.05" office:value-type="float" office:value="1.95" calcext:value-type="float">
            <text:p>1,950</text:p>
          </table:table-cell>
          <table:table-cell table:style-name="ce70" office:value-type="percentage" office:value="0.00798732797051044" calcext:value-type="percentage">
            <text:p>0,80%</text:p>
          </table:table-cell>
          <table:table-cell/>
          <table:table-cell table:style-name="ce68" table:formula="of:=[.Q61]+0.05" office:value-type="float" office:value="1.95" calcext:value-type="float">
            <text:p>1,950</text:p>
          </table:table-cell>
          <table:table-cell table:style-name="ce70" office:value-type="percentage" office:value="0.00521704366112336" calcext:value-type="percentage">
            <text:p>0,52%</text:p>
          </table:table-cell>
          <table:table-cell/>
          <table:table-cell table:style-name="ce68" table:formula="of:=[.T61]+0.05" office:value-type="float" office:value="1.95" calcext:value-type="float">
            <text:p>1,950</text:p>
          </table:table-cell>
          <table:table-cell table:style-name="ce70" office:value-type="percentage" office:value="0.00521132652675994" calcext:value-type="percentage">
            <text:p>0,52%</text:p>
          </table:table-cell>
          <table:table-cell/>
          <table:table-cell table:style-name="ce71" table:formula="of:=([.R62]-[.U62])*100*100" office:value-type="float" office:value="0.0571713436342894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62]+0.125" office:value-type="float" office:value="5" calcext:value-type="float">
            <text:p>5,000</text:p>
          </table:table-cell>
          <table:table-cell table:style-name="ce70" office:value-type="percentage" office:value="0.00523238441791382" calcext:value-type="percentage">
            <text:p>0,52%</text:p>
          </table:table-cell>
          <table:table-cell/>
          <table:table-cell table:style-name="ce68" table:formula="of:=[.E62]+0.125" office:value-type="float" office:value="5" calcext:value-type="float">
            <text:p>5,000</text:p>
          </table:table-cell>
          <table:table-cell table:style-name="ce70" office:value-type="percentage" office:value="0.00474965962212935" calcext:value-type="percentage">
            <text:p>0,47%</text:p>
          </table:table-cell>
          <table:table-cell/>
          <table:table-cell table:style-name="ce68" table:formula="of:=[.H62]+0.125" office:value-type="float" office:value="5" calcext:value-type="float">
            <text:p>5,000</text:p>
          </table:table-cell>
          <table:table-cell table:style-name="ce70" office:value-type="percentage" office:value="0.0101973081832209" calcext:value-type="percentage">
            <text:p>1,02%</text:p>
          </table:table-cell>
          <table:table-cell/>
          <table:table-cell table:style-name="ce68" table:formula="of:=[.K62]+0.05" office:value-type="float" office:value="2" calcext:value-type="float">
            <text:p>2,000</text:p>
          </table:table-cell>
          <table:table-cell table:style-name="ce70" office:value-type="percentage" office:value="0.00590661217198507" calcext:value-type="percentage">
            <text:p>0,59%</text:p>
          </table:table-cell>
          <table:table-cell/>
          <table:table-cell table:style-name="ce68" table:formula="of:=[.N62]+0.05" office:value-type="float" office:value="2" calcext:value-type="float">
            <text:p>2,000</text:p>
          </table:table-cell>
          <table:table-cell table:style-name="ce70" office:value-type="percentage" office:value="0.00807093488022321" calcext:value-type="percentage">
            <text:p>0,81%</text:p>
          </table:table-cell>
          <table:table-cell/>
          <table:table-cell table:style-name="ce68" table:formula="of:=[.Q62]+0.05" office:value-type="float" office:value="2" calcext:value-type="float">
            <text:p>2,000</text:p>
          </table:table-cell>
          <table:table-cell table:style-name="ce70" office:value-type="percentage" office:value="0.00531621479471857" calcext:value-type="percentage">
            <text:p>0,53%</text:p>
          </table:table-cell>
          <table:table-cell/>
          <table:table-cell table:style-name="ce68" table:formula="of:=[.T62]+0.05" office:value-type="float" office:value="2" calcext:value-type="float">
            <text:p>2,000</text:p>
          </table:table-cell>
          <table:table-cell table:style-name="ce70" office:value-type="percentage" office:value="0.00531085010499724" calcext:value-type="percentage">
            <text:p>0,53%</text:p>
          </table:table-cell>
          <table:table-cell/>
          <table:table-cell table:style-name="ce71" table:formula="of:=([.R63]-[.U63])*100*100" office:value-type="float" office:value="0.0536468972132768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63]+0.125" office:value-type="float" office:value="5.125" calcext:value-type="float">
            <text:p>5,125</text:p>
          </table:table-cell>
          <table:table-cell table:style-name="ce70" office:value-type="percentage" office:value="0.00551215523294855" calcext:value-type="percentage">
            <text:p>0,55%</text:p>
          </table:table-cell>
          <table:table-cell/>
          <table:table-cell table:style-name="ce68" table:formula="of:=[.E63]+0.125" office:value-type="float" office:value="5.125" calcext:value-type="float">
            <text:p>5,125</text:p>
          </table:table-cell>
          <table:table-cell table:style-name="ce70" office:value-type="percentage" office:value="0.00506297695205938" calcext:value-type="percentage">
            <text:p>0,51%</text:p>
          </table:table-cell>
          <table:table-cell/>
          <table:table-cell table:style-name="ce68" table:formula="of:=[.H63]+0.125" office:value-type="float" office:value="5.125" calcext:value-type="float">
            <text:p>5,125</text:p>
          </table:table-cell>
          <table:table-cell table:style-name="ce70" office:value-type="percentage" office:value="0.0104581357659932" calcext:value-type="percentage">
            <text:p>1,05%</text:p>
          </table:table-cell>
          <table:table-cell/>
          <table:table-cell table:style-name="ce68" table:formula="of:=[.K63]+0.05" office:value-type="float" office:value="2.05" calcext:value-type="float">
            <text:p>2,050</text:p>
          </table:table-cell>
          <table:table-cell table:style-name="ce70" office:value-type="percentage" office:value="0.00598655878374854" calcext:value-type="percentage">
            <text:p>0,60%</text:p>
          </table:table-cell>
          <table:table-cell/>
          <table:table-cell table:style-name="ce68" table:formula="of:=[.N63]+0.05" office:value-type="float" office:value="2.05" calcext:value-type="float">
            <text:p>2,050</text:p>
          </table:table-cell>
          <table:table-cell table:style-name="ce70" office:value-type="percentage" office:value="0.00815454178993597" calcext:value-type="percentage">
            <text:p>0,82%</text:p>
          </table:table-cell>
          <table:table-cell/>
          <table:table-cell table:style-name="ce68" table:formula="of:=[.Q63]+0.05" office:value-type="float" office:value="2.05" calcext:value-type="float">
            <text:p>2,050</text:p>
          </table:table-cell>
          <table:table-cell table:style-name="ce70" office:value-type="percentage" office:value="0.00541538592831378" calcext:value-type="percentage">
            <text:p>0,54%</text:p>
          </table:table-cell>
          <table:table-cell/>
          <table:table-cell table:style-name="ce68" table:formula="of:=[.T63]+0.05" office:value-type="float" office:value="2.05" calcext:value-type="float">
            <text:p>2,050</text:p>
          </table:table-cell>
          <table:table-cell table:style-name="ce70" office:value-type="percentage" office:value="0.00541037368323455" calcext:value-type="percentage">
            <text:p>0,54%</text:p>
          </table:table-cell>
          <table:table-cell/>
          <table:table-cell table:style-name="ce71" table:formula="of:=([.R64]-[.U64])*100*100" office:value-type="float" office:value="0.0501224507922556" calcext:value-type="float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64]+0.125" office:value-type="float" office:value="5.25" calcext:value-type="float">
            <text:p>5,250</text:p>
          </table:table-cell>
          <table:table-cell table:style-name="ce70" office:value-type="percentage" office:value="0.00577860362821974" calcext:value-type="percentage">
            <text:p>0,58%</text:p>
          </table:table-cell>
          <table:table-cell/>
          <table:table-cell table:style-name="ce68" table:formula="of:=[.E64]+0.125" office:value-type="float" office:value="5.25" calcext:value-type="float">
            <text:p>5,250</text:p>
          </table:table-cell>
          <table:table-cell table:style-name="ce70" office:value-type="percentage" office:value="0.00536137440913562" calcext:value-type="percentage">
            <text:p>0,54%</text:p>
          </table:table-cell>
          <table:table-cell/>
          <table:table-cell table:style-name="ce68" table:formula="of:=[.H64]+0.125" office:value-type="float" office:value="5.25" calcext:value-type="float">
            <text:p>5,250</text:p>
          </table:table-cell>
          <table:table-cell table:style-name="ce70" office:value-type="percentage" office:value="0.010706542987681" calcext:value-type="percentage">
            <text:p>1,07%</text:p>
          </table:table-cell>
          <table:table-cell/>
          <table:table-cell table:style-name="ce68" table:formula="of:=[.K64]+0.05" office:value-type="float" office:value="2.1" calcext:value-type="float">
            <text:p>2,100</text:p>
          </table:table-cell>
          <table:table-cell table:style-name="ce70" office:value-type="percentage" office:value="0.00606650539551202" calcext:value-type="percentage">
            <text:p>0,61%</text:p>
          </table:table-cell>
          <table:table-cell/>
          <table:table-cell table:style-name="ce68" table:formula="of:=[.N64]+0.05" office:value-type="float" office:value="2.1" calcext:value-type="float">
            <text:p>2,100</text:p>
          </table:table-cell>
          <table:table-cell table:style-name="ce70" office:value-type="percentage" office:value="0.00823814869964874" calcext:value-type="percentage">
            <text:p>0,82%</text:p>
          </table:table-cell>
          <table:table-cell/>
          <table:table-cell table:style-name="ce68" table:formula="of:=[.Q64]+0.05" office:value-type="float" office:value="2.1" calcext:value-type="float">
            <text:p>2,100</text:p>
          </table:table-cell>
          <table:table-cell table:style-name="ce70" office:value-type="percentage" office:value="0.00551455706190898" calcext:value-type="percentage">
            <text:p>0,55%</text:p>
          </table:table-cell>
          <table:table-cell/>
          <table:table-cell table:style-name="ce68" table:formula="of:=[.T64]+0.05" office:value-type="float" office:value="2.1" calcext:value-type="float">
            <text:p>2,100</text:p>
          </table:table-cell>
          <table:table-cell table:style-name="ce70" office:value-type="percentage" office:value="0.00550989726147186" calcext:value-type="percentage">
            <text:p>0,55%</text:p>
          </table:table-cell>
          <table:table-cell/>
          <table:table-cell table:style-name="ce71" table:formula="of:=([.R65]-[.U65])*100*100" office:value-type="float" office:value="0.0465980043712518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65]+0.125" office:value-type="float" office:value="5.375" calcext:value-type="float">
            <text:p>5,375</text:p>
          </table:table-cell>
          <table:table-cell table:style-name="ce70" office:value-type="percentage" office:value="0.00603265907487365" calcext:value-type="percentage">
            <text:p>0,60%</text:p>
          </table:table-cell>
          <table:table-cell/>
          <table:table-cell table:style-name="ce68" table:formula="of:=[.E65]+0.125" office:value-type="float" office:value="5.375" calcext:value-type="float">
            <text:p>5,375</text:p>
          </table:table-cell>
          <table:table-cell table:style-name="ce70" office:value-type="percentage" office:value="0.00564589291471993" calcext:value-type="percentage">
            <text:p>0,56%</text:p>
          </table:table-cell>
          <table:table-cell/>
          <table:table-cell table:style-name="ce68" table:formula="of:=[.H65]+0.125" office:value-type="float" office:value="5.375" calcext:value-type="float">
            <text:p>5,375</text:p>
          </table:table-cell>
          <table:table-cell table:style-name="ce70" office:value-type="percentage" office:value="0.0109433963851044" calcext:value-type="percentage">
            <text:p>1,09%</text:p>
          </table:table-cell>
          <table:table-cell/>
          <table:table-cell table:style-name="ce68" table:formula="of:=[.K65]+0.05" office:value-type="float" office:value="2.15" calcext:value-type="float">
            <text:p>2,150</text:p>
          </table:table-cell>
          <table:table-cell table:style-name="ce70" office:value-type="percentage" office:value="0.00614645200727549" calcext:value-type="percentage">
            <text:p>0,61%</text:p>
          </table:table-cell>
          <table:table-cell/>
          <table:table-cell table:style-name="ce68" table:formula="of:=[.N65]+0.05" office:value-type="float" office:value="2.15" calcext:value-type="float">
            <text:p>2,150</text:p>
          </table:table-cell>
          <table:table-cell table:style-name="ce70" office:value-type="percentage" office:value="0.0083217556093615" calcext:value-type="percentage">
            <text:p>0,83%</text:p>
          </table:table-cell>
          <table:table-cell/>
          <table:table-cell table:style-name="ce68" table:formula="of:=[.Q65]+0.05" office:value-type="float" office:value="2.15" calcext:value-type="float">
            <text:p>2,150</text:p>
          </table:table-cell>
          <table:table-cell table:style-name="ce70" office:value-type="percentage" office:value="0.00561372819550419" calcext:value-type="percentage">
            <text:p>0,56%</text:p>
          </table:table-cell>
          <table:table-cell/>
          <table:table-cell table:style-name="ce68" table:formula="of:=[.T65]+0.05" office:value-type="float" office:value="2.15" calcext:value-type="float">
            <text:p>2,150</text:p>
          </table:table-cell>
          <table:table-cell table:style-name="ce70" office:value-type="percentage" office:value="0.00560942083970917" calcext:value-type="percentage">
            <text:p>0,56%</text:p>
          </table:table-cell>
          <table:table-cell/>
          <table:table-cell table:style-name="ce71" table:formula="of:=([.R66]-[.U66])*100*100" office:value-type="float" office:value="0.0430735579502392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66]+0.125" office:value-type="float" office:value="5.5" calcext:value-type="float">
            <text:p>5,500</text:p>
          </table:table-cell>
          <table:table-cell table:style-name="ce70" office:value-type="percentage" office:value="0.00627516654667966" calcext:value-type="percentage">
            <text:p>0,63%</text:p>
          </table:table-cell>
          <table:table-cell/>
          <table:table-cell table:style-name="ce68" table:formula="of:=[.E66]+0.125" office:value-type="float" office:value="5.5" calcext:value-type="float">
            <text:p>5,500</text:p>
          </table:table-cell>
          <table:table-cell table:style-name="ce70" office:value-type="percentage" office:value="0.00591747876095951" calcext:value-type="percentage">
            <text:p>0,59%</text:p>
          </table:table-cell>
          <table:table-cell/>
          <table:table-cell table:style-name="ce68" table:formula="of:=[.H66]+0.125" office:value-type="float" office:value="5.5" calcext:value-type="float">
            <text:p>5,500</text:p>
          </table:table-cell>
          <table:table-cell table:style-name="ce70" office:value-type="percentage" office:value="0.0111694837190084" calcext:value-type="percentage">
            <text:p>1,12%</text:p>
          </table:table-cell>
          <table:table-cell/>
          <table:table-cell table:style-name="ce68" table:formula="of:=[.K66]+0.05" office:value-type="float" office:value="2.2" calcext:value-type="float">
            <text:p>2,200</text:p>
          </table:table-cell>
          <table:table-cell table:style-name="ce70" office:value-type="percentage" office:value="0.00622639861903897" calcext:value-type="percentage">
            <text:p>0,62%</text:p>
          </table:table-cell>
          <table:table-cell/>
          <table:table-cell table:style-name="ce68" table:formula="of:=[.N66]+0.05" office:value-type="float" office:value="2.2" calcext:value-type="float">
            <text:p>2,200</text:p>
          </table:table-cell>
          <table:table-cell table:style-name="ce70" office:value-type="percentage" office:value="0.00840536251907427" calcext:value-type="percentage">
            <text:p>0,84%</text:p>
          </table:table-cell>
          <table:table-cell/>
          <table:table-cell table:style-name="ce68" table:formula="of:=[.Q66]+0.05" office:value-type="float" office:value="2.2" calcext:value-type="float">
            <text:p>2,200</text:p>
          </table:table-cell>
          <table:table-cell table:style-name="ce70" office:value-type="percentage" office:value="0.0057128993290994" calcext:value-type="percentage">
            <text:p>0,57%</text:p>
          </table:table-cell>
          <table:table-cell/>
          <table:table-cell table:style-name="ce68" table:formula="of:=[.T66]+0.05" office:value-type="float" office:value="2.2" calcext:value-type="float">
            <text:p>2,200</text:p>
          </table:table-cell>
          <table:table-cell table:style-name="ce70" office:value-type="percentage" office:value="0.00570894441794647" calcext:value-type="percentage">
            <text:p>0,57%</text:p>
          </table:table-cell>
          <table:table-cell/>
          <table:table-cell table:style-name="ce71" table:formula="of:=([.R67]-[.U67])*100*100" office:value-type="float" office:value="0.0395491115292353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67]+0.125" office:value-type="float" office:value="5.625" calcext:value-type="float">
            <text:p>5,625</text:p>
          </table:table-cell>
          <table:table-cell table:style-name="ce70" office:value-type="percentage" office:value="0.00650689590862762" calcext:value-type="percentage">
            <text:p>0,65%</text:p>
          </table:table-cell>
          <table:table-cell/>
          <table:table-cell table:style-name="ce68" table:formula="of:=[.E67]+0.125" office:value-type="float" office:value="5.625" calcext:value-type="float">
            <text:p>5,625</text:p>
          </table:table-cell>
          <table:table-cell table:style-name="ce70" office:value-type="percentage" office:value="0.00617699412514398" calcext:value-type="percentage">
            <text:p>0,62%</text:p>
          </table:table-cell>
          <table:table-cell/>
          <table:table-cell table:style-name="ce68" table:formula="of:=[.H67]+0.125" office:value-type="float" office:value="5.625" calcext:value-type="float">
            <text:p>5,625</text:p>
          </table:table-cell>
          <table:table-cell table:style-name="ce70" office:value-type="percentage" office:value="0.0113855227269612" calcext:value-type="percentage">
            <text:p>1,14%</text:p>
          </table:table-cell>
          <table:table-cell/>
          <table:table-cell table:style-name="ce68" table:formula="of:=[.K67]+0.05" office:value-type="float" office:value="2.25" calcext:value-type="float">
            <text:p>2,250</text:p>
          </table:table-cell>
          <table:table-cell table:style-name="ce70" office:value-type="percentage" office:value="0.00630634523080244" calcext:value-type="percentage">
            <text:p>0,63%</text:p>
          </table:table-cell>
          <table:table-cell/>
          <table:table-cell table:style-name="ce68" table:formula="of:=[.N67]+0.05" office:value-type="float" office:value="2.25" calcext:value-type="float">
            <text:p>2,250</text:p>
          </table:table-cell>
          <table:table-cell table:style-name="ce70" office:value-type="percentage" office:value="0.00848896942878703" calcext:value-type="percentage">
            <text:p>0,85%</text:p>
          </table:table-cell>
          <table:table-cell/>
          <table:table-cell table:style-name="ce68" table:formula="of:=[.Q67]+0.05" office:value-type="float" office:value="2.25" calcext:value-type="float">
            <text:p>2,250</text:p>
          </table:table-cell>
          <table:table-cell table:style-name="ce70" office:value-type="percentage" office:value="0.0058120704626946" calcext:value-type="percentage">
            <text:p>0,58%</text:p>
          </table:table-cell>
          <table:table-cell/>
          <table:table-cell table:style-name="ce68" table:formula="of:=[.T67]+0.05" office:value-type="float" office:value="2.25" calcext:value-type="float">
            <text:p>2,250</text:p>
          </table:table-cell>
          <table:table-cell table:style-name="ce70" office:value-type="percentage" office:value="0.00580846799618378" calcext:value-type="percentage">
            <text:p>0,58%</text:p>
          </table:table-cell>
          <table:table-cell/>
          <table:table-cell table:style-name="ce71" table:formula="of:=([.R68]-[.U68])*100*100" office:value-type="float" office:value="0.0360246651082228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68]+0.125" office:value-type="float" office:value="5.75" calcext:value-type="float">
            <text:p>5,750</text:p>
          </table:table-cell>
          <table:table-cell table:style-name="ce70" office:value-type="percentage" office:value="0.00672855008092567" calcext:value-type="percentage">
            <text:p>0,67%</text:p>
          </table:table-cell>
          <table:table-cell/>
          <table:table-cell table:style-name="ce68" table:formula="of:=[.E68]+0.125" office:value-type="float" office:value="5.75" calcext:value-type="float">
            <text:p>5,750</text:p>
          </table:table-cell>
          <table:table-cell table:style-name="ce70" office:value-type="percentage" office:value="0.00642522621262479" calcext:value-type="percentage">
            <text:p>0,64%</text:p>
          </table:table-cell>
          <table:table-cell/>
          <table:table-cell table:style-name="ce68" table:formula="of:=[.H68]+0.125" office:value-type="float" office:value="5.75" calcext:value-type="float">
            <text:p>5,750</text:p>
          </table:table-cell>
          <table:table-cell table:style-name="ce70" office:value-type="percentage" office:value="0.0115921687345683" calcext:value-type="percentage">
            <text:p>1,16%</text:p>
          </table:table-cell>
          <table:table-cell/>
          <table:table-cell table:style-name="ce68" table:formula="of:=[.K68]+0.05" office:value-type="float" office:value="2.3" calcext:value-type="float">
            <text:p>2,300</text:p>
          </table:table-cell>
          <table:table-cell table:style-name="ce70" office:value-type="percentage" office:value="0.00638629184256592" calcext:value-type="percentage">
            <text:p>0,64%</text:p>
          </table:table-cell>
          <table:table-cell/>
          <table:table-cell table:style-name="ce68" table:formula="of:=[.N68]+0.05" office:value-type="float" office:value="2.3" calcext:value-type="float">
            <text:p>2,300</text:p>
          </table:table-cell>
          <table:table-cell table:style-name="ce70" office:value-type="percentage" office:value="0.00857257633849979" calcext:value-type="percentage">
            <text:p>0,86%</text:p>
          </table:table-cell>
          <table:table-cell/>
          <table:table-cell table:style-name="ce68" table:formula="of:=[.Q68]+0.05" office:value-type="float" office:value="2.3" calcext:value-type="float">
            <text:p>2,300</text:p>
          </table:table-cell>
          <table:table-cell table:style-name="ce70" office:value-type="percentage" office:value="0.00591124159628981" calcext:value-type="percentage">
            <text:p>0,59%</text:p>
          </table:table-cell>
          <table:table-cell/>
          <table:table-cell table:style-name="ce68" table:formula="of:=[.T68]+0.05" office:value-type="float" office:value="2.3" calcext:value-type="float">
            <text:p>2,300</text:p>
          </table:table-cell>
          <table:table-cell table:style-name="ce70" office:value-type="percentage" office:value="0.00590799157442109" calcext:value-type="percentage">
            <text:p>0,59%</text:p>
          </table:table-cell>
          <table:table-cell/>
          <table:table-cell table:style-name="ce71" table:formula="of:=([.R69]-[.U69])*100*100" office:value-type="float" office:value="0.0325002186872102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69]+0.125" office:value-type="float" office:value="5.875" calcext:value-type="float">
            <text:p>5,875</text:p>
          </table:table-cell>
          <table:table-cell table:style-name="ce70" office:value-type="percentage" office:value="0.00694077216078551" calcext:value-type="percentage">
            <text:p>0,69%</text:p>
          </table:table-cell>
          <table:table-cell/>
          <table:table-cell table:style-name="ce68" table:formula="of:=[.E69]+0.125" office:value-type="float" office:value="5.875" calcext:value-type="float">
            <text:p>5,875</text:p>
          </table:table-cell>
          <table:table-cell table:style-name="ce70" office:value-type="percentage" office:value="0.00666289523255323" calcext:value-type="percentage">
            <text:p>0,67%</text:p>
          </table:table-cell>
          <table:table-cell/>
          <table:table-cell table:style-name="ce68" table:formula="of:=[.H69]+0.125" office:value-type="float" office:value="5.875" calcext:value-type="float">
            <text:p>5,875</text:p>
          </table:table-cell>
          <table:table-cell table:style-name="ce70" office:value-type="percentage" office:value="0.0117900212950431" calcext:value-type="percentage">
            <text:p>1,18%</text:p>
          </table:table-cell>
          <table:table-cell/>
          <table:table-cell table:style-name="ce68" table:formula="of:=[.K69]+0.05" office:value-type="float" office:value="2.35" calcext:value-type="float">
            <text:p>2,350</text:p>
          </table:table-cell>
          <table:table-cell table:style-name="ce70" office:value-type="percentage" office:value="0.00646623845432939" calcext:value-type="percentage">
            <text:p>0,65%</text:p>
          </table:table-cell>
          <table:table-cell/>
          <table:table-cell table:style-name="ce68" table:formula="of:=[.N69]+0.05" office:value-type="float" office:value="2.35" calcext:value-type="float">
            <text:p>2,350</text:p>
          </table:table-cell>
          <table:table-cell table:style-name="ce70" office:value-type="percentage" office:value="0.00865618324821256" calcext:value-type="percentage">
            <text:p>0,87%</text:p>
          </table:table-cell>
          <table:table-cell/>
          <table:table-cell table:style-name="ce68" table:formula="of:=[.Q69]+0.05" office:value-type="float" office:value="2.35" calcext:value-type="float">
            <text:p>2,350</text:p>
          </table:table-cell>
          <table:table-cell table:style-name="ce70" office:value-type="percentage" office:value="0.00601041272988502" calcext:value-type="percentage">
            <text:p>0,60%</text:p>
          </table:table-cell>
          <table:table-cell/>
          <table:table-cell table:style-name="ce68" table:formula="of:=[.T69]+0.05" office:value-type="float" office:value="2.35" calcext:value-type="float">
            <text:p>2,350</text:p>
          </table:table-cell>
          <table:table-cell table:style-name="ce70" office:value-type="percentage" office:value="0.0060075151526584" calcext:value-type="percentage">
            <text:p>0,60%</text:p>
          </table:table-cell>
          <table:table-cell/>
          <table:table-cell table:style-name="ce71" table:formula="of:=([.R70]-[.U70])*100*100" office:value-type="float" office:value="0.0289757722661977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70]+0.125" office:value-type="float" office:value="6" calcext:value-type="float">
            <text:p>6,000</text:p>
          </table:table-cell>
          <table:table-cell table:style-name="ce70" office:value-type="percentage" office:value="0.00714415165398452" calcext:value-type="percentage">
            <text:p>0,71%</text:p>
          </table:table-cell>
          <table:table-cell/>
          <table:table-cell table:style-name="ce68" table:formula="of:=[.E70]+0.125" office:value-type="float" office:value="6" calcext:value-type="float">
            <text:p>6,000</text:p>
          </table:table-cell>
          <table:table-cell table:style-name="ce70" office:value-type="percentage" office:value="0.00689066137665131" calcext:value-type="percentage">
            <text:p>0,69%</text:p>
          </table:table-cell>
          <table:table-cell/>
          <table:table-cell table:style-name="ce68" table:formula="of:=[.H70]+0.125" office:value-type="float" office:value="6" calcext:value-type="float">
            <text:p>6,000</text:p>
          </table:table-cell>
          <table:table-cell table:style-name="ce70" office:value-type="percentage" office:value="0.0119796299988314" calcext:value-type="percentage">
            <text:p>1,20%</text:p>
          </table:table-cell>
          <table:table-cell/>
          <table:table-cell table:style-name="ce68" table:formula="of:=[.K70]+0.05" office:value-type="float" office:value="2.4" calcext:value-type="float">
            <text:p>2,400</text:p>
          </table:table-cell>
          <table:table-cell table:style-name="ce70" office:value-type="percentage" office:value="0.00654618506609287" calcext:value-type="percentage">
            <text:p>0,65%</text:p>
          </table:table-cell>
          <table:table-cell/>
          <table:table-cell table:style-name="ce68" table:formula="of:=[.N70]+0.05" office:value-type="float" office:value="2.4" calcext:value-type="float">
            <text:p>2,400</text:p>
          </table:table-cell>
          <table:table-cell table:style-name="ce70" office:value-type="percentage" office:value="0.00873979015792532" calcext:value-type="percentage">
            <text:p>0,87%</text:p>
          </table:table-cell>
          <table:table-cell/>
          <table:table-cell table:style-name="ce68" table:formula="of:=[.Q70]+0.05" office:value-type="float" office:value="2.4" calcext:value-type="float">
            <text:p>2,400</text:p>
          </table:table-cell>
          <table:table-cell table:style-name="ce70" office:value-type="percentage" office:value="0.00610958386348022" calcext:value-type="percentage">
            <text:p>0,61%</text:p>
          </table:table-cell>
          <table:table-cell/>
          <table:table-cell table:style-name="ce68" table:formula="of:=[.T70]+0.05" office:value-type="float" office:value="2.4" calcext:value-type="float">
            <text:p>2,400</text:p>
          </table:table-cell>
          <table:table-cell table:style-name="ce70" office:value-type="percentage" office:value="0.0061070387308957" calcext:value-type="percentage">
            <text:p>0,61%</text:p>
          </table:table-cell>
          <table:table-cell/>
          <table:table-cell table:style-name="ce71" table:formula="of:=([.R71]-[.U71])*100*100" office:value-type="float" office:value="0.0254513258451852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71]+0.125" office:value-type="float" office:value="6.125" calcext:value-type="float">
            <text:p>6,125</text:p>
          </table:table-cell>
          <table:table-cell table:style-name="ce70" office:value-type="percentage" office:value="0.00739456109436351" calcext:value-type="percentage">
            <text:p>0,74%</text:p>
          </table:table-cell>
          <table:table-cell/>
          <table:table-cell table:style-name="ce68" table:formula="of:=[.E71]+0.125" office:value-type="float" office:value="6.125" calcext:value-type="float">
            <text:p>6,125</text:p>
          </table:table-cell>
          <table:table-cell table:style-name="ce70" office:value-type="percentage" office:value="0.00710913094343927" calcext:value-type="percentage">
            <text:p>0,71%</text:p>
          </table:table-cell>
          <table:table-cell/>
          <table:table-cell table:style-name="ce68" table:formula="of:=[.H71]+0.125" office:value-type="float" office:value="6.125" calcext:value-type="float">
            <text:p>6,125</text:p>
          </table:table-cell>
          <table:table-cell table:style-name="ce70" office:value-type="percentage" office:value="0.0121614995718529" calcext:value-type="percentage">
            <text:p>1,22%</text:p>
          </table:table-cell>
          <table:table-cell/>
          <table:table-cell table:style-name="ce68" table:formula="of:=[.K71]+0.05" office:value-type="float" office:value="2.45" calcext:value-type="float">
            <text:p>2,450</text:p>
          </table:table-cell>
          <table:table-cell table:style-name="ce70" office:value-type="percentage" office:value="0.00662613167785634" calcext:value-type="percentage">
            <text:p>0,66%</text:p>
          </table:table-cell>
          <table:table-cell/>
          <table:table-cell table:style-name="ce68" table:formula="of:=[.N71]+0.05" office:value-type="float" office:value="2.45" calcext:value-type="float">
            <text:p>2,450</text:p>
          </table:table-cell>
          <table:table-cell table:style-name="ce70" office:value-type="percentage" office:value="0.00882339706763809" calcext:value-type="percentage">
            <text:p>0,88%</text:p>
          </table:table-cell>
          <table:table-cell/>
          <table:table-cell table:style-name="ce68" table:formula="of:=[.Q71]+0.05" office:value-type="float" office:value="2.45" calcext:value-type="float">
            <text:p>2,450</text:p>
          </table:table-cell>
          <table:table-cell table:style-name="ce70" office:value-type="percentage" office:value="0.00620875499707543" calcext:value-type="percentage">
            <text:p>0,62%</text:p>
          </table:table-cell>
          <table:table-cell/>
          <table:table-cell table:style-name="ce68" table:formula="of:=[.T71]+0.05" office:value-type="float" office:value="2.45" calcext:value-type="float">
            <text:p>2,450</text:p>
          </table:table-cell>
          <table:table-cell table:style-name="ce70" office:value-type="percentage" office:value="0.00620656230913301" calcext:value-type="percentage">
            <text:p>0,62%</text:p>
          </table:table-cell>
          <table:table-cell/>
          <table:table-cell table:style-name="ce71" table:formula="of:=([.R72]-[.U72])*100*100" office:value-type="float" office:value="0.0219268794241639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72]+0.125" office:value-type="float" office:value="6.25" calcext:value-type="float">
            <text:p>6,250</text:p>
          </table:table-cell>
          <table:table-cell table:style-name="ce70" office:value-type="percentage" office:value="0.00763495415712733" calcext:value-type="percentage">
            <text:p>0,76%</text:p>
          </table:table-cell>
          <table:table-cell/>
          <table:table-cell table:style-name="ce68" table:formula="of:=[.E72]+0.125" office:value-type="float" office:value="6.25" calcext:value-type="float">
            <text:p>6,250</text:p>
          </table:table-cell>
          <table:table-cell table:style-name="ce70" office:value-type="percentage" office:value="0.00731886172755569" calcext:value-type="percentage">
            <text:p>0,73%</text:p>
          </table:table-cell>
          <table:table-cell/>
          <table:table-cell table:style-name="ce68" table:formula="of:=[.H72]+0.125" office:value-type="float" office:value="6.25" calcext:value-type="float">
            <text:p>6,250</text:p>
          </table:table-cell>
          <table:table-cell table:style-name="ce70" office:value-type="percentage" office:value="0.0123360943619535" calcext:value-type="percentage">
            <text:p>1,23%</text:p>
          </table:table-cell>
          <table:table-cell/>
          <table:table-cell table:style-name="ce68" table:formula="of:=[.K72]+0.05" office:value-type="float" office:value="2.5" calcext:value-type="float">
            <text:p>2,500</text:p>
          </table:table-cell>
          <table:table-cell table:style-name="ce70" office:value-type="percentage" office:value="0.00670607828961982" calcext:value-type="percentage">
            <text:p>0,67%</text:p>
          </table:table-cell>
          <table:table-cell/>
          <table:table-cell table:style-name="ce68" table:formula="of:=[.N72]+0.05" office:value-type="float" office:value="2.5" calcext:value-type="float">
            <text:p>2,500</text:p>
          </table:table-cell>
          <table:table-cell table:style-name="ce70" office:value-type="percentage" office:value="0.00890700397735085" calcext:value-type="percentage">
            <text:p>0,89%</text:p>
          </table:table-cell>
          <table:table-cell/>
          <table:table-cell table:style-name="ce68" table:formula="of:=[.Q72]+0.05" office:value-type="float" office:value="2.5" calcext:value-type="float">
            <text:p>2,500</text:p>
          </table:table-cell>
          <table:table-cell table:style-name="ce70" office:value-type="percentage" office:value="0.00630792613067064" calcext:value-type="percentage">
            <text:p>0,63%</text:p>
          </table:table-cell>
          <table:table-cell/>
          <table:table-cell table:style-name="ce68" table:formula="of:=[.T72]+0.05" office:value-type="float" office:value="2.5" calcext:value-type="float">
            <text:p>2,500</text:p>
          </table:table-cell>
          <table:table-cell table:style-name="ce70" office:value-type="percentage" office:value="0.00630608588737032" calcext:value-type="percentage">
            <text:p>0,63%</text:p>
          </table:table-cell>
          <table:table-cell/>
          <table:table-cell table:style-name="ce71" table:formula="of:=([.R73]-[.U73])*100*100" office:value-type="float" office:value="0.0184024330031601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73]+0.125" office:value-type="float" office:value="6.375" calcext:value-type="float">
            <text:p>6,375</text:p>
          </table:table-cell>
          <table:table-cell table:style-name="ce70" office:value-type="percentage" office:value="0.00786592004095925" calcext:value-type="percentage">
            <text:p>0,79%</text:p>
          </table:table-cell>
          <table:table-cell/>
          <table:table-cell table:style-name="ce68" table:formula="of:=[.E73]+0.125" office:value-type="float" office:value="6.375" calcext:value-type="float">
            <text:p>6,375</text:p>
          </table:table-cell>
          <table:table-cell table:style-name="ce70" office:value-type="percentage" office:value="0.00752036777504011" calcext:value-type="percentage">
            <text:p>0,75%</text:p>
          </table:table-cell>
          <table:table-cell/>
          <table:table-cell table:style-name="ce68" table:formula="of:=[.H73]+0.125" office:value-type="float" office:value="6.375" calcext:value-type="float">
            <text:p>6,375</text:p>
          </table:table-cell>
          <table:table-cell table:style-name="ce70" office:value-type="percentage" office:value="0.0125038422975404" calcext:value-type="percentage">
            <text:p>1,25%</text:p>
          </table:table-cell>
          <table:table-cell/>
          <table:table-cell table:style-name="ce68" table:formula="of:=[.K73]+0.05" office:value-type="float" office:value="2.55" calcext:value-type="float">
            <text:p>2,550</text:p>
          </table:table-cell>
          <table:table-cell table:style-name="ce70" office:value-type="percentage" office:value="0.00678602490138329" calcext:value-type="percentage">
            <text:p>0,68%</text:p>
          </table:table-cell>
          <table:table-cell/>
          <table:table-cell table:style-name="ce68" table:formula="of:=[.N73]+0.05" office:value-type="float" office:value="2.55" calcext:value-type="float">
            <text:p>2,550</text:p>
          </table:table-cell>
          <table:table-cell table:style-name="ce70" office:value-type="percentage" office:value="0.00912553957471364" calcext:value-type="percentage">
            <text:p>0,91%</text:p>
          </table:table-cell>
          <table:table-cell/>
          <table:table-cell table:style-name="ce68" table:formula="of:=[.Q73]+0.05" office:value-type="float" office:value="2.55" calcext:value-type="float">
            <text:p>2,550</text:p>
          </table:table-cell>
          <table:table-cell table:style-name="ce70" office:value-type="percentage" office:value="0.00640709726426584" calcext:value-type="percentage">
            <text:p>0,64%</text:p>
          </table:table-cell>
          <table:table-cell/>
          <table:table-cell table:style-name="ce68" table:formula="of:=[.T73]+0.05" office:value-type="float" office:value="2.55" calcext:value-type="float">
            <text:p>2,550</text:p>
          </table:table-cell>
          <table:table-cell table:style-name="ce70" office:value-type="percentage" office:value="0.00640560946560763" calcext:value-type="percentage">
            <text:p>0,64%</text:p>
          </table:table-cell>
          <table:table-cell/>
          <table:table-cell table:style-name="ce71" table:formula="of:=([.R74]-[.U74])*100*100" office:value-type="float" office:value="0.0148779865821562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74]+0.125" office:value-type="float" office:value="6.5" calcext:value-type="float">
            <text:p>6,500</text:p>
          </table:table-cell>
          <table:table-cell table:style-name="ce70" office:value-type="percentage" office:value="0.00808800262156687" calcext:value-type="percentage">
            <text:p>0,81%</text:p>
          </table:table-cell>
          <table:table-cell/>
          <table:table-cell table:style-name="ce68" table:formula="of:=[.E74]+0.125" office:value-type="float" office:value="6.5" calcext:value-type="float">
            <text:p>6,500</text:p>
          </table:table-cell>
          <table:table-cell table:style-name="ce70" office:value-type="percentage" office:value="0.00771412358992898" calcext:value-type="percentage">
            <text:p>0,77%</text:p>
          </table:table-cell>
          <table:table-cell/>
          <table:table-cell table:style-name="ce68" table:formula="of:=[.H74]+0.125" office:value-type="float" office:value="6.5" calcext:value-type="float">
            <text:p>6,500</text:p>
          </table:table-cell>
          <table:table-cell table:style-name="ce70" office:value-type="percentage" office:value="0.0126651383894509" calcext:value-type="percentage">
            <text:p>1,27%</text:p>
          </table:table-cell>
          <table:table-cell/>
          <table:table-cell table:style-name="ce68" table:formula="of:=[.K74]+0.05" office:value-type="float" office:value="2.6" calcext:value-type="float">
            <text:p>2,600</text:p>
          </table:table-cell>
          <table:table-cell table:style-name="ce70" office:value-type="percentage" office:value="0.00686597151314676" calcext:value-type="percentage">
            <text:p>0,69%</text:p>
          </table:table-cell>
          <table:table-cell/>
          <table:table-cell table:style-name="ce68" table:formula="of:=[.N74]+0.05" office:value-type="float" office:value="2.6" calcext:value-type="float">
            <text:p>2,600</text:p>
          </table:table-cell>
          <table:table-cell table:style-name="ce70" office:value-type="percentage" office:value="0.00934407517207642" calcext:value-type="percentage">
            <text:p>0,93%</text:p>
          </table:table-cell>
          <table:table-cell/>
          <table:table-cell table:style-name="ce68" table:formula="of:=[.Q74]+0.05" office:value-type="float" office:value="2.6" calcext:value-type="float">
            <text:p>2,600</text:p>
          </table:table-cell>
          <table:table-cell table:style-name="ce70" office:value-type="percentage" office:value="0.00650626839786105" calcext:value-type="percentage">
            <text:p>0,65%</text:p>
          </table:table-cell>
          <table:table-cell/>
          <table:table-cell table:style-name="ce68" table:formula="of:=[.T74]+0.05" office:value-type="float" office:value="2.6" calcext:value-type="float">
            <text:p>2,600</text:p>
          </table:table-cell>
          <table:table-cell table:style-name="ce70" office:value-type="percentage" office:value="0.00650513304384494" calcext:value-type="percentage">
            <text:p>0,65%</text:p>
          </table:table-cell>
          <table:table-cell/>
          <table:table-cell table:style-name="ce71" table:formula="of:=([.R75]-[.U75])*100*100" office:value-type="float" office:value="0.0113535401611437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75]+0.125" office:value-type="float" office:value="6.625" calcext:value-type="float">
            <text:p>6,625</text:p>
          </table:table-cell>
          <table:table-cell table:style-name="ce70" office:value-type="percentage" office:value="0.00830170472743457" calcext:value-type="percentage">
            <text:p>0,83%</text:p>
          </table:table-cell>
          <table:table-cell/>
          <table:table-cell table:style-name="ce68" table:formula="of:=[.E75]+0.125" office:value-type="float" office:value="6.625" calcext:value-type="float">
            <text:p>6,625</text:p>
          </table:table-cell>
          <table:table-cell table:style-name="ce70" office:value-type="percentage" office:value="0.00790056786463336" calcext:value-type="percentage">
            <text:p>0,79%</text:p>
          </table:table-cell>
          <table:table-cell/>
          <table:table-cell table:style-name="ce68" table:formula="of:=[.H75]+0.125" office:value-type="float" office:value="6.625" calcext:value-type="float">
            <text:p>6,625</text:p>
          </table:table-cell>
          <table:table-cell table:style-name="ce70" office:value-type="percentage" office:value="0.0128203478363836" calcext:value-type="percentage">
            <text:p>1,28%</text:p>
          </table:table-cell>
          <table:table-cell/>
          <table:table-cell table:style-name="ce68" table:formula="of:=[.K75]+0.05" office:value-type="float" office:value="2.65" calcext:value-type="float">
            <text:p>2,650</text:p>
          </table:table-cell>
          <table:table-cell table:style-name="ce70" office:value-type="percentage" office:value="0.00694591812491024" calcext:value-type="percentage">
            <text:p>0,69%</text:p>
          </table:table-cell>
          <table:table-cell/>
          <table:table-cell table:style-name="ce68" table:formula="of:=[.N75]+0.05" office:value-type="float" office:value="2.65" calcext:value-type="float">
            <text:p>2,650</text:p>
          </table:table-cell>
          <table:table-cell table:style-name="ce70" office:value-type="percentage" office:value="0.00956261076943921" calcext:value-type="percentage">
            <text:p>0,96%</text:p>
          </table:table-cell>
          <table:table-cell/>
          <table:table-cell table:style-name="ce68" table:formula="of:=[.Q75]+0.05" office:value-type="float" office:value="2.65" calcext:value-type="float">
            <text:p>2,650</text:p>
          </table:table-cell>
          <table:table-cell table:style-name="ce70" office:value-type="percentage" office:value="0.00660543953145625" calcext:value-type="percentage">
            <text:p>0,66%</text:p>
          </table:table-cell>
          <table:table-cell/>
          <table:table-cell table:style-name="ce68" table:formula="of:=[.T75]+0.05" office:value-type="float" office:value="2.65" calcext:value-type="float">
            <text:p>2,650</text:p>
          </table:table-cell>
          <table:table-cell table:style-name="ce70" office:value-type="percentage" office:value="0.00660465662208224" calcext:value-type="percentage">
            <text:p>0,66%</text:p>
          </table:table-cell>
          <table:table-cell/>
          <table:table-cell table:style-name="ce71" table:formula="of:=([.R76]-[.U76])*100*100" office:value-type="float" office:value="0.00782909374012243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76]+0.125" office:value-type="float" office:value="6.75" calcext:value-type="float">
            <text:p>6,750</text:p>
          </table:table-cell>
          <table:table-cell table:style-name="ce70" office:value-type="percentage" office:value="0.00850749194049235" calcext:value-type="percentage">
            <text:p>0,85%</text:p>
          </table:table-cell>
          <table:table-cell/>
          <table:table-cell table:style-name="ce68" table:formula="of:=[.E76]+0.125" office:value-type="float" office:value="6.75" calcext:value-type="float">
            <text:p>6,750</text:p>
          </table:table-cell>
          <table:table-cell table:style-name="ce70" office:value-type="percentage" office:value="0.00808010679583017" calcext:value-type="percentage">
            <text:p>0,81%</text:p>
          </table:table-cell>
          <table:table-cell/>
          <table:table-cell table:style-name="ce68" table:formula="of:=[.H76]+0.125" office:value-type="float" office:value="6.75" calcext:value-type="float">
            <text:p>6,750</text:p>
          </table:table-cell>
          <table:table-cell table:style-name="ce70" office:value-type="percentage" office:value="0.0129698087852817" calcext:value-type="percentage">
            <text:p>1,30%</text:p>
          </table:table-cell>
          <table:table-cell/>
          <table:table-cell table:style-name="ce68" table:formula="of:=[.K76]+0.05" office:value-type="float" office:value="2.7" calcext:value-type="float">
            <text:p>2,700</text:p>
          </table:table-cell>
          <table:table-cell table:style-name="ce70" office:value-type="percentage" office:value="0.00702586473667371" calcext:value-type="percentage">
            <text:p>0,70%</text:p>
          </table:table-cell>
          <table:table-cell/>
          <table:table-cell table:style-name="ce68" table:formula="of:=[.N76]+0.05" office:value-type="float" office:value="2.7" calcext:value-type="float">
            <text:p>2,700</text:p>
          </table:table-cell>
          <table:table-cell table:style-name="ce70" office:value-type="percentage" office:value="0.00978114636680199" calcext:value-type="percentage">
            <text:p>0,98%</text:p>
          </table:table-cell>
          <table:table-cell/>
          <table:table-cell table:style-name="ce68" table:formula="of:=[.Q76]+0.05" office:value-type="float" office:value="2.7" calcext:value-type="float">
            <text:p>2,700</text:p>
          </table:table-cell>
          <table:table-cell table:style-name="ce70" office:value-type="percentage" office:value="0.00670461066505146" calcext:value-type="percentage">
            <text:p>0,67%</text:p>
          </table:table-cell>
          <table:table-cell/>
          <table:table-cell table:style-name="ce68" table:formula="of:=[.T76]+0.05" office:value-type="float" office:value="2.7" calcext:value-type="float">
            <text:p>2,700</text:p>
          </table:table-cell>
          <table:table-cell table:style-name="ce70" office:value-type="percentage" office:value="0.00670418020031955" calcext:value-type="percentage">
            <text:p>0,67%</text:p>
          </table:table-cell>
          <table:table-cell/>
          <table:table-cell table:style-name="ce71" table:formula="of:=([.R77]-[.U77])*100*100" office:value-type="float" office:value="0.00430464731910989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77]+0.125" office:value-type="float" office:value="6.875" calcext:value-type="float">
            <text:p>6,875</text:p>
          </table:table-cell>
          <table:table-cell table:style-name="ce70" office:value-type="percentage" office:value="0.00870579598216621" calcext:value-type="percentage">
            <text:p>0,87%</text:p>
          </table:table-cell>
          <table:table-cell/>
          <table:table-cell table:style-name="ce68" table:formula="of:=[.E77]+0.125" office:value-type="float" office:value="6.875" calcext:value-type="float">
            <text:p>6,875</text:p>
          </table:table-cell>
          <table:table-cell table:style-name="ce70" office:value-type="percentage" office:value="0.00825311703861983" calcext:value-type="percentage">
            <text:p>0,83%</text:p>
          </table:table-cell>
          <table:table-cell/>
          <table:table-cell table:style-name="ce68" table:formula="of:=[.H77]+0.125" office:value-type="float" office:value="6.875" calcext:value-type="float">
            <text:p>6,875</text:p>
          </table:table-cell>
          <table:table-cell table:style-name="ce70" office:value-type="percentage" office:value="0.0131138347905836" calcext:value-type="percentage">
            <text:p>1,31%</text:p>
          </table:table-cell>
          <table:table-cell/>
          <table:table-cell table:style-name="ce68" table:formula="of:=[.K77]+0.05" office:value-type="float" office:value="2.75" calcext:value-type="float">
            <text:p>2,750</text:p>
          </table:table-cell>
          <table:table-cell table:style-name="ce70" office:value-type="percentage" office:value="0.00710581134843719" calcext:value-type="percentage">
            <text:p>0,71%</text:p>
          </table:table-cell>
          <table:table-cell/>
          <table:table-cell table:style-name="ce68" table:formula="of:=[.N77]+0.05" office:value-type="float" office:value="2.75" calcext:value-type="float">
            <text:p>2,750</text:p>
          </table:table-cell>
          <table:table-cell table:style-name="ce70" office:value-type="percentage" office:value="0.00999968196416478" calcext:value-type="percentage">
            <text:p>1,00%</text:p>
          </table:table-cell>
          <table:table-cell/>
          <table:table-cell table:style-name="ce68" table:formula="of:=[.Q77]+0.05" office:value-type="float" office:value="2.75" calcext:value-type="float">
            <text:p>2,750</text:p>
          </table:table-cell>
          <table:table-cell table:style-name="ce70" office:value-type="percentage" office:value="0.00680378179864667" calcext:value-type="percentage">
            <text:p>0,68%</text:p>
          </table:table-cell>
          <table:table-cell/>
          <table:table-cell table:style-name="ce68" table:formula="of:=[.T77]+0.05" office:value-type="float" office:value="2.75" calcext:value-type="float">
            <text:p>2,750</text:p>
          </table:table-cell>
          <table:table-cell table:style-name="ce70" office:value-type="percentage" office:value="0.00680370377855686" calcext:value-type="percentage">
            <text:p>0,68%</text:p>
          </table:table-cell>
          <table:table-cell/>
          <table:table-cell table:style-name="ce71" table:formula="of:=([.R78]-[.U78])*100*100" office:value-type="float" office:value="0.000780200898106015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78]+0.125" office:value-type="float" office:value="7" calcext:value-type="float">
            <text:p>7,000</text:p>
          </table:table-cell>
          <table:table-cell table:style-name="ce70" office:value-type="percentage" office:value="0.00889701773663744" calcext:value-type="percentage">
            <text:p>0,89%</text:p>
          </table:table-cell>
          <table:table-cell/>
          <table:table-cell table:style-name="ce68" table:formula="of:=[.E78]+0.125" office:value-type="float" office:value="7" calcext:value-type="float">
            <text:p>7,000</text:p>
          </table:table-cell>
          <table:table-cell table:style-name="ce70" office:value-type="percentage" office:value="0.00841994834416699" calcext:value-type="percentage">
            <text:p>0,84%</text:p>
          </table:table-cell>
          <table:table-cell/>
          <table:table-cell table:style-name="ce68" table:formula="of:=[.H78]+0.125" office:value-type="float" office:value="7" calcext:value-type="float">
            <text:p>7,000</text:p>
          </table:table-cell>
          <table:table-cell table:style-name="ce70" office:value-type="percentage" office:value="0.0132527170099818" calcext:value-type="percentage">
            <text:p>1,33%</text:p>
          </table:table-cell>
          <table:table-cell/>
          <table:table-cell table:style-name="ce68" table:formula="of:=[.K78]+0.05" office:value-type="float" office:value="2.8" calcext:value-type="float">
            <text:p>2,800</text:p>
          </table:table-cell>
          <table:table-cell table:style-name="ce70" office:value-type="percentage" office:value="0.00737049190496111" calcext:value-type="percentage">
            <text:p>0,74%</text:p>
          </table:table-cell>
          <table:table-cell/>
          <table:table-cell table:style-name="ce68" table:formula="of:=[.N78]+0.05" office:value-type="float" office:value="2.8" calcext:value-type="float">
            <text:p>2,800</text:p>
          </table:table-cell>
          <table:table-cell table:style-name="ce70" office:value-type="percentage" office:value="0.0102182175615276" calcext:value-type="percentage">
            <text:p>1,02%</text:p>
          </table:table-cell>
          <table:table-cell/>
          <table:table-cell table:style-name="ce68" table:formula="of:=[.Q78]+0.05" office:value-type="float" office:value="2.8" calcext:value-type="float">
            <text:p>2,800</text:p>
          </table:table-cell>
          <table:table-cell table:style-name="ce70" office:value-type="percentage" office:value="0.00704258438298281" calcext:value-type="percentage">
            <text:p>0,70%</text:p>
          </table:table-cell>
          <table:table-cell/>
          <table:table-cell table:style-name="ce68" table:formula="of:=[.T78]+0.05" office:value-type="float" office:value="2.8" calcext:value-type="float">
            <text:p>2,800</text:p>
          </table:table-cell>
          <table:table-cell table:style-name="ce70" office:value-type="percentage" office:value="0.00704430702177269" calcext:value-type="percentage">
            <text:p>0,70%</text:p>
          </table:table-cell>
          <table:table-cell/>
          <table:table-cell table:style-name="ce71" table:formula="of:=([.R79]-[.U79])*100*100" office:value-type="float" office:value="-0.0172263878988038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79]+0.125" office:value-type="float" office:value="7.125" calcext:value-type="float">
            <text:p>7,125</text:p>
          </table:table-cell>
          <table:table-cell table:style-name="ce70" office:value-type="percentage" office:value="0.00912470997589332" calcext:value-type="percentage">
            <text:p>0,91%</text:p>
          </table:table-cell>
          <table:table-cell/>
          <table:table-cell table:style-name="ce68" table:formula="of:=[.E79]+0.125" office:value-type="float" office:value="7.125" calcext:value-type="float">
            <text:p>7,125</text:p>
          </table:table-cell>
          <table:table-cell table:style-name="ce70" office:value-type="percentage" office:value="0.00864880844924873" calcext:value-type="percentage">
            <text:p>0,86%</text:p>
          </table:table-cell>
          <table:table-cell/>
          <table:table-cell table:style-name="ce68" table:formula="of:=[.H79]+0.125" office:value-type="float" office:value="7.125" calcext:value-type="float">
            <text:p>7,125</text:p>
          </table:table-cell>
          <table:table-cell table:style-name="ce70" office:value-type="percentage" office:value="0.0134604722969718" calcext:value-type="percentage">
            <text:p>1,35%</text:p>
          </table:table-cell>
          <table:table-cell/>
          <table:table-cell table:style-name="ce68" table:formula="of:=[.K79]+0.05" office:value-type="float" office:value="2.85" calcext:value-type="float">
            <text:p>2,850</text:p>
          </table:table-cell>
          <table:table-cell table:style-name="ce70" office:value-type="percentage" office:value="0.00763517246148504" calcext:value-type="percentage">
            <text:p>0,76%</text:p>
          </table:table-cell>
          <table:table-cell/>
          <table:table-cell table:style-name="ce68" table:formula="of:=[.N79]+0.05" office:value-type="float" office:value="2.85" calcext:value-type="float">
            <text:p>2,850</text:p>
          </table:table-cell>
          <table:table-cell table:style-name="ce70" office:value-type="percentage" office:value="0.0104367531588903" calcext:value-type="percentage">
            <text:p>1,04%</text:p>
          </table:table-cell>
          <table:table-cell/>
          <table:table-cell table:style-name="ce68" table:formula="of:=[.Q79]+0.05" office:value-type="float" office:value="2.85" calcext:value-type="float">
            <text:p>2,850</text:p>
          </table:table-cell>
          <table:table-cell table:style-name="ce70" office:value-type="percentage" office:value="0.00728138696731896" calcext:value-type="percentage">
            <text:p>0,73%</text:p>
          </table:table-cell>
          <table:table-cell/>
          <table:table-cell table:style-name="ce68" table:formula="of:=[.T79]+0.05" office:value-type="float" office:value="2.85" calcext:value-type="float">
            <text:p>2,850</text:p>
          </table:table-cell>
          <table:table-cell table:style-name="ce70" office:value-type="percentage" office:value="0.00728491026498853" calcext:value-type="percentage">
            <text:p>0,73%</text:p>
          </table:table-cell>
          <table:table-cell/>
          <table:table-cell table:style-name="ce71" table:formula="of:=([.R80]-[.U80])*100*100" office:value-type="float" office:value="-0.0352329766957048" calcext:value-type="float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80]+0.125" office:value-type="float" office:value="7.25" calcext:value-type="float">
            <text:p>7,250</text:p>
          </table:table-cell>
          <table:table-cell table:style-name="ce70" office:value-type="percentage" office:value="0.00934455075862314" calcext:value-type="percentage">
            <text:p>0,93%</text:p>
          </table:table-cell>
          <table:table-cell/>
          <table:table-cell table:style-name="ce68" table:formula="of:=[.E80]+0.125" office:value-type="float" office:value="7.25" calcext:value-type="float">
            <text:p>7,250</text:p>
          </table:table-cell>
          <table:table-cell table:style-name="ce70" office:value-type="percentage" office:value="0.00886977682656903" calcext:value-type="percentage">
            <text:p>0,89%</text:p>
          </table:table-cell>
          <table:table-cell/>
          <table:table-cell table:style-name="ce68" table:formula="of:=[.H80]+0.125" office:value-type="float" office:value="7.25" calcext:value-type="float">
            <text:p>7,250</text:p>
          </table:table-cell>
          <table:table-cell table:style-name="ce70" office:value-type="percentage" office:value="0.0136610636085483" calcext:value-type="percentage">
            <text:p>1,37%</text:p>
          </table:table-cell>
          <table:table-cell/>
          <table:table-cell table:style-name="ce68" table:formula="of:=[.K80]+0.05" office:value-type="float" office:value="2.9" calcext:value-type="float">
            <text:p>2,900</text:p>
          </table:table-cell>
          <table:table-cell table:style-name="ce70" office:value-type="percentage" office:value="0.00789985301800897" calcext:value-type="percentage">
            <text:p>0,79%</text:p>
          </table:table-cell>
          <table:table-cell/>
          <table:table-cell table:style-name="ce68" table:formula="of:=[.N80]+0.05" office:value-type="float" office:value="2.9" calcext:value-type="float">
            <text:p>2,900</text:p>
          </table:table-cell>
          <table:table-cell table:style-name="ce70" office:value-type="percentage" office:value="0.0106552887562531" calcext:value-type="percentage">
            <text:p>1,07%</text:p>
          </table:table-cell>
          <table:table-cell/>
          <table:table-cell table:style-name="ce68" table:formula="of:=[.Q80]+0.05" office:value-type="float" office:value="2.9" calcext:value-type="float">
            <text:p>2,900</text:p>
          </table:table-cell>
          <table:table-cell table:style-name="ce70" office:value-type="percentage" office:value="0.00752018955165511" calcext:value-type="percentage">
            <text:p>0,75%</text:p>
          </table:table-cell>
          <table:table-cell/>
          <table:table-cell table:style-name="ce68" table:formula="of:=[.T80]+0.05" office:value-type="float" office:value="2.9" calcext:value-type="float">
            <text:p>2,900</text:p>
          </table:table-cell>
          <table:table-cell table:style-name="ce70" office:value-type="percentage" office:value="0.00752551350820437" calcext:value-type="percentage">
            <text:p>0,75%</text:p>
          </table:table-cell>
          <table:table-cell/>
          <table:table-cell table:style-name="ce71" table:formula="of:=([.R81]-[.U81])*100*100" office:value-type="float" office:value="-0.0532395654925973" calcext:value-type="float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81]+0.125" office:value-type="float" office:value="7.375" calcext:value-type="float">
            <text:p>7,375</text:p>
          </table:table-cell>
          <table:table-cell table:style-name="ce70" office:value-type="percentage" office:value="0.00955693931142991" calcext:value-type="percentage">
            <text:p>0,96%</text:p>
          </table:table-cell>
          <table:table-cell/>
          <table:table-cell table:style-name="ce68" table:formula="of:=[.E81]+0.125" office:value-type="float" office:value="7.375" calcext:value-type="float">
            <text:p>7,375</text:p>
          </table:table-cell>
          <table:table-cell table:style-name="ce70" office:value-type="percentage" office:value="0.00908325475042086" calcext:value-type="percentage">
            <text:p>0,91%</text:p>
          </table:table-cell>
          <table:table-cell/>
          <table:table-cell table:style-name="ce68" table:formula="of:=[.H81]+0.125" office:value-type="float" office:value="7.375" calcext:value-type="float">
            <text:p>7,375</text:p>
          </table:table-cell>
          <table:table-cell table:style-name="ce70" office:value-type="percentage" office:value="0.0138548552146477" calcext:value-type="percentage">
            <text:p>1,39%</text:p>
          </table:table-cell>
          <table:table-cell/>
          <table:table-cell table:style-name="ce68" table:formula="of:=[.K81]+0.05" office:value-type="float" office:value="2.95" calcext:value-type="float">
            <text:p>2,950</text:p>
          </table:table-cell>
          <table:table-cell table:style-name="ce70" office:value-type="percentage" office:value="0.0081645335745329" calcext:value-type="percentage">
            <text:p>0,82%</text:p>
          </table:table-cell>
          <table:table-cell/>
          <table:table-cell table:style-name="ce68" table:formula="of:=[.N81]+0.05" office:value-type="float" office:value="2.95" calcext:value-type="float">
            <text:p>2,950</text:p>
          </table:table-cell>
          <table:table-cell table:style-name="ce70" office:value-type="percentage" office:value="0.0108738243536159" calcext:value-type="percentage">
            <text:p>1,09%</text:p>
          </table:table-cell>
          <table:table-cell/>
          <table:table-cell table:style-name="ce68" table:formula="of:=[.Q81]+0.05" office:value-type="float" office:value="2.95" calcext:value-type="float">
            <text:p>2,950</text:p>
          </table:table-cell>
          <table:table-cell table:style-name="ce70" office:value-type="percentage" office:value="0.00775899213599125" calcext:value-type="percentage">
            <text:p>0,78%</text:p>
          </table:table-cell>
          <table:table-cell/>
          <table:table-cell table:style-name="ce68" table:formula="of:=[.T81]+0.05" office:value-type="float" office:value="2.95" calcext:value-type="float">
            <text:p>2,950</text:p>
          </table:table-cell>
          <table:table-cell table:style-name="ce70" office:value-type="percentage" office:value="0.0077661167514202" calcext:value-type="percentage">
            <text:p>0,78%</text:p>
          </table:table-cell>
          <table:table-cell/>
          <table:table-cell table:style-name="ce71" table:formula="of:=([.R82]-[.U82])*100*100" office:value-type="float" office:value="-0.0712461542894983" calcext:value-type="float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82]+0.125" office:value-type="float" office:value="7.5" calcext:value-type="float">
            <text:p>7,500</text:p>
          </table:table-cell>
          <table:table-cell table:style-name="ce70" office:value-type="percentage" office:value="0.0097622482458098" calcext:value-type="percentage">
            <text:p>0,98%</text:p>
          </table:table-cell>
          <table:table-cell/>
          <table:table-cell table:style-name="ce68" table:formula="of:=[.E82]+0.125" office:value-type="float" office:value="7.5" calcext:value-type="float">
            <text:p>7,500</text:p>
          </table:table-cell>
          <table:table-cell table:style-name="ce70" office:value-type="percentage" office:value="0.00928961674347762" calcext:value-type="percentage">
            <text:p>0,93%</text:p>
          </table:table-cell>
          <table:table-cell/>
          <table:table-cell table:style-name="ce68" table:formula="of:=[.H82]+0.125" office:value-type="float" office:value="7.5" calcext:value-type="float">
            <text:p>7,500</text:p>
          </table:table-cell>
          <table:table-cell table:style-name="ce70" office:value-type="percentage" office:value="0.0140421871005437" calcext:value-type="percentage">
            <text:p>1,40%</text:p>
          </table:table-cell>
          <table:table-cell/>
          <table:table-cell table:style-name="ce68" table:formula="of:=[.K82]+0.05" office:value-type="float" office:value="3" calcext:value-type="float">
            <text:p>3,000</text:p>
          </table:table-cell>
          <table:table-cell table:style-name="ce70" office:value-type="percentage" office:value="0.00842921413105682" calcext:value-type="percentage">
            <text:p>0,84%</text:p>
          </table:table-cell>
          <table:table-cell/>
          <table:table-cell table:style-name="ce68" table:formula="of:=[.N82]+0.05" office:value-type="float" office:value="3" calcext:value-type="float">
            <text:p>3,000</text:p>
          </table:table-cell>
          <table:table-cell table:style-name="ce70" office:value-type="percentage" office:value="0.0110923599509787" calcext:value-type="percentage">
            <text:p>1,11%</text:p>
          </table:table-cell>
          <table:table-cell/>
          <table:table-cell table:style-name="ce68" table:formula="of:=[.Q82]+0.05" office:value-type="float" office:value="3" calcext:value-type="float">
            <text:p>3,000</text:p>
          </table:table-cell>
          <table:table-cell table:style-name="ce70" office:value-type="percentage" office:value="0.0079977947203274" calcext:value-type="percentage">
            <text:p>0,80%</text:p>
          </table:table-cell>
          <table:table-cell/>
          <table:table-cell table:style-name="ce68" table:formula="of:=[.T82]+0.05" office:value-type="float" office:value="3" calcext:value-type="float">
            <text:p>3,000</text:p>
          </table:table-cell>
          <table:table-cell table:style-name="ce70" office:value-type="percentage" office:value="0.00800671999463604" calcext:value-type="percentage">
            <text:p>0,80%</text:p>
          </table:table-cell>
          <table:table-cell/>
          <table:table-cell table:style-name="ce71" table:formula="of:=([.R83]-[.U83])*100*100" office:value-type="float" office:value="-0.0892527430863994" calcext:value-type="float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83]+0.125" office:value-type="float" office:value="7.625" calcext:value-type="float">
            <text:p>7,625</text:p>
          </table:table-cell>
          <table:table-cell table:style-name="ce70" office:value-type="percentage" office:value="0.0099608257397182" calcext:value-type="percentage">
            <text:p>1,00%</text:p>
          </table:table-cell>
          <table:table-cell/>
          <table:table-cell table:style-name="ce68" table:formula="of:=[.E83]+0.125" office:value-type="float" office:value="7.625" calcext:value-type="float">
            <text:p>7,625</text:p>
          </table:table-cell>
          <table:table-cell table:style-name="ce70" office:value-type="percentage" office:value="0.00948921276954891" calcext:value-type="percentage">
            <text:p>0,95%</text:p>
          </table:table-cell>
          <table:table-cell/>
          <table:table-cell table:style-name="ce68" table:formula="of:=[.H83]+0.125" office:value-type="float" office:value="7.625" calcext:value-type="float">
            <text:p>7,625</text:p>
          </table:table-cell>
          <table:table-cell table:style-name="ce70" office:value-type="percentage" office:value="0.014223376957394" calcext:value-type="percentage">
            <text:p>1,42%</text:p>
          </table:table-cell>
          <table:table-cell/>
          <table:table-cell table:style-name="ce68" table:formula="of:=[.K83]+0.05" office:value-type="float" office:value="3.05" calcext:value-type="float">
            <text:p>3,050</text:p>
          </table:table-cell>
          <table:table-cell table:style-name="ce70" office:value-type="percentage" office:value="0.00869389468758075" calcext:value-type="percentage">
            <text:p>0,87%</text:p>
          </table:table-cell>
          <table:table-cell/>
          <table:table-cell table:style-name="ce68" table:formula="of:=[.N83]+0.05" office:value-type="float" office:value="3.05" calcext:value-type="float">
            <text:p>3,050</text:p>
          </table:table-cell>
          <table:table-cell table:style-name="ce70" office:value-type="percentage" office:value="0.0113108955483415" calcext:value-type="percentage">
            <text:p>1,13%</text:p>
          </table:table-cell>
          <table:table-cell/>
          <table:table-cell table:style-name="ce68" table:formula="of:=[.Q83]+0.05" office:value-type="float" office:value="3.05" calcext:value-type="float">
            <text:p>3,050</text:p>
          </table:table-cell>
          <table:table-cell table:style-name="ce70" office:value-type="percentage" office:value="0.00823659730466354" calcext:value-type="percentage">
            <text:p>0,82%</text:p>
          </table:table-cell>
          <table:table-cell/>
          <table:table-cell table:style-name="ce68" table:formula="of:=[.T83]+0.05" office:value-type="float" office:value="3.05" calcext:value-type="float">
            <text:p>3,050</text:p>
          </table:table-cell>
          <table:table-cell table:style-name="ce70" office:value-type="percentage" office:value="0.00824732323785187" calcext:value-type="percentage">
            <text:p>0,82%</text:p>
          </table:table-cell>
          <table:table-cell/>
          <table:table-cell table:style-name="ce71" table:formula="of:=([.R84]-[.U84])*100*100" office:value-type="float" office:value="-0.107259331883318" calcext:value-type="float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84]+0.125" office:value-type="float" office:value="7.75" calcext:value-type="float">
            <text:p>7,750</text:p>
          </table:table-cell>
          <table:table-cell table:style-name="ce70" office:value-type="percentage" office:value="0.0101529975080167" calcext:value-type="percentage">
            <text:p>1,02%</text:p>
          </table:table-cell>
          <table:table-cell/>
          <table:table-cell table:style-name="ce68" table:formula="of:=[.E84]+0.125" office:value-type="float" office:value="7.75" calcext:value-type="float">
            <text:p>7,750</text:p>
          </table:table-cell>
          <table:table-cell table:style-name="ce70" office:value-type="percentage" office:value="0.00968237021413403" calcext:value-type="percentage">
            <text:p>0,97%</text:p>
          </table:table-cell>
          <table:table-cell/>
          <table:table-cell table:style-name="ce68" table:formula="of:=[.H84]+0.125" office:value-type="float" office:value="7.75" calcext:value-type="float">
            <text:p>7,750</text:p>
          </table:table-cell>
          <table:table-cell table:style-name="ce70" office:value-type="percentage" office:value="0.0143987219801524" calcext:value-type="percentage">
            <text:p>1,44%</text:p>
          </table:table-cell>
          <table:table-cell/>
          <table:table-cell table:style-name="ce68" table:formula="of:=[.K84]+0.05" office:value-type="float" office:value="3.1" calcext:value-type="float">
            <text:p>3,100</text:p>
          </table:table-cell>
          <table:table-cell table:style-name="ce70" office:value-type="percentage" office:value="0.00895857524410468" calcext:value-type="percentage">
            <text:p>0,90%</text:p>
          </table:table-cell>
          <table:table-cell/>
          <table:table-cell table:style-name="ce68" table:formula="of:=[.N84]+0.05" office:value-type="float" office:value="3.1" calcext:value-type="float">
            <text:p>3,100</text:p>
          </table:table-cell>
          <table:table-cell table:style-name="ce70" office:value-type="percentage" office:value="0.0115294311457043" calcext:value-type="percentage">
            <text:p>1,15%</text:p>
          </table:table-cell>
          <table:table-cell/>
          <table:table-cell table:style-name="ce68" table:formula="of:=[.Q84]+0.05" office:value-type="float" office:value="3.1" calcext:value-type="float">
            <text:p>3,100</text:p>
          </table:table-cell>
          <table:table-cell table:style-name="ce70" office:value-type="percentage" office:value="0.00847539988899969" calcext:value-type="percentage">
            <text:p>0,85%</text:p>
          </table:table-cell>
          <table:table-cell/>
          <table:table-cell table:style-name="ce68" table:formula="of:=[.T84]+0.05" office:value-type="float" office:value="3.1" calcext:value-type="float">
            <text:p>3,100</text:p>
          </table:table-cell>
          <table:table-cell table:style-name="ce70" office:value-type="percentage" office:value="0.00848792648106771" calcext:value-type="percentage">
            <text:p>0,85%</text:p>
          </table:table-cell>
          <table:table-cell/>
          <table:table-cell table:style-name="ce71" table:formula="of:=([.R85]-[.U85])*100*100" office:value-type="float" office:value="-0.125265920680219" calcext:value-type="float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85]+0.125" office:value-type="float" office:value="7.875" calcext:value-type="float">
            <text:p>7,875</text:p>
          </table:table-cell>
          <table:table-cell table:style-name="ce70" office:value-type="percentage" office:value="0.010339068585258" calcext:value-type="percentage">
            <text:p>1,03%</text:p>
          </table:table-cell>
          <table:table-cell/>
          <table:table-cell table:style-name="ce68" table:formula="of:=[.E85]+0.125" office:value-type="float" office:value="7.875" calcext:value-type="float">
            <text:p>7,875</text:p>
          </table:table-cell>
          <table:table-cell table:style-name="ce70" office:value-type="percentage" office:value="0.00986939567635135" calcext:value-type="percentage">
            <text:p>0,99%</text:p>
          </table:table-cell>
          <table:table-cell/>
          <table:table-cell table:style-name="ce68" table:formula="of:=[.H85]+0.125" office:value-type="float" office:value="7.875" calcext:value-type="float">
            <text:p>7,875</text:p>
          </table:table-cell>
          <table:table-cell table:style-name="ce70" office:value-type="percentage" office:value="0.0145685004942517" calcext:value-type="percentage">
            <text:p>1,46%</text:p>
          </table:table-cell>
          <table:table-cell/>
          <table:table-cell table:style-name="ce68" table:formula="of:=[.K85]+0.05" office:value-type="float" office:value="3.15" calcext:value-type="float">
            <text:p>3,150</text:p>
          </table:table-cell>
          <table:table-cell table:style-name="ce70" office:value-type="percentage" office:value="0.0092232558006286" calcext:value-type="percentage">
            <text:p>0,92%</text:p>
          </table:table-cell>
          <table:table-cell/>
          <table:table-cell table:style-name="ce68" table:formula="of:=[.N85]+0.05" office:value-type="float" office:value="3.15" calcext:value-type="float">
            <text:p>3,150</text:p>
          </table:table-cell>
          <table:table-cell table:style-name="ce70" office:value-type="percentage" office:value="0.011747966743067" calcext:value-type="percentage">
            <text:p>1,17%</text:p>
          </table:table-cell>
          <table:table-cell/>
          <table:table-cell table:style-name="ce68" table:formula="of:=[.Q85]+0.05" office:value-type="float" office:value="3.15" calcext:value-type="float">
            <text:p>3,150</text:p>
          </table:table-cell>
          <table:table-cell table:style-name="ce70" office:value-type="percentage" office:value="0.00871420247333583" calcext:value-type="percentage">
            <text:p>0,87%</text:p>
          </table:table-cell>
          <table:table-cell/>
          <table:table-cell table:style-name="ce68" table:formula="of:=[.T85]+0.05" office:value-type="float" office:value="3.15" calcext:value-type="float">
            <text:p>3,150</text:p>
          </table:table-cell>
          <table:table-cell table:style-name="ce70" office:value-type="percentage" office:value="0.00872852972428355" calcext:value-type="percentage">
            <text:p>0,87%</text:p>
          </table:table-cell>
          <table:table-cell/>
          <table:table-cell table:style-name="ce71" table:formula="of:=([.R86]-[.U86])*100*100" office:value-type="float" office:value="-0.14327250947712" calcext:value-type="float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86]+0.125" office:value-type="float" office:value="8" calcext:value-type="float">
            <text:p>8,000</text:p>
          </table:table-cell>
          <table:table-cell table:style-name="ce70" office:value-type="percentage" office:value="0.0105193249413356" calcext:value-type="percentage">
            <text:p>1,05%</text:p>
          </table:table-cell>
          <table:table-cell/>
          <table:table-cell table:style-name="ce68" table:formula="of:=[.E86]+0.125" office:value-type="float" office:value="8" calcext:value-type="float">
            <text:p>8,000</text:p>
          </table:table-cell>
          <table:table-cell table:style-name="ce70" office:value-type="percentage" office:value="0.0100505765928744" calcext:value-type="percentage">
            <text:p>1,01%</text:p>
          </table:table-cell>
          <table:table-cell/>
          <table:table-cell table:style-name="ce68" table:formula="of:=[.H86]+0.125" office:value-type="float" office:value="8" calcext:value-type="float">
            <text:p>8,000</text:p>
          </table:table-cell>
          <table:table-cell table:style-name="ce70" office:value-type="percentage" office:value="0.0147329734297854" calcext:value-type="percentage">
            <text:p>1,47%</text:p>
          </table:table-cell>
          <table:table-cell/>
          <table:table-cell table:style-name="ce68" table:formula="of:=[.K86]+0.05" office:value-type="float" office:value="3.2" calcext:value-type="float">
            <text:p>3,200</text:p>
          </table:table-cell>
          <table:table-cell table:style-name="ce70" office:value-type="percentage" office:value="0.00948793635715253" calcext:value-type="percentage">
            <text:p>0,95%</text:p>
          </table:table-cell>
          <table:table-cell/>
          <table:table-cell table:style-name="ce68" table:formula="of:=[.N86]+0.05" office:value-type="float" office:value="3.2" calcext:value-type="float">
            <text:p>3,200</text:p>
          </table:table-cell>
          <table:table-cell table:style-name="ce70" office:value-type="percentage" office:value="0.0119665023404298" calcext:value-type="percentage">
            <text:p>1,20%</text:p>
          </table:table-cell>
          <table:table-cell/>
          <table:table-cell table:style-name="ce68" table:formula="of:=[.Q86]+0.05" office:value-type="float" office:value="3.2" calcext:value-type="float">
            <text:p>3,200</text:p>
          </table:table-cell>
          <table:table-cell table:style-name="ce70" office:value-type="percentage" office:value="0.00895300505767198" calcext:value-type="percentage">
            <text:p>0,90%</text:p>
          </table:table-cell>
          <table:table-cell/>
          <table:table-cell table:style-name="ce68" table:formula="of:=[.T86]+0.05" office:value-type="float" office:value="3.2" calcext:value-type="float">
            <text:p>3,200</text:p>
          </table:table-cell>
          <table:table-cell table:style-name="ce70" office:value-type="percentage" office:value="0.00896913296749938" calcext:value-type="percentage">
            <text:p>0,90%</text:p>
          </table:table-cell>
          <table:table-cell/>
          <table:table-cell table:style-name="ce71" table:formula="of:=([.R87]-[.U87])*100*100" office:value-type="float" office:value="-0.161279098274004" calcext:value-type="float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87]+0.125" office:value-type="float" office:value="8.125" calcext:value-type="float">
            <text:p>8,125</text:p>
          </table:table-cell>
          <table:table-cell table:style-name="ce70" office:value-type="percentage" office:value="0.0107113740113459" calcext:value-type="percentage">
            <text:p>1,07%</text:p>
          </table:table-cell>
          <table:table-cell/>
          <table:table-cell table:style-name="ce68" table:formula="of:=[.E87]+0.125" office:value-type="float" office:value="8.125" calcext:value-type="float">
            <text:p>8,125</text:p>
          </table:table-cell>
          <table:table-cell table:style-name="ce70" office:value-type="percentage" office:value="0.0102533337013499" calcext:value-type="percentage">
            <text:p>1,03%</text:p>
          </table:table-cell>
          <table:table-cell/>
          <table:table-cell table:style-name="ce68" table:formula="of:=[.H87]+0.125" office:value-type="float" office:value="8.125" calcext:value-type="float">
            <text:p>8,125</text:p>
          </table:table-cell>
          <table:table-cell table:style-name="ce70" office:value-type="percentage" office:value="0.0148923856596104" calcext:value-type="percentage">
            <text:p>1,49%</text:p>
          </table:table-cell>
          <table:table-cell/>
          <table:table-cell table:style-name="ce68" table:formula="of:=[.K87]+0.05" office:value-type="float" office:value="3.25" calcext:value-type="float">
            <text:p>3,250</text:p>
          </table:table-cell>
          <table:table-cell table:style-name="ce70" office:value-type="percentage" office:value="0.00975261691367646" calcext:value-type="percentage">
            <text:p>0,98%</text:p>
          </table:table-cell>
          <table:table-cell/>
          <table:table-cell table:style-name="ce68" table:formula="of:=[.N87]+0.05" office:value-type="float" office:value="3.25" calcext:value-type="float">
            <text:p>3,250</text:p>
          </table:table-cell>
          <table:table-cell table:style-name="ce70" office:value-type="percentage" office:value="0.0121850379377926" calcext:value-type="percentage">
            <text:p>1,22%</text:p>
          </table:table-cell>
          <table:table-cell/>
          <table:table-cell table:style-name="ce68" table:formula="of:=[.Q87]+0.05" office:value-type="float" office:value="3.25" calcext:value-type="float">
            <text:p>3,250</text:p>
          </table:table-cell>
          <table:table-cell table:style-name="ce70" office:value-type="percentage" office:value="0.00919180764200813" calcext:value-type="percentage">
            <text:p>0,92%</text:p>
          </table:table-cell>
          <table:table-cell/>
          <table:table-cell table:style-name="ce68" table:formula="of:=[.T87]+0.05" office:value-type="float" office:value="3.25" calcext:value-type="float">
            <text:p>3,250</text:p>
          </table:table-cell>
          <table:table-cell table:style-name="ce70" office:value-type="percentage" office:value="0.00920973621071522" calcext:value-type="percentage">
            <text:p>0,92%</text:p>
          </table:table-cell>
          <table:table-cell/>
          <table:table-cell table:style-name="ce71" table:formula="of:=([.R88]-[.U88])*100*100" office:value-type="float" office:value="-0.179285687070905" calcext:value-type="float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88]+0.125" office:value-type="float" office:value="8.25" calcext:value-type="float">
            <text:p>8,250</text:p>
          </table:table-cell>
          <table:table-cell table:style-name="ce70" office:value-type="percentage" office:value="0.0108976034125679" calcext:value-type="percentage">
            <text:p>1,09%</text:p>
          </table:table-cell>
          <table:table-cell/>
          <table:table-cell table:style-name="ce68" table:formula="of:=[.E88]+0.125" office:value-type="float" office:value="8.25" calcext:value-type="float">
            <text:p>8,250</text:p>
          </table:table-cell>
          <table:table-cell table:style-name="ce70" office:value-type="percentage" office:value="0.0104499466550232" calcext:value-type="percentage">
            <text:p>1,04%</text:p>
          </table:table-cell>
          <table:table-cell/>
          <table:table-cell table:style-name="ce68" table:formula="of:=[.H88]+0.125" office:value-type="float" office:value="8.25" calcext:value-type="float">
            <text:p>8,250</text:p>
          </table:table-cell>
          <table:table-cell table:style-name="ce70" office:value-type="percentage" office:value="0.0150469672158044" calcext:value-type="percentage">
            <text:p>1,50%</text:p>
          </table:table-cell>
          <table:table-cell/>
          <table:table-cell table:style-name="ce68" table:formula="of:=[.K88]+0.05" office:value-type="float" office:value="3.3" calcext:value-type="float">
            <text:p>3,300</text:p>
          </table:table-cell>
          <table:table-cell table:style-name="ce70" office:value-type="percentage" office:value="0.0100172974702004" calcext:value-type="percentage">
            <text:p>1,00%</text:p>
          </table:table-cell>
          <table:table-cell/>
          <table:table-cell table:style-name="ce68" table:formula="of:=[.N88]+0.05" office:value-type="float" office:value="3.3" calcext:value-type="float">
            <text:p>3,300</text:p>
          </table:table-cell>
          <table:table-cell table:style-name="ce70" office:value-type="percentage" office:value="0.0124035735351554" calcext:value-type="percentage">
            <text:p>1,24%</text:p>
          </table:table-cell>
          <table:table-cell/>
          <table:table-cell table:style-name="ce68" table:formula="of:=[.Q88]+0.05" office:value-type="float" office:value="3.3" calcext:value-type="float">
            <text:p>3,300</text:p>
          </table:table-cell>
          <table:table-cell table:style-name="ce70" office:value-type="percentage" office:value="0.00943061022634427" calcext:value-type="percentage">
            <text:p>0,94%</text:p>
          </table:table-cell>
          <table:table-cell/>
          <table:table-cell table:style-name="ce68" table:formula="of:=[.T88]+0.05" office:value-type="float" office:value="3.3" calcext:value-type="float">
            <text:p>3,300</text:p>
          </table:table-cell>
          <table:table-cell table:style-name="ce70" office:value-type="percentage" office:value="0.00945033945393105" calcext:value-type="percentage">
            <text:p>0,95%</text:p>
          </table:table-cell>
          <table:table-cell/>
          <table:table-cell table:style-name="ce71" table:formula="of:=([.R89]-[.U89])*100*100" office:value-type="float" office:value="-0.197292275867823" calcext:value-type="float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89]+0.125" office:value-type="float" office:value="8.375" calcext:value-type="float">
            <text:p>8,375</text:p>
          </table:table-cell>
          <table:table-cell table:style-name="ce70" office:value-type="percentage" office:value="0.0110782737271864" calcext:value-type="percentage">
            <text:p>1,11%</text:p>
          </table:table-cell>
          <table:table-cell/>
          <table:table-cell table:style-name="ce68" table:formula="of:=[.E89]+0.125" office:value-type="float" office:value="8.375" calcext:value-type="float">
            <text:p>8,375</text:p>
          </table:table-cell>
          <table:table-cell table:style-name="ce70" office:value-type="percentage" office:value="0.0106406905653032" calcext:value-type="percentage">
            <text:p>1,06%</text:p>
          </table:table-cell>
          <table:table-cell/>
          <table:table-cell table:style-name="ce68" table:formula="of:=[.H89]+0.125" office:value-type="float" office:value="8.375" calcext:value-type="float">
            <text:p>8,375</text:p>
          </table:table-cell>
          <table:table-cell table:style-name="ce70" office:value-type="percentage" office:value="0.0151969343971866" calcext:value-type="percentage">
            <text:p>1,52%</text:p>
          </table:table-cell>
          <table:table-cell/>
          <table:table-cell table:style-name="ce68" table:formula="of:=[.K89]+0.05" office:value-type="float" office:value="3.35" calcext:value-type="float">
            <text:p>3,350</text:p>
          </table:table-cell>
          <table:table-cell table:style-name="ce70" office:value-type="percentage" office:value="0.0102819780267243" calcext:value-type="percentage">
            <text:p>1,03%</text:p>
          </table:table-cell>
          <table:table-cell/>
          <table:table-cell table:style-name="ce68" table:formula="of:=[.N89]+0.05" office:value-type="float" office:value="3.35" calcext:value-type="float">
            <text:p>3,350</text:p>
          </table:table-cell>
          <table:table-cell table:style-name="ce70" office:value-type="percentage" office:value="0.0126221091325182" calcext:value-type="percentage">
            <text:p>1,26%</text:p>
          </table:table-cell>
          <table:table-cell/>
          <table:table-cell table:style-name="ce68" table:formula="of:=[.Q89]+0.05" office:value-type="float" office:value="3.35" calcext:value-type="float">
            <text:p>3,350</text:p>
          </table:table-cell>
          <table:table-cell table:style-name="ce70" office:value-type="percentage" office:value="0.00966941281068042" calcext:value-type="percentage">
            <text:p>0,97%</text:p>
          </table:table-cell>
          <table:table-cell/>
          <table:table-cell table:style-name="ce68" table:formula="of:=[.T89]+0.05" office:value-type="float" office:value="3.35" calcext:value-type="float">
            <text:p>3,350</text:p>
          </table:table-cell>
          <table:table-cell table:style-name="ce70" office:value-type="percentage" office:value="0.00969094269714689" calcext:value-type="percentage">
            <text:p>0,97%</text:p>
          </table:table-cell>
          <table:table-cell/>
          <table:table-cell table:style-name="ce71" table:formula="of:=([.R90]-[.U90])*100*100" office:value-type="float" office:value="-0.215298864664707" calcext:value-type="float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90]+0.125" office:value-type="float" office:value="8.5" calcext:value-type="float">
            <text:p>8,500</text:p>
          </table:table-cell>
          <table:table-cell table:style-name="ce70" office:value-type="percentage" office:value="0.0112536302090219" calcext:value-type="percentage">
            <text:p>1,13%</text:p>
          </table:table-cell>
          <table:table-cell/>
          <table:table-cell table:style-name="ce68" table:formula="of:=[.E90]+0.125" office:value-type="float" office:value="8.5" calcext:value-type="float">
            <text:p>8,500</text:p>
          </table:table-cell>
          <table:table-cell table:style-name="ce70" office:value-type="percentage" office:value="0.010825824360575" calcext:value-type="percentage">
            <text:p>1,08%</text:p>
          </table:table-cell>
          <table:table-cell/>
          <table:table-cell table:style-name="ce68" table:formula="of:=[.H90]+0.125" office:value-type="float" office:value="8.5" calcext:value-type="float">
            <text:p>8,500</text:p>
          </table:table-cell>
          <table:table-cell table:style-name="ce70" office:value-type="percentage" office:value="0.0153424907791163" calcext:value-type="percentage">
            <text:p>1,53%</text:p>
          </table:table-cell>
          <table:table-cell/>
          <table:table-cell table:style-name="ce68" table:formula="of:=[.K90]+0.05" office:value-type="float" office:value="3.4" calcext:value-type="float">
            <text:p>3,400</text:p>
          </table:table-cell>
          <table:table-cell table:style-name="ce70" office:value-type="percentage" office:value="0.0105466585832482" calcext:value-type="percentage">
            <text:p>1,05%</text:p>
          </table:table-cell>
          <table:table-cell/>
          <table:table-cell table:style-name="ce68" table:formula="of:=[.N90]+0.05" office:value-type="float" office:value="3.4" calcext:value-type="float">
            <text:p>3,400</text:p>
          </table:table-cell>
          <table:table-cell table:style-name="ce70" office:value-type="percentage" office:value="0.012840644729881" calcext:value-type="percentage">
            <text:p>1,28%</text:p>
          </table:table-cell>
          <table:table-cell/>
          <table:table-cell table:style-name="ce68" table:formula="of:=[.Q90]+0.05" office:value-type="float" office:value="3.4" calcext:value-type="float">
            <text:p>3,400</text:p>
          </table:table-cell>
          <table:table-cell table:style-name="ce70" office:value-type="percentage" office:value="0.00990821539501656" calcext:value-type="percentage">
            <text:p>0,99%</text:p>
          </table:table-cell>
          <table:table-cell/>
          <table:table-cell table:style-name="ce68" table:formula="of:=[.T90]+0.05" office:value-type="float" office:value="3.4" calcext:value-type="float">
            <text:p>3,400</text:p>
          </table:table-cell>
          <table:table-cell table:style-name="ce70" office:value-type="percentage" office:value="0.00993154594036272" calcext:value-type="percentage">
            <text:p>0,99%</text:p>
          </table:table-cell>
          <table:table-cell/>
          <table:table-cell table:style-name="ce71" table:formula="of:=([.R91]-[.U91])*100*100" office:value-type="float" office:value="-0.233305453461625" calcext:value-type="float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91]+0.125" office:value-type="float" office:value="8.625" calcext:value-type="float">
            <text:p>8,625</text:p>
          </table:table-cell>
          <table:table-cell table:style-name="ce70" office:value-type="percentage" office:value="0.0114239038942825" calcext:value-type="percentage">
            <text:p>1,14%</text:p>
          </table:table-cell>
          <table:table-cell/>
          <table:table-cell table:style-name="ce68" table:formula="of:=[.E91]+0.125" office:value-type="float" office:value="8.625" calcext:value-type="float">
            <text:p>8,625</text:p>
          </table:table-cell>
          <table:table-cell table:style-name="ce70" office:value-type="percentage" office:value="0.0110055919588823" calcext:value-type="percentage">
            <text:p>1,10%</text:p>
          </table:table-cell>
          <table:table-cell/>
          <table:table-cell table:style-name="ce68" table:formula="of:=[.H91]+0.125" office:value-type="float" office:value="8.625" calcext:value-type="float">
            <text:p>8,625</text:p>
          </table:table-cell>
          <table:table-cell table:style-name="ce70" office:value-type="percentage" office:value="0.0154838281354829" calcext:value-type="percentage">
            <text:p>1,55%</text:p>
          </table:table-cell>
          <table:table-cell/>
          <table:table-cell table:style-name="ce68" table:formula="of:=[.K91]+0.05" office:value-type="float" office:value="3.45" calcext:value-type="float">
            <text:p>3,450</text:p>
          </table:table-cell>
          <table:table-cell table:style-name="ce70" office:value-type="percentage" office:value="0.0108113391397722" calcext:value-type="percentage">
            <text:p>1,08%</text:p>
          </table:table-cell>
          <table:table-cell/>
          <table:table-cell table:style-name="ce68" table:formula="of:=[.N91]+0.05" office:value-type="float" office:value="3.45" calcext:value-type="float">
            <text:p>3,450</text:p>
          </table:table-cell>
          <table:table-cell table:style-name="ce70" office:value-type="percentage" office:value="0.0130591803272438" calcext:value-type="percentage">
            <text:p>1,31%</text:p>
          </table:table-cell>
          <table:table-cell/>
          <table:table-cell table:style-name="ce68" table:formula="of:=[.Q91]+0.05" office:value-type="float" office:value="3.45" calcext:value-type="float">
            <text:p>3,450</text:p>
          </table:table-cell>
          <table:table-cell table:style-name="ce70" office:value-type="percentage" office:value="0.0101470179793527" calcext:value-type="percentage">
            <text:p>1,01%</text:p>
          </table:table-cell>
          <table:table-cell/>
          <table:table-cell table:style-name="ce68" table:formula="of:=[.T91]+0.05" office:value-type="float" office:value="3.45" calcext:value-type="float">
            <text:p>3,450</text:p>
          </table:table-cell>
          <table:table-cell table:style-name="ce70" office:value-type="percentage" office:value="0.0101721491835786" calcext:value-type="percentage">
            <text:p>1,02%</text:p>
          </table:table-cell>
          <table:table-cell/>
          <table:table-cell table:style-name="ce71" table:formula="of:=([.R92]-[.U92])*100*100" office:value-type="float" office:value="-0.251312042258527" calcext:value-type="float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92]+0.125" office:value-type="float" office:value="8.75" calcext:value-type="float">
            <text:p>8,750</text:p>
          </table:table-cell>
          <table:table-cell table:style-name="ce70" office:value-type="percentage" office:value="0.0115893126171071" calcext:value-type="percentage">
            <text:p>1,16%</text:p>
          </table:table-cell>
          <table:table-cell/>
          <table:table-cell table:style-name="ce68" table:formula="of:=[.E92]+0.125" office:value-type="float" office:value="8.75" calcext:value-type="float">
            <text:p>8,750</text:p>
          </table:table-cell>
          <table:table-cell table:style-name="ce70" office:value-type="percentage" office:value="0.0111802233400952" calcext:value-type="percentage">
            <text:p>1,12%</text:p>
          </table:table-cell>
          <table:table-cell/>
          <table:table-cell table:style-name="ce68" table:formula="of:=[.H92]+0.125" office:value-type="float" office:value="8.75" calcext:value-type="float">
            <text:p>8,750</text:p>
          </table:table-cell>
          <table:table-cell table:style-name="ce70" office:value-type="percentage" office:value="0.0156211272816676" calcext:value-type="percentage">
            <text:p>1,56%</text:p>
          </table:table-cell>
          <table:table-cell/>
          <table:table-cell table:style-name="ce68" table:formula="of:=[.K92]+0.05" office:value-type="float" office:value="3.5" calcext:value-type="float">
            <text:p>3,500</text:p>
          </table:table-cell>
          <table:table-cell table:style-name="ce70" office:value-type="percentage" office:value="0.0110760196962961" calcext:value-type="percentage">
            <text:p>1,11%</text:p>
          </table:table-cell>
          <table:table-cell/>
          <table:table-cell table:style-name="ce68" table:formula="of:=[.N92]+0.05" office:value-type="float" office:value="3.5" calcext:value-type="float">
            <text:p>3,500</text:p>
          </table:table-cell>
          <table:table-cell table:style-name="ce70" office:value-type="percentage" office:value="0.0132777159246065" calcext:value-type="percentage">
            <text:p>1,33%</text:p>
          </table:table-cell>
          <table:table-cell/>
          <table:table-cell table:style-name="ce68" table:formula="of:=[.Q92]+0.05" office:value-type="float" office:value="3.5" calcext:value-type="float">
            <text:p>3,500</text:p>
          </table:table-cell>
          <table:table-cell table:style-name="ce70" office:value-type="percentage" office:value="0.0103858205636889" calcext:value-type="percentage">
            <text:p>1,04%</text:p>
          </table:table-cell>
          <table:table-cell/>
          <table:table-cell table:style-name="ce68" table:formula="of:=[.T92]+0.05" office:value-type="float" office:value="3.5" calcext:value-type="float">
            <text:p>3,500</text:p>
          </table:table-cell>
          <table:table-cell table:style-name="ce70" office:value-type="percentage" office:value="0.0104127524267944" calcext:value-type="percentage">
            <text:p>1,04%</text:p>
          </table:table-cell>
          <table:table-cell/>
          <table:table-cell table:style-name="ce71" table:formula="of:=([.R93]-[.U93])*100*100" office:value-type="float" office:value="-0.269318631055428" calcext:value-type="float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93]+0.125" office:value-type="float" office:value="8.875" calcext:value-type="float">
            <text:p>8,875</text:p>
          </table:table-cell>
          <table:table-cell table:style-name="ce70" office:value-type="percentage" office:value="0.0117500619392887" calcext:value-type="percentage">
            <text:p>1,18%</text:p>
          </table:table-cell>
          <table:table-cell/>
          <table:table-cell table:style-name="ce68" table:formula="of:=[.E93]+0.125" office:value-type="float" office:value="8.875" calcext:value-type="float">
            <text:p>8,875</text:p>
          </table:table-cell>
          <table:table-cell table:style-name="ce70" office:value-type="percentage" office:value="0.0113499355274711" calcext:value-type="percentage">
            <text:p>1,13%</text:p>
          </table:table-cell>
          <table:table-cell/>
          <table:table-cell table:style-name="ce68" table:formula="of:=[.H93]+0.125" office:value-type="float" office:value="8.875" calcext:value-type="float">
            <text:p>8,875</text:p>
          </table:table-cell>
          <table:table-cell table:style-name="ce70" office:value-type="percentage" office:value="0.0157545588462696" calcext:value-type="percentage">
            <text:p>1,58%</text:p>
          </table:table-cell>
          <table:table-cell/>
          <table:table-cell table:style-name="ce68" table:formula="of:=[.K93]+0.05" office:value-type="float" office:value="3.55" calcext:value-type="float">
            <text:p>3,550</text:p>
          </table:table-cell>
          <table:table-cell table:style-name="ce70" office:value-type="percentage" office:value="0.01134070025282" calcext:value-type="percentage">
            <text:p>1,13%</text:p>
          </table:table-cell>
          <table:table-cell/>
          <table:table-cell table:style-name="ce68" table:formula="of:=[.N93]+0.05" office:value-type="float" office:value="3.55" calcext:value-type="float">
            <text:p>3,550</text:p>
          </table:table-cell>
          <table:table-cell table:style-name="ce70" office:value-type="percentage" office:value="0.013515405281156" calcext:value-type="percentage">
            <text:p>1,35%</text:p>
          </table:table-cell>
          <table:table-cell/>
          <table:table-cell table:style-name="ce68" table:formula="of:=[.Q93]+0.05" office:value-type="float" office:value="3.55" calcext:value-type="float">
            <text:p>3,550</text:p>
          </table:table-cell>
          <table:table-cell table:style-name="ce70" office:value-type="percentage" office:value="0.010624623148025" calcext:value-type="percentage">
            <text:p>1,06%</text:p>
          </table:table-cell>
          <table:table-cell/>
          <table:table-cell table:style-name="ce68" table:formula="of:=[.T93]+0.05" office:value-type="float" office:value="3.55" calcext:value-type="float">
            <text:p>3,550</text:p>
          </table:table-cell>
          <table:table-cell table:style-name="ce70" office:value-type="percentage" office:value="0.0106533556700102" calcext:value-type="percentage">
            <text:p>1,07%</text:p>
          </table:table-cell>
          <table:table-cell/>
          <table:table-cell table:style-name="ce71" table:formula="of:=([.R94]-[.U94])*100*100" office:value-type="float" office:value="-0.287325219852329" calcext:value-type="float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94]+0.125" office:value-type="float" office:value="9" calcext:value-type="float">
            <text:p>9,000</text:p>
          </table:table-cell>
          <table:table-cell table:style-name="ce70" office:value-type="percentage" office:value="0.0119063460025209" calcext:value-type="percentage">
            <text:p>1,19%</text:p>
          </table:table-cell>
          <table:table-cell/>
          <table:table-cell table:style-name="ce68" table:formula="of:=[.E94]+0.125" office:value-type="float" office:value="9" calcext:value-type="float">
            <text:p>9,000</text:p>
          </table:table-cell>
          <table:table-cell table:style-name="ce70" office:value-type="percentage" office:value="0.0115149334874199" calcext:value-type="percentage">
            <text:p>1,15%</text:p>
          </table:table-cell>
          <table:table-cell/>
          <table:table-cell table:style-name="ce68" table:formula="of:=[.H94]+0.125" office:value-type="float" office:value="9" calcext:value-type="float">
            <text:p>9,000</text:p>
          </table:table-cell>
          <table:table-cell table:style-name="ce70" office:value-type="percentage" office:value="0.0158842839785216" calcext:value-type="percentage">
            <text:p>1,59%</text:p>
          </table:table-cell>
          <table:table-cell/>
          <table:table-cell table:style-name="ce68" table:formula="of:=[.K94]+0.05" office:value-type="float" office:value="3.6" calcext:value-type="float">
            <text:p>3,600</text:p>
          </table:table-cell>
          <table:table-cell table:style-name="ce70" office:value-type="percentage" office:value="0.0116053808093439" calcext:value-type="percentage">
            <text:p>1,16%</text:p>
          </table:table-cell>
          <table:table-cell/>
          <table:table-cell table:style-name="ce68" table:formula="of:=[.N94]+0.05" office:value-type="float" office:value="3.6" calcext:value-type="float">
            <text:p>3,600</text:p>
          </table:table-cell>
          <table:table-cell table:style-name="ce70" office:value-type="percentage" office:value="0.0137530946377055" calcext:value-type="percentage">
            <text:p>1,38%</text:p>
          </table:table-cell>
          <table:table-cell/>
          <table:table-cell table:style-name="ce68" table:formula="of:=[.Q94]+0.05" office:value-type="float" office:value="3.6" calcext:value-type="float">
            <text:p>3,600</text:p>
          </table:table-cell>
          <table:table-cell table:style-name="ce70" office:value-type="percentage" office:value="0.0108634257323611" calcext:value-type="percentage">
            <text:p>1,09%</text:p>
          </table:table-cell>
          <table:table-cell/>
          <table:table-cell table:style-name="ce68" table:formula="of:=[.T94]+0.05" office:value-type="float" office:value="3.6" calcext:value-type="float">
            <text:p>3,600</text:p>
          </table:table-cell>
          <table:table-cell table:style-name="ce70" office:value-type="percentage" office:value="0.0108939589132261" calcext:value-type="percentage">
            <text:p>1,09%</text:p>
          </table:table-cell>
          <table:table-cell/>
          <table:table-cell table:style-name="ce71" table:formula="of:=([.R95]-[.U95])*100*100" office:value-type="float" office:value="-0.30533180864923" calcext:value-type="float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95]+0.125" office:value-type="float" office:value="9.125" calcext:value-type="float">
            <text:p>9,125</text:p>
          </table:table-cell>
          <table:table-cell table:style-name="ce70" office:value-type="percentage" office:value="0.0120804134181374" calcext:value-type="percentage">
            <text:p>1,21%</text:p>
          </table:table-cell>
          <table:table-cell/>
          <table:table-cell table:style-name="ce68" table:formula="of:=[.E95]+0.125" office:value-type="float" office:value="9.125" calcext:value-type="float">
            <text:p>9,125</text:p>
          </table:table-cell>
          <table:table-cell table:style-name="ce70" office:value-type="percentage" office:value="0.0116977100939217" calcext:value-type="percentage">
            <text:p>1,17%</text:p>
          </table:table-cell>
          <table:table-cell/>
          <table:table-cell table:style-name="ce68" table:formula="of:=[.H95]+0.125" office:value-type="float" office:value="9.125" calcext:value-type="float">
            <text:p>9,125</text:p>
          </table:table-cell>
          <table:table-cell table:style-name="ce70" office:value-type="percentage" office:value="0.0160104549975612" calcext:value-type="percentage">
            <text:p>1,60%</text:p>
          </table:table-cell>
          <table:table-cell/>
          <table:table-cell table:style-name="ce68" table:formula="of:=[.K95]+0.05" office:value-type="float" office:value="3.64999999999999" calcext:value-type="float">
            <text:p>3,650</text:p>
          </table:table-cell>
          <table:table-cell table:style-name="ce70" office:value-type="percentage" office:value="0.0118700613658678" calcext:value-type="percentage">
            <text:p>1,19%</text:p>
          </table:table-cell>
          <table:table-cell/>
          <table:table-cell table:style-name="ce68" table:formula="of:=[.N95]+0.05" office:value-type="float" office:value="3.64999999999999" calcext:value-type="float">
            <text:p>3,650</text:p>
          </table:table-cell>
          <table:table-cell table:style-name="ce70" office:value-type="percentage" office:value="0.0139907839942549" calcext:value-type="percentage">
            <text:p>1,40%</text:p>
          </table:table-cell>
          <table:table-cell/>
          <table:table-cell table:style-name="ce68" table:formula="of:=[.Q95]+0.05" office:value-type="float" office:value="3.64999999999999" calcext:value-type="float">
            <text:p>3,650</text:p>
          </table:table-cell>
          <table:table-cell table:style-name="ce70" office:value-type="percentage" office:value="0.0111022283166972" calcext:value-type="percentage">
            <text:p>1,11%</text:p>
          </table:table-cell>
          <table:table-cell/>
          <table:table-cell table:style-name="ce68" table:formula="of:=[.T95]+0.05" office:value-type="float" office:value="3.64999999999999" calcext:value-type="float">
            <text:p>3,650</text:p>
          </table:table-cell>
          <table:table-cell table:style-name="ce70" office:value-type="percentage" office:value="0.0111345621564419" calcext:value-type="percentage">
            <text:p>1,11%</text:p>
          </table:table-cell>
          <table:table-cell/>
          <table:table-cell table:style-name="ce71" table:formula="of:=([.R96]-[.U96])*100*100" office:value-type="float" office:value="-0.323338397446114" calcext:value-type="float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96]+0.125" office:value-type="float" office:value="9.25" calcext:value-type="float">
            <text:p>9,250</text:p>
          </table:table-cell>
          <table:table-cell table:style-name="ce70" office:value-type="percentage" office:value="0.0122497763090076" calcext:value-type="percentage">
            <text:p>1,22%</text:p>
          </table:table-cell>
          <table:table-cell/>
          <table:table-cell table:style-name="ce68" table:formula="of:=[.E96]+0.125" office:value-type="float" office:value="9.25" calcext:value-type="float">
            <text:p>9,250</text:p>
          </table:table-cell>
          <table:table-cell table:style-name="ce70" office:value-type="percentage" office:value="0.0118755467921397" calcext:value-type="percentage">
            <text:p>1,19%</text:p>
          </table:table-cell>
          <table:table-cell/>
          <table:table-cell table:style-name="ce68" table:formula="of:=[.H96]+0.125" office:value-type="float" office:value="9.25" calcext:value-type="float">
            <text:p>9,250</text:p>
          </table:table-cell>
          <table:table-cell table:style-name="ce70" office:value-type="percentage" office:value="0.0161332159890591" calcext:value-type="percentage">
            <text:p>1,61%</text:p>
          </table:table-cell>
          <table:table-cell/>
          <table:table-cell table:style-name="ce68" table:formula="of:=[.K96]+0.05" office:value-type="float" office:value="3.69999999999999" calcext:value-type="float">
            <text:p>3,700</text:p>
          </table:table-cell>
          <table:table-cell table:style-name="ce70" office:value-type="percentage" office:value="0.0121347419223917" calcext:value-type="percentage">
            <text:p>1,21%</text:p>
          </table:table-cell>
          <table:table-cell/>
          <table:table-cell table:style-name="ce68" table:formula="of:=[.N96]+0.05" office:value-type="float" office:value="3.69999999999999" calcext:value-type="float">
            <text:p>3,700</text:p>
          </table:table-cell>
          <table:table-cell table:style-name="ce70" office:value-type="percentage" office:value="0.0142284733508044" calcext:value-type="percentage">
            <text:p>1,42%</text:p>
          </table:table-cell>
          <table:table-cell/>
          <table:table-cell table:style-name="ce68" table:formula="of:=[.Q96]+0.05" office:value-type="float" office:value="3.69999999999999" calcext:value-type="float">
            <text:p>3,700</text:p>
          </table:table-cell>
          <table:table-cell table:style-name="ce70" office:value-type="percentage" office:value="0.0113410309010334" calcext:value-type="percentage">
            <text:p>1,13%</text:p>
          </table:table-cell>
          <table:table-cell/>
          <table:table-cell table:style-name="ce68" table:formula="of:=[.T96]+0.05" office:value-type="float" office:value="3.69999999999999" calcext:value-type="float">
            <text:p>3,700</text:p>
          </table:table-cell>
          <table:table-cell table:style-name="ce70" office:value-type="percentage" office:value="0.0113751653996577" calcext:value-type="percentage">
            <text:p>1,14%</text:p>
          </table:table-cell>
          <table:table-cell/>
          <table:table-cell table:style-name="ce71" table:formula="of:=([.R97]-[.U97])*100*100" office:value-type="float" office:value="-0.341344986243032" calcext:value-type="float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97]+0.125" office:value-type="float" office:value="9.375" calcext:value-type="float">
            <text:p>9,375</text:p>
          </table:table-cell>
          <table:table-cell table:style-name="ce70" office:value-type="percentage" office:value="0.0124146228561211" calcext:value-type="percentage">
            <text:p>1,24%</text:p>
          </table:table-cell>
          <table:table-cell/>
          <table:table-cell table:style-name="ce68" table:formula="of:=[.E97]+0.125" office:value-type="float" office:value="9.375" calcext:value-type="float">
            <text:p>9,375</text:p>
          </table:table-cell>
          <table:table-cell table:style-name="ce70" office:value-type="percentage" office:value="0.0120486411784051" calcext:value-type="percentage">
            <text:p>1,20%</text:p>
          </table:table-cell>
          <table:table-cell/>
          <table:table-cell table:style-name="ce68" table:formula="of:=[.H97]+0.125" office:value-type="float" office:value="9.375" calcext:value-type="float">
            <text:p>9,375</text:p>
          </table:table-cell>
          <table:table-cell table:style-name="ce70" office:value-type="percentage" office:value="0.0162527033541171" calcext:value-type="percentage">
            <text:p>1,63%</text:p>
          </table:table-cell>
          <table:table-cell/>
          <table:table-cell table:style-name="ce68" table:formula="of:=[.K97]+0.05" office:value-type="float" office:value="3.74999999999999" calcext:value-type="float">
            <text:p>3,750</text:p>
          </table:table-cell>
          <table:table-cell table:style-name="ce70" office:value-type="percentage" office:value="0.0123994224789157" calcext:value-type="percentage">
            <text:p>1,24%</text:p>
          </table:table-cell>
          <table:table-cell/>
          <table:table-cell table:style-name="ce68" table:formula="of:=[.N97]+0.05" office:value-type="float" office:value="3.74999999999999" calcext:value-type="float">
            <text:p>3,750</text:p>
          </table:table-cell>
          <table:table-cell table:style-name="ce70" office:value-type="percentage" office:value="0.0144661627073539" calcext:value-type="percentage">
            <text:p>1,45%</text:p>
          </table:table-cell>
          <table:table-cell/>
          <table:table-cell table:style-name="ce68" table:formula="of:=[.Q97]+0.05" office:value-type="float" office:value="3.74999999999999" calcext:value-type="float">
            <text:p>3,750</text:p>
          </table:table-cell>
          <table:table-cell table:style-name="ce70" office:value-type="percentage" office:value="0.0115798334853695" calcext:value-type="percentage">
            <text:p>1,16%</text:p>
          </table:table-cell>
          <table:table-cell/>
          <table:table-cell table:style-name="ce68" table:formula="of:=[.T97]+0.05" office:value-type="float" office:value="3.74999999999999" calcext:value-type="float">
            <text:p>3,750</text:p>
          </table:table-cell>
          <table:table-cell table:style-name="ce70" office:value-type="percentage" office:value="0.0116157686428735" calcext:value-type="percentage">
            <text:p>1,16%</text:p>
          </table:table-cell>
          <table:table-cell/>
          <table:table-cell table:style-name="ce71" table:formula="of:=([.R98]-[.U98])*100*100" office:value-type="float" office:value="-0.359351575039933" calcext:value-type="float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98]+0.125" office:value-type="float" office:value="9.5" calcext:value-type="float">
            <text:p>9,500</text:p>
          </table:table-cell>
          <table:table-cell table:style-name="ce70" office:value-type="percentage" office:value="0.0125751313362054" calcext:value-type="percentage">
            <text:p>1,26%</text:p>
          </table:table-cell>
          <table:table-cell/>
          <table:table-cell table:style-name="ce68" table:formula="of:=[.E98]+0.125" office:value-type="float" office:value="9.5" calcext:value-type="float">
            <text:p>9,500</text:p>
          </table:table-cell>
          <table:table-cell table:style-name="ce70" office:value-type="percentage" office:value="0.0122171804492426" calcext:value-type="percentage">
            <text:p>1,22%</text:p>
          </table:table-cell>
          <table:table-cell/>
          <table:table-cell table:style-name="ce68" table:formula="of:=[.H98]+0.125" office:value-type="float" office:value="9.5" calcext:value-type="float">
            <text:p>9,500</text:p>
          </table:table-cell>
          <table:table-cell table:style-name="ce70" office:value-type="percentage" office:value="0.0163690463148315" calcext:value-type="percentage">
            <text:p>1,64%</text:p>
          </table:table-cell>
          <table:table-cell/>
          <table:table-cell table:style-name="ce68" table:formula="of:=[.K98]+0.05" office:value-type="float" office:value="3.79999999999999" calcext:value-type="float">
            <text:p>3,800</text:p>
          </table:table-cell>
          <table:table-cell table:style-name="ce70" office:value-type="percentage" office:value="0.0126303222176937" calcext:value-type="percentage">
            <text:p>1,26%</text:p>
          </table:table-cell>
          <table:table-cell/>
          <table:table-cell table:style-name="ce68" table:formula="of:=[.N98]+0.05" office:value-type="float" office:value="3.79999999999999" calcext:value-type="float">
            <text:p>3,800</text:p>
          </table:table-cell>
          <table:table-cell table:style-name="ce70" office:value-type="percentage" office:value="0.0147038520639034" calcext:value-type="percentage">
            <text:p>1,47%</text:p>
          </table:table-cell>
          <table:table-cell/>
          <table:table-cell table:style-name="ce68" table:formula="of:=[.Q98]+0.05" office:value-type="float" office:value="3.79999999999999" calcext:value-type="float">
            <text:p>3,800</text:p>
          </table:table-cell>
          <table:table-cell table:style-name="ce70" office:value-type="percentage" office:value="0.0117895387443565" calcext:value-type="percentage">
            <text:p>1,18%</text:p>
          </table:table-cell>
          <table:table-cell/>
          <table:table-cell table:style-name="ce68" table:formula="of:=[.T98]+0.05" office:value-type="float" office:value="3.79999999999999" calcext:value-type="float">
            <text:p>3,800</text:p>
          </table:table-cell>
          <table:table-cell table:style-name="ce70" office:value-type="percentage" office:value="0.0118276018087713" calcext:value-type="percentage">
            <text:p>1,18%</text:p>
          </table:table-cell>
          <table:table-cell/>
          <table:table-cell table:style-name="ce71" table:formula="of:=([.R99]-[.U99])*100*100" office:value-type="float" office:value="-0.380630644147839" calcext:value-type="float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99]+0.125" office:value-type="float" office:value="9.625" calcext:value-type="float">
            <text:p>9,625</text:p>
          </table:table-cell>
          <table:table-cell table:style-name="ce70" office:value-type="percentage" office:value="0.012731470764859" calcext:value-type="percentage">
            <text:p>1,27%</text:p>
          </table:table-cell>
          <table:table-cell/>
          <table:table-cell table:style-name="ce68" table:formula="of:=[.E99]+0.125" office:value-type="float" office:value="9.625" calcext:value-type="float">
            <text:p>9,625</text:p>
          </table:table-cell>
          <table:table-cell table:style-name="ce70" office:value-type="percentage" office:value="0.0123813420766816" calcext:value-type="percentage">
            <text:p>1,24%</text:p>
          </table:table-cell>
          <table:table-cell/>
          <table:table-cell table:style-name="ce68" table:formula="of:=[.H99]+0.125" office:value-type="float" office:value="9.625" calcext:value-type="float">
            <text:p>9,625</text:p>
          </table:table-cell>
          <table:table-cell table:style-name="ce70" office:value-type="percentage" office:value="0.0164823673804624" calcext:value-type="percentage">
            <text:p>1,65%</text:p>
          </table:table-cell>
          <table:table-cell/>
          <table:table-cell table:style-name="ce68" table:formula="of:=[.K99]+0.05" office:value-type="float" office:value="3.84999999999999" calcext:value-type="float">
            <text:p>3,850</text:p>
          </table:table-cell>
          <table:table-cell table:style-name="ce70" office:value-type="percentage" office:value="0.0128612219564717" calcext:value-type="percentage">
            <text:p>1,29%</text:p>
          </table:table-cell>
          <table:table-cell/>
          <table:table-cell table:style-name="ce68" table:formula="of:=[.N99]+0.05" office:value-type="float" office:value="3.84999999999999" calcext:value-type="float">
            <text:p>3,850</text:p>
          </table:table-cell>
          <table:table-cell table:style-name="ce70" office:value-type="percentage" office:value="0.0149415414204529" calcext:value-type="percentage">
            <text:p>1,49%</text:p>
          </table:table-cell>
          <table:table-cell/>
          <table:table-cell table:style-name="ce68" table:formula="of:=[.Q99]+0.05" office:value-type="float" office:value="3.84999999999999" calcext:value-type="float">
            <text:p>3,850</text:p>
          </table:table-cell>
          <table:table-cell table:style-name="ce70" office:value-type="percentage" office:value="0.0119992440033435" calcext:value-type="percentage">
            <text:p>1,20%</text:p>
          </table:table-cell>
          <table:table-cell/>
          <table:table-cell table:style-name="ce68" table:formula="of:=[.T99]+0.05" office:value-type="float" office:value="3.84999999999999" calcext:value-type="float">
            <text:p>3,850</text:p>
          </table:table-cell>
          <table:table-cell table:style-name="ce70" office:value-type="percentage" office:value="0.012039434974669" calcext:value-type="percentage">
            <text:p>1,20%</text:p>
          </table:table-cell>
          <table:table-cell/>
          <table:table-cell table:style-name="ce71" table:formula="of:=([.R100]-[.U100])*100*100" office:value-type="float" office:value="-0.401909713255728" calcext:value-type="float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00]+0.125" office:value-type="float" office:value="9.75" calcext:value-type="float">
            <text:p>9,750</text:p>
          </table:table-cell>
          <table:table-cell table:style-name="ce70" office:value-type="percentage" office:value="0.0128838014902137" calcext:value-type="percentage">
            <text:p>1,29%</text:p>
          </table:table-cell>
          <table:table-cell/>
          <table:table-cell table:style-name="ce68" table:formula="of:=[.E100]+0.125" office:value-type="float" office:value="9.75" calcext:value-type="float">
            <text:p>9,750</text:p>
          </table:table-cell>
          <table:table-cell table:style-name="ce70" office:value-type="percentage" office:value="0.0125412944316223" calcext:value-type="percentage">
            <text:p>1,25%</text:p>
          </table:table-cell>
          <table:table-cell/>
          <table:table-cell table:style-name="ce68" table:formula="of:=[.H100]+0.125" office:value-type="float" office:value="9.75" calcext:value-type="float">
            <text:p>9,750</text:p>
          </table:table-cell>
          <table:table-cell table:style-name="ce70" office:value-type="percentage" office:value="0.0165927827777438" calcext:value-type="percentage">
            <text:p>1,66%</text:p>
          </table:table-cell>
          <table:table-cell/>
          <table:table-cell table:style-name="ce68" table:formula="of:=[.K100]+0.05" office:value-type="float" office:value="3.89999999999999" calcext:value-type="float">
            <text:p>3,900</text:p>
          </table:table-cell>
          <table:table-cell table:style-name="ce70" office:value-type="percentage" office:value="0.0130921216952497" calcext:value-type="percentage">
            <text:p>1,31%</text:p>
          </table:table-cell>
          <table:table-cell/>
          <table:table-cell table:style-name="ce68" table:formula="of:=[.N100]+0.05" office:value-type="float" office:value="3.89999999999999" calcext:value-type="float">
            <text:p>3,900</text:p>
          </table:table-cell>
          <table:table-cell table:style-name="ce70" office:value-type="percentage" office:value="0.0151792307770023" calcext:value-type="percentage">
            <text:p>1,52%</text:p>
          </table:table-cell>
          <table:table-cell/>
          <table:table-cell table:style-name="ce68" table:formula="of:=[.Q100]+0.05" office:value-type="float" office:value="3.89999999999999" calcext:value-type="float">
            <text:p>3,900</text:p>
          </table:table-cell>
          <table:table-cell table:style-name="ce70" office:value-type="percentage" office:value="0.0122089492623304" calcext:value-type="percentage">
            <text:p>1,22%</text:p>
          </table:table-cell>
          <table:table-cell/>
          <table:table-cell table:style-name="ce68" table:formula="of:=[.T100]+0.05" office:value-type="float" office:value="3.89999999999999" calcext:value-type="float">
            <text:p>3,900</text:p>
          </table:table-cell>
          <table:table-cell table:style-name="ce70" office:value-type="percentage" office:value="0.0122512681405668" calcext:value-type="percentage">
            <text:p>1,23%</text:p>
          </table:table-cell>
          <table:table-cell/>
          <table:table-cell table:style-name="ce71" table:formula="of:=([.R101]-[.U101])*100*100" office:value-type="float" office:value="-0.423188782363651" calcext:value-type="float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01]+0.125" office:value-type="float" office:value="9.875" calcext:value-type="float">
            <text:p>9,875</text:p>
          </table:table-cell>
          <table:table-cell table:style-name="ce70" office:value-type="percentage" office:value="0.0130322757415088" calcext:value-type="percentage">
            <text:p>1,30%</text:p>
          </table:table-cell>
          <table:table-cell/>
          <table:table-cell table:style-name="ce68" table:formula="of:=[.E101]+0.125" office:value-type="float" office:value="9.875" calcext:value-type="float">
            <text:p>9,875</text:p>
          </table:table-cell>
          <table:table-cell table:style-name="ce70" office:value-type="percentage" office:value="0.0126971973598556" calcext:value-type="percentage">
            <text:p>1,27%</text:p>
          </table:table-cell>
          <table:table-cell/>
          <table:table-cell table:style-name="ce68" table:formula="of:=[.H101]+0.125" office:value-type="float" office:value="9.875" calcext:value-type="float">
            <text:p>9,875</text:p>
          </table:table-cell>
          <table:table-cell table:style-name="ce70" office:value-type="percentage" office:value="0.0167004028485118" calcext:value-type="percentage">
            <text:p>1,67%</text:p>
          </table:table-cell>
          <table:table-cell/>
          <table:table-cell table:style-name="ce68" table:formula="of:=[.K101]+0.05" office:value-type="float" office:value="3.94999999999999" calcext:value-type="float">
            <text:p>3,950</text:p>
          </table:table-cell>
          <table:table-cell table:style-name="ce70" office:value-type="percentage" office:value="0.0133230214340277" calcext:value-type="percentage">
            <text:p>1,33%</text:p>
          </table:table-cell>
          <table:table-cell/>
          <table:table-cell table:style-name="ce68" table:formula="of:=[.N101]+0.05" office:value-type="float" office:value="3.94999999999999" calcext:value-type="float">
            <text:p>3,950</text:p>
          </table:table-cell>
          <table:table-cell table:style-name="ce70" office:value-type="percentage" office:value="0.0154169201335518" calcext:value-type="percentage">
            <text:p>1,54%</text:p>
          </table:table-cell>
          <table:table-cell/>
          <table:table-cell table:style-name="ce68" table:formula="of:=[.Q101]+0.05" office:value-type="float" office:value="3.94999999999999" calcext:value-type="float">
            <text:p>3,950</text:p>
          </table:table-cell>
          <table:table-cell table:style-name="ce70" office:value-type="percentage" office:value="0.0124186545213174" calcext:value-type="percentage">
            <text:p>1,24%</text:p>
          </table:table-cell>
          <table:table-cell/>
          <table:table-cell table:style-name="ce68" table:formula="of:=[.T101]+0.05" office:value-type="float" office:value="3.94999999999999" calcext:value-type="float">
            <text:p>3,950</text:p>
          </table:table-cell>
          <table:table-cell table:style-name="ce70" office:value-type="percentage" office:value="0.0124631013064646" calcext:value-type="percentage">
            <text:p>1,25%</text:p>
          </table:table-cell>
          <table:table-cell/>
          <table:table-cell table:style-name="ce71" table:formula="of:=([.R102]-[.U102])*100*100" office:value-type="float" office:value="-0.44446785147154" calcext:value-type="float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02]+0.125" office:value-type="float" office:value="10" calcext:value-type="float">
            <text:p>10,000</text:p>
          </table:table-cell>
          <table:table-cell table:style-name="ce70" office:value-type="percentage" office:value="0.0131770381365215" calcext:value-type="percentage">
            <text:p>1,32%</text:p>
          </table:table-cell>
          <table:table-cell/>
          <table:table-cell table:style-name="ce68" table:formula="of:=[.E102]+0.125" office:value-type="float" office:value="10" calcext:value-type="float">
            <text:p>10,000</text:p>
          </table:table-cell>
          <table:table-cell table:style-name="ce70" office:value-type="percentage" office:value="0.012849202714883" calcext:value-type="percentage">
            <text:p>1,28%</text:p>
          </table:table-cell>
          <table:table-cell/>
          <table:table-cell table:style-name="ce68" table:formula="of:=[.H102]+0.125" office:value-type="float" office:value="10" calcext:value-type="float">
            <text:p>10,000</text:p>
          </table:table-cell>
          <table:table-cell table:style-name="ce70" office:value-type="percentage" office:value="0.0168053324175105" calcext:value-type="percentage">
            <text:p>1,68%</text:p>
          </table:table-cell>
          <table:table-cell/>
          <table:table-cell table:style-name="ce68" table:formula="of:=[.K102]+0.05" office:value-type="float" office:value="3.99999999999999" calcext:value-type="float">
            <text:p>4,000</text:p>
          </table:table-cell>
          <table:table-cell table:style-name="ce70" office:value-type="percentage" office:value="0.0135539211728057" calcext:value-type="percentage">
            <text:p>1,36%</text:p>
          </table:table-cell>
          <table:table-cell/>
          <table:table-cell table:style-name="ce68" table:formula="of:=[.N102]+0.05" office:value-type="float" office:value="3.99999999999999" calcext:value-type="float">
            <text:p>4,000</text:p>
          </table:table-cell>
          <table:table-cell table:style-name="ce70" office:value-type="percentage" office:value="0.0156546094901013" calcext:value-type="percentage">
            <text:p>1,57%</text:p>
          </table:table-cell>
          <table:table-cell/>
          <table:table-cell table:style-name="ce68" table:formula="of:=[.Q102]+0.05" office:value-type="float" office:value="3.99999999999999" calcext:value-type="float">
            <text:p>4,000</text:p>
          </table:table-cell>
          <table:table-cell table:style-name="ce70" office:value-type="percentage" office:value="0.0126283597803044" calcext:value-type="percentage">
            <text:p>1,26%</text:p>
          </table:table-cell>
          <table:table-cell/>
          <table:table-cell table:style-name="ce68" table:formula="of:=[.T102]+0.05" office:value-type="float" office:value="3.99999999999999" calcext:value-type="float">
            <text:p>4,000</text:p>
          </table:table-cell>
          <table:table-cell table:style-name="ce70" office:value-type="percentage" office:value="0.0126749344723623" calcext:value-type="percentage">
            <text:p>1,27%</text:p>
          </table:table-cell>
          <table:table-cell/>
          <table:table-cell table:style-name="ce71" table:formula="of:=([.R103]-[.U103])*100*100" office:value-type="float" office:value="-0.465746920579428" calcext:value-type="float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03]+0.125" office:value-type="float" office:value="10.125" calcext:value-type="float">
            <text:p>10,125</text:p>
          </table:table-cell>
          <table:table-cell table:style-name="ce70" office:value-type="percentage" office:value="0.0133397771499454" calcext:value-type="percentage">
            <text:p>1,33%</text:p>
          </table:table-cell>
          <table:table-cell/>
          <table:table-cell table:style-name="ce68" table:formula="of:=[.E103]+0.125" office:value-type="float" office:value="10.125" calcext:value-type="float">
            <text:p>10,125</text:p>
          </table:table-cell>
          <table:table-cell table:style-name="ce70" office:value-type="percentage" office:value="0.0130217542535217" calcext:value-type="percentage">
            <text:p>1,30%</text:p>
          </table:table-cell>
          <table:table-cell/>
          <table:table-cell table:style-name="ce68" table:formula="of:=[.H103]+0.125" office:value-type="float" office:value="10.125" calcext:value-type="float">
            <text:p>10,125</text:p>
          </table:table-cell>
          <table:table-cell table:style-name="ce70" office:value-type="percentage" office:value="0.0169438970962853" calcext:value-type="percentage">
            <text:p>1,69%</text:p>
          </table:table-cell>
          <table:table-cell/>
          <table:table-cell table:style-name="ce68" table:formula="of:=[.K103]+0.05" office:value-type="float" office:value="4.04999999999999" calcext:value-type="float">
            <text:p>4,050</text:p>
          </table:table-cell>
          <table:table-cell table:style-name="ce70" office:value-type="percentage" office:value="0.0137848209115837" calcext:value-type="percentage">
            <text:p>1,38%</text:p>
          </table:table-cell>
          <table:table-cell/>
          <table:table-cell table:style-name="ce68" table:formula="of:=[.N103]+0.05" office:value-type="float" office:value="4.04999999999999" calcext:value-type="float">
            <text:p>4,050</text:p>
          </table:table-cell>
          <table:table-cell table:style-name="ce70" office:value-type="percentage" office:value="0.0158922988466508" calcext:value-type="percentage">
            <text:p>1,59%</text:p>
          </table:table-cell>
          <table:table-cell/>
          <table:table-cell table:style-name="ce68" table:formula="of:=[.Q103]+0.05" office:value-type="float" office:value="4.04999999999999" calcext:value-type="float">
            <text:p>4,050</text:p>
          </table:table-cell>
          <table:table-cell table:style-name="ce70" office:value-type="percentage" office:value="0.0128380650392913" calcext:value-type="percentage">
            <text:p>1,28%</text:p>
          </table:table-cell>
          <table:table-cell/>
          <table:table-cell table:style-name="ce68" table:formula="of:=[.T103]+0.05" office:value-type="float" office:value="4.04999999999999" calcext:value-type="float">
            <text:p>4,050</text:p>
          </table:table-cell>
          <table:table-cell table:style-name="ce70" office:value-type="percentage" office:value="0.0128867676382601" calcext:value-type="percentage">
            <text:p>1,29%</text:p>
          </table:table-cell>
          <table:table-cell/>
          <table:table-cell table:style-name="ce71" table:formula="of:=([.R104]-[.U104])*100*100" office:value-type="float" office:value="-0.487025989687351" calcext:value-type="float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04]+0.125" office:value-type="float" office:value="10.25" calcext:value-type="float">
            <text:p>10,250</text:p>
          </table:table-cell>
          <table:table-cell table:style-name="ce70" office:value-type="percentage" office:value="0.0134985469191393" calcext:value-type="percentage">
            <text:p>1,35%</text:p>
          </table:table-cell>
          <table:table-cell/>
          <table:table-cell table:style-name="ce68" table:formula="of:=[.E104]+0.125" office:value-type="float" office:value="10.25" calcext:value-type="float">
            <text:p>10,250</text:p>
          </table:table-cell>
          <table:table-cell table:style-name="ce70" office:value-type="percentage" office:value="0.0131900972180472" calcext:value-type="percentage">
            <text:p>1,32%</text:p>
          </table:table-cell>
          <table:table-cell/>
          <table:table-cell table:style-name="ce68" table:formula="of:=[.H104]+0.125" office:value-type="float" office:value="10.25" calcext:value-type="float">
            <text:p>10,250</text:p>
          </table:table-cell>
          <table:table-cell table:style-name="ce70" office:value-type="percentage" office:value="0.0170790821487485" calcext:value-type="percentage">
            <text:p>1,71%</text:p>
          </table:table-cell>
          <table:table-cell/>
          <table:table-cell table:style-name="ce68" table:formula="of:=[.K104]+0.05" office:value-type="float" office:value="4.09999999999999" calcext:value-type="float">
            <text:p>4,100</text:p>
          </table:table-cell>
          <table:table-cell table:style-name="ce70" office:value-type="percentage" office:value="0.0140157206503617" calcext:value-type="percentage">
            <text:p>1,40%</text:p>
          </table:table-cell>
          <table:table-cell/>
          <table:table-cell table:style-name="ce68" table:formula="of:=[.N104]+0.05" office:value-type="float" office:value="4.09999999999999" calcext:value-type="float">
            <text:p>4,100</text:p>
          </table:table-cell>
          <table:table-cell table:style-name="ce70" office:value-type="percentage" office:value="0.0161299882032003" calcext:value-type="percentage">
            <text:p>1,61%</text:p>
          </table:table-cell>
          <table:table-cell/>
          <table:table-cell table:style-name="ce68" table:formula="of:=[.Q104]+0.05" office:value-type="float" office:value="4.09999999999999" calcext:value-type="float">
            <text:p>4,100</text:p>
          </table:table-cell>
          <table:table-cell table:style-name="ce70" office:value-type="percentage" office:value="0.0130477702982783" calcext:value-type="percentage">
            <text:p>1,30%</text:p>
          </table:table-cell>
          <table:table-cell/>
          <table:table-cell table:style-name="ce68" table:formula="of:=[.T104]+0.05" office:value-type="float" office:value="4.09999999999999" calcext:value-type="float">
            <text:p>4,100</text:p>
          </table:table-cell>
          <table:table-cell table:style-name="ce70" office:value-type="percentage" office:value="0.0130986008041578" calcext:value-type="percentage">
            <text:p>1,31%</text:p>
          </table:table-cell>
          <table:table-cell/>
          <table:table-cell table:style-name="ce71" table:formula="of:=([.R105]-[.U105])*100*100" office:value-type="float" office:value="-0.50830505879524" calcext:value-type="float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05]+0.125" office:value-type="float" office:value="10.375" calcext:value-type="float">
            <text:p>10,375</text:p>
          </table:table-cell>
          <table:table-cell table:style-name="ce70" office:value-type="percentage" office:value="0.0136534909107624" calcext:value-type="percentage">
            <text:p>1,37%</text:p>
          </table:table-cell>
          <table:table-cell/>
          <table:table-cell table:style-name="ce68" table:formula="of:=[.E105]+0.125" office:value-type="float" office:value="10.375" calcext:value-type="float">
            <text:p>10,375</text:p>
          </table:table-cell>
          <table:table-cell table:style-name="ce70" office:value-type="percentage" office:value="0.0133543837255962" calcext:value-type="percentage">
            <text:p>1,34%</text:p>
          </table:table-cell>
          <table:table-cell/>
          <table:table-cell table:style-name="ce68" table:formula="of:=[.H105]+0.125" office:value-type="float" office:value="10.375" calcext:value-type="float">
            <text:p>10,375</text:p>
          </table:table-cell>
          <table:table-cell table:style-name="ce70" office:value-type="percentage" office:value="0.0172110097300681" calcext:value-type="percentage">
            <text:p>1,72%</text:p>
          </table:table-cell>
          <table:table-cell/>
          <table:table-cell table:style-name="ce68" table:formula="of:=[.K105]+0.05" office:value-type="float" office:value="4.14999999999999" calcext:value-type="float">
            <text:p>4,150</text:p>
          </table:table-cell>
          <table:table-cell table:style-name="ce70" office:value-type="percentage" office:value="0.0142466203891396" calcext:value-type="percentage">
            <text:p>1,42%</text:p>
          </table:table-cell>
          <table:table-cell/>
          <table:table-cell table:style-name="ce68" table:formula="of:=[.N105]+0.05" office:value-type="float" office:value="4.14999999999999" calcext:value-type="float">
            <text:p>4,150</text:p>
          </table:table-cell>
          <table:table-cell table:style-name="ce70" office:value-type="percentage" office:value="0.0163676775597497" calcext:value-type="percentage">
            <text:p>1,64%</text:p>
          </table:table-cell>
          <table:table-cell/>
          <table:table-cell table:style-name="ce68" table:formula="of:=[.Q105]+0.05" office:value-type="float" office:value="4.14999999999999" calcext:value-type="float">
            <text:p>4,150</text:p>
          </table:table-cell>
          <table:table-cell table:style-name="ce70" office:value-type="percentage" office:value="0.0132574755572653" calcext:value-type="percentage">
            <text:p>1,33%</text:p>
          </table:table-cell>
          <table:table-cell/>
          <table:table-cell table:style-name="ce68" table:formula="of:=[.T105]+0.05" office:value-type="float" office:value="4.14999999999999" calcext:value-type="float">
            <text:p>4,150</text:p>
          </table:table-cell>
          <table:table-cell table:style-name="ce70" office:value-type="percentage" office:value="0.0133104339700556" calcext:value-type="percentage">
            <text:p>1,33%</text:p>
          </table:table-cell>
          <table:table-cell/>
          <table:table-cell table:style-name="ce71" table:formula="of:=([.R106]-[.U106])*100*100" office:value-type="float" office:value="-0.529584127903163" calcext:value-type="float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06]+0.125" office:value-type="float" office:value="10.5" calcext:value-type="float">
            <text:p>10,500</text:p>
          </table:table-cell>
          <table:table-cell table:style-name="ce70" office:value-type="percentage" office:value="0.0138047457597277" calcext:value-type="percentage">
            <text:p>1,38%</text:p>
          </table:table-cell>
          <table:table-cell/>
          <table:table-cell table:style-name="ce68" table:formula="of:=[.E106]+0.125" office:value-type="float" office:value="10.5" calcext:value-type="float">
            <text:p>10,500</text:p>
          </table:table-cell>
          <table:table-cell table:style-name="ce70" office:value-type="percentage" office:value="0.0135147586496322" calcext:value-type="percentage">
            <text:p>1,35%</text:p>
          </table:table-cell>
          <table:table-cell/>
          <table:table-cell table:style-name="ce68" table:formula="of:=[.H106]+0.125" office:value-type="float" office:value="10.5" calcext:value-type="float">
            <text:p>10,500</text:p>
          </table:table-cell>
          <table:table-cell table:style-name="ce70" office:value-type="percentage" office:value="0.017339796178499" calcext:value-type="percentage">
            <text:p>1,73%</text:p>
          </table:table-cell>
          <table:table-cell/>
          <table:table-cell table:style-name="ce68" table:formula="of:=[.K106]+0.05" office:value-type="float" office:value="4.19999999999999" calcext:value-type="float">
            <text:p>4,200</text:p>
          </table:table-cell>
          <table:table-cell table:style-name="ce70" office:value-type="percentage" office:value="0.0144775201279176" calcext:value-type="percentage">
            <text:p>1,45%</text:p>
          </table:table-cell>
          <table:table-cell/>
          <table:table-cell table:style-name="ce68" table:formula="of:=[.N106]+0.05" office:value-type="float" office:value="4.19999999999999" calcext:value-type="float">
            <text:p>4,200</text:p>
          </table:table-cell>
          <table:table-cell table:style-name="ce70" office:value-type="percentage" office:value="0.0166053669162992" calcext:value-type="percentage">
            <text:p>1,66%</text:p>
          </table:table-cell>
          <table:table-cell/>
          <table:table-cell table:style-name="ce68" table:formula="of:=[.Q106]+0.05" office:value-type="float" office:value="4.19999999999999" calcext:value-type="float">
            <text:p>4,200</text:p>
          </table:table-cell>
          <table:table-cell table:style-name="ce70" office:value-type="percentage" office:value="0.0134671808162522" calcext:value-type="percentage">
            <text:p>1,35%</text:p>
          </table:table-cell>
          <table:table-cell/>
          <table:table-cell table:style-name="ce68" table:formula="of:=[.T106]+0.05" office:value-type="float" office:value="4.19999999999999" calcext:value-type="float">
            <text:p>4,200</text:p>
          </table:table-cell>
          <table:table-cell table:style-name="ce70" office:value-type="percentage" office:value="0.0135222671359533" calcext:value-type="percentage">
            <text:p>1,35%</text:p>
          </table:table-cell>
          <table:table-cell/>
          <table:table-cell table:style-name="ce71" table:formula="of:=([.R107]-[.U107])*100*100" office:value-type="float" office:value="-0.550863197011052" calcext:value-type="float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07]+0.125" office:value-type="float" office:value="10.625" calcext:value-type="float">
            <text:p>10,625</text:p>
          </table:table-cell>
          <table:table-cell table:style-name="ce70" office:value-type="percentage" office:value="0.0139524416710703" calcext:value-type="percentage">
            <text:p>1,40%</text:p>
          </table:table-cell>
          <table:table-cell/>
          <table:table-cell table:style-name="ce68" table:formula="of:=[.E107]+0.125" office:value-type="float" office:value="10.625" calcext:value-type="float">
            <text:p>10,625</text:p>
          </table:table-cell>
          <table:table-cell table:style-name="ce70" office:value-type="percentage" office:value="0.0136713600460437" calcext:value-type="percentage">
            <text:p>1,37%</text:p>
          </table:table-cell>
          <table:table-cell/>
          <table:table-cell table:style-name="ce68" table:formula="of:=[.H107]+0.125" office:value-type="float" office:value="10.625" calcext:value-type="float">
            <text:p>10,625</text:p>
          </table:table-cell>
          <table:table-cell table:style-name="ce70" office:value-type="percentage" office:value="0.0174655523575552" calcext:value-type="percentage">
            <text:p>1,75%</text:p>
          </table:table-cell>
          <table:table-cell/>
          <table:table-cell table:style-name="ce68" table:formula="of:=[.K107]+0.05" office:value-type="float" office:value="4.24999999999999" calcext:value-type="float">
            <text:p>4,250</text:p>
          </table:table-cell>
          <table:table-cell table:style-name="ce70" office:value-type="percentage" office:value="0.0147084198666956" calcext:value-type="percentage">
            <text:p>1,47%</text:p>
          </table:table-cell>
          <table:table-cell/>
          <table:table-cell table:style-name="ce68" table:formula="of:=[.N107]+0.05" office:value-type="float" office:value="4.24999999999999" calcext:value-type="float">
            <text:p>4,250</text:p>
          </table:table-cell>
          <table:table-cell table:style-name="ce70" office:value-type="percentage" office:value="0.0168430562728487" calcext:value-type="percentage">
            <text:p>1,68%</text:p>
          </table:table-cell>
          <table:table-cell/>
          <table:table-cell table:style-name="ce68" table:formula="of:=[.Q107]+0.05" office:value-type="float" office:value="4.24999999999999" calcext:value-type="float">
            <text:p>4,250</text:p>
          </table:table-cell>
          <table:table-cell table:style-name="ce70" office:value-type="percentage" office:value="0.0136768860752392" calcext:value-type="percentage">
            <text:p>1,37%</text:p>
          </table:table-cell>
          <table:table-cell/>
          <table:table-cell table:style-name="ce68" table:formula="of:=[.T107]+0.05" office:value-type="float" office:value="4.24999999999999" calcext:value-type="float">
            <text:p>4,250</text:p>
          </table:table-cell>
          <table:table-cell table:style-name="ce70" office:value-type="percentage" office:value="0.0137341003018511" calcext:value-type="percentage">
            <text:p>1,37%</text:p>
          </table:table-cell>
          <table:table-cell/>
          <table:table-cell table:style-name="ce71" table:formula="of:=([.R108]-[.U108])*100*100" office:value-type="float" office:value="-0.572142266118958" calcext:value-type="float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08]+0.125" office:value-type="float" office:value="10.75" calcext:value-type="float">
            <text:p>10,750</text:p>
          </table:table-cell>
          <table:table-cell table:style-name="ce70" office:value-type="percentage" office:value="0.0140967027937771" calcext:value-type="percentage">
            <text:p>1,41%</text:p>
          </table:table-cell>
          <table:table-cell/>
          <table:table-cell table:style-name="ce68" table:formula="of:=[.E108]+0.125" office:value-type="float" office:value="10.75" calcext:value-type="float">
            <text:p>10,750</text:p>
          </table:table-cell>
          <table:table-cell table:style-name="ce70" office:value-type="percentage" office:value="0.0138243195495155" calcext:value-type="percentage">
            <text:p>1,38%</text:p>
          </table:table-cell>
          <table:table-cell/>
          <table:table-cell table:style-name="ce68" table:formula="of:=[.H108]+0.125" office:value-type="float" office:value="10.75" calcext:value-type="float">
            <text:p>10,750</text:p>
          </table:table-cell>
          <table:table-cell table:style-name="ce70" office:value-type="percentage" office:value="0.0175883839743077" calcext:value-type="percentage">
            <text:p>1,76%</text:p>
          </table:table-cell>
          <table:table-cell/>
          <table:table-cell table:style-name="ce68" table:formula="of:=[.K108]+0.05" office:value-type="float" office:value="4.29999999999999" calcext:value-type="float">
            <text:p>4,300</text:p>
          </table:table-cell>
          <table:table-cell table:style-name="ce70" office:value-type="percentage" office:value="0.0149393196054736" calcext:value-type="percentage">
            <text:p>1,49%</text:p>
          </table:table-cell>
          <table:table-cell/>
          <table:table-cell table:style-name="ce68" table:formula="of:=[.N108]+0.05" office:value-type="float" office:value="4.29999999999999" calcext:value-type="float">
            <text:p>4,300</text:p>
          </table:table-cell>
          <table:table-cell table:style-name="ce70" office:value-type="percentage" office:value="0.0170807456293982" calcext:value-type="percentage">
            <text:p>1,71%</text:p>
          </table:table-cell>
          <table:table-cell/>
          <table:table-cell table:style-name="ce68" table:formula="of:=[.Q108]+0.05" office:value-type="float" office:value="4.29999999999999" calcext:value-type="float">
            <text:p>4,300</text:p>
          </table:table-cell>
          <table:table-cell table:style-name="ce70" office:value-type="percentage" office:value="0.0138865913342262" calcext:value-type="percentage">
            <text:p>1,39%</text:p>
          </table:table-cell>
          <table:table-cell/>
          <table:table-cell table:style-name="ce68" table:formula="of:=[.T108]+0.05" office:value-type="float" office:value="4.29999999999999" calcext:value-type="float">
            <text:p>4,300</text:p>
          </table:table-cell>
          <table:table-cell table:style-name="ce70" office:value-type="percentage" office:value="0.0139459334677489" calcext:value-type="percentage">
            <text:p>1,39%</text:p>
          </table:table-cell>
          <table:table-cell/>
          <table:table-cell table:style-name="ce71" table:formula="of:=([.R109]-[.U109])*100*100" office:value-type="float" office:value="-0.593421335226864" calcext:value-type="float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09]+0.125" office:value-type="float" office:value="10.875" calcext:value-type="float">
            <text:p>10,875</text:p>
          </table:table-cell>
          <table:table-cell table:style-name="ce70" office:value-type="percentage" office:value="0.0142376475688354" calcext:value-type="percentage">
            <text:p>1,42%</text:p>
          </table:table-cell>
          <table:table-cell/>
          <table:table-cell table:style-name="ce68" table:formula="of:=[.E109]+0.125" office:value-type="float" office:value="10.875" calcext:value-type="float">
            <text:p>10,875</text:p>
          </table:table-cell>
          <table:table-cell table:style-name="ce70" office:value-type="percentage" office:value="0.0139737627425626" calcext:value-type="percentage">
            <text:p>1,40%</text:p>
          </table:table-cell>
          <table:table-cell/>
          <table:table-cell table:style-name="ce68" table:formula="of:=[.H109]+0.125" office:value-type="float" office:value="10.875" calcext:value-type="float">
            <text:p>10,875</text:p>
          </table:table-cell>
          <table:table-cell table:style-name="ce70" office:value-type="percentage" office:value="0.0177083918757325" calcext:value-type="percentage">
            <text:p>1,77%</text:p>
          </table:table-cell>
          <table:table-cell/>
          <table:table-cell table:style-name="ce68" table:formula="of:=[.K109]+0.05" office:value-type="float" office:value="4.34999999999999" calcext:value-type="float">
            <text:p>4,350</text:p>
          </table:table-cell>
          <table:table-cell table:style-name="ce70" office:value-type="percentage" office:value="0.0151702193442516" calcext:value-type="percentage">
            <text:p>1,52%</text:p>
          </table:table-cell>
          <table:table-cell/>
          <table:table-cell table:style-name="ce68" table:formula="of:=[.N109]+0.05" office:value-type="float" office:value="4.34999999999999" calcext:value-type="float">
            <text:p>4,350</text:p>
          </table:table-cell>
          <table:table-cell table:style-name="ce70" office:value-type="percentage" office:value="0.0173184349859477" calcext:value-type="percentage">
            <text:p>1,73%</text:p>
          </table:table-cell>
          <table:table-cell/>
          <table:table-cell table:style-name="ce68" table:formula="of:=[.Q109]+0.05" office:value-type="float" office:value="4.34999999999999" calcext:value-type="float">
            <text:p>4,350</text:p>
          </table:table-cell>
          <table:table-cell table:style-name="ce70" office:value-type="percentage" office:value="0.0140962965932131" calcext:value-type="percentage">
            <text:p>1,41%</text:p>
          </table:table-cell>
          <table:table-cell/>
          <table:table-cell table:style-name="ce68" table:formula="of:=[.T109]+0.05" office:value-type="float" office:value="4.34999999999999" calcext:value-type="float">
            <text:p>4,350</text:p>
          </table:table-cell>
          <table:table-cell table:style-name="ce70" office:value-type="percentage" office:value="0.0141577666336466" calcext:value-type="percentage">
            <text:p>1,42%</text:p>
          </table:table-cell>
          <table:table-cell/>
          <table:table-cell table:style-name="ce71" table:formula="of:=([.R110]-[.U110])*100*100" office:value-type="float" office:value="-0.614700404334752" calcext:value-type="float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10]+0.125" office:value-type="float" office:value="11" calcext:value-type="float">
            <text:p>11,000</text:p>
          </table:table-cell>
          <table:table-cell table:style-name="ce70" office:value-type="percentage" office:value="0.0143753890535515" calcext:value-type="percentage">
            <text:p>1,44%</text:p>
          </table:table-cell>
          <table:table-cell/>
          <table:table-cell table:style-name="ce68" table:formula="of:=[.E110]+0.125" office:value-type="float" office:value="11" calcext:value-type="float">
            <text:p>11,000</text:p>
          </table:table-cell>
          <table:table-cell table:style-name="ce70" office:value-type="percentage" office:value="0.0141198094994041" calcext:value-type="percentage">
            <text:p>1,41%</text:p>
          </table:table-cell>
          <table:table-cell/>
          <table:table-cell table:style-name="ce68" table:formula="of:=[.H110]+0.125" office:value-type="float" office:value="11" calcext:value-type="float">
            <text:p>11,000</text:p>
          </table:table-cell>
          <table:table-cell table:style-name="ce70" office:value-type="percentage" office:value="0.0178256723248523" calcext:value-type="percentage">
            <text:p>1,78%</text:p>
          </table:table-cell>
          <table:table-cell/>
          <table:table-cell table:style-name="ce68" table:formula="of:=[.K110]+0.05" office:value-type="float" office:value="4.39999999999999" calcext:value-type="float">
            <text:p>4,400</text:p>
          </table:table-cell>
          <table:table-cell table:style-name="ce70" office:value-type="percentage" office:value="0.0154011190830296" calcext:value-type="percentage">
            <text:p>1,54%</text:p>
          </table:table-cell>
          <table:table-cell/>
          <table:table-cell table:style-name="ce68" table:formula="of:=[.N110]+0.05" office:value-type="float" office:value="4.39999999999999" calcext:value-type="float">
            <text:p>4,400</text:p>
          </table:table-cell>
          <table:table-cell table:style-name="ce70" office:value-type="percentage" office:value="0.0175561243424971" calcext:value-type="percentage">
            <text:p>1,76%</text:p>
          </table:table-cell>
          <table:table-cell/>
          <table:table-cell table:style-name="ce68" table:formula="of:=[.Q110]+0.05" office:value-type="float" office:value="4.39999999999999" calcext:value-type="float">
            <text:p>4,400</text:p>
          </table:table-cell>
          <table:table-cell table:style-name="ce70" office:value-type="percentage" office:value="0.0143060018522001" calcext:value-type="percentage">
            <text:p>1,43%</text:p>
          </table:table-cell>
          <table:table-cell/>
          <table:table-cell table:style-name="ce68" table:formula="of:=[.T110]+0.05" office:value-type="float" office:value="4.39999999999999" calcext:value-type="float">
            <text:p>4,400</text:p>
          </table:table-cell>
          <table:table-cell table:style-name="ce70" office:value-type="percentage" office:value="0.0143695997995444" calcext:value-type="percentage">
            <text:p>1,44%</text:p>
          </table:table-cell>
          <table:table-cell/>
          <table:table-cell table:style-name="ce71" table:formula="of:=([.R111]-[.U111])*100*100" office:value-type="float" office:value="-0.635979473442658" calcext:value-type="float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11]+0.125" office:value-type="float" office:value="11.125" calcext:value-type="float">
            <text:p>11,125</text:p>
          </table:table-cell>
          <table:table-cell table:style-name="ce70" office:value-type="percentage" office:value="0.0145154466320483" calcext:value-type="percentage">
            <text:p>1,45%</text:p>
          </table:table-cell>
          <table:table-cell/>
          <table:table-cell table:style-name="ce68" table:formula="of:=[.E111]+0.125" office:value-type="float" office:value="11.125" calcext:value-type="float">
            <text:p>11,125</text:p>
          </table:table-cell>
          <table:table-cell table:style-name="ce70" office:value-type="percentage" office:value="0.0142625743066537" calcext:value-type="percentage">
            <text:p>1,43%</text:p>
          </table:table-cell>
          <table:table-cell/>
          <table:table-cell table:style-name="ce68" table:formula="of:=[.H111]+0.125" office:value-type="float" office:value="11.125" calcext:value-type="float">
            <text:p>11,125</text:p>
          </table:table-cell>
          <table:table-cell table:style-name="ce70" office:value-type="percentage" office:value="0.0179403172582615" calcext:value-type="percentage">
            <text:p>1,79%</text:p>
          </table:table-cell>
          <table:table-cell/>
          <table:table-cell table:style-name="ce68" table:formula="of:=[.K111]+0.05" office:value-type="float" office:value="4.44999999999999" calcext:value-type="float">
            <text:p>4,450</text:p>
          </table:table-cell>
          <table:table-cell table:style-name="ce70" office:value-type="percentage" office:value="0.0156320188218076" calcext:value-type="percentage">
            <text:p>1,56%</text:p>
          </table:table-cell>
          <table:table-cell/>
          <table:table-cell table:style-name="ce68" table:formula="of:=[.N111]+0.05" office:value-type="float" office:value="4.44999999999999" calcext:value-type="float">
            <text:p>4,450</text:p>
          </table:table-cell>
          <table:table-cell table:style-name="ce70" office:value-type="percentage" office:value="0.0177938136990466" calcext:value-type="percentage">
            <text:p>1,78%</text:p>
          </table:table-cell>
          <table:table-cell/>
          <table:table-cell table:style-name="ce68" table:formula="of:=[.Q111]+0.05" office:value-type="float" office:value="4.44999999999999" calcext:value-type="float">
            <text:p>4,450</text:p>
          </table:table-cell>
          <table:table-cell table:style-name="ce70" office:value-type="percentage" office:value="0.0145157071111871" calcext:value-type="percentage">
            <text:p>1,45%</text:p>
          </table:table-cell>
          <table:table-cell/>
          <table:table-cell table:style-name="ce68" table:formula="of:=[.T111]+0.05" office:value-type="float" office:value="4.44999999999999" calcext:value-type="float">
            <text:p>4,450</text:p>
          </table:table-cell>
          <table:table-cell table:style-name="ce70" office:value-type="percentage" office:value="0.0145814329654421" calcext:value-type="percentage">
            <text:p>1,46%</text:p>
          </table:table-cell>
          <table:table-cell/>
          <table:table-cell table:style-name="ce71" table:formula="of:=([.R112]-[.U112])*100*100" office:value-type="float" office:value="-0.657258542550582" calcext:value-type="float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12]+0.125" office:value-type="float" office:value="11.25" calcext:value-type="float">
            <text:p>11,250</text:p>
          </table:table-cell>
          <table:table-cell table:style-name="ce70" office:value-type="percentage" office:value="0.0146523918199119" calcext:value-type="percentage">
            <text:p>1,47%</text:p>
          </table:table-cell>
          <table:table-cell/>
          <table:table-cell table:style-name="ce68" table:formula="of:=[.E112]+0.125" office:value-type="float" office:value="11.25" calcext:value-type="float">
            <text:p>11,250</text:p>
          </table:table-cell>
          <table:table-cell table:style-name="ce70" office:value-type="percentage" office:value="0.0144021665626311" calcext:value-type="percentage">
            <text:p>1,44%</text:p>
          </table:table-cell>
          <table:table-cell/>
          <table:table-cell table:style-name="ce68" table:formula="of:=[.H112]+0.125" office:value-type="float" office:value="11.25" calcext:value-type="float">
            <text:p>11,250</text:p>
          </table:table-cell>
          <table:table-cell table:style-name="ce70" office:value-type="percentage" office:value="0.0180524145264838" calcext:value-type="percentage">
            <text:p>1,81%</text:p>
          </table:table-cell>
          <table:table-cell/>
          <table:table-cell table:style-name="ce68" table:formula="of:=[.K112]+0.05" office:value-type="float" office:value="4.49999999999999" calcext:value-type="float">
            <text:p>4,500</text:p>
          </table:table-cell>
          <table:table-cell table:style-name="ce70" office:value-type="percentage" office:value="0.0158629185605856" calcext:value-type="percentage">
            <text:p>1,59%</text:p>
          </table:table-cell>
          <table:table-cell/>
          <table:table-cell table:style-name="ce68" table:formula="of:=[.N112]+0.05" office:value-type="float" office:value="4.49999999999999" calcext:value-type="float">
            <text:p>4,500</text:p>
          </table:table-cell>
          <table:table-cell table:style-name="ce70" office:value-type="percentage" office:value="0.0180315030555961" calcext:value-type="percentage">
            <text:p>1,80%</text:p>
          </table:table-cell>
          <table:table-cell/>
          <table:table-cell table:style-name="ce68" table:formula="of:=[.Q112]+0.05" office:value-type="float" office:value="4.49999999999999" calcext:value-type="float">
            <text:p>4,500</text:p>
          </table:table-cell>
          <table:table-cell table:style-name="ce70" office:value-type="percentage" office:value="0.014725412370174" calcext:value-type="percentage">
            <text:p>1,47%</text:p>
          </table:table-cell>
          <table:table-cell/>
          <table:table-cell table:style-name="ce68" table:formula="of:=[.T112]+0.05" office:value-type="float" office:value="4.49999999999999" calcext:value-type="float">
            <text:p>4,500</text:p>
          </table:table-cell>
          <table:table-cell table:style-name="ce70" office:value-type="percentage" office:value="0.0147932661313399" calcext:value-type="percentage">
            <text:p>1,48%</text:p>
          </table:table-cell>
          <table:table-cell/>
          <table:table-cell table:style-name="ce71" table:formula="of:=([.R113]-[.U113])*100*100" office:value-type="float" office:value="-0.67853761165847" calcext:value-type="float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13]+0.125" office:value-type="float" office:value="11.375" calcext:value-type="float">
            <text:p>11,375</text:p>
          </table:table-cell>
          <table:table-cell table:style-name="ce70" office:value-type="percentage" office:value="0.0147863272234268" calcext:value-type="percentage">
            <text:p>1,48%</text:p>
          </table:table-cell>
          <table:table-cell/>
          <table:table-cell table:style-name="ce68" table:formula="of:=[.E113]+0.125" office:value-type="float" office:value="11.375" calcext:value-type="float">
            <text:p>11,375</text:p>
          </table:table-cell>
          <table:table-cell table:style-name="ce70" office:value-type="percentage" office:value="0.0145386908569386" calcext:value-type="percentage">
            <text:p>1,45%</text:p>
          </table:table-cell>
          <table:table-cell/>
          <table:table-cell table:style-name="ce68" table:formula="of:=[.H113]+0.125" office:value-type="float" office:value="11.375" calcext:value-type="float">
            <text:p>11,375</text:p>
          </table:table-cell>
          <table:table-cell table:style-name="ce70" office:value-type="percentage" office:value="0.0181620481184814" calcext:value-type="percentage">
            <text:p>1,82%</text:p>
          </table:table-cell>
          <table:table-cell/>
          <table:table-cell table:style-name="ce68" table:formula="of:=[.K113]+0.05" office:value-type="float" office:value="4.54999999999999" calcext:value-type="float">
            <text:p>4,550</text:p>
          </table:table-cell>
          <table:table-cell table:style-name="ce70" office:value-type="percentage" office:value="0.0160938182993636" calcext:value-type="percentage">
            <text:p>1,61%</text:p>
          </table:table-cell>
          <table:table-cell/>
          <table:table-cell table:style-name="ce68" table:formula="of:=[.N113]+0.05" office:value-type="float" office:value="4.54999999999999" calcext:value-type="float">
            <text:p>4,550</text:p>
          </table:table-cell>
          <table:table-cell table:style-name="ce70" office:value-type="percentage" office:value="0.0182066411156993" calcext:value-type="percentage">
            <text:p>1,82%</text:p>
          </table:table-cell>
          <table:table-cell/>
          <table:table-cell table:style-name="ce68" table:formula="of:=[.Q113]+0.05" office:value-type="float" office:value="4.54999999999999" calcext:value-type="float">
            <text:p>4,550</text:p>
          </table:table-cell>
          <table:table-cell table:style-name="ce70" office:value-type="percentage" office:value="0.014935117629161" calcext:value-type="percentage">
            <text:p>1,49%</text:p>
          </table:table-cell>
          <table:table-cell/>
          <table:table-cell table:style-name="ce68" table:formula="of:=[.T113]+0.05" office:value-type="float" office:value="4.54999999999999" calcext:value-type="float">
            <text:p>4,550</text:p>
          </table:table-cell>
          <table:table-cell table:style-name="ce70" office:value-type="percentage" office:value="0.0150050992972376" calcext:value-type="percentage">
            <text:p>1,50%</text:p>
          </table:table-cell>
          <table:table-cell/>
          <table:table-cell table:style-name="ce71" table:formula="of:=([.R114]-[.U114])*100*100" office:value-type="float" office:value="-0.699816680766359" calcext:value-type="float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14]+0.125" office:value-type="float" office:value="11.5" calcext:value-type="float">
            <text:p>11,500</text:p>
          </table:table-cell>
          <table:table-cell table:style-name="ce70" office:value-type="percentage" office:value="0.0149173509877349" calcext:value-type="percentage">
            <text:p>1,49%</text:p>
          </table:table-cell>
          <table:table-cell/>
          <table:table-cell table:style-name="ce68" table:formula="of:=[.E114]+0.125" office:value-type="float" office:value="11.5" calcext:value-type="float">
            <text:p>11,500</text:p>
          </table:table-cell>
          <table:table-cell table:style-name="ce70" office:value-type="percentage" office:value="0.0146722472318046" calcext:value-type="percentage">
            <text:p>1,47%</text:p>
          </table:table-cell>
          <table:table-cell/>
          <table:table-cell table:style-name="ce68" table:formula="of:=[.H114]+0.125" office:value-type="float" office:value="11.5" calcext:value-type="float">
            <text:p>11,500</text:p>
          </table:table-cell>
          <table:table-cell table:style-name="ce70" office:value-type="percentage" office:value="0.0182692983715226" calcext:value-type="percentage">
            <text:p>1,83%</text:p>
          </table:table-cell>
          <table:table-cell/>
          <table:table-cell table:style-name="ce68" table:formula="of:=[.K114]+0.05" office:value-type="float" office:value="4.59999999999999" calcext:value-type="float">
            <text:p>4,600</text:p>
          </table:table-cell>
          <table:table-cell table:style-name="ce70" office:value-type="percentage" office:value="0.0163247180381416" calcext:value-type="percentage">
            <text:p>1,63%</text:p>
          </table:table-cell>
          <table:table-cell/>
          <table:table-cell table:style-name="ce68" table:formula="of:=[.N114]+0.05" office:value-type="float" office:value="4.59999999999999" calcext:value-type="float">
            <text:p>4,600</text:p>
          </table:table-cell>
          <table:table-cell table:style-name="ce70" office:value-type="percentage" office:value="0.0183817791758025" calcext:value-type="percentage">
            <text:p>1,84%</text:p>
          </table:table-cell>
          <table:table-cell/>
          <table:table-cell table:style-name="ce68" table:formula="of:=[.Q114]+0.05" office:value-type="float" office:value="4.59999999999999" calcext:value-type="float">
            <text:p>4,600</text:p>
          </table:table-cell>
          <table:table-cell table:style-name="ce70" office:value-type="percentage" office:value="0.015144822888148" calcext:value-type="percentage">
            <text:p>1,51%</text:p>
          </table:table-cell>
          <table:table-cell/>
          <table:table-cell table:style-name="ce68" table:formula="of:=[.T114]+0.05" office:value-type="float" office:value="4.59999999999999" calcext:value-type="float">
            <text:p>4,600</text:p>
          </table:table-cell>
          <table:table-cell table:style-name="ce70" office:value-type="percentage" office:value="0.0152169324631354" calcext:value-type="percentage">
            <text:p>1,52%</text:p>
          </table:table-cell>
          <table:table-cell/>
          <table:table-cell table:style-name="ce71" table:formula="of:=([.R115]-[.U115])*100*100" office:value-type="float" office:value="-0.721095749874282" calcext:value-type="float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15]+0.125" office:value-type="float" office:value="11.625" calcext:value-type="float">
            <text:p>11,625</text:p>
          </table:table-cell>
          <table:table-cell table:style-name="ce70" office:value-type="percentage" office:value="0.0150455570366815" calcext:value-type="percentage">
            <text:p>1,50%</text:p>
          </table:table-cell>
          <table:table-cell/>
          <table:table-cell table:style-name="ce68" table:formula="of:=[.E115]+0.125" office:value-type="float" office:value="11.625" calcext:value-type="float">
            <text:p>11,625</text:p>
          </table:table-cell>
          <table:table-cell table:style-name="ce70" office:value-type="percentage" office:value="0.0148029314265661" calcext:value-type="percentage">
            <text:p>1,48%</text:p>
          </table:table-cell>
          <table:table-cell/>
          <table:table-cell table:style-name="ce68" table:formula="of:=[.H115]+0.125" office:value-type="float" office:value="11.625" calcext:value-type="float">
            <text:p>11,625</text:p>
          </table:table-cell>
          <table:table-cell table:style-name="ce70" office:value-type="percentage" office:value="0.0183742421675091" calcext:value-type="percentage">
            <text:p>1,84%</text:p>
          </table:table-cell>
          <table:table-cell/>
          <table:table-cell table:style-name="ce68" table:formula="of:=[.K115]+0.05" office:value-type="float" office:value="4.64999999999999" calcext:value-type="float">
            <text:p>4,650</text:p>
          </table:table-cell>
          <table:table-cell table:style-name="ce70" office:value-type="percentage" office:value="0.0165556177769196" calcext:value-type="percentage">
            <text:p>1,66%</text:p>
          </table:table-cell>
          <table:table-cell/>
          <table:table-cell table:style-name="ce68" table:formula="of:=[.N115]+0.05" office:value-type="float" office:value="4.64999999999999" calcext:value-type="float">
            <text:p>4,650</text:p>
          </table:table-cell>
          <table:table-cell table:style-name="ce70" office:value-type="percentage" office:value="0.0185569172359057" calcext:value-type="percentage">
            <text:p>1,86%</text:p>
          </table:table-cell>
          <table:table-cell/>
          <table:table-cell table:style-name="ce68" table:formula="of:=[.Q115]+0.05" office:value-type="float" office:value="4.64999999999999" calcext:value-type="float">
            <text:p>4,650</text:p>
          </table:table-cell>
          <table:table-cell table:style-name="ce70" office:value-type="percentage" office:value="0.0153545281471349" calcext:value-type="percentage">
            <text:p>1,54%</text:p>
          </table:table-cell>
          <table:table-cell/>
          <table:table-cell table:style-name="ce68" table:formula="of:=[.T115]+0.05" office:value-type="float" office:value="4.64999999999999" calcext:value-type="float">
            <text:p>4,650</text:p>
          </table:table-cell>
          <table:table-cell table:style-name="ce70" office:value-type="percentage" office:value="0.0154287656290332" calcext:value-type="percentage">
            <text:p>1,54%</text:p>
          </table:table-cell>
          <table:table-cell/>
          <table:table-cell table:style-name="ce71" table:formula="of:=([.R116]-[.U116])*100*100" office:value-type="float" office:value="-0.742374818982171" calcext:value-type="float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16]+0.125" office:value-type="float" office:value="11.75" calcext:value-type="float">
            <text:p>11,750</text:p>
          </table:table-cell>
          <table:table-cell table:style-name="ce70" office:value-type="percentage" office:value="0.0151710352973527" calcext:value-type="percentage">
            <text:p>1,52%</text:p>
          </table:table-cell>
          <table:table-cell/>
          <table:table-cell table:style-name="ce68" table:formula="of:=[.E116]+0.125" office:value-type="float" office:value="11.75" calcext:value-type="float">
            <text:p>11,750</text:p>
          </table:table-cell>
          <table:table-cell table:style-name="ce70" office:value-type="percentage" office:value="0.0149308351065453" calcext:value-type="percentage">
            <text:p>1,49%</text:p>
          </table:table-cell>
          <table:table-cell/>
          <table:table-cell table:style-name="ce68" table:formula="of:=[.H116]+0.125" office:value-type="float" office:value="11.75" calcext:value-type="float">
            <text:p>11,750</text:p>
          </table:table-cell>
          <table:table-cell table:style-name="ce70" office:value-type="percentage" office:value="0.0184769531167726" calcext:value-type="percentage">
            <text:p>1,85%</text:p>
          </table:table-cell>
          <table:table-cell/>
          <table:table-cell table:style-name="ce68" table:formula="of:=[.K116]+0.05" office:value-type="float" office:value="4.69999999999999" calcext:value-type="float">
            <text:p>4,700</text:p>
          </table:table-cell>
          <table:table-cell table:style-name="ce70" office:value-type="percentage" office:value="0.0167865175156976" calcext:value-type="percentage">
            <text:p>1,68%</text:p>
          </table:table-cell>
          <table:table-cell/>
          <table:table-cell table:style-name="ce68" table:formula="of:=[.N116]+0.05" office:value-type="float" office:value="4.69999999999999" calcext:value-type="float">
            <text:p>4,700</text:p>
          </table:table-cell>
          <table:table-cell table:style-name="ce70" office:value-type="percentage" office:value="0.0187320552960089" calcext:value-type="percentage">
            <text:p>1,87%</text:p>
          </table:table-cell>
          <table:table-cell/>
          <table:table-cell table:style-name="ce68" table:formula="of:=[.Q116]+0.05" office:value-type="float" office:value="4.69999999999999" calcext:value-type="float">
            <text:p>4,700</text:p>
          </table:table-cell>
          <table:table-cell table:style-name="ce70" office:value-type="percentage" office:value="0.0155642334061219" calcext:value-type="percentage">
            <text:p>1,56%</text:p>
          </table:table-cell>
          <table:table-cell/>
          <table:table-cell table:style-name="ce68" table:formula="of:=[.T116]+0.05" office:value-type="float" office:value="4.69999999999999" calcext:value-type="float">
            <text:p>4,700</text:p>
          </table:table-cell>
          <table:table-cell table:style-name="ce70" office:value-type="percentage" office:value="0.0156405987949309" calcext:value-type="percentage">
            <text:p>1,56%</text:p>
          </table:table-cell>
          <table:table-cell/>
          <table:table-cell table:style-name="ce71" table:formula="of:=([.R117]-[.U117])*100*100" office:value-type="float" office:value="-0.763653888090077" calcext:value-type="float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17]+0.125" office:value-type="float" office:value="11.875" calcext:value-type="float">
            <text:p>11,875</text:p>
          </table:table-cell>
          <table:table-cell table:style-name="ce70" office:value-type="percentage" office:value="0.0152938719104308" calcext:value-type="percentage">
            <text:p>1,53%</text:p>
          </table:table-cell>
          <table:table-cell/>
          <table:table-cell table:style-name="ce68" table:formula="of:=[.E117]+0.125" office:value-type="float" office:value="11.875" calcext:value-type="float">
            <text:p>11,875</text:p>
          </table:table-cell>
          <table:table-cell table:style-name="ce70" office:value-type="percentage" office:value="0.0150560460774724" calcext:value-type="percentage">
            <text:p>1,51%</text:p>
          </table:table-cell>
          <table:table-cell/>
          <table:table-cell table:style-name="ce68" table:formula="of:=[.H117]+0.125" office:value-type="float" office:value="11.875" calcext:value-type="float">
            <text:p>11,875</text:p>
          </table:table-cell>
          <table:table-cell table:style-name="ce70" office:value-type="percentage" office:value="0.018577501730262" calcext:value-type="percentage">
            <text:p>1,86%</text:p>
          </table:table-cell>
          <table:table-cell/>
          <table:table-cell table:style-name="ce68" table:formula="of:=[.K117]+0.05" office:value-type="float" office:value="4.74999999999999" calcext:value-type="float">
            <text:p>4,750</text:p>
          </table:table-cell>
          <table:table-cell table:style-name="ce70" office:value-type="percentage" office:value="0.0170174172544756" calcext:value-type="percentage">
            <text:p>1,70%</text:p>
          </table:table-cell>
          <table:table-cell/>
          <table:table-cell table:style-name="ce68" table:formula="of:=[.N117]+0.05" office:value-type="float" office:value="4.74999999999999" calcext:value-type="float">
            <text:p>4,750</text:p>
          </table:table-cell>
          <table:table-cell table:style-name="ce70" office:value-type="percentage" office:value="0.0189071933561121" calcext:value-type="percentage">
            <text:p>1,89%</text:p>
          </table:table-cell>
          <table:table-cell/>
          <table:table-cell table:style-name="ce68" table:formula="of:=[.Q117]+0.05" office:value-type="float" office:value="4.74999999999999" calcext:value-type="float">
            <text:p>4,750</text:p>
          </table:table-cell>
          <table:table-cell table:style-name="ce70" office:value-type="percentage" office:value="0.0157739386651089" calcext:value-type="percentage">
            <text:p>1,58%</text:p>
          </table:table-cell>
          <table:table-cell/>
          <table:table-cell table:style-name="ce68" table:formula="of:=[.T117]+0.05" office:value-type="float" office:value="4.74999999999999" calcext:value-type="float">
            <text:p>4,750</text:p>
          </table:table-cell>
          <table:table-cell table:style-name="ce70" office:value-type="percentage" office:value="0.0158524319608287" calcext:value-type="percentage">
            <text:p>1,59%</text:p>
          </table:table-cell>
          <table:table-cell/>
          <table:table-cell table:style-name="ce71" table:formula="of:=([.R118]-[.U118])*100*100" office:value-type="float" office:value="-0.784932957197983" calcext:value-type="float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18]+0.125" office:value-type="float" office:value="12" calcext:value-type="float">
            <text:p>12,000</text:p>
          </table:table-cell>
          <table:table-cell table:style-name="ce70" office:value-type="percentage" office:value="0.015414149427403" calcext:value-type="percentage">
            <text:p>1,54%</text:p>
          </table:table-cell>
          <table:table-cell/>
          <table:table-cell table:style-name="ce68" table:formula="of:=[.E118]+0.125" office:value-type="float" office:value="12" calcext:value-type="float">
            <text:p>12,000</text:p>
          </table:table-cell>
          <table:table-cell table:style-name="ce70" office:value-type="percentage" office:value="0.0151786484865051" calcext:value-type="percentage">
            <text:p>1,52%</text:p>
          </table:table-cell>
          <table:table-cell/>
          <table:table-cell table:style-name="ce68" table:formula="of:=[.H118]+0.125" office:value-type="float" office:value="12" calcext:value-type="float">
            <text:p>12,000</text:p>
          </table:table-cell>
          <table:table-cell table:style-name="ce70" office:value-type="percentage" office:value="0.0186759555809704" calcext:value-type="percentage">
            <text:p>1,87%</text:p>
          </table:table-cell>
          <table:table-cell/>
          <table:table-cell table:style-name="ce68" table:formula="of:=[.K118]+0.05" office:value-type="float" office:value="4.79999999999999" calcext:value-type="float">
            <text:p>4,800</text:p>
          </table:table-cell>
          <table:table-cell table:style-name="ce70" office:value-type="percentage" office:value="0.0171914633060499" calcext:value-type="percentage">
            <text:p>1,72%</text:p>
          </table:table-cell>
          <table:table-cell/>
          <table:table-cell table:style-name="ce68" table:formula="of:=[.N118]+0.05" office:value-type="float" office:value="4.79999999999999" calcext:value-type="float">
            <text:p>4,800</text:p>
          </table:table-cell>
          <table:table-cell table:style-name="ce70" office:value-type="percentage" office:value="0.0190823314162153" calcext:value-type="percentage">
            <text:p>1,91%</text:p>
          </table:table-cell>
          <table:table-cell/>
          <table:table-cell table:style-name="ce68" table:formula="of:=[.Q118]+0.05" office:value-type="float" office:value="4.79999999999999" calcext:value-type="float">
            <text:p>4,800</text:p>
          </table:table-cell>
          <table:table-cell table:style-name="ce70" office:value-type="percentage" office:value="0.0160076097009454" calcext:value-type="percentage">
            <text:p>1,60%</text:p>
          </table:table-cell>
          <table:table-cell/>
          <table:table-cell table:style-name="ce68" table:formula="of:=[.T118]+0.05" office:value-type="float" office:value="4.79999999999999" calcext:value-type="float">
            <text:p>4,800</text:p>
          </table:table-cell>
          <table:table-cell table:style-name="ce70" office:value-type="percentage" office:value="0.016088446954877" calcext:value-type="percentage">
            <text:p>1,61%</text:p>
          </table:table-cell>
          <table:table-cell/>
          <table:table-cell table:style-name="ce71" table:formula="of:=([.R119]-[.U119])*100*100" office:value-type="float" office:value="-0.80837253931678" calcext:value-type="float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19]+0.125" office:value-type="float" office:value="12.125" calcext:value-type="float">
            <text:p>12,125</text:p>
          </table:table-cell>
          <table:table-cell table:style-name="ce70" office:value-type="percentage" office:value="0.0155271869873058" calcext:value-type="percentage">
            <text:p>1,55%</text:p>
          </table:table-cell>
          <table:table-cell/>
          <table:table-cell table:style-name="ce68" table:formula="of:=[.E119]+0.125" office:value-type="float" office:value="12.125" calcext:value-type="float">
            <text:p>12,125</text:p>
          </table:table-cell>
          <table:table-cell table:style-name="ce70" office:value-type="percentage" office:value="0.0152994973249881" calcext:value-type="percentage">
            <text:p>1,53%</text:p>
          </table:table-cell>
          <table:table-cell/>
          <table:table-cell table:style-name="ce68" table:formula="of:=[.H119]+0.125" office:value-type="float" office:value="12.125" calcext:value-type="float">
            <text:p>12,125</text:p>
          </table:table-cell>
          <table:table-cell table:style-name="ce70" office:value-type="percentage" office:value="0.0187723794553756" calcext:value-type="percentage">
            <text:p>1,88%</text:p>
          </table:table-cell>
          <table:table-cell/>
          <table:table-cell table:style-name="ce68" table:formula="of:=[.K119]+0.05" office:value-type="float" office:value="4.84999999999999" calcext:value-type="float">
            <text:p>4,850</text:p>
          </table:table-cell>
          <table:table-cell table:style-name="ce70" office:value-type="percentage" office:value="0.0173655093576241" calcext:value-type="percentage">
            <text:p>1,74%</text:p>
          </table:table-cell>
          <table:table-cell/>
          <table:table-cell table:style-name="ce68" table:formula="of:=[.N119]+0.05" office:value-type="float" office:value="4.84999999999999" calcext:value-type="float">
            <text:p>4,850</text:p>
          </table:table-cell>
          <table:table-cell table:style-name="ce70" office:value-type="percentage" office:value="0.0192574694763185" calcext:value-type="percentage">
            <text:p>1,93%</text:p>
          </table:table-cell>
          <table:table-cell/>
          <table:table-cell table:style-name="ce68" table:formula="of:=[.Q119]+0.05" office:value-type="float" office:value="4.84999999999999" calcext:value-type="float">
            <text:p>4,850</text:p>
          </table:table-cell>
          <table:table-cell table:style-name="ce70" office:value-type="percentage" office:value="0.0162412807367818" calcext:value-type="percentage">
            <text:p>1,62%</text:p>
          </table:table-cell>
          <table:table-cell/>
          <table:table-cell table:style-name="ce68" table:formula="of:=[.T119]+0.05" office:value-type="float" office:value="4.84999999999999" calcext:value-type="float">
            <text:p>4,850</text:p>
          </table:table-cell>
          <table:table-cell table:style-name="ce70" office:value-type="percentage" office:value="0.0163244619489254" calcext:value-type="percentage">
            <text:p>1,63%</text:p>
          </table:table-cell>
          <table:table-cell/>
          <table:table-cell table:style-name="ce71" table:formula="of:=([.R120]-[.U120])*100*100" office:value-type="float" office:value="-0.831812121435613" calcext:value-type="float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20]+0.125" office:value-type="float" office:value="12.25" calcext:value-type="float">
            <text:p>12,250</text:p>
          </table:table-cell>
          <table:table-cell table:style-name="ce70" office:value-type="percentage" office:value="0.0156379176582308" calcext:value-type="percentage">
            <text:p>1,56%</text:p>
          </table:table-cell>
          <table:table-cell/>
          <table:table-cell table:style-name="ce68" table:formula="of:=[.E120]+0.125" office:value-type="float" office:value="12.25" calcext:value-type="float">
            <text:p>12,250</text:p>
          </table:table-cell>
          <table:table-cell table:style-name="ce70" office:value-type="percentage" office:value="0.015417879860645" calcext:value-type="percentage">
            <text:p>1,54%</text:p>
          </table:table-cell>
          <table:table-cell/>
          <table:table-cell table:style-name="ce68" table:formula="of:=[.H120]+0.125" office:value-type="float" office:value="12.25" calcext:value-type="float">
            <text:p>12,250</text:p>
          </table:table-cell>
          <table:table-cell table:style-name="ce70" office:value-type="percentage" office:value="0.0188668354956092" calcext:value-type="percentage">
            <text:p>1,89%</text:p>
          </table:table-cell>
          <table:table-cell/>
          <table:table-cell table:style-name="ce68" table:formula="of:=[.K120]+0.05" office:value-type="float" office:value="4.89999999999999" calcext:value-type="float">
            <text:p>4,900</text:p>
          </table:table-cell>
          <table:table-cell table:style-name="ce70" office:value-type="percentage" office:value="0.0175395554091984" calcext:value-type="percentage">
            <text:p>1,75%</text:p>
          </table:table-cell>
          <table:table-cell/>
          <table:table-cell table:style-name="ce68" table:formula="of:=[.N120]+0.05" office:value-type="float" office:value="4.89999999999999" calcext:value-type="float">
            <text:p>4,900</text:p>
          </table:table-cell>
          <table:table-cell table:style-name="ce70" office:value-type="percentage" office:value="0.0194326075364217" calcext:value-type="percentage">
            <text:p>1,94%</text:p>
          </table:table-cell>
          <table:table-cell/>
          <table:table-cell table:style-name="ce68" table:formula="of:=[.Q120]+0.05" office:value-type="float" office:value="4.89999999999999" calcext:value-type="float">
            <text:p>4,900</text:p>
          </table:table-cell>
          <table:table-cell table:style-name="ce70" office:value-type="percentage" office:value="0.0164749517726183" calcext:value-type="percentage">
            <text:p>1,65%</text:p>
          </table:table-cell>
          <table:table-cell/>
          <table:table-cell table:style-name="ce68" table:formula="of:=[.T120]+0.05" office:value-type="float" office:value="4.89999999999999" calcext:value-type="float">
            <text:p>4,900</text:p>
          </table:table-cell>
          <table:table-cell table:style-name="ce70" office:value-type="percentage" office:value="0.0165604769429738" calcext:value-type="percentage">
            <text:p>1,66%</text:p>
          </table:table-cell>
          <table:table-cell/>
          <table:table-cell table:style-name="ce71" table:formula="of:=([.R121]-[.U121])*100*100" office:value-type="float" office:value="-0.85525170355441" calcext:value-type="float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21]+0.125" office:value-type="float" office:value="12.375" calcext:value-type="float">
            <text:p>12,375</text:p>
          </table:table-cell>
          <table:table-cell table:style-name="ce70" office:value-type="percentage" office:value="0.0157464113459049" calcext:value-type="percentage">
            <text:p>1,57%</text:p>
          </table:table-cell>
          <table:table-cell/>
          <table:table-cell table:style-name="ce68" table:formula="of:=[.E121]+0.125" office:value-type="float" office:value="12.375" calcext:value-type="float">
            <text:p>12,375</text:p>
          </table:table-cell>
          <table:table-cell table:style-name="ce70" office:value-type="percentage" office:value="0.0155338708299249" calcext:value-type="percentage">
            <text:p>1,55%</text:p>
          </table:table-cell>
          <table:table-cell/>
          <table:table-cell table:style-name="ce68" table:formula="of:=[.H121]+0.125" office:value-type="float" office:value="12.375" calcext:value-type="float">
            <text:p>12,375</text:p>
          </table:table-cell>
          <table:table-cell table:style-name="ce70" office:value-type="percentage" office:value="0.0189593833330098" calcext:value-type="percentage">
            <text:p>1,90%</text:p>
          </table:table-cell>
          <table:table-cell/>
          <table:table-cell table:style-name="ce68" table:formula="of:=[.K121]+0.05" office:value-type="float" office:value="4.94999999999999" calcext:value-type="float">
            <text:p>4,950</text:p>
          </table:table-cell>
          <table:table-cell table:style-name="ce70" office:value-type="percentage" office:value="0.0177136014607726" calcext:value-type="percentage">
            <text:p>1,77%</text:p>
          </table:table-cell>
          <table:table-cell/>
          <table:table-cell table:style-name="ce68" table:formula="of:=[.N121]+0.05" office:value-type="float" office:value="4.94999999999999" calcext:value-type="float">
            <text:p>4,950</text:p>
          </table:table-cell>
          <table:table-cell table:style-name="ce70" office:value-type="percentage" office:value="0.0196077455965249" calcext:value-type="percentage">
            <text:p>1,96%</text:p>
          </table:table-cell>
          <table:table-cell/>
          <table:table-cell table:style-name="ce68" table:formula="of:=[.Q121]+0.05" office:value-type="float" office:value="4.94999999999999" calcext:value-type="float">
            <text:p>4,950</text:p>
          </table:table-cell>
          <table:table-cell table:style-name="ce70" office:value-type="percentage" office:value="0.0167086228084548" calcext:value-type="percentage">
            <text:p>1,67%</text:p>
          </table:table-cell>
          <table:table-cell/>
          <table:table-cell table:style-name="ce68" table:formula="of:=[.T121]+0.05" office:value-type="float" office:value="4.94999999999999" calcext:value-type="float">
            <text:p>4,950</text:p>
          </table:table-cell>
          <table:table-cell table:style-name="ce70" office:value-type="percentage" office:value="0.0167964919370221" calcext:value-type="percentage">
            <text:p>1,68%</text:p>
          </table:table-cell>
          <table:table-cell/>
          <table:table-cell table:style-name="ce71" table:formula="of:=([.R122]-[.U122])*100*100" office:value-type="float" office:value="-0.878691285673243" calcext:value-type="float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22]+0.125" office:value-type="float" office:value="12.5" calcext:value-type="float">
            <text:p>12,500</text:p>
          </table:table-cell>
          <table:table-cell table:style-name="ce70" office:value-type="percentage" office:value="0.0158527351598255" calcext:value-type="percentage">
            <text:p>1,59%</text:p>
          </table:table-cell>
          <table:table-cell/>
          <table:table-cell table:style-name="ce68" table:formula="of:=[.E122]+0.125" office:value-type="float" office:value="12.5" calcext:value-type="float">
            <text:p>12,500</text:p>
          </table:table-cell>
          <table:table-cell table:style-name="ce70" office:value-type="percentage" office:value="0.0156475419798192" calcext:value-type="percentage">
            <text:p>1,56%</text:p>
          </table:table-cell>
          <table:table-cell/>
          <table:table-cell table:style-name="ce68" table:formula="of:=[.H122]+0.125" office:value-type="float" office:value="12.5" calcext:value-type="float">
            <text:p>12,500</text:p>
          </table:table-cell>
          <table:table-cell table:style-name="ce70" office:value-type="percentage" office:value="0.0190500802136624" calcext:value-type="percentage">
            <text:p>1,91%</text:p>
          </table:table-cell>
          <table:table-cell/>
          <table:table-cell table:style-name="ce68" table:formula="of:=[.K122]+0.05" office:value-type="float" office:value="4.99999999999999" calcext:value-type="float">
            <text:p>5,000</text:p>
          </table:table-cell>
          <table:table-cell table:style-name="ce70" office:value-type="percentage" office:value="0.0178876475123469" calcext:value-type="percentage">
            <text:p>1,79%</text:p>
          </table:table-cell>
          <table:table-cell/>
          <table:table-cell table:style-name="ce68" table:formula="of:=[.N122]+0.05" office:value-type="float" office:value="4.99999999999999" calcext:value-type="float">
            <text:p>5,000</text:p>
          </table:table-cell>
          <table:table-cell table:style-name="ce70" office:value-type="percentage" office:value="0.0197828836566281" calcext:value-type="percentage">
            <text:p>1,98%</text:p>
          </table:table-cell>
          <table:table-cell/>
          <table:table-cell table:style-name="ce68" table:formula="of:=[.Q122]+0.05" office:value-type="float" office:value="4.99999999999999" calcext:value-type="float">
            <text:p>5,000</text:p>
          </table:table-cell>
          <table:table-cell table:style-name="ce70" office:value-type="percentage" office:value="0.0169422938442913" calcext:value-type="percentage">
            <text:p>1,69%</text:p>
          </table:table-cell>
          <table:table-cell/>
          <table:table-cell table:style-name="ce68" table:formula="of:=[.T122]+0.05" office:value-type="float" office:value="4.99999999999999" calcext:value-type="float">
            <text:p>5,000</text:p>
          </table:table-cell>
          <table:table-cell table:style-name="ce70" office:value-type="percentage" office:value="0.0170325069310705" calcext:value-type="percentage">
            <text:p>1,70%</text:p>
          </table:table-cell>
          <table:table-cell/>
          <table:table-cell table:style-name="ce71" table:formula="of:=([.R123]-[.U123])*100*100" office:value-type="float" office:value="-0.902130867792041" calcext:value-type="float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23]+0.125" office:value-type="float" office:value="12.625" calcext:value-type="float">
            <text:p>12,625</text:p>
          </table:table-cell>
          <table:table-cell table:style-name="ce70" office:value-type="percentage" office:value="0.0159569535516883" calcext:value-type="percentage">
            <text:p>1,60%</text:p>
          </table:table-cell>
          <table:table-cell/>
          <table:table-cell table:style-name="ce68" table:formula="of:=[.E123]+0.125" office:value-type="float" office:value="12.625" calcext:value-type="float">
            <text:p>12,625</text:p>
          </table:table-cell>
          <table:table-cell table:style-name="ce70" office:value-type="percentage" office:value="0.0157589622158543" calcext:value-type="percentage">
            <text:p>1,58%</text:p>
          </table:table-cell>
          <table:table-cell/>
          <table:table-cell table:style-name="ce68" table:formula="of:=[.H123]+0.125" office:value-type="float" office:value="12.625" calcext:value-type="float">
            <text:p>12,625</text:p>
          </table:table-cell>
          <table:table-cell table:style-name="ce70" office:value-type="percentage" office:value="0.0191389811164803" calcext:value-type="percentage">
            <text:p>1,91%</text:p>
          </table:table-cell>
          <table:table-cell/>
          <table:table-cell table:style-name="ce68" table:formula="of:=[.K123]+0.05" office:value-type="float" office:value="5.04999999999999" calcext:value-type="float">
            <text:p>5,050</text:p>
          </table:table-cell>
          <table:table-cell table:style-name="ce70" office:value-type="percentage" office:value="0.0180616935639211" calcext:value-type="percentage">
            <text:p>1,81%</text:p>
          </table:table-cell>
          <table:table-cell/>
          <table:table-cell table:style-name="ce68" table:formula="of:=[.N123]+0.05" office:value-type="float" office:value="5.04999999999999" calcext:value-type="float">
            <text:p>5,050</text:p>
          </table:table-cell>
          <table:table-cell table:style-name="ce70" office:value-type="percentage" office:value="0.0199580217167313" calcext:value-type="percentage">
            <text:p>2,00%</text:p>
          </table:table-cell>
          <table:table-cell/>
          <table:table-cell table:style-name="ce68" table:formula="of:=[.Q123]+0.05" office:value-type="float" office:value="5.04999999999999" calcext:value-type="float">
            <text:p>5,050</text:p>
          </table:table-cell>
          <table:table-cell table:style-name="ce70" office:value-type="percentage" office:value="0.0171759648801278" calcext:value-type="percentage">
            <text:p>1,72%</text:p>
          </table:table-cell>
          <table:table-cell/>
          <table:table-cell table:style-name="ce68" table:formula="of:=[.T123]+0.05" office:value-type="float" office:value="5.04999999999999" calcext:value-type="float">
            <text:p>5,050</text:p>
          </table:table-cell>
          <table:table-cell table:style-name="ce70" office:value-type="percentage" office:value="0.0172685219251189" calcext:value-type="percentage">
            <text:p>1,73%</text:p>
          </table:table-cell>
          <table:table-cell/>
          <table:table-cell table:style-name="ce71" table:formula="of:=([.R124]-[.U124])*100*100" office:value-type="float" office:value="-0.925570449910873" calcext:value-type="float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24]+0.125" office:value-type="float" office:value="12.75" calcext:value-type="float">
            <text:p>12,750</text:p>
          </table:table-cell>
          <table:table-cell table:style-name="ce70" office:value-type="percentage" office:value="0.0160591284456714" calcext:value-type="percentage">
            <text:p>1,61%</text:p>
          </table:table-cell>
          <table:table-cell/>
          <table:table-cell table:style-name="ce68" table:formula="of:=[.E124]+0.125" office:value-type="float" office:value="12.75" calcext:value-type="float">
            <text:p>12,750</text:p>
          </table:table-cell>
          <table:table-cell table:style-name="ce70" office:value-type="percentage" office:value="0.0158681977413788" calcext:value-type="percentage">
            <text:p>1,59%</text:p>
          </table:table-cell>
          <table:table-cell/>
          <table:table-cell table:style-name="ce68" table:formula="of:=[.H124]+0.125" office:value-type="float" office:value="12.75" calcext:value-type="float">
            <text:p>12,750</text:p>
          </table:table-cell>
          <table:table-cell table:style-name="ce70" office:value-type="percentage" office:value="0.019226138864341" calcext:value-type="percentage">
            <text:p>1,92%</text:p>
          </table:table-cell>
          <table:table-cell/>
          <table:table-cell table:style-name="ce68" table:formula="of:=[.K124]+0.05" office:value-type="float" office:value="5.09999999999999" calcext:value-type="float">
            <text:p>5,100</text:p>
          </table:table-cell>
          <table:table-cell table:style-name="ce70" office:value-type="percentage" office:value="0.0182357396154954" calcext:value-type="percentage">
            <text:p>1,82%</text:p>
          </table:table-cell>
          <table:table-cell/>
          <table:table-cell table:style-name="ce68" table:formula="of:=[.N124]+0.05" office:value-type="float" office:value="5.09999999999999" calcext:value-type="float">
            <text:p>5,100</text:p>
          </table:table-cell>
          <table:table-cell table:style-name="ce70" office:value-type="percentage" office:value="0.0201331597768345" calcext:value-type="percentage">
            <text:p>2,01%</text:p>
          </table:table-cell>
          <table:table-cell/>
          <table:table-cell table:style-name="ce68" table:formula="of:=[.Q124]+0.05" office:value-type="float" office:value="5.09999999999999" calcext:value-type="float">
            <text:p>5,100</text:p>
          </table:table-cell>
          <table:table-cell table:style-name="ce70" office:value-type="percentage" office:value="0.0174096359159643" calcext:value-type="percentage">
            <text:p>1,74%</text:p>
          </table:table-cell>
          <table:table-cell/>
          <table:table-cell table:style-name="ce68" table:formula="of:=[.T124]+0.05" office:value-type="float" office:value="5.09999999999999" calcext:value-type="float">
            <text:p>5,100</text:p>
          </table:table-cell>
          <table:table-cell table:style-name="ce70" office:value-type="percentage" office:value="0.0175045369191673" calcext:value-type="percentage">
            <text:p>1,75%</text:p>
          </table:table-cell>
          <table:table-cell/>
          <table:table-cell table:style-name="ce71" table:formula="of:=([.R125]-[.U125])*100*100" office:value-type="float" office:value="-0.949010032029705" calcext:value-type="float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25]+0.125" office:value-type="float" office:value="12.875" calcext:value-type="float">
            <text:p>12,875</text:p>
          </table:table-cell>
          <table:table-cell table:style-name="ce70" office:value-type="percentage" office:value="0.0161593193611306" calcext:value-type="percentage">
            <text:p>1,62%</text:p>
          </table:table-cell>
          <table:table-cell/>
          <table:table-cell table:style-name="ce68" table:formula="of:=[.E125]+0.125" office:value-type="float" office:value="12.875" calcext:value-type="float">
            <text:p>12,875</text:p>
          </table:table-cell>
          <table:table-cell table:style-name="ce70" office:value-type="percentage" office:value="0.0159753121887378" calcext:value-type="percentage">
            <text:p>1,60%</text:p>
          </table:table-cell>
          <table:table-cell/>
          <table:table-cell table:style-name="ce68" table:formula="of:=[.H125]+0.125" office:value-type="float" office:value="12.875" calcext:value-type="float">
            <text:p>12,875</text:p>
          </table:table-cell>
          <table:table-cell table:style-name="ce70" office:value-type="percentage" office:value="0.0193116042287481" calcext:value-type="percentage">
            <text:p>1,93%</text:p>
          </table:table-cell>
          <table:table-cell/>
          <table:table-cell table:style-name="ce68" table:formula="of:=[.K125]+0.05" office:value-type="float" office:value="5.14999999999999" calcext:value-type="float">
            <text:p>5,150</text:p>
          </table:table-cell>
          <table:table-cell table:style-name="ce70" office:value-type="percentage" office:value="0.0184097856670697" calcext:value-type="percentage">
            <text:p>1,84%</text:p>
          </table:table-cell>
          <table:table-cell/>
          <table:table-cell table:style-name="ce68" table:formula="of:=[.N125]+0.05" office:value-type="float" office:value="5.14999999999999" calcext:value-type="float">
            <text:p>5,150</text:p>
          </table:table-cell>
          <table:table-cell table:style-name="ce70" office:value-type="percentage" office:value="0.0203082978369377" calcext:value-type="percentage">
            <text:p>2,03%</text:p>
          </table:table-cell>
          <table:table-cell/>
          <table:table-cell table:style-name="ce68" table:formula="of:=[.Q125]+0.05" office:value-type="float" office:value="5.14999999999999" calcext:value-type="float">
            <text:p>5,150</text:p>
          </table:table-cell>
          <table:table-cell table:style-name="ce70" office:value-type="percentage" office:value="0.0176433069518008" calcext:value-type="percentage">
            <text:p>1,76%</text:p>
          </table:table-cell>
          <table:table-cell/>
          <table:table-cell table:style-name="ce68" table:formula="of:=[.T125]+0.05" office:value-type="float" office:value="5.14999999999999" calcext:value-type="float">
            <text:p>5,150</text:p>
          </table:table-cell>
          <table:table-cell table:style-name="ce70" office:value-type="percentage" office:value="0.0177405519132156" calcext:value-type="percentage">
            <text:p>1,77%</text:p>
          </table:table-cell>
          <table:table-cell/>
          <table:table-cell table:style-name="ce71" table:formula="of:=([.R126]-[.U126])*100*100" office:value-type="float" office:value="-0.972449614148503" calcext:value-type="float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26]+0.125" office:value-type="float" office:value="13" calcext:value-type="float">
            <text:p>13,000</text:p>
          </table:table-cell>
          <table:table-cell table:style-name="ce70" office:value-type="percentage" office:value="0.0162575835282155" calcext:value-type="percentage">
            <text:p>1,63%</text:p>
          </table:table-cell>
          <table:table-cell/>
          <table:table-cell table:style-name="ce68" table:formula="of:=[.E126]+0.125" office:value-type="float" office:value="13" calcext:value-type="float">
            <text:p>13,000</text:p>
          </table:table-cell>
          <table:table-cell table:style-name="ce70" office:value-type="percentage" office:value="0.0160803667428784" calcext:value-type="percentage">
            <text:p>1,61%</text:p>
          </table:table-cell>
          <table:table-cell/>
          <table:table-cell table:style-name="ce68" table:formula="of:=[.H126]+0.125" office:value-type="float" office:value="13" calcext:value-type="float">
            <text:p>13,000</text:p>
          </table:table-cell>
          <table:table-cell table:style-name="ce70" office:value-type="percentage" office:value="0.019395426028455" calcext:value-type="percentage">
            <text:p>1,94%</text:p>
          </table:table-cell>
          <table:table-cell/>
          <table:table-cell table:style-name="ce68" table:formula="of:=[.K126]+0.05" office:value-type="float" office:value="5.19999999999999" calcext:value-type="float">
            <text:p>5,200</text:p>
          </table:table-cell>
          <table:table-cell table:style-name="ce70" office:value-type="percentage" office:value="0.0185838317186439" calcext:value-type="percentage">
            <text:p>1,86%</text:p>
          </table:table-cell>
          <table:table-cell/>
          <table:table-cell table:style-name="ce68" table:formula="of:=[.N126]+0.05" office:value-type="float" office:value="5.19999999999999" calcext:value-type="float">
            <text:p>5,200</text:p>
          </table:table-cell>
          <table:table-cell table:style-name="ce70" office:value-type="percentage" office:value="0.0204834358970409" calcext:value-type="percentage">
            <text:p>2,05%</text:p>
          </table:table-cell>
          <table:table-cell/>
          <table:table-cell table:style-name="ce68" table:formula="of:=[.Q126]+0.05" office:value-type="float" office:value="5.19999999999999" calcext:value-type="float">
            <text:p>5,200</text:p>
          </table:table-cell>
          <table:table-cell table:style-name="ce70" office:value-type="percentage" office:value="0.0178769779876373" calcext:value-type="percentage">
            <text:p>1,79%</text:p>
          </table:table-cell>
          <table:table-cell/>
          <table:table-cell table:style-name="ce68" table:formula="of:=[.T126]+0.05" office:value-type="float" office:value="5.19999999999999" calcext:value-type="float">
            <text:p>5,200</text:p>
          </table:table-cell>
          <table:table-cell table:style-name="ce70" office:value-type="percentage" office:value="0.017976566907264" calcext:value-type="percentage">
            <text:p>1,80%</text:p>
          </table:table-cell>
          <table:table-cell/>
          <table:table-cell table:style-name="ce71" table:formula="of:=([.R127]-[.U127])*100*100" office:value-type="float" office:value="-0.995889196267335" calcext:value-type="float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27]+0.125" office:value-type="float" office:value="13.125" calcext:value-type="float">
            <text:p>13,125</text:p>
          </table:table-cell>
          <table:table-cell table:style-name="ce70" office:value-type="percentage" office:value="0.0163539759968798" calcext:value-type="percentage">
            <text:p>1,64%</text:p>
          </table:table-cell>
          <table:table-cell/>
          <table:table-cell table:style-name="ce68" table:formula="of:=[.E127]+0.125" office:value-type="float" office:value="13.125" calcext:value-type="float">
            <text:p>13,125</text:p>
          </table:table-cell>
          <table:table-cell table:style-name="ce70" office:value-type="percentage" office:value="0.0161834202578925" calcext:value-type="percentage">
            <text:p>1,62%</text:p>
          </table:table-cell>
          <table:table-cell/>
          <table:table-cell table:style-name="ce68" table:formula="of:=[.H127]+0.125" office:value-type="float" office:value="13.125" calcext:value-type="float">
            <text:p>13,125</text:p>
          </table:table-cell>
          <table:table-cell table:style-name="ce70" office:value-type="percentage" office:value="0.0194776512224532" calcext:value-type="percentage">
            <text:p>1,95%</text:p>
          </table:table-cell>
          <table:table-cell/>
          <table:table-cell table:style-name="ce68" table:formula="of:=[.K127]+0.05" office:value-type="float" office:value="5.24999999999999" calcext:value-type="float">
            <text:p>5,250</text:p>
          </table:table-cell>
          <table:table-cell table:style-name="ce70" office:value-type="percentage" office:value="0.0187578777702182" calcext:value-type="percentage">
            <text:p>1,88%</text:p>
          </table:table-cell>
          <table:table-cell/>
          <table:table-cell table:style-name="ce68" table:formula="of:=[.N127]+0.05" office:value-type="float" office:value="5.24999999999999" calcext:value-type="float">
            <text:p>5,250</text:p>
          </table:table-cell>
          <table:table-cell table:style-name="ce70" office:value-type="percentage" office:value="0.0206585739571441" calcext:value-type="percentage">
            <text:p>2,07%</text:p>
          </table:table-cell>
          <table:table-cell/>
          <table:table-cell table:style-name="ce68" table:formula="of:=[.Q127]+0.05" office:value-type="float" office:value="5.24999999999999" calcext:value-type="float">
            <text:p>5,250</text:p>
          </table:table-cell>
          <table:table-cell table:style-name="ce70" office:value-type="percentage" office:value="0.0181106490234738" calcext:value-type="percentage">
            <text:p>1,81%</text:p>
          </table:table-cell>
          <table:table-cell/>
          <table:table-cell table:style-name="ce68" table:formula="of:=[.T127]+0.05" office:value-type="float" office:value="5.24999999999999" calcext:value-type="float">
            <text:p>5,250</text:p>
          </table:table-cell>
          <table:table-cell table:style-name="ce70" office:value-type="percentage" office:value="0.0182125819013124" calcext:value-type="percentage">
            <text:p>1,82%</text:p>
          </table:table-cell>
          <table:table-cell/>
          <table:table-cell table:style-name="ce71" table:formula="of:=([.R128]-[.U128])*100*100" office:value-type="float" office:value="-1.01932877838613" calcext:value-type="float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28]+0.125" office:value-type="float" office:value="13.25" calcext:value-type="float">
            <text:p>13,250</text:p>
          </table:table-cell>
          <table:table-cell table:style-name="ce70" office:value-type="percentage" office:value="0.0164485497397202" calcext:value-type="percentage">
            <text:p>1,64%</text:p>
          </table:table-cell>
          <table:table-cell/>
          <table:table-cell table:style-name="ce68" table:formula="of:=[.E128]+0.125" office:value-type="float" office:value="13.25" calcext:value-type="float">
            <text:p>13,250</text:p>
          </table:table-cell>
          <table:table-cell table:style-name="ce70" office:value-type="percentage" office:value="0.016284529366963" calcext:value-type="percentage">
            <text:p>1,63%</text:p>
          </table:table-cell>
          <table:table-cell/>
          <table:table-cell table:style-name="ce68" table:formula="of:=[.H128]+0.125" office:value-type="float" office:value="13.25" calcext:value-type="float">
            <text:p>13,250</text:p>
          </table:table-cell>
          <table:table-cell table:style-name="ce70" office:value-type="percentage" office:value="0.0195583249976968" calcext:value-type="percentage">
            <text:p>1,96%</text:p>
          </table:table-cell>
          <table:table-cell/>
          <table:table-cell table:style-name="ce68" table:formula="of:=[.K128]+0.05" office:value-type="float" office:value="5.29999999999999" calcext:value-type="float">
            <text:p>5,300</text:p>
          </table:table-cell>
          <table:table-cell table:style-name="ce70" office:value-type="percentage" office:value="0.0189319238217924" calcext:value-type="percentage">
            <text:p>1,89%</text:p>
          </table:table-cell>
          <table:table-cell/>
          <table:table-cell table:style-name="ce68" table:formula="of:=[.N128]+0.05" office:value-type="float" office:value="5.29999999999999" calcext:value-type="float">
            <text:p>5,300</text:p>
          </table:table-cell>
          <table:table-cell table:style-name="ce70" office:value-type="percentage" office:value="0.0208337120172473" calcext:value-type="percentage">
            <text:p>2,08%</text:p>
          </table:table-cell>
          <table:table-cell/>
          <table:table-cell table:style-name="ce68" table:formula="of:=[.Q128]+0.05" office:value-type="float" office:value="5.29999999999999" calcext:value-type="float">
            <text:p>5,300</text:p>
          </table:table-cell>
          <table:table-cell table:style-name="ce70" office:value-type="percentage" office:value="0.0183443200593102" calcext:value-type="percentage">
            <text:p>1,83%</text:p>
          </table:table-cell>
          <table:table-cell/>
          <table:table-cell table:style-name="ce68" table:formula="of:=[.T128]+0.05" office:value-type="float" office:value="5.29999999999999" calcext:value-type="float">
            <text:p>5,300</text:p>
          </table:table-cell>
          <table:table-cell table:style-name="ce70" office:value-type="percentage" office:value="0.0184485968953607" calcext:value-type="percentage">
            <text:p>1,84%</text:p>
          </table:table-cell>
          <table:table-cell/>
          <table:table-cell table:style-name="ce71" table:formula="of:=([.R129]-[.U129])*100*100" office:value-type="float" office:value="-1.04276836050497" calcext:value-type="float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29]+0.125" office:value-type="float" office:value="13.375" calcext:value-type="float">
            <text:p>13,375</text:p>
          </table:table-cell>
          <table:table-cell table:style-name="ce70" office:value-type="percentage" office:value="0.0165413557490496" calcext:value-type="percentage">
            <text:p>1,65%</text:p>
          </table:table-cell>
          <table:table-cell/>
          <table:table-cell table:style-name="ce68" table:formula="of:=[.E129]+0.125" office:value-type="float" office:value="13.375" calcext:value-type="float">
            <text:p>13,375</text:p>
          </table:table-cell>
          <table:table-cell table:style-name="ce70" office:value-type="percentage" office:value="0.0163837485861442" calcext:value-type="percentage">
            <text:p>1,64%</text:p>
          </table:table-cell>
          <table:table-cell/>
          <table:table-cell table:style-name="ce68" table:formula="of:=[.H129]+0.125" office:value-type="float" office:value="13.375" calcext:value-type="float">
            <text:p>13,375</text:p>
          </table:table-cell>
          <table:table-cell table:style-name="ce70" office:value-type="percentage" office:value="0.0196374908519078" calcext:value-type="percentage">
            <text:p>1,96%</text:p>
          </table:table-cell>
          <table:table-cell/>
          <table:table-cell table:style-name="ce68" table:formula="of:=[.K129]+0.05" office:value-type="float" office:value="5.34999999999999" calcext:value-type="float">
            <text:p>5,350</text:p>
          </table:table-cell>
          <table:table-cell table:style-name="ce70" office:value-type="percentage" office:value="0.0191059698733667" calcext:value-type="percentage">
            <text:p>1,91%</text:p>
          </table:table-cell>
          <table:table-cell/>
          <table:table-cell table:style-name="ce68" table:formula="of:=[.N129]+0.05" office:value-type="float" office:value="5.34999999999999" calcext:value-type="float">
            <text:p>5,350</text:p>
          </table:table-cell>
          <table:table-cell table:style-name="ce70" office:value-type="percentage" office:value="0.0210088500773505" calcext:value-type="percentage">
            <text:p>2,10%</text:p>
          </table:table-cell>
          <table:table-cell/>
          <table:table-cell table:style-name="ce68" table:formula="of:=[.Q129]+0.05" office:value-type="float" office:value="5.34999999999999" calcext:value-type="float">
            <text:p>5,350</text:p>
          </table:table-cell>
          <table:table-cell table:style-name="ce70" office:value-type="percentage" office:value="0.0185779910951467" calcext:value-type="percentage">
            <text:p>1,86%</text:p>
          </table:table-cell>
          <table:table-cell/>
          <table:table-cell table:style-name="ce68" table:formula="of:=[.T129]+0.05" office:value-type="float" office:value="5.34999999999999" calcext:value-type="float">
            <text:p>5,350</text:p>
          </table:table-cell>
          <table:table-cell table:style-name="ce70" office:value-type="percentage" office:value="0.0186846118894091" calcext:value-type="percentage">
            <text:p>1,87%</text:p>
          </table:table-cell>
          <table:table-cell/>
          <table:table-cell table:style-name="ce71" table:formula="of:=([.R130]-[.U130])*100*100" office:value-type="float" office:value="-1.06620794262376" calcext:value-type="float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30]+0.125" office:value-type="float" office:value="13.5" calcext:value-type="float">
            <text:p>13,500</text:p>
          </table:table-cell>
          <table:table-cell table:style-name="ce70" office:value-type="percentage" office:value="0.0166324431285766" calcext:value-type="percentage">
            <text:p>1,66%</text:p>
          </table:table-cell>
          <table:table-cell/>
          <table:table-cell table:style-name="ce68" table:formula="of:=[.E130]+0.125" office:value-type="float" office:value="13.5" calcext:value-type="float">
            <text:p>13,500</text:p>
          </table:table-cell>
          <table:table-cell table:style-name="ce70" office:value-type="percentage" office:value="0.0164811304123777" calcext:value-type="percentage">
            <text:p>1,65%</text:p>
          </table:table-cell>
          <table:table-cell/>
          <table:table-cell table:style-name="ce68" table:formula="of:=[.H130]+0.125" office:value-type="float" office:value="13.5" calcext:value-type="float">
            <text:p>13,500</text:p>
          </table:table-cell>
          <table:table-cell table:style-name="ce70" office:value-type="percentage" office:value="0.0197151906717815" calcext:value-type="percentage">
            <text:p>1,97%</text:p>
          </table:table-cell>
          <table:table-cell/>
          <table:table-cell table:style-name="ce68" table:formula="of:=[.K130]+0.05" office:value-type="float" office:value="5.39999999999999" calcext:value-type="float">
            <text:p>5,400</text:p>
          </table:table-cell>
          <table:table-cell table:style-name="ce70" office:value-type="percentage" office:value="0.0192800159249409" calcext:value-type="percentage">
            <text:p>1,93%</text:p>
          </table:table-cell>
          <table:table-cell/>
          <table:table-cell table:style-name="ce68" table:formula="of:=[.N130]+0.05" office:value-type="float" office:value="5.39999999999999" calcext:value-type="float">
            <text:p>5,400</text:p>
          </table:table-cell>
          <table:table-cell table:style-name="ce70" office:value-type="percentage" office:value="0.0211839881374537" calcext:value-type="percentage">
            <text:p>2,12%</text:p>
          </table:table-cell>
          <table:table-cell/>
          <table:table-cell table:style-name="ce68" table:formula="of:=[.Q130]+0.05" office:value-type="float" office:value="5.39999999999999" calcext:value-type="float">
            <text:p>5,400</text:p>
          </table:table-cell>
          <table:table-cell table:style-name="ce70" office:value-type="percentage" office:value="0.0188116621309832" calcext:value-type="percentage">
            <text:p>1,88%</text:p>
          </table:table-cell>
          <table:table-cell/>
          <table:table-cell table:style-name="ce68" table:formula="of:=[.T130]+0.05" office:value-type="float" office:value="5.39999999999999" calcext:value-type="float">
            <text:p>5,400</text:p>
          </table:table-cell>
          <table:table-cell table:style-name="ce70" office:value-type="percentage" office:value="0.0189206268834575" calcext:value-type="percentage">
            <text:p>1,89%</text:p>
          </table:table-cell>
          <table:table-cell/>
          <table:table-cell table:style-name="ce71" table:formula="of:=([.R131]-[.U131])*100*100" office:value-type="float" office:value="-1.0896475247426" calcext:value-type="float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31]+0.125" office:value-type="float" office:value="13.625" calcext:value-type="float">
            <text:p>13,625</text:p>
          </table:table-cell>
          <table:table-cell table:style-name="ce70" office:value-type="percentage" office:value="0.0167218591800389" calcext:value-type="percentage">
            <text:p>1,67%</text:p>
          </table:table-cell>
          <table:table-cell/>
          <table:table-cell table:style-name="ce68" table:formula="of:=[.E131]+0.125" office:value-type="float" office:value="13.625" calcext:value-type="float">
            <text:p>13,625</text:p>
          </table:table-cell>
          <table:table-cell table:style-name="ce70" office:value-type="percentage" office:value="0.0165767254161115" calcext:value-type="percentage">
            <text:p>1,66%</text:p>
          </table:table-cell>
          <table:table-cell/>
          <table:table-cell table:style-name="ce68" table:formula="of:=[.H131]+0.125" office:value-type="float" office:value="13.625" calcext:value-type="float">
            <text:p>13,625</text:p>
          </table:table-cell>
          <table:table-cell table:style-name="ce70" office:value-type="percentage" office:value="0.0197914648068869" calcext:value-type="percentage">
            <text:p>1,98%</text:p>
          </table:table-cell>
          <table:table-cell/>
          <table:table-cell table:style-name="ce68" table:formula="of:=[.K131]+0.05" office:value-type="float" office:value="5.44999999999999" calcext:value-type="float">
            <text:p>5,450</text:p>
          </table:table-cell>
          <table:table-cell table:style-name="ce70" office:value-type="percentage" office:value="0.0194540619765152" calcext:value-type="percentage">
            <text:p>1,95%</text:p>
          </table:table-cell>
          <table:table-cell/>
          <table:table-cell table:style-name="ce68" table:formula="of:=[.N131]+0.05" office:value-type="float" office:value="5.44999999999999" calcext:value-type="float">
            <text:p>5,450</text:p>
          </table:table-cell>
          <table:table-cell table:style-name="ce70" office:value-type="percentage" office:value="0.0213591261975569" calcext:value-type="percentage">
            <text:p>2,14%</text:p>
          </table:table-cell>
          <table:table-cell/>
          <table:table-cell table:style-name="ce68" table:formula="of:=[.Q131]+0.05" office:value-type="float" office:value="5.44999999999999" calcext:value-type="float">
            <text:p>5,450</text:p>
          </table:table-cell>
          <table:table-cell table:style-name="ce70" office:value-type="percentage" office:value="0.0190453331668197" calcext:value-type="percentage">
            <text:p>1,90%</text:p>
          </table:table-cell>
          <table:table-cell/>
          <table:table-cell table:style-name="ce68" table:formula="of:=[.T131]+0.05" office:value-type="float" office:value="5.44999999999999" calcext:value-type="float">
            <text:p>5,450</text:p>
          </table:table-cell>
          <table:table-cell table:style-name="ce70" office:value-type="percentage" office:value="0.0191566418775058" calcext:value-type="percentage">
            <text:p>1,92%</text:p>
          </table:table-cell>
          <table:table-cell/>
          <table:table-cell table:style-name="ce71" table:formula="of:=([.R132]-[.U132])*100*100" office:value-type="float" office:value="-1.11308710686136" calcext:value-type="float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32]+0.125" office:value-type="float" office:value="13.75" calcext:value-type="float">
            <text:p>13,750</text:p>
          </table:table-cell>
          <table:table-cell table:style-name="ce70" office:value-type="percentage" office:value="0.0168096494851109" calcext:value-type="percentage">
            <text:p>1,68%</text:p>
          </table:table-cell>
          <table:table-cell/>
          <table:table-cell table:style-name="ce68" table:formula="of:=[.E132]+0.125" office:value-type="float" office:value="13.75" calcext:value-type="float">
            <text:p>13,750</text:p>
          </table:table-cell>
          <table:table-cell table:style-name="ce70" office:value-type="percentage" office:value="0.0166705823288682" calcext:value-type="percentage">
            <text:p>1,67%</text:p>
          </table:table-cell>
          <table:table-cell/>
          <table:table-cell table:style-name="ce68" table:formula="of:=[.H132]+0.125" office:value-type="float" office:value="13.75" calcext:value-type="float">
            <text:p>13,750</text:p>
          </table:table-cell>
          <table:table-cell table:style-name="ce70" office:value-type="percentage" office:value="0.0198663521395358" calcext:value-type="percentage">
            <text:p>1,99%</text:p>
          </table:table-cell>
          <table:table-cell/>
          <table:table-cell table:style-name="ce68" table:formula="of:=[.K132]+0.05" office:value-type="float" office:value="5.49999999999999" calcext:value-type="float">
            <text:p>5,500</text:p>
          </table:table-cell>
          <table:table-cell table:style-name="ce70" office:value-type="percentage" office:value="0.0196281080280895" calcext:value-type="percentage">
            <text:p>1,96%</text:p>
          </table:table-cell>
          <table:table-cell/>
          <table:table-cell table:style-name="ce68" table:formula="of:=[.N132]+0.05" office:value-type="float" office:value="5.49999999999999" calcext:value-type="float">
            <text:p>5,500</text:p>
          </table:table-cell>
          <table:table-cell table:style-name="ce70" office:value-type="percentage" office:value="0.0215342642576601" calcext:value-type="percentage">
            <text:p>2,15%</text:p>
          </table:table-cell>
          <table:table-cell/>
          <table:table-cell table:style-name="ce68" table:formula="of:=[.Q132]+0.05" office:value-type="float" office:value="5.49999999999999" calcext:value-type="float">
            <text:p>5,500</text:p>
          </table:table-cell>
          <table:table-cell table:style-name="ce70" office:value-type="percentage" office:value="0.0192790042026562" calcext:value-type="percentage">
            <text:p>1,93%</text:p>
          </table:table-cell>
          <table:table-cell/>
          <table:table-cell table:style-name="ce68" table:formula="of:=[.T132]+0.05" office:value-type="float" office:value="5.49999999999999" calcext:value-type="float">
            <text:p>5,500</text:p>
          </table:table-cell>
          <table:table-cell table:style-name="ce70" office:value-type="percentage" office:value="0.0193926568715542" calcext:value-type="percentage">
            <text:p>1,94%</text:p>
          </table:table-cell>
          <table:table-cell/>
          <table:table-cell table:style-name="ce71" table:formula="of:=([.R133]-[.U133])*100*100" office:value-type="float" office:value="-1.13652668898019" calcext:value-type="float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33]+0.125" office:value-type="float" office:value="13.875" calcext:value-type="float">
            <text:p>13,875</text:p>
          </table:table-cell>
          <table:table-cell table:style-name="ce70" office:value-type="percentage" office:value="0.0168958579828844" calcext:value-type="percentage">
            <text:p>1,69%</text:p>
          </table:table-cell>
          <table:table-cell/>
          <table:table-cell table:style-name="ce68" table:formula="of:=[.E133]+0.125" office:value-type="float" office:value="13.875" calcext:value-type="float">
            <text:p>13,875</text:p>
          </table:table-cell>
          <table:table-cell table:style-name="ce70" office:value-type="percentage" office:value="0.0167627481260799" calcext:value-type="percentage">
            <text:p>1,68%</text:p>
          </table:table-cell>
          <table:table-cell/>
          <table:table-cell table:style-name="ce68" table:formula="of:=[.H133]+0.125" office:value-type="float" office:value="13.875" calcext:value-type="float">
            <text:p>13,875</text:p>
          </table:table-cell>
          <table:table-cell table:style-name="ce70" office:value-type="percentage" office:value="0.0199398901508758" calcext:value-type="percentage">
            <text:p>1,99%</text:p>
          </table:table-cell>
          <table:table-cell/>
          <table:table-cell table:style-name="ce68" table:formula="of:=[.K133]+0.05" office:value-type="float" office:value="5.54999999999999" calcext:value-type="float">
            <text:p>5,550</text:p>
          </table:table-cell>
          <table:table-cell table:style-name="ce70" office:value-type="percentage" office:value="0.0198021540796637" calcext:value-type="percentage">
            <text:p>1,98%</text:p>
          </table:table-cell>
          <table:table-cell/>
          <table:table-cell table:style-name="ce68" table:formula="of:=[.N133]+0.05" office:value-type="float" office:value="5.54999999999999" calcext:value-type="float">
            <text:p>5,550</text:p>
          </table:table-cell>
          <table:table-cell table:style-name="ce70" office:value-type="percentage" office:value="0.0216223493736926" calcext:value-type="percentage">
            <text:p>2,16%</text:p>
          </table:table-cell>
          <table:table-cell/>
          <table:table-cell table:style-name="ce68" table:formula="of:=[.Q133]+0.05" office:value-type="float" office:value="5.54999999999999" calcext:value-type="float">
            <text:p>5,550</text:p>
          </table:table-cell>
          <table:table-cell table:style-name="ce70" office:value-type="percentage" office:value="0.0195126752384927" calcext:value-type="percentage">
            <text:p>1,95%</text:p>
          </table:table-cell>
          <table:table-cell/>
          <table:table-cell table:style-name="ce68" table:formula="of:=[.T133]+0.05" office:value-type="float" office:value="5.54999999999999" calcext:value-type="float">
            <text:p>5,550</text:p>
          </table:table-cell>
          <table:table-cell table:style-name="ce70" office:value-type="percentage" office:value="0.0196286718656026" calcext:value-type="percentage">
            <text:p>1,96%</text:p>
          </table:table-cell>
          <table:table-cell/>
          <table:table-cell table:style-name="ce71" table:formula="of:=([.R134]-[.U134])*100*100" office:value-type="float" office:value="-1.15996627109902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34]+0.125" office:value-type="float" office:value="14" calcext:value-type="float">
            <text:p>14,000</text:p>
          </table:table-cell>
          <table:table-cell table:style-name="ce70" office:value-type="percentage" office:value="0.0169805270431976" calcext:value-type="percentage">
            <text:p>1,70%</text:p>
          </table:table-cell>
          <table:table-cell/>
          <table:table-cell table:style-name="ce68" table:formula="of:=[.E134]+0.125" office:value-type="float" office:value="14" calcext:value-type="float">
            <text:p>14,000</text:p>
          </table:table-cell>
          <table:table-cell table:style-name="ce70" office:value-type="percentage" office:value="0.0168532681054841" calcext:value-type="percentage">
            <text:p>1,69%</text:p>
          </table:table-cell>
          <table:table-cell/>
          <table:table-cell table:style-name="ce68" table:formula="of:=[.H134]+0.125" office:value-type="float" office:value="14" calcext:value-type="float">
            <text:p>14,000</text:p>
          </table:table-cell>
          <table:table-cell table:style-name="ce70" office:value-type="percentage" office:value="0.0200121149834418" calcext:value-type="percentage">
            <text:p>2,00%</text:p>
          </table:table-cell>
          <table:table-cell/>
          <table:table-cell table:style-name="ce68" table:formula="of:=[.K134]+0.05" office:value-type="float" office:value="5.59999999999999" calcext:value-type="float">
            <text:p>5,600</text:p>
          </table:table-cell>
          <table:table-cell table:style-name="ce70" office:value-type="percentage" office:value="0.019976200131238" calcext:value-type="percentage">
            <text:p>2,00%</text:p>
          </table:table-cell>
          <table:table-cell/>
          <table:table-cell table:style-name="ce68" table:formula="of:=[.N134]+0.05" office:value-type="float" office:value="5.59999999999999" calcext:value-type="float">
            <text:p>5,600</text:p>
          </table:table-cell>
          <table:table-cell table:style-name="ce70" office:value-type="percentage" office:value="0.0217104344897251" calcext:value-type="percentage">
            <text:p>2,17%</text:p>
          </table:table-cell>
          <table:table-cell/>
          <table:table-cell table:style-name="ce68" table:formula="of:=[.Q134]+0.05" office:value-type="float" office:value="5.59999999999999" calcext:value-type="float">
            <text:p>5,600</text:p>
          </table:table-cell>
          <table:table-cell table:style-name="ce70" office:value-type="percentage" office:value="0.0197463462743292" calcext:value-type="percentage">
            <text:p>1,97%</text:p>
          </table:table-cell>
          <table:table-cell/>
          <table:table-cell table:style-name="ce68" table:formula="of:=[.T134]+0.05" office:value-type="float" office:value="5.59999999999999" calcext:value-type="float">
            <text:p>5,600</text:p>
          </table:table-cell>
          <table:table-cell table:style-name="ce70" office:value-type="percentage" office:value="0.019864686859651" calcext:value-type="percentage">
            <text:p>1,99%</text:p>
          </table:table-cell>
          <table:table-cell/>
          <table:table-cell table:style-name="ce71" table:formula="of:=([.R135]-[.U135])*100*100" office:value-type="float" office:value="-1.18340585321782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35]+0.125" office:value-type="float" office:value="14.125" calcext:value-type="float">
            <text:p>14,125</text:p>
          </table:table-cell>
          <table:table-cell table:style-name="ce70" office:value-type="percentage" office:value="0.0170636975360717" calcext:value-type="percentage">
            <text:p>1,71%</text:p>
          </table:table-cell>
          <table:table-cell/>
          <table:table-cell table:style-name="ce68" table:formula="of:=[.E135]+0.125" office:value-type="float" office:value="14.125" calcext:value-type="float">
            <text:p>14,125</text:p>
          </table:table-cell>
          <table:table-cell table:style-name="ce70" office:value-type="percentage" office:value="0.0169421859613591" calcext:value-type="percentage">
            <text:p>1,69%</text:p>
          </table:table-cell>
          <table:table-cell/>
          <table:table-cell table:style-name="ce68" table:formula="of:=[.H135]+0.125" office:value-type="float" office:value="14.125" calcext:value-type="float">
            <text:p>14,125</text:p>
          </table:table-cell>
          <table:table-cell table:style-name="ce70" office:value-type="percentage" office:value="0.0200830615003872" calcext:value-type="percentage">
            <text:p>2,01%</text:p>
          </table:table-cell>
          <table:table-cell/>
          <table:table-cell table:style-name="ce68" table:formula="of:=[.K135]+0.05" office:value-type="float" office:value="5.64999999999999" calcext:value-type="float">
            <text:p>5,650</text:p>
          </table:table-cell>
          <table:table-cell table:style-name="ce70" office:value-type="percentage" office:value="0.0201502461828122" calcext:value-type="percentage">
            <text:p>2,02%</text:p>
          </table:table-cell>
          <table:table-cell/>
          <table:table-cell table:style-name="ce68" table:formula="of:=[.N135]+0.05" office:value-type="float" office:value="5.64999999999999" calcext:value-type="float">
            <text:p>5,650</text:p>
          </table:table-cell>
          <table:table-cell table:style-name="ce70" office:value-type="percentage" office:value="0.0217985196057577" calcext:value-type="percentage">
            <text:p>2,18%</text:p>
          </table:table-cell>
          <table:table-cell/>
          <table:table-cell table:style-name="ce68" table:formula="of:=[.Q135]+0.05" office:value-type="float" office:value="5.64999999999999" calcext:value-type="float">
            <text:p>5,650</text:p>
          </table:table-cell>
          <table:table-cell table:style-name="ce70" office:value-type="percentage" office:value="0.0199800173101657" calcext:value-type="percentage">
            <text:p>2,00%</text:p>
          </table:table-cell>
          <table:table-cell/>
          <table:table-cell table:style-name="ce68" table:formula="of:=[.T135]+0.05" office:value-type="float" office:value="5.64999999999999" calcext:value-type="float">
            <text:p>5,650</text:p>
          </table:table-cell>
          <table:table-cell table:style-name="ce70" office:value-type="percentage" office:value="0.0201007018536993" calcext:value-type="percentage">
            <text:p>2,01%</text:p>
          </table:table-cell>
          <table:table-cell/>
          <table:table-cell table:style-name="ce71" table:formula="of:=([.R136]-[.U136])*100*100" office:value-type="float" office:value="-1.20684543533665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36]+0.125" office:value-type="float" office:value="14.25" calcext:value-type="float">
            <text:p>14,250</text:p>
          </table:table-cell>
          <table:table-cell table:style-name="ce70" office:value-type="percentage" office:value="0.0171454088974918" calcext:value-type="percentage">
            <text:p>1,71%</text:p>
          </table:table-cell>
          <table:table-cell/>
          <table:table-cell table:style-name="ce68" table:formula="of:=[.E136]+0.125" office:value-type="float" office:value="14.25" calcext:value-type="float">
            <text:p>14,250</text:p>
          </table:table-cell>
          <table:table-cell table:style-name="ce70" office:value-type="percentage" office:value="0.0170295438548503" calcext:value-type="percentage">
            <text:p>1,70%</text:p>
          </table:table-cell>
          <table:table-cell/>
          <table:table-cell table:style-name="ce68" table:formula="of:=[.H136]+0.125" office:value-type="float" office:value="14.25" calcext:value-type="float">
            <text:p>14,250</text:p>
          </table:table-cell>
          <table:table-cell table:style-name="ce70" office:value-type="percentage" office:value="0.0201527633415967" calcext:value-type="percentage">
            <text:p>2,02%</text:p>
          </table:table-cell>
          <table:table-cell/>
          <table:table-cell table:style-name="ce68" table:formula="of:=[.K136]+0.05" office:value-type="float" office:value="5.69999999999999" calcext:value-type="float">
            <text:p>5,700</text:p>
          </table:table-cell>
          <table:table-cell table:style-name="ce70" office:value-type="percentage" office:value="0.0203242922343865" calcext:value-type="percentage">
            <text:p>2,03%</text:p>
          </table:table-cell>
          <table:table-cell/>
          <table:table-cell table:style-name="ce68" table:formula="of:=[.N136]+0.05" office:value-type="float" office:value="5.69999999999999" calcext:value-type="float">
            <text:p>5,700</text:p>
          </table:table-cell>
          <table:table-cell table:style-name="ce70" office:value-type="percentage" office:value="0.0218866047217902" calcext:value-type="percentage">
            <text:p>2,19%</text:p>
          </table:table-cell>
          <table:table-cell/>
          <table:table-cell table:style-name="ce68" table:formula="of:=[.Q136]+0.05" office:value-type="float" office:value="5.69999999999999" calcext:value-type="float">
            <text:p>5,700</text:p>
          </table:table-cell>
          <table:table-cell table:style-name="ce70" office:value-type="percentage" office:value="0.0202136883460022" calcext:value-type="percentage">
            <text:p>2,02%</text:p>
          </table:table-cell>
          <table:table-cell/>
          <table:table-cell table:style-name="ce68" table:formula="of:=[.T136]+0.05" office:value-type="float" office:value="5.69999999999999" calcext:value-type="float">
            <text:p>5,700</text:p>
          </table:table-cell>
          <table:table-cell table:style-name="ce70" office:value-type="percentage" office:value="0.0203367168477477" calcext:value-type="percentage">
            <text:p>2,03%</text:p>
          </table:table-cell>
          <table:table-cell/>
          <table:table-cell table:style-name="ce71" table:formula="of:=([.R137]-[.U137])*100*100" office:value-type="float" office:value="-1.23028501745545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37]+0.125" office:value-type="float" office:value="14.375" calcext:value-type="float">
            <text:p>14,375</text:p>
          </table:table-cell>
          <table:table-cell table:style-name="ce70" office:value-type="percentage" office:value="0.0172256991917568" calcext:value-type="percentage">
            <text:p>1,72%</text:p>
          </table:table-cell>
          <table:table-cell/>
          <table:table-cell table:style-name="ce68" table:formula="of:=[.E137]+0.125" office:value-type="float" office:value="14.375" calcext:value-type="float">
            <text:p>14,375</text:p>
          </table:table-cell>
          <table:table-cell table:style-name="ce70" office:value-type="percentage" office:value="0.0171153824806287" calcext:value-type="percentage">
            <text:p>1,71%</text:p>
          </table:table-cell>
          <table:table-cell/>
          <table:table-cell table:style-name="ce68" table:formula="of:=[.H137]+0.125" office:value-type="float" office:value="14.375" calcext:value-type="float">
            <text:p>14,375</text:p>
          </table:table-cell>
          <table:table-cell table:style-name="ce70" office:value-type="percentage" office:value="0.0202212529768721" calcext:value-type="percentage">
            <text:p>2,02%</text:p>
          </table:table-cell>
          <table:table-cell/>
          <table:table-cell table:style-name="ce68" table:formula="of:=[.K137]+0.05" office:value-type="float" office:value="5.74999999999999" calcext:value-type="float">
            <text:p>5,750</text:p>
          </table:table-cell>
          <table:table-cell table:style-name="ce70" office:value-type="percentage" office:value="0.0204983382859607" calcext:value-type="percentage">
            <text:p>2,05%</text:p>
          </table:table-cell>
          <table:table-cell/>
          <table:table-cell table:style-name="ce68" table:formula="of:=[.N137]+0.05" office:value-type="float" office:value="5.74999999999999" calcext:value-type="float">
            <text:p>5,750</text:p>
          </table:table-cell>
          <table:table-cell table:style-name="ce70" office:value-type="percentage" office:value="0.0219746898378227" calcext:value-type="percentage">
            <text:p>2,20%</text:p>
          </table:table-cell>
          <table:table-cell/>
          <table:table-cell table:style-name="ce68" table:formula="of:=[.Q137]+0.05" office:value-type="float" office:value="5.74999999999999" calcext:value-type="float">
            <text:p>5,750</text:p>
          </table:table-cell>
          <table:table-cell table:style-name="ce70" office:value-type="percentage" office:value="0.0204473593818386" calcext:value-type="percentage">
            <text:p>2,04%</text:p>
          </table:table-cell>
          <table:table-cell/>
          <table:table-cell table:style-name="ce68" table:formula="of:=[.T137]+0.05" office:value-type="float" office:value="5.74999999999999" calcext:value-type="float">
            <text:p>5,750</text:p>
          </table:table-cell>
          <table:table-cell table:style-name="ce70" office:value-type="percentage" office:value="0.0205727318417961" calcext:value-type="percentage">
            <text:p>2,06%</text:p>
          </table:table-cell>
          <table:table-cell/>
          <table:table-cell table:style-name="ce71" table:formula="of:=([.R138]-[.U138])*100*100" office:value-type="float" office:value="-1.25372459957428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38]+0.125" office:value-type="float" office:value="14.5" calcext:value-type="float">
            <text:p>14,500</text:p>
          </table:table-cell>
          <table:table-cell table:style-name="ce70" office:value-type="percentage" office:value="0.0173046051706034" calcext:value-type="percentage">
            <text:p>1,73%</text:p>
          </table:table-cell>
          <table:table-cell/>
          <table:table-cell table:style-name="ce68" table:formula="of:=[.E138]+0.125" office:value-type="float" office:value="14.5" calcext:value-type="float">
            <text:p>14,500</text:p>
          </table:table-cell>
          <table:table-cell table:style-name="ce70" office:value-type="percentage" office:value="0.0171997411301005" calcext:value-type="percentage">
            <text:p>1,72%</text:p>
          </table:table-cell>
          <table:table-cell/>
          <table:table-cell table:style-name="ce68" table:formula="of:=[.H138]+0.125" office:value-type="float" office:value="14.5" calcext:value-type="float">
            <text:p>14,500</text:p>
          </table:table-cell>
          <table:table-cell table:style-name="ce70" office:value-type="percentage" office:value="0.0202885617563669" calcext:value-type="percentage">
            <text:p>2,03%</text:p>
          </table:table-cell>
          <table:table-cell/>
          <table:table-cell table:style-name="ce68" table:formula="of:=[.K138]+0.05" office:value-type="float" office:value="5.79999999999999" calcext:value-type="float">
            <text:p>5,800</text:p>
          </table:table-cell>
          <table:table-cell table:style-name="ce70" office:value-type="percentage" office:value="0.0206104174502508" calcext:value-type="percentage">
            <text:p>2,06%</text:p>
          </table:table-cell>
          <table:table-cell/>
          <table:table-cell table:style-name="ce68" table:formula="of:=[.N138]+0.05" office:value-type="float" office:value="5.79999999999999" calcext:value-type="float">
            <text:p>5,800</text:p>
          </table:table-cell>
          <table:table-cell table:style-name="ce70" office:value-type="percentage" office:value="0.0220627749538552" calcext:value-type="percentage">
            <text:p>2,21%</text:p>
          </table:table-cell>
          <table:table-cell/>
          <table:table-cell table:style-name="ce68" table:formula="of:=[.Q138]+0.05" office:value-type="float" office:value="5.79999999999999" calcext:value-type="float">
            <text:p>5,800</text:p>
          </table:table-cell>
          <table:table-cell table:style-name="ce70" office:value-type="percentage" office:value="0.0205517756318127" calcext:value-type="percentage">
            <text:p>2,06%</text:p>
          </table:table-cell>
          <table:table-cell/>
          <table:table-cell table:style-name="ce68" table:formula="of:=[.T138]+0.05" office:value-type="float" office:value="5.79999999999999" calcext:value-type="float">
            <text:p>5,800</text:p>
          </table:table-cell>
          <table:table-cell table:style-name="ce70" office:value-type="percentage" office:value="0.0206778176267861" calcext:value-type="percentage">
            <text:p>2,07%</text:p>
          </table:table-cell>
          <table:table-cell/>
          <table:table-cell table:style-name="ce71" table:formula="of:=([.R139]-[.U139])*100*100" office:value-type="float" office:value="-1.26041994973396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39]+0.125" office:value-type="float" office:value="14.625" calcext:value-type="float">
            <text:p>14,625</text:p>
          </table:table-cell>
          <table:table-cell table:style-name="ce70" office:value-type="percentage" office:value="0.0173821623292988" calcext:value-type="percentage">
            <text:p>1,74%</text:p>
          </table:table-cell>
          <table:table-cell/>
          <table:table-cell table:style-name="ce68" table:formula="of:=[.E139]+0.125" office:value-type="float" office:value="14.625" calcext:value-type="float">
            <text:p>14,625</text:p>
          </table:table-cell>
          <table:table-cell table:style-name="ce70" office:value-type="percentage" office:value="0.0172826577513762" calcext:value-type="percentage">
            <text:p>1,73%</text:p>
          </table:table-cell>
          <table:table-cell/>
          <table:table-cell table:style-name="ce68" table:formula="of:=[.H139]+0.125" office:value-type="float" office:value="14.625" calcext:value-type="float">
            <text:p>14,625</text:p>
          </table:table-cell>
          <table:table-cell table:style-name="ce70" office:value-type="percentage" office:value="0.0203547199584344" calcext:value-type="percentage">
            <text:p>2,04%</text:p>
          </table:table-cell>
          <table:table-cell/>
          <table:table-cell table:style-name="ce68" table:formula="of:=[.K139]+0.05" office:value-type="float" office:value="5.84999999999999" calcext:value-type="float">
            <text:p>5,850</text:p>
          </table:table-cell>
          <table:table-cell table:style-name="ce70" office:value-type="percentage" office:value="0.0207224966145409" calcext:value-type="percentage">
            <text:p>2,07%</text:p>
          </table:table-cell>
          <table:table-cell/>
          <table:table-cell table:style-name="ce68" table:formula="of:=[.N139]+0.05" office:value-type="float" office:value="5.84999999999999" calcext:value-type="float">
            <text:p>5,850</text:p>
          </table:table-cell>
          <table:table-cell table:style-name="ce70" office:value-type="percentage" office:value="0.0221508600698878" calcext:value-type="percentage">
            <text:p>2,22%</text:p>
          </table:table-cell>
          <table:table-cell/>
          <table:table-cell table:style-name="ce68" table:formula="of:=[.Q139]+0.05" office:value-type="float" office:value="5.84999999999999" calcext:value-type="float">
            <text:p>5,850</text:p>
          </table:table-cell>
          <table:table-cell table:style-name="ce70" office:value-type="percentage" office:value="0.0206561918817867" calcext:value-type="percentage">
            <text:p>2,07%</text:p>
          </table:table-cell>
          <table:table-cell/>
          <table:table-cell table:style-name="ce68" table:formula="of:=[.T139]+0.05" office:value-type="float" office:value="5.84999999999999" calcext:value-type="float">
            <text:p>5,850</text:p>
          </table:table-cell>
          <table:table-cell table:style-name="ce70" office:value-type="percentage" office:value="0.0207829034117761" calcext:value-type="percentage">
            <text:p>2,08%</text:p>
          </table:table-cell>
          <table:table-cell/>
          <table:table-cell table:style-name="ce71" table:formula="of:=([.R140]-[.U140])*100*100" office:value-type="float" office:value="-1.2671152998936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40]+0.125" office:value-type="float" office:value="14.75" calcext:value-type="float">
            <text:p>14,750</text:p>
          </table:table-cell>
          <table:table-cell table:style-name="ce70" office:value-type="percentage" office:value="0.0174584049598807" calcext:value-type="percentage">
            <text:p>1,75%</text:p>
          </table:table-cell>
          <table:table-cell/>
          <table:table-cell table:style-name="ce68" table:formula="of:=[.E140]+0.125" office:value-type="float" office:value="14.75" calcext:value-type="float">
            <text:p>14,750</text:p>
          </table:table-cell>
          <table:table-cell table:style-name="ce70" office:value-type="percentage" office:value="0.0173641690061896" calcext:value-type="percentage">
            <text:p>1,74%</text:p>
          </table:table-cell>
          <table:table-cell/>
          <table:table-cell table:style-name="ce68" table:formula="of:=[.H140]+0.125" office:value-type="float" office:value="14.75" calcext:value-type="float">
            <text:p>14,750</text:p>
          </table:table-cell>
          <table:table-cell table:style-name="ce70" office:value-type="percentage" office:value="0.0204197568350432" calcext:value-type="percentage">
            <text:p>2,04%</text:p>
          </table:table-cell>
          <table:table-cell/>
          <table:table-cell table:style-name="ce68" table:formula="of:=[.K140]+0.05" office:value-type="float" office:value="5.89999999999999" calcext:value-type="float">
            <text:p>5,900</text:p>
          </table:table-cell>
          <table:table-cell table:style-name="ce70" office:value-type="percentage" office:value="0.0208345757788309" calcext:value-type="percentage">
            <text:p>2,08%</text:p>
          </table:table-cell>
          <table:table-cell/>
          <table:table-cell table:style-name="ce68" table:formula="of:=[.N140]+0.05" office:value-type="float" office:value="5.89999999999999" calcext:value-type="float">
            <text:p>5,900</text:p>
          </table:table-cell>
          <table:table-cell table:style-name="ce70" office:value-type="percentage" office:value="0.0222389451859203" calcext:value-type="percentage">
            <text:p>2,22%</text:p>
          </table:table-cell>
          <table:table-cell/>
          <table:table-cell table:style-name="ce68" table:formula="of:=[.Q140]+0.05" office:value-type="float" office:value="5.89999999999999" calcext:value-type="float">
            <text:p>5,900</text:p>
          </table:table-cell>
          <table:table-cell table:style-name="ce70" office:value-type="percentage" office:value="0.0207606081317608" calcext:value-type="percentage">
            <text:p>2,08%</text:p>
          </table:table-cell>
          <table:table-cell/>
          <table:table-cell table:style-name="ce68" table:formula="of:=[.T140]+0.05" office:value-type="float" office:value="5.89999999999999" calcext:value-type="float">
            <text:p>5,900</text:p>
          </table:table-cell>
          <table:table-cell table:style-name="ce70" office:value-type="percentage" office:value="0.0208879891967661" calcext:value-type="percentage">
            <text:p>2,09%</text:p>
          </table:table-cell>
          <table:table-cell/>
          <table:table-cell table:style-name="ce71" table:formula="of:=([.R141]-[.U141])*100*100" office:value-type="float" office:value="-1.27381065005327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41]+0.125" office:value-type="float" office:value="14.875" calcext:value-type="float">
            <text:p>14,875</text:p>
          </table:table-cell>
          <table:table-cell table:style-name="ce70" office:value-type="percentage" office:value="0.0175333662017133" calcext:value-type="percentage">
            <text:p>1,75%</text:p>
          </table:table-cell>
          <table:table-cell/>
          <table:table-cell table:style-name="ce68" table:formula="of:=[.E141]+0.125" office:value-type="float" office:value="14.875" calcext:value-type="float">
            <text:p>14,875</text:p>
          </table:table-cell>
          <table:table-cell table:style-name="ce70" office:value-type="percentage" office:value="0.0174443103239473" calcext:value-type="percentage">
            <text:p>1,74%</text:p>
          </table:table-cell>
          <table:table-cell/>
          <table:table-cell table:style-name="ce68" table:formula="of:=[.H141]+0.125" office:value-type="float" office:value="14.875" calcext:value-type="float">
            <text:p>14,875</text:p>
          </table:table-cell>
          <table:table-cell table:style-name="ce70" office:value-type="percentage" office:value="0.0204837006549023" calcext:value-type="percentage">
            <text:p>2,05%</text:p>
          </table:table-cell>
          <table:table-cell/>
          <table:table-cell table:style-name="ce68" table:formula="of:=[.K141]+0.05" office:value-type="float" office:value="5.94999999999999" calcext:value-type="float">
            <text:p>5,950</text:p>
          </table:table-cell>
          <table:table-cell table:style-name="ce70" office:value-type="percentage" office:value="0.020946654943121" calcext:value-type="percentage">
            <text:p>2,09%</text:p>
          </table:table-cell>
          <table:table-cell/>
          <table:table-cell table:style-name="ce68" table:formula="of:=[.N141]+0.05" office:value-type="float" office:value="5.94999999999999" calcext:value-type="float">
            <text:p>5,950</text:p>
          </table:table-cell>
          <table:table-cell table:style-name="ce70" office:value-type="percentage" office:value="0.0223270303019528" calcext:value-type="percentage">
            <text:p>2,23%</text:p>
          </table:table-cell>
          <table:table-cell/>
          <table:table-cell table:style-name="ce68" table:formula="of:=[.Q141]+0.05" office:value-type="float" office:value="5.94999999999999" calcext:value-type="float">
            <text:p>5,950</text:p>
          </table:table-cell>
          <table:table-cell table:style-name="ce70" office:value-type="percentage" office:value="0.0208650243817348" calcext:value-type="percentage">
            <text:p>2,09%</text:p>
          </table:table-cell>
          <table:table-cell/>
          <table:table-cell table:style-name="ce68" table:formula="of:=[.T141]+0.05" office:value-type="float" office:value="5.94999999999999" calcext:value-type="float">
            <text:p>5,950</text:p>
          </table:table-cell>
          <table:table-cell table:style-name="ce70" office:value-type="percentage" office:value="0.0209930749817561" calcext:value-type="percentage">
            <text:p>2,10%</text:p>
          </table:table-cell>
          <table:table-cell/>
          <table:table-cell table:style-name="ce71" table:formula="of:=([.R142]-[.U142])*100*100" office:value-type="float" office:value="-1.28050600021294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42]+0.125" office:value-type="float" office:value="15" calcext:value-type="float">
            <text:p>15,000</text:p>
          </table:table-cell>
          <table:table-cell table:style-name="ce70" office:value-type="percentage" office:value="0.0176070780895154" calcext:value-type="percentage">
            <text:p>1,76%</text:p>
          </table:table-cell>
          <table:table-cell/>
          <table:table-cell table:style-name="ce68" table:formula="of:=[.E142]+0.125" office:value-type="float" office:value="15" calcext:value-type="float">
            <text:p>15,000</text:p>
          </table:table-cell>
          <table:table-cell table:style-name="ce70" office:value-type="percentage" office:value="0.0175231159530758" calcext:value-type="percentage">
            <text:p>1,75%</text:p>
          </table:table-cell>
          <table:table-cell/>
          <table:table-cell table:style-name="ce68" table:formula="of:=[.H142]+0.125" office:value-type="float" office:value="15" calcext:value-type="float">
            <text:p>15,000</text:p>
          </table:table-cell>
          <table:table-cell table:style-name="ce70" office:value-type="percentage" office:value="0.0205465787444303" calcext:value-type="percentage">
            <text:p>2,05%</text:p>
          </table:table-cell>
          <table:table-cell/>
          <table:table-cell table:style-name="ce68" table:formula="of:=[.K142]+0.05" office:value-type="float" office:value="5.99999999999999" calcext:value-type="float">
            <text:p>6,000</text:p>
          </table:table-cell>
          <table:table-cell table:style-name="ce70" office:value-type="percentage" office:value="0.0210587341074111" calcext:value-type="percentage">
            <text:p>2,11%</text:p>
          </table:table-cell>
          <table:table-cell/>
          <table:table-cell table:style-name="ce68" table:formula="of:=[.N142]+0.05" office:value-type="float" office:value="5.99999999999999" calcext:value-type="float">
            <text:p>6,000</text:p>
          </table:table-cell>
          <table:table-cell table:style-name="ce70" office:value-type="percentage" office:value="0.0224151154179854" calcext:value-type="percentage">
            <text:p>2,24%</text:p>
          </table:table-cell>
          <table:table-cell/>
          <table:table-cell table:style-name="ce68" table:formula="of:=[.Q142]+0.05" office:value-type="float" office:value="5.99999999999999" calcext:value-type="float">
            <text:p>6,000</text:p>
          </table:table-cell>
          <table:table-cell table:style-name="ce70" office:value-type="percentage" office:value="0.0209694406317088" calcext:value-type="percentage">
            <text:p>2,10%</text:p>
          </table:table-cell>
          <table:table-cell/>
          <table:table-cell table:style-name="ce68" table:formula="of:=[.T142]+0.05" office:value-type="float" office:value="5.99999999999999" calcext:value-type="float">
            <text:p>6,000</text:p>
          </table:table-cell>
          <table:table-cell table:style-name="ce70" office:value-type="percentage" office:value="0.0210981607667461" calcext:value-type="percentage">
            <text:p>2,11%</text:p>
          </table:table-cell>
          <table:table-cell/>
          <table:table-cell table:style-name="ce71" table:formula="of:=([.R143]-[.U143])*100*100" office:value-type="float" office:value="-1.28720135037258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43]+0.125" office:value-type="float" office:value="15.125" calcext:value-type="float">
            <text:p>15,125</text:p>
          </table:table-cell>
          <table:table-cell table:style-name="ce70" office:value-type="percentage" office:value="0.0176413788808505" calcext:value-type="percentage">
            <text:p>1,76%</text:p>
          </table:table-cell>
          <table:table-cell/>
          <table:table-cell table:style-name="ce68" table:formula="of:=[.E143]+0.125" office:value-type="float" office:value="15.125" calcext:value-type="float">
            <text:p>15,125</text:p>
          </table:table-cell>
          <table:table-cell table:style-name="ce70" office:value-type="percentage" office:value="0.0175878864959845" calcext:value-type="percentage">
            <text:p>1,76%</text:p>
          </table:table-cell>
          <table:table-cell/>
          <table:table-cell table:style-name="ce68" table:formula="of:=[.H143]+0.125" office:value-type="float" office:value="15.125" calcext:value-type="float">
            <text:p>15,125</text:p>
          </table:table-cell>
          <table:table-cell table:style-name="ce70" office:value-type="percentage" office:value="0.0205950047497865" calcext:value-type="percentage">
            <text:p>2,06%</text:p>
          </table:table-cell>
          <table:table-cell/>
          <table:table-cell table:style-name="ce68" table:formula="of:=[.K143]+0.05" office:value-type="float" office:value="6.04999999999999" calcext:value-type="float">
            <text:p>6,050</text:p>
          </table:table-cell>
          <table:table-cell table:style-name="ce70" office:value-type="percentage" office:value="0.0211708132717011" calcext:value-type="percentage">
            <text:p>2,12%</text:p>
          </table:table-cell>
          <table:table-cell/>
          <table:table-cell table:style-name="ce68" table:formula="of:=[.N143]+0.05" office:value-type="float" office:value="6.04999999999999" calcext:value-type="float">
            <text:p>6,050</text:p>
          </table:table-cell>
          <table:table-cell table:style-name="ce70" office:value-type="percentage" office:value="0.0225032005340179" calcext:value-type="percentage">
            <text:p>2,25%</text:p>
          </table:table-cell>
          <table:table-cell/>
          <table:table-cell table:style-name="ce68" table:formula="of:=[.Q143]+0.05" office:value-type="float" office:value="6.04999999999999" calcext:value-type="float">
            <text:p>6,050</text:p>
          </table:table-cell>
          <table:table-cell table:style-name="ce70" office:value-type="percentage" office:value="0.0210738568816829" calcext:value-type="percentage">
            <text:p>2,11%</text:p>
          </table:table-cell>
          <table:table-cell/>
          <table:table-cell table:style-name="ce68" table:formula="of:=[.T143]+0.05" office:value-type="float" office:value="6.04999999999999" calcext:value-type="float">
            <text:p>6,050</text:p>
          </table:table-cell>
          <table:table-cell table:style-name="ce70" office:value-type="percentage" office:value="0.0212032465517361" calcext:value-type="percentage">
            <text:p>2,12%</text:p>
          </table:table-cell>
          <table:table-cell/>
          <table:table-cell table:style-name="ce71" table:formula="of:=([.R144]-[.U144])*100*100" office:value-type="float" office:value="-1.29389670053225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44]+0.125" office:value-type="float" office:value="15.25" calcext:value-type="float">
            <text:p>15,250</text:p>
          </table:table-cell>
          <table:table-cell table:style-name="ce70" office:value-type="percentage" office:value="0.0176751173641309" calcext:value-type="percentage">
            <text:p>1,77%</text:p>
          </table:table-cell>
          <table:table-cell/>
          <table:table-cell table:style-name="ce68" table:formula="of:=[.E144]+0.125" office:value-type="float" office:value="15.25" calcext:value-type="float">
            <text:p>15,250</text:p>
          </table:table-cell>
          <table:table-cell table:style-name="ce70" office:value-type="percentage" office:value="0.0176515952267144" calcext:value-type="percentage">
            <text:p>1,77%</text:p>
          </table:table-cell>
          <table:table-cell/>
          <table:table-cell table:style-name="ce68" table:formula="of:=[.H144]+0.125" office:value-type="float" office:value="15.25" calcext:value-type="float">
            <text:p>15,250</text:p>
          </table:table-cell>
          <table:table-cell table:style-name="ce70" office:value-type="percentage" office:value="0.0206426368862024" calcext:value-type="percentage">
            <text:p>2,06%</text:p>
          </table:table-cell>
          <table:table-cell/>
          <table:table-cell table:style-name="ce68" table:formula="of:=[.K144]+0.05" office:value-type="float" office:value="6.09999999999999" calcext:value-type="float">
            <text:p>6,100</text:p>
          </table:table-cell>
          <table:table-cell table:style-name="ce70" office:value-type="percentage" office:value="0.0212828924359912" calcext:value-type="percentage">
            <text:p>2,13%</text:p>
          </table:table-cell>
          <table:table-cell/>
          <table:table-cell table:style-name="ce68" table:formula="of:=[.N144]+0.05" office:value-type="float" office:value="6.09999999999999" calcext:value-type="float">
            <text:p>6,100</text:p>
          </table:table-cell>
          <table:table-cell table:style-name="ce70" office:value-type="percentage" office:value="0.0225912856500504" calcext:value-type="percentage">
            <text:p>2,26%</text:p>
          </table:table-cell>
          <table:table-cell/>
          <table:table-cell table:style-name="ce68" table:formula="of:=[.Q144]+0.05" office:value-type="float" office:value="6.09999999999999" calcext:value-type="float">
            <text:p>6,100</text:p>
          </table:table-cell>
          <table:table-cell table:style-name="ce70" office:value-type="percentage" office:value="0.0211782731316569" calcext:value-type="percentage">
            <text:p>2,12%</text:p>
          </table:table-cell>
          <table:table-cell/>
          <table:table-cell table:style-name="ce68" table:formula="of:=[.T144]+0.05" office:value-type="float" office:value="6.09999999999999" calcext:value-type="float">
            <text:p>6,100</text:p>
          </table:table-cell>
          <table:table-cell table:style-name="ce70" office:value-type="percentage" office:value="0.0213083323367261" calcext:value-type="percentage">
            <text:p>2,13%</text:p>
          </table:table-cell>
          <table:table-cell/>
          <table:table-cell table:style-name="ce71" table:formula="of:=([.R145]-[.U145])*100*100" office:value-type="float" office:value="-1.30059205069193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45]+0.125" office:value-type="float" office:value="15.375" calcext:value-type="float">
            <text:p>15,375</text:p>
          </table:table-cell>
          <table:table-cell table:style-name="ce70" office:value-type="percentage" office:value="0.0177083072541873" calcext:value-type="percentage">
            <text:p>1,77%</text:p>
          </table:table-cell>
          <table:table-cell/>
          <table:table-cell table:style-name="ce68" table:formula="of:=[.E145]+0.125" office:value-type="float" office:value="15.375" calcext:value-type="float">
            <text:p>15,375</text:p>
          </table:table-cell>
          <table:table-cell table:style-name="ce70" office:value-type="percentage" office:value="0.0177142680431235" calcext:value-type="percentage">
            <text:p>1,77%</text:p>
          </table:table-cell>
          <table:table-cell/>
          <table:table-cell table:style-name="ce68" table:formula="of:=[.H145]+0.125" office:value-type="float" office:value="15.375" calcext:value-type="float">
            <text:p>15,375</text:p>
          </table:table-cell>
          <table:table-cell table:style-name="ce70" office:value-type="percentage" office:value="0.0206894945163351" calcext:value-type="percentage">
            <text:p>2,07%</text:p>
          </table:table-cell>
          <table:table-cell/>
          <table:table-cell table:style-name="ce68" table:formula="of:=[.K145]+0.05" office:value-type="float" office:value="6.14999999999999" calcext:value-type="float">
            <text:p>6,150</text:p>
          </table:table-cell>
          <table:table-cell table:style-name="ce70" office:value-type="percentage" office:value="0.0213949716002813" calcext:value-type="percentage">
            <text:p>2,14%</text:p>
          </table:table-cell>
          <table:table-cell/>
          <table:table-cell table:style-name="ce68" table:formula="of:=[.N145]+0.05" office:value-type="float" office:value="6.14999999999999" calcext:value-type="float">
            <text:p>6,150</text:p>
          </table:table-cell>
          <table:table-cell table:style-name="ce70" office:value-type="percentage" office:value="0.022679370766083" calcext:value-type="percentage">
            <text:p>2,27%</text:p>
          </table:table-cell>
          <table:table-cell/>
          <table:table-cell table:style-name="ce68" table:formula="of:=[.Q145]+0.05" office:value-type="float" office:value="6.14999999999999" calcext:value-type="float">
            <text:p>6,150</text:p>
          </table:table-cell>
          <table:table-cell table:style-name="ce70" office:value-type="percentage" office:value="0.0212826893816309" calcext:value-type="percentage">
            <text:p>2,13%</text:p>
          </table:table-cell>
          <table:table-cell/>
          <table:table-cell table:style-name="ce68" table:formula="of:=[.T145]+0.05" office:value-type="float" office:value="6.14999999999999" calcext:value-type="float">
            <text:p>6,150</text:p>
          </table:table-cell>
          <table:table-cell table:style-name="ce70" office:value-type="percentage" office:value="0.0214134181217161" calcext:value-type="percentage">
            <text:p>2,14%</text:p>
          </table:table-cell>
          <table:table-cell/>
          <table:table-cell table:style-name="ce71" table:formula="of:=([.R146]-[.U146])*100*100" office:value-type="float" office:value="-1.30728740085156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46]+0.125" office:value-type="float" office:value="15.5" calcext:value-type="float">
            <text:p>15,500</text:p>
          </table:table-cell>
          <table:table-cell table:style-name="ce70" office:value-type="percentage" office:value="0.0177409618234363" calcext:value-type="percentage">
            <text:p>1,77%</text:p>
          </table:table-cell>
          <table:table-cell/>
          <table:table-cell table:style-name="ce68" table:formula="of:=[.E146]+0.125" office:value-type="float" office:value="15.5" calcext:value-type="float">
            <text:p>15,500</text:p>
          </table:table-cell>
          <table:table-cell table:style-name="ce70" office:value-type="percentage" office:value="0.0177759300076551" calcext:value-type="percentage">
            <text:p>1,78%</text:p>
          </table:table-cell>
          <table:table-cell/>
          <table:table-cell table:style-name="ce68" table:formula="of:=[.H146]+0.125" office:value-type="float" office:value="15.5" calcext:value-type="float">
            <text:p>15,500</text:p>
          </table:table-cell>
          <table:table-cell table:style-name="ce70" office:value-type="percentage" office:value="0.0207355963782398" calcext:value-type="percentage">
            <text:p>2,07%</text:p>
          </table:table-cell>
          <table:table-cell/>
          <table:table-cell table:style-name="ce68" table:formula="of:=[.K146]+0.05" office:value-type="float" office:value="6.19999999999999" calcext:value-type="float">
            <text:p>6,200</text:p>
          </table:table-cell>
          <table:table-cell table:style-name="ce70" office:value-type="percentage" office:value="0.0215070507645713" calcext:value-type="percentage">
            <text:p>2,15%</text:p>
          </table:table-cell>
          <table:table-cell/>
          <table:table-cell table:style-name="ce68" table:formula="of:=[.N146]+0.05" office:value-type="float" office:value="6.19999999999999" calcext:value-type="float">
            <text:p>6,200</text:p>
          </table:table-cell>
          <table:table-cell table:style-name="ce70" office:value-type="percentage" office:value="0.0227674558821155" calcext:value-type="percentage">
            <text:p>2,28%</text:p>
          </table:table-cell>
          <table:table-cell/>
          <table:table-cell table:style-name="ce68" table:formula="of:=[.Q146]+0.05" office:value-type="float" office:value="6.19999999999999" calcext:value-type="float">
            <text:p>6,200</text:p>
          </table:table-cell>
          <table:table-cell table:style-name="ce70" office:value-type="percentage" office:value="0.021387105631605" calcext:value-type="percentage">
            <text:p>2,14%</text:p>
          </table:table-cell>
          <table:table-cell/>
          <table:table-cell table:style-name="ce68" table:formula="of:=[.T146]+0.05" office:value-type="float" office:value="6.19999999999999" calcext:value-type="float">
            <text:p>6,200</text:p>
          </table:table-cell>
          <table:table-cell table:style-name="ce70" office:value-type="percentage" office:value="0.0215185039067061" calcext:value-type="percentage">
            <text:p>2,15%</text:p>
          </table:table-cell>
          <table:table-cell/>
          <table:table-cell table:style-name="ce71" table:formula="of:=([.R147]-[.U147])*100*100" office:value-type="float" office:value="-1.31398275101124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47]+0.125" office:value-type="float" office:value="15.625" calcext:value-type="float">
            <text:p>15,625</text:p>
          </table:table-cell>
          <table:table-cell table:style-name="ce70" office:value-type="percentage" office:value="0.0177730939195773" calcext:value-type="percentage">
            <text:p>1,78%</text:p>
          </table:table-cell>
          <table:table-cell/>
          <table:table-cell table:style-name="ce68" table:formula="of:=[.E147]+0.125" office:value-type="float" office:value="15.625" calcext:value-type="float">
            <text:p>15,625</text:p>
          </table:table-cell>
          <table:table-cell table:style-name="ce70" office:value-type="percentage" office:value="0.0178366053807541" calcext:value-type="percentage">
            <text:p>1,78%</text:p>
          </table:table-cell>
          <table:table-cell/>
          <table:table-cell table:style-name="ce68" table:formula="of:=[.H147]+0.125" office:value-type="float" office:value="15.625" calcext:value-type="float">
            <text:p>15,625</text:p>
          </table:table-cell>
          <table:table-cell table:style-name="ce70" office:value-type="percentage" office:value="0.0207809606103541" calcext:value-type="percentage">
            <text:p>2,08%</text:p>
          </table:table-cell>
          <table:table-cell/>
          <table:table-cell table:style-name="ce68" table:formula="of:=[.K147]+0.05" office:value-type="float" office:value="6.24999999999999" calcext:value-type="float">
            <text:p>6,250</text:p>
          </table:table-cell>
          <table:table-cell table:style-name="ce70" office:value-type="percentage" office:value="0.0216191299288614" calcext:value-type="percentage">
            <text:p>2,16%</text:p>
          </table:table-cell>
          <table:table-cell/>
          <table:table-cell table:style-name="ce68" table:formula="of:=[.N147]+0.05" office:value-type="float" office:value="6.24999999999999" calcext:value-type="float">
            <text:p>6,250</text:p>
          </table:table-cell>
          <table:table-cell table:style-name="ce70" office:value-type="percentage" office:value="0.022855540998148" calcext:value-type="percentage">
            <text:p>2,29%</text:p>
          </table:table-cell>
          <table:table-cell/>
          <table:table-cell table:style-name="ce68" table:formula="of:=[.Q147]+0.05" office:value-type="float" office:value="6.24999999999999" calcext:value-type="float">
            <text:p>6,250</text:p>
          </table:table-cell>
          <table:table-cell table:style-name="ce70" office:value-type="percentage" office:value="0.021491521881579" calcext:value-type="percentage">
            <text:p>2,15%</text:p>
          </table:table-cell>
          <table:table-cell/>
          <table:table-cell table:style-name="ce68" table:formula="of:=[.T147]+0.05" office:value-type="float" office:value="6.24999999999999" calcext:value-type="float">
            <text:p>6,250</text:p>
          </table:table-cell>
          <table:table-cell table:style-name="ce70" office:value-type="percentage" office:value="0.0216235896916961" calcext:value-type="percentage">
            <text:p>2,16%</text:p>
          </table:table-cell>
          <table:table-cell/>
          <table:table-cell table:style-name="ce71" table:formula="of:=([.R148]-[.U148])*100*100" office:value-type="float" office:value="-1.32067810117091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48]+0.125" office:value-type="float" office:value="15.75" calcext:value-type="float">
            <text:p>15,750</text:p>
          </table:table-cell>
          <table:table-cell table:style-name="ce70" office:value-type="percentage" office:value="0.0178047159824462" calcext:value-type="percentage">
            <text:p>1,78%</text:p>
          </table:table-cell>
          <table:table-cell/>
          <table:table-cell table:style-name="ce68" table:formula="of:=[.E148]+0.125" office:value-type="float" office:value="15.75" calcext:value-type="float">
            <text:p>15,750</text:p>
          </table:table-cell>
          <table:table-cell table:style-name="ce70" office:value-type="percentage" office:value="0.0178963176526928" calcext:value-type="percentage">
            <text:p>1,79%</text:p>
          </table:table-cell>
          <table:table-cell/>
          <table:table-cell table:style-name="ce68" table:formula="of:=[.H148]+0.125" office:value-type="float" office:value="15.75" calcext:value-type="float">
            <text:p>15,750</text:p>
          </table:table-cell>
          <table:table-cell table:style-name="ce70" office:value-type="percentage" office:value="0.020825604775292" calcext:value-type="percentage">
            <text:p>2,08%</text:p>
          </table:table-cell>
          <table:table-cell/>
          <table:table-cell table:style-name="ce68" table:formula="of:=[.K148]+0.05" office:value-type="float" office:value="6.29999999999999" calcext:value-type="float">
            <text:p>6,300</text:p>
          </table:table-cell>
          <table:table-cell table:style-name="ce70" office:value-type="percentage" office:value="0.0217312090931515" calcext:value-type="percentage">
            <text:p>2,17%</text:p>
          </table:table-cell>
          <table:table-cell/>
          <table:table-cell table:style-name="ce68" table:formula="of:=[.N148]+0.05" office:value-type="float" office:value="6.29999999999999" calcext:value-type="float">
            <text:p>6,300</text:p>
          </table:table-cell>
          <table:table-cell table:style-name="ce70" office:value-type="percentage" office:value="0.0229436261141805" calcext:value-type="percentage">
            <text:p>2,29%</text:p>
          </table:table-cell>
          <table:table-cell/>
          <table:table-cell table:style-name="ce68" table:formula="of:=[.Q148]+0.05" office:value-type="float" office:value="6.29999999999999" calcext:value-type="float">
            <text:p>6,300</text:p>
          </table:table-cell>
          <table:table-cell table:style-name="ce70" office:value-type="percentage" office:value="0.021595938131553" calcext:value-type="percentage">
            <text:p>2,16%</text:p>
          </table:table-cell>
          <table:table-cell/>
          <table:table-cell table:style-name="ce68" table:formula="of:=[.T148]+0.05" office:value-type="float" office:value="6.29999999999999" calcext:value-type="float">
            <text:p>6,300</text:p>
          </table:table-cell>
          <table:table-cell table:style-name="ce70" office:value-type="percentage" office:value="0.0217286754766861" calcext:value-type="percentage">
            <text:p>2,17%</text:p>
          </table:table-cell>
          <table:table-cell/>
          <table:table-cell table:style-name="ce71" table:formula="of:=([.R149]-[.U149])*100*100" office:value-type="float" office:value="-1.32737345133055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49]+0.125" office:value-type="float" office:value="15.875" calcext:value-type="float">
            <text:p>15,875</text:p>
          </table:table-cell>
          <table:table-cell table:style-name="ce70" office:value-type="percentage" office:value="0.0178358400600731" calcext:value-type="percentage">
            <text:p>1,78%</text:p>
          </table:table-cell>
          <table:table-cell/>
          <table:table-cell table:style-name="ce68" table:formula="of:=[.E149]+0.125" office:value-type="float" office:value="15.875" calcext:value-type="float">
            <text:p>15,875</text:p>
          </table:table-cell>
          <table:table-cell table:style-name="ce70" office:value-type="percentage" office:value="0.0179550895738924" calcext:value-type="percentage">
            <text:p>1,80%</text:p>
          </table:table-cell>
          <table:table-cell/>
          <table:table-cell table:style-name="ce68" table:formula="of:=[.H149]+0.125" office:value-type="float" office:value="15.875" calcext:value-type="float">
            <text:p>15,875</text:p>
          </table:table-cell>
          <table:table-cell table:style-name="ce70" office:value-type="percentage" office:value="0.0208695458825143" calcext:value-type="percentage">
            <text:p>2,09%</text:p>
          </table:table-cell>
          <table:table-cell/>
          <table:table-cell table:style-name="ce68" table:formula="of:=[.K149]+0.05" office:value-type="float" office:value="6.34999999999999" calcext:value-type="float">
            <text:p>6,350</text:p>
          </table:table-cell>
          <table:table-cell table:style-name="ce70" office:value-type="percentage" office:value="0.0218432882574415" calcext:value-type="percentage">
            <text:p>2,18%</text:p>
          </table:table-cell>
          <table:table-cell/>
          <table:table-cell table:style-name="ce68" table:formula="of:=[.N149]+0.05" office:value-type="float" office:value="6.34999999999999" calcext:value-type="float">
            <text:p>6,350</text:p>
          </table:table-cell>
          <table:table-cell table:style-name="ce70" office:value-type="percentage" office:value="0.0230317112302131" calcext:value-type="percentage">
            <text:p>2,30%</text:p>
          </table:table-cell>
          <table:table-cell/>
          <table:table-cell table:style-name="ce68" table:formula="of:=[.Q149]+0.05" office:value-type="float" office:value="6.34999999999999" calcext:value-type="float">
            <text:p>6,350</text:p>
          </table:table-cell>
          <table:table-cell table:style-name="ce70" office:value-type="percentage" office:value="0.0217003543815271" calcext:value-type="percentage">
            <text:p>2,17%</text:p>
          </table:table-cell>
          <table:table-cell/>
          <table:table-cell table:style-name="ce68" table:formula="of:=[.T149]+0.05" office:value-type="float" office:value="6.34999999999999" calcext:value-type="float">
            <text:p>6,350</text:p>
          </table:table-cell>
          <table:table-cell table:style-name="ce70" office:value-type="percentage" office:value="0.0218337612616761" calcext:value-type="percentage">
            <text:p>2,18%</text:p>
          </table:table-cell>
          <table:table-cell/>
          <table:table-cell table:style-name="ce71" table:formula="of:=([.R150]-[.U150])*100*100" office:value-type="float" office:value="-1.33406880149022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50]+0.125" office:value-type="float" office:value="16" calcext:value-type="float">
            <text:p>16,000</text:p>
          </table:table-cell>
          <table:table-cell table:style-name="ce70" office:value-type="percentage" office:value="0.0178664778239871" calcext:value-type="percentage">
            <text:p>1,79%</text:p>
          </table:table-cell>
          <table:table-cell/>
          <table:table-cell table:style-name="ce68" table:formula="of:=[.E150]+0.125" office:value-type="float" office:value="16" calcext:value-type="float">
            <text:p>16,000</text:p>
          </table:table-cell>
          <table:table-cell table:style-name="ce70" office:value-type="percentage" office:value="0.0180129431838232" calcext:value-type="percentage">
            <text:p>1,80%</text:p>
          </table:table-cell>
          <table:table-cell/>
          <table:table-cell table:style-name="ce68" table:formula="of:=[.H150]+0.125" office:value-type="float" office:value="16" calcext:value-type="float">
            <text:p>16,000</text:p>
          </table:table-cell>
          <table:table-cell table:style-name="ce70" office:value-type="percentage" office:value="0.0209128004099362" calcext:value-type="percentage">
            <text:p>2,09%</text:p>
          </table:table-cell>
          <table:table-cell/>
          <table:table-cell table:style-name="ce68" table:formula="of:=[.K150]+0.05" office:value-type="float" office:value="6.39999999999999" calcext:value-type="float">
            <text:p>6,400</text:p>
          </table:table-cell>
          <table:table-cell table:style-name="ce70" office:value-type="percentage" office:value="0.0219553674217316" calcext:value-type="percentage">
            <text:p>2,20%</text:p>
          </table:table-cell>
          <table:table-cell/>
          <table:table-cell table:style-name="ce68" table:formula="of:=[.N150]+0.05" office:value-type="float" office:value="6.39999999999999" calcext:value-type="float">
            <text:p>6,400</text:p>
          </table:table-cell>
          <table:table-cell table:style-name="ce70" office:value-type="percentage" office:value="0.0231197963462456" calcext:value-type="percentage">
            <text:p>2,31%</text:p>
          </table:table-cell>
          <table:table-cell/>
          <table:table-cell table:style-name="ce68" table:formula="of:=[.Q150]+0.05" office:value-type="float" office:value="6.39999999999999" calcext:value-type="float">
            <text:p>6,400</text:p>
          </table:table-cell>
          <table:table-cell table:style-name="ce70" office:value-type="percentage" office:value="0.0218047706315011" calcext:value-type="percentage">
            <text:p>2,18%</text:p>
          </table:table-cell>
          <table:table-cell/>
          <table:table-cell table:style-name="ce68" table:formula="of:=[.T150]+0.05" office:value-type="float" office:value="6.39999999999999" calcext:value-type="float">
            <text:p>6,400</text:p>
          </table:table-cell>
          <table:table-cell table:style-name="ce70" office:value-type="percentage" office:value="0.0219388470466661" calcext:value-type="percentage">
            <text:p>2,19%</text:p>
          </table:table-cell>
          <table:table-cell/>
          <table:table-cell table:style-name="ce71" table:formula="of:=([.R151]-[.U151])*100*100" office:value-type="float" office:value="-1.34076415164986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51]+0.125" office:value-type="float" office:value="16.125" calcext:value-type="float">
            <text:p>16,125</text:p>
          </table:table-cell>
          <table:table-cell table:style-name="ce70" office:value-type="percentage" office:value="0.0178966405838094" calcext:value-type="percentage">
            <text:p>1,79%</text:p>
          </table:table-cell>
          <table:table-cell/>
          <table:table-cell table:style-name="ce68" table:formula="of:=[.E151]+0.125" office:value-type="float" office:value="16.125" calcext:value-type="float">
            <text:p>16,125</text:p>
          </table:table-cell>
          <table:table-cell table:style-name="ce70" office:value-type="percentage" office:value="0.0180698998385612" calcext:value-type="percentage">
            <text:p>1,81%</text:p>
          </table:table-cell>
          <table:table-cell/>
          <table:table-cell table:style-name="ce68" table:formula="of:=[.H151]+0.125" office:value-type="float" office:value="16.125" calcext:value-type="float">
            <text:p>16,125</text:p>
          </table:table-cell>
          <table:table-cell table:style-name="ce70" office:value-type="percentage" office:value="0.0209553843245299" calcext:value-type="percentage">
            <text:p>2,10%</text:p>
          </table:table-cell>
          <table:table-cell/>
          <table:table-cell table:style-name="ce68" table:formula="of:=[.K151]+0.05" office:value-type="float" office:value="6.44999999999999" calcext:value-type="float">
            <text:p>6,450</text:p>
          </table:table-cell>
          <table:table-cell table:style-name="ce70" office:value-type="percentage" office:value="0.0220674465860217" calcext:value-type="percentage">
            <text:p>2,21%</text:p>
          </table:table-cell>
          <table:table-cell/>
          <table:table-cell table:style-name="ce68" table:formula="of:=[.N151]+0.05" office:value-type="float" office:value="6.44999999999999" calcext:value-type="float">
            <text:p>6,450</text:p>
          </table:table-cell>
          <table:table-cell table:style-name="ce70" office:value-type="percentage" office:value="0.0232078814622781" calcext:value-type="percentage">
            <text:p>2,32%</text:p>
          </table:table-cell>
          <table:table-cell/>
          <table:table-cell table:style-name="ce68" table:formula="of:=[.Q151]+0.05" office:value-type="float" office:value="6.44999999999999" calcext:value-type="float">
            <text:p>6,450</text:p>
          </table:table-cell>
          <table:table-cell table:style-name="ce70" office:value-type="percentage" office:value="0.0219091868814752" calcext:value-type="percentage">
            <text:p>2,19%</text:p>
          </table:table-cell>
          <table:table-cell/>
          <table:table-cell table:style-name="ce68" table:formula="of:=[.T151]+0.05" office:value-type="float" office:value="6.44999999999999" calcext:value-type="float">
            <text:p>6,450</text:p>
          </table:table-cell>
          <table:table-cell table:style-name="ce70" office:value-type="percentage" office:value="0.0220439328316561" calcext:value-type="percentage">
            <text:p>2,20%</text:p>
          </table:table-cell>
          <table:table-cell/>
          <table:table-cell table:style-name="ce71" table:formula="of:=([.R152]-[.U152])*100*100" office:value-type="float" office:value="-1.34745950180957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52]+0.125" office:value-type="float" office:value="16.25" calcext:value-type="float">
            <text:p>16,250</text:p>
          </table:table-cell>
          <table:table-cell table:style-name="ce70" office:value-type="percentage" office:value="0.0179263393011728" calcext:value-type="percentage">
            <text:p>1,79%</text:p>
          </table:table-cell>
          <table:table-cell/>
          <table:table-cell table:style-name="ce68" table:formula="of:=[.E152]+0.125" office:value-type="float" office:value="16.25" calcext:value-type="float">
            <text:p>16,250</text:p>
          </table:table-cell>
          <table:table-cell table:style-name="ce70" office:value-type="percentage" office:value="0.0181259802370726" calcext:value-type="percentage">
            <text:p>1,81%</text:p>
          </table:table-cell>
          <table:table-cell/>
          <table:table-cell table:style-name="ce68" table:formula="of:=[.H152]+0.125" office:value-type="float" office:value="16.25" calcext:value-type="float">
            <text:p>16,250</text:p>
          </table:table-cell>
          <table:table-cell table:style-name="ce70" office:value-type="percentage" office:value="0.020997313101976" calcext:value-type="percentage">
            <text:p>2,10%</text:p>
          </table:table-cell>
          <table:table-cell/>
          <table:table-cell table:style-name="ce68" table:formula="of:=[.K152]+0.05" office:value-type="float" office:value="6.49999999999999" calcext:value-type="float">
            <text:p>6,500</text:p>
          </table:table-cell>
          <table:table-cell table:style-name="ce70" office:value-type="percentage" office:value="0.0221795257503117" calcext:value-type="percentage">
            <text:p>2,22%</text:p>
          </table:table-cell>
          <table:table-cell/>
          <table:table-cell table:style-name="ce68" table:formula="of:=[.N152]+0.05" office:value-type="float" office:value="6.49999999999999" calcext:value-type="float">
            <text:p>6,500</text:p>
          </table:table-cell>
          <table:table-cell table:style-name="ce70" office:value-type="percentage" office:value="0.0232959665783107" calcext:value-type="percentage">
            <text:p>2,33%</text:p>
          </table:table-cell>
          <table:table-cell/>
          <table:table-cell table:style-name="ce68" table:formula="of:=[.Q152]+0.05" office:value-type="float" office:value="6.49999999999999" calcext:value-type="float">
            <text:p>6,500</text:p>
          </table:table-cell>
          <table:table-cell table:style-name="ce70" office:value-type="percentage" office:value="0.0220136031314492" calcext:value-type="percentage">
            <text:p>2,20%</text:p>
          </table:table-cell>
          <table:table-cell/>
          <table:table-cell table:style-name="ce68" table:formula="of:=[.T152]+0.05" office:value-type="float" office:value="6.49999999999999" calcext:value-type="float">
            <text:p>6,500</text:p>
          </table:table-cell>
          <table:table-cell table:style-name="ce70" office:value-type="percentage" office:value="0.0221490186166461" calcext:value-type="percentage">
            <text:p>2,21%</text:p>
          </table:table-cell>
          <table:table-cell/>
          <table:table-cell table:style-name="ce71" table:formula="of:=([.R153]-[.U153])*100*100" office:value-type="float" office:value="-1.35415485196917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53]+0.125" office:value-type="float" office:value="16.375" calcext:value-type="float">
            <text:p>16,375</text:p>
          </table:table-cell>
          <table:table-cell table:style-name="ce70" office:value-type="percentage" office:value="0.0179555846030041" calcext:value-type="percentage">
            <text:p>1,80%</text:p>
          </table:table-cell>
          <table:table-cell/>
          <table:table-cell table:style-name="ce68" table:formula="of:=[.E153]+0.125" office:value-type="float" office:value="16.375" calcext:value-type="float">
            <text:p>16,375</text:p>
          </table:table-cell>
          <table:table-cell table:style-name="ce70" office:value-type="percentage" office:value="0.0181812044462937" calcext:value-type="percentage">
            <text:p>1,82%</text:p>
          </table:table-cell>
          <table:table-cell/>
          <table:table-cell table:style-name="ce68" table:formula="of:=[.H153]+0.125" office:value-type="float" office:value="16.375" calcext:value-type="float">
            <text:p>16,375</text:p>
          </table:table-cell>
          <table:table-cell table:style-name="ce70" office:value-type="percentage" office:value="0.0210386017454153" calcext:value-type="percentage">
            <text:p>2,10%</text:p>
          </table:table-cell>
          <table:table-cell/>
          <table:table-cell table:style-name="ce68" table:formula="of:=[.K153]+0.05" office:value-type="float" office:value="6.54999999999999" calcext:value-type="float">
            <text:p>6,550</text:p>
          </table:table-cell>
          <table:table-cell table:style-name="ce70" office:value-type="percentage" office:value="0.0222916049146018" calcext:value-type="percentage">
            <text:p>2,23%</text:p>
          </table:table-cell>
          <table:table-cell/>
          <table:table-cell table:style-name="ce68" table:formula="of:=[.N153]+0.05" office:value-type="float" office:value="6.54999999999999" calcext:value-type="float">
            <text:p>6,550</text:p>
          </table:table-cell>
          <table:table-cell table:style-name="ce70" office:value-type="percentage" office:value="0.0233797615289082" calcext:value-type="percentage">
            <text:p>2,34%</text:p>
          </table:table-cell>
          <table:table-cell/>
          <table:table-cell table:style-name="ce68" table:formula="of:=[.Q153]+0.05" office:value-type="float" office:value="6.54999999999999" calcext:value-type="float">
            <text:p>6,550</text:p>
          </table:table-cell>
          <table:table-cell table:style-name="ce70" office:value-type="percentage" office:value="0.0221180193814232" calcext:value-type="percentage">
            <text:p>2,21%</text:p>
          </table:table-cell>
          <table:table-cell/>
          <table:table-cell table:style-name="ce68" table:formula="of:=[.T153]+0.05" office:value-type="float" office:value="6.54999999999999" calcext:value-type="float">
            <text:p>6,550</text:p>
          </table:table-cell>
          <table:table-cell table:style-name="ce70" office:value-type="percentage" office:value="0.0222541044016361" calcext:value-type="percentage">
            <text:p>2,23%</text:p>
          </table:table-cell>
          <table:table-cell/>
          <table:table-cell table:style-name="ce71" table:formula="of:=([.R154]-[.U154])*100*100" office:value-type="float" office:value="-1.36085020212885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54]+0.125" office:value-type="float" office:value="16.5" calcext:value-type="float">
            <text:p>16,500</text:p>
          </table:table-cell>
          <table:table-cell table:style-name="ce70" office:value-type="percentage" office:value="0.0179843867942015" calcext:value-type="percentage">
            <text:p>1,80%</text:p>
          </table:table-cell>
          <table:table-cell/>
          <table:table-cell table:style-name="ce68" table:formula="of:=[.E154]+0.125" office:value-type="float" office:value="16.5" calcext:value-type="float">
            <text:p>16,500</text:p>
          </table:table-cell>
          <table:table-cell table:style-name="ce70" office:value-type="percentage" office:value="0.018235591925072" calcext:value-type="percentage">
            <text:p>1,82%</text:p>
          </table:table-cell>
          <table:table-cell/>
          <table:table-cell table:style-name="ce68" table:formula="of:=[.H154]+0.125" office:value-type="float" office:value="16.5" calcext:value-type="float">
            <text:p>16,500</text:p>
          </table:table-cell>
          <table:table-cell table:style-name="ce70" office:value-type="percentage" office:value="0.021079264803348" calcext:value-type="percentage">
            <text:p>2,11%</text:p>
          </table:table-cell>
          <table:table-cell/>
          <table:table-cell table:style-name="ce68" table:formula="of:=[.K154]+0.05" office:value-type="float" office:value="6.59999999999998" calcext:value-type="float">
            <text:p>6,600</text:p>
          </table:table-cell>
          <table:table-cell table:style-name="ce70" office:value-type="percentage" office:value="0.0224036840788918" calcext:value-type="percentage">
            <text:p>2,24%</text:p>
          </table:table-cell>
          <table:table-cell/>
          <table:table-cell table:style-name="ce68" table:formula="of:=[.N154]+0.05" office:value-type="float" office:value="6.59999999999998" calcext:value-type="float">
            <text:p>6,600</text:p>
          </table:table-cell>
          <table:table-cell table:style-name="ce70" office:value-type="percentage" office:value="0.0234635564795058" calcext:value-type="percentage">
            <text:p>2,35%</text:p>
          </table:table-cell>
          <table:table-cell/>
          <table:table-cell table:style-name="ce68" table:formula="of:=[.Q154]+0.05" office:value-type="float" office:value="6.59999999999998" calcext:value-type="float">
            <text:p>6,600</text:p>
          </table:table-cell>
          <table:table-cell table:style-name="ce70" office:value-type="percentage" office:value="0.0222224356313972" calcext:value-type="percentage">
            <text:p>2,22%</text:p>
          </table:table-cell>
          <table:table-cell/>
          <table:table-cell table:style-name="ce68" table:formula="of:=[.T154]+0.05" office:value-type="float" office:value="6.59999999999998" calcext:value-type="float">
            <text:p>6,600</text:p>
          </table:table-cell>
          <table:table-cell table:style-name="ce70" office:value-type="percentage" office:value="0.0223591901866261" calcext:value-type="percentage">
            <text:p>2,24%</text:p>
          </table:table-cell>
          <table:table-cell/>
          <table:table-cell table:style-name="ce71" table:formula="of:=([.R155]-[.U155])*100*100" office:value-type="float" office:value="-1.36754555228852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55]+0.125" office:value-type="float" office:value="16.625" calcext:value-type="float">
            <text:p>16,625</text:p>
          </table:table-cell>
          <table:table-cell table:style-name="ce70" office:value-type="percentage" office:value="0.0180127558697418" calcext:value-type="percentage">
            <text:p>1,80%</text:p>
          </table:table-cell>
          <table:table-cell/>
          <table:table-cell table:style-name="ce68" table:formula="of:=[.E155]+0.125" office:value-type="float" office:value="16.625" calcext:value-type="float">
            <text:p>16,625</text:p>
          </table:table-cell>
          <table:table-cell table:style-name="ce70" office:value-type="percentage" office:value="0.0182891615470266" calcext:value-type="percentage">
            <text:p>1,83%</text:p>
          </table:table-cell>
          <table:table-cell/>
          <table:table-cell table:style-name="ce68" table:formula="of:=[.H155]+0.125" office:value-type="float" office:value="16.625" calcext:value-type="float">
            <text:p>16,625</text:p>
          </table:table-cell>
          <table:table-cell table:style-name="ce70" office:value-type="percentage" office:value="0.0211193163867253" calcext:value-type="percentage">
            <text:p>2,11%</text:p>
          </table:table-cell>
          <table:table-cell/>
          <table:table-cell table:style-name="ce68" table:formula="of:=[.K155]+0.05" office:value-type="float" office:value="6.64999999999998" calcext:value-type="float">
            <text:p>6,650</text:p>
          </table:table-cell>
          <table:table-cell table:style-name="ce70" office:value-type="percentage" office:value="0.0225157632431819" calcext:value-type="percentage">
            <text:p>2,25%</text:p>
          </table:table-cell>
          <table:table-cell/>
          <table:table-cell table:style-name="ce68" table:formula="of:=[.N155]+0.05" office:value-type="float" office:value="6.64999999999998" calcext:value-type="float">
            <text:p>6,650</text:p>
          </table:table-cell>
          <table:table-cell table:style-name="ce70" office:value-type="percentage" office:value="0.0235473514301034" calcext:value-type="percentage">
            <text:p>2,35%</text:p>
          </table:table-cell>
          <table:table-cell/>
          <table:table-cell table:style-name="ce68" table:formula="of:=[.Q155]+0.05" office:value-type="float" office:value="6.64999999999998" calcext:value-type="float">
            <text:p>6,650</text:p>
          </table:table-cell>
          <table:table-cell table:style-name="ce70" office:value-type="percentage" office:value="0.0223268518813713" calcext:value-type="percentage">
            <text:p>2,23%</text:p>
          </table:table-cell>
          <table:table-cell/>
          <table:table-cell table:style-name="ce68" table:formula="of:=[.T155]+0.05" office:value-type="float" office:value="6.64999999999998" calcext:value-type="float">
            <text:p>6,650</text:p>
          </table:table-cell>
          <table:table-cell table:style-name="ce70" office:value-type="percentage" office:value="0.0224642759716161" calcext:value-type="percentage">
            <text:p>2,25%</text:p>
          </table:table-cell>
          <table:table-cell/>
          <table:table-cell table:style-name="ce71" table:formula="of:=([.R156]-[.U156])*100*100" office:value-type="float" office:value="-1.37424090244819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56]+0.125" office:value-type="float" office:value="16.75" calcext:value-type="float">
            <text:p>16,750</text:p>
          </table:table-cell>
          <table:table-cell table:style-name="ce70" office:value-type="percentage" office:value="0.0180407015262441" calcext:value-type="percentage">
            <text:p>1,80%</text:p>
          </table:table-cell>
          <table:table-cell/>
          <table:table-cell table:style-name="ce68" table:formula="of:=[.E156]+0.125" office:value-type="float" office:value="16.75" calcext:value-type="float">
            <text:p>16,750</text:p>
          </table:table-cell>
          <table:table-cell table:style-name="ce70" office:value-type="percentage" office:value="0.0183419316223849" calcext:value-type="percentage">
            <text:p>1,83%</text:p>
          </table:table-cell>
          <table:table-cell/>
          <table:table-cell table:style-name="ce68" table:formula="of:=[.H156]+0.125" office:value-type="float" office:value="16.75" calcext:value-type="float">
            <text:p>16,750</text:p>
          </table:table-cell>
          <table:table-cell table:style-name="ce70" office:value-type="percentage" office:value="0.021158770185276" calcext:value-type="percentage">
            <text:p>2,12%</text:p>
          </table:table-cell>
          <table:table-cell/>
          <table:table-cell table:style-name="ce68" table:formula="of:=[.K156]+0.05" office:value-type="float" office:value="6.69999999999998" calcext:value-type="float">
            <text:p>6,700</text:p>
          </table:table-cell>
          <table:table-cell table:style-name="ce70" office:value-type="percentage" office:value="0.022627842407472" calcext:value-type="percentage">
            <text:p>2,26%</text:p>
          </table:table-cell>
          <table:table-cell/>
          <table:table-cell table:style-name="ce68" table:formula="of:=[.N156]+0.05" office:value-type="float" office:value="6.69999999999998" calcext:value-type="float">
            <text:p>6,700</text:p>
          </table:table-cell>
          <table:table-cell table:style-name="ce70" office:value-type="percentage" office:value="0.023631146380701" calcext:value-type="percentage">
            <text:p>2,36%</text:p>
          </table:table-cell>
          <table:table-cell/>
          <table:table-cell table:style-name="ce68" table:formula="of:=[.Q156]+0.05" office:value-type="float" office:value="6.69999999999998" calcext:value-type="float">
            <text:p>6,700</text:p>
          </table:table-cell>
          <table:table-cell table:style-name="ce70" office:value-type="percentage" office:value="0.0224312681313453" calcext:value-type="percentage">
            <text:p>2,24%</text:p>
          </table:table-cell>
          <table:table-cell/>
          <table:table-cell table:style-name="ce68" table:formula="of:=[.T156]+0.05" office:value-type="float" office:value="6.69999999999998" calcext:value-type="float">
            <text:p>6,700</text:p>
          </table:table-cell>
          <table:table-cell table:style-name="ce70" office:value-type="percentage" office:value="0.0225693617566061" calcext:value-type="percentage">
            <text:p>2,26%</text:p>
          </table:table-cell>
          <table:table-cell/>
          <table:table-cell table:style-name="ce71" table:formula="of:=([.R157]-[.U157])*100*100" office:value-type="float" office:value="-1.38093625260783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57]+0.125" office:value-type="float" office:value="16.875" calcext:value-type="float">
            <text:p>16,875</text:p>
          </table:table-cell>
          <table:table-cell table:style-name="ce70" office:value-type="percentage" office:value="0.0180682331730206" calcext:value-type="percentage">
            <text:p>1,81%</text:p>
          </table:table-cell>
          <table:table-cell/>
          <table:table-cell table:style-name="ce68" table:formula="of:=[.E157]+0.125" office:value-type="float" office:value="16.875" calcext:value-type="float">
            <text:p>16,875</text:p>
          </table:table-cell>
          <table:table-cell table:style-name="ce70" office:value-type="percentage" office:value="0.0183939199188489" calcext:value-type="percentage">
            <text:p>1,84%</text:p>
          </table:table-cell>
          <table:table-cell/>
          <table:table-cell table:style-name="ce68" table:formula="of:=[.H157]+0.125" office:value-type="float" office:value="16.875" calcext:value-type="float">
            <text:p>16,875</text:p>
          </table:table-cell>
          <table:table-cell table:style-name="ce70" office:value-type="percentage" office:value="0.0211976394831075" calcext:value-type="percentage">
            <text:p>2,12%</text:p>
          </table:table-cell>
          <table:table-cell/>
          <table:table-cell table:style-name="ce68" table:formula="of:=[.K157]+0.05" office:value-type="float" office:value="6.74999999999998" calcext:value-type="float">
            <text:p>6,750</text:p>
          </table:table-cell>
          <table:table-cell table:style-name="ce70" office:value-type="percentage" office:value="0.022739921571762" calcext:value-type="percentage">
            <text:p>2,27%</text:p>
          </table:table-cell>
          <table:table-cell/>
          <table:table-cell table:style-name="ce68" table:formula="of:=[.N157]+0.05" office:value-type="float" office:value="6.74999999999998" calcext:value-type="float">
            <text:p>6,750</text:p>
          </table:table-cell>
          <table:table-cell table:style-name="ce70" office:value-type="percentage" office:value="0.0237149413312986" calcext:value-type="percentage">
            <text:p>2,37%</text:p>
          </table:table-cell>
          <table:table-cell/>
          <table:table-cell table:style-name="ce68" table:formula="of:=[.Q157]+0.05" office:value-type="float" office:value="6.74999999999998" calcext:value-type="float">
            <text:p>6,750</text:p>
          </table:table-cell>
          <table:table-cell table:style-name="ce70" office:value-type="percentage" office:value="0.0225356843813193" calcext:value-type="percentage">
            <text:p>2,25%</text:p>
          </table:table-cell>
          <table:table-cell/>
          <table:table-cell table:style-name="ce68" table:formula="of:=[.T157]+0.05" office:value-type="float" office:value="6.74999999999998" calcext:value-type="float">
            <text:p>6,750</text:p>
          </table:table-cell>
          <table:table-cell table:style-name="ce70" office:value-type="percentage" office:value="0.0226744475415961" calcext:value-type="percentage">
            <text:p>2,27%</text:p>
          </table:table-cell>
          <table:table-cell/>
          <table:table-cell table:style-name="ce71" table:formula="of:=([.R158]-[.U158])*100*100" office:value-type="float" office:value="-1.3876316027675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58]+0.125" office:value-type="float" office:value="17" calcext:value-type="float">
            <text:p>17,000</text:p>
          </table:table-cell>
          <table:table-cell table:style-name="ce70" office:value-type="percentage" office:value="0.0180953599426385" calcext:value-type="percentage">
            <text:p>1,81%</text:p>
          </table:table-cell>
          <table:table-cell/>
          <table:table-cell table:style-name="ce68" table:formula="of:=[.E158]+0.125" office:value-type="float" office:value="17" calcext:value-type="float">
            <text:p>17,000</text:p>
          </table:table-cell>
          <table:table-cell table:style-name="ce70" office:value-type="percentage" office:value="0.0184451436815415" calcext:value-type="percentage">
            <text:p>1,84%</text:p>
          </table:table-cell>
          <table:table-cell/>
          <table:table-cell table:style-name="ce68" table:formula="of:=[.H158]+0.125" office:value-type="float" office:value="17" calcext:value-type="float">
            <text:p>17,000</text:p>
          </table:table-cell>
          <table:table-cell table:style-name="ce70" office:value-type="percentage" office:value="0.0212359371736179" calcext:value-type="percentage">
            <text:p>2,12%</text:p>
          </table:table-cell>
          <table:table-cell/>
          <table:table-cell table:style-name="ce68" table:formula="of:=[.K158]+0.05" office:value-type="float" office:value="6.79999999999998" calcext:value-type="float">
            <text:p>6,800</text:p>
          </table:table-cell>
          <table:table-cell table:style-name="ce70" office:value-type="percentage" office:value="0.0228133430207912" calcext:value-type="percentage">
            <text:p>2,28%</text:p>
          </table:table-cell>
          <table:table-cell/>
          <table:table-cell table:style-name="ce68" table:formula="of:=[.N158]+0.05" office:value-type="float" office:value="6.79999999999998" calcext:value-type="float">
            <text:p>6,800</text:p>
          </table:table-cell>
          <table:table-cell table:style-name="ce70" office:value-type="percentage" office:value="0.0237987362818961" calcext:value-type="percentage">
            <text:p>2,38%</text:p>
          </table:table-cell>
          <table:table-cell/>
          <table:table-cell table:style-name="ce68" table:formula="of:=[.Q158]+0.05" office:value-type="float" office:value="6.79999999999998" calcext:value-type="float">
            <text:p>6,800</text:p>
          </table:table-cell>
          <table:table-cell table:style-name="ce70" office:value-type="percentage" office:value="0.0226225735165999" calcext:value-type="percentage">
            <text:p>2,26%</text:p>
          </table:table-cell>
          <table:table-cell/>
          <table:table-cell table:style-name="ce68" table:formula="of:=[.T158]+0.05" office:value-type="float" office:value="6.79999999999998" calcext:value-type="float">
            <text:p>6,800</text:p>
          </table:table-cell>
          <table:table-cell table:style-name="ce70" office:value-type="percentage" office:value="0.0227624045572305" calcext:value-type="percentage">
            <text:p>2,28%</text:p>
          </table:table-cell>
          <table:table-cell/>
          <table:table-cell table:style-name="ce71" table:formula="of:=([.R159]-[.U159])*100*100" office:value-type="float" office:value="-1.39831040630534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59]+0.125" office:value-type="float" office:value="17.125" calcext:value-type="float">
            <text:p>17,125</text:p>
          </table:table-cell>
          <table:table-cell table:style-name="ce70" office:value-type="percentage" office:value="0.0181220907010212" calcext:value-type="percentage">
            <text:p>1,81%</text:p>
          </table:table-cell>
          <table:table-cell/>
          <table:table-cell table:style-name="ce68" table:formula="of:=[.E159]+0.125" office:value-type="float" office:value="17.125" calcext:value-type="float">
            <text:p>17,125</text:p>
          </table:table-cell>
          <table:table-cell table:style-name="ce70" office:value-type="percentage" office:value="0.0184956196520779" calcext:value-type="percentage">
            <text:p>1,85%</text:p>
          </table:table-cell>
          <table:table-cell/>
          <table:table-cell table:style-name="ce68" table:formula="of:=[.H159]+0.125" office:value-type="float" office:value="17.125" calcext:value-type="float">
            <text:p>17,125</text:p>
          </table:table-cell>
          <table:table-cell table:style-name="ce70" office:value-type="percentage" office:value="0.0212736757737559" calcext:value-type="percentage">
            <text:p>2,13%</text:p>
          </table:table-cell>
          <table:table-cell/>
          <table:table-cell table:style-name="ce68" table:formula="of:=[.K159]+0.05" office:value-type="float" office:value="6.84999999999998" calcext:value-type="float">
            <text:p>6,850</text:p>
          </table:table-cell>
          <table:table-cell table:style-name="ce70" office:value-type="percentage" office:value="0.0228867644698204" calcext:value-type="percentage">
            <text:p>2,29%</text:p>
          </table:table-cell>
          <table:table-cell/>
          <table:table-cell table:style-name="ce68" table:formula="of:=[.N159]+0.05" office:value-type="float" office:value="6.84999999999998" calcext:value-type="float">
            <text:p>6,850</text:p>
          </table:table-cell>
          <table:table-cell table:style-name="ce70" office:value-type="percentage" office:value="0.0238825312324937" calcext:value-type="percentage">
            <text:p>2,39%</text:p>
          </table:table-cell>
          <table:table-cell/>
          <table:table-cell table:style-name="ce68" table:formula="of:=[.Q159]+0.05" office:value-type="float" office:value="6.84999999999998" calcext:value-type="float">
            <text:p>6,850</text:p>
          </table:table-cell>
          <table:table-cell table:style-name="ce70" office:value-type="percentage" office:value="0.0227094626518805" calcext:value-type="percentage">
            <text:p>2,27%</text:p>
          </table:table-cell>
          <table:table-cell/>
          <table:table-cell table:style-name="ce68" table:formula="of:=[.T159]+0.05" office:value-type="float" office:value="6.84999999999998" calcext:value-type="float">
            <text:p>6,850</text:p>
          </table:table-cell>
          <table:table-cell table:style-name="ce70" office:value-type="percentage" office:value="0.0228503615728648" calcext:value-type="percentage">
            <text:p>2,29%</text:p>
          </table:table-cell>
          <table:table-cell/>
          <table:table-cell table:style-name="ce71" table:formula="of:=([.R160]-[.U160])*100*100" office:value-type="float" office:value="-1.40898920984314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60]+0.125" office:value-type="float" office:value="17.25" calcext:value-type="float">
            <text:p>17,250</text:p>
          </table:table-cell>
          <table:table-cell table:style-name="ce70" office:value-type="percentage" office:value="0.0181484340571084" calcext:value-type="percentage">
            <text:p>1,81%</text:p>
          </table:table-cell>
          <table:table-cell/>
          <table:table-cell table:style-name="ce68" table:formula="of:=[.E160]+0.125" office:value-type="float" office:value="17.25" calcext:value-type="float">
            <text:p>17,250</text:p>
          </table:table-cell>
          <table:table-cell table:style-name="ce70" office:value-type="percentage" office:value="0.0185453640868095" calcext:value-type="percentage">
            <text:p>1,85%</text:p>
          </table:table-cell>
          <table:table-cell/>
          <table:table-cell table:style-name="ce68" table:formula="of:=[.H160]+0.125" office:value-type="float" office:value="17.25" calcext:value-type="float">
            <text:p>17,250</text:p>
          </table:table-cell>
          <table:table-cell table:style-name="ce70" office:value-type="percentage" office:value="0.02131086743766" calcext:value-type="percentage">
            <text:p>2,13%</text:p>
          </table:table-cell>
          <table:table-cell/>
          <table:table-cell table:style-name="ce68" table:formula="of:=[.K160]+0.05" office:value-type="float" office:value="6.89999999999998" calcext:value-type="float">
            <text:p>6,900</text:p>
          </table:table-cell>
          <table:table-cell table:style-name="ce70" office:value-type="percentage" office:value="0.0229601859188496" calcext:value-type="percentage">
            <text:p>2,30%</text:p>
          </table:table-cell>
          <table:table-cell/>
          <table:table-cell table:style-name="ce68" table:formula="of:=[.N160]+0.05" office:value-type="float" office:value="6.89999999999998" calcext:value-type="float">
            <text:p>6,900</text:p>
          </table:table-cell>
          <table:table-cell table:style-name="ce70" office:value-type="percentage" office:value="0.0239663261830913" calcext:value-type="percentage">
            <text:p>2,40%</text:p>
          </table:table-cell>
          <table:table-cell/>
          <table:table-cell table:style-name="ce68" table:formula="of:=[.Q160]+0.05" office:value-type="float" office:value="6.89999999999998" calcext:value-type="float">
            <text:p>6,900</text:p>
          </table:table-cell>
          <table:table-cell table:style-name="ce70" office:value-type="percentage" office:value="0.0227963517871611" calcext:value-type="percentage">
            <text:p>2,28%</text:p>
          </table:table-cell>
          <table:table-cell/>
          <table:table-cell table:style-name="ce68" table:formula="of:=[.T160]+0.05" office:value-type="float" office:value="6.89999999999998" calcext:value-type="float">
            <text:p>6,900</text:p>
          </table:table-cell>
          <table:table-cell table:style-name="ce70" office:value-type="percentage" office:value="0.0229383185884992" calcext:value-type="percentage">
            <text:p>2,29%</text:p>
          </table:table-cell>
          <table:table-cell/>
          <table:table-cell table:style-name="ce71" table:formula="of:=([.R161]-[.U161])*100*100" office:value-type="float" office:value="-1.41966801338093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61]+0.125" office:value-type="float" office:value="17.375" calcext:value-type="float">
            <text:p>17,375</text:p>
          </table:table-cell>
          <table:table-cell table:style-name="ce70" office:value-type="percentage" office:value="0.0181743983721009" calcext:value-type="percentage">
            <text:p>1,82%</text:p>
          </table:table-cell>
          <table:table-cell/>
          <table:table-cell table:style-name="ce68" table:formula="of:=[.E161]+0.125" office:value-type="float" office:value="17.375" calcext:value-type="float">
            <text:p>17,375</text:p>
          </table:table-cell>
          <table:table-cell table:style-name="ce70" office:value-type="percentage" office:value="0.0185943927742787" calcext:value-type="percentage">
            <text:p>1,86%</text:p>
          </table:table-cell>
          <table:table-cell/>
          <table:table-cell table:style-name="ce68" table:formula="of:=[.H161]+0.125" office:value-type="float" office:value="17.375" calcext:value-type="float">
            <text:p>17,375</text:p>
          </table:table-cell>
          <table:table-cell table:style-name="ce70" office:value-type="percentage" office:value="0.0213475239697094" calcext:value-type="percentage">
            <text:p>2,13%</text:p>
          </table:table-cell>
          <table:table-cell/>
          <table:table-cell table:style-name="ce68" table:formula="of:=[.K161]+0.05" office:value-type="float" office:value="6.94999999999998" calcext:value-type="float">
            <text:p>6,950</text:p>
          </table:table-cell>
          <table:table-cell table:style-name="ce70" office:value-type="percentage" office:value="0.0230336073678787" calcext:value-type="percentage">
            <text:p>2,30%</text:p>
          </table:table-cell>
          <table:table-cell/>
          <table:table-cell table:style-name="ce68" table:formula="of:=[.N161]+0.05" office:value-type="float" office:value="6.94999999999998" calcext:value-type="float">
            <text:p>6,950</text:p>
          </table:table-cell>
          <table:table-cell table:style-name="ce70" office:value-type="percentage" office:value="0.0240501211336889" calcext:value-type="percentage">
            <text:p>2,41%</text:p>
          </table:table-cell>
          <table:table-cell/>
          <table:table-cell table:style-name="ce68" table:formula="of:=[.Q161]+0.05" office:value-type="float" office:value="6.94999999999998" calcext:value-type="float">
            <text:p>6,950</text:p>
          </table:table-cell>
          <table:table-cell table:style-name="ce70" office:value-type="percentage" office:value="0.0228832409224417" calcext:value-type="percentage">
            <text:p>2,29%</text:p>
          </table:table-cell>
          <table:table-cell/>
          <table:table-cell table:style-name="ce68" table:formula="of:=[.T161]+0.05" office:value-type="float" office:value="6.94999999999998" calcext:value-type="float">
            <text:p>6,950</text:p>
          </table:table-cell>
          <table:table-cell table:style-name="ce70" office:value-type="percentage" office:value="0.0230262756041335" calcext:value-type="percentage">
            <text:p>2,30%</text:p>
          </table:table-cell>
          <table:table-cell/>
          <table:table-cell table:style-name="ce71" table:formula="of:=([.R162]-[.U162])*100*100" office:value-type="float" office:value="-1.43034681691877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62]+0.125" office:value-type="float" office:value="17.5" calcext:value-type="float">
            <text:p>17,500</text:p>
          </table:table-cell>
          <table:table-cell table:style-name="ce70" office:value-type="percentage" office:value="0.0181999917683078" calcext:value-type="percentage">
            <text:p>1,82%</text:p>
          </table:table-cell>
          <table:table-cell/>
          <table:table-cell table:style-name="ce68" table:formula="of:=[.E162]+0.125" office:value-type="float" office:value="17.5" calcext:value-type="float">
            <text:p>17,500</text:p>
          </table:table-cell>
          <table:table-cell table:style-name="ce70" office:value-type="percentage" office:value="0.018642721051927" calcext:value-type="percentage">
            <text:p>1,86%</text:p>
          </table:table-cell>
          <table:table-cell/>
          <table:table-cell table:style-name="ce68" table:formula="of:=[.H162]+0.125" office:value-type="float" office:value="17.5" calcext:value-type="float">
            <text:p>17,500</text:p>
          </table:table-cell>
          <table:table-cell table:style-name="ce70" office:value-type="percentage" office:value="0.0213836568370152" calcext:value-type="percentage">
            <text:p>2,14%</text:p>
          </table:table-cell>
          <table:table-cell/>
          <table:table-cell table:style-name="ce68" table:formula="of:=[.K162]+0.05" office:value-type="float" office:value="6.99999999999998" calcext:value-type="float">
            <text:p>7,000</text:p>
          </table:table-cell>
          <table:table-cell table:style-name="ce70" office:value-type="percentage" office:value="0.0231070288169079" calcext:value-type="percentage">
            <text:p>2,31%</text:p>
          </table:table-cell>
          <table:table-cell/>
          <table:table-cell table:style-name="ce68" table:formula="of:=[.N162]+0.05" office:value-type="float" office:value="6.99999999999998" calcext:value-type="float">
            <text:p>7,000</text:p>
          </table:table-cell>
          <table:table-cell table:style-name="ce70" office:value-type="percentage" office:value="0.0241339160842865" calcext:value-type="percentage">
            <text:p>2,41%</text:p>
          </table:table-cell>
          <table:table-cell/>
          <table:table-cell table:style-name="ce68" table:formula="of:=[.Q162]+0.05" office:value-type="float" office:value="6.99999999999998" calcext:value-type="float">
            <text:p>7,000</text:p>
          </table:table-cell>
          <table:table-cell table:style-name="ce70" office:value-type="percentage" office:value="0.0229701300577222" calcext:value-type="percentage">
            <text:p>2,30%</text:p>
          </table:table-cell>
          <table:table-cell/>
          <table:table-cell table:style-name="ce68" table:formula="of:=[.T162]+0.05" office:value-type="float" office:value="6.99999999999998" calcext:value-type="float">
            <text:p>7,000</text:p>
          </table:table-cell>
          <table:table-cell table:style-name="ce70" office:value-type="percentage" office:value="0.0231142326197679" calcext:value-type="percentage">
            <text:p>2,31%</text:p>
          </table:table-cell>
          <table:table-cell/>
          <table:table-cell table:style-name="ce71" table:formula="of:=([.R163]-[.U163])*100*100" office:value-type="float" office:value="-1.4410256204566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63]+0.125" office:value-type="float" office:value="17.625" calcext:value-type="float">
            <text:p>17,625</text:p>
          </table:table-cell>
          <table:table-cell table:style-name="ce70" office:value-type="percentage" office:value="0.0182252221376181" calcext:value-type="percentage">
            <text:p>1,82%</text:p>
          </table:table-cell>
          <table:table-cell/>
          <table:table-cell table:style-name="ce68" table:formula="of:=[.E163]+0.125" office:value-type="float" office:value="17.625" calcext:value-type="float">
            <text:p>17,625</text:p>
          </table:table-cell>
          <table:table-cell table:style-name="ce70" office:value-type="percentage" office:value="0.0186903638220909" calcext:value-type="percentage">
            <text:p>1,87%</text:p>
          </table:table-cell>
          <table:table-cell/>
          <table:table-cell table:style-name="ce68" table:formula="of:=[.H163]+0.125" office:value-type="float" office:value="17.625" calcext:value-type="float">
            <text:p>17,625</text:p>
          </table:table-cell>
          <table:table-cell table:style-name="ce70" office:value-type="percentage" office:value="0.0214192771813805" calcext:value-type="percentage">
            <text:p>2,14%</text:p>
          </table:table-cell>
          <table:table-cell/>
          <table:table-cell table:style-name="ce68" table:formula="of:=[.K163]+0.05" office:value-type="float" office:value="7.04999999999998" calcext:value-type="float">
            <text:p>7,050</text:p>
          </table:table-cell>
          <table:table-cell table:style-name="ce70" office:value-type="percentage" office:value="0.0231804502659371" calcext:value-type="percentage">
            <text:p>2,32%</text:p>
          </table:table-cell>
          <table:table-cell/>
          <table:table-cell table:style-name="ce68" table:formula="of:=[.N163]+0.05" office:value-type="float" office:value="7.04999999999998" calcext:value-type="float">
            <text:p>7,050</text:p>
          </table:table-cell>
          <table:table-cell table:style-name="ce70" office:value-type="percentage" office:value="0.024217711034884" calcext:value-type="percentage">
            <text:p>2,42%</text:p>
          </table:table-cell>
          <table:table-cell/>
          <table:table-cell table:style-name="ce68" table:formula="of:=[.Q163]+0.05" office:value-type="float" office:value="7.04999999999998" calcext:value-type="float">
            <text:p>7,050</text:p>
          </table:table-cell>
          <table:table-cell table:style-name="ce70" office:value-type="percentage" office:value="0.0230570191930028" calcext:value-type="percentage">
            <text:p>2,31%</text:p>
          </table:table-cell>
          <table:table-cell/>
          <table:table-cell table:style-name="ce68" table:formula="of:=[.T163]+0.05" office:value-type="float" office:value="7.04999999999998" calcext:value-type="float">
            <text:p>7,050</text:p>
          </table:table-cell>
          <table:table-cell table:style-name="ce70" office:value-type="percentage" office:value="0.0232021896354023" calcext:value-type="percentage">
            <text:p>2,32%</text:p>
          </table:table-cell>
          <table:table-cell/>
          <table:table-cell table:style-name="ce71" table:formula="of:=([.R164]-[.U164])*100*100" office:value-type="float" office:value="-1.4517044239944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64]+0.125" office:value-type="float" office:value="17.75" calcext:value-type="float">
            <text:p>17,750</text:p>
          </table:table-cell>
          <table:table-cell table:style-name="ce70" office:value-type="percentage" office:value="0.0182500971496141" calcext:value-type="percentage">
            <text:p>1,83%</text:p>
          </table:table-cell>
          <table:table-cell/>
          <table:table-cell table:style-name="ce68" table:formula="of:=[.E164]+0.125" office:value-type="float" office:value="17.75" calcext:value-type="float">
            <text:p>17,750</text:p>
          </table:table-cell>
          <table:table-cell table:style-name="ce70" office:value-type="percentage" office:value="0.0187373355673229" calcext:value-type="percentage">
            <text:p>1,87%</text:p>
          </table:table-cell>
          <table:table-cell/>
          <table:table-cell table:style-name="ce68" table:formula="of:=[.H164]+0.125" office:value-type="float" office:value="17.75" calcext:value-type="float">
            <text:p>17,750</text:p>
          </table:table-cell>
          <table:table-cell table:style-name="ce70" office:value-type="percentage" office:value="0.0214543958307548" calcext:value-type="percentage">
            <text:p>2,15%</text:p>
          </table:table-cell>
          <table:table-cell/>
          <table:table-cell table:style-name="ce68" table:formula="of:=[.K164]+0.05" office:value-type="float" office:value="7.09999999999998" calcext:value-type="float">
            <text:p>7,100</text:p>
          </table:table-cell>
          <table:table-cell table:style-name="ce70" office:value-type="percentage" office:value="0.0232538717149663" calcext:value-type="percentage">
            <text:p>2,33%</text:p>
          </table:table-cell>
          <table:table-cell/>
          <table:table-cell table:style-name="ce68" table:formula="of:=[.N164]+0.05" office:value-type="float" office:value="7.09999999999998" calcext:value-type="float">
            <text:p>7,100</text:p>
          </table:table-cell>
          <table:table-cell table:style-name="ce70" office:value-type="percentage" office:value="0.0243015059854816" calcext:value-type="percentage">
            <text:p>2,43%</text:p>
          </table:table-cell>
          <table:table-cell/>
          <table:table-cell table:style-name="ce68" table:formula="of:=[.Q164]+0.05" office:value-type="float" office:value="7.09999999999998" calcext:value-type="float">
            <text:p>7,100</text:p>
          </table:table-cell>
          <table:table-cell table:style-name="ce70" office:value-type="percentage" office:value="0.0231439083282834" calcext:value-type="percentage">
            <text:p>2,31%</text:p>
          </table:table-cell>
          <table:table-cell/>
          <table:table-cell table:style-name="ce68" table:formula="of:=[.T164]+0.05" office:value-type="float" office:value="7.09999999999998" calcext:value-type="float">
            <text:p>7,100</text:p>
          </table:table-cell>
          <table:table-cell table:style-name="ce70" office:value-type="percentage" office:value="0.0232901466510366" calcext:value-type="percentage">
            <text:p>2,33%</text:p>
          </table:table-cell>
          <table:table-cell/>
          <table:table-cell table:style-name="ce71" table:formula="of:=([.R165]-[.U165])*100*100" office:value-type="float" office:value="-1.46238322753223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65]+0.125" office:value-type="float" office:value="17.875" calcext:value-type="float">
            <text:p>17,875</text:p>
          </table:table-cell>
          <table:table-cell table:style-name="ce70" office:value-type="percentage" office:value="0.0182746242593446" calcext:value-type="percentage">
            <text:p>1,83%</text:p>
          </table:table-cell>
          <table:table-cell/>
          <table:table-cell table:style-name="ce68" table:formula="of:=[.E165]+0.125" office:value-type="float" office:value="17.875" calcext:value-type="float">
            <text:p>17,875</text:p>
          </table:table-cell>
          <table:table-cell table:style-name="ce70" office:value-type="percentage" office:value="0.0187836503650691" calcext:value-type="percentage">
            <text:p>1,88%</text:p>
          </table:table-cell>
          <table:table-cell/>
          <table:table-cell table:style-name="ce68" table:formula="of:=[.H165]+0.125" office:value-type="float" office:value="17.875" calcext:value-type="float">
            <text:p>17,875</text:p>
          </table:table-cell>
          <table:table-cell table:style-name="ce70" office:value-type="percentage" office:value="0.0214890233102077" calcext:value-type="percentage">
            <text:p>2,15%</text:p>
          </table:table-cell>
          <table:table-cell/>
          <table:table-cell table:style-name="ce68" table:formula="of:=[.K165]+0.05" office:value-type="float" office:value="7.14999999999998" calcext:value-type="float">
            <text:p>7,150</text:p>
          </table:table-cell>
          <table:table-cell table:style-name="ce70" office:value-type="percentage" office:value="0.0233272931639954" calcext:value-type="percentage">
            <text:p>2,33%</text:p>
          </table:table-cell>
          <table:table-cell/>
          <table:table-cell table:style-name="ce68" table:formula="of:=[.N165]+0.05" office:value-type="float" office:value="7.14999999999998" calcext:value-type="float">
            <text:p>7,150</text:p>
          </table:table-cell>
          <table:table-cell table:style-name="ce70" office:value-type="percentage" office:value="0.0243853009360792" calcext:value-type="percentage">
            <text:p>2,44%</text:p>
          </table:table-cell>
          <table:table-cell/>
          <table:table-cell table:style-name="ce68" table:formula="of:=[.Q165]+0.05" office:value-type="float" office:value="7.14999999999998" calcext:value-type="float">
            <text:p>7,150</text:p>
          </table:table-cell>
          <table:table-cell table:style-name="ce70" office:value-type="percentage" office:value="0.023230797463564" calcext:value-type="percentage">
            <text:p>2,32%</text:p>
          </table:table-cell>
          <table:table-cell/>
          <table:table-cell table:style-name="ce68" table:formula="of:=[.T165]+0.05" office:value-type="float" office:value="7.14999999999998" calcext:value-type="float">
            <text:p>7,150</text:p>
          </table:table-cell>
          <table:table-cell table:style-name="ce70" office:value-type="percentage" office:value="0.023378103666671" calcext:value-type="percentage">
            <text:p>2,34%</text:p>
          </table:table-cell>
          <table:table-cell/>
          <table:table-cell table:style-name="ce71" table:formula="of:=([.R166]-[.U166])*100*100" office:value-type="float" office:value="-1.47306203107007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66]+0.125" office:value-type="float" office:value="18" calcext:value-type="float">
            <text:p>18,000</text:p>
          </table:table-cell>
          <table:table-cell table:style-name="ce70" office:value-type="percentage" office:value="0.0182988107147731" calcext:value-type="percentage">
            <text:p>1,83%</text:p>
          </table:table-cell>
          <table:table-cell/>
          <table:table-cell table:style-name="ce68" table:formula="of:=[.E166]+0.125" office:value-type="float" office:value="18" calcext:value-type="float">
            <text:p>18,000</text:p>
          </table:table-cell>
          <table:table-cell table:style-name="ce70" office:value-type="percentage" office:value="0.0188293219017355" calcext:value-type="percentage">
            <text:p>1,88%</text:p>
          </table:table-cell>
          <table:table-cell/>
          <table:table-cell table:style-name="ce68" table:formula="of:=[.H166]+0.125" office:value-type="float" office:value="18" calcext:value-type="float">
            <text:p>18,000</text:p>
          </table:table-cell>
          <table:table-cell table:style-name="ce70" office:value-type="percentage" office:value="0.021523169852446" calcext:value-type="percentage">
            <text:p>2,15%</text:p>
          </table:table-cell>
          <table:table-cell/>
          <table:table-cell table:style-name="ce68" table:formula="of:=[.K166]+0.05" office:value-type="float" office:value="7.19999999999998" calcext:value-type="float">
            <text:p>7,200</text:p>
          </table:table-cell>
          <table:table-cell table:style-name="ce70" office:value-type="percentage" office:value="0.0234007146130246" calcext:value-type="percentage">
            <text:p>2,34%</text:p>
          </table:table-cell>
          <table:table-cell/>
          <table:table-cell table:style-name="ce68" table:formula="of:=[.N166]+0.05" office:value-type="float" office:value="7.19999999999998" calcext:value-type="float">
            <text:p>7,200</text:p>
          </table:table-cell>
          <table:table-cell table:style-name="ce70" office:value-type="percentage" office:value="0.0244690958866768" calcext:value-type="percentage">
            <text:p>2,45%</text:p>
          </table:table-cell>
          <table:table-cell/>
          <table:table-cell table:style-name="ce68" table:formula="of:=[.Q166]+0.05" office:value-type="float" office:value="7.19999999999998" calcext:value-type="float">
            <text:p>7,200</text:p>
          </table:table-cell>
          <table:table-cell table:style-name="ce70" office:value-type="percentage" office:value="0.0233176865988446" calcext:value-type="percentage">
            <text:p>2,33%</text:p>
          </table:table-cell>
          <table:table-cell/>
          <table:table-cell table:style-name="ce68" table:formula="of:=[.T166]+0.05" office:value-type="float" office:value="7.19999999999998" calcext:value-type="float">
            <text:p>7,200</text:p>
          </table:table-cell>
          <table:table-cell table:style-name="ce70" office:value-type="percentage" office:value="0.0234660606823053" calcext:value-type="percentage">
            <text:p>2,35%</text:p>
          </table:table-cell>
          <table:table-cell/>
          <table:table-cell table:style-name="ce71" table:formula="of:=([.R167]-[.U167])*100*100" office:value-type="float" office:value="-1.48374083460787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67]+0.125" office:value-type="float" office:value="18.125" calcext:value-type="float">
            <text:p>18,125</text:p>
          </table:table-cell>
          <table:table-cell table:style-name="ce70" office:value-type="percentage" office:value="0.01832266356392" calcext:value-type="percentage">
            <text:p>1,83%</text:p>
          </table:table-cell>
          <table:table-cell/>
          <table:table-cell table:style-name="ce68" table:formula="of:=[.E167]+0.125" office:value-type="float" office:value="18.125" calcext:value-type="float">
            <text:p>18,125</text:p>
          </table:table-cell>
          <table:table-cell table:style-name="ce70" office:value-type="percentage" office:value="0.0188743634861721" calcext:value-type="percentage">
            <text:p>1,89%</text:p>
          </table:table-cell>
          <table:table-cell/>
          <table:table-cell table:style-name="ce68" table:formula="of:=[.H167]+0.125" office:value-type="float" office:value="18.125" calcext:value-type="float">
            <text:p>18,125</text:p>
          </table:table-cell>
          <table:table-cell table:style-name="ce70" office:value-type="percentage" office:value="0.0215568454078948" calcext:value-type="percentage">
            <text:p>2,16%</text:p>
          </table:table-cell>
          <table:table-cell/>
          <table:table-cell table:style-name="ce68" table:formula="of:=[.K167]+0.05" office:value-type="float" office:value="7.24999999999998" calcext:value-type="float">
            <text:p>7,250</text:p>
          </table:table-cell>
          <table:table-cell table:style-name="ce70" office:value-type="percentage" office:value="0.0234741360620538" calcext:value-type="percentage">
            <text:p>2,35%</text:p>
          </table:table-cell>
          <table:table-cell/>
          <table:table-cell table:style-name="ce68" table:formula="of:=[.N167]+0.05" office:value-type="float" office:value="7.24999999999998" calcext:value-type="float">
            <text:p>7,250</text:p>
          </table:table-cell>
          <table:table-cell table:style-name="ce70" office:value-type="percentage" office:value="0.0245528908372744" calcext:value-type="percentage">
            <text:p>2,46%</text:p>
          </table:table-cell>
          <table:table-cell/>
          <table:table-cell table:style-name="ce68" table:formula="of:=[.Q167]+0.05" office:value-type="float" office:value="7.24999999999998" calcext:value-type="float">
            <text:p>7,250</text:p>
          </table:table-cell>
          <table:table-cell table:style-name="ce70" office:value-type="percentage" office:value="0.0234045757341251" calcext:value-type="percentage">
            <text:p>2,34%</text:p>
          </table:table-cell>
          <table:table-cell/>
          <table:table-cell table:style-name="ce68" table:formula="of:=[.T167]+0.05" office:value-type="float" office:value="7.24999999999998" calcext:value-type="float">
            <text:p>7,250</text:p>
          </table:table-cell>
          <table:table-cell table:style-name="ce70" office:value-type="percentage" office:value="0.0235540176979397" calcext:value-type="percentage">
            <text:p>2,36%</text:p>
          </table:table-cell>
          <table:table-cell/>
          <table:table-cell table:style-name="ce71" table:formula="of:=([.R168]-[.U168])*100*100" office:value-type="float" office:value="-1.4944196381457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68]+0.125" office:value-type="float" office:value="18.25" calcext:value-type="float">
            <text:p>18,250</text:p>
          </table:table-cell>
          <table:table-cell table:style-name="ce70" office:value-type="percentage" office:value="0.0183461896617086" calcext:value-type="percentage">
            <text:p>1,83%</text:p>
          </table:table-cell>
          <table:table-cell/>
          <table:table-cell table:style-name="ce68" table:formula="of:=[.E168]+0.125" office:value-type="float" office:value="18.25" calcext:value-type="float">
            <text:p>18,250</text:p>
          </table:table-cell>
          <table:table-cell table:style-name="ce70" office:value-type="percentage" office:value="0.0189187880626026" calcext:value-type="percentage">
            <text:p>1,89%</text:p>
          </table:table-cell>
          <table:table-cell/>
          <table:table-cell table:style-name="ce68" table:formula="of:=[.H168]+0.125" office:value-type="float" office:value="18.25" calcext:value-type="float">
            <text:p>18,250</text:p>
          </table:table-cell>
          <table:table-cell table:style-name="ce70" office:value-type="percentage" office:value="0.0215900596543649" calcext:value-type="percentage">
            <text:p>2,16%</text:p>
          </table:table-cell>
          <table:table-cell/>
          <table:table-cell table:style-name="ce68" table:formula="of:=[.K168]+0.05" office:value-type="float" office:value="7.29999999999998" calcext:value-type="float">
            <text:p>7,300</text:p>
          </table:table-cell>
          <table:table-cell table:style-name="ce70" office:value-type="percentage" office:value="0.0235475575110829" calcext:value-type="percentage">
            <text:p>2,35%</text:p>
          </table:table-cell>
          <table:table-cell/>
          <table:table-cell table:style-name="ce68" table:formula="of:=[.N168]+0.05" office:value-type="float" office:value="7.29999999999998" calcext:value-type="float">
            <text:p>7,300</text:p>
          </table:table-cell>
          <table:table-cell table:style-name="ce70" office:value-type="percentage" office:value="0.024636685787872" calcext:value-type="percentage">
            <text:p>2,46%</text:p>
          </table:table-cell>
          <table:table-cell/>
          <table:table-cell table:style-name="ce68" table:formula="of:=[.Q168]+0.05" office:value-type="float" office:value="7.29999999999998" calcext:value-type="float">
            <text:p>7,300</text:p>
          </table:table-cell>
          <table:table-cell table:style-name="ce70" office:value-type="percentage" office:value="0.0234914648694057" calcext:value-type="percentage">
            <text:p>2,35%</text:p>
          </table:table-cell>
          <table:table-cell/>
          <table:table-cell table:style-name="ce68" table:formula="of:=[.T168]+0.05" office:value-type="float" office:value="7.29999999999998" calcext:value-type="float">
            <text:p>7,300</text:p>
          </table:table-cell>
          <table:table-cell table:style-name="ce70" office:value-type="percentage" office:value="0.0236419747135741" calcext:value-type="percentage">
            <text:p>2,36%</text:p>
          </table:table-cell>
          <table:table-cell/>
          <table:table-cell table:style-name="ce71" table:formula="of:=([.R169]-[.U169])*100*100" office:value-type="float" office:value="-1.5050984416835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69]+0.125" office:value-type="float" office:value="18.375" calcext:value-type="float">
            <text:p>18,375</text:p>
          </table:table-cell>
          <table:table-cell table:style-name="ce70" office:value-type="percentage" office:value="0.0183693956765341" calcext:value-type="percentage">
            <text:p>1,84%</text:p>
          </table:table-cell>
          <table:table-cell/>
          <table:table-cell table:style-name="ce68" table:formula="of:=[.E169]+0.125" office:value-type="float" office:value="18.375" calcext:value-type="float">
            <text:p>18,375</text:p>
          </table:table-cell>
          <table:table-cell table:style-name="ce70" office:value-type="percentage" office:value="0.0189626082230274" calcext:value-type="percentage">
            <text:p>1,90%</text:p>
          </table:table-cell>
          <table:table-cell/>
          <table:table-cell table:style-name="ce68" table:formula="of:=[.H169]+0.125" office:value-type="float" office:value="18.375" calcext:value-type="float">
            <text:p>18,375</text:p>
          </table:table-cell>
          <table:table-cell table:style-name="ce70" office:value-type="percentage" office:value="0.0216228220063252" calcext:value-type="percentage">
            <text:p>2,16%</text:p>
          </table:table-cell>
          <table:table-cell/>
          <table:table-cell table:style-name="ce68" table:formula="of:=[.K169]+0.05" office:value-type="float" office:value="7.34999999999998" calcext:value-type="float">
            <text:p>7,350</text:p>
          </table:table-cell>
          <table:table-cell table:style-name="ce70" office:value-type="percentage" office:value="0.0236209789601121" calcext:value-type="percentage">
            <text:p>2,36%</text:p>
          </table:table-cell>
          <table:table-cell/>
          <table:table-cell table:style-name="ce68" table:formula="of:=[.N169]+0.05" office:value-type="float" office:value="7.34999999999998" calcext:value-type="float">
            <text:p>7,350</text:p>
          </table:table-cell>
          <table:table-cell table:style-name="ce70" office:value-type="percentage" office:value="0.0247204807384695" calcext:value-type="percentage">
            <text:p>2,47%</text:p>
          </table:table-cell>
          <table:table-cell/>
          <table:table-cell table:style-name="ce68" table:formula="of:=[.Q169]+0.05" office:value-type="float" office:value="7.34999999999998" calcext:value-type="float">
            <text:p>7,350</text:p>
          </table:table-cell>
          <table:table-cell table:style-name="ce70" office:value-type="percentage" office:value="0.0235783540046863" calcext:value-type="percentage">
            <text:p>2,36%</text:p>
          </table:table-cell>
          <table:table-cell/>
          <table:table-cell table:style-name="ce68" table:formula="of:=[.T169]+0.05" office:value-type="float" office:value="7.34999999999998" calcext:value-type="float">
            <text:p>7,350</text:p>
          </table:table-cell>
          <table:table-cell table:style-name="ce70" office:value-type="percentage" office:value="0.0237299317292084" calcext:value-type="percentage">
            <text:p>2,37%</text:p>
          </table:table-cell>
          <table:table-cell/>
          <table:table-cell table:style-name="ce71" table:formula="of:=([.R170]-[.U170])*100*100" office:value-type="float" office:value="-1.51577724522133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70]+0.125" office:value-type="float" office:value="18.5" calcext:value-type="float">
            <text:p>18,500</text:p>
          </table:table-cell>
          <table:table-cell table:style-name="ce70" office:value-type="percentage" office:value="0.0183922880965647" calcext:value-type="percentage">
            <text:p>1,84%</text:p>
          </table:table-cell>
          <table:table-cell/>
          <table:table-cell table:style-name="ce68" table:formula="of:=[.E170]+0.125" office:value-type="float" office:value="18.5" calcext:value-type="float">
            <text:p>18,500</text:p>
          </table:table-cell>
          <table:table-cell table:style-name="ce70" office:value-type="percentage" office:value="0.019005836219122" calcext:value-type="percentage">
            <text:p>1,90%</text:p>
          </table:table-cell>
          <table:table-cell/>
          <table:table-cell table:style-name="ce68" table:formula="of:=[.H170]+0.125" office:value-type="float" office:value="18.5" calcext:value-type="float">
            <text:p>18,500</text:p>
          </table:table-cell>
          <table:table-cell table:style-name="ce70" office:value-type="percentage" office:value="0.0216551416237995" calcext:value-type="percentage">
            <text:p>2,17%</text:p>
          </table:table-cell>
          <table:table-cell/>
          <table:table-cell table:style-name="ce68" table:formula="of:=[.K170]+0.05" office:value-type="float" office:value="7.39999999999998" calcext:value-type="float">
            <text:p>7,400</text:p>
          </table:table-cell>
          <table:table-cell table:style-name="ce70" office:value-type="percentage" office:value="0.0236944004091413" calcext:value-type="percentage">
            <text:p>2,37%</text:p>
          </table:table-cell>
          <table:table-cell/>
          <table:table-cell table:style-name="ce68" table:formula="of:=[.N170]+0.05" office:value-type="float" office:value="7.39999999999998" calcext:value-type="float">
            <text:p>7,400</text:p>
          </table:table-cell>
          <table:table-cell table:style-name="ce70" office:value-type="percentage" office:value="0.0248042756890671" calcext:value-type="percentage">
            <text:p>2,48%</text:p>
          </table:table-cell>
          <table:table-cell/>
          <table:table-cell table:style-name="ce68" table:formula="of:=[.Q170]+0.05" office:value-type="float" office:value="7.39999999999998" calcext:value-type="float">
            <text:p>7,400</text:p>
          </table:table-cell>
          <table:table-cell table:style-name="ce70" office:value-type="percentage" office:value="0.0236652431399669" calcext:value-type="percentage">
            <text:p>2,37%</text:p>
          </table:table-cell>
          <table:table-cell/>
          <table:table-cell table:style-name="ce68" table:formula="of:=[.T170]+0.05" office:value-type="float" office:value="7.39999999999998" calcext:value-type="float">
            <text:p>7,400</text:p>
          </table:table-cell>
          <table:table-cell table:style-name="ce70" office:value-type="percentage" office:value="0.0238178887448428" calcext:value-type="percentage">
            <text:p>2,38%</text:p>
          </table:table-cell>
          <table:table-cell/>
          <table:table-cell table:style-name="ce71" table:formula="of:=([.R171]-[.U171])*100*100" office:value-type="float" office:value="-1.52645604875917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71]+0.125" office:value-type="float" office:value="18.625" calcext:value-type="float">
            <text:p>18,625</text:p>
          </table:table-cell>
          <table:table-cell table:style-name="ce70" office:value-type="percentage" office:value="0.0184148732357895" calcext:value-type="percentage">
            <text:p>1,84%</text:p>
          </table:table-cell>
          <table:table-cell/>
          <table:table-cell table:style-name="ce68" table:formula="of:=[.E171]+0.125" office:value-type="float" office:value="18.625" calcext:value-type="float">
            <text:p>18,625</text:p>
          </table:table-cell>
          <table:table-cell table:style-name="ce70" office:value-type="percentage" office:value="0.0190484839736583" calcext:value-type="percentage">
            <text:p>1,90%</text:p>
          </table:table-cell>
          <table:table-cell/>
          <table:table-cell table:style-name="ce68" table:formula="of:=[.H171]+0.125" office:value-type="float" office:value="18.625" calcext:value-type="float">
            <text:p>18,625</text:p>
          </table:table-cell>
          <table:table-cell table:style-name="ce70" office:value-type="percentage" office:value="0.021687027420905" calcext:value-type="percentage">
            <text:p>2,17%</text:p>
          </table:table-cell>
          <table:table-cell/>
          <table:table-cell table:style-name="ce68" table:formula="of:=[.K171]+0.05" office:value-type="float" office:value="7.44999999999998" calcext:value-type="float">
            <text:p>7,450</text:p>
          </table:table-cell>
          <table:table-cell table:style-name="ce70" office:value-type="percentage" office:value="0.0237678218581705" calcext:value-type="percentage">
            <text:p>2,38%</text:p>
          </table:table-cell>
          <table:table-cell/>
          <table:table-cell table:style-name="ce68" table:formula="of:=[.N171]+0.05" office:value-type="float" office:value="7.44999999999998" calcext:value-type="float">
            <text:p>7,450</text:p>
          </table:table-cell>
          <table:table-cell table:style-name="ce70" office:value-type="percentage" office:value="0.0248880706396647" calcext:value-type="percentage">
            <text:p>2,49%</text:p>
          </table:table-cell>
          <table:table-cell/>
          <table:table-cell table:style-name="ce68" table:formula="of:=[.Q171]+0.05" office:value-type="float" office:value="7.44999999999998" calcext:value-type="float">
            <text:p>7,450</text:p>
          </table:table-cell>
          <table:table-cell table:style-name="ce70" office:value-type="percentage" office:value="0.0237521322752475" calcext:value-type="percentage">
            <text:p>2,38%</text:p>
          </table:table-cell>
          <table:table-cell/>
          <table:table-cell table:style-name="ce68" table:formula="of:=[.T171]+0.05" office:value-type="float" office:value="7.44999999999998" calcext:value-type="float">
            <text:p>7,450</text:p>
          </table:table-cell>
          <table:table-cell table:style-name="ce70" office:value-type="percentage" office:value="0.0239058457604772" calcext:value-type="percentage">
            <text:p>2,39%</text:p>
          </table:table-cell>
          <table:table-cell/>
          <table:table-cell table:style-name="ce71" table:formula="of:=([.R172]-[.U172])*100*100" office:value-type="float" office:value="-1.537134852297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72]+0.125" office:value-type="float" office:value="18.75" calcext:value-type="float">
            <text:p>18,750</text:p>
          </table:table-cell>
          <table:table-cell table:style-name="ce70" office:value-type="percentage" office:value="0.0184371572398247" calcext:value-type="percentage">
            <text:p>1,84%</text:p>
          </table:table-cell>
          <table:table-cell/>
          <table:table-cell table:style-name="ce68" table:formula="of:=[.E172]+0.125" office:value-type="float" office:value="18.75" calcext:value-type="float">
            <text:p>18,750</text:p>
          </table:table-cell>
          <table:table-cell table:style-name="ce70" office:value-type="percentage" office:value="0.0190905630914675" calcext:value-type="percentage">
            <text:p>1,91%</text:p>
          </table:table-cell>
          <table:table-cell/>
          <table:table-cell table:style-name="ce68" table:formula="of:=[.H172]+0.125" office:value-type="float" office:value="18.75" calcext:value-type="float">
            <text:p>18,750</text:p>
          </table:table-cell>
          <table:table-cell table:style-name="ce70" office:value-type="percentage" office:value="0.0217184880740492" calcext:value-type="percentage">
            <text:p>2,17%</text:p>
          </table:table-cell>
          <table:table-cell/>
          <table:table-cell table:style-name="ce68" table:formula="of:=[.K172]+0.05" office:value-type="float" office:value="7.49999999999998" calcext:value-type="float">
            <text:p>7,500</text:p>
          </table:table-cell>
          <table:table-cell table:style-name="ce70" office:value-type="percentage" office:value="0.0238412433071996" calcext:value-type="percentage">
            <text:p>2,38%</text:p>
          </table:table-cell>
          <table:table-cell/>
          <table:table-cell table:style-name="ce68" table:formula="of:=[.N172]+0.05" office:value-type="float" office:value="7.49999999999998" calcext:value-type="float">
            <text:p>7,500</text:p>
          </table:table-cell>
          <table:table-cell table:style-name="ce70" office:value-type="percentage" office:value="0.0249718655902623" calcext:value-type="percentage">
            <text:p>2,50%</text:p>
          </table:table-cell>
          <table:table-cell/>
          <table:table-cell table:style-name="ce68" table:formula="of:=[.Q172]+0.05" office:value-type="float" office:value="7.49999999999998" calcext:value-type="float">
            <text:p>7,500</text:p>
          </table:table-cell>
          <table:table-cell table:style-name="ce70" office:value-type="percentage" office:value="0.023839021410528" calcext:value-type="percentage">
            <text:p>2,38%</text:p>
          </table:table-cell>
          <table:table-cell/>
          <table:table-cell table:style-name="ce68" table:formula="of:=[.T172]+0.05" office:value-type="float" office:value="7.49999999999998" calcext:value-type="float">
            <text:p>7,500</text:p>
          </table:table-cell>
          <table:table-cell table:style-name="ce70" office:value-type="percentage" office:value="0.0239938027761115" calcext:value-type="percentage">
            <text:p>2,40%</text:p>
          </table:table-cell>
          <table:table-cell/>
          <table:table-cell table:style-name="ce71" table:formula="of:=([.R173]-[.U173])*100*100" office:value-type="float" office:value="-1.5478136558348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73]+0.125" office:value-type="float" office:value="18.875" calcext:value-type="float">
            <text:p>18,875</text:p>
          </table:table-cell>
          <table:table-cell table:style-name="ce70" office:value-type="percentage" office:value="0.0184591460914885" calcext:value-type="percentage">
            <text:p>1,85%</text:p>
          </table:table-cell>
          <table:table-cell/>
          <table:table-cell table:style-name="ce68" table:formula="of:=[.E173]+0.125" office:value-type="float" office:value="18.875" calcext:value-type="float">
            <text:p>18,875</text:p>
          </table:table-cell>
          <table:table-cell table:style-name="ce70" office:value-type="percentage" office:value="0.0191320848699679" calcext:value-type="percentage">
            <text:p>1,91%</text:p>
          </table:table-cell>
          <table:table-cell/>
          <table:table-cell table:style-name="ce68" table:formula="of:=[.H173]+0.125" office:value-type="float" office:value="18.875" calcext:value-type="float">
            <text:p>18,875</text:p>
          </table:table-cell>
          <table:table-cell table:style-name="ce70" office:value-type="percentage" office:value="0.0217495320298007" calcext:value-type="percentage">
            <text:p>2,17%</text:p>
          </table:table-cell>
          <table:table-cell/>
          <table:table-cell table:style-name="ce68" table:formula="of:=[.K173]+0.05" office:value-type="float" office:value="7.54999999999998" calcext:value-type="float">
            <text:p>7,550</text:p>
          </table:table-cell>
          <table:table-cell table:style-name="ce70" office:value-type="percentage" office:value="0.0239146647562288" calcext:value-type="percentage">
            <text:p>2,39%</text:p>
          </table:table-cell>
          <table:table-cell/>
          <table:table-cell table:style-name="ce68" table:formula="of:=[.N173]+0.05" office:value-type="float" office:value="7.54999999999998" calcext:value-type="float">
            <text:p>7,550</text:p>
          </table:table-cell>
          <table:table-cell table:style-name="ce70" office:value-type="percentage" office:value="0.025014619717441" calcext:value-type="percentage">
            <text:p>2,50%</text:p>
          </table:table-cell>
          <table:table-cell/>
          <table:table-cell table:style-name="ce68" table:formula="of:=[.Q173]+0.05" office:value-type="float" office:value="7.54999999999998" calcext:value-type="float">
            <text:p>7,550</text:p>
          </table:table-cell>
          <table:table-cell table:style-name="ce70" office:value-type="percentage" office:value="0.0239259105458086" calcext:value-type="percentage">
            <text:p>2,39%</text:p>
          </table:table-cell>
          <table:table-cell/>
          <table:table-cell table:style-name="ce68" table:formula="of:=[.T173]+0.05" office:value-type="float" office:value="7.54999999999998" calcext:value-type="float">
            <text:p>7,550</text:p>
          </table:table-cell>
          <table:table-cell table:style-name="ce70" office:value-type="percentage" office:value="0.0240817597917459" calcext:value-type="percentage">
            <text:p>2,41%</text:p>
          </table:table-cell>
          <table:table-cell/>
          <table:table-cell table:style-name="ce71" table:formula="of:=([.R174]-[.U174])*100*100" office:value-type="float" office:value="-1.55849245937263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74]+0.125" office:value-type="float" office:value="19" calcext:value-type="float">
            <text:p>19,000</text:p>
          </table:table-cell>
          <table:table-cell table:style-name="ce70" office:value-type="percentage" office:value="0.0184808456161567" calcext:value-type="percentage">
            <text:p>1,85%</text:p>
          </table:table-cell>
          <table:table-cell/>
          <table:table-cell table:style-name="ce68" table:formula="of:=[.E174]+0.125" office:value-type="float" office:value="19" calcext:value-type="float">
            <text:p>19,000</text:p>
          </table:table-cell>
          <table:table-cell table:style-name="ce70" office:value-type="percentage" office:value="0.0191730603092776" calcext:value-type="percentage">
            <text:p>1,92%</text:p>
          </table:table-cell>
          <table:table-cell/>
          <table:table-cell table:style-name="ce68" table:formula="of:=[.H174]+0.125" office:value-type="float" office:value="19" calcext:value-type="float">
            <text:p>19,000</text:p>
          </table:table-cell>
          <table:table-cell table:style-name="ce70" office:value-type="percentage" office:value="0.0217801675124502" calcext:value-type="percentage">
            <text:p>2,18%</text:p>
          </table:table-cell>
          <table:table-cell/>
          <table:table-cell table:style-name="ce68" table:formula="of:=[.K174]+0.05" office:value-type="float" office:value="7.59999999999998" calcext:value-type="float">
            <text:p>7,600</text:p>
          </table:table-cell>
          <table:table-cell table:style-name="ce70" office:value-type="percentage" office:value="0.023988086205258" calcext:value-type="percentage">
            <text:p>2,40%</text:p>
          </table:table-cell>
          <table:table-cell/>
          <table:table-cell table:style-name="ce68" table:formula="of:=[.N174]+0.05" office:value-type="float" office:value="7.59999999999998" calcext:value-type="float">
            <text:p>7,600</text:p>
          </table:table-cell>
          <table:table-cell table:style-name="ce70" office:value-type="percentage" office:value="0.0250573738446196" calcext:value-type="percentage">
            <text:p>2,51%</text:p>
          </table:table-cell>
          <table:table-cell/>
          <table:table-cell table:style-name="ce68" table:formula="of:=[.Q174]+0.05" office:value-type="float" office:value="7.59999999999998" calcext:value-type="float">
            <text:p>7,600</text:p>
          </table:table-cell>
          <table:table-cell table:style-name="ce70" office:value-type="percentage" office:value="0.0240127996810892" calcext:value-type="percentage">
            <text:p>2,40%</text:p>
          </table:table-cell>
          <table:table-cell/>
          <table:table-cell table:style-name="ce68" table:formula="of:=[.T174]+0.05" office:value-type="float" office:value="7.59999999999998" calcext:value-type="float">
            <text:p>7,600</text:p>
          </table:table-cell>
          <table:table-cell table:style-name="ce70" office:value-type="percentage" office:value="0.0241697168073802" calcext:value-type="percentage">
            <text:p>2,42%</text:p>
          </table:table-cell>
          <table:table-cell/>
          <table:table-cell table:style-name="ce71" table:formula="of:=([.R175]-[.U175])*100*100" office:value-type="float" office:value="-1.56917126291043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75]+0.125" office:value-type="float" office:value="19.125" calcext:value-type="float">
            <text:p>19,125</text:p>
          </table:table-cell>
          <table:table-cell table:style-name="ce70" office:value-type="percentage" office:value="0.0185022614869078" calcext:value-type="percentage">
            <text:p>1,85%</text:p>
          </table:table-cell>
          <table:table-cell/>
          <table:table-cell table:style-name="ce68" table:formula="of:=[.E175]+0.125" office:value-type="float" office:value="19.125" calcext:value-type="float">
            <text:p>19,125</text:p>
          </table:table-cell>
          <table:table-cell table:style-name="ce70" office:value-type="percentage" office:value="0.0192135001219296" calcext:value-type="percentage">
            <text:p>1,92%</text:p>
          </table:table-cell>
          <table:table-cell/>
          <table:table-cell table:style-name="ce68" table:formula="of:=[.H175]+0.125" office:value-type="float" office:value="19.125" calcext:value-type="float">
            <text:p>19,125</text:p>
          </table:table-cell>
          <table:table-cell table:style-name="ce70" office:value-type="percentage" office:value="0.0218104025312742" calcext:value-type="percentage">
            <text:p>2,18%</text:p>
          </table:table-cell>
          <table:table-cell/>
          <table:table-cell table:style-name="ce68" table:formula="of:=[.K175]+0.05" office:value-type="float" office:value="7.64999999999998" calcext:value-type="float">
            <text:p>7,650</text:p>
          </table:table-cell>
          <table:table-cell table:style-name="ce70" office:value-type="percentage" office:value="0.0240615076542871" calcext:value-type="percentage">
            <text:p>2,41%</text:p>
          </table:table-cell>
          <table:table-cell/>
          <table:table-cell table:style-name="ce68" table:formula="of:=[.N175]+0.05" office:value-type="float" office:value="7.64999999999998" calcext:value-type="float">
            <text:p>7,650</text:p>
          </table:table-cell>
          <table:table-cell table:style-name="ce70" office:value-type="percentage" office:value="0.0251001279717983" calcext:value-type="percentage">
            <text:p>2,51%</text:p>
          </table:table-cell>
          <table:table-cell/>
          <table:table-cell table:style-name="ce68" table:formula="of:=[.Q175]+0.05" office:value-type="float" office:value="7.64999999999998" calcext:value-type="float">
            <text:p>7,650</text:p>
          </table:table-cell>
          <table:table-cell table:style-name="ce70" office:value-type="percentage" office:value="0.0240996888163698" calcext:value-type="percentage">
            <text:p>2,41%</text:p>
          </table:table-cell>
          <table:table-cell/>
          <table:table-cell table:style-name="ce68" table:formula="of:=[.T175]+0.05" office:value-type="float" office:value="7.64999999999998" calcext:value-type="float">
            <text:p>7,650</text:p>
          </table:table-cell>
          <table:table-cell table:style-name="ce70" office:value-type="percentage" office:value="0.0242576738230146" calcext:value-type="percentage">
            <text:p>2,43%</text:p>
          </table:table-cell>
          <table:table-cell/>
          <table:table-cell table:style-name="ce71" table:formula="of:=([.R176]-[.U176])*100*100" office:value-type="float" office:value="-1.57985006644826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76]+0.125" office:value-type="float" office:value="19.25" calcext:value-type="float">
            <text:p>19,250</text:p>
          </table:table-cell>
          <table:table-cell table:style-name="ce70" office:value-type="percentage" office:value="0.0185233992294672" calcext:value-type="percentage">
            <text:p>1,85%</text:p>
          </table:table-cell>
          <table:table-cell/>
          <table:table-cell table:style-name="ce68" table:formula="of:=[.E176]+0.125" office:value-type="float" office:value="19.25" calcext:value-type="float">
            <text:p>19,250</text:p>
          </table:table-cell>
          <table:table-cell table:style-name="ce70" office:value-type="percentage" office:value="0.0192534147422095" calcext:value-type="percentage">
            <text:p>1,93%</text:p>
          </table:table-cell>
          <table:table-cell/>
          <table:table-cell table:style-name="ce68" table:formula="of:=[.H176]+0.125" office:value-type="float" office:value="19.25" calcext:value-type="float">
            <text:p>19,250</text:p>
          </table:table-cell>
          <table:table-cell table:style-name="ce70" office:value-type="percentage" office:value="0.0218402448875161" calcext:value-type="percentage">
            <text:p>2,18%</text:p>
          </table:table-cell>
          <table:table-cell/>
          <table:table-cell table:style-name="ce68" table:formula="of:=[.K176]+0.05" office:value-type="float" office:value="7.69999999999998" calcext:value-type="float">
            <text:p>7,700</text:p>
          </table:table-cell>
          <table:table-cell table:style-name="ce70" office:value-type="percentage" office:value="0.0241349291033163" calcext:value-type="percentage">
            <text:p>2,41%</text:p>
          </table:table-cell>
          <table:table-cell/>
          <table:table-cell table:style-name="ce68" table:formula="of:=[.N176]+0.05" office:value-type="float" office:value="7.69999999999998" calcext:value-type="float">
            <text:p>7,700</text:p>
          </table:table-cell>
          <table:table-cell table:style-name="ce70" office:value-type="percentage" office:value="0.0251428820989769" calcext:value-type="percentage">
            <text:p>2,51%</text:p>
          </table:table-cell>
          <table:table-cell/>
          <table:table-cell table:style-name="ce68" table:formula="of:=[.Q176]+0.05" office:value-type="float" office:value="7.69999999999998" calcext:value-type="float">
            <text:p>7,700</text:p>
          </table:table-cell>
          <table:table-cell table:style-name="ce70" office:value-type="percentage" office:value="0.0241865779516504" calcext:value-type="percentage">
            <text:p>2,42%</text:p>
          </table:table-cell>
          <table:table-cell/>
          <table:table-cell table:style-name="ce68" table:formula="of:=[.T176]+0.05" office:value-type="float" office:value="7.69999999999998" calcext:value-type="float">
            <text:p>7,700</text:p>
          </table:table-cell>
          <table:table-cell table:style-name="ce70" office:value-type="percentage" office:value="0.024345630838649" calcext:value-type="percentage">
            <text:p>2,43%</text:p>
          </table:table-cell>
          <table:table-cell/>
          <table:table-cell table:style-name="ce71" table:formula="of:=([.R177]-[.U177])*100*100" office:value-type="float" office:value="-1.59052886998606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77]+0.125" office:value-type="float" office:value="19.375" calcext:value-type="float">
            <text:p>19,375</text:p>
          </table:table-cell>
          <table:table-cell table:style-name="ce70" office:value-type="percentage" office:value="0.0185442642269613" calcext:value-type="percentage">
            <text:p>1,85%</text:p>
          </table:table-cell>
          <table:table-cell/>
          <table:table-cell table:style-name="ce68" table:formula="of:=[.E177]+0.125" office:value-type="float" office:value="19.375" calcext:value-type="float">
            <text:p>19,375</text:p>
          </table:table-cell>
          <table:table-cell table:style-name="ce70" office:value-type="percentage" office:value="0.0192928143351309" calcext:value-type="percentage">
            <text:p>1,93%</text:p>
          </table:table-cell>
          <table:table-cell/>
          <table:table-cell table:style-name="ce68" table:formula="of:=[.H177]+0.125" office:value-type="float" office:value="19.375" calcext:value-type="float">
            <text:p>19,375</text:p>
          </table:table-cell>
          <table:table-cell table:style-name="ce70" office:value-type="percentage" office:value="0.0218697021810968" calcext:value-type="percentage">
            <text:p>2,19%</text:p>
          </table:table-cell>
          <table:table-cell/>
          <table:table-cell table:style-name="ce68" table:formula="of:=[.K177]+0.05" office:value-type="float" office:value="7.74999999999998" calcext:value-type="float">
            <text:p>7,750</text:p>
          </table:table-cell>
          <table:table-cell table:style-name="ce70" office:value-type="percentage" office:value="0.0242083505523455" calcext:value-type="percentage">
            <text:p>2,42%</text:p>
          </table:table-cell>
          <table:table-cell/>
          <table:table-cell table:style-name="ce68" table:formula="of:=[.N177]+0.05" office:value-type="float" office:value="7.74999999999998" calcext:value-type="float">
            <text:p>7,750</text:p>
          </table:table-cell>
          <table:table-cell table:style-name="ce70" office:value-type="percentage" office:value="0.0251856362261556" calcext:value-type="percentage">
            <text:p>2,52%</text:p>
          </table:table-cell>
          <table:table-cell/>
          <table:table-cell table:style-name="ce68" table:formula="of:=[.Q177]+0.05" office:value-type="float" office:value="7.74999999999998" calcext:value-type="float">
            <text:p>7,750</text:p>
          </table:table-cell>
          <table:table-cell table:style-name="ce70" office:value-type="percentage" office:value="0.0242734670869309" calcext:value-type="percentage">
            <text:p>2,43%</text:p>
          </table:table-cell>
          <table:table-cell/>
          <table:table-cell table:style-name="ce68" table:formula="of:=[.T177]+0.05" office:value-type="float" office:value="7.74999999999998" calcext:value-type="float">
            <text:p>7,750</text:p>
          </table:table-cell>
          <table:table-cell table:style-name="ce70" office:value-type="percentage" office:value="0.0244335878542833" calcext:value-type="percentage">
            <text:p>2,44%</text:p>
          </table:table-cell>
          <table:table-cell/>
          <table:table-cell table:style-name="ce71" table:formula="of:=([.R178]-[.U178])*100*100" office:value-type="float" office:value="-1.6012076735239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78]+0.125" office:value-type="float" office:value="19.5" calcext:value-type="float">
            <text:p>19,500</text:p>
          </table:table-cell>
          <table:table-cell table:style-name="ce70" office:value-type="percentage" office:value="0.0185648617244876" calcext:value-type="percentage">
            <text:p>1,86%</text:p>
          </table:table-cell>
          <table:table-cell/>
          <table:table-cell table:style-name="ce68" table:formula="of:=[.E178]+0.125" office:value-type="float" office:value="19.5" calcext:value-type="float">
            <text:p>19,500</text:p>
          </table:table-cell>
          <table:table-cell table:style-name="ce70" office:value-type="percentage" office:value="0.0193317088050662" calcext:value-type="percentage">
            <text:p>1,93%</text:p>
          </table:table-cell>
          <table:table-cell/>
          <table:table-cell table:style-name="ce68" table:formula="of:=[.H178]+0.125" office:value-type="float" office:value="19.5" calcext:value-type="float">
            <text:p>19,500</text:p>
          </table:table-cell>
          <table:table-cell table:style-name="ce70" office:value-type="percentage" office:value="0.0218987818170674" calcext:value-type="percentage">
            <text:p>2,19%</text:p>
          </table:table-cell>
          <table:table-cell/>
          <table:table-cell table:style-name="ce68" table:formula="of:=[.K178]+0.05" office:value-type="float" office:value="7.79999999999998" calcext:value-type="float">
            <text:p>7,800</text:p>
          </table:table-cell>
          <table:table-cell table:style-name="ce70" office:value-type="percentage" office:value="0.0242464070805314" calcext:value-type="percentage">
            <text:p>2,42%</text:p>
          </table:table-cell>
          <table:table-cell/>
          <table:table-cell table:style-name="ce68" table:formula="of:=[.N178]+0.05" office:value-type="float" office:value="7.79999999999998" calcext:value-type="float">
            <text:p>7,800</text:p>
          </table:table-cell>
          <table:table-cell table:style-name="ce70" office:value-type="percentage" office:value="0.0252283903533343" calcext:value-type="percentage">
            <text:p>2,52%</text:p>
          </table:table-cell>
          <table:table-cell/>
          <table:table-cell table:style-name="ce68" table:formula="of:=[.Q178]+0.05" office:value-type="float" office:value="7.79999999999998" calcext:value-type="float">
            <text:p>7,800</text:p>
          </table:table-cell>
          <table:table-cell table:style-name="ce70" office:value-type="percentage" office:value="0.0243612066374852" calcext:value-type="percentage">
            <text:p>2,44%</text:p>
          </table:table-cell>
          <table:table-cell/>
          <table:table-cell table:style-name="ce68" table:formula="of:=[.T178]+0.05" office:value-type="float" office:value="7.79999999999998" calcext:value-type="float">
            <text:p>7,800</text:p>
          </table:table-cell>
          <table:table-cell table:style-name="ce70" office:value-type="percentage" office:value="0.0245223648900326" calcext:value-type="percentage">
            <text:p>2,45%</text:p>
          </table:table-cell>
          <table:table-cell/>
          <table:table-cell table:style-name="ce71" table:formula="of:=([.R179]-[.U179])*100*100" office:value-type="float" office:value="-1.61158252547394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79]+0.125" office:value-type="float" office:value="19.625" calcext:value-type="float">
            <text:p>19,625</text:p>
          </table:table-cell>
          <table:table-cell table:style-name="ce70" office:value-type="percentage" office:value="0.0185851968335104" calcext:value-type="percentage">
            <text:p>1,86%</text:p>
          </table:table-cell>
          <table:table-cell/>
          <table:table-cell table:style-name="ce68" table:formula="of:=[.E179]+0.125" office:value-type="float" office:value="19.625" calcext:value-type="float">
            <text:p>19,625</text:p>
          </table:table-cell>
          <table:table-cell table:style-name="ce70" office:value-type="percentage" office:value="0.0193701078040469" calcext:value-type="percentage">
            <text:p>1,94%</text:p>
          </table:table-cell>
          <table:table-cell/>
          <table:table-cell table:style-name="ce68" table:formula="of:=[.H179]+0.125" office:value-type="float" office:value="19.625" calcext:value-type="float">
            <text:p>19,625</text:p>
          </table:table-cell>
          <table:table-cell table:style-name="ce70" office:value-type="percentage" office:value="0.0219274910118156" calcext:value-type="percentage">
            <text:p>2,19%</text:p>
          </table:table-cell>
          <table:table-cell/>
          <table:table-cell table:style-name="ce68" table:formula="of:=[.K179]+0.05" office:value-type="float" office:value="7.84999999999998" calcext:value-type="float">
            <text:p>7,850</text:p>
          </table:table-cell>
          <table:table-cell table:style-name="ce70" office:value-type="percentage" office:value="0.0242844636087174" calcext:value-type="percentage">
            <text:p>2,43%</text:p>
          </table:table-cell>
          <table:table-cell/>
          <table:table-cell table:style-name="ce68" table:formula="of:=[.N179]+0.05" office:value-type="float" office:value="7.84999999999998" calcext:value-type="float">
            <text:p>7,850</text:p>
          </table:table-cell>
          <table:table-cell table:style-name="ce70" office:value-type="percentage" office:value="0.0252711444805129" calcext:value-type="percentage">
            <text:p>2,53%</text:p>
          </table:table-cell>
          <table:table-cell/>
          <table:table-cell table:style-name="ce68" table:formula="of:=[.Q179]+0.05" office:value-type="float" office:value="7.84999999999998" calcext:value-type="float">
            <text:p>7,850</text:p>
          </table:table-cell>
          <table:table-cell table:style-name="ce70" office:value-type="percentage" office:value="0.0244489461880394" calcext:value-type="percentage">
            <text:p>2,44%</text:p>
          </table:table-cell>
          <table:table-cell/>
          <table:table-cell table:style-name="ce68" table:formula="of:=[.T179]+0.05" office:value-type="float" office:value="7.84999999999998" calcext:value-type="float">
            <text:p>7,850</text:p>
          </table:table-cell>
          <table:table-cell table:style-name="ce70" office:value-type="percentage" office:value="0.0246111419257818" calcext:value-type="percentage">
            <text:p>2,46%</text:p>
          </table:table-cell>
          <table:table-cell/>
          <table:table-cell table:style-name="ce71" table:formula="of:=([.R180]-[.U180])*100*100" office:value-type="float" office:value="-1.62195737742395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80]+0.125" office:value-type="float" office:value="19.75" calcext:value-type="float">
            <text:p>19,750</text:p>
          </table:table-cell>
          <table:table-cell table:style-name="ce70" office:value-type="percentage" office:value="0.0186052745360898" calcext:value-type="percentage">
            <text:p>1,86%</text:p>
          </table:table-cell>
          <table:table-cell/>
          <table:table-cell table:style-name="ce68" table:formula="of:=[.E180]+0.125" office:value-type="float" office:value="19.75" calcext:value-type="float">
            <text:p>19,750</text:p>
          </table:table-cell>
          <table:table-cell table:style-name="ce70" office:value-type="percentage" office:value="0.0194080207397494" calcext:value-type="percentage">
            <text:p>1,94%</text:p>
          </table:table-cell>
          <table:table-cell/>
          <table:table-cell table:style-name="ce68" table:formula="of:=[.H180]+0.125" office:value-type="float" office:value="19.75" calcext:value-type="float">
            <text:p>19,750</text:p>
          </table:table-cell>
          <table:table-cell table:style-name="ce70" office:value-type="percentage" office:value="0.0219558367990353" calcext:value-type="percentage">
            <text:p>2,20%</text:p>
          </table:table-cell>
          <table:table-cell/>
          <table:table-cell table:style-name="ce68" table:formula="of:=[.K180]+0.05" office:value-type="float" office:value="7.89999999999998" calcext:value-type="float">
            <text:p>7,900</text:p>
          </table:table-cell>
          <table:table-cell table:style-name="ce70" office:value-type="percentage" office:value="0.0243225201369033" calcext:value-type="percentage">
            <text:p>2,43%</text:p>
          </table:table-cell>
          <table:table-cell/>
          <table:table-cell table:style-name="ce68" table:formula="of:=[.N180]+0.05" office:value-type="float" office:value="7.89999999999998" calcext:value-type="float">
            <text:p>7,900</text:p>
          </table:table-cell>
          <table:table-cell table:style-name="ce70" office:value-type="percentage" office:value="0.0253138986076916" calcext:value-type="percentage">
            <text:p>2,53%</text:p>
          </table:table-cell>
          <table:table-cell/>
          <table:table-cell table:style-name="ce68" table:formula="of:=[.Q180]+0.05" office:value-type="float" office:value="7.89999999999998" calcext:value-type="float">
            <text:p>7,900</text:p>
          </table:table-cell>
          <table:table-cell table:style-name="ce70" office:value-type="percentage" office:value="0.0245366857385937" calcext:value-type="percentage">
            <text:p>2,45%</text:p>
          </table:table-cell>
          <table:table-cell/>
          <table:table-cell table:style-name="ce68" table:formula="of:=[.T180]+0.05" office:value-type="float" office:value="7.89999999999998" calcext:value-type="float">
            <text:p>7,900</text:p>
          </table:table-cell>
          <table:table-cell table:style-name="ce70" office:value-type="percentage" office:value="0.0246999189615311" calcext:value-type="percentage">
            <text:p>2,47%</text:p>
          </table:table-cell>
          <table:table-cell/>
          <table:table-cell table:style-name="ce71" table:formula="of:=([.R181]-[.U181])*100*100" office:value-type="float" office:value="-1.63233222937396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81]+0.125" office:value-type="float" office:value="19.875" calcext:value-type="float">
            <text:p>19,875</text:p>
          </table:table-cell>
          <table:table-cell table:style-name="ce70" office:value-type="percentage" office:value="0.0186250996889513" calcext:value-type="percentage">
            <text:p>1,86%</text:p>
          </table:table-cell>
          <table:table-cell/>
          <table:table-cell table:style-name="ce68" table:formula="of:=[.E181]+0.125" office:value-type="float" office:value="19.875" calcext:value-type="float">
            <text:p>19,875</text:p>
          </table:table-cell>
          <table:table-cell table:style-name="ce70" office:value-type="percentage" office:value="0.0194454567831788" calcext:value-type="percentage">
            <text:p>1,94%</text:p>
          </table:table-cell>
          <table:table-cell/>
          <table:table-cell table:style-name="ce68" table:formula="of:=[.H181]+0.125" office:value-type="float" office:value="19.875" calcext:value-type="float">
            <text:p>19,875</text:p>
          </table:table-cell>
          <table:table-cell table:style-name="ce70" office:value-type="percentage" office:value="0.0219838260354723" calcext:value-type="percentage">
            <text:p>2,20%</text:p>
          </table:table-cell>
          <table:table-cell/>
          <table:table-cell table:style-name="ce68" table:formula="of:=[.K181]+0.05" office:value-type="float" office:value="7.94999999999998" calcext:value-type="float">
            <text:p>7,950</text:p>
          </table:table-cell>
          <table:table-cell table:style-name="ce70" office:value-type="percentage" office:value="0.0243605766650893" calcext:value-type="percentage">
            <text:p>2,44%</text:p>
          </table:table-cell>
          <table:table-cell/>
          <table:table-cell table:style-name="ce68" table:formula="of:=[.N181]+0.05" office:value-type="float" office:value="7.94999999999998" calcext:value-type="float">
            <text:p>7,950</text:p>
          </table:table-cell>
          <table:table-cell table:style-name="ce70" office:value-type="percentage" office:value="0.0253566527348702" calcext:value-type="percentage">
            <text:p>2,54%</text:p>
          </table:table-cell>
          <table:table-cell/>
          <table:table-cell table:style-name="ce68" table:formula="of:=[.Q181]+0.05" office:value-type="float" office:value="7.94999999999998" calcext:value-type="float">
            <text:p>7,950</text:p>
          </table:table-cell>
          <table:table-cell table:style-name="ce70" office:value-type="percentage" office:value="0.0246244252891479" calcext:value-type="percentage">
            <text:p>2,46%</text:p>
          </table:table-cell>
          <table:table-cell/>
          <table:table-cell table:style-name="ce68" table:formula="of:=[.T181]+0.05" office:value-type="float" office:value="7.94999999999998" calcext:value-type="float">
            <text:p>7,950</text:p>
          </table:table-cell>
          <table:table-cell table:style-name="ce70" office:value-type="percentage" office:value="0.0247886959972803" calcext:value-type="percentage">
            <text:p>2,48%</text:p>
          </table:table-cell>
          <table:table-cell/>
          <table:table-cell table:style-name="ce71" table:formula="of:=([.R182]-[.U182])*100*100" office:value-type="float" office:value="-1.64270708132401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82]+0.125" office:value-type="float" office:value="20" calcext:value-type="float">
            <text:p>20,000</text:p>
          </table:table-cell>
          <table:table-cell table:style-name="ce70" office:value-type="percentage" office:value="0.018644677027402" calcext:value-type="percentage">
            <text:p>1,86%</text:p>
          </table:table-cell>
          <table:table-cell/>
          <table:table-cell table:style-name="ce68" table:formula="of:=[.E182]+0.125" office:value-type="float" office:value="20" calcext:value-type="float">
            <text:p>20,000</text:p>
          </table:table-cell>
          <table:table-cell table:style-name="ce70" office:value-type="percentage" office:value="0.0194824248760654" calcext:value-type="percentage">
            <text:p>1,95%</text:p>
          </table:table-cell>
          <table:table-cell/>
          <table:table-cell table:style-name="ce68" table:formula="of:=[.H182]+0.125" office:value-type="float" office:value="20" calcext:value-type="float">
            <text:p>20,000</text:p>
          </table:table-cell>
          <table:table-cell table:style-name="ce70" office:value-type="percentage" office:value="0.0220114654064539" calcext:value-type="percentage">
            <text:p>2,20%</text:p>
          </table:table-cell>
          <table:table-cell/>
          <table:table-cell table:style-name="ce68" table:formula="of:=[.K182]+0.05" office:value-type="float" office:value="7.99999999999998" calcext:value-type="float">
            <text:p>8,000</text:p>
          </table:table-cell>
          <table:table-cell table:style-name="ce70" office:value-type="percentage" office:value="0.0243986331932752" calcext:value-type="percentage">
            <text:p>2,44%</text:p>
          </table:table-cell>
          <table:table-cell/>
          <table:table-cell table:style-name="ce68" table:formula="of:=[.N182]+0.05" office:value-type="float" office:value="7.99999999999998" calcext:value-type="float">
            <text:p>8,000</text:p>
          </table:table-cell>
          <table:table-cell table:style-name="ce70" office:value-type="percentage" office:value="0.0253994068620489" calcext:value-type="percentage">
            <text:p>2,54%</text:p>
          </table:table-cell>
          <table:table-cell/>
          <table:table-cell table:style-name="ce68" table:formula="of:=[.Q182]+0.05" office:value-type="float" office:value="7.99999999999998" calcext:value-type="float">
            <text:p>8,000</text:p>
          </table:table-cell>
          <table:table-cell table:style-name="ce70" office:value-type="percentage" office:value="0.0247121648397022" calcext:value-type="percentage">
            <text:p>2,47%</text:p>
          </table:table-cell>
          <table:table-cell/>
          <table:table-cell table:style-name="ce68" table:formula="of:=[.T182]+0.05" office:value-type="float" office:value="7.99999999999998" calcext:value-type="float">
            <text:p>8,000</text:p>
          </table:table-cell>
          <table:table-cell table:style-name="ce70" office:value-type="percentage" office:value="0.0248774730330296" calcext:value-type="percentage">
            <text:p>2,49%</text:p>
          </table:table-cell>
          <table:table-cell/>
          <table:table-cell table:style-name="ce71" table:formula="of:=([.R183]-[.U183])*100*100" office:value-type="float" office:value="-1.65308193327402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83]+0.125" office:value-type="float" office:value="20.125" calcext:value-type="float">
            <text:p>20,125</text:p>
          </table:table-cell>
          <table:table-cell table:style-name="ce70" office:value-type="percentage" office:value="0.0186600224236912" calcext:value-type="percentage">
            <text:p>1,87%</text:p>
          </table:table-cell>
          <table:table-cell/>
          <table:table-cell table:style-name="ce68" table:formula="of:=[.E183]+0.125" office:value-type="float" office:value="20.125" calcext:value-type="float">
            <text:p>20,125</text:p>
          </table:table-cell>
          <table:table-cell table:style-name="ce70" office:value-type="percentage" office:value="0.0195164198265939" calcext:value-type="percentage">
            <text:p>1,95%</text:p>
          </table:table-cell>
          <table:table-cell/>
          <table:table-cell table:style-name="ce68" table:formula="of:=[.H183]+0.125" office:value-type="float" office:value="20.125" calcext:value-type="float">
            <text:p>20,125</text:p>
          </table:table-cell>
          <table:table-cell table:style-name="ce70" office:value-type="percentage" office:value="0.0220323080918865" calcext:value-type="percentage">
            <text:p>2,20%</text:p>
          </table:table-cell>
          <table:table-cell/>
          <table:table-cell table:style-name="ce68" table:formula="of:=[.K183]+0.05" office:value-type="float" office:value="8.04999999999998" calcext:value-type="float">
            <text:p>8,050</text:p>
          </table:table-cell>
          <table:table-cell table:style-name="ce70" office:value-type="percentage" office:value="0.0244366897214611" calcext:value-type="percentage">
            <text:p>2,44%</text:p>
          </table:table-cell>
          <table:table-cell/>
          <table:table-cell table:style-name="ce68" table:formula="of:=[.N183]+0.05" office:value-type="float" office:value="8.04999999999998" calcext:value-type="float">
            <text:p>8,050</text:p>
          </table:table-cell>
          <table:table-cell table:style-name="ce70" office:value-type="percentage" office:value="0.0254421609892276" calcext:value-type="percentage">
            <text:p>2,54%</text:p>
          </table:table-cell>
          <table:table-cell/>
          <table:table-cell table:style-name="ce68" table:formula="of:=[.Q183]+0.05" office:value-type="float" office:value="8.04999999999998" calcext:value-type="float">
            <text:p>8,050</text:p>
          </table:table-cell>
          <table:table-cell table:style-name="ce70" office:value-type="percentage" office:value="0.0247999043902564" calcext:value-type="percentage">
            <text:p>2,48%</text:p>
          </table:table-cell>
          <table:table-cell/>
          <table:table-cell table:style-name="ce68" table:formula="of:=[.T183]+0.05" office:value-type="float" office:value="8.04999999999998" calcext:value-type="float">
            <text:p>8,050</text:p>
          </table:table-cell>
          <table:table-cell table:style-name="ce70" office:value-type="percentage" office:value="0.0249662500687789" calcext:value-type="percentage">
            <text:p>2,50%</text:p>
          </table:table-cell>
          <table:table-cell/>
          <table:table-cell table:style-name="ce71" table:formula="of:=([.R184]-[.U184])*100*100" office:value-type="float" office:value="-1.66345678522407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84]+0.125" office:value-type="float" office:value="20.25" calcext:value-type="float">
            <text:p>20,250</text:p>
          </table:table-cell>
          <table:table-cell table:style-name="ce70" office:value-type="percentage" office:value="0.0186751783706435" calcext:value-type="percentage">
            <text:p>1,87%</text:p>
          </table:table-cell>
          <table:table-cell/>
          <table:table-cell table:style-name="ce68" table:formula="of:=[.E184]+0.125" office:value-type="float" office:value="20.25" calcext:value-type="float">
            <text:p>20,250</text:p>
          </table:table-cell>
          <table:table-cell table:style-name="ce70" office:value-type="percentage" office:value="0.0195499950863751" calcext:value-type="percentage">
            <text:p>1,95%</text:p>
          </table:table-cell>
          <table:table-cell/>
          <table:table-cell table:style-name="ce68" table:formula="of:=[.H184]+0.125" office:value-type="float" office:value="20.25" calcext:value-type="float">
            <text:p>20,250</text:p>
          </table:table-cell>
          <table:table-cell table:style-name="ce70" office:value-type="percentage" office:value="0.0220528934602151" calcext:value-type="percentage">
            <text:p>2,21%</text:p>
          </table:table-cell>
          <table:table-cell/>
          <table:table-cell table:style-name="ce68" table:formula="of:=[.K184]+0.05" office:value-type="float" office:value="8.09999999999998" calcext:value-type="float">
            <text:p>8,100</text:p>
          </table:table-cell>
          <table:table-cell table:style-name="ce70" office:value-type="percentage" office:value="0.0244747462496471" calcext:value-type="percentage">
            <text:p>2,45%</text:p>
          </table:table-cell>
          <table:table-cell/>
          <table:table-cell table:style-name="ce68" table:formula="of:=[.N184]+0.05" office:value-type="float" office:value="8.09999999999998" calcext:value-type="float">
            <text:p>8,100</text:p>
          </table:table-cell>
          <table:table-cell table:style-name="ce70" office:value-type="percentage" office:value="0.0254849151164062" calcext:value-type="percentage">
            <text:p>2,55%</text:p>
          </table:table-cell>
          <table:table-cell/>
          <table:table-cell table:style-name="ce68" table:formula="of:=[.Q184]+0.05" office:value-type="float" office:value="8.09999999999998" calcext:value-type="float">
            <text:p>8,100</text:p>
          </table:table-cell>
          <table:table-cell table:style-name="ce70" office:value-type="percentage" office:value="0.0248876439408107" calcext:value-type="percentage">
            <text:p>2,49%</text:p>
          </table:table-cell>
          <table:table-cell/>
          <table:table-cell table:style-name="ce68" table:formula="of:=[.T184]+0.05" office:value-type="float" office:value="8.09999999999998" calcext:value-type="float">
            <text:p>8,100</text:p>
          </table:table-cell>
          <table:table-cell table:style-name="ce70" office:value-type="percentage" office:value="0.0250550271045281" calcext:value-type="percentage">
            <text:p>2,51%</text:p>
          </table:table-cell>
          <table:table-cell/>
          <table:table-cell table:style-name="ce71" table:formula="of:=([.R185]-[.U185])*100*100" office:value-type="float" office:value="-1.67383163717408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85]+0.125" office:value-type="float" office:value="20.375" calcext:value-type="float">
            <text:p>20,375</text:p>
          </table:table-cell>
          <table:table-cell table:style-name="ce70" office:value-type="percentage" office:value="0.0186901483550565" calcext:value-type="percentage">
            <text:p>1,87%</text:p>
          </table:table-cell>
          <table:table-cell/>
          <table:table-cell table:style-name="ce68" table:formula="of:=[.E185]+0.125" office:value-type="float" office:value="20.375" calcext:value-type="float">
            <text:p>20,375</text:p>
          </table:table-cell>
          <table:table-cell table:style-name="ce70" office:value-type="percentage" office:value="0.0195831583797785" calcext:value-type="percentage">
            <text:p>1,96%</text:p>
          </table:table-cell>
          <table:table-cell/>
          <table:table-cell table:style-name="ce68" table:formula="of:=[.H185]+0.125" office:value-type="float" office:value="20.375" calcext:value-type="float">
            <text:p>20,375</text:p>
          </table:table-cell>
          <table:table-cell table:style-name="ce70" office:value-type="percentage" office:value="0.0220732262473372" calcext:value-type="percentage">
            <text:p>2,21%</text:p>
          </table:table-cell>
          <table:table-cell/>
          <table:table-cell table:style-name="ce68" table:formula="of:=[.K185]+0.05" office:value-type="float" office:value="8.14999999999998" calcext:value-type="float">
            <text:p>8,150</text:p>
          </table:table-cell>
          <table:table-cell table:style-name="ce70" office:value-type="percentage" office:value="0.024512802777833" calcext:value-type="percentage">
            <text:p>2,45%</text:p>
          </table:table-cell>
          <table:table-cell/>
          <table:table-cell table:style-name="ce68" table:formula="of:=[.N185]+0.05" office:value-type="float" office:value="8.14999999999998" calcext:value-type="float">
            <text:p>8,150</text:p>
          </table:table-cell>
          <table:table-cell table:style-name="ce70" office:value-type="percentage" office:value="0.0255276692435849" calcext:value-type="percentage">
            <text:p>2,55%</text:p>
          </table:table-cell>
          <table:table-cell/>
          <table:table-cell table:style-name="ce68" table:formula="of:=[.Q185]+0.05" office:value-type="float" office:value="8.14999999999998" calcext:value-type="float">
            <text:p>8,150</text:p>
          </table:table-cell>
          <table:table-cell table:style-name="ce70" office:value-type="percentage" office:value="0.024975383491365" calcext:value-type="percentage">
            <text:p>2,50%</text:p>
          </table:table-cell>
          <table:table-cell/>
          <table:table-cell table:style-name="ce68" table:formula="of:=[.T185]+0.05" office:value-type="float" office:value="8.14999999999998" calcext:value-type="float">
            <text:p>8,150</text:p>
          </table:table-cell>
          <table:table-cell table:style-name="ce70" office:value-type="percentage" office:value="0.0251438041402774" calcext:value-type="percentage">
            <text:p>2,51%</text:p>
          </table:table-cell>
          <table:table-cell/>
          <table:table-cell table:style-name="ce71" table:formula="of:=([.R186]-[.U186])*100*100" office:value-type="float" office:value="-1.68420648912409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86]+0.125" office:value-type="float" office:value="20.5" calcext:value-type="float">
            <text:p>20,500</text:p>
          </table:table-cell>
          <table:table-cell table:style-name="ce70" office:value-type="percentage" office:value="0.018704935778684" calcext:value-type="percentage">
            <text:p>1,87%</text:p>
          </table:table-cell>
          <table:table-cell/>
          <table:table-cell table:style-name="ce68" table:formula="of:=[.E186]+0.125" office:value-type="float" office:value="20.5" calcext:value-type="float">
            <text:p>20,500</text:p>
          </table:table-cell>
          <table:table-cell table:style-name="ce70" office:value-type="percentage" office:value="0.0196159172427747" calcext:value-type="percentage">
            <text:p>1,96%</text:p>
          </table:table-cell>
          <table:table-cell/>
          <table:table-cell table:style-name="ce68" table:formula="of:=[.H186]+0.125" office:value-type="float" office:value="20.5" calcext:value-type="float">
            <text:p>20,500</text:p>
          </table:table-cell>
          <table:table-cell table:style-name="ce70" office:value-type="percentage" office:value="0.0220933110736407" calcext:value-type="percentage">
            <text:p>2,21%</text:p>
          </table:table-cell>
          <table:table-cell/>
          <table:table-cell table:style-name="ce68" table:formula="of:=[.K186]+0.05" office:value-type="float" office:value="8.19999999999998" calcext:value-type="float">
            <text:p>8,200</text:p>
          </table:table-cell>
          <table:table-cell table:style-name="ce70" office:value-type="percentage" office:value="0.0245508593060189" calcext:value-type="percentage">
            <text:p>2,46%</text:p>
          </table:table-cell>
          <table:table-cell/>
          <table:table-cell table:style-name="ce68" table:formula="of:=[.N186]+0.05" office:value-type="float" office:value="8.19999999999998" calcext:value-type="float">
            <text:p>8,200</text:p>
          </table:table-cell>
          <table:table-cell table:style-name="ce70" office:value-type="percentage" office:value="0.0255704233707635" calcext:value-type="percentage">
            <text:p>2,56%</text:p>
          </table:table-cell>
          <table:table-cell/>
          <table:table-cell table:style-name="ce68" table:formula="of:=[.Q186]+0.05" office:value-type="float" office:value="8.19999999999998" calcext:value-type="float">
            <text:p>8,200</text:p>
          </table:table-cell>
          <table:table-cell table:style-name="ce70" office:value-type="percentage" office:value="0.0250631230419192" calcext:value-type="percentage">
            <text:p>2,51%</text:p>
          </table:table-cell>
          <table:table-cell/>
          <table:table-cell table:style-name="ce68" table:formula="of:=[.T186]+0.05" office:value-type="float" office:value="8.19999999999998" calcext:value-type="float">
            <text:p>8,200</text:p>
          </table:table-cell>
          <table:table-cell table:style-name="ce70" office:value-type="percentage" office:value="0.0252325811760266" calcext:value-type="percentage">
            <text:p>2,52%</text:p>
          </table:table-cell>
          <table:table-cell/>
          <table:table-cell table:style-name="ce71" table:formula="of:=([.R187]-[.U187])*100*100" office:value-type="float" office:value="-1.69458134107413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87]+0.125" office:value-type="float" office:value="20.625" calcext:value-type="float">
            <text:p>20,625</text:p>
          </table:table-cell>
          <table:table-cell table:style-name="ce70" office:value-type="percentage" office:value="0.018719543960813" calcext:value-type="percentage">
            <text:p>1,87%</text:p>
          </table:table-cell>
          <table:table-cell/>
          <table:table-cell table:style-name="ce68" table:formula="of:=[.E187]+0.125" office:value-type="float" office:value="20.625" calcext:value-type="float">
            <text:p>20,625</text:p>
          </table:table-cell>
          <table:table-cell table:style-name="ce70" office:value-type="percentage" office:value="0.0196482790286436" calcext:value-type="percentage">
            <text:p>1,96%</text:p>
          </table:table-cell>
          <table:table-cell/>
          <table:table-cell table:style-name="ce68" table:formula="of:=[.H187]+0.125" office:value-type="float" office:value="20.625" calcext:value-type="float">
            <text:p>20,625</text:p>
          </table:table-cell>
          <table:table-cell table:style-name="ce70" office:value-type="percentage" office:value="0.0221131524475041" calcext:value-type="percentage">
            <text:p>2,21%</text:p>
          </table:table-cell>
          <table:table-cell/>
          <table:table-cell table:style-name="ce68" table:formula="of:=[.K187]+0.05" office:value-type="float" office:value="8.24999999999998" calcext:value-type="float">
            <text:p>8,250</text:p>
          </table:table-cell>
          <table:table-cell table:style-name="ce70" office:value-type="percentage" office:value="0.0245889158342049" calcext:value-type="percentage">
            <text:p>2,46%</text:p>
          </table:table-cell>
          <table:table-cell/>
          <table:table-cell table:style-name="ce68" table:formula="of:=[.N187]+0.05" office:value-type="float" office:value="8.24999999999998" calcext:value-type="float">
            <text:p>8,250</text:p>
          </table:table-cell>
          <table:table-cell table:style-name="ce70" office:value-type="percentage" office:value="0.0256131774979422" calcext:value-type="percentage">
            <text:p>2,56%</text:p>
          </table:table-cell>
          <table:table-cell/>
          <table:table-cell table:style-name="ce68" table:formula="of:=[.Q187]+0.05" office:value-type="float" office:value="8.24999999999998" calcext:value-type="float">
            <text:p>8,250</text:p>
          </table:table-cell>
          <table:table-cell table:style-name="ce70" office:value-type="percentage" office:value="0.0251508625924735" calcext:value-type="percentage">
            <text:p>2,52%</text:p>
          </table:table-cell>
          <table:table-cell/>
          <table:table-cell table:style-name="ce68" table:formula="of:=[.T187]+0.05" office:value-type="float" office:value="8.24999999999998" calcext:value-type="float">
            <text:p>8,250</text:p>
          </table:table-cell>
          <table:table-cell table:style-name="ce70" office:value-type="percentage" office:value="0.0253213582117759" calcext:value-type="percentage">
            <text:p>2,53%</text:p>
          </table:table-cell>
          <table:table-cell/>
          <table:table-cell table:style-name="ce71" table:formula="of:=([.R188]-[.U188])*100*100" office:value-type="float" office:value="-1.70495619302415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88]+0.125" office:value-type="float" office:value="20.75" calcext:value-type="float">
            <text:p>20,750</text:p>
          </table:table-cell>
          <table:table-cell table:style-name="ce70" office:value-type="percentage" office:value="0.0187339761407477" calcext:value-type="percentage">
            <text:p>1,87%</text:p>
          </table:table-cell>
          <table:table-cell/>
          <table:table-cell table:style-name="ce68" table:formula="of:=[.E188]+0.125" office:value-type="float" office:value="20.75" calcext:value-type="float">
            <text:p>20,750</text:p>
          </table:table-cell>
          <table:table-cell table:style-name="ce70" office:value-type="percentage" office:value="0.0196802509134779" calcext:value-type="percentage">
            <text:p>1,97%</text:p>
          </table:table-cell>
          <table:table-cell/>
          <table:table-cell table:style-name="ce68" table:formula="of:=[.H188]+0.125" office:value-type="float" office:value="20.75" calcext:value-type="float">
            <text:p>20,750</text:p>
          </table:table-cell>
          <table:table-cell table:style-name="ce70" office:value-type="percentage" office:value="0.0221327547686705" calcext:value-type="percentage">
            <text:p>2,21%</text:p>
          </table:table-cell>
          <table:table-cell/>
          <table:table-cell table:style-name="ce68" table:formula="of:=[.K188]+0.05" office:value-type="float" office:value="8.29999999999998" calcext:value-type="float">
            <text:p>8,300</text:p>
          </table:table-cell>
          <table:table-cell table:style-name="ce70" office:value-type="percentage" office:value="0.0246269723623908" calcext:value-type="percentage">
            <text:p>2,46%</text:p>
          </table:table-cell>
          <table:table-cell/>
          <table:table-cell table:style-name="ce68" table:formula="of:=[.N188]+0.05" office:value-type="float" office:value="8.29999999999998" calcext:value-type="float">
            <text:p>8,300</text:p>
          </table:table-cell>
          <table:table-cell table:style-name="ce70" office:value-type="percentage" office:value="0.0256559316251209" calcext:value-type="percentage">
            <text:p>2,57%</text:p>
          </table:table-cell>
          <table:table-cell/>
          <table:table-cell table:style-name="ce68" table:formula="of:=[.Q188]+0.05" office:value-type="float" office:value="8.29999999999998" calcext:value-type="float">
            <text:p>8,300</text:p>
          </table:table-cell>
          <table:table-cell table:style-name="ce70" office:value-type="percentage" office:value="0.0252386021430277" calcext:value-type="percentage">
            <text:p>2,52%</text:p>
          </table:table-cell>
          <table:table-cell/>
          <table:table-cell table:style-name="ce68" table:formula="of:=[.T188]+0.05" office:value-type="float" office:value="8.29999999999998" calcext:value-type="float">
            <text:p>8,300</text:p>
          </table:table-cell>
          <table:table-cell table:style-name="ce70" office:value-type="percentage" office:value="0.0254101352475251" calcext:value-type="percentage">
            <text:p>2,54%</text:p>
          </table:table-cell>
          <table:table-cell/>
          <table:table-cell table:style-name="ce71" table:formula="of:=([.R189]-[.U189])*100*100" office:value-type="float" office:value="-1.71533104497419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89]+0.125" office:value-type="float" office:value="20.875" calcext:value-type="float">
            <text:p>20,875</text:p>
          </table:table-cell>
          <table:table-cell table:style-name="ce70" office:value-type="percentage" office:value="0.0187482354802041" calcext:value-type="percentage">
            <text:p>1,87%</text:p>
          </table:table-cell>
          <table:table-cell/>
          <table:table-cell table:style-name="ce68" table:formula="of:=[.E189]+0.125" office:value-type="float" office:value="20.875" calcext:value-type="float">
            <text:p>20,875</text:p>
          </table:table-cell>
          <table:table-cell table:style-name="ce70" office:value-type="percentage" office:value="0.0197118399014879" calcext:value-type="percentage">
            <text:p>1,97%</text:p>
          </table:table-cell>
          <table:table-cell/>
          <table:table-cell table:style-name="ce68" table:formula="of:=[.H189]+0.125" office:value-type="float" office:value="20.875" calcext:value-type="float">
            <text:p>20,875</text:p>
          </table:table-cell>
          <table:table-cell table:style-name="ce70" office:value-type="percentage" office:value="0.0221521223314995" calcext:value-type="percentage">
            <text:p>2,22%</text:p>
          </table:table-cell>
          <table:table-cell/>
          <table:table-cell table:style-name="ce68" table:formula="of:=[.K189]+0.05" office:value-type="float" office:value="8.34999999999998" calcext:value-type="float">
            <text:p>8,350</text:p>
          </table:table-cell>
          <table:table-cell table:style-name="ce70" office:value-type="percentage" office:value="0.0246650288905767" calcext:value-type="percentage">
            <text:p>2,47%</text:p>
          </table:table-cell>
          <table:table-cell/>
          <table:table-cell table:style-name="ce68" table:formula="of:=[.N189]+0.05" office:value-type="float" office:value="8.34999999999998" calcext:value-type="float">
            <text:p>8,350</text:p>
          </table:table-cell>
          <table:table-cell table:style-name="ce70" office:value-type="percentage" office:value="0.0256986857522995" calcext:value-type="percentage">
            <text:p>2,57%</text:p>
          </table:table-cell>
          <table:table-cell/>
          <table:table-cell table:style-name="ce68" table:formula="of:=[.Q189]+0.05" office:value-type="float" office:value="8.34999999999998" calcext:value-type="float">
            <text:p>8,350</text:p>
          </table:table-cell>
          <table:table-cell table:style-name="ce70" office:value-type="percentage" office:value="0.025326341693582" calcext:value-type="percentage">
            <text:p>2,53%</text:p>
          </table:table-cell>
          <table:table-cell/>
          <table:table-cell table:style-name="ce68" table:formula="of:=[.T189]+0.05" office:value-type="float" office:value="8.34999999999998" calcext:value-type="float">
            <text:p>8,350</text:p>
          </table:table-cell>
          <table:table-cell table:style-name="ce70" office:value-type="percentage" office:value="0.0254989122832744" calcext:value-type="percentage">
            <text:p>2,55%</text:p>
          </table:table-cell>
          <table:table-cell/>
          <table:table-cell table:style-name="ce71" table:formula="of:=([.R190]-[.U190])*100*100" office:value-type="float" office:value="-1.7257058969242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90]+0.125" office:value-type="float" office:value="21" calcext:value-type="float">
            <text:p>21,000</text:p>
          </table:table-cell>
          <table:table-cell table:style-name="ce70" office:value-type="percentage" office:value="0.0187623250656193" calcext:value-type="percentage">
            <text:p>1,88%</text:p>
          </table:table-cell>
          <table:table-cell/>
          <table:table-cell table:style-name="ce68" table:formula="of:=[.E190]+0.125" office:value-type="float" office:value="21" calcext:value-type="float">
            <text:p>21,000</text:p>
          </table:table-cell>
          <table:table-cell table:style-name="ce70" office:value-type="percentage" office:value="0.0197430528301168" calcext:value-type="percentage">
            <text:p>1,97%</text:p>
          </table:table-cell>
          <table:table-cell/>
          <table:table-cell table:style-name="ce68" table:formula="of:=[.H190]+0.125" office:value-type="float" office:value="21" calcext:value-type="float">
            <text:p>21,000</text:p>
          </table:table-cell>
          <table:table-cell table:style-name="ce70" office:value-type="percentage" office:value="0.0221712593281043" calcext:value-type="percentage">
            <text:p>2,22%</text:p>
          </table:table-cell>
          <table:table-cell/>
          <table:table-cell table:style-name="ce68" table:formula="of:=[.K190]+0.05" office:value-type="float" office:value="8.39999999999998" calcext:value-type="float">
            <text:p>8,400</text:p>
          </table:table-cell>
          <table:table-cell table:style-name="ce70" office:value-type="percentage" office:value="0.0247030854187627" calcext:value-type="percentage">
            <text:p>2,47%</text:p>
          </table:table-cell>
          <table:table-cell/>
          <table:table-cell table:style-name="ce68" table:formula="of:=[.N190]+0.05" office:value-type="float" office:value="8.39999999999998" calcext:value-type="float">
            <text:p>8,400</text:p>
          </table:table-cell>
          <table:table-cell table:style-name="ce70" office:value-type="percentage" office:value="0.0257414398794782" calcext:value-type="percentage">
            <text:p>2,57%</text:p>
          </table:table-cell>
          <table:table-cell/>
          <table:table-cell table:style-name="ce68" table:formula="of:=[.Q190]+0.05" office:value-type="float" office:value="8.39999999999998" calcext:value-type="float">
            <text:p>8,400</text:p>
          </table:table-cell>
          <table:table-cell table:style-name="ce70" office:value-type="percentage" office:value="0.0254140812441362" calcext:value-type="percentage">
            <text:p>2,54%</text:p>
          </table:table-cell>
          <table:table-cell/>
          <table:table-cell table:style-name="ce68" table:formula="of:=[.T190]+0.05" office:value-type="float" office:value="8.39999999999998" calcext:value-type="float">
            <text:p>8,400</text:p>
          </table:table-cell>
          <table:table-cell table:style-name="ce70" office:value-type="percentage" office:value="0.0255876893190236" calcext:value-type="percentage">
            <text:p>2,56%</text:p>
          </table:table-cell>
          <table:table-cell/>
          <table:table-cell table:style-name="ce71" table:formula="of:=([.R191]-[.U191])*100*100" office:value-type="float" office:value="-1.73608074887421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91]+0.125" office:value-type="float" office:value="21.125" calcext:value-type="float">
            <text:p>21,125</text:p>
          </table:table-cell>
          <table:table-cell table:style-name="ce70" office:value-type="percentage" office:value="0.0187762479103787" calcext:value-type="percentage">
            <text:p>1,88%</text:p>
          </table:table-cell>
          <table:table-cell/>
          <table:table-cell table:style-name="ce68" table:formula="of:=[.E191]+0.125" office:value-type="float" office:value="21.125" calcext:value-type="float">
            <text:p>21,125</text:p>
          </table:table-cell>
          <table:table-cell table:style-name="ce70" office:value-type="percentage" office:value="0.019773896374975" calcext:value-type="percentage">
            <text:p>1,98%</text:p>
          </table:table-cell>
          <table:table-cell/>
          <table:table-cell table:style-name="ce68" table:formula="of:=[.H191]+0.125" office:value-type="float" office:value="21.125" calcext:value-type="float">
            <text:p>21,125</text:p>
          </table:table-cell>
          <table:table-cell table:style-name="ce70" office:value-type="percentage" office:value="0.0221901698513766" calcext:value-type="percentage">
            <text:p>2,22%</text:p>
          </table:table-cell>
          <table:table-cell/>
          <table:table-cell table:style-name="ce68" table:formula="of:=[.K191]+0.05" office:value-type="float" office:value="8.44999999999999" calcext:value-type="float">
            <text:p>8,450</text:p>
          </table:table-cell>
          <table:table-cell table:style-name="ce70" office:value-type="percentage" office:value="0.0247411419469486" calcext:value-type="percentage">
            <text:p>2,47%</text:p>
          </table:table-cell>
          <table:table-cell/>
          <table:table-cell table:style-name="ce68" table:formula="of:=[.N191]+0.05" office:value-type="float" office:value="8.44999999999999" calcext:value-type="float">
            <text:p>8,450</text:p>
          </table:table-cell>
          <table:table-cell table:style-name="ce70" office:value-type="percentage" office:value="0.0257841940066568" calcext:value-type="percentage">
            <text:p>2,58%</text:p>
          </table:table-cell>
          <table:table-cell/>
          <table:table-cell table:style-name="ce68" table:formula="of:=[.Q191]+0.05" office:value-type="float" office:value="8.44999999999999" calcext:value-type="float">
            <text:p>8,450</text:p>
          </table:table-cell>
          <table:table-cell table:style-name="ce70" office:value-type="percentage" office:value="0.0255018207946905" calcext:value-type="percentage">
            <text:p>2,55%</text:p>
          </table:table-cell>
          <table:table-cell/>
          <table:table-cell table:style-name="ce68" table:formula="of:=[.T191]+0.05" office:value-type="float" office:value="8.44999999999999" calcext:value-type="float">
            <text:p>8,450</text:p>
          </table:table-cell>
          <table:table-cell table:style-name="ce70" office:value-type="percentage" office:value="0.0256764663547729" calcext:value-type="percentage">
            <text:p>2,57%</text:p>
          </table:table-cell>
          <table:table-cell/>
          <table:table-cell table:style-name="ce71" table:formula="of:=([.R192]-[.U192])*100*100" office:value-type="float" office:value="-1.74645560082426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92]+0.125" office:value-type="float" office:value="21.25" calcext:value-type="float">
            <text:p>21,250</text:p>
          </table:table-cell>
          <table:table-cell table:style-name="ce70" office:value-type="percentage" office:value="0.0187900069569646" calcext:value-type="percentage">
            <text:p>1,88%</text:p>
          </table:table-cell>
          <table:table-cell/>
          <table:table-cell table:style-name="ce68" table:formula="of:=[.E192]+0.125" office:value-type="float" office:value="21.25" calcext:value-type="float">
            <text:p>21,250</text:p>
          </table:table-cell>
          <table:table-cell table:style-name="ce70" office:value-type="percentage" office:value="0.0198043770545995" calcext:value-type="percentage">
            <text:p>1,98%</text:p>
          </table:table-cell>
          <table:table-cell/>
          <table:table-cell table:style-name="ce68" table:formula="of:=[.H192]+0.125" office:value-type="float" office:value="21.25" calcext:value-type="float">
            <text:p>21,250</text:p>
          </table:table-cell>
          <table:table-cell table:style-name="ce70" office:value-type="percentage" office:value="0.0222088578979044" calcext:value-type="percentage">
            <text:p>2,22%</text:p>
          </table:table-cell>
          <table:table-cell/>
          <table:table-cell table:style-name="ce68" table:formula="of:=[.K192]+0.05" office:value-type="float" office:value="8.49999999999999" calcext:value-type="float">
            <text:p>8,500</text:p>
          </table:table-cell>
          <table:table-cell table:style-name="ce70" office:value-type="percentage" office:value="0.0247791984751346" calcext:value-type="percentage">
            <text:p>2,48%</text:p>
          </table:table-cell>
          <table:table-cell/>
          <table:table-cell table:style-name="ce68" table:formula="of:=[.N192]+0.05" office:value-type="float" office:value="8.49999999999999" calcext:value-type="float">
            <text:p>8,500</text:p>
          </table:table-cell>
          <table:table-cell table:style-name="ce70" office:value-type="percentage" office:value="0.0258269481338355" calcext:value-type="percentage">
            <text:p>2,58%</text:p>
          </table:table-cell>
          <table:table-cell/>
          <table:table-cell table:style-name="ce68" table:formula="of:=[.Q192]+0.05" office:value-type="float" office:value="8.49999999999999" calcext:value-type="float">
            <text:p>8,500</text:p>
          </table:table-cell>
          <table:table-cell table:style-name="ce70" office:value-type="percentage" office:value="0.0255895603452447" calcext:value-type="percentage">
            <text:p>2,56%</text:p>
          </table:table-cell>
          <table:table-cell/>
          <table:table-cell table:style-name="ce68" table:formula="of:=[.T192]+0.05" office:value-type="float" office:value="8.49999999999999" calcext:value-type="float">
            <text:p>8,500</text:p>
          </table:table-cell>
          <table:table-cell table:style-name="ce70" office:value-type="percentage" office:value="0.0257652433905222" calcext:value-type="percentage">
            <text:p>2,58%</text:p>
          </table:table-cell>
          <table:table-cell/>
          <table:table-cell table:style-name="ce71" table:formula="of:=([.R193]-[.U193])*100*100" office:value-type="float" office:value="-1.75683045277427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93]+0.125" office:value-type="float" office:value="21.375" calcext:value-type="float">
            <text:p>21,375</text:p>
          </table:table-cell>
          <table:table-cell table:style-name="ce70" office:value-type="percentage" office:value="0.0188036050790289" calcext:value-type="percentage">
            <text:p>1,88%</text:p>
          </table:table-cell>
          <table:table-cell/>
          <table:table-cell table:style-name="ce68" table:formula="of:=[.E193]+0.125" office:value-type="float" office:value="21.375" calcext:value-type="float">
            <text:p>21,375</text:p>
          </table:table-cell>
          <table:table-cell table:style-name="ce70" office:value-type="percentage" office:value="0.0198345012350471" calcext:value-type="percentage">
            <text:p>1,98%</text:p>
          </table:table-cell>
          <table:table-cell/>
          <table:table-cell table:style-name="ce68" table:formula="of:=[.H193]+0.125" office:value-type="float" office:value="21.375" calcext:value-type="float">
            <text:p>21,375</text:p>
          </table:table-cell>
          <table:table-cell table:style-name="ce70" office:value-type="percentage" office:value="0.0222273273707887" calcext:value-type="percentage">
            <text:p>2,22%</text:p>
          </table:table-cell>
          <table:table-cell/>
          <table:table-cell table:style-name="ce68" table:formula="of:=[.K193]+0.05" office:value-type="float" office:value="8.54999999999999" calcext:value-type="float">
            <text:p>8,550</text:p>
          </table:table-cell>
          <table:table-cell table:style-name="ce70" office:value-type="percentage" office:value="0.0248172550033205" calcext:value-type="percentage">
            <text:p>2,48%</text:p>
          </table:table-cell>
          <table:table-cell/>
          <table:table-cell table:style-name="ce68" table:formula="of:=[.N193]+0.05" office:value-type="float" office:value="8.54999999999999" calcext:value-type="float">
            <text:p>8,550</text:p>
          </table:table-cell>
          <table:table-cell table:style-name="ce70" office:value-type="percentage" office:value="0.0259525257091903" calcext:value-type="percentage">
            <text:p>2,60%</text:p>
          </table:table-cell>
          <table:table-cell/>
          <table:table-cell table:style-name="ce68" table:formula="of:=[.Q193]+0.05" office:value-type="float" office:value="8.54999999999999" calcext:value-type="float">
            <text:p>8,550</text:p>
          </table:table-cell>
          <table:table-cell table:style-name="ce70" office:value-type="percentage" office:value="0.025677299895799" calcext:value-type="percentage">
            <text:p>2,57%</text:p>
          </table:table-cell>
          <table:table-cell/>
          <table:table-cell table:style-name="ce68" table:formula="of:=[.T193]+0.05" office:value-type="float" office:value="8.54999999999999" calcext:value-type="float">
            <text:p>8,550</text:p>
          </table:table-cell>
          <table:table-cell table:style-name="ce70" office:value-type="percentage" office:value="0.0258540204262714" calcext:value-type="percentage">
            <text:p>2,59%</text:p>
          </table:table-cell>
          <table:table-cell/>
          <table:table-cell table:style-name="ce71" table:formula="of:=([.R194]-[.U194])*100*100" office:value-type="float" office:value="-1.76720530472432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94]+0.125" office:value-type="float" office:value="21.5" calcext:value-type="float">
            <text:p>21,500</text:p>
          </table:table-cell>
          <table:table-cell table:style-name="ce70" office:value-type="percentage" office:value="0.0188170450833948" calcext:value-type="percentage">
            <text:p>1,88%</text:p>
          </table:table-cell>
          <table:table-cell/>
          <table:table-cell table:style-name="ce68" table:formula="of:=[.E194]+0.125" office:value-type="float" office:value="21.5" calcext:value-type="float">
            <text:p>21,500</text:p>
          </table:table-cell>
          <table:table-cell table:style-name="ce70" office:value-type="percentage" office:value="0.0198642751343268" calcext:value-type="percentage">
            <text:p>1,99%</text:p>
          </table:table-cell>
          <table:table-cell/>
          <table:table-cell table:style-name="ce68" table:formula="of:=[.H194]+0.125" office:value-type="float" office:value="21.5" calcext:value-type="float">
            <text:p>21,500</text:p>
          </table:table-cell>
          <table:table-cell table:style-name="ce70" office:value-type="percentage" office:value="0.0222455820823603" calcext:value-type="percentage">
            <text:p>2,22%</text:p>
          </table:table-cell>
          <table:table-cell/>
          <table:table-cell table:style-name="ce68" table:formula="of:=[.K194]+0.05" office:value-type="float" office:value="8.59999999999999" calcext:value-type="float">
            <text:p>8,600</text:p>
          </table:table-cell>
          <table:table-cell table:style-name="ce70" office:value-type="percentage" office:value="0.0248553115315064" calcext:value-type="percentage">
            <text:p>2,49%</text:p>
          </table:table-cell>
          <table:table-cell/>
          <table:table-cell table:style-name="ce68" table:formula="of:=[.N194]+0.05" office:value-type="float" office:value="8.59999999999999" calcext:value-type="float">
            <text:p>8,600</text:p>
          </table:table-cell>
          <table:table-cell table:style-name="ce70" office:value-type="percentage" office:value="0.0260781032845451" calcext:value-type="percentage">
            <text:p>2,61%</text:p>
          </table:table-cell>
          <table:table-cell/>
          <table:table-cell table:style-name="ce68" table:formula="of:=[.Q194]+0.05" office:value-type="float" office:value="8.59999999999999" calcext:value-type="float">
            <text:p>8,600</text:p>
          </table:table-cell>
          <table:table-cell table:style-name="ce70" office:value-type="percentage" office:value="0.0257650394463532" calcext:value-type="percentage">
            <text:p>2,58%</text:p>
          </table:table-cell>
          <table:table-cell/>
          <table:table-cell table:style-name="ce68" table:formula="of:=[.T194]+0.05" office:value-type="float" office:value="8.59999999999999" calcext:value-type="float">
            <text:p>8,600</text:p>
          </table:table-cell>
          <table:table-cell table:style-name="ce70" office:value-type="percentage" office:value="0.0259427974620207" calcext:value-type="percentage">
            <text:p>2,59%</text:p>
          </table:table-cell>
          <table:table-cell/>
          <table:table-cell table:style-name="ce71" table:formula="of:=([.R195]-[.U195])*100*100" office:value-type="float" office:value="-1.77758015667436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95]+0.125" office:value-type="float" office:value="21.625" calcext:value-type="float">
            <text:p>21,625</text:p>
          </table:table-cell>
          <table:table-cell table:style-name="ce70" office:value-type="percentage" office:value="0.0188303297119877" calcext:value-type="percentage">
            <text:p>1,88%</text:p>
          </table:table-cell>
          <table:table-cell/>
          <table:table-cell table:style-name="ce68" table:formula="of:=[.E195]+0.125" office:value-type="float" office:value="21.625" calcext:value-type="float">
            <text:p>21,625</text:p>
          </table:table-cell>
          <table:table-cell table:style-name="ce70" office:value-type="percentage" office:value="0.0198937048266783" calcext:value-type="percentage">
            <text:p>1,99%</text:p>
          </table:table-cell>
          <table:table-cell/>
          <table:table-cell table:style-name="ce68" table:formula="of:=[.H195]+0.125" office:value-type="float" office:value="21.625" calcext:value-type="float">
            <text:p>21,625</text:p>
          </table:table-cell>
          <table:table-cell table:style-name="ce70" office:value-type="percentage" office:value="0.022263625756804" calcext:value-type="percentage">
            <text:p>2,23%</text:p>
          </table:table-cell>
          <table:table-cell/>
          <table:table-cell table:style-name="ce68" table:formula="of:=[.K195]+0.05" office:value-type="float" office:value="8.64999999999999" calcext:value-type="float">
            <text:p>8,650</text:p>
          </table:table-cell>
          <table:table-cell table:style-name="ce70" office:value-type="percentage" office:value="0.0248933680596924" calcext:value-type="percentage">
            <text:p>2,49%</text:p>
          </table:table-cell>
          <table:table-cell/>
          <table:table-cell table:style-name="ce68" table:formula="of:=[.N195]+0.05" office:value-type="float" office:value="8.64999999999999" calcext:value-type="float">
            <text:p>8,650</text:p>
          </table:table-cell>
          <table:table-cell table:style-name="ce70" office:value-type="percentage" office:value="0.0262036808599" calcext:value-type="percentage">
            <text:p>2,62%</text:p>
          </table:table-cell>
          <table:table-cell/>
          <table:table-cell table:style-name="ce68" table:formula="of:=[.Q195]+0.05" office:value-type="float" office:value="8.64999999999999" calcext:value-type="float">
            <text:p>8,650</text:p>
          </table:table-cell>
          <table:table-cell table:style-name="ce70" office:value-type="percentage" office:value="0.0258527789969075" calcext:value-type="percentage">
            <text:p>2,59%</text:p>
          </table:table-cell>
          <table:table-cell/>
          <table:table-cell table:style-name="ce68" table:formula="of:=[.T195]+0.05" office:value-type="float" office:value="8.64999999999999" calcext:value-type="float">
            <text:p>8,650</text:p>
          </table:table-cell>
          <table:table-cell table:style-name="ce70" office:value-type="percentage" office:value="0.0260315744977699" calcext:value-type="percentage">
            <text:p>2,60%</text:p>
          </table:table-cell>
          <table:table-cell/>
          <table:table-cell table:style-name="ce71" table:formula="of:=([.R196]-[.U196])*100*100" office:value-type="float" office:value="-1.78795500862437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96]+0.125" office:value-type="float" office:value="21.75" calcext:value-type="float">
            <text:p>21,750</text:p>
          </table:table-cell>
          <table:table-cell table:style-name="ce70" office:value-type="percentage" office:value="0.0188434616437002" calcext:value-type="percentage">
            <text:p>1,88%</text:p>
          </table:table-cell>
          <table:table-cell/>
          <table:table-cell table:style-name="ce68" table:formula="of:=[.E196]+0.125" office:value-type="float" office:value="21.75" calcext:value-type="float">
            <text:p>21,750</text:p>
          </table:table-cell>
          <table:table-cell table:style-name="ce70" office:value-type="percentage" office:value="0.019922796246704" calcext:value-type="percentage">
            <text:p>1,99%</text:p>
          </table:table-cell>
          <table:table-cell/>
          <table:table-cell table:style-name="ce68" table:formula="of:=[.H196]+0.125" office:value-type="float" office:value="21.75" calcext:value-type="float">
            <text:p>21,750</text:p>
          </table:table-cell>
          <table:table-cell table:style-name="ce70" office:value-type="percentage" office:value="0.0222814620326908" calcext:value-type="percentage">
            <text:p>2,23%</text:p>
          </table:table-cell>
          <table:table-cell/>
          <table:table-cell table:style-name="ce68" table:formula="of:=[.K196]+0.05" office:value-type="float" office:value="8.69999999999999" calcext:value-type="float">
            <text:p>8,700</text:p>
          </table:table-cell>
          <table:table-cell table:style-name="ce70" office:value-type="percentage" office:value="0.0249314245878783" calcext:value-type="percentage">
            <text:p>2,49%</text:p>
          </table:table-cell>
          <table:table-cell/>
          <table:table-cell table:style-name="ce68" table:formula="of:=[.N196]+0.05" office:value-type="float" office:value="8.69999999999999" calcext:value-type="float">
            <text:p>8,700</text:p>
          </table:table-cell>
          <table:table-cell table:style-name="ce70" office:value-type="percentage" office:value="0.0263292584352548" calcext:value-type="percentage">
            <text:p>2,63%</text:p>
          </table:table-cell>
          <table:table-cell/>
          <table:table-cell table:style-name="ce68" table:formula="of:=[.Q196]+0.05" office:value-type="float" office:value="8.69999999999999" calcext:value-type="float">
            <text:p>8,700</text:p>
          </table:table-cell>
          <table:table-cell table:style-name="ce70" office:value-type="percentage" office:value="0.0259405185474618" calcext:value-type="percentage">
            <text:p>2,59%</text:p>
          </table:table-cell>
          <table:table-cell/>
          <table:table-cell table:style-name="ce68" table:formula="of:=[.T196]+0.05" office:value-type="float" office:value="8.69999999999999" calcext:value-type="float">
            <text:p>8,700</text:p>
          </table:table-cell>
          <table:table-cell table:style-name="ce70" office:value-type="percentage" office:value="0.0261203515335192" calcext:value-type="percentage">
            <text:p>2,61%</text:p>
          </table:table-cell>
          <table:table-cell/>
          <table:table-cell table:style-name="ce71" table:formula="of:=([.R197]-[.U197])*100*100" office:value-type="float" office:value="-1.79832986057438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97]+0.125" office:value-type="float" office:value="21.875" calcext:value-type="float">
            <text:p>21,875</text:p>
          </table:table-cell>
          <table:table-cell table:style-name="ce70" office:value-type="percentage" office:value="0.0188564434961932" calcext:value-type="percentage">
            <text:p>1,89%</text:p>
          </table:table-cell>
          <table:table-cell/>
          <table:table-cell table:style-name="ce68" table:formula="of:=[.E197]+0.125" office:value-type="float" office:value="21.875" calcext:value-type="float">
            <text:p>21,875</text:p>
          </table:table-cell>
          <table:table-cell table:style-name="ce70" office:value-type="percentage" office:value="0.019951555193358" calcext:value-type="percentage">
            <text:p>2,00%</text:p>
          </table:table-cell>
          <table:table-cell/>
          <table:table-cell table:style-name="ce68" table:formula="of:=[.H197]+0.125" office:value-type="float" office:value="21.875" calcext:value-type="float">
            <text:p>21,875</text:p>
          </table:table-cell>
          <table:table-cell table:style-name="ce70" office:value-type="percentage" office:value="0.0222990944654247" calcext:value-type="percentage">
            <text:p>2,23%</text:p>
          </table:table-cell>
          <table:table-cell/>
          <table:table-cell table:style-name="ce68" table:formula="of:=[.K197]+0.05" office:value-type="float" office:value="8.74999999999999" calcext:value-type="float">
            <text:p>8,750</text:p>
          </table:table-cell>
          <table:table-cell table:style-name="ce70" office:value-type="percentage" office:value="0.0249694811160642" calcext:value-type="percentage">
            <text:p>2,50%</text:p>
          </table:table-cell>
          <table:table-cell/>
          <table:table-cell table:style-name="ce68" table:formula="of:=[.N197]+0.05" office:value-type="float" office:value="8.74999999999999" calcext:value-type="float">
            <text:p>8,750</text:p>
          </table:table-cell>
          <table:table-cell table:style-name="ce70" office:value-type="percentage" office:value="0.0264548360106096" calcext:value-type="percentage">
            <text:p>2,65%</text:p>
          </table:table-cell>
          <table:table-cell/>
          <table:table-cell table:style-name="ce68" table:formula="of:=[.Q197]+0.05" office:value-type="float" office:value="8.74999999999999" calcext:value-type="float">
            <text:p>8,750</text:p>
          </table:table-cell>
          <table:table-cell table:style-name="ce70" office:value-type="percentage" office:value="0.026028258098016" calcext:value-type="percentage">
            <text:p>2,60%</text:p>
          </table:table-cell>
          <table:table-cell/>
          <table:table-cell table:style-name="ce68" table:formula="of:=[.T197]+0.05" office:value-type="float" office:value="8.74999999999999" calcext:value-type="float">
            <text:p>8,750</text:p>
          </table:table-cell>
          <table:table-cell table:style-name="ce70" office:value-type="percentage" office:value="0.0262091285692685" calcext:value-type="percentage">
            <text:p>2,62%</text:p>
          </table:table-cell>
          <table:table-cell/>
          <table:table-cell table:style-name="ce71" table:formula="of:=([.R198]-[.U198])*100*100" office:value-type="float" office:value="-1.80870471252443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98]+0.125" office:value-type="float" office:value="22" calcext:value-type="float">
            <text:p>22,000</text:p>
          </table:table-cell>
          <table:table-cell table:style-name="ce70" office:value-type="percentage" office:value="0.018869277827635" calcext:value-type="percentage">
            <text:p>1,89%</text:p>
          </table:table-cell>
          <table:table-cell/>
          <table:table-cell table:style-name="ce68" table:formula="of:=[.E198]+0.125" office:value-type="float" office:value="22" calcext:value-type="float">
            <text:p>22,000</text:p>
          </table:table-cell>
          <table:table-cell table:style-name="ce70" office:value-type="percentage" office:value="0.0199799873337999" calcext:value-type="percentage">
            <text:p>2,00%</text:p>
          </table:table-cell>
          <table:table-cell/>
          <table:table-cell table:style-name="ce68" table:formula="of:=[.H198]+0.125" office:value-type="float" office:value="22" calcext:value-type="float">
            <text:p>22,000</text:p>
          </table:table-cell>
          <table:table-cell table:style-name="ce70" office:value-type="percentage" office:value="0.0223165265296047" calcext:value-type="percentage">
            <text:p>2,23%</text:p>
          </table:table-cell>
          <table:table-cell/>
          <table:table-cell table:style-name="ce68" table:formula="of:=[.K198]+0.05" office:value-type="float" office:value="8.79999999999999" calcext:value-type="float">
            <text:p>8,800</text:p>
          </table:table-cell>
          <table:table-cell table:style-name="ce70" office:value-type="percentage" office:value="0.0250777532613399" calcext:value-type="percentage">
            <text:p>2,51%</text:p>
          </table:table-cell>
          <table:table-cell/>
          <table:table-cell table:style-name="ce68" table:formula="of:=[.N198]+0.05" office:value-type="float" office:value="8.79999999999999" calcext:value-type="float">
            <text:p>8,800</text:p>
          </table:table-cell>
          <table:table-cell table:style-name="ce70" office:value-type="percentage" office:value="0.0265804135859644" calcext:value-type="percentage">
            <text:p>2,66%</text:p>
          </table:table-cell>
          <table:table-cell/>
          <table:table-cell table:style-name="ce68" table:formula="of:=[.Q198]+0.05" office:value-type="float" office:value="8.79999999999999" calcext:value-type="float">
            <text:p>8,800</text:p>
          </table:table-cell>
          <table:table-cell table:style-name="ce70" office:value-type="percentage" office:value="0.0261079417971896" calcext:value-type="percentage">
            <text:p>2,61%</text:p>
          </table:table-cell>
          <table:table-cell/>
          <table:table-cell table:style-name="ce68" table:formula="of:=[.T198]+0.05" office:value-type="float" office:value="8.79999999999999" calcext:value-type="float">
            <text:p>8,800</text:p>
          </table:table-cell>
          <table:table-cell table:style-name="ce70" office:value-type="percentage" office:value="0.0262885506258053" calcext:value-type="percentage">
            <text:p>2,63%</text:p>
          </table:table-cell>
          <table:table-cell/>
          <table:table-cell table:style-name="ce71" table:formula="of:=([.R199]-[.U199])*100*100" office:value-type="float" office:value="-1.80608828615658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199]+0.125" office:value-type="float" office:value="22.125" calcext:value-type="float">
            <text:p>22,125</text:p>
          </table:table-cell>
          <table:table-cell table:style-name="ce70" office:value-type="percentage" office:value="0.0188819671383827" calcext:value-type="percentage">
            <text:p>1,89%</text:p>
          </table:table-cell>
          <table:table-cell/>
          <table:table-cell table:style-name="ce68" table:formula="of:=[.E199]+0.125" office:value-type="float" office:value="22.125" calcext:value-type="float">
            <text:p>22,125</text:p>
          </table:table-cell>
          <table:table-cell table:style-name="ce70" office:value-type="percentage" office:value="0.0200080982071183" calcext:value-type="percentage">
            <text:p>2,00%</text:p>
          </table:table-cell>
          <table:table-cell/>
          <table:table-cell table:style-name="ce68" table:formula="of:=[.H199]+0.125" office:value-type="float" office:value="22.125" calcext:value-type="float">
            <text:p>22,125</text:p>
          </table:table-cell>
          <table:table-cell table:style-name="ce70" office:value-type="percentage" office:value="0.0223337616213081" calcext:value-type="percentage">
            <text:p>2,23%</text:p>
          </table:table-cell>
          <table:table-cell/>
          <table:table-cell table:style-name="ce68" table:formula="of:=[.K199]+0.05" office:value-type="float" office:value="8.84999999999999" calcext:value-type="float">
            <text:p>8,850</text:p>
          </table:table-cell>
          <table:table-cell table:style-name="ce70" office:value-type="percentage" office:value="0.0251860254066156" calcext:value-type="percentage">
            <text:p>2,52%</text:p>
          </table:table-cell>
          <table:table-cell/>
          <table:table-cell table:style-name="ce68" table:formula="of:=[.N199]+0.05" office:value-type="float" office:value="8.84999999999999" calcext:value-type="float">
            <text:p>8,850</text:p>
          </table:table-cell>
          <table:table-cell table:style-name="ce70" office:value-type="percentage" office:value="0.0267059911613193" calcext:value-type="percentage">
            <text:p>2,67%</text:p>
          </table:table-cell>
          <table:table-cell/>
          <table:table-cell table:style-name="ce68" table:formula="of:=[.Q199]+0.05" office:value-type="float" office:value="8.84999999999999" calcext:value-type="float">
            <text:p>8,850</text:p>
          </table:table-cell>
          <table:table-cell table:style-name="ce70" office:value-type="percentage" office:value="0.0261876254963632" calcext:value-type="percentage">
            <text:p>2,62%</text:p>
          </table:table-cell>
          <table:table-cell/>
          <table:table-cell table:style-name="ce68" table:formula="of:=[.T199]+0.05" office:value-type="float" office:value="8.84999999999999" calcext:value-type="float">
            <text:p>8,850</text:p>
          </table:table-cell>
          <table:table-cell table:style-name="ce70" office:value-type="percentage" office:value="0.0263679726823421" calcext:value-type="percentage">
            <text:p>2,64%</text:p>
          </table:table-cell>
          <table:table-cell/>
          <table:table-cell table:style-name="ce71" table:formula="of:=([.R200]-[.U200])*100*100" office:value-type="float" office:value="-1.80347185978876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00]+0.125" office:value-type="float" office:value="22.25" calcext:value-type="float">
            <text:p>22,250</text:p>
          </table:table-cell>
          <table:table-cell table:style-name="ce70" office:value-type="percentage" office:value="0.0188945138726051" calcext:value-type="percentage">
            <text:p>1,89%</text:p>
          </table:table-cell>
          <table:table-cell/>
          <table:table-cell table:style-name="ce68" table:formula="of:=[.E200]+0.125" office:value-type="float" office:value="22.25" calcext:value-type="float">
            <text:p>22,250</text:p>
          </table:table-cell>
          <table:table-cell table:style-name="ce70" office:value-type="percentage" office:value="0.0200358932279274" calcext:value-type="percentage">
            <text:p>2,00%</text:p>
          </table:table-cell>
          <table:table-cell/>
          <table:table-cell table:style-name="ce68" table:formula="of:=[.H200]+0.125" office:value-type="float" office:value="22.25" calcext:value-type="float">
            <text:p>22,250</text:p>
          </table:table-cell>
          <table:table-cell table:style-name="ce70" office:value-type="percentage" office:value="0.0223508030602958" calcext:value-type="percentage">
            <text:p>2,24%</text:p>
          </table:table-cell>
          <table:table-cell/>
          <table:table-cell table:style-name="ce68" table:formula="of:=[.K200]+0.05" office:value-type="float" office:value="8.89999999999999" calcext:value-type="float">
            <text:p>8,900</text:p>
          </table:table-cell>
          <table:table-cell table:style-name="ce70" office:value-type="percentage" office:value="0.0252942975518913" calcext:value-type="percentage">
            <text:p>2,53%</text:p>
          </table:table-cell>
          <table:table-cell/>
          <table:table-cell table:style-name="ce68" table:formula="of:=[.N200]+0.05" office:value-type="float" office:value="8.89999999999999" calcext:value-type="float">
            <text:p>8,900</text:p>
          </table:table-cell>
          <table:table-cell table:style-name="ce70" office:value-type="percentage" office:value="0.0268315687366741" calcext:value-type="percentage">
            <text:p>2,68%</text:p>
          </table:table-cell>
          <table:table-cell/>
          <table:table-cell table:style-name="ce68" table:formula="of:=[.Q200]+0.05" office:value-type="float" office:value="8.89999999999999" calcext:value-type="float">
            <text:p>8,900</text:p>
          </table:table-cell>
          <table:table-cell table:style-name="ce70" office:value-type="percentage" office:value="0.0262673091955368" calcext:value-type="percentage">
            <text:p>2,63%</text:p>
          </table:table-cell>
          <table:table-cell/>
          <table:table-cell table:style-name="ce68" table:formula="of:=[.T200]+0.05" office:value-type="float" office:value="8.89999999999999" calcext:value-type="float">
            <text:p>8,900</text:p>
          </table:table-cell>
          <table:table-cell table:style-name="ce70" office:value-type="percentage" office:value="0.0264473947388789" calcext:value-type="percentage">
            <text:p>2,64%</text:p>
          </table:table-cell>
          <table:table-cell/>
          <table:table-cell table:style-name="ce71" table:formula="of:=([.R201]-[.U201])*100*100" office:value-type="float" office:value="-1.80085543342094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01]+0.125" office:value-type="float" office:value="22.375" calcext:value-type="float">
            <text:p>22,375</text:p>
          </table:table-cell>
          <table:table-cell table:style-name="ce70" office:value-type="percentage" office:value="0.0189069204198529" calcext:value-type="percentage">
            <text:p>1,89%</text:p>
          </table:table-cell>
          <table:table-cell/>
          <table:table-cell table:style-name="ce68" table:formula="of:=[.E201]+0.125" office:value-type="float" office:value="22.375" calcext:value-type="float">
            <text:p>22,375</text:p>
          </table:table-cell>
          <table:table-cell table:style-name="ce70" office:value-type="percentage" office:value="0.0200633776898448" calcext:value-type="percentage">
            <text:p>2,01%</text:p>
          </table:table-cell>
          <table:table-cell/>
          <table:table-cell table:style-name="ce68" table:formula="of:=[.H201]+0.125" office:value-type="float" office:value="22.375" calcext:value-type="float">
            <text:p>22,375</text:p>
          </table:table-cell>
          <table:table-cell table:style-name="ce70" office:value-type="percentage" office:value="0.022367654092144" calcext:value-type="percentage">
            <text:p>2,24%</text:p>
          </table:table-cell>
          <table:table-cell/>
          <table:table-cell table:style-name="ce68" table:formula="of:=[.K201]+0.05" office:value-type="float" office:value="8.94999999999999" calcext:value-type="float">
            <text:p>8,950</text:p>
          </table:table-cell>
          <table:table-cell table:style-name="ce70" office:value-type="percentage" office:value="0.025402569697167" calcext:value-type="percentage">
            <text:p>2,54%</text:p>
          </table:table-cell>
          <table:table-cell/>
          <table:table-cell table:style-name="ce68" table:formula="of:=[.N201]+0.05" office:value-type="float" office:value="8.94999999999999" calcext:value-type="float">
            <text:p>8,950</text:p>
          </table:table-cell>
          <table:table-cell table:style-name="ce70" office:value-type="percentage" office:value="0.0269571463120289" calcext:value-type="percentage">
            <text:p>2,70%</text:p>
          </table:table-cell>
          <table:table-cell/>
          <table:table-cell table:style-name="ce68" table:formula="of:=[.Q201]+0.05" office:value-type="float" office:value="8.94999999999999" calcext:value-type="float">
            <text:p>8,950</text:p>
          </table:table-cell>
          <table:table-cell table:style-name="ce70" office:value-type="percentage" office:value="0.0263469928947103" calcext:value-type="percentage">
            <text:p>2,63%</text:p>
          </table:table-cell>
          <table:table-cell/>
          <table:table-cell table:style-name="ce68" table:formula="of:=[.T201]+0.05" office:value-type="float" office:value="8.94999999999999" calcext:value-type="float">
            <text:p>8,950</text:p>
          </table:table-cell>
          <table:table-cell table:style-name="ce70" office:value-type="percentage" office:value="0.0265268167954157" calcext:value-type="percentage">
            <text:p>2,65%</text:p>
          </table:table-cell>
          <table:table-cell/>
          <table:table-cell table:style-name="ce71" table:formula="of:=([.R202]-[.U202])*100*100" office:value-type="float" office:value="-1.79823900705312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02]+0.125" office:value-type="float" office:value="22.5" calcext:value-type="float">
            <text:p>22,500</text:p>
          </table:table-cell>
          <table:table-cell table:style-name="ce70" office:value-type="percentage" office:value="0.0189191891165757" calcext:value-type="percentage">
            <text:p>1,89%</text:p>
          </table:table-cell>
          <table:table-cell/>
          <table:table-cell table:style-name="ce68" table:formula="of:=[.E202]+0.125" office:value-type="float" office:value="22.5" calcext:value-type="float">
            <text:p>22,500</text:p>
          </table:table-cell>
          <table:table-cell table:style-name="ce70" office:value-type="percentage" office:value="0.020090556768852" calcext:value-type="percentage">
            <text:p>2,01%</text:p>
          </table:table-cell>
          <table:table-cell/>
          <table:table-cell table:style-name="ce68" table:formula="of:=[.H202]+0.125" office:value-type="float" office:value="22.5" calcext:value-type="float">
            <text:p>22,500</text:p>
          </table:table-cell>
          <table:table-cell table:style-name="ce70" office:value-type="percentage" office:value="0.0223843178903049" calcext:value-type="percentage">
            <text:p>2,24%</text:p>
          </table:table-cell>
          <table:table-cell/>
          <table:table-cell table:style-name="ce68" table:formula="of:=[.K202]+0.05" office:value-type="float" office:value="9" calcext:value-type="float">
            <text:p>9,000</text:p>
          </table:table-cell>
          <table:table-cell table:style-name="ce70" office:value-type="percentage" office:value="0.0255108418424427" calcext:value-type="percentage">
            <text:p>2,55%</text:p>
          </table:table-cell>
          <table:table-cell/>
          <table:table-cell table:style-name="ce68" table:formula="of:=[.N202]+0.05" office:value-type="float" office:value="9" calcext:value-type="float">
            <text:p>9,000</text:p>
          </table:table-cell>
          <table:table-cell table:style-name="ce70" office:value-type="percentage" office:value="0.0270827238873838" calcext:value-type="percentage">
            <text:p>2,71%</text:p>
          </table:table-cell>
          <table:table-cell/>
          <table:table-cell table:style-name="ce68" table:formula="of:=[.Q202]+0.05" office:value-type="float" office:value="9" calcext:value-type="float">
            <text:p>9,000</text:p>
          </table:table-cell>
          <table:table-cell table:style-name="ce70" office:value-type="percentage" office:value="0.0264266765938839" calcext:value-type="percentage">
            <text:p>2,64%</text:p>
          </table:table-cell>
          <table:table-cell/>
          <table:table-cell table:style-name="ce68" table:formula="of:=[.T202]+0.05" office:value-type="float" office:value="9" calcext:value-type="float">
            <text:p>9,000</text:p>
          </table:table-cell>
          <table:table-cell table:style-name="ce70" office:value-type="percentage" office:value="0.0266062388519525" calcext:value-type="percentage">
            <text:p>2,66%</text:p>
          </table:table-cell>
          <table:table-cell/>
          <table:table-cell table:style-name="ce71" table:formula="of:=([.R203]-[.U203])*100*100" office:value-type="float" office:value="-1.79562258068526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03]+0.125" office:value-type="float" office:value="22.625" calcext:value-type="float">
            <text:p>22,625</text:p>
          </table:table-cell>
          <table:table-cell table:style-name="ce70" office:value-type="percentage" office:value="0.0189313222475889" calcext:value-type="percentage">
            <text:p>1,89%</text:p>
          </table:table-cell>
          <table:table-cell/>
          <table:table-cell table:style-name="ce68" table:formula="of:=[.E203]+0.125" office:value-type="float" office:value="22.625" calcext:value-type="float">
            <text:p>22,625</text:p>
          </table:table-cell>
          <table:table-cell table:style-name="ce70" office:value-type="percentage" office:value="0.0201174355265443" calcext:value-type="percentage">
            <text:p>2,01%</text:p>
          </table:table-cell>
          <table:table-cell/>
          <table:table-cell table:style-name="ce68" table:formula="of:=[.H203]+0.125" office:value-type="float" office:value="22.625" calcext:value-type="float">
            <text:p>22,625</text:p>
          </table:table-cell>
          <table:table-cell table:style-name="ce70" office:value-type="percentage" office:value="0.0224007975580994" calcext:value-type="percentage">
            <text:p>2,24%</text:p>
          </table:table-cell>
          <table:table-cell/>
          <table:table-cell table:style-name="ce68" table:formula="of:=[.K203]+0.05" office:value-type="float" office:value="9.04999999999999" calcext:value-type="float">
            <text:p>9,050</text:p>
          </table:table-cell>
          <table:table-cell table:style-name="ce70" office:value-type="percentage" office:value="0.0256191139877184" calcext:value-type="percentage">
            <text:p>2,56%</text:p>
          </table:table-cell>
          <table:table-cell/>
          <table:table-cell table:style-name="ce68" table:formula="of:=[.N203]+0.05" office:value-type="float" office:value="9.04999999999999" calcext:value-type="float">
            <text:p>9,050</text:p>
          </table:table-cell>
          <table:table-cell table:style-name="ce70" office:value-type="percentage" office:value="0.0272083014627386" calcext:value-type="percentage">
            <text:p>2,72%</text:p>
          </table:table-cell>
          <table:table-cell/>
          <table:table-cell table:style-name="ce68" table:formula="of:=[.Q203]+0.05" office:value-type="float" office:value="9.04999999999999" calcext:value-type="float">
            <text:p>9,050</text:p>
          </table:table-cell>
          <table:table-cell table:style-name="ce70" office:value-type="percentage" office:value="0.0265063602930575" calcext:value-type="percentage">
            <text:p>2,65%</text:p>
          </table:table-cell>
          <table:table-cell/>
          <table:table-cell table:style-name="ce68" table:formula="of:=[.T203]+0.05" office:value-type="float" office:value="9.04999999999999" calcext:value-type="float">
            <text:p>9,050</text:p>
          </table:table-cell>
          <table:table-cell table:style-name="ce70" office:value-type="percentage" office:value="0.0266856609084893" calcext:value-type="percentage">
            <text:p>2,67%</text:p>
          </table:table-cell>
          <table:table-cell/>
          <table:table-cell table:style-name="ce71" table:formula="of:=([.R204]-[.U204])*100*100" office:value-type="float" office:value="-1.79300615431744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04]+0.125" office:value-type="float" office:value="22.75" calcext:value-type="float">
            <text:p>22,750</text:p>
          </table:table-cell>
          <table:table-cell table:style-name="ce70" office:value-type="percentage" office:value="0.0189433220474921" calcext:value-type="percentage">
            <text:p>1,89%</text:p>
          </table:table-cell>
          <table:table-cell/>
          <table:table-cell table:style-name="ce68" table:formula="of:=[.E204]+0.125" office:value-type="float" office:value="22.75" calcext:value-type="float">
            <text:p>22,750</text:p>
          </table:table-cell>
          <table:table-cell table:style-name="ce70" office:value-type="percentage" office:value="0.0201440189132728" calcext:value-type="percentage">
            <text:p>2,01%</text:p>
          </table:table-cell>
          <table:table-cell/>
          <table:table-cell table:style-name="ce68" table:formula="of:=[.H204]+0.125" office:value-type="float" office:value="22.75" calcext:value-type="float">
            <text:p>22,750</text:p>
          </table:table-cell>
          <table:table-cell table:style-name="ce70" office:value-type="percentage" office:value="0.0224170961306434" calcext:value-type="percentage">
            <text:p>2,24%</text:p>
          </table:table-cell>
          <table:table-cell/>
          <table:table-cell table:style-name="ce68" table:formula="of:=[.K204]+0.05" office:value-type="float" office:value="9.09999999999999" calcext:value-type="float">
            <text:p>9,100</text:p>
          </table:table-cell>
          <table:table-cell table:style-name="ce70" office:value-type="percentage" office:value="0.0257273861329941" calcext:value-type="percentage">
            <text:p>2,57%</text:p>
          </table:table-cell>
          <table:table-cell/>
          <table:table-cell table:style-name="ce68" table:formula="of:=[.N204]+0.05" office:value-type="float" office:value="9.09999999999999" calcext:value-type="float">
            <text:p>9,100</text:p>
          </table:table-cell>
          <table:table-cell table:style-name="ce70" office:value-type="percentage" office:value="0.0273338790380934" calcext:value-type="percentage">
            <text:p>2,73%</text:p>
          </table:table-cell>
          <table:table-cell/>
          <table:table-cell table:style-name="ce68" table:formula="of:=[.Q204]+0.05" office:value-type="float" office:value="9.09999999999999" calcext:value-type="float">
            <text:p>9,100</text:p>
          </table:table-cell>
          <table:table-cell table:style-name="ce70" office:value-type="percentage" office:value="0.0265860439922311" calcext:value-type="percentage">
            <text:p>2,66%</text:p>
          </table:table-cell>
          <table:table-cell/>
          <table:table-cell table:style-name="ce68" table:formula="of:=[.T204]+0.05" office:value-type="float" office:value="9.09999999999999" calcext:value-type="float">
            <text:p>9,100</text:p>
          </table:table-cell>
          <table:table-cell table:style-name="ce70" office:value-type="percentage" office:value="0.0267650829650261" calcext:value-type="percentage">
            <text:p>2,68%</text:p>
          </table:table-cell>
          <table:table-cell/>
          <table:table-cell table:style-name="ce71" table:formula="of:=([.R205]-[.U205])*100*100" office:value-type="float" office:value="-1.79038972794962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05]+0.125" office:value-type="float" office:value="22.875" calcext:value-type="float">
            <text:p>22,875</text:p>
          </table:table-cell>
          <table:table-cell table:style-name="ce70" office:value-type="percentage" office:value="0.0189551907020411" calcext:value-type="percentage">
            <text:p>1,90%</text:p>
          </table:table-cell>
          <table:table-cell/>
          <table:table-cell table:style-name="ce68" table:formula="of:=[.E205]+0.125" office:value-type="float" office:value="22.875" calcext:value-type="float">
            <text:p>22,875</text:p>
          </table:table-cell>
          <table:table-cell table:style-name="ce70" office:value-type="percentage" office:value="0.0201703117711847" calcext:value-type="percentage">
            <text:p>2,02%</text:p>
          </table:table-cell>
          <table:table-cell/>
          <table:table-cell table:style-name="ce68" table:formula="of:=[.H205]+0.125" office:value-type="float" office:value="22.875" calcext:value-type="float">
            <text:p>22,875</text:p>
          </table:table-cell>
          <table:table-cell table:style-name="ce70" office:value-type="percentage" office:value="0.0224332165767116" calcext:value-type="percentage">
            <text:p>2,24%</text:p>
          </table:table-cell>
          <table:table-cell/>
          <table:table-cell table:style-name="ce68" table:formula="of:=[.K205]+0.05" office:value-type="float" office:value="9.15" calcext:value-type="float">
            <text:p>9,150</text:p>
          </table:table-cell>
          <table:table-cell table:style-name="ce70" office:value-type="percentage" office:value="0.0258356582782698" calcext:value-type="percentage">
            <text:p>2,58%</text:p>
          </table:table-cell>
          <table:table-cell/>
          <table:table-cell table:style-name="ce68" table:formula="of:=[.N205]+0.05" office:value-type="float" office:value="9.15" calcext:value-type="float">
            <text:p>9,150</text:p>
          </table:table-cell>
          <table:table-cell table:style-name="ce70" office:value-type="percentage" office:value="0.0274594566134482" calcext:value-type="percentage">
            <text:p>2,75%</text:p>
          </table:table-cell>
          <table:table-cell/>
          <table:table-cell table:style-name="ce68" table:formula="of:=[.Q205]+0.05" office:value-type="float" office:value="9.15" calcext:value-type="float">
            <text:p>9,150</text:p>
          </table:table-cell>
          <table:table-cell table:style-name="ce70" office:value-type="percentage" office:value="0.0266657276914047" calcext:value-type="percentage">
            <text:p>2,67%</text:p>
          </table:table-cell>
          <table:table-cell/>
          <table:table-cell table:style-name="ce68" table:formula="of:=[.T205]+0.05" office:value-type="float" office:value="9.15" calcext:value-type="float">
            <text:p>9,150</text:p>
          </table:table-cell>
          <table:table-cell table:style-name="ce70" office:value-type="percentage" office:value="0.0268445050215629" calcext:value-type="percentage">
            <text:p>2,68%</text:p>
          </table:table-cell>
          <table:table-cell/>
          <table:table-cell table:style-name="ce71" table:formula="of:=([.R206]-[.U206])*100*100" office:value-type="float" office:value="-1.78777330158177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06]+0.125" office:value-type="float" office:value="23" calcext:value-type="float">
            <text:p>23,000</text:p>
          </table:table-cell>
          <table:table-cell table:style-name="ce70" office:value-type="percentage" office:value="0.0189669303494755" calcext:value-type="percentage">
            <text:p>1,90%</text:p>
          </table:table-cell>
          <table:table-cell/>
          <table:table-cell table:style-name="ce68" table:formula="of:=[.E206]+0.125" office:value-type="float" office:value="23" calcext:value-type="float">
            <text:p>23,000</text:p>
          </table:table-cell>
          <table:table-cell table:style-name="ce70" office:value-type="percentage" office:value="0.0201963188371627" calcext:value-type="percentage">
            <text:p>2,02%</text:p>
          </table:table-cell>
          <table:table-cell/>
          <table:table-cell table:style-name="ce68" table:formula="of:=[.H206]+0.125" office:value-type="float" office:value="23" calcext:value-type="float">
            <text:p>23,000</text:p>
          </table:table-cell>
          <table:table-cell table:style-name="ce70" office:value-type="percentage" office:value="0.0224491618005399" calcext:value-type="percentage">
            <text:p>2,24%</text:p>
          </table:table-cell>
          <table:table-cell/>
          <table:table-cell table:style-name="ce68" table:formula="of:=[.K206]+0.05" office:value-type="float" office:value="9.2" calcext:value-type="float">
            <text:p>9,200</text:p>
          </table:table-cell>
          <table:table-cell table:style-name="ce70" office:value-type="percentage" office:value="0.0259439304235455" calcext:value-type="percentage">
            <text:p>2,59%</text:p>
          </table:table-cell>
          <table:table-cell/>
          <table:table-cell table:style-name="ce68" table:formula="of:=[.N206]+0.05" office:value-type="float" office:value="9.2" calcext:value-type="float">
            <text:p>9,200</text:p>
          </table:table-cell>
          <table:table-cell table:style-name="ce70" office:value-type="percentage" office:value="0.0275850341888031" calcext:value-type="percentage">
            <text:p>2,76%</text:p>
          </table:table-cell>
          <table:table-cell/>
          <table:table-cell table:style-name="ce68" table:formula="of:=[.Q206]+0.05" office:value-type="float" office:value="9.2" calcext:value-type="float">
            <text:p>9,200</text:p>
          </table:table-cell>
          <table:table-cell table:style-name="ce70" office:value-type="percentage" office:value="0.0267454113905783" calcext:value-type="percentage">
            <text:p>2,67%</text:p>
          </table:table-cell>
          <table:table-cell/>
          <table:table-cell table:style-name="ce68" table:formula="of:=[.T206]+0.05" office:value-type="float" office:value="9.2" calcext:value-type="float">
            <text:p>9,200</text:p>
          </table:table-cell>
          <table:table-cell table:style-name="ce70" office:value-type="percentage" office:value="0.0269239270780997" calcext:value-type="percentage">
            <text:p>2,69%</text:p>
          </table:table-cell>
          <table:table-cell/>
          <table:table-cell table:style-name="ce71" table:formula="of:=([.R207]-[.U207])*100*100" office:value-type="float" office:value="-1.78515687521395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07]+0.125" office:value-type="float" office:value="23.125" calcext:value-type="float">
            <text:p>23,125</text:p>
          </table:table-cell>
          <table:table-cell table:style-name="ce70" office:value-type="percentage" office:value="0.0189785430818025" calcext:value-type="percentage">
            <text:p>1,90%</text:p>
          </table:table-cell>
          <table:table-cell/>
          <table:table-cell table:style-name="ce68" table:formula="of:=[.E207]+0.125" office:value-type="float" office:value="23.125" calcext:value-type="float">
            <text:p>23,125</text:p>
          </table:table-cell>
          <table:table-cell table:style-name="ce70" office:value-type="percentage" office:value="0.0202220447456708" calcext:value-type="percentage">
            <text:p>2,02%</text:p>
          </table:table-cell>
          <table:table-cell/>
          <table:table-cell table:style-name="ce68" table:formula="of:=[.H207]+0.125" office:value-type="float" office:value="23.125" calcext:value-type="float">
            <text:p>23,125</text:p>
          </table:table-cell>
          <table:table-cell table:style-name="ce70" office:value-type="percentage" office:value="0.02246493464357" calcext:value-type="percentage">
            <text:p>2,25%</text:p>
          </table:table-cell>
          <table:table-cell/>
          <table:table-cell table:style-name="ce68" table:formula="of:=[.K207]+0.05" office:value-type="float" office:value="9.25" calcext:value-type="float">
            <text:p>9,250</text:p>
          </table:table-cell>
          <table:table-cell table:style-name="ce70" office:value-type="percentage" office:value="0.0260522025688212" calcext:value-type="percentage">
            <text:p>2,61%</text:p>
          </table:table-cell>
          <table:table-cell/>
          <table:table-cell table:style-name="ce68" table:formula="of:=[.N207]+0.05" office:value-type="float" office:value="9.25" calcext:value-type="float">
            <text:p>9,250</text:p>
          </table:table-cell>
          <table:table-cell table:style-name="ce70" office:value-type="percentage" office:value="0.0277106117641579" calcext:value-type="percentage">
            <text:p>2,77%</text:p>
          </table:table-cell>
          <table:table-cell/>
          <table:table-cell table:style-name="ce68" table:formula="of:=[.Q207]+0.05" office:value-type="float" office:value="9.25" calcext:value-type="float">
            <text:p>9,250</text:p>
          </table:table-cell>
          <table:table-cell table:style-name="ce70" office:value-type="percentage" office:value="0.0268250950897519" calcext:value-type="percentage">
            <text:p>2,68%</text:p>
          </table:table-cell>
          <table:table-cell/>
          <table:table-cell table:style-name="ce68" table:formula="of:=[.T207]+0.05" office:value-type="float" office:value="9.25" calcext:value-type="float">
            <text:p>9,250</text:p>
          </table:table-cell>
          <table:table-cell table:style-name="ce70" office:value-type="percentage" office:value="0.0270033491346365" calcext:value-type="percentage">
            <text:p>2,70%</text:p>
          </table:table-cell>
          <table:table-cell/>
          <table:table-cell table:style-name="ce71" table:formula="of:=([.R208]-[.U208])*100*100" office:value-type="float" office:value="-1.78254044884613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08]+0.125" office:value-type="float" office:value="23.25" calcext:value-type="float">
            <text:p>23,250</text:p>
          </table:table-cell>
          <table:table-cell table:style-name="ce70" office:value-type="percentage" office:value="0.0189900309460399" calcext:value-type="percentage">
            <text:p>1,90%</text:p>
          </table:table-cell>
          <table:table-cell/>
          <table:table-cell table:style-name="ce68" table:formula="of:=[.E208]+0.125" office:value-type="float" office:value="23.25" calcext:value-type="float">
            <text:p>23,250</text:p>
          </table:table-cell>
          <table:table-cell table:style-name="ce70" office:value-type="percentage" office:value="0.0202474940315066" calcext:value-type="percentage">
            <text:p>2,02%</text:p>
          </table:table-cell>
          <table:table-cell/>
          <table:table-cell table:style-name="ce68" table:formula="of:=[.H208]+0.125" office:value-type="float" office:value="23.25" calcext:value-type="float">
            <text:p>23,250</text:p>
          </table:table-cell>
          <table:table-cell table:style-name="ce70" office:value-type="percentage" office:value="0.0224805378861374" calcext:value-type="percentage">
            <text:p>2,25%</text:p>
          </table:table-cell>
          <table:table-cell/>
          <table:table-cell table:style-name="ce68" table:formula="of:=[.K208]+0.05" office:value-type="float" office:value="9.3" calcext:value-type="float">
            <text:p>9,300</text:p>
          </table:table-cell>
          <table:table-cell table:style-name="ce70" office:value-type="percentage" office:value="0.0261604747140969" calcext:value-type="percentage">
            <text:p>2,62%</text:p>
          </table:table-cell>
          <table:table-cell/>
          <table:table-cell table:style-name="ce68" table:formula="of:=[.N208]+0.05" office:value-type="float" office:value="9.3" calcext:value-type="float">
            <text:p>9,300</text:p>
          </table:table-cell>
          <table:table-cell table:style-name="ce70" office:value-type="percentage" office:value="0.0278361893395127" calcext:value-type="percentage">
            <text:p>2,78%</text:p>
          </table:table-cell>
          <table:table-cell/>
          <table:table-cell table:style-name="ce68" table:formula="of:=[.Q208]+0.05" office:value-type="float" office:value="9.3" calcext:value-type="float">
            <text:p>9,300</text:p>
          </table:table-cell>
          <table:table-cell table:style-name="ce70" office:value-type="percentage" office:value="0.0269047787889255" calcext:value-type="percentage">
            <text:p>2,69%</text:p>
          </table:table-cell>
          <table:table-cell/>
          <table:table-cell table:style-name="ce68" table:formula="of:=[.T208]+0.05" office:value-type="float" office:value="9.3" calcext:value-type="float">
            <text:p>9,300</text:p>
          </table:table-cell>
          <table:table-cell table:style-name="ce70" office:value-type="percentage" office:value="0.0270827711911733" calcext:value-type="percentage">
            <text:p>2,71%</text:p>
          </table:table-cell>
          <table:table-cell/>
          <table:table-cell table:style-name="ce71" table:formula="of:=([.R209]-[.U209])*100*100" office:value-type="float" office:value="-1.77992402247827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09]+0.125" office:value-type="float" office:value="23.375" calcext:value-type="float">
            <text:p>23,375</text:p>
          </table:table-cell>
          <table:table-cell table:style-name="ce70" office:value-type="percentage" office:value="0.0190013959454192" calcext:value-type="percentage">
            <text:p>1,90%</text:p>
          </table:table-cell>
          <table:table-cell/>
          <table:table-cell table:style-name="ce68" table:formula="of:=[.E209]+0.125" office:value-type="float" office:value="23.375" calcext:value-type="float">
            <text:p>23,375</text:p>
          </table:table-cell>
          <table:table-cell table:style-name="ce70" office:value-type="percentage" office:value="0.0202726711324673" calcext:value-type="percentage">
            <text:p>2,03%</text:p>
          </table:table-cell>
          <table:table-cell/>
          <table:table-cell table:style-name="ce68" table:formula="of:=[.H209]+0.125" office:value-type="float" office:value="23.375" calcext:value-type="float">
            <text:p>23,375</text:p>
          </table:table-cell>
          <table:table-cell table:style-name="ce70" office:value-type="percentage" office:value="0.0224959742491052" calcext:value-type="percentage">
            <text:p>2,25%</text:p>
          </table:table-cell>
          <table:table-cell/>
          <table:table-cell table:style-name="ce68" table:formula="of:=[.K209]+0.05" office:value-type="float" office:value="9.35" calcext:value-type="float">
            <text:p>9,350</text:p>
          </table:table-cell>
          <table:table-cell table:style-name="ce70" office:value-type="percentage" office:value="0.0262687468593726" calcext:value-type="percentage">
            <text:p>2,63%</text:p>
          </table:table-cell>
          <table:table-cell/>
          <table:table-cell table:style-name="ce68" table:formula="of:=[.N209]+0.05" office:value-type="float" office:value="9.35" calcext:value-type="float">
            <text:p>9,350</text:p>
          </table:table-cell>
          <table:table-cell table:style-name="ce70" office:value-type="percentage" office:value="0.0279617669148675" calcext:value-type="percentage">
            <text:p>2,80%</text:p>
          </table:table-cell>
          <table:table-cell/>
          <table:table-cell table:style-name="ce68" table:formula="of:=[.Q209]+0.05" office:value-type="float" office:value="9.35" calcext:value-type="float">
            <text:p>9,350</text:p>
          </table:table-cell>
          <table:table-cell table:style-name="ce70" office:value-type="percentage" office:value="0.026984462488099" calcext:value-type="percentage">
            <text:p>2,70%</text:p>
          </table:table-cell>
          <table:table-cell/>
          <table:table-cell table:style-name="ce68" table:formula="of:=[.T209]+0.05" office:value-type="float" office:value="9.35" calcext:value-type="float">
            <text:p>9,350</text:p>
          </table:table-cell>
          <table:table-cell table:style-name="ce70" office:value-type="percentage" office:value="0.0271621932477101" calcext:value-type="percentage">
            <text:p>2,72%</text:p>
          </table:table-cell>
          <table:table-cell/>
          <table:table-cell table:style-name="ce71" table:formula="of:=([.R210]-[.U210])*100*100" office:value-type="float" office:value="-1.77730759611045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10]+0.125" office:value-type="float" office:value="23.5" calcext:value-type="float">
            <text:p>23,500</text:p>
          </table:table-cell>
          <table:table-cell table:style-name="ce70" office:value-type="percentage" office:value="0.0190126400405498" calcext:value-type="percentage">
            <text:p>1,90%</text:p>
          </table:table-cell>
          <table:table-cell/>
          <table:table-cell table:style-name="ce68" table:formula="of:=[.E210]+0.125" office:value-type="float" office:value="23.5" calcext:value-type="float">
            <text:p>23,500</text:p>
          </table:table-cell>
          <table:table-cell table:style-name="ce70" office:value-type="percentage" office:value="0.0202975803919283" calcext:value-type="percentage">
            <text:p>2,03%</text:p>
          </table:table-cell>
          <table:table-cell/>
          <table:table-cell table:style-name="ce68" table:formula="of:=[.H210]+0.125" office:value-type="float" office:value="23.5" calcext:value-type="float">
            <text:p>23,500</text:p>
          </table:table-cell>
          <table:table-cell table:style-name="ce70" office:value-type="percentage" office:value="0.0225112463954457" calcext:value-type="percentage">
            <text:p>2,25%</text:p>
          </table:table-cell>
          <table:table-cell/>
          <table:table-cell table:style-name="ce68" table:formula="of:=[.K210]+0.05" office:value-type="float" office:value="9.4" calcext:value-type="float">
            <text:p>9,400</text:p>
          </table:table-cell>
          <table:table-cell table:style-name="ce70" office:value-type="percentage" office:value="0.0263770190046483" calcext:value-type="percentage">
            <text:p>2,64%</text:p>
          </table:table-cell>
          <table:table-cell/>
          <table:table-cell table:style-name="ce68" table:formula="of:=[.N210]+0.05" office:value-type="float" office:value="9.4" calcext:value-type="float">
            <text:p>9,400</text:p>
          </table:table-cell>
          <table:table-cell table:style-name="ce70" office:value-type="percentage" office:value="0.0280873444902224" calcext:value-type="percentage">
            <text:p>2,81%</text:p>
          </table:table-cell>
          <table:table-cell/>
          <table:table-cell table:style-name="ce68" table:formula="of:=[.Q210]+0.05" office:value-type="float" office:value="9.4" calcext:value-type="float">
            <text:p>9,400</text:p>
          </table:table-cell>
          <table:table-cell table:style-name="ce70" office:value-type="percentage" office:value="0.0270641461872726" calcext:value-type="percentage">
            <text:p>2,71%</text:p>
          </table:table-cell>
          <table:table-cell/>
          <table:table-cell table:style-name="ce68" table:formula="of:=[.T210]+0.05" office:value-type="float" office:value="9.4" calcext:value-type="float">
            <text:p>9,400</text:p>
          </table:table-cell>
          <table:table-cell table:style-name="ce70" office:value-type="percentage" office:value="0.0272416153042469" calcext:value-type="percentage">
            <text:p>2,72%</text:p>
          </table:table-cell>
          <table:table-cell/>
          <table:table-cell table:style-name="ce71" table:formula="of:=([.R211]-[.U211])*100*100" office:value-type="float" office:value="-1.7746911697426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11]+0.125" office:value-type="float" office:value="23.625" calcext:value-type="float">
            <text:p>23,625</text:p>
          </table:table-cell>
          <table:table-cell table:style-name="ce70" office:value-type="percentage" office:value="0.0190237651505467" calcext:value-type="percentage">
            <text:p>1,90%</text:p>
          </table:table-cell>
          <table:table-cell/>
          <table:table-cell table:style-name="ce68" table:formula="of:=[.E211]+0.125" office:value-type="float" office:value="23.625" calcext:value-type="float">
            <text:p>23,625</text:p>
          </table:table-cell>
          <table:table-cell table:style-name="ce70" office:value-type="percentage" office:value="0.0203222260613422" calcext:value-type="percentage">
            <text:p>2,03%</text:p>
          </table:table-cell>
          <table:table-cell/>
          <table:table-cell table:style-name="ce68" table:formula="of:=[.H211]+0.125" office:value-type="float" office:value="23.625" calcext:value-type="float">
            <text:p>23,625</text:p>
          </table:table-cell>
          <table:table-cell table:style-name="ce70" office:value-type="percentage" office:value="0.0225263569317719" calcext:value-type="percentage">
            <text:p>2,25%</text:p>
          </table:table-cell>
          <table:table-cell/>
          <table:table-cell table:style-name="ce68" table:formula="of:=[.K211]+0.05" office:value-type="float" office:value="9.45" calcext:value-type="float">
            <text:p>9,450</text:p>
          </table:table-cell>
          <table:table-cell table:style-name="ce70" office:value-type="percentage" office:value="0.026485291149924" calcext:value-type="percentage">
            <text:p>2,65%</text:p>
          </table:table-cell>
          <table:table-cell/>
          <table:table-cell table:style-name="ce68" table:formula="of:=[.N211]+0.05" office:value-type="float" office:value="9.45" calcext:value-type="float">
            <text:p>9,450</text:p>
          </table:table-cell>
          <table:table-cell table:style-name="ce70" office:value-type="percentage" office:value="0.0282129220655772" calcext:value-type="percentage">
            <text:p>2,82%</text:p>
          </table:table-cell>
          <table:table-cell/>
          <table:table-cell table:style-name="ce68" table:formula="of:=[.Q211]+0.05" office:value-type="float" office:value="9.45" calcext:value-type="float">
            <text:p>9,450</text:p>
          </table:table-cell>
          <table:table-cell table:style-name="ce70" office:value-type="percentage" office:value="0.0271438298864462" calcext:value-type="percentage">
            <text:p>2,71%</text:p>
          </table:table-cell>
          <table:table-cell/>
          <table:table-cell table:style-name="ce68" table:formula="of:=[.T211]+0.05" office:value-type="float" office:value="9.45" calcext:value-type="float">
            <text:p>9,450</text:p>
          </table:table-cell>
          <table:table-cell table:style-name="ce70" office:value-type="percentage" office:value="0.0273210373607837" calcext:value-type="percentage">
            <text:p>2,73%</text:p>
          </table:table-cell>
          <table:table-cell/>
          <table:table-cell table:style-name="ce71" table:formula="of:=([.R212]-[.U212])*100*100" office:value-type="float" office:value="-1.77207474337481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12]+0.125" office:value-type="float" office:value="23.75" calcext:value-type="float">
            <text:p>23,750</text:p>
          </table:table-cell>
          <table:table-cell table:style-name="ce70" office:value-type="percentage" office:value="0.0190347731541226" calcext:value-type="percentage">
            <text:p>1,90%</text:p>
          </table:table-cell>
          <table:table-cell/>
          <table:table-cell table:style-name="ce68" table:formula="of:=[.E212]+0.125" office:value-type="float" office:value="23.75" calcext:value-type="float">
            <text:p>23,750</text:p>
          </table:table-cell>
          <table:table-cell table:style-name="ce70" office:value-type="percentage" office:value="0.0203466123026569" calcext:value-type="percentage">
            <text:p>2,03%</text:p>
          </table:table-cell>
          <table:table-cell/>
          <table:table-cell table:style-name="ce68" table:formula="of:=[.H212]+0.125" office:value-type="float" office:value="23.75" calcext:value-type="float">
            <text:p>23,750</text:p>
          </table:table-cell>
          <table:table-cell table:style-name="ce70" office:value-type="percentage" office:value="0.0225413084098211" calcext:value-type="percentage">
            <text:p>2,25%</text:p>
          </table:table-cell>
          <table:table-cell/>
          <table:table-cell table:style-name="ce68" table:formula="of:=[.K212]+0.05" office:value-type="float" office:value="9.5" calcext:value-type="float">
            <text:p>9,500</text:p>
          </table:table-cell>
          <table:table-cell table:style-name="ce70" office:value-type="percentage" office:value="0.0265935632951997" calcext:value-type="percentage">
            <text:p>2,66%</text:p>
          </table:table-cell>
          <table:table-cell/>
          <table:table-cell table:style-name="ce68" table:formula="of:=[.N212]+0.05" office:value-type="float" office:value="9.5" calcext:value-type="float">
            <text:p>9,500</text:p>
          </table:table-cell>
          <table:table-cell table:style-name="ce70" office:value-type="percentage" office:value="0.028338499640932" calcext:value-type="percentage">
            <text:p>2,83%</text:p>
          </table:table-cell>
          <table:table-cell/>
          <table:table-cell table:style-name="ce68" table:formula="of:=[.Q212]+0.05" office:value-type="float" office:value="9.5" calcext:value-type="float">
            <text:p>9,500</text:p>
          </table:table-cell>
          <table:table-cell table:style-name="ce70" office:value-type="percentage" office:value="0.0272235135856198" calcext:value-type="percentage">
            <text:p>2,72%</text:p>
          </table:table-cell>
          <table:table-cell/>
          <table:table-cell table:style-name="ce68" table:formula="of:=[.T212]+0.05" office:value-type="float" office:value="9.5" calcext:value-type="float">
            <text:p>9,500</text:p>
          </table:table-cell>
          <table:table-cell table:style-name="ce70" office:value-type="percentage" office:value="0.0274004594173205" calcext:value-type="percentage">
            <text:p>2,74%</text:p>
          </table:table-cell>
          <table:table-cell/>
          <table:table-cell table:style-name="ce71" table:formula="of:=([.R213]-[.U213])*100*100" office:value-type="float" office:value="-1.76945831700696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13]+0.125" office:value-type="float" office:value="23.875" calcext:value-type="float">
            <text:p>23,875</text:p>
          </table:table-cell>
          <table:table-cell table:style-name="ce70" office:value-type="percentage" office:value="0.0190456658906453" calcext:value-type="percentage">
            <text:p>1,90%</text:p>
          </table:table-cell>
          <table:table-cell/>
          <table:table-cell table:style-name="ce68" table:formula="of:=[.E213]+0.125" office:value-type="float" office:value="23.875" calcext:value-type="float">
            <text:p>23,875</text:p>
          </table:table-cell>
          <table:table-cell table:style-name="ce70" office:value-type="percentage" office:value="0.0203707431906595" calcext:value-type="percentage">
            <text:p>2,04%</text:p>
          </table:table-cell>
          <table:table-cell/>
          <table:table-cell table:style-name="ce68" table:formula="of:=[.H213]+0.125" office:value-type="float" office:value="23.875" calcext:value-type="float">
            <text:p>23,875</text:p>
          </table:table-cell>
          <table:table-cell table:style-name="ce70" office:value-type="percentage" office:value="0.0225561033278907" calcext:value-type="percentage">
            <text:p>2,26%</text:p>
          </table:table-cell>
          <table:table-cell/>
          <table:table-cell table:style-name="ce68" table:formula="of:=[.K213]+0.05" office:value-type="float" office:value="9.55" calcext:value-type="float">
            <text:p>9,550</text:p>
          </table:table-cell>
          <table:table-cell table:style-name="ce70" office:value-type="percentage" office:value="0.0267018354404754" calcext:value-type="percentage">
            <text:p>2,67%</text:p>
          </table:table-cell>
          <table:table-cell/>
          <table:table-cell table:style-name="ce68" table:formula="of:=[.N213]+0.05" office:value-type="float" office:value="9.55" calcext:value-type="float">
            <text:p>9,550</text:p>
          </table:table-cell>
          <table:table-cell table:style-name="ce70" office:value-type="percentage" office:value="0.0283433460295141" calcext:value-type="percentage">
            <text:p>2,83%</text:p>
          </table:table-cell>
          <table:table-cell/>
          <table:table-cell table:style-name="ce68" table:formula="of:=[.Q213]+0.05" office:value-type="float" office:value="9.55" calcext:value-type="float">
            <text:p>9,550</text:p>
          </table:table-cell>
          <table:table-cell table:style-name="ce70" office:value-type="percentage" office:value="0.0273031972847934" calcext:value-type="percentage">
            <text:p>2,73%</text:p>
          </table:table-cell>
          <table:table-cell/>
          <table:table-cell table:style-name="ce68" table:formula="of:=[.T213]+0.05" office:value-type="float" office:value="9.55" calcext:value-type="float">
            <text:p>9,550</text:p>
          </table:table-cell>
          <table:table-cell table:style-name="ce70" office:value-type="percentage" office:value="0.0274798814738573" calcext:value-type="percentage">
            <text:p>2,75%</text:p>
          </table:table-cell>
          <table:table-cell/>
          <table:table-cell table:style-name="ce71" table:formula="of:=([.R214]-[.U214])*100*100" office:value-type="float" office:value="-1.7668418906391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14]+0.125" office:value-type="float" office:value="24" calcext:value-type="float">
            <text:p>24,000</text:p>
          </table:table-cell>
          <table:table-cell table:style-name="ce70" office:value-type="percentage" office:value="0.0190564451611626" calcext:value-type="percentage">
            <text:p>1,91%</text:p>
          </table:table-cell>
          <table:table-cell/>
          <table:table-cell table:style-name="ce68" table:formula="of:=[.E214]+0.125" office:value-type="float" office:value="24" calcext:value-type="float">
            <text:p>24,000</text:p>
          </table:table-cell>
          <table:table-cell table:style-name="ce70" office:value-type="percentage" office:value="0.0203946227152453" calcext:value-type="percentage">
            <text:p>2,04%</text:p>
          </table:table-cell>
          <table:table-cell/>
          <table:table-cell table:style-name="ce68" table:formula="of:=[.H214]+0.125" office:value-type="float" office:value="24" calcext:value-type="float">
            <text:p>24,000</text:p>
          </table:table-cell>
          <table:table-cell table:style-name="ce70" office:value-type="percentage" office:value="0.0225707441322304" calcext:value-type="percentage">
            <text:p>2,26%</text:p>
          </table:table-cell>
          <table:table-cell/>
          <table:table-cell table:style-name="ce68" table:formula="of:=[.K214]+0.05" office:value-type="float" office:value="9.6" calcext:value-type="float">
            <text:p>9,600</text:p>
          </table:table-cell>
          <table:table-cell table:style-name="ce70" office:value-type="percentage" office:value="0.0268101075857511" calcext:value-type="percentage">
            <text:p>2,68%</text:p>
          </table:table-cell>
          <table:table-cell/>
          <table:table-cell table:style-name="ce68" table:formula="of:=[.N214]+0.05" office:value-type="float" office:value="9.6" calcext:value-type="float">
            <text:p>9,600</text:p>
          </table:table-cell>
          <table:table-cell table:style-name="ce70" office:value-type="percentage" office:value="0.0283481924180961" calcext:value-type="percentage">
            <text:p>2,83%</text:p>
          </table:table-cell>
          <table:table-cell/>
          <table:table-cell table:style-name="ce68" table:formula="of:=[.Q214]+0.05" office:value-type="float" office:value="9.6" calcext:value-type="float">
            <text:p>9,600</text:p>
          </table:table-cell>
          <table:table-cell table:style-name="ce70" office:value-type="percentage" office:value="0.027382880983967" calcext:value-type="percentage">
            <text:p>2,74%</text:p>
          </table:table-cell>
          <table:table-cell/>
          <table:table-cell table:style-name="ce68" table:formula="of:=[.T214]+0.05" office:value-type="float" office:value="9.6" calcext:value-type="float">
            <text:p>9,600</text:p>
          </table:table-cell>
          <table:table-cell table:style-name="ce70" office:value-type="percentage" office:value="0.0275593035303941" calcext:value-type="percentage">
            <text:p>2,76%</text:p>
          </table:table-cell>
          <table:table-cell/>
          <table:table-cell table:style-name="ce71" table:formula="of:=([.R215]-[.U215])*100*100" office:value-type="float" office:value="-1.76422546427128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15]+0.125" office:value-type="float" office:value="24.125" calcext:value-type="float">
            <text:p>24,125</text:p>
          </table:table-cell>
          <table:table-cell table:style-name="ce70" office:value-type="percentage" office:value="0.0190671127293947" calcext:value-type="percentage">
            <text:p>1,91%</text:p>
          </table:table-cell>
          <table:table-cell/>
          <table:table-cell table:style-name="ce68" table:formula="of:=[.E215]+0.125" office:value-type="float" office:value="24.125" calcext:value-type="float">
            <text:p>24,125</text:p>
          </table:table-cell>
          <table:table-cell table:style-name="ce70" office:value-type="percentage" office:value="0.0204182547836179" calcext:value-type="percentage">
            <text:p>2,04%</text:p>
          </table:table-cell>
          <table:table-cell/>
          <table:table-cell table:style-name="ce68" table:formula="of:=[.H215]+0.125" office:value-type="float" office:value="24.125" calcext:value-type="float">
            <text:p>24,125</text:p>
          </table:table-cell>
          <table:table-cell table:style-name="ce70" office:value-type="percentage" office:value="0.0225852332183904" calcext:value-type="percentage">
            <text:p>2,26%</text:p>
          </table:table-cell>
          <table:table-cell/>
          <table:table-cell table:style-name="ce68" table:formula="of:=[.K215]+0.05" office:value-type="float" office:value="9.65" calcext:value-type="float">
            <text:p>9,650</text:p>
          </table:table-cell>
          <table:table-cell table:style-name="ce70" office:value-type="percentage" office:value="0.0269183797310268" calcext:value-type="percentage">
            <text:p>2,69%</text:p>
          </table:table-cell>
          <table:table-cell/>
          <table:table-cell table:style-name="ce68" table:formula="of:=[.N215]+0.05" office:value-type="float" office:value="9.65" calcext:value-type="float">
            <text:p>9,650</text:p>
          </table:table-cell>
          <table:table-cell table:style-name="ce70" office:value-type="percentage" office:value="0.0283530388066781" calcext:value-type="percentage">
            <text:p>2,84%</text:p>
          </table:table-cell>
          <table:table-cell/>
          <table:table-cell table:style-name="ce68" table:formula="of:=[.Q215]+0.05" office:value-type="float" office:value="9.65" calcext:value-type="float">
            <text:p>9,650</text:p>
          </table:table-cell>
          <table:table-cell table:style-name="ce70" office:value-type="percentage" office:value="0.0274625646831406" calcext:value-type="percentage">
            <text:p>2,75%</text:p>
          </table:table-cell>
          <table:table-cell/>
          <table:table-cell table:style-name="ce68" table:formula="of:=[.T215]+0.05" office:value-type="float" office:value="9.65" calcext:value-type="float">
            <text:p>9,650</text:p>
          </table:table-cell>
          <table:table-cell table:style-name="ce70" office:value-type="percentage" office:value="0.0276387255869309" calcext:value-type="percentage">
            <text:p>2,76%</text:p>
          </table:table-cell>
          <table:table-cell/>
          <table:table-cell table:style-name="ce71" table:formula="of:=([.R216]-[.U216])*100*100" office:value-type="float" office:value="-1.76160903790343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16]+0.125" office:value-type="float" office:value="24.25" calcext:value-type="float">
            <text:p>24,250</text:p>
          </table:table-cell>
          <table:table-cell table:style-name="ce70" office:value-type="percentage" office:value="0.0190776703226967" calcext:value-type="percentage">
            <text:p>1,91%</text:p>
          </table:table-cell>
          <table:table-cell/>
          <table:table-cell table:style-name="ce68" table:formula="of:=[.E216]+0.125" office:value-type="float" office:value="24.25" calcext:value-type="float">
            <text:p>24,250</text:p>
          </table:table-cell>
          <table:table-cell table:style-name="ce70" office:value-type="percentage" office:value="0.0204416432224196" calcext:value-type="percentage">
            <text:p>2,04%</text:p>
          </table:table-cell>
          <table:table-cell/>
          <table:table-cell table:style-name="ce68" table:formula="of:=[.H216]+0.125" office:value-type="float" office:value="24.25" calcext:value-type="float">
            <text:p>24,250</text:p>
          </table:table-cell>
          <table:table-cell table:style-name="ce70" office:value-type="percentage" office:value="0.0225995729325282" calcext:value-type="percentage">
            <text:p>2,26%</text:p>
          </table:table-cell>
          <table:table-cell/>
          <table:table-cell table:style-name="ce68" table:formula="of:=[.K216]+0.05" office:value-type="float" office:value="9.7" calcext:value-type="float">
            <text:p>9,700</text:p>
          </table:table-cell>
          <table:table-cell table:style-name="ce70" office:value-type="percentage" office:value="0.0270266518763025" calcext:value-type="percentage">
            <text:p>2,70%</text:p>
          </table:table-cell>
          <table:table-cell/>
          <table:table-cell table:style-name="ce68" table:formula="of:=[.N216]+0.05" office:value-type="float" office:value="9.7" calcext:value-type="float">
            <text:p>9,700</text:p>
          </table:table-cell>
          <table:table-cell table:style-name="ce70" office:value-type="percentage" office:value="0.0283578851952602" calcext:value-type="percentage">
            <text:p>2,84%</text:p>
          </table:table-cell>
          <table:table-cell/>
          <table:table-cell table:style-name="ce68" table:formula="of:=[.Q216]+0.05" office:value-type="float" office:value="9.7" calcext:value-type="float">
            <text:p>9,700</text:p>
          </table:table-cell>
          <table:table-cell table:style-name="ce70" office:value-type="percentage" office:value="0.0275422483823141" calcext:value-type="percentage">
            <text:p>2,75%</text:p>
          </table:table-cell>
          <table:table-cell/>
          <table:table-cell table:style-name="ce68" table:formula="of:=[.T216]+0.05" office:value-type="float" office:value="9.7" calcext:value-type="float">
            <text:p>9,700</text:p>
          </table:table-cell>
          <table:table-cell table:style-name="ce70" office:value-type="percentage" office:value="0.0277181476434677" calcext:value-type="percentage">
            <text:p>2,77%</text:p>
          </table:table-cell>
          <table:table-cell/>
          <table:table-cell table:style-name="ce71" table:formula="of:=([.R217]-[.U217])*100*100" office:value-type="float" office:value="-1.75899261153561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17]+0.125" office:value-type="float" office:value="24.375" calcext:value-type="float">
            <text:p>24,375</text:p>
          </table:table-cell>
          <table:table-cell table:style-name="ce70" office:value-type="percentage" office:value="0.0190881196329903" calcext:value-type="percentage">
            <text:p>1,91%</text:p>
          </table:table-cell>
          <table:table-cell/>
          <table:table-cell table:style-name="ce68" table:formula="of:=[.E217]+0.125" office:value-type="float" office:value="24.375" calcext:value-type="float">
            <text:p>24,375</text:p>
          </table:table-cell>
          <table:table-cell table:style-name="ce70" office:value-type="percentage" office:value="0.0204647917797976" calcext:value-type="percentage">
            <text:p>2,05%</text:p>
          </table:table-cell>
          <table:table-cell/>
          <table:table-cell table:style-name="ce68" table:formula="of:=[.H217]+0.125" office:value-type="float" office:value="24.375" calcext:value-type="float">
            <text:p>24,375</text:p>
          </table:table-cell>
          <table:table-cell table:style-name="ce70" office:value-type="percentage" office:value="0.0226137655726747" calcext:value-type="percentage">
            <text:p>2,26%</text:p>
          </table:table-cell>
          <table:table-cell/>
          <table:table-cell table:style-name="ce68" table:formula="of:=[.K217]+0.05" office:value-type="float" office:value="9.75" calcext:value-type="float">
            <text:p>9,750</text:p>
          </table:table-cell>
          <table:table-cell table:style-name="ce70" office:value-type="percentage" office:value="0.0271349240215782" calcext:value-type="percentage">
            <text:p>2,71%</text:p>
          </table:table-cell>
          <table:table-cell/>
          <table:table-cell table:style-name="ce68" table:formula="of:=[.N217]+0.05" office:value-type="float" office:value="9.75" calcext:value-type="float">
            <text:p>9,750</text:p>
          </table:table-cell>
          <table:table-cell table:style-name="ce70" office:value-type="percentage" office:value="0.0283627315838422" calcext:value-type="percentage">
            <text:p>2,84%</text:p>
          </table:table-cell>
          <table:table-cell/>
          <table:table-cell table:style-name="ce68" table:formula="of:=[.Q217]+0.05" office:value-type="float" office:value="9.75" calcext:value-type="float">
            <text:p>9,750</text:p>
          </table:table-cell>
          <table:table-cell table:style-name="ce70" office:value-type="percentage" office:value="0.0276219320814877" calcext:value-type="percentage">
            <text:p>2,76%</text:p>
          </table:table-cell>
          <table:table-cell/>
          <table:table-cell table:style-name="ce68" table:formula="of:=[.T217]+0.05" office:value-type="float" office:value="9.75" calcext:value-type="float">
            <text:p>9,750</text:p>
          </table:table-cell>
          <table:table-cell table:style-name="ce70" office:value-type="percentage" office:value="0.0277975697000045" calcext:value-type="percentage">
            <text:p>2,78%</text:p>
          </table:table-cell>
          <table:table-cell/>
          <table:table-cell table:style-name="ce71" table:formula="of:=([.R218]-[.U218])*100*100" office:value-type="float" office:value="-1.75637618516779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18]+0.125" office:value-type="float" office:value="24.5" calcext:value-type="float">
            <text:p>24,500</text:p>
          </table:table-cell>
          <table:table-cell table:style-name="ce70" office:value-type="percentage" office:value="0.0190984623176688" calcext:value-type="percentage">
            <text:p>1,91%</text:p>
          </table:table-cell>
          <table:table-cell/>
          <table:table-cell table:style-name="ce68" table:formula="of:=[.E218]+0.125" office:value-type="float" office:value="24.5" calcext:value-type="float">
            <text:p>24,500</text:p>
          </table:table-cell>
          <table:table-cell table:style-name="ce70" office:value-type="percentage" office:value="0.0204877041274066" calcext:value-type="percentage">
            <text:p>2,05%</text:p>
          </table:table-cell>
          <table:table-cell/>
          <table:table-cell table:style-name="ce68" table:formula="of:=[.H218]+0.125" office:value-type="float" office:value="24.5" calcext:value-type="float">
            <text:p>24,500</text:p>
          </table:table-cell>
          <table:table-cell table:style-name="ce70" office:value-type="percentage" office:value="0.0226278133899627" calcext:value-type="percentage">
            <text:p>2,26%</text:p>
          </table:table-cell>
          <table:table-cell/>
          <table:table-cell table:style-name="ce68" table:formula="of:=[.K218]+0.05" office:value-type="float" office:value="9.8" calcext:value-type="float">
            <text:p>9,800</text:p>
          </table:table-cell>
          <table:table-cell table:style-name="ce70" office:value-type="percentage" office:value="0.0271480101817054" calcext:value-type="percentage">
            <text:p>2,71%</text:p>
          </table:table-cell>
          <table:table-cell/>
          <table:table-cell table:style-name="ce68" table:formula="of:=[.N218]+0.05" office:value-type="float" office:value="9.8" calcext:value-type="float">
            <text:p>9,800</text:p>
          </table:table-cell>
          <table:table-cell table:style-name="ce70" office:value-type="percentage" office:value="0.0283675779724243" calcext:value-type="percentage">
            <text:p>2,84%</text:p>
          </table:table-cell>
          <table:table-cell/>
          <table:table-cell table:style-name="ce68" table:formula="of:=[.Q218]+0.05" office:value-type="float" office:value="9.8" calcext:value-type="float">
            <text:p>9,800</text:p>
          </table:table-cell>
          <table:table-cell table:style-name="ce70" office:value-type="percentage" office:value="0.0276602788420367" calcext:value-type="percentage">
            <text:p>2,77%</text:p>
          </table:table-cell>
          <table:table-cell/>
          <table:table-cell table:style-name="ce68" table:formula="of:=[.T218]+0.05" office:value-type="float" office:value="9.8" calcext:value-type="float">
            <text:p>9,800</text:p>
          </table:table-cell>
          <table:table-cell table:style-name="ce70" office:value-type="percentage" office:value="0.0278354001128151" calcext:value-type="percentage">
            <text:p>2,78%</text:p>
          </table:table-cell>
          <table:table-cell/>
          <table:table-cell table:style-name="ce71" table:formula="of:=([.R219]-[.U219])*100*100" office:value-type="float" office:value="-1.75121270778397" calcext:value-type="float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19]+0.125" office:value-type="float" office:value="24.625" calcext:value-type="float">
            <text:p>24,625</text:p>
          </table:table-cell>
          <table:table-cell table:style-name="ce70" office:value-type="percentage" office:value="0.0191087000004723" calcext:value-type="percentage">
            <text:p>1,91%</text:p>
          </table:table-cell>
          <table:table-cell/>
          <table:table-cell table:style-name="ce68" table:formula="of:=[.E219]+0.125" office:value-type="float" office:value="24.625" calcext:value-type="float">
            <text:p>24,625</text:p>
          </table:table-cell>
          <table:table-cell table:style-name="ce70" office:value-type="percentage" office:value="0.0205103838623494" calcext:value-type="percentage">
            <text:p>2,05%</text:p>
          </table:table-cell>
          <table:table-cell/>
          <table:table-cell table:style-name="ce68" table:formula="of:=[.H219]+0.125" office:value-type="float" office:value="24.625" calcext:value-type="float">
            <text:p>24,625</text:p>
          </table:table-cell>
          <table:table-cell table:style-name="ce70" office:value-type="percentage" office:value="0.0226417185898162" calcext:value-type="percentage">
            <text:p>2,26%</text:p>
          </table:table-cell>
          <table:table-cell/>
          <table:table-cell table:style-name="ce68" table:formula="of:=[.K219]+0.05" office:value-type="float" office:value="9.85000000000001" calcext:value-type="float">
            <text:p>9,850</text:p>
          </table:table-cell>
          <table:table-cell table:style-name="ce70" office:value-type="percentage" office:value="0.0271610963418326" calcext:value-type="percentage">
            <text:p>2,72%</text:p>
          </table:table-cell>
          <table:table-cell/>
          <table:table-cell table:style-name="ce68" table:formula="of:=[.N219]+0.05" office:value-type="float" office:value="9.85000000000001" calcext:value-type="float">
            <text:p>9,850</text:p>
          </table:table-cell>
          <table:table-cell table:style-name="ce70" office:value-type="percentage" office:value="0.0283724243610063" calcext:value-type="percentage">
            <text:p>2,84%</text:p>
          </table:table-cell>
          <table:table-cell/>
          <table:table-cell table:style-name="ce68" table:formula="of:=[.Q219]+0.05" office:value-type="float" office:value="9.85000000000001" calcext:value-type="float">
            <text:p>9,850</text:p>
          </table:table-cell>
          <table:table-cell table:style-name="ce70" office:value-type="percentage" office:value="0.0276986256025858" calcext:value-type="percentage">
            <text:p>2,77%</text:p>
          </table:table-cell>
          <table:table-cell/>
          <table:table-cell table:style-name="ce68" table:formula="of:=[.T219]+0.05" office:value-type="float" office:value="9.85000000000001" calcext:value-type="float">
            <text:p>9,850</text:p>
          </table:table-cell>
          <table:table-cell table:style-name="ce70" office:value-type="percentage" office:value="0.0278732305256258" calcext:value-type="percentage">
            <text:p>2,79%</text:p>
          </table:table-cell>
          <table:table-cell/>
          <table:table-cell table:style-name="ce71" table:formula="of:=([.R220]-[.U220])*100*100" office:value-type="float" office:value="-1.74604923040011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20]+0.125" office:value-type="float" office:value="24.75" calcext:value-type="float">
            <text:p>24,750</text:p>
          </table:table-cell>
          <table:table-cell table:style-name="ce70" office:value-type="percentage" office:value="0.0191188342723385" calcext:value-type="percentage">
            <text:p>1,91%</text:p>
          </table:table-cell>
          <table:table-cell/>
          <table:table-cell table:style-name="ce68" table:formula="of:=[.E220]+0.125" office:value-type="float" office:value="24.75" calcext:value-type="float">
            <text:p>24,750</text:p>
          </table:table-cell>
          <table:table-cell table:style-name="ce70" office:value-type="percentage" office:value="0.0205328345090605" calcext:value-type="percentage">
            <text:p>2,05%</text:p>
          </table:table-cell>
          <table:table-cell/>
          <table:table-cell table:style-name="ce68" table:formula="of:=[.H220]+0.125" office:value-type="float" office:value="24.75" calcext:value-type="float">
            <text:p>24,750</text:p>
          </table:table-cell>
          <table:table-cell table:style-name="ce70" office:value-type="percentage" office:value="0.0226554833331056" calcext:value-type="percentage">
            <text:p>2,27%</text:p>
          </table:table-cell>
          <table:table-cell/>
          <table:table-cell table:style-name="ce68" table:formula="of:=[.K220]+0.05" office:value-type="float" office:value="9.90000000000001" calcext:value-type="float">
            <text:p>9,900</text:p>
          </table:table-cell>
          <table:table-cell table:style-name="ce70" office:value-type="percentage" office:value="0.0271741825019598" calcext:value-type="percentage">
            <text:p>2,72%</text:p>
          </table:table-cell>
          <table:table-cell/>
          <table:table-cell table:style-name="ce68" table:formula="of:=[.N220]+0.05" office:value-type="float" office:value="9.90000000000001" calcext:value-type="float">
            <text:p>9,900</text:p>
          </table:table-cell>
          <table:table-cell table:style-name="ce70" office:value-type="percentage" office:value="0.0283772707495884" calcext:value-type="percentage">
            <text:p>2,84%</text:p>
          </table:table-cell>
          <table:table-cell/>
          <table:table-cell table:style-name="ce68" table:formula="of:=[.Q220]+0.05" office:value-type="float" office:value="9.90000000000001" calcext:value-type="float">
            <text:p>9,900</text:p>
          </table:table-cell>
          <table:table-cell table:style-name="ce70" office:value-type="percentage" office:value="0.0277369723631348" calcext:value-type="percentage">
            <text:p>2,77%</text:p>
          </table:table-cell>
          <table:table-cell/>
          <table:table-cell table:style-name="ce68" table:formula="of:=[.T220]+0.05" office:value-type="float" office:value="9.90000000000001" calcext:value-type="float">
            <text:p>9,900</text:p>
          </table:table-cell>
          <table:table-cell table:style-name="ce70" office:value-type="percentage" office:value="0.0279110609384364" calcext:value-type="percentage">
            <text:p>2,79%</text:p>
          </table:table-cell>
          <table:table-cell/>
          <table:table-cell table:style-name="ce71" table:formula="of:=([.R221]-[.U221])*100*100" office:value-type="float" office:value="-1.74088575301629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21]+0.125" office:value-type="float" office:value="24.875" calcext:value-type="float">
            <text:p>24,875</text:p>
          </table:table-cell>
          <table:table-cell table:style-name="ce70" office:value-type="percentage" office:value="0.019128866692226" calcext:value-type="percentage">
            <text:p>1,91%</text:p>
          </table:table-cell>
          <table:table-cell/>
          <table:table-cell table:style-name="ce68" table:formula="of:=[.E221]+0.125" office:value-type="float" office:value="24.875" calcext:value-type="float">
            <text:p>24,875</text:p>
          </table:table-cell>
          <table:table-cell table:style-name="ce70" office:value-type="percentage" office:value="0.0205550595211312" calcext:value-type="percentage">
            <text:p>2,06%</text:p>
          </table:table-cell>
          <table:table-cell/>
          <table:table-cell table:style-name="ce68" table:formula="of:=[.H221]+0.125" office:value-type="float" office:value="24.875" calcext:value-type="float">
            <text:p>24,875</text:p>
          </table:table-cell>
          <table:table-cell table:style-name="ce70" office:value-type="percentage" office:value="0.0226691097372665" calcext:value-type="percentage">
            <text:p>2,27%</text:p>
          </table:table-cell>
          <table:table-cell/>
          <table:table-cell table:style-name="ce68" table:formula="of:=[.K221]+0.05" office:value-type="float" office:value="9.95000000000001" calcext:value-type="float">
            <text:p>9,950</text:p>
          </table:table-cell>
          <table:table-cell table:style-name="ce70" office:value-type="percentage" office:value="0.027187268662087" calcext:value-type="percentage">
            <text:p>2,72%</text:p>
          </table:table-cell>
          <table:table-cell/>
          <table:table-cell table:style-name="ce68" table:formula="of:=[.N221]+0.05" office:value-type="float" office:value="9.95000000000001" calcext:value-type="float">
            <text:p>9,950</text:p>
          </table:table-cell>
          <table:table-cell table:style-name="ce70" office:value-type="percentage" office:value="0.0283821171381704" calcext:value-type="percentage">
            <text:p>2,84%</text:p>
          </table:table-cell>
          <table:table-cell/>
          <table:table-cell table:style-name="ce68" table:formula="of:=[.Q221]+0.05" office:value-type="float" office:value="9.95000000000001" calcext:value-type="float">
            <text:p>9,950</text:p>
          </table:table-cell>
          <table:table-cell table:style-name="ce70" office:value-type="percentage" office:value="0.0277753191236838" calcext:value-type="percentage">
            <text:p>2,78%</text:p>
          </table:table-cell>
          <table:table-cell/>
          <table:table-cell table:style-name="ce68" table:formula="of:=[.T221]+0.05" office:value-type="float" office:value="9.95000000000001" calcext:value-type="float">
            <text:p>9,950</text:p>
          </table:table-cell>
          <table:table-cell table:style-name="ce70" office:value-type="percentage" office:value="0.027948891351247" calcext:value-type="percentage">
            <text:p>2,79%</text:p>
          </table:table-cell>
          <table:table-cell/>
          <table:table-cell table:style-name="ce71" table:formula="of:=([.R222]-[.U222])*100*100" office:value-type="float" office:value="-1.73572227563246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22]+0.125" office:value-type="float" office:value="25" calcext:value-type="float">
            <text:p>25,000</text:p>
          </table:table-cell>
          <table:table-cell table:style-name="ce70" office:value-type="percentage" office:value="0.0191387987879147" calcext:value-type="percentage">
            <text:p>1,91%</text:p>
          </table:table-cell>
          <table:table-cell/>
          <table:table-cell table:style-name="ce68" table:formula="of:=[.E222]+0.125" office:value-type="float" office:value="25" calcext:value-type="float">
            <text:p>25,000</text:p>
          </table:table-cell>
          <table:table-cell table:style-name="ce70" office:value-type="percentage" office:value="0.0205770622830813" calcext:value-type="percentage">
            <text:p>2,06%</text:p>
          </table:table-cell>
          <table:table-cell/>
          <table:table-cell table:style-name="ce68" table:formula="of:=[.H222]+0.125" office:value-type="float" office:value="25" calcext:value-type="float">
            <text:p>25,000</text:p>
          </table:table-cell>
          <table:table-cell table:style-name="ce70" office:value-type="percentage" office:value="0.0226825998773857" calcext:value-type="percentage">
            <text:p>2,27%</text:p>
          </table:table-cell>
          <table:table-cell/>
          <table:table-cell table:style-name="ce68" table:formula="of:=[.K222]+0.05" office:value-type="float" office:value="10" calcext:value-type="float">
            <text:p>10,000</text:p>
          </table:table-cell>
          <table:table-cell table:style-name="ce70" office:value-type="percentage" office:value="0.0272003548222142" calcext:value-type="percentage">
            <text:p>2,72%</text:p>
          </table:table-cell>
          <table:table-cell/>
          <table:table-cell table:style-name="ce68" table:formula="of:=[.N222]+0.05" office:value-type="float" office:value="10" calcext:value-type="float">
            <text:p>10,000</text:p>
          </table:table-cell>
          <table:table-cell table:style-name="ce70" office:value-type="percentage" office:value="0.0283869635267525" calcext:value-type="percentage">
            <text:p>2,84%</text:p>
          </table:table-cell>
          <table:table-cell/>
          <table:table-cell table:style-name="ce68" table:formula="of:=[.Q222]+0.05" office:value-type="float" office:value="10" calcext:value-type="float">
            <text:p>10,000</text:p>
          </table:table-cell>
          <table:table-cell table:style-name="ce70" office:value-type="percentage" office:value="0.0278136658842328" calcext:value-type="percentage">
            <text:p>2,78%</text:p>
          </table:table-cell>
          <table:table-cell/>
          <table:table-cell table:style-name="ce68" table:formula="of:=[.T222]+0.05" office:value-type="float" office:value="10" calcext:value-type="float">
            <text:p>10,000</text:p>
          </table:table-cell>
          <table:table-cell table:style-name="ce70" office:value-type="percentage" office:value="0.0279867217640576" calcext:value-type="percentage">
            <text:p>2,80%</text:p>
          </table:table-cell>
          <table:table-cell/>
          <table:table-cell table:style-name="ce71" table:formula="of:=([.R223]-[.U223])*100*100" office:value-type="float" office:value="-1.73055879824864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23]+0.125" office:value-type="float" office:value="25.125" calcext:value-type="float">
            <text:p>25,125</text:p>
          </table:table-cell>
          <table:table-cell table:style-name="ce70" office:value-type="percentage" office:value="0.0191481975153154" calcext:value-type="percentage">
            <text:p>1,91%</text:p>
          </table:table-cell>
          <table:table-cell/>
          <table:table-cell table:style-name="ce68" table:formula="of:=[.E223]+0.125" office:value-type="float" office:value="25.125" calcext:value-type="float">
            <text:p>25,125</text:p>
          </table:table-cell>
          <table:table-cell table:style-name="ce70" office:value-type="percentage" office:value="0.0205974230134938" calcext:value-type="percentage">
            <text:p>2,06%</text:p>
          </table:table-cell>
          <table:table-cell/>
          <table:table-cell table:style-name="ce68" table:formula="of:=[.H223]+0.125" office:value-type="float" office:value="25.125" calcext:value-type="float">
            <text:p>25,125</text:p>
          </table:table-cell>
          <table:table-cell table:style-name="ce70" office:value-type="percentage" office:value="0.022695955787255" calcext:value-type="percentage">
            <text:p>2,27%</text:p>
          </table:table-cell>
          <table:table-cell/>
          <table:table-cell table:style-name="ce68" table:formula="of:=[.K223]+0.05" office:value-type="float" office:value="10.05" calcext:value-type="float">
            <text:p>10,050</text:p>
          </table:table-cell>
          <table:table-cell table:style-name="ce70" office:value-type="percentage" office:value="0.0272134409823414" calcext:value-type="percentage">
            <text:p>2,72%</text:p>
          </table:table-cell>
          <table:table-cell/>
          <table:table-cell table:style-name="ce68" table:formula="of:=[.N223]+0.05" office:value-type="float" office:value="10.05" calcext:value-type="float">
            <text:p>10,050</text:p>
          </table:table-cell>
          <table:table-cell table:style-name="ce70" office:value-type="percentage" office:value="0.0283918099153345" calcext:value-type="percentage">
            <text:p>2,84%</text:p>
          </table:table-cell>
          <table:table-cell/>
          <table:table-cell table:style-name="ce68" table:formula="of:=[.Q223]+0.05" office:value-type="float" office:value="10.05" calcext:value-type="float">
            <text:p>10,050</text:p>
          </table:table-cell>
          <table:table-cell table:style-name="ce70" office:value-type="percentage" office:value="0.0278520126447818" calcext:value-type="percentage">
            <text:p>2,79%</text:p>
          </table:table-cell>
          <table:table-cell/>
          <table:table-cell table:style-name="ce68" table:formula="of:=[.T223]+0.05" office:value-type="float" office:value="10.05" calcext:value-type="float">
            <text:p>10,050</text:p>
          </table:table-cell>
          <table:table-cell table:style-name="ce70" office:value-type="percentage" office:value="0.0280245521768683" calcext:value-type="percentage">
            <text:p>2,80%</text:p>
          </table:table-cell>
          <table:table-cell/>
          <table:table-cell table:style-name="ce71" table:formula="of:=([.R224]-[.U224])*100*100" office:value-type="float" office:value="-1.72539532086482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24]+0.125" office:value-type="float" office:value="25.25" calcext:value-type="float">
            <text:p>25,250</text:p>
          </table:table-cell>
          <table:table-cell table:style-name="ce70" office:value-type="percentage" office:value="0.0191575031860091" calcext:value-type="percentage">
            <text:p>1,92%</text:p>
          </table:table-cell>
          <table:table-cell/>
          <table:table-cell table:style-name="ce68" table:formula="of:=[.E224]+0.125" office:value-type="float" office:value="25.25" calcext:value-type="float">
            <text:p>25,250</text:p>
          </table:table-cell>
          <table:table-cell table:style-name="ce70" office:value-type="percentage" office:value="0.020617582152516" calcext:value-type="percentage">
            <text:p>2,06%</text:p>
          </table:table-cell>
          <table:table-cell/>
          <table:table-cell table:style-name="ce68" table:formula="of:=[.H224]+0.125" office:value-type="float" office:value="25.25" calcext:value-type="float">
            <text:p>25,250</text:p>
          </table:table-cell>
          <table:table-cell table:style-name="ce70" office:value-type="percentage" office:value="0.0227091794603929" calcext:value-type="percentage">
            <text:p>2,27%</text:p>
          </table:table-cell>
          <table:table-cell/>
          <table:table-cell table:style-name="ce68" table:formula="of:=[.K224]+0.05" office:value-type="float" office:value="10.1" calcext:value-type="float">
            <text:p>10,100</text:p>
          </table:table-cell>
          <table:table-cell table:style-name="ce70" office:value-type="percentage" office:value="0.0272265271424686" calcext:value-type="percentage">
            <text:p>2,72%</text:p>
          </table:table-cell>
          <table:table-cell/>
          <table:table-cell table:style-name="ce68" table:formula="of:=[.N224]+0.05" office:value-type="float" office:value="10.1" calcext:value-type="float">
            <text:p>10,100</text:p>
          </table:table-cell>
          <table:table-cell table:style-name="ce70" office:value-type="percentage" office:value="0.0283966563039166" calcext:value-type="percentage">
            <text:p>2,84%</text:p>
          </table:table-cell>
          <table:table-cell/>
          <table:table-cell table:style-name="ce68" table:formula="of:=[.Q224]+0.05" office:value-type="float" office:value="10.1" calcext:value-type="float">
            <text:p>10,100</text:p>
          </table:table-cell>
          <table:table-cell table:style-name="ce70" office:value-type="percentage" office:value="0.0278903594053308" calcext:value-type="percentage">
            <text:p>2,79%</text:p>
          </table:table-cell>
          <table:table-cell/>
          <table:table-cell table:style-name="ce68" table:formula="of:=[.T224]+0.05" office:value-type="float" office:value="10.1" calcext:value-type="float">
            <text:p>10,100</text:p>
          </table:table-cell>
          <table:table-cell table:style-name="ce70" office:value-type="percentage" office:value="0.0280623825896789" calcext:value-type="percentage">
            <text:p>2,81%</text:p>
          </table:table-cell>
          <table:table-cell/>
          <table:table-cell table:style-name="ce71" table:formula="of:=([.R225]-[.U225])*100*100" office:value-type="float" office:value="-1.720231843481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25]+0.125" office:value-type="float" office:value="25.375" calcext:value-type="float">
            <text:p>25,375</text:p>
          </table:table-cell>
          <table:table-cell table:style-name="ce70" office:value-type="percentage" office:value="0.0191667171752181" calcext:value-type="percentage">
            <text:p>1,92%</text:p>
          </table:table-cell>
          <table:table-cell/>
          <table:table-cell table:style-name="ce68" table:formula="of:=[.E225]+0.125" office:value-type="float" office:value="25.375" calcext:value-type="float">
            <text:p>25,375</text:p>
          </table:table-cell>
          <table:table-cell table:style-name="ce70" office:value-type="percentage" office:value="0.0206375426793312" calcext:value-type="percentage">
            <text:p>2,06%</text:p>
          </table:table-cell>
          <table:table-cell/>
          <table:table-cell table:style-name="ce68" table:formula="of:=[.H225]+0.125" office:value-type="float" office:value="25.375" calcext:value-type="float">
            <text:p>25,375</text:p>
          </table:table-cell>
          <table:table-cell table:style-name="ce70" office:value-type="percentage" office:value="0.0227222728510368" calcext:value-type="percentage">
            <text:p>2,27%</text:p>
          </table:table-cell>
          <table:table-cell/>
          <table:table-cell table:style-name="ce68" table:formula="of:=[.K225]+0.05" office:value-type="float" office:value="10.15" calcext:value-type="float">
            <text:p>10,150</text:p>
          </table:table-cell>
          <table:table-cell table:style-name="ce70" office:value-type="percentage" office:value="0.0272396133025958" calcext:value-type="percentage">
            <text:p>2,72%</text:p>
          </table:table-cell>
          <table:table-cell/>
          <table:table-cell table:style-name="ce68" table:formula="of:=[.N225]+0.05" office:value-type="float" office:value="10.15" calcext:value-type="float">
            <text:p>10,150</text:p>
          </table:table-cell>
          <table:table-cell table:style-name="ce70" office:value-type="percentage" office:value="0.0284015026924986" calcext:value-type="percentage">
            <text:p>2,84%</text:p>
          </table:table-cell>
          <table:table-cell/>
          <table:table-cell table:style-name="ce68" table:formula="of:=[.Q225]+0.05" office:value-type="float" office:value="10.15" calcext:value-type="float">
            <text:p>10,150</text:p>
          </table:table-cell>
          <table:table-cell table:style-name="ce70" office:value-type="percentage" office:value="0.0279287061658798" calcext:value-type="percentage">
            <text:p>2,79%</text:p>
          </table:table-cell>
          <table:table-cell/>
          <table:table-cell table:style-name="ce68" table:formula="of:=[.T225]+0.05" office:value-type="float" office:value="10.15" calcext:value-type="float">
            <text:p>10,150</text:p>
          </table:table-cell>
          <table:table-cell table:style-name="ce70" office:value-type="percentage" office:value="0.0281002130024895" calcext:value-type="percentage">
            <text:p>2,81%</text:p>
          </table:table-cell>
          <table:table-cell/>
          <table:table-cell table:style-name="ce71" table:formula="of:=([.R226]-[.U226])*100*100" office:value-type="float" office:value="-1.71506836609714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26]+0.125" office:value-type="float" office:value="25.5" calcext:value-type="float">
            <text:p>25,500</text:p>
          </table:table-cell>
          <table:table-cell table:style-name="ce70" office:value-type="percentage" office:value="0.0191758408311996" calcext:value-type="percentage">
            <text:p>1,92%</text:p>
          </table:table-cell>
          <table:table-cell/>
          <table:table-cell table:style-name="ce68" table:formula="of:=[.E226]+0.125" office:value-type="float" office:value="25.5" calcext:value-type="float">
            <text:p>25,500</text:p>
          </table:table-cell>
          <table:table-cell table:style-name="ce70" office:value-type="percentage" office:value="0.0206573075147069" calcext:value-type="percentage">
            <text:p>2,07%</text:p>
          </table:table-cell>
          <table:table-cell/>
          <table:table-cell table:style-name="ce68" table:formula="of:=[.H226]+0.125" office:value-type="float" office:value="25.5" calcext:value-type="float">
            <text:p>25,500</text:p>
          </table:table-cell>
          <table:table-cell table:style-name="ce70" office:value-type="percentage" office:value="0.0227352378751059" calcext:value-type="percentage">
            <text:p>2,27%</text:p>
          </table:table-cell>
          <table:table-cell/>
          <table:table-cell table:style-name="ce68" table:formula="of:=[.K226]+0.05" office:value-type="float" office:value="10.2" calcext:value-type="float">
            <text:p>10,200</text:p>
          </table:table-cell>
          <table:table-cell table:style-name="ce70" office:value-type="percentage" office:value="0.027252699462723" calcext:value-type="percentage">
            <text:p>2,73%</text:p>
          </table:table-cell>
          <table:table-cell/>
          <table:table-cell table:style-name="ce68" table:formula="of:=[.N226]+0.05" office:value-type="float" office:value="10.2" calcext:value-type="float">
            <text:p>10,200</text:p>
          </table:table-cell>
          <table:table-cell table:style-name="ce70" office:value-type="percentage" office:value="0.0284063490810806" calcext:value-type="percentage">
            <text:p>2,84%</text:p>
          </table:table-cell>
          <table:table-cell/>
          <table:table-cell table:style-name="ce68" table:formula="of:=[.Q226]+0.05" office:value-type="float" office:value="10.2" calcext:value-type="float">
            <text:p>10,200</text:p>
          </table:table-cell>
          <table:table-cell table:style-name="ce70" office:value-type="percentage" office:value="0.0279670529264288" calcext:value-type="percentage">
            <text:p>2,80%</text:p>
          </table:table-cell>
          <table:table-cell/>
          <table:table-cell table:style-name="ce68" table:formula="of:=[.T226]+0.05" office:value-type="float" office:value="10.2" calcext:value-type="float">
            <text:p>10,200</text:p>
          </table:table-cell>
          <table:table-cell table:style-name="ce70" office:value-type="percentage" office:value="0.0281380434153002" calcext:value-type="percentage">
            <text:p>2,81%</text:p>
          </table:table-cell>
          <table:table-cell/>
          <table:table-cell table:style-name="ce71" table:formula="of:=([.R227]-[.U227])*100*100" office:value-type="float" office:value="-1.70990488871332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27]+0.125" office:value-type="float" office:value="25.625" calcext:value-type="float">
            <text:p>25,625</text:p>
          </table:table-cell>
          <table:table-cell table:style-name="ce70" office:value-type="percentage" office:value="0.0191848754759032" calcext:value-type="percentage">
            <text:p>1,92%</text:p>
          </table:table-cell>
          <table:table-cell/>
          <table:table-cell table:style-name="ce68" table:formula="of:=[.E227]+0.125" office:value-type="float" office:value="25.625" calcext:value-type="float">
            <text:p>25,625</text:p>
          </table:table-cell>
          <table:table-cell table:style-name="ce70" office:value-type="percentage" office:value="0.0206768795224205" calcext:value-type="percentage">
            <text:p>2,07%</text:p>
          </table:table-cell>
          <table:table-cell/>
          <table:table-cell table:style-name="ce68" table:formula="of:=[.H227]+0.125" office:value-type="float" office:value="25.625" calcext:value-type="float">
            <text:p>25,625</text:p>
          </table:table-cell>
          <table:table-cell table:style-name="ce70" office:value-type="percentage" office:value="0.0227480764111352" calcext:value-type="percentage">
            <text:p>2,27%</text:p>
          </table:table-cell>
          <table:table-cell/>
          <table:table-cell table:style-name="ce68" table:formula="of:=[.K227]+0.05" office:value-type="float" office:value="10.25" calcext:value-type="float">
            <text:p>10,250</text:p>
          </table:table-cell>
          <table:table-cell table:style-name="ce70" office:value-type="percentage" office:value="0.0272657856228502" calcext:value-type="percentage">
            <text:p>2,73%</text:p>
          </table:table-cell>
          <table:table-cell/>
          <table:table-cell table:style-name="ce68" table:formula="of:=[.N227]+0.05" office:value-type="float" office:value="10.25" calcext:value-type="float">
            <text:p>10,250</text:p>
          </table:table-cell>
          <table:table-cell table:style-name="ce70" office:value-type="percentage" office:value="0.0284111954696627" calcext:value-type="percentage">
            <text:p>2,84%</text:p>
          </table:table-cell>
          <table:table-cell/>
          <table:table-cell table:style-name="ce68" table:formula="of:=[.Q227]+0.05" office:value-type="float" office:value="10.25" calcext:value-type="float">
            <text:p>10,250</text:p>
          </table:table-cell>
          <table:table-cell table:style-name="ce70" office:value-type="percentage" office:value="0.0280053996869778" calcext:value-type="percentage">
            <text:p>2,80%</text:p>
          </table:table-cell>
          <table:table-cell/>
          <table:table-cell table:style-name="ce68" table:formula="of:=[.T227]+0.05" office:value-type="float" office:value="10.25" calcext:value-type="float">
            <text:p>10,250</text:p>
          </table:table-cell>
          <table:table-cell table:style-name="ce70" office:value-type="percentage" office:value="0.0281758738281108" calcext:value-type="percentage">
            <text:p>2,82%</text:p>
          </table:table-cell>
          <table:table-cell/>
          <table:table-cell table:style-name="ce71" table:formula="of:=([.R228]-[.U228])*100*100" office:value-type="float" office:value="-1.70474141132949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28]+0.125" office:value-type="float" office:value="25.75" calcext:value-type="float">
            <text:p>25,750</text:p>
          </table:table-cell>
          <table:table-cell table:style-name="ce70" office:value-type="percentage" office:value="0.0191938224056097" calcext:value-type="percentage">
            <text:p>1,92%</text:p>
          </table:table-cell>
          <table:table-cell/>
          <table:table-cell table:style-name="ce68" table:formula="of:=[.E228]+0.125" office:value-type="float" office:value="25.75" calcext:value-type="float">
            <text:p>25,750</text:p>
          </table:table-cell>
          <table:table-cell table:style-name="ce70" office:value-type="percentage" office:value="0.0206962615106417" calcext:value-type="percentage">
            <text:p>2,07%</text:p>
          </table:table-cell>
          <table:table-cell/>
          <table:table-cell table:style-name="ce68" table:formula="of:=[.H228]+0.125" office:value-type="float" office:value="25.75" calcext:value-type="float">
            <text:p>25,750</text:p>
          </table:table-cell>
          <table:table-cell table:style-name="ce70" office:value-type="percentage" office:value="0.0227607903011836" calcext:value-type="percentage">
            <text:p>2,28%</text:p>
          </table:table-cell>
          <table:table-cell/>
          <table:table-cell table:style-name="ce68" table:formula="of:=[.K228]+0.05" office:value-type="float" office:value="10.3" calcext:value-type="float">
            <text:p>10,300</text:p>
          </table:table-cell>
          <table:table-cell table:style-name="ce70" office:value-type="percentage" office:value="0.0272788717829774" calcext:value-type="percentage">
            <text:p>2,73%</text:p>
          </table:table-cell>
          <table:table-cell/>
          <table:table-cell table:style-name="ce68" table:formula="of:=[.N228]+0.05" office:value-type="float" office:value="10.3" calcext:value-type="float">
            <text:p>10,300</text:p>
          </table:table-cell>
          <table:table-cell table:style-name="ce70" office:value-type="percentage" office:value="0.0284160418582447" calcext:value-type="percentage">
            <text:p>2,84%</text:p>
          </table:table-cell>
          <table:table-cell/>
          <table:table-cell table:style-name="ce68" table:formula="of:=[.Q228]+0.05" office:value-type="float" office:value="10.3" calcext:value-type="float">
            <text:p>10,300</text:p>
          </table:table-cell>
          <table:table-cell table:style-name="ce70" office:value-type="percentage" office:value="0.0280437464475269" calcext:value-type="percentage">
            <text:p>2,80%</text:p>
          </table:table-cell>
          <table:table-cell/>
          <table:table-cell table:style-name="ce68" table:formula="of:=[.T228]+0.05" office:value-type="float" office:value="10.3" calcext:value-type="float">
            <text:p>10,300</text:p>
          </table:table-cell>
          <table:table-cell table:style-name="ce70" office:value-type="percentage" office:value="0.0282137042409214" calcext:value-type="percentage">
            <text:p>2,82%</text:p>
          </table:table-cell>
          <table:table-cell/>
          <table:table-cell table:style-name="ce71" table:formula="of:=([.R229]-[.U229])*100*100" office:value-type="float" office:value="-1.69957793394567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29]+0.125" office:value-type="float" office:value="25.875" calcext:value-type="float">
            <text:p>25,875</text:p>
          </table:table-cell>
          <table:table-cell table:style-name="ce70" office:value-type="percentage" office:value="0.0192026828915509" calcext:value-type="percentage">
            <text:p>1,92%</text:p>
          </table:table-cell>
          <table:table-cell/>
          <table:table-cell table:style-name="ce68" table:formula="of:=[.E229]+0.125" office:value-type="float" office:value="25.875" calcext:value-type="float">
            <text:p>25,875</text:p>
          </table:table-cell>
          <table:table-cell table:style-name="ce70" office:value-type="percentage" office:value="0.0207154562332762" calcext:value-type="percentage">
            <text:p>2,07%</text:p>
          </table:table-cell>
          <table:table-cell/>
          <table:table-cell table:style-name="ce68" table:formula="of:=[.H229]+0.125" office:value-type="float" office:value="25.875" calcext:value-type="float">
            <text:p>25,875</text:p>
          </table:table-cell>
          <table:table-cell table:style-name="ce70" office:value-type="percentage" office:value="0.0227733813517147" calcext:value-type="percentage">
            <text:p>2,28%</text:p>
          </table:table-cell>
          <table:table-cell/>
          <table:table-cell table:style-name="ce68" table:formula="of:=[.K229]+0.05" office:value-type="float" office:value="10.35" calcext:value-type="float">
            <text:p>10,350</text:p>
          </table:table-cell>
          <table:table-cell table:style-name="ce70" office:value-type="percentage" office:value="0.0272919579431046" calcext:value-type="percentage">
            <text:p>2,73%</text:p>
          </table:table-cell>
          <table:table-cell/>
          <table:table-cell table:style-name="ce68" table:formula="of:=[.N229]+0.05" office:value-type="float" office:value="10.35" calcext:value-type="float">
            <text:p>10,350</text:p>
          </table:table-cell>
          <table:table-cell table:style-name="ce70" office:value-type="percentage" office:value="0.0284208882468268" calcext:value-type="percentage">
            <text:p>2,84%</text:p>
          </table:table-cell>
          <table:table-cell/>
          <table:table-cell table:style-name="ce68" table:formula="of:=[.Q229]+0.05" office:value-type="float" office:value="10.35" calcext:value-type="float">
            <text:p>10,350</text:p>
          </table:table-cell>
          <table:table-cell table:style-name="ce70" office:value-type="percentage" office:value="0.0280820932080759" calcext:value-type="percentage">
            <text:p>2,81%</text:p>
          </table:table-cell>
          <table:table-cell/>
          <table:table-cell table:style-name="ce68" table:formula="of:=[.T229]+0.05" office:value-type="float" office:value="10.35" calcext:value-type="float">
            <text:p>10,350</text:p>
          </table:table-cell>
          <table:table-cell table:style-name="ce70" office:value-type="percentage" office:value="0.0282515346537321" calcext:value-type="percentage">
            <text:p>2,83%</text:p>
          </table:table-cell>
          <table:table-cell/>
          <table:table-cell table:style-name="ce71" table:formula="of:=([.R230]-[.U230])*100*100" office:value-type="float" office:value="-1.69441445656181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30]+0.125" office:value-type="float" office:value="26" calcext:value-type="float">
            <text:p>26,000</text:p>
          </table:table-cell>
          <table:table-cell table:style-name="ce70" office:value-type="percentage" office:value="0.0192114581805119" calcext:value-type="percentage">
            <text:p>1,92%</text:p>
          </table:table-cell>
          <table:table-cell/>
          <table:table-cell table:style-name="ce68" table:formula="of:=[.E230]+0.125" office:value-type="float" office:value="26" calcext:value-type="float">
            <text:p>26,000</text:p>
          </table:table-cell>
          <table:table-cell table:style-name="ce70" office:value-type="percentage" office:value="0.02073446639127" calcext:value-type="percentage">
            <text:p>2,07%</text:p>
          </table:table-cell>
          <table:table-cell/>
          <table:table-cell table:style-name="ce68" table:formula="of:=[.H230]+0.125" office:value-type="float" office:value="26" calcext:value-type="float">
            <text:p>26,000</text:p>
          </table:table-cell>
          <table:table-cell table:style-name="ce70" office:value-type="percentage" office:value="0.0227858513344521" calcext:value-type="percentage">
            <text:p>2,28%</text:p>
          </table:table-cell>
          <table:table-cell/>
          <table:table-cell table:style-name="ce68" table:formula="of:=[.K230]+0.05" office:value-type="float" office:value="10.4" calcext:value-type="float">
            <text:p>10,400</text:p>
          </table:table-cell>
          <table:table-cell table:style-name="ce70" office:value-type="percentage" office:value="0.0273050441032318" calcext:value-type="percentage">
            <text:p>2,73%</text:p>
          </table:table-cell>
          <table:table-cell/>
          <table:table-cell table:style-name="ce68" table:formula="of:=[.N230]+0.05" office:value-type="float" office:value="10.4" calcext:value-type="float">
            <text:p>10,400</text:p>
          </table:table-cell>
          <table:table-cell table:style-name="ce70" office:value-type="percentage" office:value="0.0284257346354088" calcext:value-type="percentage">
            <text:p>2,84%</text:p>
          </table:table-cell>
          <table:table-cell/>
          <table:table-cell table:style-name="ce68" table:formula="of:=[.Q230]+0.05" office:value-type="float" office:value="10.4" calcext:value-type="float">
            <text:p>10,400</text:p>
          </table:table-cell>
          <table:table-cell table:style-name="ce70" office:value-type="percentage" office:value="0.0281204399686249" calcext:value-type="percentage">
            <text:p>2,81%</text:p>
          </table:table-cell>
          <table:table-cell/>
          <table:table-cell table:style-name="ce68" table:formula="of:=[.T230]+0.05" office:value-type="float" office:value="10.4" calcext:value-type="float">
            <text:p>10,400</text:p>
          </table:table-cell>
          <table:table-cell table:style-name="ce70" office:value-type="percentage" office:value="0.0282893650665427" calcext:value-type="percentage">
            <text:p>2,83%</text:p>
          </table:table-cell>
          <table:table-cell/>
          <table:table-cell table:style-name="ce71" table:formula="of:=([.R231]-[.U231])*100*100" office:value-type="float" office:value="-1.68925097917799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31]+0.125" office:value-type="float" office:value="26.125" calcext:value-type="float">
            <text:p>26,125</text:p>
          </table:table-cell>
          <table:table-cell table:style-name="ce70" office:value-type="percentage" office:value="0.0192201494954159" calcext:value-type="percentage">
            <text:p>1,92%</text:p>
          </table:table-cell>
          <table:table-cell/>
          <table:table-cell table:style-name="ce68" table:formula="of:=[.E231]+0.125" office:value-type="float" office:value="26.125" calcext:value-type="float">
            <text:p>26,125</text:p>
          </table:table-cell>
          <table:table-cell table:style-name="ce70" office:value-type="percentage" office:value="0.0207532946338763" calcext:value-type="percentage">
            <text:p>2,08%</text:p>
          </table:table-cell>
          <table:table-cell/>
          <table:table-cell table:style-name="ce68" table:formula="of:=[.H231]+0.125" office:value-type="float" office:value="26.125" calcext:value-type="float">
            <text:p>26,125</text:p>
          </table:table-cell>
          <table:table-cell table:style-name="ce70" office:value-type="percentage" office:value="0.0227982019872113" calcext:value-type="percentage">
            <text:p>2,28%</text:p>
          </table:table-cell>
          <table:table-cell/>
          <table:table-cell table:style-name="ce68" table:formula="of:=[.K231]+0.05" office:value-type="float" office:value="10.45" calcext:value-type="float">
            <text:p>10,450</text:p>
          </table:table-cell>
          <table:table-cell table:style-name="ce70" office:value-type="percentage" office:value="0.027318130263359" calcext:value-type="percentage">
            <text:p>2,73%</text:p>
          </table:table-cell>
          <table:table-cell/>
          <table:table-cell table:style-name="ce68" table:formula="of:=[.N231]+0.05" office:value-type="float" office:value="10.45" calcext:value-type="float">
            <text:p>10,450</text:p>
          </table:table-cell>
          <table:table-cell table:style-name="ce70" office:value-type="percentage" office:value="0.0284305810239909" calcext:value-type="percentage">
            <text:p>2,84%</text:p>
          </table:table-cell>
          <table:table-cell/>
          <table:table-cell table:style-name="ce68" table:formula="of:=[.Q231]+0.05" office:value-type="float" office:value="10.45" calcext:value-type="float">
            <text:p>10,450</text:p>
          </table:table-cell>
          <table:table-cell table:style-name="ce70" office:value-type="percentage" office:value="0.0281587867291739" calcext:value-type="percentage">
            <text:p>2,82%</text:p>
          </table:table-cell>
          <table:table-cell/>
          <table:table-cell table:style-name="ce68" table:formula="of:=[.T231]+0.05" office:value-type="float" office:value="10.45" calcext:value-type="float">
            <text:p>10,450</text:p>
          </table:table-cell>
          <table:table-cell table:style-name="ce70" office:value-type="percentage" office:value="0.0283271954793533" calcext:value-type="percentage">
            <text:p>2,83%</text:p>
          </table:table-cell>
          <table:table-cell/>
          <table:table-cell table:style-name="ce71" table:formula="of:=([.R232]-[.U232])*100*100" office:value-type="float" office:value="-1.68408750179417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32]+0.125" office:value-type="float" office:value="26.25" calcext:value-type="float">
            <text:p>26,250</text:p>
          </table:table-cell>
          <table:table-cell table:style-name="ce70" office:value-type="percentage" office:value="0.0192287580358922" calcext:value-type="percentage">
            <text:p>1,92%</text:p>
          </table:table-cell>
          <table:table-cell/>
          <table:table-cell table:style-name="ce68" table:formula="of:=[.E232]+0.125" office:value-type="float" office:value="26.25" calcext:value-type="float">
            <text:p>26,250</text:p>
          </table:table-cell>
          <table:table-cell table:style-name="ce70" office:value-type="percentage" office:value="0.0207719435598864" calcext:value-type="percentage">
            <text:p>2,08%</text:p>
          </table:table-cell>
          <table:table-cell/>
          <table:table-cell table:style-name="ce68" table:formula="of:=[.H232]+0.125" office:value-type="float" office:value="26.25" calcext:value-type="float">
            <text:p>26,250</text:p>
          </table:table-cell>
          <table:table-cell table:style-name="ce70" office:value-type="percentage" office:value="0.0228104350147061" calcext:value-type="percentage">
            <text:p>2,28%</text:p>
          </table:table-cell>
          <table:table-cell/>
          <table:table-cell table:style-name="ce68" table:formula="of:=[.K232]+0.05" office:value-type="float" office:value="10.5" calcext:value-type="float">
            <text:p>10,500</text:p>
          </table:table-cell>
          <table:table-cell table:style-name="ce70" office:value-type="percentage" office:value="0.0273312164234862" calcext:value-type="percentage">
            <text:p>2,73%</text:p>
          </table:table-cell>
          <table:table-cell/>
          <table:table-cell table:style-name="ce68" table:formula="of:=[.N232]+0.05" office:value-type="float" office:value="10.5" calcext:value-type="float">
            <text:p>10,500</text:p>
          </table:table-cell>
          <table:table-cell table:style-name="ce70" office:value-type="percentage" office:value="0.0284354274125729" calcext:value-type="percentage">
            <text:p>2,84%</text:p>
          </table:table-cell>
          <table:table-cell/>
          <table:table-cell table:style-name="ce68" table:formula="of:=[.Q232]+0.05" office:value-type="float" office:value="10.5" calcext:value-type="float">
            <text:p>10,500</text:p>
          </table:table-cell>
          <table:table-cell table:style-name="ce70" office:value-type="percentage" office:value="0.0281971334897229" calcext:value-type="percentage">
            <text:p>2,82%</text:p>
          </table:table-cell>
          <table:table-cell/>
          <table:table-cell table:style-name="ce68" table:formula="of:=[.T232]+0.05" office:value-type="float" office:value="10.5" calcext:value-type="float">
            <text:p>10,500</text:p>
          </table:table-cell>
          <table:table-cell table:style-name="ce70" office:value-type="percentage" office:value="0.0283650258921639" calcext:value-type="percentage">
            <text:p>2,84%</text:p>
          </table:table-cell>
          <table:table-cell/>
          <table:table-cell table:style-name="ce71" table:formula="of:=([.R233]-[.U233])*100*100" office:value-type="float" office:value="-1.67892402441031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33]+0.125" office:value-type="float" office:value="26.375" calcext:value-type="float">
            <text:p>26,375</text:p>
          </table:table-cell>
          <table:table-cell table:style-name="ce70" office:value-type="percentage" office:value="0.0192372849788285" calcext:value-type="percentage">
            <text:p>1,92%</text:p>
          </table:table-cell>
          <table:table-cell/>
          <table:table-cell table:style-name="ce68" table:formula="of:=[.E233]+0.125" office:value-type="float" office:value="26.375" calcext:value-type="float">
            <text:p>26,375</text:p>
          </table:table-cell>
          <table:table-cell table:style-name="ce70" office:value-type="percentage" office:value="0.0207904157188252" calcext:value-type="percentage">
            <text:p>2,08%</text:p>
          </table:table-cell>
          <table:table-cell/>
          <table:table-cell table:style-name="ce68" table:formula="of:=[.H233]+0.125" office:value-type="float" office:value="26.375" calcext:value-type="float">
            <text:p>26,375</text:p>
          </table:table-cell>
          <table:table-cell table:style-name="ce70" office:value-type="percentage" office:value="0.0228225520893336" calcext:value-type="percentage">
            <text:p>2,28%</text:p>
          </table:table-cell>
          <table:table-cell/>
          <table:table-cell table:style-name="ce68" table:formula="of:=[.K233]+0.05" office:value-type="float" office:value="10.55" calcext:value-type="float">
            <text:p>10,550</text:p>
          </table:table-cell>
          <table:table-cell table:style-name="ce70" office:value-type="percentage" office:value="0.0273443025836134" calcext:value-type="percentage">
            <text:p>2,73%</text:p>
          </table:table-cell>
          <table:table-cell/>
          <table:table-cell table:style-name="ce68" table:formula="of:=[.N233]+0.05" office:value-type="float" office:value="10.55" calcext:value-type="float">
            <text:p>10,550</text:p>
          </table:table-cell>
          <table:table-cell table:style-name="ce70" office:value-type="percentage" office:value="0.028440273801155" calcext:value-type="percentage">
            <text:p>2,84%</text:p>
          </table:table-cell>
          <table:table-cell/>
          <table:table-cell table:style-name="ce68" table:formula="of:=[.Q233]+0.05" office:value-type="float" office:value="10.55" calcext:value-type="float">
            <text:p>10,550</text:p>
          </table:table-cell>
          <table:table-cell table:style-name="ce70" office:value-type="percentage" office:value="0.0282354802502719" calcext:value-type="percentage">
            <text:p>2,82%</text:p>
          </table:table-cell>
          <table:table-cell/>
          <table:table-cell table:style-name="ce68" table:formula="of:=[.T233]+0.05" office:value-type="float" office:value="10.55" calcext:value-type="float">
            <text:p>10,550</text:p>
          </table:table-cell>
          <table:table-cell table:style-name="ce70" office:value-type="percentage" office:value="0.0284028563049746" calcext:value-type="percentage">
            <text:p>2,84%</text:p>
          </table:table-cell>
          <table:table-cell/>
          <table:table-cell table:style-name="ce71" table:formula="of:=([.R234]-[.U234])*100*100" office:value-type="float" office:value="-1.67376054702649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34]+0.125" office:value-type="float" office:value="26.5" calcext:value-type="float">
            <text:p>26,500</text:p>
          </table:table-cell>
          <table:table-cell table:style-name="ce70" office:value-type="percentage" office:value="0.0192457314789068" calcext:value-type="percentage">
            <text:p>1,92%</text:p>
          </table:table-cell>
          <table:table-cell/>
          <table:table-cell table:style-name="ce68" table:formula="of:=[.E234]+0.125" office:value-type="float" office:value="26.5" calcext:value-type="float">
            <text:p>26,500</text:p>
          </table:table-cell>
          <table:table-cell table:style-name="ce70" office:value-type="percentage" office:value="0.0208087136121137" calcext:value-type="percentage">
            <text:p>2,08%</text:p>
          </table:table-cell>
          <table:table-cell/>
          <table:table-cell table:style-name="ce68" table:formula="of:=[.H234]+0.125" office:value-type="float" office:value="26.5" calcext:value-type="float">
            <text:p>26,500</text:p>
          </table:table-cell>
          <table:table-cell table:style-name="ce70" office:value-type="percentage" office:value="0.0228345548519363" calcext:value-type="percentage">
            <text:p>2,28%</text:p>
          </table:table-cell>
          <table:table-cell/>
          <table:table-cell table:style-name="ce68" table:formula="of:=[.K234]+0.05" office:value-type="float" office:value="10.6" calcext:value-type="float">
            <text:p>10,600</text:p>
          </table:table-cell>
          <table:table-cell table:style-name="ce70" office:value-type="percentage" office:value="0.0273573887437406" calcext:value-type="percentage">
            <text:p>2,74%</text:p>
          </table:table-cell>
          <table:table-cell/>
          <table:table-cell table:style-name="ce68" table:formula="of:=[.N234]+0.05" office:value-type="float" office:value="10.6" calcext:value-type="float">
            <text:p>10,600</text:p>
          </table:table-cell>
          <table:table-cell table:style-name="ce70" office:value-type="percentage" office:value="0.028445120189737" calcext:value-type="percentage">
            <text:p>2,84%</text:p>
          </table:table-cell>
          <table:table-cell/>
          <table:table-cell table:style-name="ce68" table:formula="of:=[.Q234]+0.05" office:value-type="float" office:value="10.6" calcext:value-type="float">
            <text:p>10,600</text:p>
          </table:table-cell>
          <table:table-cell table:style-name="ce70" office:value-type="percentage" office:value="0.0282738270108209" calcext:value-type="percentage">
            <text:p>2,83%</text:p>
          </table:table-cell>
          <table:table-cell/>
          <table:table-cell table:style-name="ce68" table:formula="of:=[.T234]+0.05" office:value-type="float" office:value="10.6" calcext:value-type="float">
            <text:p>10,600</text:p>
          </table:table-cell>
          <table:table-cell table:style-name="ce70" office:value-type="percentage" office:value="0.0284406867177852" calcext:value-type="percentage">
            <text:p>2,84%</text:p>
          </table:table-cell>
          <table:table-cell/>
          <table:table-cell table:style-name="ce71" table:formula="of:=([.R235]-[.U235])*100*100" office:value-type="float" office:value="-1.66859706964267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35]+0.125" office:value-type="float" office:value="26.625" calcext:value-type="float">
            <text:p>26,625</text:p>
          </table:table-cell>
          <table:table-cell table:style-name="ce70" office:value-type="percentage" office:value="0.0192540986691253" calcext:value-type="percentage">
            <text:p>1,93%</text:p>
          </table:table-cell>
          <table:table-cell/>
          <table:table-cell table:style-name="ce68" table:formula="of:=[.E235]+0.125" office:value-type="float" office:value="26.625" calcext:value-type="float">
            <text:p>26,625</text:p>
          </table:table-cell>
          <table:table-cell table:style-name="ce70" office:value-type="percentage" office:value="0.0208268396941977" calcext:value-type="percentage">
            <text:p>2,08%</text:p>
          </table:table-cell>
          <table:table-cell/>
          <table:table-cell table:style-name="ce68" table:formula="of:=[.H235]+0.125" office:value-type="float" office:value="26.625" calcext:value-type="float">
            <text:p>26,625</text:p>
          </table:table-cell>
          <table:table-cell table:style-name="ce70" office:value-type="percentage" office:value="0.0228464449125428" calcext:value-type="percentage">
            <text:p>2,28%</text:p>
          </table:table-cell>
          <table:table-cell/>
          <table:table-cell table:style-name="ce68" table:formula="of:=[.K235]+0.05" office:value-type="float" office:value="10.65" calcext:value-type="float">
            <text:p>10,650</text:p>
          </table:table-cell>
          <table:table-cell table:style-name="ce70" office:value-type="percentage" office:value="0.0273704749038678" calcext:value-type="percentage">
            <text:p>2,74%</text:p>
          </table:table-cell>
          <table:table-cell/>
          <table:table-cell table:style-name="ce68" table:formula="of:=[.N235]+0.05" office:value-type="float" office:value="10.65" calcext:value-type="float">
            <text:p>10,650</text:p>
          </table:table-cell>
          <table:table-cell table:style-name="ce70" office:value-type="percentage" office:value="0.0284499665783191" calcext:value-type="percentage">
            <text:p>2,84%</text:p>
          </table:table-cell>
          <table:table-cell/>
          <table:table-cell table:style-name="ce68" table:formula="of:=[.Q235]+0.05" office:value-type="float" office:value="10.65" calcext:value-type="float">
            <text:p>10,650</text:p>
          </table:table-cell>
          <table:table-cell table:style-name="ce70" office:value-type="percentage" office:value="0.02831217377137" calcext:value-type="percentage">
            <text:p>2,83%</text:p>
          </table:table-cell>
          <table:table-cell/>
          <table:table-cell table:style-name="ce68" table:formula="of:=[.T235]+0.05" office:value-type="float" office:value="10.65" calcext:value-type="float">
            <text:p>10,650</text:p>
          </table:table-cell>
          <table:table-cell table:style-name="ce70" office:value-type="percentage" office:value="0.0284785171305958" calcext:value-type="percentage">
            <text:p>2,85%</text:p>
          </table:table-cell>
          <table:table-cell/>
          <table:table-cell table:style-name="ce71" table:formula="of:=([.R236]-[.U236])*100*100" office:value-type="float" office:value="-1.66343359225885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36]+0.125" office:value-type="float" office:value="26.75" calcext:value-type="float">
            <text:p>26,750</text:p>
          </table:table-cell>
          <table:table-cell table:style-name="ce70" office:value-type="percentage" office:value="0.0192623876613043" calcext:value-type="percentage">
            <text:p>1,93%</text:p>
          </table:table-cell>
          <table:table-cell/>
          <table:table-cell table:style-name="ce68" table:formula="of:=[.E236]+0.125" office:value-type="float" office:value="26.75" calcext:value-type="float">
            <text:p>26,750</text:p>
          </table:table-cell>
          <table:table-cell table:style-name="ce70" office:value-type="percentage" office:value="0.0208447963736453" calcext:value-type="percentage">
            <text:p>2,08%</text:p>
          </table:table-cell>
          <table:table-cell/>
          <table:table-cell table:style-name="ce68" table:formula="of:=[.H236]+0.125" office:value-type="float" office:value="26.75" calcext:value-type="float">
            <text:p>26,750</text:p>
          </table:table-cell>
          <table:table-cell table:style-name="ce70" office:value-type="percentage" office:value="0.0228582238510875" calcext:value-type="percentage">
            <text:p>2,29%</text:p>
          </table:table-cell>
          <table:table-cell/>
          <table:table-cell table:style-name="ce68" table:formula="of:=[.K236]+0.05" office:value-type="float" office:value="10.7" calcext:value-type="float">
            <text:p>10,700</text:p>
          </table:table-cell>
          <table:table-cell table:style-name="ce70" office:value-type="percentage" office:value="0.027383561063995" calcext:value-type="percentage">
            <text:p>2,74%</text:p>
          </table:table-cell>
          <table:table-cell/>
          <table:table-cell table:style-name="ce68" table:formula="of:=[.N236]+0.05" office:value-type="float" office:value="10.7" calcext:value-type="float">
            <text:p>10,700</text:p>
          </table:table-cell>
          <table:table-cell table:style-name="ce70" office:value-type="percentage" office:value="0.0284548129669011" calcext:value-type="percentage">
            <text:p>2,85%</text:p>
          </table:table-cell>
          <table:table-cell/>
          <table:table-cell table:style-name="ce68" table:formula="of:=[.Q236]+0.05" office:value-type="float" office:value="10.7" calcext:value-type="float">
            <text:p>10,700</text:p>
          </table:table-cell>
          <table:table-cell table:style-name="ce70" office:value-type="percentage" office:value="0.028350520531919" calcext:value-type="percentage">
            <text:p>2,84%</text:p>
          </table:table-cell>
          <table:table-cell/>
          <table:table-cell table:style-name="ce68" table:formula="of:=[.T236]+0.05" office:value-type="float" office:value="10.7" calcext:value-type="float">
            <text:p>10,700</text:p>
          </table:table-cell>
          <table:table-cell table:style-name="ce70" office:value-type="percentage" office:value="0.0285163475434065" calcext:value-type="percentage">
            <text:p>2,85%</text:p>
          </table:table-cell>
          <table:table-cell/>
          <table:table-cell table:style-name="ce71" table:formula="of:=([.R237]-[.U237])*100*100" office:value-type="float" office:value="-1.65827011487502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37]+0.125" office:value-type="float" office:value="26.875" calcext:value-type="float">
            <text:p>26,875</text:p>
          </table:table-cell>
          <table:table-cell table:style-name="ce70" office:value-type="percentage" office:value="0.0192705995465794" calcext:value-type="percentage">
            <text:p>1,93%</text:p>
          </table:table-cell>
          <table:table-cell/>
          <table:table-cell table:style-name="ce68" table:formula="of:=[.E237]+0.125" office:value-type="float" office:value="26.875" calcext:value-type="float">
            <text:p>26,875</text:p>
          </table:table-cell>
          <table:table-cell table:style-name="ce70" office:value-type="percentage" office:value="0.0208625860142143" calcext:value-type="percentage">
            <text:p>2,09%</text:p>
          </table:table-cell>
          <table:table-cell/>
          <table:table-cell table:style-name="ce68" table:formula="of:=[.H237]+0.125" office:value-type="float" office:value="26.875" calcext:value-type="float">
            <text:p>26,875</text:p>
          </table:table-cell>
          <table:table-cell table:style-name="ce70" office:value-type="percentage" office:value="0.0228698932181109" calcext:value-type="percentage">
            <text:p>2,29%</text:p>
          </table:table-cell>
          <table:table-cell/>
          <table:table-cell table:style-name="ce68" table:formula="of:=[.K237]+0.05" office:value-type="float" office:value="10.75" calcext:value-type="float">
            <text:p>10,750</text:p>
          </table:table-cell>
          <table:table-cell table:style-name="ce70" office:value-type="percentage" office:value="0.0273966472241222" calcext:value-type="percentage">
            <text:p>2,74%</text:p>
          </table:table-cell>
          <table:table-cell/>
          <table:table-cell table:style-name="ce68" table:formula="of:=[.N237]+0.05" office:value-type="float" office:value="10.75" calcext:value-type="float">
            <text:p>10,750</text:p>
          </table:table-cell>
          <table:table-cell table:style-name="ce70" office:value-type="percentage" office:value="0.0284596593554832" calcext:value-type="percentage">
            <text:p>2,85%</text:p>
          </table:table-cell>
          <table:table-cell/>
          <table:table-cell table:style-name="ce68" table:formula="of:=[.Q237]+0.05" office:value-type="float" office:value="10.75" calcext:value-type="float">
            <text:p>10,750</text:p>
          </table:table-cell>
          <table:table-cell table:style-name="ce70" office:value-type="percentage" office:value="0.028388867292468" calcext:value-type="percentage">
            <text:p>2,84%</text:p>
          </table:table-cell>
          <table:table-cell/>
          <table:table-cell table:style-name="ce68" table:formula="of:=[.T237]+0.05" office:value-type="float" office:value="10.75" calcext:value-type="float">
            <text:p>10,750</text:p>
          </table:table-cell>
          <table:table-cell table:style-name="ce70" office:value-type="percentage" office:value="0.0285541779562171" calcext:value-type="percentage">
            <text:p>2,86%</text:p>
          </table:table-cell>
          <table:table-cell/>
          <table:table-cell table:style-name="ce71" table:formula="of:=([.R238]-[.U238])*100*100" office:value-type="float" office:value="-1.65310663749117" calcext:value-type="float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38]+0.125" office:value-type="float" office:value="27" calcext:value-type="float">
            <text:p>27,000</text:p>
          </table:table-cell>
          <table:table-cell table:style-name="ce70" office:value-type="percentage" office:value="0.0192787353958797" calcext:value-type="percentage">
            <text:p>1,93%</text:p>
          </table:table-cell>
          <table:table-cell/>
          <table:table-cell table:style-name="ce68" table:formula="of:=[.E238]+0.125" office:value-type="float" office:value="27" calcext:value-type="float">
            <text:p>27,000</text:p>
          </table:table-cell>
          <table:table-cell table:style-name="ce70" office:value-type="percentage" office:value="0.0208802109358892" calcext:value-type="percentage">
            <text:p>2,09%</text:p>
          </table:table-cell>
          <table:table-cell/>
          <table:table-cell table:style-name="ce68" table:formula="of:=[.H238]+0.125" office:value-type="float" office:value="27" calcext:value-type="float">
            <text:p>27,000</text:p>
          </table:table-cell>
          <table:table-cell table:style-name="ce70" office:value-type="percentage" office:value="0.0228814545354396" calcext:value-type="percentage">
            <text:p>2,29%</text:p>
          </table:table-cell>
          <table:table-cell/>
          <table:table-cell table:style-name="ce68" table:formula="of:=[.K238]+0.05" office:value-type="float" office:value="10.8" calcext:value-type="float">
            <text:p>10,800</text:p>
          </table:table-cell>
          <table:table-cell table:style-name="ce70" office:value-type="percentage" office:value="0.0274097333842494" calcext:value-type="percentage">
            <text:p>2,74%</text:p>
          </table:table-cell>
          <table:table-cell/>
          <table:table-cell table:style-name="ce68" table:formula="of:=[.N238]+0.05" office:value-type="float" office:value="10.8" calcext:value-type="float">
            <text:p>10,800</text:p>
          </table:table-cell>
          <table:table-cell table:style-name="ce70" office:value-type="percentage" office:value="0.0284645057440652" calcext:value-type="percentage">
            <text:p>2,85%</text:p>
          </table:table-cell>
          <table:table-cell/>
          <table:table-cell table:style-name="ce68" table:formula="of:=[.Q238]+0.05" office:value-type="float" office:value="10.8" calcext:value-type="float">
            <text:p>10,800</text:p>
          </table:table-cell>
          <table:table-cell table:style-name="ce70" office:value-type="percentage" office:value="0.028427214053017" calcext:value-type="percentage">
            <text:p>2,84%</text:p>
          </table:table-cell>
          <table:table-cell/>
          <table:table-cell table:style-name="ce68" table:formula="of:=[.T238]+0.05" office:value-type="float" office:value="10.8" calcext:value-type="float">
            <text:p>10,800</text:p>
          </table:table-cell>
          <table:table-cell table:style-name="ce70" office:value-type="percentage" office:value="0.0285920083690277" calcext:value-type="percentage">
            <text:p>2,86%</text:p>
          </table:table-cell>
          <table:table-cell/>
          <table:table-cell table:style-name="ce71" table:formula="of:=([.R239]-[.U239])*100*100" office:value-type="float" office:value="-1.64794316010734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39]+0.125" office:value-type="float" office:value="27.125" calcext:value-type="float">
            <text:p>27,125</text:p>
          </table:table-cell>
          <table:table-cell table:style-name="ce70" office:value-type="percentage" office:value="0.0192867962603938" calcext:value-type="percentage">
            <text:p>1,93%</text:p>
          </table:table-cell>
          <table:table-cell/>
          <table:table-cell table:style-name="ce68" table:formula="of:=[.E239]+0.125" office:value-type="float" office:value="27.125" calcext:value-type="float">
            <text:p>27,125</text:p>
          </table:table-cell>
          <table:table-cell table:style-name="ce70" office:value-type="percentage" office:value="0.0208976734158896" calcext:value-type="percentage">
            <text:p>2,09%</text:p>
          </table:table-cell>
          <table:table-cell/>
          <table:table-cell table:style-name="ce68" table:formula="of:=[.H239]+0.125" office:value-type="float" office:value="27.125" calcext:value-type="float">
            <text:p>27,125</text:p>
          </table:table-cell>
          <table:table-cell table:style-name="ce70" office:value-type="percentage" office:value="0.0228929092968482" calcext:value-type="percentage">
            <text:p>2,29%</text:p>
          </table:table-cell>
          <table:table-cell/>
          <table:table-cell table:style-name="ce68" table:formula="of:=[.K239]+0.05" office:value-type="float" office:value="10.85" calcext:value-type="float">
            <text:p>10,850</text:p>
          </table:table-cell>
          <table:table-cell table:style-name="ce70" office:value-type="percentage" office:value="0.0274228195443766" calcext:value-type="percentage">
            <text:p>2,74%</text:p>
          </table:table-cell>
          <table:table-cell/>
          <table:table-cell table:style-name="ce68" table:formula="of:=[.N239]+0.05" office:value-type="float" office:value="10.85" calcext:value-type="float">
            <text:p>10,850</text:p>
          </table:table-cell>
          <table:table-cell table:style-name="ce70" office:value-type="percentage" office:value="0.0284693521326472" calcext:value-type="percentage">
            <text:p>2,85%</text:p>
          </table:table-cell>
          <table:table-cell/>
          <table:table-cell table:style-name="ce68" table:formula="of:=[.Q239]+0.05" office:value-type="float" office:value="10.85" calcext:value-type="float">
            <text:p>10,850</text:p>
          </table:table-cell>
          <table:table-cell table:style-name="ce70" office:value-type="percentage" office:value="0.028465560813566" calcext:value-type="percentage">
            <text:p>2,85%</text:p>
          </table:table-cell>
          <table:table-cell/>
          <table:table-cell table:style-name="ce68" table:formula="of:=[.T239]+0.05" office:value-type="float" office:value="10.85" calcext:value-type="float">
            <text:p>10,850</text:p>
          </table:table-cell>
          <table:table-cell table:style-name="ce70" office:value-type="percentage" office:value="0.0286298387818384" calcext:value-type="percentage">
            <text:p>2,86%</text:p>
          </table:table-cell>
          <table:table-cell/>
          <table:table-cell table:style-name="ce71" table:formula="of:=([.R240]-[.U240])*100*100" office:value-type="float" office:value="-1.64277968272352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40]+0.125" office:value-type="float" office:value="27.25" calcext:value-type="float">
            <text:p>27,250</text:p>
          </table:table-cell>
          <table:table-cell table:style-name="ce70" office:value-type="percentage" office:value="0.0192947831720225" calcext:value-type="percentage">
            <text:p>1,93%</text:p>
          </table:table-cell>
          <table:table-cell/>
          <table:table-cell table:style-name="ce68" table:formula="of:=[.E240]+0.125" office:value-type="float" office:value="27.25" calcext:value-type="float">
            <text:p>27,250</text:p>
          </table:table-cell>
          <table:table-cell table:style-name="ce70" office:value-type="percentage" office:value="0.0209149756896516" calcext:value-type="percentage">
            <text:p>2,09%</text:p>
          </table:table-cell>
          <table:table-cell/>
          <table:table-cell table:style-name="ce68" table:formula="of:=[.H240]+0.125" office:value-type="float" office:value="27.25" calcext:value-type="float">
            <text:p>27,250</text:p>
          </table:table-cell>
          <table:table-cell table:style-name="ce70" office:value-type="percentage" office:value="0.0229042589687026" calcext:value-type="percentage">
            <text:p>2,29%</text:p>
          </table:table-cell>
          <table:table-cell/>
          <table:table-cell table:style-name="ce68" table:formula="of:=[.K240]+0.05" office:value-type="float" office:value="10.9" calcext:value-type="float">
            <text:p>10,900</text:p>
          </table:table-cell>
          <table:table-cell table:style-name="ce70" office:value-type="percentage" office:value="0.0274359057045038" calcext:value-type="percentage">
            <text:p>2,74%</text:p>
          </table:table-cell>
          <table:table-cell/>
          <table:table-cell table:style-name="ce68" table:formula="of:=[.N240]+0.05" office:value-type="float" office:value="10.9" calcext:value-type="float">
            <text:p>10,900</text:p>
          </table:table-cell>
          <table:table-cell table:style-name="ce70" office:value-type="percentage" office:value="0.0284741985212293" calcext:value-type="percentage">
            <text:p>2,85%</text:p>
          </table:table-cell>
          <table:table-cell/>
          <table:table-cell table:style-name="ce68" table:formula="of:=[.Q240]+0.05" office:value-type="float" office:value="10.9" calcext:value-type="float">
            <text:p>10,900</text:p>
          </table:table-cell>
          <table:table-cell table:style-name="ce70" office:value-type="percentage" office:value="0.028503907574115" calcext:value-type="percentage">
            <text:p>2,85%</text:p>
          </table:table-cell>
          <table:table-cell/>
          <table:table-cell table:style-name="ce68" table:formula="of:=[.T240]+0.05" office:value-type="float" office:value="10.9" calcext:value-type="float">
            <text:p>10,900</text:p>
          </table:table-cell>
          <table:table-cell table:style-name="ce70" office:value-type="percentage" office:value="0.028667669194649" calcext:value-type="percentage">
            <text:p>2,87%</text:p>
          </table:table-cell>
          <table:table-cell/>
          <table:table-cell table:style-name="ce71" table:formula="of:=([.R241]-[.U241])*100*100" office:value-type="float" office:value="-1.6376162053397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41]+0.125" office:value-type="float" office:value="27.375" calcext:value-type="float">
            <text:p>27,375</text:p>
          </table:table-cell>
          <table:table-cell table:style-name="ce70" office:value-type="percentage" office:value="0.0193026971438189" calcext:value-type="percentage">
            <text:p>1,93%</text:p>
          </table:table-cell>
          <table:table-cell/>
          <table:table-cell table:style-name="ce68" table:formula="of:=[.E241]+0.125" office:value-type="float" office:value="27.375" calcext:value-type="float">
            <text:p>27,375</text:p>
          </table:table-cell>
          <table:table-cell table:style-name="ce70" office:value-type="percentage" office:value="0.0209321199517809" calcext:value-type="percentage">
            <text:p>2,09%</text:p>
          </table:table-cell>
          <table:table-cell/>
          <table:table-cell table:style-name="ce68" table:formula="of:=[.H241]+0.125" office:value-type="float" office:value="27.375" calcext:value-type="float">
            <text:p>27,375</text:p>
          </table:table-cell>
          <table:table-cell table:style-name="ce70" office:value-type="percentage" office:value="0.0229155049905858" calcext:value-type="percentage">
            <text:p>2,29%</text:p>
          </table:table-cell>
          <table:table-cell/>
          <table:table-cell table:style-name="ce68" table:formula="of:=[.K241]+0.05" office:value-type="float" office:value="10.95" calcext:value-type="float">
            <text:p>10,950</text:p>
          </table:table-cell>
          <table:table-cell table:style-name="ce70" office:value-type="percentage" office:value="0.027448991864631" calcext:value-type="percentage">
            <text:p>2,74%</text:p>
          </table:table-cell>
          <table:table-cell/>
          <table:table-cell table:style-name="ce68" table:formula="of:=[.N241]+0.05" office:value-type="float" office:value="10.95" calcext:value-type="float">
            <text:p>10,950</text:p>
          </table:table-cell>
          <table:table-cell table:style-name="ce70" office:value-type="percentage" office:value="0.0284790449098113" calcext:value-type="percentage">
            <text:p>2,85%</text:p>
          </table:table-cell>
          <table:table-cell/>
          <table:table-cell table:style-name="ce68" table:formula="of:=[.Q241]+0.05" office:value-type="float" office:value="10.95" calcext:value-type="float">
            <text:p>10,950</text:p>
          </table:table-cell>
          <table:table-cell table:style-name="ce70" office:value-type="percentage" office:value="0.028542254334664" calcext:value-type="percentage">
            <text:p>2,85%</text:p>
          </table:table-cell>
          <table:table-cell/>
          <table:table-cell table:style-name="ce68" table:formula="of:=[.T241]+0.05" office:value-type="float" office:value="10.95" calcext:value-type="float">
            <text:p>10,950</text:p>
          </table:table-cell>
          <table:table-cell table:style-name="ce70" office:value-type="percentage" office:value="0.0287054996074596" calcext:value-type="percentage">
            <text:p>2,87%</text:p>
          </table:table-cell>
          <table:table-cell/>
          <table:table-cell table:style-name="ce71" table:formula="of:=([.R242]-[.U242])*100*100" office:value-type="float" office:value="-1.63245272795588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42]+0.125" office:value-type="float" office:value="27.5" calcext:value-type="float">
            <text:p>27,500</text:p>
          </table:table-cell>
          <table:table-cell table:style-name="ce70" office:value-type="percentage" office:value="0.0193105391704172" calcext:value-type="percentage">
            <text:p>1,93%</text:p>
          </table:table-cell>
          <table:table-cell/>
          <table:table-cell table:style-name="ce68" table:formula="of:=[.E242]+0.125" office:value-type="float" office:value="27.5" calcext:value-type="float">
            <text:p>27,500</text:p>
          </table:table-cell>
          <table:table-cell table:style-name="ce70" office:value-type="percentage" office:value="0.0209491083569819" calcext:value-type="percentage">
            <text:p>2,09%</text:p>
          </table:table-cell>
          <table:table-cell/>
          <table:table-cell table:style-name="ce68" table:formula="of:=[.H242]+0.125" office:value-type="float" office:value="27.5" calcext:value-type="float">
            <text:p>27,500</text:p>
          </table:table-cell>
          <table:table-cell table:style-name="ce70" office:value-type="percentage" office:value="0.0229266487759064" calcext:value-type="percentage">
            <text:p>2,29%</text:p>
          </table:table-cell>
          <table:table-cell/>
          <table:table-cell table:style-name="ce68" table:formula="of:=[.K242]+0.05" office:value-type="float" office:value="11" calcext:value-type="float">
            <text:p>11,000</text:p>
          </table:table-cell>
          <table:table-cell table:style-name="ce70" office:value-type="percentage" office:value="0.0274620780247582" calcext:value-type="percentage">
            <text:p>2,75%</text:p>
          </table:table-cell>
          <table:table-cell/>
          <table:table-cell table:style-name="ce68" table:formula="of:=[.N242]+0.05" office:value-type="float" office:value="11" calcext:value-type="float">
            <text:p>11,000</text:p>
          </table:table-cell>
          <table:table-cell table:style-name="ce70" office:value-type="percentage" office:value="0.0284838912983934" calcext:value-type="percentage">
            <text:p>2,85%</text:p>
          </table:table-cell>
          <table:table-cell/>
          <table:table-cell table:style-name="ce68" table:formula="of:=[.Q242]+0.05" office:value-type="float" office:value="11" calcext:value-type="float">
            <text:p>11,000</text:p>
          </table:table-cell>
          <table:table-cell table:style-name="ce70" office:value-type="percentage" office:value="0.028580601095213" calcext:value-type="percentage">
            <text:p>2,86%</text:p>
          </table:table-cell>
          <table:table-cell/>
          <table:table-cell table:style-name="ce68" table:formula="of:=[.T242]+0.05" office:value-type="float" office:value="11" calcext:value-type="float">
            <text:p>11,000</text:p>
          </table:table-cell>
          <table:table-cell table:style-name="ce70" office:value-type="percentage" office:value="0.0287433300202703" calcext:value-type="percentage">
            <text:p>2,87%</text:p>
          </table:table-cell>
          <table:table-cell/>
          <table:table-cell table:style-name="ce71" table:formula="of:=([.R243]-[.U243])*100*100" office:value-type="float" office:value="-1.62728925057205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43]+0.125" office:value-type="float" office:value="27.625" calcext:value-type="float">
            <text:p>27,625</text:p>
          </table:table-cell>
          <table:table-cell table:style-name="ce70" office:value-type="percentage" office:value="0.019318310228449" calcext:value-type="percentage">
            <text:p>1,93%</text:p>
          </table:table-cell>
          <table:table-cell/>
          <table:table-cell table:style-name="ce68" table:formula="of:=[.E243]+0.125" office:value-type="float" office:value="27.625" calcext:value-type="float">
            <text:p>27,625</text:p>
          </table:table-cell>
          <table:table-cell table:style-name="ce70" office:value-type="percentage" office:value="0.0209659430209593" calcext:value-type="percentage">
            <text:p>2,10%</text:p>
          </table:table-cell>
          <table:table-cell/>
          <table:table-cell table:style-name="ce68" table:formula="of:=[.H243]+0.125" office:value-type="float" office:value="27.625" calcext:value-type="float">
            <text:p>27,625</text:p>
          </table:table-cell>
          <table:table-cell table:style-name="ce70" office:value-type="percentage" office:value="0.022937691712491" calcext:value-type="percentage">
            <text:p>2,29%</text:p>
          </table:table-cell>
          <table:table-cell/>
          <table:table-cell table:style-name="ce68" table:formula="of:=[.K243]+0.05" office:value-type="float" office:value="11.05" calcext:value-type="float">
            <text:p>11,050</text:p>
          </table:table-cell>
          <table:table-cell table:style-name="ce70" office:value-type="percentage" office:value="0.0274751641848854" calcext:value-type="percentage">
            <text:p>2,75%</text:p>
          </table:table-cell>
          <table:table-cell/>
          <table:table-cell table:style-name="ce68" table:formula="of:=[.N243]+0.05" office:value-type="float" office:value="11.05" calcext:value-type="float">
            <text:p>11,050</text:p>
          </table:table-cell>
          <table:table-cell table:style-name="ce70" office:value-type="percentage" office:value="0.0284887376869754" calcext:value-type="percentage">
            <text:p>2,85%</text:p>
          </table:table-cell>
          <table:table-cell/>
          <table:table-cell table:style-name="ce68" table:formula="of:=[.Q243]+0.05" office:value-type="float" office:value="11.05" calcext:value-type="float">
            <text:p>11,050</text:p>
          </table:table-cell>
          <table:table-cell table:style-name="ce70" office:value-type="percentage" office:value="0.0286189478557621" calcext:value-type="percentage">
            <text:p>2,86%</text:p>
          </table:table-cell>
          <table:table-cell/>
          <table:table-cell table:style-name="ce68" table:formula="of:=[.T243]+0.05" office:value-type="float" office:value="11.05" calcext:value-type="float">
            <text:p>11,050</text:p>
          </table:table-cell>
          <table:table-cell table:style-name="ce70" office:value-type="percentage" office:value="0.0287811604330809" calcext:value-type="percentage">
            <text:p>2,88%</text:p>
          </table:table-cell>
          <table:table-cell/>
          <table:table-cell table:style-name="ce71" table:formula="of:=([.R244]-[.U244])*100*100" office:value-type="float" office:value="-1.6221257731882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44]+0.125" office:value-type="float" office:value="27.75" calcext:value-type="float">
            <text:p>27,750</text:p>
          </table:table-cell>
          <table:table-cell table:style-name="ce70" office:value-type="percentage" office:value="0.0193260112769489" calcext:value-type="percentage">
            <text:p>1,93%</text:p>
          </table:table-cell>
          <table:table-cell/>
          <table:table-cell table:style-name="ce68" table:formula="of:=[.E244]+0.125" office:value-type="float" office:value="27.75" calcext:value-type="float">
            <text:p>27,750</text:p>
          </table:table-cell>
          <table:table-cell table:style-name="ce70" office:value-type="percentage" office:value="0.0209826260212972" calcext:value-type="percentage">
            <text:p>2,10%</text:p>
          </table:table-cell>
          <table:table-cell/>
          <table:table-cell table:style-name="ce68" table:formula="of:=[.H244]+0.125" office:value-type="float" office:value="27.75" calcext:value-type="float">
            <text:p>27,750</text:p>
          </table:table-cell>
          <table:table-cell table:style-name="ce70" office:value-type="percentage" office:value="0.0229486351631605" calcext:value-type="percentage">
            <text:p>2,29%</text:p>
          </table:table-cell>
          <table:table-cell/>
          <table:table-cell table:style-name="ce68" table:formula="of:=[.K244]+0.05" office:value-type="float" office:value="11.1" calcext:value-type="float">
            <text:p>11,100</text:p>
          </table:table-cell>
          <table:table-cell table:style-name="ce70" office:value-type="percentage" office:value="0.0274882503450126" calcext:value-type="percentage">
            <text:p>2,75%</text:p>
          </table:table-cell>
          <table:table-cell/>
          <table:table-cell table:style-name="ce68" table:formula="of:=[.N244]+0.05" office:value-type="float" office:value="11.1" calcext:value-type="float">
            <text:p>11,100</text:p>
          </table:table-cell>
          <table:table-cell table:style-name="ce70" office:value-type="percentage" office:value="0.0284935840755575" calcext:value-type="percentage">
            <text:p>2,85%</text:p>
          </table:table-cell>
          <table:table-cell/>
          <table:table-cell table:style-name="ce68" table:formula="of:=[.Q244]+0.05" office:value-type="float" office:value="11.1" calcext:value-type="float">
            <text:p>11,100</text:p>
          </table:table-cell>
          <table:table-cell table:style-name="ce70" office:value-type="percentage" office:value="0.0286572946163111" calcext:value-type="percentage">
            <text:p>2,87%</text:p>
          </table:table-cell>
          <table:table-cell/>
          <table:table-cell table:style-name="ce68" table:formula="of:=[.T244]+0.05" office:value-type="float" office:value="11.1" calcext:value-type="float">
            <text:p>11,100</text:p>
          </table:table-cell>
          <table:table-cell table:style-name="ce70" office:value-type="percentage" office:value="0.0288189908458915" calcext:value-type="percentage">
            <text:p>2,88%</text:p>
          </table:table-cell>
          <table:table-cell/>
          <table:table-cell table:style-name="ce71" table:formula="of:=([.R245]-[.U245])*100*100" office:value-type="float" office:value="-1.61696229580437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45]+0.125" office:value-type="float" office:value="27.875" calcext:value-type="float">
            <text:p>27,875</text:p>
          </table:table-cell>
          <table:table-cell table:style-name="ce70" office:value-type="percentage" office:value="0.0193336432577494" calcext:value-type="percentage">
            <text:p>1,93%</text:p>
          </table:table-cell>
          <table:table-cell/>
          <table:table-cell table:style-name="ce68" table:formula="of:=[.E245]+0.125" office:value-type="float" office:value="27.875" calcext:value-type="float">
            <text:p>27,875</text:p>
          </table:table-cell>
          <table:table-cell table:style-name="ce70" office:value-type="percentage" office:value="0.0209991593983138" calcext:value-type="percentage">
            <text:p>2,10%</text:p>
          </table:table-cell>
          <table:table-cell/>
          <table:table-cell table:style-name="ce68" table:formula="of:=[.H245]+0.125" office:value-type="float" office:value="27.875" calcext:value-type="float">
            <text:p>27,875</text:p>
          </table:table-cell>
          <table:table-cell table:style-name="ce70" office:value-type="percentage" office:value="0.0229594804662903" calcext:value-type="percentage">
            <text:p>2,30%</text:p>
          </table:table-cell>
          <table:table-cell/>
          <table:table-cell table:style-name="ce68" table:formula="of:=[.K245]+0.05" office:value-type="float" office:value="11.15" calcext:value-type="float">
            <text:p>11,150</text:p>
          </table:table-cell>
          <table:table-cell table:style-name="ce70" office:value-type="percentage" office:value="0.0275013365051398" calcext:value-type="percentage">
            <text:p>2,75%</text:p>
          </table:table-cell>
          <table:table-cell/>
          <table:table-cell table:style-name="ce68" table:formula="of:=[.N245]+0.05" office:value-type="float" office:value="11.15" calcext:value-type="float">
            <text:p>11,150</text:p>
          </table:table-cell>
          <table:table-cell table:style-name="ce70" office:value-type="percentage" office:value="0.0284984304641395" calcext:value-type="percentage">
            <text:p>2,85%</text:p>
          </table:table-cell>
          <table:table-cell/>
          <table:table-cell table:style-name="ce68" table:formula="of:=[.Q245]+0.05" office:value-type="float" office:value="11.15" calcext:value-type="float">
            <text:p>11,150</text:p>
          </table:table-cell>
          <table:table-cell table:style-name="ce70" office:value-type="percentage" office:value="0.0286956413768601" calcext:value-type="percentage">
            <text:p>2,87%</text:p>
          </table:table-cell>
          <table:table-cell/>
          <table:table-cell table:style-name="ce68" table:formula="of:=[.T245]+0.05" office:value-type="float" office:value="11.15" calcext:value-type="float">
            <text:p>11,150</text:p>
          </table:table-cell>
          <table:table-cell table:style-name="ce70" office:value-type="percentage" office:value="0.0288568212587021" calcext:value-type="percentage">
            <text:p>2,89%</text:p>
          </table:table-cell>
          <table:table-cell/>
          <table:table-cell table:style-name="ce71" table:formula="of:=([.R246]-[.U246])*100*100" office:value-type="float" office:value="-1.61179881842055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46]+0.125" office:value-type="float" office:value="28" calcext:value-type="float">
            <text:p>28,000</text:p>
          </table:table-cell>
          <table:table-cell table:style-name="ce70" office:value-type="percentage" office:value="0.0193412070958641" calcext:value-type="percentage">
            <text:p>1,93%</text:p>
          </table:table-cell>
          <table:table-cell/>
          <table:table-cell table:style-name="ce68" table:formula="of:=[.E246]+0.125" office:value-type="float" office:value="28" calcext:value-type="float">
            <text:p>28,000</text:p>
          </table:table-cell>
          <table:table-cell table:style-name="ce70" office:value-type="percentage" office:value="0.0210155451558927" calcext:value-type="percentage">
            <text:p>2,10%</text:p>
          </table:table-cell>
          <table:table-cell/>
          <table:table-cell table:style-name="ce68" table:formula="of:=[.H246]+0.125" office:value-type="float" office:value="28" calcext:value-type="float">
            <text:p>28,000</text:p>
          </table:table-cell>
          <table:table-cell table:style-name="ce70" office:value-type="percentage" office:value="0.0229702289363565" calcext:value-type="percentage">
            <text:p>2,30%</text:p>
          </table:table-cell>
          <table:table-cell/>
          <table:table-cell table:style-name="ce68" table:formula="of:=[.K246]+0.05" office:value-type="float" office:value="11.2" calcext:value-type="float">
            <text:p>11,200</text:p>
          </table:table-cell>
          <table:table-cell table:style-name="ce70" office:value-type="percentage" office:value="0.027514422665267" calcext:value-type="percentage">
            <text:p>2,75%</text:p>
          </table:table-cell>
          <table:table-cell/>
          <table:table-cell table:style-name="ce68" table:formula="of:=[.N246]+0.05" office:value-type="float" office:value="11.2" calcext:value-type="float">
            <text:p>11,200</text:p>
          </table:table-cell>
          <table:table-cell table:style-name="ce70" office:value-type="percentage" office:value="0.0285032768527216" calcext:value-type="percentage">
            <text:p>2,85%</text:p>
          </table:table-cell>
          <table:table-cell/>
          <table:table-cell table:style-name="ce68" table:formula="of:=[.Q246]+0.05" office:value-type="float" office:value="11.2" calcext:value-type="float">
            <text:p>11,200</text:p>
          </table:table-cell>
          <table:table-cell table:style-name="ce70" office:value-type="percentage" office:value="0.0287339881374091" calcext:value-type="percentage">
            <text:p>2,87%</text:p>
          </table:table-cell>
          <table:table-cell/>
          <table:table-cell table:style-name="ce68" table:formula="of:=[.T246]+0.05" office:value-type="float" office:value="11.2" calcext:value-type="float">
            <text:p>11,200</text:p>
          </table:table-cell>
          <table:table-cell table:style-name="ce70" office:value-type="percentage" office:value="0.0288946516715128" calcext:value-type="percentage">
            <text:p>2,89%</text:p>
          </table:table-cell>
          <table:table-cell/>
          <table:table-cell table:style-name="ce71" table:formula="of:=([.R247]-[.U247])*100*100" office:value-type="float" office:value="-1.60663534103669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47]+0.125" office:value-type="float" office:value="28.125" calcext:value-type="float">
            <text:p>28,125</text:p>
          </table:table-cell>
          <table:table-cell table:style-name="ce70" office:value-type="percentage" office:value="0.0193487036998622" calcext:value-type="percentage">
            <text:p>1,93%</text:p>
          </table:table-cell>
          <table:table-cell/>
          <table:table-cell table:style-name="ce68" table:formula="of:=[.E247]+0.125" office:value-type="float" office:value="28.125" calcext:value-type="float">
            <text:p>28,125</text:p>
          </table:table-cell>
          <table:table-cell table:style-name="ce70" office:value-type="percentage" office:value="0.0210317852622931" calcext:value-type="percentage">
            <text:p>2,10%</text:p>
          </table:table-cell>
          <table:table-cell/>
          <table:table-cell table:style-name="ce68" table:formula="of:=[.H247]+0.125" office:value-type="float" office:value="28.125" calcext:value-type="float">
            <text:p>28,125</text:p>
          </table:table-cell>
          <table:table-cell table:style-name="ce70" office:value-type="percentage" office:value="0.0229808818644665" calcext:value-type="percentage">
            <text:p>2,30%</text:p>
          </table:table-cell>
          <table:table-cell/>
          <table:table-cell table:style-name="ce68" table:formula="of:=[.K247]+0.05" office:value-type="float" office:value="11.25" calcext:value-type="float">
            <text:p>11,250</text:p>
          </table:table-cell>
          <table:table-cell table:style-name="ce70" office:value-type="percentage" office:value="0.0275275088253942" calcext:value-type="percentage">
            <text:p>2,75%</text:p>
          </table:table-cell>
          <table:table-cell/>
          <table:table-cell table:style-name="ce68" table:formula="of:=[.N247]+0.05" office:value-type="float" office:value="11.25" calcext:value-type="float">
            <text:p>11,250</text:p>
          </table:table-cell>
          <table:table-cell table:style-name="ce70" office:value-type="percentage" office:value="0.0285081232413036" calcext:value-type="percentage">
            <text:p>2,85%</text:p>
          </table:table-cell>
          <table:table-cell/>
          <table:table-cell table:style-name="ce68" table:formula="of:=[.Q247]+0.05" office:value-type="float" office:value="11.25" calcext:value-type="float">
            <text:p>11,250</text:p>
          </table:table-cell>
          <table:table-cell table:style-name="ce70" office:value-type="percentage" office:value="0.0287723348979581" calcext:value-type="percentage">
            <text:p>2,88%</text:p>
          </table:table-cell>
          <table:table-cell/>
          <table:table-cell table:style-name="ce68" table:formula="of:=[.T247]+0.05" office:value-type="float" office:value="11.25" calcext:value-type="float">
            <text:p>11,250</text:p>
          </table:table-cell>
          <table:table-cell table:style-name="ce70" office:value-type="percentage" office:value="0.0289324820843234" calcext:value-type="percentage">
            <text:p>2,89%</text:p>
          </table:table-cell>
          <table:table-cell/>
          <table:table-cell table:style-name="ce71" table:formula="of:=([.R248]-[.U248])*100*100" office:value-type="float" office:value="-1.60147186365287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48]+0.125" office:value-type="float" office:value="28.25" calcext:value-type="float">
            <text:p>28,250</text:p>
          </table:table-cell>
          <table:table-cell table:style-name="ce70" office:value-type="percentage" office:value="0.019356133962232" calcext:value-type="percentage">
            <text:p>1,94%</text:p>
          </table:table-cell>
          <table:table-cell/>
          <table:table-cell table:style-name="ce68" table:formula="of:=[.E248]+0.125" office:value-type="float" office:value="28.25" calcext:value-type="float">
            <text:p>28,250</text:p>
          </table:table-cell>
          <table:table-cell table:style-name="ce70" office:value-type="percentage" office:value="0.0210478816509378" calcext:value-type="percentage">
            <text:p>2,10%</text:p>
          </table:table-cell>
          <table:table-cell/>
          <table:table-cell table:style-name="ce68" table:formula="of:=[.H248]+0.125" office:value-type="float" office:value="28.25" calcext:value-type="float">
            <text:p>28,250</text:p>
          </table:table-cell>
          <table:table-cell table:style-name="ce70" office:value-type="percentage" office:value="0.0229914405188765" calcext:value-type="percentage">
            <text:p>2,30%</text:p>
          </table:table-cell>
          <table:table-cell/>
          <table:table-cell table:style-name="ce68" table:formula="of:=[.K248]+0.05" office:value-type="float" office:value="11.3" calcext:value-type="float">
            <text:p>11,300</text:p>
          </table:table-cell>
          <table:table-cell table:style-name="ce70" office:value-type="percentage" office:value="0.0275405949855213" calcext:value-type="percentage">
            <text:p>2,75%</text:p>
          </table:table-cell>
          <table:table-cell/>
          <table:table-cell table:style-name="ce68" table:formula="of:=[.N248]+0.05" office:value-type="float" office:value="11.3" calcext:value-type="float">
            <text:p>11,300</text:p>
          </table:table-cell>
          <table:table-cell table:style-name="ce70" office:value-type="percentage" office:value="0.0285129696298857" calcext:value-type="percentage">
            <text:p>2,85%</text:p>
          </table:table-cell>
          <table:table-cell/>
          <table:table-cell table:style-name="ce68" table:formula="of:=[.Q248]+0.05" office:value-type="float" office:value="11.3" calcext:value-type="float">
            <text:p>11,300</text:p>
          </table:table-cell>
          <table:table-cell table:style-name="ce70" office:value-type="percentage" office:value="0.0288106816585071" calcext:value-type="percentage">
            <text:p>2,88%</text:p>
          </table:table-cell>
          <table:table-cell/>
          <table:table-cell table:style-name="ce68" table:formula="of:=[.T248]+0.05" office:value-type="float" office:value="11.3" calcext:value-type="float">
            <text:p>11,300</text:p>
          </table:table-cell>
          <table:table-cell table:style-name="ce70" office:value-type="percentage" office:value="0.028970312497134" calcext:value-type="percentage">
            <text:p>2,90%</text:p>
          </table:table-cell>
          <table:table-cell/>
          <table:table-cell table:style-name="ce71" table:formula="of:=([.R249]-[.U249])*100*100" office:value-type="float" office:value="-1.59630838626905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49]+0.125" office:value-type="float" office:value="28.375" calcext:value-type="float">
            <text:p>28,375</text:p>
          </table:table-cell>
          <table:table-cell table:style-name="ce70" office:value-type="percentage" office:value="0.0193634987597351" calcext:value-type="percentage">
            <text:p>1,94%</text:p>
          </table:table-cell>
          <table:table-cell/>
          <table:table-cell table:style-name="ce68" table:formula="of:=[.E249]+0.125" office:value-type="float" office:value="28.375" calcext:value-type="float">
            <text:p>28,375</text:p>
          </table:table-cell>
          <table:table-cell table:style-name="ce70" office:value-type="percentage" office:value="0.0210638362211803" calcext:value-type="percentage">
            <text:p>2,11%</text:p>
          </table:table-cell>
          <table:table-cell/>
          <table:table-cell table:style-name="ce68" table:formula="of:=[.H249]+0.125" office:value-type="float" office:value="28.375" calcext:value-type="float">
            <text:p>28,375</text:p>
          </table:table-cell>
          <table:table-cell table:style-name="ce70" office:value-type="percentage" office:value="0.0230019061454942" calcext:value-type="percentage">
            <text:p>2,30%</text:p>
          </table:table-cell>
          <table:table-cell/>
          <table:table-cell table:style-name="ce68" table:formula="of:=[.K249]+0.05" office:value-type="float" office:value="11.35" calcext:value-type="float">
            <text:p>11,350</text:p>
          </table:table-cell>
          <table:table-cell table:style-name="ce70" office:value-type="percentage" office:value="0.0275536811456485" calcext:value-type="percentage">
            <text:p>2,76%</text:p>
          </table:table-cell>
          <table:table-cell/>
          <table:table-cell table:style-name="ce68" table:formula="of:=[.N249]+0.05" office:value-type="float" office:value="11.35" calcext:value-type="float">
            <text:p>11,350</text:p>
          </table:table-cell>
          <table:table-cell table:style-name="ce70" office:value-type="percentage" office:value="0.0285178160184677" calcext:value-type="percentage">
            <text:p>2,85%</text:p>
          </table:table-cell>
          <table:table-cell/>
          <table:table-cell table:style-name="ce68" table:formula="of:=[.Q249]+0.05" office:value-type="float" office:value="11.35" calcext:value-type="float">
            <text:p>11,350</text:p>
          </table:table-cell>
          <table:table-cell table:style-name="ce70" office:value-type="percentage" office:value="0.0288490284190561" calcext:value-type="percentage">
            <text:p>2,88%</text:p>
          </table:table-cell>
          <table:table-cell/>
          <table:table-cell table:style-name="ce68" table:formula="of:=[.T249]+0.05" office:value-type="float" office:value="11.35" calcext:value-type="float">
            <text:p>11,350</text:p>
          </table:table-cell>
          <table:table-cell table:style-name="ce70" office:value-type="percentage" office:value="0.0290081429099447" calcext:value-type="percentage">
            <text:p>2,90%</text:p>
          </table:table-cell>
          <table:table-cell/>
          <table:table-cell table:style-name="ce71" table:formula="of:=([.R250]-[.U250])*100*100" office:value-type="float" office:value="-1.59114490888523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50]+0.125" office:value-type="float" office:value="28.5" calcext:value-type="float">
            <text:p>28,500</text:p>
          </table:table-cell>
          <table:table-cell table:style-name="ce70" office:value-type="percentage" office:value="0.0193707989537514" calcext:value-type="percentage">
            <text:p>1,94%</text:p>
          </table:table-cell>
          <table:table-cell/>
          <table:table-cell table:style-name="ce68" table:formula="of:=[.E250]+0.125" office:value-type="float" office:value="28.5" calcext:value-type="float">
            <text:p>28,500</text:p>
          </table:table-cell>
          <table:table-cell table:style-name="ce70" office:value-type="percentage" office:value="0.0210796508390522" calcext:value-type="percentage">
            <text:p>2,11%</text:p>
          </table:table-cell>
          <table:table-cell/>
          <table:table-cell table:style-name="ce68" table:formula="of:=[.H250]+0.125" office:value-type="float" office:value="28.5" calcext:value-type="float">
            <text:p>28,500</text:p>
          </table:table-cell>
          <table:table-cell table:style-name="ce70" office:value-type="percentage" office:value="0.0230122799683698" calcext:value-type="percentage">
            <text:p>2,30%</text:p>
          </table:table-cell>
          <table:table-cell/>
          <table:table-cell table:style-name="ce68" table:formula="of:=[.K250]+0.05" office:value-type="float" office:value="11.4" calcext:value-type="float">
            <text:p>11,400</text:p>
          </table:table-cell>
          <table:table-cell table:style-name="ce70" office:value-type="percentage" office:value="0.0275667673057757" calcext:value-type="percentage">
            <text:p>2,76%</text:p>
          </table:table-cell>
          <table:table-cell/>
          <table:table-cell table:style-name="ce68" table:formula="of:=[.N250]+0.05" office:value-type="float" office:value="11.4" calcext:value-type="float">
            <text:p>11,400</text:p>
          </table:table-cell>
          <table:table-cell table:style-name="ce70" office:value-type="percentage" office:value="0.0285226624070498" calcext:value-type="percentage">
            <text:p>2,85%</text:p>
          </table:table-cell>
          <table:table-cell/>
          <table:table-cell table:style-name="ce68" table:formula="of:=[.Q250]+0.05" office:value-type="float" office:value="11.4" calcext:value-type="float">
            <text:p>11,400</text:p>
          </table:table-cell>
          <table:table-cell table:style-name="ce70" office:value-type="percentage" office:value="0.0288873751796051" calcext:value-type="percentage">
            <text:p>2,89%</text:p>
          </table:table-cell>
          <table:table-cell/>
          <table:table-cell table:style-name="ce68" table:formula="of:=[.T250]+0.05" office:value-type="float" office:value="11.4" calcext:value-type="float">
            <text:p>11,400</text:p>
          </table:table-cell>
          <table:table-cell table:style-name="ce70" office:value-type="percentage" office:value="0.0290459733227553" calcext:value-type="percentage">
            <text:p>2,90%</text:p>
          </table:table-cell>
          <table:table-cell/>
          <table:table-cell table:style-name="ce71" table:formula="of:=([.R251]-[.U251])*100*100" office:value-type="float" office:value="-1.5859814315014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51]+0.125" office:value-type="float" office:value="28.625" calcext:value-type="float">
            <text:p>28,625</text:p>
          </table:table-cell>
          <table:table-cell table:style-name="ce70" office:value-type="percentage" office:value="0.0193780353906147" calcext:value-type="percentage">
            <text:p>1,94%</text:p>
          </table:table-cell>
          <table:table-cell/>
          <table:table-cell table:style-name="ce68" table:formula="of:=[.E251]+0.125" office:value-type="float" office:value="28.625" calcext:value-type="float">
            <text:p>28,625</text:p>
          </table:table-cell>
          <table:table-cell table:style-name="ce70" office:value-type="percentage" office:value="0.0210953273379908" calcext:value-type="percentage">
            <text:p>2,11%</text:p>
          </table:table-cell>
          <table:table-cell/>
          <table:table-cell table:style-name="ce68" table:formula="of:=[.H251]+0.125" office:value-type="float" office:value="28.625" calcext:value-type="float">
            <text:p>28,625</text:p>
          </table:table-cell>
          <table:table-cell table:style-name="ce70" office:value-type="percentage" office:value="0.0230225631901721" calcext:value-type="percentage">
            <text:p>2,30%</text:p>
          </table:table-cell>
          <table:table-cell/>
          <table:table-cell table:style-name="ce68" table:formula="of:=[.K251]+0.05" office:value-type="float" office:value="11.45" calcext:value-type="float">
            <text:p>11,450</text:p>
          </table:table-cell>
          <table:table-cell table:style-name="ce70" office:value-type="percentage" office:value="0.0275798534659029" calcext:value-type="percentage">
            <text:p>2,76%</text:p>
          </table:table-cell>
          <table:table-cell/>
          <table:table-cell table:style-name="ce68" table:formula="of:=[.N251]+0.05" office:value-type="float" office:value="11.45" calcext:value-type="float">
            <text:p>11,450</text:p>
          </table:table-cell>
          <table:table-cell table:style-name="ce70" office:value-type="percentage" office:value="0.0285275087956318" calcext:value-type="percentage">
            <text:p>2,85%</text:p>
          </table:table-cell>
          <table:table-cell/>
          <table:table-cell table:style-name="ce68" table:formula="of:=[.Q251]+0.05" office:value-type="float" office:value="11.45" calcext:value-type="float">
            <text:p>11,450</text:p>
          </table:table-cell>
          <table:table-cell table:style-name="ce70" office:value-type="percentage" office:value="0.0289257219401542" calcext:value-type="percentage">
            <text:p>2,89%</text:p>
          </table:table-cell>
          <table:table-cell/>
          <table:table-cell table:style-name="ce68" table:formula="of:=[.T251]+0.05" office:value-type="float" office:value="11.45" calcext:value-type="float">
            <text:p>11,450</text:p>
          </table:table-cell>
          <table:table-cell table:style-name="ce70" office:value-type="percentage" office:value="0.0290838037355659" calcext:value-type="percentage">
            <text:p>2,91%</text:p>
          </table:table-cell>
          <table:table-cell/>
          <table:table-cell table:style-name="ce71" table:formula="of:=([.R252]-[.U252])*100*100" office:value-type="float" office:value="-1.58081795411755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52]+0.125" office:value-type="float" office:value="28.75" calcext:value-type="float">
            <text:p>28,750</text:p>
          </table:table-cell>
          <table:table-cell table:style-name="ce70" office:value-type="percentage" office:value="0.01938520890194" calcext:value-type="percentage">
            <text:p>1,94%</text:p>
          </table:table-cell>
          <table:table-cell/>
          <table:table-cell table:style-name="ce68" table:formula="of:=[.E252]+0.125" office:value-type="float" office:value="28.75" calcext:value-type="float">
            <text:p>28,750</text:p>
          </table:table-cell>
          <table:table-cell table:style-name="ce70" office:value-type="percentage" office:value="0.0211108675195473" calcext:value-type="percentage">
            <text:p>2,11%</text:p>
          </table:table-cell>
          <table:table-cell/>
          <table:table-cell table:style-name="ce68" table:formula="of:=[.H252]+0.125" office:value-type="float" office:value="28.75" calcext:value-type="float">
            <text:p>28,750</text:p>
          </table:table-cell>
          <table:table-cell table:style-name="ce70" office:value-type="percentage" office:value="0.0230327569926545" calcext:value-type="percentage">
            <text:p>2,30%</text:p>
          </table:table-cell>
          <table:table-cell/>
          <table:table-cell table:style-name="ce68" table:formula="of:=[.K252]+0.05" office:value-type="float" office:value="11.5" calcext:value-type="float">
            <text:p>11,500</text:p>
          </table:table-cell>
          <table:table-cell table:style-name="ce70" office:value-type="percentage" office:value="0.0275929396260301" calcext:value-type="percentage">
            <text:p>2,76%</text:p>
          </table:table-cell>
          <table:table-cell/>
          <table:table-cell table:style-name="ce68" table:formula="of:=[.N252]+0.05" office:value-type="float" office:value="11.5" calcext:value-type="float">
            <text:p>11,500</text:p>
          </table:table-cell>
          <table:table-cell table:style-name="ce70" office:value-type="percentage" office:value="0.0285323551842138" calcext:value-type="percentage">
            <text:p>2,85%</text:p>
          </table:table-cell>
          <table:table-cell/>
          <table:table-cell table:style-name="ce68" table:formula="of:=[.Q252]+0.05" office:value-type="float" office:value="11.5" calcext:value-type="float">
            <text:p>11,500</text:p>
          </table:table-cell>
          <table:table-cell table:style-name="ce70" office:value-type="percentage" office:value="0.0289640687007032" calcext:value-type="percentage">
            <text:p>2,90%</text:p>
          </table:table-cell>
          <table:table-cell/>
          <table:table-cell table:style-name="ce68" table:formula="of:=[.T252]+0.05" office:value-type="float" office:value="11.5" calcext:value-type="float">
            <text:p>11,500</text:p>
          </table:table-cell>
          <table:table-cell table:style-name="ce70" office:value-type="percentage" office:value="0.0291216341483765" calcext:value-type="percentage">
            <text:p>2,91%</text:p>
          </table:table-cell>
          <table:table-cell/>
          <table:table-cell table:style-name="ce71" table:formula="of:=([.R253]-[.U253])*100*100" office:value-type="float" office:value="-1.57565447673372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53]+0.125" office:value-type="float" office:value="28.875" calcext:value-type="float">
            <text:p>28,875</text:p>
          </table:table-cell>
          <table:table-cell table:style-name="ce70" office:value-type="percentage" office:value="0.0193923203049422" calcext:value-type="percentage">
            <text:p>1,94%</text:p>
          </table:table-cell>
          <table:table-cell/>
          <table:table-cell table:style-name="ce68" table:formula="of:=[.E253]+0.125" office:value-type="float" office:value="28.875" calcext:value-type="float">
            <text:p>28,875</text:p>
          </table:table-cell>
          <table:table-cell table:style-name="ce70" office:value-type="percentage" office:value="0.0211262731540774" calcext:value-type="percentage">
            <text:p>2,11%</text:p>
          </table:table-cell>
          <table:table-cell/>
          <table:table-cell table:style-name="ce68" table:formula="of:=[.H253]+0.125" office:value-type="float" office:value="28.875" calcext:value-type="float">
            <text:p>28,875</text:p>
          </table:table-cell>
          <table:table-cell table:style-name="ce70" office:value-type="percentage" office:value="0.0230428625371067" calcext:value-type="percentage">
            <text:p>2,30%</text:p>
          </table:table-cell>
          <table:table-cell/>
          <table:table-cell table:style-name="ce68" table:formula="of:=[.K253]+0.05" office:value-type="float" office:value="11.55" calcext:value-type="float">
            <text:p>11,550</text:p>
          </table:table-cell>
          <table:table-cell table:style-name="ce70" office:value-type="percentage" office:value="0.0276060257861573" calcext:value-type="percentage">
            <text:p>2,76%</text:p>
          </table:table-cell>
          <table:table-cell/>
          <table:table-cell table:style-name="ce68" table:formula="of:=[.N253]+0.05" office:value-type="float" office:value="11.55" calcext:value-type="float">
            <text:p>11,550</text:p>
          </table:table-cell>
          <table:table-cell table:style-name="ce70" office:value-type="percentage" office:value="0.0285372015727959" calcext:value-type="percentage">
            <text:p>2,85%</text:p>
          </table:table-cell>
          <table:table-cell/>
          <table:table-cell table:style-name="ce68" table:formula="of:=[.Q253]+0.05" office:value-type="float" office:value="11.55" calcext:value-type="float">
            <text:p>11,550</text:p>
          </table:table-cell>
          <table:table-cell table:style-name="ce70" office:value-type="percentage" office:value="0.0290024154612522" calcext:value-type="percentage">
            <text:p>2,90%</text:p>
          </table:table-cell>
          <table:table-cell/>
          <table:table-cell table:style-name="ce68" table:formula="of:=[.T253]+0.05" office:value-type="float" office:value="11.55" calcext:value-type="float">
            <text:p>11,550</text:p>
          </table:table-cell>
          <table:table-cell table:style-name="ce70" office:value-type="percentage" office:value="0.0291594645611872" calcext:value-type="percentage">
            <text:p>2,92%</text:p>
          </table:table-cell>
          <table:table-cell/>
          <table:table-cell table:style-name="ce71" table:formula="of:=([.R254]-[.U254])*100*100" office:value-type="float" office:value="-1.57049099934987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54]+0.125" office:value-type="float" office:value="29" calcext:value-type="float">
            <text:p>29,000</text:p>
          </table:table-cell>
          <table:table-cell table:style-name="ce70" office:value-type="percentage" office:value="0.019399370402746" calcext:value-type="percentage">
            <text:p>1,94%</text:p>
          </table:table-cell>
          <table:table-cell/>
          <table:table-cell table:style-name="ce68" table:formula="of:=[.E254]+0.125" office:value-type="float" office:value="29" calcext:value-type="float">
            <text:p>29,000</text:p>
          </table:table-cell>
          <table:table-cell table:style-name="ce70" office:value-type="percentage" office:value="0.0211415459814132" calcext:value-type="percentage">
            <text:p>2,11%</text:p>
          </table:table-cell>
          <table:table-cell/>
          <table:table-cell table:style-name="ce68" table:formula="of:=[.H254]+0.125" office:value-type="float" office:value="29" calcext:value-type="float">
            <text:p>29,000</text:p>
          </table:table-cell>
          <table:table-cell table:style-name="ce70" office:value-type="percentage" office:value="0.0230528809647964" calcext:value-type="percentage">
            <text:p>2,31%</text:p>
          </table:table-cell>
          <table:table-cell/>
          <table:table-cell table:style-name="ce68" table:formula="of:=[.K254]+0.05" office:value-type="float" office:value="11.6" calcext:value-type="float">
            <text:p>11,600</text:p>
          </table:table-cell>
          <table:table-cell table:style-name="ce70" office:value-type="percentage" office:value="0.0276191119462845" calcext:value-type="percentage">
            <text:p>2,76%</text:p>
          </table:table-cell>
          <table:table-cell/>
          <table:table-cell table:style-name="ce68" table:formula="of:=[.N254]+0.05" office:value-type="float" office:value="11.6" calcext:value-type="float">
            <text:p>11,600</text:p>
          </table:table-cell>
          <table:table-cell table:style-name="ce70" office:value-type="percentage" office:value="0.0285420479613779" calcext:value-type="percentage">
            <text:p>2,85%</text:p>
          </table:table-cell>
          <table:table-cell/>
          <table:table-cell table:style-name="ce68" table:formula="of:=[.Q254]+0.05" office:value-type="float" office:value="11.6" calcext:value-type="float">
            <text:p>11,600</text:p>
          </table:table-cell>
          <table:table-cell table:style-name="ce70" office:value-type="percentage" office:value="0.0290407622218012" calcext:value-type="percentage">
            <text:p>2,90%</text:p>
          </table:table-cell>
          <table:table-cell/>
          <table:table-cell table:style-name="ce68" table:formula="of:=[.T254]+0.05" office:value-type="float" office:value="11.6" calcext:value-type="float">
            <text:p>11,600</text:p>
          </table:table-cell>
          <table:table-cell table:style-name="ce70" office:value-type="percentage" office:value="0.0291972949739978" calcext:value-type="percentage">
            <text:p>2,92%</text:p>
          </table:table-cell>
          <table:table-cell/>
          <table:table-cell table:style-name="ce71" table:formula="of:=([.R255]-[.U255])*100*100" office:value-type="float" office:value="-1.56532752196608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55]+0.125" office:value-type="float" office:value="29.125" calcext:value-type="float">
            <text:p>29,125</text:p>
          </table:table-cell>
          <table:table-cell table:style-name="ce70" office:value-type="percentage" office:value="0.0194063599846889" calcext:value-type="percentage">
            <text:p>1,94%</text:p>
          </table:table-cell>
          <table:table-cell/>
          <table:table-cell table:style-name="ce68" table:formula="of:=[.E255]+0.125" office:value-type="float" office:value="29.125" calcext:value-type="float">
            <text:p>29,125</text:p>
          </table:table-cell>
          <table:table-cell table:style-name="ce70" office:value-type="percentage" office:value="0.0211566877115187" calcext:value-type="percentage">
            <text:p>2,12%</text:p>
          </table:table-cell>
          <table:table-cell/>
          <table:table-cell table:style-name="ce68" table:formula="of:=[.H255]+0.125" office:value-type="float" office:value="29.125" calcext:value-type="float">
            <text:p>29,125</text:p>
          </table:table-cell>
          <table:table-cell table:style-name="ce70" office:value-type="percentage" office:value="0.0230628133973986" calcext:value-type="percentage">
            <text:p>2,31%</text:p>
          </table:table-cell>
          <table:table-cell/>
          <table:table-cell table:style-name="ce68" table:formula="of:=[.K255]+0.05" office:value-type="float" office:value="11.65" calcext:value-type="float">
            <text:p>11,650</text:p>
          </table:table-cell>
          <table:table-cell table:style-name="ce70" office:value-type="percentage" office:value="0.0276321981064117" calcext:value-type="percentage">
            <text:p>2,76%</text:p>
          </table:table-cell>
          <table:table-cell/>
          <table:table-cell table:style-name="ce68" table:formula="of:=[.N255]+0.05" office:value-type="float" office:value="11.65" calcext:value-type="float">
            <text:p>11,650</text:p>
          </table:table-cell>
          <table:table-cell table:style-name="ce70" office:value-type="percentage" office:value="0.02854689434996" calcext:value-type="percentage">
            <text:p>2,85%</text:p>
          </table:table-cell>
          <table:table-cell/>
          <table:table-cell table:style-name="ce68" table:formula="of:=[.Q255]+0.05" office:value-type="float" office:value="11.65" calcext:value-type="float">
            <text:p>11,650</text:p>
          </table:table-cell>
          <table:table-cell table:style-name="ce70" office:value-type="percentage" office:value="0.0290791089823502" calcext:value-type="percentage">
            <text:p>2,91%</text:p>
          </table:table-cell>
          <table:table-cell/>
          <table:table-cell table:style-name="ce68" table:formula="of:=[.T255]+0.05" office:value-type="float" office:value="11.65" calcext:value-type="float">
            <text:p>11,650</text:p>
          </table:table-cell>
          <table:table-cell table:style-name="ce70" office:value-type="percentage" office:value="0.0292351253868084" calcext:value-type="percentage">
            <text:p>2,92%</text:p>
          </table:table-cell>
          <table:table-cell/>
          <table:table-cell table:style-name="ce71" table:formula="of:=([.R256]-[.U256])*100*100" office:value-type="float" office:value="-1.56016404458222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56]+0.125" office:value-type="float" office:value="29.25" calcext:value-type="float">
            <text:p>29,250</text:p>
          </table:table-cell>
          <table:table-cell table:style-name="ce70" office:value-type="percentage" office:value="0.0194132898266152" calcext:value-type="percentage">
            <text:p>1,94%</text:p>
          </table:table-cell>
          <table:table-cell/>
          <table:table-cell table:style-name="ce68" table:formula="of:=[.E256]+0.125" office:value-type="float" office:value="29.25" calcext:value-type="float">
            <text:p>29,250</text:p>
          </table:table-cell>
          <table:table-cell table:style-name="ce70" office:value-type="percentage" office:value="0.0211717000251275" calcext:value-type="percentage">
            <text:p>2,12%</text:p>
          </table:table-cell>
          <table:table-cell/>
          <table:table-cell table:style-name="ce68" table:formula="of:=[.H256]+0.125" office:value-type="float" office:value="29.25" calcext:value-type="float">
            <text:p>29,250</text:p>
          </table:table-cell>
          <table:table-cell table:style-name="ce70" office:value-type="percentage" office:value="0.0230726609374145" calcext:value-type="percentage">
            <text:p>2,31%</text:p>
          </table:table-cell>
          <table:table-cell/>
          <table:table-cell table:style-name="ce68" table:formula="of:=[.K256]+0.05" office:value-type="float" office:value="11.7" calcext:value-type="float">
            <text:p>11,700</text:p>
          </table:table-cell>
          <table:table-cell table:style-name="ce70" office:value-type="percentage" office:value="0.0276452842665389" calcext:value-type="percentage">
            <text:p>2,76%</text:p>
          </table:table-cell>
          <table:table-cell/>
          <table:table-cell table:style-name="ce68" table:formula="of:=[.N256]+0.05" office:value-type="float" office:value="11.7" calcext:value-type="float">
            <text:p>11,700</text:p>
          </table:table-cell>
          <table:table-cell table:style-name="ce70" office:value-type="percentage" office:value="0.028551740738542" calcext:value-type="percentage">
            <text:p>2,86%</text:p>
          </table:table-cell>
          <table:table-cell/>
          <table:table-cell table:style-name="ce68" table:formula="of:=[.Q256]+0.05" office:value-type="float" office:value="11.7" calcext:value-type="float">
            <text:p>11,700</text:p>
          </table:table-cell>
          <table:table-cell table:style-name="ce70" office:value-type="percentage" office:value="0.0291174557428992" calcext:value-type="percentage">
            <text:p>2,91%</text:p>
          </table:table-cell>
          <table:table-cell/>
          <table:table-cell table:style-name="ce68" table:formula="of:=[.T256]+0.05" office:value-type="float" office:value="11.7" calcext:value-type="float">
            <text:p>11,700</text:p>
          </table:table-cell>
          <table:table-cell table:style-name="ce70" office:value-type="percentage" office:value="0.0292729557996191" calcext:value-type="percentage">
            <text:p>2,93%</text:p>
          </table:table-cell>
          <table:table-cell/>
          <table:table-cell table:style-name="ce71" table:formula="of:=([.R257]-[.U257])*100*100" office:value-type="float" office:value="-1.5550005671984" calcext:value-type="float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57]+0.125" office:value-type="float" office:value="29.375" calcext:value-type="float">
            <text:p>29,375</text:p>
          </table:table-cell>
          <table:table-cell table:style-name="ce70" office:value-type="percentage" office:value="0.0194201606911634" calcext:value-type="percentage">
            <text:p>1,94%</text:p>
          </table:table-cell>
          <table:table-cell/>
          <table:table-cell table:style-name="ce68" table:formula="of:=[.E257]+0.125" office:value-type="float" office:value="29.375" calcext:value-type="float">
            <text:p>29,375</text:p>
          </table:table-cell>
          <table:table-cell table:style-name="ce70" office:value-type="percentage" office:value="0.0211865845743652" calcext:value-type="percentage">
            <text:p>2,12%</text:p>
          </table:table-cell>
          <table:table-cell/>
          <table:table-cell table:style-name="ce68" table:formula="of:=[.H257]+0.125" office:value-type="float" office:value="29.375" calcext:value-type="float">
            <text:p>29,375</text:p>
          </table:table-cell>
          <table:table-cell table:style-name="ce70" office:value-type="percentage" office:value="0.0230824246685791" calcext:value-type="percentage">
            <text:p>2,31%</text:p>
          </table:table-cell>
          <table:table-cell/>
          <table:table-cell table:style-name="ce68" table:formula="of:=[.K257]+0.05" office:value-type="float" office:value="11.75" calcext:value-type="float">
            <text:p>11,750</text:p>
          </table:table-cell>
          <table:table-cell table:style-name="ce70" office:value-type="percentage" office:value="0.0276583704266661" calcext:value-type="percentage">
            <text:p>2,77%</text:p>
          </table:table-cell>
          <table:table-cell/>
          <table:table-cell table:style-name="ce68" table:formula="of:=[.N257]+0.05" office:value-type="float" office:value="11.75" calcext:value-type="float">
            <text:p>11,750</text:p>
          </table:table-cell>
          <table:table-cell table:style-name="ce70" office:value-type="percentage" office:value="0.0285565871271241" calcext:value-type="percentage">
            <text:p>2,86%</text:p>
          </table:table-cell>
          <table:table-cell/>
          <table:table-cell table:style-name="ce68" table:formula="of:=[.Q257]+0.05" office:value-type="float" office:value="11.75" calcext:value-type="float">
            <text:p>11,750</text:p>
          </table:table-cell>
          <table:table-cell table:style-name="ce70" office:value-type="percentage" office:value="0.0291558025034482" calcext:value-type="percentage">
            <text:p>2,92%</text:p>
          </table:table-cell>
          <table:table-cell/>
          <table:table-cell table:style-name="ce68" table:formula="of:=[.T257]+0.05" office:value-type="float" office:value="11.75" calcext:value-type="float">
            <text:p>11,750</text:p>
          </table:table-cell>
          <table:table-cell table:style-name="ce70" office:value-type="percentage" office:value="0.0293107862124297" calcext:value-type="percentage">
            <text:p>2,93%</text:p>
          </table:table-cell>
          <table:table-cell/>
          <table:table-cell table:style-name="ce71" table:formula="of:=([.R258]-[.U258])*100*100" office:value-type="float" office:value="-1.54983708981458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58]+0.125" office:value-type="float" office:value="29.5" calcext:value-type="float">
            <text:p>29,500</text:p>
          </table:table-cell>
          <table:table-cell table:style-name="ce70" office:value-type="percentage" office:value="0.019426973328046" calcext:value-type="percentage">
            <text:p>1,94%</text:p>
          </table:table-cell>
          <table:table-cell/>
          <table:table-cell table:style-name="ce68" table:formula="of:=[.E258]+0.125" office:value-type="float" office:value="29.5" calcext:value-type="float">
            <text:p>29,500</text:p>
          </table:table-cell>
          <table:table-cell table:style-name="ce70" office:value-type="percentage" office:value="0.0212013429833551" calcext:value-type="percentage">
            <text:p>2,12%</text:p>
          </table:table-cell>
          <table:table-cell/>
          <table:table-cell table:style-name="ce68" table:formula="of:=[.H258]+0.125" office:value-type="float" office:value="29.5" calcext:value-type="float">
            <text:p>29,500</text:p>
          </table:table-cell>
          <table:table-cell table:style-name="ce70" office:value-type="percentage" office:value="0.0230921056562594" calcext:value-type="percentage">
            <text:p>2,31%</text:p>
          </table:table-cell>
          <table:table-cell/>
          <table:table-cell table:style-name="ce68" table:formula="of:=[.K258]+0.05" office:value-type="float" office:value="11.8" calcext:value-type="float">
            <text:p>11,800</text:p>
          </table:table-cell>
          <table:table-cell table:style-name="ce70" office:value-type="percentage" office:value="0.0276714565867933" calcext:value-type="percentage">
            <text:p>2,77%</text:p>
          </table:table-cell>
          <table:table-cell/>
          <table:table-cell table:style-name="ce68" table:formula="of:=[.N258]+0.05" office:value-type="float" office:value="11.8" calcext:value-type="float">
            <text:p>11,800</text:p>
          </table:table-cell>
          <table:table-cell table:style-name="ce70" office:value-type="percentage" office:value="0.0285614335157061" calcext:value-type="percentage">
            <text:p>2,86%</text:p>
          </table:table-cell>
          <table:table-cell/>
          <table:table-cell table:style-name="ce68" table:formula="of:=[.Q258]+0.05" office:value-type="float" office:value="11.8" calcext:value-type="float">
            <text:p>11,800</text:p>
          </table:table-cell>
          <table:table-cell table:style-name="ce70" office:value-type="percentage" office:value="0.0291360171508129" calcext:value-type="percentage">
            <text:p>2,91%</text:p>
          </table:table-cell>
          <table:table-cell/>
          <table:table-cell table:style-name="ce68" table:formula="of:=[.T258]+0.05" office:value-type="float" office:value="11.8" calcext:value-type="float">
            <text:p>11,800</text:p>
          </table:table-cell>
          <table:table-cell table:style-name="ce70" office:value-type="percentage" office:value="0.0292905115039823" calcext:value-type="percentage">
            <text:p>2,93%</text:p>
          </table:table-cell>
          <table:table-cell/>
          <table:table-cell table:style-name="ce71" table:formula="of:=([.R259]-[.U259])*100*100" office:value-type="float" office:value="-1.54494353169412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59]+0.125" office:value-type="float" office:value="29.625" calcext:value-type="float">
            <text:p>29,625</text:p>
          </table:table-cell>
          <table:table-cell table:style-name="ce70" office:value-type="percentage" office:value="0.0194337284743219" calcext:value-type="percentage">
            <text:p>1,94%</text:p>
          </table:table-cell>
          <table:table-cell/>
          <table:table-cell table:style-name="ce68" table:formula="of:=[.E259]+0.125" office:value-type="float" office:value="29.625" calcext:value-type="float">
            <text:p>29,625</text:p>
          </table:table-cell>
          <table:table-cell table:style-name="ce70" office:value-type="percentage" office:value="0.0212159768488093" calcext:value-type="percentage">
            <text:p>2,12%</text:p>
          </table:table-cell>
          <table:table-cell/>
          <table:table-cell table:style-name="ce68" table:formula="of:=[.H259]+0.125" office:value-type="float" office:value="29.625" calcext:value-type="float">
            <text:p>29,625</text:p>
          </table:table-cell>
          <table:table-cell table:style-name="ce70" office:value-type="percentage" office:value="0.023101704947841" calcext:value-type="percentage">
            <text:p>2,31%</text:p>
          </table:table-cell>
          <table:table-cell/>
          <table:table-cell table:style-name="ce68" table:formula="of:=[.K259]+0.05" office:value-type="float" office:value="11.85" calcext:value-type="float">
            <text:p>11,850</text:p>
          </table:table-cell>
          <table:table-cell table:style-name="ce70" office:value-type="percentage" office:value="0.0276845427469205" calcext:value-type="percentage">
            <text:p>2,77%</text:p>
          </table:table-cell>
          <table:table-cell/>
          <table:table-cell table:style-name="ce68" table:formula="of:=[.N259]+0.05" office:value-type="float" office:value="11.85" calcext:value-type="float">
            <text:p>11,850</text:p>
          </table:table-cell>
          <table:table-cell table:style-name="ce70" office:value-type="percentage" office:value="0.0285662799042882" calcext:value-type="percentage">
            <text:p>2,86%</text:p>
          </table:table-cell>
          <table:table-cell/>
          <table:table-cell table:style-name="ce68" table:formula="of:=[.Q259]+0.05" office:value-type="float" office:value="11.85" calcext:value-type="float">
            <text:p>11,850</text:p>
          </table:table-cell>
          <table:table-cell table:style-name="ce70" office:value-type="percentage" office:value="0.0291162317981776" calcext:value-type="percentage">
            <text:p>2,91%</text:p>
          </table:table-cell>
          <table:table-cell/>
          <table:table-cell table:style-name="ce68" table:formula="of:=[.T259]+0.05" office:value-type="float" office:value="11.85" calcext:value-type="float">
            <text:p>11,850</text:p>
          </table:table-cell>
          <table:table-cell table:style-name="ce70" office:value-type="percentage" office:value="0.0292702367955349" calcext:value-type="percentage">
            <text:p>2,93%</text:p>
          </table:table-cell>
          <table:table-cell/>
          <table:table-cell table:style-name="ce71" table:formula="of:=([.R260]-[.U260])*100*100" office:value-type="float" office:value="-1.5400499735737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60]+0.125" office:value-type="float" office:value="29.75" calcext:value-type="float">
            <text:p>29,750</text:p>
          </table:table-cell>
          <table:table-cell table:style-name="ce70" office:value-type="percentage" office:value="0.0194404268546627" calcext:value-type="percentage">
            <text:p>1,94%</text:p>
          </table:table-cell>
          <table:table-cell/>
          <table:table-cell table:style-name="ce68" table:formula="of:=[.E260]+0.125" office:value-type="float" office:value="29.75" calcext:value-type="float">
            <text:p>29,750</text:p>
          </table:table-cell>
          <table:table-cell table:style-name="ce70" office:value-type="percentage" office:value="0.0212304877406041" calcext:value-type="percentage">
            <text:p>2,12%</text:p>
          </table:table-cell>
          <table:table-cell/>
          <table:table-cell table:style-name="ce68" table:formula="of:=[.H260]+0.125" office:value-type="float" office:value="29.75" calcext:value-type="float">
            <text:p>29,750</text:p>
          </table:table-cell>
          <table:table-cell table:style-name="ce70" office:value-type="percentage" office:value="0.0231112235731069" calcext:value-type="percentage">
            <text:p>2,31%</text:p>
          </table:table-cell>
          <table:table-cell/>
          <table:table-cell table:style-name="ce68" table:formula="of:=[.K260]+0.05" office:value-type="float" office:value="11.9" calcext:value-type="float">
            <text:p>11,900</text:p>
          </table:table-cell>
          <table:table-cell table:style-name="ce70" office:value-type="percentage" office:value="0.0276976289070477" calcext:value-type="percentage">
            <text:p>2,77%</text:p>
          </table:table-cell>
          <table:table-cell/>
          <table:table-cell table:style-name="ce68" table:formula="of:=[.N260]+0.05" office:value-type="float" office:value="11.9" calcext:value-type="float">
            <text:p>11,900</text:p>
          </table:table-cell>
          <table:table-cell table:style-name="ce70" office:value-type="percentage" office:value="0.0285711262928702" calcext:value-type="percentage">
            <text:p>2,86%</text:p>
          </table:table-cell>
          <table:table-cell/>
          <table:table-cell table:style-name="ce68" table:formula="of:=[.Q260]+0.05" office:value-type="float" office:value="11.9" calcext:value-type="float">
            <text:p>11,900</text:p>
          </table:table-cell>
          <table:table-cell table:style-name="ce70" office:value-type="percentage" office:value="0.0290964464455422" calcext:value-type="percentage">
            <text:p>2,91%</text:p>
          </table:table-cell>
          <table:table-cell/>
          <table:table-cell table:style-name="ce68" table:formula="of:=[.T260]+0.05" office:value-type="float" office:value="11.9" calcext:value-type="float">
            <text:p>11,900</text:p>
          </table:table-cell>
          <table:table-cell table:style-name="ce70" office:value-type="percentage" office:value="0.0292499620870875" calcext:value-type="percentage">
            <text:p>2,92%</text:p>
          </table:table-cell>
          <table:table-cell/>
          <table:table-cell table:style-name="ce71" table:formula="of:=([.R261]-[.U261])*100*100" office:value-type="float" office:value="-1.53515641545324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61]+0.125" office:value-type="float" office:value="29.875" calcext:value-type="float">
            <text:p>29,875</text:p>
          </table:table-cell>
          <table:table-cell table:style-name="ce70" office:value-type="percentage" office:value="0.0194470691816116" calcext:value-type="percentage">
            <text:p>1,94%</text:p>
          </table:table-cell>
          <table:table-cell/>
          <table:table-cell table:style-name="ce68" table:formula="of:=[.E261]+0.125" office:value-type="float" office:value="29.875" calcext:value-type="float">
            <text:p>29,875</text:p>
          </table:table-cell>
          <table:table-cell table:style-name="ce70" office:value-type="percentage" office:value="0.0212448772023421" calcext:value-type="percentage">
            <text:p>2,12%</text:p>
          </table:table-cell>
          <table:table-cell/>
          <table:table-cell table:style-name="ce68" table:formula="of:=[.H261]+0.125" office:value-type="float" office:value="29.875" calcext:value-type="float">
            <text:p>29,875</text:p>
          </table:table-cell>
          <table:table-cell table:style-name="ce70" office:value-type="percentage" office:value="0.0231206625446048" calcext:value-type="percentage">
            <text:p>2,31%</text:p>
          </table:table-cell>
          <table:table-cell/>
          <table:table-cell table:style-name="ce68" table:formula="of:=[.K261]+0.05" office:value-type="float" office:value="11.95" calcext:value-type="float">
            <text:p>11,950</text:p>
          </table:table-cell>
          <table:table-cell table:style-name="ce70" office:value-type="percentage" office:value="0.0277107150671749" calcext:value-type="percentage">
            <text:p>2,77%</text:p>
          </table:table-cell>
          <table:table-cell/>
          <table:table-cell table:style-name="ce68" table:formula="of:=[.N261]+0.05" office:value-type="float" office:value="11.95" calcext:value-type="float">
            <text:p>11,950</text:p>
          </table:table-cell>
          <table:table-cell table:style-name="ce70" office:value-type="percentage" office:value="0.0285759726814523" calcext:value-type="percentage">
            <text:p>2,86%</text:p>
          </table:table-cell>
          <table:table-cell/>
          <table:table-cell table:style-name="ce68" table:formula="of:=[.Q261]+0.05" office:value-type="float" office:value="11.95" calcext:value-type="float">
            <text:p>11,950</text:p>
          </table:table-cell>
          <table:table-cell table:style-name="ce70" office:value-type="percentage" office:value="0.0290766610929069" calcext:value-type="percentage">
            <text:p>2,91%</text:p>
          </table:table-cell>
          <table:table-cell/>
          <table:table-cell table:style-name="ce68" table:formula="of:=[.T261]+0.05" office:value-type="float" office:value="11.95" calcext:value-type="float">
            <text:p>11,950</text:p>
          </table:table-cell>
          <table:table-cell table:style-name="ce70" office:value-type="percentage" office:value="0.0292296873786402" calcext:value-type="percentage">
            <text:p>2,92%</text:p>
          </table:table-cell>
          <table:table-cell/>
          <table:table-cell table:style-name="ce71" table:formula="of:=([.R262]-[.U262])*100*100" office:value-type="float" office:value="-1.53026285733281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62]+0.125" office:value-type="float" office:value="30" calcext:value-type="float">
            <text:p>30,000</text:p>
          </table:table-cell>
          <table:table-cell table:style-name="ce70" office:value-type="percentage" office:value="0.0194536561558359" calcext:value-type="percentage">
            <text:p>1,95%</text:p>
          </table:table-cell>
          <table:table-cell/>
          <table:table-cell table:style-name="ce68" table:formula="of:=[.E262]+0.125" office:value-type="float" office:value="30" calcext:value-type="float">
            <text:p>30,000</text:p>
          </table:table-cell>
          <table:table-cell table:style-name="ce70" office:value-type="percentage" office:value="0.021259146751899" calcext:value-type="percentage">
            <text:p>2,13%</text:p>
          </table:table-cell>
          <table:table-cell/>
          <table:table-cell table:style-name="ce68" table:formula="of:=[.H262]+0.125" office:value-type="float" office:value="30" calcext:value-type="float">
            <text:p>30,000</text:p>
          </table:table-cell>
          <table:table-cell table:style-name="ce70" office:value-type="percentage" office:value="0.0231300228580069" calcext:value-type="percentage">
            <text:p>2,31%</text:p>
          </table:table-cell>
          <table:table-cell/>
          <table:table-cell table:style-name="ce68" table:formula="of:=[.K262]+0.05" office:value-type="float" office:value="12" calcext:value-type="float">
            <text:p>12,000</text:p>
          </table:table-cell>
          <table:table-cell table:style-name="ce70" office:value-type="percentage" office:value="0.0277238012273021" calcext:value-type="percentage">
            <text:p>2,77%</text:p>
          </table:table-cell>
          <table:table-cell/>
          <table:table-cell table:style-name="ce68" table:formula="of:=[.N262]+0.05" office:value-type="float" office:value="12" calcext:value-type="float">
            <text:p>12,000</text:p>
          </table:table-cell>
          <table:table-cell table:style-name="ce70" office:value-type="percentage" office:value="0.0285808190700343" calcext:value-type="percentage">
            <text:p>2,86%</text:p>
          </table:table-cell>
          <table:table-cell/>
          <table:table-cell table:style-name="ce68" table:formula="of:=[.Q262]+0.05" office:value-type="float" office:value="12" calcext:value-type="float">
            <text:p>12,000</text:p>
          </table:table-cell>
          <table:table-cell table:style-name="ce70" office:value-type="percentage" office:value="0.0290568757402715" calcext:value-type="percentage">
            <text:p>2,91%</text:p>
          </table:table-cell>
          <table:table-cell/>
          <table:table-cell table:style-name="ce68" table:formula="of:=[.T262]+0.05" office:value-type="float" office:value="12" calcext:value-type="float">
            <text:p>12,000</text:p>
          </table:table-cell>
          <table:table-cell table:style-name="ce70" office:value-type="percentage" office:value="0.0292094126701928" calcext:value-type="percentage">
            <text:p>2,92%</text:p>
          </table:table-cell>
          <table:table-cell/>
          <table:table-cell table:style-name="ce71" table:formula="of:=([.R263]-[.U263])*100*100" office:value-type="float" office:value="-1.52536929921236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63]+0.125" office:value-type="float" office:value="30.125" calcext:value-type="float">
            <text:p>30,125</text:p>
          </table:table-cell>
          <table:table-cell table:style-name="ce70" office:value-type="percentage" office:value="0.0194777783307146" calcext:value-type="percentage">
            <text:p>1,95%</text:p>
          </table:table-cell>
          <table:table-cell/>
          <table:table-cell table:style-name="ce68" table:formula="of:=[.E263]+0.125" office:value-type="float" office:value="30.125" calcext:value-type="float">
            <text:p>30,125</text:p>
          </table:table-cell>
          <table:table-cell table:style-name="ce70" office:value-type="percentage" office:value="0.0212608708080256" calcext:value-type="percentage">
            <text:p>2,13%</text:p>
          </table:table-cell>
          <table:table-cell/>
          <table:table-cell table:style-name="ce68" table:formula="of:=[.H263]+0.125" office:value-type="float" office:value="30.125" calcext:value-type="float">
            <text:p>30,125</text:p>
          </table:table-cell>
          <table:table-cell table:style-name="ce70" office:value-type="percentage" office:value="0.0231327662489701" calcext:value-type="percentage">
            <text:p>2,31%</text:p>
          </table:table-cell>
          <table:table-cell/>
          <table:table-cell table:style-name="ce68" table:formula="of:=[.K263]+0.05" office:value-type="float" office:value="12.05" calcext:value-type="float">
            <text:p>12,050</text:p>
          </table:table-cell>
          <table:table-cell table:style-name="ce70" office:value-type="percentage" office:value="0.0277368873874293" calcext:value-type="percentage">
            <text:p>2,77%</text:p>
          </table:table-cell>
          <table:table-cell/>
          <table:table-cell table:style-name="ce68" table:formula="of:=[.N263]+0.05" office:value-type="float" office:value="12.05" calcext:value-type="float">
            <text:p>12,050</text:p>
          </table:table-cell>
          <table:table-cell table:style-name="ce70" office:value-type="percentage" office:value="0.0285856654586163" calcext:value-type="percentage">
            <text:p>2,86%</text:p>
          </table:table-cell>
          <table:table-cell/>
          <table:table-cell table:style-name="ce68" table:formula="of:=[.Q263]+0.05" office:value-type="float" office:value="12.05" calcext:value-type="float">
            <text:p>12,050</text:p>
          </table:table-cell>
          <table:table-cell table:style-name="ce70" office:value-type="percentage" office:value="0.0290370903876362" calcext:value-type="percentage">
            <text:p>2,90%</text:p>
          </table:table-cell>
          <table:table-cell/>
          <table:table-cell table:style-name="ce68" table:formula="of:=[.T263]+0.05" office:value-type="float" office:value="12.05" calcext:value-type="float">
            <text:p>12,050</text:p>
          </table:table-cell>
          <table:table-cell table:style-name="ce70" office:value-type="percentage" office:value="0.0291891379617454" calcext:value-type="percentage">
            <text:p>2,92%</text:p>
          </table:table-cell>
          <table:table-cell/>
          <table:table-cell table:style-name="ce71" table:formula="of:=([.R264]-[.U264])*100*100" office:value-type="float" office:value="-1.52047574109193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64]+0.125" office:value-type="float" office:value="30.25" calcext:value-type="float">
            <text:p>30,250</text:p>
          </table:table-cell>
          <table:table-cell table:style-name="ce70" office:value-type="percentage" office:value="0.019501701148776" calcext:value-type="percentage">
            <text:p>1,95%</text:p>
          </table:table-cell>
          <table:table-cell/>
          <table:table-cell table:style-name="ce68" table:formula="of:=[.E264]+0.125" office:value-type="float" office:value="30.25" calcext:value-type="float">
            <text:p>30,250</text:p>
          </table:table-cell>
          <table:table-cell table:style-name="ce70" office:value-type="percentage" office:value="0.0212625806157545" calcext:value-type="percentage">
            <text:p>2,13%</text:p>
          </table:table-cell>
          <table:table-cell/>
          <table:table-cell table:style-name="ce68" table:formula="of:=[.H264]+0.125" office:value-type="float" office:value="30.25" calcext:value-type="float">
            <text:p>30,250</text:p>
          </table:table-cell>
          <table:table-cell table:style-name="ce70" office:value-type="percentage" office:value="0.0231354869672806" calcext:value-type="percentage">
            <text:p>2,31%</text:p>
          </table:table-cell>
          <table:table-cell/>
          <table:table-cell table:style-name="ce68" table:formula="of:=[.K264]+0.05" office:value-type="float" office:value="12.1" calcext:value-type="float">
            <text:p>12,100</text:p>
          </table:table-cell>
          <table:table-cell table:style-name="ce70" office:value-type="percentage" office:value="0.0277499735475565" calcext:value-type="percentage">
            <text:p>2,77%</text:p>
          </table:table-cell>
          <table:table-cell/>
          <table:table-cell table:style-name="ce68" table:formula="of:=[.N264]+0.05" office:value-type="float" office:value="12.1" calcext:value-type="float">
            <text:p>12,100</text:p>
          </table:table-cell>
          <table:table-cell table:style-name="ce70" office:value-type="percentage" office:value="0.0285905118471984" calcext:value-type="percentage">
            <text:p>2,86%</text:p>
          </table:table-cell>
          <table:table-cell/>
          <table:table-cell table:style-name="ce68" table:formula="of:=[.Q264]+0.05" office:value-type="float" office:value="12.1" calcext:value-type="float">
            <text:p>12,100</text:p>
          </table:table-cell>
          <table:table-cell table:style-name="ce70" office:value-type="percentage" office:value="0.0290173050350008" calcext:value-type="percentage">
            <text:p>2,90%</text:p>
          </table:table-cell>
          <table:table-cell/>
          <table:table-cell table:style-name="ce68" table:formula="of:=[.T264]+0.05" office:value-type="float" office:value="12.1" calcext:value-type="float">
            <text:p>12,100</text:p>
          </table:table-cell>
          <table:table-cell table:style-name="ce70" office:value-type="percentage" office:value="0.029168863253298" calcext:value-type="percentage">
            <text:p>2,92%</text:p>
          </table:table-cell>
          <table:table-cell/>
          <table:table-cell table:style-name="ce71" table:formula="of:=([.R265]-[.U265])*100*100" office:value-type="float" office:value="-1.51558218297147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65]+0.125" office:value-type="float" office:value="30.375" calcext:value-type="float">
            <text:p>30,375</text:p>
          </table:table-cell>
          <table:table-cell table:style-name="ce70" office:value-type="percentage" office:value="0.0195254270712156" calcext:value-type="percentage">
            <text:p>1,95%</text:p>
          </table:table-cell>
          <table:table-cell/>
          <table:table-cell table:style-name="ce68" table:formula="of:=[.E265]+0.125" office:value-type="float" office:value="30.375" calcext:value-type="float">
            <text:p>30,375</text:p>
          </table:table-cell>
          <table:table-cell table:style-name="ce70" office:value-type="percentage" office:value="0.0212642763509917" calcext:value-type="percentage">
            <text:p>2,13%</text:p>
          </table:table-cell>
          <table:table-cell/>
          <table:table-cell table:style-name="ce68" table:formula="of:=[.H265]+0.125" office:value-type="float" office:value="30.375" calcext:value-type="float">
            <text:p>30,375</text:p>
          </table:table-cell>
          <table:table-cell table:style-name="ce70" office:value-type="percentage" office:value="0.0231381852928479" calcext:value-type="percentage">
            <text:p>2,31%</text:p>
          </table:table-cell>
          <table:table-cell/>
          <table:table-cell table:style-name="ce68" table:formula="of:=[.K265]+0.05" office:value-type="float" office:value="12.15" calcext:value-type="float">
            <text:p>12,150</text:p>
          </table:table-cell>
          <table:table-cell table:style-name="ce70" office:value-type="percentage" office:value="0.0277630597076837" calcext:value-type="percentage">
            <text:p>2,78%</text:p>
          </table:table-cell>
          <table:table-cell/>
          <table:table-cell table:style-name="ce68" table:formula="of:=[.N265]+0.05" office:value-type="float" office:value="12.15" calcext:value-type="float">
            <text:p>12,150</text:p>
          </table:table-cell>
          <table:table-cell table:style-name="ce70" office:value-type="percentage" office:value="0.0285953582357804" calcext:value-type="percentage">
            <text:p>2,86%</text:p>
          </table:table-cell>
          <table:table-cell/>
          <table:table-cell table:style-name="ce68" table:formula="of:=[.Q265]+0.05" office:value-type="float" office:value="12.15" calcext:value-type="float">
            <text:p>12,150</text:p>
          </table:table-cell>
          <table:table-cell table:style-name="ce70" office:value-type="percentage" office:value="0.0289975196823655" calcext:value-type="percentage">
            <text:p>2,90%</text:p>
          </table:table-cell>
          <table:table-cell/>
          <table:table-cell table:style-name="ce68" table:formula="of:=[.T265]+0.05" office:value-type="float" office:value="12.15" calcext:value-type="float">
            <text:p>12,150</text:p>
          </table:table-cell>
          <table:table-cell table:style-name="ce70" office:value-type="percentage" office:value="0.0291485885448506" calcext:value-type="percentage">
            <text:p>2,91%</text:p>
          </table:table-cell>
          <table:table-cell/>
          <table:table-cell table:style-name="ce71" table:formula="of:=([.R266]-[.U266])*100*100" office:value-type="float" office:value="-1.51068862485101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66]+0.125" office:value-type="float" office:value="30.5" calcext:value-type="float">
            <text:p>30,500</text:p>
          </table:table-cell>
          <table:table-cell table:style-name="ce70" office:value-type="percentage" office:value="0.0195489585188811" calcext:value-type="percentage">
            <text:p>1,95%</text:p>
          </table:table-cell>
          <table:table-cell/>
          <table:table-cell table:style-name="ce68" table:formula="of:=[.E266]+0.125" office:value-type="float" office:value="30.5" calcext:value-type="float">
            <text:p>30,500</text:p>
          </table:table-cell>
          <table:table-cell table:style-name="ce70" office:value-type="percentage" office:value="0.0212659581867598" calcext:value-type="percentage">
            <text:p>2,13%</text:p>
          </table:table-cell>
          <table:table-cell/>
          <table:table-cell table:style-name="ce68" table:formula="of:=[.H266]+0.125" office:value-type="float" office:value="30.5" calcext:value-type="float">
            <text:p>30,500</text:p>
          </table:table-cell>
          <table:table-cell table:style-name="ce70" office:value-type="percentage" office:value="0.0231408615009925" calcext:value-type="percentage">
            <text:p>2,31%</text:p>
          </table:table-cell>
          <table:table-cell/>
          <table:table-cell table:style-name="ce68" table:formula="of:=[.K266]+0.05" office:value-type="float" office:value="12.2" calcext:value-type="float">
            <text:p>12,200</text:p>
          </table:table-cell>
          <table:table-cell table:style-name="ce70" office:value-type="percentage" office:value="0.0277761458678109" calcext:value-type="percentage">
            <text:p>2,78%</text:p>
          </table:table-cell>
          <table:table-cell/>
          <table:table-cell table:style-name="ce68" table:formula="of:=[.N266]+0.05" office:value-type="float" office:value="12.2" calcext:value-type="float">
            <text:p>12,200</text:p>
          </table:table-cell>
          <table:table-cell table:style-name="ce70" office:value-type="percentage" office:value="0.0286002046243625" calcext:value-type="percentage">
            <text:p>2,86%</text:p>
          </table:table-cell>
          <table:table-cell/>
          <table:table-cell table:style-name="ce68" table:formula="of:=[.Q266]+0.05" office:value-type="float" office:value="12.2" calcext:value-type="float">
            <text:p>12,200</text:p>
          </table:table-cell>
          <table:table-cell table:style-name="ce70" office:value-type="percentage" office:value="0.0289777343297302" calcext:value-type="percentage">
            <text:p>2,90%</text:p>
          </table:table-cell>
          <table:table-cell/>
          <table:table-cell table:style-name="ce68" table:formula="of:=[.T266]+0.05" office:value-type="float" office:value="12.2" calcext:value-type="float">
            <text:p>12,200</text:p>
          </table:table-cell>
          <table:table-cell table:style-name="ce70" office:value-type="percentage" office:value="0.0291283138364032" calcext:value-type="percentage">
            <text:p>2,91%</text:p>
          </table:table-cell>
          <table:table-cell/>
          <table:table-cell table:style-name="ce71" table:formula="of:=([.R267]-[.U267])*100*100" office:value-type="float" office:value="-1.50579506673059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67]+0.125" office:value-type="float" office:value="30.625" calcext:value-type="float">
            <text:p>30,625</text:p>
          </table:table-cell>
          <table:table-cell table:style-name="ce70" office:value-type="percentage" office:value="0.0195722978730962" calcext:value-type="percentage">
            <text:p>1,96%</text:p>
          </table:table-cell>
          <table:table-cell/>
          <table:table-cell table:style-name="ce68" table:formula="of:=[.E267]+0.125" office:value-type="float" office:value="30.625" calcext:value-type="float">
            <text:p>30,625</text:p>
          </table:table-cell>
          <table:table-cell table:style-name="ce70" office:value-type="percentage" office:value="0.0212676262932564" calcext:value-type="percentage">
            <text:p>2,13%</text:p>
          </table:table-cell>
          <table:table-cell/>
          <table:table-cell table:style-name="ce68" table:formula="of:=[.H267]+0.125" office:value-type="float" office:value="30.625" calcext:value-type="float">
            <text:p>30,625</text:p>
          </table:table-cell>
          <table:table-cell table:style-name="ce70" office:value-type="percentage" office:value="0.02314351586254" calcext:value-type="percentage">
            <text:p>2,31%</text:p>
          </table:table-cell>
          <table:table-cell/>
          <table:table-cell table:style-name="ce68" table:formula="of:=[.K267]+0.05" office:value-type="float" office:value="12.25" calcext:value-type="float">
            <text:p>12,250</text:p>
          </table:table-cell>
          <table:table-cell table:style-name="ce70" office:value-type="percentage" office:value="0.0277892320279381" calcext:value-type="percentage">
            <text:p>2,78%</text:p>
          </table:table-cell>
          <table:table-cell/>
          <table:table-cell table:style-name="ce68" table:formula="of:=[.N267]+0.05" office:value-type="float" office:value="12.25" calcext:value-type="float">
            <text:p>12,250</text:p>
          </table:table-cell>
          <table:table-cell table:style-name="ce70" office:value-type="percentage" office:value="0.0286050510129445" calcext:value-type="percentage">
            <text:p>2,86%</text:p>
          </table:table-cell>
          <table:table-cell/>
          <table:table-cell table:style-name="ce68" table:formula="of:=[.Q267]+0.05" office:value-type="float" office:value="12.25" calcext:value-type="float">
            <text:p>12,250</text:p>
          </table:table-cell>
          <table:table-cell table:style-name="ce70" office:value-type="percentage" office:value="0.0289579489770948" calcext:value-type="percentage">
            <text:p>2,90%</text:p>
          </table:table-cell>
          <table:table-cell/>
          <table:table-cell table:style-name="ce68" table:formula="of:=[.T267]+0.05" office:value-type="float" office:value="12.25" calcext:value-type="float">
            <text:p>12,250</text:p>
          </table:table-cell>
          <table:table-cell table:style-name="ce70" office:value-type="percentage" office:value="0.0291080391279558" calcext:value-type="percentage">
            <text:p>2,91%</text:p>
          </table:table-cell>
          <table:table-cell/>
          <table:table-cell table:style-name="ce71" table:formula="of:=([.R268]-[.U268])*100*100" office:value-type="float" office:value="-1.50090150861017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68]+0.125" office:value-type="float" office:value="30.75" calcext:value-type="float">
            <text:p>30,750</text:p>
          </table:table-cell>
          <table:table-cell table:style-name="ce70" office:value-type="percentage" office:value="0.0195954474764641" calcext:value-type="percentage">
            <text:p>1,96%</text:p>
          </table:table-cell>
          <table:table-cell/>
          <table:table-cell table:style-name="ce68" table:formula="of:=[.E268]+0.125" office:value-type="float" office:value="30.75" calcext:value-type="float">
            <text:p>30,750</text:p>
          </table:table-cell>
          <table:table-cell table:style-name="ce70" office:value-type="percentage" office:value="0.0212692808379114" calcext:value-type="percentage">
            <text:p>2,13%</text:p>
          </table:table-cell>
          <table:table-cell/>
          <table:table-cell table:style-name="ce68" table:formula="of:=[.H268]+0.125" office:value-type="float" office:value="30.75" calcext:value-type="float">
            <text:p>30,750</text:p>
          </table:table-cell>
          <table:table-cell table:style-name="ce70" office:value-type="percentage" office:value="0.0231461486439123" calcext:value-type="percentage">
            <text:p>2,31%</text:p>
          </table:table-cell>
          <table:table-cell/>
          <table:table-cell table:style-name="ce68" table:formula="of:=[.K268]+0.05" office:value-type="float" office:value="12.3" calcext:value-type="float">
            <text:p>12,300</text:p>
          </table:table-cell>
          <table:table-cell table:style-name="ce70" office:value-type="percentage" office:value="0.0278023181880653" calcext:value-type="percentage">
            <text:p>2,78%</text:p>
          </table:table-cell>
          <table:table-cell/>
          <table:table-cell table:style-name="ce68" table:formula="of:=[.N268]+0.05" office:value-type="float" office:value="12.3" calcext:value-type="float">
            <text:p>12,300</text:p>
          </table:table-cell>
          <table:table-cell table:style-name="ce70" office:value-type="percentage" office:value="0.0286098974015266" calcext:value-type="percentage">
            <text:p>2,86%</text:p>
          </table:table-cell>
          <table:table-cell/>
          <table:table-cell table:style-name="ce68" table:formula="of:=[.Q268]+0.05" office:value-type="float" office:value="12.3" calcext:value-type="float">
            <text:p>12,300</text:p>
          </table:table-cell>
          <table:table-cell table:style-name="ce70" office:value-type="percentage" office:value="0.0289381636244595" calcext:value-type="percentage">
            <text:p>2,89%</text:p>
          </table:table-cell>
          <table:table-cell/>
          <table:table-cell table:style-name="ce68" table:formula="of:=[.T268]+0.05" office:value-type="float" office:value="12.3" calcext:value-type="float">
            <text:p>12,300</text:p>
          </table:table-cell>
          <table:table-cell table:style-name="ce70" office:value-type="percentage" office:value="0.0290877644195084" calcext:value-type="percentage">
            <text:p>2,91%</text:p>
          </table:table-cell>
          <table:table-cell/>
          <table:table-cell table:style-name="ce71" table:formula="of:=([.R269]-[.U269])*100*100" office:value-type="float" office:value="-1.49600795048971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69]+0.125" office:value-type="float" office:value="30.875" calcext:value-type="float">
            <text:p>30,875</text:p>
          </table:table-cell>
          <table:table-cell table:style-name="ce70" office:value-type="percentage" office:value="0.0196184096336508" calcext:value-type="percentage">
            <text:p>1,96%</text:p>
          </table:table-cell>
          <table:table-cell/>
          <table:table-cell table:style-name="ce68" table:formula="of:=[.E269]+0.125" office:value-type="float" office:value="30.875" calcext:value-type="float">
            <text:p>30,875</text:p>
          </table:table-cell>
          <table:table-cell table:style-name="ce70" office:value-type="percentage" office:value="0.0212709219854438" calcext:value-type="percentage">
            <text:p>2,13%</text:p>
          </table:table-cell>
          <table:table-cell/>
          <table:table-cell table:style-name="ce68" table:formula="of:=[.H269]+0.125" office:value-type="float" office:value="30.875" calcext:value-type="float">
            <text:p>30,875</text:p>
          </table:table-cell>
          <table:table-cell table:style-name="ce70" office:value-type="percentage" office:value="0.0231487601072168" calcext:value-type="percentage">
            <text:p>2,31%</text:p>
          </table:table-cell>
          <table:table-cell/>
          <table:table-cell table:style-name="ce68" table:formula="of:=[.K269]+0.05" office:value-type="float" office:value="12.35" calcext:value-type="float">
            <text:p>12,350</text:p>
          </table:table-cell>
          <table:table-cell table:style-name="ce70" office:value-type="percentage" office:value="0.0278154043481925" calcext:value-type="percentage">
            <text:p>2,78%</text:p>
          </table:table-cell>
          <table:table-cell/>
          <table:table-cell table:style-name="ce68" table:formula="of:=[.N269]+0.05" office:value-type="float" office:value="12.35" calcext:value-type="float">
            <text:p>12,350</text:p>
          </table:table-cell>
          <table:table-cell table:style-name="ce70" office:value-type="percentage" office:value="0.0286147437901086" calcext:value-type="percentage">
            <text:p>2,86%</text:p>
          </table:table-cell>
          <table:table-cell/>
          <table:table-cell table:style-name="ce68" table:formula="of:=[.Q269]+0.05" office:value-type="float" office:value="12.35" calcext:value-type="float">
            <text:p>12,350</text:p>
          </table:table-cell>
          <table:table-cell table:style-name="ce70" office:value-type="percentage" office:value="0.0289183782718241" calcext:value-type="percentage">
            <text:p>2,89%</text:p>
          </table:table-cell>
          <table:table-cell/>
          <table:table-cell table:style-name="ce68" table:formula="of:=[.T269]+0.05" office:value-type="float" office:value="12.35" calcext:value-type="float">
            <text:p>12,350</text:p>
          </table:table-cell>
          <table:table-cell table:style-name="ce70" office:value-type="percentage" office:value="0.029067489711061" calcext:value-type="percentage">
            <text:p>2,91%</text:p>
          </table:table-cell>
          <table:table-cell/>
          <table:table-cell table:style-name="ce71" table:formula="of:=([.R270]-[.U270])*100*100" office:value-type="float" office:value="-1.49111439236925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70]+0.125" office:value-type="float" office:value="31" calcext:value-type="float">
            <text:p>31,000</text:p>
          </table:table-cell>
          <table:table-cell table:style-name="ce70" office:value-type="percentage" office:value="0.0196411866121506" calcext:value-type="percentage">
            <text:p>1,96%</text:p>
          </table:table-cell>
          <table:table-cell/>
          <table:table-cell table:style-name="ce68" table:formula="of:=[.E270]+0.125" office:value-type="float" office:value="31" calcext:value-type="float">
            <text:p>31,000</text:p>
          </table:table-cell>
          <table:table-cell table:style-name="ce70" office:value-type="percentage" office:value="0.0212725498979155" calcext:value-type="percentage">
            <text:p>2,13%</text:p>
          </table:table-cell>
          <table:table-cell/>
          <table:table-cell table:style-name="ce68" table:formula="of:=[.H270]+0.125" office:value-type="float" office:value="31" calcext:value-type="float">
            <text:p>31,000</text:p>
          </table:table-cell>
          <table:table-cell table:style-name="ce70" office:value-type="percentage" office:value="0.0231513505103334" calcext:value-type="percentage">
            <text:p>2,32%</text:p>
          </table:table-cell>
          <table:table-cell/>
          <table:table-cell table:style-name="ce68" table:formula="of:=[.K270]+0.05" office:value-type="float" office:value="12.4" calcext:value-type="float">
            <text:p>12,400</text:p>
          </table:table-cell>
          <table:table-cell table:style-name="ce70" office:value-type="percentage" office:value="0.0278284905083197" calcext:value-type="percentage">
            <text:p>2,78%</text:p>
          </table:table-cell>
          <table:table-cell/>
          <table:table-cell table:style-name="ce68" table:formula="of:=[.N270]+0.05" office:value-type="float" office:value="12.4" calcext:value-type="float">
            <text:p>12,400</text:p>
          </table:table-cell>
          <table:table-cell table:style-name="ce70" office:value-type="percentage" office:value="0.0286195901786907" calcext:value-type="percentage">
            <text:p>2,86%</text:p>
          </table:table-cell>
          <table:table-cell/>
          <table:table-cell table:style-name="ce68" table:formula="of:=[.Q270]+0.05" office:value-type="float" office:value="12.4" calcext:value-type="float">
            <text:p>12,400</text:p>
          </table:table-cell>
          <table:table-cell table:style-name="ce70" office:value-type="percentage" office:value="0.0288985929191888" calcext:value-type="percentage">
            <text:p>2,89%</text:p>
          </table:table-cell>
          <table:table-cell/>
          <table:table-cell table:style-name="ce68" table:formula="of:=[.T270]+0.05" office:value-type="float" office:value="12.4" calcext:value-type="float">
            <text:p>12,400</text:p>
          </table:table-cell>
          <table:table-cell table:style-name="ce70" office:value-type="percentage" office:value="0.0290472150026137" calcext:value-type="percentage">
            <text:p>2,90%</text:p>
          </table:table-cell>
          <table:table-cell/>
          <table:table-cell table:style-name="ce71" table:formula="of:=([.R271]-[.U271])*100*100" office:value-type="float" office:value="-1.48622083424883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71]+0.125" office:value-type="float" office:value="31.125" calcext:value-type="float">
            <text:p>31,125</text:p>
          </table:table-cell>
          <table:table-cell table:style-name="ce70" office:value-type="percentage" office:value="0.0196637806430318" calcext:value-type="percentage">
            <text:p>1,97%</text:p>
          </table:table-cell>
          <table:table-cell/>
          <table:table-cell table:style-name="ce68" table:formula="of:=[.E271]+0.125" office:value-type="float" office:value="31.125" calcext:value-type="float">
            <text:p>31,125</text:p>
          </table:table-cell>
          <table:table-cell table:style-name="ce70" office:value-type="percentage" office:value="0.0212741647347849" calcext:value-type="percentage">
            <text:p>2,13%</text:p>
          </table:table-cell>
          <table:table-cell/>
          <table:table-cell table:style-name="ce68" table:formula="of:=[.H271]+0.125" office:value-type="float" office:value="31.125" calcext:value-type="float">
            <text:p>31,125</text:p>
          </table:table-cell>
          <table:table-cell table:style-name="ce70" office:value-type="percentage" office:value="0.0231539201069992" calcext:value-type="percentage">
            <text:p>2,32%</text:p>
          </table:table-cell>
          <table:table-cell/>
          <table:table-cell table:style-name="ce68" table:formula="of:=[.K271]+0.05" office:value-type="float" office:value="12.45" calcext:value-type="float">
            <text:p>12,450</text:p>
          </table:table-cell>
          <table:table-cell table:style-name="ce70" office:value-type="percentage" office:value="0.0278415766684469" calcext:value-type="percentage">
            <text:p>2,78%</text:p>
          </table:table-cell>
          <table:table-cell/>
          <table:table-cell table:style-name="ce68" table:formula="of:=[.N271]+0.05" office:value-type="float" office:value="12.45" calcext:value-type="float">
            <text:p>12,450</text:p>
          </table:table-cell>
          <table:table-cell table:style-name="ce70" office:value-type="percentage" office:value="0.0286244365672727" calcext:value-type="percentage">
            <text:p>2,86%</text:p>
          </table:table-cell>
          <table:table-cell/>
          <table:table-cell table:style-name="ce68" table:formula="of:=[.Q271]+0.05" office:value-type="float" office:value="12.45" calcext:value-type="float">
            <text:p>12,450</text:p>
          </table:table-cell>
          <table:table-cell table:style-name="ce70" office:value-type="percentage" office:value="0.0288788075665534" calcext:value-type="percentage">
            <text:p>2,89%</text:p>
          </table:table-cell>
          <table:table-cell/>
          <table:table-cell table:style-name="ce68" table:formula="of:=[.T271]+0.05" office:value-type="float" office:value="12.45" calcext:value-type="float">
            <text:p>12,450</text:p>
          </table:table-cell>
          <table:table-cell table:style-name="ce70" office:value-type="percentage" office:value="0.0290269402941663" calcext:value-type="percentage">
            <text:p>2,90%</text:p>
          </table:table-cell>
          <table:table-cell/>
          <table:table-cell table:style-name="ce71" table:formula="of:=([.R272]-[.U272])*100*100" office:value-type="float" office:value="-1.48132727612837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72]+0.125" office:value-type="float" office:value="31.25" calcext:value-type="float">
            <text:p>31,250</text:p>
          </table:table-cell>
          <table:table-cell table:style-name="ce70" office:value-type="percentage" office:value="0.0196861939216661" calcext:value-type="percentage">
            <text:p>1,97%</text:p>
          </table:table-cell>
          <table:table-cell/>
          <table:table-cell table:style-name="ce68" table:formula="of:=[.E272]+0.125" office:value-type="float" office:value="31.25" calcext:value-type="float">
            <text:p>31,250</text:p>
          </table:table-cell>
          <table:table-cell table:style-name="ce70" office:value-type="percentage" office:value="0.0212757666529594" calcext:value-type="percentage">
            <text:p>2,13%</text:p>
          </table:table-cell>
          <table:table-cell/>
          <table:table-cell table:style-name="ce68" table:formula="of:=[.H272]+0.125" office:value-type="float" office:value="31.25" calcext:value-type="float">
            <text:p>31,250</text:p>
          </table:table-cell>
          <table:table-cell table:style-name="ce70" office:value-type="percentage" office:value="0.0231564691468917" calcext:value-type="percentage">
            <text:p>2,32%</text:p>
          </table:table-cell>
          <table:table-cell/>
          <table:table-cell table:style-name="ce68" table:formula="of:=[.K272]+0.05" office:value-type="float" office:value="12.5" calcext:value-type="float">
            <text:p>12,500</text:p>
          </table:table-cell>
          <table:table-cell table:style-name="ce70" office:value-type="percentage" office:value="0.0278546628285741" calcext:value-type="percentage">
            <text:p>2,79%</text:p>
          </table:table-cell>
          <table:table-cell/>
          <table:table-cell table:style-name="ce68" table:formula="of:=[.N272]+0.05" office:value-type="float" office:value="12.5" calcext:value-type="float">
            <text:p>12,500</text:p>
          </table:table-cell>
          <table:table-cell table:style-name="ce70" office:value-type="percentage" office:value="0.0286292829558548" calcext:value-type="percentage">
            <text:p>2,86%</text:p>
          </table:table-cell>
          <table:table-cell/>
          <table:table-cell table:style-name="ce68" table:formula="of:=[.Q272]+0.05" office:value-type="float" office:value="12.5" calcext:value-type="float">
            <text:p>12,500</text:p>
          </table:table-cell>
          <table:table-cell table:style-name="ce70" office:value-type="percentage" office:value="0.0288590222139181" calcext:value-type="percentage">
            <text:p>2,89%</text:p>
          </table:table-cell>
          <table:table-cell/>
          <table:table-cell table:style-name="ce68" table:formula="of:=[.T272]+0.05" office:value-type="float" office:value="12.5" calcext:value-type="float">
            <text:p>12,500</text:p>
          </table:table-cell>
          <table:table-cell table:style-name="ce70" office:value-type="percentage" office:value="0.0290066655857189" calcext:value-type="percentage">
            <text:p>2,90%</text:p>
          </table:table-cell>
          <table:table-cell/>
          <table:table-cell table:style-name="ce71" table:formula="of:=([.R273]-[.U273])*100*100" office:value-type="float" office:value="-1.47643371800791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73]+0.125" office:value-type="float" office:value="31.375" calcext:value-type="float">
            <text:p>31,375</text:p>
          </table:table-cell>
          <table:table-cell table:style-name="ce70" office:value-type="percentage" office:value="0.0197084286084387" calcext:value-type="percentage">
            <text:p>1,97%</text:p>
          </table:table-cell>
          <table:table-cell/>
          <table:table-cell table:style-name="ce68" table:formula="of:=[.E273]+0.125" office:value-type="float" office:value="31.375" calcext:value-type="float">
            <text:p>31,375</text:p>
          </table:table-cell>
          <table:table-cell table:style-name="ce70" office:value-type="percentage" office:value="0.0212773558068457" calcext:value-type="percentage">
            <text:p>2,13%</text:p>
          </table:table-cell>
          <table:table-cell/>
          <table:table-cell table:style-name="ce68" table:formula="of:=[.H273]+0.125" office:value-type="float" office:value="31.375" calcext:value-type="float">
            <text:p>31,375</text:p>
          </table:table-cell>
          <table:table-cell table:style-name="ce70" office:value-type="percentage" office:value="0.0231589978757094" calcext:value-type="percentage">
            <text:p>2,32%</text:p>
          </table:table-cell>
          <table:table-cell/>
          <table:table-cell table:style-name="ce68" table:formula="of:=[.K273]+0.05" office:value-type="float" office:value="12.55" calcext:value-type="float">
            <text:p>12,550</text:p>
          </table:table-cell>
          <table:table-cell table:style-name="ce70" office:value-type="percentage" office:value="0.0278677489887013" calcext:value-type="percentage">
            <text:p>2,79%</text:p>
          </table:table-cell>
          <table:table-cell/>
          <table:table-cell table:style-name="ce68" table:formula="of:=[.N273]+0.05" office:value-type="float" office:value="12.55" calcext:value-type="float">
            <text:p>12,550</text:p>
          </table:table-cell>
          <table:table-cell table:style-name="ce70" office:value-type="percentage" office:value="0.0286341293444368" calcext:value-type="percentage">
            <text:p>2,86%</text:p>
          </table:table-cell>
          <table:table-cell/>
          <table:table-cell table:style-name="ce68" table:formula="of:=[.Q273]+0.05" office:value-type="float" office:value="12.55" calcext:value-type="float">
            <text:p>12,550</text:p>
          </table:table-cell>
          <table:table-cell table:style-name="ce70" office:value-type="percentage" office:value="0.0288392368612827" calcext:value-type="percentage">
            <text:p>2,88%</text:p>
          </table:table-cell>
          <table:table-cell/>
          <table:table-cell table:style-name="ce68" table:formula="of:=[.T273]+0.05" office:value-type="float" office:value="12.55" calcext:value-type="float">
            <text:p>12,550</text:p>
          </table:table-cell>
          <table:table-cell table:style-name="ce70" office:value-type="percentage" office:value="0.0289863908772715" calcext:value-type="percentage">
            <text:p>2,90%</text:p>
          </table:table-cell>
          <table:table-cell/>
          <table:table-cell table:style-name="ce71" table:formula="of:=([.R274]-[.U274])*100*100" office:value-type="float" office:value="-1.47154015988752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74]+0.125" office:value-type="float" office:value="31.5" calcext:value-type="float">
            <text:p>31,500</text:p>
          </table:table-cell>
          <table:table-cell table:style-name="ce70" office:value-type="percentage" office:value="0.0197304868294433" calcext:value-type="percentage">
            <text:p>1,97%</text:p>
          </table:table-cell>
          <table:table-cell/>
          <table:table-cell table:style-name="ce68" table:formula="of:=[.E274]+0.125" office:value-type="float" office:value="31.5" calcext:value-type="float">
            <text:p>31,500</text:p>
          </table:table-cell>
          <table:table-cell table:style-name="ce70" office:value-type="percentage" office:value="0.0212789323483995" calcext:value-type="percentage">
            <text:p>2,13%</text:p>
          </table:table-cell>
          <table:table-cell/>
          <table:table-cell table:style-name="ce68" table:formula="of:=[.H274]+0.125" office:value-type="float" office:value="31.5" calcext:value-type="float">
            <text:p>31,500</text:p>
          </table:table-cell>
          <table:table-cell table:style-name="ce70" office:value-type="percentage" office:value="0.0231615065352507" calcext:value-type="percentage">
            <text:p>2,32%</text:p>
          </table:table-cell>
          <table:table-cell/>
          <table:table-cell table:style-name="ce68" table:formula="of:=[.K274]+0.05" office:value-type="float" office:value="12.6" calcext:value-type="float">
            <text:p>12,600</text:p>
          </table:table-cell>
          <table:table-cell table:style-name="ce70" office:value-type="percentage" office:value="0.0278808351488285" calcext:value-type="percentage">
            <text:p>2,79%</text:p>
          </table:table-cell>
          <table:table-cell/>
          <table:table-cell table:style-name="ce68" table:formula="of:=[.N274]+0.05" office:value-type="float" office:value="12.6" calcext:value-type="float">
            <text:p>12,600</text:p>
          </table:table-cell>
          <table:table-cell table:style-name="ce70" office:value-type="percentage" office:value="0.0286389757330189" calcext:value-type="percentage">
            <text:p>2,86%</text:p>
          </table:table-cell>
          <table:table-cell/>
          <table:table-cell table:style-name="ce68" table:formula="of:=[.Q274]+0.05" office:value-type="float" office:value="12.6" calcext:value-type="float">
            <text:p>12,600</text:p>
          </table:table-cell>
          <table:table-cell table:style-name="ce70" office:value-type="percentage" office:value="0.0288194515086474" calcext:value-type="percentage">
            <text:p>2,88%</text:p>
          </table:table-cell>
          <table:table-cell/>
          <table:table-cell table:style-name="ce68" table:formula="of:=[.T274]+0.05" office:value-type="float" office:value="12.6" calcext:value-type="float">
            <text:p>12,600</text:p>
          </table:table-cell>
          <table:table-cell table:style-name="ce70" office:value-type="percentage" office:value="0.0289661161688241" calcext:value-type="percentage">
            <text:p>2,90%</text:p>
          </table:table-cell>
          <table:table-cell/>
          <table:table-cell table:style-name="ce71" table:formula="of:=([.R275]-[.U275])*100*100" office:value-type="float" office:value="-1.46664660176706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75]+0.125" office:value-type="float" office:value="31.625" calcext:value-type="float">
            <text:p>31,625</text:p>
          </table:table-cell>
          <table:table-cell table:style-name="ce70" office:value-type="percentage" office:value="0.0197523706771593" calcext:value-type="percentage">
            <text:p>1,98%</text:p>
          </table:table-cell>
          <table:table-cell/>
          <table:table-cell table:style-name="ce68" table:formula="of:=[.E275]+0.125" office:value-type="float" office:value="31.625" calcext:value-type="float">
            <text:p>31,625</text:p>
          </table:table-cell>
          <table:table-cell table:style-name="ce70" office:value-type="percentage" office:value="0.0212804964271742" calcext:value-type="percentage">
            <text:p>2,13%</text:p>
          </table:table-cell>
          <table:table-cell/>
          <table:table-cell table:style-name="ce68" table:formula="of:=[.H275]+0.125" office:value-type="float" office:value="31.625" calcext:value-type="float">
            <text:p>31,625</text:p>
          </table:table-cell>
          <table:table-cell table:style-name="ce70" office:value-type="percentage" office:value="0.0231639953634914" calcext:value-type="percentage">
            <text:p>2,32%</text:p>
          </table:table-cell>
          <table:table-cell/>
          <table:table-cell table:style-name="ce68" table:formula="of:=[.K275]+0.05" office:value-type="float" office:value="12.65" calcext:value-type="float">
            <text:p>12,650</text:p>
          </table:table-cell>
          <table:table-cell table:style-name="ce70" office:value-type="percentage" office:value="0.0278939213089557" calcext:value-type="percentage">
            <text:p>2,79%</text:p>
          </table:table-cell>
          <table:table-cell/>
          <table:table-cell table:style-name="ce68" table:formula="of:=[.N275]+0.05" office:value-type="float" office:value="12.65" calcext:value-type="float">
            <text:p>12,650</text:p>
          </table:table-cell>
          <table:table-cell table:style-name="ce70" office:value-type="percentage" office:value="0.0286438221216009" calcext:value-type="percentage">
            <text:p>2,86%</text:p>
          </table:table-cell>
          <table:table-cell/>
          <table:table-cell table:style-name="ce68" table:formula="of:=[.Q275]+0.05" office:value-type="float" office:value="12.65" calcext:value-type="float">
            <text:p>12,650</text:p>
          </table:table-cell>
          <table:table-cell table:style-name="ce70" office:value-type="percentage" office:value="0.0287996661560121" calcext:value-type="percentage">
            <text:p>2,88%</text:p>
          </table:table-cell>
          <table:table-cell/>
          <table:table-cell table:style-name="ce68" table:formula="of:=[.T275]+0.05" office:value-type="float" office:value="12.65" calcext:value-type="float">
            <text:p>12,650</text:p>
          </table:table-cell>
          <table:table-cell table:style-name="ce70" office:value-type="percentage" office:value="0.0289458414603767" calcext:value-type="percentage">
            <text:p>2,89%</text:p>
          </table:table-cell>
          <table:table-cell/>
          <table:table-cell table:style-name="ce71" table:formula="of:=([.R276]-[.U276])*100*100" office:value-type="float" office:value="-1.4617530436466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76]+0.125" office:value-type="float" office:value="31.75" calcext:value-type="float">
            <text:p>31,750</text:p>
          </table:table-cell>
          <table:table-cell table:style-name="ce70" office:value-type="percentage" office:value="0.0197740822111137" calcext:value-type="percentage">
            <text:p>1,98%</text:p>
          </table:table-cell>
          <table:table-cell/>
          <table:table-cell table:style-name="ce68" table:formula="of:=[.E276]+0.125" office:value-type="float" office:value="31.75" calcext:value-type="float">
            <text:p>31,750</text:p>
          </table:table-cell>
          <table:table-cell table:style-name="ce70" office:value-type="percentage" office:value="0.0212820481903681" calcext:value-type="percentage">
            <text:p>2,13%</text:p>
          </table:table-cell>
          <table:table-cell/>
          <table:table-cell table:style-name="ce68" table:formula="of:=[.H276]+0.125" office:value-type="float" office:value="31.75" calcext:value-type="float">
            <text:p>31,750</text:p>
          </table:table-cell>
          <table:table-cell table:style-name="ce70" office:value-type="percentage" office:value="0.0231664645946592" calcext:value-type="percentage">
            <text:p>2,32%</text:p>
          </table:table-cell>
          <table:table-cell/>
          <table:table-cell table:style-name="ce68" table:formula="of:=[.K276]+0.05" office:value-type="float" office:value="12.7" calcext:value-type="float">
            <text:p>12,700</text:p>
          </table:table-cell>
          <table:table-cell table:style-name="ce70" office:value-type="percentage" office:value="0.0279070074690829" calcext:value-type="percentage">
            <text:p>2,79%</text:p>
          </table:table-cell>
          <table:table-cell/>
          <table:table-cell table:style-name="ce68" table:formula="of:=[.N276]+0.05" office:value-type="float" office:value="12.7" calcext:value-type="float">
            <text:p>12,700</text:p>
          </table:table-cell>
          <table:table-cell table:style-name="ce70" office:value-type="percentage" office:value="0.0286486685101829" calcext:value-type="percentage">
            <text:p>2,86%</text:p>
          </table:table-cell>
          <table:table-cell/>
          <table:table-cell table:style-name="ce68" table:formula="of:=[.Q276]+0.05" office:value-type="float" office:value="12.7" calcext:value-type="float">
            <text:p>12,700</text:p>
          </table:table-cell>
          <table:table-cell table:style-name="ce70" office:value-type="percentage" office:value="0.0287798808033767" calcext:value-type="percentage">
            <text:p>2,88%</text:p>
          </table:table-cell>
          <table:table-cell/>
          <table:table-cell table:style-name="ce68" table:formula="of:=[.T276]+0.05" office:value-type="float" office:value="12.7" calcext:value-type="float">
            <text:p>12,700</text:p>
          </table:table-cell>
          <table:table-cell table:style-name="ce70" office:value-type="percentage" office:value="0.0289255667519293" calcext:value-type="percentage">
            <text:p>2,89%</text:p>
          </table:table-cell>
          <table:table-cell/>
          <table:table-cell table:style-name="ce71" table:formula="of:=([.R277]-[.U277])*100*100" office:value-type="float" office:value="-1.45685948552615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77]+0.125" office:value-type="float" office:value="31.875" calcext:value-type="float">
            <text:p>31,875</text:p>
          </table:table-cell>
          <table:table-cell table:style-name="ce70" office:value-type="percentage" office:value="0.0197956234585273" calcext:value-type="percentage">
            <text:p>1,98%</text:p>
          </table:table-cell>
          <table:table-cell/>
          <table:table-cell table:style-name="ce68" table:formula="of:=[.E277]+0.125" office:value-type="float" office:value="31.875" calcext:value-type="float">
            <text:p>31,875</text:p>
          </table:table-cell>
          <table:table-cell table:style-name="ce70" office:value-type="percentage" office:value="0.0212835877828702" calcext:value-type="percentage">
            <text:p>2,13%</text:p>
          </table:table-cell>
          <table:table-cell/>
          <table:table-cell table:style-name="ce68" table:formula="of:=[.H277]+0.125" office:value-type="float" office:value="31.875" calcext:value-type="float">
            <text:p>31,875</text:p>
          </table:table-cell>
          <table:table-cell table:style-name="ce70" office:value-type="percentage" office:value="0.0231689144593081" calcext:value-type="percentage">
            <text:p>2,32%</text:p>
          </table:table-cell>
          <table:table-cell/>
          <table:table-cell table:style-name="ce68" table:formula="of:=[.K277]+0.05" office:value-type="float" office:value="12.75" calcext:value-type="float">
            <text:p>12,750</text:p>
          </table:table-cell>
          <table:table-cell table:style-name="ce70" office:value-type="percentage" office:value="0.0279200936292101" calcext:value-type="percentage">
            <text:p>2,79%</text:p>
          </table:table-cell>
          <table:table-cell/>
          <table:table-cell table:style-name="ce68" table:formula="of:=[.N277]+0.05" office:value-type="float" office:value="12.75" calcext:value-type="float">
            <text:p>12,750</text:p>
          </table:table-cell>
          <table:table-cell table:style-name="ce70" office:value-type="percentage" office:value="0.028653514898765" calcext:value-type="percentage">
            <text:p>2,87%</text:p>
          </table:table-cell>
          <table:table-cell/>
          <table:table-cell table:style-name="ce68" table:formula="of:=[.Q277]+0.05" office:value-type="float" office:value="12.75" calcext:value-type="float">
            <text:p>12,750</text:p>
          </table:table-cell>
          <table:table-cell table:style-name="ce70" office:value-type="percentage" office:value="0.0287600954507414" calcext:value-type="percentage">
            <text:p>2,88%</text:p>
          </table:table-cell>
          <table:table-cell/>
          <table:table-cell table:style-name="ce68" table:formula="of:=[.T277]+0.05" office:value-type="float" office:value="12.75" calcext:value-type="float">
            <text:p>12,750</text:p>
          </table:table-cell>
          <table:table-cell table:style-name="ce70" office:value-type="percentage" office:value="0.0289052920434819" calcext:value-type="percentage">
            <text:p>2,89%</text:p>
          </table:table-cell>
          <table:table-cell/>
          <table:table-cell table:style-name="ce71" table:formula="of:=([.R278]-[.U278])*100*100" office:value-type="float" office:value="-1.45196592740572" calcext:value-type="float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78]+0.125" office:value-type="float" office:value="32" calcext:value-type="float">
            <text:p>32,000</text:p>
          </table:table-cell>
          <table:table-cell table:style-name="ce70" office:value-type="percentage" office:value="0.0198169964149456" calcext:value-type="percentage">
            <text:p>1,98%</text:p>
          </table:table-cell>
          <table:table-cell/>
          <table:table-cell table:style-name="ce68" table:formula="of:=[.E278]+0.125" office:value-type="float" office:value="32" calcext:value-type="float">
            <text:p>32,000</text:p>
          </table:table-cell>
          <table:table-cell table:style-name="ce70" office:value-type="percentage" office:value="0.0212851153473059" calcext:value-type="percentage">
            <text:p>2,13%</text:p>
          </table:table-cell>
          <table:table-cell/>
          <table:table-cell table:style-name="ce68" table:formula="of:=[.H278]+0.125" office:value-type="float" office:value="32" calcext:value-type="float">
            <text:p>32,000</text:p>
          </table:table-cell>
          <table:table-cell table:style-name="ce70" office:value-type="percentage" office:value="0.0231713451843894" calcext:value-type="percentage">
            <text:p>2,32%</text:p>
          </table:table-cell>
          <table:table-cell/>
          <table:table-cell table:style-name="ce68" table:formula="of:=[.K278]+0.05" office:value-type="float" office:value="12.8" calcext:value-type="float">
            <text:p>12,800</text:p>
          </table:table-cell>
          <table:table-cell table:style-name="ce70" office:value-type="percentage" office:value="0.0279331797893373" calcext:value-type="percentage">
            <text:p>2,79%</text:p>
          </table:table-cell>
          <table:table-cell/>
          <table:table-cell table:style-name="ce68" table:formula="of:=[.N278]+0.05" office:value-type="float" office:value="12.8" calcext:value-type="float">
            <text:p>12,800</text:p>
          </table:table-cell>
          <table:table-cell table:style-name="ce70" office:value-type="percentage" office:value="0.028658361287347" calcext:value-type="percentage">
            <text:p>2,87%</text:p>
          </table:table-cell>
          <table:table-cell/>
          <table:table-cell table:style-name="ce68" table:formula="of:=[.Q278]+0.05" office:value-type="float" office:value="12.8" calcext:value-type="float">
            <text:p>12,800</text:p>
          </table:table-cell>
          <table:table-cell table:style-name="ce70" office:value-type="percentage" office:value="0.028740310098106" calcext:value-type="percentage">
            <text:p>2,87%</text:p>
          </table:table-cell>
          <table:table-cell/>
          <table:table-cell table:style-name="ce68" table:formula="of:=[.T278]+0.05" office:value-type="float" office:value="12.8" calcext:value-type="float">
            <text:p>12,800</text:p>
          </table:table-cell>
          <table:table-cell table:style-name="ce70" office:value-type="percentage" office:value="0.0288850173350346" calcext:value-type="percentage">
            <text:p>2,89%</text:p>
          </table:table-cell>
          <table:table-cell/>
          <table:table-cell table:style-name="ce71" table:formula="of:=([.R279]-[.U279])*100*100" office:value-type="float" office:value="-1.44707236928526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79]+0.125" office:value-type="float" office:value="32.125" calcext:value-type="float">
            <text:p>32,125</text:p>
          </table:table-cell>
          <table:table-cell table:style-name="ce70" office:value-type="percentage" office:value="0.0198382030448547" calcext:value-type="percentage">
            <text:p>1,98%</text:p>
          </table:table-cell>
          <table:table-cell/>
          <table:table-cell table:style-name="ce68" table:formula="of:=[.E279]+0.125" office:value-type="float" office:value="32.125" calcext:value-type="float">
            <text:p>32,125</text:p>
          </table:table-cell>
          <table:table-cell table:style-name="ce70" office:value-type="percentage" office:value="0.0212866310240806" calcext:value-type="percentage">
            <text:p>2,13%</text:p>
          </table:table-cell>
          <table:table-cell/>
          <table:table-cell table:style-name="ce68" table:formula="of:=[.H279]+0.125" office:value-type="float" office:value="32.125" calcext:value-type="float">
            <text:p>32,125</text:p>
          </table:table-cell>
          <table:table-cell table:style-name="ce70" office:value-type="percentage" office:value="0.0231737569933223" calcext:value-type="percentage">
            <text:p>2,32%</text:p>
          </table:table-cell>
          <table:table-cell/>
          <table:table-cell table:style-name="ce68" table:formula="of:=[.K279]+0.05" office:value-type="float" office:value="12.85" calcext:value-type="float">
            <text:p>12,850</text:p>
          </table:table-cell>
          <table:table-cell table:style-name="ce70" office:value-type="percentage" office:value="0.0279462659494645" calcext:value-type="percentage">
            <text:p>2,79%</text:p>
          </table:table-cell>
          <table:table-cell/>
          <table:table-cell table:style-name="ce68" table:formula="of:=[.N279]+0.05" office:value-type="float" office:value="12.85" calcext:value-type="float">
            <text:p>12,850</text:p>
          </table:table-cell>
          <table:table-cell table:style-name="ce70" office:value-type="percentage" office:value="0.0286632076759291" calcext:value-type="percentage">
            <text:p>2,87%</text:p>
          </table:table-cell>
          <table:table-cell/>
          <table:table-cell table:style-name="ce68" table:formula="of:=[.Q279]+0.05" office:value-type="float" office:value="12.85" calcext:value-type="float">
            <text:p>12,850</text:p>
          </table:table-cell>
          <table:table-cell table:style-name="ce70" office:value-type="percentage" office:value="0.0287205247454707" calcext:value-type="percentage">
            <text:p>2,87%</text:p>
          </table:table-cell>
          <table:table-cell/>
          <table:table-cell table:style-name="ce68" table:formula="of:=[.T279]+0.05" office:value-type="float" office:value="12.85" calcext:value-type="float">
            <text:p>12,850</text:p>
          </table:table-cell>
          <table:table-cell table:style-name="ce70" office:value-type="percentage" office:value="0.0288647426265872" calcext:value-type="percentage">
            <text:p>2,89%</text:p>
          </table:table-cell>
          <table:table-cell/>
          <table:table-cell table:style-name="ce71" table:formula="of:=([.R280]-[.U280])*100*100" office:value-type="float" office:value="-1.44217881116484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80]+0.125" office:value-type="float" office:value="32.25" calcext:value-type="float">
            <text:p>32,250</text:p>
          </table:table-cell>
          <table:table-cell table:style-name="ce70" office:value-type="percentage" office:value="0.0198592452822839" calcext:value-type="percentage">
            <text:p>1,99%</text:p>
          </table:table-cell>
          <table:table-cell/>
          <table:table-cell table:style-name="ce68" table:formula="of:=[.E280]+0.125" office:value-type="float" office:value="32.25" calcext:value-type="float">
            <text:p>32,250</text:p>
          </table:table-cell>
          <table:table-cell table:style-name="ce70" office:value-type="percentage" office:value="0.021288134951423" calcext:value-type="percentage">
            <text:p>2,13%</text:p>
          </table:table-cell>
          <table:table-cell/>
          <table:table-cell table:style-name="ce68" table:formula="of:=[.H280]+0.125" office:value-type="float" office:value="32.25" calcext:value-type="float">
            <text:p>32,250</text:p>
          </table:table-cell>
          <table:table-cell table:style-name="ce70" office:value-type="percentage" office:value="0.0231761501060618" calcext:value-type="percentage">
            <text:p>2,32%</text:p>
          </table:table-cell>
          <table:table-cell/>
          <table:table-cell table:style-name="ce68" table:formula="of:=[.K280]+0.05" office:value-type="float" office:value="12.9000000000001" calcext:value-type="float">
            <text:p>12,900</text:p>
          </table:table-cell>
          <table:table-cell table:style-name="ce70" office:value-type="percentage" office:value="0.0279593521095917" calcext:value-type="percentage">
            <text:p>2,80%</text:p>
          </table:table-cell>
          <table:table-cell/>
          <table:table-cell table:style-name="ce68" table:formula="of:=[.N280]+0.05" office:value-type="float" office:value="12.9000000000001" calcext:value-type="float">
            <text:p>12,900</text:p>
          </table:table-cell>
          <table:table-cell table:style-name="ce70" office:value-type="percentage" office:value="0.0286680540645111" calcext:value-type="percentage">
            <text:p>2,87%</text:p>
          </table:table-cell>
          <table:table-cell/>
          <table:table-cell table:style-name="ce68" table:formula="of:=[.Q280]+0.05" office:value-type="float" office:value="12.9000000000001" calcext:value-type="float">
            <text:p>12,900</text:p>
          </table:table-cell>
          <table:table-cell table:style-name="ce70" office:value-type="percentage" office:value="0.0287007393928353" calcext:value-type="percentage">
            <text:p>2,87%</text:p>
          </table:table-cell>
          <table:table-cell/>
          <table:table-cell table:style-name="ce68" table:formula="of:=[.T280]+0.05" office:value-type="float" office:value="12.9000000000001" calcext:value-type="float">
            <text:p>12,900</text:p>
          </table:table-cell>
          <table:table-cell table:style-name="ce70" office:value-type="percentage" office:value="0.0288444679181397" calcext:value-type="percentage">
            <text:p>2,88%</text:p>
          </table:table-cell>
          <table:table-cell/>
          <table:table-cell table:style-name="ce71" table:formula="of:=([.R281]-[.U281])*100*100" office:value-type="float" office:value="-1.43728525304438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81]+0.125" office:value-type="float" office:value="32.375" calcext:value-type="float">
            <text:p>32,375</text:p>
          </table:table-cell>
          <table:table-cell table:style-name="ce70" office:value-type="percentage" office:value="0.0198801250313932" calcext:value-type="percentage">
            <text:p>1,99%</text:p>
          </table:table-cell>
          <table:table-cell/>
          <table:table-cell table:style-name="ce68" table:formula="of:=[.E281]+0.125" office:value-type="float" office:value="32.375" calcext:value-type="float">
            <text:p>32,375</text:p>
          </table:table-cell>
          <table:table-cell table:style-name="ce70" office:value-type="percentage" office:value="0.0212896272654268" calcext:value-type="percentage">
            <text:p>2,13%</text:p>
          </table:table-cell>
          <table:table-cell/>
          <table:table-cell table:style-name="ce68" table:formula="of:=[.H281]+0.125" office:value-type="float" office:value="32.375" calcext:value-type="float">
            <text:p>32,375</text:p>
          </table:table-cell>
          <table:table-cell table:style-name="ce70" office:value-type="percentage" office:value="0.0231785247391663" calcext:value-type="percentage">
            <text:p>2,32%</text:p>
          </table:table-cell>
          <table:table-cell/>
          <table:table-cell table:style-name="ce68" table:formula="of:=[.K281]+0.05" office:value-type="float" office:value="12.95" calcext:value-type="float">
            <text:p>12,950</text:p>
          </table:table-cell>
          <table:table-cell table:style-name="ce70" office:value-type="percentage" office:value="0.0279724382697189" calcext:value-type="percentage">
            <text:p>2,80%</text:p>
          </table:table-cell>
          <table:table-cell/>
          <table:table-cell table:style-name="ce68" table:formula="of:=[.N281]+0.05" office:value-type="float" office:value="12.95" calcext:value-type="float">
            <text:p>12,950</text:p>
          </table:table-cell>
          <table:table-cell table:style-name="ce70" office:value-type="percentage" office:value="0.0286729004530932" calcext:value-type="percentage">
            <text:p>2,87%</text:p>
          </table:table-cell>
          <table:table-cell/>
          <table:table-cell table:style-name="ce68" table:formula="of:=[.Q281]+0.05" office:value-type="float" office:value="12.95" calcext:value-type="float">
            <text:p>12,950</text:p>
          </table:table-cell>
          <table:table-cell table:style-name="ce70" office:value-type="percentage" office:value="0.0286809540402" calcext:value-type="percentage">
            <text:p>2,87%</text:p>
          </table:table-cell>
          <table:table-cell/>
          <table:table-cell table:style-name="ce68" table:formula="of:=[.T281]+0.05" office:value-type="float" office:value="12.95" calcext:value-type="float">
            <text:p>12,950</text:p>
          </table:table-cell>
          <table:table-cell table:style-name="ce70" office:value-type="percentage" office:value="0.0288241932096924" calcext:value-type="percentage">
            <text:p>2,88%</text:p>
          </table:table-cell>
          <table:table-cell/>
          <table:table-cell table:style-name="ce71" table:formula="of:=([.R282]-[.U282])*100*100" office:value-type="float" office:value="-1.43239169492396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82]+0.125" office:value-type="float" office:value="32.5" calcext:value-type="float">
            <text:p>32,500</text:p>
          </table:table-cell>
          <table:table-cell table:style-name="ce70" office:value-type="percentage" office:value="0.0199008441670478" calcext:value-type="percentage">
            <text:p>1,99%</text:p>
          </table:table-cell>
          <table:table-cell/>
          <table:table-cell table:style-name="ce68" table:formula="of:=[.E282]+0.125" office:value-type="float" office:value="32.5" calcext:value-type="float">
            <text:p>32,500</text:p>
          </table:table-cell>
          <table:table-cell table:style-name="ce70" office:value-type="percentage" office:value="0.0212911081000921" calcext:value-type="percentage">
            <text:p>2,13%</text:p>
          </table:table-cell>
          <table:table-cell/>
          <table:table-cell table:style-name="ce68" table:formula="of:=[.H282]+0.125" office:value-type="float" office:value="32.5" calcext:value-type="float">
            <text:p>32,500</text:p>
          </table:table-cell>
          <table:table-cell table:style-name="ce70" office:value-type="percentage" office:value="0.0231808811058623" calcext:value-type="percentage">
            <text:p>2,32%</text:p>
          </table:table-cell>
          <table:table-cell/>
          <table:table-cell table:style-name="ce68" table:formula="of:=[.K282]+0.05" office:value-type="float" office:value="13.0000000000001" calcext:value-type="float">
            <text:p>13,000</text:p>
          </table:table-cell>
          <table:table-cell table:style-name="ce70" office:value-type="percentage" office:value="0.0279855244298461" calcext:value-type="percentage">
            <text:p>2,80%</text:p>
          </table:table-cell>
          <table:table-cell/>
          <table:table-cell table:style-name="ce68" table:formula="of:=[.N282]+0.05" office:value-type="float" office:value="13.0000000000001" calcext:value-type="float">
            <text:p>13,000</text:p>
          </table:table-cell>
          <table:table-cell table:style-name="ce70" office:value-type="percentage" office:value="0.0286777468416752" calcext:value-type="percentage">
            <text:p>2,87%</text:p>
          </table:table-cell>
          <table:table-cell/>
          <table:table-cell table:style-name="ce68" table:formula="of:=[.Q282]+0.05" office:value-type="float" office:value="13.0000000000001" calcext:value-type="float">
            <text:p>13,000</text:p>
          </table:table-cell>
          <table:table-cell table:style-name="ce70" office:value-type="percentage" office:value="0.0286611686875646" calcext:value-type="percentage">
            <text:p>2,87%</text:p>
          </table:table-cell>
          <table:table-cell/>
          <table:table-cell table:style-name="ce68" table:formula="of:=[.T282]+0.05" office:value-type="float" office:value="13.0000000000001" calcext:value-type="float">
            <text:p>13,000</text:p>
          </table:table-cell>
          <table:table-cell table:style-name="ce70" office:value-type="percentage" office:value="0.028803918501245" calcext:value-type="percentage">
            <text:p>2,88%</text:p>
          </table:table-cell>
          <table:table-cell/>
          <table:table-cell table:style-name="ce71" table:formula="of:=([.R283]-[.U283])*100*100" office:value-type="float" office:value="-1.4274981368035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83]+0.125" office:value-type="float" office:value="32.625" calcext:value-type="float">
            <text:p>32,625</text:p>
          </table:table-cell>
          <table:table-cell table:style-name="ce70" office:value-type="percentage" office:value="0.0199214045353794" calcext:value-type="percentage">
            <text:p>1,99%</text:p>
          </table:table-cell>
          <table:table-cell/>
          <table:table-cell table:style-name="ce68" table:formula="of:=[.E283]+0.125" office:value-type="float" office:value="32.625" calcext:value-type="float">
            <text:p>32,625</text:p>
          </table:table-cell>
          <table:table-cell table:style-name="ce70" office:value-type="percentage" office:value="0.0212925775873654" calcext:value-type="percentage">
            <text:p>2,13%</text:p>
          </table:table-cell>
          <table:table-cell/>
          <table:table-cell table:style-name="ce68" table:formula="of:=[.H283]+0.125" office:value-type="float" office:value="32.625" calcext:value-type="float">
            <text:p>32,625</text:p>
          </table:table-cell>
          <table:table-cell table:style-name="ce70" office:value-type="percentage" office:value="0.0231832194161085" calcext:value-type="percentage">
            <text:p>2,32%</text:p>
          </table:table-cell>
          <table:table-cell/>
          <table:table-cell table:style-name="ce68" table:formula="of:=[.K283]+0.05" office:value-type="float" office:value="13.0500000000001" calcext:value-type="float">
            <text:p>13,050</text:p>
          </table:table-cell>
          <table:table-cell table:style-name="ce70" office:value-type="percentage" office:value="0.0279986105899733" calcext:value-type="percentage">
            <text:p>2,80%</text:p>
          </table:table-cell>
          <table:table-cell/>
          <table:table-cell table:style-name="ce68" table:formula="of:=[.N283]+0.05" office:value-type="float" office:value="13.0500000000001" calcext:value-type="float">
            <text:p>13,050</text:p>
          </table:table-cell>
          <table:table-cell table:style-name="ce70" office:value-type="percentage" office:value="0.0286825932302573" calcext:value-type="percentage">
            <text:p>2,87%</text:p>
          </table:table-cell>
          <table:table-cell/>
          <table:table-cell table:style-name="ce68" table:formula="of:=[.Q283]+0.05" office:value-type="float" office:value="13.0500000000001" calcext:value-type="float">
            <text:p>13,050</text:p>
          </table:table-cell>
          <table:table-cell table:style-name="ce70" office:value-type="percentage" office:value="0.0286413833349293" calcext:value-type="percentage">
            <text:p>2,86%</text:p>
          </table:table-cell>
          <table:table-cell/>
          <table:table-cell table:style-name="ce68" table:formula="of:=[.T283]+0.05" office:value-type="float" office:value="13.0500000000001" calcext:value-type="float">
            <text:p>13,050</text:p>
          </table:table-cell>
          <table:table-cell table:style-name="ce70" office:value-type="percentage" office:value="0.0287836437927976" calcext:value-type="percentage">
            <text:p>2,88%</text:p>
          </table:table-cell>
          <table:table-cell/>
          <table:table-cell table:style-name="ce71" table:formula="of:=([.R284]-[.U284])*100*100" office:value-type="float" office:value="-1.42260457868307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84]+0.125" office:value-type="float" office:value="32.75" calcext:value-type="float">
            <text:p>32,750</text:p>
          </table:table-cell>
          <table:table-cell table:style-name="ce70" office:value-type="percentage" office:value="0.0199418079543344" calcext:value-type="percentage">
            <text:p>1,99%</text:p>
          </table:table-cell>
          <table:table-cell/>
          <table:table-cell table:style-name="ce68" table:formula="of:=[.E284]+0.125" office:value-type="float" office:value="32.75" calcext:value-type="float">
            <text:p>32,750</text:p>
          </table:table-cell>
          <table:table-cell table:style-name="ce70" office:value-type="percentage" office:value="0.0212940358571785" calcext:value-type="percentage">
            <text:p>2,13%</text:p>
          </table:table-cell>
          <table:table-cell/>
          <table:table-cell table:style-name="ce68" table:formula="of:=[.H284]+0.125" office:value-type="float" office:value="32.75" calcext:value-type="float">
            <text:p>32,750</text:p>
          </table:table-cell>
          <table:table-cell table:style-name="ce70" office:value-type="percentage" office:value="0.0231855398766582" calcext:value-type="percentage">
            <text:p>2,32%</text:p>
          </table:table-cell>
          <table:table-cell/>
          <table:table-cell table:style-name="ce68" table:formula="of:=[.K284]+0.05" office:value-type="float" office:value="13.1000000000001" calcext:value-type="float">
            <text:p>13,100</text:p>
          </table:table-cell>
          <table:table-cell table:style-name="ce70" office:value-type="percentage" office:value="0.0280116967501005" calcext:value-type="percentage">
            <text:p>2,80%</text:p>
          </table:table-cell>
          <table:table-cell/>
          <table:table-cell table:style-name="ce68" table:formula="of:=[.N284]+0.05" office:value-type="float" office:value="13.1000000000001" calcext:value-type="float">
            <text:p>13,100</text:p>
          </table:table-cell>
          <table:table-cell table:style-name="ce70" office:value-type="percentage" office:value="0.0286874396188393" calcext:value-type="percentage">
            <text:p>2,87%</text:p>
          </table:table-cell>
          <table:table-cell/>
          <table:table-cell table:style-name="ce68" table:formula="of:=[.Q284]+0.05" office:value-type="float" office:value="13.1000000000001" calcext:value-type="float">
            <text:p>13,100</text:p>
          </table:table-cell>
          <table:table-cell table:style-name="ce70" office:value-type="percentage" office:value="0.0286215979822939" calcext:value-type="percentage">
            <text:p>2,86%</text:p>
          </table:table-cell>
          <table:table-cell/>
          <table:table-cell table:style-name="ce68" table:formula="of:=[.T284]+0.05" office:value-type="float" office:value="13.1000000000001" calcext:value-type="float">
            <text:p>13,100</text:p>
          </table:table-cell>
          <table:table-cell table:style-name="ce70" office:value-type="percentage" office:value="0.0287633690843502" calcext:value-type="percentage">
            <text:p>2,88%</text:p>
          </table:table-cell>
          <table:table-cell/>
          <table:table-cell table:style-name="ce71" table:formula="of:=([.R285]-[.U285])*100*100" office:value-type="float" office:value="-1.41771102056262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85]+0.125" office:value-type="float" office:value="32.875" calcext:value-type="float">
            <text:p>32,875</text:p>
          </table:table-cell>
          <table:table-cell table:style-name="ce70" office:value-type="percentage" office:value="0.0199620562142099" calcext:value-type="percentage">
            <text:p>2,00%</text:p>
          </table:table-cell>
          <table:table-cell/>
          <table:table-cell table:style-name="ce68" table:formula="of:=[.E285]+0.125" office:value-type="float" office:value="32.875" calcext:value-type="float">
            <text:p>32,875</text:p>
          </table:table-cell>
          <table:table-cell table:style-name="ce70" office:value-type="percentage" office:value="0.0212954830374874" calcext:value-type="percentage">
            <text:p>2,13%</text:p>
          </table:table-cell>
          <table:table-cell/>
          <table:table-cell table:style-name="ce68" table:formula="of:=[.H285]+0.125" office:value-type="float" office:value="32.875" calcext:value-type="float">
            <text:p>32,875</text:p>
          </table:table-cell>
          <table:table-cell table:style-name="ce70" office:value-type="percentage" office:value="0.0231878426911201" calcext:value-type="percentage">
            <text:p>2,32%</text:p>
          </table:table-cell>
          <table:table-cell/>
          <table:table-cell table:style-name="ce68" table:formula="of:=[.K285]+0.05" office:value-type="float" office:value="13.1500000000001" calcext:value-type="float">
            <text:p>13,150</text:p>
          </table:table-cell>
          <table:table-cell table:style-name="ce70" office:value-type="percentage" office:value="0.0280247829102277" calcext:value-type="percentage">
            <text:p>2,80%</text:p>
          </table:table-cell>
          <table:table-cell/>
          <table:table-cell table:style-name="ce68" table:formula="of:=[.N285]+0.05" office:value-type="float" office:value="13.1500000000001" calcext:value-type="float">
            <text:p>13,150</text:p>
          </table:table-cell>
          <table:table-cell table:style-name="ce70" office:value-type="percentage" office:value="0.0286922860074214" calcext:value-type="percentage">
            <text:p>2,87%</text:p>
          </table:table-cell>
          <table:table-cell/>
          <table:table-cell table:style-name="ce68" table:formula="of:=[.Q285]+0.05" office:value-type="float" office:value="13.1500000000001" calcext:value-type="float">
            <text:p>13,150</text:p>
          </table:table-cell>
          <table:table-cell table:style-name="ce70" office:value-type="percentage" office:value="0.0286018126296586" calcext:value-type="percentage">
            <text:p>2,86%</text:p>
          </table:table-cell>
          <table:table-cell/>
          <table:table-cell table:style-name="ce68" table:formula="of:=[.T285]+0.05" office:value-type="float" office:value="13.1500000000001" calcext:value-type="float">
            <text:p>13,150</text:p>
          </table:table-cell>
          <table:table-cell table:style-name="ce70" office:value-type="percentage" office:value="0.0287430943759028" calcext:value-type="percentage">
            <text:p>2,87%</text:p>
          </table:table-cell>
          <table:table-cell/>
          <table:table-cell table:style-name="ce71" table:formula="of:=([.R286]-[.U286])*100*100" office:value-type="float" office:value="-1.41281746244216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86]+0.125" office:value-type="float" office:value="33" calcext:value-type="float">
            <text:p>33,000</text:p>
          </table:table-cell>
          <table:table-cell table:style-name="ce70" office:value-type="percentage" office:value="0.0199821510781772" calcext:value-type="percentage">
            <text:p>2,00%</text:p>
          </table:table-cell>
          <table:table-cell/>
          <table:table-cell table:style-name="ce68" table:formula="of:=[.E286]+0.125" office:value-type="float" office:value="33" calcext:value-type="float">
            <text:p>33,000</text:p>
          </table:table-cell>
          <table:table-cell table:style-name="ce70" office:value-type="percentage" office:value="0.021296919254309" calcext:value-type="percentage">
            <text:p>2,13%</text:p>
          </table:table-cell>
          <table:table-cell/>
          <table:table-cell table:style-name="ce68" table:formula="of:=[.H286]+0.125" office:value-type="float" office:value="33" calcext:value-type="float">
            <text:p>33,000</text:p>
          </table:table-cell>
          <table:table-cell table:style-name="ce70" office:value-type="percentage" office:value="0.0231901280600179" calcext:value-type="percentage">
            <text:p>2,32%</text:p>
          </table:table-cell>
          <table:table-cell/>
          <table:table-cell table:style-name="ce68" table:formula="of:=[.K286]+0.05" office:value-type="float" office:value="13.2000000000001" calcext:value-type="float">
            <text:p>13,200</text:p>
          </table:table-cell>
          <table:table-cell table:style-name="ce70" office:value-type="percentage" office:value="0.0280378690703549" calcext:value-type="percentage">
            <text:p>2,80%</text:p>
          </table:table-cell>
          <table:table-cell/>
          <table:table-cell table:style-name="ce68" table:formula="of:=[.N286]+0.05" office:value-type="float" office:value="13.2000000000001" calcext:value-type="float">
            <text:p>13,200</text:p>
          </table:table-cell>
          <table:table-cell table:style-name="ce70" office:value-type="percentage" office:value="0.0286971323960034" calcext:value-type="percentage">
            <text:p>2,87%</text:p>
          </table:table-cell>
          <table:table-cell/>
          <table:table-cell table:style-name="ce68" table:formula="of:=[.Q286]+0.05" office:value-type="float" office:value="13.2000000000001" calcext:value-type="float">
            <text:p>13,200</text:p>
          </table:table-cell>
          <table:table-cell table:style-name="ce70" office:value-type="percentage" office:value="0.0285820272770232" calcext:value-type="percentage">
            <text:p>2,86%</text:p>
          </table:table-cell>
          <table:table-cell/>
          <table:table-cell table:style-name="ce68" table:formula="of:=[.T286]+0.05" office:value-type="float" office:value="13.2000000000001" calcext:value-type="float">
            <text:p>13,200</text:p>
          </table:table-cell>
          <table:table-cell table:style-name="ce70" office:value-type="percentage" office:value="0.0287228196674554" calcext:value-type="percentage">
            <text:p>2,87%</text:p>
          </table:table-cell>
          <table:table-cell/>
          <table:table-cell table:style-name="ce71" table:formula="of:=([.R287]-[.U287])*100*100" office:value-type="float" office:value="-1.40792390432173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87]+0.125" office:value-type="float" office:value="33.125" calcext:value-type="float">
            <text:p>33,125</text:p>
          </table:table-cell>
          <table:table-cell table:style-name="ce70" office:value-type="percentage" office:value="0.0200020942827939" calcext:value-type="percentage">
            <text:p>2,00%</text:p>
          </table:table-cell>
          <table:table-cell/>
          <table:table-cell table:style-name="ce68" table:formula="of:=[.E287]+0.125" office:value-type="float" office:value="33.125" calcext:value-type="float">
            <text:p>33,125</text:p>
          </table:table-cell>
          <table:table-cell table:style-name="ce70" office:value-type="percentage" office:value="0.0212983446317585" calcext:value-type="percentage">
            <text:p>2,13%</text:p>
          </table:table-cell>
          <table:table-cell/>
          <table:table-cell table:style-name="ce68" table:formula="of:=[.H287]+0.125" office:value-type="float" office:value="33.125" calcext:value-type="float">
            <text:p>33,125</text:p>
          </table:table-cell>
          <table:table-cell table:style-name="ce70" office:value-type="percentage" office:value="0.0231923961808485" calcext:value-type="percentage">
            <text:p>2,32%</text:p>
          </table:table-cell>
          <table:table-cell/>
          <table:table-cell table:style-name="ce68" table:formula="of:=[.K287]+0.05" office:value-type="float" office:value="13.2500000000001" calcext:value-type="float">
            <text:p>13,250</text:p>
          </table:table-cell>
          <table:table-cell table:style-name="ce70" office:value-type="percentage" office:value="0.0280509552304821" calcext:value-type="percentage">
            <text:p>2,81%</text:p>
          </table:table-cell>
          <table:table-cell/>
          <table:table-cell table:style-name="ce68" table:formula="of:=[.N287]+0.05" office:value-type="float" office:value="13.2500000000001" calcext:value-type="float">
            <text:p>13,250</text:p>
          </table:table-cell>
          <table:table-cell table:style-name="ce70" office:value-type="percentage" office:value="0.0287019787845855" calcext:value-type="percentage">
            <text:p>2,87%</text:p>
          </table:table-cell>
          <table:table-cell/>
          <table:table-cell table:style-name="ce68" table:formula="of:=[.Q287]+0.05" office:value-type="float" office:value="13.2500000000001" calcext:value-type="float">
            <text:p>13,250</text:p>
          </table:table-cell>
          <table:table-cell table:style-name="ce70" office:value-type="percentage" office:value="0.0285622419243879" calcext:value-type="percentage">
            <text:p>2,86%</text:p>
          </table:table-cell>
          <table:table-cell/>
          <table:table-cell table:style-name="ce68" table:formula="of:=[.T287]+0.05" office:value-type="float" office:value="13.2500000000001" calcext:value-type="float">
            <text:p>13,250</text:p>
          </table:table-cell>
          <table:table-cell table:style-name="ce70" office:value-type="percentage" office:value="0.028702544959008" calcext:value-type="percentage">
            <text:p>2,87%</text:p>
          </table:table-cell>
          <table:table-cell/>
          <table:table-cell table:style-name="ce71" table:formula="of:=([.R288]-[.U288])*100*100" office:value-type="float" office:value="-1.40303034620128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88]+0.125" office:value-type="float" office:value="33.25" calcext:value-type="float">
            <text:p>33,250</text:p>
          </table:table-cell>
          <table:table-cell table:style-name="ce70" office:value-type="percentage" office:value="0.0200218875385036" calcext:value-type="percentage">
            <text:p>2,00%</text:p>
          </table:table-cell>
          <table:table-cell/>
          <table:table-cell table:style-name="ce68" table:formula="of:=[.E288]+0.125" office:value-type="float" office:value="33.25" calcext:value-type="float">
            <text:p>33,250</text:p>
          </table:table-cell>
          <table:table-cell table:style-name="ce70" office:value-type="percentage" office:value="0.0212997592920842" calcext:value-type="percentage">
            <text:p>2,13%</text:p>
          </table:table-cell>
          <table:table-cell/>
          <table:table-cell table:style-name="ce68" table:formula="of:=[.H288]+0.125" office:value-type="float" office:value="33.25" calcext:value-type="float">
            <text:p>33,250</text:p>
          </table:table-cell>
          <table:table-cell table:style-name="ce70" office:value-type="percentage" office:value="0.023194647248139" calcext:value-type="percentage">
            <text:p>2,32%</text:p>
          </table:table-cell>
          <table:table-cell/>
          <table:table-cell table:style-name="ce68" table:formula="of:=[.K288]+0.05" office:value-type="float" office:value="13.3000000000001" calcext:value-type="float">
            <text:p>13,300</text:p>
          </table:table-cell>
          <table:table-cell table:style-name="ce70" office:value-type="percentage" office:value="0.0280640413906093" calcext:value-type="percentage">
            <text:p>2,81%</text:p>
          </table:table-cell>
          <table:table-cell/>
          <table:table-cell table:style-name="ce68" table:formula="of:=[.N288]+0.05" office:value-type="float" office:value="13.3000000000001" calcext:value-type="float">
            <text:p>13,300</text:p>
          </table:table-cell>
          <table:table-cell table:style-name="ce70" office:value-type="percentage" office:value="0.0287068251731675" calcext:value-type="percentage">
            <text:p>2,87%</text:p>
          </table:table-cell>
          <table:table-cell/>
          <table:table-cell table:style-name="ce68" table:formula="of:=[.Q288]+0.05" office:value-type="float" office:value="13.3000000000001" calcext:value-type="float">
            <text:p>13,300</text:p>
          </table:table-cell>
          <table:table-cell table:style-name="ce70" office:value-type="percentage" office:value="0.0285424565717526" calcext:value-type="percentage">
            <text:p>2,85%</text:p>
          </table:table-cell>
          <table:table-cell/>
          <table:table-cell table:style-name="ce68" table:formula="of:=[.T288]+0.05" office:value-type="float" office:value="13.3000000000001" calcext:value-type="float">
            <text:p>13,300</text:p>
          </table:table-cell>
          <table:table-cell table:style-name="ce70" office:value-type="percentage" office:value="0.0286822702505606" calcext:value-type="percentage">
            <text:p>2,87%</text:p>
          </table:table-cell>
          <table:table-cell/>
          <table:table-cell table:style-name="ce71" table:formula="of:=([.R289]-[.U289])*100*100" office:value-type="float" office:value="-1.39813678808082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89]+0.125" office:value-type="float" office:value="33.375" calcext:value-type="float">
            <text:p>33,375</text:p>
          </table:table-cell>
          <table:table-cell table:style-name="ce70" office:value-type="percentage" office:value="0.0200415325301257" calcext:value-type="percentage">
            <text:p>2,00%</text:p>
          </table:table-cell>
          <table:table-cell/>
          <table:table-cell table:style-name="ce68" table:formula="of:=[.E289]+0.125" office:value-type="float" office:value="33.375" calcext:value-type="float">
            <text:p>33,375</text:p>
          </table:table-cell>
          <table:table-cell table:style-name="ce70" office:value-type="percentage" office:value="0.0213011633557034" calcext:value-type="percentage">
            <text:p>2,13%</text:p>
          </table:table-cell>
          <table:table-cell/>
          <table:table-cell table:style-name="ce68" table:formula="of:=[.H289]+0.125" office:value-type="float" office:value="33.375" calcext:value-type="float">
            <text:p>33,375</text:p>
          </table:table-cell>
          <table:table-cell table:style-name="ce70" office:value-type="percentage" office:value="0.0231968814535022" calcext:value-type="percentage">
            <text:p>2,32%</text:p>
          </table:table-cell>
          <table:table-cell/>
          <table:table-cell table:style-name="ce68" table:formula="of:=[.K289]+0.05" office:value-type="float" office:value="13.3500000000001" calcext:value-type="float">
            <text:p>13,350</text:p>
          </table:table-cell>
          <table:table-cell table:style-name="ce70" office:value-type="percentage" office:value="0.0280771275507365" calcext:value-type="percentage">
            <text:p>2,81%</text:p>
          </table:table-cell>
          <table:table-cell/>
          <table:table-cell table:style-name="ce68" table:formula="of:=[.N289]+0.05" office:value-type="float" office:value="13.3500000000001" calcext:value-type="float">
            <text:p>13,350</text:p>
          </table:table-cell>
          <table:table-cell table:style-name="ce70" office:value-type="percentage" office:value="0.0287116715617496" calcext:value-type="percentage">
            <text:p>2,87%</text:p>
          </table:table-cell>
          <table:table-cell/>
          <table:table-cell table:style-name="ce68" table:formula="of:=[.Q289]+0.05" office:value-type="float" office:value="13.3500000000001" calcext:value-type="float">
            <text:p>13,350</text:p>
          </table:table-cell>
          <table:table-cell table:style-name="ce70" office:value-type="percentage" office:value="0.0285226712191172" calcext:value-type="percentage">
            <text:p>2,85%</text:p>
          </table:table-cell>
          <table:table-cell/>
          <table:table-cell table:style-name="ce68" table:formula="of:=[.T289]+0.05" office:value-type="float" office:value="13.3500000000001" calcext:value-type="float">
            <text:p>13,350</text:p>
          </table:table-cell>
          <table:table-cell table:style-name="ce70" office:value-type="percentage" office:value="0.0286619955421133" calcext:value-type="percentage">
            <text:p>2,87%</text:p>
          </table:table-cell>
          <table:table-cell/>
          <table:table-cell table:style-name="ce71" table:formula="of:=([.R290]-[.U290])*100*100" office:value-type="float" office:value="-1.39324322996043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90]+0.125" office:value-type="float" office:value="33.5" calcext:value-type="float">
            <text:p>33,500</text:p>
          </table:table-cell>
          <table:table-cell table:style-name="ce70" office:value-type="percentage" office:value="0.0200610309173326" calcext:value-type="percentage">
            <text:p>2,01%</text:p>
          </table:table-cell>
          <table:table-cell/>
          <table:table-cell table:style-name="ce68" table:formula="of:=[.E290]+0.125" office:value-type="float" office:value="33.5" calcext:value-type="float">
            <text:p>33,500</text:p>
          </table:table-cell>
          <table:table-cell table:style-name="ce70" office:value-type="percentage" office:value="0.0213025569412359" calcext:value-type="percentage">
            <text:p>2,13%</text:p>
          </table:table-cell>
          <table:table-cell/>
          <table:table-cell table:style-name="ce68" table:formula="of:=[.H290]+0.125" office:value-type="float" office:value="33.5" calcext:value-type="float">
            <text:p>33,500</text:p>
          </table:table-cell>
          <table:table-cell table:style-name="ce70" office:value-type="percentage" office:value="0.0231990989856911" calcext:value-type="percentage">
            <text:p>2,32%</text:p>
          </table:table-cell>
          <table:table-cell/>
          <table:table-cell table:style-name="ce68" table:formula="of:=[.K290]+0.05" office:value-type="float" office:value="13.4000000000001" calcext:value-type="float">
            <text:p>13,400</text:p>
          </table:table-cell>
          <table:table-cell table:style-name="ce70" office:value-type="percentage" office:value="0.0280902137108637" calcext:value-type="percentage">
            <text:p>2,81%</text:p>
          </table:table-cell>
          <table:table-cell/>
          <table:table-cell table:style-name="ce68" table:formula="of:=[.N290]+0.05" office:value-type="float" office:value="13.4000000000001" calcext:value-type="float">
            <text:p>13,400</text:p>
          </table:table-cell>
          <table:table-cell table:style-name="ce70" office:value-type="percentage" office:value="0.0287165179503316" calcext:value-type="percentage">
            <text:p>2,87%</text:p>
          </table:table-cell>
          <table:table-cell/>
          <table:table-cell table:style-name="ce68" table:formula="of:=[.Q290]+0.05" office:value-type="float" office:value="13.4000000000001" calcext:value-type="float">
            <text:p>13,400</text:p>
          </table:table-cell>
          <table:table-cell table:style-name="ce70" office:value-type="percentage" office:value="0.0285028858664819" calcext:value-type="percentage">
            <text:p>2,85%</text:p>
          </table:table-cell>
          <table:table-cell/>
          <table:table-cell table:style-name="ce68" table:formula="of:=[.T290]+0.05" office:value-type="float" office:value="13.4000000000001" calcext:value-type="float">
            <text:p>13,400</text:p>
          </table:table-cell>
          <table:table-cell table:style-name="ce70" office:value-type="percentage" office:value="0.0286417208336659" calcext:value-type="percentage">
            <text:p>2,86%</text:p>
          </table:table-cell>
          <table:table-cell/>
          <table:table-cell table:style-name="ce71" table:formula="of:=([.R291]-[.U291])*100*100" office:value-type="float" office:value="-1.38834967183997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91]+0.125" office:value-type="float" office:value="33.625" calcext:value-type="float">
            <text:p>33,625</text:p>
          </table:table-cell>
          <table:table-cell table:style-name="ce70" office:value-type="percentage" office:value="0.020080384335118" calcext:value-type="percentage">
            <text:p>2,01%</text:p>
          </table:table-cell>
          <table:table-cell/>
          <table:table-cell table:style-name="ce68" table:formula="of:=[.E291]+0.125" office:value-type="float" office:value="33.625" calcext:value-type="float">
            <text:p>33,625</text:p>
          </table:table-cell>
          <table:table-cell table:style-name="ce70" office:value-type="percentage" office:value="0.0213039401655377" calcext:value-type="percentage">
            <text:p>2,13%</text:p>
          </table:table-cell>
          <table:table-cell/>
          <table:table-cell table:style-name="ce68" table:formula="of:=[.H291]+0.125" office:value-type="float" office:value="33.625" calcext:value-type="float">
            <text:p>33,625</text:p>
          </table:table-cell>
          <table:table-cell table:style-name="ce70" office:value-type="percentage" office:value="0.0232013000306518" calcext:value-type="percentage">
            <text:p>2,32%</text:p>
          </table:table-cell>
          <table:table-cell/>
          <table:table-cell table:style-name="ce68" table:formula="of:=[.K291]+0.05" office:value-type="float" office:value="13.4500000000001" calcext:value-type="float">
            <text:p>13,450</text:p>
          </table:table-cell>
          <table:table-cell table:style-name="ce70" office:value-type="percentage" office:value="0.0281032998709909" calcext:value-type="percentage">
            <text:p>2,81%</text:p>
          </table:table-cell>
          <table:table-cell/>
          <table:table-cell table:style-name="ce68" table:formula="of:=[.N291]+0.05" office:value-type="float" office:value="13.4500000000001" calcext:value-type="float">
            <text:p>13,450</text:p>
          </table:table-cell>
          <table:table-cell table:style-name="ce70" office:value-type="percentage" office:value="0.0287213643389136" calcext:value-type="percentage">
            <text:p>2,87%</text:p>
          </table:table-cell>
          <table:table-cell/>
          <table:table-cell table:style-name="ce68" table:formula="of:=[.Q291]+0.05" office:value-type="float" office:value="13.4500000000001" calcext:value-type="float">
            <text:p>13,450</text:p>
          </table:table-cell>
          <table:table-cell table:style-name="ce70" office:value-type="percentage" office:value="0.0284831005138465" calcext:value-type="percentage">
            <text:p>2,85%</text:p>
          </table:table-cell>
          <table:table-cell/>
          <table:table-cell table:style-name="ce68" table:formula="of:=[.T291]+0.05" office:value-type="float" office:value="13.4500000000001" calcext:value-type="float">
            <text:p>13,450</text:p>
          </table:table-cell>
          <table:table-cell table:style-name="ce70" office:value-type="percentage" office:value="0.0286214461252185" calcext:value-type="percentage">
            <text:p>2,86%</text:p>
          </table:table-cell>
          <table:table-cell/>
          <table:table-cell table:style-name="ce71" table:formula="of:=([.R292]-[.U292])*100*100" office:value-type="float" office:value="-1.38345611371951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92]+0.125" office:value-type="float" office:value="33.75" calcext:value-type="float">
            <text:p>33,750</text:p>
          </table:table-cell>
          <table:table-cell table:style-name="ce70" office:value-type="percentage" office:value="0.0200995943942531" calcext:value-type="percentage">
            <text:p>2,01%</text:p>
          </table:table-cell>
          <table:table-cell/>
          <table:table-cell table:style-name="ce68" table:formula="of:=[.E292]+0.125" office:value-type="float" office:value="33.75" calcext:value-type="float">
            <text:p>33,750</text:p>
          </table:table-cell>
          <table:table-cell table:style-name="ce70" office:value-type="percentage" office:value="0.0213053131437335" calcext:value-type="percentage">
            <text:p>2,13%</text:p>
          </table:table-cell>
          <table:table-cell/>
          <table:table-cell table:style-name="ce68" table:formula="of:=[.H292]+0.125" office:value-type="float" office:value="33.75" calcext:value-type="float">
            <text:p>33,750</text:p>
          </table:table-cell>
          <table:table-cell table:style-name="ce70" office:value-type="percentage" office:value="0.0232034847715758" calcext:value-type="percentage">
            <text:p>2,32%</text:p>
          </table:table-cell>
          <table:table-cell/>
          <table:table-cell table:style-name="ce68" table:formula="of:=[.K292]+0.05" office:value-type="float" office:value="13.5000000000001" calcext:value-type="float">
            <text:p>13,500</text:p>
          </table:table-cell>
          <table:table-cell table:style-name="ce70" office:value-type="percentage" office:value="0.0281163860311181" calcext:value-type="percentage">
            <text:p>2,81%</text:p>
          </table:table-cell>
          <table:table-cell/>
          <table:table-cell table:style-name="ce68" table:formula="of:=[.N292]+0.05" office:value-type="float" office:value="13.5000000000001" calcext:value-type="float">
            <text:p>13,500</text:p>
          </table:table-cell>
          <table:table-cell table:style-name="ce70" office:value-type="percentage" office:value="0.0287262107274957" calcext:value-type="percentage">
            <text:p>2,87%</text:p>
          </table:table-cell>
          <table:table-cell/>
          <table:table-cell table:style-name="ce68" table:formula="of:=[.Q292]+0.05" office:value-type="float" office:value="13.5000000000001" calcext:value-type="float">
            <text:p>13,500</text:p>
          </table:table-cell>
          <table:table-cell table:style-name="ce70" office:value-type="percentage" office:value="0.0284633151612112" calcext:value-type="percentage">
            <text:p>2,85%</text:p>
          </table:table-cell>
          <table:table-cell/>
          <table:table-cell table:style-name="ce68" table:formula="of:=[.T292]+0.05" office:value-type="float" office:value="13.5000000000001" calcext:value-type="float">
            <text:p>13,500</text:p>
          </table:table-cell>
          <table:table-cell table:style-name="ce70" office:value-type="percentage" office:value="0.0286011714167711" calcext:value-type="percentage">
            <text:p>2,86%</text:p>
          </table:table-cell>
          <table:table-cell/>
          <table:table-cell table:style-name="ce71" table:formula="of:=([.R293]-[.U293])*100*100" office:value-type="float" office:value="-1.37856255559905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93]+0.125" office:value-type="float" office:value="33.875" calcext:value-type="float">
            <text:p>33,875</text:p>
          </table:table-cell>
          <table:table-cell table:style-name="ce70" office:value-type="percentage" office:value="0.020118662681734" calcext:value-type="percentage">
            <text:p>2,01%</text:p>
          </table:table-cell>
          <table:table-cell/>
          <table:table-cell table:style-name="ce68" table:formula="of:=[.E293]+0.125" office:value-type="float" office:value="33.875" calcext:value-type="float">
            <text:p>33,875</text:p>
          </table:table-cell>
          <table:table-cell table:style-name="ce70" office:value-type="percentage" office:value="0.0213066759892489" calcext:value-type="percentage">
            <text:p>2,13%</text:p>
          </table:table-cell>
          <table:table-cell/>
          <table:table-cell table:style-name="ce68" table:formula="of:=[.H293]+0.125" office:value-type="float" office:value="33.875" calcext:value-type="float">
            <text:p>33,875</text:p>
          </table:table-cell>
          <table:table-cell table:style-name="ce70" office:value-type="percentage" office:value="0.0232056533889506" calcext:value-type="percentage">
            <text:p>2,32%</text:p>
          </table:table-cell>
          <table:table-cell/>
          <table:table-cell table:style-name="ce68" table:formula="of:=[.K293]+0.05" office:value-type="float" office:value="13.5500000000001" calcext:value-type="float">
            <text:p>13,550</text:p>
          </table:table-cell>
          <table:table-cell table:style-name="ce70" office:value-type="percentage" office:value="0.0281294721912453" calcext:value-type="percentage">
            <text:p>2,81%</text:p>
          </table:table-cell>
          <table:table-cell/>
          <table:table-cell table:style-name="ce68" table:formula="of:=[.N293]+0.05" office:value-type="float" office:value="13.5500000000001" calcext:value-type="float">
            <text:p>13,550</text:p>
          </table:table-cell>
          <table:table-cell table:style-name="ce70" office:value-type="percentage" office:value="0.0287310571160777" calcext:value-type="percentage">
            <text:p>2,87%</text:p>
          </table:table-cell>
          <table:table-cell/>
          <table:table-cell table:style-name="ce68" table:formula="of:=[.Q293]+0.05" office:value-type="float" office:value="13.5500000000001" calcext:value-type="float">
            <text:p>13,550</text:p>
          </table:table-cell>
          <table:table-cell table:style-name="ce70" office:value-type="percentage" office:value="0.0284435298085758" calcext:value-type="percentage">
            <text:p>2,84%</text:p>
          </table:table-cell>
          <table:table-cell/>
          <table:table-cell table:style-name="ce68" table:formula="of:=[.T293]+0.05" office:value-type="float" office:value="13.5500000000001" calcext:value-type="float">
            <text:p>13,550</text:p>
          </table:table-cell>
          <table:table-cell table:style-name="ce70" office:value-type="percentage" office:value="0.0285808967083237" calcext:value-type="percentage">
            <text:p>2,86%</text:p>
          </table:table-cell>
          <table:table-cell/>
          <table:table-cell table:style-name="ce71" table:formula="of:=([.R294]-[.U294])*100*100" office:value-type="float" office:value="-1.37366899747863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94]+0.125" office:value-type="float" office:value="34" calcext:value-type="float">
            <text:p>34,000</text:p>
          </table:table-cell>
          <table:table-cell table:style-name="ce70" office:value-type="percentage" office:value="0.0201375907612188" calcext:value-type="percentage">
            <text:p>2,01%</text:p>
          </table:table-cell>
          <table:table-cell/>
          <table:table-cell table:style-name="ce68" table:formula="of:=[.E294]+0.125" office:value-type="float" office:value="34" calcext:value-type="float">
            <text:p>34,000</text:p>
          </table:table-cell>
          <table:table-cell table:style-name="ce70" office:value-type="percentage" office:value="0.0213080288138414" calcext:value-type="percentage">
            <text:p>2,13%</text:p>
          </table:table-cell>
          <table:table-cell/>
          <table:table-cell table:style-name="ce68" table:formula="of:=[.H294]+0.125" office:value-type="float" office:value="34" calcext:value-type="float">
            <text:p>34,000</text:p>
          </table:table-cell>
          <table:table-cell table:style-name="ce70" office:value-type="percentage" office:value="0.0232078060606093" calcext:value-type="percentage">
            <text:p>2,32%</text:p>
          </table:table-cell>
          <table:table-cell/>
          <table:table-cell table:style-name="ce68" table:formula="of:=[.K294]+0.05" office:value-type="float" office:value="13.6000000000001" calcext:value-type="float">
            <text:p>13,600</text:p>
          </table:table-cell>
          <table:table-cell table:style-name="ce70" office:value-type="percentage" office:value="0.0281425583513725" calcext:value-type="percentage">
            <text:p>2,81%</text:p>
          </table:table-cell>
          <table:table-cell/>
          <table:table-cell table:style-name="ce68" table:formula="of:=[.N294]+0.05" office:value-type="float" office:value="13.6000000000001" calcext:value-type="float">
            <text:p>13,600</text:p>
          </table:table-cell>
          <table:table-cell table:style-name="ce70" office:value-type="percentage" office:value="0.0287359035046598" calcext:value-type="percentage">
            <text:p>2,87%</text:p>
          </table:table-cell>
          <table:table-cell/>
          <table:table-cell table:style-name="ce68" table:formula="of:=[.Q294]+0.05" office:value-type="float" office:value="13.6000000000001" calcext:value-type="float">
            <text:p>13,600</text:p>
          </table:table-cell>
          <table:table-cell table:style-name="ce70" office:value-type="percentage" office:value="0.0284237444559405" calcext:value-type="percentage">
            <text:p>2,84%</text:p>
          </table:table-cell>
          <table:table-cell/>
          <table:table-cell table:style-name="ce68" table:formula="of:=[.T294]+0.05" office:value-type="float" office:value="13.6000000000001" calcext:value-type="float">
            <text:p>13,600</text:p>
          </table:table-cell>
          <table:table-cell table:style-name="ce70" office:value-type="percentage" office:value="0.0285606219998763" calcext:value-type="percentage">
            <text:p>2,86%</text:p>
          </table:table-cell>
          <table:table-cell/>
          <table:table-cell table:style-name="ce71" table:formula="of:=([.R295]-[.U295])*100*100" office:value-type="float" office:value="-1.36877543935817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95]+0.125" office:value-type="float" office:value="34.125" calcext:value-type="float">
            <text:p>34,125</text:p>
          </table:table-cell>
          <table:table-cell table:style-name="ce70" office:value-type="percentage" office:value="0.0201563801734546" calcext:value-type="percentage">
            <text:p>2,02%</text:p>
          </table:table-cell>
          <table:table-cell/>
          <table:table-cell table:style-name="ce68" table:formula="of:=[.E295]+0.125" office:value-type="float" office:value="34.125" calcext:value-type="float">
            <text:p>34,125</text:p>
          </table:table-cell>
          <table:table-cell table:style-name="ce70" office:value-type="percentage" office:value="0.021309371727631" calcext:value-type="percentage">
            <text:p>2,13%</text:p>
          </table:table-cell>
          <table:table-cell/>
          <table:table-cell table:style-name="ce68" table:formula="of:=[.H295]+0.125" office:value-type="float" office:value="34.125" calcext:value-type="float">
            <text:p>34,125</text:p>
          </table:table-cell>
          <table:table-cell table:style-name="ce70" office:value-type="percentage" office:value="0.0232099429617797" calcext:value-type="percentage">
            <text:p>2,32%</text:p>
          </table:table-cell>
          <table:table-cell/>
          <table:table-cell table:style-name="ce68" table:formula="of:=[.K295]+0.05" office:value-type="float" office:value="13.6500000000001" calcext:value-type="float">
            <text:p>13,650</text:p>
          </table:table-cell>
          <table:table-cell table:style-name="ce70" office:value-type="percentage" office:value="0.0281556445114997" calcext:value-type="percentage">
            <text:p>2,82%</text:p>
          </table:table-cell>
          <table:table-cell/>
          <table:table-cell table:style-name="ce68" table:formula="of:=[.N295]+0.05" office:value-type="float" office:value="13.6500000000001" calcext:value-type="float">
            <text:p>13,650</text:p>
          </table:table-cell>
          <table:table-cell table:style-name="ce70" office:value-type="percentage" office:value="0.0287407498932418" calcext:value-type="percentage">
            <text:p>2,87%</text:p>
          </table:table-cell>
          <table:table-cell/>
          <table:table-cell table:style-name="ce68" table:formula="of:=[.Q295]+0.05" office:value-type="float" office:value="13.6500000000001" calcext:value-type="float">
            <text:p>13,650</text:p>
          </table:table-cell>
          <table:table-cell table:style-name="ce70" office:value-type="percentage" office:value="0.0284039591033052" calcext:value-type="percentage">
            <text:p>2,84%</text:p>
          </table:table-cell>
          <table:table-cell/>
          <table:table-cell table:style-name="ce68" table:formula="of:=[.T295]+0.05" office:value-type="float" office:value="13.6500000000001" calcext:value-type="float">
            <text:p>13,650</text:p>
          </table:table-cell>
          <table:table-cell table:style-name="ce70" office:value-type="percentage" office:value="0.0285403472914289" calcext:value-type="percentage">
            <text:p>2,85%</text:p>
          </table:table-cell>
          <table:table-cell/>
          <table:table-cell table:style-name="ce71" table:formula="of:=([.R296]-[.U296])*100*100" office:value-type="float" office:value="-1.36388188123775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96]+0.125" office:value-type="float" office:value="34.25" calcext:value-type="float">
            <text:p>34,250</text:p>
          </table:table-cell>
          <table:table-cell table:style-name="ce70" office:value-type="percentage" office:value="0.0201750324366959" calcext:value-type="percentage">
            <text:p>2,02%</text:p>
          </table:table-cell>
          <table:table-cell/>
          <table:table-cell table:style-name="ce68" table:formula="of:=[.E296]+0.125" office:value-type="float" office:value="34.25" calcext:value-type="float">
            <text:p>34,250</text:p>
          </table:table-cell>
          <table:table-cell table:style-name="ce70" office:value-type="percentage" office:value="0.0213107048391302" calcext:value-type="percentage">
            <text:p>2,13%</text:p>
          </table:table-cell>
          <table:table-cell/>
          <table:table-cell table:style-name="ce68" table:formula="of:=[.H296]+0.125" office:value-type="float" office:value="34.25" calcext:value-type="float">
            <text:p>34,250</text:p>
          </table:table-cell>
          <table:table-cell table:style-name="ce70" office:value-type="percentage" office:value="0.0232120642651313" calcext:value-type="percentage">
            <text:p>2,32%</text:p>
          </table:table-cell>
          <table:table-cell/>
          <table:table-cell table:style-name="ce68" table:formula="of:=[.K296]+0.05" office:value-type="float" office:value="13.7000000000001" calcext:value-type="float">
            <text:p>13,700</text:p>
          </table:table-cell>
          <table:table-cell table:style-name="ce70" office:value-type="percentage" office:value="0.0281687306716269" calcext:value-type="percentage">
            <text:p>2,82%</text:p>
          </table:table-cell>
          <table:table-cell/>
          <table:table-cell table:style-name="ce68" table:formula="of:=[.N296]+0.05" office:value-type="float" office:value="13.7000000000001" calcext:value-type="float">
            <text:p>13,700</text:p>
          </table:table-cell>
          <table:table-cell table:style-name="ce70" office:value-type="percentage" office:value="0.0287455962818239" calcext:value-type="percentage">
            <text:p>2,87%</text:p>
          </table:table-cell>
          <table:table-cell/>
          <table:table-cell table:style-name="ce68" table:formula="of:=[.Q296]+0.05" office:value-type="float" office:value="13.7000000000001" calcext:value-type="float">
            <text:p>13,700</text:p>
          </table:table-cell>
          <table:table-cell table:style-name="ce70" office:value-type="percentage" office:value="0.0283841737506698" calcext:value-type="percentage">
            <text:p>2,84%</text:p>
          </table:table-cell>
          <table:table-cell/>
          <table:table-cell table:style-name="ce68" table:formula="of:=[.T296]+0.05" office:value-type="float" office:value="13.7000000000001" calcext:value-type="float">
            <text:p>13,700</text:p>
          </table:table-cell>
          <table:table-cell table:style-name="ce70" office:value-type="percentage" office:value="0.0285200725829815" calcext:value-type="percentage">
            <text:p>2,85%</text:p>
          </table:table-cell>
          <table:table-cell/>
          <table:table-cell table:style-name="ce71" table:formula="of:=([.R297]-[.U297])*100*100" office:value-type="float" office:value="-1.35898832311732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97]+0.125" office:value-type="float" office:value="34.375" calcext:value-type="float">
            <text:p>34,375</text:p>
          </table:table-cell>
          <table:table-cell table:style-name="ce70" office:value-type="percentage" office:value="0.0201935490471137" calcext:value-type="percentage">
            <text:p>2,02%</text:p>
          </table:table-cell>
          <table:table-cell/>
          <table:table-cell table:style-name="ce68" table:formula="of:=[.E297]+0.125" office:value-type="float" office:value="34.375" calcext:value-type="float">
            <text:p>34,375</text:p>
          </table:table-cell>
          <table:table-cell table:style-name="ce70" office:value-type="percentage" office:value="0.0213120282552731" calcext:value-type="percentage">
            <text:p>2,13%</text:p>
          </table:table-cell>
          <table:table-cell/>
          <table:table-cell table:style-name="ce68" table:formula="of:=[.H297]+0.125" office:value-type="float" office:value="34.375" calcext:value-type="float">
            <text:p>34,375</text:p>
          </table:table-cell>
          <table:table-cell table:style-name="ce70" office:value-type="percentage" office:value="0.0232141701408222" calcext:value-type="percentage">
            <text:p>2,32%</text:p>
          </table:table-cell>
          <table:table-cell/>
          <table:table-cell table:style-name="ce68" table:formula="of:=[.K297]+0.05" office:value-type="float" office:value="13.7500000000001" calcext:value-type="float">
            <text:p>13,750</text:p>
          </table:table-cell>
          <table:table-cell table:style-name="ce70" office:value-type="percentage" office:value="0.0281818168317541" calcext:value-type="percentage">
            <text:p>2,82%</text:p>
          </table:table-cell>
          <table:table-cell/>
          <table:table-cell table:style-name="ce68" table:formula="of:=[.N297]+0.05" office:value-type="float" office:value="13.7500000000001" calcext:value-type="float">
            <text:p>13,750</text:p>
          </table:table-cell>
          <table:table-cell table:style-name="ce70" office:value-type="percentage" office:value="0.0287504426704059" calcext:value-type="percentage">
            <text:p>2,88%</text:p>
          </table:table-cell>
          <table:table-cell/>
          <table:table-cell table:style-name="ce68" table:formula="of:=[.Q297]+0.05" office:value-type="float" office:value="13.7500000000001" calcext:value-type="float">
            <text:p>13,750</text:p>
          </table:table-cell>
          <table:table-cell table:style-name="ce70" office:value-type="percentage" office:value="0.0283643883980345" calcext:value-type="percentage">
            <text:p>2,84%</text:p>
          </table:table-cell>
          <table:table-cell/>
          <table:table-cell table:style-name="ce68" table:formula="of:=[.T297]+0.05" office:value-type="float" office:value="13.7500000000001" calcext:value-type="float">
            <text:p>13,750</text:p>
          </table:table-cell>
          <table:table-cell table:style-name="ce70" office:value-type="percentage" office:value="0.0284997978745342" calcext:value-type="percentage">
            <text:p>2,85%</text:p>
          </table:table-cell>
          <table:table-cell/>
          <table:table-cell table:style-name="ce71" table:formula="of:=([.R298]-[.U298])*100*100" office:value-type="float" office:value="-1.35409476499686" calcext:value-type="float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98]+0.125" office:value-type="float" office:value="34.5" calcext:value-type="float">
            <text:p>34,500</text:p>
          </table:table-cell>
          <table:table-cell table:style-name="ce70" office:value-type="percentage" office:value="0.0202119314791952" calcext:value-type="percentage">
            <text:p>2,02%</text:p>
          </table:table-cell>
          <table:table-cell/>
          <table:table-cell table:style-name="ce68" table:formula="of:=[.E298]+0.125" office:value-type="float" office:value="34.5" calcext:value-type="float">
            <text:p>34,500</text:p>
          </table:table-cell>
          <table:table-cell table:style-name="ce70" office:value-type="percentage" office:value="0.0213133420814438" calcext:value-type="percentage">
            <text:p>2,13%</text:p>
          </table:table-cell>
          <table:table-cell/>
          <table:table-cell table:style-name="ce68" table:formula="of:=[.H298]+0.125" office:value-type="float" office:value="34.5" calcext:value-type="float">
            <text:p>34,500</text:p>
          </table:table-cell>
          <table:table-cell table:style-name="ce70" office:value-type="percentage" office:value="0.0232162607565443" calcext:value-type="percentage">
            <text:p>2,32%</text:p>
          </table:table-cell>
          <table:table-cell/>
          <table:table-cell table:style-name="ce68" table:formula="of:=[.K298]+0.05" office:value-type="float" office:value="13.8000000000001" calcext:value-type="float">
            <text:p>13,800</text:p>
          </table:table-cell>
          <table:table-cell table:style-name="ce70" office:value-type="percentage" office:value="0.0281949029918812" calcext:value-type="percentage">
            <text:p>2,82%</text:p>
          </table:table-cell>
          <table:table-cell/>
          <table:table-cell table:style-name="ce68" table:formula="of:=[.N298]+0.05" office:value-type="float" office:value="13.8000000000001" calcext:value-type="float">
            <text:p>13,800</text:p>
          </table:table-cell>
          <table:table-cell table:style-name="ce70" office:value-type="percentage" office:value="0.028755289058988" calcext:value-type="percentage">
            <text:p>2,88%</text:p>
          </table:table-cell>
          <table:table-cell/>
          <table:table-cell table:style-name="ce68" table:formula="of:=[.Q298]+0.05" office:value-type="float" office:value="13.8000000000001" calcext:value-type="float">
            <text:p>13,800</text:p>
          </table:table-cell>
          <table:table-cell table:style-name="ce70" office:value-type="percentage" office:value="0.0283446030453991" calcext:value-type="percentage">
            <text:p>2,83%</text:p>
          </table:table-cell>
          <table:table-cell/>
          <table:table-cell table:style-name="ce68" table:formula="of:=[.T298]+0.05" office:value-type="float" office:value="13.8000000000001" calcext:value-type="float">
            <text:p>13,800</text:p>
          </table:table-cell>
          <table:table-cell table:style-name="ce70" office:value-type="percentage" office:value="0.0284795231660868" calcext:value-type="percentage">
            <text:p>2,85%</text:p>
          </table:table-cell>
          <table:table-cell/>
          <table:table-cell table:style-name="ce71" table:formula="of:=([.R299]-[.U299])*100*100" office:value-type="float" office:value="-1.34920120687641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299]+0.125" office:value-type="float" office:value="34.625" calcext:value-type="float">
            <text:p>34,625</text:p>
          </table:table-cell>
          <table:table-cell table:style-name="ce70" office:value-type="percentage" office:value="0.0202301811861352" calcext:value-type="percentage">
            <text:p>2,02%</text:p>
          </table:table-cell>
          <table:table-cell/>
          <table:table-cell table:style-name="ce68" table:formula="of:=[.E299]+0.125" office:value-type="float" office:value="34.625" calcext:value-type="float">
            <text:p>34,625</text:p>
          </table:table-cell>
          <table:table-cell table:style-name="ce70" office:value-type="percentage" office:value="0.0213146464215051" calcext:value-type="percentage">
            <text:p>2,13%</text:p>
          </table:table-cell>
          <table:table-cell/>
          <table:table-cell table:style-name="ce68" table:formula="of:=[.H299]+0.125" office:value-type="float" office:value="34.625" calcext:value-type="float">
            <text:p>34,625</text:p>
          </table:table-cell>
          <table:table-cell table:style-name="ce70" office:value-type="percentage" office:value="0.0232183362775681" calcext:value-type="percentage">
            <text:p>2,32%</text:p>
          </table:table-cell>
          <table:table-cell/>
          <table:table-cell table:style-name="ce68" table:formula="of:=[.K299]+0.05" office:value-type="float" office:value="13.8500000000001" calcext:value-type="float">
            <text:p>13,850</text:p>
          </table:table-cell>
          <table:table-cell table:style-name="ce70" office:value-type="percentage" office:value="0.0282079891520084" calcext:value-type="percentage">
            <text:p>2,82%</text:p>
          </table:table-cell>
          <table:table-cell/>
          <table:table-cell table:style-name="ce68" table:formula="of:=[.N299]+0.05" office:value-type="float" office:value="13.8500000000001" calcext:value-type="float">
            <text:p>13,850</text:p>
          </table:table-cell>
          <table:table-cell table:style-name="ce70" office:value-type="percentage" office:value="0.02876013544757" calcext:value-type="percentage">
            <text:p>2,88%</text:p>
          </table:table-cell>
          <table:table-cell/>
          <table:table-cell table:style-name="ce68" table:formula="of:=[.Q299]+0.05" office:value-type="float" office:value="13.8500000000001" calcext:value-type="float">
            <text:p>13,850</text:p>
          </table:table-cell>
          <table:table-cell table:style-name="ce70" office:value-type="percentage" office:value="0.0283248176927638" calcext:value-type="percentage">
            <text:p>2,83%</text:p>
          </table:table-cell>
          <table:table-cell/>
          <table:table-cell table:style-name="ce68" table:formula="of:=[.T299]+0.05" office:value-type="float" office:value="13.8500000000001" calcext:value-type="float">
            <text:p>13,850</text:p>
          </table:table-cell>
          <table:table-cell table:style-name="ce70" office:value-type="percentage" office:value="0.0284592484576394" calcext:value-type="percentage">
            <text:p>2,85%</text:p>
          </table:table-cell>
          <table:table-cell/>
          <table:table-cell table:style-name="ce71" table:formula="of:=([.R300]-[.U300])*100*100" office:value-type="float" office:value="-1.34430764875595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00]+0.125" office:value-type="float" office:value="34.75" calcext:value-type="float">
            <text:p>34,750</text:p>
          </table:table-cell>
          <table:table-cell table:style-name="ce70" office:value-type="percentage" office:value="0.0202482996002196" calcext:value-type="percentage">
            <text:p>2,02%</text:p>
          </table:table-cell>
          <table:table-cell/>
          <table:table-cell table:style-name="ce68" table:formula="of:=[.E300]+0.125" office:value-type="float" office:value="34.75" calcext:value-type="float">
            <text:p>34,750</text:p>
          </table:table-cell>
          <table:table-cell table:style-name="ce70" office:value-type="percentage" office:value="0.0213159413778249" calcext:value-type="percentage">
            <text:p>2,13%</text:p>
          </table:table-cell>
          <table:table-cell/>
          <table:table-cell table:style-name="ce68" table:formula="of:=[.H300]+0.125" office:value-type="float" office:value="34.75" calcext:value-type="float">
            <text:p>34,750</text:p>
          </table:table-cell>
          <table:table-cell table:style-name="ce70" office:value-type="percentage" office:value="0.0232203968667859" calcext:value-type="percentage">
            <text:p>2,32%</text:p>
          </table:table-cell>
          <table:table-cell/>
          <table:table-cell table:style-name="ce68" table:formula="of:=[.K300]+0.05" office:value-type="float" office:value="13.9000000000001" calcext:value-type="float">
            <text:p>13,900</text:p>
          </table:table-cell>
          <table:table-cell table:style-name="ce70" office:value-type="percentage" office:value="0.0282210753121356" calcext:value-type="percentage">
            <text:p>2,82%</text:p>
          </table:table-cell>
          <table:table-cell/>
          <table:table-cell table:style-name="ce68" table:formula="of:=[.N300]+0.05" office:value-type="float" office:value="13.9000000000001" calcext:value-type="float">
            <text:p>13,900</text:p>
          </table:table-cell>
          <table:table-cell table:style-name="ce70" office:value-type="percentage" office:value="0.0287649818361521" calcext:value-type="percentage">
            <text:p>2,88%</text:p>
          </table:table-cell>
          <table:table-cell/>
          <table:table-cell table:style-name="ce68" table:formula="of:=[.Q300]+0.05" office:value-type="float" office:value="13.9000000000001" calcext:value-type="float">
            <text:p>13,900</text:p>
          </table:table-cell>
          <table:table-cell table:style-name="ce70" office:value-type="percentage" office:value="0.0283050323401284" calcext:value-type="percentage">
            <text:p>2,83%</text:p>
          </table:table-cell>
          <table:table-cell/>
          <table:table-cell table:style-name="ce68" table:formula="of:=[.T300]+0.05" office:value-type="float" office:value="13.9000000000001" calcext:value-type="float">
            <text:p>13,900</text:p>
          </table:table-cell>
          <table:table-cell table:style-name="ce70" office:value-type="percentage" office:value="0.028438973749192" calcext:value-type="percentage">
            <text:p>2,84%</text:p>
          </table:table-cell>
          <table:table-cell/>
          <table:table-cell table:style-name="ce71" table:formula="of:=([.R301]-[.U301])*100*100" office:value-type="float" office:value="-1.33941409063556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01]+0.125" office:value-type="float" office:value="34.875" calcext:value-type="float">
            <text:p>34,875</text:p>
          </table:table-cell>
          <table:table-cell table:style-name="ce70" office:value-type="percentage" office:value="0.0202662881331994" calcext:value-type="percentage">
            <text:p>2,03%</text:p>
          </table:table-cell>
          <table:table-cell/>
          <table:table-cell table:style-name="ce68" table:formula="of:=[.E301]+0.125" office:value-type="float" office:value="34.875" calcext:value-type="float">
            <text:p>34,875</text:p>
          </table:table-cell>
          <table:table-cell table:style-name="ce70" office:value-type="percentage" office:value="0.0213172270513037" calcext:value-type="percentage">
            <text:p>2,13%</text:p>
          </table:table-cell>
          <table:table-cell/>
          <table:table-cell table:style-name="ce68" table:formula="of:=[.H301]+0.125" office:value-type="float" office:value="34.875" calcext:value-type="float">
            <text:p>34,875</text:p>
          </table:table-cell>
          <table:table-cell table:style-name="ce70" office:value-type="percentage" office:value="0.0232224426847549" calcext:value-type="percentage">
            <text:p>2,32%</text:p>
          </table:table-cell>
          <table:table-cell/>
          <table:table-cell table:style-name="ce68" table:formula="of:=[.K301]+0.05" office:value-type="float" office:value="13.9500000000001" calcext:value-type="float">
            <text:p>13,950</text:p>
          </table:table-cell>
          <table:table-cell table:style-name="ce70" office:value-type="percentage" office:value="0.0282341614722628" calcext:value-type="percentage">
            <text:p>2,82%</text:p>
          </table:table-cell>
          <table:table-cell/>
          <table:table-cell table:style-name="ce68" table:formula="of:=[.N301]+0.05" office:value-type="float" office:value="13.9500000000001" calcext:value-type="float">
            <text:p>13,950</text:p>
          </table:table-cell>
          <table:table-cell table:style-name="ce70" office:value-type="percentage" office:value="0.0287698282247341" calcext:value-type="percentage">
            <text:p>2,88%</text:p>
          </table:table-cell>
          <table:table-cell/>
          <table:table-cell table:style-name="ce68" table:formula="of:=[.Q301]+0.05" office:value-type="float" office:value="13.9500000000001" calcext:value-type="float">
            <text:p>13,950</text:p>
          </table:table-cell>
          <table:table-cell table:style-name="ce70" office:value-type="percentage" office:value="0.0282852469874931" calcext:value-type="percentage">
            <text:p>2,83%</text:p>
          </table:table-cell>
          <table:table-cell/>
          <table:table-cell table:style-name="ce68" table:formula="of:=[.T301]+0.05" office:value-type="float" office:value="13.9500000000001" calcext:value-type="float">
            <text:p>13,950</text:p>
          </table:table-cell>
          <table:table-cell table:style-name="ce70" office:value-type="percentage" office:value="0.0284186990407446" calcext:value-type="percentage">
            <text:p>2,84%</text:p>
          </table:table-cell>
          <table:table-cell/>
          <table:table-cell table:style-name="ce71" table:formula="of:=([.R302]-[.U302])*100*100" office:value-type="float" office:value="-1.3345205325151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02]+0.125" office:value-type="float" office:value="35" calcext:value-type="float">
            <text:p>35,000</text:p>
          </table:table-cell>
          <table:table-cell table:style-name="ce70" office:value-type="percentage" office:value="0.020284148176658" calcext:value-type="percentage">
            <text:p>2,03%</text:p>
          </table:table-cell>
          <table:table-cell/>
          <table:table-cell table:style-name="ce68" table:formula="of:=[.E302]+0.125" office:value-type="float" office:value="35" calcext:value-type="float">
            <text:p>35,000</text:p>
          </table:table-cell>
          <table:table-cell table:style-name="ce70" office:value-type="percentage" office:value="0.0213185035414005" calcext:value-type="percentage">
            <text:p>2,13%</text:p>
          </table:table-cell>
          <table:table-cell/>
          <table:table-cell table:style-name="ce68" table:formula="of:=[.H302]+0.125" office:value-type="float" office:value="35" calcext:value-type="float">
            <text:p>35,000</text:p>
          </table:table-cell>
          <table:table-cell table:style-name="ce70" office:value-type="percentage" office:value="0.0232244738897384" calcext:value-type="percentage">
            <text:p>2,32%</text:p>
          </table:table-cell>
          <table:table-cell/>
          <table:table-cell table:style-name="ce68" table:formula="of:=[.K302]+0.05" office:value-type="float" office:value="14.0000000000001" calcext:value-type="float">
            <text:p>14,000</text:p>
          </table:table-cell>
          <table:table-cell table:style-name="ce70" office:value-type="percentage" office:value="0.02824724763239" calcext:value-type="percentage">
            <text:p>2,82%</text:p>
          </table:table-cell>
          <table:table-cell/>
          <table:table-cell table:style-name="ce68" table:formula="of:=[.N302]+0.05" office:value-type="float" office:value="14.0000000000001" calcext:value-type="float">
            <text:p>14,000</text:p>
          </table:table-cell>
          <table:table-cell table:style-name="ce70" office:value-type="percentage" office:value="0.0287746746133161" calcext:value-type="percentage">
            <text:p>2,88%</text:p>
          </table:table-cell>
          <table:table-cell/>
          <table:table-cell table:style-name="ce68" table:formula="of:=[.Q302]+0.05" office:value-type="float" office:value="14.0000000000001" calcext:value-type="float">
            <text:p>14,000</text:p>
          </table:table-cell>
          <table:table-cell table:style-name="ce70" office:value-type="percentage" office:value="0.0282654616348578" calcext:value-type="percentage">
            <text:p>2,83%</text:p>
          </table:table-cell>
          <table:table-cell/>
          <table:table-cell table:style-name="ce68" table:formula="of:=[.T302]+0.05" office:value-type="float" office:value="14.0000000000001" calcext:value-type="float">
            <text:p>14,000</text:p>
          </table:table-cell>
          <table:table-cell table:style-name="ce70" office:value-type="percentage" office:value="0.0283984243322972" calcext:value-type="percentage">
            <text:p>2,84%</text:p>
          </table:table-cell>
          <table:table-cell/>
          <table:table-cell table:style-name="ce71" table:formula="of:=([.R303]-[.U303])*100*100" office:value-type="float" office:value="-1.32962697439464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03]+0.125" office:value-type="float" office:value="35.125" calcext:value-type="float">
            <text:p>35,125</text:p>
          </table:table-cell>
          <table:table-cell table:style-name="ce70" office:value-type="percentage" office:value="0.0203018811023695" calcext:value-type="percentage">
            <text:p>2,03%</text:p>
          </table:table-cell>
          <table:table-cell/>
          <table:table-cell table:style-name="ce68" table:formula="of:=[.E303]+0.125" office:value-type="float" office:value="35.125" calcext:value-type="float">
            <text:p>35,125</text:p>
          </table:table-cell>
          <table:table-cell table:style-name="ce70" office:value-type="percentage" office:value="0.0213197709461585" calcext:value-type="percentage">
            <text:p>2,13%</text:p>
          </table:table-cell>
          <table:table-cell/>
          <table:table-cell table:style-name="ce68" table:formula="of:=[.H303]+0.125" office:value-type="float" office:value="35.125" calcext:value-type="float">
            <text:p>35,125</text:p>
          </table:table-cell>
          <table:table-cell table:style-name="ce70" office:value-type="percentage" office:value="0.0232264906377469" calcext:value-type="percentage">
            <text:p>2,32%</text:p>
          </table:table-cell>
          <table:table-cell/>
          <table:table-cell table:style-name="ce68" table:formula="of:=[.K303]+0.05" office:value-type="float" office:value="14.0500000000001" calcext:value-type="float">
            <text:p>14,050</text:p>
          </table:table-cell>
          <table:table-cell table:style-name="ce70" office:value-type="percentage" office:value="0.0282603337925172" calcext:value-type="percentage">
            <text:p>2,83%</text:p>
          </table:table-cell>
          <table:table-cell/>
          <table:table-cell table:style-name="ce68" table:formula="of:=[.N303]+0.05" office:value-type="float" office:value="14.0500000000001" calcext:value-type="float">
            <text:p>14,050</text:p>
          </table:table-cell>
          <table:table-cell table:style-name="ce70" office:value-type="percentage" office:value="0.0287795210018982" calcext:value-type="percentage">
            <text:p>2,88%</text:p>
          </table:table-cell>
          <table:table-cell/>
          <table:table-cell table:style-name="ce68" table:formula="of:=[.Q303]+0.05" office:value-type="float" office:value="14.0500000000001" calcext:value-type="float">
            <text:p>14,050</text:p>
          </table:table-cell>
          <table:table-cell table:style-name="ce70" office:value-type="percentage" office:value="0.0282456762822224" calcext:value-type="percentage">
            <text:p>2,82%</text:p>
          </table:table-cell>
          <table:table-cell/>
          <table:table-cell table:style-name="ce68" table:formula="of:=[.T303]+0.05" office:value-type="float" office:value="14.0500000000001" calcext:value-type="float">
            <text:p>14,050</text:p>
          </table:table-cell>
          <table:table-cell table:style-name="ce70" office:value-type="percentage" office:value="0.0283781496238498" calcext:value-type="percentage">
            <text:p>2,84%</text:p>
          </table:table-cell>
          <table:table-cell/>
          <table:table-cell table:style-name="ce71" table:formula="of:=([.R304]-[.U304])*100*100" office:value-type="float" office:value="-1.32473341627418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04]+0.125" office:value-type="float" office:value="35.25" calcext:value-type="float">
            <text:p>35,250</text:p>
          </table:table-cell>
          <table:table-cell table:style-name="ce70" office:value-type="percentage" office:value="0.0203194882626504" calcext:value-type="percentage">
            <text:p>2,03%</text:p>
          </table:table-cell>
          <table:table-cell/>
          <table:table-cell table:style-name="ce68" table:formula="of:=[.E304]+0.125" office:value-type="float" office:value="35.25" calcext:value-type="float">
            <text:p>35,250</text:p>
          </table:table-cell>
          <table:table-cell table:style-name="ce70" office:value-type="percentage" office:value="0.0213210293622303" calcext:value-type="percentage">
            <text:p>2,13%</text:p>
          </table:table-cell>
          <table:table-cell/>
          <table:table-cell table:style-name="ce68" table:formula="of:=[.H304]+0.125" office:value-type="float" office:value="35.25" calcext:value-type="float">
            <text:p>35,250</text:p>
          </table:table-cell>
          <table:table-cell table:style-name="ce70" office:value-type="percentage" office:value="0.023228493082578" calcext:value-type="percentage">
            <text:p>2,32%</text:p>
          </table:table-cell>
          <table:table-cell/>
          <table:table-cell table:style-name="ce68" table:formula="of:=[.K304]+0.05" office:value-type="float" office:value="14.1000000000001" calcext:value-type="float">
            <text:p>14,100</text:p>
          </table:table-cell>
          <table:table-cell table:style-name="ce70" office:value-type="percentage" office:value="0.0282734199526444" calcext:value-type="percentage">
            <text:p>2,83%</text:p>
          </table:table-cell>
          <table:table-cell/>
          <table:table-cell table:style-name="ce68" table:formula="of:=[.N304]+0.05" office:value-type="float" office:value="14.1000000000001" calcext:value-type="float">
            <text:p>14,100</text:p>
          </table:table-cell>
          <table:table-cell table:style-name="ce70" office:value-type="percentage" office:value="0.0287843673904802" calcext:value-type="percentage">
            <text:p>2,88%</text:p>
          </table:table-cell>
          <table:table-cell/>
          <table:table-cell table:style-name="ce68" table:formula="of:=[.Q304]+0.05" office:value-type="float" office:value="14.1000000000001" calcext:value-type="float">
            <text:p>14,100</text:p>
          </table:table-cell>
          <table:table-cell table:style-name="ce70" office:value-type="percentage" office:value="0.0282258909295871" calcext:value-type="percentage">
            <text:p>2,82%</text:p>
          </table:table-cell>
          <table:table-cell/>
          <table:table-cell table:style-name="ce68" table:formula="of:=[.T304]+0.05" office:value-type="float" office:value="14.1000000000001" calcext:value-type="float">
            <text:p>14,100</text:p>
          </table:table-cell>
          <table:table-cell table:style-name="ce70" office:value-type="percentage" office:value="0.0283578749154024" calcext:value-type="percentage">
            <text:p>2,84%</text:p>
          </table:table-cell>
          <table:table-cell/>
          <table:table-cell table:style-name="ce71" table:formula="of:=([.R305]-[.U305])*100*100" office:value-type="float" office:value="-1.31983985815376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05]+0.125" office:value-type="float" office:value="35.375" calcext:value-type="float">
            <text:p>35,375</text:p>
          </table:table-cell>
          <table:table-cell table:style-name="ce70" office:value-type="percentage" office:value="0.0203369709907032" calcext:value-type="percentage">
            <text:p>2,03%</text:p>
          </table:table-cell>
          <table:table-cell/>
          <table:table-cell table:style-name="ce68" table:formula="of:=[.E305]+0.125" office:value-type="float" office:value="35.375" calcext:value-type="float">
            <text:p>35,375</text:p>
          </table:table-cell>
          <table:table-cell table:style-name="ce70" office:value-type="percentage" office:value="0.0213222788849023" calcext:value-type="percentage">
            <text:p>2,13%</text:p>
          </table:table-cell>
          <table:table-cell/>
          <table:table-cell table:style-name="ce68" table:formula="of:=[.H305]+0.125" office:value-type="float" office:value="35.375" calcext:value-type="float">
            <text:p>35,375</text:p>
          </table:table-cell>
          <table:table-cell table:style-name="ce70" office:value-type="percentage" office:value="0.0232304813758556" calcext:value-type="percentage">
            <text:p>2,32%</text:p>
          </table:table-cell>
          <table:table-cell/>
          <table:table-cell table:style-name="ce68" table:formula="of:=[.K305]+0.05" office:value-type="float" office:value="14.1500000000001" calcext:value-type="float">
            <text:p>14,150</text:p>
          </table:table-cell>
          <table:table-cell table:style-name="ce70" office:value-type="percentage" office:value="0.0282865061127716" calcext:value-type="percentage">
            <text:p>2,83%</text:p>
          </table:table-cell>
          <table:table-cell/>
          <table:table-cell table:style-name="ce68" table:formula="of:=[.N305]+0.05" office:value-type="float" office:value="14.1500000000001" calcext:value-type="float">
            <text:p>14,150</text:p>
          </table:table-cell>
          <table:table-cell table:style-name="ce70" office:value-type="percentage" office:value="0.0287892137790623" calcext:value-type="percentage">
            <text:p>2,88%</text:p>
          </table:table-cell>
          <table:table-cell/>
          <table:table-cell table:style-name="ce68" table:formula="of:=[.Q305]+0.05" office:value-type="float" office:value="14.1500000000001" calcext:value-type="float">
            <text:p>14,150</text:p>
          </table:table-cell>
          <table:table-cell table:style-name="ce70" office:value-type="percentage" office:value="0.0282061055769517" calcext:value-type="percentage">
            <text:p>2,82%</text:p>
          </table:table-cell>
          <table:table-cell/>
          <table:table-cell table:style-name="ce68" table:formula="of:=[.T305]+0.05" office:value-type="float" office:value="14.1500000000001" calcext:value-type="float">
            <text:p>14,150</text:p>
          </table:table-cell>
          <table:table-cell table:style-name="ce70" office:value-type="percentage" office:value="0.0283376002069551" calcext:value-type="percentage">
            <text:p>2,83%</text:p>
          </table:table-cell>
          <table:table-cell/>
          <table:table-cell table:style-name="ce71" table:formula="of:=([.R306]-[.U306])*100*100" office:value-type="float" office:value="-1.3149463000333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06]+0.125" office:value-type="float" office:value="35.5" calcext:value-type="float">
            <text:p>35,500</text:p>
          </table:table-cell>
          <table:table-cell table:style-name="ce70" office:value-type="percentage" office:value="0.0203543306009528" calcext:value-type="percentage">
            <text:p>2,04%</text:p>
          </table:table-cell>
          <table:table-cell/>
          <table:table-cell table:style-name="ce68" table:formula="of:=[.E306]+0.125" office:value-type="float" office:value="35.5" calcext:value-type="float">
            <text:p>35,500</text:p>
          </table:table-cell>
          <table:table-cell table:style-name="ce70" office:value-type="percentage" office:value="0.0213235196081189" calcext:value-type="percentage">
            <text:p>2,13%</text:p>
          </table:table-cell>
          <table:table-cell/>
          <table:table-cell table:style-name="ce68" table:formula="of:=[.H306]+0.125" office:value-type="float" office:value="35.5" calcext:value-type="float">
            <text:p>35,500</text:p>
          </table:table-cell>
          <table:table-cell table:style-name="ce70" office:value-type="percentage" office:value="0.0232324556670678" calcext:value-type="percentage">
            <text:p>2,32%</text:p>
          </table:table-cell>
          <table:table-cell/>
          <table:table-cell table:style-name="ce68" table:formula="of:=[.K306]+0.05" office:value-type="float" office:value="14.2000000000001" calcext:value-type="float">
            <text:p>14,200</text:p>
          </table:table-cell>
          <table:table-cell table:style-name="ce70" office:value-type="percentage" office:value="0.0282995922728988" calcext:value-type="percentage">
            <text:p>2,83%</text:p>
          </table:table-cell>
          <table:table-cell/>
          <table:table-cell table:style-name="ce68" table:formula="of:=[.N306]+0.05" office:value-type="float" office:value="14.2000000000001" calcext:value-type="float">
            <text:p>14,200</text:p>
          </table:table-cell>
          <table:table-cell table:style-name="ce70" office:value-type="percentage" office:value="0.0287940601676443" calcext:value-type="percentage">
            <text:p>2,88%</text:p>
          </table:table-cell>
          <table:table-cell/>
          <table:table-cell table:style-name="ce68" table:formula="of:=[.Q306]+0.05" office:value-type="float" office:value="14.2000000000001" calcext:value-type="float">
            <text:p>14,200</text:p>
          </table:table-cell>
          <table:table-cell table:style-name="ce70" office:value-type="percentage" office:value="0.0281863202243164" calcext:value-type="percentage">
            <text:p>2,82%</text:p>
          </table:table-cell>
          <table:table-cell/>
          <table:table-cell table:style-name="ce68" table:formula="of:=[.T306]+0.05" office:value-type="float" office:value="14.2000000000001" calcext:value-type="float">
            <text:p>14,200</text:p>
          </table:table-cell>
          <table:table-cell table:style-name="ce70" office:value-type="percentage" office:value="0.0283173254985077" calcext:value-type="percentage">
            <text:p>2,83%</text:p>
          </table:table-cell>
          <table:table-cell/>
          <table:table-cell table:style-name="ce71" table:formula="of:=([.R307]-[.U307])*100*100" office:value-type="float" office:value="-1.31005274191284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07]+0.125" office:value-type="float" office:value="35.625" calcext:value-type="float">
            <text:p>35,625</text:p>
          </table:table-cell>
          <table:table-cell table:style-name="ce70" office:value-type="percentage" office:value="0.0203715683893761" calcext:value-type="percentage">
            <text:p>2,04%</text:p>
          </table:table-cell>
          <table:table-cell/>
          <table:table-cell table:style-name="ce68" table:formula="of:=[.E307]+0.125" office:value-type="float" office:value="35.625" calcext:value-type="float">
            <text:p>35,625</text:p>
          </table:table-cell>
          <table:table-cell table:style-name="ce70" office:value-type="percentage" office:value="0.0213247516245059" calcext:value-type="percentage">
            <text:p>2,13%</text:p>
          </table:table-cell>
          <table:table-cell/>
          <table:table-cell table:style-name="ce68" table:formula="of:=[.H307]+0.125" office:value-type="float" office:value="35.625" calcext:value-type="float">
            <text:p>35,625</text:p>
          </table:table-cell>
          <table:table-cell table:style-name="ce70" office:value-type="percentage" office:value="0.0232344161036048" calcext:value-type="percentage">
            <text:p>2,32%</text:p>
          </table:table-cell>
          <table:table-cell/>
          <table:table-cell table:style-name="ce68" table:formula="of:=[.K307]+0.05" office:value-type="float" office:value="14.2500000000001" calcext:value-type="float">
            <text:p>14,250</text:p>
          </table:table-cell>
          <table:table-cell table:style-name="ce70" office:value-type="percentage" office:value="0.028312678433026" calcext:value-type="percentage">
            <text:p>2,83%</text:p>
          </table:table-cell>
          <table:table-cell/>
          <table:table-cell table:style-name="ce68" table:formula="of:=[.N307]+0.05" office:value-type="float" office:value="14.2500000000001" calcext:value-type="float">
            <text:p>14,250</text:p>
          </table:table-cell>
          <table:table-cell table:style-name="ce70" office:value-type="percentage" office:value="0.0287989065562264" calcext:value-type="percentage">
            <text:p>2,88%</text:p>
          </table:table-cell>
          <table:table-cell/>
          <table:table-cell table:style-name="ce68" table:formula="of:=[.Q307]+0.05" office:value-type="float" office:value="14.2500000000001" calcext:value-type="float">
            <text:p>14,250</text:p>
          </table:table-cell>
          <table:table-cell table:style-name="ce70" office:value-type="percentage" office:value="0.028166534871681" calcext:value-type="percentage">
            <text:p>2,82%</text:p>
          </table:table-cell>
          <table:table-cell/>
          <table:table-cell table:style-name="ce68" table:formula="of:=[.T307]+0.05" office:value-type="float" office:value="14.2500000000001" calcext:value-type="float">
            <text:p>14,250</text:p>
          </table:table-cell>
          <table:table-cell table:style-name="ce70" office:value-type="percentage" office:value="0.0282970507900603" calcext:value-type="percentage">
            <text:p>2,83%</text:p>
          </table:table-cell>
          <table:table-cell/>
          <table:table-cell table:style-name="ce71" table:formula="of:=([.R308]-[.U308])*100*100" office:value-type="float" office:value="-1.30515918379245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08]+0.125" office:value-type="float" office:value="35.75" calcext:value-type="float">
            <text:p>35,750</text:p>
          </table:table-cell>
          <table:table-cell table:style-name="ce70" office:value-type="percentage" office:value="0.0203886856338244" calcext:value-type="percentage">
            <text:p>2,04%</text:p>
          </table:table-cell>
          <table:table-cell/>
          <table:table-cell table:style-name="ce68" table:formula="of:=[.E308]+0.125" office:value-type="float" office:value="35.75" calcext:value-type="float">
            <text:p>35,750</text:p>
          </table:table-cell>
          <table:table-cell table:style-name="ce70" office:value-type="percentage" office:value="0.0213259750253937" calcext:value-type="percentage">
            <text:p>2,13%</text:p>
          </table:table-cell>
          <table:table-cell/>
          <table:table-cell table:style-name="ce68" table:formula="of:=[.H308]+0.125" office:value-type="float" office:value="35.75" calcext:value-type="float">
            <text:p>35,750</text:p>
          </table:table-cell>
          <table:table-cell table:style-name="ce70" office:value-type="percentage" office:value="0.0232363628307955" calcext:value-type="percentage">
            <text:p>2,32%</text:p>
          </table:table-cell>
          <table:table-cell/>
          <table:table-cell table:style-name="ce68" table:formula="of:=[.K308]+0.05" office:value-type="float" office:value="14.3000000000001" calcext:value-type="float">
            <text:p>14,300</text:p>
          </table:table-cell>
          <table:table-cell table:style-name="ce70" office:value-type="percentage" office:value="0.0283257645931532" calcext:value-type="percentage">
            <text:p>2,83%</text:p>
          </table:table-cell>
          <table:table-cell/>
          <table:table-cell table:style-name="ce68" table:formula="of:=[.N308]+0.05" office:value-type="float" office:value="14.3000000000001" calcext:value-type="float">
            <text:p>14,300</text:p>
          </table:table-cell>
          <table:table-cell table:style-name="ce70" office:value-type="percentage" office:value="0.0288037529448084" calcext:value-type="percentage">
            <text:p>2,88%</text:p>
          </table:table-cell>
          <table:table-cell/>
          <table:table-cell table:style-name="ce68" table:formula="of:=[.Q308]+0.05" office:value-type="float" office:value="14.3000000000001" calcext:value-type="float">
            <text:p>14,300</text:p>
          </table:table-cell>
          <table:table-cell table:style-name="ce70" office:value-type="percentage" office:value="0.0281467495190457" calcext:value-type="percentage">
            <text:p>2,81%</text:p>
          </table:table-cell>
          <table:table-cell/>
          <table:table-cell table:style-name="ce68" table:formula="of:=[.T308]+0.05" office:value-type="float" office:value="14.3000000000001" calcext:value-type="float">
            <text:p>14,300</text:p>
          </table:table-cell>
          <table:table-cell table:style-name="ce70" office:value-type="percentage" office:value="0.0282767760816129" calcext:value-type="percentage">
            <text:p>2,83%</text:p>
          </table:table-cell>
          <table:table-cell/>
          <table:table-cell table:style-name="ce71" table:formula="of:=([.R309]-[.U309])*100*100" office:value-type="float" office:value="-1.300265625672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09]+0.125" office:value-type="float" office:value="35.875" calcext:value-type="float">
            <text:p>35,875</text:p>
          </table:table-cell>
          <table:table-cell table:style-name="ce70" office:value-type="percentage" office:value="0.0204056835943392" calcext:value-type="percentage">
            <text:p>2,04%</text:p>
          </table:table-cell>
          <table:table-cell/>
          <table:table-cell table:style-name="ce68" table:formula="of:=[.E309]+0.125" office:value-type="float" office:value="35.875" calcext:value-type="float">
            <text:p>35,875</text:p>
          </table:table-cell>
          <table:table-cell table:style-name="ce70" office:value-type="percentage" office:value="0.0213271899008397" calcext:value-type="percentage">
            <text:p>2,13%</text:p>
          </table:table-cell>
          <table:table-cell/>
          <table:table-cell table:style-name="ce68" table:formula="of:=[.H309]+0.125" office:value-type="float" office:value="35.875" calcext:value-type="float">
            <text:p>35,875</text:p>
          </table:table-cell>
          <table:table-cell table:style-name="ce70" office:value-type="percentage" office:value="0.023238295991943" calcext:value-type="percentage">
            <text:p>2,32%</text:p>
          </table:table-cell>
          <table:table-cell/>
          <table:table-cell table:style-name="ce68" table:formula="of:=[.K309]+0.05" office:value-type="float" office:value="14.3500000000001" calcext:value-type="float">
            <text:p>14,350</text:p>
          </table:table-cell>
          <table:table-cell table:style-name="ce70" office:value-type="percentage" office:value="0.0283388507532804" calcext:value-type="percentage">
            <text:p>2,83%</text:p>
          </table:table-cell>
          <table:table-cell/>
          <table:table-cell table:style-name="ce68" table:formula="of:=[.N309]+0.05" office:value-type="float" office:value="14.3500000000001" calcext:value-type="float">
            <text:p>14,350</text:p>
          </table:table-cell>
          <table:table-cell table:style-name="ce70" office:value-type="percentage" office:value="0.0288085993333905" calcext:value-type="percentage">
            <text:p>2,88%</text:p>
          </table:table-cell>
          <table:table-cell/>
          <table:table-cell table:style-name="ce68" table:formula="of:=[.Q309]+0.05" office:value-type="float" office:value="14.3500000000001" calcext:value-type="float">
            <text:p>14,350</text:p>
          </table:table-cell>
          <table:table-cell table:style-name="ce70" office:value-type="percentage" office:value="0.0281269641664103" calcext:value-type="percentage">
            <text:p>2,81%</text:p>
          </table:table-cell>
          <table:table-cell/>
          <table:table-cell table:style-name="ce68" table:formula="of:=[.T309]+0.05" office:value-type="float" office:value="14.3500000000001" calcext:value-type="float">
            <text:p>14,350</text:p>
          </table:table-cell>
          <table:table-cell table:style-name="ce70" office:value-type="percentage" office:value="0.0282565013731655" calcext:value-type="percentage">
            <text:p>2,83%</text:p>
          </table:table-cell>
          <table:table-cell/>
          <table:table-cell table:style-name="ce71" table:formula="of:=([.R310]-[.U310])*100*100" office:value-type="float" office:value="-1.29537206755154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10]+0.125" office:value-type="float" office:value="36" calcext:value-type="float">
            <text:p>36,000</text:p>
          </table:table-cell>
          <table:table-cell table:style-name="ce70" office:value-type="percentage" office:value="0.0204225635134616" calcext:value-type="percentage">
            <text:p>2,04%</text:p>
          </table:table-cell>
          <table:table-cell/>
          <table:table-cell table:style-name="ce68" table:formula="of:=[.E310]+0.125" office:value-type="float" office:value="36" calcext:value-type="float">
            <text:p>36,000</text:p>
          </table:table-cell>
          <table:table-cell table:style-name="ce70" office:value-type="percentage" office:value="0.0213283963396507" calcext:value-type="percentage">
            <text:p>2,13%</text:p>
          </table:table-cell>
          <table:table-cell/>
          <table:table-cell table:style-name="ce68" table:formula="of:=[.H310]+0.125" office:value-type="float" office:value="36" calcext:value-type="float">
            <text:p>36,000</text:p>
          </table:table-cell>
          <table:table-cell table:style-name="ce70" office:value-type="percentage" office:value="0.0232402157283603" calcext:value-type="percentage">
            <text:p>2,32%</text:p>
          </table:table-cell>
          <table:table-cell/>
          <table:table-cell table:style-name="ce68" table:formula="of:=[.K310]+0.05" office:value-type="float" office:value="14.4000000000001" calcext:value-type="float">
            <text:p>14,400</text:p>
          </table:table-cell>
          <table:table-cell table:style-name="ce70" office:value-type="percentage" office:value="0.0283519369134076" calcext:value-type="percentage">
            <text:p>2,84%</text:p>
          </table:table-cell>
          <table:table-cell/>
          <table:table-cell table:style-name="ce68" table:formula="of:=[.N310]+0.05" office:value-type="float" office:value="14.4000000000001" calcext:value-type="float">
            <text:p>14,400</text:p>
          </table:table-cell>
          <table:table-cell table:style-name="ce70" office:value-type="percentage" office:value="0.0288134457219725" calcext:value-type="percentage">
            <text:p>2,88%</text:p>
          </table:table-cell>
          <table:table-cell/>
          <table:table-cell table:style-name="ce68" table:formula="of:=[.Q310]+0.05" office:value-type="float" office:value="14.4000000000001" calcext:value-type="float">
            <text:p>14,400</text:p>
          </table:table-cell>
          <table:table-cell table:style-name="ce70" office:value-type="percentage" office:value="0.028107178813775" calcext:value-type="percentage">
            <text:p>2,81%</text:p>
          </table:table-cell>
          <table:table-cell/>
          <table:table-cell table:style-name="ce68" table:formula="of:=[.T310]+0.05" office:value-type="float" office:value="14.4000000000001" calcext:value-type="float">
            <text:p>14,400</text:p>
          </table:table-cell>
          <table:table-cell table:style-name="ce70" office:value-type="percentage" office:value="0.0282362266647181" calcext:value-type="percentage">
            <text:p>2,82%</text:p>
          </table:table-cell>
          <table:table-cell/>
          <table:table-cell table:style-name="ce71" table:formula="of:=([.R311]-[.U311])*100*100" office:value-type="float" office:value="-1.29047850943108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11]+0.125" office:value-type="float" office:value="36.125" calcext:value-type="float">
            <text:p>36,125</text:p>
          </table:table-cell>
          <table:table-cell table:style-name="ce70" office:value-type="percentage" office:value="0.0204393266165348" calcext:value-type="percentage">
            <text:p>2,04%</text:p>
          </table:table-cell>
          <table:table-cell/>
          <table:table-cell table:style-name="ce68" table:formula="of:=[.E311]+0.125" office:value-type="float" office:value="36.125" calcext:value-type="float">
            <text:p>36,125</text:p>
          </table:table-cell>
          <table:table-cell table:style-name="ce70" office:value-type="percentage" office:value="0.0213295944294042" calcext:value-type="percentage">
            <text:p>2,13%</text:p>
          </table:table-cell>
          <table:table-cell/>
          <table:table-cell table:style-name="ce68" table:formula="of:=[.H311]+0.125" office:value-type="float" office:value="36.125" calcext:value-type="float">
            <text:p>36,125</text:p>
          </table:table-cell>
          <table:table-cell table:style-name="ce70" office:value-type="percentage" office:value="0.0232421221794045" calcext:value-type="percentage">
            <text:p>2,32%</text:p>
          </table:table-cell>
          <table:table-cell/>
          <table:table-cell table:style-name="ce68" table:formula="of:=[.K311]+0.05" office:value-type="float" office:value="14.4500000000001" calcext:value-type="float">
            <text:p>14,450</text:p>
          </table:table-cell>
          <table:table-cell table:style-name="ce70" office:value-type="percentage" office:value="0.0283650230735348" calcext:value-type="percentage">
            <text:p>2,84%</text:p>
          </table:table-cell>
          <table:table-cell/>
          <table:table-cell table:style-name="ce68" table:formula="of:=[.N311]+0.05" office:value-type="float" office:value="14.4500000000001" calcext:value-type="float">
            <text:p>14,450</text:p>
          </table:table-cell>
          <table:table-cell table:style-name="ce70" office:value-type="percentage" office:value="0.0288182921105546" calcext:value-type="percentage">
            <text:p>2,88%</text:p>
          </table:table-cell>
          <table:table-cell/>
          <table:table-cell table:style-name="ce68" table:formula="of:=[.Q311]+0.05" office:value-type="float" office:value="14.4500000000001" calcext:value-type="float">
            <text:p>14,450</text:p>
          </table:table-cell>
          <table:table-cell table:style-name="ce70" office:value-type="percentage" office:value="0.0280873934611397" calcext:value-type="percentage">
            <text:p>2,81%</text:p>
          </table:table-cell>
          <table:table-cell/>
          <table:table-cell table:style-name="ce68" table:formula="of:=[.T311]+0.05" office:value-type="float" office:value="14.4500000000001" calcext:value-type="float">
            <text:p>14,450</text:p>
          </table:table-cell>
          <table:table-cell table:style-name="ce70" office:value-type="percentage" office:value="0.0282159519562707" calcext:value-type="percentage">
            <text:p>2,82%</text:p>
          </table:table-cell>
          <table:table-cell/>
          <table:table-cell table:style-name="ce71" table:formula="of:=([.R312]-[.U312])*100*100" office:value-type="float" office:value="-1.28558495131065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12]+0.125" office:value-type="float" office:value="36.25" calcext:value-type="float">
            <text:p>36,250</text:p>
          </table:table-cell>
          <table:table-cell table:style-name="ce70" office:value-type="percentage" office:value="0.0204559741120005" calcext:value-type="percentage">
            <text:p>2,05%</text:p>
          </table:table-cell>
          <table:table-cell/>
          <table:table-cell table:style-name="ce68" table:formula="of:=[.E312]+0.125" office:value-type="float" office:value="36.25" calcext:value-type="float">
            <text:p>36,250</text:p>
          </table:table-cell>
          <table:table-cell table:style-name="ce70" office:value-type="percentage" office:value="0.0213307842564698" calcext:value-type="percentage">
            <text:p>2,13%</text:p>
          </table:table-cell>
          <table:table-cell/>
          <table:table-cell table:style-name="ce68" table:formula="of:=[.H312]+0.125" office:value-type="float" office:value="36.25" calcext:value-type="float">
            <text:p>36,250</text:p>
          </table:table-cell>
          <table:table-cell table:style-name="ce70" office:value-type="percentage" office:value="0.0232440154825104" calcext:value-type="percentage">
            <text:p>2,32%</text:p>
          </table:table-cell>
          <table:table-cell/>
          <table:table-cell table:style-name="ce68" table:formula="of:=[.K312]+0.05" office:value-type="float" office:value="14.5000000000001" calcext:value-type="float">
            <text:p>14,500</text:p>
          </table:table-cell>
          <table:table-cell table:style-name="ce70" office:value-type="percentage" office:value="0.028378109233662" calcext:value-type="percentage">
            <text:p>2,84%</text:p>
          </table:table-cell>
          <table:table-cell/>
          <table:table-cell table:style-name="ce68" table:formula="of:=[.N312]+0.05" office:value-type="float" office:value="14.5000000000001" calcext:value-type="float">
            <text:p>14,500</text:p>
          </table:table-cell>
          <table:table-cell table:style-name="ce70" office:value-type="percentage" office:value="0.0288231384991364" calcext:value-type="percentage">
            <text:p>2,88%</text:p>
          </table:table-cell>
          <table:table-cell/>
          <table:table-cell table:style-name="ce68" table:formula="of:=[.Q312]+0.05" office:value-type="float" office:value="14.5000000000001" calcext:value-type="float">
            <text:p>14,500</text:p>
          </table:table-cell>
          <table:table-cell table:style-name="ce70" office:value-type="percentage" office:value="0.0280676081085043" calcext:value-type="percentage">
            <text:p>2,81%</text:p>
          </table:table-cell>
          <table:table-cell/>
          <table:table-cell table:style-name="ce68" table:formula="of:=[.T312]+0.05" office:value-type="float" office:value="14.5000000000001" calcext:value-type="float">
            <text:p>14,500</text:p>
          </table:table-cell>
          <table:table-cell table:style-name="ce70" office:value-type="percentage" office:value="0.0281956772478233" calcext:value-type="percentage">
            <text:p>2,82%</text:p>
          </table:table-cell>
          <table:table-cell/>
          <table:table-cell table:style-name="ce71" table:formula="of:=([.R313]-[.U313])*100*100" office:value-type="float" office:value="-1.28069139319023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13]+0.125" office:value-type="float" office:value="36.375" calcext:value-type="float">
            <text:p>36,375</text:p>
          </table:table-cell>
          <table:table-cell table:style-name="ce70" office:value-type="percentage" office:value="0.0204725071916898" calcext:value-type="percentage">
            <text:p>2,05%</text:p>
          </table:table-cell>
          <table:table-cell/>
          <table:table-cell table:style-name="ce68" table:formula="of:=[.E313]+0.125" office:value-type="float" office:value="36.375" calcext:value-type="float">
            <text:p>36,375</text:p>
          </table:table-cell>
          <table:table-cell table:style-name="ce70" office:value-type="percentage" office:value="0.0213319659060297" calcext:value-type="percentage">
            <text:p>2,13%</text:p>
          </table:table-cell>
          <table:table-cell/>
          <table:table-cell table:style-name="ce68" table:formula="of:=[.H313]+0.125" office:value-type="float" office:value="36.375" calcext:value-type="float">
            <text:p>36,375</text:p>
          </table:table-cell>
          <table:table-cell table:style-name="ce70" office:value-type="percentage" office:value="0.0232458957732239" calcext:value-type="percentage">
            <text:p>2,32%</text:p>
          </table:table-cell>
          <table:table-cell/>
          <table:table-cell table:style-name="ce68" table:formula="of:=[.K313]+0.05" office:value-type="float" office:value="14.5500000000001" calcext:value-type="float">
            <text:p>14,550</text:p>
          </table:table-cell>
          <table:table-cell table:style-name="ce70" office:value-type="percentage" office:value="0.0283911953937892" calcext:value-type="percentage">
            <text:p>2,84%</text:p>
          </table:table-cell>
          <table:table-cell/>
          <table:table-cell table:style-name="ce68" table:formula="of:=[.N313]+0.05" office:value-type="float" office:value="14.5500000000001" calcext:value-type="float">
            <text:p>14,550</text:p>
          </table:table-cell>
          <table:table-cell table:style-name="ce70" office:value-type="percentage" office:value="0.0287344726257221" calcext:value-type="percentage">
            <text:p>2,87%</text:p>
          </table:table-cell>
          <table:table-cell/>
          <table:table-cell table:style-name="ce68" table:formula="of:=[.Q313]+0.05" office:value-type="float" office:value="14.5500000000001" calcext:value-type="float">
            <text:p>14,550</text:p>
          </table:table-cell>
          <table:table-cell table:style-name="ce70" office:value-type="percentage" office:value="0.028047822755869" calcext:value-type="percentage">
            <text:p>2,80%</text:p>
          </table:table-cell>
          <table:table-cell/>
          <table:table-cell table:style-name="ce68" table:formula="of:=[.T313]+0.05" office:value-type="float" office:value="14.5500000000001" calcext:value-type="float">
            <text:p>14,550</text:p>
          </table:table-cell>
          <table:table-cell table:style-name="ce70" office:value-type="percentage" office:value="0.0281754025393759" calcext:value-type="percentage">
            <text:p>2,82%</text:p>
          </table:table-cell>
          <table:table-cell/>
          <table:table-cell table:style-name="ce71" table:formula="of:=([.R314]-[.U314])*100*100" office:value-type="float" office:value="-1.27579783506977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14]+0.125" office:value-type="float" office:value="36.5" calcext:value-type="float">
            <text:p>36,500</text:p>
          </table:table-cell>
          <table:table-cell table:style-name="ce70" office:value-type="percentage" office:value="0.0204889270311072" calcext:value-type="percentage">
            <text:p>2,05%</text:p>
          </table:table-cell>
          <table:table-cell/>
          <table:table-cell table:style-name="ce68" table:formula="of:=[.E314]+0.125" office:value-type="float" office:value="36.5" calcext:value-type="float">
            <text:p>36,500</text:p>
          </table:table-cell>
          <table:table-cell table:style-name="ce70" office:value-type="percentage" office:value="0.0213331394620995" calcext:value-type="percentage">
            <text:p>2,13%</text:p>
          </table:table-cell>
          <table:table-cell/>
          <table:table-cell table:style-name="ce68" table:formula="of:=[.H314]+0.125" office:value-type="float" office:value="36.5" calcext:value-type="float">
            <text:p>36,500</text:p>
          </table:table-cell>
          <table:table-cell table:style-name="ce70" office:value-type="percentage" office:value="0.0232477631852338" calcext:value-type="percentage">
            <text:p>2,32%</text:p>
          </table:table-cell>
          <table:table-cell/>
          <table:table-cell table:style-name="ce68" table:formula="of:=[.K314]+0.05" office:value-type="float" office:value="14.6000000000001" calcext:value-type="float">
            <text:p>14,600</text:p>
          </table:table-cell>
          <table:table-cell table:style-name="ce70" office:value-type="percentage" office:value="0.0284042815539164" calcext:value-type="percentage">
            <text:p>2,84%</text:p>
          </table:table-cell>
          <table:table-cell/>
          <table:table-cell table:style-name="ce68" table:formula="of:=[.N314]+0.05" office:value-type="float" office:value="14.6000000000001" calcext:value-type="float">
            <text:p>14,600</text:p>
          </table:table-cell>
          <table:table-cell table:style-name="ce70" office:value-type="percentage" office:value="0.0286458067523078" calcext:value-type="percentage">
            <text:p>2,86%</text:p>
          </table:table-cell>
          <table:table-cell/>
          <table:table-cell table:style-name="ce68" table:formula="of:=[.Q314]+0.05" office:value-type="float" office:value="14.6000000000001" calcext:value-type="float">
            <text:p>14,600</text:p>
          </table:table-cell>
          <table:table-cell table:style-name="ce70" office:value-type="percentage" office:value="0.0280280374032336" calcext:value-type="percentage">
            <text:p>2,80%</text:p>
          </table:table-cell>
          <table:table-cell/>
          <table:table-cell table:style-name="ce68" table:formula="of:=[.T314]+0.05" office:value-type="float" office:value="14.6000000000001" calcext:value-type="float">
            <text:p>14,600</text:p>
          </table:table-cell>
          <table:table-cell table:style-name="ce70" office:value-type="percentage" office:value="0.0281551278309286" calcext:value-type="percentage">
            <text:p>2,82%</text:p>
          </table:table-cell>
          <table:table-cell/>
          <table:table-cell table:style-name="ce71" table:formula="of:=([.R315]-[.U315])*100*100" office:value-type="float" office:value="-1.27090427694935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15]+0.125" office:value-type="float" office:value="36.625" calcext:value-type="float">
            <text:p>36,625</text:p>
          </table:table-cell>
          <table:table-cell table:style-name="ce70" office:value-type="percentage" office:value="0.0205052347897096" calcext:value-type="percentage">
            <text:p>2,05%</text:p>
          </table:table-cell>
          <table:table-cell/>
          <table:table-cell table:style-name="ce68" table:formula="of:=[.E315]+0.125" office:value-type="float" office:value="36.625" calcext:value-type="float">
            <text:p>36,625</text:p>
          </table:table-cell>
          <table:table-cell table:style-name="ce70" office:value-type="percentage" office:value="0.0213343050075476" calcext:value-type="percentage">
            <text:p>2,13%</text:p>
          </table:table-cell>
          <table:table-cell/>
          <table:table-cell table:style-name="ce68" table:formula="of:=[.H315]+0.125" office:value-type="float" office:value="36.625" calcext:value-type="float">
            <text:p>36,625</text:p>
          </table:table-cell>
          <table:table-cell table:style-name="ce70" office:value-type="percentage" office:value="0.0232496178504041" calcext:value-type="percentage">
            <text:p>2,32%</text:p>
          </table:table-cell>
          <table:table-cell/>
          <table:table-cell table:style-name="ce68" table:formula="of:=[.K315]+0.05" office:value-type="float" office:value="14.6500000000001" calcext:value-type="float">
            <text:p>14,650</text:p>
          </table:table-cell>
          <table:table-cell table:style-name="ce70" office:value-type="percentage" office:value="0.0284173677140436" calcext:value-type="percentage">
            <text:p>2,84%</text:p>
          </table:table-cell>
          <table:table-cell/>
          <table:table-cell table:style-name="ce68" table:formula="of:=[.N315]+0.05" office:value-type="float" office:value="14.6500000000001" calcext:value-type="float">
            <text:p>14,650</text:p>
          </table:table-cell>
          <table:table-cell table:style-name="ce70" office:value-type="percentage" office:value="0.0285571408788935" calcext:value-type="percentage">
            <text:p>2,86%</text:p>
          </table:table-cell>
          <table:table-cell/>
          <table:table-cell table:style-name="ce68" table:formula="of:=[.Q315]+0.05" office:value-type="float" office:value="14.6500000000001" calcext:value-type="float">
            <text:p>14,650</text:p>
          </table:table-cell>
          <table:table-cell table:style-name="ce70" office:value-type="percentage" office:value="0.0280082520505983" calcext:value-type="percentage">
            <text:p>2,80%</text:p>
          </table:table-cell>
          <table:table-cell/>
          <table:table-cell table:style-name="ce68" table:formula="of:=[.T315]+0.05" office:value-type="float" office:value="14.6500000000001" calcext:value-type="float">
            <text:p>14,650</text:p>
          </table:table-cell>
          <table:table-cell table:style-name="ce70" office:value-type="percentage" office:value="0.0281348531224812" calcext:value-type="percentage">
            <text:p>2,81%</text:p>
          </table:table-cell>
          <table:table-cell/>
          <table:table-cell table:style-name="ce71" table:formula="of:=([.R316]-[.U316])*100*100" office:value-type="float" office:value="-1.26601071882889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16]+0.125" office:value-type="float" office:value="36.75" calcext:value-type="float">
            <text:p>36,750</text:p>
          </table:table-cell>
          <table:table-cell table:style-name="ce70" office:value-type="percentage" office:value="0.0205214316111786" calcext:value-type="percentage">
            <text:p>2,05%</text:p>
          </table:table-cell>
          <table:table-cell/>
          <table:table-cell table:style-name="ce68" table:formula="of:=[.E316]+0.125" office:value-type="float" office:value="36.75" calcext:value-type="float">
            <text:p>36,750</text:p>
          </table:table-cell>
          <table:table-cell table:style-name="ce70" office:value-type="percentage" office:value="0.0213354626241152" calcext:value-type="percentage">
            <text:p>2,13%</text:p>
          </table:table-cell>
          <table:table-cell/>
          <table:table-cell table:style-name="ce68" table:formula="of:=[.H316]+0.125" office:value-type="float" office:value="36.75" calcext:value-type="float">
            <text:p>36,750</text:p>
          </table:table-cell>
          <table:table-cell table:style-name="ce70" office:value-type="percentage" office:value="0.0232514598988045" calcext:value-type="percentage">
            <text:p>2,33%</text:p>
          </table:table-cell>
          <table:table-cell/>
          <table:table-cell table:style-name="ce68" table:formula="of:=[.K316]+0.05" office:value-type="float" office:value="14.7000000000001" calcext:value-type="float">
            <text:p>14,700</text:p>
          </table:table-cell>
          <table:table-cell table:style-name="ce70" office:value-type="percentage" office:value="0.0284304538741708" calcext:value-type="percentage">
            <text:p>2,84%</text:p>
          </table:table-cell>
          <table:table-cell/>
          <table:table-cell table:style-name="ce68" table:formula="of:=[.N316]+0.05" office:value-type="float" office:value="14.7000000000001" calcext:value-type="float">
            <text:p>14,700</text:p>
          </table:table-cell>
          <table:table-cell table:style-name="ce70" office:value-type="percentage" office:value="0.0284684750054792" calcext:value-type="percentage">
            <text:p>2,85%</text:p>
          </table:table-cell>
          <table:table-cell/>
          <table:table-cell table:style-name="ce68" table:formula="of:=[.Q316]+0.05" office:value-type="float" office:value="14.7000000000001" calcext:value-type="float">
            <text:p>14,700</text:p>
          </table:table-cell>
          <table:table-cell table:style-name="ce70" office:value-type="percentage" office:value="0.0279884666979629" calcext:value-type="percentage">
            <text:p>2,80%</text:p>
          </table:table-cell>
          <table:table-cell/>
          <table:table-cell table:style-name="ce68" table:formula="of:=[.T316]+0.05" office:value-type="float" office:value="14.7000000000001" calcext:value-type="float">
            <text:p>14,700</text:p>
          </table:table-cell>
          <table:table-cell table:style-name="ce70" office:value-type="percentage" office:value="0.0281145784140338" calcext:value-type="percentage">
            <text:p>2,81%</text:p>
          </table:table-cell>
          <table:table-cell/>
          <table:table-cell table:style-name="ce71" table:formula="of:=([.R317]-[.U317])*100*100" office:value-type="float" office:value="-1.26111716070843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17]+0.125" office:value-type="float" office:value="36.875" calcext:value-type="float">
            <text:p>36,875</text:p>
          </table:table-cell>
          <table:table-cell table:style-name="ce70" office:value-type="percentage" office:value="0.0205375186236884" calcext:value-type="percentage">
            <text:p>2,05%</text:p>
          </table:table-cell>
          <table:table-cell/>
          <table:table-cell table:style-name="ce68" table:formula="of:=[.E317]+0.125" office:value-type="float" office:value="36.875" calcext:value-type="float">
            <text:p>36,875</text:p>
          </table:table-cell>
          <table:table-cell table:style-name="ce70" office:value-type="percentage" office:value="0.0213366123924348" calcext:value-type="percentage">
            <text:p>2,13%</text:p>
          </table:table-cell>
          <table:table-cell/>
          <table:table-cell table:style-name="ce68" table:formula="of:=[.H317]+0.125" office:value-type="float" office:value="36.875" calcext:value-type="float">
            <text:p>36,875</text:p>
          </table:table-cell>
          <table:table-cell table:style-name="ce70" office:value-type="percentage" office:value="0.0232532894587412" calcext:value-type="percentage">
            <text:p>2,33%</text:p>
          </table:table-cell>
          <table:table-cell/>
          <table:table-cell table:style-name="ce68" table:formula="of:=[.K317]+0.05" office:value-type="float" office:value="14.7500000000001" calcext:value-type="float">
            <text:p>14,750</text:p>
          </table:table-cell>
          <table:table-cell table:style-name="ce70" office:value-type="percentage" office:value="0.0284435400342978" calcext:value-type="percentage">
            <text:p>2,84%</text:p>
          </table:table-cell>
          <table:table-cell/>
          <table:table-cell table:style-name="ce68" table:formula="of:=[.N317]+0.05" office:value-type="float" office:value="14.7500000000001" calcext:value-type="float">
            <text:p>14,750</text:p>
          </table:table-cell>
          <table:table-cell table:style-name="ce70" office:value-type="percentage" office:value="0.0283798091320648" calcext:value-type="percentage">
            <text:p>2,84%</text:p>
          </table:table-cell>
          <table:table-cell/>
          <table:table-cell table:style-name="ce68" table:formula="of:=[.Q317]+0.05" office:value-type="float" office:value="14.7500000000001" calcext:value-type="float">
            <text:p>14,750</text:p>
          </table:table-cell>
          <table:table-cell table:style-name="ce70" office:value-type="percentage" office:value="0.0279686813453276" calcext:value-type="percentage">
            <text:p>2,80%</text:p>
          </table:table-cell>
          <table:table-cell/>
          <table:table-cell table:style-name="ce68" table:formula="of:=[.T317]+0.05" office:value-type="float" office:value="14.7500000000001" calcext:value-type="float">
            <text:p>14,750</text:p>
          </table:table-cell>
          <table:table-cell table:style-name="ce70" office:value-type="percentage" office:value="0.0280943037055864" calcext:value-type="percentage">
            <text:p>2,81%</text:p>
          </table:table-cell>
          <table:table-cell/>
          <table:table-cell table:style-name="ce71" table:formula="of:=([.R318]-[.U318])*100*100" office:value-type="float" office:value="-1.25622360258801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18]+0.125" office:value-type="float" office:value="37" calcext:value-type="float">
            <text:p>37,000</text:p>
          </table:table-cell>
          <table:table-cell table:style-name="ce70" office:value-type="percentage" office:value="0.0205534969401678" calcext:value-type="percentage">
            <text:p>2,06%</text:p>
          </table:table-cell>
          <table:table-cell/>
          <table:table-cell table:style-name="ce68" table:formula="of:=[.E318]+0.125" office:value-type="float" office:value="37" calcext:value-type="float">
            <text:p>37,000</text:p>
          </table:table-cell>
          <table:table-cell table:style-name="ce70" office:value-type="percentage" office:value="0.0213377543920496" calcext:value-type="percentage">
            <text:p>2,13%</text:p>
          </table:table-cell>
          <table:table-cell/>
          <table:table-cell table:style-name="ce68" table:formula="of:=[.H318]+0.125" office:value-type="float" office:value="37" calcext:value-type="float">
            <text:p>37,000</text:p>
          </table:table-cell>
          <table:table-cell table:style-name="ce70" office:value-type="percentage" office:value="0.0232551066567864" calcext:value-type="percentage">
            <text:p>2,33%</text:p>
          </table:table-cell>
          <table:table-cell/>
          <table:table-cell table:style-name="ce68" table:formula="of:=[.K318]+0.05" office:value-type="float" office:value="14.8000000000001" calcext:value-type="float">
            <text:p>14,800</text:p>
          </table:table-cell>
          <table:table-cell table:style-name="ce70" office:value-type="percentage" office:value="0.0283392314830491" calcext:value-type="percentage">
            <text:p>2,83%</text:p>
          </table:table-cell>
          <table:table-cell/>
          <table:table-cell table:style-name="ce68" table:formula="of:=[.N318]+0.05" office:value-type="float" office:value="14.8000000000001" calcext:value-type="float">
            <text:p>14,800</text:p>
          </table:table-cell>
          <table:table-cell table:style-name="ce70" office:value-type="percentage" office:value="0.0282911432586505" calcext:value-type="percentage">
            <text:p>2,83%</text:p>
          </table:table-cell>
          <table:table-cell/>
          <table:table-cell table:style-name="ce68" table:formula="of:=[.Q318]+0.05" office:value-type="float" office:value="14.8000000000001" calcext:value-type="float">
            <text:p>14,800</text:p>
          </table:table-cell>
          <table:table-cell table:style-name="ce70" office:value-type="percentage" office:value="0.0279480173836845" calcext:value-type="percentage">
            <text:p>2,79%</text:p>
          </table:table-cell>
          <table:table-cell/>
          <table:table-cell table:style-name="ce68" table:formula="of:=[.T318]+0.05" office:value-type="float" office:value="14.8000000000001" calcext:value-type="float">
            <text:p>14,800</text:p>
          </table:table-cell>
          <table:table-cell table:style-name="ce70" office:value-type="percentage" office:value="0.0280730839941369" calcext:value-type="percentage">
            <text:p>2,81%</text:p>
          </table:table-cell>
          <table:table-cell/>
          <table:table-cell table:style-name="ce71" table:formula="of:=([.R319]-[.U319])*100*100" office:value-type="float" office:value="-1.25066610452459" calcext:value-type="float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19]+0.125" office:value-type="float" office:value="37.125" calcext:value-type="float">
            <text:p>37,125</text:p>
          </table:table-cell>
          <table:table-cell table:style-name="ce70" office:value-type="percentage" office:value="0.0205693676585565" calcext:value-type="percentage">
            <text:p>2,06%</text:p>
          </table:table-cell>
          <table:table-cell/>
          <table:table-cell table:style-name="ce68" table:formula="of:=[.E319]+0.125" office:value-type="float" office:value="37.125" calcext:value-type="float">
            <text:p>37,125</text:p>
          </table:table-cell>
          <table:table-cell table:style-name="ce70" office:value-type="percentage" office:value="0.0213388887014313" calcext:value-type="percentage">
            <text:p>2,13%</text:p>
          </table:table-cell>
          <table:table-cell/>
          <table:table-cell table:style-name="ce68" table:formula="of:=[.H319]+0.125" office:value-type="float" office:value="37.125" calcext:value-type="float">
            <text:p>37,125</text:p>
          </table:table-cell>
          <table:table-cell table:style-name="ce70" office:value-type="percentage" office:value="0.0232569116178078" calcext:value-type="percentage">
            <text:p>2,33%</text:p>
          </table:table-cell>
          <table:table-cell/>
          <table:table-cell table:style-name="ce68" table:formula="of:=[.K319]+0.05" office:value-type="float" office:value="14.8500000000001" calcext:value-type="float">
            <text:p>14,850</text:p>
          </table:table-cell>
          <table:table-cell table:style-name="ce70" office:value-type="percentage" office:value="0.0282349229318004" calcext:value-type="percentage">
            <text:p>2,82%</text:p>
          </table:table-cell>
          <table:table-cell/>
          <table:table-cell table:style-name="ce68" table:formula="of:=[.N319]+0.05" office:value-type="float" office:value="14.8500000000001" calcext:value-type="float">
            <text:p>14,850</text:p>
          </table:table-cell>
          <table:table-cell table:style-name="ce70" office:value-type="percentage" office:value="0.0282024773852362" calcext:value-type="percentage">
            <text:p>2,82%</text:p>
          </table:table-cell>
          <table:table-cell/>
          <table:table-cell table:style-name="ce68" table:formula="of:=[.Q319]+0.05" office:value-type="float" office:value="14.8500000000001" calcext:value-type="float">
            <text:p>14,850</text:p>
          </table:table-cell>
          <table:table-cell table:style-name="ce70" office:value-type="percentage" office:value="0.0279273534220414" calcext:value-type="percentage">
            <text:p>2,79%</text:p>
          </table:table-cell>
          <table:table-cell/>
          <table:table-cell table:style-name="ce68" table:formula="of:=[.T319]+0.05" office:value-type="float" office:value="14.8500000000001" calcext:value-type="float">
            <text:p>14,850</text:p>
          </table:table-cell>
          <table:table-cell table:style-name="ce70" office:value-type="percentage" office:value="0.0280518642826875" calcext:value-type="percentage">
            <text:p>2,81%</text:p>
          </table:table-cell>
          <table:table-cell/>
          <table:table-cell table:style-name="ce71" table:formula="of:=([.R320]-[.U320])*100*100" office:value-type="float" office:value="-1.24510860646118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20]+0.125" office:value-type="float" office:value="37.25" calcext:value-type="float">
            <text:p>37,250</text:p>
          </table:table-cell>
          <table:table-cell table:style-name="ce70" office:value-type="percentage" office:value="0.0205851318620566" calcext:value-type="percentage">
            <text:p>2,06%</text:p>
          </table:table-cell>
          <table:table-cell/>
          <table:table-cell table:style-name="ce68" table:formula="of:=[.E320]+0.125" office:value-type="float" office:value="37.25" calcext:value-type="float">
            <text:p>37,250</text:p>
          </table:table-cell>
          <table:table-cell table:style-name="ce70" office:value-type="percentage" office:value="0.0213400153979983" calcext:value-type="percentage">
            <text:p>2,13%</text:p>
          </table:table-cell>
          <table:table-cell/>
          <table:table-cell table:style-name="ce68" table:formula="of:=[.H320]+0.125" office:value-type="float" office:value="37.25" calcext:value-type="float">
            <text:p>37,250</text:p>
          </table:table-cell>
          <table:table-cell table:style-name="ce70" office:value-type="percentage" office:value="0.0232587044649967" calcext:value-type="percentage">
            <text:p>2,33%</text:p>
          </table:table-cell>
          <table:table-cell/>
          <table:table-cell table:style-name="ce68" table:formula="of:=[.K320]+0.05" office:value-type="float" office:value="14.9000000000001" calcext:value-type="float">
            <text:p>14,900</text:p>
          </table:table-cell>
          <table:table-cell table:style-name="ce70" office:value-type="percentage" office:value="0.0281306143805517" calcext:value-type="percentage">
            <text:p>2,81%</text:p>
          </table:table-cell>
          <table:table-cell/>
          <table:table-cell table:style-name="ce68" table:formula="of:=[.N320]+0.05" office:value-type="float" office:value="14.9000000000001" calcext:value-type="float">
            <text:p>14,900</text:p>
          </table:table-cell>
          <table:table-cell table:style-name="ce70" office:value-type="percentage" office:value="0.0281138115118219" calcext:value-type="percentage">
            <text:p>2,81%</text:p>
          </table:table-cell>
          <table:table-cell/>
          <table:table-cell table:style-name="ce68" table:formula="of:=[.Q320]+0.05" office:value-type="float" office:value="14.9000000000001" calcext:value-type="float">
            <text:p>14,900</text:p>
          </table:table-cell>
          <table:table-cell table:style-name="ce70" office:value-type="percentage" office:value="0.0279066894603982" calcext:value-type="percentage">
            <text:p>2,79%</text:p>
          </table:table-cell>
          <table:table-cell/>
          <table:table-cell table:style-name="ce68" table:formula="of:=[.T320]+0.05" office:value-type="float" office:value="14.9000000000001" calcext:value-type="float">
            <text:p>14,900</text:p>
          </table:table-cell>
          <table:table-cell table:style-name="ce70" office:value-type="percentage" office:value="0.028030644571238" calcext:value-type="percentage">
            <text:p>2,80%</text:p>
          </table:table-cell>
          <table:table-cell/>
          <table:table-cell table:style-name="ce71" table:formula="of:=([.R321]-[.U321])*100*100" office:value-type="float" office:value="-1.23955110839777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21]+0.125" office:value-type="float" office:value="37.375" calcext:value-type="float">
            <text:p>37,375</text:p>
          </table:table-cell>
          <table:table-cell table:style-name="ce70" office:value-type="percentage" office:value="0.0206007906193794" calcext:value-type="percentage">
            <text:p>2,06%</text:p>
          </table:table-cell>
          <table:table-cell/>
          <table:table-cell table:style-name="ce68" table:formula="of:=[.E321]+0.125" office:value-type="float" office:value="37.375" calcext:value-type="float">
            <text:p>37,375</text:p>
          </table:table-cell>
          <table:table-cell table:style-name="ce70" office:value-type="percentage" office:value="0.0213411345581335" calcext:value-type="percentage">
            <text:p>2,13%</text:p>
          </table:table-cell>
          <table:table-cell/>
          <table:table-cell table:style-name="ce68" table:formula="of:=[.H321]+0.125" office:value-type="float" office:value="37.375" calcext:value-type="float">
            <text:p>37,375</text:p>
          </table:table-cell>
          <table:table-cell table:style-name="ce70" office:value-type="percentage" office:value="0.0232604853198968" calcext:value-type="percentage">
            <text:p>2,33%</text:p>
          </table:table-cell>
          <table:table-cell/>
          <table:table-cell table:style-name="ce68" table:formula="of:=[.K321]+0.05" office:value-type="float" office:value="14.9500000000001" calcext:value-type="float">
            <text:p>14,950</text:p>
          </table:table-cell>
          <table:table-cell table:style-name="ce70" office:value-type="percentage" office:value="0.0280263058293031" calcext:value-type="percentage">
            <text:p>2,80%</text:p>
          </table:table-cell>
          <table:table-cell/>
          <table:table-cell table:style-name="ce68" table:formula="of:=[.N321]+0.05" office:value-type="float" office:value="14.9500000000001" calcext:value-type="float">
            <text:p>14,950</text:p>
          </table:table-cell>
          <table:table-cell table:style-name="ce70" office:value-type="percentage" office:value="0.0280251456384076" calcext:value-type="percentage">
            <text:p>2,80%</text:p>
          </table:table-cell>
          <table:table-cell/>
          <table:table-cell table:style-name="ce68" table:formula="of:=[.Q321]+0.05" office:value-type="float" office:value="14.9500000000001" calcext:value-type="float">
            <text:p>14,950</text:p>
          </table:table-cell>
          <table:table-cell table:style-name="ce70" office:value-type="percentage" office:value="0.0278860254987551" calcext:value-type="percentage">
            <text:p>2,79%</text:p>
          </table:table-cell>
          <table:table-cell/>
          <table:table-cell table:style-name="ce68" table:formula="of:=[.T321]+0.05" office:value-type="float" office:value="14.9500000000001" calcext:value-type="float">
            <text:p>14,950</text:p>
          </table:table-cell>
          <table:table-cell table:style-name="ce70" office:value-type="percentage" office:value="0.0280094248597885" calcext:value-type="percentage">
            <text:p>2,80%</text:p>
          </table:table-cell>
          <table:table-cell/>
          <table:table-cell table:style-name="ce71" table:formula="of:=([.R322]-[.U322])*100*100" office:value-type="float" office:value="-1.23399361033436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22]+0.125" office:value-type="float" office:value="37.5" calcext:value-type="float">
            <text:p>37,500</text:p>
          </table:table-cell>
          <table:table-cell table:style-name="ce70" office:value-type="percentage" office:value="0.0206163449849868" calcext:value-type="percentage">
            <text:p>2,06%</text:p>
          </table:table-cell>
          <table:table-cell/>
          <table:table-cell table:style-name="ce68" table:formula="of:=[.E322]+0.125" office:value-type="float" office:value="37.5" calcext:value-type="float">
            <text:p>37,500</text:p>
          </table:table-cell>
          <table:table-cell table:style-name="ce70" office:value-type="percentage" office:value="0.0213422462572011" calcext:value-type="percentage">
            <text:p>2,13%</text:p>
          </table:table-cell>
          <table:table-cell/>
          <table:table-cell table:style-name="ce68" table:formula="of:=[.H322]+0.125" office:value-type="float" office:value="37.5" calcext:value-type="float">
            <text:p>37,500</text:p>
          </table:table-cell>
          <table:table-cell table:style-name="ce70" office:value-type="percentage" office:value="0.0232622543024309" calcext:value-type="percentage">
            <text:p>2,33%</text:p>
          </table:table-cell>
          <table:table-cell/>
          <table:table-cell table:style-name="ce68" table:formula="of:=[.K322]+0.05" office:value-type="float" office:value="15.0000000000001" calcext:value-type="float">
            <text:p>15,000</text:p>
          </table:table-cell>
          <table:table-cell table:style-name="ce70" office:value-type="percentage" office:value="0.0279219972780544" calcext:value-type="percentage">
            <text:p>2,79%</text:p>
          </table:table-cell>
          <table:table-cell/>
          <table:table-cell table:style-name="ce68" table:formula="of:=[.N322]+0.05" office:value-type="float" office:value="15.0000000000001" calcext:value-type="float">
            <text:p>15,000</text:p>
          </table:table-cell>
          <table:table-cell table:style-name="ce70" office:value-type="percentage" office:value="0.0279364797649933" calcext:value-type="percentage">
            <text:p>2,79%</text:p>
          </table:table-cell>
          <table:table-cell/>
          <table:table-cell table:style-name="ce68" table:formula="of:=[.Q322]+0.05" office:value-type="float" office:value="15.0000000000001" calcext:value-type="float">
            <text:p>15,000</text:p>
          </table:table-cell>
          <table:table-cell table:style-name="ce70" office:value-type="percentage" office:value="0.027865361537112" calcext:value-type="percentage">
            <text:p>2,79%</text:p>
          </table:table-cell>
          <table:table-cell/>
          <table:table-cell table:style-name="ce68" table:formula="of:=[.T322]+0.05" office:value-type="float" office:value="15.0000000000001" calcext:value-type="float">
            <text:p>15,000</text:p>
          </table:table-cell>
          <table:table-cell table:style-name="ce70" office:value-type="percentage" office:value="0.0279882051483391" calcext:value-type="percentage">
            <text:p>2,80%</text:p>
          </table:table-cell>
          <table:table-cell/>
          <table:table-cell table:style-name="ce71" table:formula="of:=([.R323]-[.U323])*100*100" office:value-type="float" office:value="-1.22843611227098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23]+0.125" office:value-type="float" office:value="37.625" calcext:value-type="float">
            <text:p>37,625</text:p>
          </table:table-cell>
          <table:table-cell table:style-name="ce70" office:value-type="percentage" office:value="0.0206317959993277" calcext:value-type="percentage">
            <text:p>2,06%</text:p>
          </table:table-cell>
          <table:table-cell/>
          <table:table-cell table:style-name="ce68" table:formula="of:=[.E323]+0.125" office:value-type="float" office:value="37.625" calcext:value-type="float">
            <text:p>37,625</text:p>
          </table:table-cell>
          <table:table-cell table:style-name="ce70" office:value-type="percentage" office:value="0.0213433505695639" calcext:value-type="percentage">
            <text:p>2,13%</text:p>
          </table:table-cell>
          <table:table-cell/>
          <table:table-cell table:style-name="ce68" table:formula="of:=[.H323]+0.125" office:value-type="float" office:value="37.625" calcext:value-type="float">
            <text:p>37,625</text:p>
          </table:table-cell>
          <table:table-cell table:style-name="ce70" office:value-type="percentage" office:value="0.0232640115309283" calcext:value-type="percentage">
            <text:p>2,33%</text:p>
          </table:table-cell>
          <table:table-cell/>
          <table:table-cell table:style-name="ce68" table:formula="of:=[.K323]+0.05" office:value-type="float" office:value="15.0500000000001" calcext:value-type="float">
            <text:p>15,050</text:p>
          </table:table-cell>
          <table:table-cell table:style-name="ce70" office:value-type="percentage" office:value="0.0278176887268057" calcext:value-type="percentage">
            <text:p>2,78%</text:p>
          </table:table-cell>
          <table:table-cell/>
          <table:table-cell table:style-name="ce68" table:formula="of:=[.N323]+0.05" office:value-type="float" office:value="15.0500000000001" calcext:value-type="float">
            <text:p>15,050</text:p>
          </table:table-cell>
          <table:table-cell table:style-name="ce70" office:value-type="percentage" office:value="0.027847813891579" calcext:value-type="percentage">
            <text:p>2,78%</text:p>
          </table:table-cell>
          <table:table-cell/>
          <table:table-cell table:style-name="ce68" table:formula="of:=[.Q323]+0.05" office:value-type="float" office:value="15.0500000000001" calcext:value-type="float">
            <text:p>15,050</text:p>
          </table:table-cell>
          <table:table-cell table:style-name="ce70" office:value-type="percentage" office:value="0.0278446975754689" calcext:value-type="percentage">
            <text:p>2,78%</text:p>
          </table:table-cell>
          <table:table-cell/>
          <table:table-cell table:style-name="ce68" table:formula="of:=[.T323]+0.05" office:value-type="float" office:value="15.0500000000001" calcext:value-type="float">
            <text:p>15,050</text:p>
          </table:table-cell>
          <table:table-cell table:style-name="ce70" office:value-type="percentage" office:value="0.0279669854368896" calcext:value-type="percentage">
            <text:p>2,80%</text:p>
          </table:table-cell>
          <table:table-cell/>
          <table:table-cell table:style-name="ce71" table:formula="of:=([.R324]-[.U324])*100*100" office:value-type="float" office:value="-1.22287861420756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24]+0.125" office:value-type="float" office:value="37.75" calcext:value-type="float">
            <text:p>37,750</text:p>
          </table:table-cell>
          <table:table-cell table:style-name="ce70" office:value-type="percentage" office:value="0.0206471446890703" calcext:value-type="percentage">
            <text:p>2,06%</text:p>
          </table:table-cell>
          <table:table-cell/>
          <table:table-cell table:style-name="ce68" table:formula="of:=[.E324]+0.125" office:value-type="float" office:value="37.75" calcext:value-type="float">
            <text:p>37,750</text:p>
          </table:table-cell>
          <table:table-cell table:style-name="ce70" office:value-type="percentage" office:value="0.0213444475685998" calcext:value-type="percentage">
            <text:p>2,13%</text:p>
          </table:table-cell>
          <table:table-cell/>
          <table:table-cell table:style-name="ce68" table:formula="of:=[.H324]+0.125" office:value-type="float" office:value="37.75" calcext:value-type="float">
            <text:p>37,750</text:p>
          </table:table-cell>
          <table:table-cell table:style-name="ce70" office:value-type="percentage" office:value="0.0232657571221508" calcext:value-type="percentage">
            <text:p>2,33%</text:p>
          </table:table-cell>
          <table:table-cell/>
          <table:table-cell table:style-name="ce68" table:formula="of:=[.K324]+0.05" office:value-type="float" office:value="15.1000000000001" calcext:value-type="float">
            <text:p>15,100</text:p>
          </table:table-cell>
          <table:table-cell table:style-name="ce70" office:value-type="percentage" office:value="0.027713380175557" calcext:value-type="percentage">
            <text:p>2,77%</text:p>
          </table:table-cell>
          <table:table-cell/>
          <table:table-cell table:style-name="ce68" table:formula="of:=[.N324]+0.05" office:value-type="float" office:value="15.1000000000001" calcext:value-type="float">
            <text:p>15,100</text:p>
          </table:table-cell>
          <table:table-cell table:style-name="ce70" office:value-type="percentage" office:value="0.0277591480181646" calcext:value-type="percentage">
            <text:p>2,78%</text:p>
          </table:table-cell>
          <table:table-cell/>
          <table:table-cell table:style-name="ce68" table:formula="of:=[.Q324]+0.05" office:value-type="float" office:value="15.1000000000001" calcext:value-type="float">
            <text:p>15,100</text:p>
          </table:table-cell>
          <table:table-cell table:style-name="ce70" office:value-type="percentage" office:value="0.0278240336138257" calcext:value-type="percentage">
            <text:p>2,78%</text:p>
          </table:table-cell>
          <table:table-cell/>
          <table:table-cell table:style-name="ce68" table:formula="of:=[.T324]+0.05" office:value-type="float" office:value="15.1000000000001" calcext:value-type="float">
            <text:p>15,100</text:p>
          </table:table-cell>
          <table:table-cell table:style-name="ce70" office:value-type="percentage" office:value="0.0279457657254401" calcext:value-type="percentage">
            <text:p>2,79%</text:p>
          </table:table-cell>
          <table:table-cell/>
          <table:table-cell table:style-name="ce71" table:formula="of:=([.R325]-[.U325])*100*100" office:value-type="float" office:value="-1.21732111614415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25]+0.125" office:value-type="float" office:value="37.875" calcext:value-type="float">
            <text:p>37,875</text:p>
          </table:table-cell>
          <table:table-cell table:style-name="ce70" office:value-type="percentage" office:value="0.0206623920673294" calcext:value-type="percentage">
            <text:p>2,07%</text:p>
          </table:table-cell>
          <table:table-cell/>
          <table:table-cell table:style-name="ce68" table:formula="of:=[.E325]+0.125" office:value-type="float" office:value="37.875" calcext:value-type="float">
            <text:p>37,875</text:p>
          </table:table-cell>
          <table:table-cell table:style-name="ce70" office:value-type="percentage" office:value="0.021345537326718" calcext:value-type="percentage">
            <text:p>2,13%</text:p>
          </table:table-cell>
          <table:table-cell/>
          <table:table-cell table:style-name="ce68" table:formula="of:=[.H325]+0.125" office:value-type="float" office:value="37.875" calcext:value-type="float">
            <text:p>37,875</text:p>
          </table:table-cell>
          <table:table-cell table:style-name="ce70" office:value-type="percentage" office:value="0.023267491191319" calcext:value-type="percentage">
            <text:p>2,33%</text:p>
          </table:table-cell>
          <table:table-cell/>
          <table:table-cell table:style-name="ce68" table:formula="of:=[.K325]+0.05" office:value-type="float" office:value="15.1500000000001" calcext:value-type="float">
            <text:p>15,150</text:p>
          </table:table-cell>
          <table:table-cell table:style-name="ce70" office:value-type="percentage" office:value="0.0276090716243084" calcext:value-type="percentage">
            <text:p>2,76%</text:p>
          </table:table-cell>
          <table:table-cell/>
          <table:table-cell table:style-name="ce68" table:formula="of:=[.N325]+0.05" office:value-type="float" office:value="15.1500000000001" calcext:value-type="float">
            <text:p>15,150</text:p>
          </table:table-cell>
          <table:table-cell table:style-name="ce70" office:value-type="percentage" office:value="0.0276704821447503" calcext:value-type="percentage">
            <text:p>2,77%</text:p>
          </table:table-cell>
          <table:table-cell/>
          <table:table-cell table:style-name="ce68" table:formula="of:=[.Q325]+0.05" office:value-type="float" office:value="15.1500000000001" calcext:value-type="float">
            <text:p>15,150</text:p>
          </table:table-cell>
          <table:table-cell table:style-name="ce70" office:value-type="percentage" office:value="0.0278033696521826" calcext:value-type="percentage">
            <text:p>2,78%</text:p>
          </table:table-cell>
          <table:table-cell/>
          <table:table-cell table:style-name="ce68" table:formula="of:=[.T325]+0.05" office:value-type="float" office:value="15.1500000000001" calcext:value-type="float">
            <text:p>15,150</text:p>
          </table:table-cell>
          <table:table-cell table:style-name="ce70" office:value-type="percentage" office:value="0.0279245460139907" calcext:value-type="percentage">
            <text:p>2,79%</text:p>
          </table:table-cell>
          <table:table-cell/>
          <table:table-cell table:style-name="ce71" table:formula="of:=([.R326]-[.U326])*100*100" office:value-type="float" office:value="-1.21176361808074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26]+0.125" office:value-type="float" office:value="38" calcext:value-type="float">
            <text:p>38,000</text:p>
          </table:table-cell>
          <table:table-cell table:style-name="ce70" office:value-type="percentage" office:value="0.0206775391338895" calcext:value-type="percentage">
            <text:p>2,07%</text:p>
          </table:table-cell>
          <table:table-cell/>
          <table:table-cell table:style-name="ce68" table:formula="of:=[.E326]+0.125" office:value-type="float" office:value="38" calcext:value-type="float">
            <text:p>38,000</text:p>
          </table:table-cell>
          <table:table-cell table:style-name="ce70" office:value-type="percentage" office:value="0.0213466199153749" calcext:value-type="percentage">
            <text:p>2,13%</text:p>
          </table:table-cell>
          <table:table-cell/>
          <table:table-cell table:style-name="ce68" table:formula="of:=[.H326]+0.125" office:value-type="float" office:value="38" calcext:value-type="float">
            <text:p>38,000</text:p>
          </table:table-cell>
          <table:table-cell table:style-name="ce70" office:value-type="percentage" office:value="0.0232692138521375" calcext:value-type="percentage">
            <text:p>2,33%</text:p>
          </table:table-cell>
          <table:table-cell/>
          <table:table-cell table:style-name="ce68" table:formula="of:=[.K326]+0.05" office:value-type="float" office:value="15.2000000000001" calcext:value-type="float">
            <text:p>15,200</text:p>
          </table:table-cell>
          <table:table-cell table:style-name="ce70" office:value-type="percentage" office:value="0.0275047630730597" calcext:value-type="percentage">
            <text:p>2,75%</text:p>
          </table:table-cell>
          <table:table-cell/>
          <table:table-cell table:style-name="ce68" table:formula="of:=[.N326]+0.05" office:value-type="float" office:value="15.2000000000001" calcext:value-type="float">
            <text:p>15,200</text:p>
          </table:table-cell>
          <table:table-cell table:style-name="ce70" office:value-type="percentage" office:value="0.027581816271336" calcext:value-type="percentage">
            <text:p>2,76%</text:p>
          </table:table-cell>
          <table:table-cell/>
          <table:table-cell table:style-name="ce68" table:formula="of:=[.Q326]+0.05" office:value-type="float" office:value="15.2000000000001" calcext:value-type="float">
            <text:p>15,200</text:p>
          </table:table-cell>
          <table:table-cell table:style-name="ce70" office:value-type="percentage" office:value="0.0277827056905395" calcext:value-type="percentage">
            <text:p>2,78%</text:p>
          </table:table-cell>
          <table:table-cell/>
          <table:table-cell table:style-name="ce68" table:formula="of:=[.T326]+0.05" office:value-type="float" office:value="15.2000000000001" calcext:value-type="float">
            <text:p>15,200</text:p>
          </table:table-cell>
          <table:table-cell table:style-name="ce70" office:value-type="percentage" office:value="0.0279033263025412" calcext:value-type="percentage">
            <text:p>2,79%</text:p>
          </table:table-cell>
          <table:table-cell/>
          <table:table-cell table:style-name="ce71" table:formula="of:=([.R327]-[.U327])*100*100" office:value-type="float" office:value="-1.20620612001732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27]+0.125" office:value-type="float" office:value="38.125" calcext:value-type="float">
            <text:p>38,125</text:p>
          </table:table-cell>
          <table:table-cell table:style-name="ce70" office:value-type="percentage" office:value="0.0206925868754229" calcext:value-type="percentage">
            <text:p>2,07%</text:p>
          </table:table-cell>
          <table:table-cell/>
          <table:table-cell table:style-name="ce68" table:formula="of:=[.E327]+0.125" office:value-type="float" office:value="38.125" calcext:value-type="float">
            <text:p>38,125</text:p>
          </table:table-cell>
          <table:table-cell table:style-name="ce70" office:value-type="percentage" office:value="0.0213476954050897" calcext:value-type="percentage">
            <text:p>2,13%</text:p>
          </table:table-cell>
          <table:table-cell/>
          <table:table-cell table:style-name="ce68" table:formula="of:=[.H327]+0.125" office:value-type="float" office:value="38.125" calcext:value-type="float">
            <text:p>38,125</text:p>
          </table:table-cell>
          <table:table-cell table:style-name="ce70" office:value-type="percentage" office:value="0.0232709252168194" calcext:value-type="percentage">
            <text:p>2,33%</text:p>
          </table:table-cell>
          <table:table-cell/>
          <table:table-cell table:style-name="ce68" table:formula="of:=[.K327]+0.05" office:value-type="float" office:value="15.2500000000001" calcext:value-type="float">
            <text:p>15,250</text:p>
          </table:table-cell>
          <table:table-cell table:style-name="ce70" office:value-type="percentage" office:value="0.027400454521811" calcext:value-type="percentage">
            <text:p>2,74%</text:p>
          </table:table-cell>
          <table:table-cell/>
          <table:table-cell table:style-name="ce68" table:formula="of:=[.N327]+0.05" office:value-type="float" office:value="15.2500000000001" calcext:value-type="float">
            <text:p>15,250</text:p>
          </table:table-cell>
          <table:table-cell table:style-name="ce70" office:value-type="percentage" office:value="0.0274931503979217" calcext:value-type="percentage">
            <text:p>2,75%</text:p>
          </table:table-cell>
          <table:table-cell/>
          <table:table-cell table:style-name="ce68" table:formula="of:=[.Q327]+0.05" office:value-type="float" office:value="15.2500000000001" calcext:value-type="float">
            <text:p>15,250</text:p>
          </table:table-cell>
          <table:table-cell table:style-name="ce70" office:value-type="percentage" office:value="0.0277620417288964" calcext:value-type="percentage">
            <text:p>2,78%</text:p>
          </table:table-cell>
          <table:table-cell/>
          <table:table-cell table:style-name="ce68" table:formula="of:=[.T327]+0.05" office:value-type="float" office:value="15.2500000000001" calcext:value-type="float">
            <text:p>15,250</text:p>
          </table:table-cell>
          <table:table-cell table:style-name="ce70" office:value-type="percentage" office:value="0.0278821065910918" calcext:value-type="percentage">
            <text:p>2,79%</text:p>
          </table:table-cell>
          <table:table-cell/>
          <table:table-cell table:style-name="ce71" table:formula="of:=([.R328]-[.U328])*100*100" office:value-type="float" office:value="-1.20064862195391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28]+0.125" office:value-type="float" office:value="38.25" calcext:value-type="float">
            <text:p>38,250</text:p>
          </table:table-cell>
          <table:table-cell table:style-name="ce70" office:value-type="percentage" office:value="0.0207075362657045" calcext:value-type="percentage">
            <text:p>2,07%</text:p>
          </table:table-cell>
          <table:table-cell/>
          <table:table-cell table:style-name="ce68" table:formula="of:=[.E328]+0.125" office:value-type="float" office:value="38.25" calcext:value-type="float">
            <text:p>38,250</text:p>
          </table:table-cell>
          <table:table-cell table:style-name="ce70" office:value-type="percentage" office:value="0.0213487638654601" calcext:value-type="percentage">
            <text:p>2,13%</text:p>
          </table:table-cell>
          <table:table-cell/>
          <table:table-cell table:style-name="ce68" table:formula="of:=[.H328]+0.125" office:value-type="float" office:value="38.25" calcext:value-type="float">
            <text:p>38,250</text:p>
          </table:table-cell>
          <table:table-cell table:style-name="ce70" office:value-type="percentage" office:value="0.0232726253961113" calcext:value-type="percentage">
            <text:p>2,33%</text:p>
          </table:table-cell>
          <table:table-cell/>
          <table:table-cell table:style-name="ce68" table:formula="of:=[.K328]+0.05" office:value-type="float" office:value="15.3000000000001" calcext:value-type="float">
            <text:p>15,300</text:p>
          </table:table-cell>
          <table:table-cell table:style-name="ce70" office:value-type="percentage" office:value="0.0272961459705623" calcext:value-type="percentage">
            <text:p>2,73%</text:p>
          </table:table-cell>
          <table:table-cell/>
          <table:table-cell table:style-name="ce68" table:formula="of:=[.N328]+0.05" office:value-type="float" office:value="15.3000000000001" calcext:value-type="float">
            <text:p>15,300</text:p>
          </table:table-cell>
          <table:table-cell table:style-name="ce70" office:value-type="percentage" office:value="0.0274044845245074" calcext:value-type="percentage">
            <text:p>2,74%</text:p>
          </table:table-cell>
          <table:table-cell/>
          <table:table-cell table:style-name="ce68" table:formula="of:=[.Q328]+0.05" office:value-type="float" office:value="15.3000000000001" calcext:value-type="float">
            <text:p>15,300</text:p>
          </table:table-cell>
          <table:table-cell table:style-name="ce70" office:value-type="percentage" office:value="0.0277413777672532" calcext:value-type="percentage">
            <text:p>2,77%</text:p>
          </table:table-cell>
          <table:table-cell/>
          <table:table-cell table:style-name="ce68" table:formula="of:=[.T328]+0.05" office:value-type="float" office:value="15.3000000000001" calcext:value-type="float">
            <text:p>15,300</text:p>
          </table:table-cell>
          <table:table-cell table:style-name="ce70" office:value-type="percentage" office:value="0.0278608868796423" calcext:value-type="percentage">
            <text:p>2,79%</text:p>
          </table:table-cell>
          <table:table-cell/>
          <table:table-cell table:style-name="ce71" table:formula="of:=([.R329]-[.U329])*100*100" office:value-type="float" office:value="-1.1950911238905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29]+0.125" office:value-type="float" office:value="38.375" calcext:value-type="float">
            <text:p>38,375</text:p>
          </table:table-cell>
          <table:table-cell table:style-name="ce70" office:value-type="percentage" office:value="0.0207223882658214" calcext:value-type="percentage">
            <text:p>2,07%</text:p>
          </table:table-cell>
          <table:table-cell/>
          <table:table-cell table:style-name="ce68" table:formula="of:=[.E329]+0.125" office:value-type="float" office:value="38.375" calcext:value-type="float">
            <text:p>38,375</text:p>
          </table:table-cell>
          <table:table-cell table:style-name="ce70" office:value-type="percentage" office:value="0.0213498253651765" calcext:value-type="percentage">
            <text:p>2,13%</text:p>
          </table:table-cell>
          <table:table-cell/>
          <table:table-cell table:style-name="ce68" table:formula="of:=[.H329]+0.125" office:value-type="float" office:value="38.375" calcext:value-type="float">
            <text:p>38,375</text:p>
          </table:table-cell>
          <table:table-cell table:style-name="ce70" office:value-type="percentage" office:value="0.0232743144993165" calcext:value-type="percentage">
            <text:p>2,33%</text:p>
          </table:table-cell>
          <table:table-cell/>
          <table:table-cell table:style-name="ce68" table:formula="of:=[.K329]+0.05" office:value-type="float" office:value="15.3500000000001" calcext:value-type="float">
            <text:p>15,350</text:p>
          </table:table-cell>
          <table:table-cell table:style-name="ce70" office:value-type="percentage" office:value="0.0271918374193137" calcext:value-type="percentage">
            <text:p>2,72%</text:p>
          </table:table-cell>
          <table:table-cell/>
          <table:table-cell table:style-name="ce68" table:formula="of:=[.N329]+0.05" office:value-type="float" office:value="15.3500000000001" calcext:value-type="float">
            <text:p>15,350</text:p>
          </table:table-cell>
          <table:table-cell table:style-name="ce70" office:value-type="percentage" office:value="0.0273158186510931" calcext:value-type="percentage">
            <text:p>2,73%</text:p>
          </table:table-cell>
          <table:table-cell/>
          <table:table-cell table:style-name="ce68" table:formula="of:=[.Q329]+0.05" office:value-type="float" office:value="15.3500000000001" calcext:value-type="float">
            <text:p>15,350</text:p>
          </table:table-cell>
          <table:table-cell table:style-name="ce70" office:value-type="percentage" office:value="0.0277207138056101" calcext:value-type="percentage">
            <text:p>2,77%</text:p>
          </table:table-cell>
          <table:table-cell/>
          <table:table-cell table:style-name="ce68" table:formula="of:=[.T329]+0.05" office:value-type="float" office:value="15.3500000000001" calcext:value-type="float">
            <text:p>15,350</text:p>
          </table:table-cell>
          <table:table-cell table:style-name="ce70" office:value-type="percentage" office:value="0.0278396671681928" calcext:value-type="percentage">
            <text:p>2,78%</text:p>
          </table:table-cell>
          <table:table-cell/>
          <table:table-cell table:style-name="ce71" table:formula="of:=([.R330]-[.U330])*100*100" office:value-type="float" office:value="-1.18953362582712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30]+0.125" office:value-type="float" office:value="38.5" calcext:value-type="float">
            <text:p>38,500</text:p>
          </table:table-cell>
          <table:table-cell table:style-name="ce70" office:value-type="percentage" office:value="0.0207371438243791" calcext:value-type="percentage">
            <text:p>2,07%</text:p>
          </table:table-cell>
          <table:table-cell/>
          <table:table-cell table:style-name="ce68" table:formula="of:=[.E330]+0.125" office:value-type="float" office:value="38.5" calcext:value-type="float">
            <text:p>38,500</text:p>
          </table:table-cell>
          <table:table-cell table:style-name="ce70" office:value-type="percentage" office:value="0.0213508799720377" calcext:value-type="percentage">
            <text:p>2,14%</text:p>
          </table:table-cell>
          <table:table-cell/>
          <table:table-cell table:style-name="ce68" table:formula="of:=[.H330]+0.125" office:value-type="float" office:value="38.5" calcext:value-type="float">
            <text:p>38,500</text:p>
          </table:table-cell>
          <table:table-cell table:style-name="ce70" office:value-type="percentage" office:value="0.0232759926343192" calcext:value-type="percentage">
            <text:p>2,33%</text:p>
          </table:table-cell>
          <table:table-cell/>
          <table:table-cell table:style-name="ce68" table:formula="of:=[.K330]+0.05" office:value-type="float" office:value="15.4000000000001" calcext:value-type="float">
            <text:p>15,400</text:p>
          </table:table-cell>
          <table:table-cell table:style-name="ce70" office:value-type="percentage" office:value="0.027087528868065" calcext:value-type="percentage">
            <text:p>2,71%</text:p>
          </table:table-cell>
          <table:table-cell/>
          <table:table-cell table:style-name="ce68" table:formula="of:=[.N330]+0.05" office:value-type="float" office:value="15.4000000000001" calcext:value-type="float">
            <text:p>15,400</text:p>
          </table:table-cell>
          <table:table-cell table:style-name="ce70" office:value-type="percentage" office:value="0.0272271527776787" calcext:value-type="percentage">
            <text:p>2,72%</text:p>
          </table:table-cell>
          <table:table-cell/>
          <table:table-cell table:style-name="ce68" table:formula="of:=[.Q330]+0.05" office:value-type="float" office:value="15.4000000000001" calcext:value-type="float">
            <text:p>15,400</text:p>
          </table:table-cell>
          <table:table-cell table:style-name="ce70" office:value-type="percentage" office:value="0.027700049843967" calcext:value-type="percentage">
            <text:p>2,77%</text:p>
          </table:table-cell>
          <table:table-cell/>
          <table:table-cell table:style-name="ce68" table:formula="of:=[.T330]+0.05" office:value-type="float" office:value="15.4000000000001" calcext:value-type="float">
            <text:p>15,400</text:p>
          </table:table-cell>
          <table:table-cell table:style-name="ce70" office:value-type="percentage" office:value="0.0278184474567434" calcext:value-type="percentage">
            <text:p>2,78%</text:p>
          </table:table-cell>
          <table:table-cell/>
          <table:table-cell table:style-name="ce71" table:formula="of:=([.R331]-[.U331])*100*100" office:value-type="float" office:value="-1.18397612776371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31]+0.125" office:value-type="float" office:value="38.625" calcext:value-type="float">
            <text:p>38,625</text:p>
          </table:table-cell>
          <table:table-cell table:style-name="ce70" office:value-type="percentage" office:value="0.0207518038777034" calcext:value-type="percentage">
            <text:p>2,08%</text:p>
          </table:table-cell>
          <table:table-cell/>
          <table:table-cell table:style-name="ce68" table:formula="of:=[.E331]+0.125" office:value-type="float" office:value="38.625" calcext:value-type="float">
            <text:p>38,625</text:p>
          </table:table-cell>
          <table:table-cell table:style-name="ce70" office:value-type="percentage" office:value="0.0213519277529644" calcext:value-type="percentage">
            <text:p>2,14%</text:p>
          </table:table-cell>
          <table:table-cell/>
          <table:table-cell table:style-name="ce68" table:formula="of:=[.H331]+0.125" office:value-type="float" office:value="38.625" calcext:value-type="float">
            <text:p>38,625</text:p>
          </table:table-cell>
          <table:table-cell table:style-name="ce70" office:value-type="percentage" office:value="0.0232776599076066" calcext:value-type="percentage">
            <text:p>2,33%</text:p>
          </table:table-cell>
          <table:table-cell/>
          <table:table-cell table:style-name="ce68" table:formula="of:=[.K331]+0.05" office:value-type="float" office:value="15.4500000000001" calcext:value-type="float">
            <text:p>15,450</text:p>
          </table:table-cell>
          <table:table-cell table:style-name="ce70" office:value-type="percentage" office:value="0.0269832203168163" calcext:value-type="percentage">
            <text:p>2,70%</text:p>
          </table:table-cell>
          <table:table-cell/>
          <table:table-cell table:style-name="ce68" table:formula="of:=[.N331]+0.05" office:value-type="float" office:value="15.4500000000001" calcext:value-type="float">
            <text:p>15,450</text:p>
          </table:table-cell>
          <table:table-cell table:style-name="ce70" office:value-type="percentage" office:value="0.0271384869042644" calcext:value-type="percentage">
            <text:p>2,71%</text:p>
          </table:table-cell>
          <table:table-cell/>
          <table:table-cell table:style-name="ce68" table:formula="of:=[.Q331]+0.05" office:value-type="float" office:value="15.4500000000001" calcext:value-type="float">
            <text:p>15,450</text:p>
          </table:table-cell>
          <table:table-cell table:style-name="ce70" office:value-type="percentage" office:value="0.0276793858823239" calcext:value-type="percentage">
            <text:p>2,77%</text:p>
          </table:table-cell>
          <table:table-cell/>
          <table:table-cell table:style-name="ce68" table:formula="of:=[.T331]+0.05" office:value-type="float" office:value="15.4500000000001" calcext:value-type="float">
            <text:p>15,450</text:p>
          </table:table-cell>
          <table:table-cell table:style-name="ce70" office:value-type="percentage" office:value="0.0277972277452939" calcext:value-type="percentage">
            <text:p>2,78%</text:p>
          </table:table-cell>
          <table:table-cell/>
          <table:table-cell table:style-name="ce71" table:formula="of:=([.R332]-[.U332])*100*100" office:value-type="float" office:value="-1.17841862970033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32]+0.125" office:value-type="float" office:value="38.75" calcext:value-type="float">
            <text:p>38,750</text:p>
          </table:table-cell>
          <table:table-cell table:style-name="ce70" office:value-type="percentage" office:value="0.0207663693500385" calcext:value-type="percentage">
            <text:p>2,08%</text:p>
          </table:table-cell>
          <table:table-cell/>
          <table:table-cell table:style-name="ce68" table:formula="of:=[.E332]+0.125" office:value-type="float" office:value="38.75" calcext:value-type="float">
            <text:p>38,750</text:p>
          </table:table-cell>
          <table:table-cell table:style-name="ce70" office:value-type="percentage" office:value="0.0213529687740142" calcext:value-type="percentage">
            <text:p>2,14%</text:p>
          </table:table-cell>
          <table:table-cell/>
          <table:table-cell table:style-name="ce68" table:formula="of:=[.H332]+0.125" office:value-type="float" office:value="38.75" calcext:value-type="float">
            <text:p>38,750</text:p>
          </table:table-cell>
          <table:table-cell table:style-name="ce70" office:value-type="percentage" office:value="0.0232793164242921" calcext:value-type="percentage">
            <text:p>2,33%</text:p>
          </table:table-cell>
          <table:table-cell/>
          <table:table-cell table:style-name="ce68" table:formula="of:=[.K332]+0.05" office:value-type="float" office:value="15.5000000000001" calcext:value-type="float">
            <text:p>15,500</text:p>
          </table:table-cell>
          <table:table-cell table:style-name="ce70" office:value-type="percentage" office:value="0.0268789117655677" calcext:value-type="percentage">
            <text:p>2,69%</text:p>
          </table:table-cell>
          <table:table-cell/>
          <table:table-cell table:style-name="ce68" table:formula="of:=[.N332]+0.05" office:value-type="float" office:value="15.5000000000001" calcext:value-type="float">
            <text:p>15,500</text:p>
          </table:table-cell>
          <table:table-cell table:style-name="ce70" office:value-type="percentage" office:value="0.0270498210308501" calcext:value-type="percentage">
            <text:p>2,70%</text:p>
          </table:table-cell>
          <table:table-cell/>
          <table:table-cell table:style-name="ce68" table:formula="of:=[.Q332]+0.05" office:value-type="float" office:value="15.5000000000001" calcext:value-type="float">
            <text:p>15,500</text:p>
          </table:table-cell>
          <table:table-cell table:style-name="ce70" office:value-type="percentage" office:value="0.0276587219206807" calcext:value-type="percentage">
            <text:p>2,77%</text:p>
          </table:table-cell>
          <table:table-cell/>
          <table:table-cell table:style-name="ce68" table:formula="of:=[.T332]+0.05" office:value-type="float" office:value="15.5000000000001" calcext:value-type="float">
            <text:p>15,500</text:p>
          </table:table-cell>
          <table:table-cell table:style-name="ce70" office:value-type="percentage" office:value="0.0277760080338444" calcext:value-type="percentage">
            <text:p>2,78%</text:p>
          </table:table-cell>
          <table:table-cell/>
          <table:table-cell table:style-name="ce71" table:formula="of:=([.R333]-[.U333])*100*100" office:value-type="float" office:value="-1.17286113163688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33]+0.125" office:value-type="float" office:value="38.875" calcext:value-type="float">
            <text:p>38,875</text:p>
          </table:table-cell>
          <table:table-cell table:style-name="ce70" office:value-type="percentage" office:value="0.0207808411537413" calcext:value-type="percentage">
            <text:p>2,08%</text:p>
          </table:table-cell>
          <table:table-cell/>
          <table:table-cell table:style-name="ce68" table:formula="of:=[.E333]+0.125" office:value-type="float" office:value="38.875" calcext:value-type="float">
            <text:p>38,875</text:p>
          </table:table-cell>
          <table:table-cell table:style-name="ce70" office:value-type="percentage" office:value="0.0213540031003949" calcext:value-type="percentage">
            <text:p>2,14%</text:p>
          </table:table-cell>
          <table:table-cell/>
          <table:table-cell table:style-name="ce68" table:formula="of:=[.H333]+0.125" office:value-type="float" office:value="38.875" calcext:value-type="float">
            <text:p>38,875</text:p>
          </table:table-cell>
          <table:table-cell table:style-name="ce70" office:value-type="percentage" office:value="0.0232809622881372" calcext:value-type="percentage">
            <text:p>2,33%</text:p>
          </table:table-cell>
          <table:table-cell/>
          <table:table-cell table:style-name="ce68" table:formula="of:=[.K333]+0.05" office:value-type="float" office:value="15.5500000000001" calcext:value-type="float">
            <text:p>15,550</text:p>
          </table:table-cell>
          <table:table-cell table:style-name="ce70" office:value-type="percentage" office:value="0.026774603214319" calcext:value-type="percentage">
            <text:p>2,68%</text:p>
          </table:table-cell>
          <table:table-cell/>
          <table:table-cell table:style-name="ce68" table:formula="of:=[.N333]+0.05" office:value-type="float" office:value="15.5500000000001" calcext:value-type="float">
            <text:p>15,550</text:p>
          </table:table-cell>
          <table:table-cell table:style-name="ce70" office:value-type="percentage" office:value="0.0269611551574358" calcext:value-type="percentage">
            <text:p>2,70%</text:p>
          </table:table-cell>
          <table:table-cell/>
          <table:table-cell table:style-name="ce68" table:formula="of:=[.Q333]+0.05" office:value-type="float" office:value="15.5500000000001" calcext:value-type="float">
            <text:p>15,550</text:p>
          </table:table-cell>
          <table:table-cell table:style-name="ce70" office:value-type="percentage" office:value="0.0276380579590376" calcext:value-type="percentage">
            <text:p>2,76%</text:p>
          </table:table-cell>
          <table:table-cell/>
          <table:table-cell table:style-name="ce68" table:formula="of:=[.T333]+0.05" office:value-type="float" office:value="15.5500000000001" calcext:value-type="float">
            <text:p>15,550</text:p>
          </table:table-cell>
          <table:table-cell table:style-name="ce70" office:value-type="percentage" office:value="0.027754788322395" calcext:value-type="percentage">
            <text:p>2,78%</text:p>
          </table:table-cell>
          <table:table-cell/>
          <table:table-cell table:style-name="ce71" table:formula="of:=([.R334]-[.U334])*100*100" office:value-type="float" office:value="-1.1673036335735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34]+0.125" office:value-type="float" office:value="39" calcext:value-type="float">
            <text:p>39,000</text:p>
          </table:table-cell>
          <table:table-cell table:style-name="ce70" office:value-type="percentage" office:value="0.0207952201894716" calcext:value-type="percentage">
            <text:p>2,08%</text:p>
          </table:table-cell>
          <table:table-cell/>
          <table:table-cell table:style-name="ce68" table:formula="of:=[.E334]+0.125" office:value-type="float" office:value="39" calcext:value-type="float">
            <text:p>39,000</text:p>
          </table:table-cell>
          <table:table-cell table:style-name="ce70" office:value-type="percentage" office:value="0.0213550307964783" calcext:value-type="percentage">
            <text:p>2,14%</text:p>
          </table:table-cell>
          <table:table-cell/>
          <table:table-cell table:style-name="ce68" table:formula="of:=[.H334]+0.125" office:value-type="float" office:value="39" calcext:value-type="float">
            <text:p>39,000</text:p>
          </table:table-cell>
          <table:table-cell table:style-name="ce70" office:value-type="percentage" office:value="0.0232825976015731" calcext:value-type="percentage">
            <text:p>2,33%</text:p>
          </table:table-cell>
          <table:table-cell/>
          <table:table-cell table:style-name="ce68" table:formula="of:=[.K334]+0.05" office:value-type="float" office:value="15.6000000000001" calcext:value-type="float">
            <text:p>15,600</text:p>
          </table:table-cell>
          <table:table-cell table:style-name="ce70" office:value-type="percentage" office:value="0.0266702946630703" calcext:value-type="percentage">
            <text:p>2,67%</text:p>
          </table:table-cell>
          <table:table-cell/>
          <table:table-cell table:style-name="ce68" table:formula="of:=[.N334]+0.05" office:value-type="float" office:value="15.6000000000001" calcext:value-type="float">
            <text:p>15,600</text:p>
          </table:table-cell>
          <table:table-cell table:style-name="ce70" office:value-type="percentage" office:value="0.0268724892840215" calcext:value-type="percentage">
            <text:p>2,69%</text:p>
          </table:table-cell>
          <table:table-cell/>
          <table:table-cell table:style-name="ce68" table:formula="of:=[.Q334]+0.05" office:value-type="float" office:value="15.6000000000001" calcext:value-type="float">
            <text:p>15,600</text:p>
          </table:table-cell>
          <table:table-cell table:style-name="ce70" office:value-type="percentage" office:value="0.0276173939973945" calcext:value-type="percentage">
            <text:p>2,76%</text:p>
          </table:table-cell>
          <table:table-cell/>
          <table:table-cell table:style-name="ce68" table:formula="of:=[.T334]+0.05" office:value-type="float" office:value="15.6000000000001" calcext:value-type="float">
            <text:p>15,600</text:p>
          </table:table-cell>
          <table:table-cell table:style-name="ce70" office:value-type="percentage" office:value="0.0277335686109455" calcext:value-type="percentage">
            <text:p>2,77%</text:p>
          </table:table-cell>
          <table:table-cell/>
          <table:table-cell table:style-name="ce71" table:formula="of:=([.R335]-[.U335])*100*100" office:value-type="float" office:value="-1.16174613551009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35]+0.125" office:value-type="float" office:value="39.125" calcext:value-type="float">
            <text:p>39,125</text:p>
          </table:table-cell>
          <table:table-cell table:style-name="ce70" office:value-type="percentage" office:value="0.0208095073463793" calcext:value-type="percentage">
            <text:p>2,08%</text:p>
          </table:table-cell>
          <table:table-cell/>
          <table:table-cell table:style-name="ce68" table:formula="of:=[.E335]+0.125" office:value-type="float" office:value="39.125" calcext:value-type="float">
            <text:p>39,125</text:p>
          </table:table-cell>
          <table:table-cell table:style-name="ce70" office:value-type="percentage" office:value="0.0213560519258136" calcext:value-type="percentage">
            <text:p>2,14%</text:p>
          </table:table-cell>
          <table:table-cell/>
          <table:table-cell table:style-name="ce68" table:formula="of:=[.H335]+0.125" office:value-type="float" office:value="39.125" calcext:value-type="float">
            <text:p>39,125</text:p>
          </table:table-cell>
          <table:table-cell table:style-name="ce70" office:value-type="percentage" office:value="0.0232842224657218" calcext:value-type="percentage">
            <text:p>2,33%</text:p>
          </table:table-cell>
          <table:table-cell/>
          <table:table-cell table:style-name="ce68" table:formula="of:=[.K335]+0.05" office:value-type="float" office:value="15.6500000000001" calcext:value-type="float">
            <text:p>15,650</text:p>
          </table:table-cell>
          <table:table-cell table:style-name="ce70" office:value-type="percentage" office:value="0.0265659861118216" calcext:value-type="percentage">
            <text:p>2,66%</text:p>
          </table:table-cell>
          <table:table-cell/>
          <table:table-cell table:style-name="ce68" table:formula="of:=[.N335]+0.05" office:value-type="float" office:value="15.6500000000001" calcext:value-type="float">
            <text:p>15,650</text:p>
          </table:table-cell>
          <table:table-cell table:style-name="ce70" office:value-type="percentage" office:value="0.0267838234106072" calcext:value-type="percentage">
            <text:p>2,68%</text:p>
          </table:table-cell>
          <table:table-cell/>
          <table:table-cell table:style-name="ce68" table:formula="of:=[.Q335]+0.05" office:value-type="float" office:value="15.6500000000001" calcext:value-type="float">
            <text:p>15,650</text:p>
          </table:table-cell>
          <table:table-cell table:style-name="ce70" office:value-type="percentage" office:value="0.0275967300357514" calcext:value-type="percentage">
            <text:p>2,76%</text:p>
          </table:table-cell>
          <table:table-cell/>
          <table:table-cell table:style-name="ce68" table:formula="of:=[.T335]+0.05" office:value-type="float" office:value="15.6500000000001" calcext:value-type="float">
            <text:p>15,650</text:p>
          </table:table-cell>
          <table:table-cell table:style-name="ce70" office:value-type="percentage" office:value="0.027712348899496" calcext:value-type="percentage">
            <text:p>2,77%</text:p>
          </table:table-cell>
          <table:table-cell/>
          <table:table-cell table:style-name="ce71" table:formula="of:=([.R336]-[.U336])*100*100" office:value-type="float" office:value="-1.15618863744667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36]+0.125" office:value-type="float" office:value="39.25" calcext:value-type="float">
            <text:p>39,250</text:p>
          </table:table-cell>
          <table:table-cell table:style-name="ce70" office:value-type="percentage" office:value="0.0208237035022876" calcext:value-type="percentage">
            <text:p>2,08%</text:p>
          </table:table-cell>
          <table:table-cell/>
          <table:table-cell table:style-name="ce68" table:formula="of:=[.E336]+0.125" office:value-type="float" office:value="39.25" calcext:value-type="float">
            <text:p>39,250</text:p>
          </table:table-cell>
          <table:table-cell table:style-name="ce70" office:value-type="percentage" office:value="0.0213570665511403" calcext:value-type="percentage">
            <text:p>2,14%</text:p>
          </table:table-cell>
          <table:table-cell/>
          <table:table-cell table:style-name="ce68" table:formula="of:=[.H336]+0.125" office:value-type="float" office:value="39.25" calcext:value-type="float">
            <text:p>39,250</text:p>
          </table:table-cell>
          <table:table-cell table:style-name="ce70" office:value-type="percentage" office:value="0.0232858369804174" calcext:value-type="percentage">
            <text:p>2,33%</text:p>
          </table:table-cell>
          <table:table-cell/>
          <table:table-cell table:style-name="ce68" table:formula="of:=[.K336]+0.05" office:value-type="float" office:value="15.7000000000001" calcext:value-type="float">
            <text:p>15,700</text:p>
          </table:table-cell>
          <table:table-cell table:style-name="ce70" office:value-type="percentage" office:value="0.026461677560573" calcext:value-type="percentage">
            <text:p>2,65%</text:p>
          </table:table-cell>
          <table:table-cell/>
          <table:table-cell table:style-name="ce68" table:formula="of:=[.N336]+0.05" office:value-type="float" office:value="15.7000000000001" calcext:value-type="float">
            <text:p>15,700</text:p>
          </table:table-cell>
          <table:table-cell table:style-name="ce70" office:value-type="percentage" office:value="0.0266951575371929" calcext:value-type="percentage">
            <text:p>2,67%</text:p>
          </table:table-cell>
          <table:table-cell/>
          <table:table-cell table:style-name="ce68" table:formula="of:=[.Q336]+0.05" office:value-type="float" office:value="15.7000000000001" calcext:value-type="float">
            <text:p>15,700</text:p>
          </table:table-cell>
          <table:table-cell table:style-name="ce70" office:value-type="percentage" office:value="0.0275760660741083" calcext:value-type="percentage">
            <text:p>2,76%</text:p>
          </table:table-cell>
          <table:table-cell/>
          <table:table-cell table:style-name="ce68" table:formula="of:=[.T336]+0.05" office:value-type="float" office:value="15.7000000000001" calcext:value-type="float">
            <text:p>15,700</text:p>
          </table:table-cell>
          <table:table-cell table:style-name="ce70" office:value-type="percentage" office:value="0.0276911291880466" calcext:value-type="percentage">
            <text:p>2,77%</text:p>
          </table:table-cell>
          <table:table-cell/>
          <table:table-cell table:style-name="ce71" table:formula="of:=([.R337]-[.U337])*100*100" office:value-type="float" office:value="-1.15063113938326" calcext:value-type="float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37]+0.125" office:value-type="float" office:value="39.375" calcext:value-type="float">
            <text:p>39,375</text:p>
          </table:table-cell>
          <table:table-cell table:style-name="ce70" office:value-type="percentage" office:value="0.0208378095238727" calcext:value-type="percentage">
            <text:p>2,08%</text:p>
          </table:table-cell>
          <table:table-cell/>
          <table:table-cell table:style-name="ce68" table:formula="of:=[.E337]+0.125" office:value-type="float" office:value="39.375" calcext:value-type="float">
            <text:p>39,375</text:p>
          </table:table-cell>
          <table:table-cell table:style-name="ce70" office:value-type="percentage" office:value="0.0213580747344015" calcext:value-type="percentage">
            <text:p>2,14%</text:p>
          </table:table-cell>
          <table:table-cell/>
          <table:table-cell table:style-name="ce68" table:formula="of:=[.H337]+0.125" office:value-type="float" office:value="39.375" calcext:value-type="float">
            <text:p>39,375</text:p>
          </table:table-cell>
          <table:table-cell table:style-name="ce70" office:value-type="percentage" office:value="0.023287441244226" calcext:value-type="percentage">
            <text:p>2,33%</text:p>
          </table:table-cell>
          <table:table-cell/>
          <table:table-cell table:style-name="ce68" table:formula="of:=[.K337]+0.05" office:value-type="float" office:value="15.7500000000001" calcext:value-type="float">
            <text:p>15,750</text:p>
          </table:table-cell>
          <table:table-cell table:style-name="ce70" office:value-type="percentage" office:value="0.0263573690093243" calcext:value-type="percentage">
            <text:p>2,64%</text:p>
          </table:table-cell>
          <table:table-cell/>
          <table:table-cell table:style-name="ce68" table:formula="of:=[.N337]+0.05" office:value-type="float" office:value="15.7500000000001" calcext:value-type="float">
            <text:p>15,750</text:p>
          </table:table-cell>
          <table:table-cell table:style-name="ce70" office:value-type="percentage" office:value="0.0266064916637785" calcext:value-type="percentage">
            <text:p>2,66%</text:p>
          </table:table-cell>
          <table:table-cell/>
          <table:table-cell table:style-name="ce68" table:formula="of:=[.Q337]+0.05" office:value-type="float" office:value="15.7500000000001" calcext:value-type="float">
            <text:p>15,750</text:p>
          </table:table-cell>
          <table:table-cell table:style-name="ce70" office:value-type="percentage" office:value="0.0275554021124651" calcext:value-type="percentage">
            <text:p>2,76%</text:p>
          </table:table-cell>
          <table:table-cell/>
          <table:table-cell table:style-name="ce68" table:formula="of:=[.T337]+0.05" office:value-type="float" office:value="15.7500000000001" calcext:value-type="float">
            <text:p>15,750</text:p>
          </table:table-cell>
          <table:table-cell table:style-name="ce70" office:value-type="percentage" office:value="0.0276699094765971" calcext:value-type="percentage">
            <text:p>2,77%</text:p>
          </table:table-cell>
          <table:table-cell/>
          <table:table-cell table:style-name="ce71" table:formula="of:=([.R338]-[.U338])*100*100" office:value-type="float" office:value="-1.14507364131988" calcext:value-type="float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38]+0.125" office:value-type="float" office:value="39.5" calcext:value-type="float">
            <text:p>39,500</text:p>
          </table:table-cell>
          <table:table-cell table:style-name="ce70" office:value-type="percentage" office:value="0.0208518262668401" calcext:value-type="percentage">
            <text:p>2,09%</text:p>
          </table:table-cell>
          <table:table-cell/>
          <table:table-cell table:style-name="ce68" table:formula="of:=[.E338]+0.125" office:value-type="float" office:value="39.5" calcext:value-type="float">
            <text:p>39,500</text:p>
          </table:table-cell>
          <table:table-cell table:style-name="ce70" office:value-type="percentage" office:value="0.0213590765367559" calcext:value-type="percentage">
            <text:p>2,14%</text:p>
          </table:table-cell>
          <table:table-cell/>
          <table:table-cell table:style-name="ce68" table:formula="of:=[.H338]+0.125" office:value-type="float" office:value="39.5" calcext:value-type="float">
            <text:p>39,500</text:p>
          </table:table-cell>
          <table:table-cell table:style-name="ce70" office:value-type="percentage" office:value="0.0232890353544662" calcext:value-type="percentage">
            <text:p>2,33%</text:p>
          </table:table-cell>
          <table:table-cell/>
          <table:table-cell table:style-name="ce68" table:formula="of:=[.K338]+0.05" office:value-type="float" office:value="15.8000000000001" calcext:value-type="float">
            <text:p>15,800</text:p>
          </table:table-cell>
          <table:table-cell table:style-name="ce70" office:value-type="percentage" office:value="0.0262530604580756" calcext:value-type="percentage">
            <text:p>2,63%</text:p>
          </table:table-cell>
          <table:table-cell/>
          <table:table-cell table:style-name="ce68" table:formula="of:=[.N338]+0.05" office:value-type="float" office:value="15.8000000000001" calcext:value-type="float">
            <text:p>15,800</text:p>
          </table:table-cell>
          <table:table-cell table:style-name="ce70" office:value-type="percentage" office:value="0.0265178257903642" calcext:value-type="percentage">
            <text:p>2,65%</text:p>
          </table:table-cell>
          <table:table-cell/>
          <table:table-cell table:style-name="ce68" table:formula="of:=[.Q338]+0.05" office:value-type="float" office:value="15.8000000000001" calcext:value-type="float">
            <text:p>15,800</text:p>
          </table:table-cell>
          <table:table-cell table:style-name="ce70" office:value-type="percentage" office:value="0.027534738150822" calcext:value-type="percentage">
            <text:p>2,75%</text:p>
          </table:table-cell>
          <table:table-cell/>
          <table:table-cell table:style-name="ce68" table:formula="of:=[.T338]+0.05" office:value-type="float" office:value="15.8000000000001" calcext:value-type="float">
            <text:p>15,800</text:p>
          </table:table-cell>
          <table:table-cell table:style-name="ce70" office:value-type="percentage" office:value="0.0276486897651476" calcext:value-type="percentage">
            <text:p>2,76%</text:p>
          </table:table-cell>
          <table:table-cell/>
          <table:table-cell table:style-name="ce71" table:formula="of:=([.R339]-[.U339])*100*100" office:value-type="float" office:value="-1.13951614325647" calcext:value-type="float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39]+0.125" office:value-type="float" office:value="39.625" calcext:value-type="float">
            <text:p>39,625</text:p>
          </table:table-cell>
          <table:table-cell table:style-name="ce70" office:value-type="percentage" office:value="0.020865754576098" calcext:value-type="percentage">
            <text:p>2,09%</text:p>
          </table:table-cell>
          <table:table-cell/>
          <table:table-cell table:style-name="ce68" table:formula="of:=[.E339]+0.125" office:value-type="float" office:value="39.625" calcext:value-type="float">
            <text:p>39,625</text:p>
          </table:table-cell>
          <table:table-cell table:style-name="ce70" office:value-type="percentage" office:value="0.0213600720185908" calcext:value-type="percentage">
            <text:p>2,14%</text:p>
          </table:table-cell>
          <table:table-cell/>
          <table:table-cell table:style-name="ce68" table:formula="of:=[.H339]+0.125" office:value-type="float" office:value="39.625" calcext:value-type="float">
            <text:p>39,625</text:p>
          </table:table-cell>
          <table:table-cell table:style-name="ce70" office:value-type="percentage" office:value="0.0232906194072285" calcext:value-type="percentage">
            <text:p>2,33%</text:p>
          </table:table-cell>
          <table:table-cell/>
          <table:table-cell table:style-name="ce68" table:formula="of:=[.K339]+0.05" office:value-type="float" office:value="15.8500000000001" calcext:value-type="float">
            <text:p>15,850</text:p>
          </table:table-cell>
          <table:table-cell table:style-name="ce70" office:value-type="percentage" office:value="0.0261487519068269" calcext:value-type="percentage">
            <text:p>2,61%</text:p>
          </table:table-cell>
          <table:table-cell/>
          <table:table-cell table:style-name="ce68" table:formula="of:=[.N339]+0.05" office:value-type="float" office:value="15.8500000000001" calcext:value-type="float">
            <text:p>15,850</text:p>
          </table:table-cell>
          <table:table-cell table:style-name="ce70" office:value-type="percentage" office:value="0.0264291599169499" calcext:value-type="percentage">
            <text:p>2,64%</text:p>
          </table:table-cell>
          <table:table-cell/>
          <table:table-cell table:style-name="ce68" table:formula="of:=[.Q339]+0.05" office:value-type="float" office:value="15.8500000000001" calcext:value-type="float">
            <text:p>15,850</text:p>
          </table:table-cell>
          <table:table-cell table:style-name="ce70" office:value-type="percentage" office:value="0.0275140741891789" calcext:value-type="percentage">
            <text:p>2,75%</text:p>
          </table:table-cell>
          <table:table-cell/>
          <table:table-cell table:style-name="ce68" table:formula="of:=[.T339]+0.05" office:value-type="float" office:value="15.8500000000001" calcext:value-type="float">
            <text:p>15,850</text:p>
          </table:table-cell>
          <table:table-cell table:style-name="ce70" office:value-type="percentage" office:value="0.0276274700536982" calcext:value-type="percentage">
            <text:p>2,76%</text:p>
          </table:table-cell>
          <table:table-cell/>
          <table:table-cell table:style-name="ce71" table:formula="of:=([.R340]-[.U340])*100*100" office:value-type="float" office:value="-1.13395864519306" calcext:value-type="float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40]+0.125" office:value-type="float" office:value="39.75" calcext:value-type="float">
            <text:p>39,750</text:p>
          </table:table-cell>
          <table:table-cell table:style-name="ce70" office:value-type="percentage" office:value="0.0208795952859266" calcext:value-type="percentage">
            <text:p>2,09%</text:p>
          </table:table-cell>
          <table:table-cell/>
          <table:table-cell table:style-name="ce68" table:formula="of:=[.E340]+0.125" office:value-type="float" office:value="39.75" calcext:value-type="float">
            <text:p>39,750</text:p>
          </table:table-cell>
          <table:table-cell table:style-name="ce70" office:value-type="percentage" office:value="0.0213610612395336" calcext:value-type="percentage">
            <text:p>2,14%</text:p>
          </table:table-cell>
          <table:table-cell/>
          <table:table-cell table:style-name="ce68" table:formula="of:=[.H340]+0.125" office:value-type="float" office:value="39.75" calcext:value-type="float">
            <text:p>39,750</text:p>
          </table:table-cell>
          <table:table-cell table:style-name="ce70" office:value-type="percentage" office:value="0.0232921934973949" calcext:value-type="percentage">
            <text:p>2,33%</text:p>
          </table:table-cell>
          <table:table-cell/>
          <table:table-cell table:style-name="ce68" table:formula="of:=[.K340]+0.05" office:value-type="float" office:value="15.9000000000001" calcext:value-type="float">
            <text:p>15,900</text:p>
          </table:table-cell>
          <table:table-cell table:style-name="ce70" office:value-type="percentage" office:value="0.0260444433555783" calcext:value-type="percentage">
            <text:p>2,60%</text:p>
          </table:table-cell>
          <table:table-cell/>
          <table:table-cell table:style-name="ce68" table:formula="of:=[.N340]+0.05" office:value-type="float" office:value="15.9000000000001" calcext:value-type="float">
            <text:p>15,900</text:p>
          </table:table-cell>
          <table:table-cell table:style-name="ce70" office:value-type="percentage" office:value="0.0263404940435356" calcext:value-type="percentage">
            <text:p>2,63%</text:p>
          </table:table-cell>
          <table:table-cell/>
          <table:table-cell table:style-name="ce68" table:formula="of:=[.Q340]+0.05" office:value-type="float" office:value="15.9000000000001" calcext:value-type="float">
            <text:p>15,900</text:p>
          </table:table-cell>
          <table:table-cell table:style-name="ce70" office:value-type="percentage" office:value="0.0274934102275358" calcext:value-type="percentage">
            <text:p>2,75%</text:p>
          </table:table-cell>
          <table:table-cell/>
          <table:table-cell table:style-name="ce68" table:formula="of:=[.T340]+0.05" office:value-type="float" office:value="15.9000000000001" calcext:value-type="float">
            <text:p>15,900</text:p>
          </table:table-cell>
          <table:table-cell table:style-name="ce70" office:value-type="percentage" office:value="0.0276062503422487" calcext:value-type="percentage">
            <text:p>2,76%</text:p>
          </table:table-cell>
          <table:table-cell/>
          <table:table-cell table:style-name="ce71" table:formula="of:=([.R341]-[.U341])*100*100" office:value-type="float" office:value="-1.12840114712964" calcext:value-type="float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41]+0.125" office:value-type="float" office:value="39.875" calcext:value-type="float">
            <text:p>39,875</text:p>
          </table:table-cell>
          <table:table-cell table:style-name="ce70" office:value-type="percentage" office:value="0.020893349220145" calcext:value-type="percentage">
            <text:p>2,09%</text:p>
          </table:table-cell>
          <table:table-cell/>
          <table:table-cell table:style-name="ce68" table:formula="of:=[.E341]+0.125" office:value-type="float" office:value="39.875" calcext:value-type="float">
            <text:p>39,875</text:p>
          </table:table-cell>
          <table:table-cell table:style-name="ce70" office:value-type="percentage" office:value="0.0213620442584643" calcext:value-type="percentage">
            <text:p>2,14%</text:p>
          </table:table-cell>
          <table:table-cell/>
          <table:table-cell table:style-name="ce68" table:formula="of:=[.H341]+0.125" office:value-type="float" office:value="39.875" calcext:value-type="float">
            <text:p>39,875</text:p>
          </table:table-cell>
          <table:table-cell table:style-name="ce70" office:value-type="percentage" office:value="0.0232937577186574" calcext:value-type="percentage">
            <text:p>2,33%</text:p>
          </table:table-cell>
          <table:table-cell/>
          <table:table-cell table:style-name="ce68" table:formula="of:=[.K341]+0.05" office:value-type="float" office:value="15.9500000000001" calcext:value-type="float">
            <text:p>15,950</text:p>
          </table:table-cell>
          <table:table-cell table:style-name="ce70" office:value-type="percentage" office:value="0.0259401348043296" calcext:value-type="percentage">
            <text:p>2,59%</text:p>
          </table:table-cell>
          <table:table-cell/>
          <table:table-cell table:style-name="ce68" table:formula="of:=[.N341]+0.05" office:value-type="float" office:value="15.9500000000001" calcext:value-type="float">
            <text:p>15,950</text:p>
          </table:table-cell>
          <table:table-cell table:style-name="ce70" office:value-type="percentage" office:value="0.0262518281701213" calcext:value-type="percentage">
            <text:p>2,63%</text:p>
          </table:table-cell>
          <table:table-cell/>
          <table:table-cell table:style-name="ce68" table:formula="of:=[.Q341]+0.05" office:value-type="float" office:value="15.9500000000001" calcext:value-type="float">
            <text:p>15,950</text:p>
          </table:table-cell>
          <table:table-cell table:style-name="ce70" office:value-type="percentage" office:value="0.0274727462658926" calcext:value-type="percentage">
            <text:p>2,75%</text:p>
          </table:table-cell>
          <table:table-cell/>
          <table:table-cell table:style-name="ce68" table:formula="of:=[.T341]+0.05" office:value-type="float" office:value="15.9500000000001" calcext:value-type="float">
            <text:p>15,950</text:p>
          </table:table-cell>
          <table:table-cell table:style-name="ce70" office:value-type="percentage" office:value="0.0275850306307993" calcext:value-type="percentage">
            <text:p>2,76%</text:p>
          </table:table-cell>
          <table:table-cell/>
          <table:table-cell table:style-name="ce71" table:formula="of:=([.R342]-[.U342])*100*100" office:value-type="float" office:value="-1.12284364906623" calcext:value-type="float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68" table:formula="of:=[.B342]+0.125" office:value-type="float" office:value="40" calcext:value-type="float">
            <text:p>40,000</text:p>
          </table:table-cell>
          <table:table-cell table:style-name="ce70" office:value-type="percentage" office:value="0.0209070171922745" calcext:value-type="percentage">
            <text:p>2,09%</text:p>
          </table:table-cell>
          <table:table-cell/>
          <table:table-cell table:style-name="ce68" table:formula="of:=[.E342]+0.125" office:value-type="float" office:value="40" calcext:value-type="float">
            <text:p>40,000</text:p>
          </table:table-cell>
          <table:table-cell table:style-name="ce70" office:value-type="percentage" office:value="0.0213630211335266" calcext:value-type="percentage">
            <text:p>2,14%</text:p>
          </table:table-cell>
          <table:table-cell/>
          <table:table-cell table:style-name="ce68" table:formula="of:=[.H342]+0.125" office:value-type="float" office:value="40" calcext:value-type="float">
            <text:p>40,000</text:p>
          </table:table-cell>
          <table:table-cell table:style-name="ce70" office:value-type="percentage" office:value="0.023295312163537" calcext:value-type="percentage">
            <text:p>2,33%</text:p>
          </table:table-cell>
          <table:table-cell/>
          <table:table-cell table:style-name="ce68" table:formula="of:=[.K342]+0.05" office:value-type="float" office:value="16.0000000000001" calcext:value-type="float">
            <text:p>16,000</text:p>
          </table:table-cell>
          <table:table-cell table:style-name="ce70" office:value-type="percentage" office:value="0.0258358262530809" calcext:value-type="percentage">
            <text:p>2,58%</text:p>
          </table:table-cell>
          <table:table-cell/>
          <table:table-cell table:style-name="ce68" table:formula="of:=[.N342]+0.05" office:value-type="float" office:value="16.0000000000001" calcext:value-type="float">
            <text:p>16,000</text:p>
          </table:table-cell>
          <table:table-cell table:style-name="ce70" office:value-type="percentage" office:value="0.026163162296707" calcext:value-type="percentage">
            <text:p>2,62%</text:p>
          </table:table-cell>
          <table:table-cell/>
          <table:table-cell table:style-name="ce68" table:formula="of:=[.Q342]+0.05" office:value-type="float" office:value="16.0000000000001" calcext:value-type="float">
            <text:p>16,000</text:p>
          </table:table-cell>
          <table:table-cell table:style-name="ce70" office:value-type="percentage" office:value="0.0274520823042495" calcext:value-type="percentage">
            <text:p>2,75%</text:p>
          </table:table-cell>
          <table:table-cell/>
          <table:table-cell table:style-name="ce68" table:formula="of:=[.T342]+0.05" office:value-type="float" office:value="16.0000000000001" calcext:value-type="float">
            <text:p>16,000</text:p>
          </table:table-cell>
          <table:table-cell table:style-name="ce70" office:value-type="percentage" office:value="0.0275638109193498" calcext:value-type="percentage">
            <text:p>2,76%</text:p>
          </table:table-cell>
          <table:table-cell/>
          <table:table-cell table:style-name="ce71" table:formula="of:=([.R343]-[.U343])*100*100" office:value-type="float" office:value="-1.11728615100282" calcext:value-type="float">
            <text:p>-1,1</text:p>
          </table:table-cell>
          <table:table-cell table:number-columns-repeated="1001"/>
        </table:table-row>
        <table:table-row table:style-name="ro1" table:number-rows-repeated="1048121">
          <table:table-cell table:number-columns-repeated="1024"/>
        </table:table-row>
        <table:table-row table:style-name="ro4" table:number-rows-repeated="1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luation" table:style-name="ta3" table:print="false">
        <table:table-column table:style-name="co6" table:default-cell-style-name="ce66"/>
        <table:table-column table:style-name="co8" table:default-cell-style-name="ce66"/>
        <table:table-column table:style-name="co9" table:number-columns-repeated="6" table:default-cell-style-name="ce66"/>
        <table:table-column table:style-name="co10" table:number-columns-repeated="3" table:default-cell-style-name="ce66"/>
        <table:table-column table:style-name="co8" table:default-cell-style-name="ce66"/>
        <table:table-column table:style-name="co11" table:default-cell-style-name="ce66"/>
        <table:table-column table:style-name="co8" table:default-cell-style-name="ce66"/>
        <table:table-column table:style-name="co11" table:default-cell-style-name="ce66"/>
        <table:table-column table:style-name="co8" table:number-columns-repeated="241" table:default-cell-style-name="ce66"/>
        <table:table-column table:style-name="co5" table:number-columns-repeated="766" table:default-cell-style-name="Default"/>
        <table:table-row table:style-name="ro2">
          <table:table-cell table:number-columns-repeated="1022"/>
        </table:table-row>
        <table:table-row table:style-name="ro3">
          <table:table-cell/>
          <table:table-cell table:style-name="ce72" office:value-type="string" calcext:value-type="string">
            <text:p>Some Valuations using the Calibrated Curves</text:p>
          </table:table-cell>
          <table:table-cell table:number-columns-repeated="1020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/>
          <table:table-cell table:style-name="ce65" office:value-type="string" calcext:value-type="string">
            <text:p>Curves</text:p>
          </table:table-cell>
          <table:table-cell table:style-name="ce65"/>
          <table:table-cell table:number-columns-repeated="1019"/>
        </table:table-row>
        <table:table-row table:style-name="ro2">
          <table:table-cell/>
          <table:table-cell table:style-name="ce11" table:number-columns-repeated="2"/>
          <table:table-cell table:number-columns-repeated="1019"/>
        </table:table-row>
        <table:table-row table:style-name="ro2">
          <table:table-cell/>
          <table:table-cell table:style-name="ce19" office:value-type="string" calcext:value-type="string">
            <text:p>Object:</text:p>
          </table:table-cell>
          <table:table-cell table:style-name="ce19"/>
          <table:table-cell/>
          <table:table-cell table:style-name="ce19" office:value-type="string" calcext:value-type="string">
            <text:p>Common parameters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alibrateModel</text:p>
          </table:table-cell>
          <table:table-cell table:style-name="ce69" table:formula="of:=INFO.OBBA.OBBA.OBCALL(&quot;calibratedModel-&quot;&amp;ROW();[$Calibration.$B$8];&quot;getModel&quot;)" office:value-type="string" office:string-value="calibratedModel-8 &#10;[3085]" calcext:value-type="string">
            <text:p>calibratedModel-8 </text:p>
            <text:p>[3085]</text:p>
          </table:table-cell>
          <table:table-cell/>
          <table:table-cell table:style-name="ce11" table:formula="of:=INFO.OBBA.OBBA.OBMAKE(&quot;baseDate-&quot;&amp;SHEET();&quot;Date&quot;;[.F8])" office:value-type="string" office:string-value="baseDate-4 &#10;[3066]" calcext:value-type="string">
            <text:p>baseDate-4 </text:p>
            <text:p>[3066]</text:p>
          </table:table-cell>
          <table:table-cell table:style-name="ce37" office:value-type="date" office:date-value="2012-01-15" calcext:value-type="date">
            <text:p>15.01.2012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11" table:formula="of:=INFO.OBBA.OBBA.OBMAKE(&quot;spotDate-&quot;&amp;SHEET();&quot;Date&quot;;[.F9])" office:value-type="string" office:string-value="spotDate-4 &#10;[3065]" calcext:value-type="string">
            <text:p>spotDate-4 </text:p>
            <text:p>[3065]</text:p>
          </table:table-cell>
          <table:table-cell table:style-name="ce37" office:value-type="date" office:date-value="2012-01-17" calcext:value-type="date">
            <text:p>17.01.2012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11" table:formula="of:=INFO.OBBA.OBBA.OBMAKE(&quot;shortPeriod-&quot;&amp;SHEET();&quot;String&quot;;[.F10])" office:value-type="string" office:string-value="shortPeriod-4 &#10;[3064]" calcext:value-type="string">
            <text:p>shortPeriod-4 </text:p>
            <text:p>[3064]</text:p>
          </table:table-cell>
          <table:table-cell table:style-name="ce34" office:value-type="string" calcext:value-type="string">
            <text:p>first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31" table:formula="of:=INFO.OBBA.OBBA.OBMAKE(&quot;businessDayCal-&quot;&amp;SHEET();obLibs&amp;&quot;net.finmath.time.businessdaycalendar.&quot;&amp;[.F11])" office:value-type="string" office:string-value="businessDayCal-4 &#10;[3063]" calcext:value-type="string">
            <text:p>businessDayCal-4 </text:p>
            <text:p>[3063]</text:p>
          </table:table-cell>
          <table:table-cell table:style-name="ce38" office:value-type="string" calcext:value-type="string">
            <text:p>BusinessdayCalendarExcludingTARGETHolidays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8"/>
          <table:table-cell table:style-name="ce18" office:value-type="string" calcext:value-type="string">
            <text:p>Valuation</text:p>
          </table:table-cell>
          <table:table-cell table:style-name="ce18" table:number-columns-repeated="102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Simplified Swap Schedule Creation</text:p>
          </table:table-cell>
          <table:table-cell table:style-name="ce19" table:number-columns-repeated="10"/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2"/>
          <table:table-cell table:style-name="ce59" office:value-type="string" calcext:value-type="string">
            <text:p>start</text:p>
          </table:table-cell>
          <table:table-cell table:style-name="ce59" office:value-type="string" calcext:value-type="string">
            <text:p>end</text:p>
          </table:table-cell>
          <table:table-cell table:style-name="ce59" office:value-type="string" calcext:value-type="string">
            <text:p>period length</text:p>
          </table:table-cell>
          <table:table-cell table:style-name="ce59" table:number-columns-repeated="3"/>
          <table:table-cell table:style-name="ce74" office:value-type="string" calcext:value-type="string">
            <text:p>forward curve</text:p>
          </table:table-cell>
          <table:table-cell table:style-name="ce59" office:value-type="string" calcext:value-type="string">
            <text:p>spread</text:p>
          </table:table-cell>
          <table:table-cell table:style-name="ce74" office:value-type="string" calcext:value-type="string">
            <text:p>discount curve</text:p>
          </table:table-cell>
          <table:table-cell table:style-name="ce59" office:value-type="string" calcext:value-type="string">
            <text:p>notional exchange</text:p>
          </table:table-cell>
          <table:table-cell/>
          <table:table-cell table:style-name="ce77" office:value-type="string" calcext:value-type="string">
            <text:p>value</text:p>
          </table:table-cell>
          <table:table-cell/>
          <table:table-cell table:style-name="ce21" office:value-type="string" calcext:value-type="string">
            <text:p>Remarks</text:p>
          </table:table-cell>
          <table:table-cell table:number-columns-repeated="240"/>
          <table:table-cell table:style-name="ce66" table:number-columns-repeated="3"/>
          <table:table-cell table:number-columns-repeated="763"/>
        </table:table-row>
        <table:table-row table:style-name="ro2">
          <table:table-cell/>
          <table:table-cell table:style-name="ce73" table:formula="of:=INFO.OBBA.OBBA.OBMAKE(&quot;swapLeg-&quot;&amp;ROW();obLibs&amp;&quot;net.finmath.marketdata.products.SwapLeg&quot;;INFO.OBBA.OBBA.OBMAKE(&quot;&quot;;obLibs&amp;&quot;net.finmath.time.RegularSchedule&quot;;INFO.OBBA.OBBA.OBMAKE(&quot;&quot;;obLibs&amp;&quot;net.finmath.time.TimeDiscretization&quot;;INFO.OBBA.OBBA.OBMAKE(&quot;&quot;;&quot;double&quot;;[.C17]);INFO.OBBA.OBBA.OBMAKE(&quot;&quot;;&quot;double&quot;;[.D17]);INFO.OBBA.OBBA.OBMAKE(&quot;&quot;;&quot;double&quot;;[.E17]);INFO.OBBA.OBBA.OBCALL(&quot;&quot;;&quot;net.finmath.time.TimeDiscretization$ShortPeriodLocation&quot;;&quot;valueOf&quot;;INFO.OBBA.OBBA.OBMAKE(&quot;&quot;;&quot;String&quot;;&quot;SHORT_PERIOD_AT_START&quot;))));INFO.OBBA.OBBA.OBMAKE(&quot;&quot;;&quot;String&quot;;[.I17]);INFO.OBBA.OBBA.OBMAKE(&quot;&quot;;&quot;double&quot;;[.J17]);INFO.OBBA.OBBA.OBMAKE(&quot;&quot;;&quot;String&quot;;[.K17]);INFO.OBBA.OBBA.OBMAKE(&quot;&quot;;&quot;boolean&quot;;[.L17]))" office:value-type="string" office:string-value="swapLeg-17 &#10;[3032]" calcext:value-type="string">
            <text:p>swapLeg-17 </text:p>
            <text:p>[3032]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.25" calcext:value-type="float">
            <text:p>0,25</text:p>
          </table:table-cell>
          <table:table-cell table:number-columns-repeated="3"/>
          <table:table-cell table:style-name="ce38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38" office:value-type="string" calcext:value-type="string">
            <text:p>discount-EUR-OIS</text:p>
          </table:table-cell>
          <table:table-cell table:style-name="ce76" table:formula="of:=TRUE()" office:value-type="float" office:value="1" calcext:value-type="float">
            <text:p>WAHR</text:p>
          </table:table-cell>
          <table:table-cell/>
          <table:table-cell table:style-name="ce78" table:formula="of:=INFO.OBBA.OBBA.OBGET(INFO.OBBA.OBBA.OBCALL(&quot;&quot;;[.B17];&quot;getValue&quot;;[.$C$8]))" office:value-type="percentage" office:value="0.0228795705819654" calcext:value-type="percentage">
            <text:p>2,288%</text:p>
          </table:table-cell>
          <table:table-cell/>
          <table:table-cell table:style-name="ce79" office:value-type="string" calcext:value-type="string">
            <text:p>An OIS discounted swap leg is not at par!</text:p>
          </table:table-cell>
          <table:table-cell table:number-columns-repeated="240"/>
          <table:table-cell table:style-name="ce66" table:number-columns-repeated="3"/>
          <table:table-cell table:number-columns-repeated="763"/>
        </table:table-row>
        <table:table-row table:style-name="ro2">
          <table:table-cell/>
          <table:table-cell table:style-name="ce73" table:formula="of:=INFO.OBBA.OBBA.OBMAKE(&quot;swapLeg-&quot;&amp;ROW();obLibs&amp;&quot;net.finmath.marketdata.products.SwapLeg&quot;;INFO.OBBA.OBBA.OBMAKE(&quot;&quot;;obLibs&amp;&quot;net.finmath.time.RegularSchedule&quot;;INFO.OBBA.OBBA.OBMAKE(&quot;&quot;;obLibs&amp;&quot;net.finmath.time.TimeDiscretization&quot;;INFO.OBBA.OBBA.OBMAKE(&quot;&quot;;&quot;double&quot;;[.C18]);INFO.OBBA.OBBA.OBMAKE(&quot;&quot;;&quot;double&quot;;[.D18]);INFO.OBBA.OBBA.OBMAKE(&quot;&quot;;&quot;double&quot;;[.E18]);INFO.OBBA.OBBA.OBCALL(&quot;&quot;;&quot;net.finmath.time.TimeDiscretization$ShortPeriodLocation&quot;;&quot;valueOf&quot;;INFO.OBBA.OBBA.OBMAKE(&quot;&quot;;&quot;String&quot;;&quot;SHORT_PERIOD_AT_START&quot;))));INFO.OBBA.OBBA.OBMAKE(&quot;&quot;;&quot;String&quot;;[.I18]);INFO.OBBA.OBBA.OBMAKE(&quot;&quot;;&quot;double&quot;;[.J18]);INFO.OBBA.OBBA.OBMAKE(&quot;&quot;;&quot;String&quot;;[.K18]);INFO.OBBA.OBBA.OBMAKE(&quot;&quot;;&quot;boolean&quot;;[.L18]))" office:value-type="string" office:string-value="swapLeg-18 &#10;[3044]" calcext:value-type="string">
            <text:p>swapLeg-18 </text:p>
            <text:p>[3044]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.25" calcext:value-type="float">
            <text:p>0,25</text:p>
          </table:table-cell>
          <table:table-cell table:number-columns-repeated="3"/>
          <table:table-cell table:style-name="ce38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38" office:value-type="string" calcext:value-type="string">
            <text:p>forward-EUR-3M</text:p>
          </table:table-cell>
          <table:table-cell table:style-name="ce76" table:formula="of:=TRUE()" office:value-type="float" office:value="1" calcext:value-type="float">
            <text:p>WAHR</text:p>
          </table:table-cell>
          <table:table-cell/>
          <table:table-cell table:style-name="ce78" table:formula="of:=INFO.OBBA.OBBA.OBGET(INFO.OBBA.OBBA.OBCALL(&quot;&quot;;[.B18];&quot;getValue&quot;;[.$C$8]))" office:value-type="percentage" office:value="0.0000421859088606327" calcext:value-type="percentage">
            <text:p>0,004%</text:p>
          </table:table-cell>
          <table:table-cell/>
          <table:table-cell table:style-name="ce79" office:value-type="string" calcext:value-type="string">
            <text:p>Self disocunting the leg is at par (using forward curve as discount curve)</text:p>
          </table:table-cell>
          <table:table-cell table:number-columns-repeated="240"/>
          <table:table-cell table:style-name="ce66" table:number-columns-repeated="3"/>
          <table:table-cell table:number-columns-repeated="763"/>
        </table:table-row>
        <table:table-row table:style-name="ro2">
          <table:table-cell/>
          <table:table-cell table:style-name="ce73" table:formula="of:=INFO.OBBA.OBBA.OBMAKE(&quot;swapLeg-&quot;&amp;ROW();obLibs&amp;&quot;net.finmath.marketdata.products.SwapLeg&quot;;INFO.OBBA.OBBA.OBMAKE(&quot;&quot;;obLibs&amp;&quot;net.finmath.time.RegularSchedule&quot;;INFO.OBBA.OBBA.OBMAKE(&quot;&quot;;obLibs&amp;&quot;net.finmath.time.TimeDiscretization&quot;;INFO.OBBA.OBBA.OBMAKE(&quot;&quot;;&quot;double&quot;;[.C19]);INFO.OBBA.OBBA.OBMAKE(&quot;&quot;;&quot;double&quot;;[.D19]);INFO.OBBA.OBBA.OBMAKE(&quot;&quot;;&quot;double&quot;;[.E19]);INFO.OBBA.OBBA.OBCALL(&quot;&quot;;&quot;net.finmath.time.TimeDiscretization$ShortPeriodLocation&quot;;&quot;valueOf&quot;;INFO.OBBA.OBBA.OBMAKE(&quot;&quot;;&quot;String&quot;;&quot;SHORT_PERIOD_AT_START&quot;))));INFO.OBBA.OBBA.OBMAKE(&quot;&quot;;&quot;String&quot;;[.I19]);INFO.OBBA.OBBA.OBMAKE(&quot;&quot;;&quot;double&quot;;[.J19]);INFO.OBBA.OBBA.OBMAKE(&quot;&quot;;&quot;String&quot;;[.K19]);INFO.OBBA.OBBA.OBMAKE(&quot;&quot;;&quot;boolean&quot;;[.L19]))" office:value-type="string" office:string-value="swapLeg-19 &#10;[3056]" calcext:value-type="string">
            <text:p>swapLeg-19 </text:p>
            <text:p>[3056]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/>
          <table:table-cell table:style-name="ce38" table:formula="of:=&quot;&quot;">
            <text:p/>
          </table:table-cell>
          <table:table-cell table:style-name="ce75" office:value-type="percentage" office:value="0.016" calcext:value-type="percentage">
            <text:p>1,60%</text:p>
          </table:table-cell>
          <table:table-cell table:style-name="ce38" office:value-type="string" calcext:value-type="string">
            <text:p>discount-EUR-OIS</text:p>
          </table:table-cell>
          <table:table-cell table:style-name="ce76" table:formula="of:=TRUE()" office:value-type="float" office:value="1" calcext:value-type="float">
            <text:p>WAHR</text:p>
          </table:table-cell>
          <table:table-cell/>
          <table:table-cell table:style-name="ce78" table:formula="of:=INFO.OBBA.OBBA.OBGET(INFO.OBBA.OBBA.OBCALL(&quot;&quot;;[.B19];&quot;getValue&quot;;[.$C$8]))" office:value-type="percentage" office:value="0.0292573781953689" calcext:value-type="percentage">
            <text:p>2,926%</text:p>
          </table:table-cell>
          <table:table-cell/>
          <table:table-cell table:style-name="ce79" office:value-type="string" calcext:value-type="string">
            <text:p>The OIS discounted fixed leg is not at par either!</text:p>
          </table:table-cell>
          <table:table-cell table:number-columns-repeated="240"/>
          <table:table-cell table:style-name="ce66" table:number-columns-repeated="3"/>
          <table:table-cell table:number-columns-repeated="763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Meta Data Swap Schedule Creation</text:p>
          </table:table-cell>
          <table:table-cell table:style-name="ce19" table:number-columns-repeated="10"/>
          <table:table-cell table:number-columns-repeated="1010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/>
          <table:table-cell table:style-name="ce73" table:formula="of:=INFO.OBBA.OBBA.OBMAKE(&quot;swapLeg-&quot;&amp;ROW();obLibs&amp;&quot;net.finmath.marketdata.products.SwapLeg&quot;;INFO.OBBA.OBBA.OBCALL(&quot;&quot;;obLibs&amp;&quot;net.finmath.time.ScheduleGenerator&quot;;&quot;createScheduleFromConventions&quot;;[.$E$8];[.$E$9];INFO.OBBA.OBBA.OBMAKE(&quot;&quot;;&quot;String&quot;;[.C26]);INFO.OBBA.OBBA.OBMAKE(&quot;&quot;;&quot;double&quot;;[.D26]);INFO.OBBA.OBBA.OBMAKE(&quot;&quot;;&quot;String&quot;;[.E26]);[.$E$10];INFO.OBBA.OBBA.OBMAKE(&quot;&quot;;&quot;String&quot;;[.F26]);[.$E$11];INFO.OBBA.OBBA.OBMAKE(&quot;&quot;;&quot;int&quot;;[.G26]);INFO.OBBA.OBBA.OBMAKE(&quot;&quot;;&quot;int&quot;;[.H26]));INFO.OBBA.OBBA.OBMAKE(&quot;&quot;;&quot;String&quot;;[.I26]);INFO.OBBA.OBBA.OBMAKE(&quot;&quot;;&quot;double&quot;;[.J26]);INFO.OBBA.OBBA.OBMAKE(&quot;&quot;;&quot;String&quot;;[.K26]);INFO.OBBA.OBBA.OBMAKE(&quot;&quot;;&quot;boolean&quot;;[.L26]))" office:value-type="string" office:string-value="swapLeg-26 &#10;[3072]" calcext:value-type="string">
            <text:p>swapLeg-26 </text:p>
            <text:p>[3072]</text:p>
          </table:table-cell>
          <table:table-cell table:style-name="ce34" office:value-type="string" calcext:value-type="string">
            <text:p>quaterly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ct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8" office:value-type="string" calcext:value-type="string">
            <text:p>forward-EUR-3M</text:p>
          </table:table-cell>
          <table:table-cell table:style-name="ce34" office:value-type="float" office:value="0" calcext:value-type="float">
            <text:p>0</text:p>
          </table:table-cell>
          <table:table-cell table:style-name="ce38" office:value-type="string" calcext:value-type="string">
            <text:p>discount-EUR-OIS</text:p>
          </table:table-cell>
          <table:table-cell table:style-name="ce76" table:formula="of:=TRUE()" office:value-type="float" office:value="1" calcext:value-type="float">
            <text:p>WAHR</text:p>
          </table:table-cell>
          <table:table-cell/>
          <table:table-cell table:style-name="ce78" table:formula="of:=INFO.OBBA.OBBA.OBGET(INFO.OBBA.OBBA.OBCALL(&quot;&quot;;[.B26];&quot;getValue&quot;;[.$C$8]))" office:value-type="percentage" office:value="0.0250139360529703" calcext:value-type="percentage">
            <text:p>2,501%</text:p>
          </table:table-cell>
          <table:table-cell/>
          <table:table-cell table:style-name="ce79" office:value-type="string" calcext:value-type="string">
            <text:p>An OIS discounted swap leg is not at par!</text:p>
          </table:table-cell>
          <table:table-cell table:number-columns-repeated="240"/>
          <table:table-cell table:style-name="ce66" table:number-columns-repeated="3"/>
          <table:table-cell table:number-columns-repeated="763"/>
        </table:table-row>
        <table:table-row table:style-name="ro2">
          <table:table-cell/>
          <table:table-cell table:style-name="ce73" table:formula="of:=INFO.OBBA.OBBA.OBMAKE(&quot;swapLeg-&quot;&amp;ROW();obLibs&amp;&quot;net.finmath.marketdata.products.SwapLeg&quot;;INFO.OBBA.OBBA.OBCALL(&quot;&quot;;obLibs&amp;&quot;net.finmath.time.ScheduleGenerator&quot;;&quot;createScheduleFromConventions&quot;;[.$E$8];[.$E$9];INFO.OBBA.OBBA.OBMAKE(&quot;&quot;;&quot;String&quot;;[.C27]);INFO.OBBA.OBBA.OBMAKE(&quot;&quot;;&quot;double&quot;;[.D27]);INFO.OBBA.OBBA.OBMAKE(&quot;&quot;;&quot;String&quot;;[.E27]);[.$E$10];INFO.OBBA.OBBA.OBMAKE(&quot;&quot;;&quot;String&quot;;[.F27]);[.$E$11];INFO.OBBA.OBBA.OBMAKE(&quot;&quot;;&quot;int&quot;;[.G27]);INFO.OBBA.OBBA.OBMAKE(&quot;&quot;;&quot;int&quot;;[.H27]));INFO.OBBA.OBBA.OBMAKE(&quot;&quot;;&quot;String&quot;;[.I27]);INFO.OBBA.OBBA.OBMAKE(&quot;&quot;;&quot;double&quot;;[.J27]);INFO.OBBA.OBBA.OBMAKE(&quot;&quot;;&quot;String&quot;;[.K27]);INFO.OBBA.OBBA.OBMAKE(&quot;&quot;;&quot;boolean&quot;;[.L27]))" office:value-type="string" office:string-value="swapLeg-27 &#10;[3084]" calcext:value-type="string">
            <text:p>swapLeg-27 </text:p>
            <text:p>[3084]</text:p>
          </table:table-cell>
          <table:table-cell table:style-name="ce34" office:value-type="string" calcext:value-type="string">
            <text:p>annua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e30/360</text:p>
          </table:table-cell>
          <table:table-cell table:style-name="ce34" office:value-type="string" calcext:value-type="string">
            <text:p>following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8" table:formula="of:=&quot;&quot;">
            <text:p/>
          </table:table-cell>
          <table:table-cell table:style-name="ce75" office:value-type="percentage" office:value="0.01557" calcext:value-type="percentage">
            <text:p>1,56%</text:p>
          </table:table-cell>
          <table:table-cell table:style-name="ce38" office:value-type="string" calcext:value-type="string">
            <text:p>discount-EUR-OIS</text:p>
          </table:table-cell>
          <table:table-cell table:style-name="ce76" table:formula="of:=TRUE()" office:value-type="float" office:value="1" calcext:value-type="float">
            <text:p>WAHR</text:p>
          </table:table-cell>
          <table:table-cell/>
          <table:table-cell table:style-name="ce78" table:formula="of:=INFO.OBBA.OBBA.OBGET(INFO.OBBA.OBBA.OBCALL(&quot;&quot;;[.B27];&quot;getValue&quot;;[.$C$8]))" office:value-type="percentage" office:value="0.0250147511519364" calcext:value-type="percentage">
            <text:p>2,501%</text:p>
          </table:table-cell>
          <table:table-cell/>
          <table:table-cell table:style-name="ce79" office:value-type="string" calcext:value-type="string">
            <text:p>The OIS discounted fixed leg is not at par either!</text:p>
          </table:table-cell>
          <table:table-cell table:number-columns-repeated="240"/>
          <table:table-cell table:style-name="ce66" table:number-columns-repeated="3"/>
          <table:table-cell table:number-columns-repeated="763"/>
        </table:table-row>
        <table:table-row table:style-name="ro2" table:number-rows-repeated="104854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WAHR</number:text>
    </number:number-style>
    <number:number-style style:name="N135P1" style:volatile="true">
      <number:text>WAHR</number:text>
    </number:number-style>
    <number:number-style style:name="N135">
      <number:text>FALSCH</number:text>
      <style:map style:condition="value()&gt;0" style:apply-style-name="N135P0"/>
      <style:map style:condition="value()&lt;0" style:apply-style-name="N135P1"/>
    </number:number-style>
    <number:percentage-style style:name="N136">
      <number:number number:decimal-places="3" number:min-integer-digits="1"/>
      <number:text>%</number:text>
    </number:percentage-style>
    <number:number-style style:name="N137">
      <number:number number:decimal-places="11" number:min-integer-digits="1"/>
    </number:number-style>
    <number:number-style style:name="N138">
      <number:number number:decimal-places="3" number:min-integer-digits="1"/>
    </number:number-style>
    <number:number-style style:name="N139">
      <number:number number:decimal-places="1" number:min-integer-digits="1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€ </number:text>
      <number:number number:decimal-places="0" number:min-integer-digits="1" number:grouping="true"/>
    </number:number-style>
    <number:number-style style:name="N163">
      <number:text>-€ 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€ </number:text>
      <number:number number:decimal-places="0" number:min-integer-digits="1" number:grouping="true"/>
    </number:number-style>
    <number:number-style style:name="N164">
      <style:text-properties fo:color="#ff0000"/>
      <number:text>-€ 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€ </number:text>
      <number:number number:decimal-places="2" number:min-integer-digits="1" number:grouping="true"/>
    </number:number-style>
    <number:number-style style:name="N166">
      <number:text>-€ 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€ </number:text>
      <number:number number:decimal-places="2" number:min-integer-digits="1" number:grouping="true"/>
    </number:number-style>
    <number:number-style style:name="N167">
      <style:text-properties fo:color="#ff0000"/>
      <number:text>-€ 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€ </number:text>
      <number:number number:decimal-places="0" number:min-integer-digits="1" number:grouping="true"/>
      <number:text> </number:text>
    </number:number-style>
    <number:number-style style:name="N171P1" style:volatile="true">
      <number:text>-€ </number:text>
      <number:number number:decimal-places="0" number:min-integer-digits="1" number:grouping="true"/>
      <number:text> </number:text>
    </number:number-style>
    <number:number-style style:name="N171P2" style:volatile="true">
      <number:text> €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integer-digits="1" number:grouping="true"/>
      <number:text> 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€ </number:text>
      <number:number number:decimal-places="2" number:min-integer-digits="1" number:grouping="true"/>
      <number:text> </number:text>
    </number:number-style>
    <number:number-style style:name="N177P1" style:volatile="true">
      <number:text>-€ </number:text>
      <number:number number:decimal-places="2" number:min-integer-digits="1" number:grouping="true"/>
      <number:text> </number:text>
    </number:number-style>
    <number:number-style style:name="N177P2" style:volatile="true">
      <number:text> €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2" number:min-integer-digits="1" number:grouping="true"/>
      <number:text> </number:text>
    </number:number-style>
    <number:number-style style:name="N179P1" style:volatile="true">
      <number:text>-</number:text>
      <number:number number:decimal-places="2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2">
      <number:number number:decimal-places="4" number:min-integer-digits="1"/>
    </number:number-style>
    <number:percentage-style style:name="N183">
      <number:number number:decimal-places="1" number:min-integer-digits="1"/>
      <number:text>%</number:text>
    </number:percentage-style>
    <number:percentage-style style:name="N184">
      <number:number number:decimal-places="4" number:min-integer-digits="1"/>
      <number:text>%</number:text>
    </number:percentage-style>
    <number:percentage-style style:name="N185">
      <number:number number:decimal-places="5" number:min-integer-digits="1"/>
      <number:text>%</number:text>
    </number:percentage-style>
    <number:percentage-style style:name="N186">
      <number:number number:decimal-places="6" number:min-integer-digits="1"/>
      <number:text>%</number:text>
    </number:percentag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number:percentage-style style:name="N10144" number:language="de" number:country="DE">
      <number:number number:decimal-places="3" number:min-integer-digits="1"/>
      <number:text>%</number:text>
    </number:percentage-style>
    <number:percentage-style style:name="N10145" number:language="de" number:country="DE">
      <number:number number:decimal-places="4" number:min-integer-digits="1"/>
      <number:text>%</number:text>
    </number:percentage-style>
    <number:percentage-style style:name="N10146" number:language="de" number:country="DE">
      <number:number number:decimal-places="5" number:min-integer-digits="1"/>
      <number:text>%</number:text>
    </number:percentage-style>
    <number:currency-style style:name="N1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8P0"/>
    </number:currency-style>
    <number:number-style style:name="N10149" number:language="de" number:country="DE">
      <number:number number:decimal-places="1" number:min-integer-digits="1"/>
    </number:number-style>
    <number:number-style style:name="N10150" number:language="de" number:country="DE">
      <number:number number:decimal-places="11" number:min-integer-digits="1"/>
    </number:number-style>
    <number:percentage-style style:name="N10151" number:language="de" number:country="DE">
      <number:number number:decimal-places="1" number:min-integer-digits="1"/>
      <number:text>%</number:text>
    </number:percentage-style>
    <number:number-style style:name="N10155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55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55P2" style:volatile="true" number:language="de" number:country="DE">
      <number:fill-character> </number:fill-character>
      <number:text>-    </number:text>
    </number:number-style>
    <number:text-style style:name="N10155" number:language="de" number:country="DE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59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59P2" style:volatile="true" number:language="de" number:country="DE">
      <number:fill-character> </number:fill-character>
      <number:text>- € </number:text>
    </number:number-style>
    <number:text-style style:name="N10159" number:language="de" number:country="DE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63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63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63" number:language="de" number:country="DE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67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67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67" number:language="de" number:country="DE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68" number:language="de" number:country="DE">
      <number:number number:decimal-places="8" number:min-integer-digits="1"/>
    </number:number-style>
    <number:number-style style:name="N10169" number:language="de" number:country="DE">
      <number:number number:decimal-places="12" number:min-integer-digits="1"/>
    </number:number-style>
    <number:number-style style:name="N10170" number:language="de" number:country="DE">
      <number:number number:decimal-places="10" number:min-integer-digits="1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1f497d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.00.0000</text:date>, <text:time style:data-style-name="N2" text:time-value="0000-00-00T00:00:02.0295484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" style:display-name="PageStyle_Calibr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aluation" style:display-name="PageStyle_Valu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ve Calibration</dc:title>
    <dc:subject>Calibration of Discount and Forward Curves</dc:subject>
    <meta:keyword>Rate Curve</meta:keyword>
    <meta:keyword>Tenor Basis Spread</meta:keyword>
    <meta:keyword>Cross Currency Spread</meta:keyword>
    <meta:creation-date>2012-11-30T18:44:25</meta:creation-date>
    <dc:date>2013-09-21T19:32:01.030600000</dc:date>
    <meta:editing-cycles>232</meta:editing-cycles>
    <meta:editing-duration>P3DT20H35M54S</meta:editing-duration>
    <meta:generator>LibreOffice/4.1.1.2$MacOSX_x86 LibreOffice_project/7e4286b58adc75a14f6d83f53a03b6c11fa2903</meta:generator>
    <meta:document-statistic meta:table-count="4" meta:cell-count="8797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38">
      <number:number number:decimal-places="3" number:min-integer-digits="1"/>
    </number:number-style>
    <style:style style:name="ch1" style:family="chart">
      <style:graphic-properties draw:stroke="solid" draw:fill-color="#e6e6e6"/>
    </style:style>
    <style:style style:name="ch2" style:family="chart">
      <style:text-properties fo:color="#000000" fo:font-family="Calibri" fo:font-size="13pt" fo:font-weight="bold" style:font-size-asian="13pt" style:font-weight-asian="bold" style:font-size-complex="13pt" style:font-weight-complex="bold"/>
    </style:style>
    <style:style style:name="ch3" style:family="chart">
      <style:graphic-properties draw:fill="solid" draw:fill-color="#d9d9d9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38">
      <style:chart-properties chart:display-label="true" chart:logarithmic="false" chart:reverse-direction="false" text:line-break="false" chart:axis-position="0" chart:tick-mark-position="at-axis"/>
      <style:graphic-properties svg:stroke-width="0.035cm" svg:stroke-color="#b3b3b3"/>
      <style:text-properties fo:color="#333333" fo:font-family="Calibri" fo:font-size="10pt" style:font-size-asian="10pt" style:font-size-complex="10pt"/>
    </style:style>
    <style:style style:name="ch6" style:family="chart">
      <style:chart-properties style:rotation-angle="0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35cm" svg:stroke-color="#b3b3b3"/>
      <style:text-properties fo:color="#000000" fo:font-family="Calibri" fo:font-size="10pt" style:font-size-asian="10pt" style:font-size-complex="10pt"/>
    </style:style>
    <style:style style:name="ch8" style:family="chart">
      <style:chart-properties style:rotation-angle="90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35cm" svg:stroke-color="#b3b3b3"/>
    </style:style>
    <style:style style:name="ch10" style:family="chart" style:data-style-name="N11">
      <style:chart-properties chart:symbol-type="none"/>
      <style:graphic-properties svg:stroke-width="0.105cm" svg:stroke-color="#000080" draw:fill-color="#000080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105cm" svg:stroke-color="#008000" draw:fill-color="#008000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7cm" svg:stroke-color="#800000" draw:fill-color="#8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649cm" svg:height="8.015cm" xlink:href=".." xlink:type="simple" chart:class="chart:scatter" chart:style-name="ch1">
        <chart:title svg:x="4.023cm" svg:y="0.409cm" chart:style-name="ch2">
          <text:p>Discount Curves (Zero Rates)</text:p>
        </chart:title>
        <chart:legend svg:x="1.02cm" svg:y="1.498cm" style:legend-expansion="custom" chartooo:width="11.16cm" chartooo:height="0.602cm" style:legend-expansion-aspect-ratio="18.5382059800664" chart:style-name="ch3"/>
        <chart:plot-area chart:style-name="ch4" table:cell-range-address="'Curves View'.B23:'Curves View'.C343 'Curves View'.C17:'Curves View'.C17 'Curves View'.F17:'Curves View'.F17 'Curves View'.F23:'Curves View'.F343 'Curves View'.I17:'Curves View'.I17 'Curves View'.I23:'Curves View'.I343" chart:data-source-has-labels="row" svg:x="1.627cm" svg:y="2.43cm" svg:width="11.765cm" svg:height="4.701cm">
          <chartooo:coordinate-region svg:x="2.755cm" svg:y="2.65cm" svg:width="10.139cm" svg:height="3.792cm"/>
          <chart:axis chart:dimension="x" chart:name="primary-x" chart:style-name="ch5">
            <chart:title svg:x="7.168cm" svg:y="7.216cm" chart:style-name="ch6">
              <text:p>time</text:p>
            </chart:title>
          </chart:axis>
          <chart:axis chart:dimension="y" chart:name="primary-y" chart:style-name="ch7">
            <chart:title svg:x="0.251cm" svg:y="4.002cm" chart:style-name="ch8">
              <text:p>value</text:p>
            </chart:title>
            <chart:grid chart:style-name="ch9" chart:class="major"/>
          </chart:axis>
          <chart:series chart:style-name="ch10" chart:values-cell-range-address="'Curves View'.C23:'Curves View'.C343" chart:label-cell-address="'Curves View'.C17:'Curves View'.C17" chart:class="chart:scatter">
            <chart:domain table:cell-range-address="'Curves View'.B23:'Curves View'.B343"/>
            <chart:data-point chart:repeated="321"/>
          </chart:series>
          <chart:series chart:style-name="ch11" chart:values-cell-range-address="'Curves View'.F23:'Curves View'.F343" chart:label-cell-address="'Curves View'.F17:'Curves View'.F17" chart:class="chart:scatter">
            <chart:domain table:cell-range-address="'Curves View'.E23:'Curves View'.E343"/>
            <chart:data-point chart:repeated="321"/>
          </chart:series>
          <chart:series chart:style-name="ch12" chart:values-cell-range-address="'Curves View'.I23:'Curves View'.I343" chart:label-cell-address="'Curves View'.I17:'Curves View'.I17" chart:class="chart:scatter">
            <chart:domain table:cell-range-address="'Curves View'.H23:'Curves View'.H343"/>
            <chart:data-point chart:repeated="3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count-EUR-OIS</text:p>
                <draw:g>
                  <svg:desc>'Curves View'.C17:'Curves View'.C1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iscount-USD-OIS</text:p>
                <draw:g>
                  <svg:desc>'Curves View'.F17:'Curves View'.F1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iscount-USD-EUR-OIS</text:p>
                <draw:g>
                  <svg:desc>'Curves View'.I17:'Curves View'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">
                <text:p>0.00001</text:p>
                <draw:g>
                  <svg:desc>'Curves View'.B23:'Curves View'.B343</svg:desc>
                </draw:g>
              </table:table-cell>
              <table:table-cell office:value-type="float" office:value="0.000607737062522794">
                <text:p>0.000607737062522794</text:p>
                <draw:g>
                  <svg:desc>'Curves View'.C23:'Curves View'.C343</svg:desc>
                </draw:g>
              </table:table-cell>
              <table:table-cell office:value-type="float" office:value="0.00001">
                <text:p>0.00001</text:p>
                <draw:g>
                  <svg:desc>'Curves View'.E23:'Curves View'.E343</svg:desc>
                </draw:g>
              </table:table-cell>
              <table:table-cell office:value-type="float" office:value="0.00136615047985941">
                <text:p>0.00136615047985941</text:p>
                <draw:g>
                  <svg:desc>'Curves View'.F23:'Curves View'.F343</svg:desc>
                </draw:g>
              </table:table-cell>
              <table:table-cell office:value-type="float" office:value="0.00001">
                <text:p>0.00001</text:p>
                <draw:g>
                  <svg:desc>'Curves View'.H23:'Curves View'.H343</svg:desc>
                </draw:g>
              </table:table-cell>
              <table:table-cell office:value-type="float" office:value="0.0070561111445193">
                <text:p>0.0070561111445193</text:p>
                <draw:g>
                  <svg:desc>'Curves View'.I23:'Curves View'.I3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.000607737058772467">
                <text:p>0.000607737058772467</text:p>
              </table:table-cell>
              <table:table-cell office:value-type="float" office:value="0.125">
                <text:p>0.125</text:p>
              </table:table-cell>
              <table:table-cell office:value-type="float" office:value="0.00136615047917101">
                <text:p>0.00136615047917101</text:p>
              </table:table-cell>
              <table:table-cell office:value-type="float" office:value="0.125">
                <text:p>0.125</text:p>
              </table:table-cell>
              <table:table-cell office:value-type="float" office:value="0.0070561111417146">
                <text:p>0.0070561111417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000607737058772497">
                <text:p>0.000607737058772497</text:p>
              </table:table-cell>
              <table:table-cell office:value-type="float" office:value="0.25">
                <text:p>0.25</text:p>
              </table:table-cell>
              <table:table-cell office:value-type="float" office:value="0.00136615047917121">
                <text:p>0.00136615047917121</text:p>
              </table:table-cell>
              <table:table-cell office:value-type="float" office:value="0.25">
                <text:p>0.25</text:p>
              </table:table-cell>
              <table:table-cell office:value-type="float" office:value="0.00705611114171426">
                <text:p>0.00705611114171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0.000607737058772418">
                <text:p>0.000607737058772418</text:p>
              </table:table-cell>
              <table:table-cell office:value-type="float" office:value="0.375">
                <text:p>0.375</text:p>
              </table:table-cell>
              <table:table-cell office:value-type="float" office:value="0.00136615047917113">
                <text:p>0.00136615047917113</text:p>
              </table:table-cell>
              <table:table-cell office:value-type="float" office:value="0.375">
                <text:p>0.375</text:p>
              </table:table-cell>
              <table:table-cell office:value-type="float" office:value="0.00705611114171434">
                <text:p>0.00705611114171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0607737058772298">
                <text:p>0.000607737058772298</text:p>
              </table:table-cell>
              <table:table-cell office:value-type="float" office:value="0.5">
                <text:p>0.5</text:p>
              </table:table-cell>
              <table:table-cell office:value-type="float" office:value="0.0013661504791709">
                <text:p>0.0013661504791709</text:p>
              </table:table-cell>
              <table:table-cell office:value-type="float" office:value="0.5">
                <text:p>0.5</text:p>
              </table:table-cell>
              <table:table-cell office:value-type="float" office:value="0.0070561111417143">
                <text:p>0.007056111141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.00060773705877238">
                <text:p>0.00060773705877238</text:p>
              </table:table-cell>
              <table:table-cell office:value-type="float" office:value="0.625">
                <text:p>0.625</text:p>
              </table:table-cell>
              <table:table-cell office:value-type="float" office:value="0.00136615047917103">
                <text:p>0.00136615047917103</text:p>
              </table:table-cell>
              <table:table-cell office:value-type="float" office:value="0.625">
                <text:p>0.625</text:p>
              </table:table-cell>
              <table:table-cell office:value-type="float" office:value="0.00705611114171436">
                <text:p>0.00705611114171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000607737058772345">
                <text:p>0.000607737058772345</text:p>
              </table:table-cell>
              <table:table-cell office:value-type="float" office:value="0.75">
                <text:p>0.75</text:p>
              </table:table-cell>
              <table:table-cell office:value-type="float" office:value="0.00136615047917103">
                <text:p>0.00136615047917103</text:p>
              </table:table-cell>
              <table:table-cell office:value-type="float" office:value="0.75">
                <text:p>0.75</text:p>
              </table:table-cell>
              <table:table-cell office:value-type="float" office:value="0.00705611114171428">
                <text:p>0.00705611114171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0.00060773705877235">
                <text:p>0.00060773705877235</text:p>
              </table:table-cell>
              <table:table-cell office:value-type="float" office:value="0.875">
                <text:p>0.875</text:p>
              </table:table-cell>
              <table:table-cell office:value-type="float" office:value="0.00136615047917105">
                <text:p>0.00136615047917105</text:p>
              </table:table-cell>
              <table:table-cell office:value-type="float" office:value="0.875">
                <text:p>0.875</text:p>
              </table:table-cell>
              <table:table-cell office:value-type="float" office:value="0.00705611114171424">
                <text:p>0.007056111141714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00607737058772395">
                <text:p>0.000607737058772395</text:p>
              </table:table-cell>
              <table:table-cell office:value-type="float" office:value="1">
                <text:p>1</text:p>
              </table:table-cell>
              <table:table-cell office:value-type="float" office:value="0.001366150479171">
                <text:p>0.001366150479171</text:p>
              </table:table-cell>
              <table:table-cell office:value-type="float" office:value="1">
                <text:p>1</text:p>
              </table:table-cell>
              <table:table-cell office:value-type="float" office:value="0.00705611114171428">
                <text:p>0.0070561111417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000684673712842441">
                <text:p>0.000684673712842441</text:p>
              </table:table-cell>
              <table:table-cell office:value-type="float" office:value="1.125">
                <text:p>1.125</text:p>
              </table:table-cell>
              <table:table-cell office:value-type="float" office:value="0.00138093400195118">
                <text:p>0.00138093400195118</text:p>
              </table:table-cell>
              <table:table-cell office:value-type="float" office:value="1.125">
                <text:p>1.125</text:p>
              </table:table-cell>
              <table:table-cell office:value-type="float" office:value="0.00702609583952916">
                <text:p>0.00702609583952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">
                <text:p>1.25</text:p>
              </table:table-cell>
              <table:table-cell office:value-type="float" office:value="0.000746223036098431">
                <text:p>0.000746223036098431</text:p>
              </table:table-cell>
              <table:table-cell office:value-type="float" office:value="1.25">
                <text:p>1.25</text:p>
              </table:table-cell>
              <table:table-cell office:value-type="float" office:value="0.00139276082017539">
                <text:p>0.00139276082017539</text:p>
              </table:table-cell>
              <table:table-cell office:value-type="float" office:value="1.25">
                <text:p>1.25</text:p>
              </table:table-cell>
              <table:table-cell office:value-type="float" office:value="0.00700208359778108">
                <text:p>0.00700208359778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5">
                <text:p>1.375</text:p>
              </table:table-cell>
              <table:table-cell office:value-type="float" office:value="0.000796581573307913">
                <text:p>0.000796581573307913</text:p>
              </table:table-cell>
              <table:table-cell office:value-type="float" office:value="1.375">
                <text:p>1.375</text:p>
              </table:table-cell>
              <table:table-cell office:value-type="float" office:value="0.00140243730781335">
                <text:p>0.00140243730781335</text:p>
              </table:table-cell>
              <table:table-cell office:value-type="float" office:value="1.375">
                <text:p>1.375</text:p>
              </table:table-cell>
              <table:table-cell office:value-type="float" office:value="0.00698243721816901">
                <text:p>0.00698243721816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.000838547020982461">
                <text:p>0.000838547020982461</text:p>
              </table:table-cell>
              <table:table-cell office:value-type="float" office:value="1.5">
                <text:p>1.5</text:p>
              </table:table-cell>
              <table:table-cell office:value-type="float" office:value="0.00141050104751158">
                <text:p>0.00141050104751158</text:p>
              </table:table-cell>
              <table:table-cell office:value-type="float" office:value="1.5">
                <text:p>1.5</text:p>
              </table:table-cell>
              <table:table-cell office:value-type="float" office:value="0.00696606523515896">
                <text:p>0.00696606523515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0.000874056245937864">
                <text:p>0.000874056245937864</text:p>
              </table:table-cell>
              <table:table-cell office:value-type="float" office:value="1.625">
                <text:p>1.625</text:p>
              </table:table-cell>
              <table:table-cell office:value-type="float" office:value="0.0014173242118717">
                <text:p>0.0014173242118717</text:p>
              </table:table-cell>
              <table:table-cell office:value-type="float" office:value="1.625">
                <text:p>1.625</text:p>
              </table:table-cell>
              <table:table-cell office:value-type="float" office:value="0.00695221201876585">
                <text:p>0.00695221201876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0.000904492724471071">
                <text:p>0.000904492724471071</text:p>
              </table:table-cell>
              <table:table-cell office:value-type="float" office:value="1.75">
                <text:p>1.75</text:p>
              </table:table-cell>
              <table:table-cell office:value-type="float" office:value="0.00142317263846607">
                <text:p>0.00142317263846607</text:p>
              </table:table-cell>
              <table:table-cell office:value-type="float" office:value="1.75">
                <text:p>1.75</text:p>
              </table:table-cell>
              <table:table-cell office:value-type="float" office:value="0.00694033783328607">
                <text:p>0.00694033783328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5">
                <text:p>1.875</text:p>
              </table:table-cell>
              <table:table-cell office:value-type="float" office:value="0.000930871005866527">
                <text:p>0.000930871005866527</text:p>
              </table:table-cell>
              <table:table-cell office:value-type="float" office:value="1.875">
                <text:p>1.875</text:p>
              </table:table-cell>
              <table:table-cell office:value-type="float" office:value="0.00142824127484786">
                <text:p>0.00142824127484786</text:p>
              </table:table-cell>
              <table:table-cell office:value-type="float" office:value="1.875">
                <text:p>1.875</text:p>
              </table:table-cell>
              <table:table-cell office:value-type="float" office:value="0.00693004687253686">
                <text:p>0.00693004687253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000953952002087525">
                <text:p>0.000953952002087525</text:p>
              </table:table-cell>
              <table:table-cell office:value-type="float" office:value="2">
                <text:p>2</text:p>
              </table:table-cell>
              <table:table-cell office:value-type="float" office:value="0.00143267633168192">
                <text:p>0.00143267633168192</text:p>
              </table:table-cell>
              <table:table-cell office:value-type="float" office:value="2">
                <text:p>2</text:p>
              </table:table-cell>
              <table:table-cell office:value-type="float" office:value="0.00692104228188135">
                <text:p>0.00692104228188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0.00111179927537563">
                <text:p>0.00111179927537563</text:p>
              </table:table-cell>
              <table:table-cell office:value-type="float" office:value="2.125">
                <text:p>2.125</text:p>
              </table:table-cell>
              <table:table-cell office:value-type="float" office:value="0.00151708294122874">
                <text:p>0.00151708294122874</text:p>
              </table:table-cell>
              <table:table-cell office:value-type="float" office:value="2.125">
                <text:p>2.125</text:p>
              </table:table-cell>
              <table:table-cell office:value-type="float" office:value="0.00701788112691306">
                <text:p>0.00701788112691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0.00125210796274284">
                <text:p>0.00125210796274284</text:p>
              </table:table-cell>
              <table:table-cell office:value-type="float" office:value="2.25">
                <text:p>2.25</text:p>
              </table:table-cell>
              <table:table-cell office:value-type="float" office:value="0.00159211103860367">
                <text:p>0.00159211103860367</text:p>
              </table:table-cell>
              <table:table-cell office:value-type="float" office:value="2.25">
                <text:p>2.25</text:p>
              </table:table-cell>
              <table:table-cell office:value-type="float" office:value="0.00710396010027456">
                <text:p>0.00710396010027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5">
                <text:p>2.375</text:p>
              </table:table-cell>
              <table:table-cell office:value-type="float" office:value="0.0013776473145977">
                <text:p>0.0013776473145977</text:p>
              </table:table-cell>
              <table:table-cell office:value-type="float" office:value="2.375">
                <text:p>2.375</text:p>
              </table:table-cell>
              <table:table-cell office:value-type="float" office:value="0.00165924144151812">
                <text:p>0.00165924144151812</text:p>
              </table:table-cell>
              <table:table-cell office:value-type="float" office:value="2.375">
                <text:p>2.375</text:p>
              </table:table-cell>
              <table:table-cell office:value-type="float" office:value="0.00718097812907171">
                <text:p>0.00718097812907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0149063273126707">
                <text:p>0.00149063273126707</text:p>
              </table:table-cell>
              <table:table-cell office:value-type="float" office:value="2.5">
                <text:p>2.5</text:p>
              </table:table-cell>
              <table:table-cell office:value-type="float" office:value="0.00171965880414107">
                <text:p>0.00171965880414107</text:p>
              </table:table-cell>
              <table:table-cell office:value-type="float" office:value="2.5">
                <text:p>2.5</text:p>
              </table:table-cell>
              <table:table-cell office:value-type="float" office:value="0.00725029435498917">
                <text:p>0.007250294354989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5">
                <text:p>2.625</text:p>
              </table:table-cell>
              <table:table-cell office:value-type="float" office:value="0.00159285763206318">
                <text:p>0.00159285763206318</text:p>
              </table:table-cell>
              <table:table-cell office:value-type="float" office:value="2.625">
                <text:p>2.625</text:p>
              </table:table-cell>
              <table:table-cell office:value-type="float" office:value="0.00177432213222855">
                <text:p>0.00177432213222855</text:p>
              </table:table-cell>
              <table:table-cell office:value-type="float" office:value="2.625">
                <text:p>2.625</text:p>
              </table:table-cell>
              <table:table-cell office:value-type="float" office:value="0.00731300903558113">
                <text:p>0.00731300903558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0.00168578936005962">
                <text:p>0.00168578936005962</text:p>
              </table:table-cell>
              <table:table-cell office:value-type="float" office:value="2.75">
                <text:p>2.75</text:p>
              </table:table-cell>
              <table:table-cell office:value-type="float" office:value="0.00182401606685351">
                <text:p>0.00182401606685351</text:p>
              </table:table-cell>
              <table:table-cell office:value-type="float" office:value="2.75">
                <text:p>2.75</text:p>
              </table:table-cell>
              <table:table-cell office:value-type="float" office:value="0.0073700223815738">
                <text:p>0.007370022381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5">
                <text:p>2.875</text:p>
              </table:table-cell>
              <table:table-cell office:value-type="float" office:value="0.00177064006823031">
                <text:p>0.00177064006823031</text:p>
              </table:table-cell>
              <table:table-cell office:value-type="float" office:value="2.875">
                <text:p>2.875</text:p>
              </table:table-cell>
              <table:table-cell office:value-type="float" office:value="0.00186938878977195">
                <text:p>0.00186938878977195</text:p>
              </table:table-cell>
              <table:table-cell office:value-type="float" office:value="2.875">
                <text:p>2.875</text:p>
              </table:table-cell>
              <table:table-cell office:value-type="float" office:value="0.00742207804530627">
                <text:p>0.00742207804530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0184841988405344">
                <text:p>0.00184841988405344</text:p>
              </table:table-cell>
              <table:table-cell office:value-type="float" office:value="3">
                <text:p>3</text:p>
              </table:table-cell>
              <table:table-cell office:value-type="float" office:value="0.0019109804524472">
                <text:p>0.0019109804524472</text:p>
              </table:table-cell>
              <table:table-cell office:value-type="float" office:value="3">
                <text:p>3</text:p>
              </table:table-cell>
              <table:table-cell office:value-type="float" office:value="0.00746979573706104">
                <text:p>0.00746979573706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5">
                <text:p>3.125</text:p>
              </table:table-cell>
              <table:table-cell office:value-type="float" office:value="0.00208885271365489">
                <text:p>0.00208885271365489</text:p>
              </table:table-cell>
              <table:table-cell office:value-type="float" office:value="3.125">
                <text:p>3.125</text:p>
              </table:table-cell>
              <table:table-cell office:value-type="float" office:value="0.00210095048259672">
                <text:p>0.00210095048259672</text:p>
              </table:table-cell>
              <table:table-cell office:value-type="float" office:value="3.125">
                <text:p>3.125</text:p>
              </table:table-cell>
              <table:table-cell office:value-type="float" office:value="0.00766342711326879">
                <text:p>0.00766342711326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">
                <text:p>3.25</text:p>
              </table:table-cell>
              <table:table-cell office:value-type="float" office:value="0.00231079071021004">
                <text:p>0.00231079071021004</text:p>
              </table:table-cell>
              <table:table-cell office:value-type="float" office:value="3.25">
                <text:p>3.25</text:p>
              </table:table-cell>
              <table:table-cell office:value-type="float" office:value="0.00227630743350397">
                <text:p>0.00227630743350397</text:p>
              </table:table-cell>
              <table:table-cell office:value-type="float" office:value="3.25">
                <text:p>3.25</text:p>
              </table:table-cell>
              <table:table-cell office:value-type="float" office:value="0.00784216376822983">
                <text:p>0.00784216376822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5">
                <text:p>3.375</text:p>
              </table:table-cell>
              <table:table-cell office:value-type="float" office:value="0.00251628885516854">
                <text:p>0.00251628885516854</text:p>
              </table:table-cell>
              <table:table-cell office:value-type="float" office:value="3.375">
                <text:p>3.375</text:p>
              </table:table-cell>
              <table:table-cell office:value-type="float" office:value="0.00243867498064031">
                <text:p>0.00243867498064031</text:p>
              </table:table-cell>
              <table:table-cell office:value-type="float" office:value="3.375">
                <text:p>3.375</text:p>
              </table:table-cell>
              <table:table-cell office:value-type="float" office:value="0.0080076606709715">
                <text:p>0.00800766067097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">
                <text:p>3.5</text:p>
              </table:table-cell>
              <table:table-cell office:value-type="float" office:value="0.00270710856120143">
                <text:p>0.00270710856120143</text:p>
              </table:table-cell>
              <table:table-cell office:value-type="float" office:value="3.5">
                <text:p>3.5</text:p>
              </table:table-cell>
              <table:table-cell office:value-type="float" office:value="0.00258944484583833">
                <text:p>0.00258944484583833</text:p>
              </table:table-cell>
              <table:table-cell office:value-type="float" office:value="3.5">
                <text:p>3.5</text:p>
              </table:table-cell>
              <table:table-cell office:value-type="float" office:value="0.00816133636637451">
                <text:p>0.00816133636637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5">
                <text:p>3.625</text:p>
              </table:table-cell>
              <table:table-cell office:value-type="float" office:value="0.00288476828750791">
                <text:p>0.00288476828750791</text:p>
              </table:table-cell>
              <table:table-cell office:value-type="float" office:value="3.625">
                <text:p>3.625</text:p>
              </table:table-cell>
              <table:table-cell office:value-type="float" office:value="0.00272981678929859">
                <text:p>0.00272981678929859</text:p>
              </table:table-cell>
              <table:table-cell office:value-type="float" office:value="3.625">
                <text:p>3.625</text:p>
              </table:table-cell>
              <table:table-cell office:value-type="float" office:value="0.00830441373795659">
                <text:p>0.008304413737956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">
                <text:p>3.75</text:p>
              </table:table-cell>
              <table:table-cell office:value-type="float" office:value="0.00305058403206065">
                <text:p>0.00305058403206065</text:p>
              </table:table-cell>
              <table:table-cell office:value-type="float" office:value="3.75">
                <text:p>3.75</text:p>
              </table:table-cell>
              <table:table-cell office:value-type="float" office:value="0.00286083060319478">
                <text:p>0.00286083060319478</text:p>
              </table:table-cell>
              <table:table-cell office:value-type="float" office:value="3.75">
                <text:p>3.75</text:p>
              </table:table-cell>
              <table:table-cell office:value-type="float" office:value="0.00843795261809987">
                <text:p>0.008437952618099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5">
                <text:p>3.875</text:p>
              </table:table-cell>
              <table:table-cell office:value-type="float" office:value="0.00320570198664223">
                <text:p>0.00320570198664223</text:p>
              </table:table-cell>
              <table:table-cell office:value-type="float" office:value="3.875">
                <text:p>3.875</text:p>
              </table:table-cell>
              <table:table-cell office:value-type="float" office:value="0.00298339191296868">
                <text:p>0.00298339191296868</text:p>
              </table:table-cell>
              <table:table-cell office:value-type="float" office:value="3.875">
                <text:p>3.875</text:p>
              </table:table-cell>
              <table:table-cell office:value-type="float" office:value="0.00856287608662102">
                <text:p>0.0085628760866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00335112506906245">
                <text:p>0.00335112506906245</text:p>
              </table:table-cell>
              <table:table-cell office:value-type="float" office:value="4">
                <text:p>4</text:p>
              </table:table-cell>
              <table:table-cell office:value-type="float" office:value="0.0030982931408817">
                <text:p>0.0030982931408817</text:p>
              </table:table-cell>
              <table:table-cell office:value-type="float" office:value="4">
                <text:p>4</text:p>
              </table:table-cell>
              <table:table-cell office:value-type="float" office:value="0.00867999183835959">
                <text:p>0.00867999183835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5">
                <text:p>4.125</text:p>
              </table:table-cell>
              <table:table-cell office:value-type="float" office:value="0.00363616436434295">
                <text:p>0.00363616436434295</text:p>
              </table:table-cell>
              <table:table-cell office:value-type="float" office:value="4.125">
                <text:p>4.125</text:p>
              </table:table-cell>
              <table:table-cell office:value-type="float" office:value="0.00334850018349498">
                <text:p>0.00334850018349498</text:p>
              </table:table-cell>
              <table:table-cell office:value-type="float" office:value="4.125">
                <text:p>4.125</text:p>
              </table:table-cell>
              <table:table-cell office:value-type="float" office:value="0.00890988825424767">
                <text:p>0.008909888254247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5">
                <text:p>4.25</text:p>
              </table:table-cell>
              <table:table-cell office:value-type="float" office:value="0.00390443664225401">
                <text:p>0.00390443664225401</text:p>
              </table:table-cell>
              <table:table-cell office:value-type="float" office:value="4.25">
                <text:p>4.25</text:p>
              </table:table-cell>
              <table:table-cell office:value-type="float" office:value="0.00358398916477805">
                <text:p>0.00358398916477805</text:p>
              </table:table-cell>
              <table:table-cell office:value-type="float" office:value="4.25">
                <text:p>4.25</text:p>
              </table:table-cell>
              <table:table-cell office:value-type="float" office:value="0.00912626135155408">
                <text:p>0.00912626135155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5">
                <text:p>4.375</text:p>
              </table:table-cell>
              <table:table-cell office:value-type="float" office:value="0.00415737907571304">
                <text:p>0.00415737907571304</text:p>
              </table:table-cell>
              <table:table-cell office:value-type="float" office:value="4.375">
                <text:p>4.375</text:p>
              </table:table-cell>
              <table:table-cell office:value-type="float" office:value="0.00380602163284497">
                <text:p>0.00380602163284497</text:p>
              </table:table-cell>
              <table:table-cell office:value-type="float" office:value="4.375">
                <text:p>4.375</text:p>
              </table:table-cell>
              <table:table-cell office:value-type="float" office:value="0.00933027027187156">
                <text:p>0.00933027027187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">
                <text:p>4.5</text:p>
              </table:table-cell>
              <table:table-cell office:value-type="float" office:value="0.00439626915175765">
                <text:p>0.00439626915175765</text:p>
              </table:table-cell>
              <table:table-cell office:value-type="float" office:value="4.5">
                <text:p>4.5</text:p>
              </table:table-cell>
              <table:table-cell office:value-type="float" office:value="0.00401571896379707">
                <text:p>0.00401571896379707</text:p>
              </table:table-cell>
              <table:table-cell office:value-type="float" office:value="4.5">
                <text:p>4.5</text:p>
              </table:table-cell>
              <table:table-cell office:value-type="float" office:value="0.00952294536328253">
                <text:p>0.00952294536328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5">
                <text:p>4.625</text:p>
              </table:table-cell>
              <table:table-cell office:value-type="float" office:value="0.00462224625071879">
                <text:p>0.00462224625071879</text:p>
              </table:table-cell>
              <table:table-cell office:value-type="float" office:value="4.625">
                <text:p>4.625</text:p>
              </table:table-cell>
              <table:table-cell office:value-type="float" office:value="0.00421408130388686">
                <text:p>0.00421408130388686</text:p>
              </table:table-cell>
              <table:table-cell office:value-type="float" office:value="4.625">
                <text:p>4.625</text:p>
              </table:table-cell>
              <table:table-cell office:value-type="float" office:value="0.0097052055848875">
                <text:p>0.0097052055848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5">
                <text:p>4.75</text:p>
              </table:table-cell>
              <table:table-cell office:value-type="float" office:value="0.00483632981815563">
                <text:p>0.00483632981815563</text:p>
              </table:table-cell>
              <table:table-cell office:value-type="float" office:value="4.75">
                <text:p>4.75</text:p>
              </table:table-cell>
              <table:table-cell office:value-type="float" office:value="0.00440200352081406">
                <text:p>0.00440200352081406</text:p>
              </table:table-cell>
              <table:table-cell office:value-type="float" office:value="4.75">
                <text:p>4.75</text:p>
              </table:table-cell>
              <table:table-cell office:value-type="float" office:value="0.00987787316325009">
                <text:p>0.00987787316325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5">
                <text:p>4.875</text:p>
              </table:table-cell>
              <table:table-cell office:value-type="float" office:value="0.00503943474110854">
                <text:p>0.00503943474110854</text:p>
              </table:table-cell>
              <table:table-cell office:value-type="float" office:value="4.875">
                <text:p>4.875</text:p>
              </table:table-cell>
              <table:table-cell office:value-type="float" office:value="0.00458028870097575">
                <text:p>0.00458028870097575</text:p>
              </table:table-cell>
              <table:table-cell office:value-type="float" office:value="4.875">
                <text:p>4.875</text:p>
              </table:table-cell>
              <table:table-cell office:value-type="float" office:value="0.0100416859940043">
                <text:p>0.0100416859940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00523238441791382">
                <text:p>0.00523238441791382</text:p>
              </table:table-cell>
              <table:table-cell office:value-type="float" office:value="5">
                <text:p>5</text:p>
              </table:table-cell>
              <table:table-cell office:value-type="float" office:value="0.00474965962212935">
                <text:p>0.00474965962212935</text:p>
              </table:table-cell>
              <table:table-cell office:value-type="float" office:value="5">
                <text:p>5</text:p>
              </table:table-cell>
              <table:table-cell office:value-type="float" office:value="0.0101973081832209">
                <text:p>0.0101973081832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5">
                <text:p>5.125</text:p>
              </table:table-cell>
              <table:table-cell office:value-type="float" office:value="0.00551215523294855">
                <text:p>0.00551215523294855</text:p>
              </table:table-cell>
              <table:table-cell office:value-type="float" office:value="5.125">
                <text:p>5.125</text:p>
              </table:table-cell>
              <table:table-cell office:value-type="float" office:value="0.00506297695205938">
                <text:p>0.00506297695205938</text:p>
              </table:table-cell>
              <table:table-cell office:value-type="float" office:value="5.125">
                <text:p>5.125</text:p>
              </table:table-cell>
              <table:table-cell office:value-type="float" office:value="0.0104581357659932">
                <text:p>0.01045813576599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5">
                <text:p>5.25</text:p>
              </table:table-cell>
              <table:table-cell office:value-type="float" office:value="0.00577860362821974">
                <text:p>0.00577860362821974</text:p>
              </table:table-cell>
              <table:table-cell office:value-type="float" office:value="5.25">
                <text:p>5.25</text:p>
              </table:table-cell>
              <table:table-cell office:value-type="float" office:value="0.00536137440913562">
                <text:p>0.00536137440913562</text:p>
              </table:table-cell>
              <table:table-cell office:value-type="float" office:value="5.25">
                <text:p>5.25</text:p>
              </table:table-cell>
              <table:table-cell office:value-type="float" office:value="0.010706542987681">
                <text:p>0.010706542987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5">
                <text:p>5.375</text:p>
              </table:table-cell>
              <table:table-cell office:value-type="float" office:value="0.00603265907487365">
                <text:p>0.00603265907487365</text:p>
              </table:table-cell>
              <table:table-cell office:value-type="float" office:value="5.375">
                <text:p>5.375</text:p>
              </table:table-cell>
              <table:table-cell office:value-type="float" office:value="0.00564589291471993">
                <text:p>0.00564589291471993</text:p>
              </table:table-cell>
              <table:table-cell office:value-type="float" office:value="5.375">
                <text:p>5.375</text:p>
              </table:table-cell>
              <table:table-cell office:value-type="float" office:value="0.0109433963851044">
                <text:p>0.01094339638510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">
                <text:p>5.5</text:p>
              </table:table-cell>
              <table:table-cell office:value-type="float" office:value="0.00627516654667966">
                <text:p>0.00627516654667966</text:p>
              </table:table-cell>
              <table:table-cell office:value-type="float" office:value="5.5">
                <text:p>5.5</text:p>
              </table:table-cell>
              <table:table-cell office:value-type="float" office:value="0.00591747876095951">
                <text:p>0.00591747876095951</text:p>
              </table:table-cell>
              <table:table-cell office:value-type="float" office:value="5.5">
                <text:p>5.5</text:p>
              </table:table-cell>
              <table:table-cell office:value-type="float" office:value="0.0111694837190084">
                <text:p>0.01116948371900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5">
                <text:p>5.625</text:p>
              </table:table-cell>
              <table:table-cell office:value-type="float" office:value="0.00650689590862762">
                <text:p>0.00650689590862762</text:p>
              </table:table-cell>
              <table:table-cell office:value-type="float" office:value="5.625">
                <text:p>5.625</text:p>
              </table:table-cell>
              <table:table-cell office:value-type="float" office:value="0.00617699412514398">
                <text:p>0.00617699412514398</text:p>
              </table:table-cell>
              <table:table-cell office:value-type="float" office:value="5.625">
                <text:p>5.625</text:p>
              </table:table-cell>
              <table:table-cell office:value-type="float" office:value="0.0113855227269612">
                <text:p>0.01138552272696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5">
                <text:p>5.75</text:p>
              </table:table-cell>
              <table:table-cell office:value-type="float" office:value="0.00672855008092567">
                <text:p>0.00672855008092567</text:p>
              </table:table-cell>
              <table:table-cell office:value-type="float" office:value="5.75">
                <text:p>5.75</text:p>
              </table:table-cell>
              <table:table-cell office:value-type="float" office:value="0.00642522621262479">
                <text:p>0.00642522621262479</text:p>
              </table:table-cell>
              <table:table-cell office:value-type="float" office:value="5.75">
                <text:p>5.75</text:p>
              </table:table-cell>
              <table:table-cell office:value-type="float" office:value="0.0115921687345683">
                <text:p>0.01159216873456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5">
                <text:p>5.875</text:p>
              </table:table-cell>
              <table:table-cell office:value-type="float" office:value="0.00694077216078551">
                <text:p>0.00694077216078551</text:p>
              </table:table-cell>
              <table:table-cell office:value-type="float" office:value="5.875">
                <text:p>5.875</text:p>
              </table:table-cell>
              <table:table-cell office:value-type="float" office:value="0.00666289523255323">
                <text:p>0.00666289523255323</text:p>
              </table:table-cell>
              <table:table-cell office:value-type="float" office:value="5.875">
                <text:p>5.875</text:p>
              </table:table-cell>
              <table:table-cell office:value-type="float" office:value="0.0117900212950431">
                <text:p>0.01179002129504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0.00714415165398452">
                <text:p>0.00714415165398452</text:p>
              </table:table-cell>
              <table:table-cell office:value-type="float" office:value="6">
                <text:p>6</text:p>
              </table:table-cell>
              <table:table-cell office:value-type="float" office:value="0.00689066137665131">
                <text:p>0.00689066137665131</text:p>
              </table:table-cell>
              <table:table-cell office:value-type="float" office:value="6">
                <text:p>6</text:p>
              </table:table-cell>
              <table:table-cell office:value-type="float" office:value="0.0119796299988314">
                <text:p>0.0119796299988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5">
                <text:p>6.125</text:p>
              </table:table-cell>
              <table:table-cell office:value-type="float" office:value="0.00739456109436351">
                <text:p>0.00739456109436351</text:p>
              </table:table-cell>
              <table:table-cell office:value-type="float" office:value="6.125">
                <text:p>6.125</text:p>
              </table:table-cell>
              <table:table-cell office:value-type="float" office:value="0.00710913094343927">
                <text:p>0.00710913094343927</text:p>
              </table:table-cell>
              <table:table-cell office:value-type="float" office:value="6.125">
                <text:p>6.125</text:p>
              </table:table-cell>
              <table:table-cell office:value-type="float" office:value="0.0121614995718529">
                <text:p>0.01216149957185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5">
                <text:p>6.25</text:p>
              </table:table-cell>
              <table:table-cell office:value-type="float" office:value="0.00763495415712733">
                <text:p>0.00763495415712733</text:p>
              </table:table-cell>
              <table:table-cell office:value-type="float" office:value="6.25">
                <text:p>6.25</text:p>
              </table:table-cell>
              <table:table-cell office:value-type="float" office:value="0.00731886172755569">
                <text:p>0.00731886172755569</text:p>
              </table:table-cell>
              <table:table-cell office:value-type="float" office:value="6.25">
                <text:p>6.25</text:p>
              </table:table-cell>
              <table:table-cell office:value-type="float" office:value="0.0123360943619535">
                <text:p>0.01233609436195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5">
                <text:p>6.375</text:p>
              </table:table-cell>
              <table:table-cell office:value-type="float" office:value="0.00786592004095925">
                <text:p>0.00786592004095925</text:p>
              </table:table-cell>
              <table:table-cell office:value-type="float" office:value="6.375">
                <text:p>6.375</text:p>
              </table:table-cell>
              <table:table-cell office:value-type="float" office:value="0.00752036777504011">
                <text:p>0.00752036777504011</text:p>
              </table:table-cell>
              <table:table-cell office:value-type="float" office:value="6.375">
                <text:p>6.375</text:p>
              </table:table-cell>
              <table:table-cell office:value-type="float" office:value="0.0125038422975404">
                <text:p>0.01250384229754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5">
                <text:p>6.5</text:p>
              </table:table-cell>
              <table:table-cell office:value-type="float" office:value="0.00808800262156687">
                <text:p>0.00808800262156687</text:p>
              </table:table-cell>
              <table:table-cell office:value-type="float" office:value="6.5">
                <text:p>6.5</text:p>
              </table:table-cell>
              <table:table-cell office:value-type="float" office:value="0.00771412358992898">
                <text:p>0.00771412358992898</text:p>
              </table:table-cell>
              <table:table-cell office:value-type="float" office:value="6.5">
                <text:p>6.5</text:p>
              </table:table-cell>
              <table:table-cell office:value-type="float" office:value="0.0126651383894509">
                <text:p>0.0126651383894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5">
                <text:p>6.625</text:p>
              </table:table-cell>
              <table:table-cell office:value-type="float" office:value="0.00830170472743457">
                <text:p>0.00830170472743457</text:p>
              </table:table-cell>
              <table:table-cell office:value-type="float" office:value="6.625">
                <text:p>6.625</text:p>
              </table:table-cell>
              <table:table-cell office:value-type="float" office:value="0.00790056786463336">
                <text:p>0.00790056786463336</text:p>
              </table:table-cell>
              <table:table-cell office:value-type="float" office:value="6.625">
                <text:p>6.625</text:p>
              </table:table-cell>
              <table:table-cell office:value-type="float" office:value="0.0128203478363836">
                <text:p>0.01282034783638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5">
                <text:p>6.75</text:p>
              </table:table-cell>
              <table:table-cell office:value-type="float" office:value="0.00850749194049235">
                <text:p>0.00850749194049235</text:p>
              </table:table-cell>
              <table:table-cell office:value-type="float" office:value="6.75">
                <text:p>6.75</text:p>
              </table:table-cell>
              <table:table-cell office:value-type="float" office:value="0.00808010679583017">
                <text:p>0.00808010679583017</text:p>
              </table:table-cell>
              <table:table-cell office:value-type="float" office:value="6.75">
                <text:p>6.75</text:p>
              </table:table-cell>
              <table:table-cell office:value-type="float" office:value="0.0129698087852817">
                <text:p>0.01296980878528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5">
                <text:p>6.875</text:p>
              </table:table-cell>
              <table:table-cell office:value-type="float" office:value="0.00870579598216621">
                <text:p>0.00870579598216621</text:p>
              </table:table-cell>
              <table:table-cell office:value-type="float" office:value="6.875">
                <text:p>6.875</text:p>
              </table:table-cell>
              <table:table-cell office:value-type="float" office:value="0.00825311703861983">
                <text:p>0.00825311703861983</text:p>
              </table:table-cell>
              <table:table-cell office:value-type="float" office:value="6.875">
                <text:p>6.875</text:p>
              </table:table-cell>
              <table:table-cell office:value-type="float" office:value="0.0131138347905836">
                <text:p>0.0131138347905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0.00889701773663744">
                <text:p>0.00889701773663744</text:p>
              </table:table-cell>
              <table:table-cell office:value-type="float" office:value="7">
                <text:p>7</text:p>
              </table:table-cell>
              <table:table-cell office:value-type="float" office:value="0.00841994834416699">
                <text:p>0.00841994834416699</text:p>
              </table:table-cell>
              <table:table-cell office:value-type="float" office:value="7">
                <text:p>7</text:p>
              </table:table-cell>
              <table:table-cell office:value-type="float" office:value="0.0132527170099818">
                <text:p>0.0132527170099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5">
                <text:p>7.125</text:p>
              </table:table-cell>
              <table:table-cell office:value-type="float" office:value="0.00912470997589332">
                <text:p>0.00912470997589332</text:p>
              </table:table-cell>
              <table:table-cell office:value-type="float" office:value="7.125">
                <text:p>7.125</text:p>
              </table:table-cell>
              <table:table-cell office:value-type="float" office:value="0.00864880844924873">
                <text:p>0.00864880844924873</text:p>
              </table:table-cell>
              <table:table-cell office:value-type="float" office:value="7.125">
                <text:p>7.125</text:p>
              </table:table-cell>
              <table:table-cell office:value-type="float" office:value="0.0134604722969718">
                <text:p>0.01346047229697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5">
                <text:p>7.25</text:p>
              </table:table-cell>
              <table:table-cell office:value-type="float" office:value="0.00934455075862314">
                <text:p>0.00934455075862314</text:p>
              </table:table-cell>
              <table:table-cell office:value-type="float" office:value="7.25">
                <text:p>7.25</text:p>
              </table:table-cell>
              <table:table-cell office:value-type="float" office:value="0.00886977682656903">
                <text:p>0.00886977682656903</text:p>
              </table:table-cell>
              <table:table-cell office:value-type="float" office:value="7.25">
                <text:p>7.25</text:p>
              </table:table-cell>
              <table:table-cell office:value-type="float" office:value="0.0136610636085483">
                <text:p>0.01366106360854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5">
                <text:p>7.375</text:p>
              </table:table-cell>
              <table:table-cell office:value-type="float" office:value="0.00955693931142991">
                <text:p>0.00955693931142991</text:p>
              </table:table-cell>
              <table:table-cell office:value-type="float" office:value="7.375">
                <text:p>7.375</text:p>
              </table:table-cell>
              <table:table-cell office:value-type="float" office:value="0.00908325475042086">
                <text:p>0.00908325475042086</text:p>
              </table:table-cell>
              <table:table-cell office:value-type="float" office:value="7.375">
                <text:p>7.375</text:p>
              </table:table-cell>
              <table:table-cell office:value-type="float" office:value="0.0138548552146477">
                <text:p>0.01385485521464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">
                <text:p>7.5</text:p>
              </table:table-cell>
              <table:table-cell office:value-type="float" office:value="0.0097622482458098">
                <text:p>0.0097622482458098</text:p>
              </table:table-cell>
              <table:table-cell office:value-type="float" office:value="7.5">
                <text:p>7.5</text:p>
              </table:table-cell>
              <table:table-cell office:value-type="float" office:value="0.00928961674347762">
                <text:p>0.00928961674347762</text:p>
              </table:table-cell>
              <table:table-cell office:value-type="float" office:value="7.5">
                <text:p>7.5</text:p>
              </table:table-cell>
              <table:table-cell office:value-type="float" office:value="0.0140421871005437">
                <text:p>0.0140421871005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5">
                <text:p>7.625</text:p>
              </table:table-cell>
              <table:table-cell office:value-type="float" office:value="0.0099608257397182">
                <text:p>0.0099608257397182</text:p>
              </table:table-cell>
              <table:table-cell office:value-type="float" office:value="7.625">
                <text:p>7.625</text:p>
              </table:table-cell>
              <table:table-cell office:value-type="float" office:value="0.00948921276954891">
                <text:p>0.00948921276954891</text:p>
              </table:table-cell>
              <table:table-cell office:value-type="float" office:value="7.625">
                <text:p>7.625</text:p>
              </table:table-cell>
              <table:table-cell office:value-type="float" office:value="0.014223376957394">
                <text:p>0.0142233769573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5">
                <text:p>7.75</text:p>
              </table:table-cell>
              <table:table-cell office:value-type="float" office:value="0.0101529975080167">
                <text:p>0.0101529975080167</text:p>
              </table:table-cell>
              <table:table-cell office:value-type="float" office:value="7.75">
                <text:p>7.75</text:p>
              </table:table-cell>
              <table:table-cell office:value-type="float" office:value="0.00968237021413403">
                <text:p>0.00968237021413403</text:p>
              </table:table-cell>
              <table:table-cell office:value-type="float" office:value="7.75">
                <text:p>7.75</text:p>
              </table:table-cell>
              <table:table-cell office:value-type="float" office:value="0.0143987219801524">
                <text:p>0.01439872198015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5">
                <text:p>7.875</text:p>
              </table:table-cell>
              <table:table-cell office:value-type="float" office:value="0.010339068585258">
                <text:p>0.010339068585258</text:p>
              </table:table-cell>
              <table:table-cell office:value-type="float" office:value="7.875">
                <text:p>7.875</text:p>
              </table:table-cell>
              <table:table-cell office:value-type="float" office:value="0.00986939567635135">
                <text:p>0.00986939567635135</text:p>
              </table:table-cell>
              <table:table-cell office:value-type="float" office:value="7.875">
                <text:p>7.875</text:p>
              </table:table-cell>
              <table:table-cell office:value-type="float" office:value="0.0145685004942517">
                <text:p>0.01456850049425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0.0105193249413356">
                <text:p>0.0105193249413356</text:p>
              </table:table-cell>
              <table:table-cell office:value-type="float" office:value="8">
                <text:p>8</text:p>
              </table:table-cell>
              <table:table-cell office:value-type="float" office:value="0.0100505765928744">
                <text:p>0.0100505765928744</text:p>
              </table:table-cell>
              <table:table-cell office:value-type="float" office:value="8">
                <text:p>8</text:p>
              </table:table-cell>
              <table:table-cell office:value-type="float" office:value="0.0147329734297854">
                <text:p>0.01473297342978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5">
                <text:p>8.125</text:p>
              </table:table-cell>
              <table:table-cell office:value-type="float" office:value="0.0107113740113459">
                <text:p>0.0107113740113459</text:p>
              </table:table-cell>
              <table:table-cell office:value-type="float" office:value="8.125">
                <text:p>8.125</text:p>
              </table:table-cell>
              <table:table-cell office:value-type="float" office:value="0.0102533337013499">
                <text:p>0.0102533337013499</text:p>
              </table:table-cell>
              <table:table-cell office:value-type="float" office:value="8.125">
                <text:p>8.125</text:p>
              </table:table-cell>
              <table:table-cell office:value-type="float" office:value="0.0148923856596104">
                <text:p>0.0148923856596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5">
                <text:p>8.25</text:p>
              </table:table-cell>
              <table:table-cell office:value-type="float" office:value="0.0108976034125679">
                <text:p>0.0108976034125679</text:p>
              </table:table-cell>
              <table:table-cell office:value-type="float" office:value="8.25">
                <text:p>8.25</text:p>
              </table:table-cell>
              <table:table-cell office:value-type="float" office:value="0.0104499466550232">
                <text:p>0.0104499466550232</text:p>
              </table:table-cell>
              <table:table-cell office:value-type="float" office:value="8.25">
                <text:p>8.25</text:p>
              </table:table-cell>
              <table:table-cell office:value-type="float" office:value="0.0150469672158044">
                <text:p>0.0150469672158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5">
                <text:p>8.375</text:p>
              </table:table-cell>
              <table:table-cell office:value-type="float" office:value="0.0110782737271864">
                <text:p>0.0110782737271864</text:p>
              </table:table-cell>
              <table:table-cell office:value-type="float" office:value="8.375">
                <text:p>8.375</text:p>
              </table:table-cell>
              <table:table-cell office:value-type="float" office:value="0.0106406905653032">
                <text:p>0.0106406905653032</text:p>
              </table:table-cell>
              <table:table-cell office:value-type="float" office:value="8.375">
                <text:p>8.375</text:p>
              </table:table-cell>
              <table:table-cell office:value-type="float" office:value="0.0151969343971866">
                <text:p>0.01519693439718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">
                <text:p>8.5</text:p>
              </table:table-cell>
              <table:table-cell office:value-type="float" office:value="0.0112536302090219">
                <text:p>0.0112536302090219</text:p>
              </table:table-cell>
              <table:table-cell office:value-type="float" office:value="8.5">
                <text:p>8.5</text:p>
              </table:table-cell>
              <table:table-cell office:value-type="float" office:value="0.010825824360575">
                <text:p>0.010825824360575</text:p>
              </table:table-cell>
              <table:table-cell office:value-type="float" office:value="8.5">
                <text:p>8.5</text:p>
              </table:table-cell>
              <table:table-cell office:value-type="float" office:value="0.0153424907791163">
                <text:p>0.01534249077911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5">
                <text:p>8.625</text:p>
              </table:table-cell>
              <table:table-cell office:value-type="float" office:value="0.0114239038942825">
                <text:p>0.0114239038942825</text:p>
              </table:table-cell>
              <table:table-cell office:value-type="float" office:value="8.625">
                <text:p>8.625</text:p>
              </table:table-cell>
              <table:table-cell office:value-type="float" office:value="0.0110055919588823">
                <text:p>0.0110055919588823</text:p>
              </table:table-cell>
              <table:table-cell office:value-type="float" office:value="8.625">
                <text:p>8.625</text:p>
              </table:table-cell>
              <table:table-cell office:value-type="float" office:value="0.0154838281354829">
                <text:p>0.01548382813548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5">
                <text:p>8.75</text:p>
              </table:table-cell>
              <table:table-cell office:value-type="float" office:value="0.0115893126171071">
                <text:p>0.0115893126171071</text:p>
              </table:table-cell>
              <table:table-cell office:value-type="float" office:value="8.75">
                <text:p>8.75</text:p>
              </table:table-cell>
              <table:table-cell office:value-type="float" office:value="0.0111802233400952">
                <text:p>0.0111802233400952</text:p>
              </table:table-cell>
              <table:table-cell office:value-type="float" office:value="8.75">
                <text:p>8.75</text:p>
              </table:table-cell>
              <table:table-cell office:value-type="float" office:value="0.0156211272816676">
                <text:p>0.01562112728166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5">
                <text:p>8.875</text:p>
              </table:table-cell>
              <table:table-cell office:value-type="float" office:value="0.0117500619392887">
                <text:p>0.0117500619392887</text:p>
              </table:table-cell>
              <table:table-cell office:value-type="float" office:value="8.875">
                <text:p>8.875</text:p>
              </table:table-cell>
              <table:table-cell office:value-type="float" office:value="0.0113499355274711">
                <text:p>0.0113499355274711</text:p>
              </table:table-cell>
              <table:table-cell office:value-type="float" office:value="8.875">
                <text:p>8.875</text:p>
              </table:table-cell>
              <table:table-cell office:value-type="float" office:value="0.0157545588462696">
                <text:p>0.01575455884626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19063460025209">
                <text:p>0.0119063460025209</text:p>
              </table:table-cell>
              <table:table-cell office:value-type="float" office:value="9">
                <text:p>9</text:p>
              </table:table-cell>
              <table:table-cell office:value-type="float" office:value="0.0115149334874199">
                <text:p>0.0115149334874199</text:p>
              </table:table-cell>
              <table:table-cell office:value-type="float" office:value="9">
                <text:p>9</text:p>
              </table:table-cell>
              <table:table-cell office:value-type="float" office:value="0.0158842839785216">
                <text:p>0.01588428397852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25">
                <text:p>9.125</text:p>
              </table:table-cell>
              <table:table-cell office:value-type="float" office:value="0.0120804134181374">
                <text:p>0.0120804134181374</text:p>
              </table:table-cell>
              <table:table-cell office:value-type="float" office:value="9.125">
                <text:p>9.125</text:p>
              </table:table-cell>
              <table:table-cell office:value-type="float" office:value="0.0116977100939217">
                <text:p>0.0116977100939217</text:p>
              </table:table-cell>
              <table:table-cell office:value-type="float" office:value="9.125">
                <text:p>9.125</text:p>
              </table:table-cell>
              <table:table-cell office:value-type="float" office:value="0.0160104549975612">
                <text:p>0.01601045499756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5">
                <text:p>9.25</text:p>
              </table:table-cell>
              <table:table-cell office:value-type="float" office:value="0.0122497763090076">
                <text:p>0.0122497763090076</text:p>
              </table:table-cell>
              <table:table-cell office:value-type="float" office:value="9.25">
                <text:p>9.25</text:p>
              </table:table-cell>
              <table:table-cell office:value-type="float" office:value="0.0118755467921397">
                <text:p>0.0118755467921397</text:p>
              </table:table-cell>
              <table:table-cell office:value-type="float" office:value="9.25">
                <text:p>9.25</text:p>
              </table:table-cell>
              <table:table-cell office:value-type="float" office:value="0.0161332159890591">
                <text:p>0.01613321598905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75">
                <text:p>9.375</text:p>
              </table:table-cell>
              <table:table-cell office:value-type="float" office:value="0.0124146228561211">
                <text:p>0.0124146228561211</text:p>
              </table:table-cell>
              <table:table-cell office:value-type="float" office:value="9.375">
                <text:p>9.375</text:p>
              </table:table-cell>
              <table:table-cell office:value-type="float" office:value="0.0120486411784051">
                <text:p>0.0120486411784051</text:p>
              </table:table-cell>
              <table:table-cell office:value-type="float" office:value="9.375">
                <text:p>9.375</text:p>
              </table:table-cell>
              <table:table-cell office:value-type="float" office:value="0.0162527033541171">
                <text:p>0.01625270335411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5">
                <text:p>9.5</text:p>
              </table:table-cell>
              <table:table-cell office:value-type="float" office:value="0.0125751313362054">
                <text:p>0.0125751313362054</text:p>
              </table:table-cell>
              <table:table-cell office:value-type="float" office:value="9.5">
                <text:p>9.5</text:p>
              </table:table-cell>
              <table:table-cell office:value-type="float" office:value="0.0122171804492426">
                <text:p>0.0122171804492426</text:p>
              </table:table-cell>
              <table:table-cell office:value-type="float" office:value="9.5">
                <text:p>9.5</text:p>
              </table:table-cell>
              <table:table-cell office:value-type="float" office:value="0.0163690463148315">
                <text:p>0.01636904631483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25">
                <text:p>9.625</text:p>
              </table:table-cell>
              <table:table-cell office:value-type="float" office:value="0.012731470764859">
                <text:p>0.012731470764859</text:p>
              </table:table-cell>
              <table:table-cell office:value-type="float" office:value="9.625">
                <text:p>9.625</text:p>
              </table:table-cell>
              <table:table-cell office:value-type="float" office:value="0.0123813420766816">
                <text:p>0.0123813420766816</text:p>
              </table:table-cell>
              <table:table-cell office:value-type="float" office:value="9.625">
                <text:p>9.625</text:p>
              </table:table-cell>
              <table:table-cell office:value-type="float" office:value="0.0164823673804624">
                <text:p>0.0164823673804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5">
                <text:p>9.75</text:p>
              </table:table-cell>
              <table:table-cell office:value-type="float" office:value="0.0128838014902137">
                <text:p>0.0128838014902137</text:p>
              </table:table-cell>
              <table:table-cell office:value-type="float" office:value="9.75">
                <text:p>9.75</text:p>
              </table:table-cell>
              <table:table-cell office:value-type="float" office:value="0.0125412944316223">
                <text:p>0.0125412944316223</text:p>
              </table:table-cell>
              <table:table-cell office:value-type="float" office:value="9.75">
                <text:p>9.75</text:p>
              </table:table-cell>
              <table:table-cell office:value-type="float" office:value="0.0165927827777438">
                <text:p>0.01659278277774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75">
                <text:p>9.875</text:p>
              </table:table-cell>
              <table:table-cell office:value-type="float" office:value="0.0130322757415088">
                <text:p>0.0130322757415088</text:p>
              </table:table-cell>
              <table:table-cell office:value-type="float" office:value="9.875">
                <text:p>9.875</text:p>
              </table:table-cell>
              <table:table-cell office:value-type="float" office:value="0.0126971973598556">
                <text:p>0.0126971973598556</text:p>
              </table:table-cell>
              <table:table-cell office:value-type="float" office:value="9.875">
                <text:p>9.875</text:p>
              </table:table-cell>
              <table:table-cell office:value-type="float" office:value="0.0167004028485118">
                <text:p>0.01670040284851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0.0131770381365215">
                <text:p>0.0131770381365215</text:p>
              </table:table-cell>
              <table:table-cell office:value-type="float" office:value="10">
                <text:p>10</text:p>
              </table:table-cell>
              <table:table-cell office:value-type="float" office:value="0.012849202714883">
                <text:p>0.012849202714883</text:p>
              </table:table-cell>
              <table:table-cell office:value-type="float" office:value="10">
                <text:p>10</text:p>
              </table:table-cell>
              <table:table-cell office:value-type="float" office:value="0.0168053324175105">
                <text:p>0.0168053324175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25">
                <text:p>10.125</text:p>
              </table:table-cell>
              <table:table-cell office:value-type="float" office:value="0.0133397771499454">
                <text:p>0.0133397771499454</text:p>
              </table:table-cell>
              <table:table-cell office:value-type="float" office:value="10.125">
                <text:p>10.125</text:p>
              </table:table-cell>
              <table:table-cell office:value-type="float" office:value="0.0130217542535217">
                <text:p>0.0130217542535217</text:p>
              </table:table-cell>
              <table:table-cell office:value-type="float" office:value="10.125">
                <text:p>10.125</text:p>
              </table:table-cell>
              <table:table-cell office:value-type="float" office:value="0.0169438970962853">
                <text:p>0.01694389709628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5">
                <text:p>10.25</text:p>
              </table:table-cell>
              <table:table-cell office:value-type="float" office:value="0.0134985469191393">
                <text:p>0.0134985469191393</text:p>
              </table:table-cell>
              <table:table-cell office:value-type="float" office:value="10.25">
                <text:p>10.25</text:p>
              </table:table-cell>
              <table:table-cell office:value-type="float" office:value="0.0131900972180472">
                <text:p>0.0131900972180472</text:p>
              </table:table-cell>
              <table:table-cell office:value-type="float" office:value="10.25">
                <text:p>10.25</text:p>
              </table:table-cell>
              <table:table-cell office:value-type="float" office:value="0.0170790821487485">
                <text:p>0.01707908214874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75">
                <text:p>10.375</text:p>
              </table:table-cell>
              <table:table-cell office:value-type="float" office:value="0.0136534909107624">
                <text:p>0.0136534909107624</text:p>
              </table:table-cell>
              <table:table-cell office:value-type="float" office:value="10.375">
                <text:p>10.375</text:p>
              </table:table-cell>
              <table:table-cell office:value-type="float" office:value="0.0133543837255962">
                <text:p>0.0133543837255962</text:p>
              </table:table-cell>
              <table:table-cell office:value-type="float" office:value="10.375">
                <text:p>10.375</text:p>
              </table:table-cell>
              <table:table-cell office:value-type="float" office:value="0.0172110097300681">
                <text:p>0.01721100973006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">
                <text:p>10.5</text:p>
              </table:table-cell>
              <table:table-cell office:value-type="float" office:value="0.0138047457597277">
                <text:p>0.0138047457597277</text:p>
              </table:table-cell>
              <table:table-cell office:value-type="float" office:value="10.5">
                <text:p>10.5</text:p>
              </table:table-cell>
              <table:table-cell office:value-type="float" office:value="0.0135147586496322">
                <text:p>0.0135147586496322</text:p>
              </table:table-cell>
              <table:table-cell office:value-type="float" office:value="10.5">
                <text:p>10.5</text:p>
              </table:table-cell>
              <table:table-cell office:value-type="float" office:value="0.017339796178499">
                <text:p>0.017339796178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25">
                <text:p>10.625</text:p>
              </table:table-cell>
              <table:table-cell office:value-type="float" office:value="0.0139524416710703">
                <text:p>0.0139524416710703</text:p>
              </table:table-cell>
              <table:table-cell office:value-type="float" office:value="10.625">
                <text:p>10.625</text:p>
              </table:table-cell>
              <table:table-cell office:value-type="float" office:value="0.0136713600460437">
                <text:p>0.0136713600460437</text:p>
              </table:table-cell>
              <table:table-cell office:value-type="float" office:value="10.625">
                <text:p>10.625</text:p>
              </table:table-cell>
              <table:table-cell office:value-type="float" office:value="0.0174655523575552">
                <text:p>0.0174655523575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5">
                <text:p>10.75</text:p>
              </table:table-cell>
              <table:table-cell office:value-type="float" office:value="0.0140967027937771">
                <text:p>0.0140967027937771</text:p>
              </table:table-cell>
              <table:table-cell office:value-type="float" office:value="10.75">
                <text:p>10.75</text:p>
              </table:table-cell>
              <table:table-cell office:value-type="float" office:value="0.0138243195495155">
                <text:p>0.0138243195495155</text:p>
              </table:table-cell>
              <table:table-cell office:value-type="float" office:value="10.75">
                <text:p>10.75</text:p>
              </table:table-cell>
              <table:table-cell office:value-type="float" office:value="0.0175883839743077">
                <text:p>0.01758838397430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75">
                <text:p>10.875</text:p>
              </table:table-cell>
              <table:table-cell office:value-type="float" office:value="0.0142376475688354">
                <text:p>0.0142376475688354</text:p>
              </table:table-cell>
              <table:table-cell office:value-type="float" office:value="10.875">
                <text:p>10.875</text:p>
              </table:table-cell>
              <table:table-cell office:value-type="float" office:value="0.0139737627425626">
                <text:p>0.0139737627425626</text:p>
              </table:table-cell>
              <table:table-cell office:value-type="float" office:value="10.875">
                <text:p>10.875</text:p>
              </table:table-cell>
              <table:table-cell office:value-type="float" office:value="0.0177083918757325">
                <text:p>0.01770839187573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0.0143753890535515">
                <text:p>0.0143753890535515</text:p>
              </table:table-cell>
              <table:table-cell office:value-type="float" office:value="11">
                <text:p>11</text:p>
              </table:table-cell>
              <table:table-cell office:value-type="float" office:value="0.0141198094994041">
                <text:p>0.0141198094994041</text:p>
              </table:table-cell>
              <table:table-cell office:value-type="float" office:value="11">
                <text:p>11</text:p>
              </table:table-cell>
              <table:table-cell office:value-type="float" office:value="0.0178256723248523">
                <text:p>0.01782567232485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25">
                <text:p>11.125</text:p>
              </table:table-cell>
              <table:table-cell office:value-type="float" office:value="0.0145154466320483">
                <text:p>0.0145154466320483</text:p>
              </table:table-cell>
              <table:table-cell office:value-type="float" office:value="11.125">
                <text:p>11.125</text:p>
              </table:table-cell>
              <table:table-cell office:value-type="float" office:value="0.0142625743066537">
                <text:p>0.0142625743066537</text:p>
              </table:table-cell>
              <table:table-cell office:value-type="float" office:value="11.125">
                <text:p>11.125</text:p>
              </table:table-cell>
              <table:table-cell office:value-type="float" office:value="0.0179403172582615">
                <text:p>0.01794031725826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5">
                <text:p>11.25</text:p>
              </table:table-cell>
              <table:table-cell office:value-type="float" office:value="0.0146523918199119">
                <text:p>0.0146523918199119</text:p>
              </table:table-cell>
              <table:table-cell office:value-type="float" office:value="11.25">
                <text:p>11.25</text:p>
              </table:table-cell>
              <table:table-cell office:value-type="float" office:value="0.0144021665626311">
                <text:p>0.0144021665626311</text:p>
              </table:table-cell>
              <table:table-cell office:value-type="float" office:value="11.25">
                <text:p>11.25</text:p>
              </table:table-cell>
              <table:table-cell office:value-type="float" office:value="0.0180524145264838">
                <text:p>0.01805241452648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75">
                <text:p>11.375</text:p>
              </table:table-cell>
              <table:table-cell office:value-type="float" office:value="0.0147863272234268">
                <text:p>0.0147863272234268</text:p>
              </table:table-cell>
              <table:table-cell office:value-type="float" office:value="11.375">
                <text:p>11.375</text:p>
              </table:table-cell>
              <table:table-cell office:value-type="float" office:value="0.0145386908569386">
                <text:p>0.0145386908569386</text:p>
              </table:table-cell>
              <table:table-cell office:value-type="float" office:value="11.375">
                <text:p>11.375</text:p>
              </table:table-cell>
              <table:table-cell office:value-type="float" office:value="0.0181620481184814">
                <text:p>0.0181620481184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">
                <text:p>11.5</text:p>
              </table:table-cell>
              <table:table-cell office:value-type="float" office:value="0.0149173509877349">
                <text:p>0.0149173509877349</text:p>
              </table:table-cell>
              <table:table-cell office:value-type="float" office:value="11.5">
                <text:p>11.5</text:p>
              </table:table-cell>
              <table:table-cell office:value-type="float" office:value="0.0146722472318046">
                <text:p>0.0146722472318046</text:p>
              </table:table-cell>
              <table:table-cell office:value-type="float" office:value="11.5">
                <text:p>11.5</text:p>
              </table:table-cell>
              <table:table-cell office:value-type="float" office:value="0.0182692983715226">
                <text:p>0.01826929837152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25">
                <text:p>11.625</text:p>
              </table:table-cell>
              <table:table-cell office:value-type="float" office:value="0.0150455570366815">
                <text:p>0.0150455570366815</text:p>
              </table:table-cell>
              <table:table-cell office:value-type="float" office:value="11.625">
                <text:p>11.625</text:p>
              </table:table-cell>
              <table:table-cell office:value-type="float" office:value="0.0148029314265661">
                <text:p>0.0148029314265661</text:p>
              </table:table-cell>
              <table:table-cell office:value-type="float" office:value="11.625">
                <text:p>11.625</text:p>
              </table:table-cell>
              <table:table-cell office:value-type="float" office:value="0.0183742421675091">
                <text:p>0.01837424216750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5">
                <text:p>11.75</text:p>
              </table:table-cell>
              <table:table-cell office:value-type="float" office:value="0.0151710352973527">
                <text:p>0.0151710352973527</text:p>
              </table:table-cell>
              <table:table-cell office:value-type="float" office:value="11.75">
                <text:p>11.75</text:p>
              </table:table-cell>
              <table:table-cell office:value-type="float" office:value="0.0149308351065453">
                <text:p>0.0149308351065453</text:p>
              </table:table-cell>
              <table:table-cell office:value-type="float" office:value="11.75">
                <text:p>11.75</text:p>
              </table:table-cell>
              <table:table-cell office:value-type="float" office:value="0.0184769531167726">
                <text:p>0.01847695311677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75">
                <text:p>11.875</text:p>
              </table:table-cell>
              <table:table-cell office:value-type="float" office:value="0.0152938719104308">
                <text:p>0.0152938719104308</text:p>
              </table:table-cell>
              <table:table-cell office:value-type="float" office:value="11.875">
                <text:p>11.875</text:p>
              </table:table-cell>
              <table:table-cell office:value-type="float" office:value="0.0150560460774724">
                <text:p>0.0150560460774724</text:p>
              </table:table-cell>
              <table:table-cell office:value-type="float" office:value="11.875">
                <text:p>11.875</text:p>
              </table:table-cell>
              <table:table-cell office:value-type="float" office:value="0.018577501730262">
                <text:p>0.0185775017302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  <table:table-cell office:value-type="float" office:value="0.015414149427403">
                <text:p>0.015414149427403</text:p>
              </table:table-cell>
              <table:table-cell office:value-type="float" office:value="12">
                <text:p>12</text:p>
              </table:table-cell>
              <table:table-cell office:value-type="float" office:value="0.0151786484865051">
                <text:p>0.0151786484865051</text:p>
              </table:table-cell>
              <table:table-cell office:value-type="float" office:value="12">
                <text:p>12</text:p>
              </table:table-cell>
              <table:table-cell office:value-type="float" office:value="0.0186759555809704">
                <text:p>0.0186759555809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25">
                <text:p>12.125</text:p>
              </table:table-cell>
              <table:table-cell office:value-type="float" office:value="0.0155271869873058">
                <text:p>0.0155271869873058</text:p>
              </table:table-cell>
              <table:table-cell office:value-type="float" office:value="12.125">
                <text:p>12.125</text:p>
              </table:table-cell>
              <table:table-cell office:value-type="float" office:value="0.0152994973249881">
                <text:p>0.0152994973249881</text:p>
              </table:table-cell>
              <table:table-cell office:value-type="float" office:value="12.125">
                <text:p>12.125</text:p>
              </table:table-cell>
              <table:table-cell office:value-type="float" office:value="0.0187723794553756">
                <text:p>0.0187723794553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5">
                <text:p>12.25</text:p>
              </table:table-cell>
              <table:table-cell office:value-type="float" office:value="0.0156379176582308">
                <text:p>0.0156379176582308</text:p>
              </table:table-cell>
              <table:table-cell office:value-type="float" office:value="12.25">
                <text:p>12.25</text:p>
              </table:table-cell>
              <table:table-cell office:value-type="float" office:value="0.015417879860645">
                <text:p>0.015417879860645</text:p>
              </table:table-cell>
              <table:table-cell office:value-type="float" office:value="12.25">
                <text:p>12.25</text:p>
              </table:table-cell>
              <table:table-cell office:value-type="float" office:value="0.0188668354956092">
                <text:p>0.01886683549560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75">
                <text:p>12.375</text:p>
              </table:table-cell>
              <table:table-cell office:value-type="float" office:value="0.0157464113459049">
                <text:p>0.0157464113459049</text:p>
              </table:table-cell>
              <table:table-cell office:value-type="float" office:value="12.375">
                <text:p>12.375</text:p>
              </table:table-cell>
              <table:table-cell office:value-type="float" office:value="0.0155338708299249">
                <text:p>0.0155338708299249</text:p>
              </table:table-cell>
              <table:table-cell office:value-type="float" office:value="12.375">
                <text:p>12.375</text:p>
              </table:table-cell>
              <table:table-cell office:value-type="float" office:value="0.0189593833330098">
                <text:p>0.01895938333300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5">
                <text:p>12.5</text:p>
              </table:table-cell>
              <table:table-cell office:value-type="float" office:value="0.0158527351598255">
                <text:p>0.0158527351598255</text:p>
              </table:table-cell>
              <table:table-cell office:value-type="float" office:value="12.5">
                <text:p>12.5</text:p>
              </table:table-cell>
              <table:table-cell office:value-type="float" office:value="0.0156475419798192">
                <text:p>0.0156475419798192</text:p>
              </table:table-cell>
              <table:table-cell office:value-type="float" office:value="12.5">
                <text:p>12.5</text:p>
              </table:table-cell>
              <table:table-cell office:value-type="float" office:value="0.0190500802136624">
                <text:p>0.01905008021366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25">
                <text:p>12.625</text:p>
              </table:table-cell>
              <table:table-cell office:value-type="float" office:value="0.0159569535516883">
                <text:p>0.0159569535516883</text:p>
              </table:table-cell>
              <table:table-cell office:value-type="float" office:value="12.625">
                <text:p>12.625</text:p>
              </table:table-cell>
              <table:table-cell office:value-type="float" office:value="0.0157589622158543">
                <text:p>0.0157589622158543</text:p>
              </table:table-cell>
              <table:table-cell office:value-type="float" office:value="12.625">
                <text:p>12.625</text:p>
              </table:table-cell>
              <table:table-cell office:value-type="float" office:value="0.0191389811164803">
                <text:p>0.01913898111648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5">
                <text:p>12.75</text:p>
              </table:table-cell>
              <table:table-cell office:value-type="float" office:value="0.0160591284456714">
                <text:p>0.0160591284456714</text:p>
              </table:table-cell>
              <table:table-cell office:value-type="float" office:value="12.75">
                <text:p>12.75</text:p>
              </table:table-cell>
              <table:table-cell office:value-type="float" office:value="0.0158681977413788">
                <text:p>0.0158681977413788</text:p>
              </table:table-cell>
              <table:table-cell office:value-type="float" office:value="12.75">
                <text:p>12.75</text:p>
              </table:table-cell>
              <table:table-cell office:value-type="float" office:value="0.019226138864341">
                <text:p>0.0192261388643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75">
                <text:p>12.875</text:p>
              </table:table-cell>
              <table:table-cell office:value-type="float" office:value="0.0161593193611306">
                <text:p>0.0161593193611306</text:p>
              </table:table-cell>
              <table:table-cell office:value-type="float" office:value="12.875">
                <text:p>12.875</text:p>
              </table:table-cell>
              <table:table-cell office:value-type="float" office:value="0.0159753121887378">
                <text:p>0.0159753121887378</text:p>
              </table:table-cell>
              <table:table-cell office:value-type="float" office:value="12.875">
                <text:p>12.875</text:p>
              </table:table-cell>
              <table:table-cell office:value-type="float" office:value="0.0193116042287481">
                <text:p>0.01931160422874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">
                <text:p>13</text:p>
              </table:table-cell>
              <table:table-cell office:value-type="float" office:value="0.0162575835282155">
                <text:p>0.0162575835282155</text:p>
              </table:table-cell>
              <table:table-cell office:value-type="float" office:value="13">
                <text:p>13</text:p>
              </table:table-cell>
              <table:table-cell office:value-type="float" office:value="0.0160803667428784">
                <text:p>0.0160803667428784</text:p>
              </table:table-cell>
              <table:table-cell office:value-type="float" office:value="13">
                <text:p>13</text:p>
              </table:table-cell>
              <table:table-cell office:value-type="float" office:value="0.019395426028455">
                <text:p>0.0193954260284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25">
                <text:p>13.125</text:p>
              </table:table-cell>
              <table:table-cell office:value-type="float" office:value="0.0163539759968798">
                <text:p>0.0163539759968798</text:p>
              </table:table-cell>
              <table:table-cell office:value-type="float" office:value="13.125">
                <text:p>13.125</text:p>
              </table:table-cell>
              <table:table-cell office:value-type="float" office:value="0.0161834202578925">
                <text:p>0.0161834202578925</text:p>
              </table:table-cell>
              <table:table-cell office:value-type="float" office:value="13.125">
                <text:p>13.125</text:p>
              </table:table-cell>
              <table:table-cell office:value-type="float" office:value="0.0194776512224532">
                <text:p>0.01947765122245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5">
                <text:p>13.25</text:p>
              </table:table-cell>
              <table:table-cell office:value-type="float" office:value="0.0164485497397202">
                <text:p>0.0164485497397202</text:p>
              </table:table-cell>
              <table:table-cell office:value-type="float" office:value="13.25">
                <text:p>13.25</text:p>
              </table:table-cell>
              <table:table-cell office:value-type="float" office:value="0.016284529366963">
                <text:p>0.016284529366963</text:p>
              </table:table-cell>
              <table:table-cell office:value-type="float" office:value="13.25">
                <text:p>13.25</text:p>
              </table:table-cell>
              <table:table-cell office:value-type="float" office:value="0.0195583249976968">
                <text:p>0.01955832499769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75">
                <text:p>13.375</text:p>
              </table:table-cell>
              <table:table-cell office:value-type="float" office:value="0.0165413557490496">
                <text:p>0.0165413557490496</text:p>
              </table:table-cell>
              <table:table-cell office:value-type="float" office:value="13.375">
                <text:p>13.375</text:p>
              </table:table-cell>
              <table:table-cell office:value-type="float" office:value="0.0163837485861442">
                <text:p>0.0163837485861442</text:p>
              </table:table-cell>
              <table:table-cell office:value-type="float" office:value="13.375">
                <text:p>13.375</text:p>
              </table:table-cell>
              <table:table-cell office:value-type="float" office:value="0.0196374908519078">
                <text:p>0.01963749085190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5">
                <text:p>13.5</text:p>
              </table:table-cell>
              <table:table-cell office:value-type="float" office:value="0.0166324431285766">
                <text:p>0.0166324431285766</text:p>
              </table:table-cell>
              <table:table-cell office:value-type="float" office:value="13.5">
                <text:p>13.5</text:p>
              </table:table-cell>
              <table:table-cell office:value-type="float" office:value="0.0164811304123777">
                <text:p>0.0164811304123777</text:p>
              </table:table-cell>
              <table:table-cell office:value-type="float" office:value="13.5">
                <text:p>13.5</text:p>
              </table:table-cell>
              <table:table-cell office:value-type="float" office:value="0.0197151906717815">
                <text:p>0.01971519067178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25">
                <text:p>13.625</text:p>
              </table:table-cell>
              <table:table-cell office:value-type="float" office:value="0.0167218591800389">
                <text:p>0.0167218591800389</text:p>
              </table:table-cell>
              <table:table-cell office:value-type="float" office:value="13.625">
                <text:p>13.625</text:p>
              </table:table-cell>
              <table:table-cell office:value-type="float" office:value="0.0165767254161115">
                <text:p>0.0165767254161115</text:p>
              </table:table-cell>
              <table:table-cell office:value-type="float" office:value="13.625">
                <text:p>13.625</text:p>
              </table:table-cell>
              <table:table-cell office:value-type="float" office:value="0.0197914648068869">
                <text:p>0.01979146480688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5">
                <text:p>13.75</text:p>
              </table:table-cell>
              <table:table-cell office:value-type="float" office:value="0.0168096494851109">
                <text:p>0.0168096494851109</text:p>
              </table:table-cell>
              <table:table-cell office:value-type="float" office:value="13.75">
                <text:p>13.75</text:p>
              </table:table-cell>
              <table:table-cell office:value-type="float" office:value="0.0166705823288682">
                <text:p>0.0166705823288682</text:p>
              </table:table-cell>
              <table:table-cell office:value-type="float" office:value="13.75">
                <text:p>13.75</text:p>
              </table:table-cell>
              <table:table-cell office:value-type="float" office:value="0.0198663521395358">
                <text:p>0.01986635213953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75">
                <text:p>13.875</text:p>
              </table:table-cell>
              <table:table-cell office:value-type="float" office:value="0.0168958579828844">
                <text:p>0.0168958579828844</text:p>
              </table:table-cell>
              <table:table-cell office:value-type="float" office:value="13.875">
                <text:p>13.875</text:p>
              </table:table-cell>
              <table:table-cell office:value-type="float" office:value="0.0167627481260799">
                <text:p>0.0167627481260799</text:p>
              </table:table-cell>
              <table:table-cell office:value-type="float" office:value="13.875">
                <text:p>13.875</text:p>
              </table:table-cell>
              <table:table-cell office:value-type="float" office:value="0.0199398901508758">
                <text:p>0.01993989015087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">
                <text:p>14</text:p>
              </table:table-cell>
              <table:table-cell office:value-type="float" office:value="0.0169805270431976">
                <text:p>0.0169805270431976</text:p>
              </table:table-cell>
              <table:table-cell office:value-type="float" office:value="14">
                <text:p>14</text:p>
              </table:table-cell>
              <table:table-cell office:value-type="float" office:value="0.0168532681054841">
                <text:p>0.0168532681054841</text:p>
              </table:table-cell>
              <table:table-cell office:value-type="float" office:value="14">
                <text:p>14</text:p>
              </table:table-cell>
              <table:table-cell office:value-type="float" office:value="0.0200121149834418">
                <text:p>0.02001211498344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25">
                <text:p>14.125</text:p>
              </table:table-cell>
              <table:table-cell office:value-type="float" office:value="0.0170636975360717">
                <text:p>0.0170636975360717</text:p>
              </table:table-cell>
              <table:table-cell office:value-type="float" office:value="14.125">
                <text:p>14.125</text:p>
              </table:table-cell>
              <table:table-cell office:value-type="float" office:value="0.0169421859613591">
                <text:p>0.0169421859613591</text:p>
              </table:table-cell>
              <table:table-cell office:value-type="float" office:value="14.125">
                <text:p>14.125</text:p>
              </table:table-cell>
              <table:table-cell office:value-type="float" office:value="0.0200830615003872">
                <text:p>0.02008306150038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5">
                <text:p>14.25</text:p>
              </table:table-cell>
              <table:table-cell office:value-type="float" office:value="0.0171454088974918">
                <text:p>0.0171454088974918</text:p>
              </table:table-cell>
              <table:table-cell office:value-type="float" office:value="14.25">
                <text:p>14.25</text:p>
              </table:table-cell>
              <table:table-cell office:value-type="float" office:value="0.0170295438548503">
                <text:p>0.0170295438548503</text:p>
              </table:table-cell>
              <table:table-cell office:value-type="float" office:value="14.25">
                <text:p>14.25</text:p>
              </table:table-cell>
              <table:table-cell office:value-type="float" office:value="0.0201527633415967">
                <text:p>0.02015276334159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75">
                <text:p>14.375</text:p>
              </table:table-cell>
              <table:table-cell office:value-type="float" office:value="0.0172256991917568">
                <text:p>0.0172256991917568</text:p>
              </table:table-cell>
              <table:table-cell office:value-type="float" office:value="14.375">
                <text:p>14.375</text:p>
              </table:table-cell>
              <table:table-cell office:value-type="float" office:value="0.0171153824806287">
                <text:p>0.0171153824806287</text:p>
              </table:table-cell>
              <table:table-cell office:value-type="float" office:value="14.375">
                <text:p>14.375</text:p>
              </table:table-cell>
              <table:table-cell office:value-type="float" office:value="0.0202212529768721">
                <text:p>0.02022125297687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5">
                <text:p>14.5</text:p>
              </table:table-cell>
              <table:table-cell office:value-type="float" office:value="0.0173046051706034">
                <text:p>0.0173046051706034</text:p>
              </table:table-cell>
              <table:table-cell office:value-type="float" office:value="14.5">
                <text:p>14.5</text:p>
              </table:table-cell>
              <table:table-cell office:value-type="float" office:value="0.0171997411301005">
                <text:p>0.0171997411301005</text:p>
              </table:table-cell>
              <table:table-cell office:value-type="float" office:value="14.5">
                <text:p>14.5</text:p>
              </table:table-cell>
              <table:table-cell office:value-type="float" office:value="0.0202885617563669">
                <text:p>0.02028856175636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25">
                <text:p>14.625</text:p>
              </table:table-cell>
              <table:table-cell office:value-type="float" office:value="0.0173821623292988">
                <text:p>0.0173821623292988</text:p>
              </table:table-cell>
              <table:table-cell office:value-type="float" office:value="14.625">
                <text:p>14.625</text:p>
              </table:table-cell>
              <table:table-cell office:value-type="float" office:value="0.0172826577513762">
                <text:p>0.0172826577513762</text:p>
              </table:table-cell>
              <table:table-cell office:value-type="float" office:value="14.625">
                <text:p>14.625</text:p>
              </table:table-cell>
              <table:table-cell office:value-type="float" office:value="0.0203547199584344">
                <text:p>0.02035471995843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5">
                <text:p>14.75</text:p>
              </table:table-cell>
              <table:table-cell office:value-type="float" office:value="0.0174584049598807">
                <text:p>0.0174584049598807</text:p>
              </table:table-cell>
              <table:table-cell office:value-type="float" office:value="14.75">
                <text:p>14.75</text:p>
              </table:table-cell>
              <table:table-cell office:value-type="float" office:value="0.0173641690061896">
                <text:p>0.0173641690061896</text:p>
              </table:table-cell>
              <table:table-cell office:value-type="float" office:value="14.75">
                <text:p>14.75</text:p>
              </table:table-cell>
              <table:table-cell office:value-type="float" office:value="0.0204197568350432">
                <text:p>0.02041975683504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75">
                <text:p>14.875</text:p>
              </table:table-cell>
              <table:table-cell office:value-type="float" office:value="0.0175333662017133">
                <text:p>0.0175333662017133</text:p>
              </table:table-cell>
              <table:table-cell office:value-type="float" office:value="14.875">
                <text:p>14.875</text:p>
              </table:table-cell>
              <table:table-cell office:value-type="float" office:value="0.0174443103239473">
                <text:p>0.0174443103239473</text:p>
              </table:table-cell>
              <table:table-cell office:value-type="float" office:value="14.875">
                <text:p>14.875</text:p>
              </table:table-cell>
              <table:table-cell office:value-type="float" office:value="0.0204837006549023">
                <text:p>0.02048370065490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0.0176070780895154">
                <text:p>0.0176070780895154</text:p>
              </table:table-cell>
              <table:table-cell office:value-type="float" office:value="15">
                <text:p>15</text:p>
              </table:table-cell>
              <table:table-cell office:value-type="float" office:value="0.0175231159530758">
                <text:p>0.0175231159530758</text:p>
              </table:table-cell>
              <table:table-cell office:value-type="float" office:value="15">
                <text:p>15</text:p>
              </table:table-cell>
              <table:table-cell office:value-type="float" office:value="0.0205465787444303">
                <text:p>0.0205465787444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25">
                <text:p>15.125</text:p>
              </table:table-cell>
              <table:table-cell office:value-type="float" office:value="0.0176413788808505">
                <text:p>0.0176413788808505</text:p>
              </table:table-cell>
              <table:table-cell office:value-type="float" office:value="15.125">
                <text:p>15.125</text:p>
              </table:table-cell>
              <table:table-cell office:value-type="float" office:value="0.0175878864959845">
                <text:p>0.0175878864959845</text:p>
              </table:table-cell>
              <table:table-cell office:value-type="float" office:value="15.125">
                <text:p>15.125</text:p>
              </table:table-cell>
              <table:table-cell office:value-type="float" office:value="0.0205950047497865">
                <text:p>0.02059500474978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5">
                <text:p>15.25</text:p>
              </table:table-cell>
              <table:table-cell office:value-type="float" office:value="0.0176751173641309">
                <text:p>0.0176751173641309</text:p>
              </table:table-cell>
              <table:table-cell office:value-type="float" office:value="15.25">
                <text:p>15.25</text:p>
              </table:table-cell>
              <table:table-cell office:value-type="float" office:value="0.0176515952267144">
                <text:p>0.0176515952267144</text:p>
              </table:table-cell>
              <table:table-cell office:value-type="float" office:value="15.25">
                <text:p>15.25</text:p>
              </table:table-cell>
              <table:table-cell office:value-type="float" office:value="0.0206426368862024">
                <text:p>0.02064263688620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75">
                <text:p>15.375</text:p>
              </table:table-cell>
              <table:table-cell office:value-type="float" office:value="0.0177083072541873">
                <text:p>0.0177083072541873</text:p>
              </table:table-cell>
              <table:table-cell office:value-type="float" office:value="15.375">
                <text:p>15.375</text:p>
              </table:table-cell>
              <table:table-cell office:value-type="float" office:value="0.0177142680431235">
                <text:p>0.0177142680431235</text:p>
              </table:table-cell>
              <table:table-cell office:value-type="float" office:value="15.375">
                <text:p>15.375</text:p>
              </table:table-cell>
              <table:table-cell office:value-type="float" office:value="0.0206894945163351">
                <text:p>0.02068949451633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5">
                <text:p>15.5</text:p>
              </table:table-cell>
              <table:table-cell office:value-type="float" office:value="0.0177409618234363">
                <text:p>0.0177409618234363</text:p>
              </table:table-cell>
              <table:table-cell office:value-type="float" office:value="15.5">
                <text:p>15.5</text:p>
              </table:table-cell>
              <table:table-cell office:value-type="float" office:value="0.0177759300076551">
                <text:p>0.0177759300076551</text:p>
              </table:table-cell>
              <table:table-cell office:value-type="float" office:value="15.5">
                <text:p>15.5</text:p>
              </table:table-cell>
              <table:table-cell office:value-type="float" office:value="0.0207355963782398">
                <text:p>0.02073559637823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25">
                <text:p>15.625</text:p>
              </table:table-cell>
              <table:table-cell office:value-type="float" office:value="0.0177730939195773">
                <text:p>0.0177730939195773</text:p>
              </table:table-cell>
              <table:table-cell office:value-type="float" office:value="15.625">
                <text:p>15.625</text:p>
              </table:table-cell>
              <table:table-cell office:value-type="float" office:value="0.0178366053807541">
                <text:p>0.0178366053807541</text:p>
              </table:table-cell>
              <table:table-cell office:value-type="float" office:value="15.625">
                <text:p>15.625</text:p>
              </table:table-cell>
              <table:table-cell office:value-type="float" office:value="0.0207809606103541">
                <text:p>0.02078096061035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5">
                <text:p>15.75</text:p>
              </table:table-cell>
              <table:table-cell office:value-type="float" office:value="0.0178047159824462">
                <text:p>0.0178047159824462</text:p>
              </table:table-cell>
              <table:table-cell office:value-type="float" office:value="15.75">
                <text:p>15.75</text:p>
              </table:table-cell>
              <table:table-cell office:value-type="float" office:value="0.0178963176526928">
                <text:p>0.0178963176526928</text:p>
              </table:table-cell>
              <table:table-cell office:value-type="float" office:value="15.75">
                <text:p>15.75</text:p>
              </table:table-cell>
              <table:table-cell office:value-type="float" office:value="0.020825604775292">
                <text:p>0.020825604775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75">
                <text:p>15.875</text:p>
              </table:table-cell>
              <table:table-cell office:value-type="float" office:value="0.0178358400600731">
                <text:p>0.0178358400600731</text:p>
              </table:table-cell>
              <table:table-cell office:value-type="float" office:value="15.875">
                <text:p>15.875</text:p>
              </table:table-cell>
              <table:table-cell office:value-type="float" office:value="0.0179550895738924">
                <text:p>0.0179550895738924</text:p>
              </table:table-cell>
              <table:table-cell office:value-type="float" office:value="15.875">
                <text:p>15.875</text:p>
              </table:table-cell>
              <table:table-cell office:value-type="float" office:value="0.0208695458825143">
                <text:p>0.02086954588251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  <table:table-cell office:value-type="float" office:value="0.0178664778239871">
                <text:p>0.0178664778239871</text:p>
              </table:table-cell>
              <table:table-cell office:value-type="float" office:value="16">
                <text:p>16</text:p>
              </table:table-cell>
              <table:table-cell office:value-type="float" office:value="0.0180129431838232">
                <text:p>0.0180129431838232</text:p>
              </table:table-cell>
              <table:table-cell office:value-type="float" office:value="16">
                <text:p>16</text:p>
              </table:table-cell>
              <table:table-cell office:value-type="float" office:value="0.0209128004099362">
                <text:p>0.02091280040993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25">
                <text:p>16.125</text:p>
              </table:table-cell>
              <table:table-cell office:value-type="float" office:value="0.0178966405838094">
                <text:p>0.0178966405838094</text:p>
              </table:table-cell>
              <table:table-cell office:value-type="float" office:value="16.125">
                <text:p>16.125</text:p>
              </table:table-cell>
              <table:table-cell office:value-type="float" office:value="0.0180698998385612">
                <text:p>0.0180698998385612</text:p>
              </table:table-cell>
              <table:table-cell office:value-type="float" office:value="16.125">
                <text:p>16.125</text:p>
              </table:table-cell>
              <table:table-cell office:value-type="float" office:value="0.0209553843245299">
                <text:p>0.0209553843245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5">
                <text:p>16.25</text:p>
              </table:table-cell>
              <table:table-cell office:value-type="float" office:value="0.0179263393011728">
                <text:p>0.0179263393011728</text:p>
              </table:table-cell>
              <table:table-cell office:value-type="float" office:value="16.25">
                <text:p>16.25</text:p>
              </table:table-cell>
              <table:table-cell office:value-type="float" office:value="0.0181259802370726">
                <text:p>0.0181259802370726</text:p>
              </table:table-cell>
              <table:table-cell office:value-type="float" office:value="16.25">
                <text:p>16.25</text:p>
              </table:table-cell>
              <table:table-cell office:value-type="float" office:value="0.020997313101976">
                <text:p>0.0209973131019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75">
                <text:p>16.375</text:p>
              </table:table-cell>
              <table:table-cell office:value-type="float" office:value="0.0179555846030041">
                <text:p>0.0179555846030041</text:p>
              </table:table-cell>
              <table:table-cell office:value-type="float" office:value="16.375">
                <text:p>16.375</text:p>
              </table:table-cell>
              <table:table-cell office:value-type="float" office:value="0.0181812044462937">
                <text:p>0.0181812044462937</text:p>
              </table:table-cell>
              <table:table-cell office:value-type="float" office:value="16.375">
                <text:p>16.375</text:p>
              </table:table-cell>
              <table:table-cell office:value-type="float" office:value="0.0210386017454153">
                <text:p>0.02103860174541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5">
                <text:p>16.5</text:p>
              </table:table-cell>
              <table:table-cell office:value-type="float" office:value="0.0179843867942015">
                <text:p>0.0179843867942015</text:p>
              </table:table-cell>
              <table:table-cell office:value-type="float" office:value="16.5">
                <text:p>16.5</text:p>
              </table:table-cell>
              <table:table-cell office:value-type="float" office:value="0.018235591925072">
                <text:p>0.018235591925072</text:p>
              </table:table-cell>
              <table:table-cell office:value-type="float" office:value="16.5">
                <text:p>16.5</text:p>
              </table:table-cell>
              <table:table-cell office:value-type="float" office:value="0.021079264803348">
                <text:p>0.0210792648033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25">
                <text:p>16.625</text:p>
              </table:table-cell>
              <table:table-cell office:value-type="float" office:value="0.0180127558697418">
                <text:p>0.0180127558697418</text:p>
              </table:table-cell>
              <table:table-cell office:value-type="float" office:value="16.625">
                <text:p>16.625</text:p>
              </table:table-cell>
              <table:table-cell office:value-type="float" office:value="0.0182891615470266">
                <text:p>0.0182891615470266</text:p>
              </table:table-cell>
              <table:table-cell office:value-type="float" office:value="16.625">
                <text:p>16.625</text:p>
              </table:table-cell>
              <table:table-cell office:value-type="float" office:value="0.0211193163867253">
                <text:p>0.02111931638672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5">
                <text:p>16.75</text:p>
              </table:table-cell>
              <table:table-cell office:value-type="float" office:value="0.0180407015262441">
                <text:p>0.0180407015262441</text:p>
              </table:table-cell>
              <table:table-cell office:value-type="float" office:value="16.75">
                <text:p>16.75</text:p>
              </table:table-cell>
              <table:table-cell office:value-type="float" office:value="0.0183419316223849">
                <text:p>0.0183419316223849</text:p>
              </table:table-cell>
              <table:table-cell office:value-type="float" office:value="16.75">
                <text:p>16.75</text:p>
              </table:table-cell>
              <table:table-cell office:value-type="float" office:value="0.021158770185276">
                <text:p>0.0211587701852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75">
                <text:p>16.875</text:p>
              </table:table-cell>
              <table:table-cell office:value-type="float" office:value="0.0180682331730206">
                <text:p>0.0180682331730206</text:p>
              </table:table-cell>
              <table:table-cell office:value-type="float" office:value="16.875">
                <text:p>16.875</text:p>
              </table:table-cell>
              <table:table-cell office:value-type="float" office:value="0.0183939199188489">
                <text:p>0.0183939199188489</text:p>
              </table:table-cell>
              <table:table-cell office:value-type="float" office:value="16.875">
                <text:p>16.875</text:p>
              </table:table-cell>
              <table:table-cell office:value-type="float" office:value="0.0211976394831075">
                <text:p>0.02119763948310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">
                <text:p>17</text:p>
              </table:table-cell>
              <table:table-cell office:value-type="float" office:value="0.0180953599426385">
                <text:p>0.0180953599426385</text:p>
              </table:table-cell>
              <table:table-cell office:value-type="float" office:value="17">
                <text:p>17</text:p>
              </table:table-cell>
              <table:table-cell office:value-type="float" office:value="0.0184451436815415">
                <text:p>0.0184451436815415</text:p>
              </table:table-cell>
              <table:table-cell office:value-type="float" office:value="17">
                <text:p>17</text:p>
              </table:table-cell>
              <table:table-cell office:value-type="float" office:value="0.0212359371736179">
                <text:p>0.02123593717361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25">
                <text:p>17.125</text:p>
              </table:table-cell>
              <table:table-cell office:value-type="float" office:value="0.0181220907010212">
                <text:p>0.0181220907010212</text:p>
              </table:table-cell>
              <table:table-cell office:value-type="float" office:value="17.125">
                <text:p>17.125</text:p>
              </table:table-cell>
              <table:table-cell office:value-type="float" office:value="0.0184956196520779">
                <text:p>0.0184956196520779</text:p>
              </table:table-cell>
              <table:table-cell office:value-type="float" office:value="17.125">
                <text:p>17.125</text:p>
              </table:table-cell>
              <table:table-cell office:value-type="float" office:value="0.0212736757737559">
                <text:p>0.02127367577375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5">
                <text:p>17.25</text:p>
              </table:table-cell>
              <table:table-cell office:value-type="float" office:value="0.0181484340571084">
                <text:p>0.0181484340571084</text:p>
              </table:table-cell>
              <table:table-cell office:value-type="float" office:value="17.25">
                <text:p>17.25</text:p>
              </table:table-cell>
              <table:table-cell office:value-type="float" office:value="0.0185453640868095">
                <text:p>0.0185453640868095</text:p>
              </table:table-cell>
              <table:table-cell office:value-type="float" office:value="17.25">
                <text:p>17.25</text:p>
              </table:table-cell>
              <table:table-cell office:value-type="float" office:value="0.02131086743766">
                <text:p>0.021310867437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75">
                <text:p>17.375</text:p>
              </table:table-cell>
              <table:table-cell office:value-type="float" office:value="0.0181743983721009">
                <text:p>0.0181743983721009</text:p>
              </table:table-cell>
              <table:table-cell office:value-type="float" office:value="17.375">
                <text:p>17.375</text:p>
              </table:table-cell>
              <table:table-cell office:value-type="float" office:value="0.0185943927742787">
                <text:p>0.0185943927742787</text:p>
              </table:table-cell>
              <table:table-cell office:value-type="float" office:value="17.375">
                <text:p>17.375</text:p>
              </table:table-cell>
              <table:table-cell office:value-type="float" office:value="0.0213475239697094">
                <text:p>0.02134752396970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5">
                <text:p>17.5</text:p>
              </table:table-cell>
              <table:table-cell office:value-type="float" office:value="0.0181999917683078">
                <text:p>0.0181999917683078</text:p>
              </table:table-cell>
              <table:table-cell office:value-type="float" office:value="17.5">
                <text:p>17.5</text:p>
              </table:table-cell>
              <table:table-cell office:value-type="float" office:value="0.018642721051927">
                <text:p>0.018642721051927</text:p>
              </table:table-cell>
              <table:table-cell office:value-type="float" office:value="17.5">
                <text:p>17.5</text:p>
              </table:table-cell>
              <table:table-cell office:value-type="float" office:value="0.0213836568370152">
                <text:p>0.02138365683701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25">
                <text:p>17.625</text:p>
              </table:table-cell>
              <table:table-cell office:value-type="float" office:value="0.0182252221376181">
                <text:p>0.0182252221376181</text:p>
              </table:table-cell>
              <table:table-cell office:value-type="float" office:value="17.625">
                <text:p>17.625</text:p>
              </table:table-cell>
              <table:table-cell office:value-type="float" office:value="0.0186903638220909">
                <text:p>0.0186903638220909</text:p>
              </table:table-cell>
              <table:table-cell office:value-type="float" office:value="17.625">
                <text:p>17.625</text:p>
              </table:table-cell>
              <table:table-cell office:value-type="float" office:value="0.0214192771813805">
                <text:p>0.02141927718138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5">
                <text:p>17.75</text:p>
              </table:table-cell>
              <table:table-cell office:value-type="float" office:value="0.0182500971496141">
                <text:p>0.0182500971496141</text:p>
              </table:table-cell>
              <table:table-cell office:value-type="float" office:value="17.75">
                <text:p>17.75</text:p>
              </table:table-cell>
              <table:table-cell office:value-type="float" office:value="0.0187373355673229">
                <text:p>0.0187373355673229</text:p>
              </table:table-cell>
              <table:table-cell office:value-type="float" office:value="17.75">
                <text:p>17.75</text:p>
              </table:table-cell>
              <table:table-cell office:value-type="float" office:value="0.0214543958307548">
                <text:p>0.02145439583075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75">
                <text:p>17.875</text:p>
              </table:table-cell>
              <table:table-cell office:value-type="float" office:value="0.0182746242593446">
                <text:p>0.0182746242593446</text:p>
              </table:table-cell>
              <table:table-cell office:value-type="float" office:value="17.875">
                <text:p>17.875</text:p>
              </table:table-cell>
              <table:table-cell office:value-type="float" office:value="0.0187836503650691">
                <text:p>0.0187836503650691</text:p>
              </table:table-cell>
              <table:table-cell office:value-type="float" office:value="17.875">
                <text:p>17.875</text:p>
              </table:table-cell>
              <table:table-cell office:value-type="float" office:value="0.0214890233102077">
                <text:p>0.02148902331020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">
                <text:p>18</text:p>
              </table:table-cell>
              <table:table-cell office:value-type="float" office:value="0.0182988107147731">
                <text:p>0.0182988107147731</text:p>
              </table:table-cell>
              <table:table-cell office:value-type="float" office:value="18">
                <text:p>18</text:p>
              </table:table-cell>
              <table:table-cell office:value-type="float" office:value="0.0188293219017355">
                <text:p>0.0188293219017355</text:p>
              </table:table-cell>
              <table:table-cell office:value-type="float" office:value="18">
                <text:p>18</text:p>
              </table:table-cell>
              <table:table-cell office:value-type="float" office:value="0.021523169852446">
                <text:p>0.0215231698524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25">
                <text:p>18.125</text:p>
              </table:table-cell>
              <table:table-cell office:value-type="float" office:value="0.01832266356392">
                <text:p>0.01832266356392</text:p>
              </table:table-cell>
              <table:table-cell office:value-type="float" office:value="18.125">
                <text:p>18.125</text:p>
              </table:table-cell>
              <table:table-cell office:value-type="float" office:value="0.0188743634861721">
                <text:p>0.0188743634861721</text:p>
              </table:table-cell>
              <table:table-cell office:value-type="float" office:value="18.125">
                <text:p>18.125</text:p>
              </table:table-cell>
              <table:table-cell office:value-type="float" office:value="0.0215568454078948">
                <text:p>0.02155684540789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5">
                <text:p>18.25</text:p>
              </table:table-cell>
              <table:table-cell office:value-type="float" office:value="0.0183461896617086">
                <text:p>0.0183461896617086</text:p>
              </table:table-cell>
              <table:table-cell office:value-type="float" office:value="18.25">
                <text:p>18.25</text:p>
              </table:table-cell>
              <table:table-cell office:value-type="float" office:value="0.0189187880626026">
                <text:p>0.0189187880626026</text:p>
              </table:table-cell>
              <table:table-cell office:value-type="float" office:value="18.25">
                <text:p>18.25</text:p>
              </table:table-cell>
              <table:table-cell office:value-type="float" office:value="0.0215900596543649">
                <text:p>0.02159005965436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75">
                <text:p>18.375</text:p>
              </table:table-cell>
              <table:table-cell office:value-type="float" office:value="0.0183693956765341">
                <text:p>0.0183693956765341</text:p>
              </table:table-cell>
              <table:table-cell office:value-type="float" office:value="18.375">
                <text:p>18.375</text:p>
              </table:table-cell>
              <table:table-cell office:value-type="float" office:value="0.0189626082230274">
                <text:p>0.0189626082230274</text:p>
              </table:table-cell>
              <table:table-cell office:value-type="float" office:value="18.375">
                <text:p>18.375</text:p>
              </table:table-cell>
              <table:table-cell office:value-type="float" office:value="0.0216228220063252">
                <text:p>0.02162282200632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">
                <text:p>18.5</text:p>
              </table:table-cell>
              <table:table-cell office:value-type="float" office:value="0.0183922880965647">
                <text:p>0.0183922880965647</text:p>
              </table:table-cell>
              <table:table-cell office:value-type="float" office:value="18.5">
                <text:p>18.5</text:p>
              </table:table-cell>
              <table:table-cell office:value-type="float" office:value="0.019005836219122">
                <text:p>0.019005836219122</text:p>
              </table:table-cell>
              <table:table-cell office:value-type="float" office:value="18.5">
                <text:p>18.5</text:p>
              </table:table-cell>
              <table:table-cell office:value-type="float" office:value="0.0216551416237995">
                <text:p>0.02165514162379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25">
                <text:p>18.625</text:p>
              </table:table-cell>
              <table:table-cell office:value-type="float" office:value="0.0184148732357895">
                <text:p>0.0184148732357895</text:p>
              </table:table-cell>
              <table:table-cell office:value-type="float" office:value="18.625">
                <text:p>18.625</text:p>
              </table:table-cell>
              <table:table-cell office:value-type="float" office:value="0.0190484839736583">
                <text:p>0.0190484839736583</text:p>
              </table:table-cell>
              <table:table-cell office:value-type="float" office:value="18.625">
                <text:p>18.625</text:p>
              </table:table-cell>
              <table:table-cell office:value-type="float" office:value="0.021687027420905">
                <text:p>0.0216870274209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5">
                <text:p>18.75</text:p>
              </table:table-cell>
              <table:table-cell office:value-type="float" office:value="0.0184371572398247">
                <text:p>0.0184371572398247</text:p>
              </table:table-cell>
              <table:table-cell office:value-type="float" office:value="18.75">
                <text:p>18.75</text:p>
              </table:table-cell>
              <table:table-cell office:value-type="float" office:value="0.0190905630914675">
                <text:p>0.0190905630914675</text:p>
              </table:table-cell>
              <table:table-cell office:value-type="float" office:value="18.75">
                <text:p>18.75</text:p>
              </table:table-cell>
              <table:table-cell office:value-type="float" office:value="0.0217184880740492">
                <text:p>0.02171848807404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75">
                <text:p>18.875</text:p>
              </table:table-cell>
              <table:table-cell office:value-type="float" office:value="0.0184591460914885">
                <text:p>0.0184591460914885</text:p>
              </table:table-cell>
              <table:table-cell office:value-type="float" office:value="18.875">
                <text:p>18.875</text:p>
              </table:table-cell>
              <table:table-cell office:value-type="float" office:value="0.0191320848699679">
                <text:p>0.0191320848699679</text:p>
              </table:table-cell>
              <table:table-cell office:value-type="float" office:value="18.875">
                <text:p>18.875</text:p>
              </table:table-cell>
              <table:table-cell office:value-type="float" office:value="0.0217495320298007">
                <text:p>0.02174953202980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">
                <text:p>19</text:p>
              </table:table-cell>
              <table:table-cell office:value-type="float" office:value="0.0184808456161567">
                <text:p>0.0184808456161567</text:p>
              </table:table-cell>
              <table:table-cell office:value-type="float" office:value="19">
                <text:p>19</text:p>
              </table:table-cell>
              <table:table-cell office:value-type="float" office:value="0.0191730603092776">
                <text:p>0.0191730603092776</text:p>
              </table:table-cell>
              <table:table-cell office:value-type="float" office:value="19">
                <text:p>19</text:p>
              </table:table-cell>
              <table:table-cell office:value-type="float" office:value="0.0217801675124502">
                <text:p>0.02178016751245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25">
                <text:p>19.125</text:p>
              </table:table-cell>
              <table:table-cell office:value-type="float" office:value="0.0185022614869078">
                <text:p>0.0185022614869078</text:p>
              </table:table-cell>
              <table:table-cell office:value-type="float" office:value="19.125">
                <text:p>19.125</text:p>
              </table:table-cell>
              <table:table-cell office:value-type="float" office:value="0.0192135001219296">
                <text:p>0.0192135001219296</text:p>
              </table:table-cell>
              <table:table-cell office:value-type="float" office:value="19.125">
                <text:p>19.125</text:p>
              </table:table-cell>
              <table:table-cell office:value-type="float" office:value="0.0218104025312742">
                <text:p>0.02181040253127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5">
                <text:p>19.25</text:p>
              </table:table-cell>
              <table:table-cell office:value-type="float" office:value="0.0185233992294672">
                <text:p>0.0185233992294672</text:p>
              </table:table-cell>
              <table:table-cell office:value-type="float" office:value="19.25">
                <text:p>19.25</text:p>
              </table:table-cell>
              <table:table-cell office:value-type="float" office:value="0.0192534147422095">
                <text:p>0.0192534147422095</text:p>
              </table:table-cell>
              <table:table-cell office:value-type="float" office:value="19.25">
                <text:p>19.25</text:p>
              </table:table-cell>
              <table:table-cell office:value-type="float" office:value="0.0218402448875161">
                <text:p>0.02184024488751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75">
                <text:p>19.375</text:p>
              </table:table-cell>
              <table:table-cell office:value-type="float" office:value="0.0185442642269613">
                <text:p>0.0185442642269613</text:p>
              </table:table-cell>
              <table:table-cell office:value-type="float" office:value="19.375">
                <text:p>19.375</text:p>
              </table:table-cell>
              <table:table-cell office:value-type="float" office:value="0.0192928143351309">
                <text:p>0.0192928143351309</text:p>
              </table:table-cell>
              <table:table-cell office:value-type="float" office:value="19.375">
                <text:p>19.375</text:p>
              </table:table-cell>
              <table:table-cell office:value-type="float" office:value="0.0218697021810968">
                <text:p>0.02186970218109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5">
                <text:p>19.5</text:p>
              </table:table-cell>
              <table:table-cell office:value-type="float" office:value="0.0185648617244876">
                <text:p>0.0185648617244876</text:p>
              </table:table-cell>
              <table:table-cell office:value-type="float" office:value="19.5">
                <text:p>19.5</text:p>
              </table:table-cell>
              <table:table-cell office:value-type="float" office:value="0.0193317088050662">
                <text:p>0.0193317088050662</text:p>
              </table:table-cell>
              <table:table-cell office:value-type="float" office:value="19.5">
                <text:p>19.5</text:p>
              </table:table-cell>
              <table:table-cell office:value-type="float" office:value="0.0218987818170674">
                <text:p>0.02189878181706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25">
                <text:p>19.625</text:p>
              </table:table-cell>
              <table:table-cell office:value-type="float" office:value="0.0185851968335104">
                <text:p>0.0185851968335104</text:p>
              </table:table-cell>
              <table:table-cell office:value-type="float" office:value="19.625">
                <text:p>19.625</text:p>
              </table:table-cell>
              <table:table-cell office:value-type="float" office:value="0.0193701078040469">
                <text:p>0.0193701078040469</text:p>
              </table:table-cell>
              <table:table-cell office:value-type="float" office:value="19.625">
                <text:p>19.625</text:p>
              </table:table-cell>
              <table:table-cell office:value-type="float" office:value="0.0219274910118156">
                <text:p>0.02192749101181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5">
                <text:p>19.75</text:p>
              </table:table-cell>
              <table:table-cell office:value-type="float" office:value="0.0186052745360898">
                <text:p>0.0186052745360898</text:p>
              </table:table-cell>
              <table:table-cell office:value-type="float" office:value="19.75">
                <text:p>19.75</text:p>
              </table:table-cell>
              <table:table-cell office:value-type="float" office:value="0.0194080207397494">
                <text:p>0.0194080207397494</text:p>
              </table:table-cell>
              <table:table-cell office:value-type="float" office:value="19.75">
                <text:p>19.75</text:p>
              </table:table-cell>
              <table:table-cell office:value-type="float" office:value="0.0219558367990353">
                <text:p>0.02195583679903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75">
                <text:p>19.875</text:p>
              </table:table-cell>
              <table:table-cell office:value-type="float" office:value="0.0186250996889513">
                <text:p>0.0186250996889513</text:p>
              </table:table-cell>
              <table:table-cell office:value-type="float" office:value="19.875">
                <text:p>19.875</text:p>
              </table:table-cell>
              <table:table-cell office:value-type="float" office:value="0.0194454567831788">
                <text:p>0.0194454567831788</text:p>
              </table:table-cell>
              <table:table-cell office:value-type="float" office:value="19.875">
                <text:p>19.875</text:p>
              </table:table-cell>
              <table:table-cell office:value-type="float" office:value="0.0219838260354723">
                <text:p>0.02198382603547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  <table:table-cell office:value-type="float" office:value="0.018644677027402">
                <text:p>0.018644677027402</text:p>
              </table:table-cell>
              <table:table-cell office:value-type="float" office:value="20">
                <text:p>20</text:p>
              </table:table-cell>
              <table:table-cell office:value-type="float" office:value="0.0194824248760654">
                <text:p>0.0194824248760654</text:p>
              </table:table-cell>
              <table:table-cell office:value-type="float" office:value="20">
                <text:p>20</text:p>
              </table:table-cell>
              <table:table-cell office:value-type="float" office:value="0.0220114654064539">
                <text:p>0.02201146540645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25">
                <text:p>20.125</text:p>
              </table:table-cell>
              <table:table-cell office:value-type="float" office:value="0.0186600224236912">
                <text:p>0.0186600224236912</text:p>
              </table:table-cell>
              <table:table-cell office:value-type="float" office:value="20.125">
                <text:p>20.125</text:p>
              </table:table-cell>
              <table:table-cell office:value-type="float" office:value="0.0195164198265939">
                <text:p>0.0195164198265939</text:p>
              </table:table-cell>
              <table:table-cell office:value-type="float" office:value="20.125">
                <text:p>20.125</text:p>
              </table:table-cell>
              <table:table-cell office:value-type="float" office:value="0.0220323080918865">
                <text:p>0.02203230809188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5">
                <text:p>20.25</text:p>
              </table:table-cell>
              <table:table-cell office:value-type="float" office:value="0.0186751783706435">
                <text:p>0.0186751783706435</text:p>
              </table:table-cell>
              <table:table-cell office:value-type="float" office:value="20.25">
                <text:p>20.25</text:p>
              </table:table-cell>
              <table:table-cell office:value-type="float" office:value="0.0195499950863751">
                <text:p>0.0195499950863751</text:p>
              </table:table-cell>
              <table:table-cell office:value-type="float" office:value="20.25">
                <text:p>20.25</text:p>
              </table:table-cell>
              <table:table-cell office:value-type="float" office:value="0.0220528934602151">
                <text:p>0.02205289346021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75">
                <text:p>20.375</text:p>
              </table:table-cell>
              <table:table-cell office:value-type="float" office:value="0.0186901483550565">
                <text:p>0.0186901483550565</text:p>
              </table:table-cell>
              <table:table-cell office:value-type="float" office:value="20.375">
                <text:p>20.375</text:p>
              </table:table-cell>
              <table:table-cell office:value-type="float" office:value="0.0195831583797785">
                <text:p>0.0195831583797785</text:p>
              </table:table-cell>
              <table:table-cell office:value-type="float" office:value="20.375">
                <text:p>20.375</text:p>
              </table:table-cell>
              <table:table-cell office:value-type="float" office:value="0.0220732262473372">
                <text:p>0.02207322624733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5">
                <text:p>20.5</text:p>
              </table:table-cell>
              <table:table-cell office:value-type="float" office:value="0.018704935778684">
                <text:p>0.018704935778684</text:p>
              </table:table-cell>
              <table:table-cell office:value-type="float" office:value="20.5">
                <text:p>20.5</text:p>
              </table:table-cell>
              <table:table-cell office:value-type="float" office:value="0.0196159172427747">
                <text:p>0.0196159172427747</text:p>
              </table:table-cell>
              <table:table-cell office:value-type="float" office:value="20.5">
                <text:p>20.5</text:p>
              </table:table-cell>
              <table:table-cell office:value-type="float" office:value="0.0220933110736407">
                <text:p>0.02209331107364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25">
                <text:p>20.625</text:p>
              </table:table-cell>
              <table:table-cell office:value-type="float" office:value="0.018719543960813">
                <text:p>0.018719543960813</text:p>
              </table:table-cell>
              <table:table-cell office:value-type="float" office:value="20.625">
                <text:p>20.625</text:p>
              </table:table-cell>
              <table:table-cell office:value-type="float" office:value="0.0196482790286436">
                <text:p>0.0196482790286436</text:p>
              </table:table-cell>
              <table:table-cell office:value-type="float" office:value="20.625">
                <text:p>20.625</text:p>
              </table:table-cell>
              <table:table-cell office:value-type="float" office:value="0.0221131524475041">
                <text:p>0.02211315244750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5">
                <text:p>20.75</text:p>
              </table:table-cell>
              <table:table-cell office:value-type="float" office:value="0.0187339761407477">
                <text:p>0.0187339761407477</text:p>
              </table:table-cell>
              <table:table-cell office:value-type="float" office:value="20.75">
                <text:p>20.75</text:p>
              </table:table-cell>
              <table:table-cell office:value-type="float" office:value="0.0196802509134779">
                <text:p>0.0196802509134779</text:p>
              </table:table-cell>
              <table:table-cell office:value-type="float" office:value="20.75">
                <text:p>20.75</text:p>
              </table:table-cell>
              <table:table-cell office:value-type="float" office:value="0.0221327547686705">
                <text:p>0.02213275476867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75">
                <text:p>20.875</text:p>
              </table:table-cell>
              <table:table-cell office:value-type="float" office:value="0.0187482354802041">
                <text:p>0.0187482354802041</text:p>
              </table:table-cell>
              <table:table-cell office:value-type="float" office:value="20.875">
                <text:p>20.875</text:p>
              </table:table-cell>
              <table:table-cell office:value-type="float" office:value="0.0197118399014879">
                <text:p>0.0197118399014879</text:p>
              </table:table-cell>
              <table:table-cell office:value-type="float" office:value="20.875">
                <text:p>20.875</text:p>
              </table:table-cell>
              <table:table-cell office:value-type="float" office:value="0.0221521223314995">
                <text:p>0.02215212233149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">
                <text:p>21</text:p>
              </table:table-cell>
              <table:table-cell office:value-type="float" office:value="0.0187623250656193">
                <text:p>0.0187623250656193</text:p>
              </table:table-cell>
              <table:table-cell office:value-type="float" office:value="21">
                <text:p>21</text:p>
              </table:table-cell>
              <table:table-cell office:value-type="float" office:value="0.0197430528301168">
                <text:p>0.0197430528301168</text:p>
              </table:table-cell>
              <table:table-cell office:value-type="float" office:value="21">
                <text:p>21</text:p>
              </table:table-cell>
              <table:table-cell office:value-type="float" office:value="0.0221712593281043">
                <text:p>0.02217125932810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25">
                <text:p>21.125</text:p>
              </table:table-cell>
              <table:table-cell office:value-type="float" office:value="0.0187762479103787">
                <text:p>0.0187762479103787</text:p>
              </table:table-cell>
              <table:table-cell office:value-type="float" office:value="21.125">
                <text:p>21.125</text:p>
              </table:table-cell>
              <table:table-cell office:value-type="float" office:value="0.019773896374975">
                <text:p>0.019773896374975</text:p>
              </table:table-cell>
              <table:table-cell office:value-type="float" office:value="21.125">
                <text:p>21.125</text:p>
              </table:table-cell>
              <table:table-cell office:value-type="float" office:value="0.0221901698513766">
                <text:p>0.02219016985137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5">
                <text:p>21.25</text:p>
              </table:table-cell>
              <table:table-cell office:value-type="float" office:value="0.0187900069569646">
                <text:p>0.0187900069569646</text:p>
              </table:table-cell>
              <table:table-cell office:value-type="float" office:value="21.25">
                <text:p>21.25</text:p>
              </table:table-cell>
              <table:table-cell office:value-type="float" office:value="0.0198043770545995">
                <text:p>0.0198043770545995</text:p>
              </table:table-cell>
              <table:table-cell office:value-type="float" office:value="21.25">
                <text:p>21.25</text:p>
              </table:table-cell>
              <table:table-cell office:value-type="float" office:value="0.0222088578979044">
                <text:p>0.02220885789790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75">
                <text:p>21.375</text:p>
              </table:table-cell>
              <table:table-cell office:value-type="float" office:value="0.0188036050790289">
                <text:p>0.0188036050790289</text:p>
              </table:table-cell>
              <table:table-cell office:value-type="float" office:value="21.375">
                <text:p>21.375</text:p>
              </table:table-cell>
              <table:table-cell office:value-type="float" office:value="0.0198345012350471">
                <text:p>0.0198345012350471</text:p>
              </table:table-cell>
              <table:table-cell office:value-type="float" office:value="21.375">
                <text:p>21.375</text:p>
              </table:table-cell>
              <table:table-cell office:value-type="float" office:value="0.0222273273707887">
                <text:p>0.02222732737078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">
                <text:p>21.5</text:p>
              </table:table-cell>
              <table:table-cell office:value-type="float" office:value="0.0188170450833948">
                <text:p>0.0188170450833948</text:p>
              </table:table-cell>
              <table:table-cell office:value-type="float" office:value="21.5">
                <text:p>21.5</text:p>
              </table:table-cell>
              <table:table-cell office:value-type="float" office:value="0.0198642751343268">
                <text:p>0.0198642751343268</text:p>
              </table:table-cell>
              <table:table-cell office:value-type="float" office:value="21.5">
                <text:p>21.5</text:p>
              </table:table-cell>
              <table:table-cell office:value-type="float" office:value="0.0222455820823603">
                <text:p>0.02224558208236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25">
                <text:p>21.625</text:p>
              </table:table-cell>
              <table:table-cell office:value-type="float" office:value="0.0188303297119877">
                <text:p>0.0188303297119877</text:p>
              </table:table-cell>
              <table:table-cell office:value-type="float" office:value="21.625">
                <text:p>21.625</text:p>
              </table:table-cell>
              <table:table-cell office:value-type="float" office:value="0.0198937048266783">
                <text:p>0.0198937048266783</text:p>
              </table:table-cell>
              <table:table-cell office:value-type="float" office:value="21.625">
                <text:p>21.625</text:p>
              </table:table-cell>
              <table:table-cell office:value-type="float" office:value="0.022263625756804">
                <text:p>0.0222636257568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5">
                <text:p>21.75</text:p>
              </table:table-cell>
              <table:table-cell office:value-type="float" office:value="0.0188434616437002">
                <text:p>0.0188434616437002</text:p>
              </table:table-cell>
              <table:table-cell office:value-type="float" office:value="21.75">
                <text:p>21.75</text:p>
              </table:table-cell>
              <table:table-cell office:value-type="float" office:value="0.019922796246704">
                <text:p>0.019922796246704</text:p>
              </table:table-cell>
              <table:table-cell office:value-type="float" office:value="21.75">
                <text:p>21.75</text:p>
              </table:table-cell>
              <table:table-cell office:value-type="float" office:value="0.0222814620326908">
                <text:p>0.02228146203269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75">
                <text:p>21.875</text:p>
              </table:table-cell>
              <table:table-cell office:value-type="float" office:value="0.0188564434961932">
                <text:p>0.0188564434961932</text:p>
              </table:table-cell>
              <table:table-cell office:value-type="float" office:value="21.875">
                <text:p>21.875</text:p>
              </table:table-cell>
              <table:table-cell office:value-type="float" office:value="0.019951555193358">
                <text:p>0.019951555193358</text:p>
              </table:table-cell>
              <table:table-cell office:value-type="float" office:value="21.875">
                <text:p>21.875</text:p>
              </table:table-cell>
              <table:table-cell office:value-type="float" office:value="0.0222990944654247">
                <text:p>0.02229909446542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">
                <text:p>22</text:p>
              </table:table-cell>
              <table:table-cell office:value-type="float" office:value="0.018869277827635">
                <text:p>0.018869277827635</text:p>
              </table:table-cell>
              <table:table-cell office:value-type="float" office:value="22">
                <text:p>22</text:p>
              </table:table-cell>
              <table:table-cell office:value-type="float" office:value="0.0199799873337999">
                <text:p>0.0199799873337999</text:p>
              </table:table-cell>
              <table:table-cell office:value-type="float" office:value="22">
                <text:p>22</text:p>
              </table:table-cell>
              <table:table-cell office:value-type="float" office:value="0.0223165265296047">
                <text:p>0.02231652652960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25">
                <text:p>22.125</text:p>
              </table:table-cell>
              <table:table-cell office:value-type="float" office:value="0.0188819671383827">
                <text:p>0.0188819671383827</text:p>
              </table:table-cell>
              <table:table-cell office:value-type="float" office:value="22.125">
                <text:p>22.125</text:p>
              </table:table-cell>
              <table:table-cell office:value-type="float" office:value="0.0200080982071183">
                <text:p>0.0200080982071183</text:p>
              </table:table-cell>
              <table:table-cell office:value-type="float" office:value="22.125">
                <text:p>22.125</text:p>
              </table:table-cell>
              <table:table-cell office:value-type="float" office:value="0.0223337616213081">
                <text:p>0.02233376162130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5">
                <text:p>22.25</text:p>
              </table:table-cell>
              <table:table-cell office:value-type="float" office:value="0.0188945138726051">
                <text:p>0.0188945138726051</text:p>
              </table:table-cell>
              <table:table-cell office:value-type="float" office:value="22.25">
                <text:p>22.25</text:p>
              </table:table-cell>
              <table:table-cell office:value-type="float" office:value="0.0200358932279274">
                <text:p>0.0200358932279274</text:p>
              </table:table-cell>
              <table:table-cell office:value-type="float" office:value="22.25">
                <text:p>22.25</text:p>
              </table:table-cell>
              <table:table-cell office:value-type="float" office:value="0.0223508030602958">
                <text:p>0.02235080306029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75">
                <text:p>22.375</text:p>
              </table:table-cell>
              <table:table-cell office:value-type="float" office:value="0.0189069204198529">
                <text:p>0.0189069204198529</text:p>
              </table:table-cell>
              <table:table-cell office:value-type="float" office:value="22.375">
                <text:p>22.375</text:p>
              </table:table-cell>
              <table:table-cell office:value-type="float" office:value="0.0200633776898448">
                <text:p>0.0200633776898448</text:p>
              </table:table-cell>
              <table:table-cell office:value-type="float" office:value="22.375">
                <text:p>22.375</text:p>
              </table:table-cell>
              <table:table-cell office:value-type="float" office:value="0.022367654092144">
                <text:p>0.0223676540921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5">
                <text:p>22.5</text:p>
              </table:table-cell>
              <table:table-cell office:value-type="float" office:value="0.0189191891165757">
                <text:p>0.0189191891165757</text:p>
              </table:table-cell>
              <table:table-cell office:value-type="float" office:value="22.5">
                <text:p>22.5</text:p>
              </table:table-cell>
              <table:table-cell office:value-type="float" office:value="0.020090556768852">
                <text:p>0.020090556768852</text:p>
              </table:table-cell>
              <table:table-cell office:value-type="float" office:value="22.5">
                <text:p>22.5</text:p>
              </table:table-cell>
              <table:table-cell office:value-type="float" office:value="0.0223843178903049">
                <text:p>0.02238431789030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25">
                <text:p>22.625</text:p>
              </table:table-cell>
              <table:table-cell office:value-type="float" office:value="0.0189313222475889">
                <text:p>0.0189313222475889</text:p>
              </table:table-cell>
              <table:table-cell office:value-type="float" office:value="22.625">
                <text:p>22.625</text:p>
              </table:table-cell>
              <table:table-cell office:value-type="float" office:value="0.0201174355265443">
                <text:p>0.0201174355265443</text:p>
              </table:table-cell>
              <table:table-cell office:value-type="float" office:value="22.625">
                <text:p>22.625</text:p>
              </table:table-cell>
              <table:table-cell office:value-type="float" office:value="0.0224007975580994">
                <text:p>0.02240079755809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5">
                <text:p>22.75</text:p>
              </table:table-cell>
              <table:table-cell office:value-type="float" office:value="0.0189433220474921">
                <text:p>0.0189433220474921</text:p>
              </table:table-cell>
              <table:table-cell office:value-type="float" office:value="22.75">
                <text:p>22.75</text:p>
              </table:table-cell>
              <table:table-cell office:value-type="float" office:value="0.0201440189132728">
                <text:p>0.0201440189132728</text:p>
              </table:table-cell>
              <table:table-cell office:value-type="float" office:value="22.75">
                <text:p>22.75</text:p>
              </table:table-cell>
              <table:table-cell office:value-type="float" office:value="0.0224170961306434">
                <text:p>0.02241709613064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75">
                <text:p>22.875</text:p>
              </table:table-cell>
              <table:table-cell office:value-type="float" office:value="0.0189551907020411">
                <text:p>0.0189551907020411</text:p>
              </table:table-cell>
              <table:table-cell office:value-type="float" office:value="22.875">
                <text:p>22.875</text:p>
              </table:table-cell>
              <table:table-cell office:value-type="float" office:value="0.0201703117711847">
                <text:p>0.0201703117711847</text:p>
              </table:table-cell>
              <table:table-cell office:value-type="float" office:value="22.875">
                <text:p>22.875</text:p>
              </table:table-cell>
              <table:table-cell office:value-type="float" office:value="0.0224332165767116">
                <text:p>0.0224332165767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">
                <text:p>23</text:p>
              </table:table-cell>
              <table:table-cell office:value-type="float" office:value="0.0189669303494755">
                <text:p>0.0189669303494755</text:p>
              </table:table-cell>
              <table:table-cell office:value-type="float" office:value="23">
                <text:p>23</text:p>
              </table:table-cell>
              <table:table-cell office:value-type="float" office:value="0.0201963188371627">
                <text:p>0.0201963188371627</text:p>
              </table:table-cell>
              <table:table-cell office:value-type="float" office:value="23">
                <text:p>23</text:p>
              </table:table-cell>
              <table:table-cell office:value-type="float" office:value="0.0224491618005399">
                <text:p>0.02244916180053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25">
                <text:p>23.125</text:p>
              </table:table-cell>
              <table:table-cell office:value-type="float" office:value="0.0189785430818025">
                <text:p>0.0189785430818025</text:p>
              </table:table-cell>
              <table:table-cell office:value-type="float" office:value="23.125">
                <text:p>23.125</text:p>
              </table:table-cell>
              <table:table-cell office:value-type="float" office:value="0.0202220447456708">
                <text:p>0.0202220447456708</text:p>
              </table:table-cell>
              <table:table-cell office:value-type="float" office:value="23.125">
                <text:p>23.125</text:p>
              </table:table-cell>
              <table:table-cell office:value-type="float" office:value="0.02246493464357">
                <text:p>0.022464934643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5">
                <text:p>23.25</text:p>
              </table:table-cell>
              <table:table-cell office:value-type="float" office:value="0.0189900309460399">
                <text:p>0.0189900309460399</text:p>
              </table:table-cell>
              <table:table-cell office:value-type="float" office:value="23.25">
                <text:p>23.25</text:p>
              </table:table-cell>
              <table:table-cell office:value-type="float" office:value="0.0202474940315066">
                <text:p>0.0202474940315066</text:p>
              </table:table-cell>
              <table:table-cell office:value-type="float" office:value="23.25">
                <text:p>23.25</text:p>
              </table:table-cell>
              <table:table-cell office:value-type="float" office:value="0.0224805378861374">
                <text:p>0.02248053788613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75">
                <text:p>23.375</text:p>
              </table:table-cell>
              <table:table-cell office:value-type="float" office:value="0.0190013959454192">
                <text:p>0.0190013959454192</text:p>
              </table:table-cell>
              <table:table-cell office:value-type="float" office:value="23.375">
                <text:p>23.375</text:p>
              </table:table-cell>
              <table:table-cell office:value-type="float" office:value="0.0202726711324673">
                <text:p>0.0202726711324673</text:p>
              </table:table-cell>
              <table:table-cell office:value-type="float" office:value="23.375">
                <text:p>23.375</text:p>
              </table:table-cell>
              <table:table-cell office:value-type="float" office:value="0.0224959742491052">
                <text:p>0.02249597424910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5">
                <text:p>23.5</text:p>
              </table:table-cell>
              <table:table-cell office:value-type="float" office:value="0.0190126400405498">
                <text:p>0.0190126400405498</text:p>
              </table:table-cell>
              <table:table-cell office:value-type="float" office:value="23.5">
                <text:p>23.5</text:p>
              </table:table-cell>
              <table:table-cell office:value-type="float" office:value="0.0202975803919283">
                <text:p>0.0202975803919283</text:p>
              </table:table-cell>
              <table:table-cell office:value-type="float" office:value="23.5">
                <text:p>23.5</text:p>
              </table:table-cell>
              <table:table-cell office:value-type="float" office:value="0.0225112463954457">
                <text:p>0.02251124639544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25">
                <text:p>23.625</text:p>
              </table:table-cell>
              <table:table-cell office:value-type="float" office:value="0.0190237651505467">
                <text:p>0.0190237651505467</text:p>
              </table:table-cell>
              <table:table-cell office:value-type="float" office:value="23.625">
                <text:p>23.625</text:p>
              </table:table-cell>
              <table:table-cell office:value-type="float" office:value="0.0203222260613422">
                <text:p>0.0203222260613422</text:p>
              </table:table-cell>
              <table:table-cell office:value-type="float" office:value="23.625">
                <text:p>23.625</text:p>
              </table:table-cell>
              <table:table-cell office:value-type="float" office:value="0.0225263569317719">
                <text:p>0.02252635693177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5">
                <text:p>23.75</text:p>
              </table:table-cell>
              <table:table-cell office:value-type="float" office:value="0.0190347731541226">
                <text:p>0.0190347731541226</text:p>
              </table:table-cell>
              <table:table-cell office:value-type="float" office:value="23.75">
                <text:p>23.75</text:p>
              </table:table-cell>
              <table:table-cell office:value-type="float" office:value="0.0203466123026569">
                <text:p>0.0203466123026569</text:p>
              </table:table-cell>
              <table:table-cell office:value-type="float" office:value="23.75">
                <text:p>23.75</text:p>
              </table:table-cell>
              <table:table-cell office:value-type="float" office:value="0.0225413084098211">
                <text:p>0.02254130840982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75">
                <text:p>23.875</text:p>
              </table:table-cell>
              <table:table-cell office:value-type="float" office:value="0.0190456658906453">
                <text:p>0.0190456658906453</text:p>
              </table:table-cell>
              <table:table-cell office:value-type="float" office:value="23.875">
                <text:p>23.875</text:p>
              </table:table-cell>
              <table:table-cell office:value-type="float" office:value="0.0203707431906595">
                <text:p>0.0203707431906595</text:p>
              </table:table-cell>
              <table:table-cell office:value-type="float" office:value="23.875">
                <text:p>23.875</text:p>
              </table:table-cell>
              <table:table-cell office:value-type="float" office:value="0.0225561033278907">
                <text:p>0.02255610332789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">
                <text:p>24</text:p>
              </table:table-cell>
              <table:table-cell office:value-type="float" office:value="0.0190564451611626">
                <text:p>0.0190564451611626</text:p>
              </table:table-cell>
              <table:table-cell office:value-type="float" office:value="24">
                <text:p>24</text:p>
              </table:table-cell>
              <table:table-cell office:value-type="float" office:value="0.0203946227152453">
                <text:p>0.0203946227152453</text:p>
              </table:table-cell>
              <table:table-cell office:value-type="float" office:value="24">
                <text:p>24</text:p>
              </table:table-cell>
              <table:table-cell office:value-type="float" office:value="0.0225707441322304">
                <text:p>0.02257074413223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25">
                <text:p>24.125</text:p>
              </table:table-cell>
              <table:table-cell office:value-type="float" office:value="0.0190671127293947">
                <text:p>0.0190671127293947</text:p>
              </table:table-cell>
              <table:table-cell office:value-type="float" office:value="24.125">
                <text:p>24.125</text:p>
              </table:table-cell>
              <table:table-cell office:value-type="float" office:value="0.0204182547836179">
                <text:p>0.0204182547836179</text:p>
              </table:table-cell>
              <table:table-cell office:value-type="float" office:value="24.125">
                <text:p>24.125</text:p>
              </table:table-cell>
              <table:table-cell office:value-type="float" office:value="0.0225852332183904">
                <text:p>0.02258523321839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5">
                <text:p>24.25</text:p>
              </table:table-cell>
              <table:table-cell office:value-type="float" office:value="0.0190776703226967">
                <text:p>0.0190776703226967</text:p>
              </table:table-cell>
              <table:table-cell office:value-type="float" office:value="24.25">
                <text:p>24.25</text:p>
              </table:table-cell>
              <table:table-cell office:value-type="float" office:value="0.0204416432224196">
                <text:p>0.0204416432224196</text:p>
              </table:table-cell>
              <table:table-cell office:value-type="float" office:value="24.25">
                <text:p>24.25</text:p>
              </table:table-cell>
              <table:table-cell office:value-type="float" office:value="0.0225995729325282">
                <text:p>0.02259957293252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75">
                <text:p>24.375</text:p>
              </table:table-cell>
              <table:table-cell office:value-type="float" office:value="0.0190881196329903">
                <text:p>0.0190881196329903</text:p>
              </table:table-cell>
              <table:table-cell office:value-type="float" office:value="24.375">
                <text:p>24.375</text:p>
              </table:table-cell>
              <table:table-cell office:value-type="float" office:value="0.0204647917797976">
                <text:p>0.0204647917797976</text:p>
              </table:table-cell>
              <table:table-cell office:value-type="float" office:value="24.375">
                <text:p>24.375</text:p>
              </table:table-cell>
              <table:table-cell office:value-type="float" office:value="0.0226137655726747">
                <text:p>0.02261376557267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5">
                <text:p>24.5</text:p>
              </table:table-cell>
              <table:table-cell office:value-type="float" office:value="0.0190984623176688">
                <text:p>0.0190984623176688</text:p>
              </table:table-cell>
              <table:table-cell office:value-type="float" office:value="24.5">
                <text:p>24.5</text:p>
              </table:table-cell>
              <table:table-cell office:value-type="float" office:value="0.0204877041274066">
                <text:p>0.0204877041274066</text:p>
              </table:table-cell>
              <table:table-cell office:value-type="float" office:value="24.5">
                <text:p>24.5</text:p>
              </table:table-cell>
              <table:table-cell office:value-type="float" office:value="0.0226278133899627">
                <text:p>0.02262781338996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25">
                <text:p>24.625</text:p>
              </table:table-cell>
              <table:table-cell office:value-type="float" office:value="0.0191087000004723">
                <text:p>0.0191087000004723</text:p>
              </table:table-cell>
              <table:table-cell office:value-type="float" office:value="24.625">
                <text:p>24.625</text:p>
              </table:table-cell>
              <table:table-cell office:value-type="float" office:value="0.0205103838623494">
                <text:p>0.0205103838623494</text:p>
              </table:table-cell>
              <table:table-cell office:value-type="float" office:value="24.625">
                <text:p>24.625</text:p>
              </table:table-cell>
              <table:table-cell office:value-type="float" office:value="0.0226417185898162">
                <text:p>0.02264171858981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5">
                <text:p>24.75</text:p>
              </table:table-cell>
              <table:table-cell office:value-type="float" office:value="0.0191188342723385">
                <text:p>0.0191188342723385</text:p>
              </table:table-cell>
              <table:table-cell office:value-type="float" office:value="24.75">
                <text:p>24.75</text:p>
              </table:table-cell>
              <table:table-cell office:value-type="float" office:value="0.0205328345090605">
                <text:p>0.0205328345090605</text:p>
              </table:table-cell>
              <table:table-cell office:value-type="float" office:value="24.75">
                <text:p>24.75</text:p>
              </table:table-cell>
              <table:table-cell office:value-type="float" office:value="0.0226554833331056">
                <text:p>0.02265548333310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75">
                <text:p>24.875</text:p>
              </table:table-cell>
              <table:table-cell office:value-type="float" office:value="0.019128866692226">
                <text:p>0.019128866692226</text:p>
              </table:table-cell>
              <table:table-cell office:value-type="float" office:value="24.875">
                <text:p>24.875</text:p>
              </table:table-cell>
              <table:table-cell office:value-type="float" office:value="0.0205550595211312">
                <text:p>0.0205550595211312</text:p>
              </table:table-cell>
              <table:table-cell office:value-type="float" office:value="24.875">
                <text:p>24.875</text:p>
              </table:table-cell>
              <table:table-cell office:value-type="float" office:value="0.0226691097372665">
                <text:p>0.02266910973726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  <table:table-cell office:value-type="float" office:value="0.0191387987879147">
                <text:p>0.0191387987879147</text:p>
              </table:table-cell>
              <table:table-cell office:value-type="float" office:value="25">
                <text:p>25</text:p>
              </table:table-cell>
              <table:table-cell office:value-type="float" office:value="0.0205770622830813">
                <text:p>0.0205770622830813</text:p>
              </table:table-cell>
              <table:table-cell office:value-type="float" office:value="25">
                <text:p>25</text:p>
              </table:table-cell>
              <table:table-cell office:value-type="float" office:value="0.0226825998773857">
                <text:p>0.02268259987738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25">
                <text:p>25.125</text:p>
              </table:table-cell>
              <table:table-cell office:value-type="float" office:value="0.0191481975153154">
                <text:p>0.0191481975153154</text:p>
              </table:table-cell>
              <table:table-cell office:value-type="float" office:value="25.125">
                <text:p>25.125</text:p>
              </table:table-cell>
              <table:table-cell office:value-type="float" office:value="0.0205974230134938">
                <text:p>0.0205974230134938</text:p>
              </table:table-cell>
              <table:table-cell office:value-type="float" office:value="25.125">
                <text:p>25.125</text:p>
              </table:table-cell>
              <table:table-cell office:value-type="float" office:value="0.022695955787255">
                <text:p>0.0226959557872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5">
                <text:p>25.25</text:p>
              </table:table-cell>
              <table:table-cell office:value-type="float" office:value="0.0191575031860091">
                <text:p>0.0191575031860091</text:p>
              </table:table-cell>
              <table:table-cell office:value-type="float" office:value="25.25">
                <text:p>25.25</text:p>
              </table:table-cell>
              <table:table-cell office:value-type="float" office:value="0.020617582152516">
                <text:p>0.020617582152516</text:p>
              </table:table-cell>
              <table:table-cell office:value-type="float" office:value="25.25">
                <text:p>25.25</text:p>
              </table:table-cell>
              <table:table-cell office:value-type="float" office:value="0.0227091794603929">
                <text:p>0.02270917946039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75">
                <text:p>25.375</text:p>
              </table:table-cell>
              <table:table-cell office:value-type="float" office:value="0.0191667171752181">
                <text:p>0.0191667171752181</text:p>
              </table:table-cell>
              <table:table-cell office:value-type="float" office:value="25.375">
                <text:p>25.375</text:p>
              </table:table-cell>
              <table:table-cell office:value-type="float" office:value="0.0206375426793312">
                <text:p>0.0206375426793312</text:p>
              </table:table-cell>
              <table:table-cell office:value-type="float" office:value="25.375">
                <text:p>25.375</text:p>
              </table:table-cell>
              <table:table-cell office:value-type="float" office:value="0.0227222728510368">
                <text:p>0.02272227285103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5">
                <text:p>25.5</text:p>
              </table:table-cell>
              <table:table-cell office:value-type="float" office:value="0.0191758408311996">
                <text:p>0.0191758408311996</text:p>
              </table:table-cell>
              <table:table-cell office:value-type="float" office:value="25.5">
                <text:p>25.5</text:p>
              </table:table-cell>
              <table:table-cell office:value-type="float" office:value="0.0206573075147069">
                <text:p>0.0206573075147069</text:p>
              </table:table-cell>
              <table:table-cell office:value-type="float" office:value="25.5">
                <text:p>25.5</text:p>
              </table:table-cell>
              <table:table-cell office:value-type="float" office:value="0.0227352378751059">
                <text:p>0.02273523787510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25">
                <text:p>25.625</text:p>
              </table:table-cell>
              <table:table-cell office:value-type="float" office:value="0.0191848754759032">
                <text:p>0.0191848754759032</text:p>
              </table:table-cell>
              <table:table-cell office:value-type="float" office:value="25.625">
                <text:p>25.625</text:p>
              </table:table-cell>
              <table:table-cell office:value-type="float" office:value="0.0206768795224205">
                <text:p>0.0206768795224205</text:p>
              </table:table-cell>
              <table:table-cell office:value-type="float" office:value="25.625">
                <text:p>25.625</text:p>
              </table:table-cell>
              <table:table-cell office:value-type="float" office:value="0.0227480764111352">
                <text:p>0.02274807641113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5">
                <text:p>25.75</text:p>
              </table:table-cell>
              <table:table-cell office:value-type="float" office:value="0.0191938224056097">
                <text:p>0.0191938224056097</text:p>
              </table:table-cell>
              <table:table-cell office:value-type="float" office:value="25.75">
                <text:p>25.75</text:p>
              </table:table-cell>
              <table:table-cell office:value-type="float" office:value="0.0206962615106417">
                <text:p>0.0206962615106417</text:p>
              </table:table-cell>
              <table:table-cell office:value-type="float" office:value="25.75">
                <text:p>25.75</text:p>
              </table:table-cell>
              <table:table-cell office:value-type="float" office:value="0.0227607903011836">
                <text:p>0.02276079030118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75">
                <text:p>25.875</text:p>
              </table:table-cell>
              <table:table-cell office:value-type="float" office:value="0.0192026828915509">
                <text:p>0.0192026828915509</text:p>
              </table:table-cell>
              <table:table-cell office:value-type="float" office:value="25.875">
                <text:p>25.875</text:p>
              </table:table-cell>
              <table:table-cell office:value-type="float" office:value="0.0207154562332762">
                <text:p>0.0207154562332762</text:p>
              </table:table-cell>
              <table:table-cell office:value-type="float" office:value="25.875">
                <text:p>25.875</text:p>
              </table:table-cell>
              <table:table-cell office:value-type="float" office:value="0.0227733813517147">
                <text:p>0.02277338135171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">
                <text:p>26</text:p>
              </table:table-cell>
              <table:table-cell office:value-type="float" office:value="0.0192114581805119">
                <text:p>0.0192114581805119</text:p>
              </table:table-cell>
              <table:table-cell office:value-type="float" office:value="26">
                <text:p>26</text:p>
              </table:table-cell>
              <table:table-cell office:value-type="float" office:value="0.02073446639127">
                <text:p>0.02073446639127</text:p>
              </table:table-cell>
              <table:table-cell office:value-type="float" office:value="26">
                <text:p>26</text:p>
              </table:table-cell>
              <table:table-cell office:value-type="float" office:value="0.0227858513344521">
                <text:p>0.02278585133445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25">
                <text:p>26.125</text:p>
              </table:table-cell>
              <table:table-cell office:value-type="float" office:value="0.0192201494954159">
                <text:p>0.0192201494954159</text:p>
              </table:table-cell>
              <table:table-cell office:value-type="float" office:value="26.125">
                <text:p>26.125</text:p>
              </table:table-cell>
              <table:table-cell office:value-type="float" office:value="0.0207532946338763">
                <text:p>0.0207532946338763</text:p>
              </table:table-cell>
              <table:table-cell office:value-type="float" office:value="26.125">
                <text:p>26.125</text:p>
              </table:table-cell>
              <table:table-cell office:value-type="float" office:value="0.0227982019872113">
                <text:p>0.02279820198721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5">
                <text:p>26.25</text:p>
              </table:table-cell>
              <table:table-cell office:value-type="float" office:value="0.0192287580358922">
                <text:p>0.0192287580358922</text:p>
              </table:table-cell>
              <table:table-cell office:value-type="float" office:value="26.25">
                <text:p>26.25</text:p>
              </table:table-cell>
              <table:table-cell office:value-type="float" office:value="0.0207719435598864">
                <text:p>0.0207719435598864</text:p>
              </table:table-cell>
              <table:table-cell office:value-type="float" office:value="26.25">
                <text:p>26.25</text:p>
              </table:table-cell>
              <table:table-cell office:value-type="float" office:value="0.0228104350147061">
                <text:p>0.02281043501470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75">
                <text:p>26.375</text:p>
              </table:table-cell>
              <table:table-cell office:value-type="float" office:value="0.0192372849788285">
                <text:p>0.0192372849788285</text:p>
              </table:table-cell>
              <table:table-cell office:value-type="float" office:value="26.375">
                <text:p>26.375</text:p>
              </table:table-cell>
              <table:table-cell office:value-type="float" office:value="0.0207904157188252">
                <text:p>0.0207904157188252</text:p>
              </table:table-cell>
              <table:table-cell office:value-type="float" office:value="26.375">
                <text:p>26.375</text:p>
              </table:table-cell>
              <table:table-cell office:value-type="float" office:value="0.0228225520893336">
                <text:p>0.02282255208933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5">
                <text:p>26.5</text:p>
              </table:table-cell>
              <table:table-cell office:value-type="float" office:value="0.0192457314789068">
                <text:p>0.0192457314789068</text:p>
              </table:table-cell>
              <table:table-cell office:value-type="float" office:value="26.5">
                <text:p>26.5</text:p>
              </table:table-cell>
              <table:table-cell office:value-type="float" office:value="0.0208087136121137">
                <text:p>0.0208087136121137</text:p>
              </table:table-cell>
              <table:table-cell office:value-type="float" office:value="26.5">
                <text:p>26.5</text:p>
              </table:table-cell>
              <table:table-cell office:value-type="float" office:value="0.0228345548519363">
                <text:p>0.02283455485193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25">
                <text:p>26.625</text:p>
              </table:table-cell>
              <table:table-cell office:value-type="float" office:value="0.0192540986691253">
                <text:p>0.0192540986691253</text:p>
              </table:table-cell>
              <table:table-cell office:value-type="float" office:value="26.625">
                <text:p>26.625</text:p>
              </table:table-cell>
              <table:table-cell office:value-type="float" office:value="0.0208268396941977">
                <text:p>0.0208268396941977</text:p>
              </table:table-cell>
              <table:table-cell office:value-type="float" office:value="26.625">
                <text:p>26.625</text:p>
              </table:table-cell>
              <table:table-cell office:value-type="float" office:value="0.0228464449125428">
                <text:p>0.02284644491254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5">
                <text:p>26.75</text:p>
              </table:table-cell>
              <table:table-cell office:value-type="float" office:value="0.0192623876613043">
                <text:p>0.0192623876613043</text:p>
              </table:table-cell>
              <table:table-cell office:value-type="float" office:value="26.75">
                <text:p>26.75</text:p>
              </table:table-cell>
              <table:table-cell office:value-type="float" office:value="0.0208447963736453">
                <text:p>0.0208447963736453</text:p>
              </table:table-cell>
              <table:table-cell office:value-type="float" office:value="26.75">
                <text:p>26.75</text:p>
              </table:table-cell>
              <table:table-cell office:value-type="float" office:value="0.0228582238510875">
                <text:p>0.02285822385108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75">
                <text:p>26.875</text:p>
              </table:table-cell>
              <table:table-cell office:value-type="float" office:value="0.0192705995465794">
                <text:p>0.0192705995465794</text:p>
              </table:table-cell>
              <table:table-cell office:value-type="float" office:value="26.875">
                <text:p>26.875</text:p>
              </table:table-cell>
              <table:table-cell office:value-type="float" office:value="0.0208625860142143">
                <text:p>0.0208625860142143</text:p>
              </table:table-cell>
              <table:table-cell office:value-type="float" office:value="26.875">
                <text:p>26.875</text:p>
              </table:table-cell>
              <table:table-cell office:value-type="float" office:value="0.0228698932181109">
                <text:p>0.02286989321811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">
                <text:p>27</text:p>
              </table:table-cell>
              <table:table-cell office:value-type="float" office:value="0.0192787353958797">
                <text:p>0.0192787353958797</text:p>
              </table:table-cell>
              <table:table-cell office:value-type="float" office:value="27">
                <text:p>27</text:p>
              </table:table-cell>
              <table:table-cell office:value-type="float" office:value="0.0208802109358892">
                <text:p>0.0208802109358892</text:p>
              </table:table-cell>
              <table:table-cell office:value-type="float" office:value="27">
                <text:p>27</text:p>
              </table:table-cell>
              <table:table-cell office:value-type="float" office:value="0.0228814545354396">
                <text:p>0.02288145453543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25">
                <text:p>27.125</text:p>
              </table:table-cell>
              <table:table-cell office:value-type="float" office:value="0.0192867962603938">
                <text:p>0.0192867962603938</text:p>
              </table:table-cell>
              <table:table-cell office:value-type="float" office:value="27.125">
                <text:p>27.125</text:p>
              </table:table-cell>
              <table:table-cell office:value-type="float" office:value="0.0208976734158896">
                <text:p>0.0208976734158896</text:p>
              </table:table-cell>
              <table:table-cell office:value-type="float" office:value="27.125">
                <text:p>27.125</text:p>
              </table:table-cell>
              <table:table-cell office:value-type="float" office:value="0.0228929092968482">
                <text:p>0.0228929092968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5">
                <text:p>27.25</text:p>
              </table:table-cell>
              <table:table-cell office:value-type="float" office:value="0.0192947831720225">
                <text:p>0.0192947831720225</text:p>
              </table:table-cell>
              <table:table-cell office:value-type="float" office:value="27.25">
                <text:p>27.25</text:p>
              </table:table-cell>
              <table:table-cell office:value-type="float" office:value="0.0209149756896516">
                <text:p>0.0209149756896516</text:p>
              </table:table-cell>
              <table:table-cell office:value-type="float" office:value="27.25">
                <text:p>27.25</text:p>
              </table:table-cell>
              <table:table-cell office:value-type="float" office:value="0.0229042589687026">
                <text:p>0.02290425896870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75">
                <text:p>27.375</text:p>
              </table:table-cell>
              <table:table-cell office:value-type="float" office:value="0.0193026971438189">
                <text:p>0.0193026971438189</text:p>
              </table:table-cell>
              <table:table-cell office:value-type="float" office:value="27.375">
                <text:p>27.375</text:p>
              </table:table-cell>
              <table:table-cell office:value-type="float" office:value="0.0209321199517809">
                <text:p>0.0209321199517809</text:p>
              </table:table-cell>
              <table:table-cell office:value-type="float" office:value="27.375">
                <text:p>27.375</text:p>
              </table:table-cell>
              <table:table-cell office:value-type="float" office:value="0.0229155049905858">
                <text:p>0.02291550499058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5">
                <text:p>27.5</text:p>
              </table:table-cell>
              <table:table-cell office:value-type="float" office:value="0.0193105391704172">
                <text:p>0.0193105391704172</text:p>
              </table:table-cell>
              <table:table-cell office:value-type="float" office:value="27.5">
                <text:p>27.5</text:p>
              </table:table-cell>
              <table:table-cell office:value-type="float" office:value="0.0209491083569819">
                <text:p>0.0209491083569819</text:p>
              </table:table-cell>
              <table:table-cell office:value-type="float" office:value="27.5">
                <text:p>27.5</text:p>
              </table:table-cell>
              <table:table-cell office:value-type="float" office:value="0.0229266487759064">
                <text:p>0.02292664877590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25">
                <text:p>27.625</text:p>
              </table:table-cell>
              <table:table-cell office:value-type="float" office:value="0.019318310228449">
                <text:p>0.019318310228449</text:p>
              </table:table-cell>
              <table:table-cell office:value-type="float" office:value="27.625">
                <text:p>27.625</text:p>
              </table:table-cell>
              <table:table-cell office:value-type="float" office:value="0.0209659430209593">
                <text:p>0.0209659430209593</text:p>
              </table:table-cell>
              <table:table-cell office:value-type="float" office:value="27.625">
                <text:p>27.625</text:p>
              </table:table-cell>
              <table:table-cell office:value-type="float" office:value="0.022937691712491">
                <text:p>0.0229376917124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5">
                <text:p>27.75</text:p>
              </table:table-cell>
              <table:table-cell office:value-type="float" office:value="0.0193260112769489">
                <text:p>0.0193260112769489</text:p>
              </table:table-cell>
              <table:table-cell office:value-type="float" office:value="27.75">
                <text:p>27.75</text:p>
              </table:table-cell>
              <table:table-cell office:value-type="float" office:value="0.0209826260212972">
                <text:p>0.0209826260212972</text:p>
              </table:table-cell>
              <table:table-cell office:value-type="float" office:value="27.75">
                <text:p>27.75</text:p>
              </table:table-cell>
              <table:table-cell office:value-type="float" office:value="0.0229486351631605">
                <text:p>0.02294863516316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75">
                <text:p>27.875</text:p>
              </table:table-cell>
              <table:table-cell office:value-type="float" office:value="0.0193336432577494">
                <text:p>0.0193336432577494</text:p>
              </table:table-cell>
              <table:table-cell office:value-type="float" office:value="27.875">
                <text:p>27.875</text:p>
              </table:table-cell>
              <table:table-cell office:value-type="float" office:value="0.0209991593983138">
                <text:p>0.0209991593983138</text:p>
              </table:table-cell>
              <table:table-cell office:value-type="float" office:value="27.875">
                <text:p>27.875</text:p>
              </table:table-cell>
              <table:table-cell office:value-type="float" office:value="0.0229594804662903">
                <text:p>0.02295948046629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">
                <text:p>28</text:p>
              </table:table-cell>
              <table:table-cell office:value-type="float" office:value="0.0193412070958641">
                <text:p>0.0193412070958641</text:p>
              </table:table-cell>
              <table:table-cell office:value-type="float" office:value="28">
                <text:p>28</text:p>
              </table:table-cell>
              <table:table-cell office:value-type="float" office:value="0.0210155451558927">
                <text:p>0.0210155451558927</text:p>
              </table:table-cell>
              <table:table-cell office:value-type="float" office:value="28">
                <text:p>28</text:p>
              </table:table-cell>
              <table:table-cell office:value-type="float" office:value="0.0229702289363565">
                <text:p>0.02297022893635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25">
                <text:p>28.125</text:p>
              </table:table-cell>
              <table:table-cell office:value-type="float" office:value="0.0193487036998622">
                <text:p>0.0193487036998622</text:p>
              </table:table-cell>
              <table:table-cell office:value-type="float" office:value="28.125">
                <text:p>28.125</text:p>
              </table:table-cell>
              <table:table-cell office:value-type="float" office:value="0.0210317852622931">
                <text:p>0.0210317852622931</text:p>
              </table:table-cell>
              <table:table-cell office:value-type="float" office:value="28.125">
                <text:p>28.125</text:p>
              </table:table-cell>
              <table:table-cell office:value-type="float" office:value="0.0229808818644665">
                <text:p>0.02298088186446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5">
                <text:p>28.25</text:p>
              </table:table-cell>
              <table:table-cell office:value-type="float" office:value="0.019356133962232">
                <text:p>0.019356133962232</text:p>
              </table:table-cell>
              <table:table-cell office:value-type="float" office:value="28.25">
                <text:p>28.25</text:p>
              </table:table-cell>
              <table:table-cell office:value-type="float" office:value="0.0210478816509378">
                <text:p>0.0210478816509378</text:p>
              </table:table-cell>
              <table:table-cell office:value-type="float" office:value="28.25">
                <text:p>28.25</text:p>
              </table:table-cell>
              <table:table-cell office:value-type="float" office:value="0.0229914405188765">
                <text:p>0.02299144051887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75">
                <text:p>28.375</text:p>
              </table:table-cell>
              <table:table-cell office:value-type="float" office:value="0.0193634987597351">
                <text:p>0.0193634987597351</text:p>
              </table:table-cell>
              <table:table-cell office:value-type="float" office:value="28.375">
                <text:p>28.375</text:p>
              </table:table-cell>
              <table:table-cell office:value-type="float" office:value="0.0210638362211803">
                <text:p>0.0210638362211803</text:p>
              </table:table-cell>
              <table:table-cell office:value-type="float" office:value="28.375">
                <text:p>28.375</text:p>
              </table:table-cell>
              <table:table-cell office:value-type="float" office:value="0.0230019061454942">
                <text:p>0.02300190614549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5">
                <text:p>28.5</text:p>
              </table:table-cell>
              <table:table-cell office:value-type="float" office:value="0.0193707989537514">
                <text:p>0.0193707989537514</text:p>
              </table:table-cell>
              <table:table-cell office:value-type="float" office:value="28.5">
                <text:p>28.5</text:p>
              </table:table-cell>
              <table:table-cell office:value-type="float" office:value="0.0210796508390522">
                <text:p>0.0210796508390522</text:p>
              </table:table-cell>
              <table:table-cell office:value-type="float" office:value="28.5">
                <text:p>28.5</text:p>
              </table:table-cell>
              <table:table-cell office:value-type="float" office:value="0.0230122799683698">
                <text:p>0.02301227996836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25">
                <text:p>28.625</text:p>
              </table:table-cell>
              <table:table-cell office:value-type="float" office:value="0.0193780353906147">
                <text:p>0.0193780353906147</text:p>
              </table:table-cell>
              <table:table-cell office:value-type="float" office:value="28.625">
                <text:p>28.625</text:p>
              </table:table-cell>
              <table:table-cell office:value-type="float" office:value="0.0210953273379908">
                <text:p>0.0210953273379908</text:p>
              </table:table-cell>
              <table:table-cell office:value-type="float" office:value="28.625">
                <text:p>28.625</text:p>
              </table:table-cell>
              <table:table-cell office:value-type="float" office:value="0.0230225631901721">
                <text:p>0.02302256319017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5">
                <text:p>28.75</text:p>
              </table:table-cell>
              <table:table-cell office:value-type="float" office:value="0.01938520890194">
                <text:p>0.01938520890194</text:p>
              </table:table-cell>
              <table:table-cell office:value-type="float" office:value="28.75">
                <text:p>28.75</text:p>
              </table:table-cell>
              <table:table-cell office:value-type="float" office:value="0.0211108675195473">
                <text:p>0.0211108675195473</text:p>
              </table:table-cell>
              <table:table-cell office:value-type="float" office:value="28.75">
                <text:p>28.75</text:p>
              </table:table-cell>
              <table:table-cell office:value-type="float" office:value="0.0230327569926545">
                <text:p>0.02303275699265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75">
                <text:p>28.875</text:p>
              </table:table-cell>
              <table:table-cell office:value-type="float" office:value="0.0193923203049422">
                <text:p>0.0193923203049422</text:p>
              </table:table-cell>
              <table:table-cell office:value-type="float" office:value="28.875">
                <text:p>28.875</text:p>
              </table:table-cell>
              <table:table-cell office:value-type="float" office:value="0.0211262731540774">
                <text:p>0.0211262731540774</text:p>
              </table:table-cell>
              <table:table-cell office:value-type="float" office:value="28.875">
                <text:p>28.875</text:p>
              </table:table-cell>
              <table:table-cell office:value-type="float" office:value="0.0230428625371067">
                <text:p>0.02304286253710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">
                <text:p>29</text:p>
              </table:table-cell>
              <table:table-cell office:value-type="float" office:value="0.019399370402746">
                <text:p>0.019399370402746</text:p>
              </table:table-cell>
              <table:table-cell office:value-type="float" office:value="29">
                <text:p>29</text:p>
              </table:table-cell>
              <table:table-cell office:value-type="float" office:value="0.0211415459814132">
                <text:p>0.0211415459814132</text:p>
              </table:table-cell>
              <table:table-cell office:value-type="float" office:value="29">
                <text:p>29</text:p>
              </table:table-cell>
              <table:table-cell office:value-type="float" office:value="0.0230528809647964">
                <text:p>0.02305288096479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25">
                <text:p>29.125</text:p>
              </table:table-cell>
              <table:table-cell office:value-type="float" office:value="0.0194063599846889">
                <text:p>0.0194063599846889</text:p>
              </table:table-cell>
              <table:table-cell office:value-type="float" office:value="29.125">
                <text:p>29.125</text:p>
              </table:table-cell>
              <table:table-cell office:value-type="float" office:value="0.0211566877115187">
                <text:p>0.0211566877115187</text:p>
              </table:table-cell>
              <table:table-cell office:value-type="float" office:value="29.125">
                <text:p>29.125</text:p>
              </table:table-cell>
              <table:table-cell office:value-type="float" office:value="0.0230628133973986">
                <text:p>0.02306281339739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5">
                <text:p>29.25</text:p>
              </table:table-cell>
              <table:table-cell office:value-type="float" office:value="0.0194132898266152">
                <text:p>0.0194132898266152</text:p>
              </table:table-cell>
              <table:table-cell office:value-type="float" office:value="29.25">
                <text:p>29.25</text:p>
              </table:table-cell>
              <table:table-cell office:value-type="float" office:value="0.0211717000251275">
                <text:p>0.0211717000251275</text:p>
              </table:table-cell>
              <table:table-cell office:value-type="float" office:value="29.25">
                <text:p>29.25</text:p>
              </table:table-cell>
              <table:table-cell office:value-type="float" office:value="0.0230726609374145">
                <text:p>0.02307266093741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75">
                <text:p>29.375</text:p>
              </table:table-cell>
              <table:table-cell office:value-type="float" office:value="0.0194201606911634">
                <text:p>0.0194201606911634</text:p>
              </table:table-cell>
              <table:table-cell office:value-type="float" office:value="29.375">
                <text:p>29.375</text:p>
              </table:table-cell>
              <table:table-cell office:value-type="float" office:value="0.0211865845743652">
                <text:p>0.0211865845743652</text:p>
              </table:table-cell>
              <table:table-cell office:value-type="float" office:value="29.375">
                <text:p>29.375</text:p>
              </table:table-cell>
              <table:table-cell office:value-type="float" office:value="0.0230824246685791">
                <text:p>0.02308242466857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5">
                <text:p>29.5</text:p>
              </table:table-cell>
              <table:table-cell office:value-type="float" office:value="0.019426973328046">
                <text:p>0.019426973328046</text:p>
              </table:table-cell>
              <table:table-cell office:value-type="float" office:value="29.5">
                <text:p>29.5</text:p>
              </table:table-cell>
              <table:table-cell office:value-type="float" office:value="0.0212013429833551">
                <text:p>0.0212013429833551</text:p>
              </table:table-cell>
              <table:table-cell office:value-type="float" office:value="29.5">
                <text:p>29.5</text:p>
              </table:table-cell>
              <table:table-cell office:value-type="float" office:value="0.0230921056562594">
                <text:p>0.02309210565625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25">
                <text:p>29.625</text:p>
              </table:table-cell>
              <table:table-cell office:value-type="float" office:value="0.0194337284743219">
                <text:p>0.0194337284743219</text:p>
              </table:table-cell>
              <table:table-cell office:value-type="float" office:value="29.625">
                <text:p>29.625</text:p>
              </table:table-cell>
              <table:table-cell office:value-type="float" office:value="0.0212159768488093">
                <text:p>0.0212159768488093</text:p>
              </table:table-cell>
              <table:table-cell office:value-type="float" office:value="29.625">
                <text:p>29.625</text:p>
              </table:table-cell>
              <table:table-cell office:value-type="float" office:value="0.023101704947841">
                <text:p>0.0231017049478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5">
                <text:p>29.75</text:p>
              </table:table-cell>
              <table:table-cell office:value-type="float" office:value="0.0194404268546627">
                <text:p>0.0194404268546627</text:p>
              </table:table-cell>
              <table:table-cell office:value-type="float" office:value="29.75">
                <text:p>29.75</text:p>
              </table:table-cell>
              <table:table-cell office:value-type="float" office:value="0.0212304877406041">
                <text:p>0.0212304877406041</text:p>
              </table:table-cell>
              <table:table-cell office:value-type="float" office:value="29.75">
                <text:p>29.75</text:p>
              </table:table-cell>
              <table:table-cell office:value-type="float" office:value="0.0231112235731069">
                <text:p>0.02311122357310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75">
                <text:p>29.875</text:p>
              </table:table-cell>
              <table:table-cell office:value-type="float" office:value="0.0194470691816116">
                <text:p>0.0194470691816116</text:p>
              </table:table-cell>
              <table:table-cell office:value-type="float" office:value="29.875">
                <text:p>29.875</text:p>
              </table:table-cell>
              <table:table-cell office:value-type="float" office:value="0.0212448772023421">
                <text:p>0.0212448772023421</text:p>
              </table:table-cell>
              <table:table-cell office:value-type="float" office:value="29.875">
                <text:p>29.875</text:p>
              </table:table-cell>
              <table:table-cell office:value-type="float" office:value="0.0231206625446048">
                <text:p>0.02312066254460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">
                <text:p>30</text:p>
              </table:table-cell>
              <table:table-cell office:value-type="float" office:value="0.0194536561558359">
                <text:p>0.0194536561558359</text:p>
              </table:table-cell>
              <table:table-cell office:value-type="float" office:value="30">
                <text:p>30</text:p>
              </table:table-cell>
              <table:table-cell office:value-type="float" office:value="0.021259146751899">
                <text:p>0.021259146751899</text:p>
              </table:table-cell>
              <table:table-cell office:value-type="float" office:value="30">
                <text:p>30</text:p>
              </table:table-cell>
              <table:table-cell office:value-type="float" office:value="0.0231300228580069">
                <text:p>0.02313002285800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25">
                <text:p>30.125</text:p>
              </table:table-cell>
              <table:table-cell office:value-type="float" office:value="0.0194777783307146">
                <text:p>0.0194777783307146</text:p>
              </table:table-cell>
              <table:table-cell office:value-type="float" office:value="30.125">
                <text:p>30.125</text:p>
              </table:table-cell>
              <table:table-cell office:value-type="float" office:value="0.0212608708080256">
                <text:p>0.0212608708080256</text:p>
              </table:table-cell>
              <table:table-cell office:value-type="float" office:value="30.125">
                <text:p>30.125</text:p>
              </table:table-cell>
              <table:table-cell office:value-type="float" office:value="0.0231327662489701">
                <text:p>0.02313276624897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5">
                <text:p>30.25</text:p>
              </table:table-cell>
              <table:table-cell office:value-type="float" office:value="0.019501701148776">
                <text:p>0.019501701148776</text:p>
              </table:table-cell>
              <table:table-cell office:value-type="float" office:value="30.25">
                <text:p>30.25</text:p>
              </table:table-cell>
              <table:table-cell office:value-type="float" office:value="0.0212625806157545">
                <text:p>0.0212625806157545</text:p>
              </table:table-cell>
              <table:table-cell office:value-type="float" office:value="30.25">
                <text:p>30.25</text:p>
              </table:table-cell>
              <table:table-cell office:value-type="float" office:value="0.0231354869672806">
                <text:p>0.02313548696728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75">
                <text:p>30.375</text:p>
              </table:table-cell>
              <table:table-cell office:value-type="float" office:value="0.0195254270712156">
                <text:p>0.0195254270712156</text:p>
              </table:table-cell>
              <table:table-cell office:value-type="float" office:value="30.375">
                <text:p>30.375</text:p>
              </table:table-cell>
              <table:table-cell office:value-type="float" office:value="0.0212642763509917">
                <text:p>0.0212642763509917</text:p>
              </table:table-cell>
              <table:table-cell office:value-type="float" office:value="30.375">
                <text:p>30.375</text:p>
              </table:table-cell>
              <table:table-cell office:value-type="float" office:value="0.0231381852928479">
                <text:p>0.02313818529284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5">
                <text:p>30.5</text:p>
              </table:table-cell>
              <table:table-cell office:value-type="float" office:value="0.0195489585188811">
                <text:p>0.0195489585188811</text:p>
              </table:table-cell>
              <table:table-cell office:value-type="float" office:value="30.5">
                <text:p>30.5</text:p>
              </table:table-cell>
              <table:table-cell office:value-type="float" office:value="0.0212659581867598">
                <text:p>0.0212659581867598</text:p>
              </table:table-cell>
              <table:table-cell office:value-type="float" office:value="30.5">
                <text:p>30.5</text:p>
              </table:table-cell>
              <table:table-cell office:value-type="float" office:value="0.0231408615009925">
                <text:p>0.02314086150099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625">
                <text:p>30.625</text:p>
              </table:table-cell>
              <table:table-cell office:value-type="float" office:value="0.0195722978730962">
                <text:p>0.0195722978730962</text:p>
              </table:table-cell>
              <table:table-cell office:value-type="float" office:value="30.625">
                <text:p>30.625</text:p>
              </table:table-cell>
              <table:table-cell office:value-type="float" office:value="0.0212676262932564">
                <text:p>0.0212676262932564</text:p>
              </table:table-cell>
              <table:table-cell office:value-type="float" office:value="30.625">
                <text:p>30.625</text:p>
              </table:table-cell>
              <table:table-cell office:value-type="float" office:value="0.02314351586254">
                <text:p>0.023143515862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75">
                <text:p>30.75</text:p>
              </table:table-cell>
              <table:table-cell office:value-type="float" office:value="0.0195954474764641">
                <text:p>0.0195954474764641</text:p>
              </table:table-cell>
              <table:table-cell office:value-type="float" office:value="30.75">
                <text:p>30.75</text:p>
              </table:table-cell>
              <table:table-cell office:value-type="float" office:value="0.0212692808379114">
                <text:p>0.0212692808379114</text:p>
              </table:table-cell>
              <table:table-cell office:value-type="float" office:value="30.75">
                <text:p>30.75</text:p>
              </table:table-cell>
              <table:table-cell office:value-type="float" office:value="0.0231461486439123">
                <text:p>0.02314614864391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75">
                <text:p>30.875</text:p>
              </table:table-cell>
              <table:table-cell office:value-type="float" office:value="0.0196184096336508">
                <text:p>0.0196184096336508</text:p>
              </table:table-cell>
              <table:table-cell office:value-type="float" office:value="30.875">
                <text:p>30.875</text:p>
              </table:table-cell>
              <table:table-cell office:value-type="float" office:value="0.0212709219854438">
                <text:p>0.0212709219854438</text:p>
              </table:table-cell>
              <table:table-cell office:value-type="float" office:value="30.875">
                <text:p>30.875</text:p>
              </table:table-cell>
              <table:table-cell office:value-type="float" office:value="0.0231487601072168">
                <text:p>0.02314876010721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">
                <text:p>31</text:p>
              </table:table-cell>
              <table:table-cell office:value-type="float" office:value="0.0196411866121506">
                <text:p>0.0196411866121506</text:p>
              </table:table-cell>
              <table:table-cell office:value-type="float" office:value="31">
                <text:p>31</text:p>
              </table:table-cell>
              <table:table-cell office:value-type="float" office:value="0.0212725498979155">
                <text:p>0.0212725498979155</text:p>
              </table:table-cell>
              <table:table-cell office:value-type="float" office:value="31">
                <text:p>31</text:p>
              </table:table-cell>
              <table:table-cell office:value-type="float" office:value="0.0231513505103334">
                <text:p>0.02315135051033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125">
                <text:p>31.125</text:p>
              </table:table-cell>
              <table:table-cell office:value-type="float" office:value="0.0196637806430318">
                <text:p>0.0196637806430318</text:p>
              </table:table-cell>
              <table:table-cell office:value-type="float" office:value="31.125">
                <text:p>31.125</text:p>
              </table:table-cell>
              <table:table-cell office:value-type="float" office:value="0.0212741647347849">
                <text:p>0.0212741647347849</text:p>
              </table:table-cell>
              <table:table-cell office:value-type="float" office:value="31.125">
                <text:p>31.125</text:p>
              </table:table-cell>
              <table:table-cell office:value-type="float" office:value="0.0231539201069992">
                <text:p>0.02315392010699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25">
                <text:p>31.25</text:p>
              </table:table-cell>
              <table:table-cell office:value-type="float" office:value="0.0196861939216661">
                <text:p>0.0196861939216661</text:p>
              </table:table-cell>
              <table:table-cell office:value-type="float" office:value="31.25">
                <text:p>31.25</text:p>
              </table:table-cell>
              <table:table-cell office:value-type="float" office:value="0.0212757666529594">
                <text:p>0.0212757666529594</text:p>
              </table:table-cell>
              <table:table-cell office:value-type="float" office:value="31.25">
                <text:p>31.25</text:p>
              </table:table-cell>
              <table:table-cell office:value-type="float" office:value="0.0231564691468917">
                <text:p>0.02315646914689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.375">
                <text:p>31.375</text:p>
              </table:table-cell>
              <table:table-cell office:value-type="float" office:value="0.0197084286084387">
                <text:p>0.0197084286084387</text:p>
              </table:table-cell>
              <table:table-cell office:value-type="float" office:value="31.375">
                <text:p>31.375</text:p>
              </table:table-cell>
              <table:table-cell office:value-type="float" office:value="0.0212773558068457">
                <text:p>0.0212773558068457</text:p>
              </table:table-cell>
              <table:table-cell office:value-type="float" office:value="31.375">
                <text:p>31.375</text:p>
              </table:table-cell>
              <table:table-cell office:value-type="float" office:value="0.0231589978757094">
                <text:p>0.02315899787570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5">
                <text:p>31.5</text:p>
              </table:table-cell>
              <table:table-cell office:value-type="float" office:value="0.0197304868294433">
                <text:p>0.0197304868294433</text:p>
              </table:table-cell>
              <table:table-cell office:value-type="float" office:value="31.5">
                <text:p>31.5</text:p>
              </table:table-cell>
              <table:table-cell office:value-type="float" office:value="0.0212789323483995">
                <text:p>0.0212789323483995</text:p>
              </table:table-cell>
              <table:table-cell office:value-type="float" office:value="31.5">
                <text:p>31.5</text:p>
              </table:table-cell>
              <table:table-cell office:value-type="float" office:value="0.0231615065352507">
                <text:p>0.02316150653525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.625">
                <text:p>31.625</text:p>
              </table:table-cell>
              <table:table-cell office:value-type="float" office:value="0.0197523706771593">
                <text:p>0.0197523706771593</text:p>
              </table:table-cell>
              <table:table-cell office:value-type="float" office:value="31.625">
                <text:p>31.625</text:p>
              </table:table-cell>
              <table:table-cell office:value-type="float" office:value="0.0212804964271742">
                <text:p>0.0212804964271742</text:p>
              </table:table-cell>
              <table:table-cell office:value-type="float" office:value="31.625">
                <text:p>31.625</text:p>
              </table:table-cell>
              <table:table-cell office:value-type="float" office:value="0.0231639953634914">
                <text:p>0.02316399536349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.75">
                <text:p>31.75</text:p>
              </table:table-cell>
              <table:table-cell office:value-type="float" office:value="0.0197740822111137">
                <text:p>0.0197740822111137</text:p>
              </table:table-cell>
              <table:table-cell office:value-type="float" office:value="31.75">
                <text:p>31.75</text:p>
              </table:table-cell>
              <table:table-cell office:value-type="float" office:value="0.0212820481903681">
                <text:p>0.0212820481903681</text:p>
              </table:table-cell>
              <table:table-cell office:value-type="float" office:value="31.75">
                <text:p>31.75</text:p>
              </table:table-cell>
              <table:table-cell office:value-type="float" office:value="0.0231664645946592">
                <text:p>0.02316646459465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.875">
                <text:p>31.875</text:p>
              </table:table-cell>
              <table:table-cell office:value-type="float" office:value="0.0197956234585273">
                <text:p>0.0197956234585273</text:p>
              </table:table-cell>
              <table:table-cell office:value-type="float" office:value="31.875">
                <text:p>31.875</text:p>
              </table:table-cell>
              <table:table-cell office:value-type="float" office:value="0.0212835877828702">
                <text:p>0.0212835877828702</text:p>
              </table:table-cell>
              <table:table-cell office:value-type="float" office:value="31.875">
                <text:p>31.875</text:p>
              </table:table-cell>
              <table:table-cell office:value-type="float" office:value="0.0231689144593081">
                <text:p>0.0231689144593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">
                <text:p>32</text:p>
              </table:table-cell>
              <table:table-cell office:value-type="float" office:value="0.0198169964149456">
                <text:p>0.0198169964149456</text:p>
              </table:table-cell>
              <table:table-cell office:value-type="float" office:value="32">
                <text:p>32</text:p>
              </table:table-cell>
              <table:table-cell office:value-type="float" office:value="0.0212851153473059">
                <text:p>0.0212851153473059</text:p>
              </table:table-cell>
              <table:table-cell office:value-type="float" office:value="32">
                <text:p>32</text:p>
              </table:table-cell>
              <table:table-cell office:value-type="float" office:value="0.0231713451843894">
                <text:p>0.02317134518438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.125">
                <text:p>32.125</text:p>
              </table:table-cell>
              <table:table-cell office:value-type="float" office:value="0.0198382030448547">
                <text:p>0.0198382030448547</text:p>
              </table:table-cell>
              <table:table-cell office:value-type="float" office:value="32.125">
                <text:p>32.125</text:p>
              </table:table-cell>
              <table:table-cell office:value-type="float" office:value="0.0212866310240806">
                <text:p>0.0212866310240806</text:p>
              </table:table-cell>
              <table:table-cell office:value-type="float" office:value="32.125">
                <text:p>32.125</text:p>
              </table:table-cell>
              <table:table-cell office:value-type="float" office:value="0.0231737569933223">
                <text:p>0.02317375699332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.25">
                <text:p>32.25</text:p>
              </table:table-cell>
              <table:table-cell office:value-type="float" office:value="0.0198592452822839">
                <text:p>0.0198592452822839</text:p>
              </table:table-cell>
              <table:table-cell office:value-type="float" office:value="32.25">
                <text:p>32.25</text:p>
              </table:table-cell>
              <table:table-cell office:value-type="float" office:value="0.021288134951423">
                <text:p>0.021288134951423</text:p>
              </table:table-cell>
              <table:table-cell office:value-type="float" office:value="32.25">
                <text:p>32.25</text:p>
              </table:table-cell>
              <table:table-cell office:value-type="float" office:value="0.0231761501060618">
                <text:p>0.02317615010606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.375">
                <text:p>32.375</text:p>
              </table:table-cell>
              <table:table-cell office:value-type="float" office:value="0.0198801250313932">
                <text:p>0.0198801250313932</text:p>
              </table:table-cell>
              <table:table-cell office:value-type="float" office:value="32.375">
                <text:p>32.375</text:p>
              </table:table-cell>
              <table:table-cell office:value-type="float" office:value="0.0212896272654268">
                <text:p>0.0212896272654268</text:p>
              </table:table-cell>
              <table:table-cell office:value-type="float" office:value="32.375">
                <text:p>32.375</text:p>
              </table:table-cell>
              <table:table-cell office:value-type="float" office:value="0.0231785247391663">
                <text:p>0.02317852473916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.5">
                <text:p>32.5</text:p>
              </table:table-cell>
              <table:table-cell office:value-type="float" office:value="0.0199008441670478">
                <text:p>0.0199008441670478</text:p>
              </table:table-cell>
              <table:table-cell office:value-type="float" office:value="32.5">
                <text:p>32.5</text:p>
              </table:table-cell>
              <table:table-cell office:value-type="float" office:value="0.0212911081000921">
                <text:p>0.0212911081000921</text:p>
              </table:table-cell>
              <table:table-cell office:value-type="float" office:value="32.5">
                <text:p>32.5</text:p>
              </table:table-cell>
              <table:table-cell office:value-type="float" office:value="0.0231808811058623">
                <text:p>0.02318088110586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.625">
                <text:p>32.625</text:p>
              </table:table-cell>
              <table:table-cell office:value-type="float" office:value="0.0199214045353794">
                <text:p>0.0199214045353794</text:p>
              </table:table-cell>
              <table:table-cell office:value-type="float" office:value="32.625">
                <text:p>32.625</text:p>
              </table:table-cell>
              <table:table-cell office:value-type="float" office:value="0.0212925775873654">
                <text:p>0.0212925775873654</text:p>
              </table:table-cell>
              <table:table-cell office:value-type="float" office:value="32.625">
                <text:p>32.625</text:p>
              </table:table-cell>
              <table:table-cell office:value-type="float" office:value="0.0231832194161085">
                <text:p>0.02318321941610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75">
                <text:p>32.75</text:p>
              </table:table-cell>
              <table:table-cell office:value-type="float" office:value="0.0199418079543344">
                <text:p>0.0199418079543344</text:p>
              </table:table-cell>
              <table:table-cell office:value-type="float" office:value="32.75">
                <text:p>32.75</text:p>
              </table:table-cell>
              <table:table-cell office:value-type="float" office:value="0.0212940358571785">
                <text:p>0.0212940358571785</text:p>
              </table:table-cell>
              <table:table-cell office:value-type="float" office:value="32.75">
                <text:p>32.75</text:p>
              </table:table-cell>
              <table:table-cell office:value-type="float" office:value="0.0231855398766582">
                <text:p>0.02318553987665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875">
                <text:p>32.875</text:p>
              </table:table-cell>
              <table:table-cell office:value-type="float" office:value="0.0199620562142099">
                <text:p>0.0199620562142099</text:p>
              </table:table-cell>
              <table:table-cell office:value-type="float" office:value="32.875">
                <text:p>32.875</text:p>
              </table:table-cell>
              <table:table-cell office:value-type="float" office:value="0.0212954830374874">
                <text:p>0.0212954830374874</text:p>
              </table:table-cell>
              <table:table-cell office:value-type="float" office:value="32.875">
                <text:p>32.875</text:p>
              </table:table-cell>
              <table:table-cell office:value-type="float" office:value="0.0231878426911201">
                <text:p>0.02318784269112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">
                <text:p>33</text:p>
              </table:table-cell>
              <table:table-cell office:value-type="float" office:value="0.0199821510781772">
                <text:p>0.0199821510781772</text:p>
              </table:table-cell>
              <table:table-cell office:value-type="float" office:value="33">
                <text:p>33</text:p>
              </table:table-cell>
              <table:table-cell office:value-type="float" office:value="0.021296919254309">
                <text:p>0.021296919254309</text:p>
              </table:table-cell>
              <table:table-cell office:value-type="float" office:value="33">
                <text:p>33</text:p>
              </table:table-cell>
              <table:table-cell office:value-type="float" office:value="0.0231901280600179">
                <text:p>0.02319012806001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.125">
                <text:p>33.125</text:p>
              </table:table-cell>
              <table:table-cell office:value-type="float" office:value="0.0200020942827939">
                <text:p>0.0200020942827939</text:p>
              </table:table-cell>
              <table:table-cell office:value-type="float" office:value="33.125">
                <text:p>33.125</text:p>
              </table:table-cell>
              <table:table-cell office:value-type="float" office:value="0.0212983446317585">
                <text:p>0.0212983446317585</text:p>
              </table:table-cell>
              <table:table-cell office:value-type="float" office:value="33.125">
                <text:p>33.125</text:p>
              </table:table-cell>
              <table:table-cell office:value-type="float" office:value="0.0231923961808485">
                <text:p>0.02319239618084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25">
                <text:p>33.25</text:p>
              </table:table-cell>
              <table:table-cell office:value-type="float" office:value="0.0200218875385036">
                <text:p>0.0200218875385036</text:p>
              </table:table-cell>
              <table:table-cell office:value-type="float" office:value="33.25">
                <text:p>33.25</text:p>
              </table:table-cell>
              <table:table-cell office:value-type="float" office:value="0.0212997592920842">
                <text:p>0.0212997592920842</text:p>
              </table:table-cell>
              <table:table-cell office:value-type="float" office:value="33.25">
                <text:p>33.25</text:p>
              </table:table-cell>
              <table:table-cell office:value-type="float" office:value="0.023194647248139">
                <text:p>0.0231946472481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.375">
                <text:p>33.375</text:p>
              </table:table-cell>
              <table:table-cell office:value-type="float" office:value="0.0200415325301257">
                <text:p>0.0200415325301257</text:p>
              </table:table-cell>
              <table:table-cell office:value-type="float" office:value="33.375">
                <text:p>33.375</text:p>
              </table:table-cell>
              <table:table-cell office:value-type="float" office:value="0.0213011633557034">
                <text:p>0.0213011633557034</text:p>
              </table:table-cell>
              <table:table-cell office:value-type="float" office:value="33.375">
                <text:p>33.375</text:p>
              </table:table-cell>
              <table:table-cell office:value-type="float" office:value="0.0231968814535022">
                <text:p>0.02319688145350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5">
                <text:p>33.5</text:p>
              </table:table-cell>
              <table:table-cell office:value-type="float" office:value="0.0200610309173326">
                <text:p>0.0200610309173326</text:p>
              </table:table-cell>
              <table:table-cell office:value-type="float" office:value="33.5">
                <text:p>33.5</text:p>
              </table:table-cell>
              <table:table-cell office:value-type="float" office:value="0.0213025569412359">
                <text:p>0.0213025569412359</text:p>
              </table:table-cell>
              <table:table-cell office:value-type="float" office:value="33.5">
                <text:p>33.5</text:p>
              </table:table-cell>
              <table:table-cell office:value-type="float" office:value="0.0231990989856911">
                <text:p>0.02319909898569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625">
                <text:p>33.625</text:p>
              </table:table-cell>
              <table:table-cell office:value-type="float" office:value="0.020080384335118">
                <text:p>0.020080384335118</text:p>
              </table:table-cell>
              <table:table-cell office:value-type="float" office:value="33.625">
                <text:p>33.625</text:p>
              </table:table-cell>
              <table:table-cell office:value-type="float" office:value="0.0213039401655377">
                <text:p>0.0213039401655377</text:p>
              </table:table-cell>
              <table:table-cell office:value-type="float" office:value="33.625">
                <text:p>33.625</text:p>
              </table:table-cell>
              <table:table-cell office:value-type="float" office:value="0.0232013000306518">
                <text:p>0.02320130003065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.75">
                <text:p>33.75</text:p>
              </table:table-cell>
              <table:table-cell office:value-type="float" office:value="0.0200995943942531">
                <text:p>0.0200995943942531</text:p>
              </table:table-cell>
              <table:table-cell office:value-type="float" office:value="33.75">
                <text:p>33.75</text:p>
              </table:table-cell>
              <table:table-cell office:value-type="float" office:value="0.0213053131437335">
                <text:p>0.0213053131437335</text:p>
              </table:table-cell>
              <table:table-cell office:value-type="float" office:value="33.75">
                <text:p>33.75</text:p>
              </table:table-cell>
              <table:table-cell office:value-type="float" office:value="0.0232034847715758">
                <text:p>0.02320348477157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875">
                <text:p>33.875</text:p>
              </table:table-cell>
              <table:table-cell office:value-type="float" office:value="0.020118662681734">
                <text:p>0.020118662681734</text:p>
              </table:table-cell>
              <table:table-cell office:value-type="float" office:value="33.875">
                <text:p>33.875</text:p>
              </table:table-cell>
              <table:table-cell office:value-type="float" office:value="0.0213066759892489">
                <text:p>0.0213066759892489</text:p>
              </table:table-cell>
              <table:table-cell office:value-type="float" office:value="33.875">
                <text:p>33.875</text:p>
              </table:table-cell>
              <table:table-cell office:value-type="float" office:value="0.0232056533889506">
                <text:p>0.02320565338895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">
                <text:p>34</text:p>
              </table:table-cell>
              <table:table-cell office:value-type="float" office:value="0.0201375907612188">
                <text:p>0.0201375907612188</text:p>
              </table:table-cell>
              <table:table-cell office:value-type="float" office:value="34">
                <text:p>34</text:p>
              </table:table-cell>
              <table:table-cell office:value-type="float" office:value="0.0213080288138414">
                <text:p>0.0213080288138414</text:p>
              </table:table-cell>
              <table:table-cell office:value-type="float" office:value="34">
                <text:p>34</text:p>
              </table:table-cell>
              <table:table-cell office:value-type="float" office:value="0.0232078060606093">
                <text:p>0.02320780606060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.125">
                <text:p>34.125</text:p>
              </table:table-cell>
              <table:table-cell office:value-type="float" office:value="0.0201563801734546">
                <text:p>0.0201563801734546</text:p>
              </table:table-cell>
              <table:table-cell office:value-type="float" office:value="34.125">
                <text:p>34.125</text:p>
              </table:table-cell>
              <table:table-cell office:value-type="float" office:value="0.021309371727631">
                <text:p>0.021309371727631</text:p>
              </table:table-cell>
              <table:table-cell office:value-type="float" office:value="34.125">
                <text:p>34.125</text:p>
              </table:table-cell>
              <table:table-cell office:value-type="float" office:value="0.0232099429617797">
                <text:p>0.02320994296177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.25">
                <text:p>34.25</text:p>
              </table:table-cell>
              <table:table-cell office:value-type="float" office:value="0.0201750324366959">
                <text:p>0.0201750324366959</text:p>
              </table:table-cell>
              <table:table-cell office:value-type="float" office:value="34.25">
                <text:p>34.25</text:p>
              </table:table-cell>
              <table:table-cell office:value-type="float" office:value="0.0213107048391302">
                <text:p>0.0213107048391302</text:p>
              </table:table-cell>
              <table:table-cell office:value-type="float" office:value="34.25">
                <text:p>34.25</text:p>
              </table:table-cell>
              <table:table-cell office:value-type="float" office:value="0.0232120642651313">
                <text:p>0.02321206426513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.375">
                <text:p>34.375</text:p>
              </table:table-cell>
              <table:table-cell office:value-type="float" office:value="0.0201935490471137">
                <text:p>0.0201935490471137</text:p>
              </table:table-cell>
              <table:table-cell office:value-type="float" office:value="34.375">
                <text:p>34.375</text:p>
              </table:table-cell>
              <table:table-cell office:value-type="float" office:value="0.0213120282552731">
                <text:p>0.0213120282552731</text:p>
              </table:table-cell>
              <table:table-cell office:value-type="float" office:value="34.375">
                <text:p>34.375</text:p>
              </table:table-cell>
              <table:table-cell office:value-type="float" office:value="0.0232141701408222">
                <text:p>0.02321417014082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.5">
                <text:p>34.5</text:p>
              </table:table-cell>
              <table:table-cell office:value-type="float" office:value="0.0202119314791952">
                <text:p>0.0202119314791952</text:p>
              </table:table-cell>
              <table:table-cell office:value-type="float" office:value="34.5">
                <text:p>34.5</text:p>
              </table:table-cell>
              <table:table-cell office:value-type="float" office:value="0.0213133420814438">
                <text:p>0.0213133420814438</text:p>
              </table:table-cell>
              <table:table-cell office:value-type="float" office:value="34.5">
                <text:p>34.5</text:p>
              </table:table-cell>
              <table:table-cell office:value-type="float" office:value="0.0232162607565443">
                <text:p>0.02321626075654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625">
                <text:p>34.625</text:p>
              </table:table-cell>
              <table:table-cell office:value-type="float" office:value="0.0202301811861352">
                <text:p>0.0202301811861352</text:p>
              </table:table-cell>
              <table:table-cell office:value-type="float" office:value="34.625">
                <text:p>34.625</text:p>
              </table:table-cell>
              <table:table-cell office:value-type="float" office:value="0.0213146464215051">
                <text:p>0.0213146464215051</text:p>
              </table:table-cell>
              <table:table-cell office:value-type="float" office:value="34.625">
                <text:p>34.625</text:p>
              </table:table-cell>
              <table:table-cell office:value-type="float" office:value="0.0232183362775681">
                <text:p>0.02321833627756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.75">
                <text:p>34.75</text:p>
              </table:table-cell>
              <table:table-cell office:value-type="float" office:value="0.0202482996002196">
                <text:p>0.0202482996002196</text:p>
              </table:table-cell>
              <table:table-cell office:value-type="float" office:value="34.75">
                <text:p>34.75</text:p>
              </table:table-cell>
              <table:table-cell office:value-type="float" office:value="0.0213159413778249">
                <text:p>0.0213159413778249</text:p>
              </table:table-cell>
              <table:table-cell office:value-type="float" office:value="34.75">
                <text:p>34.75</text:p>
              </table:table-cell>
              <table:table-cell office:value-type="float" office:value="0.0232203968667859">
                <text:p>0.02322039686678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875">
                <text:p>34.875</text:p>
              </table:table-cell>
              <table:table-cell office:value-type="float" office:value="0.0202662881331994">
                <text:p>0.0202662881331994</text:p>
              </table:table-cell>
              <table:table-cell office:value-type="float" office:value="34.875">
                <text:p>34.875</text:p>
              </table:table-cell>
              <table:table-cell office:value-type="float" office:value="0.0213172270513037">
                <text:p>0.0213172270513037</text:p>
              </table:table-cell>
              <table:table-cell office:value-type="float" office:value="34.875">
                <text:p>34.875</text:p>
              </table:table-cell>
              <table:table-cell office:value-type="float" office:value="0.0232224426847549">
                <text:p>0.02322244268475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">
                <text:p>35</text:p>
              </table:table-cell>
              <table:table-cell office:value-type="float" office:value="0.020284148176658">
                <text:p>0.020284148176658</text:p>
              </table:table-cell>
              <table:table-cell office:value-type="float" office:value="35">
                <text:p>35</text:p>
              </table:table-cell>
              <table:table-cell office:value-type="float" office:value="0.0213185035414005">
                <text:p>0.0213185035414005</text:p>
              </table:table-cell>
              <table:table-cell office:value-type="float" office:value="35">
                <text:p>35</text:p>
              </table:table-cell>
              <table:table-cell office:value-type="float" office:value="0.0232244738897384">
                <text:p>0.02322447388973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125">
                <text:p>35.125</text:p>
              </table:table-cell>
              <table:table-cell office:value-type="float" office:value="0.0203018811023695">
                <text:p>0.0203018811023695</text:p>
              </table:table-cell>
              <table:table-cell office:value-type="float" office:value="35.125">
                <text:p>35.125</text:p>
              </table:table-cell>
              <table:table-cell office:value-type="float" office:value="0.0213197709461585">
                <text:p>0.0213197709461585</text:p>
              </table:table-cell>
              <table:table-cell office:value-type="float" office:value="35.125">
                <text:p>35.125</text:p>
              </table:table-cell>
              <table:table-cell office:value-type="float" office:value="0.0232264906377469">
                <text:p>0.02322649063774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.25">
                <text:p>35.25</text:p>
              </table:table-cell>
              <table:table-cell office:value-type="float" office:value="0.0203194882626504">
                <text:p>0.0203194882626504</text:p>
              </table:table-cell>
              <table:table-cell office:value-type="float" office:value="35.25">
                <text:p>35.25</text:p>
              </table:table-cell>
              <table:table-cell office:value-type="float" office:value="0.0213210293622303">
                <text:p>0.0213210293622303</text:p>
              </table:table-cell>
              <table:table-cell office:value-type="float" office:value="35.25">
                <text:p>35.25</text:p>
              </table:table-cell>
              <table:table-cell office:value-type="float" office:value="0.023228493082578">
                <text:p>0.0232284930825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.375">
                <text:p>35.375</text:p>
              </table:table-cell>
              <table:table-cell office:value-type="float" office:value="0.0203369709907032">
                <text:p>0.0203369709907032</text:p>
              </table:table-cell>
              <table:table-cell office:value-type="float" office:value="35.375">
                <text:p>35.375</text:p>
              </table:table-cell>
              <table:table-cell office:value-type="float" office:value="0.0213222788849023">
                <text:p>0.0213222788849023</text:p>
              </table:table-cell>
              <table:table-cell office:value-type="float" office:value="35.375">
                <text:p>35.375</text:p>
              </table:table-cell>
              <table:table-cell office:value-type="float" office:value="0.0232304813758556">
                <text:p>0.02323048137585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.5">
                <text:p>35.5</text:p>
              </table:table-cell>
              <table:table-cell office:value-type="float" office:value="0.0203543306009528">
                <text:p>0.0203543306009528</text:p>
              </table:table-cell>
              <table:table-cell office:value-type="float" office:value="35.5">
                <text:p>35.5</text:p>
              </table:table-cell>
              <table:table-cell office:value-type="float" office:value="0.0213235196081189">
                <text:p>0.0213235196081189</text:p>
              </table:table-cell>
              <table:table-cell office:value-type="float" office:value="35.5">
                <text:p>35.5</text:p>
              </table:table-cell>
              <table:table-cell office:value-type="float" office:value="0.0232324556670678">
                <text:p>0.02323245566706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.625">
                <text:p>35.625</text:p>
              </table:table-cell>
              <table:table-cell office:value-type="float" office:value="0.0203715683893761">
                <text:p>0.0203715683893761</text:p>
              </table:table-cell>
              <table:table-cell office:value-type="float" office:value="35.625">
                <text:p>35.625</text:p>
              </table:table-cell>
              <table:table-cell office:value-type="float" office:value="0.0213247516245059">
                <text:p>0.0213247516245059</text:p>
              </table:table-cell>
              <table:table-cell office:value-type="float" office:value="35.625">
                <text:p>35.625</text:p>
              </table:table-cell>
              <table:table-cell office:value-type="float" office:value="0.0232344161036048">
                <text:p>0.02323441610360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.75">
                <text:p>35.75</text:p>
              </table:table-cell>
              <table:table-cell office:value-type="float" office:value="0.0203886856338244">
                <text:p>0.0203886856338244</text:p>
              </table:table-cell>
              <table:table-cell office:value-type="float" office:value="35.75">
                <text:p>35.75</text:p>
              </table:table-cell>
              <table:table-cell office:value-type="float" office:value="0.0213259750253937">
                <text:p>0.0213259750253937</text:p>
              </table:table-cell>
              <table:table-cell office:value-type="float" office:value="35.75">
                <text:p>35.75</text:p>
              </table:table-cell>
              <table:table-cell office:value-type="float" office:value="0.0232363628307955">
                <text:p>0.02323636283079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.875">
                <text:p>35.875</text:p>
              </table:table-cell>
              <table:table-cell office:value-type="float" office:value="0.0204056835943392">
                <text:p>0.0204056835943392</text:p>
              </table:table-cell>
              <table:table-cell office:value-type="float" office:value="35.875">
                <text:p>35.875</text:p>
              </table:table-cell>
              <table:table-cell office:value-type="float" office:value="0.0213271899008397">
                <text:p>0.0213271899008397</text:p>
              </table:table-cell>
              <table:table-cell office:value-type="float" office:value="35.875">
                <text:p>35.875</text:p>
              </table:table-cell>
              <table:table-cell office:value-type="float" office:value="0.023238295991943">
                <text:p>0.0232382959919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">
                <text:p>36</text:p>
              </table:table-cell>
              <table:table-cell office:value-type="float" office:value="0.0204225635134616">
                <text:p>0.0204225635134616</text:p>
              </table:table-cell>
              <table:table-cell office:value-type="float" office:value="36">
                <text:p>36</text:p>
              </table:table-cell>
              <table:table-cell office:value-type="float" office:value="0.0213283963396507">
                <text:p>0.0213283963396507</text:p>
              </table:table-cell>
              <table:table-cell office:value-type="float" office:value="36">
                <text:p>36</text:p>
              </table:table-cell>
              <table:table-cell office:value-type="float" office:value="0.0232402157283603">
                <text:p>0.02324021572836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.125">
                <text:p>36.125</text:p>
              </table:table-cell>
              <table:table-cell office:value-type="float" office:value="0.0204393266165348">
                <text:p>0.0204393266165348</text:p>
              </table:table-cell>
              <table:table-cell office:value-type="float" office:value="36.125">
                <text:p>36.125</text:p>
              </table:table-cell>
              <table:table-cell office:value-type="float" office:value="0.0213295944294042">
                <text:p>0.0213295944294042</text:p>
              </table:table-cell>
              <table:table-cell office:value-type="float" office:value="36.125">
                <text:p>36.125</text:p>
              </table:table-cell>
              <table:table-cell office:value-type="float" office:value="0.0232421221794045">
                <text:p>0.02324212217940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.25">
                <text:p>36.25</text:p>
              </table:table-cell>
              <table:table-cell office:value-type="float" office:value="0.0204559741120005">
                <text:p>0.0204559741120005</text:p>
              </table:table-cell>
              <table:table-cell office:value-type="float" office:value="36.25">
                <text:p>36.25</text:p>
              </table:table-cell>
              <table:table-cell office:value-type="float" office:value="0.0213307842564698">
                <text:p>0.0213307842564698</text:p>
              </table:table-cell>
              <table:table-cell office:value-type="float" office:value="36.25">
                <text:p>36.25</text:p>
              </table:table-cell>
              <table:table-cell office:value-type="float" office:value="0.0232440154825104">
                <text:p>0.02324401548251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375">
                <text:p>36.375</text:p>
              </table:table-cell>
              <table:table-cell office:value-type="float" office:value="0.0204725071916898">
                <text:p>0.0204725071916898</text:p>
              </table:table-cell>
              <table:table-cell office:value-type="float" office:value="36.375">
                <text:p>36.375</text:p>
              </table:table-cell>
              <table:table-cell office:value-type="float" office:value="0.0213319659060297">
                <text:p>0.0213319659060297</text:p>
              </table:table-cell>
              <table:table-cell office:value-type="float" office:value="36.375">
                <text:p>36.375</text:p>
              </table:table-cell>
              <table:table-cell office:value-type="float" office:value="0.0232458957732239">
                <text:p>0.02324589577322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5">
                <text:p>36.5</text:p>
              </table:table-cell>
              <table:table-cell office:value-type="float" office:value="0.0204889270311072">
                <text:p>0.0204889270311072</text:p>
              </table:table-cell>
              <table:table-cell office:value-type="float" office:value="36.5">
                <text:p>36.5</text:p>
              </table:table-cell>
              <table:table-cell office:value-type="float" office:value="0.0213331394620995">
                <text:p>0.0213331394620995</text:p>
              </table:table-cell>
              <table:table-cell office:value-type="float" office:value="36.5">
                <text:p>36.5</text:p>
              </table:table-cell>
              <table:table-cell office:value-type="float" office:value="0.0232477631852338">
                <text:p>0.02324776318523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625">
                <text:p>36.625</text:p>
              </table:table-cell>
              <table:table-cell office:value-type="float" office:value="0.0205052347897096">
                <text:p>0.0205052347897096</text:p>
              </table:table-cell>
              <table:table-cell office:value-type="float" office:value="36.625">
                <text:p>36.625</text:p>
              </table:table-cell>
              <table:table-cell office:value-type="float" office:value="0.0213343050075476">
                <text:p>0.0213343050075476</text:p>
              </table:table-cell>
              <table:table-cell office:value-type="float" office:value="36.625">
                <text:p>36.625</text:p>
              </table:table-cell>
              <table:table-cell office:value-type="float" office:value="0.0232496178504041">
                <text:p>0.02324961785040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.75">
                <text:p>36.75</text:p>
              </table:table-cell>
              <table:table-cell office:value-type="float" office:value="0.0205214316111786">
                <text:p>0.0205214316111786</text:p>
              </table:table-cell>
              <table:table-cell office:value-type="float" office:value="36.75">
                <text:p>36.75</text:p>
              </table:table-cell>
              <table:table-cell office:value-type="float" office:value="0.0213354626241152">
                <text:p>0.0213354626241152</text:p>
              </table:table-cell>
              <table:table-cell office:value-type="float" office:value="36.75">
                <text:p>36.75</text:p>
              </table:table-cell>
              <table:table-cell office:value-type="float" office:value="0.0232514598988045">
                <text:p>0.02325145989880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.875">
                <text:p>36.875</text:p>
              </table:table-cell>
              <table:table-cell office:value-type="float" office:value="0.0205375186236884">
                <text:p>0.0205375186236884</text:p>
              </table:table-cell>
              <table:table-cell office:value-type="float" office:value="36.875">
                <text:p>36.875</text:p>
              </table:table-cell>
              <table:table-cell office:value-type="float" office:value="0.0213366123924348">
                <text:p>0.0213366123924348</text:p>
              </table:table-cell>
              <table:table-cell office:value-type="float" office:value="36.875">
                <text:p>36.875</text:p>
              </table:table-cell>
              <table:table-cell office:value-type="float" office:value="0.0232532894587412">
                <text:p>0.02325328945874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">
                <text:p>37</text:p>
              </table:table-cell>
              <table:table-cell office:value-type="float" office:value="0.0205534969401678">
                <text:p>0.0205534969401678</text:p>
              </table:table-cell>
              <table:table-cell office:value-type="float" office:value="37">
                <text:p>37</text:p>
              </table:table-cell>
              <table:table-cell office:value-type="float" office:value="0.0213377543920496">
                <text:p>0.0213377543920496</text:p>
              </table:table-cell>
              <table:table-cell office:value-type="float" office:value="37">
                <text:p>37</text:p>
              </table:table-cell>
              <table:table-cell office:value-type="float" office:value="0.0232551066567864">
                <text:p>0.02325510665678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.125">
                <text:p>37.125</text:p>
              </table:table-cell>
              <table:table-cell office:value-type="float" office:value="0.0205693676585565">
                <text:p>0.0205693676585565</text:p>
              </table:table-cell>
              <table:table-cell office:value-type="float" office:value="37.125">
                <text:p>37.125</text:p>
              </table:table-cell>
              <table:table-cell office:value-type="float" office:value="0.0213388887014313">
                <text:p>0.0213388887014313</text:p>
              </table:table-cell>
              <table:table-cell office:value-type="float" office:value="37.125">
                <text:p>37.125</text:p>
              </table:table-cell>
              <table:table-cell office:value-type="float" office:value="0.0232569116178078">
                <text:p>0.02325691161780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.25">
                <text:p>37.25</text:p>
              </table:table-cell>
              <table:table-cell office:value-type="float" office:value="0.0205851318620566">
                <text:p>0.0205851318620566</text:p>
              </table:table-cell>
              <table:table-cell office:value-type="float" office:value="37.25">
                <text:p>37.25</text:p>
              </table:table-cell>
              <table:table-cell office:value-type="float" office:value="0.0213400153979983">
                <text:p>0.0213400153979983</text:p>
              </table:table-cell>
              <table:table-cell office:value-type="float" office:value="37.25">
                <text:p>37.25</text:p>
              </table:table-cell>
              <table:table-cell office:value-type="float" office:value="0.0232587044649967">
                <text:p>0.02325870446499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.375">
                <text:p>37.375</text:p>
              </table:table-cell>
              <table:table-cell office:value-type="float" office:value="0.0206007906193794">
                <text:p>0.0206007906193794</text:p>
              </table:table-cell>
              <table:table-cell office:value-type="float" office:value="37.375">
                <text:p>37.375</text:p>
              </table:table-cell>
              <table:table-cell office:value-type="float" office:value="0.0213411345581335">
                <text:p>0.0213411345581335</text:p>
              </table:table-cell>
              <table:table-cell office:value-type="float" office:value="37.375">
                <text:p>37.375</text:p>
              </table:table-cell>
              <table:table-cell office:value-type="float" office:value="0.0232604853198968">
                <text:p>0.02326048531989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.5">
                <text:p>37.5</text:p>
              </table:table-cell>
              <table:table-cell office:value-type="float" office:value="0.0206163449849868">
                <text:p>0.0206163449849868</text:p>
              </table:table-cell>
              <table:table-cell office:value-type="float" office:value="37.5">
                <text:p>37.5</text:p>
              </table:table-cell>
              <table:table-cell office:value-type="float" office:value="0.0213422462572011">
                <text:p>0.0213422462572011</text:p>
              </table:table-cell>
              <table:table-cell office:value-type="float" office:value="37.5">
                <text:p>37.5</text:p>
              </table:table-cell>
              <table:table-cell office:value-type="float" office:value="0.0232622543024309">
                <text:p>0.02326225430243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.625">
                <text:p>37.625</text:p>
              </table:table-cell>
              <table:table-cell office:value-type="float" office:value="0.0206317959993277">
                <text:p>0.0206317959993277</text:p>
              </table:table-cell>
              <table:table-cell office:value-type="float" office:value="37.625">
                <text:p>37.625</text:p>
              </table:table-cell>
              <table:table-cell office:value-type="float" office:value="0.0213433505695639">
                <text:p>0.0213433505695639</text:p>
              </table:table-cell>
              <table:table-cell office:value-type="float" office:value="37.625">
                <text:p>37.625</text:p>
              </table:table-cell>
              <table:table-cell office:value-type="float" office:value="0.0232640115309283">
                <text:p>0.02326401153092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.75">
                <text:p>37.75</text:p>
              </table:table-cell>
              <table:table-cell office:value-type="float" office:value="0.0206471446890703">
                <text:p>0.0206471446890703</text:p>
              </table:table-cell>
              <table:table-cell office:value-type="float" office:value="37.75">
                <text:p>37.75</text:p>
              </table:table-cell>
              <table:table-cell office:value-type="float" office:value="0.0213444475685998">
                <text:p>0.0213444475685998</text:p>
              </table:table-cell>
              <table:table-cell office:value-type="float" office:value="37.75">
                <text:p>37.75</text:p>
              </table:table-cell>
              <table:table-cell office:value-type="float" office:value="0.0232657571221508">
                <text:p>0.02326575712215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.875">
                <text:p>37.875</text:p>
              </table:table-cell>
              <table:table-cell office:value-type="float" office:value="0.0206623920673294">
                <text:p>0.0206623920673294</text:p>
              </table:table-cell>
              <table:table-cell office:value-type="float" office:value="37.875">
                <text:p>37.875</text:p>
              </table:table-cell>
              <table:table-cell office:value-type="float" office:value="0.021345537326718">
                <text:p>0.021345537326718</text:p>
              </table:table-cell>
              <table:table-cell office:value-type="float" office:value="37.875">
                <text:p>37.875</text:p>
              </table:table-cell>
              <table:table-cell office:value-type="float" office:value="0.023267491191319">
                <text:p>0.0232674911913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">
                <text:p>38</text:p>
              </table:table-cell>
              <table:table-cell office:value-type="float" office:value="0.0206775391338895">
                <text:p>0.0206775391338895</text:p>
              </table:table-cell>
              <table:table-cell office:value-type="float" office:value="38">
                <text:p>38</text:p>
              </table:table-cell>
              <table:table-cell office:value-type="float" office:value="0.0213466199153749">
                <text:p>0.0213466199153749</text:p>
              </table:table-cell>
              <table:table-cell office:value-type="float" office:value="38">
                <text:p>38</text:p>
              </table:table-cell>
              <table:table-cell office:value-type="float" office:value="0.0232692138521375">
                <text:p>0.02326921385213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.125">
                <text:p>38.125</text:p>
              </table:table-cell>
              <table:table-cell office:value-type="float" office:value="0.0206925868754229">
                <text:p>0.0206925868754229</text:p>
              </table:table-cell>
              <table:table-cell office:value-type="float" office:value="38.125">
                <text:p>38.125</text:p>
              </table:table-cell>
              <table:table-cell office:value-type="float" office:value="0.0213476954050897">
                <text:p>0.0213476954050897</text:p>
              </table:table-cell>
              <table:table-cell office:value-type="float" office:value="38.125">
                <text:p>38.125</text:p>
              </table:table-cell>
              <table:table-cell office:value-type="float" office:value="0.0232709252168194">
                <text:p>0.02327092521681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.25">
                <text:p>38.25</text:p>
              </table:table-cell>
              <table:table-cell office:value-type="float" office:value="0.0207075362657045">
                <text:p>0.0207075362657045</text:p>
              </table:table-cell>
              <table:table-cell office:value-type="float" office:value="38.25">
                <text:p>38.25</text:p>
              </table:table-cell>
              <table:table-cell office:value-type="float" office:value="0.0213487638654601">
                <text:p>0.0213487638654601</text:p>
              </table:table-cell>
              <table:table-cell office:value-type="float" office:value="38.25">
                <text:p>38.25</text:p>
              </table:table-cell>
              <table:table-cell office:value-type="float" office:value="0.0232726253961113">
                <text:p>0.02327262539611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.375">
                <text:p>38.375</text:p>
              </table:table-cell>
              <table:table-cell office:value-type="float" office:value="0.0207223882658214">
                <text:p>0.0207223882658214</text:p>
              </table:table-cell>
              <table:table-cell office:value-type="float" office:value="38.375">
                <text:p>38.375</text:p>
              </table:table-cell>
              <table:table-cell office:value-type="float" office:value="0.0213498253651765">
                <text:p>0.0213498253651765</text:p>
              </table:table-cell>
              <table:table-cell office:value-type="float" office:value="38.375">
                <text:p>38.375</text:p>
              </table:table-cell>
              <table:table-cell office:value-type="float" office:value="0.0232743144993165">
                <text:p>0.02327431449931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.5">
                <text:p>38.5</text:p>
              </table:table-cell>
              <table:table-cell office:value-type="float" office:value="0.0207371438243791">
                <text:p>0.0207371438243791</text:p>
              </table:table-cell>
              <table:table-cell office:value-type="float" office:value="38.5">
                <text:p>38.5</text:p>
              </table:table-cell>
              <table:table-cell office:value-type="float" office:value="0.0213508799720377">
                <text:p>0.0213508799720377</text:p>
              </table:table-cell>
              <table:table-cell office:value-type="float" office:value="38.5">
                <text:p>38.5</text:p>
              </table:table-cell>
              <table:table-cell office:value-type="float" office:value="0.0232759926343192">
                <text:p>0.02327599263431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.625">
                <text:p>38.625</text:p>
              </table:table-cell>
              <table:table-cell office:value-type="float" office:value="0.0207518038777034">
                <text:p>0.0207518038777034</text:p>
              </table:table-cell>
              <table:table-cell office:value-type="float" office:value="38.625">
                <text:p>38.625</text:p>
              </table:table-cell>
              <table:table-cell office:value-type="float" office:value="0.0213519277529644">
                <text:p>0.0213519277529644</text:p>
              </table:table-cell>
              <table:table-cell office:value-type="float" office:value="38.625">
                <text:p>38.625</text:p>
              </table:table-cell>
              <table:table-cell office:value-type="float" office:value="0.0232776599076066">
                <text:p>0.02327765990760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.75">
                <text:p>38.75</text:p>
              </table:table-cell>
              <table:table-cell office:value-type="float" office:value="0.0207663693500385">
                <text:p>0.0207663693500385</text:p>
              </table:table-cell>
              <table:table-cell office:value-type="float" office:value="38.75">
                <text:p>38.75</text:p>
              </table:table-cell>
              <table:table-cell office:value-type="float" office:value="0.0213529687740142">
                <text:p>0.0213529687740142</text:p>
              </table:table-cell>
              <table:table-cell office:value-type="float" office:value="38.75">
                <text:p>38.75</text:p>
              </table:table-cell>
              <table:table-cell office:value-type="float" office:value="0.0232793164242921">
                <text:p>0.02327931642429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.875">
                <text:p>38.875</text:p>
              </table:table-cell>
              <table:table-cell office:value-type="float" office:value="0.0207808411537413">
                <text:p>0.0207808411537413</text:p>
              </table:table-cell>
              <table:table-cell office:value-type="float" office:value="38.875">
                <text:p>38.875</text:p>
              </table:table-cell>
              <table:table-cell office:value-type="float" office:value="0.0213540031003949">
                <text:p>0.0213540031003949</text:p>
              </table:table-cell>
              <table:table-cell office:value-type="float" office:value="38.875">
                <text:p>38.875</text:p>
              </table:table-cell>
              <table:table-cell office:value-type="float" office:value="0.0232809622881372">
                <text:p>0.02328096228813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9">
                <text:p>39</text:p>
              </table:table-cell>
              <table:table-cell office:value-type="float" office:value="0.0207952201894716">
                <text:p>0.0207952201894716</text:p>
              </table:table-cell>
              <table:table-cell office:value-type="float" office:value="39">
                <text:p>39</text:p>
              </table:table-cell>
              <table:table-cell office:value-type="float" office:value="0.0213550307964783">
                <text:p>0.0213550307964783</text:p>
              </table:table-cell>
              <table:table-cell office:value-type="float" office:value="39">
                <text:p>39</text:p>
              </table:table-cell>
              <table:table-cell office:value-type="float" office:value="0.0232825976015731">
                <text:p>0.02328259760157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.125">
                <text:p>39.125</text:p>
              </table:table-cell>
              <table:table-cell office:value-type="float" office:value="0.0208095073463793">
                <text:p>0.0208095073463793</text:p>
              </table:table-cell>
              <table:table-cell office:value-type="float" office:value="39.125">
                <text:p>39.125</text:p>
              </table:table-cell>
              <table:table-cell office:value-type="float" office:value="0.0213560519258136">
                <text:p>0.0213560519258136</text:p>
              </table:table-cell>
              <table:table-cell office:value-type="float" office:value="39.125">
                <text:p>39.125</text:p>
              </table:table-cell>
              <table:table-cell office:value-type="float" office:value="0.0232842224657218">
                <text:p>0.02328422246572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.25">
                <text:p>39.25</text:p>
              </table:table-cell>
              <table:table-cell office:value-type="float" office:value="0.0208237035022876">
                <text:p>0.0208237035022876</text:p>
              </table:table-cell>
              <table:table-cell office:value-type="float" office:value="39.25">
                <text:p>39.25</text:p>
              </table:table-cell>
              <table:table-cell office:value-type="float" office:value="0.0213570665511403">
                <text:p>0.0213570665511403</text:p>
              </table:table-cell>
              <table:table-cell office:value-type="float" office:value="39.25">
                <text:p>39.25</text:p>
              </table:table-cell>
              <table:table-cell office:value-type="float" office:value="0.0232858369804174">
                <text:p>0.02328583698041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.375">
                <text:p>39.375</text:p>
              </table:table-cell>
              <table:table-cell office:value-type="float" office:value="0.0208378095238727">
                <text:p>0.0208378095238727</text:p>
              </table:table-cell>
              <table:table-cell office:value-type="float" office:value="39.375">
                <text:p>39.375</text:p>
              </table:table-cell>
              <table:table-cell office:value-type="float" office:value="0.0213580747344015">
                <text:p>0.0213580747344015</text:p>
              </table:table-cell>
              <table:table-cell office:value-type="float" office:value="39.375">
                <text:p>39.375</text:p>
              </table:table-cell>
              <table:table-cell office:value-type="float" office:value="0.023287441244226">
                <text:p>0.0232874412442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9.5">
                <text:p>39.5</text:p>
              </table:table-cell>
              <table:table-cell office:value-type="float" office:value="0.0208518262668401">
                <text:p>0.0208518262668401</text:p>
              </table:table-cell>
              <table:table-cell office:value-type="float" office:value="39.5">
                <text:p>39.5</text:p>
              </table:table-cell>
              <table:table-cell office:value-type="float" office:value="0.0213590765367559">
                <text:p>0.0213590765367559</text:p>
              </table:table-cell>
              <table:table-cell office:value-type="float" office:value="39.5">
                <text:p>39.5</text:p>
              </table:table-cell>
              <table:table-cell office:value-type="float" office:value="0.0232890353544662">
                <text:p>0.02328903535446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.625">
                <text:p>39.625</text:p>
              </table:table-cell>
              <table:table-cell office:value-type="float" office:value="0.020865754576098">
                <text:p>0.020865754576098</text:p>
              </table:table-cell>
              <table:table-cell office:value-type="float" office:value="39.625">
                <text:p>39.625</text:p>
              </table:table-cell>
              <table:table-cell office:value-type="float" office:value="0.0213600720185908">
                <text:p>0.0213600720185908</text:p>
              </table:table-cell>
              <table:table-cell office:value-type="float" office:value="39.625">
                <text:p>39.625</text:p>
              </table:table-cell>
              <table:table-cell office:value-type="float" office:value="0.0232906194072285">
                <text:p>0.02329061940722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.75">
                <text:p>39.75</text:p>
              </table:table-cell>
              <table:table-cell office:value-type="float" office:value="0.0208795952859266">
                <text:p>0.0208795952859266</text:p>
              </table:table-cell>
              <table:table-cell office:value-type="float" office:value="39.75">
                <text:p>39.75</text:p>
              </table:table-cell>
              <table:table-cell office:value-type="float" office:value="0.0213610612395336">
                <text:p>0.0213610612395336</text:p>
              </table:table-cell>
              <table:table-cell office:value-type="float" office:value="39.75">
                <text:p>39.75</text:p>
              </table:table-cell>
              <table:table-cell office:value-type="float" office:value="0.0232921934973949">
                <text:p>0.02329219349739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.875">
                <text:p>39.875</text:p>
              </table:table-cell>
              <table:table-cell office:value-type="float" office:value="0.020893349220145">
                <text:p>0.020893349220145</text:p>
              </table:table-cell>
              <table:table-cell office:value-type="float" office:value="39.875">
                <text:p>39.875</text:p>
              </table:table-cell>
              <table:table-cell office:value-type="float" office:value="0.0213620442584643">
                <text:p>0.0213620442584643</text:p>
              </table:table-cell>
              <table:table-cell office:value-type="float" office:value="39.875">
                <text:p>39.875</text:p>
              </table:table-cell>
              <table:table-cell office:value-type="float" office:value="0.0232937577186574">
                <text:p>0.02329375771865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">
                <text:p>40</text:p>
              </table:table-cell>
              <table:table-cell office:value-type="float" office:value="0.0209070171922745">
                <text:p>0.0209070171922745</text:p>
              </table:table-cell>
              <table:table-cell office:value-type="float" office:value="40">
                <text:p>40</text:p>
              </table:table-cell>
              <table:table-cell office:value-type="float" office:value="0.0213630211335266">
                <text:p>0.0213630211335266</text:p>
              </table:table-cell>
              <table:table-cell office:value-type="float" office:value="40">
                <text:p>40</text:p>
              </table:table-cell>
              <table:table-cell office:value-type="float" office:value="0.023295312163537">
                <text:p>0.0232953121635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38">
      <number:number number:decimal-places="3" number:min-integer-digits="1"/>
    </number:number-style>
    <style:style style:name="ch1" style:family="chart">
      <style:graphic-properties draw:stroke="solid" draw:fill-color="#e6e6e6"/>
    </style:style>
    <style:style style:name="ch2" style:family="chart">
      <style:text-properties fo:color="#000000" fo:font-family="Calibri" fo:font-size="13pt" fo:font-weight="bold" style:font-size-asian="13pt" style:font-weight-asian="bold" style:font-size-complex="13pt" style:font-weight-complex="bold"/>
    </style:style>
    <style:style style:name="ch3" style:family="chart">
      <style:graphic-properties draw:fill="solid" draw:fill-color="#d9d9d9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38">
      <style:chart-properties chart:display-label="true" chart:logarithmic="false" chart:reverse-direction="false" text:line-break="false" chart:axis-position="0" chart:tick-mark-position="at-axis"/>
      <style:graphic-properties svg:stroke-width="0.035cm" svg:stroke-color="#b3b3b3"/>
      <style:text-properties fo:color="#333333" fo:font-family="Calibri" fo:font-size="10pt" style:font-size-asian="10pt" style:font-size-complex="10pt"/>
    </style:style>
    <style:style style:name="ch6" style:family="chart">
      <style:chart-properties style:rotation-angle="0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35cm" svg:stroke-color="#b3b3b3"/>
      <style:text-properties fo:color="#000000" fo:font-family="Calibri" fo:font-size="10pt" style:font-size-asian="10pt" style:font-size-complex="10pt"/>
    </style:style>
    <style:style style:name="ch8" style:family="chart">
      <style:chart-properties style:rotation-angle="90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35cm" svg:stroke-color="#b3b3b3"/>
    </style:style>
    <style:style style:name="ch10" style:family="chart" style:data-style-name="N11">
      <style:chart-properties chart:symbol-type="none"/>
      <style:graphic-properties svg:stroke-width="0.105cm" svg:stroke-color="#000080" draw:fill-color="#000080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105cm" svg:stroke-color="#008000" draw:fill-color="#008000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105cm" svg:stroke-color="#800000" draw:fill-color="#8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357cm" svg:height="8.001cm" xlink:href=".." xlink:type="simple" chart:class="chart:scatter" chart:style-name="ch1">
        <chart:title svg:x="5.205cm" svg:y="0.409cm" chart:style-name="ch2">
          <text:p>Forward Curves</text:p>
        </chart:title>
        <chart:legend svg:x="1.546cm" svg:y="1.494cm" style:legend-expansion="custom" chartooo:width="9.906cm" chartooo:height="0.601cm" style:legend-expansion-aspect-ratio="16.4825291181364" chart:style-name="ch3"/>
        <chart:plot-area chart:style-name="ch4" table:cell-range-address="'Curves View'.K23:'Curves View'.L343 'Curves View'.L17:'Curves View'.L17 'Curves View'.O17:'Curves View'.O17 'Curves View'.O23:'Curves View'.O343 'Curves View'.R17:'Curves View'.R17 'Curves View'.R23:'Curves View'.R343" chart:data-source-has-labels="row" svg:x="1.566cm" svg:y="2.425cm" svg:width="11.547cm" svg:height="4.694cm">
          <chartooo:coordinate-region svg:x="2.694cm" svg:y="2.645cm" svg:width="9.921cm" svg:height="3.785cm"/>
          <chart:axis chart:dimension="x" chart:name="primary-x" chart:style-name="ch5">
            <chart:title svg:x="7.012cm" svg:y="7.202cm" chart:style-name="ch6">
              <text:p>time</text:p>
            </chart:title>
          </chart:axis>
          <chart:axis chart:dimension="y" chart:name="primary-y" chart:style-name="ch7">
            <chart:title svg:x="0.251cm" svg:y="3.993cm" chart:style-name="ch8">
              <text:p>value</text:p>
            </chart:title>
            <chart:grid chart:style-name="ch9" chart:class="major"/>
          </chart:axis>
          <chart:series chart:style-name="ch10" chart:values-cell-range-address="'Curves View'.L23:'Curves View'.L343" chart:label-cell-address="'Curves View'.L17:'Curves View'.L17" chart:class="chart:scatter">
            <chart:domain table:cell-range-address="'Curves View'.K23:'Curves View'.K343"/>
            <chart:data-point chart:repeated="321"/>
          </chart:series>
          <chart:series chart:style-name="ch11" chart:values-cell-range-address="'Curves View'.O23:'Curves View'.O343" chart:label-cell-address="'Curves View'.O17:'Curves View'.O17" chart:class="chart:scatter">
            <chart:domain table:cell-range-address="'Curves View'.N23:'Curves View'.N343"/>
            <chart:data-point chart:repeated="321"/>
          </chart:series>
          <chart:series chart:style-name="ch12" chart:values-cell-range-address="'Curves View'.R23:'Curves View'.R343" chart:label-cell-address="'Curves View'.R17:'Curves View'.R17" chart:class="chart:scatter">
            <chart:domain table:cell-range-address="'Curves View'.Q23:'Curves View'.Q343"/>
            <chart:data-point chart:repeated="3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forward-EUR-3M</text:p>
                <draw:g>
                  <svg:desc>'Curves View'.L17:'Curves View'.L17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orward-EUR-6M</text:p>
                <draw:g>
                  <svg:desc>'Curves View'.O17:'Curves View'.O17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forward-USD-3M</text:p>
                <draw:g>
                  <svg:desc>'Curves View'.R17:'Curves View'.R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urves View'.K23:'Curves View'.K343</svg:desc>
                </draw:g>
              </table:table-cell>
              <table:table-cell office:value-type="float" office:value="0.00317391296030334">
                <text:p>0.00317391296030334</text:p>
                <draw:g>
                  <svg:desc>'Curves View'.L23:'Curves View'.L343</svg:desc>
                </draw:g>
              </table:table-cell>
              <table:table-cell office:value-type="float" office:value="0">
                <text:p>0</text:p>
                <draw:g>
                  <svg:desc>'Curves View'.N23:'Curves View'.N343</svg:desc>
                </draw:g>
              </table:table-cell>
              <table:table-cell office:value-type="float" office:value="0.00608520532337081">
                <text:p>0.00608520532337081</text:p>
                <draw:g>
                  <svg:desc>'Curves View'.O23:'Curves View'.O343</svg:desc>
                </draw:g>
              </table:table-cell>
              <table:table-cell office:value-type="float" office:value="0">
                <text:p>0</text:p>
                <draw:g>
                  <svg:desc>'Curves View'.Q23:'Curves View'.Q343</svg:desc>
                </draw:g>
              </table:table-cell>
              <table:table-cell office:value-type="float" office:value="0.00417752178324119">
                <text:p>0.00417752178324119</text:p>
                <draw:g>
                  <svg:desc>'Curves View'.R23:'Curves View'.R3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05">
                <text:p>0.05</text:p>
              </table:table-cell>
              <table:table-cell office:value-type="float" office:value="0.00608520532337081">
                <text:p>0.00608520532337081</text:p>
              </table:table-cell>
              <table:table-cell office:value-type="float" office:value="0.05">
                <text:p>0.05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1">
                <text:p>0.1</text:p>
              </table:table-cell>
              <table:table-cell office:value-type="float" office:value="0.00608520532337081">
                <text:p>0.00608520532337081</text:p>
              </table:table-cell>
              <table:table-cell office:value-type="float" office:value="0.1">
                <text:p>0.1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15">
                <text:p>0.15</text:p>
              </table:table-cell>
              <table:table-cell office:value-type="float" office:value="0.00608520532337081">
                <text:p>0.00608520532337081</text:p>
              </table:table-cell>
              <table:table-cell office:value-type="float" office:value="0.15">
                <text:p>0.15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2">
                <text:p>0.2</text:p>
              </table:table-cell>
              <table:table-cell office:value-type="float" office:value="0.00608520532337081">
                <text:p>0.00608520532337081</text:p>
              </table:table-cell>
              <table:table-cell office:value-type="float" office:value="0.2">
                <text:p>0.2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25">
                <text:p>0.25</text:p>
              </table:table-cell>
              <table:table-cell office:value-type="float" office:value="0.00608520532337081">
                <text:p>0.00608520532337081</text:p>
              </table:table-cell>
              <table:table-cell office:value-type="float" office:value="0.25">
                <text:p>0.25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3">
                <text:p>0.3</text:p>
              </table:table-cell>
              <table:table-cell office:value-type="float" office:value="0.00608520532337081">
                <text:p>0.00608520532337081</text:p>
              </table:table-cell>
              <table:table-cell office:value-type="float" office:value="0.3">
                <text:p>0.3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35">
                <text:p>0.35</text:p>
              </table:table-cell>
              <table:table-cell office:value-type="float" office:value="0.00608520532337081">
                <text:p>0.00608520532337081</text:p>
              </table:table-cell>
              <table:table-cell office:value-type="float" office:value="0.35">
                <text:p>0.35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4">
                <text:p>0.4</text:p>
              </table:table-cell>
              <table:table-cell office:value-type="float" office:value="0.00608520532337081">
                <text:p>0.00608520532337081</text:p>
              </table:table-cell>
              <table:table-cell office:value-type="float" office:value="0.4">
                <text:p>0.4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45">
                <text:p>0.45</text:p>
              </table:table-cell>
              <table:table-cell office:value-type="float" office:value="0.00608520532337081">
                <text:p>0.00608520532337081</text:p>
              </table:table-cell>
              <table:table-cell office:value-type="float" office:value="0.45">
                <text:p>0.45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5">
                <text:p>0.5</text:p>
              </table:table-cell>
              <table:table-cell office:value-type="float" office:value="0.00608520532337081">
                <text:p>0.00608520532337081</text:p>
              </table:table-cell>
              <table:table-cell office:value-type="float" office:value="0.5">
                <text:p>0.5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55">
                <text:p>0.55</text:p>
              </table:table-cell>
              <table:table-cell office:value-type="float" office:value="0.00614268834635705">
                <text:p>0.00614268834635705</text:p>
              </table:table-cell>
              <table:table-cell office:value-type="float" office:value="0.55">
                <text:p>0.55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6">
                <text:p>0.6</text:p>
              </table:table-cell>
              <table:table-cell office:value-type="float" office:value="0.00620017136934329">
                <text:p>0.00620017136934329</text:p>
              </table:table-cell>
              <table:table-cell office:value-type="float" office:value="0.6">
                <text:p>0.6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65">
                <text:p>0.65</text:p>
              </table:table-cell>
              <table:table-cell office:value-type="float" office:value="0.00625765439232952">
                <text:p>0.00625765439232952</text:p>
              </table:table-cell>
              <table:table-cell office:value-type="float" office:value="0.65">
                <text:p>0.65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7">
                <text:p>0.7</text:p>
              </table:table-cell>
              <table:table-cell office:value-type="float" office:value="0.00631513741531576">
                <text:p>0.00631513741531576</text:p>
              </table:table-cell>
              <table:table-cell office:value-type="float" office:value="0.7">
                <text:p>0.7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0317391296030334">
                <text:p>0.00317391296030334</text:p>
              </table:table-cell>
              <table:table-cell office:value-type="float" office:value="0.75">
                <text:p>0.75</text:p>
              </table:table-cell>
              <table:table-cell office:value-type="float" office:value="0.006372620438302">
                <text:p>0.006372620438302</text:p>
              </table:table-cell>
              <table:table-cell office:value-type="float" office:value="0.75">
                <text:p>0.75</text:p>
              </table:table-cell>
              <table:table-cell office:value-type="float" office:value="0.00417752178324119">
                <text:p>0.0041775217832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0329056126794656">
                <text:p>0.00329056126794656</text:p>
              </table:table-cell>
              <table:table-cell office:value-type="float" office:value="0.8">
                <text:p>0.8</text:p>
              </table:table-cell>
              <table:table-cell office:value-type="float" office:value="0.00643010346128823">
                <text:p>0.00643010346128823</text:p>
              </table:table-cell>
              <table:table-cell office:value-type="float" office:value="0.8">
                <text:p>0.8</text:p>
              </table:table-cell>
              <table:table-cell office:value-type="float" office:value="0.00420966365041626">
                <text:p>0.00420966365041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0340720957558978">
                <text:p>0.00340720957558978</text:p>
              </table:table-cell>
              <table:table-cell office:value-type="float" office:value="0.85">
                <text:p>0.85</text:p>
              </table:table-cell>
              <table:table-cell office:value-type="float" office:value="0.00648758648427447">
                <text:p>0.00648758648427447</text:p>
              </table:table-cell>
              <table:table-cell office:value-type="float" office:value="0.85">
                <text:p>0.85</text:p>
              </table:table-cell>
              <table:table-cell office:value-type="float" office:value="0.00424180551759133">
                <text:p>0.00424180551759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03523857883233">
                <text:p>0.003523857883233</text:p>
              </table:table-cell>
              <table:table-cell office:value-type="float" office:value="0.9">
                <text:p>0.9</text:p>
              </table:table-cell>
              <table:table-cell office:value-type="float" office:value="0.00654506950726071">
                <text:p>0.00654506950726071</text:p>
              </table:table-cell>
              <table:table-cell office:value-type="float" office:value="0.9">
                <text:p>0.9</text:p>
              </table:table-cell>
              <table:table-cell office:value-type="float" office:value="0.0042739473847664">
                <text:p>0.0042739473847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364050619087621">
                <text:p>0.00364050619087621</text:p>
              </table:table-cell>
              <table:table-cell office:value-type="float" office:value="0.95">
                <text:p>0.95</text:p>
              </table:table-cell>
              <table:table-cell office:value-type="float" office:value="0.00660255253024695">
                <text:p>0.00660255253024695</text:p>
              </table:table-cell>
              <table:table-cell office:value-type="float" office:value="0.95">
                <text:p>0.95</text:p>
              </table:table-cell>
              <table:table-cell office:value-type="float" office:value="0.00430608925194146">
                <text:p>0.00430608925194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0375715449851943">
                <text:p>0.00375715449851943</text:p>
              </table:table-cell>
              <table:table-cell office:value-type="float" office:value="1">
                <text:p>1</text:p>
              </table:table-cell>
              <table:table-cell office:value-type="float" office:value="0.00666003555323318">
                <text:p>0.00666003555323318</text:p>
              </table:table-cell>
              <table:table-cell office:value-type="float" office:value="1">
                <text:p>1</text:p>
              </table:table-cell>
              <table:table-cell office:value-type="float" office:value="0.00433823111911653">
                <text:p>0.00433823111911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00387380280616265">
                <text:p>0.00387380280616265</text:p>
              </table:table-cell>
              <table:table-cell office:value-type="float" office:value="1.05">
                <text:p>1.05</text:p>
              </table:table-cell>
              <table:table-cell office:value-type="float" office:value="0.00671751857621942">
                <text:p>0.00671751857621942</text:p>
              </table:table-cell>
              <table:table-cell office:value-type="float" office:value="1.05">
                <text:p>1.05</text:p>
              </table:table-cell>
              <table:table-cell office:value-type="float" office:value="0.0043703729862916">
                <text:p>0.0043703729862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00399045111380587">
                <text:p>0.00399045111380587</text:p>
              </table:table-cell>
              <table:table-cell office:value-type="float" office:value="1.1">
                <text:p>1.1</text:p>
              </table:table-cell>
              <table:table-cell office:value-type="float" office:value="0.00677500159920566">
                <text:p>0.00677500159920566</text:p>
              </table:table-cell>
              <table:table-cell office:value-type="float" office:value="1.1">
                <text:p>1.1</text:p>
              </table:table-cell>
              <table:table-cell office:value-type="float" office:value="0.00440251485346666">
                <text:p>0.0044025148534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00410709942144909">
                <text:p>0.00410709942144909</text:p>
              </table:table-cell>
              <table:table-cell office:value-type="float" office:value="1.15">
                <text:p>1.15</text:p>
              </table:table-cell>
              <table:table-cell office:value-type="float" office:value="0.00683248462219189">
                <text:p>0.00683248462219189</text:p>
              </table:table-cell>
              <table:table-cell office:value-type="float" office:value="1.15">
                <text:p>1.15</text:p>
              </table:table-cell>
              <table:table-cell office:value-type="float" office:value="0.00443465672064173">
                <text:p>0.00443465672064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0042237477290923">
                <text:p>0.0042237477290923</text:p>
              </table:table-cell>
              <table:table-cell office:value-type="float" office:value="1.2">
                <text:p>1.2</text:p>
              </table:table-cell>
              <table:table-cell office:value-type="float" office:value="0.00688996764517813">
                <text:p>0.00688996764517813</text:p>
              </table:table-cell>
              <table:table-cell office:value-type="float" office:value="1.2">
                <text:p>1.2</text:p>
              </table:table-cell>
              <table:table-cell office:value-type="float" office:value="0.0044667985878168">
                <text:p>0.0044667985878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00434039603673552">
                <text:p>0.00434039603673552</text:p>
              </table:table-cell>
              <table:table-cell office:value-type="float" office:value="1.25">
                <text:p>1.25</text:p>
              </table:table-cell>
              <table:table-cell office:value-type="float" office:value="0.00694745066816437">
                <text:p>0.00694745066816437</text:p>
              </table:table-cell>
              <table:table-cell office:value-type="float" office:value="1.25">
                <text:p>1.25</text:p>
              </table:table-cell>
              <table:table-cell office:value-type="float" office:value="0.00449894045499187">
                <text:p>0.00449894045499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00445704434437874">
                <text:p>0.00445704434437874</text:p>
              </table:table-cell>
              <table:table-cell office:value-type="float" office:value="1.3">
                <text:p>1.3</text:p>
              </table:table-cell>
              <table:table-cell office:value-type="float" office:value="0.00700493369115061">
                <text:p>0.00700493369115061</text:p>
              </table:table-cell>
              <table:table-cell office:value-type="float" office:value="1.3">
                <text:p>1.3</text:p>
              </table:table-cell>
              <table:table-cell office:value-type="float" office:value="0.00453108232216693">
                <text:p>0.00453108232216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00457369265202196">
                <text:p>0.00457369265202196</text:p>
              </table:table-cell>
              <table:table-cell office:value-type="float" office:value="1.35">
                <text:p>1.35</text:p>
              </table:table-cell>
              <table:table-cell office:value-type="float" office:value="0.00706241671413684">
                <text:p>0.00706241671413684</text:p>
              </table:table-cell>
              <table:table-cell office:value-type="float" office:value="1.35">
                <text:p>1.35</text:p>
              </table:table-cell>
              <table:table-cell office:value-type="float" office:value="0.004563224189342">
                <text:p>0.0045632241893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00469034095966517">
                <text:p>0.00469034095966517</text:p>
              </table:table-cell>
              <table:table-cell office:value-type="float" office:value="1.4">
                <text:p>1.4</text:p>
              </table:table-cell>
              <table:table-cell office:value-type="float" office:value="0.00711989973712308">
                <text:p>0.00711989973712308</text:p>
              </table:table-cell>
              <table:table-cell office:value-type="float" office:value="1.4">
                <text:p>1.4</text:p>
              </table:table-cell>
              <table:table-cell office:value-type="float" office:value="0.00459536605651707">
                <text:p>0.004595366056517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00480698926730839">
                <text:p>0.00480698926730839</text:p>
              </table:table-cell>
              <table:table-cell office:value-type="float" office:value="1.45">
                <text:p>1.45</text:p>
              </table:table-cell>
              <table:table-cell office:value-type="float" office:value="0.00717738276010932">
                <text:p>0.00717738276010932</text:p>
              </table:table-cell>
              <table:table-cell office:value-type="float" office:value="1.45">
                <text:p>1.45</text:p>
              </table:table-cell>
              <table:table-cell office:value-type="float" office:value="0.00462750792369213">
                <text:p>0.004627507923692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00492363757495161">
                <text:p>0.00492363757495161</text:p>
              </table:table-cell>
              <table:table-cell office:value-type="float" office:value="1.5">
                <text:p>1.5</text:p>
              </table:table-cell>
              <table:table-cell office:value-type="float" office:value="0.00723486578309556">
                <text:p>0.00723486578309556</text:p>
              </table:table-cell>
              <table:table-cell office:value-type="float" office:value="1.5">
                <text:p>1.5</text:p>
              </table:table-cell>
              <table:table-cell office:value-type="float" office:value="0.0046596497908672">
                <text:p>0.0046596497908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00504028588259483">
                <text:p>0.00504028588259483</text:p>
              </table:table-cell>
              <table:table-cell office:value-type="float" office:value="1.55">
                <text:p>1.55</text:p>
              </table:table-cell>
              <table:table-cell office:value-type="float" office:value="0.00731847269280832">
                <text:p>0.00731847269280832</text:p>
              </table:table-cell>
              <table:table-cell office:value-type="float" office:value="1.55">
                <text:p>1.55</text:p>
              </table:table-cell>
              <table:table-cell office:value-type="float" office:value="0.00469179165804227">
                <text:p>0.00469179165804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00515693419023804">
                <text:p>0.00515693419023804</text:p>
              </table:table-cell>
              <table:table-cell office:value-type="float" office:value="1.6">
                <text:p>1.6</text:p>
              </table:table-cell>
              <table:table-cell office:value-type="float" office:value="0.00740207960252109">
                <text:p>0.00740207960252109</text:p>
              </table:table-cell>
              <table:table-cell office:value-type="float" office:value="1.6">
                <text:p>1.6</text:p>
              </table:table-cell>
              <table:table-cell office:value-type="float" office:value="0.00472393352521734">
                <text:p>0.004723933525217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00527358249788126">
                <text:p>0.00527358249788126</text:p>
              </table:table-cell>
              <table:table-cell office:value-type="float" office:value="1.65">
                <text:p>1.65</text:p>
              </table:table-cell>
              <table:table-cell office:value-type="float" office:value="0.00748568651223385">
                <text:p>0.00748568651223385</text:p>
              </table:table-cell>
              <table:table-cell office:value-type="float" office:value="1.65">
                <text:p>1.65</text:p>
              </table:table-cell>
              <table:table-cell office:value-type="float" office:value="0.0047560753923924">
                <text:p>0.0047560753923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00539023080552448">
                <text:p>0.00539023080552448</text:p>
              </table:table-cell>
              <table:table-cell office:value-type="float" office:value="1.7">
                <text:p>1.7</text:p>
              </table:table-cell>
              <table:table-cell office:value-type="float" office:value="0.00756929342194661">
                <text:p>0.00756929342194661</text:p>
              </table:table-cell>
              <table:table-cell office:value-type="float" office:value="1.7">
                <text:p>1.7</text:p>
              </table:table-cell>
              <table:table-cell office:value-type="float" office:value="0.00478821725956747">
                <text:p>0.00478821725956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0055068791131677">
                <text:p>0.0055068791131677</text:p>
              </table:table-cell>
              <table:table-cell office:value-type="float" office:value="1.75">
                <text:p>1.75</text:p>
              </table:table-cell>
              <table:table-cell office:value-type="float" office:value="0.00765290033165938">
                <text:p>0.00765290033165938</text:p>
              </table:table-cell>
              <table:table-cell office:value-type="float" office:value="1.75">
                <text:p>1.75</text:p>
              </table:table-cell>
              <table:table-cell office:value-type="float" office:value="0.00482035912674254">
                <text:p>0.004820359126742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00558682572493117">
                <text:p>0.00558682572493117</text:p>
              </table:table-cell>
              <table:table-cell office:value-type="float" office:value="1.8">
                <text:p>1.8</text:p>
              </table:table-cell>
              <table:table-cell office:value-type="float" office:value="0.00773650724137214">
                <text:p>0.00773650724137214</text:p>
              </table:table-cell>
              <table:table-cell office:value-type="float" office:value="1.8">
                <text:p>1.8</text:p>
              </table:table-cell>
              <table:table-cell office:value-type="float" office:value="0.00491953026033774">
                <text:p>0.004919530260337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00566677233669465">
                <text:p>0.00566677233669465</text:p>
              </table:table-cell>
              <table:table-cell office:value-type="float" office:value="1.85">
                <text:p>1.85</text:p>
              </table:table-cell>
              <table:table-cell office:value-type="float" office:value="0.00782011415108491">
                <text:p>0.00782011415108491</text:p>
              </table:table-cell>
              <table:table-cell office:value-type="float" office:value="1.85">
                <text:p>1.85</text:p>
              </table:table-cell>
              <table:table-cell office:value-type="float" office:value="0.00501870139393295">
                <text:p>0.00501870139393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00574671894845812">
                <text:p>0.00574671894845812</text:p>
              </table:table-cell>
              <table:table-cell office:value-type="float" office:value="1.9">
                <text:p>1.9</text:p>
              </table:table-cell>
              <table:table-cell office:value-type="float" office:value="0.00790372106079767">
                <text:p>0.00790372106079767</text:p>
              </table:table-cell>
              <table:table-cell office:value-type="float" office:value="1.9">
                <text:p>1.9</text:p>
              </table:table-cell>
              <table:table-cell office:value-type="float" office:value="0.00511787252752816">
                <text:p>0.00511787252752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0058266655602216">
                <text:p>0.0058266655602216</text:p>
              </table:table-cell>
              <table:table-cell office:value-type="float" office:value="1.95">
                <text:p>1.95</text:p>
              </table:table-cell>
              <table:table-cell office:value-type="float" office:value="0.00798732797051044">
                <text:p>0.00798732797051044</text:p>
              </table:table-cell>
              <table:table-cell office:value-type="float" office:value="1.95">
                <text:p>1.95</text:p>
              </table:table-cell>
              <table:table-cell office:value-type="float" office:value="0.00521704366112336">
                <text:p>0.00521704366112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00590661217198507">
                <text:p>0.00590661217198507</text:p>
              </table:table-cell>
              <table:table-cell office:value-type="float" office:value="2">
                <text:p>2</text:p>
              </table:table-cell>
              <table:table-cell office:value-type="float" office:value="0.00807093488022321">
                <text:p>0.00807093488022321</text:p>
              </table:table-cell>
              <table:table-cell office:value-type="float" office:value="2">
                <text:p>2</text:p>
              </table:table-cell>
              <table:table-cell office:value-type="float" office:value="0.00531621479471857">
                <text:p>0.005316214794718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00598655878374854">
                <text:p>0.00598655878374854</text:p>
              </table:table-cell>
              <table:table-cell office:value-type="float" office:value="2.05">
                <text:p>2.05</text:p>
              </table:table-cell>
              <table:table-cell office:value-type="float" office:value="0.00815454178993597">
                <text:p>0.00815454178993597</text:p>
              </table:table-cell>
              <table:table-cell office:value-type="float" office:value="2.05">
                <text:p>2.05</text:p>
              </table:table-cell>
              <table:table-cell office:value-type="float" office:value="0.00541538592831378">
                <text:p>0.00541538592831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00606650539551202">
                <text:p>0.00606650539551202</text:p>
              </table:table-cell>
              <table:table-cell office:value-type="float" office:value="2.1">
                <text:p>2.1</text:p>
              </table:table-cell>
              <table:table-cell office:value-type="float" office:value="0.00823814869964874">
                <text:p>0.00823814869964874</text:p>
              </table:table-cell>
              <table:table-cell office:value-type="float" office:value="2.1">
                <text:p>2.1</text:p>
              </table:table-cell>
              <table:table-cell office:value-type="float" office:value="0.00551455706190898">
                <text:p>0.00551455706190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00614645200727549">
                <text:p>0.00614645200727549</text:p>
              </table:table-cell>
              <table:table-cell office:value-type="float" office:value="2.15">
                <text:p>2.15</text:p>
              </table:table-cell>
              <table:table-cell office:value-type="float" office:value="0.0083217556093615">
                <text:p>0.0083217556093615</text:p>
              </table:table-cell>
              <table:table-cell office:value-type="float" office:value="2.15">
                <text:p>2.15</text:p>
              </table:table-cell>
              <table:table-cell office:value-type="float" office:value="0.00561372819550419">
                <text:p>0.005613728195504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00622639861903897">
                <text:p>0.00622639861903897</text:p>
              </table:table-cell>
              <table:table-cell office:value-type="float" office:value="2.2">
                <text:p>2.2</text:p>
              </table:table-cell>
              <table:table-cell office:value-type="float" office:value="0.00840536251907427">
                <text:p>0.00840536251907427</text:p>
              </table:table-cell>
              <table:table-cell office:value-type="float" office:value="2.2">
                <text:p>2.2</text:p>
              </table:table-cell>
              <table:table-cell office:value-type="float" office:value="0.0057128993290994">
                <text:p>0.00571289932909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00630634523080244">
                <text:p>0.00630634523080244</text:p>
              </table:table-cell>
              <table:table-cell office:value-type="float" office:value="2.25">
                <text:p>2.25</text:p>
              </table:table-cell>
              <table:table-cell office:value-type="float" office:value="0.00848896942878703">
                <text:p>0.00848896942878703</text:p>
              </table:table-cell>
              <table:table-cell office:value-type="float" office:value="2.25">
                <text:p>2.25</text:p>
              </table:table-cell>
              <table:table-cell office:value-type="float" office:value="0.0058120704626946">
                <text:p>0.00581207046269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.00638629184256592">
                <text:p>0.00638629184256592</text:p>
              </table:table-cell>
              <table:table-cell office:value-type="float" office:value="2.3">
                <text:p>2.3</text:p>
              </table:table-cell>
              <table:table-cell office:value-type="float" office:value="0.00857257633849979">
                <text:p>0.00857257633849979</text:p>
              </table:table-cell>
              <table:table-cell office:value-type="float" office:value="2.3">
                <text:p>2.3</text:p>
              </table:table-cell>
              <table:table-cell office:value-type="float" office:value="0.00591124159628981">
                <text:p>0.00591124159628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.00646623845432939">
                <text:p>0.00646623845432939</text:p>
              </table:table-cell>
              <table:table-cell office:value-type="float" office:value="2.35">
                <text:p>2.35</text:p>
              </table:table-cell>
              <table:table-cell office:value-type="float" office:value="0.00865618324821256">
                <text:p>0.00865618324821256</text:p>
              </table:table-cell>
              <table:table-cell office:value-type="float" office:value="2.35">
                <text:p>2.35</text:p>
              </table:table-cell>
              <table:table-cell office:value-type="float" office:value="0.00601041272988502">
                <text:p>0.00601041272988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.00654618506609287">
                <text:p>0.00654618506609287</text:p>
              </table:table-cell>
              <table:table-cell office:value-type="float" office:value="2.4">
                <text:p>2.4</text:p>
              </table:table-cell>
              <table:table-cell office:value-type="float" office:value="0.00873979015792532">
                <text:p>0.00873979015792532</text:p>
              </table:table-cell>
              <table:table-cell office:value-type="float" office:value="2.4">
                <text:p>2.4</text:p>
              </table:table-cell>
              <table:table-cell office:value-type="float" office:value="0.00610958386348022">
                <text:p>0.006109583863480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.00662613167785634">
                <text:p>0.00662613167785634</text:p>
              </table:table-cell>
              <table:table-cell office:value-type="float" office:value="2.45">
                <text:p>2.45</text:p>
              </table:table-cell>
              <table:table-cell office:value-type="float" office:value="0.00882339706763809">
                <text:p>0.00882339706763809</text:p>
              </table:table-cell>
              <table:table-cell office:value-type="float" office:value="2.45">
                <text:p>2.45</text:p>
              </table:table-cell>
              <table:table-cell office:value-type="float" office:value="0.00620875499707543">
                <text:p>0.006208754997075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.00670607828961982">
                <text:p>0.00670607828961982</text:p>
              </table:table-cell>
              <table:table-cell office:value-type="float" office:value="2.5">
                <text:p>2.5</text:p>
              </table:table-cell>
              <table:table-cell office:value-type="float" office:value="0.00890700397735085">
                <text:p>0.00890700397735085</text:p>
              </table:table-cell>
              <table:table-cell office:value-type="float" office:value="2.5">
                <text:p>2.5</text:p>
              </table:table-cell>
              <table:table-cell office:value-type="float" office:value="0.00630792613067064">
                <text:p>0.006307926130670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00678602490138329">
                <text:p>0.00678602490138329</text:p>
              </table:table-cell>
              <table:table-cell office:value-type="float" office:value="2.55">
                <text:p>2.55</text:p>
              </table:table-cell>
              <table:table-cell office:value-type="float" office:value="0.00912553957471364">
                <text:p>0.00912553957471364</text:p>
              </table:table-cell>
              <table:table-cell office:value-type="float" office:value="2.55">
                <text:p>2.55</text:p>
              </table:table-cell>
              <table:table-cell office:value-type="float" office:value="0.00640709726426584">
                <text:p>0.00640709726426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00686597151314676">
                <text:p>0.00686597151314676</text:p>
              </table:table-cell>
              <table:table-cell office:value-type="float" office:value="2.6">
                <text:p>2.6</text:p>
              </table:table-cell>
              <table:table-cell office:value-type="float" office:value="0.00934407517207642">
                <text:p>0.00934407517207642</text:p>
              </table:table-cell>
              <table:table-cell office:value-type="float" office:value="2.6">
                <text:p>2.6</text:p>
              </table:table-cell>
              <table:table-cell office:value-type="float" office:value="0.00650626839786105">
                <text:p>0.00650626839786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00694591812491024">
                <text:p>0.00694591812491024</text:p>
              </table:table-cell>
              <table:table-cell office:value-type="float" office:value="2.65">
                <text:p>2.65</text:p>
              </table:table-cell>
              <table:table-cell office:value-type="float" office:value="0.00956261076943921">
                <text:p>0.00956261076943921</text:p>
              </table:table-cell>
              <table:table-cell office:value-type="float" office:value="2.65">
                <text:p>2.65</text:p>
              </table:table-cell>
              <table:table-cell office:value-type="float" office:value="0.00660543953145625">
                <text:p>0.00660543953145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00702586473667371">
                <text:p>0.00702586473667371</text:p>
              </table:table-cell>
              <table:table-cell office:value-type="float" office:value="2.7">
                <text:p>2.7</text:p>
              </table:table-cell>
              <table:table-cell office:value-type="float" office:value="0.00978114636680199">
                <text:p>0.00978114636680199</text:p>
              </table:table-cell>
              <table:table-cell office:value-type="float" office:value="2.7">
                <text:p>2.7</text:p>
              </table:table-cell>
              <table:table-cell office:value-type="float" office:value="0.00670461066505146">
                <text:p>0.00670461066505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00710581134843719">
                <text:p>0.00710581134843719</text:p>
              </table:table-cell>
              <table:table-cell office:value-type="float" office:value="2.75">
                <text:p>2.75</text:p>
              </table:table-cell>
              <table:table-cell office:value-type="float" office:value="0.00999968196416478">
                <text:p>0.00999968196416478</text:p>
              </table:table-cell>
              <table:table-cell office:value-type="float" office:value="2.75">
                <text:p>2.75</text:p>
              </table:table-cell>
              <table:table-cell office:value-type="float" office:value="0.00680378179864667">
                <text:p>0.00680378179864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00737049190496111">
                <text:p>0.00737049190496111</text:p>
              </table:table-cell>
              <table:table-cell office:value-type="float" office:value="2.8">
                <text:p>2.8</text:p>
              </table:table-cell>
              <table:table-cell office:value-type="float" office:value="0.0102182175615276">
                <text:p>0.0102182175615276</text:p>
              </table:table-cell>
              <table:table-cell office:value-type="float" office:value="2.8">
                <text:p>2.8</text:p>
              </table:table-cell>
              <table:table-cell office:value-type="float" office:value="0.00704258438298281">
                <text:p>0.00704258438298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.00763517246148504">
                <text:p>0.00763517246148504</text:p>
              </table:table-cell>
              <table:table-cell office:value-type="float" office:value="2.85">
                <text:p>2.85</text:p>
              </table:table-cell>
              <table:table-cell office:value-type="float" office:value="0.0104367531588903">
                <text:p>0.0104367531588903</text:p>
              </table:table-cell>
              <table:table-cell office:value-type="float" office:value="2.85">
                <text:p>2.85</text:p>
              </table:table-cell>
              <table:table-cell office:value-type="float" office:value="0.00728138696731896">
                <text:p>0.007281386967318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00789985301800897">
                <text:p>0.00789985301800897</text:p>
              </table:table-cell>
              <table:table-cell office:value-type="float" office:value="2.9">
                <text:p>2.9</text:p>
              </table:table-cell>
              <table:table-cell office:value-type="float" office:value="0.0106552887562531">
                <text:p>0.0106552887562531</text:p>
              </table:table-cell>
              <table:table-cell office:value-type="float" office:value="2.9">
                <text:p>2.9</text:p>
              </table:table-cell>
              <table:table-cell office:value-type="float" office:value="0.00752018955165511">
                <text:p>0.007520189551655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.0081645335745329">
                <text:p>0.0081645335745329</text:p>
              </table:table-cell>
              <table:table-cell office:value-type="float" office:value="2.95">
                <text:p>2.95</text:p>
              </table:table-cell>
              <table:table-cell office:value-type="float" office:value="0.0108738243536159">
                <text:p>0.0108738243536159</text:p>
              </table:table-cell>
              <table:table-cell office:value-type="float" office:value="2.95">
                <text:p>2.95</text:p>
              </table:table-cell>
              <table:table-cell office:value-type="float" office:value="0.00775899213599125">
                <text:p>0.00775899213599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00842921413105682">
                <text:p>0.00842921413105682</text:p>
              </table:table-cell>
              <table:table-cell office:value-type="float" office:value="3">
                <text:p>3</text:p>
              </table:table-cell>
              <table:table-cell office:value-type="float" office:value="0.0110923599509787">
                <text:p>0.0110923599509787</text:p>
              </table:table-cell>
              <table:table-cell office:value-type="float" office:value="3">
                <text:p>3</text:p>
              </table:table-cell>
              <table:table-cell office:value-type="float" office:value="0.0079977947203274">
                <text:p>0.00799779472032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00869389468758075">
                <text:p>0.00869389468758075</text:p>
              </table:table-cell>
              <table:table-cell office:value-type="float" office:value="3.05">
                <text:p>3.05</text:p>
              </table:table-cell>
              <table:table-cell office:value-type="float" office:value="0.0113108955483415">
                <text:p>0.0113108955483415</text:p>
              </table:table-cell>
              <table:table-cell office:value-type="float" office:value="3.05">
                <text:p>3.05</text:p>
              </table:table-cell>
              <table:table-cell office:value-type="float" office:value="0.00823659730466354">
                <text:p>0.008236597304663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00895857524410468">
                <text:p>0.00895857524410468</text:p>
              </table:table-cell>
              <table:table-cell office:value-type="float" office:value="3.1">
                <text:p>3.1</text:p>
              </table:table-cell>
              <table:table-cell office:value-type="float" office:value="0.0115294311457043">
                <text:p>0.0115294311457043</text:p>
              </table:table-cell>
              <table:table-cell office:value-type="float" office:value="3.1">
                <text:p>3.1</text:p>
              </table:table-cell>
              <table:table-cell office:value-type="float" office:value="0.00847539988899969">
                <text:p>0.00847539988899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0092232558006286">
                <text:p>0.0092232558006286</text:p>
              </table:table-cell>
              <table:table-cell office:value-type="float" office:value="3.15">
                <text:p>3.15</text:p>
              </table:table-cell>
              <table:table-cell office:value-type="float" office:value="0.011747966743067">
                <text:p>0.011747966743067</text:p>
              </table:table-cell>
              <table:table-cell office:value-type="float" office:value="3.15">
                <text:p>3.15</text:p>
              </table:table-cell>
              <table:table-cell office:value-type="float" office:value="0.00871420247333583">
                <text:p>0.008714202473335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00948793635715253">
                <text:p>0.00948793635715253</text:p>
              </table:table-cell>
              <table:table-cell office:value-type="float" office:value="3.2">
                <text:p>3.2</text:p>
              </table:table-cell>
              <table:table-cell office:value-type="float" office:value="0.0119665023404298">
                <text:p>0.0119665023404298</text:p>
              </table:table-cell>
              <table:table-cell office:value-type="float" office:value="3.2">
                <text:p>3.2</text:p>
              </table:table-cell>
              <table:table-cell office:value-type="float" office:value="0.00895300505767198">
                <text:p>0.008953005057671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00975261691367646">
                <text:p>0.00975261691367646</text:p>
              </table:table-cell>
              <table:table-cell office:value-type="float" office:value="3.25">
                <text:p>3.25</text:p>
              </table:table-cell>
              <table:table-cell office:value-type="float" office:value="0.0121850379377926">
                <text:p>0.0121850379377926</text:p>
              </table:table-cell>
              <table:table-cell office:value-type="float" office:value="3.25">
                <text:p>3.25</text:p>
              </table:table-cell>
              <table:table-cell office:value-type="float" office:value="0.00919180764200813">
                <text:p>0.009191807642008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0100172974702004">
                <text:p>0.0100172974702004</text:p>
              </table:table-cell>
              <table:table-cell office:value-type="float" office:value="3.3">
                <text:p>3.3</text:p>
              </table:table-cell>
              <table:table-cell office:value-type="float" office:value="0.0124035735351554">
                <text:p>0.0124035735351554</text:p>
              </table:table-cell>
              <table:table-cell office:value-type="float" office:value="3.3">
                <text:p>3.3</text:p>
              </table:table-cell>
              <table:table-cell office:value-type="float" office:value="0.00943061022634427">
                <text:p>0.00943061022634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0102819780267243">
                <text:p>0.0102819780267243</text:p>
              </table:table-cell>
              <table:table-cell office:value-type="float" office:value="3.35">
                <text:p>3.35</text:p>
              </table:table-cell>
              <table:table-cell office:value-type="float" office:value="0.0126221091325182">
                <text:p>0.0126221091325182</text:p>
              </table:table-cell>
              <table:table-cell office:value-type="float" office:value="3.35">
                <text:p>3.35</text:p>
              </table:table-cell>
              <table:table-cell office:value-type="float" office:value="0.00966941281068042">
                <text:p>0.009669412810680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0105466585832482">
                <text:p>0.0105466585832482</text:p>
              </table:table-cell>
              <table:table-cell office:value-type="float" office:value="3.4">
                <text:p>3.4</text:p>
              </table:table-cell>
              <table:table-cell office:value-type="float" office:value="0.012840644729881">
                <text:p>0.012840644729881</text:p>
              </table:table-cell>
              <table:table-cell office:value-type="float" office:value="3.4">
                <text:p>3.4</text:p>
              </table:table-cell>
              <table:table-cell office:value-type="float" office:value="0.00990821539501656">
                <text:p>0.00990821539501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0108113391397722">
                <text:p>0.0108113391397722</text:p>
              </table:table-cell>
              <table:table-cell office:value-type="float" office:value="3.45">
                <text:p>3.45</text:p>
              </table:table-cell>
              <table:table-cell office:value-type="float" office:value="0.0130591803272438">
                <text:p>0.0130591803272438</text:p>
              </table:table-cell>
              <table:table-cell office:value-type="float" office:value="3.45">
                <text:p>3.45</text:p>
              </table:table-cell>
              <table:table-cell office:value-type="float" office:value="0.0101470179793527">
                <text:p>0.01014701797935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0110760196962961">
                <text:p>0.0110760196962961</text:p>
              </table:table-cell>
              <table:table-cell office:value-type="float" office:value="3.5">
                <text:p>3.5</text:p>
              </table:table-cell>
              <table:table-cell office:value-type="float" office:value="0.0132777159246065">
                <text:p>0.0132777159246065</text:p>
              </table:table-cell>
              <table:table-cell office:value-type="float" office:value="3.5">
                <text:p>3.5</text:p>
              </table:table-cell>
              <table:table-cell office:value-type="float" office:value="0.0103858205636889">
                <text:p>0.0103858205636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01134070025282">
                <text:p>0.01134070025282</text:p>
              </table:table-cell>
              <table:table-cell office:value-type="float" office:value="3.55">
                <text:p>3.55</text:p>
              </table:table-cell>
              <table:table-cell office:value-type="float" office:value="0.013515405281156">
                <text:p>0.013515405281156</text:p>
              </table:table-cell>
              <table:table-cell office:value-type="float" office:value="3.55">
                <text:p>3.55</text:p>
              </table:table-cell>
              <table:table-cell office:value-type="float" office:value="0.010624623148025">
                <text:p>0.0106246231480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0116053808093439">
                <text:p>0.0116053808093439</text:p>
              </table:table-cell>
              <table:table-cell office:value-type="float" office:value="3.6">
                <text:p>3.6</text:p>
              </table:table-cell>
              <table:table-cell office:value-type="float" office:value="0.0137530946377055">
                <text:p>0.0137530946377055</text:p>
              </table:table-cell>
              <table:table-cell office:value-type="float" office:value="3.6">
                <text:p>3.6</text:p>
              </table:table-cell>
              <table:table-cell office:value-type="float" office:value="0.0108634257323611">
                <text:p>0.01086342573236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18700613658678">
                <text:p>0.0118700613658678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39907839942549">
                <text:p>0.0139907839942549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11022283166972">
                <text:p>0.01110222831669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21347419223917">
                <text:p>0.0121347419223917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42284733508044">
                <text:p>0.0142284733508044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13410309010334">
                <text:p>0.01134103090103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23994224789157">
                <text:p>0.0123994224789157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44661627073539">
                <text:p>0.0144661627073539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15798334853695">
                <text:p>0.01157983348536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26303222176937">
                <text:p>0.012630322217693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47038520639034">
                <text:p>0.0147038520639034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17895387443565">
                <text:p>0.01178953874435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28612219564717">
                <text:p>0.0128612219564717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49415414204529">
                <text:p>0.0149415414204529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19992440033435">
                <text:p>0.01199924400334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30921216952497">
                <text:p>0.0130921216952497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51792307770023">
                <text:p>0.0151792307770023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22089492623304">
                <text:p>0.0122089492623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33230214340277">
                <text:p>0.0133230214340277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54169201335518">
                <text:p>0.0154169201335518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24186545213174">
                <text:p>0.01241865452131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35539211728057">
                <text:p>0.0135539211728057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56546094901013">
                <text:p>0.0156546094901013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26283597803044">
                <text:p>0.01262835978030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37848209115837">
                <text:p>0.0137848209115837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58922988466508">
                <text:p>0.0158922988466508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28380650392913">
                <text:p>0.01283806503929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40157206503617">
                <text:p>0.0140157206503617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61299882032003">
                <text:p>0.016129988203200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30477702982783">
                <text:p>0.01304777029827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42466203891396">
                <text:p>0.0142466203891396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63676775597497">
                <text:p>0.0163676775597497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32574755572653">
                <text:p>0.0132574755572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44775201279176">
                <text:p>0.0144775201279176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66053669162992">
                <text:p>0.0166053669162992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34671808162522">
                <text:p>0.0134671808162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47084198666956">
                <text:p>0.014708419866695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68430562728487">
                <text:p>0.0168430562728487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36768860752392">
                <text:p>0.01367688607523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49393196054736">
                <text:p>0.0149393196054736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70807456293982">
                <text:p>0.0170807456293982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38865913342262">
                <text:p>0.01388659133422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51702193442516">
                <text:p>0.0151702193442516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73184349859477">
                <text:p>0.0173184349859477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40962965932131">
                <text:p>0.01409629659321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54011190830296">
                <text:p>0.0154011190830296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75561243424971">
                <text:p>0.0175561243424971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43060018522001">
                <text:p>0.0143060018522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56320188218076">
                <text:p>0.0156320188218076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77938136990466">
                <text:p>0.0177938136990466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45157071111871">
                <text:p>0.01451570711118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58629185605856">
                <text:p>0.015862918560585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80315030555961">
                <text:p>0.018031503055596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4725412370174">
                <text:p>0.0147254123701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60938182993636">
                <text:p>0.0160938182993636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82066411156993">
                <text:p>0.0182066411156993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4935117629161">
                <text:p>0.0149351176291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63247180381416">
                <text:p>0.0163247180381416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83817791758025">
                <text:p>0.0183817791758025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5144822888148">
                <text:p>0.015144822888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65556177769196">
                <text:p>0.0165556177769196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85569172359057">
                <text:p>0.0185569172359057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53545281471349">
                <text:p>0.0153545281471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67865175156976">
                <text:p>0.0167865175156976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87320552960089">
                <text:p>0.0187320552960089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55642334061219">
                <text:p>0.01556423340612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70174172544756">
                <text:p>0.017017417254475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89071933561121">
                <text:p>0.0189071933561121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57739386651089">
                <text:p>0.01577393866510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71914633060499">
                <text:p>0.0171914633060499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90823314162153">
                <text:p>0.0190823314162153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60076097009454">
                <text:p>0.01600760970094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73655093576241">
                <text:p>0.0173655093576241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92574694763185">
                <text:p>0.0192574694763185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62412807367818">
                <text:p>0.01624128073678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75395554091984">
                <text:p>0.0175395554091984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94326075364217">
                <text:p>0.0194326075364217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64749517726183">
                <text:p>0.01647495177261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77136014607726">
                <text:p>0.0177136014607726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96077455965249">
                <text:p>0.0196077455965249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67086228084548">
                <text:p>0.0167086228084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78876475123469">
                <text:p>0.0178876475123469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97828836566281">
                <text:p>0.019782883656628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69422938442913">
                <text:p>0.01694229384429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80616935639211">
                <text:p>0.0180616935639211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99580217167313">
                <text:p>0.0199580217167313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71759648801278">
                <text:p>0.01717596488012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182357396154954">
                <text:p>0.0182357396154954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201331597768345">
                <text:p>0.0201331597768345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174096359159643">
                <text:p>0.01740963591596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184097856670697">
                <text:p>0.0184097856670697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203082978369377">
                <text:p>0.0203082978369377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176433069518008">
                <text:p>0.01764330695180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185838317186439">
                <text:p>0.0185838317186439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204834358970409">
                <text:p>0.0204834358970409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178769779876373">
                <text:p>0.01787697798763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187578777702182">
                <text:p>0.0187578777702182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206585739571441">
                <text:p>0.0206585739571441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181106490234738">
                <text:p>0.01811064902347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189319238217924">
                <text:p>0.0189319238217924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208337120172473">
                <text:p>0.0208337120172473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183443200593102">
                <text:p>0.01834432005931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191059698733667">
                <text:p>0.0191059698733667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210088500773505">
                <text:p>0.0210088500773505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185779910951467">
                <text:p>0.01857799109514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192800159249409">
                <text:p>0.01928001592494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211839881374537">
                <text:p>0.0211839881374537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188116621309832">
                <text:p>0.01881166213098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194540619765152">
                <text:p>0.0194540619765152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213591261975569">
                <text:p>0.0213591261975569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190453331668197">
                <text:p>0.0190453331668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196281080280895">
                <text:p>0.0196281080280895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215342642576601">
                <text:p>0.021534264257660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192790042026562">
                <text:p>0.0192790042026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198021540796637">
                <text:p>0.0198021540796637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216223493736926">
                <text:p>0.0216223493736926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195126752384927">
                <text:p>0.01951267523849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19976200131238">
                <text:p>0.019976200131238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217104344897251">
                <text:p>0.0217104344897251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197463462743292">
                <text:p>0.0197463462743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201502461828122">
                <text:p>0.0201502461828122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217985196057577">
                <text:p>0.0217985196057577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199800173101657">
                <text:p>0.01998001731016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03242922343865">
                <text:p>0.020324292234386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18866047217902">
                <text:p>0.0218866047217902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02136883460022">
                <text:p>0.02021368834600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04983382859607">
                <text:p>0.0204983382859607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19746898378227">
                <text:p>0.0219746898378227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04473593818386">
                <text:p>0.02044735938183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06104174502508">
                <text:p>0.0206104174502508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20627749538552">
                <text:p>0.0220627749538552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05517756318127">
                <text:p>0.02055177563181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07224966145409">
                <text:p>0.0207224966145409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21508600698878">
                <text:p>0.022150860069887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06561918817867">
                <text:p>0.02065619188178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08345757788309">
                <text:p>0.020834575778830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22389451859203">
                <text:p>0.0222389451859203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07606081317608">
                <text:p>0.02076060813176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0946654943121">
                <text:p>0.020946654943121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23270303019528">
                <text:p>0.0223270303019528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08650243817348">
                <text:p>0.02086502438173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10587341074111">
                <text:p>0.021058734107411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24151154179854">
                <text:p>0.0224151154179854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09694406317088">
                <text:p>0.02096944063170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11708132717011">
                <text:p>0.0211708132717011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25032005340179">
                <text:p>0.0225032005340179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10738568816829">
                <text:p>0.02107385688168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12828924359912">
                <text:p>0.021282892435991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25912856500504">
                <text:p>0.0225912856500504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11782731316569">
                <text:p>0.02117827313165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13949716002813">
                <text:p>0.0213949716002813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2679370766083">
                <text:p>0.022679370766083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12826893816309">
                <text:p>0.02128268938163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15070507645713">
                <text:p>0.021507050764571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27674558821155">
                <text:p>0.022767455882115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1387105631605">
                <text:p>0.021387105631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16191299288614">
                <text:p>0.0216191299288614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2855540998148">
                <text:p>0.022855540998148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1491521881579">
                <text:p>0.0214915218815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17312090931515">
                <text:p>0.0217312090931515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29436261141805">
                <text:p>0.0229436261141805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1595938131553">
                <text:p>0.0215959381315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18432882574415">
                <text:p>0.0218432882574415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30317112302131">
                <text:p>0.0230317112302131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17003543815271">
                <text:p>0.02170035438152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19553674217316">
                <text:p>0.0219553674217316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31197963462456">
                <text:p>0.0231197963462456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18047706315011">
                <text:p>0.02180477063150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20674465860217">
                <text:p>0.0220674465860217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32078814622781">
                <text:p>0.0232078814622781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19091868814752">
                <text:p>0.02190918688147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21795257503117">
                <text:p>0.0221795257503117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32959665783107">
                <text:p>0.0232959665783107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20136031314492">
                <text:p>0.02201360313144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22916049146018">
                <text:p>0.0222916049146018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33797615289082">
                <text:p>0.023379761528908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21180193814232">
                <text:p>0.02211801938142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24036840788918">
                <text:p>0.0224036840788918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34635564795058">
                <text:p>0.0234635564795058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22224356313972">
                <text:p>0.02222243563139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25157632431819">
                <text:p>0.0225157632431819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35473514301034">
                <text:p>0.02354735143010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23268518813713">
                <text:p>0.02232685188137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2627842407472">
                <text:p>0.022627842407472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3631146380701">
                <text:p>0.023631146380701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24312681313453">
                <text:p>0.02243126813134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2739921571762">
                <text:p>0.022739921571762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37149413312986">
                <text:p>0.023714941331298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25356843813193">
                <text:p>0.02253568438131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28133430207912">
                <text:p>0.0228133430207912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37987362818961">
                <text:p>0.0237987362818961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26225735165999">
                <text:p>0.0226225735165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28867644698204">
                <text:p>0.0228867644698204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38825312324937">
                <text:p>0.0238825312324937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27094626518805">
                <text:p>0.02270946265188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29601859188496">
                <text:p>0.0229601859188496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39663261830913">
                <text:p>0.0239663261830913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27963517871611">
                <text:p>0.02279635178716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30336073678787">
                <text:p>0.0230336073678787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40501211336889">
                <text:p>0.0240501211336889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28832409224417">
                <text:p>0.02288324092244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31070288169079">
                <text:p>0.0231070288169079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41339160842865">
                <text:p>0.0241339160842865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29701300577222">
                <text:p>0.02297013005772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31804502659371">
                <text:p>0.0231804502659371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4217711034884">
                <text:p>0.024217711034884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30570191930028">
                <text:p>0.02305701919300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32538717149663">
                <text:p>0.023253871714966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43015059854816">
                <text:p>0.0243015059854816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31439083282834">
                <text:p>0.02314390832828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33272931639954">
                <text:p>0.023327293163995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43853009360792">
                <text:p>0.0243853009360792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3230797463564">
                <text:p>0.0232307974635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34007146130246">
                <text:p>0.0234007146130246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44690958866768">
                <text:p>0.0244690958866768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33176865988446">
                <text:p>0.02331768659884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34741360620538">
                <text:p>0.023474136062053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45528908372744">
                <text:p>0.0245528908372744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34045757341251">
                <text:p>0.02340457573412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35475575110829">
                <text:p>0.0235475575110829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4636685787872">
                <text:p>0.024636685787872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34914648694057">
                <text:p>0.02349146486940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36209789601121">
                <text:p>0.0236209789601121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47204807384695">
                <text:p>0.0247204807384695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35783540046863">
                <text:p>0.02357835400468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36944004091413">
                <text:p>0.0236944004091413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48042756890671">
                <text:p>0.0248042756890671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36652431399669">
                <text:p>0.02366524313996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37678218581705">
                <text:p>0.0237678218581705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48880706396647">
                <text:p>0.0248880706396647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37521322752475">
                <text:p>0.02375213227524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38412433071996">
                <text:p>0.0238412433071996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49718655902623">
                <text:p>0.0249718655902623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3839021410528">
                <text:p>0.0238390214105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39146647562288">
                <text:p>0.0239146647562288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5014619717441">
                <text:p>0.025014619717441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39259105458086">
                <text:p>0.02392591054580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3988086205258">
                <text:p>0.023988086205258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50573738446196">
                <text:p>0.0250573738446196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40127996810892">
                <text:p>0.02401279968108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40615076542871">
                <text:p>0.0240615076542871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51001279717983">
                <text:p>0.0251001279717983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40996888163698">
                <text:p>0.02409968881636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41349291033163">
                <text:p>0.0241349291033163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51428820989769">
                <text:p>0.0251428820989769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41865779516504">
                <text:p>0.02418657795165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42083505523455">
                <text:p>0.0242083505523455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51856362261556">
                <text:p>0.02518563622615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42734670869309">
                <text:p>0.02427346708693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42464070805314">
                <text:p>0.0242464070805314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52283903533343">
                <text:p>0.0252283903533343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43612066374852">
                <text:p>0.02436120663748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42844636087174">
                <text:p>0.0242844636087174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52711444805129">
                <text:p>0.0252711444805129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44489461880394">
                <text:p>0.02444894618803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43225201369033">
                <text:p>0.0243225201369033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53138986076916">
                <text:p>0.0253138986076916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45366857385937">
                <text:p>0.02453668573859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43605766650893">
                <text:p>0.0243605766650893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53566527348702">
                <text:p>0.0253566527348702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46244252891479">
                <text:p>0.02462442528914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43986331932752">
                <text:p>0.0243986331932752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53994068620489">
                <text:p>0.0253994068620489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47121648397022">
                <text:p>0.02471216483970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44366897214611">
                <text:p>0.0244366897214611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54421609892276">
                <text:p>0.0254421609892276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47999043902564">
                <text:p>0.02479990439025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44747462496471">
                <text:p>0.0244747462496471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54849151164062">
                <text:p>0.0254849151164062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48876439408107">
                <text:p>0.02488764394081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4512802777833">
                <text:p>0.024512802777833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55276692435849">
                <text:p>0.0255276692435849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4975383491365">
                <text:p>0.0249753834913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45508593060189">
                <text:p>0.0245508593060189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55704233707635">
                <text:p>0.025570423370763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50631230419192">
                <text:p>0.02506312304191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45889158342049">
                <text:p>0.0245889158342049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56131774979422">
                <text:p>0.0256131774979422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51508625924735">
                <text:p>0.02515086259247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46269723623908">
                <text:p>0.0246269723623908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6559316251209">
                <text:p>0.0256559316251209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2386021430277">
                <text:p>0.02523860214302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46650288905767">
                <text:p>0.0246650288905767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6986857522995">
                <text:p>0.0256986857522995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326341693582">
                <text:p>0.0253263416935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47030854187627">
                <text:p>0.0247030854187627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57414398794782">
                <text:p>0.0257414398794782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54140812441362">
                <text:p>0.02541408124413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47411419469486">
                <text:p>0.0247411419469486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57841940066568">
                <text:p>0.0257841940066568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55018207946905">
                <text:p>0.02550182079469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47791984751346">
                <text:p>0.024779198475134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58269481338355">
                <text:p>0.0258269481338355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55895603452447">
                <text:p>0.02558956034524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48172550033205">
                <text:p>0.0248172550033205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59525257091903">
                <text:p>0.0259525257091903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5677299895799">
                <text:p>0.0256772998957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48553115315064">
                <text:p>0.0248553115315064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60781032845451">
                <text:p>0.0260781032845451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57650394463532">
                <text:p>0.02576503944635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48933680596924">
                <text:p>0.024893368059692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62036808599">
                <text:p>0.0262036808599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58527789969075">
                <text:p>0.02585277899690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49314245878783">
                <text:p>0.0249314245878783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63292584352548">
                <text:p>0.0263292584352548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59405185474618">
                <text:p>0.02594051854746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49694811160642">
                <text:p>0.0249694811160642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64548360106096">
                <text:p>0.026454836010609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6028258098016">
                <text:p>0.026028258098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50777532613399">
                <text:p>0.0250777532613399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65804135859644">
                <text:p>0.0265804135859644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61079417971896">
                <text:p>0.02610794179718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51860254066156">
                <text:p>0.0251860254066156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67059911613193">
                <text:p>0.0267059911613193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61876254963632">
                <text:p>0.02618762549636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52942975518913">
                <text:p>0.0252942975518913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68315687366741">
                <text:p>0.0268315687366741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62673091955368">
                <text:p>0.02626730919553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5402569697167">
                <text:p>0.025402569697167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69571463120289">
                <text:p>0.0269571463120289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63469928947103">
                <text:p>0.02634699289471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.0255108418424427">
                <text:p>0.0255108418424427</text:p>
              </table:table-cell>
              <table:table-cell office:value-type="float" office:value="9">
                <text:p>9</text:p>
              </table:table-cell>
              <table:table-cell office:value-type="float" office:value="0.0270827238873838">
                <text:p>0.0270827238873838</text:p>
              </table:table-cell>
              <table:table-cell office:value-type="float" office:value="9">
                <text:p>9</text:p>
              </table:table-cell>
              <table:table-cell office:value-type="float" office:value="0.0264266765938839">
                <text:p>0.02642667659388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56191139877184">
                <text:p>0.0256191139877184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72083014627386">
                <text:p>0.0272083014627386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65063602930575">
                <text:p>0.02650636029305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57273861329941">
                <text:p>0.0257273861329941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73338790380934">
                <text:p>0.0273338790380934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65860439922311">
                <text:p>0.02658604399223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5">
                <text:p>9.15</text:p>
              </table:table-cell>
              <table:table-cell office:value-type="float" office:value="0.0258356582782698">
                <text:p>0.0258356582782698</text:p>
              </table:table-cell>
              <table:table-cell office:value-type="float" office:value="9.15">
                <text:p>9.15</text:p>
              </table:table-cell>
              <table:table-cell office:value-type="float" office:value="0.0274594566134482">
                <text:p>0.0274594566134482</text:p>
              </table:table-cell>
              <table:table-cell office:value-type="float" office:value="9.15">
                <text:p>9.15</text:p>
              </table:table-cell>
              <table:table-cell office:value-type="float" office:value="0.0266657276914047">
                <text:p>0.02666572769140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">
                <text:p>9.2</text:p>
              </table:table-cell>
              <table:table-cell office:value-type="float" office:value="0.0259439304235455">
                <text:p>0.0259439304235455</text:p>
              </table:table-cell>
              <table:table-cell office:value-type="float" office:value="9.2">
                <text:p>9.2</text:p>
              </table:table-cell>
              <table:table-cell office:value-type="float" office:value="0.0275850341888031">
                <text:p>0.0275850341888031</text:p>
              </table:table-cell>
              <table:table-cell office:value-type="float" office:value="9.2">
                <text:p>9.2</text:p>
              </table:table-cell>
              <table:table-cell office:value-type="float" office:value="0.0267454113905783">
                <text:p>0.02674541139057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5">
                <text:p>9.25</text:p>
              </table:table-cell>
              <table:table-cell office:value-type="float" office:value="0.0260522025688212">
                <text:p>0.0260522025688212</text:p>
              </table:table-cell>
              <table:table-cell office:value-type="float" office:value="9.25">
                <text:p>9.25</text:p>
              </table:table-cell>
              <table:table-cell office:value-type="float" office:value="0.0277106117641579">
                <text:p>0.0277106117641579</text:p>
              </table:table-cell>
              <table:table-cell office:value-type="float" office:value="9.25">
                <text:p>9.25</text:p>
              </table:table-cell>
              <table:table-cell office:value-type="float" office:value="0.0268250950897519">
                <text:p>0.02682509508975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">
                <text:p>9.3</text:p>
              </table:table-cell>
              <table:table-cell office:value-type="float" office:value="0.0261604747140969">
                <text:p>0.0261604747140969</text:p>
              </table:table-cell>
              <table:table-cell office:value-type="float" office:value="9.3">
                <text:p>9.3</text:p>
              </table:table-cell>
              <table:table-cell office:value-type="float" office:value="0.0278361893395127">
                <text:p>0.0278361893395127</text:p>
              </table:table-cell>
              <table:table-cell office:value-type="float" office:value="9.3">
                <text:p>9.3</text:p>
              </table:table-cell>
              <table:table-cell office:value-type="float" office:value="0.0269047787889255">
                <text:p>0.02690477878892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5">
                <text:p>9.35</text:p>
              </table:table-cell>
              <table:table-cell office:value-type="float" office:value="0.0262687468593726">
                <text:p>0.0262687468593726</text:p>
              </table:table-cell>
              <table:table-cell office:value-type="float" office:value="9.35">
                <text:p>9.35</text:p>
              </table:table-cell>
              <table:table-cell office:value-type="float" office:value="0.0279617669148675">
                <text:p>0.0279617669148675</text:p>
              </table:table-cell>
              <table:table-cell office:value-type="float" office:value="9.35">
                <text:p>9.35</text:p>
              </table:table-cell>
              <table:table-cell office:value-type="float" office:value="0.026984462488099">
                <text:p>0.0269844624880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">
                <text:p>9.4</text:p>
              </table:table-cell>
              <table:table-cell office:value-type="float" office:value="0.0263770190046483">
                <text:p>0.0263770190046483</text:p>
              </table:table-cell>
              <table:table-cell office:value-type="float" office:value="9.4">
                <text:p>9.4</text:p>
              </table:table-cell>
              <table:table-cell office:value-type="float" office:value="0.0280873444902224">
                <text:p>0.0280873444902224</text:p>
              </table:table-cell>
              <table:table-cell office:value-type="float" office:value="9.4">
                <text:p>9.4</text:p>
              </table:table-cell>
              <table:table-cell office:value-type="float" office:value="0.0270641461872726">
                <text:p>0.02706414618727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5">
                <text:p>9.45</text:p>
              </table:table-cell>
              <table:table-cell office:value-type="float" office:value="0.026485291149924">
                <text:p>0.026485291149924</text:p>
              </table:table-cell>
              <table:table-cell office:value-type="float" office:value="9.45">
                <text:p>9.45</text:p>
              </table:table-cell>
              <table:table-cell office:value-type="float" office:value="0.0282129220655772">
                <text:p>0.0282129220655772</text:p>
              </table:table-cell>
              <table:table-cell office:value-type="float" office:value="9.45">
                <text:p>9.45</text:p>
              </table:table-cell>
              <table:table-cell office:value-type="float" office:value="0.0271438298864462">
                <text:p>0.02714382988644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">
                <text:p>9.5</text:p>
              </table:table-cell>
              <table:table-cell office:value-type="float" office:value="0.0265935632951997">
                <text:p>0.0265935632951997</text:p>
              </table:table-cell>
              <table:table-cell office:value-type="float" office:value="9.5">
                <text:p>9.5</text:p>
              </table:table-cell>
              <table:table-cell office:value-type="float" office:value="0.028338499640932">
                <text:p>0.028338499640932</text:p>
              </table:table-cell>
              <table:table-cell office:value-type="float" office:value="9.5">
                <text:p>9.5</text:p>
              </table:table-cell>
              <table:table-cell office:value-type="float" office:value="0.0272235135856198">
                <text:p>0.02722351358561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5">
                <text:p>9.55</text:p>
              </table:table-cell>
              <table:table-cell office:value-type="float" office:value="0.0267018354404754">
                <text:p>0.0267018354404754</text:p>
              </table:table-cell>
              <table:table-cell office:value-type="float" office:value="9.55">
                <text:p>9.55</text:p>
              </table:table-cell>
              <table:table-cell office:value-type="float" office:value="0.0283433460295141">
                <text:p>0.0283433460295141</text:p>
              </table:table-cell>
              <table:table-cell office:value-type="float" office:value="9.55">
                <text:p>9.55</text:p>
              </table:table-cell>
              <table:table-cell office:value-type="float" office:value="0.0273031972847934">
                <text:p>0.02730319728479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">
                <text:p>9.6</text:p>
              </table:table-cell>
              <table:table-cell office:value-type="float" office:value="0.0268101075857511">
                <text:p>0.0268101075857511</text:p>
              </table:table-cell>
              <table:table-cell office:value-type="float" office:value="9.6">
                <text:p>9.6</text:p>
              </table:table-cell>
              <table:table-cell office:value-type="float" office:value="0.0283481924180961">
                <text:p>0.0283481924180961</text:p>
              </table:table-cell>
              <table:table-cell office:value-type="float" office:value="9.6">
                <text:p>9.6</text:p>
              </table:table-cell>
              <table:table-cell office:value-type="float" office:value="0.027382880983967">
                <text:p>0.0273828809839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5">
                <text:p>9.65</text:p>
              </table:table-cell>
              <table:table-cell office:value-type="float" office:value="0.0269183797310268">
                <text:p>0.0269183797310268</text:p>
              </table:table-cell>
              <table:table-cell office:value-type="float" office:value="9.65">
                <text:p>9.65</text:p>
              </table:table-cell>
              <table:table-cell office:value-type="float" office:value="0.0283530388066781">
                <text:p>0.0283530388066781</text:p>
              </table:table-cell>
              <table:table-cell office:value-type="float" office:value="9.65">
                <text:p>9.65</text:p>
              </table:table-cell>
              <table:table-cell office:value-type="float" office:value="0.0274625646831406">
                <text:p>0.02746256468314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">
                <text:p>9.7</text:p>
              </table:table-cell>
              <table:table-cell office:value-type="float" office:value="0.0270266518763025">
                <text:p>0.0270266518763025</text:p>
              </table:table-cell>
              <table:table-cell office:value-type="float" office:value="9.7">
                <text:p>9.7</text:p>
              </table:table-cell>
              <table:table-cell office:value-type="float" office:value="0.0283578851952602">
                <text:p>0.0283578851952602</text:p>
              </table:table-cell>
              <table:table-cell office:value-type="float" office:value="9.7">
                <text:p>9.7</text:p>
              </table:table-cell>
              <table:table-cell office:value-type="float" office:value="0.0275422483823141">
                <text:p>0.02754224838231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5">
                <text:p>9.75</text:p>
              </table:table-cell>
              <table:table-cell office:value-type="float" office:value="0.0271349240215782">
                <text:p>0.0271349240215782</text:p>
              </table:table-cell>
              <table:table-cell office:value-type="float" office:value="9.75">
                <text:p>9.75</text:p>
              </table:table-cell>
              <table:table-cell office:value-type="float" office:value="0.0283627315838422">
                <text:p>0.0283627315838422</text:p>
              </table:table-cell>
              <table:table-cell office:value-type="float" office:value="9.75">
                <text:p>9.75</text:p>
              </table:table-cell>
              <table:table-cell office:value-type="float" office:value="0.0276219320814877">
                <text:p>0.02762193208148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">
                <text:p>9.8</text:p>
              </table:table-cell>
              <table:table-cell office:value-type="float" office:value="0.0271480101817054">
                <text:p>0.0271480101817054</text:p>
              </table:table-cell>
              <table:table-cell office:value-type="float" office:value="9.8">
                <text:p>9.8</text:p>
              </table:table-cell>
              <table:table-cell office:value-type="float" office:value="0.0283675779724243">
                <text:p>0.0283675779724243</text:p>
              </table:table-cell>
              <table:table-cell office:value-type="float" office:value="9.8">
                <text:p>9.8</text:p>
              </table:table-cell>
              <table:table-cell office:value-type="float" office:value="0.0276602788420367">
                <text:p>0.02766027884203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71610963418326">
                <text:p>0.0271610963418326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83724243610063">
                <text:p>0.0283724243610063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76986256025858">
                <text:p>0.02769862560258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71741825019598">
                <text:p>0.0271741825019598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83772707495884">
                <text:p>0.0283772707495884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77369723631348">
                <text:p>0.02773697236313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7187268662087">
                <text:p>0.027187268662087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83821171381704">
                <text:p>0.0283821171381704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77753191236838">
                <text:p>0.02777531912368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0.0272003548222142">
                <text:p>0.0272003548222142</text:p>
              </table:table-cell>
              <table:table-cell office:value-type="float" office:value="10">
                <text:p>10</text:p>
              </table:table-cell>
              <table:table-cell office:value-type="float" office:value="0.0283869635267525">
                <text:p>0.0283869635267525</text:p>
              </table:table-cell>
              <table:table-cell office:value-type="float" office:value="10">
                <text:p>10</text:p>
              </table:table-cell>
              <table:table-cell office:value-type="float" office:value="0.0278136658842328">
                <text:p>0.0278136658842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5">
                <text:p>10.05</text:p>
              </table:table-cell>
              <table:table-cell office:value-type="float" office:value="0.0272134409823414">
                <text:p>0.0272134409823414</text:p>
              </table:table-cell>
              <table:table-cell office:value-type="float" office:value="10.05">
                <text:p>10.05</text:p>
              </table:table-cell>
              <table:table-cell office:value-type="float" office:value="0.0283918099153345">
                <text:p>0.0283918099153345</text:p>
              </table:table-cell>
              <table:table-cell office:value-type="float" office:value="10.05">
                <text:p>10.05</text:p>
              </table:table-cell>
              <table:table-cell office:value-type="float" office:value="0.0278520126447818">
                <text:p>0.02785201264478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1">
                <text:p>10.1</text:p>
              </table:table-cell>
              <table:table-cell office:value-type="float" office:value="0.0272265271424686">
                <text:p>0.0272265271424686</text:p>
              </table:table-cell>
              <table:table-cell office:value-type="float" office:value="10.1">
                <text:p>10.1</text:p>
              </table:table-cell>
              <table:table-cell office:value-type="float" office:value="0.0283966563039166">
                <text:p>0.0283966563039166</text:p>
              </table:table-cell>
              <table:table-cell office:value-type="float" office:value="10.1">
                <text:p>10.1</text:p>
              </table:table-cell>
              <table:table-cell office:value-type="float" office:value="0.0278903594053308">
                <text:p>0.02789035940533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5">
                <text:p>10.15</text:p>
              </table:table-cell>
              <table:table-cell office:value-type="float" office:value="0.0272396133025958">
                <text:p>0.0272396133025958</text:p>
              </table:table-cell>
              <table:table-cell office:value-type="float" office:value="10.15">
                <text:p>10.15</text:p>
              </table:table-cell>
              <table:table-cell office:value-type="float" office:value="0.0284015026924986">
                <text:p>0.0284015026924986</text:p>
              </table:table-cell>
              <table:table-cell office:value-type="float" office:value="10.15">
                <text:p>10.15</text:p>
              </table:table-cell>
              <table:table-cell office:value-type="float" office:value="0.0279287061658798">
                <text:p>0.02792870616587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">
                <text:p>10.2</text:p>
              </table:table-cell>
              <table:table-cell office:value-type="float" office:value="0.027252699462723">
                <text:p>0.027252699462723</text:p>
              </table:table-cell>
              <table:table-cell office:value-type="float" office:value="10.2">
                <text:p>10.2</text:p>
              </table:table-cell>
              <table:table-cell office:value-type="float" office:value="0.0284063490810806">
                <text:p>0.0284063490810806</text:p>
              </table:table-cell>
              <table:table-cell office:value-type="float" office:value="10.2">
                <text:p>10.2</text:p>
              </table:table-cell>
              <table:table-cell office:value-type="float" office:value="0.0279670529264288">
                <text:p>0.02796705292642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5">
                <text:p>10.25</text:p>
              </table:table-cell>
              <table:table-cell office:value-type="float" office:value="0.0272657856228502">
                <text:p>0.0272657856228502</text:p>
              </table:table-cell>
              <table:table-cell office:value-type="float" office:value="10.25">
                <text:p>10.25</text:p>
              </table:table-cell>
              <table:table-cell office:value-type="float" office:value="0.0284111954696627">
                <text:p>0.0284111954696627</text:p>
              </table:table-cell>
              <table:table-cell office:value-type="float" office:value="10.25">
                <text:p>10.25</text:p>
              </table:table-cell>
              <table:table-cell office:value-type="float" office:value="0.0280053996869778">
                <text:p>0.02800539968697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3">
                <text:p>10.3</text:p>
              </table:table-cell>
              <table:table-cell office:value-type="float" office:value="0.0272788717829774">
                <text:p>0.0272788717829774</text:p>
              </table:table-cell>
              <table:table-cell office:value-type="float" office:value="10.3">
                <text:p>10.3</text:p>
              </table:table-cell>
              <table:table-cell office:value-type="float" office:value="0.0284160418582447">
                <text:p>0.0284160418582447</text:p>
              </table:table-cell>
              <table:table-cell office:value-type="float" office:value="10.3">
                <text:p>10.3</text:p>
              </table:table-cell>
              <table:table-cell office:value-type="float" office:value="0.0280437464475269">
                <text:p>0.02804374644752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5">
                <text:p>10.35</text:p>
              </table:table-cell>
              <table:table-cell office:value-type="float" office:value="0.0272919579431046">
                <text:p>0.0272919579431046</text:p>
              </table:table-cell>
              <table:table-cell office:value-type="float" office:value="10.35">
                <text:p>10.35</text:p>
              </table:table-cell>
              <table:table-cell office:value-type="float" office:value="0.0284208882468268">
                <text:p>0.0284208882468268</text:p>
              </table:table-cell>
              <table:table-cell office:value-type="float" office:value="10.35">
                <text:p>10.35</text:p>
              </table:table-cell>
              <table:table-cell office:value-type="float" office:value="0.0280820932080759">
                <text:p>0.02808209320807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4">
                <text:p>10.4</text:p>
              </table:table-cell>
              <table:table-cell office:value-type="float" office:value="0.0273050441032318">
                <text:p>0.0273050441032318</text:p>
              </table:table-cell>
              <table:table-cell office:value-type="float" office:value="10.4">
                <text:p>10.4</text:p>
              </table:table-cell>
              <table:table-cell office:value-type="float" office:value="0.0284257346354088">
                <text:p>0.0284257346354088</text:p>
              </table:table-cell>
              <table:table-cell office:value-type="float" office:value="10.4">
                <text:p>10.4</text:p>
              </table:table-cell>
              <table:table-cell office:value-type="float" office:value="0.0281204399686249">
                <text:p>0.02812043996862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5">
                <text:p>10.45</text:p>
              </table:table-cell>
              <table:table-cell office:value-type="float" office:value="0.027318130263359">
                <text:p>0.027318130263359</text:p>
              </table:table-cell>
              <table:table-cell office:value-type="float" office:value="10.45">
                <text:p>10.45</text:p>
              </table:table-cell>
              <table:table-cell office:value-type="float" office:value="0.0284305810239909">
                <text:p>0.0284305810239909</text:p>
              </table:table-cell>
              <table:table-cell office:value-type="float" office:value="10.45">
                <text:p>10.45</text:p>
              </table:table-cell>
              <table:table-cell office:value-type="float" office:value="0.0281587867291739">
                <text:p>0.02815878672917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">
                <text:p>10.5</text:p>
              </table:table-cell>
              <table:table-cell office:value-type="float" office:value="0.0273312164234862">
                <text:p>0.0273312164234862</text:p>
              </table:table-cell>
              <table:table-cell office:value-type="float" office:value="10.5">
                <text:p>10.5</text:p>
              </table:table-cell>
              <table:table-cell office:value-type="float" office:value="0.0284354274125729">
                <text:p>0.0284354274125729</text:p>
              </table:table-cell>
              <table:table-cell office:value-type="float" office:value="10.5">
                <text:p>10.5</text:p>
              </table:table-cell>
              <table:table-cell office:value-type="float" office:value="0.0281971334897229">
                <text:p>0.02819713348972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5">
                <text:p>10.55</text:p>
              </table:table-cell>
              <table:table-cell office:value-type="float" office:value="0.0273443025836134">
                <text:p>0.0273443025836134</text:p>
              </table:table-cell>
              <table:table-cell office:value-type="float" office:value="10.55">
                <text:p>10.55</text:p>
              </table:table-cell>
              <table:table-cell office:value-type="float" office:value="0.028440273801155">
                <text:p>0.028440273801155</text:p>
              </table:table-cell>
              <table:table-cell office:value-type="float" office:value="10.55">
                <text:p>10.55</text:p>
              </table:table-cell>
              <table:table-cell office:value-type="float" office:value="0.0282354802502719">
                <text:p>0.02823548025027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6">
                <text:p>10.6</text:p>
              </table:table-cell>
              <table:table-cell office:value-type="float" office:value="0.0273573887437406">
                <text:p>0.0273573887437406</text:p>
              </table:table-cell>
              <table:table-cell office:value-type="float" office:value="10.6">
                <text:p>10.6</text:p>
              </table:table-cell>
              <table:table-cell office:value-type="float" office:value="0.028445120189737">
                <text:p>0.028445120189737</text:p>
              </table:table-cell>
              <table:table-cell office:value-type="float" office:value="10.6">
                <text:p>10.6</text:p>
              </table:table-cell>
              <table:table-cell office:value-type="float" office:value="0.0282738270108209">
                <text:p>0.02827382701082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5">
                <text:p>10.65</text:p>
              </table:table-cell>
              <table:table-cell office:value-type="float" office:value="0.0273704749038678">
                <text:p>0.0273704749038678</text:p>
              </table:table-cell>
              <table:table-cell office:value-type="float" office:value="10.65">
                <text:p>10.65</text:p>
              </table:table-cell>
              <table:table-cell office:value-type="float" office:value="0.0284499665783191">
                <text:p>0.0284499665783191</text:p>
              </table:table-cell>
              <table:table-cell office:value-type="float" office:value="10.65">
                <text:p>10.65</text:p>
              </table:table-cell>
              <table:table-cell office:value-type="float" office:value="0.02831217377137">
                <text:p>0.028312173771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">
                <text:p>10.7</text:p>
              </table:table-cell>
              <table:table-cell office:value-type="float" office:value="0.027383561063995">
                <text:p>0.027383561063995</text:p>
              </table:table-cell>
              <table:table-cell office:value-type="float" office:value="10.7">
                <text:p>10.7</text:p>
              </table:table-cell>
              <table:table-cell office:value-type="float" office:value="0.0284548129669011">
                <text:p>0.0284548129669011</text:p>
              </table:table-cell>
              <table:table-cell office:value-type="float" office:value="10.7">
                <text:p>10.7</text:p>
              </table:table-cell>
              <table:table-cell office:value-type="float" office:value="0.028350520531919">
                <text:p>0.0283505205319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5">
                <text:p>10.75</text:p>
              </table:table-cell>
              <table:table-cell office:value-type="float" office:value="0.0273966472241222">
                <text:p>0.0273966472241222</text:p>
              </table:table-cell>
              <table:table-cell office:value-type="float" office:value="10.75">
                <text:p>10.75</text:p>
              </table:table-cell>
              <table:table-cell office:value-type="float" office:value="0.0284596593554832">
                <text:p>0.0284596593554832</text:p>
              </table:table-cell>
              <table:table-cell office:value-type="float" office:value="10.75">
                <text:p>10.75</text:p>
              </table:table-cell>
              <table:table-cell office:value-type="float" office:value="0.028388867292468">
                <text:p>0.0283888672924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8">
                <text:p>10.8</text:p>
              </table:table-cell>
              <table:table-cell office:value-type="float" office:value="0.0274097333842494">
                <text:p>0.0274097333842494</text:p>
              </table:table-cell>
              <table:table-cell office:value-type="float" office:value="10.8">
                <text:p>10.8</text:p>
              </table:table-cell>
              <table:table-cell office:value-type="float" office:value="0.0284645057440652">
                <text:p>0.0284645057440652</text:p>
              </table:table-cell>
              <table:table-cell office:value-type="float" office:value="10.8">
                <text:p>10.8</text:p>
              </table:table-cell>
              <table:table-cell office:value-type="float" office:value="0.028427214053017">
                <text:p>0.0284272140530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5">
                <text:p>10.85</text:p>
              </table:table-cell>
              <table:table-cell office:value-type="float" office:value="0.0274228195443766">
                <text:p>0.0274228195443766</text:p>
              </table:table-cell>
              <table:table-cell office:value-type="float" office:value="10.85">
                <text:p>10.85</text:p>
              </table:table-cell>
              <table:table-cell office:value-type="float" office:value="0.0284693521326472">
                <text:p>0.0284693521326472</text:p>
              </table:table-cell>
              <table:table-cell office:value-type="float" office:value="10.85">
                <text:p>10.85</text:p>
              </table:table-cell>
              <table:table-cell office:value-type="float" office:value="0.028465560813566">
                <text:p>0.0284655608135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9">
                <text:p>10.9</text:p>
              </table:table-cell>
              <table:table-cell office:value-type="float" office:value="0.0274359057045038">
                <text:p>0.0274359057045038</text:p>
              </table:table-cell>
              <table:table-cell office:value-type="float" office:value="10.9">
                <text:p>10.9</text:p>
              </table:table-cell>
              <table:table-cell office:value-type="float" office:value="0.0284741985212293">
                <text:p>0.0284741985212293</text:p>
              </table:table-cell>
              <table:table-cell office:value-type="float" office:value="10.9">
                <text:p>10.9</text:p>
              </table:table-cell>
              <table:table-cell office:value-type="float" office:value="0.028503907574115">
                <text:p>0.0285039075741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5">
                <text:p>10.95</text:p>
              </table:table-cell>
              <table:table-cell office:value-type="float" office:value="0.027448991864631">
                <text:p>0.027448991864631</text:p>
              </table:table-cell>
              <table:table-cell office:value-type="float" office:value="10.95">
                <text:p>10.95</text:p>
              </table:table-cell>
              <table:table-cell office:value-type="float" office:value="0.0284790449098113">
                <text:p>0.0284790449098113</text:p>
              </table:table-cell>
              <table:table-cell office:value-type="float" office:value="10.95">
                <text:p>10.95</text:p>
              </table:table-cell>
              <table:table-cell office:value-type="float" office:value="0.028542254334664">
                <text:p>0.0285422543346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">
                <text:p>11</text:p>
              </table:table-cell>
              <table:table-cell office:value-type="float" office:value="0.0274620780247582">
                <text:p>0.0274620780247582</text:p>
              </table:table-cell>
              <table:table-cell office:value-type="float" office:value="11">
                <text:p>11</text:p>
              </table:table-cell>
              <table:table-cell office:value-type="float" office:value="0.0284838912983934">
                <text:p>0.0284838912983934</text:p>
              </table:table-cell>
              <table:table-cell office:value-type="float" office:value="11">
                <text:p>11</text:p>
              </table:table-cell>
              <table:table-cell office:value-type="float" office:value="0.028580601095213">
                <text:p>0.0285806010952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5">
                <text:p>11.05</text:p>
              </table:table-cell>
              <table:table-cell office:value-type="float" office:value="0.0274751641848854">
                <text:p>0.0274751641848854</text:p>
              </table:table-cell>
              <table:table-cell office:value-type="float" office:value="11.05">
                <text:p>11.05</text:p>
              </table:table-cell>
              <table:table-cell office:value-type="float" office:value="0.0284887376869754">
                <text:p>0.0284887376869754</text:p>
              </table:table-cell>
              <table:table-cell office:value-type="float" office:value="11.05">
                <text:p>11.05</text:p>
              </table:table-cell>
              <table:table-cell office:value-type="float" office:value="0.0286189478557621">
                <text:p>0.02861894785576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1">
                <text:p>11.1</text:p>
              </table:table-cell>
              <table:table-cell office:value-type="float" office:value="0.0274882503450126">
                <text:p>0.0274882503450126</text:p>
              </table:table-cell>
              <table:table-cell office:value-type="float" office:value="11.1">
                <text:p>11.1</text:p>
              </table:table-cell>
              <table:table-cell office:value-type="float" office:value="0.0284935840755575">
                <text:p>0.0284935840755575</text:p>
              </table:table-cell>
              <table:table-cell office:value-type="float" office:value="11.1">
                <text:p>11.1</text:p>
              </table:table-cell>
              <table:table-cell office:value-type="float" office:value="0.0286572946163111">
                <text:p>0.02865729461631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5">
                <text:p>11.15</text:p>
              </table:table-cell>
              <table:table-cell office:value-type="float" office:value="0.0275013365051398">
                <text:p>0.0275013365051398</text:p>
              </table:table-cell>
              <table:table-cell office:value-type="float" office:value="11.15">
                <text:p>11.15</text:p>
              </table:table-cell>
              <table:table-cell office:value-type="float" office:value="0.0284984304641395">
                <text:p>0.0284984304641395</text:p>
              </table:table-cell>
              <table:table-cell office:value-type="float" office:value="11.15">
                <text:p>11.15</text:p>
              </table:table-cell>
              <table:table-cell office:value-type="float" office:value="0.0286956413768601">
                <text:p>0.02869564137686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2">
                <text:p>11.2</text:p>
              </table:table-cell>
              <table:table-cell office:value-type="float" office:value="0.027514422665267">
                <text:p>0.027514422665267</text:p>
              </table:table-cell>
              <table:table-cell office:value-type="float" office:value="11.2">
                <text:p>11.2</text:p>
              </table:table-cell>
              <table:table-cell office:value-type="float" office:value="0.0285032768527216">
                <text:p>0.0285032768527216</text:p>
              </table:table-cell>
              <table:table-cell office:value-type="float" office:value="11.2">
                <text:p>11.2</text:p>
              </table:table-cell>
              <table:table-cell office:value-type="float" office:value="0.0287339881374091">
                <text:p>0.02873398813740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5">
                <text:p>11.25</text:p>
              </table:table-cell>
              <table:table-cell office:value-type="float" office:value="0.0275275088253942">
                <text:p>0.0275275088253942</text:p>
              </table:table-cell>
              <table:table-cell office:value-type="float" office:value="11.25">
                <text:p>11.25</text:p>
              </table:table-cell>
              <table:table-cell office:value-type="float" office:value="0.0285081232413036">
                <text:p>0.0285081232413036</text:p>
              </table:table-cell>
              <table:table-cell office:value-type="float" office:value="11.25">
                <text:p>11.25</text:p>
              </table:table-cell>
              <table:table-cell office:value-type="float" office:value="0.0287723348979581">
                <text:p>0.02877233489795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3">
                <text:p>11.3</text:p>
              </table:table-cell>
              <table:table-cell office:value-type="float" office:value="0.0275405949855213">
                <text:p>0.0275405949855213</text:p>
              </table:table-cell>
              <table:table-cell office:value-type="float" office:value="11.3">
                <text:p>11.3</text:p>
              </table:table-cell>
              <table:table-cell office:value-type="float" office:value="0.0285129696298857">
                <text:p>0.0285129696298857</text:p>
              </table:table-cell>
              <table:table-cell office:value-type="float" office:value="11.3">
                <text:p>11.3</text:p>
              </table:table-cell>
              <table:table-cell office:value-type="float" office:value="0.0288106816585071">
                <text:p>0.02881068165850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5">
                <text:p>11.35</text:p>
              </table:table-cell>
              <table:table-cell office:value-type="float" office:value="0.0275536811456485">
                <text:p>0.0275536811456485</text:p>
              </table:table-cell>
              <table:table-cell office:value-type="float" office:value="11.35">
                <text:p>11.35</text:p>
              </table:table-cell>
              <table:table-cell office:value-type="float" office:value="0.0285178160184677">
                <text:p>0.0285178160184677</text:p>
              </table:table-cell>
              <table:table-cell office:value-type="float" office:value="11.35">
                <text:p>11.35</text:p>
              </table:table-cell>
              <table:table-cell office:value-type="float" office:value="0.0288490284190561">
                <text:p>0.02884902841905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4">
                <text:p>11.4</text:p>
              </table:table-cell>
              <table:table-cell office:value-type="float" office:value="0.0275667673057757">
                <text:p>0.0275667673057757</text:p>
              </table:table-cell>
              <table:table-cell office:value-type="float" office:value="11.4">
                <text:p>11.4</text:p>
              </table:table-cell>
              <table:table-cell office:value-type="float" office:value="0.0285226624070498">
                <text:p>0.0285226624070498</text:p>
              </table:table-cell>
              <table:table-cell office:value-type="float" office:value="11.4">
                <text:p>11.4</text:p>
              </table:table-cell>
              <table:table-cell office:value-type="float" office:value="0.0288873751796051">
                <text:p>0.02888737517960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5">
                <text:p>11.45</text:p>
              </table:table-cell>
              <table:table-cell office:value-type="float" office:value="0.0275798534659029">
                <text:p>0.0275798534659029</text:p>
              </table:table-cell>
              <table:table-cell office:value-type="float" office:value="11.45">
                <text:p>11.45</text:p>
              </table:table-cell>
              <table:table-cell office:value-type="float" office:value="0.0285275087956318">
                <text:p>0.0285275087956318</text:p>
              </table:table-cell>
              <table:table-cell office:value-type="float" office:value="11.45">
                <text:p>11.45</text:p>
              </table:table-cell>
              <table:table-cell office:value-type="float" office:value="0.0289257219401542">
                <text:p>0.02892572194015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">
                <text:p>11.5</text:p>
              </table:table-cell>
              <table:table-cell office:value-type="float" office:value="0.0275929396260301">
                <text:p>0.0275929396260301</text:p>
              </table:table-cell>
              <table:table-cell office:value-type="float" office:value="11.5">
                <text:p>11.5</text:p>
              </table:table-cell>
              <table:table-cell office:value-type="float" office:value="0.0285323551842138">
                <text:p>0.0285323551842138</text:p>
              </table:table-cell>
              <table:table-cell office:value-type="float" office:value="11.5">
                <text:p>11.5</text:p>
              </table:table-cell>
              <table:table-cell office:value-type="float" office:value="0.0289640687007032">
                <text:p>0.02896406870070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5">
                <text:p>11.55</text:p>
              </table:table-cell>
              <table:table-cell office:value-type="float" office:value="0.0276060257861573">
                <text:p>0.0276060257861573</text:p>
              </table:table-cell>
              <table:table-cell office:value-type="float" office:value="11.55">
                <text:p>11.55</text:p>
              </table:table-cell>
              <table:table-cell office:value-type="float" office:value="0.0285372015727959">
                <text:p>0.0285372015727959</text:p>
              </table:table-cell>
              <table:table-cell office:value-type="float" office:value="11.55">
                <text:p>11.55</text:p>
              </table:table-cell>
              <table:table-cell office:value-type="float" office:value="0.0290024154612522">
                <text:p>0.02900241546125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6">
                <text:p>11.6</text:p>
              </table:table-cell>
              <table:table-cell office:value-type="float" office:value="0.0276191119462845">
                <text:p>0.0276191119462845</text:p>
              </table:table-cell>
              <table:table-cell office:value-type="float" office:value="11.6">
                <text:p>11.6</text:p>
              </table:table-cell>
              <table:table-cell office:value-type="float" office:value="0.0285420479613779">
                <text:p>0.0285420479613779</text:p>
              </table:table-cell>
              <table:table-cell office:value-type="float" office:value="11.6">
                <text:p>11.6</text:p>
              </table:table-cell>
              <table:table-cell office:value-type="float" office:value="0.0290407622218012">
                <text:p>0.02904076222180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5">
                <text:p>11.65</text:p>
              </table:table-cell>
              <table:table-cell office:value-type="float" office:value="0.0276321981064117">
                <text:p>0.0276321981064117</text:p>
              </table:table-cell>
              <table:table-cell office:value-type="float" office:value="11.65">
                <text:p>11.65</text:p>
              </table:table-cell>
              <table:table-cell office:value-type="float" office:value="0.02854689434996">
                <text:p>0.02854689434996</text:p>
              </table:table-cell>
              <table:table-cell office:value-type="float" office:value="11.65">
                <text:p>11.65</text:p>
              </table:table-cell>
              <table:table-cell office:value-type="float" office:value="0.0290791089823502">
                <text:p>0.02907910898235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">
                <text:p>11.7</text:p>
              </table:table-cell>
              <table:table-cell office:value-type="float" office:value="0.0276452842665389">
                <text:p>0.0276452842665389</text:p>
              </table:table-cell>
              <table:table-cell office:value-type="float" office:value="11.7">
                <text:p>11.7</text:p>
              </table:table-cell>
              <table:table-cell office:value-type="float" office:value="0.028551740738542">
                <text:p>0.028551740738542</text:p>
              </table:table-cell>
              <table:table-cell office:value-type="float" office:value="11.7">
                <text:p>11.7</text:p>
              </table:table-cell>
              <table:table-cell office:value-type="float" office:value="0.0291174557428992">
                <text:p>0.02911745574289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5">
                <text:p>11.75</text:p>
              </table:table-cell>
              <table:table-cell office:value-type="float" office:value="0.0276583704266661">
                <text:p>0.0276583704266661</text:p>
              </table:table-cell>
              <table:table-cell office:value-type="float" office:value="11.75">
                <text:p>11.75</text:p>
              </table:table-cell>
              <table:table-cell office:value-type="float" office:value="0.0285565871271241">
                <text:p>0.0285565871271241</text:p>
              </table:table-cell>
              <table:table-cell office:value-type="float" office:value="11.75">
                <text:p>11.75</text:p>
              </table:table-cell>
              <table:table-cell office:value-type="float" office:value="0.0291558025034482">
                <text:p>0.02915580250344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8">
                <text:p>11.8</text:p>
              </table:table-cell>
              <table:table-cell office:value-type="float" office:value="0.0276714565867933">
                <text:p>0.0276714565867933</text:p>
              </table:table-cell>
              <table:table-cell office:value-type="float" office:value="11.8">
                <text:p>11.8</text:p>
              </table:table-cell>
              <table:table-cell office:value-type="float" office:value="0.0285614335157061">
                <text:p>0.0285614335157061</text:p>
              </table:table-cell>
              <table:table-cell office:value-type="float" office:value="11.8">
                <text:p>11.8</text:p>
              </table:table-cell>
              <table:table-cell office:value-type="float" office:value="0.0291360171508129">
                <text:p>0.02913601715081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5">
                <text:p>11.85</text:p>
              </table:table-cell>
              <table:table-cell office:value-type="float" office:value="0.0276845427469205">
                <text:p>0.0276845427469205</text:p>
              </table:table-cell>
              <table:table-cell office:value-type="float" office:value="11.85">
                <text:p>11.85</text:p>
              </table:table-cell>
              <table:table-cell office:value-type="float" office:value="0.0285662799042882">
                <text:p>0.0285662799042882</text:p>
              </table:table-cell>
              <table:table-cell office:value-type="float" office:value="11.85">
                <text:p>11.85</text:p>
              </table:table-cell>
              <table:table-cell office:value-type="float" office:value="0.0291162317981776">
                <text:p>0.02911623179817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9">
                <text:p>11.9</text:p>
              </table:table-cell>
              <table:table-cell office:value-type="float" office:value="0.0276976289070477">
                <text:p>0.0276976289070477</text:p>
              </table:table-cell>
              <table:table-cell office:value-type="float" office:value="11.9">
                <text:p>11.9</text:p>
              </table:table-cell>
              <table:table-cell office:value-type="float" office:value="0.0285711262928702">
                <text:p>0.0285711262928702</text:p>
              </table:table-cell>
              <table:table-cell office:value-type="float" office:value="11.9">
                <text:p>11.9</text:p>
              </table:table-cell>
              <table:table-cell office:value-type="float" office:value="0.0290964464455422">
                <text:p>0.02909644644554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5">
                <text:p>11.95</text:p>
              </table:table-cell>
              <table:table-cell office:value-type="float" office:value="0.0277107150671749">
                <text:p>0.0277107150671749</text:p>
              </table:table-cell>
              <table:table-cell office:value-type="float" office:value="11.95">
                <text:p>11.95</text:p>
              </table:table-cell>
              <table:table-cell office:value-type="float" office:value="0.0285759726814523">
                <text:p>0.0285759726814523</text:p>
              </table:table-cell>
              <table:table-cell office:value-type="float" office:value="11.95">
                <text:p>11.95</text:p>
              </table:table-cell>
              <table:table-cell office:value-type="float" office:value="0.0290766610929069">
                <text:p>0.02907666109290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">
                <text:p>12</text:p>
              </table:table-cell>
              <table:table-cell office:value-type="float" office:value="0.0277238012273021">
                <text:p>0.0277238012273021</text:p>
              </table:table-cell>
              <table:table-cell office:value-type="float" office:value="12">
                <text:p>12</text:p>
              </table:table-cell>
              <table:table-cell office:value-type="float" office:value="0.0285808190700343">
                <text:p>0.0285808190700343</text:p>
              </table:table-cell>
              <table:table-cell office:value-type="float" office:value="12">
                <text:p>12</text:p>
              </table:table-cell>
              <table:table-cell office:value-type="float" office:value="0.0290568757402715">
                <text:p>0.02905687574027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5">
                <text:p>12.05</text:p>
              </table:table-cell>
              <table:table-cell office:value-type="float" office:value="0.0277368873874293">
                <text:p>0.0277368873874293</text:p>
              </table:table-cell>
              <table:table-cell office:value-type="float" office:value="12.05">
                <text:p>12.05</text:p>
              </table:table-cell>
              <table:table-cell office:value-type="float" office:value="0.0285856654586163">
                <text:p>0.0285856654586163</text:p>
              </table:table-cell>
              <table:table-cell office:value-type="float" office:value="12.05">
                <text:p>12.05</text:p>
              </table:table-cell>
              <table:table-cell office:value-type="float" office:value="0.0290370903876362">
                <text:p>0.02903709038763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1">
                <text:p>12.1</text:p>
              </table:table-cell>
              <table:table-cell office:value-type="float" office:value="0.0277499735475565">
                <text:p>0.0277499735475565</text:p>
              </table:table-cell>
              <table:table-cell office:value-type="float" office:value="12.1">
                <text:p>12.1</text:p>
              </table:table-cell>
              <table:table-cell office:value-type="float" office:value="0.0285905118471984">
                <text:p>0.0285905118471984</text:p>
              </table:table-cell>
              <table:table-cell office:value-type="float" office:value="12.1">
                <text:p>12.1</text:p>
              </table:table-cell>
              <table:table-cell office:value-type="float" office:value="0.0290173050350008">
                <text:p>0.02901730503500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5">
                <text:p>12.15</text:p>
              </table:table-cell>
              <table:table-cell office:value-type="float" office:value="0.0277630597076837">
                <text:p>0.0277630597076837</text:p>
              </table:table-cell>
              <table:table-cell office:value-type="float" office:value="12.15">
                <text:p>12.15</text:p>
              </table:table-cell>
              <table:table-cell office:value-type="float" office:value="0.0285953582357804">
                <text:p>0.0285953582357804</text:p>
              </table:table-cell>
              <table:table-cell office:value-type="float" office:value="12.15">
                <text:p>12.15</text:p>
              </table:table-cell>
              <table:table-cell office:value-type="float" office:value="0.0289975196823655">
                <text:p>0.02899751968236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2">
                <text:p>12.2</text:p>
              </table:table-cell>
              <table:table-cell office:value-type="float" office:value="0.0277761458678109">
                <text:p>0.0277761458678109</text:p>
              </table:table-cell>
              <table:table-cell office:value-type="float" office:value="12.2">
                <text:p>12.2</text:p>
              </table:table-cell>
              <table:table-cell office:value-type="float" office:value="0.0286002046243625">
                <text:p>0.0286002046243625</text:p>
              </table:table-cell>
              <table:table-cell office:value-type="float" office:value="12.2">
                <text:p>12.2</text:p>
              </table:table-cell>
              <table:table-cell office:value-type="float" office:value="0.0289777343297302">
                <text:p>0.02897773432973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5">
                <text:p>12.25</text:p>
              </table:table-cell>
              <table:table-cell office:value-type="float" office:value="0.0277892320279381">
                <text:p>0.0277892320279381</text:p>
              </table:table-cell>
              <table:table-cell office:value-type="float" office:value="12.25">
                <text:p>12.25</text:p>
              </table:table-cell>
              <table:table-cell office:value-type="float" office:value="0.0286050510129445">
                <text:p>0.0286050510129445</text:p>
              </table:table-cell>
              <table:table-cell office:value-type="float" office:value="12.25">
                <text:p>12.25</text:p>
              </table:table-cell>
              <table:table-cell office:value-type="float" office:value="0.0289579489770948">
                <text:p>0.02895794897709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3">
                <text:p>12.3</text:p>
              </table:table-cell>
              <table:table-cell office:value-type="float" office:value="0.0278023181880653">
                <text:p>0.0278023181880653</text:p>
              </table:table-cell>
              <table:table-cell office:value-type="float" office:value="12.3">
                <text:p>12.3</text:p>
              </table:table-cell>
              <table:table-cell office:value-type="float" office:value="0.0286098974015266">
                <text:p>0.0286098974015266</text:p>
              </table:table-cell>
              <table:table-cell office:value-type="float" office:value="12.3">
                <text:p>12.3</text:p>
              </table:table-cell>
              <table:table-cell office:value-type="float" office:value="0.0289381636244595">
                <text:p>0.02893816362445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5">
                <text:p>12.35</text:p>
              </table:table-cell>
              <table:table-cell office:value-type="float" office:value="0.0278154043481925">
                <text:p>0.0278154043481925</text:p>
              </table:table-cell>
              <table:table-cell office:value-type="float" office:value="12.35">
                <text:p>12.35</text:p>
              </table:table-cell>
              <table:table-cell office:value-type="float" office:value="0.0286147437901086">
                <text:p>0.0286147437901086</text:p>
              </table:table-cell>
              <table:table-cell office:value-type="float" office:value="12.35">
                <text:p>12.35</text:p>
              </table:table-cell>
              <table:table-cell office:value-type="float" office:value="0.0289183782718241">
                <text:p>0.02891837827182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">
                <text:p>12.4</text:p>
              </table:table-cell>
              <table:table-cell office:value-type="float" office:value="0.0278284905083197">
                <text:p>0.0278284905083197</text:p>
              </table:table-cell>
              <table:table-cell office:value-type="float" office:value="12.4">
                <text:p>12.4</text:p>
              </table:table-cell>
              <table:table-cell office:value-type="float" office:value="0.0286195901786907">
                <text:p>0.0286195901786907</text:p>
              </table:table-cell>
              <table:table-cell office:value-type="float" office:value="12.4">
                <text:p>12.4</text:p>
              </table:table-cell>
              <table:table-cell office:value-type="float" office:value="0.0288985929191888">
                <text:p>0.02889859291918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5">
                <text:p>12.45</text:p>
              </table:table-cell>
              <table:table-cell office:value-type="float" office:value="0.0278415766684469">
                <text:p>0.0278415766684469</text:p>
              </table:table-cell>
              <table:table-cell office:value-type="float" office:value="12.45">
                <text:p>12.45</text:p>
              </table:table-cell>
              <table:table-cell office:value-type="float" office:value="0.0286244365672727">
                <text:p>0.0286244365672727</text:p>
              </table:table-cell>
              <table:table-cell office:value-type="float" office:value="12.45">
                <text:p>12.45</text:p>
              </table:table-cell>
              <table:table-cell office:value-type="float" office:value="0.0288788075665534">
                <text:p>0.02887880756655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5">
                <text:p>12.5</text:p>
              </table:table-cell>
              <table:table-cell office:value-type="float" office:value="0.0278546628285741">
                <text:p>0.0278546628285741</text:p>
              </table:table-cell>
              <table:table-cell office:value-type="float" office:value="12.5">
                <text:p>12.5</text:p>
              </table:table-cell>
              <table:table-cell office:value-type="float" office:value="0.0286292829558548">
                <text:p>0.0286292829558548</text:p>
              </table:table-cell>
              <table:table-cell office:value-type="float" office:value="12.5">
                <text:p>12.5</text:p>
              </table:table-cell>
              <table:table-cell office:value-type="float" office:value="0.0288590222139181">
                <text:p>0.02885902221391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5">
                <text:p>12.55</text:p>
              </table:table-cell>
              <table:table-cell office:value-type="float" office:value="0.0278677489887013">
                <text:p>0.0278677489887013</text:p>
              </table:table-cell>
              <table:table-cell office:value-type="float" office:value="12.55">
                <text:p>12.55</text:p>
              </table:table-cell>
              <table:table-cell office:value-type="float" office:value="0.0286341293444368">
                <text:p>0.0286341293444368</text:p>
              </table:table-cell>
              <table:table-cell office:value-type="float" office:value="12.55">
                <text:p>12.55</text:p>
              </table:table-cell>
              <table:table-cell office:value-type="float" office:value="0.0288392368612827">
                <text:p>0.02883923686128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6">
                <text:p>12.6</text:p>
              </table:table-cell>
              <table:table-cell office:value-type="float" office:value="0.0278808351488285">
                <text:p>0.0278808351488285</text:p>
              </table:table-cell>
              <table:table-cell office:value-type="float" office:value="12.6">
                <text:p>12.6</text:p>
              </table:table-cell>
              <table:table-cell office:value-type="float" office:value="0.0286389757330189">
                <text:p>0.0286389757330189</text:p>
              </table:table-cell>
              <table:table-cell office:value-type="float" office:value="12.6">
                <text:p>12.6</text:p>
              </table:table-cell>
              <table:table-cell office:value-type="float" office:value="0.0288194515086474">
                <text:p>0.02881945150864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5">
                <text:p>12.65</text:p>
              </table:table-cell>
              <table:table-cell office:value-type="float" office:value="0.0278939213089557">
                <text:p>0.0278939213089557</text:p>
              </table:table-cell>
              <table:table-cell office:value-type="float" office:value="12.65">
                <text:p>12.65</text:p>
              </table:table-cell>
              <table:table-cell office:value-type="float" office:value="0.0286438221216009">
                <text:p>0.0286438221216009</text:p>
              </table:table-cell>
              <table:table-cell office:value-type="float" office:value="12.65">
                <text:p>12.65</text:p>
              </table:table-cell>
              <table:table-cell office:value-type="float" office:value="0.0287996661560121">
                <text:p>0.02879966615601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7">
                <text:p>12.7</text:p>
              </table:table-cell>
              <table:table-cell office:value-type="float" office:value="0.0279070074690829">
                <text:p>0.0279070074690829</text:p>
              </table:table-cell>
              <table:table-cell office:value-type="float" office:value="12.7">
                <text:p>12.7</text:p>
              </table:table-cell>
              <table:table-cell office:value-type="float" office:value="0.0286486685101829">
                <text:p>0.0286486685101829</text:p>
              </table:table-cell>
              <table:table-cell office:value-type="float" office:value="12.7">
                <text:p>12.7</text:p>
              </table:table-cell>
              <table:table-cell office:value-type="float" office:value="0.0287798808033767">
                <text:p>0.02877988080337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5">
                <text:p>12.75</text:p>
              </table:table-cell>
              <table:table-cell office:value-type="float" office:value="0.0279200936292101">
                <text:p>0.0279200936292101</text:p>
              </table:table-cell>
              <table:table-cell office:value-type="float" office:value="12.75">
                <text:p>12.75</text:p>
              </table:table-cell>
              <table:table-cell office:value-type="float" office:value="0.028653514898765">
                <text:p>0.028653514898765</text:p>
              </table:table-cell>
              <table:table-cell office:value-type="float" office:value="12.75">
                <text:p>12.75</text:p>
              </table:table-cell>
              <table:table-cell office:value-type="float" office:value="0.0287600954507414">
                <text:p>0.02876009545074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">
                <text:p>12.8</text:p>
              </table:table-cell>
              <table:table-cell office:value-type="float" office:value="0.0279331797893373">
                <text:p>0.0279331797893373</text:p>
              </table:table-cell>
              <table:table-cell office:value-type="float" office:value="12.8">
                <text:p>12.8</text:p>
              </table:table-cell>
              <table:table-cell office:value-type="float" office:value="0.028658361287347">
                <text:p>0.028658361287347</text:p>
              </table:table-cell>
              <table:table-cell office:value-type="float" office:value="12.8">
                <text:p>12.8</text:p>
              </table:table-cell>
              <table:table-cell office:value-type="float" office:value="0.028740310098106">
                <text:p>0.0287403100981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5">
                <text:p>12.85</text:p>
              </table:table-cell>
              <table:table-cell office:value-type="float" office:value="0.0279462659494645">
                <text:p>0.0279462659494645</text:p>
              </table:table-cell>
              <table:table-cell office:value-type="float" office:value="12.85">
                <text:p>12.85</text:p>
              </table:table-cell>
              <table:table-cell office:value-type="float" office:value="0.0286632076759291">
                <text:p>0.0286632076759291</text:p>
              </table:table-cell>
              <table:table-cell office:value-type="float" office:value="12.85">
                <text:p>12.85</text:p>
              </table:table-cell>
              <table:table-cell office:value-type="float" office:value="0.0287205247454707">
                <text:p>0.02872052474547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79593521095917">
                <text:p>0.0279593521095917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86680540645111">
                <text:p>0.0286680540645111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87007393928353">
                <text:p>0.02870073939283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5">
                <text:p>12.95</text:p>
              </table:table-cell>
              <table:table-cell office:value-type="float" office:value="0.0279724382697189">
                <text:p>0.0279724382697189</text:p>
              </table:table-cell>
              <table:table-cell office:value-type="float" office:value="12.95">
                <text:p>12.95</text:p>
              </table:table-cell>
              <table:table-cell office:value-type="float" office:value="0.0286729004530932">
                <text:p>0.0286729004530932</text:p>
              </table:table-cell>
              <table:table-cell office:value-type="float" office:value="12.95">
                <text:p>12.95</text:p>
              </table:table-cell>
              <table:table-cell office:value-type="float" office:value="0.0286809540402">
                <text:p>0.02868095404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79855244298461">
                <text:p>0.0279855244298461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86777468416752">
                <text:p>0.0286777468416752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86611686875646">
                <text:p>0.02866116868756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79986105899733">
                <text:p>0.0279986105899733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86825932302573">
                <text:p>0.0286825932302573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86413833349293">
                <text:p>0.02864138333492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80116967501005">
                <text:p>0.0280116967501005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86874396188393">
                <text:p>0.0286874396188393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86215979822939">
                <text:p>0.02862159798229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80247829102277">
                <text:p>0.0280247829102277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86922860074214">
                <text:p>0.0286922860074214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86018126296586">
                <text:p>0.02860181262965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80378690703549">
                <text:p>0.0280378690703549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86971323960034">
                <text:p>0.0286971323960034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85820272770232">
                <text:p>0.02858202727702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80509552304821">
                <text:p>0.0280509552304821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87019787845855">
                <text:p>0.0287019787845855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85622419243879">
                <text:p>0.02856224192438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80640413906093">
                <text:p>0.0280640413906093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87068251731675">
                <text:p>0.0287068251731675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85424565717526">
                <text:p>0.02854245657175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80771275507365">
                <text:p>0.0280771275507365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87116715617496">
                <text:p>0.0287116715617496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85226712191172">
                <text:p>0.02852267121911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80902137108637">
                <text:p>0.0280902137108637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87165179503316">
                <text:p>0.0287165179503316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85028858664819">
                <text:p>0.02850288586648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81032998709909">
                <text:p>0.0281032998709909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87213643389136">
                <text:p>0.0287213643389136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84831005138465">
                <text:p>0.02848310051384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81163860311181">
                <text:p>0.0281163860311181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87262107274957">
                <text:p>0.0287262107274957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84633151612112">
                <text:p>0.02846331516121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81294721912453">
                <text:p>0.0281294721912453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87310571160777">
                <text:p>0.0287310571160777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84435298085758">
                <text:p>0.02844352980857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81425583513725">
                <text:p>0.0281425583513725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87359035046598">
                <text:p>0.0287359035046598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84237444559405">
                <text:p>0.02842374445594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81556445114997">
                <text:p>0.0281556445114997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87407498932418">
                <text:p>0.0287407498932418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84039591033052">
                <text:p>0.02840395910330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81687306716269">
                <text:p>0.0281687306716269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87455962818239">
                <text:p>0.0287455962818239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83841737506698">
                <text:p>0.02838417375066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81818168317541">
                <text:p>0.0281818168317541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87504426704059">
                <text:p>0.0287504426704059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83643883980345">
                <text:p>0.02836438839803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81949029918812">
                <text:p>0.0281949029918812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8755289058988">
                <text:p>0.028755289058988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83446030453991">
                <text:p>0.02834460304539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82079891520084">
                <text:p>0.0282079891520084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876013544757">
                <text:p>0.02876013544757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83248176927638">
                <text:p>0.02832481769276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82210753121356">
                <text:p>0.0282210753121356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87649818361521">
                <text:p>0.0287649818361521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83050323401284">
                <text:p>0.02830503234012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82341614722628">
                <text:p>0.0282341614722628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87698282247341">
                <text:p>0.0287698282247341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82852469874931">
                <text:p>0.02828524698749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824724763239">
                <text:p>0.02824724763239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87746746133161">
                <text:p>0.0287746746133161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82654616348578">
                <text:p>0.02826546163485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82603337925172">
                <text:p>0.0282603337925172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87795210018982">
                <text:p>0.0287795210018982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82456762822224">
                <text:p>0.02824567628222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82734199526444">
                <text:p>0.0282734199526444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87843673904802">
                <text:p>0.0287843673904802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82258909295871">
                <text:p>0.02822589092958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82865061127716">
                <text:p>0.0282865061127716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87892137790623">
                <text:p>0.0287892137790623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82061055769517">
                <text:p>0.02820610557695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82995922728988">
                <text:p>0.0282995922728988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87940601676443">
                <text:p>0.0287940601676443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81863202243164">
                <text:p>0.02818632022431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8312678433026">
                <text:p>0.028312678433026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87989065562264">
                <text:p>0.0287989065562264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8166534871681">
                <text:p>0.0281665348716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83257645931532">
                <text:p>0.0283257645931532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88037529448084">
                <text:p>0.0288037529448084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81467495190457">
                <text:p>0.02814674951904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83388507532804">
                <text:p>0.0283388507532804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88085993333905">
                <text:p>0.0288085993333905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81269641664103">
                <text:p>0.02812696416641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83519369134076">
                <text:p>0.0283519369134076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88134457219725">
                <text:p>0.0288134457219725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8107178813775">
                <text:p>0.0281071788137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83650230735348">
                <text:p>0.0283650230735348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88182921105546">
                <text:p>0.0288182921105546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80873934611397">
                <text:p>0.02808739346113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8378109233662">
                <text:p>0.028378109233662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88231384991364">
                <text:p>0.0288231384991364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80676081085043">
                <text:p>0.02806760810850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83911953937892">
                <text:p>0.0283911953937892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87344726257221">
                <text:p>0.0287344726257221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8047822755869">
                <text:p>0.0280478227558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84042815539164">
                <text:p>0.0284042815539164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86458067523078">
                <text:p>0.0286458067523078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80280374032336">
                <text:p>0.02802803740323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84173677140436">
                <text:p>0.0284173677140436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85571408788935">
                <text:p>0.0285571408788935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80082520505983">
                <text:p>0.02800825205059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84304538741708">
                <text:p>0.0284304538741708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84684750054792">
                <text:p>0.0284684750054792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79884666979629">
                <text:p>0.02798846669796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84435400342978">
                <text:p>0.0284435400342978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83798091320648">
                <text:p>0.0283798091320648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79686813453276">
                <text:p>0.02796868134532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83392314830491">
                <text:p>0.0283392314830491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82911432586505">
                <text:p>0.0282911432586505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79480173836845">
                <text:p>0.02794801738368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82349229318004">
                <text:p>0.0282349229318004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82024773852362">
                <text:p>0.0282024773852362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79273534220414">
                <text:p>0.02792735342204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81306143805517">
                <text:p>0.0281306143805517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81138115118219">
                <text:p>0.0281138115118219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79066894603982">
                <text:p>0.02790668946039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80263058293031">
                <text:p>0.0280263058293031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80251456384076">
                <text:p>0.0280251456384076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78860254987551">
                <text:p>0.02788602549875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79219972780544">
                <text:p>0.0279219972780544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79364797649933">
                <text:p>0.0279364797649933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7865361537112">
                <text:p>0.0278653615371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78176887268057">
                <text:p>0.0278176887268057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7847813891579">
                <text:p>0.027847813891579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78446975754689">
                <text:p>0.02784469757546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7713380175557">
                <text:p>0.027713380175557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77591480181646">
                <text:p>0.0277591480181646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78240336138257">
                <text:p>0.02782403361382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76090716243084">
                <text:p>0.0276090716243084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76704821447503">
                <text:p>0.0276704821447503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78033696521826">
                <text:p>0.02780336965218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75047630730597">
                <text:p>0.0275047630730597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7581816271336">
                <text:p>0.027581816271336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77827056905395">
                <text:p>0.02778270569053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7400454521811">
                <text:p>0.027400454521811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74931503979217">
                <text:p>0.0274931503979217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77620417288964">
                <text:p>0.02776204172889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72961459705623">
                <text:p>0.0272961459705623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74044845245074">
                <text:p>0.0274044845245074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77413777672532">
                <text:p>0.02774137776725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71918374193137">
                <text:p>0.0271918374193137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73158186510931">
                <text:p>0.0273158186510931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77207138056101">
                <text:p>0.02772071380561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7087528868065">
                <text:p>0.027087528868065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72271527776787">
                <text:p>0.0272271527776787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7700049843967">
                <text:p>0.0277000498439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69832203168163">
                <text:p>0.0269832203168163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71384869042644">
                <text:p>0.0271384869042644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76793858823239">
                <text:p>0.02767938588232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68789117655677">
                <text:p>0.0268789117655677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70498210308501">
                <text:p>0.0270498210308501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76587219206807">
                <text:p>0.02765872192068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6774603214319">
                <text:p>0.026774603214319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69611551574358">
                <text:p>0.0269611551574358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76380579590376">
                <text:p>0.02763805795903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66702946630703">
                <text:p>0.0266702946630703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68724892840215">
                <text:p>0.0268724892840215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76173939973945">
                <text:p>0.02761739399739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65659861118216">
                <text:p>0.0265659861118216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67838234106072">
                <text:p>0.0267838234106072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75967300357514">
                <text:p>0.02759673003575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6461677560573">
                <text:p>0.026461677560573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66951575371929">
                <text:p>0.0266951575371929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75760660741083">
                <text:p>0.02757606607410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63573690093243">
                <text:p>0.0263573690093243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66064916637785">
                <text:p>0.0266064916637785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75554021124651">
                <text:p>0.02755540211246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62530604580756">
                <text:p>0.0262530604580756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65178257903642">
                <text:p>0.0265178257903642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7534738150822">
                <text:p>0.0275347381508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61487519068269">
                <text:p>0.0261487519068269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64291599169499">
                <text:p>0.0264291599169499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75140741891789">
                <text:p>0.02751407418917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60444433555783">
                <text:p>0.0260444433555783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63404940435356">
                <text:p>0.0263404940435356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74934102275358">
                <text:p>0.02749341022753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59401348043296">
                <text:p>0.0259401348043296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62518281701213">
                <text:p>0.0262518281701213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74727462658926">
                <text:p>0.02747274626589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58358262530809">
                <text:p>0.0258358262530809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6163162296707">
                <text:p>0.026163162296707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74520823042495">
                <text:p>0.02745208230424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38">
      <number:number number:decimal-places="3" number:min-integer-digits="1"/>
    </number:number-style>
    <number:number-style style:name="N139">
      <number:number number:decimal-places="1" number:min-integer-digits="1"/>
    </number:number-style>
    <style:style style:name="ch1" style:family="chart">
      <style:graphic-properties draw:stroke="solid" draw:fill-color="#e6e6e6"/>
    </style:style>
    <style:style style:name="ch2" style:family="chart">
      <style:text-properties fo:color="#000000" fo:font-family="Calibri" fo:font-size="13pt" fo:font-weight="bold" style:font-size-asian="13pt" style:font-weight-asian="bold" style:font-size-complex="13pt" style:font-weight-complex="bold"/>
    </style:style>
    <style:style style:name="ch3" style:family="chart">
      <style:graphic-properties draw:fill="solid" draw:fill-color="#d9d9d9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38">
      <style:chart-properties chart:display-label="true" chart:logarithmic="false" chart:reverse-direction="false" text:line-break="false" chart:axis-position="0" chart:tick-mark-position="at-axis"/>
      <style:graphic-properties svg:stroke-width="0.035cm" svg:stroke-color="#b3b3b3"/>
      <style:text-properties fo:color="#333333" fo:font-family="Calibri" fo:font-size="10pt" style:font-size-asian="10pt" style:font-size-complex="10pt"/>
    </style:style>
    <style:style style:name="ch6" style:family="chart">
      <style:chart-properties style:rotation-angle="0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138">
      <style:chart-properties chart:display-label="true" chart:logarithmic="false" chart:reverse-direction="false" text:line-break="false" chart:visible="false" chart:axis-position="0" chart:tick-mark-position="at-axis"/>
      <style:graphic-properties draw:stroke="none"/>
      <style:text-properties fo:color="#000000" fo:font-size="10pt" style:font-size-asian="10pt" style:font-family-complex="Arial" style:font-size-complex="10pt"/>
    </style:style>
    <style:style style:name="ch8" style:family="chart" style:data-style-name="N1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35cm" svg:stroke-color="#b3b3b3"/>
      <style:text-properties fo:color="#000000" fo:font-family="Calibri" fo:font-size="10pt" style:font-size-asian="10pt" style:font-size-complex="10pt"/>
    </style:style>
    <style:style style:name="ch9" style:family="chart">
      <style:chart-properties style:rotation-angle="90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svg:stroke-width="0.035cm" svg:stroke-color="#b3b3b3"/>
    </style:style>
    <style:style style:name="ch11" style:family="chart" style:data-style-name="N139">
      <style:chart-properties chart:display-label="true" chart:logarithmic="false" chart:reverse-direction="false" text:line-break="false" chart:axis-position="end" chart:tick-mark-position="at-axis"/>
      <style:graphic-properties svg:stroke-color="#808080"/>
      <style:text-properties fo:color="#000000" fo:font-size="10pt" style:font-size-asian="10pt" style:font-family-complex="Arial" style:font-size-complex="10pt"/>
    </style:style>
    <style:style style:name="ch12" style:family="chart" style:data-style-name="N11">
      <style:chart-properties chart:symbol-type="none"/>
      <style:graphic-properties svg:stroke-width="0.105cm" svg:stroke-color="#800000" draw:fill-color="#800000"/>
      <style:text-properties fo:font-size="10pt" style:font-size-asian="10pt" style:font-size-complex="10pt"/>
    </style:style>
    <style:style style:name="ch13" style:family="chart" style:data-style-name="N11">
      <style:chart-properties chart:symbol-type="none"/>
      <style:graphic-properties svg:stroke-width="0.105cm" svg:stroke-color="#008000" draw:fill-color="#008000"/>
      <style:text-properties fo:font-size="10pt" style:font-size-asian="10pt" style:font-size-complex="10pt"/>
    </style:style>
    <style:style style:name="ch14" style:family="chart" style:data-style-name="N139">
      <style:chart-properties chart:symbol-type="none"/>
      <style:graphic-properties svg:stroke-width="0.105cm" svg:stroke-color="#000080" draw:fill-color="#00008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3.037cm" svg:height="8.015cm" xlink:href=".." xlink:type="simple" chart:class="chart:scatter" chart:style-name="ch1">
        <chart:title svg:x="5.079cm" svg:y="0.408cm" chart:style-name="ch2">
          <text:p>Forward Curves</text:p>
        </chart:title>
        <chart:legend svg:x="1.03cm" svg:y="1.493cm" style:legend-expansion="custom" chartooo:width="10.596cm" chartooo:height="0.6cm" style:legend-expansion-aspect-ratio="17.66" chart:style-name="ch3"/>
        <chart:plot-area chart:style-name="ch4" table:cell-range-address="'Curves View'.Q23:'Curves View'.R343 'Curves View'.R17:'Curves View'.R17 'Curves View'.U17:'Curves View'.U17 'Curves View'.U23:'Curves View'.U343 'Curves View'.W17:'Curves View'.W17 'Curves View'.W23:'Curves View'.W343" chart:data-source-has-labels="row" svg:x="1.503cm" svg:y="2.418cm" svg:width="11.244cm" svg:height="4.715cm">
          <chartooo:coordinate-region svg:x="2.631cm" svg:y="2.638cm" svg:width="9.264cm" svg:height="3.806cm"/>
          <chart:axis chart:dimension="x" chart:name="primary-x" chart:style-name="ch5">
            <chart:title svg:x="6.718cm" svg:y="7.217cm" chart:style-name="ch6">
              <text:p>time</text:p>
            </chart:title>
          </chart:axis>
          <chart:axis chart:dimension="x" chart:name="secondary-x" chart:style-name="ch7"/>
          <chart:axis chart:dimension="y" chart:name="primary-y" chart:style-name="ch8">
            <chart:title svg:x="0.267cm" svg:y="3.991cm" chart:style-name="ch9">
              <text:p>value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urves View'.R23:'Curves View'.R343" chart:label-cell-address="'Curves View'.R17:'Curves View'.R17" chart:class="chart:scatter">
            <chart:domain table:cell-range-address="'Curves View'.Q23:'Curves View'.Q343"/>
            <chart:data-point chart:repeated="321"/>
          </chart:series>
          <chart:series chart:attached-axis="primary-y" chart:style-name="ch13" chart:values-cell-range-address="'Curves View'.U23:'Curves View'.U343" chart:label-cell-address="'Curves View'.U17:'Curves View'.U17" chart:class="chart:scatter">
            <chart:domain table:cell-range-address="'Curves View'.T23:'Curves View'.T343"/>
            <chart:data-point chart:repeated="321"/>
          </chart:series>
          <chart:series chart:attached-axis="secondary-y" chart:style-name="ch14" chart:values-cell-range-address="'Curves View'.W23:'Curves View'.W343" chart:label-cell-address="'Curves View'.W17:'Curves View'.W17" chart:class="chart:scatter">
            <chart:domain table:cell-range-address="'Curves View'.T23:'Curves View'.T343"/>
            <chart:data-point chart:repeated="3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forward-USD-3M</text:p>
                <draw:g>
                  <svg:desc>'Curves View'.R17:'Curves View'.R17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forward-USD-3M-EUR-OIS</text:p>
                <draw:g>
                  <svg:desc>'Curves View'.U17:'Curves View'.U17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difference (bp)</text:p>
                <draw:g>
                  <svg:desc>'Curves View'.W17:'Curves View'.W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urves View'.Q23:'Curves View'.Q343</svg:desc>
                </draw:g>
              </table:table-cell>
              <table:table-cell office:value-type="float" office:value="0.00417752178324119">
                <text:p>0.00417752178324119</text:p>
                <draw:g>
                  <svg:desc>'Curves View'.R23:'Curves View'.R343</svg:desc>
                </draw:g>
              </table:table-cell>
              <table:table-cell office:value-type="float" office:value="0">
                <text:p>0</text:p>
                <draw:g>
                  <svg:desc>'Curves View'.T23:'Curves View'.T343</svg:desc>
                </draw:g>
              </table:table-cell>
              <table:table-cell office:value-type="float" office:value="0.00416861288275574">
                <text:p>0.00416861288275574</text:p>
                <draw:g>
                  <svg:desc>'Curves View'.U23:'Curves View'.U343</svg:desc>
                </draw:g>
              </table:table-cell>
              <table:table-cell office:value-type="float" office:value="0">
                <text:p>0</text:p>
                <draw:g>
                  <svg:desc>'Curves View'.T23:'Curves View'.T343</svg:desc>
                </draw:g>
              </table:table-cell>
              <table:table-cell office:value-type="float" office:value="0.0890890048545635">
                <text:p>0.0890890048545635</text:p>
                <draw:g>
                  <svg:desc>'Curves View'.W23:'Curves View'.W3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05">
                <text:p>0.05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05">
                <text:p>0.05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1">
                <text:p>0.1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1">
                <text:p>0.1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15">
                <text:p>0.15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15">
                <text:p>0.15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2">
                <text:p>0.2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2">
                <text:p>0.2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25">
                <text:p>0.25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25">
                <text:p>0.25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3">
                <text:p>0.3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3">
                <text:p>0.3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35">
                <text:p>0.35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35">
                <text:p>0.35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4">
                <text:p>0.4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4">
                <text:p>0.4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45">
                <text:p>0.45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45">
                <text:p>0.45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5">
                <text:p>0.5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5">
                <text:p>0.5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55">
                <text:p>0.55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55">
                <text:p>0.55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6">
                <text:p>0.6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6">
                <text:p>0.6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65">
                <text:p>0.65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65">
                <text:p>0.65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7">
                <text:p>0.7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7">
                <text:p>0.7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0417752178324119">
                <text:p>0.00417752178324119</text:p>
              </table:table-cell>
              <table:table-cell office:value-type="float" office:value="0.75">
                <text:p>0.75</text:p>
              </table:table-cell>
              <table:table-cell office:value-type="float" office:value="0.00416861288275574">
                <text:p>0.00416861288275574</text:p>
              </table:table-cell>
              <table:table-cell office:value-type="float" office:value="0.75">
                <text:p>0.75</text:p>
              </table:table-cell>
              <table:table-cell office:value-type="float" office:value="0.0890890048545635">
                <text:p>0.0890890048545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0420966365041626">
                <text:p>0.00420966365041626</text:p>
              </table:table-cell>
              <table:table-cell office:value-type="float" office:value="0.8">
                <text:p>0.8</text:p>
              </table:table-cell>
              <table:table-cell office:value-type="float" office:value="0.00420084384930849">
                <text:p>0.00420084384930849</text:p>
              </table:table-cell>
              <table:table-cell office:value-type="float" office:value="0.8">
                <text:p>0.8</text:p>
              </table:table-cell>
              <table:table-cell office:value-type="float" office:value="0.0881980110777492">
                <text:p>0.0881980110777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0424180551759133">
                <text:p>0.00424180551759133</text:p>
              </table:table-cell>
              <table:table-cell office:value-type="float" office:value="0.85">
                <text:p>0.85</text:p>
              </table:table-cell>
              <table:table-cell office:value-type="float" office:value="0.00423307481586123">
                <text:p>0.00423307481586123</text:p>
              </table:table-cell>
              <table:table-cell office:value-type="float" office:value="0.85">
                <text:p>0.85</text:p>
              </table:table-cell>
              <table:table-cell office:value-type="float" office:value="0.0873070173009437">
                <text:p>0.0873070173009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042739473847664">
                <text:p>0.0042739473847664</text:p>
              </table:table-cell>
              <table:table-cell office:value-type="float" office:value="0.9">
                <text:p>0.9</text:p>
              </table:table-cell>
              <table:table-cell office:value-type="float" office:value="0.00426530578241398">
                <text:p>0.00426530578241398</text:p>
              </table:table-cell>
              <table:table-cell office:value-type="float" office:value="0.9">
                <text:p>0.9</text:p>
              </table:table-cell>
              <table:table-cell office:value-type="float" office:value="0.0864160235241294">
                <text:p>0.0864160235241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430608925194146">
                <text:p>0.00430608925194146</text:p>
              </table:table-cell>
              <table:table-cell office:value-type="float" office:value="0.95">
                <text:p>0.95</text:p>
              </table:table-cell>
              <table:table-cell office:value-type="float" office:value="0.00429753674896673">
                <text:p>0.00429753674896673</text:p>
              </table:table-cell>
              <table:table-cell office:value-type="float" office:value="0.95">
                <text:p>0.95</text:p>
              </table:table-cell>
              <table:table-cell office:value-type="float" office:value="0.0855250297473152">
                <text:p>0.0855250297473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0433823111911653">
                <text:p>0.00433823111911653</text:p>
              </table:table-cell>
              <table:table-cell office:value-type="float" office:value="1">
                <text:p>1</text:p>
              </table:table-cell>
              <table:table-cell office:value-type="float" office:value="0.00432976771551948">
                <text:p>0.00432976771551948</text:p>
              </table:table-cell>
              <table:table-cell office:value-type="float" office:value="1">
                <text:p>1</text:p>
              </table:table-cell>
              <table:table-cell office:value-type="float" office:value="0.0846340359705097">
                <text:p>0.08463403597050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0043703729862916">
                <text:p>0.0043703729862916</text:p>
              </table:table-cell>
              <table:table-cell office:value-type="float" office:value="1.05">
                <text:p>1.05</text:p>
              </table:table-cell>
              <table:table-cell office:value-type="float" office:value="0.00436199868207223">
                <text:p>0.00436199868207223</text:p>
              </table:table-cell>
              <table:table-cell office:value-type="float" office:value="1.05">
                <text:p>1.05</text:p>
              </table:table-cell>
              <table:table-cell office:value-type="float" office:value="0.0837430421936954">
                <text:p>0.0837430421936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00440251485346666">
                <text:p>0.00440251485346666</text:p>
              </table:table-cell>
              <table:table-cell office:value-type="float" office:value="1.1">
                <text:p>1.1</text:p>
              </table:table-cell>
              <table:table-cell office:value-type="float" office:value="0.00439422964862498">
                <text:p>0.00439422964862498</text:p>
              </table:table-cell>
              <table:table-cell office:value-type="float" office:value="1.1">
                <text:p>1.1</text:p>
              </table:table-cell>
              <table:table-cell office:value-type="float" office:value="0.0828520484168812">
                <text:p>0.0828520484168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00443465672064173">
                <text:p>0.00443465672064173</text:p>
              </table:table-cell>
              <table:table-cell office:value-type="float" office:value="1.15">
                <text:p>1.15</text:p>
              </table:table-cell>
              <table:table-cell office:value-type="float" office:value="0.00442646061517772">
                <text:p>0.00442646061517772</text:p>
              </table:table-cell>
              <table:table-cell office:value-type="float" office:value="1.15">
                <text:p>1.15</text:p>
              </table:table-cell>
              <table:table-cell office:value-type="float" office:value="0.0819610546400756">
                <text:p>0.0819610546400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0044667985878168">
                <text:p>0.0044667985878168</text:p>
              </table:table-cell>
              <table:table-cell office:value-type="float" office:value="1.2">
                <text:p>1.2</text:p>
              </table:table-cell>
              <table:table-cell office:value-type="float" office:value="0.00445869158173047">
                <text:p>0.00445869158173047</text:p>
              </table:table-cell>
              <table:table-cell office:value-type="float" office:value="1.2">
                <text:p>1.2</text:p>
              </table:table-cell>
              <table:table-cell office:value-type="float" office:value="0.0810700608632527">
                <text:p>0.08107006086325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00449894045499187">
                <text:p>0.00449894045499187</text:p>
              </table:table-cell>
              <table:table-cell office:value-type="float" office:value="1.25">
                <text:p>1.25</text:p>
              </table:table-cell>
              <table:table-cell office:value-type="float" office:value="0.00449092254828322">
                <text:p>0.00449092254828322</text:p>
              </table:table-cell>
              <table:table-cell office:value-type="float" office:value="1.25">
                <text:p>1.25</text:p>
              </table:table-cell>
              <table:table-cell office:value-type="float" office:value="0.0801790670864472">
                <text:p>0.08017906708644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00453108232216693">
                <text:p>0.00453108232216693</text:p>
              </table:table-cell>
              <table:table-cell office:value-type="float" office:value="1.3">
                <text:p>1.3</text:p>
              </table:table-cell>
              <table:table-cell office:value-type="float" office:value="0.00452315351483597">
                <text:p>0.00452315351483597</text:p>
              </table:table-cell>
              <table:table-cell office:value-type="float" office:value="1.3">
                <text:p>1.3</text:p>
              </table:table-cell>
              <table:table-cell office:value-type="float" office:value="0.0792880733096329">
                <text:p>0.0792880733096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004563224189342">
                <text:p>0.004563224189342</text:p>
              </table:table-cell>
              <table:table-cell office:value-type="float" office:value="1.35">
                <text:p>1.35</text:p>
              </table:table-cell>
              <table:table-cell office:value-type="float" office:value="0.00455538448138872">
                <text:p>0.00455538448138872</text:p>
              </table:table-cell>
              <table:table-cell office:value-type="float" office:value="1.35">
                <text:p>1.35</text:p>
              </table:table-cell>
              <table:table-cell office:value-type="float" office:value="0.0783970795328187">
                <text:p>0.0783970795328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00459536605651707">
                <text:p>0.00459536605651707</text:p>
              </table:table-cell>
              <table:table-cell office:value-type="float" office:value="1.4">
                <text:p>1.4</text:p>
              </table:table-cell>
              <table:table-cell office:value-type="float" office:value="0.00458761544794147">
                <text:p>0.00458761544794147</text:p>
              </table:table-cell>
              <table:table-cell office:value-type="float" office:value="1.4">
                <text:p>1.4</text:p>
              </table:table-cell>
              <table:table-cell office:value-type="float" office:value="0.0775060857560132">
                <text:p>0.0775060857560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00462750792369213">
                <text:p>0.00462750792369213</text:p>
              </table:table-cell>
              <table:table-cell office:value-type="float" office:value="1.45">
                <text:p>1.45</text:p>
              </table:table-cell>
              <table:table-cell office:value-type="float" office:value="0.00461984641449421">
                <text:p>0.00461984641449421</text:p>
              </table:table-cell>
              <table:table-cell office:value-type="float" office:value="1.45">
                <text:p>1.45</text:p>
              </table:table-cell>
              <table:table-cell office:value-type="float" office:value="0.0766150919791989">
                <text:p>0.0766150919791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0046596497908672">
                <text:p>0.0046596497908672</text:p>
              </table:table-cell>
              <table:table-cell office:value-type="float" office:value="1.5">
                <text:p>1.5</text:p>
              </table:table-cell>
              <table:table-cell office:value-type="float" office:value="0.00465207738104696">
                <text:p>0.00465207738104696</text:p>
              </table:table-cell>
              <table:table-cell office:value-type="float" office:value="1.5">
                <text:p>1.5</text:p>
              </table:table-cell>
              <table:table-cell office:value-type="float" office:value="0.0757240982023847">
                <text:p>0.07572409820238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00469179165804227">
                <text:p>0.00469179165804227</text:p>
              </table:table-cell>
              <table:table-cell office:value-type="float" office:value="1.55">
                <text:p>1.55</text:p>
              </table:table-cell>
              <table:table-cell office:value-type="float" office:value="0.00468430834759971">
                <text:p>0.00468430834759971</text:p>
              </table:table-cell>
              <table:table-cell office:value-type="float" office:value="1.55">
                <text:p>1.55</text:p>
              </table:table-cell>
              <table:table-cell office:value-type="float" office:value="0.0748331044255791">
                <text:p>0.07483310442557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00472393352521734">
                <text:p>0.00472393352521734</text:p>
              </table:table-cell>
              <table:table-cell office:value-type="float" office:value="1.6">
                <text:p>1.6</text:p>
              </table:table-cell>
              <table:table-cell office:value-type="float" office:value="0.00471653931415246">
                <text:p>0.00471653931415246</text:p>
              </table:table-cell>
              <table:table-cell office:value-type="float" office:value="1.6">
                <text:p>1.6</text:p>
              </table:table-cell>
              <table:table-cell office:value-type="float" office:value="0.0739421106487649">
                <text:p>0.0739421106487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0047560753923924">
                <text:p>0.0047560753923924</text:p>
              </table:table-cell>
              <table:table-cell office:value-type="float" office:value="1.65">
                <text:p>1.65</text:p>
              </table:table-cell>
              <table:table-cell office:value-type="float" office:value="0.00474877028070521">
                <text:p>0.00474877028070521</text:p>
              </table:table-cell>
              <table:table-cell office:value-type="float" office:value="1.65">
                <text:p>1.65</text:p>
              </table:table-cell>
              <table:table-cell office:value-type="float" office:value="0.0730511168719507">
                <text:p>0.07305111687195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00478821725956747">
                <text:p>0.00478821725956747</text:p>
              </table:table-cell>
              <table:table-cell office:value-type="float" office:value="1.7">
                <text:p>1.7</text:p>
              </table:table-cell>
              <table:table-cell office:value-type="float" office:value="0.00478100124725796">
                <text:p>0.00478100124725796</text:p>
              </table:table-cell>
              <table:table-cell office:value-type="float" office:value="1.7">
                <text:p>1.7</text:p>
              </table:table-cell>
              <table:table-cell office:value-type="float" office:value="0.0721601230951364">
                <text:p>0.07216012309513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00482035912674254">
                <text:p>0.00482035912674254</text:p>
              </table:table-cell>
              <table:table-cell office:value-type="float" office:value="1.75">
                <text:p>1.75</text:p>
              </table:table-cell>
              <table:table-cell office:value-type="float" office:value="0.00481323221381071">
                <text:p>0.00481323221381071</text:p>
              </table:table-cell>
              <table:table-cell office:value-type="float" office:value="1.75">
                <text:p>1.75</text:p>
              </table:table-cell>
              <table:table-cell office:value-type="float" office:value="0.0712691293183309">
                <text:p>0.07126912931833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00491953026033774">
                <text:p>0.00491953026033774</text:p>
              </table:table-cell>
              <table:table-cell office:value-type="float" office:value="1.8">
                <text:p>1.8</text:p>
              </table:table-cell>
              <table:table-cell office:value-type="float" office:value="0.00491275579204801">
                <text:p>0.00491275579204801</text:p>
              </table:table-cell>
              <table:table-cell office:value-type="float" office:value="1.8">
                <text:p>1.8</text:p>
              </table:table-cell>
              <table:table-cell office:value-type="float" office:value="0.0677446828973184">
                <text:p>0.0677446828973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00501870139393295">
                <text:p>0.00501870139393295</text:p>
              </table:table-cell>
              <table:table-cell office:value-type="float" office:value="1.85">
                <text:p>1.85</text:p>
              </table:table-cell>
              <table:table-cell office:value-type="float" office:value="0.00501227937028532">
                <text:p>0.00501227937028532</text:p>
              </table:table-cell>
              <table:table-cell office:value-type="float" office:value="1.85">
                <text:p>1.85</text:p>
              </table:table-cell>
              <table:table-cell office:value-type="float" office:value="0.0642202364763058">
                <text:p>0.06422023647630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00511787252752816">
                <text:p>0.00511787252752816</text:p>
              </table:table-cell>
              <table:table-cell office:value-type="float" office:value="1.9">
                <text:p>1.9</text:p>
              </table:table-cell>
              <table:table-cell office:value-type="float" office:value="0.00511180294852263">
                <text:p>0.00511180294852263</text:p>
              </table:table-cell>
              <table:table-cell office:value-type="float" office:value="1.9">
                <text:p>1.9</text:p>
              </table:table-cell>
              <table:table-cell office:value-type="float" office:value="0.0606957900552933">
                <text:p>0.06069579005529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00521704366112336">
                <text:p>0.00521704366112336</text:p>
              </table:table-cell>
              <table:table-cell office:value-type="float" office:value="1.95">
                <text:p>1.95</text:p>
              </table:table-cell>
              <table:table-cell office:value-type="float" office:value="0.00521132652675994">
                <text:p>0.00521132652675994</text:p>
              </table:table-cell>
              <table:table-cell office:value-type="float" office:value="1.95">
                <text:p>1.95</text:p>
              </table:table-cell>
              <table:table-cell office:value-type="float" office:value="0.0571713436342894">
                <text:p>0.05717134363428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00531621479471857">
                <text:p>0.00531621479471857</text:p>
              </table:table-cell>
              <table:table-cell office:value-type="float" office:value="2">
                <text:p>2</text:p>
              </table:table-cell>
              <table:table-cell office:value-type="float" office:value="0.00531085010499724">
                <text:p>0.00531085010499724</text:p>
              </table:table-cell>
              <table:table-cell office:value-type="float" office:value="2">
                <text:p>2</text:p>
              </table:table-cell>
              <table:table-cell office:value-type="float" office:value="0.0536468972132768">
                <text:p>0.05364689721327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00541538592831378">
                <text:p>0.00541538592831378</text:p>
              </table:table-cell>
              <table:table-cell office:value-type="float" office:value="2.05">
                <text:p>2.05</text:p>
              </table:table-cell>
              <table:table-cell office:value-type="float" office:value="0.00541037368323455">
                <text:p>0.00541037368323455</text:p>
              </table:table-cell>
              <table:table-cell office:value-type="float" office:value="2.05">
                <text:p>2.05</text:p>
              </table:table-cell>
              <table:table-cell office:value-type="float" office:value="0.0501224507922556">
                <text:p>0.0501224507922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00551455706190898">
                <text:p>0.00551455706190898</text:p>
              </table:table-cell>
              <table:table-cell office:value-type="float" office:value="2.1">
                <text:p>2.1</text:p>
              </table:table-cell>
              <table:table-cell office:value-type="float" office:value="0.00550989726147186">
                <text:p>0.00550989726147186</text:p>
              </table:table-cell>
              <table:table-cell office:value-type="float" office:value="2.1">
                <text:p>2.1</text:p>
              </table:table-cell>
              <table:table-cell office:value-type="float" office:value="0.0465980043712518">
                <text:p>0.0465980043712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00561372819550419">
                <text:p>0.00561372819550419</text:p>
              </table:table-cell>
              <table:table-cell office:value-type="float" office:value="2.15">
                <text:p>2.15</text:p>
              </table:table-cell>
              <table:table-cell office:value-type="float" office:value="0.00560942083970917">
                <text:p>0.00560942083970917</text:p>
              </table:table-cell>
              <table:table-cell office:value-type="float" office:value="2.15">
                <text:p>2.15</text:p>
              </table:table-cell>
              <table:table-cell office:value-type="float" office:value="0.0430735579502392">
                <text:p>0.04307355795023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0057128993290994">
                <text:p>0.0057128993290994</text:p>
              </table:table-cell>
              <table:table-cell office:value-type="float" office:value="2.2">
                <text:p>2.2</text:p>
              </table:table-cell>
              <table:table-cell office:value-type="float" office:value="0.00570894441794647">
                <text:p>0.00570894441794647</text:p>
              </table:table-cell>
              <table:table-cell office:value-type="float" office:value="2.2">
                <text:p>2.2</text:p>
              </table:table-cell>
              <table:table-cell office:value-type="float" office:value="0.0395491115292353">
                <text:p>0.03954911152923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0058120704626946">
                <text:p>0.0058120704626946</text:p>
              </table:table-cell>
              <table:table-cell office:value-type="float" office:value="2.25">
                <text:p>2.25</text:p>
              </table:table-cell>
              <table:table-cell office:value-type="float" office:value="0.00580846799618378">
                <text:p>0.00580846799618378</text:p>
              </table:table-cell>
              <table:table-cell office:value-type="float" office:value="2.25">
                <text:p>2.25</text:p>
              </table:table-cell>
              <table:table-cell office:value-type="float" office:value="0.0360246651082228">
                <text:p>0.0360246651082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.00591124159628981">
                <text:p>0.00591124159628981</text:p>
              </table:table-cell>
              <table:table-cell office:value-type="float" office:value="2.3">
                <text:p>2.3</text:p>
              </table:table-cell>
              <table:table-cell office:value-type="float" office:value="0.00590799157442109">
                <text:p>0.00590799157442109</text:p>
              </table:table-cell>
              <table:table-cell office:value-type="float" office:value="2.3">
                <text:p>2.3</text:p>
              </table:table-cell>
              <table:table-cell office:value-type="float" office:value="0.0325002186872102">
                <text:p>0.03250021868721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.00601041272988502">
                <text:p>0.00601041272988502</text:p>
              </table:table-cell>
              <table:table-cell office:value-type="float" office:value="2.35">
                <text:p>2.35</text:p>
              </table:table-cell>
              <table:table-cell office:value-type="float" office:value="0.0060075151526584">
                <text:p>0.0060075151526584</text:p>
              </table:table-cell>
              <table:table-cell office:value-type="float" office:value="2.35">
                <text:p>2.35</text:p>
              </table:table-cell>
              <table:table-cell office:value-type="float" office:value="0.0289757722661977">
                <text:p>0.0289757722661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.00610958386348022">
                <text:p>0.00610958386348022</text:p>
              </table:table-cell>
              <table:table-cell office:value-type="float" office:value="2.4">
                <text:p>2.4</text:p>
              </table:table-cell>
              <table:table-cell office:value-type="float" office:value="0.0061070387308957">
                <text:p>0.0061070387308957</text:p>
              </table:table-cell>
              <table:table-cell office:value-type="float" office:value="2.4">
                <text:p>2.4</text:p>
              </table:table-cell>
              <table:table-cell office:value-type="float" office:value="0.0254513258451852">
                <text:p>0.0254513258451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.00620875499707543">
                <text:p>0.00620875499707543</text:p>
              </table:table-cell>
              <table:table-cell office:value-type="float" office:value="2.45">
                <text:p>2.45</text:p>
              </table:table-cell>
              <table:table-cell office:value-type="float" office:value="0.00620656230913301">
                <text:p>0.00620656230913301</text:p>
              </table:table-cell>
              <table:table-cell office:value-type="float" office:value="2.45">
                <text:p>2.45</text:p>
              </table:table-cell>
              <table:table-cell office:value-type="float" office:value="0.0219268794241639">
                <text:p>0.02192687942416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.00630792613067064">
                <text:p>0.00630792613067064</text:p>
              </table:table-cell>
              <table:table-cell office:value-type="float" office:value="2.5">
                <text:p>2.5</text:p>
              </table:table-cell>
              <table:table-cell office:value-type="float" office:value="0.00630608588737032">
                <text:p>0.00630608588737032</text:p>
              </table:table-cell>
              <table:table-cell office:value-type="float" office:value="2.5">
                <text:p>2.5</text:p>
              </table:table-cell>
              <table:table-cell office:value-type="float" office:value="0.0184024330031601">
                <text:p>0.01840243300316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00640709726426584">
                <text:p>0.00640709726426584</text:p>
              </table:table-cell>
              <table:table-cell office:value-type="float" office:value="2.55">
                <text:p>2.55</text:p>
              </table:table-cell>
              <table:table-cell office:value-type="float" office:value="0.00640560946560763">
                <text:p>0.00640560946560763</text:p>
              </table:table-cell>
              <table:table-cell office:value-type="float" office:value="2.55">
                <text:p>2.55</text:p>
              </table:table-cell>
              <table:table-cell office:value-type="float" office:value="0.0148779865821562">
                <text:p>0.01487798658215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00650626839786105">
                <text:p>0.00650626839786105</text:p>
              </table:table-cell>
              <table:table-cell office:value-type="float" office:value="2.6">
                <text:p>2.6</text:p>
              </table:table-cell>
              <table:table-cell office:value-type="float" office:value="0.00650513304384494">
                <text:p>0.00650513304384494</text:p>
              </table:table-cell>
              <table:table-cell office:value-type="float" office:value="2.6">
                <text:p>2.6</text:p>
              </table:table-cell>
              <table:table-cell office:value-type="float" office:value="0.0113535401611437">
                <text:p>0.01135354016114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00660543953145625">
                <text:p>0.00660543953145625</text:p>
              </table:table-cell>
              <table:table-cell office:value-type="float" office:value="2.65">
                <text:p>2.65</text:p>
              </table:table-cell>
              <table:table-cell office:value-type="float" office:value="0.00660465662208224">
                <text:p>0.00660465662208224</text:p>
              </table:table-cell>
              <table:table-cell office:value-type="float" office:value="2.65">
                <text:p>2.65</text:p>
              </table:table-cell>
              <table:table-cell office:value-type="float" office:value="0.00782909374012243">
                <text:p>0.007829093740122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00670461066505146">
                <text:p>0.00670461066505146</text:p>
              </table:table-cell>
              <table:table-cell office:value-type="float" office:value="2.7">
                <text:p>2.7</text:p>
              </table:table-cell>
              <table:table-cell office:value-type="float" office:value="0.00670418020031955">
                <text:p>0.00670418020031955</text:p>
              </table:table-cell>
              <table:table-cell office:value-type="float" office:value="2.7">
                <text:p>2.7</text:p>
              </table:table-cell>
              <table:table-cell office:value-type="float" office:value="0.00430464731910989">
                <text:p>0.004304647319109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00680378179864667">
                <text:p>0.00680378179864667</text:p>
              </table:table-cell>
              <table:table-cell office:value-type="float" office:value="2.75">
                <text:p>2.75</text:p>
              </table:table-cell>
              <table:table-cell office:value-type="float" office:value="0.00680370377855686">
                <text:p>0.00680370377855686</text:p>
              </table:table-cell>
              <table:table-cell office:value-type="float" office:value="2.75">
                <text:p>2.75</text:p>
              </table:table-cell>
              <table:table-cell office:value-type="float" office:value="0.000780200898106015">
                <text:p>0.000780200898106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00704258438298281">
                <text:p>0.00704258438298281</text:p>
              </table:table-cell>
              <table:table-cell office:value-type="float" office:value="2.8">
                <text:p>2.8</text:p>
              </table:table-cell>
              <table:table-cell office:value-type="float" office:value="0.00704430702177269">
                <text:p>0.00704430702177269</text:p>
              </table:table-cell>
              <table:table-cell office:value-type="float" office:value="2.8">
                <text:p>2.8</text:p>
              </table:table-cell>
              <table:table-cell office:value-type="float" office:value="-0.0172263878988038">
                <text:p>-0.0172263878988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.00728138696731896">
                <text:p>0.00728138696731896</text:p>
              </table:table-cell>
              <table:table-cell office:value-type="float" office:value="2.85">
                <text:p>2.85</text:p>
              </table:table-cell>
              <table:table-cell office:value-type="float" office:value="0.00728491026498853">
                <text:p>0.00728491026498853</text:p>
              </table:table-cell>
              <table:table-cell office:value-type="float" office:value="2.85">
                <text:p>2.85</text:p>
              </table:table-cell>
              <table:table-cell office:value-type="float" office:value="-0.0352329766957048">
                <text:p>-0.03523297669570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00752018955165511">
                <text:p>0.00752018955165511</text:p>
              </table:table-cell>
              <table:table-cell office:value-type="float" office:value="2.9">
                <text:p>2.9</text:p>
              </table:table-cell>
              <table:table-cell office:value-type="float" office:value="0.00752551350820437">
                <text:p>0.00752551350820437</text:p>
              </table:table-cell>
              <table:table-cell office:value-type="float" office:value="2.9">
                <text:p>2.9</text:p>
              </table:table-cell>
              <table:table-cell office:value-type="float" office:value="-0.0532395654925973">
                <text:p>-0.05323956549259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.00775899213599125">
                <text:p>0.00775899213599125</text:p>
              </table:table-cell>
              <table:table-cell office:value-type="float" office:value="2.95">
                <text:p>2.95</text:p>
              </table:table-cell>
              <table:table-cell office:value-type="float" office:value="0.0077661167514202">
                <text:p>0.0077661167514202</text:p>
              </table:table-cell>
              <table:table-cell office:value-type="float" office:value="2.95">
                <text:p>2.95</text:p>
              </table:table-cell>
              <table:table-cell office:value-type="float" office:value="-0.0712461542894983">
                <text:p>-0.07124615428949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0079977947203274">
                <text:p>0.0079977947203274</text:p>
              </table:table-cell>
              <table:table-cell office:value-type="float" office:value="3">
                <text:p>3</text:p>
              </table:table-cell>
              <table:table-cell office:value-type="float" office:value="0.00800671999463604">
                <text:p>0.00800671999463604</text:p>
              </table:table-cell>
              <table:table-cell office:value-type="float" office:value="3">
                <text:p>3</text:p>
              </table:table-cell>
              <table:table-cell office:value-type="float" office:value="-0.0892527430863994">
                <text:p>-0.08925274308639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00823659730466354">
                <text:p>0.00823659730466354</text:p>
              </table:table-cell>
              <table:table-cell office:value-type="float" office:value="3.05">
                <text:p>3.05</text:p>
              </table:table-cell>
              <table:table-cell office:value-type="float" office:value="0.00824732323785187">
                <text:p>0.00824732323785187</text:p>
              </table:table-cell>
              <table:table-cell office:value-type="float" office:value="3.05">
                <text:p>3.05</text:p>
              </table:table-cell>
              <table:table-cell office:value-type="float" office:value="-0.107259331883318">
                <text:p>-0.107259331883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00847539988899969">
                <text:p>0.00847539988899969</text:p>
              </table:table-cell>
              <table:table-cell office:value-type="float" office:value="3.1">
                <text:p>3.1</text:p>
              </table:table-cell>
              <table:table-cell office:value-type="float" office:value="0.00848792648106771">
                <text:p>0.00848792648106771</text:p>
              </table:table-cell>
              <table:table-cell office:value-type="float" office:value="3.1">
                <text:p>3.1</text:p>
              </table:table-cell>
              <table:table-cell office:value-type="float" office:value="-0.125265920680219">
                <text:p>-0.125265920680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00871420247333583">
                <text:p>0.00871420247333583</text:p>
              </table:table-cell>
              <table:table-cell office:value-type="float" office:value="3.15">
                <text:p>3.15</text:p>
              </table:table-cell>
              <table:table-cell office:value-type="float" office:value="0.00872852972428355">
                <text:p>0.00872852972428355</text:p>
              </table:table-cell>
              <table:table-cell office:value-type="float" office:value="3.15">
                <text:p>3.15</text:p>
              </table:table-cell>
              <table:table-cell office:value-type="float" office:value="-0.14327250947712">
                <text:p>-0.143272509477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00895300505767198">
                <text:p>0.00895300505767198</text:p>
              </table:table-cell>
              <table:table-cell office:value-type="float" office:value="3.2">
                <text:p>3.2</text:p>
              </table:table-cell>
              <table:table-cell office:value-type="float" office:value="0.00896913296749938">
                <text:p>0.00896913296749938</text:p>
              </table:table-cell>
              <table:table-cell office:value-type="float" office:value="3.2">
                <text:p>3.2</text:p>
              </table:table-cell>
              <table:table-cell office:value-type="float" office:value="-0.161279098274004">
                <text:p>-0.161279098274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00919180764200813">
                <text:p>0.00919180764200813</text:p>
              </table:table-cell>
              <table:table-cell office:value-type="float" office:value="3.25">
                <text:p>3.25</text:p>
              </table:table-cell>
              <table:table-cell office:value-type="float" office:value="0.00920973621071522">
                <text:p>0.00920973621071522</text:p>
              </table:table-cell>
              <table:table-cell office:value-type="float" office:value="3.25">
                <text:p>3.25</text:p>
              </table:table-cell>
              <table:table-cell office:value-type="float" office:value="-0.179285687070905">
                <text:p>-0.1792856870709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00943061022634427">
                <text:p>0.00943061022634427</text:p>
              </table:table-cell>
              <table:table-cell office:value-type="float" office:value="3.3">
                <text:p>3.3</text:p>
              </table:table-cell>
              <table:table-cell office:value-type="float" office:value="0.00945033945393105">
                <text:p>0.00945033945393105</text:p>
              </table:table-cell>
              <table:table-cell office:value-type="float" office:value="3.3">
                <text:p>3.3</text:p>
              </table:table-cell>
              <table:table-cell office:value-type="float" office:value="-0.197292275867823">
                <text:p>-0.1972922758678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00966941281068042">
                <text:p>0.00966941281068042</text:p>
              </table:table-cell>
              <table:table-cell office:value-type="float" office:value="3.35">
                <text:p>3.35</text:p>
              </table:table-cell>
              <table:table-cell office:value-type="float" office:value="0.00969094269714689">
                <text:p>0.00969094269714689</text:p>
              </table:table-cell>
              <table:table-cell office:value-type="float" office:value="3.35">
                <text:p>3.35</text:p>
              </table:table-cell>
              <table:table-cell office:value-type="float" office:value="-0.215298864664707">
                <text:p>-0.2152988646647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00990821539501656">
                <text:p>0.00990821539501656</text:p>
              </table:table-cell>
              <table:table-cell office:value-type="float" office:value="3.4">
                <text:p>3.4</text:p>
              </table:table-cell>
              <table:table-cell office:value-type="float" office:value="0.00993154594036272">
                <text:p>0.00993154594036272</text:p>
              </table:table-cell>
              <table:table-cell office:value-type="float" office:value="3.4">
                <text:p>3.4</text:p>
              </table:table-cell>
              <table:table-cell office:value-type="float" office:value="-0.233305453461625">
                <text:p>-0.233305453461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0101470179793527">
                <text:p>0.0101470179793527</text:p>
              </table:table-cell>
              <table:table-cell office:value-type="float" office:value="3.45">
                <text:p>3.45</text:p>
              </table:table-cell>
              <table:table-cell office:value-type="float" office:value="0.0101721491835786">
                <text:p>0.0101721491835786</text:p>
              </table:table-cell>
              <table:table-cell office:value-type="float" office:value="3.45">
                <text:p>3.45</text:p>
              </table:table-cell>
              <table:table-cell office:value-type="float" office:value="-0.251312042258527">
                <text:p>-0.2513120422585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0103858205636889">
                <text:p>0.0103858205636889</text:p>
              </table:table-cell>
              <table:table-cell office:value-type="float" office:value="3.5">
                <text:p>3.5</text:p>
              </table:table-cell>
              <table:table-cell office:value-type="float" office:value="0.0104127524267944">
                <text:p>0.0104127524267944</text:p>
              </table:table-cell>
              <table:table-cell office:value-type="float" office:value="3.5">
                <text:p>3.5</text:p>
              </table:table-cell>
              <table:table-cell office:value-type="float" office:value="-0.269318631055428">
                <text:p>-0.2693186310554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010624623148025">
                <text:p>0.010624623148025</text:p>
              </table:table-cell>
              <table:table-cell office:value-type="float" office:value="3.55">
                <text:p>3.55</text:p>
              </table:table-cell>
              <table:table-cell office:value-type="float" office:value="0.0106533556700102">
                <text:p>0.0106533556700102</text:p>
              </table:table-cell>
              <table:table-cell office:value-type="float" office:value="3.55">
                <text:p>3.55</text:p>
              </table:table-cell>
              <table:table-cell office:value-type="float" office:value="-0.287325219852329">
                <text:p>-0.2873252198523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0108634257323611">
                <text:p>0.0108634257323611</text:p>
              </table:table-cell>
              <table:table-cell office:value-type="float" office:value="3.6">
                <text:p>3.6</text:p>
              </table:table-cell>
              <table:table-cell office:value-type="float" office:value="0.0108939589132261">
                <text:p>0.0108939589132261</text:p>
              </table:table-cell>
              <table:table-cell office:value-type="float" office:value="3.6">
                <text:p>3.6</text:p>
              </table:table-cell>
              <table:table-cell office:value-type="float" office:value="-0.30533180864923">
                <text:p>-0.305331808649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11022283166972">
                <text:p>0.0111022283166972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11345621564419">
                <text:p>0.0111345621564419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-0.323338397446114">
                <text:p>-0.3233383974461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13410309010334">
                <text:p>0.0113410309010334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13751653996577">
                <text:p>0.0113751653996577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-0.341344986243032">
                <text:p>-0.341344986243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15798334853695">
                <text:p>0.0115798334853695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16157686428735">
                <text:p>0.0116157686428735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-0.359351575039933">
                <text:p>-0.3593515750399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17895387443565">
                <text:p>0.0117895387443565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18276018087713">
                <text:p>0.0118276018087713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-0.380630644147839">
                <text:p>-0.3806306441478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19992440033435">
                <text:p>0.0119992440033435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2039434974669">
                <text:p>0.012039434974669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-0.401909713255728">
                <text:p>-0.4019097132557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22089492623304">
                <text:p>0.0122089492623304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22512681405668">
                <text:p>0.0122512681405668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-0.423188782363651">
                <text:p>-0.423188782363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24186545213174">
                <text:p>0.0124186545213174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24631013064646">
                <text:p>0.0124631013064646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-0.44446785147154">
                <text:p>-0.44446785147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26283597803044">
                <text:p>0.0126283597803044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26749344723623">
                <text:p>0.0126749344723623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-0.465746920579428">
                <text:p>-0.465746920579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28380650392913">
                <text:p>0.0128380650392913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28867676382601">
                <text:p>0.0128867676382601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-0.487025989687351">
                <text:p>-0.4870259896873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30477702982783">
                <text:p>0.01304777029827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30986008041578">
                <text:p>0.0130986008041578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-0.50830505879524">
                <text:p>-0.508305058795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32574755572653">
                <text:p>0.0132574755572653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33104339700556">
                <text:p>0.0133104339700556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-0.529584127903163">
                <text:p>-0.5295841279031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34671808162522">
                <text:p>0.0134671808162522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35222671359533">
                <text:p>0.013522267135953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-0.550863197011052">
                <text:p>-0.550863197011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36768860752392">
                <text:p>0.0136768860752392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37341003018511">
                <text:p>0.0137341003018511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-0.572142266118958">
                <text:p>-0.5721422661189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38865913342262">
                <text:p>0.0138865913342262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39459334677489">
                <text:p>0.0139459334677489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-0.593421335226864">
                <text:p>-0.593421335226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40962965932131">
                <text:p>0.0140962965932131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41577666336466">
                <text:p>0.0141577666336466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-0.614700404334752">
                <text:p>-0.6147004043347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43060018522001">
                <text:p>0.0143060018522001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43695997995444">
                <text:p>0.0143695997995444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-0.635979473442658">
                <text:p>-0.6359794734426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45157071111871">
                <text:p>0.0145157071111871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45814329654421">
                <text:p>0.0145814329654421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-0.657258542550582">
                <text:p>-0.6572585425505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4725412370174">
                <text:p>0.014725412370174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47932661313399">
                <text:p>0.0147932661313399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-0.67853761165847">
                <text:p>-0.678537611658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4935117629161">
                <text:p>0.014935117629161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50050992972376">
                <text:p>0.0150050992972376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-0.699816680766359">
                <text:p>-0.6998166807663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5144822888148">
                <text:p>0.015144822888148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52169324631354">
                <text:p>0.0152169324631354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-0.721095749874282">
                <text:p>-0.7210957498742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53545281471349">
                <text:p>0.0153545281471349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54287656290332">
                <text:p>0.0154287656290332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-0.742374818982171">
                <text:p>-0.7423748189821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55642334061219">
                <text:p>0.0155642334061219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56405987949309">
                <text:p>0.0156405987949309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-0.763653888090077">
                <text:p>-0.763653888090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57739386651089">
                <text:p>0.0157739386651089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58524319608287">
                <text:p>0.0158524319608287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-0.784932957197983">
                <text:p>-0.7849329571979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60076097009454">
                <text:p>0.0160076097009454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6088446954877">
                <text:p>0.01608844695487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-0.80837253931678">
                <text:p>-0.80837253931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62412807367818">
                <text:p>0.016241280736781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63244619489254">
                <text:p>0.0163244619489254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-0.831812121435613">
                <text:p>-0.831812121435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64749517726183">
                <text:p>0.0164749517726183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65604769429738">
                <text:p>0.0165604769429738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-0.85525170355441">
                <text:p>-0.855251703554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67086228084548">
                <text:p>0.0167086228084548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67964919370221">
                <text:p>0.0167964919370221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-0.878691285673243">
                <text:p>-0.8786912856732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69422938442913">
                <text:p>0.0169422938442913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70325069310705">
                <text:p>0.0170325069310705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-0.902130867792041">
                <text:p>-0.902130867792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71759648801278">
                <text:p>0.0171759648801278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72685219251189">
                <text:p>0.0172685219251189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-0.925570449910873">
                <text:p>-0.9255704499108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174096359159643">
                <text:p>0.017409635915964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175045369191673">
                <text:p>0.017504536919167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-0.949010032029705">
                <text:p>-0.9490100320297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176433069518008">
                <text:p>0.0176433069518008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177405519132156">
                <text:p>0.0177405519132156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-0.972449614148503">
                <text:p>-0.972449614148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178769779876373">
                <text:p>0.0178769779876373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17976566907264">
                <text:p>0.017976566907264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-0.995889196267335">
                <text:p>-0.9958891962673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181106490234738">
                <text:p>0.0181106490234738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182125819013124">
                <text:p>0.0182125819013124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-1.01932877838613">
                <text:p>-1.019328778386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183443200593102">
                <text:p>0.0183443200593102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184485968953607">
                <text:p>0.01844859689536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-1.04276836050497">
                <text:p>-1.042768360504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185779910951467">
                <text:p>0.0185779910951467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186846118894091">
                <text:p>0.0186846118894091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-1.06620794262376">
                <text:p>-1.066207942623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188116621309832">
                <text:p>0.0188116621309832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189206268834575">
                <text:p>0.0189206268834575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-1.0896475247426">
                <text:p>-1.08964752474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190453331668197">
                <text:p>0.0190453331668197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191566418775058">
                <text:p>0.0191566418775058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-1.11308710686136">
                <text:p>-1.113087106861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192790042026562">
                <text:p>0.0192790042026562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193926568715542">
                <text:p>0.0193926568715542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-1.13652668898019">
                <text:p>-1.136526688980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195126752384927">
                <text:p>0.0195126752384927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196286718656026">
                <text:p>0.0196286718656026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-1.15996627109902">
                <text:p>-1.159966271099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197463462743292">
                <text:p>0.0197463462743292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19864686859651">
                <text:p>0.019864686859651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-1.18340585321782">
                <text:p>-1.183405853217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199800173101657">
                <text:p>0.0199800173101657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201007018536993">
                <text:p>0.0201007018536993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-1.20684543533665">
                <text:p>-1.206845435336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02136883460022">
                <text:p>0.0202136883460022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03367168477477">
                <text:p>0.0203367168477477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-1.23028501745545">
                <text:p>-1.230285017455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04473593818386">
                <text:p>0.020447359381838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05727318417961">
                <text:p>0.0205727318417961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-1.25372459957428">
                <text:p>-1.253724599574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05517756318127">
                <text:p>0.020551775631812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06778176267861">
                <text:p>0.0206778176267861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-1.26041994973396">
                <text:p>-1.260419949733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06561918817867">
                <text:p>0.0206561918817867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07829034117761">
                <text:p>0.0207829034117761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-1.2671152998936">
                <text:p>-1.26711529989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07606081317608">
                <text:p>0.0207606081317608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08879891967661">
                <text:p>0.0208879891967661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-1.27381065005327">
                <text:p>-1.273810650053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08650243817348">
                <text:p>0.0208650243817348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09930749817561">
                <text:p>0.0209930749817561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-1.28050600021294">
                <text:p>-1.280506000212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09694406317088">
                <text:p>0.0209694406317088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10981607667461">
                <text:p>0.021098160766746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-1.28720135037258">
                <text:p>-1.28720135037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10738568816829">
                <text:p>0.0210738568816829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12032465517361">
                <text:p>0.0212032465517361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-1.29389670053225">
                <text:p>-1.293896700532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11782731316569">
                <text:p>0.0211782731316569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13083323367261">
                <text:p>0.0213083323367261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-1.30059205069193">
                <text:p>-1.30059205069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12826893816309">
                <text:p>0.0212826893816309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14134181217161">
                <text:p>0.0214134181217161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-1.30728740085156">
                <text:p>-1.307287400851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1387105631605">
                <text:p>0.02138710563160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15185039067061">
                <text:p>0.0215185039067061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-1.31398275101124">
                <text:p>-1.31398275101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1491521881579">
                <text:p>0.021491521881579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16235896916961">
                <text:p>0.0216235896916961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-1.32067810117091">
                <text:p>-1.320678101170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1595938131553">
                <text:p>0.021595938131553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17286754766861">
                <text:p>0.0217286754766861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-1.32737345133055">
                <text:p>-1.32737345133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17003543815271">
                <text:p>0.0217003543815271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18337612616761">
                <text:p>0.0218337612616761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-1.33406880149022">
                <text:p>-1.334068801490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18047706315011">
                <text:p>0.0218047706315011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19388470466661">
                <text:p>0.0219388470466661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-1.34076415164986">
                <text:p>-1.340764151649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19091868814752">
                <text:p>0.0219091868814752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20439328316561">
                <text:p>0.0220439328316561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-1.34745950180957">
                <text:p>-1.347459501809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20136031314492">
                <text:p>0.0220136031314492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21490186166461">
                <text:p>0.022149018616646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-1.35415485196917">
                <text:p>-1.354154851969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21180193814232">
                <text:p>0.02211801938142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22541044016361">
                <text:p>0.0222541044016361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-1.36085020212885">
                <text:p>-1.360850202128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22224356313972">
                <text:p>0.0222224356313972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23591901866261">
                <text:p>0.0223591901866261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-1.36754555228852">
                <text:p>-1.367545552288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23268518813713">
                <text:p>0.0223268518813713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24642759716161">
                <text:p>0.0224642759716161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-1.37424090244819">
                <text:p>-1.374240902448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24312681313453">
                <text:p>0.0224312681313453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25693617566061">
                <text:p>0.0225693617566061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-1.38093625260783">
                <text:p>-1.380936252607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25356843813193">
                <text:p>0.0225356843813193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26744475415961">
                <text:p>0.0226744475415961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-1.3876316027675">
                <text:p>-1.38763160276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26225735165999">
                <text:p>0.0226225735165999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27624045572305">
                <text:p>0.0227624045572305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-1.39831040630534">
                <text:p>-1.398310406305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27094626518805">
                <text:p>0.0227094626518805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28503615728648">
                <text:p>0.022850361572864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-1.40898920984314">
                <text:p>-1.40898920984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27963517871611">
                <text:p>0.0227963517871611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29383185884992">
                <text:p>0.0229383185884992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-1.41966801338093">
                <text:p>-1.419668013380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28832409224417">
                <text:p>0.0228832409224417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30262756041335">
                <text:p>0.0230262756041335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-1.43034681691877">
                <text:p>-1.430346816918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29701300577222">
                <text:p>0.0229701300577222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31142326197679">
                <text:p>0.0231142326197679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-1.4410256204566">
                <text:p>-1.4410256204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30570191930028">
                <text:p>0.0230570191930028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32021896354023">
                <text:p>0.0232021896354023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-1.4517044239944">
                <text:p>-1.45170442399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31439083282834">
                <text:p>0.0231439083282834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32901466510366">
                <text:p>0.0232901466510366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-1.46238322753223">
                <text:p>-1.462383227532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3230797463564">
                <text:p>0.02323079746356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3378103666671">
                <text:p>0.023378103666671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-1.47306203107007">
                <text:p>-1.473062031070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33176865988446">
                <text:p>0.0233176865988446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34660606823053">
                <text:p>0.0234660606823053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-1.48374083460787">
                <text:p>-1.483740834607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34045757341251">
                <text:p>0.0234045757341251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35540176979397">
                <text:p>0.0235540176979397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-1.4944196381457">
                <text:p>-1.49441963814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34914648694057">
                <text:p>0.023491464869405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36419747135741">
                <text:p>0.0236419747135741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-1.5050984416835">
                <text:p>-1.50509844168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35783540046863">
                <text:p>0.0235783540046863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37299317292084">
                <text:p>0.0237299317292084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-1.51577724522133">
                <text:p>-1.515777245221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36652431399669">
                <text:p>0.023665243139966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38178887448428">
                <text:p>0.0238178887448428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-1.52645604875917">
                <text:p>-1.526456048759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37521322752475">
                <text:p>0.0237521322752475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39058457604772">
                <text:p>0.0239058457604772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-1.537134852297">
                <text:p>-1.5371348522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3839021410528">
                <text:p>0.023839021410528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39938027761115">
                <text:p>0.0239938027761115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-1.5478136558348">
                <text:p>-1.54781365583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39259105458086">
                <text:p>0.0239259105458086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40817597917459">
                <text:p>0.0240817597917459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-1.55849245937263">
                <text:p>-1.558492459372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40127996810892">
                <text:p>0.0240127996810892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41697168073802">
                <text:p>0.0241697168073802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-1.56917126291043">
                <text:p>-1.569171262910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40996888163698">
                <text:p>0.0240996888163698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42576738230146">
                <text:p>0.0242576738230146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-1.57985006644826">
                <text:p>-1.579850066448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41865779516504">
                <text:p>0.0241865779516504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4345630838649">
                <text:p>0.024345630838649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-1.59052886998606">
                <text:p>-1.590528869986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42734670869309">
                <text:p>0.0242734670869309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44335878542833">
                <text:p>0.0244335878542833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-1.6012076735239">
                <text:p>-1.60120767352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43612066374852">
                <text:p>0.0243612066374852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45223648900326">
                <text:p>0.0245223648900326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-1.61158252547394">
                <text:p>-1.611582525473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44489461880394">
                <text:p>0.0244489461880394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46111419257818">
                <text:p>0.024611141925781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-1.62195737742395">
                <text:p>-1.621957377423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45366857385937">
                <text:p>0.0245366857385937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46999189615311">
                <text:p>0.0246999189615311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-1.63233222937396">
                <text:p>-1.632332229373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46244252891479">
                <text:p>0.0246244252891479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47886959972803">
                <text:p>0.0247886959972803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-1.64270708132401">
                <text:p>-1.642707081324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47121648397022">
                <text:p>0.0247121648397022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48774730330296">
                <text:p>0.0248774730330296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-1.65308193327402">
                <text:p>-1.653081933274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47999043902564">
                <text:p>0.0247999043902564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49662500687789">
                <text:p>0.0249662500687789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-1.66345678522407">
                <text:p>-1.663456785224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48876439408107">
                <text:p>0.0248876439408107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50550271045281">
                <text:p>0.0250550271045281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-1.67383163717408">
                <text:p>-1.673831637174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4975383491365">
                <text:p>0.024975383491365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51438041402774">
                <text:p>0.025143804140277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-1.68420648912409">
                <text:p>-1.684206489124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50631230419192">
                <text:p>0.0250631230419192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52325811760266">
                <text:p>0.0252325811760266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-1.69458134107413">
                <text:p>-1.694581341074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51508625924735">
                <text:p>0.0251508625924735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53213582117759">
                <text:p>0.0253213582117759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-1.70495619302415">
                <text:p>-1.704956193024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2386021430277">
                <text:p>0.0252386021430277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4101352475251">
                <text:p>0.0254101352475251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-1.71533104497419">
                <text:p>-1.715331044974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326341693582">
                <text:p>0.025326341693582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4989122832744">
                <text:p>0.0254989122832744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-1.7257058969242">
                <text:p>-1.72570589692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54140812441362">
                <text:p>0.0254140812441362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55876893190236">
                <text:p>0.0255876893190236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-1.73608074887421">
                <text:p>-1.736080748874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55018207946905">
                <text:p>0.0255018207946905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56764663547729">
                <text:p>0.0256764663547729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-1.74645560082426">
                <text:p>-1.746455600824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55895603452447">
                <text:p>0.0255895603452447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57652433905222">
                <text:p>0.0257652433905222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-1.75683045277427">
                <text:p>-1.75683045277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5677299895799">
                <text:p>0.025677299895799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58540204262714">
                <text:p>0.0258540204262714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-1.76720530472432">
                <text:p>-1.767205304724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57650394463532">
                <text:p>0.0257650394463532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59427974620207">
                <text:p>0.0259427974620207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-1.77758015667436">
                <text:p>-1.77758015667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58527789969075">
                <text:p>0.0258527789969075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60315744977699">
                <text:p>0.0260315744977699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-1.78795500862437">
                <text:p>-1.787955008624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59405185474618">
                <text:p>0.0259405185474618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61203515335192">
                <text:p>0.0261203515335192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-1.79832986057438">
                <text:p>-1.798329860574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6028258098016">
                <text:p>0.02602825809801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62091285692685">
                <text:p>0.0262091285692685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-1.80870471252443">
                <text:p>-1.808704712524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61079417971896">
                <text:p>0.0261079417971896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62885506258053">
                <text:p>0.0262885506258053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-1.80608828615658">
                <text:p>-1.806088286156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61876254963632">
                <text:p>0.0261876254963632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63679726823421">
                <text:p>0.0263679726823421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-1.80347185978876">
                <text:p>-1.803471859788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62673091955368">
                <text:p>0.0262673091955368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64473947388789">
                <text:p>0.0264473947388789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-1.80085543342094">
                <text:p>-1.800855433420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63469928947103">
                <text:p>0.0263469928947103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65268167954157">
                <text:p>0.0265268167954157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-1.79823900705312">
                <text:p>-1.798239007053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.0264266765938839">
                <text:p>0.0264266765938839</text:p>
              </table:table-cell>
              <table:table-cell office:value-type="float" office:value="9">
                <text:p>9</text:p>
              </table:table-cell>
              <table:table-cell office:value-type="float" office:value="0.0266062388519525">
                <text:p>0.0266062388519525</text:p>
              </table:table-cell>
              <table:table-cell office:value-type="float" office:value="9">
                <text:p>9</text:p>
              </table:table-cell>
              <table:table-cell office:value-type="float" office:value="-1.79562258068526">
                <text:p>-1.795622580685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65063602930575">
                <text:p>0.0265063602930575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66856609084893">
                <text:p>0.0266856609084893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-1.79300615431744">
                <text:p>-1.793006154317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65860439922311">
                <text:p>0.0265860439922311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67650829650261">
                <text:p>0.0267650829650261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-1.79038972794962">
                <text:p>-1.790389727949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5">
                <text:p>9.15</text:p>
              </table:table-cell>
              <table:table-cell office:value-type="float" office:value="0.0266657276914047">
                <text:p>0.0266657276914047</text:p>
              </table:table-cell>
              <table:table-cell office:value-type="float" office:value="9.15">
                <text:p>9.15</text:p>
              </table:table-cell>
              <table:table-cell office:value-type="float" office:value="0.0268445050215629">
                <text:p>0.0268445050215629</text:p>
              </table:table-cell>
              <table:table-cell office:value-type="float" office:value="9.15">
                <text:p>9.15</text:p>
              </table:table-cell>
              <table:table-cell office:value-type="float" office:value="-1.78777330158177">
                <text:p>-1.78777330158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">
                <text:p>9.2</text:p>
              </table:table-cell>
              <table:table-cell office:value-type="float" office:value="0.0267454113905783">
                <text:p>0.0267454113905783</text:p>
              </table:table-cell>
              <table:table-cell office:value-type="float" office:value="9.2">
                <text:p>9.2</text:p>
              </table:table-cell>
              <table:table-cell office:value-type="float" office:value="0.0269239270780997">
                <text:p>0.0269239270780997</text:p>
              </table:table-cell>
              <table:table-cell office:value-type="float" office:value="9.2">
                <text:p>9.2</text:p>
              </table:table-cell>
              <table:table-cell office:value-type="float" office:value="-1.78515687521395">
                <text:p>-1.785156875213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5">
                <text:p>9.25</text:p>
              </table:table-cell>
              <table:table-cell office:value-type="float" office:value="0.0268250950897519">
                <text:p>0.0268250950897519</text:p>
              </table:table-cell>
              <table:table-cell office:value-type="float" office:value="9.25">
                <text:p>9.25</text:p>
              </table:table-cell>
              <table:table-cell office:value-type="float" office:value="0.0270033491346365">
                <text:p>0.0270033491346365</text:p>
              </table:table-cell>
              <table:table-cell office:value-type="float" office:value="9.25">
                <text:p>9.25</text:p>
              </table:table-cell>
              <table:table-cell office:value-type="float" office:value="-1.78254044884613">
                <text:p>-1.782540448846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">
                <text:p>9.3</text:p>
              </table:table-cell>
              <table:table-cell office:value-type="float" office:value="0.0269047787889255">
                <text:p>0.0269047787889255</text:p>
              </table:table-cell>
              <table:table-cell office:value-type="float" office:value="9.3">
                <text:p>9.3</text:p>
              </table:table-cell>
              <table:table-cell office:value-type="float" office:value="0.0270827711911733">
                <text:p>0.0270827711911733</text:p>
              </table:table-cell>
              <table:table-cell office:value-type="float" office:value="9.3">
                <text:p>9.3</text:p>
              </table:table-cell>
              <table:table-cell office:value-type="float" office:value="-1.77992402247827">
                <text:p>-1.779924022478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5">
                <text:p>9.35</text:p>
              </table:table-cell>
              <table:table-cell office:value-type="float" office:value="0.026984462488099">
                <text:p>0.026984462488099</text:p>
              </table:table-cell>
              <table:table-cell office:value-type="float" office:value="9.35">
                <text:p>9.35</text:p>
              </table:table-cell>
              <table:table-cell office:value-type="float" office:value="0.0271621932477101">
                <text:p>0.0271621932477101</text:p>
              </table:table-cell>
              <table:table-cell office:value-type="float" office:value="9.35">
                <text:p>9.35</text:p>
              </table:table-cell>
              <table:table-cell office:value-type="float" office:value="-1.77730759611045">
                <text:p>-1.777307596110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">
                <text:p>9.4</text:p>
              </table:table-cell>
              <table:table-cell office:value-type="float" office:value="0.0270641461872726">
                <text:p>0.0270641461872726</text:p>
              </table:table-cell>
              <table:table-cell office:value-type="float" office:value="9.4">
                <text:p>9.4</text:p>
              </table:table-cell>
              <table:table-cell office:value-type="float" office:value="0.0272416153042469">
                <text:p>0.0272416153042469</text:p>
              </table:table-cell>
              <table:table-cell office:value-type="float" office:value="9.4">
                <text:p>9.4</text:p>
              </table:table-cell>
              <table:table-cell office:value-type="float" office:value="-1.7746911697426">
                <text:p>-1.77469116974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5">
                <text:p>9.45</text:p>
              </table:table-cell>
              <table:table-cell office:value-type="float" office:value="0.0271438298864462">
                <text:p>0.0271438298864462</text:p>
              </table:table-cell>
              <table:table-cell office:value-type="float" office:value="9.45">
                <text:p>9.45</text:p>
              </table:table-cell>
              <table:table-cell office:value-type="float" office:value="0.0273210373607837">
                <text:p>0.0273210373607837</text:p>
              </table:table-cell>
              <table:table-cell office:value-type="float" office:value="9.45">
                <text:p>9.45</text:p>
              </table:table-cell>
              <table:table-cell office:value-type="float" office:value="-1.77207474337481">
                <text:p>-1.772074743374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">
                <text:p>9.5</text:p>
              </table:table-cell>
              <table:table-cell office:value-type="float" office:value="0.0272235135856198">
                <text:p>0.0272235135856198</text:p>
              </table:table-cell>
              <table:table-cell office:value-type="float" office:value="9.5">
                <text:p>9.5</text:p>
              </table:table-cell>
              <table:table-cell office:value-type="float" office:value="0.0274004594173205">
                <text:p>0.0274004594173205</text:p>
              </table:table-cell>
              <table:table-cell office:value-type="float" office:value="9.5">
                <text:p>9.5</text:p>
              </table:table-cell>
              <table:table-cell office:value-type="float" office:value="-1.76945831700696">
                <text:p>-1.769458317006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5">
                <text:p>9.55</text:p>
              </table:table-cell>
              <table:table-cell office:value-type="float" office:value="0.0273031972847934">
                <text:p>0.0273031972847934</text:p>
              </table:table-cell>
              <table:table-cell office:value-type="float" office:value="9.55">
                <text:p>9.55</text:p>
              </table:table-cell>
              <table:table-cell office:value-type="float" office:value="0.0274798814738573">
                <text:p>0.0274798814738573</text:p>
              </table:table-cell>
              <table:table-cell office:value-type="float" office:value="9.55">
                <text:p>9.55</text:p>
              </table:table-cell>
              <table:table-cell office:value-type="float" office:value="-1.7668418906391">
                <text:p>-1.76684189063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">
                <text:p>9.6</text:p>
              </table:table-cell>
              <table:table-cell office:value-type="float" office:value="0.027382880983967">
                <text:p>0.027382880983967</text:p>
              </table:table-cell>
              <table:table-cell office:value-type="float" office:value="9.6">
                <text:p>9.6</text:p>
              </table:table-cell>
              <table:table-cell office:value-type="float" office:value="0.0275593035303941">
                <text:p>0.0275593035303941</text:p>
              </table:table-cell>
              <table:table-cell office:value-type="float" office:value="9.6">
                <text:p>9.6</text:p>
              </table:table-cell>
              <table:table-cell office:value-type="float" office:value="-1.76422546427128">
                <text:p>-1.764225464271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5">
                <text:p>9.65</text:p>
              </table:table-cell>
              <table:table-cell office:value-type="float" office:value="0.0274625646831406">
                <text:p>0.0274625646831406</text:p>
              </table:table-cell>
              <table:table-cell office:value-type="float" office:value="9.65">
                <text:p>9.65</text:p>
              </table:table-cell>
              <table:table-cell office:value-type="float" office:value="0.0276387255869309">
                <text:p>0.0276387255869309</text:p>
              </table:table-cell>
              <table:table-cell office:value-type="float" office:value="9.65">
                <text:p>9.65</text:p>
              </table:table-cell>
              <table:table-cell office:value-type="float" office:value="-1.76160903790343">
                <text:p>-1.761609037903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">
                <text:p>9.7</text:p>
              </table:table-cell>
              <table:table-cell office:value-type="float" office:value="0.0275422483823141">
                <text:p>0.0275422483823141</text:p>
              </table:table-cell>
              <table:table-cell office:value-type="float" office:value="9.7">
                <text:p>9.7</text:p>
              </table:table-cell>
              <table:table-cell office:value-type="float" office:value="0.0277181476434677">
                <text:p>0.0277181476434677</text:p>
              </table:table-cell>
              <table:table-cell office:value-type="float" office:value="9.7">
                <text:p>9.7</text:p>
              </table:table-cell>
              <table:table-cell office:value-type="float" office:value="-1.75899261153561">
                <text:p>-1.758992611535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5">
                <text:p>9.75</text:p>
              </table:table-cell>
              <table:table-cell office:value-type="float" office:value="0.0276219320814877">
                <text:p>0.0276219320814877</text:p>
              </table:table-cell>
              <table:table-cell office:value-type="float" office:value="9.75">
                <text:p>9.75</text:p>
              </table:table-cell>
              <table:table-cell office:value-type="float" office:value="0.0277975697000045">
                <text:p>0.0277975697000045</text:p>
              </table:table-cell>
              <table:table-cell office:value-type="float" office:value="9.75">
                <text:p>9.75</text:p>
              </table:table-cell>
              <table:table-cell office:value-type="float" office:value="-1.75637618516779">
                <text:p>-1.756376185167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">
                <text:p>9.8</text:p>
              </table:table-cell>
              <table:table-cell office:value-type="float" office:value="0.0276602788420367">
                <text:p>0.0276602788420367</text:p>
              </table:table-cell>
              <table:table-cell office:value-type="float" office:value="9.8">
                <text:p>9.8</text:p>
              </table:table-cell>
              <table:table-cell office:value-type="float" office:value="0.0278354001128151">
                <text:p>0.0278354001128151</text:p>
              </table:table-cell>
              <table:table-cell office:value-type="float" office:value="9.8">
                <text:p>9.8</text:p>
              </table:table-cell>
              <table:table-cell office:value-type="float" office:value="-1.75121270778397">
                <text:p>-1.751212707783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76986256025858">
                <text:p>0.027698625602585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78732305256258">
                <text:p>0.027873230525625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-1.74604923040011">
                <text:p>-1.746049230400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77369723631348">
                <text:p>0.0277369723631348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79110609384364">
                <text:p>0.0279110609384364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-1.74088575301629">
                <text:p>-1.740885753016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77753191236838">
                <text:p>0.0277753191236838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7948891351247">
                <text:p>0.027948891351247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-1.73572227563246">
                <text:p>-1.735722275632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0.0278136658842328">
                <text:p>0.0278136658842328</text:p>
              </table:table-cell>
              <table:table-cell office:value-type="float" office:value="10">
                <text:p>10</text:p>
              </table:table-cell>
              <table:table-cell office:value-type="float" office:value="0.0279867217640576">
                <text:p>0.0279867217640576</text:p>
              </table:table-cell>
              <table:table-cell office:value-type="float" office:value="10">
                <text:p>10</text:p>
              </table:table-cell>
              <table:table-cell office:value-type="float" office:value="-1.73055879824864">
                <text:p>-1.730558798248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5">
                <text:p>10.05</text:p>
              </table:table-cell>
              <table:table-cell office:value-type="float" office:value="0.0278520126447818">
                <text:p>0.0278520126447818</text:p>
              </table:table-cell>
              <table:table-cell office:value-type="float" office:value="10.05">
                <text:p>10.05</text:p>
              </table:table-cell>
              <table:table-cell office:value-type="float" office:value="0.0280245521768683">
                <text:p>0.0280245521768683</text:p>
              </table:table-cell>
              <table:table-cell office:value-type="float" office:value="10.05">
                <text:p>10.05</text:p>
              </table:table-cell>
              <table:table-cell office:value-type="float" office:value="-1.72539532086482">
                <text:p>-1.725395320864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1">
                <text:p>10.1</text:p>
              </table:table-cell>
              <table:table-cell office:value-type="float" office:value="0.0278903594053308">
                <text:p>0.0278903594053308</text:p>
              </table:table-cell>
              <table:table-cell office:value-type="float" office:value="10.1">
                <text:p>10.1</text:p>
              </table:table-cell>
              <table:table-cell office:value-type="float" office:value="0.0280623825896789">
                <text:p>0.0280623825896789</text:p>
              </table:table-cell>
              <table:table-cell office:value-type="float" office:value="10.1">
                <text:p>10.1</text:p>
              </table:table-cell>
              <table:table-cell office:value-type="float" office:value="-1.720231843481">
                <text:p>-1.7202318434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5">
                <text:p>10.15</text:p>
              </table:table-cell>
              <table:table-cell office:value-type="float" office:value="0.0279287061658798">
                <text:p>0.0279287061658798</text:p>
              </table:table-cell>
              <table:table-cell office:value-type="float" office:value="10.15">
                <text:p>10.15</text:p>
              </table:table-cell>
              <table:table-cell office:value-type="float" office:value="0.0281002130024895">
                <text:p>0.0281002130024895</text:p>
              </table:table-cell>
              <table:table-cell office:value-type="float" office:value="10.15">
                <text:p>10.15</text:p>
              </table:table-cell>
              <table:table-cell office:value-type="float" office:value="-1.71506836609714">
                <text:p>-1.715068366097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">
                <text:p>10.2</text:p>
              </table:table-cell>
              <table:table-cell office:value-type="float" office:value="0.0279670529264288">
                <text:p>0.0279670529264288</text:p>
              </table:table-cell>
              <table:table-cell office:value-type="float" office:value="10.2">
                <text:p>10.2</text:p>
              </table:table-cell>
              <table:table-cell office:value-type="float" office:value="0.0281380434153002">
                <text:p>0.0281380434153002</text:p>
              </table:table-cell>
              <table:table-cell office:value-type="float" office:value="10.2">
                <text:p>10.2</text:p>
              </table:table-cell>
              <table:table-cell office:value-type="float" office:value="-1.70990488871332">
                <text:p>-1.709904888713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5">
                <text:p>10.25</text:p>
              </table:table-cell>
              <table:table-cell office:value-type="float" office:value="0.0280053996869778">
                <text:p>0.0280053996869778</text:p>
              </table:table-cell>
              <table:table-cell office:value-type="float" office:value="10.25">
                <text:p>10.25</text:p>
              </table:table-cell>
              <table:table-cell office:value-type="float" office:value="0.0281758738281108">
                <text:p>0.0281758738281108</text:p>
              </table:table-cell>
              <table:table-cell office:value-type="float" office:value="10.25">
                <text:p>10.25</text:p>
              </table:table-cell>
              <table:table-cell office:value-type="float" office:value="-1.70474141132949">
                <text:p>-1.704741411329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3">
                <text:p>10.3</text:p>
              </table:table-cell>
              <table:table-cell office:value-type="float" office:value="0.0280437464475269">
                <text:p>0.0280437464475269</text:p>
              </table:table-cell>
              <table:table-cell office:value-type="float" office:value="10.3">
                <text:p>10.3</text:p>
              </table:table-cell>
              <table:table-cell office:value-type="float" office:value="0.0282137042409214">
                <text:p>0.0282137042409214</text:p>
              </table:table-cell>
              <table:table-cell office:value-type="float" office:value="10.3">
                <text:p>10.3</text:p>
              </table:table-cell>
              <table:table-cell office:value-type="float" office:value="-1.69957793394567">
                <text:p>-1.69957793394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5">
                <text:p>10.35</text:p>
              </table:table-cell>
              <table:table-cell office:value-type="float" office:value="0.0280820932080759">
                <text:p>0.0280820932080759</text:p>
              </table:table-cell>
              <table:table-cell office:value-type="float" office:value="10.35">
                <text:p>10.35</text:p>
              </table:table-cell>
              <table:table-cell office:value-type="float" office:value="0.0282515346537321">
                <text:p>0.0282515346537321</text:p>
              </table:table-cell>
              <table:table-cell office:value-type="float" office:value="10.35">
                <text:p>10.35</text:p>
              </table:table-cell>
              <table:table-cell office:value-type="float" office:value="-1.69441445656181">
                <text:p>-1.694414456561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4">
                <text:p>10.4</text:p>
              </table:table-cell>
              <table:table-cell office:value-type="float" office:value="0.0281204399686249">
                <text:p>0.0281204399686249</text:p>
              </table:table-cell>
              <table:table-cell office:value-type="float" office:value="10.4">
                <text:p>10.4</text:p>
              </table:table-cell>
              <table:table-cell office:value-type="float" office:value="0.0282893650665427">
                <text:p>0.0282893650665427</text:p>
              </table:table-cell>
              <table:table-cell office:value-type="float" office:value="10.4">
                <text:p>10.4</text:p>
              </table:table-cell>
              <table:table-cell office:value-type="float" office:value="-1.68925097917799">
                <text:p>-1.689250979177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5">
                <text:p>10.45</text:p>
              </table:table-cell>
              <table:table-cell office:value-type="float" office:value="0.0281587867291739">
                <text:p>0.0281587867291739</text:p>
              </table:table-cell>
              <table:table-cell office:value-type="float" office:value="10.45">
                <text:p>10.45</text:p>
              </table:table-cell>
              <table:table-cell office:value-type="float" office:value="0.0283271954793533">
                <text:p>0.0283271954793533</text:p>
              </table:table-cell>
              <table:table-cell office:value-type="float" office:value="10.45">
                <text:p>10.45</text:p>
              </table:table-cell>
              <table:table-cell office:value-type="float" office:value="-1.68408750179417">
                <text:p>-1.684087501794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">
                <text:p>10.5</text:p>
              </table:table-cell>
              <table:table-cell office:value-type="float" office:value="0.0281971334897229">
                <text:p>0.0281971334897229</text:p>
              </table:table-cell>
              <table:table-cell office:value-type="float" office:value="10.5">
                <text:p>10.5</text:p>
              </table:table-cell>
              <table:table-cell office:value-type="float" office:value="0.0283650258921639">
                <text:p>0.0283650258921639</text:p>
              </table:table-cell>
              <table:table-cell office:value-type="float" office:value="10.5">
                <text:p>10.5</text:p>
              </table:table-cell>
              <table:table-cell office:value-type="float" office:value="-1.67892402441031">
                <text:p>-1.678924024410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5">
                <text:p>10.55</text:p>
              </table:table-cell>
              <table:table-cell office:value-type="float" office:value="0.0282354802502719">
                <text:p>0.0282354802502719</text:p>
              </table:table-cell>
              <table:table-cell office:value-type="float" office:value="10.55">
                <text:p>10.55</text:p>
              </table:table-cell>
              <table:table-cell office:value-type="float" office:value="0.0284028563049746">
                <text:p>0.0284028563049746</text:p>
              </table:table-cell>
              <table:table-cell office:value-type="float" office:value="10.55">
                <text:p>10.55</text:p>
              </table:table-cell>
              <table:table-cell office:value-type="float" office:value="-1.67376054702649">
                <text:p>-1.673760547026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6">
                <text:p>10.6</text:p>
              </table:table-cell>
              <table:table-cell office:value-type="float" office:value="0.0282738270108209">
                <text:p>0.0282738270108209</text:p>
              </table:table-cell>
              <table:table-cell office:value-type="float" office:value="10.6">
                <text:p>10.6</text:p>
              </table:table-cell>
              <table:table-cell office:value-type="float" office:value="0.0284406867177852">
                <text:p>0.0284406867177852</text:p>
              </table:table-cell>
              <table:table-cell office:value-type="float" office:value="10.6">
                <text:p>10.6</text:p>
              </table:table-cell>
              <table:table-cell office:value-type="float" office:value="-1.66859706964267">
                <text:p>-1.668597069642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5">
                <text:p>10.65</text:p>
              </table:table-cell>
              <table:table-cell office:value-type="float" office:value="0.02831217377137">
                <text:p>0.02831217377137</text:p>
              </table:table-cell>
              <table:table-cell office:value-type="float" office:value="10.65">
                <text:p>10.65</text:p>
              </table:table-cell>
              <table:table-cell office:value-type="float" office:value="0.0284785171305958">
                <text:p>0.0284785171305958</text:p>
              </table:table-cell>
              <table:table-cell office:value-type="float" office:value="10.65">
                <text:p>10.65</text:p>
              </table:table-cell>
              <table:table-cell office:value-type="float" office:value="-1.66343359225885">
                <text:p>-1.663433592258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">
                <text:p>10.7</text:p>
              </table:table-cell>
              <table:table-cell office:value-type="float" office:value="0.028350520531919">
                <text:p>0.028350520531919</text:p>
              </table:table-cell>
              <table:table-cell office:value-type="float" office:value="10.7">
                <text:p>10.7</text:p>
              </table:table-cell>
              <table:table-cell office:value-type="float" office:value="0.0285163475434065">
                <text:p>0.0285163475434065</text:p>
              </table:table-cell>
              <table:table-cell office:value-type="float" office:value="10.7">
                <text:p>10.7</text:p>
              </table:table-cell>
              <table:table-cell office:value-type="float" office:value="-1.65827011487502">
                <text:p>-1.65827011487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5">
                <text:p>10.75</text:p>
              </table:table-cell>
              <table:table-cell office:value-type="float" office:value="0.028388867292468">
                <text:p>0.028388867292468</text:p>
              </table:table-cell>
              <table:table-cell office:value-type="float" office:value="10.75">
                <text:p>10.75</text:p>
              </table:table-cell>
              <table:table-cell office:value-type="float" office:value="0.0285541779562171">
                <text:p>0.0285541779562171</text:p>
              </table:table-cell>
              <table:table-cell office:value-type="float" office:value="10.75">
                <text:p>10.75</text:p>
              </table:table-cell>
              <table:table-cell office:value-type="float" office:value="-1.65310663749117">
                <text:p>-1.653106637491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8">
                <text:p>10.8</text:p>
              </table:table-cell>
              <table:table-cell office:value-type="float" office:value="0.028427214053017">
                <text:p>0.028427214053017</text:p>
              </table:table-cell>
              <table:table-cell office:value-type="float" office:value="10.8">
                <text:p>10.8</text:p>
              </table:table-cell>
              <table:table-cell office:value-type="float" office:value="0.0285920083690277">
                <text:p>0.0285920083690277</text:p>
              </table:table-cell>
              <table:table-cell office:value-type="float" office:value="10.8">
                <text:p>10.8</text:p>
              </table:table-cell>
              <table:table-cell office:value-type="float" office:value="-1.64794316010734">
                <text:p>-1.647943160107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5">
                <text:p>10.85</text:p>
              </table:table-cell>
              <table:table-cell office:value-type="float" office:value="0.028465560813566">
                <text:p>0.028465560813566</text:p>
              </table:table-cell>
              <table:table-cell office:value-type="float" office:value="10.85">
                <text:p>10.85</text:p>
              </table:table-cell>
              <table:table-cell office:value-type="float" office:value="0.0286298387818384">
                <text:p>0.0286298387818384</text:p>
              </table:table-cell>
              <table:table-cell office:value-type="float" office:value="10.85">
                <text:p>10.85</text:p>
              </table:table-cell>
              <table:table-cell office:value-type="float" office:value="-1.64277968272352">
                <text:p>-1.642779682723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9">
                <text:p>10.9</text:p>
              </table:table-cell>
              <table:table-cell office:value-type="float" office:value="0.028503907574115">
                <text:p>0.028503907574115</text:p>
              </table:table-cell>
              <table:table-cell office:value-type="float" office:value="10.9">
                <text:p>10.9</text:p>
              </table:table-cell>
              <table:table-cell office:value-type="float" office:value="0.028667669194649">
                <text:p>0.028667669194649</text:p>
              </table:table-cell>
              <table:table-cell office:value-type="float" office:value="10.9">
                <text:p>10.9</text:p>
              </table:table-cell>
              <table:table-cell office:value-type="float" office:value="-1.6376162053397">
                <text:p>-1.63761620533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5">
                <text:p>10.95</text:p>
              </table:table-cell>
              <table:table-cell office:value-type="float" office:value="0.028542254334664">
                <text:p>0.028542254334664</text:p>
              </table:table-cell>
              <table:table-cell office:value-type="float" office:value="10.95">
                <text:p>10.95</text:p>
              </table:table-cell>
              <table:table-cell office:value-type="float" office:value="0.0287054996074596">
                <text:p>0.0287054996074596</text:p>
              </table:table-cell>
              <table:table-cell office:value-type="float" office:value="10.95">
                <text:p>10.95</text:p>
              </table:table-cell>
              <table:table-cell office:value-type="float" office:value="-1.63245272795588">
                <text:p>-1.632452727955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">
                <text:p>11</text:p>
              </table:table-cell>
              <table:table-cell office:value-type="float" office:value="0.028580601095213">
                <text:p>0.028580601095213</text:p>
              </table:table-cell>
              <table:table-cell office:value-type="float" office:value="11">
                <text:p>11</text:p>
              </table:table-cell>
              <table:table-cell office:value-type="float" office:value="0.0287433300202703">
                <text:p>0.0287433300202703</text:p>
              </table:table-cell>
              <table:table-cell office:value-type="float" office:value="11">
                <text:p>11</text:p>
              </table:table-cell>
              <table:table-cell office:value-type="float" office:value="-1.62728925057205">
                <text:p>-1.627289250572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5">
                <text:p>11.05</text:p>
              </table:table-cell>
              <table:table-cell office:value-type="float" office:value="0.0286189478557621">
                <text:p>0.0286189478557621</text:p>
              </table:table-cell>
              <table:table-cell office:value-type="float" office:value="11.05">
                <text:p>11.05</text:p>
              </table:table-cell>
              <table:table-cell office:value-type="float" office:value="0.0287811604330809">
                <text:p>0.0287811604330809</text:p>
              </table:table-cell>
              <table:table-cell office:value-type="float" office:value="11.05">
                <text:p>11.05</text:p>
              </table:table-cell>
              <table:table-cell office:value-type="float" office:value="-1.6221257731882">
                <text:p>-1.62212577318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1">
                <text:p>11.1</text:p>
              </table:table-cell>
              <table:table-cell office:value-type="float" office:value="0.0286572946163111">
                <text:p>0.0286572946163111</text:p>
              </table:table-cell>
              <table:table-cell office:value-type="float" office:value="11.1">
                <text:p>11.1</text:p>
              </table:table-cell>
              <table:table-cell office:value-type="float" office:value="0.0288189908458915">
                <text:p>0.0288189908458915</text:p>
              </table:table-cell>
              <table:table-cell office:value-type="float" office:value="11.1">
                <text:p>11.1</text:p>
              </table:table-cell>
              <table:table-cell office:value-type="float" office:value="-1.61696229580437">
                <text:p>-1.616962295804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5">
                <text:p>11.15</text:p>
              </table:table-cell>
              <table:table-cell office:value-type="float" office:value="0.0286956413768601">
                <text:p>0.0286956413768601</text:p>
              </table:table-cell>
              <table:table-cell office:value-type="float" office:value="11.15">
                <text:p>11.15</text:p>
              </table:table-cell>
              <table:table-cell office:value-type="float" office:value="0.0288568212587021">
                <text:p>0.0288568212587021</text:p>
              </table:table-cell>
              <table:table-cell office:value-type="float" office:value="11.15">
                <text:p>11.15</text:p>
              </table:table-cell>
              <table:table-cell office:value-type="float" office:value="-1.61179881842055">
                <text:p>-1.61179881842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2">
                <text:p>11.2</text:p>
              </table:table-cell>
              <table:table-cell office:value-type="float" office:value="0.0287339881374091">
                <text:p>0.0287339881374091</text:p>
              </table:table-cell>
              <table:table-cell office:value-type="float" office:value="11.2">
                <text:p>11.2</text:p>
              </table:table-cell>
              <table:table-cell office:value-type="float" office:value="0.0288946516715128">
                <text:p>0.0288946516715128</text:p>
              </table:table-cell>
              <table:table-cell office:value-type="float" office:value="11.2">
                <text:p>11.2</text:p>
              </table:table-cell>
              <table:table-cell office:value-type="float" office:value="-1.60663534103669">
                <text:p>-1.606635341036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5">
                <text:p>11.25</text:p>
              </table:table-cell>
              <table:table-cell office:value-type="float" office:value="0.0287723348979581">
                <text:p>0.0287723348979581</text:p>
              </table:table-cell>
              <table:table-cell office:value-type="float" office:value="11.25">
                <text:p>11.25</text:p>
              </table:table-cell>
              <table:table-cell office:value-type="float" office:value="0.0289324820843234">
                <text:p>0.0289324820843234</text:p>
              </table:table-cell>
              <table:table-cell office:value-type="float" office:value="11.25">
                <text:p>11.25</text:p>
              </table:table-cell>
              <table:table-cell office:value-type="float" office:value="-1.60147186365287">
                <text:p>-1.601471863652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3">
                <text:p>11.3</text:p>
              </table:table-cell>
              <table:table-cell office:value-type="float" office:value="0.0288106816585071">
                <text:p>0.0288106816585071</text:p>
              </table:table-cell>
              <table:table-cell office:value-type="float" office:value="11.3">
                <text:p>11.3</text:p>
              </table:table-cell>
              <table:table-cell office:value-type="float" office:value="0.028970312497134">
                <text:p>0.028970312497134</text:p>
              </table:table-cell>
              <table:table-cell office:value-type="float" office:value="11.3">
                <text:p>11.3</text:p>
              </table:table-cell>
              <table:table-cell office:value-type="float" office:value="-1.59630838626905">
                <text:p>-1.596308386269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5">
                <text:p>11.35</text:p>
              </table:table-cell>
              <table:table-cell office:value-type="float" office:value="0.0288490284190561">
                <text:p>0.0288490284190561</text:p>
              </table:table-cell>
              <table:table-cell office:value-type="float" office:value="11.35">
                <text:p>11.35</text:p>
              </table:table-cell>
              <table:table-cell office:value-type="float" office:value="0.0290081429099447">
                <text:p>0.0290081429099447</text:p>
              </table:table-cell>
              <table:table-cell office:value-type="float" office:value="11.35">
                <text:p>11.35</text:p>
              </table:table-cell>
              <table:table-cell office:value-type="float" office:value="-1.59114490888523">
                <text:p>-1.591144908885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4">
                <text:p>11.4</text:p>
              </table:table-cell>
              <table:table-cell office:value-type="float" office:value="0.0288873751796051">
                <text:p>0.0288873751796051</text:p>
              </table:table-cell>
              <table:table-cell office:value-type="float" office:value="11.4">
                <text:p>11.4</text:p>
              </table:table-cell>
              <table:table-cell office:value-type="float" office:value="0.0290459733227553">
                <text:p>0.0290459733227553</text:p>
              </table:table-cell>
              <table:table-cell office:value-type="float" office:value="11.4">
                <text:p>11.4</text:p>
              </table:table-cell>
              <table:table-cell office:value-type="float" office:value="-1.5859814315014">
                <text:p>-1.58598143150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5">
                <text:p>11.45</text:p>
              </table:table-cell>
              <table:table-cell office:value-type="float" office:value="0.0289257219401542">
                <text:p>0.0289257219401542</text:p>
              </table:table-cell>
              <table:table-cell office:value-type="float" office:value="11.45">
                <text:p>11.45</text:p>
              </table:table-cell>
              <table:table-cell office:value-type="float" office:value="0.0290838037355659">
                <text:p>0.0290838037355659</text:p>
              </table:table-cell>
              <table:table-cell office:value-type="float" office:value="11.45">
                <text:p>11.45</text:p>
              </table:table-cell>
              <table:table-cell office:value-type="float" office:value="-1.58081795411755">
                <text:p>-1.580817954117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">
                <text:p>11.5</text:p>
              </table:table-cell>
              <table:table-cell office:value-type="float" office:value="0.0289640687007032">
                <text:p>0.0289640687007032</text:p>
              </table:table-cell>
              <table:table-cell office:value-type="float" office:value="11.5">
                <text:p>11.5</text:p>
              </table:table-cell>
              <table:table-cell office:value-type="float" office:value="0.0291216341483765">
                <text:p>0.0291216341483765</text:p>
              </table:table-cell>
              <table:table-cell office:value-type="float" office:value="11.5">
                <text:p>11.5</text:p>
              </table:table-cell>
              <table:table-cell office:value-type="float" office:value="-1.57565447673372">
                <text:p>-1.575654476733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5">
                <text:p>11.55</text:p>
              </table:table-cell>
              <table:table-cell office:value-type="float" office:value="0.0290024154612522">
                <text:p>0.0290024154612522</text:p>
              </table:table-cell>
              <table:table-cell office:value-type="float" office:value="11.55">
                <text:p>11.55</text:p>
              </table:table-cell>
              <table:table-cell office:value-type="float" office:value="0.0291594645611872">
                <text:p>0.0291594645611872</text:p>
              </table:table-cell>
              <table:table-cell office:value-type="float" office:value="11.55">
                <text:p>11.55</text:p>
              </table:table-cell>
              <table:table-cell office:value-type="float" office:value="-1.57049099934987">
                <text:p>-1.570490999349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6">
                <text:p>11.6</text:p>
              </table:table-cell>
              <table:table-cell office:value-type="float" office:value="0.0290407622218012">
                <text:p>0.0290407622218012</text:p>
              </table:table-cell>
              <table:table-cell office:value-type="float" office:value="11.6">
                <text:p>11.6</text:p>
              </table:table-cell>
              <table:table-cell office:value-type="float" office:value="0.0291972949739978">
                <text:p>0.0291972949739978</text:p>
              </table:table-cell>
              <table:table-cell office:value-type="float" office:value="11.6">
                <text:p>11.6</text:p>
              </table:table-cell>
              <table:table-cell office:value-type="float" office:value="-1.56532752196608">
                <text:p>-1.565327521966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5">
                <text:p>11.65</text:p>
              </table:table-cell>
              <table:table-cell office:value-type="float" office:value="0.0290791089823502">
                <text:p>0.0290791089823502</text:p>
              </table:table-cell>
              <table:table-cell office:value-type="float" office:value="11.65">
                <text:p>11.65</text:p>
              </table:table-cell>
              <table:table-cell office:value-type="float" office:value="0.0292351253868084">
                <text:p>0.0292351253868084</text:p>
              </table:table-cell>
              <table:table-cell office:value-type="float" office:value="11.65">
                <text:p>11.65</text:p>
              </table:table-cell>
              <table:table-cell office:value-type="float" office:value="-1.56016404458222">
                <text:p>-1.560164044582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">
                <text:p>11.7</text:p>
              </table:table-cell>
              <table:table-cell office:value-type="float" office:value="0.0291174557428992">
                <text:p>0.0291174557428992</text:p>
              </table:table-cell>
              <table:table-cell office:value-type="float" office:value="11.7">
                <text:p>11.7</text:p>
              </table:table-cell>
              <table:table-cell office:value-type="float" office:value="0.0292729557996191">
                <text:p>0.0292729557996191</text:p>
              </table:table-cell>
              <table:table-cell office:value-type="float" office:value="11.7">
                <text:p>11.7</text:p>
              </table:table-cell>
              <table:table-cell office:value-type="float" office:value="-1.5550005671984">
                <text:p>-1.55500056719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5">
                <text:p>11.75</text:p>
              </table:table-cell>
              <table:table-cell office:value-type="float" office:value="0.0291558025034482">
                <text:p>0.0291558025034482</text:p>
              </table:table-cell>
              <table:table-cell office:value-type="float" office:value="11.75">
                <text:p>11.75</text:p>
              </table:table-cell>
              <table:table-cell office:value-type="float" office:value="0.0293107862124297">
                <text:p>0.0293107862124297</text:p>
              </table:table-cell>
              <table:table-cell office:value-type="float" office:value="11.75">
                <text:p>11.75</text:p>
              </table:table-cell>
              <table:table-cell office:value-type="float" office:value="-1.54983708981458">
                <text:p>-1.549837089814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8">
                <text:p>11.8</text:p>
              </table:table-cell>
              <table:table-cell office:value-type="float" office:value="0.0291360171508129">
                <text:p>0.0291360171508129</text:p>
              </table:table-cell>
              <table:table-cell office:value-type="float" office:value="11.8">
                <text:p>11.8</text:p>
              </table:table-cell>
              <table:table-cell office:value-type="float" office:value="0.0292905115039823">
                <text:p>0.0292905115039823</text:p>
              </table:table-cell>
              <table:table-cell office:value-type="float" office:value="11.8">
                <text:p>11.8</text:p>
              </table:table-cell>
              <table:table-cell office:value-type="float" office:value="-1.54494353169412">
                <text:p>-1.544943531694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5">
                <text:p>11.85</text:p>
              </table:table-cell>
              <table:table-cell office:value-type="float" office:value="0.0291162317981776">
                <text:p>0.0291162317981776</text:p>
              </table:table-cell>
              <table:table-cell office:value-type="float" office:value="11.85">
                <text:p>11.85</text:p>
              </table:table-cell>
              <table:table-cell office:value-type="float" office:value="0.0292702367955349">
                <text:p>0.0292702367955349</text:p>
              </table:table-cell>
              <table:table-cell office:value-type="float" office:value="11.85">
                <text:p>11.85</text:p>
              </table:table-cell>
              <table:table-cell office:value-type="float" office:value="-1.5400499735737">
                <text:p>-1.54004997357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9">
                <text:p>11.9</text:p>
              </table:table-cell>
              <table:table-cell office:value-type="float" office:value="0.0290964464455422">
                <text:p>0.0290964464455422</text:p>
              </table:table-cell>
              <table:table-cell office:value-type="float" office:value="11.9">
                <text:p>11.9</text:p>
              </table:table-cell>
              <table:table-cell office:value-type="float" office:value="0.0292499620870875">
                <text:p>0.0292499620870875</text:p>
              </table:table-cell>
              <table:table-cell office:value-type="float" office:value="11.9">
                <text:p>11.9</text:p>
              </table:table-cell>
              <table:table-cell office:value-type="float" office:value="-1.53515641545324">
                <text:p>-1.535156415453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5">
                <text:p>11.95</text:p>
              </table:table-cell>
              <table:table-cell office:value-type="float" office:value="0.0290766610929069">
                <text:p>0.0290766610929069</text:p>
              </table:table-cell>
              <table:table-cell office:value-type="float" office:value="11.95">
                <text:p>11.95</text:p>
              </table:table-cell>
              <table:table-cell office:value-type="float" office:value="0.0292296873786402">
                <text:p>0.0292296873786402</text:p>
              </table:table-cell>
              <table:table-cell office:value-type="float" office:value="11.95">
                <text:p>11.95</text:p>
              </table:table-cell>
              <table:table-cell office:value-type="float" office:value="-1.53026285733281">
                <text:p>-1.530262857332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">
                <text:p>12</text:p>
              </table:table-cell>
              <table:table-cell office:value-type="float" office:value="0.0290568757402715">
                <text:p>0.0290568757402715</text:p>
              </table:table-cell>
              <table:table-cell office:value-type="float" office:value="12">
                <text:p>12</text:p>
              </table:table-cell>
              <table:table-cell office:value-type="float" office:value="0.0292094126701928">
                <text:p>0.0292094126701928</text:p>
              </table:table-cell>
              <table:table-cell office:value-type="float" office:value="12">
                <text:p>12</text:p>
              </table:table-cell>
              <table:table-cell office:value-type="float" office:value="-1.52536929921236">
                <text:p>-1.525369299212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5">
                <text:p>12.05</text:p>
              </table:table-cell>
              <table:table-cell office:value-type="float" office:value="0.0290370903876362">
                <text:p>0.0290370903876362</text:p>
              </table:table-cell>
              <table:table-cell office:value-type="float" office:value="12.05">
                <text:p>12.05</text:p>
              </table:table-cell>
              <table:table-cell office:value-type="float" office:value="0.0291891379617454">
                <text:p>0.0291891379617454</text:p>
              </table:table-cell>
              <table:table-cell office:value-type="float" office:value="12.05">
                <text:p>12.05</text:p>
              </table:table-cell>
              <table:table-cell office:value-type="float" office:value="-1.52047574109193">
                <text:p>-1.520475741091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1">
                <text:p>12.1</text:p>
              </table:table-cell>
              <table:table-cell office:value-type="float" office:value="0.0290173050350008">
                <text:p>0.0290173050350008</text:p>
              </table:table-cell>
              <table:table-cell office:value-type="float" office:value="12.1">
                <text:p>12.1</text:p>
              </table:table-cell>
              <table:table-cell office:value-type="float" office:value="0.029168863253298">
                <text:p>0.029168863253298</text:p>
              </table:table-cell>
              <table:table-cell office:value-type="float" office:value="12.1">
                <text:p>12.1</text:p>
              </table:table-cell>
              <table:table-cell office:value-type="float" office:value="-1.51558218297147">
                <text:p>-1.515582182971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5">
                <text:p>12.15</text:p>
              </table:table-cell>
              <table:table-cell office:value-type="float" office:value="0.0289975196823655">
                <text:p>0.0289975196823655</text:p>
              </table:table-cell>
              <table:table-cell office:value-type="float" office:value="12.15">
                <text:p>12.15</text:p>
              </table:table-cell>
              <table:table-cell office:value-type="float" office:value="0.0291485885448506">
                <text:p>0.0291485885448506</text:p>
              </table:table-cell>
              <table:table-cell office:value-type="float" office:value="12.15">
                <text:p>12.15</text:p>
              </table:table-cell>
              <table:table-cell office:value-type="float" office:value="-1.51068862485101">
                <text:p>-1.510688624851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2">
                <text:p>12.2</text:p>
              </table:table-cell>
              <table:table-cell office:value-type="float" office:value="0.0289777343297302">
                <text:p>0.0289777343297302</text:p>
              </table:table-cell>
              <table:table-cell office:value-type="float" office:value="12.2">
                <text:p>12.2</text:p>
              </table:table-cell>
              <table:table-cell office:value-type="float" office:value="0.0291283138364032">
                <text:p>0.0291283138364032</text:p>
              </table:table-cell>
              <table:table-cell office:value-type="float" office:value="12.2">
                <text:p>12.2</text:p>
              </table:table-cell>
              <table:table-cell office:value-type="float" office:value="-1.50579506673059">
                <text:p>-1.505795066730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5">
                <text:p>12.25</text:p>
              </table:table-cell>
              <table:table-cell office:value-type="float" office:value="0.0289579489770948">
                <text:p>0.0289579489770948</text:p>
              </table:table-cell>
              <table:table-cell office:value-type="float" office:value="12.25">
                <text:p>12.25</text:p>
              </table:table-cell>
              <table:table-cell office:value-type="float" office:value="0.0291080391279558">
                <text:p>0.0291080391279558</text:p>
              </table:table-cell>
              <table:table-cell office:value-type="float" office:value="12.25">
                <text:p>12.25</text:p>
              </table:table-cell>
              <table:table-cell office:value-type="float" office:value="-1.50090150861017">
                <text:p>-1.500901508610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3">
                <text:p>12.3</text:p>
              </table:table-cell>
              <table:table-cell office:value-type="float" office:value="0.0289381636244595">
                <text:p>0.0289381636244595</text:p>
              </table:table-cell>
              <table:table-cell office:value-type="float" office:value="12.3">
                <text:p>12.3</text:p>
              </table:table-cell>
              <table:table-cell office:value-type="float" office:value="0.0290877644195084">
                <text:p>0.0290877644195084</text:p>
              </table:table-cell>
              <table:table-cell office:value-type="float" office:value="12.3">
                <text:p>12.3</text:p>
              </table:table-cell>
              <table:table-cell office:value-type="float" office:value="-1.49600795048971">
                <text:p>-1.496007950489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5">
                <text:p>12.35</text:p>
              </table:table-cell>
              <table:table-cell office:value-type="float" office:value="0.0289183782718241">
                <text:p>0.0289183782718241</text:p>
              </table:table-cell>
              <table:table-cell office:value-type="float" office:value="12.35">
                <text:p>12.35</text:p>
              </table:table-cell>
              <table:table-cell office:value-type="float" office:value="0.029067489711061">
                <text:p>0.029067489711061</text:p>
              </table:table-cell>
              <table:table-cell office:value-type="float" office:value="12.35">
                <text:p>12.35</text:p>
              </table:table-cell>
              <table:table-cell office:value-type="float" office:value="-1.49111439236925">
                <text:p>-1.491114392369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">
                <text:p>12.4</text:p>
              </table:table-cell>
              <table:table-cell office:value-type="float" office:value="0.0288985929191888">
                <text:p>0.0288985929191888</text:p>
              </table:table-cell>
              <table:table-cell office:value-type="float" office:value="12.4">
                <text:p>12.4</text:p>
              </table:table-cell>
              <table:table-cell office:value-type="float" office:value="0.0290472150026137">
                <text:p>0.0290472150026137</text:p>
              </table:table-cell>
              <table:table-cell office:value-type="float" office:value="12.4">
                <text:p>12.4</text:p>
              </table:table-cell>
              <table:table-cell office:value-type="float" office:value="-1.48622083424883">
                <text:p>-1.486220834248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5">
                <text:p>12.45</text:p>
              </table:table-cell>
              <table:table-cell office:value-type="float" office:value="0.0288788075665534">
                <text:p>0.0288788075665534</text:p>
              </table:table-cell>
              <table:table-cell office:value-type="float" office:value="12.45">
                <text:p>12.45</text:p>
              </table:table-cell>
              <table:table-cell office:value-type="float" office:value="0.0290269402941663">
                <text:p>0.0290269402941663</text:p>
              </table:table-cell>
              <table:table-cell office:value-type="float" office:value="12.45">
                <text:p>12.45</text:p>
              </table:table-cell>
              <table:table-cell office:value-type="float" office:value="-1.48132727612837">
                <text:p>-1.481327276128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5">
                <text:p>12.5</text:p>
              </table:table-cell>
              <table:table-cell office:value-type="float" office:value="0.0288590222139181">
                <text:p>0.0288590222139181</text:p>
              </table:table-cell>
              <table:table-cell office:value-type="float" office:value="12.5">
                <text:p>12.5</text:p>
              </table:table-cell>
              <table:table-cell office:value-type="float" office:value="0.0290066655857189">
                <text:p>0.0290066655857189</text:p>
              </table:table-cell>
              <table:table-cell office:value-type="float" office:value="12.5">
                <text:p>12.5</text:p>
              </table:table-cell>
              <table:table-cell office:value-type="float" office:value="-1.47643371800791">
                <text:p>-1.476433718007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5">
                <text:p>12.55</text:p>
              </table:table-cell>
              <table:table-cell office:value-type="float" office:value="0.0288392368612827">
                <text:p>0.0288392368612827</text:p>
              </table:table-cell>
              <table:table-cell office:value-type="float" office:value="12.55">
                <text:p>12.55</text:p>
              </table:table-cell>
              <table:table-cell office:value-type="float" office:value="0.0289863908772715">
                <text:p>0.0289863908772715</text:p>
              </table:table-cell>
              <table:table-cell office:value-type="float" office:value="12.55">
                <text:p>12.55</text:p>
              </table:table-cell>
              <table:table-cell office:value-type="float" office:value="-1.47154015988752">
                <text:p>-1.471540159887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6">
                <text:p>12.6</text:p>
              </table:table-cell>
              <table:table-cell office:value-type="float" office:value="0.0288194515086474">
                <text:p>0.0288194515086474</text:p>
              </table:table-cell>
              <table:table-cell office:value-type="float" office:value="12.6">
                <text:p>12.6</text:p>
              </table:table-cell>
              <table:table-cell office:value-type="float" office:value="0.0289661161688241">
                <text:p>0.0289661161688241</text:p>
              </table:table-cell>
              <table:table-cell office:value-type="float" office:value="12.6">
                <text:p>12.6</text:p>
              </table:table-cell>
              <table:table-cell office:value-type="float" office:value="-1.46664660176706">
                <text:p>-1.466646601767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5">
                <text:p>12.65</text:p>
              </table:table-cell>
              <table:table-cell office:value-type="float" office:value="0.0287996661560121">
                <text:p>0.0287996661560121</text:p>
              </table:table-cell>
              <table:table-cell office:value-type="float" office:value="12.65">
                <text:p>12.65</text:p>
              </table:table-cell>
              <table:table-cell office:value-type="float" office:value="0.0289458414603767">
                <text:p>0.0289458414603767</text:p>
              </table:table-cell>
              <table:table-cell office:value-type="float" office:value="12.65">
                <text:p>12.65</text:p>
              </table:table-cell>
              <table:table-cell office:value-type="float" office:value="-1.4617530436466">
                <text:p>-1.46175304364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7">
                <text:p>12.7</text:p>
              </table:table-cell>
              <table:table-cell office:value-type="float" office:value="0.0287798808033767">
                <text:p>0.0287798808033767</text:p>
              </table:table-cell>
              <table:table-cell office:value-type="float" office:value="12.7">
                <text:p>12.7</text:p>
              </table:table-cell>
              <table:table-cell office:value-type="float" office:value="0.0289255667519293">
                <text:p>0.0289255667519293</text:p>
              </table:table-cell>
              <table:table-cell office:value-type="float" office:value="12.7">
                <text:p>12.7</text:p>
              </table:table-cell>
              <table:table-cell office:value-type="float" office:value="-1.45685948552615">
                <text:p>-1.456859485526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5">
                <text:p>12.75</text:p>
              </table:table-cell>
              <table:table-cell office:value-type="float" office:value="0.0287600954507414">
                <text:p>0.0287600954507414</text:p>
              </table:table-cell>
              <table:table-cell office:value-type="float" office:value="12.75">
                <text:p>12.75</text:p>
              </table:table-cell>
              <table:table-cell office:value-type="float" office:value="0.0289052920434819">
                <text:p>0.0289052920434819</text:p>
              </table:table-cell>
              <table:table-cell office:value-type="float" office:value="12.75">
                <text:p>12.75</text:p>
              </table:table-cell>
              <table:table-cell office:value-type="float" office:value="-1.45196592740572">
                <text:p>-1.451965927405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">
                <text:p>12.8</text:p>
              </table:table-cell>
              <table:table-cell office:value-type="float" office:value="0.028740310098106">
                <text:p>0.028740310098106</text:p>
              </table:table-cell>
              <table:table-cell office:value-type="float" office:value="12.8">
                <text:p>12.8</text:p>
              </table:table-cell>
              <table:table-cell office:value-type="float" office:value="0.0288850173350346">
                <text:p>0.0288850173350346</text:p>
              </table:table-cell>
              <table:table-cell office:value-type="float" office:value="12.8">
                <text:p>12.8</text:p>
              </table:table-cell>
              <table:table-cell office:value-type="float" office:value="-1.44707236928526">
                <text:p>-1.447072369285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5">
                <text:p>12.85</text:p>
              </table:table-cell>
              <table:table-cell office:value-type="float" office:value="0.0287205247454707">
                <text:p>0.0287205247454707</text:p>
              </table:table-cell>
              <table:table-cell office:value-type="float" office:value="12.85">
                <text:p>12.85</text:p>
              </table:table-cell>
              <table:table-cell office:value-type="float" office:value="0.0288647426265872">
                <text:p>0.0288647426265872</text:p>
              </table:table-cell>
              <table:table-cell office:value-type="float" office:value="12.85">
                <text:p>12.85</text:p>
              </table:table-cell>
              <table:table-cell office:value-type="float" office:value="-1.44217881116484">
                <text:p>-1.442178811164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87007393928353">
                <text:p>0.0287007393928353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88444679181397">
                <text:p>0.0288444679181397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-1.43728525304438">
                <text:p>-1.437285253044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5">
                <text:p>12.95</text:p>
              </table:table-cell>
              <table:table-cell office:value-type="float" office:value="0.0286809540402">
                <text:p>0.0286809540402</text:p>
              </table:table-cell>
              <table:table-cell office:value-type="float" office:value="12.95">
                <text:p>12.95</text:p>
              </table:table-cell>
              <table:table-cell office:value-type="float" office:value="0.0288241932096924">
                <text:p>0.0288241932096924</text:p>
              </table:table-cell>
              <table:table-cell office:value-type="float" office:value="12.95">
                <text:p>12.95</text:p>
              </table:table-cell>
              <table:table-cell office:value-type="float" office:value="-1.43239169492396">
                <text:p>-1.432391694923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86611686875646">
                <text:p>0.0286611686875646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8803918501245">
                <text:p>0.028803918501245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-1.4274981368035">
                <text:p>-1.42749813680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86413833349293">
                <text:p>0.0286413833349293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87836437927976">
                <text:p>0.0287836437927976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-1.42260457868307">
                <text:p>-1.422604578683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86215979822939">
                <text:p>0.0286215979822939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87633690843502">
                <text:p>0.0287633690843502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-1.41771102056262">
                <text:p>-1.417711020562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86018126296586">
                <text:p>0.0286018126296586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87430943759028">
                <text:p>0.0287430943759028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-1.41281746244216">
                <text:p>-1.412817462442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85820272770232">
                <text:p>0.0285820272770232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87228196674554">
                <text:p>0.0287228196674554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-1.40792390432173">
                <text:p>-1.407923904321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85622419243879">
                <text:p>0.0285622419243879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8702544959008">
                <text:p>0.028702544959008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-1.40303034620128">
                <text:p>-1.403030346201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85424565717526">
                <text:p>0.0285424565717526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86822702505606">
                <text:p>0.0286822702505606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-1.39813678808082">
                <text:p>-1.398136788080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85226712191172">
                <text:p>0.0285226712191172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86619955421133">
                <text:p>0.0286619955421133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-1.39324322996043">
                <text:p>-1.393243229960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85028858664819">
                <text:p>0.0285028858664819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86417208336659">
                <text:p>0.0286417208336659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-1.38834967183997">
                <text:p>-1.388349671839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84831005138465">
                <text:p>0.0284831005138465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86214461252185">
                <text:p>0.0286214461252185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-1.38345611371951">
                <text:p>-1.383456113719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84633151612112">
                <text:p>0.0284633151612112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86011714167711">
                <text:p>0.0286011714167711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-1.37856255559905">
                <text:p>-1.378562555599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84435298085758">
                <text:p>0.0284435298085758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85808967083237">
                <text:p>0.0285808967083237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-1.37366899747863">
                <text:p>-1.373668997478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84237444559405">
                <text:p>0.0284237444559405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85606219998763">
                <text:p>0.0285606219998763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-1.36877543935817">
                <text:p>-1.368775439358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84039591033052">
                <text:p>0.0284039591033052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85403472914289">
                <text:p>0.0285403472914289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-1.36388188123775">
                <text:p>-1.363881881237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83841737506698">
                <text:p>0.0283841737506698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85200725829815">
                <text:p>0.0285200725829815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-1.35898832311732">
                <text:p>-1.358988323117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83643883980345">
                <text:p>0.0283643883980345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84997978745342">
                <text:p>0.0284997978745342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-1.35409476499686">
                <text:p>-1.354094764996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83446030453991">
                <text:p>0.0283446030453991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84795231660868">
                <text:p>0.0284795231660868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-1.34920120687641">
                <text:p>-1.349201206876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83248176927638">
                <text:p>0.0283248176927638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84592484576394">
                <text:p>0.0284592484576394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-1.34430764875595">
                <text:p>-1.344307648755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83050323401284">
                <text:p>0.0283050323401284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8438973749192">
                <text:p>0.028438973749192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-1.33941409063556">
                <text:p>-1.339414090635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82852469874931">
                <text:p>0.0282852469874931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84186990407446">
                <text:p>0.0284186990407446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-1.3345205325151">
                <text:p>-1.33452053251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82654616348578">
                <text:p>0.0282654616348578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83984243322972">
                <text:p>0.0283984243322972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-1.32962697439464">
                <text:p>-1.329626974394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82456762822224">
                <text:p>0.0282456762822224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83781496238498">
                <text:p>0.0283781496238498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-1.32473341627418">
                <text:p>-1.324733416274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82258909295871">
                <text:p>0.0282258909295871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83578749154024">
                <text:p>0.0283578749154024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-1.31983985815376">
                <text:p>-1.319839858153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82061055769517">
                <text:p>0.0282061055769517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83376002069551">
                <text:p>0.0283376002069551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-1.3149463000333">
                <text:p>-1.3149463000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81863202243164">
                <text:p>0.0281863202243164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83173254985077">
                <text:p>0.0283173254985077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-1.31005274191284">
                <text:p>-1.310052741912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8166534871681">
                <text:p>0.028166534871681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82970507900603">
                <text:p>0.0282970507900603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-1.30515918379245">
                <text:p>-1.305159183792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81467495190457">
                <text:p>0.0281467495190457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82767760816129">
                <text:p>0.0282767760816129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-1.300265625672">
                <text:p>-1.3002656256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81269641664103">
                <text:p>0.0281269641664103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82565013731655">
                <text:p>0.0282565013731655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-1.29537206755154">
                <text:p>-1.295372067551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8107178813775">
                <text:p>0.028107178813775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82362266647181">
                <text:p>0.0282362266647181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-1.29047850943108">
                <text:p>-1.290478509431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80873934611397">
                <text:p>0.0280873934611397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82159519562707">
                <text:p>0.0282159519562707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-1.28558495131065">
                <text:p>-1.285584951310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80676081085043">
                <text:p>0.0280676081085043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81956772478233">
                <text:p>0.0281956772478233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-1.28069139319023">
                <text:p>-1.280691393190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8047822755869">
                <text:p>0.028047822755869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81754025393759">
                <text:p>0.0281754025393759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-1.27579783506977">
                <text:p>-1.275797835069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80280374032336">
                <text:p>0.0280280374032336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81551278309286">
                <text:p>0.0281551278309286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-1.27090427694935">
                <text:p>-1.270904276949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80082520505983">
                <text:p>0.0280082520505983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81348531224812">
                <text:p>0.0281348531224812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-1.26601071882889">
                <text:p>-1.266010718828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79884666979629">
                <text:p>0.0279884666979629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81145784140338">
                <text:p>0.0281145784140338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-1.26111716070843">
                <text:p>-1.261117160708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79686813453276">
                <text:p>0.0279686813453276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80943037055864">
                <text:p>0.0280943037055864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-1.25622360258801">
                <text:p>-1.256223602588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79480173836845">
                <text:p>0.0279480173836845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80730839941369">
                <text:p>0.0280730839941369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-1.25066610452459">
                <text:p>-1.250666104524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79273534220414">
                <text:p>0.0279273534220414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80518642826875">
                <text:p>0.0280518642826875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-1.24510860646118">
                <text:p>-1.245108606461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79066894603982">
                <text:p>0.0279066894603982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8030644571238">
                <text:p>0.028030644571238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-1.23955110839777">
                <text:p>-1.239551108397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78860254987551">
                <text:p>0.0278860254987551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80094248597885">
                <text:p>0.0280094248597885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-1.23399361033436">
                <text:p>-1.233993610334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7865361537112">
                <text:p>0.027865361537112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79882051483391">
                <text:p>0.0279882051483391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-1.22843611227098">
                <text:p>-1.228436112270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78446975754689">
                <text:p>0.0278446975754689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79669854368896">
                <text:p>0.0279669854368896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-1.22287861420756">
                <text:p>-1.222878614207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78240336138257">
                <text:p>0.0278240336138257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79457657254401">
                <text:p>0.0279457657254401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-1.21732111614415">
                <text:p>-1.217321116144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78033696521826">
                <text:p>0.0278033696521826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79245460139907">
                <text:p>0.0279245460139907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-1.21176361808074">
                <text:p>-1.211763618080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77827056905395">
                <text:p>0.0277827056905395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79033263025412">
                <text:p>0.0279033263025412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-1.20620612001732">
                <text:p>-1.206206120017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77620417288964">
                <text:p>0.0277620417288964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78821065910918">
                <text:p>0.0278821065910918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-1.20064862195391">
                <text:p>-1.200648621953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77413777672532">
                <text:p>0.0277413777672532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78608868796423">
                <text:p>0.0278608868796423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-1.1950911238905">
                <text:p>-1.19509112389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77207138056101">
                <text:p>0.0277207138056101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78396671681928">
                <text:p>0.0278396671681928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-1.18953362582712">
                <text:p>-1.189533625827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7700049843967">
                <text:p>0.027700049843967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78184474567434">
                <text:p>0.0278184474567434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-1.18397612776371">
                <text:p>-1.183976127763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76793858823239">
                <text:p>0.0276793858823239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77972277452939">
                <text:p>0.0277972277452939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-1.17841862970033">
                <text:p>-1.178418629700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76587219206807">
                <text:p>0.0276587219206807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77760080338444">
                <text:p>0.0277760080338444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-1.17286113163688">
                <text:p>-1.172861131636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76380579590376">
                <text:p>0.0276380579590376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7754788322395">
                <text:p>0.027754788322395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-1.1673036335735">
                <text:p>-1.16730363357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76173939973945">
                <text:p>0.0276173939973945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77335686109455">
                <text:p>0.0277335686109455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-1.16174613551009">
                <text:p>-1.161746135510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75967300357514">
                <text:p>0.0275967300357514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7712348899496">
                <text:p>0.027712348899496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-1.15618863744667">
                <text:p>-1.15618863744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75760660741083">
                <text:p>0.0275760660741083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76911291880466">
                <text:p>0.0276911291880466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-1.15063113938326">
                <text:p>-1.150631139383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75554021124651">
                <text:p>0.0275554021124651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76699094765971">
                <text:p>0.0276699094765971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-1.14507364131988">
                <text:p>-1.145073641319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7534738150822">
                <text:p>0.027534738150822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76486897651476">
                <text:p>0.0276486897651476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-1.13951614325647">
                <text:p>-1.139516143256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75140741891789">
                <text:p>0.0275140741891789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76274700536982">
                <text:p>0.0276274700536982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-1.13395864519306">
                <text:p>-1.133958645193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74934102275358">
                <text:p>0.0274934102275358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76062503422487">
                <text:p>0.0276062503422487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-1.12840114712964">
                <text:p>-1.128401147129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74727462658926">
                <text:p>0.0274727462658926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75850306307993">
                <text:p>0.0275850306307993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-1.12284364906623">
                <text:p>-1.122843649066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74520823042495">
                <text:p>0.0274520823042495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75638109193498">
                <text:p>0.0275638109193498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-1.11728615100282">
                <text:p>-1.117286151002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